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맑은 고딕" svg:font-family="&quot;맑은 고딕&quot;"/>
  </office:font-face-decls>
  <office:automatic-styles>
    <style:style style:name="ce1" style:family="table-cell" style:parent-style-name="Default" style:data-style-name="N0"/>
    <style:style style:name="ce2" style:family="table-cell" style:parent-style-name="Default" style:data-style-name="N13"/>
    <style:style style:name="ce3" style:family="table-cell" style:parent-style-name="Default" style:data-style-name="N25"/>
    <style:style style:name="co1" style:family="table-column">
      <style:table-column-properties fo:break-before="auto" style:column-width="2.75166666666667cm"/>
    </style:style>
    <style:style style:name="ro1" style:family="table-row">
      <style:table-row-properties style:row-height="1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rawdata" table:style-name="ta1">
        <table:table-column table:style-name="co1" table:number-columns-repeated="16384" table:default-cell-style-name="ce1"/>
        <table:table-row table:style-name="ro1">
          <table:table-cell office:value-type="string" table:style-name="ce1">
            <text:p>No.</text:p>
          </table:table-cell>
          <table:table-cell office:value-type="string" table:style-name="ce1">
            <text:p>가수</text:p>
          </table:table-cell>
          <table:table-cell office:value-type="string" table:style-name="ce1">
            <text:p>곡 명</text:p>
          </table:table-cell>
          <table:table-cell office:value-type="string" table:style-name="ce1">
            <text:p>발매년도</text:p>
          </table:table-cell>
          <table:table-cell office:value-type="string" table:style-name="ce1">
            <text:p>계절</text:p>
          </table:table-cell>
          <table:table-cell office:value-type="string" table:style-name="ce1">
            <text:p>노래가사</text:p>
          </table:table-cell>
          <table:table-cell office:value-type="string" table:style-name="ce1">
            <text:p>성별</text:p>
          </table:table-cell>
          <table:table-cell table:number-columns-repeated="16377"/>
        </table:table-row>
        <table:table-row table:style-name="ro1">
          <table:table-cell office:value-type="float" office:value="1" table:style-name="ce1">
            <text:p>1</text:p>
          </table:table-cell>
          <table:table-cell office:value-type="string" table:style-name="ce1">
            <text:p>조용필</text:p>
          </table:table-cell>
          <table:table-cell office:value-type="string" table:style-name="ce1">
            <text:p>여행을 떠나요</text:p>
          </table:table-cell>
          <table:table-cell office:value-type="string" table:style-name="ce1">
            <text:p>1985.04.10.</text:p>
          </table:table-cell>
          <table:table-cell office:value-type="string" table:style-name="ce1">
            <text:p>여름</text:p>
          </table:table-cell>
          <table:table-cell office:value-type="string" table:style-name="ce1">
            <text:p>푸른 언덕에 배낭을 메고 황금빛 태양 축제를 여는 광야를 향해서 계곡을 향해서 먼 동이 트는 이른 아침에 도시의 소음 수 많은 사람 빌딩 숲 속을 벗어나봐요 메아리 소리가 들려오는 계곡 속의 흐르는 물 찾아 그곳으로 여행을 떠나요 메아리 소리가 들려오는 계곡 속의 흐르는 물 찾아 그곳으로 여행을 떠나요 굽이 또 굽이 깊은 산중에 시원한 바람 나를 반기네 하늘을 보며 노래 부르세</text:p>
          </table:table-cell>
          <table:table-cell office:value-type="string" table:style-name="ce1">
            <text:p>남</text:p>
          </table:table-cell>
          <table:table-cell table:number-columns-repeated="16377"/>
        </table:table-row>
        <table:table-row table:style-name="ro1">
          <table:table-cell office:value-type="float" office:value="2" table:style-name="ce1">
            <text:p>2</text:p>
          </table:table-cell>
          <table:table-cell office:value-type="string" table:style-name="ce1">
            <text:p>장철웅</text:p>
          </table:table-cell>
          <table:table-cell office:value-type="string" table:style-name="ce1">
            <text:p>제주도의 푸른밤</text:p>
          </table:table-cell>
          <table:table-cell office:value-type="string" table:style-name="ce1">
            <text:p>2006.11.22.</text:p>
          </table:table-cell>
          <table:table-cell office:value-type="string" table:style-name="ce1">
            <text:p>여름</text:p>
          </table:table-cell>
          <table:table-cell office:value-type="string" table:style-name="ce1">
            <text:p>떠나요 둘이서 모든 것 훌훌 버리고 제주도 푸른밤 그 별 아래 이제는 더 이상 얽메이긴 우리 싫어요 신문에 TV에 월급봉투에 아파트 담벼락 보다는 바달 볼 수 있는 창문이 좋아요 깡깡 밭 일구고 감귤도 우리 둘이 가꿔봐요 정말로 그대가 외롭다고 느껴진다면 떠나요 제주도 푸른밤 하늘 아래로 떠나요 둘이서 힘들게 별로없어요 제주도 푸른밤 그 별 아래 그 동안 우리는 오랫동안 지쳤잖아요 술집에 카페에 많은 사람에 도시의 침묵보다는 바다의 속삭임이 좋아요 신혼부부 밀려와 똑같은 사진찍기 구경하며 정말로 그대가 재미없다 느껴진다면 떠나요 제주도 푸르매가 살고 있는 곳</text:p>
          </table:table-cell>
          <table:table-cell office:value-type="string" table:style-name="ce1">
            <text:p>남</text:p>
          </table:table-cell>
          <table:table-cell table:number-columns-repeated="16377"/>
        </table:table-row>
        <table:table-row table:style-name="ro1">
          <table:table-cell office:value-type="float" office:value="3" table:style-name="ce1">
            <text:p>3</text:p>
          </table:table-cell>
          <table:table-cell office:value-type="string" table:style-name="ce1">
            <text:p>볼빨간 사춘기</text:p>
          </table:table-cell>
          <table:table-cell office:value-type="string" table:style-name="ce1">
            <text:p>여행</text:p>
          </table:table-cell>
          <table:table-cell office:value-type="string" table:style-name="ce1">
            <text:p>2018.05.24.</text:p>
          </table:table-cell>
          <table:table-cell office:value-type="string" table:style-name="ce1">
            <text:p>여름</text:p>
          </table:table-cell>
          <table:table-cell office:value-type="string" table:style-name="ce1">
            <text:p>저 오늘 떠나요 공항으로 핸드폰 꺼 놔요 제발 날 찾진 말아줘 시끄럽게 소리를 질러도 어쩔 수 없어 나 가볍게 손을 흔들며 bye bye- 쉬지 않고 빛났던 꿈같은 my youth 이리저리 치이고 또 망가질 때쯤 지쳤어 나 미쳤어 나 떠날 거야 다 비켜 I fly away- Take me to London Paris New York city들 아름다운 이 도시에 빠져서 나 Like I'm a bird bird 날아다니는 새처럼 난 자유롭게 fly fly 나 숨을 셔 Take me to new world anywhere 어디든 답답한 이 곳을 벗어 나기만 하면 Shining light light 빛나는 my youth 자유롭게 fly fly 나 숨을 셔 저 이제 쉬어요 떠날 거에요 노트북 꺼 놔요 제발 날 잡진 말아줘 시끄럽게 소리를 질러도 어쩔 수 없어 나 가볍게 손을 흔들며 see ya- 쉬지 않고 빛났던 꿈같은 my youth 이리 저리 치이고 또 망가질 때쯤 지쳤어 나 미쳤어 나 떠날 거야 다 비켜 I fly away- Take me to London Paris New York city들 아름다운 이 도시에 빠져서 나 Like I'm a bird bird 날아 다니는 새처럼 난 자유롭게 fly fly 나 숨을 셔 Take me to new world anywhere 어디든 답답한 이 곳을 벗어 나기만 하면 Shining light light 빛나는 my youth 자유롭게 fly fly 나 숨을 셔 I can fly away Fly always always always Take me to new world anywhere 어디든 답답한 이 곳을 벗어 나기만 하면 Shining light light 빛나는 my youth 자유롭게 fly fly 나 숨을 셔</text:p>
          </table:table-cell>
          <table:table-cell office:value-type="string" table:style-name="ce1">
            <text:p>여</text:p>
          </table:table-cell>
          <table:table-cell table:number-columns-repeated="16377"/>
        </table:table-row>
        <table:table-row table:style-name="ro1">
          <table:table-cell office:value-type="float" office:value="4" table:style-name="ce1">
            <text:p>4</text:p>
          </table:table-cell>
          <table:table-cell office:value-type="string" table:style-name="ce1">
            <text:p>버스커버스커</text:p>
          </table:table-cell>
          <table:table-cell office:value-type="string" table:style-name="ce1">
            <text:p>여수밤바다</text:p>
          </table:table-cell>
          <table:table-cell office:value-type="string" table:style-name="ce1">
            <text:p>2012.03.29.</text:p>
          </table:table-cell>
          <table:table-cell office:value-type="string" table:style-name="ce1">
            <text:p>사계절</text:p>
          </table:table-cell>
          <table:table-cell office:value-type="string" table:style-name="ce1">
            <text:p>여수 밤바다 이 조명에 담긴 아름다운 얘기가 있어 네게 들려주고파 전활 걸어 뭐하고 있냐고 나는 지금 여수 밤바다 여수 밤바다 아 아 아 아 아 어 어 너와 함께 걷고 싶다 이 바다를 너와 함께 걷고 싶어 이 거리를 너와 함께 걷고 싶다 이 바다를 너와 함께 걷고 싶어 여수 밤바다 여수 밤바다 이 바람에 걸린 알 수 없는 향기가 있어 네게 전해주고파 전활 걸어 뭐하고 있냐고 나는 지금 여수 밤바다 여수 밤바다 아 아 아 아 아 어 어 너와 함께 걷고 싶다 이 바다를 너와 함께 걷고 싶어 이 거리를 너와 함께 걷고 싶다 이 바다를 너와 함께 너와 함께 오 바다 이 조명에 담긴 아름다운 얘기가 있어 네게 들려주고파 전활 걸어 뭐하고 있냐고 나는 지금 여수 밤바다 여수 밤바다 아 바다 아아아아 하아아아 하아어 하 어어 하 하아아아 하아 어어어 뭐하고 있냐고 나는 지금 여수 밤바다</text:p>
          </table:table-cell>
          <table:table-cell office:value-type="string" table:style-name="ce1">
            <text:p>남</text:p>
          </table:table-cell>
          <table:table-cell table:number-columns-repeated="16377"/>
        </table:table-row>
        <table:table-row table:style-name="ro1">
          <table:table-cell office:value-type="float" office:value="5" table:style-name="ce1">
            <text:p>5</text:p>
          </table:table-cell>
          <table:table-cell office:value-type="string" table:style-name="ce1">
            <text:p>폴킴</text:p>
          </table:table-cell>
          <table:table-cell office:value-type="string" table:style-name="ce1">
            <text:p>휴가</text:p>
          </table:table-cell>
          <table:table-cell office:value-type="string" table:style-name="ce1">
            <text:p>2018.08.09</text:p>
          </table:table-cell>
          <table:table-cell office:value-type="string" table:style-name="ce1">
            <text:p>사계절</text:p>
          </table:table-cell>
          <table:table-cell office:value-type="string" table:style-name="ce1">
            <text:p>벌써 Monday 뭐야 나 한 것도 없는데 나 억울해 아직 피곤해 누가 나 좀 쉬게해줘 내버려둬 일할 기분도 아냐 핑계는 아니고 거짓말 아니고 날씨 좀 봐 죽이잖니 오늘 같은 날엔 됐고 Give me a break 어디든 떠나보자 떠나보자 지구본을 돌려 너 그럴 자격 있잖아 있잖아 We need a break We need We need a break 어디든 떠나보자 We need a break We need We need a break 어디든 떠나보자 All I want to do is party 다음날 출근 할 걱정없이 노는거야 핸드폰은 꺼놔 쉬는날 일땜에 연락하는거 무시해 No way 날씨 좀 봐 죽이잖니 오늘 같은 날엔 됐고 Give me a break 어디든 떠나보자 떠나보자 지구본을 돌려 너 그럴 자격 있잖아 있잖아 We need a break We need We need a break 어디든 떠나보자 We need a break We need We need a break 어디든 떠나보자 눈치보여 누가 뭐라해 Everybody 신경끄고 너만 잘하면돼 시간은 말야 돌아오지않아 Just let me go 됐고 Give me a break 어디든 떠나보자 떠나보자 지구본을 돌려 너 그럴 자격 있잖아 있잖아 We need 휴가 We need We need 휴가 어디든 떠나보자 We need 휴가 We need We need 휴가 어디든 떠나보자</text:p>
          </table:table-cell>
          <table:table-cell office:value-type="string" table:style-name="ce1">
            <text:p>남</text:p>
          </table:table-cell>
          <table:table-cell table:number-columns-repeated="16377"/>
        </table:table-row>
        <table:table-row table:style-name="ro1">
          <table:table-cell office:value-type="float" office:value="6" table:style-name="ce1">
            <text:p>6</text:p>
          </table:table-cell>
          <table:table-cell office:value-type="string" table:style-name="ce1">
            <text:p>태연</text:p>
          </table:table-cell>
          <table:table-cell office:value-type="string" table:style-name="ce1">
            <text:p>Why</text:p>
          </table:table-cell>
          <table:table-cell office:value-type="string" table:style-name="ce1">
            <text:p>2016.06.28</text:p>
          </table:table-cell>
          <table:table-cell office:value-type="string" table:style-name="ce1">
            <text:p>사계절</text:p>
          </table:table-cell>
          <table:table-cell office:value-type="string" table:style-name="ce1">
            <text:p>Oh yeah yeah Oh 언젠가는 내 두 발이 Oh 닿는 대로 이끌리는 시선을 뺏겨버린 대로 가볍게 걸어갈 낯선 곳을 그리다 또 결국엔 허전한 긴 한숨에 멈춰 Why, Why, 돌아서 또 넌 Why, Why, 꿈만 가득해 지금 떠난다면 Good, Good, Good, yeah 만나게 될 모든 건 Great, Great, yeah 가벼워진 맘이Work, Work, baby 이미 이미 눈 앞에 아른아른대는데 망설여 Why 나침반 위 돌아가던 바늘이 멈춘 곳에 가득 핀 이름 모를 꽃잎이 널 위해 끌어당긴 빛이 담긴 풍경 속에 어서 뛰어들어 나보다 자유롭게 더 Why, Why, Why, 괜히 미뤄 왔던 날 많았던 걱정이 모두 다 사라진 tonight yeah 바람 불어오면 Good, Good, Good, yeah 펼쳐지는 모든 건 Great, Great, yeah 달라지는 맘이 Work, Work, baby 이미 이미 눈 앞에 아른아른대는데 지금 떠난다면 Good, Good, Good, yeah 만나게 될 모든 건 Great, Great, yeah 가벼워진 맘이Work, Work, baby 이미 이미 눈 앞에 아른아른대는데 망설여 Why 쫓아가기도 벅차 숨이 찬 세상이 전부는 아냐 하루 종일 걸어도 똑같은 풍경은 절대 보이지 않아 하얀 종이에 적어 본 Why 잉크처럼 번지는 맘 I’m falling I’m falling I’m falling to you 바람 불어오면 Good, Good, Good, yeah 펼쳐지는 모든 건 Great, Great, yeah 달라지는 맘이 Work, Work, baby 이미 이미 눈 앞에 아른아른대는데 지금 떠난다면 Good, Good, Good, yeah 만나게 될 모든 건 Great, Great, yeah 가벼워진 맘이Work, Work, baby 이미 이미 눈 앞에 아른아른대는데 망설여 Why</text:p>
          </table:table-cell>
          <table:table-cell office:value-type="string" table:style-name="ce1">
            <text:p>여</text:p>
          </table:table-cell>
          <table:table-cell table:number-columns-repeated="16377"/>
        </table:table-row>
        <table:table-row table:style-name="ro1">
          <table:table-cell office:value-type="float" office:value="7" table:style-name="ce1">
            <text:p>7</text:p>
          </table:table-cell>
          <table:table-cell office:value-type="string" table:style-name="ce1">
            <text:p>김동률</text:p>
          </table:table-cell>
          <table:table-cell office:value-type="string" table:style-name="ce1">
            <text:p>출발</text:p>
          </table:table-cell>
          <table:table-cell office:value-type="string" table:style-name="ce1">
            <text:p>2008.01.25</text:p>
          </table:table-cell>
          <table:table-cell office:value-type="string" table:style-name="ce1">
            <text:p>사계절</text:p>
          </table:table-cell>
          <table:table-cell office:value-type="string" table:style-name="ce1">
            <text:p>아주 멀리까지 가 보고 싶어 그곳에선 누구를 만날 수가 있을지 아주 높이까지 오르고 싶어 얼마나 더 먼 곳을 바라볼 수 있을지 작은 물병 하나, 먼지 낀 카메라, 때 묻은 지도 가방 안에 넣고서 언덕을 넘어 숲길을 헤치고 가벼운 발걸음 닿는 대로 끝없이 이어진 길을 천천히 걸어가네 멍하니 앉아서 쉬기도 하고 가끔 길을 잃어도 서두르지 않는 법 언젠가는 나도 알게 되겠지 이 길이 곧 나에게 가르쳐 줄 테니까 촉촉한 땅바닥, 앞서 간 발자국, 처음 보는 하늘, 그래도 낯익은 길 언덕을 넘어 숲길을 헤치고 가벼운 발걸음 닿는 대로 끝없이 이어진 길을 천천히 걸어가네 새로운 풍경에 가슴이 뛰고 별것 아닌 일에도 호들갑을 떨면서 나는 걸어가네 휘파람 불며 때로는 넘어져도 내 길을 걸어가네 작은 물병 하나, 먼지 낀 카메라, 때 묻은 지도 가방 안에 넣고서 언덕을 넘어 숲길을 헤치고 가벼운 발걸음 닿는 대로 끝없이 이어진 길을 천천히 걸어가네 내가 자라고 정든 이 거리를 난 가끔 그리워하겠지만 이렇게 나는 떠나네, 더 넓은 세상으로</text:p>
          </table:table-cell>
          <table:table-cell office:value-type="string" table:style-name="ce1">
            <text:p>남</text:p>
          </table:table-cell>
          <table:table-cell table:number-columns-repeated="16377"/>
        </table:table-row>
        <table:table-row table:style-name="ro1">
          <table:table-cell office:value-type="float" office:value="8" table:style-name="ce1">
            <text:p>8</text:p>
          </table:table-cell>
          <table:table-cell office:value-type="string" table:style-name="ce1">
            <text:p>버즈</text:p>
          </table:table-cell>
          <table:table-cell office:value-type="string" table:style-name="ce1">
            <text:p>나에게로 떠나는 여행</text:p>
          </table:table-cell>
          <table:table-cell office:value-type="string" table:style-name="ce1">
            <text:p>2005.03.03</text:p>
          </table:table-cell>
          <table:table-cell office:value-type="string" table:style-name="ce1">
            <text:p>여름</text:p>
          </table:table-cell>
          <table:table-cell office:value-type="string" table:style-name="ce1">
            <text:p>저 푸른 바다 끝까지 말을 달리면 소금 같은 별이 떠 있고 사막엔 낙타만이 가는 길 무수한 사랑 길이 되어 열어줄거야 낡은 하모니카 손에 익은 기타 Your melody(나는 떠날래) 어린왕자 Your melody 찾아 떠날래 *Far away you’re my sunshine We were together 나는 사랑보다좋은 추억 알게 될거야 텀블러 한잔에 널 털어 넘기고 이젠 나를 좀더 사랑할거야 저 끓어넘친 태양은 부글거리고 오랜 꿈은 삐꺽거리고 쿨럭인 자동차를 타고서 꿈의 날개로 구름 속을 산책할거야 낡은 하모니카 손에 익은 기타 Your melody(나는 떠날래) 어린왕자 your melody 찾아 떠날래 *Far away you’re my sunshine We were together 나는 사랑보다 좋은 추억 알게 될거야 For my life find my life 찾아 누릴 천국에 지지 않을 너를 안게될거야~ *Far away you’re my sunshine We were together 나는 사랑보다 좋은 추억 알게 될거야 For my life find my life 찾아 누릴 천국에 지지 않을 너를 안게될거야~</text:p>
          </table:table-cell>
          <table:table-cell office:value-type="string" table:style-name="ce1">
            <text:p>남</text:p>
          </table:table-cell>
          <table:table-cell table:number-columns-repeated="16377"/>
        </table:table-row>
        <table:table-row table:style-name="ro1">
          <table:table-cell office:value-type="float" office:value="9" table:style-name="ce1">
            <text:p>9</text:p>
          </table:table-cell>
          <table:table-cell office:value-type="string" table:style-name="ce1">
            <text:p>이하이</text:p>
          </table:table-cell>
          <table:table-cell office:value-type="string" table:style-name="ce1">
            <text:p>World Tour</text:p>
          </table:table-cell>
          <table:table-cell office:value-type="string" table:style-name="ce1">
            <text:p>2016.03.09</text:p>
          </table:table-cell>
          <table:table-cell office:value-type="string" table:style-name="ce1">
            <text:p>사계절</text:p>
          </table:table-cell>
          <table:table-cell office:value-type="string" table:style-name="ce1">
            <text:p>당분간만 음소거를 누르고 파 이렇다저렇다 뭐 어쩌라는 건데 더는 묻지 마 (nope) 이미 폰은 뒤집어놨어 아쉽지만 모두 다음에 봐 밤이 낮이 될 때까지 리듬 속에 내 몸을 숨기고 New York, Paris 지구 몇 바퀴를 돌고서 새로운 사랑에 빠질지도 oh 긴가민가 고민하지 마 긴 자로 잰다고 답이 나오나 한밤의 꿈처럼 깨버린대도 Goodnight Goodnight I'm havin' a good time (right?) I’m gone gone I'm gone gone 눈에 익은 사람들과 환경 다시 마주치기 싫은 악연 지겨워질 때쯤 비행기를 타고 이 땅과 제일 먼 곳으로 I'll go 나를 찾지 마 핸드폰은 안 터지니까 누구보다 높이 오르고 싶다 라는 말이 이건 아니었지만 I'm gone 매뉴얼이 있다면 지금보단 괜찮을까 그깟 사랑도, 사람도 답은 아닌 것 같은데 그간 번 돈 몽땅 쓰고 다시 일의 노예가 될지도 모르지만 그냥 내버려 둬 밤이 낮이 될 때까지 뭐가 그리 크게 변한다고 하나같이 팔짱 단단히 낀 채로 심각하게 굳어있는지 oh 하늘로 올라가니 빨간 십자가들마저 경쟁하는 듯해 모순된 믿음의 향연 물론 나의 믿음은 거짓이 아닌데 익숙함이 무서워 떠나고 싶네 어렸을 때 슈퍼맨처럼 난 망토를 매고 2층에서 뛰었네 동심이 죽기 전에 그때의 나를 찾으러 여권을 들이미네 나잇값을 계산하긴 아직 잔돈이기에 긴가민가 고민하지 마 긴 자로 잰다고 답이 나오나 한밤의 꿈처럼 깨버린대도 Goodnight Goodnight I'm havin' a good time (right?) l’m gone gone I'm gone gone 언제까질진 몰라도 불시착일지 몰라도 이 비행을 멈출 순 없어 긴가민가 고민하지 마 긴 자로 잰다고 답이 나오나 한밤의 꿈처럼 깨버린대도 Goodnight Goodnight I'm havin' a good time (right?) Don't think about it Don't think about it Don't think about it Don't think about it Don't think about it Don't think about it Don't think about it Don't think about it too much Don't think about it too much Don't think about it too much Don't think about it too much Don't think about it too much</text:p>
          </table:table-cell>
          <table:table-cell office:value-type="string" table:style-name="ce1">
            <text:p>여</text:p>
          </table:table-cell>
          <table:table-cell table:number-columns-repeated="16377"/>
        </table:table-row>
        <table:table-row table:style-name="ro1">
          <table:table-cell office:value-type="float" office:value="10" table:style-name="ce1">
            <text:p>10</text:p>
          </table:table-cell>
          <table:table-cell office:value-type="string" table:style-name="ce1">
            <text:p>투어리스트</text:p>
          </table:table-cell>
          <table:table-cell office:value-type="string" table:style-name="ce1">
            <text:p>게스트 하우스</text:p>
          </table:table-cell>
          <table:table-cell office:value-type="string" table:style-name="ce1">
            <text:p>2015.04.30</text:p>
          </table:table-cell>
          <table:table-cell office:value-type="string" table:style-name="ce1">
            <text:p>여름</text:p>
          </table:table-cell>
          <table:table-cell office:value-type="string" table:style-name="ce1">
            <text:p>반가워 혹시 이름이 뭐예요 어쩌다 여기로 오게 된건가요 한번쯤 밍기적 느린 하루를 숨쉬고 싶었나요 새로워 여기 모든게 그래요 이제야 웃음이 편해진 것 같아 온종일 설레는 일 투성이야 그대의 환한 인사처럼 떠나요 제주도 유채 품에 안겨 어때요 달콤한 귤빛 한 모금에 우리 같이 매일 같이 함께 다녀볼래요? 낯선 이곳만큼 당신이 궁금해 걸어요 그림 속 돌담 꽃길따라 별자리 가득한 초록 바다를 보다 웃다 남몰래 두근대다 괜히 발끝만 바라봐요 반가워오늘은 뭐할거예요 갈 곳도 많은데 자꾸 생각이 나 혹시나 우리 같은 맘인걸까 어젯밤 잠못든 나처럼 멋대로 뛰는 내 마음 잡아줘요 이대로 한달음 달려가 말해볼까 사실 밤새워 망설이다 내일 비행기 미뤘어요</text:p>
          </table:table-cell>
          <table:table-cell office:value-type="string" table:style-name="ce1">
            <text:p>혼성</text:p>
          </table:table-cell>
          <table:table-cell table:number-columns-repeated="16377"/>
        </table:table-row>
        <table:table-row table:style-name="ro1">
          <table:table-cell office:value-type="float" office:value="11" table:style-name="ce1">
            <text:p>11</text:p>
          </table:table-cell>
          <table:table-cell office:value-type="string" table:style-name="ce1">
            <text:p>아이유</text:p>
          </table:table-cell>
          <table:table-cell office:value-type="string" table:style-name="ce1">
            <text:p>가을아침</text:p>
          </table:table-cell>
          <table:table-cell office:value-type="string" table:style-name="ce1">
            <text:p>2017.9.22</text:p>
          </table:table-cell>
          <table:table-cell office:value-type="string" table:style-name="ce1">
            <text:p>가을</text:p>
          </table:table-cell>
          <table:table-cell office:value-type="string" table:style-name="ce1">
            <text:p>이른 아침 작은 새들 노랫소리 들려오면 언제나 그랬듯 아쉽게 잠을 깬다 창문 하나 햇살 가득 눈부시게 비쳐오고 서늘한 냉기에 재채기할까 말까 눈 비비며 빼꼼히 창밖을 내다보니 삼삼오오 아이들은 재잘대며 학교 가고 산책 갔다 오시는 아버지의 양손에는 효과를 알 수 없는 약수가 하나 가득 딸각딸각 아침 짓는 어머니의 분주함과 엉금엉금 냉수 찾는 그 아들의 게으름이 상큼하고 깨끗한 아침의 향기와 구수하게 밥 뜸드는 냄새가 어우러진 가을 아침 내겐 정말 커다란 기쁨이야 가을 아침 내겐 정말 커다란 행복이야 응석만 부렸던 내겐 파란 하늘 바라보며 커다란 숨을 쉬니 드높은 하늘처럼 내 마음 편해지네 텅 빈 하늘 언제 왔나 고추잠자리 하나가 잠 덜 깬 듯 엉성히 돌기만 비잉비잉 토닥토닥 빨래하는 어머니의 분주함과 동기동기 기타 치는 그 아들의 한가함이 심심하면 쳐대는 괘종시계 종소리와 시끄러운 조카들의 울음소리 어우러진 가을 아침 내겐 정말 커다란 기쁨이야 가을 아침 내겐 정말 커다란 행복이야 응석만 부렸던 내겐 가을 아침 내겐 정말 커다란 기쁨이야 가을 아침 내겐 정말 커다란 행복이야 뜬구름 쫓았던 내겐 이른 아침 작은 새들 노랫소리 들려오면 언제나 그랬듯 아쉽게 잠을 깬다 창문 하나 햇살 가득 눈부시게 비쳐오고 서늘한 냉기에 재채기할까 말까</text:p>
          </table:table-cell>
          <table:table-cell office:value-type="string" table:style-name="ce1">
            <text:p>여</text:p>
          </table:table-cell>
          <table:table-cell table:number-columns-repeated="16377"/>
        </table:table-row>
        <table:table-row table:style-name="ro1">
          <table:table-cell office:value-type="float" office:value="12" table:style-name="ce1">
            <text:p>12</text:p>
          </table:table-cell>
          <table:table-cell office:value-type="string" table:style-name="ce1">
            <text:p>페퍼톤스</text:p>
          </table:table-cell>
          <table:table-cell office:value-type="string" table:style-name="ce1">
            <text:p>공원여행<text:s/></text:p>
          </table:table-cell>
          <table:table-cell office:value-type="string" table:style-name="ce1">
            <text:p>2009.12.17</text:p>
          </table:table-cell>
          <table:table-cell office:value-type="string" table:style-name="ce1">
            <text:p>겨울</text:p>
          </table:table-cell>
          <table:table-cell office:value-type="string" table:style-name="ce1">
            <text:p>학교 앞 정류장을 지나 작은 횡단보돌 건너면 오른쪽 골목이 보이지? 그 길로 쭉 들어가 봐 살짝 젖어있는 길 위로 조금 가벼워진 발걸음 휴일 아침 맑은 공기가 많은 것을 새롭게 할거야 하낫! 둘! 셋! 넷! 씩씩하게 더 밝게 더 경쾌하게 둘! 둘! 셋! 넷! 튼튼하게 아주 조금 더 기운차게 널 따라오는 시원한 바람 길가에 가득한 아카시아 아무도 돌보지 않지만 건강하게 흔들리고 있어 어느새 너의 앞엔 작은 비밀의 공원 낡은 벤치에 앉아 눈을 감고 마음 속으로 다섯을 센 뒤 고개를 들어 눈을 뜰 때 넌 최고의 오후를 만나게 될거야 하낫! 둘! 셋! 넷! 씩씩하게 더 밝게 더 경쾌하게 둘! 둘! 셋! 넷! 튼튼하게 아주 조금 더 기운차게 하낫! 둘! 셋! 넷! 씩씩하게 아무 걱정 없는 것처럼 둘! 둘! 셋! 넷! 튼튼하게 아주 조금 요란스럽게 어때 기분이 좋아졌지? 한결 맘이 후련해졌지? 여기 숨찬 내가 보이니? 너에게로 달려가고 있어 거봐 너 아직 그런 미소 지을 수 있잖아</text:p>
          </table:table-cell>
          <table:table-cell office:value-type="string" table:style-name="ce1">
            <text:p>남</text:p>
          </table:table-cell>
          <table:table-cell table:number-columns-repeated="16377"/>
        </table:table-row>
        <table:table-row table:style-name="ro1">
          <table:table-cell office:value-type="float" office:value="13" table:style-name="ce1">
            <text:p>13</text:p>
          </table:table-cell>
          <table:table-cell office:value-type="string" table:style-name="ce1">
            <text:p>제이레빗</text:p>
          </table:table-cell>
          <table:table-cell office:value-type="string" table:style-name="ce1">
            <text:p>낭만여행</text:p>
          </table:table-cell>
          <table:table-cell office:value-type="string" table:style-name="ce1">
            <text:p>2014.06.20.</text:p>
          </table:table-cell>
          <table:table-cell office:value-type="string" table:style-name="ce1">
            <text:p>여름</text:p>
          </table:table-cell>
          <table:table-cell office:value-type="string" table:style-name="ce1">
            <text:p>누구나 한번쯤 떠나보고 싶은 여름 일곱빛깔 바다와 커다란 나무 그늘 아래 황홀한 달빛 숨겨진 은하수 춤추는 그곳 그대와 함께라면 어디든 좋아 시원한 바닷가도 무더운 여름밤도 그대와 함께라면 좋아 난 낭만이 가득한 춤과 음악이 넘치는 곳 잔잔한 호숫가 싱그런 바람이 머무는 곳 그대와 함께라면 어디든 좋아 로맨틱 JOUR CAFE도 익숙한 이 거리도 그대와 함께라면 좋아 난 나란히 손잡고 룰루랄라 발걸음 즐거운 사랑이란 그런 멈추고 싶지 않은 이야기 우리가 함께라면 어디든 좋아 가끔은 토라져도 다시 또 웃음짓는 그대와 함께라면 좋아 난 우리 함께라면 난 좋아 멀리 떠나지 않아도 괜찮아 특별하진 않아도 서로를 알 수 있는 매일 하루하루 선물인걸 우리 함께라면 난 좋아 랄랄라 랄랄랄라 랄랄랄 랄라 랄랄랄 라랄랄라 랄랄랄 랄랄랄라 랄랄랄라 랄랄랄 랄랄라 그대와 함께라면 어디든 좋아 함께라면 난 좋아</text:p>
          </table:table-cell>
          <table:table-cell office:value-type="string" table:style-name="ce1">
            <text:p>여</text:p>
          </table:table-cell>
          <table:table-cell table:number-columns-repeated="16377"/>
        </table:table-row>
        <table:table-row table:style-name="ro1">
          <table:table-cell office:value-type="float" office:value="14" table:style-name="ce1">
            <text:p>14</text:p>
          </table:table-cell>
          <table:table-cell office:value-type="string" table:style-name="ce1">
            <text:p>비투비</text:p>
          </table:table-cell>
          <table:table-cell office:value-type="string" table:style-name="ce1">
            <text:p>여행 가고 싶어</text:p>
          </table:table-cell>
          <table:table-cell office:value-type="string" table:style-name="ce1">
            <text:p>2016.08.06.</text:p>
          </table:table-cell>
          <table:table-cell office:value-type="string" table:style-name="ce1">
            <text:p>사계절</text:p>
          </table:table-cell>
          <table:table-cell office:value-type="string" table:style-name="ce1">
            <text:p>Yo! What’s up? I’m getting sick of doing the same thing every single day I know what you mean You know what? Let's just go and have some fun Let's go Woo 녹슨 너의 마음 요즘 따라 너무 지쳐 보여 끝없는 반복 숨 가쁘던 하루하루 오늘따라 날씨는 왜 이리 좋은 건지 잠시라도 떠나고 싶어 너와 함께 Cafe에서 계획들을 세우고 맛있는 곳을 찾아보고 지도를 체크하고 그 마음만 있으면 돼 용기를 내 봐 You're my story 우리 둘만의 추억 시작해 Story 조급하게 서두르진 않을게요 답답했던 너의 마음을 설레게 해줄게 지금 여행 가고 싶어 우리가 가는 여행에는 베짱이도 나와서 음악을 연주해 또 올라타네 런던행 지구 한 바퀴를 돌아서 만나는 모두와 친구해 비가 와도 왠지 웃음이 나고 마치 온 것 같아 여기는 영화 속 딱히 뭘 안 해도 들이 마셔 자유로움 우리는 그럴 자격이 있어 인간이라는 이유로 어렵지는 않아 마음이 가는 대로 Just a feeling 지금 이 순간 푸르고 푸른 하늘에 이제 네 몸을 맡겨 함께 떠나 볼까 잠시라도 난 웃고 싶어 Baby 자기야 뭘 망설이고 있니 너의 대답에 나 마음 졸이고 있니 Ay 낮에도 밤에도 늘 환하게 밝혀줄게요 산과 바다 어디든 상관없으니 너의 손을 꼭 잡으며 어디를 걸어도 난 좋아 향긋한 바람 위의 달달함 용기를 내 봐 You're my story 우리 둘만의 추억 시작해 Story 조급하게 서두르진 않을게요 답답했던 너의 마음을 설레게 해줄게 아 여행 가고 싶다 우리 조금 다투긴 했지만 화내는 모습마저 나는 너무나 예쁜 걸 Yo! I wanna go play I wanna go play with you today My outfit's on point and the weather’s so nice Baby hop on in and let’s go for a ride You're my story 우리 둘만의 추억 시작해 Story 조급하게 서두르진 않을게요 답답했던 너의 마음을 설레게 해줄게 지금 여행 가고 싶어 I can’t wait my baby You just tell me baby 지금 내 옆에 너만 있으면 돼 I can’t wait my baby You just tell me baby 지금 여행 가고 싶어</text:p>
          </table:table-cell>
          <table:table-cell office:value-type="string" table:style-name="ce1">
            <text:p>남</text:p>
          </table:table-cell>
          <table:table-cell table:number-columns-repeated="16377"/>
        </table:table-row>
        <table:table-row table:style-name="ro1">
          <table:table-cell office:value-type="float" office:value="15" table:style-name="ce1">
            <text:p>15</text:p>
          </table:table-cell>
          <table:table-cell office:value-type="string" table:style-name="ce1">
            <text:p>Ra.D</text:p>
          </table:table-cell>
          <table:table-cell office:value-type="string" table:style-name="ce1">
            <text:p>날 위한 여행</text:p>
          </table:table-cell>
          <table:table-cell office:value-type="string" table:style-name="ce1">
            <text:p>2013.03.29.</text:p>
          </table:table-cell>
          <table:table-cell office:value-type="string" table:style-name="ce1">
            <text:p>사계절</text:p>
          </table:table-cell>
          <table:table-cell office:value-type="string" table:style-name="ce1">
            <text:p>이렇게 나른한 오후엔 아무것도 손에 잡히지가 않아 크게 숨 들이쉬고 내쉬어 혹시 내 복잡한 맘 달래질까 이대론 안 될 것 같애 그래 새로 산 내 a 타고 시내가 아닌 고속도로로 I gotta go 나를 위한 여행 나를 위해 떠날래 조금은 심심하고 지루해도 뭐 어때 그냥 오늘은 혼자 쉴래 나를 위한 여행 나를 위해 떠날래 잠깐은 혼자인 게 어색하겠지만 오늘은 이대로가 더 좋아 이건 나를 위한 여행 찾아내기가 쉽지 않아 가끔 챙겨보는 드라마에 한 집 건너 나오는 아담하고 예쁜 카페는 인터넷에는 wow 막상가보면 what? 그래도 고마워 a real blogger 덕분에 오늘도 난 행복한 traveler 저기 창옆의 테이블 멋진 경치와 어울리는 그림같은 lady 참 좋은 날이죠? 나를 위한 여행 나를 위해 떠날래 조금은 심심하고 지루해도 뭐 어때 그냥 오늘은 혼자 쉴래 날 위한 여행 나를 위해 떠날래 잠깐은 혼자인 게 어색하겠지만 오늘은 이대로가 더 좋아 이건 나를 위한 여행이니까 I wanna go somewhere I can breathe and take some rest 싱그런 바닷바람과 향긋한 풀내음과 멋진 구름 그 위의 하늘 I wanna go 어디라도 나를 위한 여행 그 누구도 아닌 날 위해 떠날래 익숙하지 않아 조금은 심심하고 지루해도 뭐 어때 그냥 오늘은 혼자 쉴래 나를 위한 여행 나를 위해 떠날래 아주 잠깐은 혼자인 게 어색하겠지만 오늘은 이대로가 더 좋아 나를 위한 여행</text:p>
          </table:table-cell>
          <table:table-cell office:value-type="string" table:style-name="ce1">
            <text:p>남</text:p>
          </table:table-cell>
          <table:table-cell table:number-columns-repeated="16377"/>
        </table:table-row>
        <table:table-row table:style-name="ro1">
          <table:table-cell office:value-type="float" office:value="16" table:style-name="ce1">
            <text:p>16</text:p>
          </table:table-cell>
          <table:table-cell office:value-type="string" table:style-name="ce1">
            <text:p>양희은, 윤종신</text:p>
          </table:table-cell>
          <table:table-cell office:value-type="string" table:style-name="ce1">
            <text:p>배낭여행</text:p>
          </table:table-cell>
          <table:table-cell office:value-type="string" table:style-name="ce1">
            <text:p>2014.10.21.</text:p>
          </table:table-cell>
          <table:table-cell office:value-type="string" table:style-name="ce1">
            <text:p>사계절</text:p>
          </table:table-cell>
          <table:table-cell office:value-type="string" table:style-name="ce1">
            <text:p>배낭하나 짊어지고 길 떠나고만 싶어 바람따라 구름따라 거칠 것 하나없이 같이 떠날 누군가 있으면 참 좋겠어 외로울 때 혼자 부를 노래가. 마음에 한가득 남아있으면 좋아 제자리에 머물면서 왜 알수 없는걸까 멀리멀리 떠나야만 왜 내가 잘 보일까 같이 떠날 누군가 있으면 참 좋겠어 외로울 때 내가 부를 이름도 마음에 한사람 있어준다면 좋아 배낭하나 짊어지고 길 떠나고만 싶어 바람따라 구름따라 거칠 것 하나없이 산다는건 무엇일까? 행복은 또 어디에 왜 모든 소중한것들은 우리 눈에 안보이는걸까 제자리에 머물면서 왜 알수 없는걸까 멀리멀리 떠나야만 왜 내가 잘 보일까</text:p>
          </table:table-cell>
          <table:table-cell office:value-type="string" table:style-name="ce1">
            <text:p>혼성</text:p>
          </table:table-cell>
          <table:table-cell table:number-columns-repeated="16377"/>
        </table:table-row>
        <table:table-row table:style-name="ro1">
          <table:table-cell office:value-type="float" office:value="17" table:style-name="ce1">
            <text:p>17</text:p>
          </table:table-cell>
          <table:table-cell office:value-type="string" table:style-name="ce1">
            <text:p>이진아</text:p>
          </table:table-cell>
          <table:table-cell office:value-type="string" table:style-name="ce1">
            <text:p>밤, 바다, 여행</text:p>
          </table:table-cell>
          <table:table-cell table:style-name="ce1"/>
          <table:table-cell office:value-type="string" table:style-name="ce1">
            <text:p>여름</text:p>
          </table:table-cell>
          <table:table-cell office:value-type="string" table:style-name="ce1">
            <text:p>밤바다 무작정 기차 타고 떠났던 너와 둘만이 밤하늘 보았던 그 여름밤 아름다웠지 너와 춤추던 그 라틴 음악 멋진 너와 입 맞추던 날 꿈처럼 완벽한 너 슬픔 bye bye bye 이 순간만큼은 다 잊을래 아픔 bye bye bye 어두운 빛은 모두 사라지네 밝게 변해가네 그대는 우리들의 미래를 얘기했지 화려한 불꽃 반짝이는 꿈을 상상하네 나는 한 번도 가려 하지 않은 길 끝에서 너의 품 안이라면 어디든 좋을 거야 두렵지 않아 흔들려도 괜찮아 슬픔 bye bye bye 이 순간만큼은 다 잊을래 아픔 bye bye bye 어두운 빛은 모두 사라지네 밝게 변해가네 그대는 눈빛에 진심을 담고 있죠 내가 기억 못 하는 것들도 알고 있는 것 같은 느낌 나를 사랑했나요 슬픔 bye bye bye 이 순간만큼은 다 잊을래 아픔 bye bye bye 어두운 빛은 모두 사라지네 밝게 변해가네 아픔 bye bye bye 어두운 빛은 모두 사라지네 밝게 변해가네</text:p>
          </table:table-cell>
          <table:table-cell office:value-type="string" table:style-name="ce1">
            <text:p>여</text:p>
          </table:table-cell>
          <table:table-cell table:number-columns-repeated="16377"/>
        </table:table-row>
        <table:table-row table:style-name="ro1">
          <table:table-cell office:value-type="float" office:value="18" table:style-name="ce1">
            <text:p>18</text:p>
          </table:table-cell>
          <table:table-cell office:value-type="string" table:style-name="ce1">
            <text:p>유엔</text:p>
          </table:table-cell>
          <table:table-cell office:value-type="string" table:style-name="ce1">
            <text:p>파도</text:p>
          </table:table-cell>
          <table:table-cell office:value-type="string" table:style-name="ce1">
            <text:p>2001.7.11</text:p>
          </table:table-cell>
          <table:table-cell office:value-type="string" table:style-name="ce1">
            <text:p>여름</text:p>
          </table:table-cell>
          <table:table-cell office:value-type="string" table:style-name="ce1">
            <text:p>정훈)눈이 부시게 아름답던 바다 나의 눈속엔 그 보다 더 고운 너였어 정원)하얀 모래 위 너와 내가 남긴 추억들 파도가 떠나도 내겐 지워지지 않는걸 정훈)너를 보내고 나 또다시 찾은 바닷가 하지만 이제 내곁에 다른 사람 있는걸 새롭게 시작하고 싶어 그녀를 따라 왔어 하지만 내맘 니 모습만 생각이나 정원)그녀 머리에 쏟아진 별빛들 그 별빛아래 약속한 지난 날이 떠올라 워우워~~ 흔들리는 나의 마음을 가눌 길 없는 내 눈빛 너와 비슷한 사람 마저 쫓고 있었어 정훈)그 순간 내 두 눈 속에 너무 익숙했던 너의 뒷모습 정원)그렇게 그리던 지난날 바로 너였어 정훈)눈이 부시게 아름다운 바닷가 나의 눈 속엔 그보다 고운 너였어 정원)하얀 내맘에 지난날 우리가 남긴 추억들 파도가 안기듯 다시 네게 돌아 오는걸~, 간주중 정원)나와 마주친 당황한 니 얼굴 하지만 너의 곁에도 다른 누가 있는걸 워우워~ 정훈)너를 안고 싶은 내가슴 널 붙잡코픈 내 손길 허나 넌 이미 나를 둔채 멀어져 갔어 oh! 정원)하지만 널 돌아본 순간 두눈에 흐르던 니 눈물 때문에 정훈)꼭 나처럼 기다린 너란걸 알았어 날봐 정원)다시 너에게 달려가는 나를 봐 찌는 태양도 내 사랑을 가릴순 없어 정훈)하얀 모래위 우리의 사랑을 다시 새겨봐 이제는 내사랑 너를 놓지 않을 테니까</text:p>
          </table:table-cell>
          <table:table-cell office:value-type="string" table:style-name="ce1">
            <text:p>남</text:p>
          </table:table-cell>
          <table:table-cell table:number-columns-repeated="16377"/>
        </table:table-row>
        <table:table-row table:style-name="ro1">
          <table:table-cell office:value-type="float" office:value="19" table:style-name="ce1">
            <text:p>19</text:p>
          </table:table-cell>
          <table:table-cell office:value-type="string" table:style-name="ce1">
            <text:p>명카드라이브</text:p>
          </table:table-cell>
          <table:table-cell office:value-type="string" table:style-name="ce1">
            <text:p>냉면</text:p>
          </table:table-cell>
          <table:table-cell office:value-type="string" table:style-name="ce1">
            <text:p>2009.7.13</text:p>
          </table:table-cell>
          <table:table-cell office:value-type="string" table:style-name="ce1">
            <text:p>여름</text:p>
          </table:table-cell>
          <table:table-cell office:value-type="string" table:style-name="ce1">
            <text:p>차가워 너무나 속이 시려 너무나 이빨이 너무 시려 냉면 냉면 냉면 가슴이 너무 시려 냉면 냉면 냉면 널 보면 너무나 또 다시 봐도 너무나 차디차 몸이 떨려 냉면 냉면 냉면 질겨도 너무 질겨 냉면 냉면 냉면 그래도 널 사랑해 Hey Ya hey Ya Fire Fire 오 아가씨 Yeah ya Yeah Ya Warning Warning No No Hey Ya hey Ya Fire Fire 시간 있어? Yeah ya Yeah Ya Warning Warning No No 눈부신 햇살이 달콤하게 다가와 새파란 파도가 상큼하게 밀려와 바닷가에서 처음 만난 그 때 콩닥콩닥 난 사랑에 빠졌어 용기내 건넨 부끄러운 한 마디 차갑게 돌아온 황당한 말이 (꺼져~) 오 이럴 수가 어머나 어머나 나나 아이야 차가워 너무나 속이 시려 너무나 이빨이 너무 시려 냉면 냉면 냉면 가슴이 너무 시려 냉면 냉면 냉면 널 보면 너무나 또 다시 봐도 너무나 차디차 몸이 떨려 냉면 냉면 냉면 질겨도 너무 질겨 냉면 냉면 냉면 그래도 널 사랑해 Hey Ya hey Ya Fire Fire 오 아가씨 Yeah ya Yeah Ya Warning Warning No No Hey Ya hey Ya Fire Fire 오빠 믿지? Yeah ya Yeah Ya Warning Warning No No 튕기는 모습에 난 푹 빠져버렸어 처음엔 몰랐어 그렇게 난 반했어 난난난 그래 정말 난 그래 미쳐 미쳐 생각지도 못했어 오 바짝바짝 속이 탄단 말이야 오 그댄 나에게 아베마리아 (마리아~) 오 이럴수가 어쩌나 어쩌나 나 나 아이야 차가워 너무나 속이 시려 너무나 이빨이 너무 시려 냉면 냉면 냉면 가슴이 너무 시려 냉면 냉면 냉면 널 보면 너무나 또 다시 봐도 너무나 차디차 몸이 떨려 냉면 냉면 냉면 질겨도 너무 질겨 냉면 냉면 냉면 그래도 널 사랑해 Oh Love me Love me Baby Yeah Yeah-Ya Wanna Hold me Hold me Oh 옙삐 옙삐 Oh Love me Love me Baby Yeah Yeah-Ya Wanna Hold me Hold me Oh 옙삐 옙삐 나 나나 나나 나나 나 나나 나나 나나 나나 나나 나 나나 나 나나 나나 나나 나 나나 나나 나나 나나 나나 나 나나</text:p>
          </table:table-cell>
          <table:table-cell office:value-type="string" table:style-name="ce1">
            <text:p>혼성</text:p>
          </table:table-cell>
          <table:table-cell table:number-columns-repeated="16377"/>
        </table:table-row>
        <table:table-row table:style-name="ro1">
          <table:table-cell office:value-type="float" office:value="20" table:style-name="ce1">
            <text:p>20</text:p>
          </table:table-cell>
          <table:table-cell office:value-type="string" table:style-name="ce1">
            <text:p>자우림</text:p>
          </table:table-cell>
          <table:table-cell office:value-type="string" table:style-name="ce1">
            <text:p>매직 카펫 라이드</text:p>
          </table:table-cell>
          <table:table-cell office:value-type="string" table:style-name="ce1">
            <text:p>2000.7.4</text:p>
          </table:table-cell>
          <table:table-cell office:value-type="string" table:style-name="ce1">
            <text:p>사계절</text:p>
          </table:table-cell>
          <table:table-cell office:value-type="string" table:style-name="ce1">
            <text:p>이렇게 멋진 파란 하늘 위로 나르는 마법 융단을 타고 이렇게 멋진 푸른 세상 속을 날으는 우리 두 사람 신경 쓰지 마요 그렇고 그런 얘기들 골치아픈 일은 내일로 미뤄 버려요 인생은 한번 뿐 후회하지마요 진짜로 가지고 싶은걸 가져요 이렇게 멋진 파란 하늘 위에 지어진 마법 정원으로 와요 색색의 보석 꽃과 노루 비단 달콤한 우리 두사람 웬일인지 인생이 재미 없다면 지난 일은 모두 다 잊어 버려요 기회는 한번뿐 실수하지 마요 진짜로 해내고 싶은걸 찾아요 용감하게 씩씩하게 오늘의 당신을 버려봐요 이렇게 멋진 파란 하늘 위로 날으는 마법 융단을 타고 이렇게 멋진 장밋빛 인생을 당신과 나와 우리 둘이 함께 인생은 한번뿐 후회하지 마요 진짜로 가지고 싶은걸 가져요 용감하게 씩씩하게 오늘의 당신을 버려봐요 이렇게 멋진 파란 하늘위로 날으는 마법 융단을 타고 이렇게 멋진 초록 바다 속을 달리는 빨간 자동차를 타고 이렇게 멋진 푸른 세상 속을 날으는 마법 융단을 타고 이렇게 멋진 장미빛 인생을 당신과 나와 우리 둘이 함께</text:p>
          </table:table-cell>
          <table:table-cell office:value-type="string" table:style-name="ce1">
            <text:p>혼성</text:p>
          </table:table-cell>
          <table:table-cell table:number-columns-repeated="16377"/>
        </table:table-row>
        <table:table-row table:style-name="ro1">
          <table:table-cell office:value-type="float" office:value="21" table:style-name="ce1">
            <text:p>21</text:p>
          </table:table-cell>
          <table:table-cell office:value-type="string" table:style-name="ce1">
            <text:p>f(x)</text:p>
          </table:table-cell>
          <table:table-cell office:value-type="string" table:style-name="ce1">
            <text:p>Hot Summer</text:p>
          </table:table-cell>
          <table:table-cell office:value-type="string" table:style-name="ce1">
            <text:p>2011.6.14</text:p>
          </table:table-cell>
          <table:table-cell office:value-type="string" table:style-name="ce1">
            <text:p>여름</text:p>
          </table:table-cell>
          <table:table-cell office:value-type="string" table:style-name="ce1">
            <text:p>Hot Hot Hot Hot Summer Hot Hot Hot Hot Breath Hot Hot Hot Hot Summer Hot Hot Hot Hot Breath 도저히 이렇겐 더 안되겠어 내가 어떻게든 좀 손보겠어 낡은 스타일밖에 모르는 넌 프로듀스 얼마나 멋져질지 좀 알겠어 교실에서 사무실 책상에서 청소 안 한 방에서 어서 나와라 어서 뜨거운 광선 쏟아져 앗 따끔해 눈부셔 살짝 찌푸린 눈 선글래스 얼음을 깨문 입 속 와작 얼얼해 하늘은 파랗다 못해 투명해져 Hot Summer Ah Hot Hot Summer Hot Summer Ah Hot Hot 너무 더워 Hot Summer Ah Hot Hot Summer Hot Summer Ah Hot Hot 이게 제 맛 Hot Hot Hot Hot Summer Hot Hot Hot Hot Breath 말리부 해변은 아니더라도 금가루 뿌렸니 눈부셔 파도 발 툭툭 털고 아이스크림 가게로 가십 가득한 TV가 재미없어 한강에서 물 파란 동해에서 저 워터 파크에서 재밌게 놀자 어서 뜨거운 광선 쏟아져 앗 따끔해 눈부셔 살짝 찡그린 눈 선글래스 얼음을 깨문 입 속 와작 얼얼해 하늘은 파랗다 못해 투명해져 Hot Summer Ah Hot Hot Summer Hot Summer Ah Hot Hot 너무 더워 Hot Summer Ah Hot Hot Summer Hot Summer Ah Hot Hot 이게 제 맛 땀 흘리는 외국인은 길을 알려주자 너무 더우면 까만 긴 옷 입자 Yeah! It Must Be Burning Cuz I Got You Sweating In This Weather All Them Heads Be Turning True Dat You Know I Got It 뜨거운 광선 쏟아져 앗 따끔해 눈부셔 살짝 찌푸린 눈 선글래스 얼음을 깨문 입 속 와작 얼얼해 하늘은 파랗다 못해 투명해져 Hot Summer Ah Hot Hot Summer Hot Summer Ah Hot Hot 너무 더워 Hot Summer Ah Hot Hot Summer Hot Summer Ah Hot Hot 이게 제 맛 Hot Summer Ah Hot Hot Summer Hot Summer Ah Hot Hot 너무 더워 Hot Hot Hot Hot Summer Hot Hot Hot Hot Breath</text:p>
          </table:table-cell>
          <table:table-cell office:value-type="string" table:style-name="ce1">
            <text:p>여</text:p>
          </table:table-cell>
          <table:table-cell table:number-columns-repeated="16377"/>
        </table:table-row>
        <table:table-row table:style-name="ro1">
          <table:table-cell office:value-type="float" office:value="22" table:style-name="ce1">
            <text:p>22</text:p>
          </table:table-cell>
          <table:table-cell office:value-type="string" table:style-name="ce1">
            <text:p>마마무</text:p>
          </table:table-cell>
          <table:table-cell office:value-type="string" table:style-name="ce1">
            <text:p>별이 빛나는 밤</text:p>
          </table:table-cell>
          <table:table-cell office:value-type="string" table:style-name="ce1">
            <text:p>2018.3.7</text:p>
          </table:table-cell>
          <table:table-cell office:value-type="string" table:style-name="ce1">
            <text:p>봄</text:p>
          </table:table-cell>
          <table:table-cell office:value-type="string" table:style-name="ce1">
            <text:p>손끝이 시리더니 벌써 봄이 왔네 꿈같은 바람이 불어 곳곳에 여느 때 와는 다른 듯한 이 기분이 반가워 내일은 좀 다른 날이 되려나 어둠의 그림자 깊은 이 밤에 남겨진 달이 달이 밝아와 빛을 그리고 있어 내 몸에서 널 뺀 만큼 욕조에 물이 미련이 되어 넘쳐흘러 한숨이 가득 그 공간을 채워 새벽이 찾아오면 혼자 남겨질 때면 Starry night 별이 빛나는 밤 네가 휘휘휘 불어와 너와 나 나눈 수많은 밤 나를 취하게 만들어 별이 빛나는 밤 야야야야이야 별이 빛나는 밤 야야야야야야야 별이 빛나는 밤 겨울이 지나고 또다시 꽃은 피고 따뜻한 공기 냄새가 날 감싸 달라진 거 없는 똑같은 일상이 반복돼 그래도 내일을 기다려봐 하루에 끝에서 이 자리에 남아서 날이 날이 새도록 너를 그리고 있어 Do you want me to leave? No! 난 그 자리 그대로 까만 밤하늘에 가려 잠시 보이지 않는 거야 새벽이 찾아오면 혼자 남겨질 때면 Starry night 별이 빛나는 밤 네가 휘휘휘 불어와 너와 나 나눈 수많은 밤 나를 취하게 만들어 별이 빛나는 밤 야야야야이야 별이 빛나는 밤 야야야야야야야 별이 빛나는 밤 Starry Starry Night 네가 없는 밤 가슴이 공허해 우리의 풍경이 저물어가 현실을 부정해 눈을 감아도 네가 보여 왜 아른거려 Leave me alone 무너져 가네 Starry night 별이 빛나는 밤 네가 휘휘휘 불어와 너와 나 나눈 수많은 밤 나를 취하게 만들어 별이 빛나는 밤 야야야야이야 별이 빛나는 밤 야야야야야야야 별이 빛나는 밤</text:p>
          </table:table-cell>
          <table:table-cell office:value-type="string" table:style-name="ce1">
            <text:p>여</text:p>
          </table:table-cell>
          <table:table-cell table:number-columns-repeated="16377"/>
        </table:table-row>
        <table:table-row table:style-name="ro1">
          <table:table-cell office:value-type="float" office:value="23" table:style-name="ce1">
            <text:p>23</text:p>
          </table:table-cell>
          <table:table-cell office:value-type="string" table:style-name="ce1">
            <text:p>죠지</text:p>
          </table:table-cell>
          <table:table-cell office:value-type="string" table:style-name="ce1">
            <text:p>Boat</text:p>
          </table:table-cell>
          <table:table-cell office:value-type="string" table:style-name="ce1">
            <text:p>2017.11.17</text:p>
          </table:table-cell>
          <table:table-cell office:value-type="string" table:style-name="ce1">
            <text:p>사계절</text:p>
          </table:table-cell>
          <table:table-cell office:value-type="string" table:style-name="ce1">
            <text:p>I'm on a boat 눈에보이는 사방이 바다야 갓 잡아올린 생선을 회쳐서먹어 I'm on a boat 멀어지는 도시 We're going on 어딘가로 멀리멀리 I'm on a boat 내가 원했던건 그게전부야 흘러가는파도와 내 흔들리는 보트 I'm on a boat 멀어지는 도시 We're going on 어딘가로 멀리멀리 지는 해를 바라보면서 잠들수있는 낙이 필요해 떠나지말란 법은 없지만 두고가야할게많아 겁이나는걸 가끔은 한심한 꿈들이 필요해 But 나를 바라보는 눈이 너무많아 저 멀리 갈수있는 배가 필요해 내 삶은 파도 따라서 흘러가야돼 I'm on a boat 눈에보이는 사방이 바다야 갓 잡아올린 생선을 회쳐서먹어 I'm on a boat 멀어지는 도시 We're going on 어딘가로 멀리멀리 I'm on a boat 내가 원했던건 그게전부야 흘러가는파도와 내 흔들리는 보트 I'm on a boat 멀어지는 도시 We're going on 어딘가로 멀리멀리 지금은 꽤나 멀리온듯해 생각했던 모습과는 조금달라도 괜찮아 이건모두 내가 바랬던 이상의 일부야 이정돈 감수해야지이이 예에에 큰 파도가 날 덮칠수도있지만 뜻밖의 사고가 날 수도있지만 I'll be ok 난 내 삶에 만족해 날 향한 걱정과 우려는 필요없어 I'm on a boat 눈에보이는 사방이 바다야 갓 잡아올린 생선을 회쳐서먹어 I'm on a boat 멀어지는 도시 We're going on 어딘가로 멀리멀리 I'm on a boat 내가 원했던건 그게전부야 흘러가는파도와 내 흔들리는 보트 I'm on a boat 멀어지는 도시 We're going on 어딘가로 멀리멀리 I'm on a boat 눈에보이는 사방이 바다야 갓 잡아올린 생선을 회쳐서먹어 I'm on a boat 멀어지는 도시 We're going on 어딘가로 멀리멀리 I'm on a boat 내가 원했던건 그게전부야 흘러가는파도와 내 흔들리는 보트 I'm on a boat 멀어지는 도시 We're going on 어딘가로 멀리멀리</text:p>
          </table:table-cell>
          <table:table-cell office:value-type="string" table:style-name="ce1">
            <text:p>남</text:p>
          </table:table-cell>
          <table:table-cell table:number-columns-repeated="16377"/>
        </table:table-row>
        <table:table-row table:style-name="ro1">
          <table:table-cell office:value-type="float" office:value="24" table:style-name="ce1">
            <text:p>24</text:p>
          </table:table-cell>
          <table:table-cell office:value-type="string" table:style-name="ce1">
            <text:p>후디</text:p>
          </table:table-cell>
          <table:table-cell office:value-type="string" table:style-name="ce1">
            <text:p>안녕히 (Adios) (Feat. GRAY)</text:p>
          </table:table-cell>
          <table:table-cell office:value-type="string" table:style-name="ce1">
            <text:p>2019.10.29</text:p>
          </table:table-cell>
          <table:table-cell office:value-type="string" table:style-name="ce1">
            <text:p>사계절</text:p>
          </table:table-cell>
          <table:table-cell office:value-type="string" table:style-name="ce1">
            <text:p>넘치는 기대를 넘어 생각 없이 밖으로 나갈 거야 새로운 바다를 건너 어쩌면 다른 우주로 난 떠나 난 떠날래 난 떠날래 아무도 찾을 수 없는 곳으로 난 떠나고 안 나타날 거야 기억에서 사라질 때까지 Such a sunny day 내 방은 흐린데 억지로 나를 일으켰네 머리 위에 선 누군가가 날 잠 못 들게 눈 감지 못하게 해 춤을 춰 마치 신이 난 듯이 우는 낯으로 노랠 쓸 순 없으니 내 몸의 움직임 Like a marionette 두 팔에 달린 끈을 잘라내 이제 Woo 지겨웠던 이 굴레 속에서 벗어나 잊고 있었던 자유를 찾아서 I be like 난 떠날래 난 떠날래 아무도 찾을 수 없는 곳으로 난 떠나고 안 나타날 거야 기억에서 사라져 지워 기억에서 Adios 꿈에서도 Adios 아쉬워 마 Amigos 그리울 때 나타날게 잊혀질 때쯤 나 떠날 테니까 날 찾지마마마 왜인지는 궁금해도 묻지마마마 그냥 나도 사람이니깐 막 막 지쳐버리고 말아 숨통을 조여 갑갑 답답 아무도 날 모르는 곳으로 갈래 하늘만 봐도 멋진 영화 속의 피날레 해변가에 누워 이 고독을 난 즐겨 I just wanna party all day all night long 이 자유를 온몸으로 느껴 펌킨형도 날 찾지 말아줘 Adios! 행복을 찾아서 떠날래, amigos yeah Woo 지겨웠던 이 굴레 속에서 벗어나 잊고 있었던 자유를 찾아서 I be like 난 떠날래 난 떠날래 아무도 찾을 수 없는 곳으로 난 떠나고 안 나타날 거야 기억에서 사라져 지워 기억에서 Adios 꿈에서도 Adios 아쉬워 마 Amigos 그리울 때 나타날게 잊혀질 때쯤 내일도 모레도 지금과 같을 걸 기억에서 꿈에서 이제 난 안녕히</text:p>
          </table:table-cell>
          <table:table-cell office:value-type="string" table:style-name="ce1">
            <text:p>남</text:p>
          </table:table-cell>
          <table:table-cell table:number-columns-repeated="16377"/>
        </table:table-row>
        <table:table-row table:style-name="ro1">
          <table:table-cell office:value-type="float" office:value="25" table:style-name="ce1">
            <text:p>25</text:p>
          </table:table-cell>
          <table:table-cell office:value-type="string" table:style-name="ce1">
            <text:p>크러쉬</text:p>
          </table:table-cell>
          <table:table-cell office:value-type="string" table:style-name="ce1">
            <text:p>아름다운 그대 (Feat. CHOIZA)</text:p>
          </table:table-cell>
          <table:table-cell office:value-type="string" table:style-name="ce1">
            <text:p>2014.6.5</text:p>
          </table:table-cell>
          <table:table-cell office:value-type="string" table:style-name="ce1">
            <text:p>여름</text:p>
          </table:table-cell>
          <table:table-cell office:value-type="string" table:style-name="ce1">
            <text:p>뻔한 노래 이제 끌래 내가 느끼게 해줄 새로운 설렘 눈을 감고 파도가 넘치는 바다로 가는 거야 넌 붉은 비키니를 입고 날 불러 난 내 두 눈을 어디에 놓을지 정확히 알고 있어 그건 바로 너의 woo yeah 네 입술과 매끈한 엉덩이를 봐 아무것도 중요하지 않아 지금 이 순간 아름다운 그대 하나뿐인 그대 나 오늘밤을 그대 품에 안기고 싶어 Ma lady lady lady 네 입술은 빨개 깨물고 싶어져 달콤한 딸기 같애 이 순간 되고 싶어 네가 들고 있는 파란 레몬 에이드의 빨대 해변에 누워서 잘 때 테닝 오일을 등에다 발라달래 긴 생머리 잘록한 허리를 부드럽게 스치는 내 손의 핑거 발레 눈동자는 수영장 크고 깊고 투명해 난 지금 그 속에 푹 빠져서 계속 허우적대 네 미소는 내 기분 띄우는 부력 내 각막에 보물 지도를 그려 네 맘이 나침반 어디로 갈까? 난 컴퍼스 네 물음에는 원만 그려 네 입술과 매끈한 엉덩이를 봐 아무것도 중요하지 않아 지금 이 순간 아름다운 그대 하나뿐인 그대 나 오늘밤을 그대 품에 안기고 싶어 Ma lady lady lady 더운 여름도 woo yeah 추운 겨울도 woo yeah 우리 사이를 멈출 수가 없는 걸 You're the only one 아름다운 그대 하나뿐인 그대 나 오늘밤을 그대 품에 안기고 싶어 Ma lady lady lady My lady my lady I want you you you My lady my lady You're the only one yeah</text:p>
          </table:table-cell>
          <table:table-cell office:value-type="string" table:style-name="ce1">
            <text:p>남</text:p>
          </table:table-cell>
          <table:table-cell table:number-columns-repeated="16377"/>
        </table:table-row>
        <table:table-row table:style-name="ro1">
          <table:table-cell office:value-type="float" office:value="26" table:style-name="ce1">
            <text:p>26</text:p>
          </table:table-cell>
          <table:table-cell office:value-type="string" table:style-name="ce1">
            <text:p>김진표</text:p>
          </table:table-cell>
          <table:table-cell office:value-type="string" table:style-name="ce1">
            <text:p>두근두근 (Feat. 박정현)</text:p>
          </table:table-cell>
          <table:table-cell office:value-type="string" table:style-name="ce1">
            <text:p>2008.5.29</text:p>
          </table:table-cell>
          <table:table-cell office:value-type="string" table:style-name="ce1">
            <text:p>사계절</text:p>
          </table:table-cell>
          <table:table-cell office:value-type="string" table:style-name="ce1">
            <text:p>날씨가 화장할 때 아님 하루 종일 비만 올 때 너무나도 울적해서 창밖도 바라보기 싫을 때 여자 친구와 싸울 때 아님 너무나도 행복할 때 둘만 남아 어딘가에서 사랑을 나누고 싶을 때 세상일이 너무도 짜증날 때 아무도 내 말을 듣지 않을 때 가슴에 난 큰 상처를 이러지도 저러지도 못하고서 방황 할 때 돈이 너무 많아 차고 넘칠 때 아님 돈이 없어 앞이 깜깜할 때 노력했던 모든 것 들이 내 뜻대로 되어 너무나도 기쁘고 행복할 때 함께 떠나보자 어디든지 가자 그저 나의 발이 가는 대로 나의 맘이 향한 대로 설레임을 안고 바다 건너면 과연 뭐가 날 반겨 줄까 구름 하나 없는 파란하늘 저기 보이는 높은 산을 끝도 없는 깊은 바다를 건너 저 멀리 보내봐 나를 오직 지금 순간만을 즐겨보내 작은 마을 하루이틀 사흘 모두 상관없이 그냥 돌아다녀 마치 부르마블 부다페스트의 야경부터 홍도에 타는 붉게타는 낙조까지 인도의 타지마할부터 주산지의 짙은 안개까지 미치도록 걷고 또 걷고 질리도록 다시 보고 다시 보고 세상이 얼마나 넓고 예쁘고 험하고 또 아름답던지 함께 떠나보자 어디든지 가자 그저 나의 발이 가는 대로 나의 맘이 향한 대로 설레임을 안고 바다 건너면 과연 뭐가 날 반겨 줄까 저 멀리 떠나보자(조금은 겁난다고 해도) 우리 함께 떠나자 (아무도 없는 곳이라 해도) 저 넓은 곳을 향해 (나의 멋진 꿈을 향해) 모험을 하자 끝도 없는 깊은 바다 앞에 우두커니 마주보고 섰을 때 부서져서 사라지는 파도같이 하염없어지는 내 존재에 눈물이 앞을 가려도 멀리 떠오르는 태양 바라보며 낄낄 웃을 일 아닌 대도 나는 크게 웃으며 다시 하늘 향해 날아오르길 함께 떠나보자 어디든지 가자 그저 나의 발이 가는 대로 나의 맘이 향한 대로 설레임을 안고 바다 건너면 과연 뭐가 날 반겨 줄까 함께 떠나보자 어디든지 가자 그저 나의 발이 가는 대로 나의 맘이 향한 대로 설레임을 안고 바다 건너면 과연 뭐가 날 반겨 줄까 저 멀리 떠나보자(조금은 겁난다고 해도) 우리 함께 떠나자 (아무도 없는 곳이라 해도) 저 넓은 곳을 향해 (나의 멋진 꿈을 향해) 모험을 하자(환상적인 항해) 저 멀리 떠나보자(조금은 겁난다고 해도) 우리 함께 떠나자 (아무도 없는 곳이라 해도) 저 넓은 곳을 향해 (나의 멋진 꿈을 향해) 모험을 하자(환상적인 항해) 저 멀리 가보자 함께 떠나보자</text:p>
          </table:table-cell>
          <table:table-cell office:value-type="string" table:style-name="ce1">
            <text:p>혼성</text:p>
          </table:table-cell>
          <table:table-cell table:number-columns-repeated="16377"/>
        </table:table-row>
        <table:table-row table:style-name="ro1">
          <table:table-cell office:value-type="float" office:value="27" table:style-name="ce1">
            <text:p>27</text:p>
          </table:table-cell>
          <table:table-cell office:value-type="string" table:style-name="ce1">
            <text:p>새소년</text:p>
          </table:table-cell>
          <table:table-cell office:value-type="string" table:style-name="ce1">
            <text:p>긴 꿈</text:p>
          </table:table-cell>
          <table:table-cell office:value-type="string" table:style-name="ce1">
            <text:p>2017.6.20</text:p>
          </table:table-cell>
          <table:table-cell office:value-type="string" table:style-name="ce1">
            <text:p>사계절</text:p>
          </table:table-cell>
          <table:table-cell office:value-type="string" table:style-name="ce1">
            <text:p>수상한 밤들이 계속되던 날 언젠가부터 나는 좀 달라졌다 빛 바래간 내 웃음이 눈치 없이 삐져나올 때 푸른 바람이 그쳐 잠잠한 날 언젠가부터 나는 좀 달라졌다 내 안에 숨은 마음이 너를 조금씩 궁금해할 때 I want to shoot a movie with you hold your hand and walk, run, fly with you Why am i blooming when i look at you I can change the world to be with you So take my hand and walk run fly with you 거짓말 같은 하루를 흘려내고 너를 내게로 끌어 안을 때면 참 이상해 난 조금 더 시간을 잡아두고 싶어 I want to shoot a movie with you hold your hand and walk, run, fly with you Why am i blooming when i look at you I can change the world to be with you So take my hand and walk run fly with you</text:p>
          </table:table-cell>
          <table:table-cell office:value-type="string" table:style-name="ce1">
            <text:p>남</text:p>
          </table:table-cell>
          <table:table-cell table:number-columns-repeated="16377"/>
        </table:table-row>
        <table:table-row table:style-name="ro1">
          <table:table-cell office:value-type="float" office:value="28" table:style-name="ce1">
            <text:p>28</text:p>
          </table:table-cell>
          <table:table-cell office:value-type="string" table:style-name="ce1">
            <text:p>넬</text:p>
          </table:table-cell>
          <table:table-cell office:value-type="string" table:style-name="ce1">
            <text:p>희망고문</text:p>
          </table:table-cell>
          <table:table-cell office:value-type="string" table:style-name="ce1">
            <text:p>2018.11.14</text:p>
          </table:table-cell>
          <table:table-cell office:value-type="string" table:style-name="ce1">
            <text:p>사계절</text:p>
          </table:table-cell>
          <table:table-cell office:value-type="string" table:style-name="ce1">
            <text:p>뭔가 좀 답답해 숨을 쉬고 있어도 숨이 막혀 호흡이 가뻐 하루가 멀다 하고 넘어지기에 바뻐 삶의 무게가 어깨를 짓눌러 분명 휴식이 필요해 숨 쉴 공간이 필요해 좋은 대화가 필요해 나쁘지 않은 낯설음과 느리게 가는 그 시간과 좋은 술 한잔이 필요해 뭔가 좀 막막해 얘길 하고 싶어도 마음이 닫혀 말문이 막혀 하루가 멀다 하고 멀어지기에 바뻐 어떻게 해도 슬픔에 잠겨 잠겨버린 이 마음에 맞는 열쇠가 필요해 있을 거라고 생각해 두려움 없는 설레임과 살아 숨쉬는 감정들과 유치한 희망이 필요해 우리 지금 이대로 떠나버릴까 잠시 다 내려놓고 훌쩍 떠날까 어디든 좋으니까 잠시 다 잊고 우리 지금 이대로 떠나버릴까 그래버릴까 우리 지금 이대로 떠나버릴까 잠시 다 내려놓고 훌쩍 떠날까 어디든 좋으니까 잠시 다 잊고 우리 지금 이대로 떠나버릴까 우리 지금 이대로</text:p>
          </table:table-cell>
          <table:table-cell office:value-type="string" table:style-name="ce1">
            <text:p>남</text:p>
          </table:table-cell>
          <table:table-cell table:number-columns-repeated="16377"/>
        </table:table-row>
        <table:table-row table:style-name="ro1">
          <table:table-cell office:value-type="float" office:value="29" table:style-name="ce1">
            <text:p>29</text:p>
          </table:table-cell>
          <table:table-cell office:value-type="string" table:style-name="ce1">
            <text:p>페퍼톤스</text:p>
          </table:table-cell>
          <table:table-cell office:value-type="string" table:style-name="ce1">
            <text:p>러브앤피스</text:p>
          </table:table-cell>
          <table:table-cell office:value-type="string" table:style-name="ce1">
            <text:p>2012.4.24</text:p>
          </table:table-cell>
          <table:table-cell office:value-type="string" table:style-name="ce1">
            <text:p>사계절</text:p>
          </table:table-cell>
          <table:table-cell office:value-type="string" table:style-name="ce1">
            <text:p>언젠가 짧은 휴가가 생기면 항상 너를 데려가고 싶었던 푸른 바닷가, 그곳에 가자 들뜬 마음으로 길을 따라 한참 걷다 보면 버릇처럼 얘기하곤 했었던 하얀 모래밭, 그곳에 앉아 편지를 쓸게 hello, hello, how do you do? 아직까지 선명한걸 이렇게 맑은 날이면 더 눈부시던 너의 미소가 love and peace, face and voice, smile and kiss 그때처럼 그렇게 love and peace, face and voice, smile and kiss 웃고 있길 바랄게 i wish your love and peace 바보처럼 달콤했던 하루 떨리는 손 하염없이 설렜던 짧은 입맞춤, 따뜻한 숨결, 눈을 감은 너 hello, hello, how do you do? 아직까지 선명한걸 가끔씩 눈이 부시게 너의 모든 것이 떠올라 love and peace, face and voice, smile and kiss 그때처럼 그렇게 love and peace, face and voice, smile and kiss 웃고 있길 바랄게 hello, hello, how do you do? 아직까지 선명한걸 hello, hello, how do you do? love and peace, staring at the sea face and voice, smile and kiss 어느새 예전처럼 love and peace, face and voice, smile and kiss 문득 너를 부른다 i wish your love and peace</text:p>
          </table:table-cell>
          <table:table-cell office:value-type="string" table:style-name="ce1">
            <text:p>남</text:p>
          </table:table-cell>
          <table:table-cell table:number-columns-repeated="16377"/>
        </table:table-row>
        <table:table-row table:style-name="ro1">
          <table:table-cell office:value-type="float" office:value="30" table:style-name="ce1">
            <text:p>30</text:p>
          </table:table-cell>
          <table:table-cell office:value-type="string" table:style-name="ce1">
            <text:p>로맨틱맬로디초비</text:p>
          </table:table-cell>
          <table:table-cell office:value-type="string" table:style-name="ce1">
            <text:p>안녕, 흰구름아 (Feat. 구름이)</text:p>
          </table:table-cell>
          <table:table-cell office:value-type="string" table:style-name="ce1">
            <text:p>2015.6.16</text:p>
          </table:table-cell>
          <table:table-cell office:value-type="string" table:style-name="ce1">
            <text:p>사계절</text:p>
          </table:table-cell>
          <table:table-cell office:value-type="string" table:style-name="ce1">
            <text:p>동그랗고 까만 너의 예쁜 두 눈으로 나를 보네 젤리 같은 발바닥을 내게 건내주며 인사하지 그 모습이 너무나 젠틀한 신사 같단 말야 어쩜 너는 매너도 끝내주는지 안녕, 나의 흰구름아 1 2 Step Oh 1 2 Step 한 걸음씩 나를 따라와 내가 어딜가던 너는 나만 졸졸 온종일 나만 따르지 1 2 Step Oh 1 2 Step 귀여운 나의 스토커 지금도 옆에서 바짝 붙어있는 너를 어쩌면 좋을지 정말 너는 내게 새하얀 아기천사 같아 대체 너는 왜 나를 웃게 하는지 안녕, 나의 흰구름아 1 2 Step Oh 1 2 Step 한 걸음씩 나를 따라와 내가 어딜가던 너는 나만 졸졸 온종일 나만 따르지 1 2 Step Oh 1 2 Step 귀여운 나의 스토커 지금도 옆에서 바짝 붙어있는 너를 어쩌면 좋을지 정말</text:p>
          </table:table-cell>
          <table:table-cell office:value-type="string" table:style-name="ce1">
            <text:p>여</text:p>
          </table:table-cell>
          <table:table-cell table:number-columns-repeated="16377"/>
        </table:table-row>
        <table:table-row table:style-name="ro1">
          <table:table-cell office:value-type="float" office:value="31" table:style-name="ce1">
            <text:p>31</text:p>
          </table:table-cell>
          <table:table-cell office:value-type="string" table:style-name="ce1">
            <text:p>딕펑스</text:p>
          </table:table-cell>
          <table:table-cell office:value-type="string" table:style-name="ce1">
            <text:p>원더랜드 바스켓</text:p>
          </table:table-cell>
          <table:table-cell office:value-type="string" table:style-name="ce1">
            <text:p>2011.9.29</text:p>
          </table:table-cell>
          <table:table-cell office:value-type="string" table:style-name="ce1">
            <text:p>사계절</text:p>
          </table:table-cell>
          <table:table-cell office:value-type="string" table:style-name="ce1">
            <text:p>구름조각 끈 잡아 올라 높디 높은 하늘에 앉아 누가 오나 지켜보다가 누가 오나 지켜보다가 하늘 위에 바스켓 타고 머리 위에 나침반 따라 구름 속의 샛길을 따라 우리들의 마음 속에 아직까지 남아 있는 곳 원더랜드 꿈과 희망의 나라 하늘 위에 어딘가에 아직까지 남아있는 곳 원더랜드 그 곳에서 만나요 떠오르는 풍선을 따라 구름 속의 물방울 따라 날아가는 나비를 쫓아 날아가는 나비를 쫓아 하늘 위에 바스켓 타고 머리 위에 나침반 따라 구름 속의 샛길을 따라 우리들의 마음 속에 아직까지 남아 있는 곳 원더랜드 꿈과 희망의 나라 하늘 위에 어딘가에 아직까지 남아있는 곳 원더랜드 그 곳에서 만나요 어디 있을까 내가 찾던 그 곳은 나의 손 안에 닿을 것만 같은데 마음을 가다듬고 숨을 한 번 고르고 그 곳으로 향해서 Full Ahead 우리들의 마음 속에 아직까지 남아 있는 곳 원더랜드 꿈과 희망의 나라 하늘 위에 어딘가에 아직까지 남아있는 곳 원더랜드 그 곳에서 만나요 너를 그 곳으로 데려가 줄 수만 있다면 너의 손 꼭 잡아 줄텐데 나를 그 곳으로 데려가 줄 수만 있다면</text:p>
          </table:table-cell>
          <table:table-cell office:value-type="string" table:style-name="ce1">
            <text:p>남</text:p>
          </table:table-cell>
          <table:table-cell table:number-columns-repeated="16377"/>
        </table:table-row>
        <table:table-row table:style-name="ro1">
          <table:table-cell office:value-type="float" office:value="32" table:style-name="ce1">
            <text:p>32</text:p>
          </table:table-cell>
          <table:table-cell office:value-type="string" table:style-name="ce1">
            <text:p>노리플라이</text:p>
          </table:table-cell>
          <table:table-cell office:value-type="string" table:style-name="ce1">
            <text:p>낡은 배낭을 메고</text:p>
          </table:table-cell>
          <table:table-cell office:value-type="string" table:style-name="ce1">
            <text:p>2011.7.12</text:p>
          </table:table-cell>
          <table:table-cell office:value-type="string" table:style-name="ce1">
            <text:p>여름</text:p>
          </table:table-cell>
          <table:table-cell office:value-type="string" table:style-name="ce1">
            <text:p>조금 요란스러운 이 아침 정말 손꼽아 기다렸어 텐트에 지도에 나침반에 잊혀진 오래된 옷과 함께 잔뜩 어깨에 짊어지고서 찌든 도시는 잊어버리자 청춘이 아깝다 아깝다 하며 드디어 떠난 이 길 우리 둘 두 다리로 걸어보자 한참 가도 가도 끝이 없는 이 길은 어딜까 잔뜩 짊어진 배낭은 왜 또 이렇게 무거워 자꾸 배는 고프고 다리는 후들후들 거리지만 그래도 즐겁다 우리는 문득 어디쯤 걸어온 걸까 멋진 풍경도 이제는 지겨워 앞으로 가야 할 길이 참 멀구나 예전엔 미처 알지 못했던 것 물 한 모금이 달디달다 한참 가도 가도 끝이 없는 이 길은 어딜까 잔뜩 짊어진 배낭은 왜 또 이렇게 무거워 자꾸 배는 고프고 다리는 후들후들 거리지만 그래도 즐겁다 옆에 친구 얼굴은 세상 제일 지친 표정을 하고 오늘도 라면 한 개로 끼니를 때워야겠지만 아직 돌아가려면 멀었다 다시 한 번 마음 다잡고 오늘도 걷는다 뜨거운 태양 아래서 우리는</text:p>
          </table:table-cell>
          <table:table-cell office:value-type="string" table:style-name="ce1">
            <text:p>남</text:p>
          </table:table-cell>
          <table:table-cell table:number-columns-repeated="16377"/>
        </table:table-row>
        <table:table-row table:style-name="ro1">
          <table:table-cell office:value-type="float" office:value="33" table:style-name="ce1">
            <text:p>33</text:p>
          </table:table-cell>
          <table:table-cell office:value-type="string" table:style-name="ce1">
            <text:p>윤종신</text:p>
          </table:table-cell>
          <table:table-cell office:value-type="string" table:style-name="ce1">
            <text:p>즉흥여행</text:p>
          </table:table-cell>
          <table:table-cell office:value-type="string" table:style-name="ce1">
            <text:p>2008.11.25</text:p>
          </table:table-cell>
          <table:table-cell office:value-type="string" table:style-name="ce1">
            <text:p>사계절</text:p>
          </table:table-cell>
          <table:table-cell office:value-type="string" table:style-name="ce1">
            <text:p>Yo 넌 영원한 슈퍼스타 불을 붙인 가슴에 뜨거운 내 가슴에 날 안아줘 꽉 안아줘 넌 영원한 슈퍼스타 No way But crazy my heart You make me crazy my girl 날 사랑한다고 말해줘 느끼고 싶어 모든 걸 불을 붙인 가슴에 뜨거운 내 가슴에 날 안아줘 꽉 안아줘 넌 영원한 슈퍼스타 날 사랑한다고 해줘 그리고 떠나는 거야 어디가 되던 너만 있으면 돼 서둘러 날 믿는다고 말해줘 숨 막히는 세상 잠깐 등질 수 있니 내 손 잡고 달려 맞바람을 마셔보자 오랜 나의 고민 다 날려본다 우리 사랑이면 준비 끝 무슨 짐이 또 필요해 세상 어디든 떠날 곳 달려 가슴이 벅차오르게 생각만 해도 떨리는 출발의 이 느낌 아무것도 필요 없어 나와 떠나줘 아침에 일어나 커피 한잔 만 해줘 평생을 내 옆에서 그냥 웃어줘 모든 걸 다 줄게 사랑한다고 말해줘 날 사랑한다고 해줘 그리고 만드는 거야 시간이 흘러 돌아보면 짜릿한 추억 날 최고라고 말해줘 숨 막히는 세상 움츠려든 나에게 크게 소리 질러 맞바람을 마셔보자 오랜 나의 고민 다 날려본다 우리 사랑이면 준비 끝 무슨 짐이 또 필요해 세상 어디든 떠날 곳 달려 가슴이 벅차오르게 생각만 해도 떨리는 출발의 이 느낌 돌아올 땐 피곤해 의자 모두 젖힌 채 세상모르게 잠들지 몰라도 너와 나의 두 손은 살며시 포개진 채 아직도 꿈속에선 그 곳이야 라라~라라라라라~~ (Yo 넌 영원한 슈퍼스타 아무것도 필요 없어 나와 떠나줘 아침에 일어나 커피 한잔 만 해줘 평생을 내 옆에서 그냥 웃어줘 모든 걸 다 줄게 넌 영원한 슈퍼스타 Yo Smile for me now 날 안아줘 Hold me tight 넌 영원한 슈퍼스타) 달려 가슴이 벅차오르게 생각만 해도 떨리는 출발의 이 느낌 생각만 해도 떨리는 이 느낌</text:p>
          </table:table-cell>
          <table:table-cell office:value-type="string" table:style-name="ce1">
            <text:p>남</text:p>
          </table:table-cell>
          <table:table-cell table:number-columns-repeated="16377"/>
        </table:table-row>
        <table:table-row table:style-name="ro1">
          <table:table-cell office:value-type="float" office:value="34" table:style-name="ce1">
            <text:p>34</text:p>
          </table:table-cell>
          <table:table-cell office:value-type="string" table:style-name="ce1">
            <text:p>스윗소로우</text:p>
          </table:table-cell>
          <table:table-cell office:value-type="string" table:style-name="ce1">
            <text:p>괜찮아 떠나</text:p>
          </table:table-cell>
          <table:table-cell office:value-type="string" table:style-name="ce1">
            <text:p>2013.6.27</text:p>
          </table:table-cell>
          <table:table-cell office:value-type="string" table:style-name="ce1">
            <text:p>사계절</text:p>
          </table:table-cell>
          <table:table-cell office:value-type="string" table:style-name="ce1">
            <text:p>오웨오~~ 이런 저런 생각만 많았네요 내 앞에 쌓인 그 무거운 부담과 시선들이 때론 너무 갑갑해 이러지도 저러지도 못하네요 기다렸던 이 순간을 또 포기할 수는 없어 이제는 내가 원하는 나만의 자유를 찾으러 까짓거 가는거야 괜찮아 떠나 그냥 닥치고 떠나 어디든 좋아 모두 훌훌 털어버리고 꿈을 꾸러 가는거야 괜찮아 떠나 그냥 닥치고 떠나 어디든 좋아 그래 멋진 날이 될거야 걱정 마 지금 당장 떠나 오웨오~~ 떠나자 지금 달려가자 아무 눈치도 보지 않는 그 곳으로 해묵은 걱정과 고민과 짜증 미련까지도 모두 다 날려버릴래 여럿 아니 셋이서 아니 단둘이 아니 혼자서라도 좋아 좋아 좋아 (그냥 그렇게 내 맘대로) 산이든 바다든 길이든 마을이든 채우든 비우든 멋대로든 내가 원하는 나만의 자유를 찾으러 신나게 뛰는거야 괜찮아 떠나 그냥 닥치고 떠나 어디든 좋아 모두 훌훌 털어버리고 꿈을 꾸러 가는거야 괜찮아 떠나 그냥 닥치고 떠나 어디든 좋아 그래 멋진 날이 될거야 걱정 말라고 괜찮아 떠나 그냥 닥치고 떠나 어디든 좋아 그래 멋진 날이 될거야 걱정마 지금 당장 지금 당장 떠나 오웨오</text:p>
          </table:table-cell>
          <table:table-cell office:value-type="string" table:style-name="ce1">
            <text:p>남</text:p>
          </table:table-cell>
          <table:table-cell table:number-columns-repeated="16377"/>
        </table:table-row>
        <table:table-row table:style-name="ro1">
          <table:table-cell office:value-type="float" office:value="35" table:style-name="ce1">
            <text:p>35</text:p>
          </table:table-cell>
          <table:table-cell office:value-type="string" table:style-name="ce1">
            <text:p>투어리스트</text:p>
          </table:table-cell>
          <table:table-cell office:value-type="string" table:style-name="ce1">
            <text:p>밤을 가는 기차</text:p>
          </table:table-cell>
          <table:table-cell office:value-type="string" table:style-name="ce1">
            <text:p>2012.9.3</text:p>
          </table:table-cell>
          <table:table-cell office:value-type="string" table:style-name="ce1">
            <text:p>가을</text:p>
          </table:table-cell>
          <table:table-cell office:value-type="string" table:style-name="ce1">
            <text:p>가을 바람 스치는 고요한 플랫폼에 지친 마음 앉혀두고 가방에 몸을 뉘인다. 창 밖으로 흐르는 어두운 그림들에 힘든 하루 맡겨두고 오늘을 아로새긴다. 흔들리는 침대칸 한 구석을 비추던 별빛따라 잠든 나를 태우고 어디론가 달려가는 가을밤 기차 별이 지는 그곳으로 나를 데려다주네. 향기로운 모닝커피 나를 깨우는 내일은 어떤 아침을 숨쉴까. 저녁하늘 노을이 다녀간 기찻길에 너를 그리는 노래를 한아름 실어보낸다. 무거워진 어깨로 포근하게 내리던 달빛따라 잠든 나를 태우고 먼 곳에서 홀로 걷는 길. 잊으려고 떠났던 이 길. 낯선 이정표, 낯선 인삿말들에, 익숙했던 네가 되려 그리워진다. 너를 향해 달려가는 가을의 노래. 사랑한다. 보고싶다. 널 만나러간다. 눈을 뜨는 아침이면 닿아있을까. 나른한 인사를 건네는 너에게.</text:p>
          </table:table-cell>
          <table:table-cell office:value-type="string" table:style-name="ce1">
            <text:p>혼성</text:p>
          </table:table-cell>
          <table:table-cell table:number-columns-repeated="16377"/>
        </table:table-row>
        <table:table-row table:style-name="ro1">
          <table:table-cell office:value-type="float" office:value="36" table:style-name="ce1">
            <text:p>36</text:p>
          </table:table-cell>
          <table:table-cell office:value-type="string" table:style-name="ce1">
            <text:p>페퍼톤스</text:p>
          </table:table-cell>
          <table:table-cell office:value-type="string" table:style-name="ce1">
            <text:p>해안도로</text:p>
          </table:table-cell>
          <table:table-cell office:value-type="string" table:style-name="ce1">
            <text:p>2008.3.25</text:p>
          </table:table-cell>
          <table:table-cell office:value-type="string" table:style-name="ce1">
            <text:p>여름</text:p>
          </table:table-cell>
          <table:table-cell office:value-type="string" table:style-name="ce1">
            <text:p>oh i can see this way leads to a wonderland free your hands, and close your eyes then you will understand can't you feel? the shine, the glitter of you in this world everything we wanted to see is right on this way 뜨거운 햇살 가득한 오늘은 모든게 선명해진 기분이야 큰소리로 부르면 달려올것만 같은 파란 하늘의 눈부심이 좋아 두근거리는 한낮의 설레임 뜨겁게 벅차오르는 가슴을 모두 안고 달려가 저 커브를 지나면 귓가에 익은 파도소리 들릴것 같아 환하게 빛나는 저 태양을 향해 거리 한가득 시원한 바람가르며 언제까지나 쉽없이 달려갈거야 기다리고 있어줘 이 길의 끝에서 oh i can see this way leads to a wonderland free your hands, and close your eyes then you will understand can't you feel? the shine, the glitter of you in this world everything we wanted to see is right on this way</text:p>
          </table:table-cell>
          <table:table-cell office:value-type="string" table:style-name="ce1">
            <text:p>남</text:p>
          </table:table-cell>
          <table:table-cell table:number-columns-repeated="16377"/>
        </table:table-row>
        <table:table-row table:style-name="ro1">
          <table:table-cell office:value-type="float" office:value="37" table:style-name="ce1">
            <text:p>37</text:p>
          </table:table-cell>
          <table:table-cell office:value-type="string" table:style-name="ce1">
            <text:p>에피톤 프로젝트</text:p>
          </table:table-cell>
          <table:table-cell office:value-type="string" table:style-name="ce1">
            <text:p>긴 여행의 시작</text:p>
          </table:table-cell>
          <table:table-cell office:value-type="string" table:style-name="ce1">
            <text:p>2009.2.24</text:p>
          </table:table-cell>
          <table:table-cell office:value-type="string" table:style-name="ce1">
            <text:p>사계절</text:p>
          </table:table-cell>
          <table:table-cell office:value-type="string" table:style-name="ce1">
            <text:p>가벼운 회색 운동화 한켤레 필요한 것들만 담은 가방과 목적지가 적히지 않은 티켓 손때 묻은 카메라, 낡은 지도 이제부터 긴 여행의 시작 두근거리는 마음 손에 쥐고 빠진 것들 없나 잘 챙겨보기 꽤나 긴 여행길 될지 모르니</text:p>
          </table:table-cell>
          <table:table-cell office:value-type="string" table:style-name="ce1">
            <text:p>남</text:p>
          </table:table-cell>
          <table:table-cell table:number-columns-repeated="16377"/>
        </table:table-row>
        <table:table-row table:style-name="ro1">
          <table:table-cell office:value-type="float" office:value="38" table:style-name="ce1">
            <text:p>38</text:p>
          </table:table-cell>
          <table:table-cell office:value-type="string" table:style-name="ce1">
            <text:p>제이레빗</text:p>
          </table:table-cell>
          <table:table-cell office:value-type="string" table:style-name="ce1">
            <text:p>잠이솔솔</text:p>
          </table:table-cell>
          <table:table-cell office:value-type="string" table:style-name="ce1">
            <text:p>2012.4.25</text:p>
          </table:table-cell>
          <table:table-cell office:value-type="string" table:style-name="ce1">
            <text:p>가을</text:p>
          </table:table-cell>
          <table:table-cell office:value-type="string" table:style-name="ce1">
            <text:p>(1) 날씨는 좋고 점심도 먹었고 할 일은 많은데 잠은 솔솔 쏟아지고 꿈속의 난 음악을 들으며 홀로 여행을 떠나려하네 나는 새로 산 가방을 매고 푸르른 가을하늘 아래 자전거를 타고 바람을 느끼고 싶어 좋아 시원해 좋아 나 홀로 떠나는 여행 (2) 햇살도 좋고 시간은 멈추고 기분 좋은 오후에 사람들은 미소짓고 꿈속의 난 노래를 부르며 함께 여행을 떠나려 하네 나는 새로 산 가방을 매고 푸르른 가을하늘 아래 자전거를 타고 바람을 느끼고 싶어 좋아 시원해 좋아 우리가 떠나는 여행</text:p>
          </table:table-cell>
          <table:table-cell office:value-type="string" table:style-name="ce1">
            <text:p>여</text:p>
          </table:table-cell>
          <table:table-cell table:number-columns-repeated="16377"/>
        </table:table-row>
        <table:table-row table:style-name="ro1">
          <table:table-cell office:value-type="float" office:value="39" table:style-name="ce1">
            <text:p>39</text:p>
          </table:table-cell>
          <table:table-cell office:value-type="string" table:style-name="ce1">
            <text:p>요조</text:p>
          </table:table-cell>
          <table:table-cell office:value-type="string" table:style-name="ce1">
            <text:p>뒹굴뒹굴</text:p>
          </table:table-cell>
          <table:table-cell office:value-type="string" table:style-name="ce1">
            <text:p>2014.4.24</text:p>
          </table:table-cell>
          <table:table-cell office:value-type="string" table:style-name="ce1">
            <text:p>사계절</text:p>
          </table:table-cell>
          <table:table-cell office:value-type="string" table:style-name="ce1">
            <text:p>폭신한 베개를 배고서 밍기적 거리다 오늘도 일어나 졸린 눈꺼풀이 내려와 조금만 더 자자 피곤해 하는데 너무 귀찮아 뒹굴뒹굴 가기 귀찮아 뒹굴뒹굴 어떻게 하지 오늘이 정말 토요일이라면 좋은데 정말 좋아했을텐데... 눈이 감겨져 몸이 나른나른 무거워 쉬고싶은데 하루만... uh 축처진 나의 어깨에 날개를 달아줘 Today Somewhere 구름을 파란 하늘을 맘껏 볼 수 있게 너무 귀찮아 뒹굴뒹굴 가기 귀찮아 뒹굴뒹굴 어떻게 하지... 하루만(하루만) 단지 그저 내 맘대로 지내고 싶어 아무 상관없이(편안히) 잠시 가끔은 살짝 느릿느릿 생각해 누가 뭐래도 괜찮아 uh 축처진 나의 어깨에 날개를 달아줘 Today Somewhere 구름을 파란 하늘을 맘껏 볼 수 있게 모든게 다급히 변해가 눈 깜작 할 사이 스치고 지나가 아직 난 익숙치 않나봐 어느새 혼잣말이 자꾸 늘어가 나도 모르게... 뒹굴뒹굴... 뒹굴뒹굴...</text:p>
          </table:table-cell>
          <table:table-cell office:value-type="string" table:style-name="ce1">
            <text:p>여</text:p>
          </table:table-cell>
          <table:table-cell table:number-columns-repeated="16377"/>
        </table:table-row>
        <table:table-row table:style-name="ro1">
          <table:table-cell office:value-type="float" office:value="40" table:style-name="ce1">
            <text:p>40</text:p>
          </table:table-cell>
          <table:table-cell office:value-type="string" table:style-name="ce1">
            <text:p>박혜경</text:p>
          </table:table-cell>
          <table:table-cell office:value-type="string" table:style-name="ce1">
            <text:p>뭉게구름</text:p>
          </table:table-cell>
          <table:table-cell office:value-type="string" table:style-name="ce1">
            <text:p>2006.11.1</text:p>
          </table:table-cell>
          <table:table-cell office:value-type="string" table:style-name="ce1">
            <text:p>사계절</text:p>
          </table:table-cell>
          <table:table-cell office:value-type="string" table:style-name="ce1">
            <text:p>이 땅이 끝나는 곳에서 뭉게구름이 되어 저 푸른 하늘 벗삼아 훨훨 날아 다니리라 이 하늘 끝까지 가는 날 맑은 빗물이 되어 가만히 이 땅에 내리면 어디라도 외로울까 이 땅의 끝에서 모두 다시 만나면 우리는 또 다시 둥글게 뭉게구름 되리라 &lt;간주중&gt; 라라라라라라라 ~ 라라라라라라라 ~ 라라라라라라라 ~ 라라라라라라라라 ~ 이 하늘 끝까지 가는 날 맑은 빗물이 되어 가만히 이 땅에 내리면 어디라도 외로울까 이 땅의 끝에서 모두 다시 만나면 우리는 또 다시 둥글게 뭉게구름 되리라 뭉게구름 되리라</text:p>
          </table:table-cell>
          <table:table-cell office:value-type="string" table:style-name="ce1">
            <text:p>여</text:p>
          </table:table-cell>
          <table:table-cell table:number-columns-repeated="16377"/>
        </table:table-row>
        <table:table-row table:style-name="ro1">
          <table:table-cell office:value-type="float" office:value="41" table:style-name="ce1">
            <text:p>41</text:p>
          </table:table-cell>
          <table:table-cell office:value-type="string" table:style-name="ce1">
            <text:p>뜨거운감자</text:p>
          </table:table-cell>
          <table:table-cell office:value-type="string" table:style-name="ce1">
            <text:p>팔베개</text:p>
          </table:table-cell>
          <table:table-cell office:value-type="string" table:style-name="ce1">
            <text:p>2012.10.22</text:p>
          </table:table-cell>
          <table:table-cell office:value-type="string" table:style-name="ce1">
            <text:p>여름</text:p>
          </table:table-cell>
          <table:table-cell office:value-type="string" table:style-name="ce1">
            <text:p>한밤 중 바닷가 팔베개 해주다 팔이 저려온다 생각을 멈춘다 저 멀리 보다가 날 바라보다가 한숨을 쉬다가 하늘을 보다가 Love Love Love Love 너 혼자만 갖고 있는게 아냐 나 혼자 갖고 있는 것도 아냐 누구나 가질 수 있는 그 것 한밤 중 갈증에 물을 마시다가 컵에 물이 넘쳐 생각을 해본다 넘치면 아래로 흐르는 것처럼 사랑이 넘치면 어디로 흐를까 Love Love Love Love 너 혼자만 갖고 있는게 아냐 나 혼자 가질 수 있는게 아냐 누구나 가질 수 있는 그것 오른손 왼손도 뭔가가 부족해 한 아름 안기엔 뭔가가 부족해 저 멀리 보다가 날 바라보다가 한숨을 쉬다가 하늘을 보다가 Love Love Love Love</text:p>
          </table:table-cell>
          <table:table-cell office:value-type="string" table:style-name="ce1">
            <text:p>남</text:p>
          </table:table-cell>
          <table:table-cell table:number-columns-repeated="16377"/>
        </table:table-row>
        <table:table-row table:style-name="ro1">
          <table:table-cell office:value-type="float" office:value="42" table:style-name="ce1">
            <text:p>42</text:p>
          </table:table-cell>
          <table:table-cell office:value-type="string" table:style-name="ce1">
            <text:p>타루</text:p>
          </table:table-cell>
          <table:table-cell office:value-type="string" table:style-name="ce1">
            <text:p>Summer Day</text:p>
          </table:table-cell>
          <table:table-cell office:value-type="string" table:style-name="ce1">
            <text:p>2012.2.21</text:p>
          </table:table-cell>
          <table:table-cell office:value-type="string" table:style-name="ce1">
            <text:p>여름</text:p>
          </table:table-cell>
          <table:table-cell office:value-type="string" table:style-name="ce1">
            <text:p>남은 시간 십이분 다시잠든 알람에 오늘도 지각이네 매일아침 이렇게 섬머데이 그곳으로데려가줘요 섬머데이 향기로운 노래와 즐거운 웃음소리 섬머데이 그곳으로데려가줘요 섬머데이 시원한 바람부는 달빛아래 잠든 그대 또다시 점심시간 오늘은 또 뭐먹지 똑같은 고민속에 하루가 지나가네 섬머데이 그곳으로데려가줘요 섬머데이 향기로운 노래와 즐거운 웃음소리 섬머데이 그곳으로데려가줘요 섬머데이 시원한 바람부는 달빛아래 잠든 그대와 무거운 어깨위로 다시 밤이 내리면 지친한숨과 거칠어진 마음뿐 무채색의 이곳에서 난 어떤 꿈도 꿀수 없네 사랑하는 그대와 떠나고 싶어 섬머데이 오늘만지나면 섬머데이 내일만지나면 섬머데이 한달만지나면 섬머데이 일년만지나면</text:p>
          </table:table-cell>
          <table:table-cell office:value-type="string" table:style-name="ce1">
            <text:p>여</text:p>
          </table:table-cell>
          <table:table-cell table:number-columns-repeated="16377"/>
        </table:table-row>
        <table:table-row table:style-name="ro1">
          <table:table-cell office:value-type="float" office:value="43" table:style-name="ce1">
            <text:p>43</text:p>
          </table:table-cell>
          <table:table-cell office:value-type="string" table:style-name="ce1">
            <text:p>김동률</text:p>
          </table:table-cell>
          <table:table-cell office:value-type="string" table:style-name="ce1">
            <text:p>이방인</text:p>
          </table:table-cell>
          <table:table-cell office:value-type="string" table:style-name="ce1">
            <text:p>2015.8.6</text:p>
          </table:table-cell>
          <table:table-cell office:value-type="string" table:style-name="ce1">
            <text:p>사계절</text:p>
          </table:table-cell>
          <table:table-cell office:value-type="string" table:style-name="ce1">
            <text:p>쉴 곳을 찾아서 결국 또 난 여기까지 왔지 내 몸 하나 가눌 수도 없는 벌거벗은 마음과 가난한 모습으로 네 삶의 의미는 나이기에 보내는 거라며 그 언젠가 내 꿈을 찾을 때 그때 다시 돌아올 날 믿겠다했지 수많은 세월 헤매이다가 세상 끝에서 지쳐 쓰러져도 후회는 없을 거라고 너에게 말했지 뒤돌아보며 네 삶의 의미는 나이기에 보내는 거라며 그 언젠가 내 꿈을 찾을 때 그때 다시 돌아올 날 믿겠다했지 수많은 세월 헤매이다가 세상 끝에서 지쳐 쓰러져도 후회는 없을 거라고 너에게 말했지 수많은 세월 헤매이다가 험한 세상 끝에서 숨이 끊어질 때 그제야 나는 알게 될지 몰라 그토록 찾아 헤매던 나의 머물 곳은 너였음을 숨이 끊어질 때 그토록 찾아 헤매던 나의 머물 곳은 너였음을.</text:p>
          </table:table-cell>
          <table:table-cell office:value-type="string" table:style-name="ce1">
            <text:p>남</text:p>
          </table:table-cell>
          <table:table-cell table:number-columns-repeated="16377"/>
        </table:table-row>
        <table:table-row table:style-name="ro1">
          <table:table-cell office:value-type="float" office:value="44" table:style-name="ce1">
            <text:p>44</text:p>
          </table:table-cell>
          <table:table-cell office:value-type="string" table:style-name="ce1">
            <text:p>하와이</text:p>
          </table:table-cell>
          <table:table-cell office:value-type="string" table:style-name="ce1">
            <text:p>어서와</text:p>
          </table:table-cell>
          <table:table-cell office:value-type="string" table:style-name="ce1">
            <text:p>2011.8.17</text:p>
          </table:table-cell>
          <table:table-cell office:value-type="string" table:style-name="ce1">
            <text:p>사계절</text:p>
          </table:table-cell>
          <table:table-cell office:value-type="string" table:style-name="ce1">
            <text:p>세모난 말을 심었는데 네모난 꽃잎이 자라나 동그란 향기를 흩날리며 이리 저리로 날아가네 다녀와 다녀와 다녀와 다녀와 새빨간 말을 심었는데 새파란 노래가 자라나 샛노란 홀씨를 흩날리다 다시 여기로 찾아왔네 어서와 어서와 어서와 어서와 짐을 싸고 떠나고 거리를 걷고 사랑을 만나 헤어지는 일을 반복하는 기나긴 날들을 지나 어서와 어서와 어서와 어서와 어서와 여기 앉아, "차 한 잔 줄까?" 그동안 미뤄왔던 얘기를 나눠 어서와 여기 앉아, '보고 싶었어' 어서와</text:p>
          </table:table-cell>
          <table:table-cell office:value-type="string" table:style-name="ce1">
            <text:p>혼성</text:p>
          </table:table-cell>
          <table:table-cell table:number-columns-repeated="16377"/>
        </table:table-row>
        <table:table-row table:style-name="ro1">
          <table:table-cell office:value-type="float" office:value="45" table:style-name="ce1">
            <text:p>45</text:p>
          </table:table-cell>
          <table:table-cell office:value-type="string" table:style-name="ce1">
            <text:p>클래지콰이</text:p>
          </table:table-cell>
          <table:table-cell office:value-type="string" table:style-name="ce1">
            <text:p>피에스타</text:p>
          </table:table-cell>
          <table:table-cell office:value-type="string" table:style-name="ce1">
            <text:p>2007.6.7</text:p>
          </table:table-cell>
          <table:table-cell office:value-type="string" table:style-name="ce1">
            <text:p>여름</text:p>
          </table:table-cell>
          <table:table-cell office:value-type="string" table:style-name="ce1">
            <text:p>늘 머리 속에 맴돌던 꿈 같은 unexpected holidays 언젠가는 가겠다고 생각만 한 unexpected holidays 어린 시절 친구가 보낸 엽서 속에 있는 작은 비행길 타고 지붕 없는 집이 있는 작은 섬의 해변에 다다르면 Look at you 한 손에 든 핑크 칵테일 바닷바람과 함께 쐬는 태양빛 한번도 가지지 못했던 느긋한 여유로움 들어봐 이젠 느껴지지 않는 진동 신경 쓰이던 그 선배의 한마디 이젠 너와 상관 없는 어제의 이야기 네 침대 옆엔 어제 주은 조개 껍질들로 가득해 오늘 아침으론 향긋한 열대과일 주스를 마시고 낮엔 해변에서 잠을 자고 아무것도 없는 게으름 즐기고 밤엔 환한 불을 켜고 내일의 술까지 마셔 버리고 Look at you 한 손에 든 핑크 칵테일 바닷바람과 함께 쐬는 태양빛 한번도 가지지 못했던 느긋한 여유로움 들어봐 여기 저기 사람들의 소음 너를 귀찮게 한 아침 알람 소리 이젠 너와 상관 없는 어제의 이야기 Get up don’t be a fool Who would ever wanted to work for all this time And get up don’t be afraid You have earned yourself a real holiday Just get up don’t be a fool Before you turn yourself into an old man Don’t you know don’t you know It’s all about the right time Look at you 한 손에 든 핑크 칵테일 바닷바람과 함께 쐬는 태양빛 한번도 가지지 못했던 느긋한 여유로움 들어봐 이젠 느껴지지 않는 진동 신경 쓰이던 그 선배의 한마디 이젠 너와 상관 없는 어제의 이야기 Look at you 한 손에 든 핑크 칵테일 바닷바람과 함께 쐬는 태양빛 한번도 가지지 못했던 느긋한 여유로움 들어봐 여기 저기 사람들의 소음 너를 귀찮게 한 아침 알람 소리 이젠 너와 상관 없는 어제의 이야기</text:p>
          </table:table-cell>
          <table:table-cell office:value-type="string" table:style-name="ce1">
            <text:p>혼성</text:p>
          </table:table-cell>
          <table:table-cell table:number-columns-repeated="16377"/>
        </table:table-row>
        <table:table-row table:style-name="ro1">
          <table:table-cell office:value-type="float" office:value="46" table:style-name="ce1">
            <text:p>46</text:p>
          </table:table-cell>
          <table:table-cell office:value-type="string" table:style-name="ce1">
            <text:p>아키버드</text:p>
          </table:table-cell>
          <table:table-cell office:value-type="string" table:style-name="ce1">
            <text:p>걷기 좋은 날씨</text:p>
          </table:table-cell>
          <table:table-cell office:value-type="string" table:style-name="ce1">
            <text:p>2009.11.4</text:p>
          </table:table-cell>
          <table:table-cell office:value-type="string" table:style-name="ce1">
            <text:p>사계절</text:p>
          </table:table-cell>
          <table:table-cell office:value-type="string" table:style-name="ce1">
            <text:p>우리가 걷던 그 거리 위에 싱그런 햇살 속삭이네 자연스럽게 조금은 수줍은 듯한 그 눈빛이 좋아 시간이 흘러도 이 순간을 기억해 유난히 따뜻한 우리 노래 라라라 시간이 흘러도 이 순간이 달콤해 여전히 빛나는 즐거운 라라라 너에게 달려갈께 눈부신 날개를 달아 그 날 밤 꿈처럼 자유롭게 너의 그 두 눈 속에 빛나는 내가 서있어 좀 더 가까이 와 시간이 흘러도 이 순간을 기억해 향긋한 입맞춤 그 설레임 라라라 시간이 흘러도 이 순간이 달콤해 귓가에 와닿는 목소리 라라라 너에게 달려갈께 눈부신 날개를 달아 그 날 밤 꿈처럼 자유롭게 너의 그 두 눈 속에 빛나는 내가 서있어 한걸음 더 가까이 너에게 달려갈께 눈부신 날개를 달아 그 날 밤 꿈처럼 자유롭게 너의 그 두 눈 속에 빛나는 내가 서있어 좀 더 가까이 와</text:p>
          </table:table-cell>
          <table:table-cell office:value-type="string" table:style-name="ce1">
            <text:p>혼성</text:p>
          </table:table-cell>
          <table:table-cell table:number-columns-repeated="16377"/>
        </table:table-row>
        <table:table-row table:style-name="ro1">
          <table:table-cell office:value-type="float" office:value="47" table:style-name="ce1">
            <text:p>47</text:p>
          </table:table-cell>
          <table:table-cell office:value-type="string" table:style-name="ce1">
            <text:p>투어리스트</text:p>
          </table:table-cell>
          <table:table-cell office:value-type="string" table:style-name="ce1">
            <text:p>올레길</text:p>
          </table:table-cell>
          <table:table-cell office:value-type="string" table:style-name="ce1">
            <text:p>2012.11.14</text:p>
          </table:table-cell>
          <table:table-cell office:value-type="string" table:style-name="ce1">
            <text:p>여름</text:p>
          </table:table-cell>
          <table:table-cell office:value-type="string" table:style-name="ce1">
            <text:p>그댈 담을 사진기 초라한 지도 한 장 걷고 걸어 그 끝엔 꿈 속의 풍경 즐겨듣던 그 노래는 갈대의 음악처럼 푸른 바닷길 따라 바람에 흩어진다 올레길, 그대와 내가 함께 걸었던 그 찬란한 웃음과 마음을 흔드는 따뜻한 그 멜로디 나의 맘속에 지친 하루도 흐르는 물에 놓아두고 오늘은 그대와 끝없는 얘기 그 올레길 민들레 꽃길따라 가벼운 양산하나 걸음 걸음들마다 추억을 담아둔다 나의 마음 말할 수만 있다면 지독했던 날들도 견뎌낼텐데</text:p>
          </table:table-cell>
          <table:table-cell office:value-type="string" table:style-name="ce1">
            <text:p>혼성</text:p>
          </table:table-cell>
          <table:table-cell table:number-columns-repeated="16377"/>
        </table:table-row>
        <table:table-row table:style-name="ro1">
          <table:table-cell office:value-type="float" office:value="48" table:style-name="ce1">
            <text:p>48</text:p>
          </table:table-cell>
          <table:table-cell office:value-type="string" table:style-name="ce1">
            <text:p>좋아서하는밴드</text:p>
          </table:table-cell>
          <table:table-cell office:value-type="string" table:style-name="ce1">
            <text:p>천체사진</text:p>
          </table:table-cell>
          <table:table-cell office:value-type="string" table:style-name="ce1">
            <text:p>2013.12.11</text:p>
          </table:table-cell>
          <table:table-cell office:value-type="string" table:style-name="ce1">
            <text:p>사계절</text:p>
          </table:table-cell>
          <table:table-cell office:value-type="string" table:style-name="ce1">
            <text:p>깜깜한 밤 아무것도 보이지 않는데 무얼 찍고 있나 물었더니 조리개를 열어 놓고 한참을 기다리면 먼지 같은 별빛들이 켜켜이 쌓여 아름다운 천체사진이 된다는데 의미 없는 너와 나의 어제오늘이 먼 훗날 아름다운 사진이 될 수 있을까 우린 오늘도 아주 작은 별이 된다 먼지 같은 빛을 내려 몸부림친다 깜깜한 밤 아무것도 보이지 않는데 그게 나의 모습 같아서 차라리 난 눈을 감고 한참을 기다리면 의미 없는 너와 나의 어제오늘이 먼 훗날 아름다운 사진이 될 수 있을까 우린 오늘도 아주 작은 별이 된다 먼지 같은 빛을 내려 몸부림친다</text:p>
          </table:table-cell>
          <table:table-cell office:value-type="string" table:style-name="ce1">
            <text:p>혼성</text:p>
          </table:table-cell>
          <table:table-cell table:number-columns-repeated="16377"/>
        </table:table-row>
        <table:table-row table:style-name="ro1">
          <table:table-cell office:value-type="float" office:value="49" table:style-name="ce1">
            <text:p>49</text:p>
          </table:table-cell>
          <table:table-cell office:value-type="string" table:style-name="ce1">
            <text:p>버블 시스터즈</text:p>
          </table:table-cell>
          <table:table-cell office:value-type="string" table:style-name="ce1">
            <text:p>여행일기</text:p>
          </table:table-cell>
          <table:table-cell office:value-type="string" table:style-name="ce1">
            <text:p>2014.4.23</text:p>
          </table:table-cell>
          <table:table-cell office:value-type="string" table:style-name="ce1">
            <text:p>사계절</text:p>
          </table:table-cell>
          <table:table-cell office:value-type="string" table:style-name="ce1">
            <text:p>주사위를 높이 던져 둘을 더한 숫자만큼 너에게로 갈 수 있다면(I never cry) 간단하게 짐을 챙겨 멀어졌던 시간만큼 잃어버린 너를 찾아서(I never cry) 지나가는 걸음마다 네 모습이 아른거려서 하나씩 멈춰 인사하고파 여기서 난 hello(너무 보고 싶었어) 다시 hello(너를 느끼고 싶어) 어쩜 변함없이 그대로일까 저기서 넌 hello(너무 보고 싶었어) 다시 hello(너를 만지고 싶어) 네게 가는 길 너를 만났어 hello 아주 멀리 있다 해도 지구 반대편이라도 하나도 난 두렵지 않아(I never cry) 여행이란 그런 거지 한 치 앞도 모르지만 그래서 더 설레이는 것(I never cry) 지나가는 거리마다 기억속의 엽서 같아서 하나씩 멈춰 인사하고파 여기서 난 hello(너무 보고 싶었어) 다시 hello(너를 만지고 싶어) 어쩜 변함없이 그대로일까 저기서 넌 hello(너무 보고 싶었어) 다시 hello(너를 만지고 싶어) 네게 가는 길 너를 만났어 hello 아득히 보여도 너를 알아볼 거야 분명히 너도 날 다시 알아볼 거야 가벼운 인사로 모두 느낄 수 있어 그동안 얼마나 서로 간절했는지 hello... hello... 우린 다시 hello(너무 보고 싶었어) 다시 hello(너를 느끼고 싶어) 어쩜 변함없이 그대로일까 우린 다시 hello(너무 보고 싶었어) 다시 hello(너를 만지고 싶어) 네게 오는 길 너를 만났어 hello</text:p>
          </table:table-cell>
          <table:table-cell office:value-type="string" table:style-name="ce1">
            <text:p>여</text:p>
          </table:table-cell>
          <table:table-cell table:number-columns-repeated="16377"/>
        </table:table-row>
        <table:table-row table:style-name="ro1">
          <table:table-cell office:value-type="float" office:value="50" table:style-name="ce1">
            <text:p>50</text:p>
          </table:table-cell>
          <table:table-cell office:value-type="string" table:style-name="ce1">
            <text:p>몽니</text:p>
          </table:table-cell>
          <table:table-cell office:value-type="string" table:style-name="ce1">
            <text:p>단 한번의 여행</text:p>
          </table:table-cell>
          <table:table-cell office:value-type="string" table:style-name="ce1">
            <text:p>2011.3.25</text:p>
          </table:table-cell>
          <table:table-cell office:value-type="string" table:style-name="ce1">
            <text:p>사계절</text:p>
          </table:table-cell>
          <table:table-cell office:value-type="string" table:style-name="ce1">
            <text:p>신음소리 조차 낼 수 없었던 아픔의 소리를 당신은 아나요 숨이 멈춰버린 마음을 눈물의 소리들을 단 한번의 여행을 하고 있잖아 너무 많은 짐은 필요 없어 자유롭게 날아가고 싶다면 무거워진 너를 버려야 해 때론 넘어져 종일 주저 앉아 있겠지 다시 넌 떠나 갈 준비를 해야 해 단 한번의 사랑을 하고 있잖아 너무 많은 말은 필요 없어 아름다운 기억을 갖고 싶다면 울고 있는 너는 웃어야 해 때론 지겨워 후회하는 날도 있겠지 다시 넌 사랑 할 준비를 해야 해 다시 넌 살아 갈 준비를 해야 해</text:p>
          </table:table-cell>
          <table:table-cell office:value-type="string" table:style-name="ce1">
            <text:p>혼성</text:p>
          </table:table-cell>
          <table:table-cell table:number-columns-repeated="16377"/>
        </table:table-row>
        <table:table-row table:style-name="ro1">
          <table:table-cell office:value-type="float" office:value="51" table:style-name="ce1">
            <text:p>51</text:p>
          </table:table-cell>
          <table:table-cell office:value-type="string" table:style-name="ce1">
            <text:p>Red Velvet</text:p>
          </table:table-cell>
          <table:table-cell office:value-type="string" table:style-name="ce1">
            <text:p>카풀</text:p>
          </table:table-cell>
          <table:table-cell office:value-type="string" table:style-name="ce1">
            <text:p>2019.12.23</text:p>
          </table:table-cell>
          <table:table-cell office:value-type="string" table:style-name="ce1">
            <text:p>여름</text:p>
          </table:table-cell>
          <table:table-cell office:value-type="string" table:style-name="ce1">
            <text:p>Excuse me baby! 놀라지 말고 이 차에 훌쩍 탈래요? 처음 본 순간 느낌이 왔어 같은 걸 원해 우리 떠나요 따라 해봐ABC보다 쉬운 게 있어 그건 바로 여름을 흠뻑 즐기는 거야 하루를 한번 비틀어 봐요 해변을 따라가는 거예요 소리 크게 질러 던져 Uh-uh yeah we’re feeling good (So good!) 시원한 바람 느껴요 Oh 두 손을 위 올려 흔들어 Uh-uh 루프를 열어 모르는 사람도 Hi- Hi- 우린 다 친구 친구야 태양은 머리 위에서 우리를 놀려 대고요 파도 소리를 들은 듯해 맞지 맞지? 좀 어색했던 우리 달라진 거지? (Hey, go kids!) 장난치고 떠들다 보니 Hey wow 친해졌어 자 어디로든 달려가 Excuse me baby! 놀라지 말고 이 차에 훌쩍 탈래요? 처음 본 순간 느낌이 왔어 같은 걸 원해 우리 떠나요 따라 해봐 ABC보다 쉬운 게 있어 그건 바로 여름을 흠뻑 즐기는 거야 하루를 한번 비틀어 봐요 해변을 따라가는 거예요 난 뭐든지 할 수 있어 너도 그렇지? (Love!) 안 하던 것들을 해봐 (With me) 세상을 비틀고 던지고 맘대로 뜨거운 마음도 바람에 맡기고 파란 저기 바다가 자꾸 불러내고요 우린 지금 떠나야 해 Excuse me baby! 놀라지 말고 이 차에 훌쩍 탈래요? 처음 본 순간 느낌이 왔어 같은 걸 원해 우리 떠나요 따라 해봐 ABC보다 쉬운 게 있어 그건 바로 여름을 흠뻑 즐기는 거야 하루를 한번 비틀어 봐요 해변을 따라가는 거예요 Baby baby we go Go anywhere go anywhere together 나만 믿어 우린 함께 Go anywhere go anywhere together Excuse me baby! 어디로 가죠? 이 차에 훌쩍 탈래요? 여름은 우릴 좀 바꿔 놨죠 와 벌써 왔어 바다야 따라 해봐 ABC보다 쉬운 게 있어 그건 바로 여름을 흠뻑 즐기는 거야 하루를 한번 비틀어 봐요 해변을 따라가는 거예요</text:p>
          </table:table-cell>
          <table:table-cell office:value-type="string" table:style-name="ce1">
            <text:p>여</text:p>
          </table:table-cell>
          <table:table-cell table:number-columns-repeated="16377"/>
        </table:table-row>
        <table:table-row table:style-name="ro1">
          <table:table-cell office:value-type="float" office:value="52" table:style-name="ce1">
            <text:p>52</text:p>
          </table:table-cell>
          <table:table-cell office:value-type="string" table:style-name="ce1">
            <text:p>WINNER</text:p>
          </table:table-cell>
          <table:table-cell office:value-type="string" table:style-name="ce1">
            <text:p>ISLAND</text:p>
          </table:table-cell>
          <table:table-cell office:value-type="string" table:style-name="ce1">
            <text:p>2017.8.4</text:p>
          </table:table-cell>
          <table:table-cell office:value-type="string" table:style-name="ce1">
            <text:p>여름</text:p>
          </table:table-cell>
          <table:table-cell office:value-type="string" table:style-name="ce1">
            <text:p>Baby 떠나자 둘이서 전화기는 비행기 모드 너와 함께면 어디든 아마 그곳은 무인도 Come come on ma Come on ma girl 자꾸 망설여진다면 Don’t worry 네가 무서워 두려워 주저하는거 다 I’ll make that go bang b-b-bang bang 난 너만을 위한 수평선 위의 포물선 네가 내 옆에 있다면 거기가 보물섬 회색 빌딩 감옥 안에서 널 구해줄게 파란 하늘 모래 위에서 그냥 쉬어 가면 돼 떠나자 ISLAND 떠 떠 떠 떠나자 ISLAND 저 저기 저 파도와 함께 다가와 나에게 내 품에 올인 더 더 더 다가와 나에게 점 점 점 가까이 나에게 저 저기 저 태양과 함께 들어와 나에게 뜨겁게 골인 떠나자 ISLAND 우리의 ISLAND 저 저기 저 야자수 아래 시원한 샴페인 I’ll be your ISLAND 한여름의 뜨거운 태양보다 석양빛 너의 미소가 좋아 칵테일 shake it 하듯이 너와 소파 위에서 섞이고파 shimmy shimmy ya shimmy shimmy ya hey 운전하고파 너의 매끈한 yeah 러브핸들 skrrr skrrr I’ll make that go bang b-b-bang bang 난 너만을 위한 수평선 위의 포물선 네가 내 옆에 있다면 거기가 보물섬 회색 빌딩 감옥 안에서 널 구해줄게 파란 하늘 모래 위에서 그냥 쉬어가면 돼 떠나자 ISLAND 떠 떠 떠 떠나자 ISLAND 저 저기 저 파도와 함께 다가와 나에게 내 품에 올인 더 더 더 다가와 나에게 점 점 점 가까이 나에게 저 저기 저 태양과 함께 들어와 나에게 뜨겁게 골인 떠나자 ISLAND 우리의 ISLAND 저 저기 저 야자수 아래 시원한 샴페인 I’ll be your ISLAND 여긴 nobody knows knows 우리 둘만의 섬 섬 좀 있으면 어두워지니까 어서 불을 지펴 어 어 여긴 nobody knows knows 우리 둘만의 썸 썸 눈치 볼 필요 없으니까 사랑에 불을 지펴 어 어 Wuhohoh ISLAND Wuhohoh ISLAND 우리의 ISLAND Wuhohoh ISLAND 저 저기 저 야자수 아래 시원한 샴페인 I’ll be your ISLAND</text:p>
          </table:table-cell>
          <table:table-cell office:value-type="string" table:style-name="ce1">
            <text:p>남</text:p>
          </table:table-cell>
          <table:table-cell table:number-columns-repeated="16377"/>
        </table:table-row>
        <table:table-row table:style-name="ro1">
          <table:table-cell office:value-type="float" office:value="53" table:style-name="ce1">
            <text:p>53</text:p>
          </table:table-cell>
          <table:table-cell office:value-type="string" table:style-name="ce1">
            <text:p>라붐</text:p>
          </table:table-cell>
          <table:table-cell office:value-type="string" table:style-name="ce1">
            <text:p>상상더하기</text:p>
          </table:table-cell>
          <table:table-cell office:value-type="string" table:style-name="ce1">
            <text:p>2016.4.6</text:p>
          </table:table-cell>
          <table:table-cell office:value-type="string" table:style-name="ce1">
            <text:p>여름</text:p>
          </table:table-cell>
          <table:table-cell office:value-type="string" table:style-name="ce1">
            <text:p>1, 2 Come On, R U Ready 3, 4 Do It. I'm Ready 5, 6 Baby Are You Ready 지금 나와 어디든 가자 지루한 하루 여기까지만 All Stop 작은 가방 운동화 챙겨 자 더 크게 Radio를 높이고 코발트블루 물결 눈부신 바다 달빛 가득 묻은 작은 섬 야경이 눈부신 도시는 어때? 함께라면 어디든 좋아 난 너와 나 그곳으로 떠나는 거야 상상에 상상에 상상을 더해서 어머 깜짝야 눈부셔 눈부셔 눈부셔 이건 뭐 Oh Hello New World 두 손 모아 소리치면 푸른 하늘이 내게로 와 날아가볼래 상상의 상상의 미래로 가볼까 바람을 타고 새로운 눈빛에 가슴이 붐 붐 붐 Oh 발견했어 우리들만의 Paradise 흑백영화 같은 하루에 레몬 터지듯 짜릿함이 필요해 지금 당장 널 데려갈게 꿈꿔오던 사진 속 그곳으로 민트그린빛 바람 가득한 숲 속 달콤한 향기의 칵테일 지도를 벗어나 Ticket To The Dream 함께라면 어디든 좋아 난 너와 나 그곳으로 떠나는 거야 상상에 상상에 상상을 더해서 어머 깜짝야 눈부셔 눈부셔 눈부셔 이건 뭐 Oh Hello New World 두 손 모아 소리치면 푸른 하늘이 내게로 와 날아가볼래 상상의 상상의 미래로 가볼까 바람을 타고 새로운 눈빛에 가슴이 붐 붐 붐 Oh 발견했어 우리들만의 Paradise 너와 나의 비밀스런 풍경들 언제라도 다시 와 주겠니 은하수 아래 밤새 부른 노래 영원히 잊지 않을 거야 이 시간 속에 영원히 네 품에 안기고 싶은걸 단 둘이 이순간 잠들고 싶은걸 지도엔 없는 이 곳을 꼭 기억해줘 우리들만의 Paradise 상상에 상상에 상상을 더해서 어머 깜짝야 눈부셔 눈부셔 눈부셔 이건 뭐 oh Hello New World 처음 만난 세상 속에 나의 가슴이 라 라 라 라 날아가볼래 상상의 상상의 미래로 가볼까 바람을 타고 새로운 눈빛에 가슴이 붐 붐 붐 Oh 발견했어 우리 들만의 Paradise 1, 2 Come On, R U Ready 3, 4 Do It. I'm Ready 5, 6 Baby Are You Ready</text:p>
          </table:table-cell>
          <table:table-cell office:value-type="string" table:style-name="ce1">
            <text:p>여</text:p>
          </table:table-cell>
          <table:table-cell table:number-columns-repeated="16377"/>
        </table:table-row>
        <table:table-row table:style-name="ro1">
          <table:table-cell office:value-type="float" office:value="54" table:style-name="ce1">
            <text:p>54</text:p>
          </table:table-cell>
          <table:table-cell office:value-type="string" table:style-name="ce1">
            <text:p>트와이스</text:p>
          </table:table-cell>
          <table:table-cell office:value-type="string" table:style-name="ce1">
            <text:p>CHILLAX</text:p>
          </table:table-cell>
          <table:table-cell office:value-type="string" table:style-name="ce1">
            <text:p>2018.7.9</text:p>
          </table:table-cell>
          <table:table-cell office:value-type="string" table:style-name="ce1">
            <text:p>여름</text:p>
          </table:table-cell>
          <table:table-cell office:value-type="string" table:style-name="ce1">
            <text:p>바빠, 오늘은 피곤해, 입에 붙어버린 그 말 딱 일주일만 쉬고 싶은데 어디론가 툭 떠나고 싶은데 내가 집순이인 줄 아는데 나도 잘해 노는 거, 쉬는 거, 정말! 음악 틀어 놓고 춤추는 거 수다 떨다가 밤 새는 거 반짝이는 파도, 타버릴 것만 같은 태양 떠날 거야 갈 거야 말리지마 갈 거야 여행이 아니라도 아무 생각 없이 쉴래 지쳐 버리기 전에 나 충전이 필요해 내 맘이 말해, 좀 천천히 걷고 싶대 돌아볼 시간이 필요해 오늘 하루만 아무것도, 생각 안할래 아무것도 Just chill and chill and relax-lax Chill and chill and relax-lax 오늘 할 일은 내일로, 내일 할 일은 모레로 Just chill and chill and relax-lax Chill and chill and relax-lax Hold on, 잠깐만 하던 거 다 멈춰봐 손에 들고 있던 전화기 잠시 내려놔 Don't think about anything Don't worry then you'll be happy 그냥 냅둬 냅둬 흘러가는 대로 잠시만 아무 생각 말고 냅둬 냅둬 아빠도 말했어 인생은 즐기는거라고 가끔은 나도 힘들어 가끔은 나도 아무 생각 안할래 쉴 틈 없이 달렸잖아 내 맘이 시키는대로 복잡한 생각 미루고 게을러 져볼래 Let me, Let me be myself 날 찾고 싶어 나도 날 돌아볼 시간이 필요해 바다가 있는 곳이라면 어디든 좋아 반짝이는 파도 치는 곳, 타버릴 것만 같은 햇살도 내 맘이 이끄는 곳이라면 어디든 좋아 떠나고 싶어, 숨 쉬고 싶어, Just chilllax</text:p>
          </table:table-cell>
          <table:table-cell office:value-type="string" table:style-name="ce1">
            <text:p>여</text:p>
          </table:table-cell>
          <table:table-cell table:number-columns-repeated="16377"/>
        </table:table-row>
        <table:table-row table:style-name="ro1">
          <table:table-cell office:value-type="float" office:value="55" table:style-name="ce1">
            <text:p>55</text:p>
          </table:table-cell>
          <table:table-cell office:value-type="string" table:style-name="ce1">
            <text:p>세븐틴</text:p>
          </table:table-cell>
          <table:table-cell office:value-type="string" table:style-name="ce1">
            <text:p>HoliDay</text:p>
          </table:table-cell>
          <table:table-cell office:value-type="string" table:style-name="ce1">
            <text:p>2018.7.16</text:p>
          </table:table-cell>
          <table:table-cell office:value-type="string" table:style-name="ce1">
            <text:p>여름</text:p>
          </table:table-cell>
          <table:table-cell office:value-type="string" table:style-name="ce1">
            <text:p>쉬는 날인데 넌 뭐해 생각 있음 나와 놀래 Holiday 띠링 띠링 너 뭐해 밖에 날씨 좋은데 나랑 놀아 어때 Oh Ah 야자수에 코코넛 있는 거긴 아니더라도 아무렴 어때 Oh 괜히 말해주기 싫지 어딜 가게 될지 아직은 No way 너를 보면 장난치고 싶은 내 맘 같은 곳 Baby maybe 너는 나를 잘 알고 있으니 조금 걱정스런 눈빛이 보여 Baby Baby Cause you 하나부터 열까지 널 위해서 준비한 내 마음 너의 손을 잡고 어디든지 Go Go 언제든 You’re always by my side 사람들 사이를 비집고 헤엄쳐 떠나자 Oh oh oh oh Oh oh oh oh Holi Holi Holi Holiday Holi Holi Holi Holi Holi Holiday Holi Holi Holi Oh oh oh oh Oh oh oh oh Ay 눈앞에 Ocean view 너만 있음 말리부 사진 속 어디든 너만 있음 거기야 괜히 말해주기 싫지 어딜 가게 될지 아직은 No way 너를 보면 장난치고 싶은 내 맘 같은 곳 Baby maybe 너는 나를 잘 알고 있으니 조금 걱정스런 눈빛이 보여 Baby Baby Cause you 하나부터 열까지 널 위해서 준비한 내 마음 너의 손을 잡고 어디든지 Go Go 언제든 You’re always by my side 사람들 사이를 비집고 헤엄쳐 떠나자 Oh oh oh oh Oh oh oh oh Holi Holi Holi Holiday Holi Holi Holi Holi Holi Holiday Holi Holi Holi Oh oh oh oh Oh oh oh oh 오늘 내 하루 너의 하루에 모든 걸 던지고서 널 기쁘게 할래 두 손을 맞잡고서 너와 함께라면 어디든 Paradise 여기가 Paradise 뭐가 더 필요해 너와 나 둘이면 어디든 괜찮아 Oh my baby 너의 손을 잡고 어디든지 Go Go 언제든 You’re always by my side 사람들 사이를 비집고 헤엄쳐 떠나자 Oh oh oh oh Oh oh oh oh Holi Holi Holiday Holi Holi Holi Holi Holi Holiday Holi Holi Holi Oh oh oh oh Oh oh oh oh</text:p>
          </table:table-cell>
          <table:table-cell office:value-type="string" table:style-name="ce1">
            <text:p>남</text:p>
          </table:table-cell>
          <table:table-cell table:number-columns-repeated="16377"/>
        </table:table-row>
        <table:table-row table:style-name="ro1">
          <table:table-cell office:value-type="float" office:value="56" table:style-name="ce1">
            <text:p>56</text:p>
          </table:table-cell>
          <table:table-cell office:value-type="string" table:style-name="ce1">
            <text:p>슬기 (SEULGI), 신비 (여자친구), 청하, 소연 ((여자)아이들)</text:p>
          </table:table-cell>
          <table:table-cell office:value-type="string" table:style-name="ce1">
            <text:p>Wow Thing</text:p>
          </table:table-cell>
          <table:table-cell office:value-type="string" table:style-name="ce1">
            <text:p>2018.9.28</text:p>
          </table:table-cell>
          <table:table-cell office:value-type="string" table:style-name="ce1">
            <text:p>사계절</text:p>
          </table:table-cell>
          <table:table-cell office:value-type="string" table:style-name="ce1">
            <text:p>Woo Yeah yeah Woo 온종일 숨이 차게 달려 봐도 제자리 쳇바퀴 돌기 답답함만 더 늘어 갈 뿐 아찔 아찔한 발밑에 더 위태위태 외줄 타기 질끈 감아 버린 두 눈 난 지금 막 잠 깨어나 첫 날개를 펼친 Butterfly 오직 나를 위한 무대 밝아지는 조명 아래 Oh 날아오를래 터질 듯한 내 맘 따라 Boom boom boom 온 세상이 다 나를 따라 Zoom zoom zoom 시작해 꿈꿔 왔던 날 만나게 될 Wow Thing 전에 없던 날 만들어 줄 Wow Thing 내가 있는 어디라도 멋진 Wow Wow Thing Ba dam bo bomb Ba dada da dada da da da Ba dam bo bomb Ba dada da dada da da da Ba dam bo bomb Ba dada da dada da da da 멋진 멋진 일이 생길 것만 같아 여기저기 이제 내 이름을 찾아 볼 수 있을 거 같아 어릴 적 꿈처럼 말이야 0점이던 내 꿈에 노력이란 하나를 더하고 그저 그냥 Young하던 생각은 이제 현실이 돼 영원해졌다고 야야 다 깜짝 놀랄 거야 Wow Thing 드디어 탄생한 것 나의 Wow Thing 난 긴 밤에서 눈을 떠 기다렸던 하얀 Butterfly 젖었던 날개 펼쳐 난 날아가 이제 터질 듯한 내 맘 따라 Boom boom boom (Yeah yeah) 온 세상이 다 나를 따라 Zoom zoom zoom (Okay) 시작해 꿈꿔 왔던 날 만나게 될 Wow Thing 전에 없던 날 만들어 줄 Wow Thing 내가 있는 어디라도 멋진 Wow Wow Thing 누가 누가 누가 더 멋진 (Yeah yeah Woo) 누가 누가 더 빛나는지 (Umm) 누가 누가 누가 더 높이 (Woo) 누가 누가 더 높이 날지 (Uhh) 온종일 벽에 막힌 하루 끝에 이제 나의 막이 올라 시계를 보니 0시 00분 두근대는 마음이 홀린 듯이 이끌린 눈부신 Wow Wow Thing 터질 듯한 내 맘 따라 Boom boom boom (Oh yeah) 온 세상이 다 나를 따라 Zoom zoom zoom (Hoo Zoom zoom zoom zoom) 시작해 꿈꿔 왔던 날 만나게 될 Wow Thing (Wow Thing) 전에 없던 날 만들어 줄 Wow Thing (Wow Thing) 내가 있는 어디라도 멋진 Wow Wow Thing 누가 누가 누가 더 멋진 (누가 더 누가 더) 누가 누가 더 빛나는지 (누가 더 누가 더) 누가 누가 누가 더 높이 (시작해 꿈꿔 왔던 날 만나게 될 Wow Thing) 누가 누가 더 높이 날지 (전에 없던 날 만들어 줄 Wow Thing) We got the Wow Wow Thing</text:p>
          </table:table-cell>
          <table:table-cell office:value-type="string" table:style-name="ce1">
            <text:p>여</text:p>
          </table:table-cell>
          <table:table-cell table:number-columns-repeated="16377"/>
        </table:table-row>
        <table:table-row table:style-name="ro1">
          <table:table-cell office:value-type="float" office:value="57" table:style-name="ce1">
            <text:p>57</text:p>
          </table:table-cell>
          <table:table-cell office:value-type="string" table:style-name="ce1">
            <text:p>ATEEZ</text:p>
          </table:table-cell>
          <table:table-cell office:value-type="string" table:style-name="ce1">
            <text:p>WAVE</text:p>
          </table:table-cell>
          <table:table-cell office:value-type="string" table:style-name="ce1">
            <text:p>2019.6.10</text:p>
          </table:table-cell>
          <table:table-cell office:value-type="string" table:style-name="ce1">
            <text:p>여름</text:p>
          </table:table-cell>
          <table:table-cell office:value-type="string" table:style-name="ce1">
            <text:p>여기 지금 우린 오션블루 파도 위 어디쯤인가 함께 하고 있어 여전히 어디로 갈진 모르지만 건배 건배 이 순간 뜨거운 태양 아래에서 Go away Go away 망설임은 버려 다 망설임은 버려 다 생각해 생각해 생각해 우린 벌써 많은 것을 넘어 기억해 기억해 기억해 시간은 흘러가는 것 저기 바다를 넘어 (Just going on) 찌는 태양을 향해 갈 때 멈추고 싶은 순간이 와도 머리 한 번 쓸어 넘기고 외쳐 HAKUNA MATATA YA 더더더 밀려와 더 HAKUNA MATATA 더더더 밀려와 더 거친 파도를 넘어 미지미지의 섬을 찾아 follow us 미시시피강 하류를 건너 where we go? Don't be care bout that We're fish fish like 떼로 다닐수록 파도가 칠수록 파다다닥 Carry on now 바다를 향해 trip 다 던져버려 drink 이 순간을 즐겨 I know y'all feelin’ me 파도 안에 슈잉 더 정신없이 click 넌 찾을 준비 됐어? 저 태양 아래 빛 저기 바다를 넘어 (Just going on) 찌는 태양을 향해 갈 때 멈추고 싶은 순간이 와도 머리 한 번 쓸어 넘기고 외쳐 HAKUNA MATATA YA 더더더 밀려와 더 HAKUNA MATATA 더더더 밀려와 더 거친 파도를 넘어 네가 있는 곳에 나도 서 있을게 내 손을 잡아 내 손을 잡아 우리 둘이면 돼 거칠다면 거칠수록 좋아 우린 그 위에서 놀 거니깐 We just going oh 지금 이 순간이 우리의 파도라면 (파도라면) 두려워 말고 더 힘껏 마주하길 우린 태양 아래 누구보다 더 뜨거우니까 걱정하지 마 (걱정하지 마) 걱정하지 마 저기 파도를 넘어</text:p>
          </table:table-cell>
          <table:table-cell office:value-type="string" table:style-name="ce1">
            <text:p>남</text:p>
          </table:table-cell>
          <table:table-cell table:number-columns-repeated="16377"/>
        </table:table-row>
        <table:table-row table:style-name="ro1">
          <table:table-cell office:value-type="float" office:value="58" table:style-name="ce1">
            <text:p>58</text:p>
          </table:table-cell>
          <table:table-cell office:value-type="string" table:style-name="ce1">
            <text:p>투모로우바이투게더</text:p>
          </table:table-cell>
          <table:table-cell office:value-type="string" table:style-name="ce1">
            <text:p>그냥 괴물을 살려두면 안 되는 걸까</text:p>
          </table:table-cell>
          <table:table-cell office:value-type="string" table:style-name="ce1">
            <text:p>2019.10.21</text:p>
          </table:table-cell>
          <table:table-cell office:value-type="string" table:style-name="ce1">
            <text:p>사계절</text:p>
          </table:table-cell>
          <table:table-cell office:value-type="string" table:style-name="ce1">
            <text:p>엉켜버린 덤불, 어둠뿐인 미로를 지나쳐오며 마주친 숲 몇 번이고 다시 반복되던 지금 내 눈 앞으로 다가온 ending Oh 잠시 그대로 멈춰봐 주어진 결말은 잠시 미뤄도 돼 다시 돌아갈래 자, 최종의 보스 두려운 마음은 뒤로 이 세계를 더 즐기고 싶어 이 순간 Now 저 dragon을 타고 날아봐 숨어있는 Easter egg, yeah baby I’ll find that Alright 이 시공에 영원히 머물 수 있다면 여기 던전 속 여행을 떠나 이제 모든 무기를 버리고 축제로 just jump It will be alright, alright, alright (Alright) It will be alright, alright, alright (Alright) It will be alright, alright, alright 모든 무기를 버리고 스탯을 포기한대도 괴물을 살려두면 안 되는 걸까? 네가 영웅이 되고 난 이제 괴물이 될게 지루한 역할을 벗어나 서로가 되게 난 칼에 베여도 아무렇지도 않아 여기선 그저 짜릿할 뿐야 I won’ t hurt you Now 마음에 안 들면 다시 리셋하면 돼 이 게임에 우리 숨어버릴래? Alright 이 시공에 영원히 머물 수 있다면 여기 던전 속 여행을 떠나 함께 도망쳐온 이 곳에 영원히 just stay It will be alright, alright, alright (Alright) It will be alright, alright, alright (Alright) It will be alright, alright, alright 이 stage를 깨야만 꼭 어른이 돼야만 잘 하고 있는 걸까, 난 영원히 소년으로 살고픈 걸 Oh 어둔 미로도 엉킨 덤불도 뒤틀려진 Oh 숲 속 괴물도 맘에 드는 걸 Alright 탈선된 오류 속 버그라 불러도 정해진 길은 지루하잖아 함께 도망쳐온 이 곳에 영원히 just stay It will be alright, alright, alright (Alright) It will be alright, alright, alright (Alright) It will be alright, alright, alright 치명적 오류지, 하지만 평화롭지 (Alright) 지금 이 시간을 잠깐만 멈춰줘 oh 머물고 싶어 (Alright) (Alright) It will be alright alright alrigh</text:p>
          </table:table-cell>
          <table:table-cell office:value-type="string" table:style-name="ce1">
            <text:p>남</text:p>
          </table:table-cell>
          <table:table-cell table:number-columns-repeated="16377"/>
        </table:table-row>
        <table:table-row table:style-name="ro1">
          <table:table-cell office:value-type="float" office:value="59" table:style-name="ce1">
            <text:p>59</text:p>
          </table:table-cell>
          <table:table-cell office:value-type="string" table:style-name="ce1">
            <text:p>Red Velvet</text:p>
          </table:table-cell>
          <table:table-cell office:value-type="string" table:style-name="ce1">
            <text:p>여름빛</text:p>
          </table:table-cell>
          <table:table-cell office:value-type="string" table:style-name="ce1">
            <text:p>2017.7.9</text:p>
          </table:table-cell>
          <table:table-cell office:value-type="string" table:style-name="ce1">
            <text:p>여름</text:p>
          </table:table-cell>
          <table:table-cell office:value-type="string" table:style-name="ce1">
            <text:p>시원하게 불어오는 바람 속에 Sunny day 눈이 부신 세상으로 떠나볼래 Run away 두근대는 맘을 따라 펼친 비밀 지도에 표시해놓은 해변 위에 너와 함께 누울래 여름 속으로 둘이서만 살며시 너는 속삭여 Oh oh 간지러운 너의 목소린 초록빛 두 발 아래 스친 모래는 레몬빛 아름다운 너의 눈 속엔 가득히 Oh oh 온통 여름빛 저 하늘 별은 비처럼 투명빛 부서지는 파도 소리는 푸른빛 너를 따라 맘이 발맞춰 나란히 Oh oh 우린 여름빛 Oh oh oh oh oh oh oh oh oh 너는 나의 모히또 지친 하루 속에 만난 너는 나의 Holiday 네가 금요일이라면 필요 없어 Saturday 너는 나의 Weekend 너와 함께 멀리 떠날래 저 바다로 네게로 나는 빠질래 눈을 감고서 잘 들어봐 여름이 오는 소리를 Oh oh 간지러운 너의 목소린 초록빛 두 발 아래 스친 모래는 레몬빛 아름다운 너의 눈 속엔 가득히 Oh oh 온통 여름빛 저 하늘 별이 비처럼 쏟아져 부서지는 파도 소리에 이끌려 너를 따라 맘이 발맞춰 흔들려 Oh oh 우린 여름빛 Oh oh oh oh oh oh oh oh oh 너는 나의 모히또 여름빛이 담긴 넌 달콤한 Drink 모히또 Oh oh oh oh oh oh oh oh oh 너는 나의 모히또 간지러운 너의 목소린 초록빛 두 발 아래 스친 모래는 레몬빛 아름다운 너의 눈 속엔 가득히 Oh oh 온통 여름빛 기다려왔던 찬란한 계절에 가장 많은 색이 피어난 세상에 마주보는 너의 눈빛에 행복해 Oh oh 너는 여름빛 Oh oh oh oh oh oh oh oh oh 온통 여름빛 Oh oh oh oh oh oh oh oh oh 우린 여름빛 Oh oh oh oh oh oh oh oh oh 너는 나의 모히또</text:p>
          </table:table-cell>
          <table:table-cell office:value-type="string" table:style-name="ce1">
            <text:p>여</text:p>
          </table:table-cell>
          <table:table-cell table:number-columns-repeated="16377"/>
        </table:table-row>
        <table:table-row table:style-name="ro1">
          <table:table-cell office:value-type="float" office:value="60" table:style-name="ce1">
            <text:p>60</text:p>
          </table:table-cell>
          <table:table-cell office:value-type="string" table:style-name="ce1">
            <text:p>EXO-CBX</text:p>
          </table:table-cell>
          <table:table-cell office:value-type="string" table:style-name="ce1">
            <text:p>휴일</text:p>
          </table:table-cell>
          <table:table-cell office:value-type="string" table:style-name="ce1">
            <text:p>2018.4.10</text:p>
          </table:table-cell>
          <table:table-cell office:value-type="string" table:style-name="ce1">
            <text:p>봄</text:p>
          </table:table-cell>
          <table:table-cell office:value-type="string" table:style-name="ce1">
            <text:p>침대맡 컵에 가득한 커피의 향 내리는 햇살은 베이지, 좋아 오늘만은 내 알람도 늦잠 자게 둬야지 왼쪽엔 읽다 만 만화책 느리게 넘기는 다음 페이지 편해지는 맘 내려진 커튼 반 열린 저 창틈 날 찾아와, 봄바람은 어느새 아직은 찬 공기 녹이는 해의 온기 이대로 좋은걸 그래 뭐가 어때 딱 지금만은 Lazy 창밖의 세상은 바빠도 오늘은 왜인지 나른해져 특별한 Sunday 아니라도 Woo 난 오늘 Lazy (꿈꾸듯 Lazy) 모두 완벽해 아무 계획도 딱히 할 것도 없지만 이불 밖은 왠지 어쩜 행복은 simple (Simple is sexy baby! whoa!) 짧은 낮잠 말이 없는 대화 이대로 fine 나른한 오후 내 기분에 맞춘 조금 느린 음악 딱 알맞은 볼륨 그 가사처럼 나도 파란 오픈카 타고 시원한 바람 가르면 좋겠지, 만 지금만은 Lazy 창밖의 세상은 바빠도 오늘은 왜인지 나른해져 특별한 Sunday 아니라도 Woo 난 오늘 Lazy (꿈꾸듯 Lazy) 잠시 미뤄 다 잊어 시간은 먼저 가게 내버려 둬 We can break all the rules 이 순간 속에 머무르고 싶은걸 Think about it baby Today yeah (나는 Lazy) 내겐 특별한걸 (조금 더 특별한 휴일) 바쁘게 달려온 나를 위한 하루 (달려온 날 위한 하루) 이대로 다시 yeah (인 거야 Woo 난 오늘 Lazy) 눈을 감아 봐</text:p>
          </table:table-cell>
          <table:table-cell office:value-type="string" table:style-name="ce1">
            <text:p>남</text:p>
          </table:table-cell>
          <table:table-cell table:number-columns-repeated="16377"/>
        </table:table-row>
        <table:table-row table:style-name="ro1">
          <table:table-cell office:value-type="float" office:value="61" table:style-name="ce1">
            <text:p>61</text:p>
          </table:table-cell>
          <table:table-cell office:value-type="string" table:style-name="ce1">
            <text:p>문별 (마마무)</text:p>
          </table:table-cell>
          <table:table-cell office:value-type="string" table:style-name="ce1">
            <text:p>SELFISH (Feat. 슬기 Of Red Velvet)</text:p>
          </table:table-cell>
          <table:table-cell office:value-type="string" table:style-name="ce1">
            <text:p>2018.5.23</text:p>
          </table:table-cell>
          <table:table-cell office:value-type="string" table:style-name="ce1">
            <text:p>사계절</text:p>
          </table:table-cell>
          <table:table-cell office:value-type="string" table:style-name="ce1">
            <text:p>어느새 사회화가 된 것 같아 아무도 Blah Blah 한 것 같진 않은데 남들이 생각하는 나에 대해 신경 쓰느라고 상처만 남았네 똑같은 메뉴를 고르라는 압박에 고민해 이번엔 내가 결정할게 카드를 내미네 Yah Yah 복잡한 생각들은 No way 가끔 내 마음대로 사는 재미 I wanna be selfish 아직 많은 나의 Wish 세상의 기준을 맞추기엔 제 멋대로인 게 어울려 어울려 Sometime being selfish 오해 말아 나쁜 의미는 아냐 조금 더 솔직해질게 I love myself I wanna be free Just gonna be free I wanna be free Make me feel so good 좁은 어항 속 Fish Fish Yeah 듣기 좋은 말만 뻐끔 뻐끔해 틀에 박힌 말 건너뛸게 마음에도 없는 칭찬은 거부해 (No more stress) 이젠 집에 좀 가자 퇴근 시간에 살 좀 빼자는 말 좀 이젠 그만해 날 위한 순간에 참견은 No thanks 쓸데없이 세우지 마 핏대 I wanna be selfish 아직 많은 나의 Wish 세상의 기준을 맞추기엔 제 멋대로인 게 어울려 어울려 Sometime being selfish 오해 말아 나쁜 의미는 아냐 조금 더 솔직해질게 I love myself I wanna be free Just gonna be free I wanna be free Make me feel so good 이젠 나를 찾겠어 순수한 희망뿐이던 네가 지워버린 My good day 아직도 난 늦지 않아 길고 나른한 오후 즐기고 싶어 Lazy day (Bring it on) I wanna be selfish 아직 많은 나의 Wish 세상의 기준을 맞추기엔 제 멋대로인 게 어울려 어울려 Sometime being selfish 오해 말아 나쁜 의미는 아냐 조금 더 솔직해질게 I love myself I wanna be free Just gonna be free I wanna be free Make me feel so good I wanna be free Just wanna be free 날 위해 솔직해질게 오늘부터</text:p>
          </table:table-cell>
          <table:table-cell office:value-type="string" table:style-name="ce1">
            <text:p>여</text:p>
          </table:table-cell>
          <table:table-cell table:number-columns-repeated="16377"/>
        </table:table-row>
        <table:table-row table:style-name="ro1">
          <table:table-cell office:value-type="float" office:value="62" table:style-name="ce1">
            <text:p>62</text:p>
          </table:table-cell>
          <table:table-cell office:value-type="string" table:style-name="ce1">
            <text:p>Red Velvet</text:p>
          </table:table-cell>
          <table:table-cell office:value-type="string" table:style-name="ce1">
            <text:p>Sunny Afternoon</text:p>
          </table:table-cell>
          <table:table-cell office:value-type="string" table:style-name="ce1">
            <text:p>2016.9.7</text:p>
          </table:table-cell>
          <table:table-cell office:value-type="string" table:style-name="ce1">
            <text:p>여름</text:p>
          </table:table-cell>
          <table:table-cell office:value-type="string" table:style-name="ce1">
            <text:p>오늘 같은 달콤한 날에는 그리는 어디든 좋아 Sunny Afternoon Afternoon 내 안에 온 파도 너를 닮은 온도 모두 완벽한 거야 또 너라서 난 잊지 못할 Sunny Sunny Afternoon 멀리 갈 필요 없어 Yeah 눈을 감고 느끼면 저 파란 하늘에 시원한 바람에 난 누구보다 기분 좋은 걸 노랑 나른한 햇살 느릿하게 기댄 내 맘속 불어오는 향기 가득한 오후 그리고 또 하나 항상 내 곁엔 네가 함께 있어 Ooh 오늘 같은 달콤한 날에는 그리는 어디든 좋아 Sunny Afternoon Afternoon 내 안에 온 파도 너를 닮은 온도 모두 완벽한 거야 또 너라서 난 잊지 못할 Sunny Sunny Afternoon 나 이래도 되니 상상보다 좀 더 많이 설렘 떨림 두근거림 자꾸 왜 이래 맘이 특별한 오늘 네가 선물해 너라서 그래 우리 사인 Sunny day 저 넓은 품 속에 싱그런 미소에 넌 누구보다 눈이 부신 걸 살랑 불어오는 숨 아른하게 펼쳐진 꿈속 늘어지는 잎에 몰래 감춰둔 마음엔 단 하나 항상 소중한 네가 함께 있어 Ooh 오늘 같은 달콤한 날에는 그리는 어디든 좋아 Sunny Afternoon Afternoon 내 안에 온 파도 너를 닮은 온도 모두 완벽한 거야 또 너라서 난 잊지 못할 Sunny Sunny Afternoon 특별한 거 없이도 함께라는 것만으로 Special 지금 이 순간을 언제나 안고서 매일을 물들일 거야 귓가에는 달콤한 목소리 둘만 아는 Story 너와 나의 Afternoon Afternoon 눈 속에 빛나는 바다를 담은 너는 내게 완벽한 거야 꼭 이대로만 있고 싶은 Sunny Sunny 오늘 같은 달콤한 날에는 그리는 어디든 좋아 Sunny Afternoon Afternoon 내 안에 온 파도 너를 닮은 온도 모두 완벽한 거야 또 너라서 난 잊지 못할 Sunny Sunny Sunny Sunny Afternoon</text:p>
          </table:table-cell>
          <table:table-cell office:value-type="string" table:style-name="ce1">
            <text:p>여</text:p>
          </table:table-cell>
          <table:table-cell table:number-columns-repeated="16377"/>
        </table:table-row>
        <table:table-row table:style-name="ro1">
          <table:table-cell office:value-type="float" office:value="63" table:style-name="ce1">
            <text:p>63</text:p>
          </table:table-cell>
          <table:table-cell office:value-type="string" table:style-name="ce1">
            <text:p>IZ*ONE</text:p>
          </table:table-cell>
          <table:table-cell office:value-type="string" table:style-name="ce1">
            <text:p>하늘 위로</text:p>
          </table:table-cell>
          <table:table-cell office:value-type="string" table:style-name="ce1">
            <text:p>2019.4.1</text:p>
          </table:table-cell>
          <table:table-cell office:value-type="string" table:style-name="ce1">
            <text:p>여름</text:p>
          </table:table-cell>
          <table:table-cell office:value-type="string" table:style-name="ce1">
            <text:p>파란 하늘 끝까지 올라가 보자 높이 너와 나 둘이 영원해 우리 시선을 돌려 세상을 봐 우리가 함께했던 풍경들이 아름답게 펼쳐져 마주 보며 크게 숨을 쉬어봐 Whoo Woo Whoo Woo 우리의 얼굴이 파랗게 넓은 하늘에 한없이 멀리 펼쳐져 나의 손잡아 줘요 끝까지 하늘 위로 올라가 구름 위로 올라가 바닷빛 풍경 황홀해 끝없이 펼쳐져 있어 시간이 멈췄으면 해 하늘 위로 너와 나 하늘 위로 날아올라 하늘 위로 꿈인지 현실인지 중요치는 않아 하늘 위로 올라가 올라가 올라가 시원한 바람 내 볼에 스치면요 우리의 추억 입가엔 미소가 구름에 적어 둬 없어지지 않도록 언제나 보고 싶을 때 나만 꺼내 볼 거야 마주 보며 크게 숨을 쉬어봐 Whoo Woo Whoo Woo 우리의 얼굴이 파랗게 넓은 하늘에 한없이 멀리 펼쳐져 나의 손잡아 줘요 끝까지 하늘 위로 올라가 구름 위로 올라가 바닷빛 풍경 황홀해 끝없이 펼쳐져 있어 시간이 멈췄으면 해 하늘 위로 너와 나 하늘 위로 날아올라 하늘 위로 꿈인지 현실인지 중요치는 않아 하늘 위로 올라가 올라가 올라가 붕 뜨는 맘 구름 속에 너와 나 네 눈에 비치는 우리 모습 너무나 예쁜 걸 다 주고 싶어요 나의 사랑을 바닷빛 풍경 황홀해 끝없이 펼쳐져 있어 시간이 멈췄으면 해 하늘 위로 언제나 오늘을 기억해 하늘 위로 서로의 이름을 불러줘 하늘 위로 꿈인지 현실인지 중요치는 않아 하늘 위로 올라가 올라가 올라가</text:p>
          </table:table-cell>
          <table:table-cell office:value-type="string" table:style-name="ce1">
            <text:p>여</text:p>
          </table:table-cell>
          <table:table-cell table:number-columns-repeated="16377"/>
        </table:table-row>
        <table:table-row table:style-name="ro1">
          <table:table-cell office:value-type="float" office:value="64" table:style-name="ce1">
            <text:p>64</text:p>
          </table:table-cell>
          <table:table-cell office:value-type="string" table:style-name="ce1">
            <text:p>DAY6</text:p>
          </table:table-cell>
          <table:table-cell office:value-type="string" table:style-name="ce1">
            <text:p>한 페이지가 될 수 있게</text:p>
          </table:table-cell>
          <table:table-cell office:value-type="string" table:style-name="ce1">
            <text:p>2019.7.15</text:p>
          </table:table-cell>
          <table:table-cell office:value-type="string" table:style-name="ce1">
            <text:p>사계절</text:p>
          </table:table-cell>
          <table:table-cell office:value-type="string" table:style-name="ce1">
            <text:p>솔직히 말할게 많이 기다려 왔어 너도 그랬을 거라 믿어 오늘이 오길 매일같이 달력을 보면서 솔직히 나에게도 지금 이 순간은 꿈만 같아 너와 함께라 오늘을 위해 꽤 많은 걸 준비해 봤어 All about you and I 다른 건 다 제쳐 두고 Now come with me Take my hand 아름다운 청춘의 한 장 함께 써내려 가자 너와의 추억들로 가득 채울래 (Come on!) 아무 걱정도 하지는 마 나에게 다 맡겨 봐 지금 이 순간이 다시 넘겨볼 수 있는 한 페이지가 될 수 있게 This is our page Our page 솔직히 말할게 지금이 오기까지 마냥 순탄하진 않았지 오늘이 오길 나도 목 빠져라 기다렸어 솔직히 나보다도 네가 몇 배는 더 힘들었을 거라고 믿어 오늘을 위해 그저 견뎌줘서 고마워 All about you and I 다른 건 다 제쳐 두고 Now come with me Take my hand 아름다운 청춘의 한 장 함께 써내려 가자 너와의 추억들로 가득 채울래 (Come on!) 아무 걱정도 하지는 마 나에게 다 맡겨 봐 지금 이 순간이 다시 넘겨볼 수 있는 한 페이지가 될 수 있게 Want you to Come on out and have fun Want us to Have the time of our life Oh 너와의 추억들로 가득 채울래 (Come on!) 아무 걱정도 하지는 마 나에게 다 맡겨 봐 지금 이 순간이 다시 넘겨볼 수 있는 한 페이지가 될 수 있게 This is our page Our page</text:p>
          </table:table-cell>
          <table:table-cell office:value-type="string" table:style-name="ce1">
            <text:p>남</text:p>
          </table:table-cell>
          <table:table-cell table:number-columns-repeated="16377"/>
        </table:table-row>
        <table:table-row table:style-name="ro1">
          <table:table-cell office:value-type="float" office:value="65" table:style-name="ce1">
            <text:p>65</text:p>
          </table:table-cell>
          <table:table-cell office:value-type="string" table:style-name="ce1">
            <text:p>NCT 127</text:p>
          </table:table-cell>
          <table:table-cell office:value-type="string" table:style-name="ce1">
            <text:p>Highway to Heaven</text:p>
          </table:table-cell>
          <table:table-cell office:value-type="string" table:style-name="ce1">
            <text:p>2019.5.24</text:p>
          </table:table-cell>
          <table:table-cell office:value-type="string" table:style-name="ce1">
            <text:p>사계절</text:p>
          </table:table-cell>
          <table:table-cell office:value-type="string" table:style-name="ce1">
            <text:p>네 맘이 Callin' Callin' 날 부르면 I’ll be there 난 이미 Runnin’ Runnin’ 너에게로 뭘 기다리고 있어 저 하늘에 소리쳐 We’ll take the highway to heaven 언제 어디서나 널 느껴 (Oh yeah yeah yeah yeah oh yeah yeah) 너와 난 Highway to heaven 함께 있는 이곳이 천국인 걸 (Oh yeah yeah yeah yeah oh yeah yeah) Ha Look! Pull up 네가 원하면 (All over the world) 그게 어디든 우린 닿을 수 있어 Now we fly to the sky 원한다면 Make you high 따라와 Look! Skrrr처럼 바로 우린 직진 실수해도 돼 그저 Repeat 될 때까지 부딪쳐봐 Like this 한계는 없어 We limitless 가끔씩 막막해질 땐 별일도 아니란 듯이 네 방식대로 Go easy Keep on 아침이 떠오르듯이 길은 이어져 반드시 I believe that we believe that We’ll take the highway to heaven 언제 어디서나 널 느껴 (Oh yeah yeah yeah yeah oh yeah yeah) 너와 난 Highway to heaven 함께 있는 이곳이 천국인 걸 (Oh yeah yeah yeah yeah oh yeah yeah) We’ll take the highway to heaven, highway to heaven (Oh yeah yeah yeah) 너와 난 Highway to heaven, highway to heaven (Oh yeah yeah yeah) 이 길의 끝에 다다랐을 때 I’ll show you the world 지금부터 보여줄게 Just hold my hand 날 따라와 저 하늘 위로 We’ll take the highway to heaven 언제 어디서나 널 느껴 (Oh yeah yeah yeah yeah oh yeah yeah) 너와 난 Highway to heaven 함께 있는 이곳이 천국인 걸 (Oh yeah yeah yeah yeah oh yeah yeah) We’ll take the highway to heaven, highway to heaven (Oh yeah yeah yeah) 너와 난 Highway to heaven, highway to heaven (Oh yeah yeah yeah) We’ll take the highway to heaven 너와 난 Highway to heaven</text:p>
          </table:table-cell>
          <table:table-cell office:value-type="string" table:style-name="ce1">
            <text:p>남</text:p>
          </table:table-cell>
          <table:table-cell table:number-columns-repeated="16377"/>
        </table:table-row>
        <table:table-row table:style-name="ro1">
          <table:table-cell office:value-type="float" office:value="66" table:style-name="ce1">
            <text:p>66</text:p>
          </table:table-cell>
          <table:table-cell office:value-type="string" table:style-name="ce1">
            <text:p>f(x)</text:p>
          </table:table-cell>
          <table:table-cell office:value-type="string" table:style-name="ce1">
            <text:p>All Mine</text:p>
          </table:table-cell>
          <table:table-cell office:value-type="string" table:style-name="ce1">
            <text:p>2016.7.22</text:p>
          </table:table-cell>
          <table:table-cell office:value-type="string" table:style-name="ce1">
            <text:p>사계절</text:p>
          </table:table-cell>
          <table:table-cell office:value-type="string" table:style-name="ce1">
            <text:p>Oh-oh-oh-oh Oh-oh-oh-oh Oh-oh-oh-oh-oh All Mine Oh-oh-oh-oh Oh-oh-oh-oh Oh-oh-oh-oh-oh All Mine 맘이 맘대로 안돼 내 심장 소린 점점 빨라져 말이 맘대로 안돼 내 맘을 따라 잡을 수 없어 Baby Baby 네 눈을 볼 때면 맘이 맘이 이 시공의 벽을 넘어 널 내 품에 안고 Dive All Mine 무지개도 All Mine 저 바다도 All Mine 햇살까지 Oh-oh-oh-oh-oh All Mine All Mine 온 세상이 네 입술이 마법 부려 피어난 Fantasy (꿈의 그림) 작은 두 손에 꼭 쥐어봐 너 몰래 (My Heart) 향기로운 말로 나의 귓가에 속삭여줬어 이 순간 보여지는 모든 환상이 내 거라고 Baby Baby 내 손을 꼭 잡아 우린 우린 이 시공의 벽을 넘어 난 네 손을 잡고 Fly All Mine 흰 구름도 All Mine 이 바람도 All Mine 향기까지 Oh-oh-oh-oh-oh All Mine Oh-oh-oh-oh Oh-oh-oh-oh Oh-oh-oh-oh-oh All Mine Oh-oh-oh-oh Oh-oh-oh-oh Oh-oh-oh-oh-oh All Mine 상상했던 사랑인 거죠 하늘 위 바다 끝 어딜 보아도 알록 달록 아름다워 도무지 난 눈을 뗄 수가 없죠 꿈에서도 펼치게 밤새 설레설레 잠도 못 들게 눈을 감아도 영원해주길 All Mine 네 목소리 All Mine 네 눈빛도 All Mine 네 품까지 Oh-oh-oh-oh-oh All Mine 네 사랑이 마법 부려 펼쳐진 Fantasy (꿈의 그림) 작은 두 손에 꼭 쥐어봐 너 몰래 (My Heart) Oh-oh-oh-oh Oh-oh-oh-oh Oh-oh-oh-oh-oh All Mine</text:p>
          </table:table-cell>
          <table:table-cell office:value-type="string" table:style-name="ce1">
            <text:p>여</text:p>
          </table:table-cell>
          <table:table-cell table:number-columns-repeated="16377"/>
        </table:table-row>
        <table:table-row table:style-name="ro1">
          <table:table-cell office:value-type="float" office:value="67" table:style-name="ce1">
            <text:p>67</text:p>
          </table:table-cell>
          <table:table-cell office:value-type="string" table:style-name="ce1">
            <text:p>NCT DREAM</text:p>
          </table:table-cell>
          <table:table-cell office:value-type="string" table:style-name="ce1">
            <text:p>We Young</text:p>
          </table:table-cell>
          <table:table-cell office:value-type="string" table:style-name="ce1">
            <text:p>2017.8.17</text:p>
          </table:table-cell>
          <table:table-cell office:value-type="string" table:style-name="ce1">
            <text:p>여름</text:p>
          </table:table-cell>
          <table:table-cell office:value-type="string" table:style-name="ce1">
            <text:p>We just wanna have fun cause’ we hot and we young 오늘 함께 해 It’ll be alright 하늘 쨍하게 파란 날이잖아 그래 흠뻑 기분은 들뜬 듯해 ah 좋은 일이 일어날 것 같지 않니 We’ll dance 설레는 내 두 발로 더 다가갈게 난 언제까지나 영원한 친구가 될게 햇빛 아래로 So what We hot We young 걱정하지 마 So what We hot We young 오늘만큼은 Free (Here we go) Hands up in the air 하늘은 무지개 빛 팝콘 구름도 uh uh We Young 넌 내 곁을 둥실 떠다니고 uh 잡힐 듯 잡히지 않곤 해 그런 네가 샤르륵 웃어줄 땐 잔잔한 호숫가 잔디에 싱그런 이슬 머금은 듯 그런 느낌이야 상큼한 레모네이드 같은 그 웃음소리가 라파파파파파 태양은 빛나고 바람이 불어서 좋아 나나나나나나 We go up We go down We’re gonna shut this whole city down Give me the light by your right How you like give me now hola lapapapapa 햇빛 아래로 (Here we go) So what We hot We young 걱정하지 마 So what We hot We young 오늘만큼은 Free (Here we go) Hands up in the air 하늘은 무지개 빛 팝콘 구름도 uh uh We Young 어른이 되면 기억 남을까 지금 이 떨림 손 마주 잡고 눈을 맞추면 So what We’re gonna have fun cause’ we hot and we young 햇빛 아래로 (Here we go) So what We hot We young 걱정하지 마 So what We hot We young 오늘만큼은 Free (Here we go) Hands up in the air 하늘은 무지개 빛 팝콘 구름도 uh uh We Young We Young</text:p>
          </table:table-cell>
          <table:table-cell office:value-type="string" table:style-name="ce1">
            <text:p>남</text:p>
          </table:table-cell>
          <table:table-cell table:number-columns-repeated="16377"/>
        </table:table-row>
        <table:table-row table:style-name="ro1">
          <table:table-cell office:value-type="float" office:value="68" table:style-name="ce1">
            <text:p>68</text:p>
          </table:table-cell>
          <table:table-cell office:value-type="string" table:style-name="ce1">
            <text:p>소녀시대</text:p>
          </table:table-cell>
          <table:table-cell office:value-type="string" table:style-name="ce1">
            <text:p>PARTY</text:p>
          </table:table-cell>
          <table:table-cell office:value-type="string" table:style-name="ce1">
            <text:p>2015.8.18</text:p>
          </table:table-cell>
          <table:table-cell office:value-type="string" table:style-name="ce1">
            <text:p>여름</text:p>
          </table:table-cell>
          <table:table-cell office:value-type="string" table:style-name="ce1">
            <text:p>Hey girls do you know what time it is It must be party time Here we go 여긴 Summer 지금 Radio를 켜 흘러나오는 Favorite song Hey turn it up 뜨거운 리듬 이끄는 대로 Drive 눈이 부신 여름 속으로 Oh Oh 창을 넘어 온 바람을 따라 지금 Yeah Yeah Yeah Yeah Yeah Singing Yeah Yeah Yeah Yeah Yeah 목소릴 높여 Louder and Louder 파도소릴 따라 달려 Here we go We can’t stop stop stop 여긴 Party time 이대로 계속 Party time It’s a party We gon rock rock rock 짜릿하게 난 Tonight P A R T Y P A R T Y 레몬 소주 난 테킬라 넌 모히토 가자 제주 캘리포니아 로마까지 하얀 진주 품은 바다 멋진 파도 Finito P A R T Y P A R T Y We love summer 바쁘게 뛰어 온 어젠 다 잊어버리고 Hey turn it up 저 푸른 하늘 정말 완벽한 걸 수면 위에 가득 물들어 Oh Oh 찬란한 여름 다 가기 전에 함께 Yeah Yeah Yeah Yeah Yeah Singing Yeah Yeah Yeah Yeah Yeah 들뜬 내 맘은 Higher and Higher 어서 잔을 위로 A shot here we go We can’t stop stop stop 여긴 Party time 이대로 계속 Party time It’s a party We gon rock rock rock 짜릿하게 난 Tonight P A R T Y P A R T Y 레몬 소주 난 테킬라 넌 모히토 가자 제주 캘리포니아 로마까지 하얀 진주 품은 바다 멋진 파도 Finito P A R T Y P A R T Y 우릴 부를 Sunrise 찾아와도 멈출 수 없어 계속 되는 Party time Go on and on and on 밤새도록 We can’t stop stop stop 여긴 Party time 이대로 계속 Party time It’s a party We gon rock rock rock 짜릿하게 난 Tonight P A R T Y P A R T Y 레몬 소주 난 테킬라 넌 모히토 가자 제주 캘리포니아 로마까지 하얀 진주 품은 바다 멋진 파도 Finito P A R T Y P A R T Y Party time</text:p>
          </table:table-cell>
          <table:table-cell office:value-type="string" table:style-name="ce1">
            <text:p>여</text:p>
          </table:table-cell>
          <table:table-cell table:number-columns-repeated="16377"/>
        </table:table-row>
        <table:table-row table:style-name="ro1">
          <table:table-cell office:value-type="float" office:value="69" table:style-name="ce1">
            <text:p>69</text:p>
          </table:table-cell>
          <table:table-cell office:value-type="string" table:style-name="ce1">
            <text:p>EXO</text:p>
          </table:table-cell>
          <table:table-cell office:value-type="string" table:style-name="ce1">
            <text:p>Non Stop</text:p>
          </table:table-cell>
          <table:table-cell office:value-type="string" table:style-name="ce1">
            <text:p>2019.11.27</text:p>
          </table:table-cell>
          <table:table-cell office:value-type="string" table:style-name="ce1">
            <text:p>사계절</text:p>
          </table:table-cell>
          <table:table-cell office:value-type="string" table:style-name="ce1">
            <text:p>Hey! a little bit of love, my love non stop Hey! a little bit of love, my love non stop 왠지 들뜬 기분 가슴 뛰는 설렘 지금 내게 맡겨봐 모든 순간이 로맨틱 끝없이 이어질 길을 찾아 달려봐 긴 하룰 덮고 굳이 멀지 않더라도 너와 단둘이 떠나 끌린 대로 우린 이미 답을 알잖아 (어디든) 좀 더 멀리 가볼까 가볼까 그림 같은 하늘과 맞닿은 세상 너머 어딘가 어딘가 들뜬 네 맘 속으로 달리는 기분 I wanna give you baby Hey! a little bit of love, my love non stop Hey! a little bit of love, my love non stop 널 꺼내 봐 좁은 새 장 밖으로 out! Oh my god 공기가 다른 걸 날개를 펴 이대로 Fly away 천천히 더 크게 숨 쉬면 돼 낮보다 길어진 밤이 가장 화려하게 빛나는 순간 Let’s get started 너와 나 둘만 놔두고 Stop it 밤새도록 더 자유롭게 달려보자 go! 영화 속에 봤던 거리 별이 쏟아지는 자리 어디든 말해 줄래 (We don’t wait, go!) 틀에 박힌 계획 따윈 없더라도 너와 함께면 좋아 밤이 새도 우린 잠들 수가 없잖아 (이대로) 별을 따라 가볼까 가볼까 그림 같은 하늘과 맞닿은 세상 너머 어딘가 어딘가 들뜬 네 맘 속으로 달리는 기분 I wanna give you baby Hey! a little bit of love, my love non stop Hey! a little bit of love, my love non stop Oh 쏟아지는 별빛이 번져 가득 번져 Oh girl 어두울수록 더 눈부셔 그 별을 닮은 너와 나 모든 것이 멈춘 밤 멈춘 밤 우리 둘의 얘기만 끝없이 이어지는 이 순간 이 순간 자유로운 곳으로 달리는 기분 I wanna give you baby Hey! a little bit of love, my love non stop Hey! 달리는 기분 I wanna give you baby Hey! a little bit of love, my love non stop Hey! 달리는 기분 I wanna give you baby</text:p>
          </table:table-cell>
          <table:table-cell office:value-type="string" table:style-name="ce1">
            <text:p>남</text:p>
          </table:table-cell>
          <table:table-cell table:number-columns-repeated="16377"/>
        </table:table-row>
        <table:table-row table:style-name="ro1">
          <table:table-cell office:value-type="float" office:value="70" table:style-name="ce1">
            <text:p>70</text:p>
          </table:table-cell>
          <table:table-cell office:value-type="string" table:style-name="ce1">
            <text:p>NCT</text:p>
          </table:table-cell>
          <table:table-cell office:value-type="string" table:style-name="ce1">
            <text:p>Best Day Ever</text:p>
          </table:table-cell>
          <table:table-cell table:style-name="ce1"/>
          <table:table-cell office:value-type="string" table:style-name="ce1">
            <text:p>사계절</text:p>
          </table:table-cell>
          <table:table-cell office:value-type="string" table:style-name="ce1">
            <text:p>빈틈없이 완벽해 저 하늘도 공기도 woo woo 숨이 찰 때까지 거침없이 달리자 woo woo 더 망설이지 말고 (woo) 내 손을 잡아 Oh yeah (yeah) 우리는 더 자유로워 (ho) best day ever (ha) Oh yeah (yeah) 모든 게 다 아름다워 (ho) best day ever and I'm flyin high 심장이 너무 빠르게 움직여 woo (hey) woo (yap) 뜨거워진 꿈들이 너의 맘에 가득 차 woo (yap) woo (come on) 늘 꿈꿔왔던 순간 (woo) 새로운 내일 Oh yeah (yeah) 눈부신 저 하늘 위로 (ho) best day ever (ha) Oh yeah (yeah) 찬란해진 세상으로(ho) best day ever and I'm flyin high Hey hey 믿지 못할 순간들이 다 너의 앞에 Hey now 한 걸음 더 다가서 봐 더 높이 날아 Hey hey 아름다운 너의 꿈이 다 이뤄지게 Hey now 지금이야 멈추지마 더 뛰어올라 Oh yeah 더 높이 저 하늘 위로 best day ever (singing louder with me) Oh yeah 새로워진 세상으로 best day ever and I'm flyin high High high I'm flyin high</text:p>
          </table:table-cell>
          <table:table-cell office:value-type="string" table:style-name="ce1">
            <text:p>남</text:p>
          </table:table-cell>
          <table:table-cell table:number-columns-repeated="16377"/>
        </table:table-row>
        <table:table-row table:style-name="ro1">
          <table:table-cell office:value-type="float" office:value="71" table:style-name="ce1">
            <text:p>71</text:p>
          </table:table-cell>
          <table:table-cell office:value-type="string" table:style-name="ce1">
            <text:p>소녀시대</text:p>
          </table:table-cell>
          <table:table-cell office:value-type="string" table:style-name="ce1">
            <text:p>Holiday</text:p>
          </table:table-cell>
          <table:table-cell office:value-type="string" table:style-name="ce1">
            <text:p>2017.8.4</text:p>
          </table:table-cell>
          <table:table-cell office:value-type="string" table:style-name="ce1">
            <text:p>여름</text:p>
          </table:table-cell>
          <table:table-cell office:value-type="string" table:style-name="ce1">
            <text:p>Ho-Ho-Holiday Ho-Ho-Holiday Ho-Ho-Holiday Ho-Ho-Holiday I’m feeling good 이날을 기다려왔어 처음 만난 그 순간처럼 다시 만난 너와 나 I’m feeling cool 이제야 완벽해졌어 네 곁에 있는 이 순간 모든 게 달라졌어 Yeah Baby Baby 널 모두 보여줘 좀 더 다가올래 걸음을 옮겨 어디든 좋아 Let’s go party 타오르는 저 불빛 아래서 이젠 즐겨볼래 머리 속은 비우고 모든 걸 내게 던져 Hey 오늘이 우리 Holiday 멋진 날이 온 거야 한참 기다린 순간 Hey 특별해 우리 Holiday 너와 나만을 위한 하루가 될 수 있게 지쳤던 맘은 던져버려 여기 너와 나 함께 즐기면 돼 Ho-Ho-Holiday Ho-Ho-Holiday Ho-Ho-Holiday Ho-Ho-Holiday Volume을 높여봐 Feel the beat 지금 이 Rhythm을 느껴봐 Feeling good You know I’m hot hot hot hot 좀 더 뜨거워지는 너와 나의 Daylight Hey 모든 걸 던지고 나와 Party 이 행복이 영원할거라 믿어 Honey Baby Baby 난 멈추지 않아 계속 달려갈래 Rhythm을 따라 기분을 내봐 Shake your body 뜨거워진 이 무대 위에서 같이 놀아볼래 복잡한 건 지우고 모든 걸 내게 맡겨 Hey 오늘이 우리 Holiday 멋진 날이 온 거야 한참 기다린 순간 Hey 특별해 우리 Holiday 너와 나만을 위한 하루가 될 수 있게 지쳤던 맘은 던져버려 여기 너와 나 함께 즐기면 돼 Ho-Ho-Holiday Ho-Ho-Holiday Ho-Ho-Holiday Ho-Ho-Holiday (Hot Hot Hot) 눈부신 너와 나의 지난 얘기 (Hot Hot Hot) 더 뜨거워진 우리 사이 (Hot Hot Hot) 꼭 잡은 두 손 느껴지니 (Hot Hot Hot) Oh yeah hii hah Hey 우리들만의 Holiday 지친 하룰 벗어나 짜릿함에 날 맡겨 Hey 너무 완벽한 Holiday 오늘이 가기 전에 좀 더 즐기는 거야 이대로 맘이 가는 대로 특별한 날을 만들어 너와 나 Ho-Ho-Holiday Ho-Ho-Holiday Ho-Ho-Holiday It’s a Holiday Yeah</text:p>
          </table:table-cell>
          <table:table-cell office:value-type="string" table:style-name="ce1">
            <text:p>여</text:p>
          </table:table-cell>
          <table:table-cell table:number-columns-repeated="16377"/>
        </table:table-row>
        <table:table-row table:style-name="ro1">
          <table:table-cell office:value-type="float" office:value="72" table:style-name="ce1">
            <text:p>72</text:p>
          </table:table-cell>
          <table:table-cell office:value-type="string" table:style-name="ce1">
            <text:p>DAY6</text:p>
          </table:table-cell>
          <table:table-cell office:value-type="string" table:style-name="ce1">
            <text:p>행복했던 날들이었다</text:p>
          </table:table-cell>
          <table:table-cell office:value-type="string" table:style-name="ce1">
            <text:p>2018.12.10</text:p>
          </table:table-cell>
          <table:table-cell office:value-type="string" table:style-name="ce1">
            <text:p>사계절</text:p>
          </table:table-cell>
          <table:table-cell office:value-type="string" table:style-name="ce1">
            <text:p>저녁 노을을 바라보며 널 만나 다행이라고 하던 날이 벌써 꽤나 오래 전 이야기야 이제는 노을은 밤의 시작일 뿐이야 모든 게 아름다웠어 우울한 날들은 없었어 지금 돌이켜보면 우습기도 하지만 후회는 남기지 않았어 사랑했으니까 뭐 됐어 첫째 날부터 마지막 날까지 아 행복했던 날들이었다 (꿈만 같았었지) 이제 더는 없겠지만 지난 날로 남겨야지 말하다 생기는 정적은 전엔 아무렇지 않았는데 이젠 달라 너무도 길게 느껴지고 가슴이 쓰리고 답답해서 힘들어 매 순간이 아까웠어 가는 시간이 참 미웠어 지금 돌이켜 보면 바보 같긴 하지만 후회는 남기지 않았어 사랑했으니까 뭐 됐어 첫째 날부터 마지막 날까지 아 행복했던 날들이었다 (꿈만 같았었지) 이제 더는 없겠지만 지난 날로 남겨야지 아주 가끔은 (그리워할 거야 널) 사실 가끔은 (아니고 자주겠지) 아주 가끔은 (눈물이 흐를 거야) 그 때도 괜찮다고 되뇌일 거야 아 행복했던 날들이었다 (꿈만 같았었지) 이제 더는 없겠지만 지난 날로 남겨야지</text:p>
          </table:table-cell>
          <table:table-cell office:value-type="string" table:style-name="ce1">
            <text:p>남</text:p>
          </table:table-cell>
          <table:table-cell table:number-columns-repeated="16377"/>
        </table:table-row>
        <table:table-row table:style-name="ro1">
          <table:table-cell office:value-type="float" office:value="73" table:style-name="ce1">
            <text:p>73</text:p>
          </table:table-cell>
          <table:table-cell office:value-type="string" table:style-name="ce1">
            <text:p>서영은</text:p>
          </table:table-cell>
          <table:table-cell office:value-type="string" table:style-name="ce1">
            <text:p>가을이 오면</text:p>
          </table:table-cell>
          <table:table-cell office:value-type="string" table:style-name="ce1">
            <text:p>2004.8.3</text:p>
          </table:table-cell>
          <table:table-cell office:value-type="string" table:style-name="ce1">
            <text:p>가을</text:p>
          </table:table-cell>
          <table:table-cell office:value-type="string" table:style-name="ce1">
            <text:p>가을이 오면, 눈부신 아침 햇살에 비친 그대의 미소가 아름다워요 눈을 감으면, 싱그런 바람 가득한 그대의 맑은 숨결이 향기로워요 길을 걸으면, 불러보던 그 옛 노래는 아직도 내 마음을 설레게 하네 하늘을 보면, 님의 부드런 고운 미소 가득한 저 하늘에 가을이 오면 가을이 오면, 호숫가 물결 잔잔한 그대의 슬픈 미소가 아름다워요 눈을 감으면, 지나온 날의 그리운 그대의 맑은 사랑이 향기로워요 노래 부르면, 떠나온 날의 그 추억이 아직도 내 마음을 설레게 하네 잊을 수 없는 님의 부드런 고운 미소 가득한 저 하늘에 가을이 오면 길을 걸으면, 불러보던 그 옛 노래는 아직도 내 마음을 설레게 하네 잊을 수 없는 님의 부드런 고운 미소 가득한 저 하늘에 가을이 오면</text:p>
          </table:table-cell>
          <table:table-cell office:value-type="string" table:style-name="ce1">
            <text:p>여</text:p>
          </table:table-cell>
          <table:table-cell table:number-columns-repeated="16377"/>
        </table:table-row>
        <table:table-row table:style-name="ro1">
          <table:table-cell office:value-type="float" office:value="74" table:style-name="ce1">
            <text:p>74</text:p>
          </table:table-cell>
          <table:table-cell office:value-type="string" table:style-name="ce1">
            <text:p>투어리스트</text:p>
          </table:table-cell>
          <table:table-cell office:value-type="string" table:style-name="ce1">
            <text:p>오늘은 맑음</text:p>
          </table:table-cell>
          <table:table-cell office:value-type="string" table:style-name="ce1">
            <text:p>2015.11.10</text:p>
          </table:table-cell>
          <table:table-cell office:value-type="string" table:style-name="ce1">
            <text:p>사계절</text:p>
          </table:table-cell>
          <table:table-cell office:value-type="string" table:style-name="ce1">
            <text:p>너라면 언제든 좋아 언젠가 꼭 멀리 가보자 좀 힘들어도 차근차근 하나둘 건너가자 가파른 언덕에 숨이 차오를 땐 잠깐만 멈춰 서 서로의 이름을 불러보자 무지개 고갤 내민 하늘에</text:p>
          </table:table-cell>
          <table:table-cell office:value-type="string" table:style-name="ce1">
            <text:p>혼성</text:p>
          </table:table-cell>
          <table:table-cell table:number-columns-repeated="16377"/>
        </table:table-row>
        <table:table-row table:style-name="ro1">
          <table:table-cell office:value-type="float" office:value="75" table:style-name="ce1">
            <text:p>75</text:p>
          </table:table-cell>
          <table:table-cell office:value-type="string" table:style-name="ce1">
            <text:p>클론</text:p>
          </table:table-cell>
          <table:table-cell office:value-type="string" table:style-name="ce1">
            <text:p>도시탈출</text:p>
          </table:table-cell>
          <table:table-cell office:value-type="string" table:style-name="ce1">
            <text:p>1997.6.8</text:p>
          </table:table-cell>
          <table:table-cell office:value-type="string" table:style-name="ce1">
            <text:p>여름</text:p>
          </table:table-cell>
          <table:table-cell office:value-type="string" table:style-name="ce1">
            <text:p>한낮에 찌는 듯한 무더위는 붉은 태양아래 쏟아지고 젊음의 이글대는 여름은 또 푸른 파도로 날 유혹하고 저기 나를 오라 손짓하는 바닷가 세상모든 근심걱정들은 잊어버리고 젊은 태양아래 우리 모두 모여 노랠 불러봐요 신나는 여름을 룰루랄라 룰루랄라 바다로 달려가요 *떠나요 푸른 바다로 복잡한 이 도시를 탈출해봐요 모두 잊어요 지난 일들은 붉은 태양아래 벗어 던지고 찌든 일상에서 벗어나 모두 젊은 태양아래 춤을 춥시다 올해도 내리쬐는 무더위는 우리들을 짜증나게 하고 시원한 파도소리 우릴 오라 약속이나 한 듯 손짓하지 어디선가 들려오는 음악소리에 우린 벌써 들뜬 마음으로 준비를 하지 이글대는 젊은 태양을 향해 달려가고 있어 소리치고 싶어 볼륨을 더 높여 흥겨운 음악을 룰루랄라 룰루랄라 신나는 여름이야 *떠나요 푸른 바다로 복잡한 이 도시를 탈출해봐요 모두 잊어요 지난 일들은 붉은 태양아래 벗어 던지고 찌든 일상에서 벗어나 모두 젊은 태양아래 춤을 춥시다 라랄라 라랄라 라랄랄라리리 라랄라 찌든 일상에서 벗어나 모두 젊은 태양아래 춤을 춥시다</text:p>
          </table:table-cell>
          <table:table-cell office:value-type="string" table:style-name="ce1">
            <text:p>남</text:p>
          </table:table-cell>
          <table:table-cell table:number-columns-repeated="16377"/>
        </table:table-row>
        <table:table-row table:style-name="ro1">
          <table:table-cell office:value-type="float" office:value="76" table:style-name="ce1">
            <text:p>76</text:p>
          </table:table-cell>
          <table:table-cell office:value-type="string" table:style-name="ce1">
            <text:p>모트</text:p>
          </table:table-cell>
          <table:table-cell office:value-type="string" table:style-name="ce1">
            <text:p>여행</text:p>
          </table:table-cell>
          <table:table-cell office:value-type="string" table:style-name="ce1">
            <text:p>2019.11.19</text:p>
          </table:table-cell>
          <table:table-cell office:value-type="string" table:style-name="ce1">
            <text:p>사계절</text:p>
          </table:table-cell>
          <table:table-cell office:value-type="string" table:style-name="ce1">
            <text:p>우린 여행을 떠나는 거야 가방 안엔 뭐든 다 있어요 그러니까 굳이 가게에 들리지 말고 서둘러요 점점 불안해지기 시작해 하루는 왜 이렇게 짧은 건지 넌 그래도 괜찮대 다음에 또 좋은 데 가재 밤에 우리 일찍 잠에 들자 하루가 빨리 시작된다면 눈에 담겨질 많은 장면들이 하나 둘 계속 늘어나게 될 거야 미리 알아온 그곳으로 가자 가자 미리 알아온 그곳으로 가자 넌 어때 우린 여행을 떠나는 거야 다른 연락은 뒤로 미루자 점점 불안해지기 시작해 하루는 왜 이렇게 짧은 건지 넌 그래도 괜찮대 다음에 또 좋은 데 가재 넌 그래도 괜찮대 다음에 또 좋은 데 가재 근데 난 아닌 것 같아 다 멈췄으면 해 밤에 우리 일찍 잠에 들자 하루가 빨리 시작된다면 눈에 담겨질 많은 장면들이 하나 둘 계속 늘어나게 될 거야 밤에 우리 일찍 잠에 들자 하루가 빨리 시작된다면 눈에 담겨질 많은 장면들이 하나 둘 계속 늘어나게 될 거야 미리 알아온 그곳으로 가자 가자 미리 알아온 그곳으로 가자 넌 어때</text:p>
          </table:table-cell>
          <table:table-cell office:value-type="string" table:style-name="ce1">
            <text:p>여</text:p>
          </table:table-cell>
          <table:table-cell table:number-columns-repeated="16377"/>
        </table:table-row>
        <table:table-row table:style-name="ro1">
          <table:table-cell office:value-type="float" office:value="77" table:style-name="ce1">
            <text:p>77</text:p>
          </table:table-cell>
          <table:table-cell office:value-type="string" table:style-name="ce1">
            <text:p>플래그</text:p>
          </table:table-cell>
          <table:table-cell office:value-type="string" table:style-name="ce1">
            <text:p>Promise Land</text:p>
          </table:table-cell>
          <table:table-cell office:value-type="string" table:style-name="ce1">
            <text:p>2019.7.2</text:p>
          </table:table-cell>
          <table:table-cell office:value-type="string" table:style-name="ce1">
            <text:p>사계절</text:p>
          </table:table-cell>
          <table:table-cell office:value-type="string" table:style-name="ce1">
            <text:p>아직까지 날 찾는 그 소리에 너는 더 빨리 더 빨리 더욱 빨리 이제부터라도 한다는 그 말에 나는 더 멀리 더 멀리 저기 멀리 우 우 우우우 우우우 지금보다 더 힘을 내봐 따라오다 보면 괜찮아 우 우 우우우 우우우 이제 나를 믿어봐 내게 다가와 나를 꼭 잡아줘 우린 더 높이 더 높이 하늘 높이 이제 더 이상 우린 혼자가 아니야 (We ah don’t worry don’t worry be happy) 우 우 우우우 우우우 지금보다 더 힘을 내봐 따라오다 보면 괜찮아 우 우 우 우 우우 우 우 우 이제 나를 믿어봐 우리 함께면 모두 해낼 수 있어! 우 우 우우우 우우우 지금보다 더 힘을 내봐 따라오다 보면 괜찮아 우 우 우우우 우우우 나의 손을 잡아봐</text:p>
          </table:table-cell>
          <table:table-cell office:value-type="string" table:style-name="ce1">
            <text:p>남</text:p>
          </table:table-cell>
          <table:table-cell table:number-columns-repeated="16377"/>
        </table:table-row>
        <table:table-row table:style-name="ro1">
          <table:table-cell office:value-type="float" office:value="78" table:style-name="ce1">
            <text:p>78</text:p>
          </table:table-cell>
          <table:table-cell office:value-type="string" table:style-name="ce1">
            <text:p>전기뱀장어</text:p>
          </table:table-cell>
          <table:table-cell office:value-type="string" table:style-name="ce1">
            <text:p>적도</text:p>
          </table:table-cell>
          <table:table-cell office:value-type="string" table:style-name="ce1">
            <text:p>2016.5.19</text:p>
          </table:table-cell>
          <table:table-cell office:value-type="string" table:style-name="ce1">
            <text:p>여름</text:p>
          </table:table-cell>
          <table:table-cell office:value-type="string" table:style-name="ce1">
            <text:p>함께 춤추는 파란 모래 위에 너와 나의 손엔 이름 모를 칵테일 몇 잔에 자꾸만 내 눈은 흔들리는데 아무도 없는 텅 빈 여름의 밤 어쩐지 오늘의 난 잠이 오질 않는 걸 달콤한 공기는 라디오처럼 퍼지고 눈 감으면 너의 머릴 흩트리는 무역풍의 밤 여기 아닌 어딘가 우릴 위한 자리 위로 쏟아지는 별빛 아래 나는 너의 손을 잡고 나지막이 물어볼 거야 우리 함께 하는 오늘이 지나고 내일이 오면 점심이나 먹을래? 밤새워 춤추는 고흐의 별들이 너의 두 눈 속에 가득히 차오르면 황금빛 폭죽은 샴페인처럼 터지고 아무도 없는 텅 빈 해변의 너와 난 꼭 너에게 해야 할 말이 있어 널 처음 본 순간 오늘을 기다렸다고 눈 감으면 너의 머릴 흩트리는 무역풍의 밤 여기 아닌 어딘가 우릴 위한 자리 위로 쏟아지는 별빛 아래 나는 너의 손을 잡고 나지막이 물어볼 거야 우리 함께 하는 오늘이 지나고 내일이 오면 점심이나 먹을래? 점심이나 먹을래? 쏟아지는 별빛 아래 나는 너의 손을 잡고 나지막이 물어볼 거야 우리 함께 하는 오늘이 지나고 내일이 오면 점심이나 먹을래? 점심이나 먹을래? 점심이나 먹을래?</text:p>
          </table:table-cell>
          <table:table-cell office:value-type="string" table:style-name="ce1">
            <text:p>혼성</text:p>
          </table:table-cell>
          <table:table-cell table:number-columns-repeated="16377"/>
        </table:table-row>
        <table:table-row table:style-name="ro1">
          <table:table-cell office:value-type="float" office:value="79" table:style-name="ce1">
            <text:p>79</text:p>
          </table:table-cell>
          <table:table-cell office:value-type="string" table:style-name="ce1">
            <text:p>소망고</text:p>
          </table:table-cell>
          <table:table-cell office:value-type="string" table:style-name="ce1">
            <text:p>Stand By You</text:p>
          </table:table-cell>
          <table:table-cell office:value-type="string" table:style-name="ce1">
            <text:p>2020.7.3</text:p>
          </table:table-cell>
          <table:table-cell office:value-type="string" table:style-name="ce1">
            <text:p>사계절</text:p>
          </table:table-cell>
          <table:table-cell office:value-type="string" table:style-name="ce1">
            <text:p>하루종일 널 기다리잖아 Whoa 바쁘단 말도 많이 했잖아 바로 어제도 지금도 난 널 그리곤 해 높은 구름 위 넌 지금 어디에 아니라고 말 못 했어 나를 좋아하냔 말에서 표정을 숨길 수 없어서 어렴풋 새어나온 미소도 니가 없다면은 I can't go 너를 좋아할래 맘대로 어떡할까 지금의 나 몰라 보러 가고 싶어 늦어버린 걸 몇 시간 째 넌 아무 소식이 없고 바보처럼 난 하염없이 텅 빈 휴대폰을 바라보고서 1 2 3 4 흘러가는 시계 속에 나는 아마 갇혀 있는지내가 원하는 건 단지 Just stand by you Just stand by you oh yeah Just stand by you oh yeah 너에게로 또 다시 그렇게 하루가 의미없이 흘러가고 왜 자꾸 생각나 스쳐간 네 향기가 내 맘을 애태워 간지럽게 해 코 끝을 찡하게 아니라고 말 못 했어 나를 좋아하냔 말에서 표정을 숨길 수 없어서 어렴풋 새어나온 미소도 니가 없다면은 I can't go 너를 좋아할래 맘대로 어떡할까 지금의 나 궁금한지 묻고 싶어 늦어버린 걸 몇 시간 째 넌 아무 소식이 없고 바보처럼 난 하염없이 텅 빈 휴대폰을 바라보고서 1 2 3 4 흘러가는 시계 속에 나는 아마 갇혀 있는지 내가 원하는 건 단지 Just stand by you Just stand by you oh yeah Just stand by you oh yeah 너에게로 또 다시 Boy You don't know why If you ready come to my heart Hey, You don't be shy I'll be there and thinkin' bout you Boy You don't know why If you ready come to my heart Hey, You don't be shy I'll be there and thinkin' bout you</text:p>
          </table:table-cell>
          <table:table-cell office:value-type="string" table:style-name="ce1">
            <text:p>여</text:p>
          </table:table-cell>
          <table:table-cell table:number-columns-repeated="16377"/>
        </table:table-row>
        <table:table-row table:style-name="ro1">
          <table:table-cell office:value-type="float" office:value="80" table:style-name="ce1">
            <text:p>80</text:p>
          </table:table-cell>
          <table:table-cell office:value-type="string" table:style-name="ce1">
            <text:p>UZA&amp;SHANE</text:p>
          </table:table-cell>
          <table:table-cell office:value-type="string" table:style-name="ce1">
            <text:p>Rose</text:p>
          </table:table-cell>
          <table:table-cell office:value-type="string" table:style-name="ce1">
            <text:p>2019.12.1</text:p>
          </table:table-cell>
          <table:table-cell office:value-type="string" table:style-name="ce1">
            <text:p>겨울</text:p>
          </table:table-cell>
          <table:table-cell office:value-type="string" table:style-name="ce1">
            <text:p>기다려왔던 순간 들이 눈앞에 펼쳐져 차가운 바람에 움츠렸지만 이젠 나는 달라 너를 떠올리게 하는 아침이 Like other space 새롭게만 느껴져 붉게 일렁이는 내 바램이 아지랑이 끝의 네게 닿기를 변하지 않는 마음을 너와 내가 나눈다면 우린 더 큰 세상으로 we can fly 새로운 시작을 알려주는 따듯한 햇살아래 We can smile You are the rose 아름다운 넌 rose 마치 기적처럼 내게 다가와 의미를 전해주는 넌 rose 영원한 사랑의 rose 너의 향기처럼 네 곁에 머물고만 싶은걸 우리가 가까워진 이 순간 머릿속은 온통 너와의 미래를 꿈꾸고 있는 내가 달라 보여 변하지 않는 마음을 너와 내가 나눈다면 우린 더 큰 세상으로 we can fly 새로운 시작을 알려주는 따듯한 햇살아래 We can smile You are the rose 아름다운 넌 rose 마치 기적처럼 내게 다가와 의미를 전해주는 넌 rose 영원한 사랑의 rose 너의 향기처럼 네 곁에 머물고 만 싶은 걸 나의 귓가에 매일 속삭여줘 너 만이 해줄 수 있는 말들을 네게 안겨 있을 때면 더 이상 외롭지 않아 영원히 여기 머물러줘 You are the rose 아름다운 넌 rose 마치 기적처럼 내게 다가와 의미를 전해주는 넌 rose 영원한 사랑의 rose 너의 향기처럼 네 곁에 머물고만 싶은 걸</text:p>
          </table:table-cell>
          <table:table-cell office:value-type="string" table:style-name="ce1">
            <text:p>혼성</text:p>
          </table:table-cell>
          <table:table-cell table:number-columns-repeated="16377"/>
        </table:table-row>
        <table:table-row table:style-name="ro1">
          <table:table-cell office:value-type="float" office:value="81" table:style-name="ce1">
            <text:p>81</text:p>
          </table:table-cell>
          <table:table-cell office:value-type="string" table:style-name="ce1">
            <text:p>디오디오</text:p>
          </table:table-cell>
          <table:table-cell office:value-type="string" table:style-name="ce1">
            <text:p>Colorful</text:p>
          </table:table-cell>
          <table:table-cell office:value-type="string" table:style-name="ce1">
            <text:p>2018.3.21</text:p>
          </table:table-cell>
          <table:table-cell office:value-type="string" table:style-name="ce1">
            <text:p>사계절</text:p>
          </table:table-cell>
          <table:table-cell office:value-type="string" table:style-name="ce1">
            <text:p>어느새 내 머리 위로 아름다운 별이 반짝 빛나고 있고 너의 눈동잔 아름답게 눈이 부시도록 빛나고 있던 무채색으로 무미건조하던 차갑던 나의 세상을 따듯하게 빛나게 해준 너는 어디에 너는 어디에 숨었니 그대는 colorful 오 아름답게 비추는 형형색색 빛깔로 눈부시게 아름다운 그대는 colorful 오 아름답게 비추는 일곱 빛깔 무지개로 눈이 부시는 나의 계절 가장 따뜻한 햇살이 내 맘을 비출 때 너는 내 안에 머무르며 눈이 부시도록 빛나고 있던 무채색으로 무미건조하던 차갑던 나의 세상을 따듯하게 빛나게 해준 너는 어디에 너는 어디에 숨었니 그대는 colorful 오 아름답게 비추는 형형색색 빛깔로 눈부시게 아름다운 그대는 colorful 오 아름답게 비추는 일곱 빛깔 무지개로 눈이 부시는 잠깐 조금만 기다려 너의 품으로 나를 데려가 주렴 화사하게 빛나던 너는 내 안에 나는 네 안에 있기를 그대는 colorful 오 아름답게 비추는 형형색색 빛깔로 눈부시게 아름다운 그대는 colorful 오 아름답게 비추는 일곱 빛깔 무지개로 눈이 부시는 그런 아름다운 빛으로 나를 데려가 줘 너의 목소리를 듣고 싶어 오 그대는 colorful</text:p>
          </table:table-cell>
          <table:table-cell office:value-type="string" table:style-name="ce1">
            <text:p>남</text:p>
          </table:table-cell>
          <table:table-cell table:number-columns-repeated="16377"/>
        </table:table-row>
        <table:table-row table:style-name="ro1">
          <table:table-cell office:value-type="float" office:value="82" table:style-name="ce1">
            <text:p>82</text:p>
          </table:table-cell>
          <table:table-cell office:value-type="string" table:style-name="ce1">
            <text:p>윤종신</text:p>
          </table:table-cell>
          <table:table-cell office:value-type="string" table:style-name="ce1">
            <text:p>고속도로 로맨스</text:p>
          </table:table-cell>
          <table:table-cell office:value-type="string" table:style-name="ce1">
            <text:p>2013.7.16</text:p>
          </table:table-cell>
          <table:table-cell office:value-type="string" table:style-name="ce1">
            <text:p>여름</text:p>
          </table:table-cell>
          <table:table-cell office:value-type="string" table:style-name="ce1">
            <text:p>멈추지 않고 달려 갈 거야 Baby 그곳의 파란 하늘 보여주고 싶어 Baby 내 손 한번 꼭 잡아 주겠니 Baby 우리 오늘을 얼마나 손꼽아 기다렸나 찌는 더위도 나는 좋아 타는 태양도 좋아 이렇게 너와 달리고 있는데 어디쯤 왔나 우리 사랑 후끈 달아 오를곳 조금만 조금만 더 빠르게 창을 열어 소리쳐봐 우리는 바다로 가요 답답한 도시는 버린 지 오래 까맣게 타서 돌아올 거예요 창을 열어 소리쳐 봐 우린 너무 사랑해요 그래 우리는 미쳐버렸어 떠난 게 좋아서 The Summer Dream 찌는 더위도 나는 좋아 타는 태양도 좋아 이렇게 너와 달리고 있는데 어디쯤 왔나 우리 사랑 후끈 달아 오를곳 조금만 조금만 더 빠르게 창을 열어 소리쳐봐 우리는 바다로 가요 답답한 도시는 버린 지 오래 까맣게 타서 돌아올 거예요 창을 열어 소리쳐 봐 우린 너무 사랑해요 그래 우리는 미쳐버렸어 떠난 게 좋아서 창을 열어 소리쳐 봐 우리는 바다로 가요 답답한 도시는 버린 지 오래 까맣게 타서 돌아올 거예요 창을 열어 소리쳐 봐 우린 너무 사랑해요 그래 우리는 미쳐버렸어 떠난 게 좋아서 The Summer Dream</text:p>
          </table:table-cell>
          <table:table-cell office:value-type="string" table:style-name="ce1">
            <text:p>남</text:p>
          </table:table-cell>
          <table:table-cell table:number-columns-repeated="16377"/>
        </table:table-row>
        <table:table-row table:style-name="ro1">
          <table:table-cell office:value-type="float" office:value="83" table:style-name="ce1">
            <text:p>83</text:p>
          </table:table-cell>
          <table:table-cell office:value-type="string" table:style-name="ce1">
            <text:p>김광석</text:p>
          </table:table-cell>
          <table:table-cell office:value-type="string" table:style-name="ce1">
            <text:p>바람이 불어오는 곳</text:p>
          </table:table-cell>
          <table:table-cell office:value-type="string" table:style-name="ce1">
            <text:p>2014.12.11</text:p>
          </table:table-cell>
          <table:table-cell office:value-type="string" table:style-name="ce1">
            <text:p>여름</text:p>
          </table:table-cell>
          <table:table-cell office:value-type="string" table:style-name="ce1">
            <text:p>바람이 불어오는 곳 그 곳으로 가네 그대의 머릿결같은 나무 아래로 덜컹이는 기차에 기대어 너에게 편지를 쓴다 꿈에 보았던 길 그 길에 서있네 설레임과 두려움으로 불안한 행복이지만 우리가 느끼며 바라본 하늘과 사람들 힘겨운 날들도 있지만 새로운 꿈들을 위해 바람이 불어오는 곳 그 곳으로 가네 햇살이 눈부신 곳 그 곳으로 가네 바람에 내 몸 맡기고 그 곳으로 가네 출렁이는 파도에 흔들려도 수평선을 바라보며 햇살이 웃고 있는 곳 그 곳으로 가네 나뭇잎이 손짓하는 곳 그 곳으로 가네 휘파람 불며 걷다가 너를 생각해 너의 목소리가 그리워도 뒤돌아 볼 수는 없지 바람이 불어오는 곳 그 곳으로 가네</text:p>
          </table:table-cell>
          <table:table-cell office:value-type="string" table:style-name="ce1">
            <text:p>남</text:p>
          </table:table-cell>
          <table:table-cell table:number-columns-repeated="16377"/>
        </table:table-row>
        <table:table-row table:style-name="ro1">
          <table:table-cell office:value-type="float" office:value="84" table:style-name="ce1">
            <text:p>84</text:p>
          </table:table-cell>
          <table:table-cell office:value-type="string" table:style-name="ce1">
            <text:p>문문</text:p>
          </table:table-cell>
          <table:table-cell office:value-type="string" table:style-name="ce1">
            <text:p>애월</text:p>
          </table:table-cell>
          <table:table-cell office:value-type="string" table:style-name="ce1">
            <text:p>2016.11.10</text:p>
          </table:table-cell>
          <table:table-cell office:value-type="string" table:style-name="ce1">
            <text:p>겨울</text:p>
          </table:table-cell>
          <table:table-cell office:value-type="string" table:style-name="ce1">
            <text:p>사랑을 말하거나 바다를 바라볼 때 눈가가 시려 오면 어른이 된 거래요 겁이 참 많았어요 내가 더 빠질까 봐 눈가가 시리네요 어른이 됐나 봐요 그 시절에 나는 너에게 빠져 주정뱅이 같은 노랠 했어요 좋아했나 봐요 많이 많이요 다시 생각해도 아찔한 걸 보니 내 모든 것들이 부서져도 남은 건 너 하나 일 거에요 끝에 와야 아는 내 사랑 처음 짧았던 봄으로 널 기억해요 날 보는 눈이 차가웠어도 온기 잃지 말고 따뜻해 줘요 바람이 차다거나 태양이 짧아질 때 코끝이 찡해오면 어려 진거래요 별이 참 많았어요. 구월에 작은 섬엔 코끝이 찡하네요. 어려 졌나 봐요 우리들의 밤은 우주가 만든 대사 하나 없는 영화 였어요 그리운가봐요. 많이 많이요 낮과 밤이 바뀌어 괴로울 만큼 내 남은 것들이 없어져도 아련한 그대를 지켜줘요 눈에 담고 사는 내 사랑 처음 그때에 그대로 있을게요 어색한 눈빛과 표정으로 자주 쉬곤 했던 목소리까지 그때에 그대로 있을게요 그때에 그대로 있을게요.</text:p>
          </table:table-cell>
          <table:table-cell office:value-type="string" table:style-name="ce1">
            <text:p>남</text:p>
          </table:table-cell>
          <table:table-cell table:number-columns-repeated="16377"/>
        </table:table-row>
        <table:table-row table:style-name="ro1">
          <table:table-cell office:value-type="float" office:value="85" table:style-name="ce1">
            <text:p>85</text:p>
          </table:table-cell>
          <table:table-cell office:value-type="string" table:style-name="ce1">
            <text:p>권순관</text:p>
          </table:table-cell>
          <table:table-cell office:value-type="string" table:style-name="ce1">
            <text:p>긴 여행을 떠나요</text:p>
          </table:table-cell>
          <table:table-cell office:value-type="string" table:style-name="ce1">
            <text:p>2013.4.11</text:p>
          </table:table-cell>
          <table:table-cell office:value-type="string" table:style-name="ce1">
            <text:p>여름</text:p>
          </table:table-cell>
          <table:table-cell office:value-type="string" table:style-name="ce1">
            <text:p>긴 여행을 떠나요 가능한 먼 곳에 가벼운 짐 들고 화려한 휴양지보다는 작은 마을 사람들이 사는 곳 그런 곳이 더 좋을 거에요 저 들판을 걸어요 바람을 맞으며 이렇게 해볼까요 손잡고 콧노래를 부르며 기분 따라 발걸음에 맞추어 떠나오길 잘했다 하겠죠 비바람 속을 우산 없이 걸어요 물기 머금은 그 모습도 좋겠죠 빗물에 젖어들 때 우산 속에 막혀있던 그 마음을 흘려보내요 밤, 검푸른 하늘과 별의 파편들이 어둠을 밝히겠죠 맨발을 벗고 숲 속 길을 걸어요 좀 아픈 만큼 나를 붙잡을테니 가까운 그대 숨결 발끝에 전해져요 세상이 품은 온기가 긴 여행을 떠나요 도착했을 때엔 해가 졌음 해요 천천히 밥을 지어 먹고 이런저런 얘기라도 하겠죠 특별하지 않아도 좋아요</text:p>
          </table:table-cell>
          <table:table-cell office:value-type="string" table:style-name="ce1">
            <text:p>여</text:p>
          </table:table-cell>
          <table:table-cell table:number-columns-repeated="16377"/>
        </table:table-row>
        <table:table-row table:style-name="ro1">
          <table:table-cell office:value-type="float" office:value="86" table:style-name="ce1">
            <text:p>86</text:p>
          </table:table-cell>
          <table:table-cell office:value-type="string" table:style-name="ce1">
            <text:p>데일리노트</text:p>
          </table:table-cell>
          <table:table-cell office:value-type="string" table:style-name="ce1">
            <text:p>여행</text:p>
          </table:table-cell>
          <table:table-cell office:value-type="string" table:style-name="ce1">
            <text:p>2015.9.14</text:p>
          </table:table-cell>
          <table:table-cell office:value-type="string" table:style-name="ce1">
            <text:p>사계절</text:p>
          </table:table-cell>
          <table:table-cell office:value-type="string" table:style-name="ce1">
            <text:p>붉게 물든 태양으로 기차를 타고 멀리 가보자 우릴 찾지 못할 곳으로 기차에 올라타고서 멀어진 내 자릴 보니 이리저리 치여 살던 내가 있구나 하루만 하루만 쉬었다 오자 멀리서 보면 사소했던 자잘한 오해들 바람 속으로 모두 날려 보내자 도시를 벗어나고서 넓게 트인 바다를 보니 속이 좁고 옹졸했던 내가 있구나 하루만 하루만 쉬었다 오자 새로워질 나 혼자만을 위한 여행을</text:p>
          </table:table-cell>
          <table:table-cell office:value-type="string" table:style-name="ce1">
            <text:p>남</text:p>
          </table:table-cell>
          <table:table-cell table:number-columns-repeated="16377"/>
        </table:table-row>
        <table:table-row table:style-name="ro1">
          <table:table-cell office:value-type="float" office:value="87" table:style-name="ce1">
            <text:p>87</text:p>
          </table:table-cell>
          <table:table-cell office:value-type="string" table:style-name="ce1">
            <text:p>씨스타</text:p>
          </table:table-cell>
          <table:table-cell office:value-type="string" table:style-name="ce1">
            <text:p>Loving U</text:p>
          </table:table-cell>
          <table:table-cell office:value-type="string" table:style-name="ce1">
            <text:p>2012.6.28</text:p>
          </table:table-cell>
          <table:table-cell office:value-type="string" table:style-name="ce1">
            <text:p>여름</text:p>
          </table:table-cell>
          <table:table-cell office:value-type="string" table:style-name="ce1">
            <text:p>Hey 참 이상해 정말 strange 이런 적 없었는데 널 볼때마다 나 두근두근 떨리는게 When I see your face 혼자 막 상상을 해 나 표정 관리 안돼 미칠 것 같아 또 니가 니가 보고 싶어서 I wanna say woo woo woo woo yeah 너땜에 그래 먼저 말하긴 싫은데 내 입가에 맴돌아 Loving U U 나 어떡해 what should I do? 조절이 안돼 내 맘 고장 나버린 heart 정신 못 차릴 만큼 Boy I'm falling in love with U U 나 어떡해 what should I do? 널 놓치면 난 안돼 사랑한다고 Woo woo woo woo woo Woo woo woo woo woo woo Baby I'm in love with you ok let's talk about love 모두 휘파람을 불며 어머나 나를 꼬시려고 했던 남자들 이젠 모두 안녕 내 애교섞인 목소리는 오빠만 부를래 (오빠야) 어쩌면 좋아 내가 사랑에 빠졌나 봐 Woo woo woo woo yeah 너땜에그래 먼저 말하긴 싫은데 내 입가에 맴돌아 Loving U U 나 어떡해 what should I do? 조절이 안돼 내 맘 고장 나버린 heart 정신 못 차릴 만큼 Boy I'm falling in love with U U 나 어떡해 what should I do? 널 놓치면 난 안돼 사랑한다고 Woo woo woo woo woo Woo woo woo woo woo woo Baby I'm in love with you 애타는 내 맘 너무 기나긴 밤 숨겨왔던 너를 향한 말 사랑해 Baby I’m in love with U U 나 어떻게 해 what should I do 조절이 안돼 내 맘 고장 나버린 heart 정신 못 차릴 만큼 Boy I'm falling in love with U U 나 어떡해 what should I do? 널 놓치면 난 안돼 사랑한다고 Woo woo woo woo woo Woo woo woo woo woo woo Baby I'm in love with you Hello Hello 눈이 마주치면 L. O. L. O. V. E 나는 말해 멜로 멜로 우린 L. O. L. O. V. E. L. O. L. O. V. E I only think about U</text:p>
          </table:table-cell>
          <table:table-cell office:value-type="string" table:style-name="ce1">
            <text:p>여</text:p>
          </table:table-cell>
          <table:table-cell table:number-columns-repeated="16377"/>
        </table:table-row>
        <table:table-row table:style-name="ro1">
          <table:table-cell office:value-type="float" office:value="88" table:style-name="ce1">
            <text:p>88</text:p>
          </table:table-cell>
          <table:table-cell office:value-type="string" table:style-name="ce1">
            <text:p>마이티 마우스</text:p>
          </table:table-cell>
          <table:table-cell office:value-type="string" table:style-name="ce1">
            <text:p>랄랄라</text:p>
          </table:table-cell>
          <table:table-cell office:value-type="string" table:style-name="ce1">
            <text:p>2011.6.29</text:p>
          </table:table-cell>
          <table:table-cell office:value-type="string" table:style-name="ce1">
            <text:p>여름</text:p>
          </table:table-cell>
          <table:table-cell office:value-type="string" table:style-name="ce1">
            <text:p>Intro) 나 오늘 떠날 거야 나를 찾지 말아줘 저 뜨거운 태양을 만나러 갈꺼야 춤추고 노래 부르는 여행이 시작 된 거야 Loud) Hooo lets party Olla (fiesta) amigo (fiesta) Senorita (fiesta) Alle alle alle alle Olla (fiesta) amiga (fiesta) Senorito (fiesta) Hook) 랄랄라~ Rap.1) Yo yo yo yo 날 찾지 마요 저 태양이 날 부르네요 잠시만요 나 떠나요 잃어버린 나를 찾아 올게요 전화기는 잠시 꺼놓고 음악은 크게 틀어놓고 그 노래를 같이 따라 부르며 (랄랄라) B.sec) 날 찾지마 Sorry I'm on a vacation 이 순간만을 꿈꿔 왔던 거야 (fiesta!) 나도 그대를 따라 떠나고 싶어요 자! 이제 가방을 메고 나와 같이 let’s go! Cho) 나 오늘 떠날 거야 나를 찾지 말아줘 저 뜨거운 태양을 만나러 갈꺼야 춤추고 노래 부르는 여행이 시작 된 거야 Fiesta~ Hook) Repeat. Rap2) 난 오늘은 즐길래 내일은 몰라 하고 싶은 것 마음대로 골라 자! 놀자 또 놀자 지쳐 쓰러질 때까지 놀아보자 지나간 얘기들은 이제 그만 내가 사랑하는 친구들과 이 음악 이 순간 이것 만으로도 충분해 B.sec) Repeat. Cho) Repeat. Hook) Repeat. Loud) Repeat. Cho) Repeat X 2 Hook) Repeat</text:p>
          </table:table-cell>
          <table:table-cell office:value-type="string" table:style-name="ce1">
            <text:p>남</text:p>
          </table:table-cell>
          <table:table-cell table:number-columns-repeated="16377"/>
        </table:table-row>
        <table:table-row table:style-name="ro1">
          <table:table-cell office:value-type="float" office:value="89" table:style-name="ce1">
            <text:p>89</text:p>
          </table:table-cell>
          <table:table-cell office:value-type="string" table:style-name="ce1">
            <text:p>에픽하이</text:p>
          </table:table-cell>
          <table:table-cell office:value-type="string" table:style-name="ce1">
            <text:p>FLY</text:p>
          </table:table-cell>
          <table:table-cell office:value-type="string" table:style-name="ce1">
            <text:p>2005.10.4</text:p>
          </table:table-cell>
          <table:table-cell office:value-type="string" table:style-name="ce1">
            <text:p>사계절</text:p>
          </table:table-cell>
          <table:table-cell office:value-type="string" table:style-name="ce1">
            <text:p>힘들죠? (힘들죠) 오늘도 잔인한 세상은 너를 비웃고 거울 앞에서도 기죽고 또 홀로 술잔을 비우고 (don’t know where to go) 단 한번의 실수로 모든 것을 잃고 고개를 숙일 땐 손을 모아 날개를 피고 You can fly 눈을 뜨며 맞는 아침 똑같은 방향뿐인 삶의 나침반 만만한 세상에 쉽게 무릎 꿇고 쉴새 없이 신세 타 타타타령만 아 아아아아 아련한 옛 꿈을 쫓던 가련한 두팔로 화려한 날개를 피고 You can fly Higher 저 하늘 위에 새들보다 You Can Fly Higher 단 하나뿐인 그대와 나 Fly (My Baby) 세상이 뭐라고 말해도 Fly, fly, get em up high, 누가 뭐래도 가라고 go go Fly (My Baby) 사랑이 널 두고 떠나도 Fly, fly get em up high Fly 그대가 가진 것은 없어도 You Can Fly 사랑이 차갑게 널 버려도 You Can Fly 아픈 가슴에 숨이 멎어도 You Can Fly You got to fly sky high! 눈을 뜨고 바라봐도 빛은 없고 꿈을 꾸며 살아가도 길은 멀고 내 뜻대로 가도 숨을 몰아 쉬었고 진실을 말해도 돌아섰죠 아직도 찾는 것을 못 찾았고 아무도 너를 사랑하지 못 한다고 낙오감에 빠져도 Never die 날개를 피고 Let’s go everybody Fly! You Can Fly (누가 뭐래도) higher (나는 절대로) 저 하늘위에 새들보다 (내 꿈을 포기못해) You Can Fly (누가 뭐래도) Higher (나는 절대로) 단 하나뿐인 그대와 나 (내 꿈을 포기못해) Fly (My Baby) 세상이 뭐라고 말해도 Fly, fly, get em up high, 누가 뭐래도 가라고 go go Fly (My Baby) 사랑이 널두고 떠나도 Fly, fly get em up high 괜한 한숨에 지워지는 단 한 번의 꿈 몇만 번의 시도 위에 갈라서는 문 눈을 뜨며 살아감에 보여 희망의 연기가 모두 털어날려버려 비관의 먼지 다 역시 나도 때론 괜한 겁이나 천천히 가 왜 꿈을 쉽게 버리나 때론 낮게 나는 새도 멀리 봐 어두운 밤일수록 밝은 별은 더 빛나 Fly 세상이 뭐라고 말해도 Fly 사랑이 널 두고 떠나도 EPIK Fly 세상이 뭐라 말해도 Fly, fly get em up high Fly 사랑이 멀리 떠나도 Fly, fly get em up high EPIK</text:p>
          </table:table-cell>
          <table:table-cell office:value-type="string" table:style-name="ce1">
            <text:p>남</text:p>
          </table:table-cell>
          <table:table-cell table:number-columns-repeated="16377"/>
        </table:table-row>
        <table:table-row table:style-name="ro1">
          <table:table-cell office:value-type="float" office:value="90" table:style-name="ce1">
            <text:p>90</text:p>
          </table:table-cell>
          <table:table-cell office:value-type="string" table:style-name="ce1">
            <text:p>자우림</text:p>
          </table:table-cell>
          <table:table-cell office:value-type="string" table:style-name="ce1">
            <text:p>일탈</text:p>
          </table:table-cell>
          <table:table-cell office:value-type="string" table:style-name="ce1">
            <text:p>1997.11.1</text:p>
          </table:table-cell>
          <table:table-cell office:value-type="string" table:style-name="ce1">
            <text:p>사계절</text:p>
          </table:table-cell>
          <table:table-cell office:value-type="string" table:style-name="ce1">
            <text:p>매일 똑같이 굴러가는 하루 지루해 난 하품이나해 뭐 화끈한 일 뭐 신나는 일 없을까 할일이 쌓였을때 훌쩍 여행을 아파트 옥상에서 번지 점프를 신도림 역안에서 스트립쇼를 야이야이야이야이야 하는 일 없이 피곤한 일상 나른해 난 기지개나 켜 뭐 화끈한 일 뭐 신나는 일 없을까 머리에 꽃을 달고 미친 척 춤을 선보기 하루전에 홀딱 삭발을 비오는 겨울밤에 벗고 조깅을 야이야이야이야이야 할일이 쌓였을때 훌쩍 여행을 아파트 옥상에서 번지 점프를 신도림 역안에서 스트립쇼를 야이야이야이야이야 모두 원해 어딘가 도망칠 곳을 모두 원해 무언가 색다른 것을 모두 원해 모두 원해 나도 원해 히~ 매일 똑같이 굴러가는 하루 뭐 화끈한일 뭐 신나는일 없을까 할일이 쌓였을때 훌쩍 여행을 아파트 옥상에서 번지 점프를 신도림 역안에서 스트립쇼를 야이야이야이야이야 머리에 꽃을달고 미친 척 춤을 선보기 하루전에 훌쩍 삭발을 비오는 겨울밤에 벗고 조깅을 야이야이야이야이야 할일이 쌓였을때 훌쩍 여행을 아파트 옥상에서 번지 점프를 신도림 역안에서 스트립쇼를 야이야이야이야이야 머리에 꽃을달고 미친 척 춤을 선보기 하루전에 훌쩍 삭발을 비오는 겨울밤에 벗고 조깅을 야이야이야이야이야</text:p>
          </table:table-cell>
          <table:table-cell office:value-type="string" table:style-name="ce1">
            <text:p>혼성</text:p>
          </table:table-cell>
          <table:table-cell table:number-columns-repeated="16377"/>
        </table:table-row>
        <table:table-row table:style-name="ro1">
          <table:table-cell office:value-type="float" office:value="91" table:style-name="ce1">
            <text:p>91</text:p>
          </table:table-cell>
          <table:table-cell office:value-type="string" table:style-name="ce1">
            <text:p>하림</text:p>
          </table:table-cell>
          <table:table-cell office:value-type="string" table:style-name="ce1">
            <text:p>여기보단 어딘가에</text:p>
          </table:table-cell>
          <table:table-cell office:value-type="string" table:style-name="ce1">
            <text:p>2004.4.9</text:p>
          </table:table-cell>
          <table:table-cell office:value-type="string" table:style-name="ce1">
            <text:p>사계절</text:p>
          </table:table-cell>
          <table:table-cell office:value-type="string" table:style-name="ce1">
            <text:p>아무 일도 없는 하루 또 하루가 나를 지치게 해 보잘것 없는 일상 초라한 평화 속 숨막혀 하면서 사는 동안 잃어버린 모든 것을 이곳에는 없으니 이제 난 떠난다 크게 숨쉬며 돌아올 봄 없이 내가 가두었던 내 자유를 찾아 하늘과 호수 들판을 달려 파도가 흰구름을 품는 곳으로 -간주중- 나 또다시 이곳으로 돌아오길 위해서 이제 난 떠난다 크게 숨쉬며 돌아올 봄 없이 내가 가두었던 내 자유를 찾아 하늘과 호수 들판을 달려 파도가 흰구름을 품는 곳으로 내가 가두었던 내 자유를 찾아 들판을 달려 파도가 흰구름을 품는 곳으로 지금 여기보다 그 어디엔가로</text:p>
          </table:table-cell>
          <table:table-cell office:value-type="string" table:style-name="ce1">
            <text:p>남</text:p>
          </table:table-cell>
          <table:table-cell table:number-columns-repeated="16377"/>
        </table:table-row>
        <table:table-row table:style-name="ro1">
          <table:table-cell office:value-type="float" office:value="92" table:style-name="ce1">
            <text:p>92</text:p>
          </table:table-cell>
          <table:table-cell office:value-type="string" table:style-name="ce1">
            <text:p>언타이틀</text:p>
          </table:table-cell>
          <table:table-cell office:value-type="string" table:style-name="ce1">
            <text:p>날개</text:p>
          </table:table-cell>
          <table:table-cell office:value-type="string" table:style-name="ce1">
            <text:p>1997.2.1</text:p>
          </table:table-cell>
          <table:table-cell office:value-type="string" table:style-name="ce1">
            <text:p>사계절</text:p>
          </table:table-cell>
          <table:table-cell office:value-type="string" table:style-name="ce1">
            <text:p>여기가 어딘가 지금 어딜 날고 있나 가장 높은 곳으로 계속 오르려하나 나는 모든 걸 이겨냈지 고통을 참아냈지 그래서 날아갈 수 있게 되버렸지 나의 한계에 도전을 해봤어 지금 난 세상 모두를 뛰어 넘었어 이제 날 수가 있어 날개가 있어 훨훨 날수 있어 훨 작은 날개로 나의 세상 날아가는 꿈에 부풀어버린 내마음은 자유를 찾아 날개 있어 기쁜 내마음(어) 날고 있는 큰 자유만큼(어) 비록 지금은 힘이 들지도 몰라 하지만 언젠가는 미소짓게 될 꺼야(어) 나에게 있어 가장 중요한 것은 바로 나의 꿈 또 희망, 또 나의 날개야 그저 지켜봐 주기 만해 나는 나의 날갤 펴고 날 아가야 해 이제는 정말 구속받기 싫은데 천만 다행이야 나에겐 날개가 있으니 하늘을 날 수 있어</text:p>
          </table:table-cell>
          <table:table-cell office:value-type="string" table:style-name="ce1">
            <text:p>남</text:p>
          </table:table-cell>
          <table:table-cell table:number-columns-repeated="16377"/>
        </table:table-row>
        <table:table-row table:style-name="ro1">
          <table:table-cell office:value-type="float" office:value="93" table:style-name="ce1">
            <text:p>93</text:p>
          </table:table-cell>
          <table:table-cell office:value-type="string" table:style-name="ce1">
            <text:p>최낙타</text:p>
          </table:table-cell>
          <table:table-cell office:value-type="string" table:style-name="ce1">
            <text:p>Grab Me</text:p>
          </table:table-cell>
          <table:table-cell office:value-type="string" table:style-name="ce1">
            <text:p>2017.4.12</text:p>
          </table:table-cell>
          <table:table-cell office:value-type="string" table:style-name="ce1">
            <text:p>봄</text:p>
          </table:table-cell>
          <table:table-cell office:value-type="string" table:style-name="ce1">
            <text:p>어쩌다 눈을 딱 감았을 때 어두워진 내 앞에 네가 보일 때 아니면 날씨가 확 포근해질 때도 난 난 네 생각이 나 어어 하지만 난 가끔 막막 기억이 바뀌어서 괜히 말도 안되는 핑곌 갖고 말을 하네 마네 뭐뭐 난 상관없어 네가 좋으니까 너도 날 좋아하니까 plz grab me baby 넌 부끄럼이 많은지 아님 진심이 아닌 건지 뭐 부족한게 있는지 내게 말해줄래 g. r. a. b. grab me g. r. a. b. 내 맘 속엔 할 말이 많은데 널 마주보면 모두 사라지는 건지 솜사탕 같아 녹아 없어진다 이젠 나도 모르겠어 넌 부끄럼이 많은지 아님 진심이 아닌 건지 뭐 부족한게 있는지 내게 말해줄래 g. r. a. b. grab me g. r. a. b. 야야 언제부터인지 나도 잘 모르겠지만 막 말이 안 나와 혼자 가슴 답답할 때가 많아 oh I just say 좋아해 기다려 이 말 나 오늘 꼭 할 건데 oh maybe you 나와 다르면 어떡해 why I always shame 불안함은 널 빛나게 해 초조함은 널 이쁘게 해 니가 별이 되면 그땐 아마 아마 넌 부끄럼이 많은지 아님 진심이 아닌 건지 뭐 부족한게 있는지 내게 말해줄래 g. r. a. b.</text:p>
          </table:table-cell>
          <table:table-cell office:value-type="string" table:style-name="ce1">
            <text:p>남</text:p>
          </table:table-cell>
          <table:table-cell table:number-columns-repeated="16377"/>
        </table:table-row>
        <table:table-row table:style-name="ro1">
          <table:table-cell office:value-type="float" office:value="94" table:style-name="ce1">
            <text:p>94</text:p>
          </table:table-cell>
          <table:table-cell office:value-type="string" table:style-name="ce1">
            <text:p>신현희와 김루트</text:p>
          </table:table-cell>
          <table:table-cell office:value-type="string" table:style-name="ce1">
            <text:p>같이 같이</text:p>
          </table:table-cell>
          <table:table-cell office:value-type="string" table:style-name="ce1">
            <text:p>2017.8.21</text:p>
          </table:table-cell>
          <table:table-cell office:value-type="string" table:style-name="ce1">
            <text:p>사계절</text:p>
          </table:table-cell>
          <table:table-cell office:value-type="string" table:style-name="ce1">
            <text:p>나는 걷는걸 좋아해 오래 걷는 건 싫지만 나는 뛰는 것도 좋아해 하지만 오래 뛰는 건 싫어 나는 음 하고 꽃 향기 맡는걸 좋아해 아주 좋아해 나는 아 하고 대답하는걸 좋아해 나는 그래 따라라 따따따 따라라 따따따 따라라 따따따 따라라라라라라 나도 걷는걸 좋아해 (진짜요?) 다리 아픈 건 싫지만 (아 그건 그래요) 나도 뛰는 것도 좋아해 (아 진짜요?) 오래 달리기는 싫지만 (그건 맞아요) 나도 음 (음) 하고 꽃 향기 맡는걸 좋아해 많인 아니고 나는 아 (아) 하고 대답한적이 있었나? (아 있나요?) 모르겠다 같이 같이 같이 푸른 숲을 지나 여기 여기 여기 손을 잡고 걷자 같이 같이 같이 예쁜 꽃을 보며 우리 우리 우리 손을 잡고 걷자 같이 같이 같이 푸른 숲을 지나 여기 여기 여기 손을 잡고 걷자 같이 같이 같이 예쁜 꽃을 보며 우리 우리 우리 손을 잡고 걷자 따라라 따따따 따라라 따따따 따라라 따따따 따라라라라라라 그냥 킁킁킁킁 풀내음에 그냥 고개 들어 하하하하 하늘을 봐 우리 총총총총 걷다 보면 회색 아닌 푸른숲이 나올 거래 같이 같이 같이 푸른 숲을 지나 여기 여기 여기 손을 잡고 걷자 같이 같이 같이 예쁜 꽃을 보며 우리 우리 우리 손을 잡고 걷자 같이 같이 같이 푸른 숲을 지나 여기 여기 여기 손을 잡고 걷자 같이 같이 같이 예쁜 꽃을 보며 우리 우리 우리 손을 잡고 걷자 같이 같이 같이 푸른 숲을 지나 여기 여기 여기 손을 잡고 걷자 같이 같이 같이 예쁜 꽃을 보며 우리 우리 우리 손을 잡고 걷자 같이 같이 같이 푸른 숲을 지나 여기 여기 여기 손을 잡고 걷자 같이 같이 같이 예쁜 꽃을 보며 우리 우리 우리 손을 잡고 걷자 따라라 따따따 따라라 따따따 따라라 따따따 따라라 따따따 따라라 따따따 따라라 따따따</text:p>
          </table:table-cell>
          <table:table-cell office:value-type="string" table:style-name="ce1">
            <text:p>혼성</text:p>
          </table:table-cell>
          <table:table-cell table:number-columns-repeated="16377"/>
        </table:table-row>
        <table:table-row table:style-name="ro1">
          <table:table-cell office:value-type="float" office:value="95" table:style-name="ce1">
            <text:p>95</text:p>
          </table:table-cell>
          <table:table-cell office:value-type="string" table:style-name="ce1">
            <text:p>블루파프리카</text:p>
          </table:table-cell>
          <table:table-cell office:value-type="string" table:style-name="ce1">
            <text:p>봄처럼 내게 와</text:p>
          </table:table-cell>
          <table:table-cell office:value-type="string" table:style-name="ce1">
            <text:p>2015.3.23</text:p>
          </table:table-cell>
          <table:table-cell office:value-type="string" table:style-name="ce1">
            <text:p>봄</text:p>
          </table:table-cell>
          <table:table-cell office:value-type="string" table:style-name="ce1">
            <text:p>봄처럼 내게 와줘 꿈처럼 내게로 와 봄처럼 내게 와줘 꿈처럼 내게로 햇살이 따뜻해 외투가 답답해 이젠 장갑도 필요 없어 바람이 달콤해 기분이 상쾌해 이젠 봄이 오려나봐 바람 부는 날 함께 걸어볼까 너를 처음 본 그 거리에서 꽃이 피는 날 소풍을 갈까 네가 좋아하는 공원에서 봄처럼 내게 와줘 꿈처럼 내게로 와 봄처럼 내게 와줘 꿈처럼 내게로 자꾸만 생각해 이렇게 행복해 몰라 그냥 웃음이나 이제는 갑갑해 가슴이 답답해 더는 기다릴 수 없어 봄처럼 내게 와줘 꿈처럼 내게로 와 봄처럼 내게 와줘 꿈처럼 내게로 바람 부는 날 함께 걸어볼까 꽃이 피는 날 소풍을 갈까 어떤 영활 볼까 어떤 걸 먹을까 이젠 너와 같이 하고 싶어 봄처럼 내게 와줘 꿈처럼 내게로 와 봄처럼 내게 와줘 꿈처럼 내게로 봄처럼 내게 와줘 꿈처럼 내게로 와 봄처럼 내게 와줘 꿈처럼 내게로 내게로- 오오오- 봄처럼 내게 와줘 음음음음음음-</text:p>
          </table:table-cell>
          <table:table-cell office:value-type="string" table:style-name="ce1">
            <text:p>남</text:p>
          </table:table-cell>
          <table:table-cell table:number-columns-repeated="16377"/>
        </table:table-row>
        <table:table-row table:style-name="ro1">
          <table:table-cell office:value-type="float" office:value="96" table:style-name="ce1">
            <text:p>96</text:p>
          </table:table-cell>
          <table:table-cell office:value-type="string" table:style-name="ce1">
            <text:p>Gray</text:p>
          </table:table-cell>
          <table:table-cell office:value-type="string" table:style-name="ce1">
            <text:p>데려가줘</text:p>
          </table:table-cell>
          <table:table-cell office:value-type="string" table:style-name="ce1">
            <text:p>2019.12.14</text:p>
          </table:table-cell>
          <table:table-cell office:value-type="string" table:style-name="ce1">
            <text:p>사계절</text:p>
          </table:table-cell>
          <table:table-cell office:value-type="string" table:style-name="ce1">
            <text:p>데려가줘 니가 있는 곳으로 나를 데려가줘 oh 데려가줘 너와 함께라면 어디든 데려가줘 oh 왠지 모르게 끌려 니가 뭘 하든지 She's my gravity She's from another galaxy 이건 너와 내 fusion 차원이 다르지 넌 내 fantasy She's from another galaxy 서로 다른 듯해도 누구보다 잘 어울려 Yeah that's right Yeah that's right yeah 눈을 뜨고 잠들 때까지 내 머릿속엔 너뿐이야 넌 내 paradise, take me there Just one last dance, make it last forever Just one last dance, we just fall in love Just one last dance, make it last forever I like the way you take me there 데려가줘 니가 있는 곳으로 나를 데려가줘 oh 데려가줘 너와 함께라면 어디든 데려가줘 oh You got me girl, I got you girl, you got me girl We belong together You got me boy, I got you boy, you got me boy (Take me there, girl you take me there) You can be ma baby Let me make you ma lady You can be ma baby I like the way you take me there You can be ma baby Let me make you ma lady You can be ma baby I like the way you take me there 이건 예술끼리의 co:lab 누가 뭐래도 we don't care 너란 작품 속에서 난 헤어 나오지 못해 우린 너무나도 fresh hold up 너에게 난 올인 모든 것을 걸어 높이 쏘아 올려 ballin' Good vibes only 좋은 에너지만 callin’ Yeah we just fall in love Just one last dance, make it last forever Just one last dance, we just fall in love Just one last dance, make it last forever I like the way you take me there 데려가줘 니가 있는 곳으로 나를 데려가줘 oh 데려가줘 너와 함께라면 어디든 데려가줘 oh You got me girl, I got you girl, you got me girl We belong together You got me boy, I got you boy, you got me boy (Take me there, girl you take me there) 너와 나의 co:lab, Big Fusion 너와 나의 co:lab, Big Fusion 너와 나의 co:lab, Big Fusion 너와 나의 co:lab, Big Fusion You can be ma baby Let me make you ma lady You can be ma baby I like the way you take me there You can be ma baby Let me make you ma lady You can be ma baby I like the way you take me there</text:p>
          </table:table-cell>
          <table:table-cell office:value-type="string" table:style-name="ce1">
            <text:p>남</text:p>
          </table:table-cell>
          <table:table-cell table:number-columns-repeated="16377"/>
        </table:table-row>
        <table:table-row table:style-name="ro1">
          <table:table-cell office:value-type="float" office:value="97" table:style-name="ce1">
            <text:p>97</text:p>
          </table:table-cell>
          <table:table-cell office:value-type="string" table:style-name="ce1">
            <text:p>한희정</text:p>
          </table:table-cell>
          <table:table-cell office:value-type="string" table:style-name="ce1">
            <text:p>어느 가을</text:p>
          </table:table-cell>
          <table:table-cell office:value-type="string" table:style-name="ce1">
            <text:p>2010.10.6</text:p>
          </table:table-cell>
          <table:table-cell office:value-type="string" table:style-name="ce1">
            <text:p>가을</text:p>
          </table:table-cell>
          <table:table-cell office:value-type="string" table:style-name="ce1">
            <text:p>어느 가을에 우린 나란히 서 있다 유난히도 차가운 바람이 불었다 함께 흥얼거리던 노래, 너의 어릴 적 이야기와 서툰 고백 가을에 폭폭히 어느 가을에 우린 나란히 서 있다 유난히도 사나운 바람이 불었다 거침없이 내뱉던 불만 속에 예정된 이별은 말이 없어 서글프다 침묵도 서글픔도 가을에 폭폭히 안긴다 함께 흥얼거리던 노래, 너의 거침없이 내뱉던 불만 속에 예정된 이별은 말이 없어 서글프다 침묵도 서글픔도 가을에 폭폭히 안긴다</text:p>
          </table:table-cell>
          <table:table-cell office:value-type="string" table:style-name="ce1">
            <text:p>여</text:p>
          </table:table-cell>
          <table:table-cell table:number-columns-repeated="16377"/>
        </table:table-row>
        <table:table-row table:style-name="ro1">
          <table:table-cell office:value-type="float" office:value="98" table:style-name="ce1">
            <text:p>98</text:p>
          </table:table-cell>
          <table:table-cell office:value-type="string" table:style-name="ce1">
            <text:p>프롬</text:p>
          </table:table-cell>
          <table:table-cell office:value-type="string" table:style-name="ce1">
            <text:p>ALIENS</text:p>
          </table:table-cell>
          <table:table-cell office:value-type="string" table:style-name="ce1">
            <text:p>2020.9.1</text:p>
          </table:table-cell>
          <table:table-cell office:value-type="string" table:style-name="ce1">
            <text:p>사계절</text:p>
          </table:table-cell>
          <table:table-cell office:value-type="string" table:style-name="ce1">
            <text:p>두발을 내딛던 순간에 솟아오를 듯 가볍고 싶어 꽃처럼 피어난 거짓말 이제 모두가 믿는 것 같아 눈을 감아 애쓸 필요 없어 손을 잡아 슬퍼지지 마 oh 느껴지니 우리 서서히 떠 오르는걸 Aliens Ah 너와 단둘이서 We Are Aliens Ah 우리 섬으로 갈까요 더 멀리멀리 날아오를 때 아득해져 버린 도시를 봐 멀리멀리 달아날 때 널 꼭 안은 온기만이 소중해 Oh Look Inside, Oh Look Inside My Baby 쏟아내리는 네모난 햇살 카펫 우리를 재워줄 거야 눈을 감아 애쓸 필요 없어 손을 잡아 웃어봐 그래 oh 기억나니 우리 세상이 사라지는 꿈 Aliens Ah 너와 단둘이서 We Are Aliens Ah 우리 섬으로 갈까요 더 멀리멀리 날아오를 때 아득해져 버린 도시를 봐 멀리멀리 달아날 때 널 꼭 안은 온기만이 소중해 온기만이 (별빛 속으로) 불빛 바스러지는 항상 슬펐던 도시의 조금 이상한 Aliens (별빛 속으로) 불빛 바스러지는 온통 어지러운 도시의 너와 나만이 Aliens 우리 둘을 찾을 수 없게</text:p>
          </table:table-cell>
          <table:table-cell office:value-type="string" table:style-name="ce1">
            <text:p>여</text:p>
          </table:table-cell>
          <table:table-cell table:number-columns-repeated="16377"/>
        </table:table-row>
        <table:table-row table:style-name="ro1">
          <table:table-cell office:value-type="float" office:value="99" table:style-name="ce1">
            <text:p>99</text:p>
          </table:table-cell>
          <table:table-cell office:value-type="string" table:style-name="ce1">
            <text:p>가을방학</text:p>
          </table:table-cell>
          <table:table-cell office:value-type="string" table:style-name="ce1">
            <text:p>이름이 맘에 든다는 이유만으로</text:p>
          </table:table-cell>
          <table:table-cell office:value-type="string" table:style-name="ce1">
            <text:p>2017.7.7</text:p>
          </table:table-cell>
          <table:table-cell office:value-type="string" table:style-name="ce1">
            <text:p>가을</text:p>
          </table:table-cell>
          <table:table-cell office:value-type="string" table:style-name="ce1">
            <text:p>이름이 맘에 든다는 이유만으로 같은 계절을 좋아한단 것만으로 이렇게 누군갈 좋아하게 되는 내가 이상한 걸까요 낯선 곳으로 떠날때면 항상 겁이 났는데 나 이제는 좋았던 곳에 다시 갈 때가 더 두려워 최악의 결말을 떠올려 그대 손을 잡고서 걱정 마요 나쁜 습관 같은 거니까 텅빈 일기장들이 기다림으로 변할까 괄호 속에서 빠져나와 틀림없이 곁에 있어 이름이 맘에 든다는 이유만으로 같은 계절을 좋아한단 것만으로 이렇게 누군갈 좋아하게 되는 내가 이상한 걸까요 그댄 절대 변하거나 하지마요 내가 흔들릴 때는 꼭 안아줘요 이렇게 누군갈 좋아하게 되는 행운은 드무니까요 텅 빈 일기장들이 기다림으로 변할까 괄호 속에서 빠져나와 틀림없이 곁에 있어 나를 바라보는 그 눈빛이 좋아 세상 모든 꽃들이 질 만큼 좋아 이렇게 누군갈 좋아하게 되는 내가 이상한 걸까요 그댄 절대 변하거나 하지 마요 내가 흔들릴 때는 꼭 안아줘요 이렇게 누군갈 좋아하게 되는 행운은 드무니까요 이렇게 누군갈 좋아하게 하는 사람은 드무니까요</text:p>
          </table:table-cell>
          <table:table-cell office:value-type="string" table:style-name="ce1">
            <text:p>혼성</text:p>
          </table:table-cell>
          <table:table-cell table:number-columns-repeated="16377"/>
        </table:table-row>
        <table:table-row table:style-name="ro1">
          <table:table-cell office:value-type="float" office:value="100" table:style-name="ce1">
            <text:p>100</text:p>
          </table:table-cell>
          <table:table-cell office:value-type="string" table:style-name="ce1">
            <text:p>브라운 아이즈</text:p>
          </table:table-cell>
          <table:table-cell office:value-type="string" table:style-name="ce1">
            <text:p>With Coffee…</text:p>
          </table:table-cell>
          <table:table-cell office:value-type="string" table:style-name="ce1">
            <text:p>2001.6.7</text:p>
          </table:table-cell>
          <table:table-cell office:value-type="string" table:style-name="ce1">
            <text:p>사계절</text:p>
          </table:table-cell>
          <table:table-cell office:value-type="string" table:style-name="ce1">
            <text:p>’Cause you’re my love forever 매일밤에 달콤한 낮은 속삭임 부드러운 커피 향보다 더욱 진하게 Don’t be afraid Tonight 졸린 눈 부벼 창문을 열면 기대 앉았던 바람 내 머릴 만져 등 뒤에서 너를 안으면 더 행복할 수 없는걸 바로 지금 여기 시간이 멎어 함께 눈 감아도 멋질거야 같은 시간 속을 두 손 잡고 걸어가게 너만을 바라보고 또 너만을 지키고 너만을 원해 내 가진 것 모두 너만을 줄 수 있다면 내겐 기쁨인걸 ’Cause you’re my lover so Baby um ’Cause you’re my lover that’s what I did ’Cause you’re my lover so Baby so give me a chance 너를 사랑하긴 힘이 들지만 힘든 그것조차 사랑인걸 내가 살 수 있고 죽는 것은 너인것을 Cause you’re my love forever 매일밤에 달콤한 낮은 속삭임 부드러운 커피 향보다 더욱 진하게 Don’t be afraid Tonight 너만의 아주 작은 몸짓도 지나가는 말도 (show me a love baby) 너 있는 모든 것은 커다란 의미가 되는걸 Cause you’re my love forever 매일밤에 달콤한 낮은 속삭임 부드러운 커피 향보다 더욱 진하게 Don’t be afraid Tonight Cause you’re my love forever 매일밤에 달콤한 낮은 속삭임 부드러운 커피 향보다 더욱 진하게 Don’t be afraid Tonight (Tonight~~ Tonight~~ uuuum)</text:p>
          </table:table-cell>
          <table:table-cell office:value-type="string" table:style-name="ce1">
            <text:p>남</text:p>
          </table:table-cell>
          <table:table-cell table:number-columns-repeated="16377"/>
        </table:table-row>
        <table:table-row table:style-name="ro1">
          <table:table-cell office:value-type="float" office:value="101" table:style-name="ce1">
            <text:p>101</text:p>
          </table:table-cell>
          <table:table-cell office:value-type="string" table:style-name="ce1">
            <text:p>하진</text:p>
          </table:table-cell>
          <table:table-cell office:value-type="string" table:style-name="ce1">
            <text:p>Daydream</text:p>
          </table:table-cell>
          <table:table-cell office:value-type="string" table:style-name="ce1">
            <text:p>2020.4.11</text:p>
          </table:table-cell>
          <table:table-cell office:value-type="string" table:style-name="ce1">
            <text:p>사계절</text:p>
          </table:table-cell>
          <table:table-cell office:value-type="string" table:style-name="ce1">
            <text:p>차가워진 거릴 걸어 질려버린 것 같은 기분이야. 아직 남아있을 온기도 굳이 찾고 싶진 않은걸 지루하게 하룰 보내는 게 난 싫어, No No No 아니 No No No 뭔가 다른 오늘을 원해 Anything I Want 어디든지 So Good 도시를 떠나곤 숨을 돌릴 곳이 필요해 남의 눈치 따윈 신경 쓰지 않고 해가 뜨는 순간까지, 별이 가득한 곳 Dream 고민은 털어내 매일 똑같은 일상 벗어날래 오늘 어디든 어때 먼지 가득한 곳 그 속에 숨을래 아무것도 보이지 않는 곳에 아무렇지 않은 척해도 난 잘 안돼 굳이 반응하고 싶지도 않은데도 huh 눈치 보지 말고 표정 변화 없이 나 ah 나의 길을 가고 싶어 어디든지 So Good 도시를 떠나곤 숨을 돌릴 곳이 필요해 남의 눈치 따윈 신경 쓰지 않고 해가 뜨는 순간까지 별이 가득한 곳 Dream 고민은 털어내 매일 똑같은 일상 벗어날래 오늘 어디든 어때 먼지 가득한 곳 그 속에 숨을래 아무것도 보이지 않는 곳에 Plz Stop 내버려둬 오늘만 Nothing 아무것도 oh No 위험에 빠져도 혼자 있고 싶은걸 정말 oh 난 어디든지 So Good 도시를 떠나곤 숨을 돌릴 곳이 필요해 남의 눈치 따윈 신경 쓰지 않고 해가 뜨는 순간까지 별이 가득한 곳 Dream 고민은 털어내 매일 똑같은 일상 벗어날래 오늘 어디든 어때 먼지가 득한 곳 그 속에 숨을래 아무것도 보이지 않는 곳에</text:p>
          </table:table-cell>
          <table:table-cell office:value-type="string" table:style-name="ce1">
            <text:p>여</text:p>
          </table:table-cell>
          <table:table-cell table:number-columns-repeated="16377"/>
        </table:table-row>
        <table:table-row table:style-name="ro1">
          <table:table-cell office:value-type="float" office:value="102" table:style-name="ce1">
            <text:p>102</text:p>
          </table:table-cell>
          <table:table-cell office:value-type="string" table:style-name="ce1">
            <text:p>SOLE</text:p>
          </table:table-cell>
          <table:table-cell office:value-type="string" table:style-name="ce1">
            <text:p>RIDE</text:p>
          </table:table-cell>
          <table:table-cell office:value-type="string" table:style-name="ce1">
            <text:p>2017.11.3</text:p>
          </table:table-cell>
          <table:table-cell office:value-type="string" table:style-name="ce1">
            <text:p>사계절</text:p>
          </table:table-cell>
          <table:table-cell office:value-type="string" table:style-name="ce1">
            <text:p>어제부터 오늘까지 난 피곤해 아직도 잠이 덜 깼어 음악을 틀고 난 휴대폰을 켜지 날씨를 확인하고 창문을 열어 나 지금 아주 easy해 yeah 친구들은 뭘 하고 있는지 연락을 해볼까 Oh 나가봐도 maybe 난 혼자인데 전화가 울리네 어디야 girl let's ride a bike come on 날씨 좋은데 한강으로 모여 빼는 애들은 도대체 뭐야 Come and ride come and ride Come and ride yeah 어디야 girl let's ride a bike come on 날씨 좋은데 한강으로 모여 빼는 애들은 도대체 뭐야 Come and ride come and ride Come and ride yeah Let's ride come and ride come and ride Let's ride come and ride come and ride 지금도 이 시간까지 나 고민해 요즘엔 뭐가 좋을지 매일 복잡하고 좀 지루하긴 해도 oh 행복이 뭐 별거 있어 라고 해도 아직은 뭔가 부족해 yeah 친구들은 뭘 하고 있는지 연락을 해볼까 Oh 오늘도 난 maybe 또 혼자인데 전화가 울리네 어디야 girl let's ride a bike come on 날씨 좋은데 한강으로 모여 빼는 애들은 도대체 뭐야 Come and ride come and ride Come and ride yeah 어디야 girl let's ride a bike come on 날씨 좋은데 한강으로 모여 빼는 애들은 도대체 뭐야 Come and ride come and ride Come and ride yeah Oh 난 생각해봐도 너와 다른 가봐 I just wanna lay all day Oh 난 아무래도 lookin' for some better day (No no no) Because I'm lonely I don't want some fun 더 이상은 해가 뜨는 날도 바람이 불어 시원해졌대도 Still I belong here But your wanna vibe with me now (Baby won't you come) 하고 싶은 대로 다 하게 해줄게 원한다면 어디든 데려다 줄게 oh I'm on my way to you now Oh let's ride come and ride come and ride (All I want is just to vibe with you now) Let's ride come and ride come and ride Let's ride come and ride come and ride Let's ride come and ride come and ride</text:p>
          </table:table-cell>
          <table:table-cell office:value-type="string" table:style-name="ce1">
            <text:p>여</text:p>
          </table:table-cell>
          <table:table-cell table:number-columns-repeated="16377"/>
        </table:table-row>
        <table:table-row table:style-name="ro1">
          <table:table-cell office:value-type="float" office:value="103" table:style-name="ce1">
            <text:p>103</text:p>
          </table:table-cell>
          <table:table-cell office:value-type="float" office:value="1415" table:style-name="ce1">
            <text:p>1415</text:p>
          </table:table-cell>
          <table:table-cell office:value-type="string" table:style-name="ce1">
            <text:p>SURFER</text:p>
          </table:table-cell>
          <table:table-cell office:value-type="string" table:style-name="ce1">
            <text:p>2018.8.12</text:p>
          </table:table-cell>
          <table:table-cell office:value-type="string" table:style-name="ce1">
            <text:p>여름</text:p>
          </table:table-cell>
          <table:table-cell office:value-type="string" table:style-name="ce1">
            <text:p>Sometime 너와 나의 지난날을 기억해 처음엔 좀 알고 싶었어 널 이렇게 생각해 너와의 시간은 지났고 얼마전 우리 다시 봤을 땐 Oh 날 설레게 만드는 난 너와 떠나 Hawaii Oh 날 저 바다 위로 so high 너와 또 파도 위로 so nice 너와의 시간은 빛났고 얼마전 우리 다시 봤을 땐 Oh 날 춤추게 만드는 난 너와 떠나 Hawaii Oh 날 저 바다 위로 so high 너와 또 파도 위로 so nice Oh, stars falling down from sky 널 품에 안고 끝이 없는 곳으로 갈게 paradise Oh 날 저 바다 위로 so high 너와 또 파도 위로 so nice</text:p>
          </table:table-cell>
          <table:table-cell office:value-type="string" table:style-name="ce1">
            <text:p>남</text:p>
          </table:table-cell>
          <table:table-cell table:number-columns-repeated="16377"/>
        </table:table-row>
        <table:table-row table:style-name="ro1">
          <table:table-cell office:value-type="float" office:value="104" table:style-name="ce1">
            <text:p>104</text:p>
          </table:table-cell>
          <table:table-cell office:value-type="string" table:style-name="ce1">
            <text:p>숨셔,?MOR (모어)</text:p>
          </table:table-cell>
          <table:table-cell office:value-type="string" table:style-name="ce1">
            <text:p>Drivin’ (Feat. 진준왕)</text:p>
          </table:table-cell>
          <table:table-cell office:value-type="string" table:style-name="ce1">
            <text:p>2018.7.13</text:p>
          </table:table-cell>
          <table:table-cell office:value-type="string" table:style-name="ce1">
            <text:p>여름</text:p>
          </table:table-cell>
          <table:table-cell office:value-type="string" table:style-name="ce1">
            <text:p>기분이 어때 며칠간 내리던 비가 그쳤네 바람도 간지럽게 느낌이 좋아 넌 아무 준비하지 말고 나와 I wanna go there with you now 꾸미지 않아도 돼 내게 너 말해줘 And tell me where you wanna go right now 너에 대해 더 알고 싶어졌어 난 오늘 Under the moonlight 너와 나 있을 곳이라면 어디든지 Babe (You know that, we gon’ drive) 돌아올 걱정 따윈 하지 않아도 돼 Babe (You know that, we gon’ drive) 나에게만 집중해 음악은 잠시 멈춰 (You know that, we gon’ drive) 너 에게만 집중해 시간이 잠시 멈춰 (You know that, we gon’ drive) 비가 그쳤다고 바로 네게 전화해 어딜 드라이브해도 좋을 것만 같은데 땅이 적당히 젖어 이 습기도 좋아 늦은 밤에 추워짐을 느낄래 너와 데리러 갈 동안 빨리 준비하고 나와 저번에 니가 말했던 호수나 보러 갈까 넌 자연스럴 때도 예뻐 예뻐 예뻐 괜히 시간 들여 꾸미지마 됐고 됐고 먹고 싶은 것 좀 생각해 와 네게 데려다 주고 싶은 장면이 한두 가지가 아냐 전에 구경한 옷 가게부터 말야 우리 가려던 전시도 얼마 안 남았단 말야 On my mine, on my mine 해가 떴고 니 미소는 저 태양보다 밝아 난 해야 돼 광합성 니 옆에 딱 붙어서 신발 끈 다 묶었어 출발할게 비 그쳤어 너와 나 있을 곳이라면 어디든지 Babe (You know that, we gon’ drive) 돌아올 걱정 따윈 하지 않아도 돼 Babe (You know that, we gon’ drive) Oh need you all my days oh baby let’s drive (Woo girl let me drive) Oh need you all my days oh baby let’s drive oh I don’t wanna go home today 너와 나 있을 곳이라면 어디든지 Babe (You know that, we gon’ drive) 돌아올 걱정 따윈 하지 않아도 돼 Babe (You know that, we gon’ drive) 나에게만 집중해 음악은 잠시 멈춰 (You know that, we gon’ drive) 너 에게만 집중해 시간이 잠시 멈춰 (You know that, we gon’ drive)</text:p>
          </table:table-cell>
          <table:table-cell office:value-type="string" table:style-name="ce1">
            <text:p>남</text:p>
          </table:table-cell>
          <table:table-cell table:number-columns-repeated="16377"/>
        </table:table-row>
        <table:table-row table:style-name="ro1">
          <table:table-cell office:value-type="float" office:value="105" table:style-name="ce1">
            <text:p>105</text:p>
          </table:table-cell>
          <table:table-cell office:value-type="string" table:style-name="ce1">
            <text:p>우리같은사람들</text:p>
          </table:table-cell>
          <table:table-cell office:value-type="string" table:style-name="ce1">
            <text:p>내일은 차 좀 빌려줘</text:p>
          </table:table-cell>
          <table:table-cell office:value-type="string" table:style-name="ce1">
            <text:p>2018.7.5</text:p>
          </table:table-cell>
          <table:table-cell office:value-type="string" table:style-name="ce1">
            <text:p>사계절</text:p>
          </table:table-cell>
          <table:table-cell office:value-type="string" table:style-name="ce1">
            <text:p>혼자 바보처럼 지낸 지 꽤 됐어 아픈 상천 아직 아물진 않았어도 담담하게 자유롭게 지낼 줄 알았는데 내일은 차 좀 빌려줘 나 어디라도 갈 수 있게 내일은 차 좀 빌려줘 잠시라도 잊을 수 있게 그래 맞아 내가 벽을 쌓은 거야 나만 밖을 볼 수 있는 그 벽을 사람들은 날 조금도 신경 쓰지 않는데 웅크리면 날 좀 챙겨줄까 봐 그럴 리가 없지 보이질 않는데 답답하면 높은 곳에 올라가 숨을 쉬어 내일은 차 좀 빌려줘 나 어디라도 갈 수 있게 내일은 차 좀 빌려줘 잠시라도 잊을 수 있게 이기적인 나는 주변을 못 보고 흙탕물 튀기며 울음을 터뜨려 그게 싫어 나도 또 울었어 미안해 그럼 나 다녀올게 내일은 차 좀 빌려줘 잠시라도 잊을 수 있게 차 좀 빌려줘 차 좀 빌려줘 내일은 차 좀 빌려줘 차 좀 빌려줘</text:p>
          </table:table-cell>
          <table:table-cell office:value-type="string" table:style-name="ce1">
            <text:p>남</text:p>
          </table:table-cell>
          <table:table-cell table:number-columns-repeated="16377"/>
        </table:table-row>
        <table:table-row table:style-name="ro1">
          <table:table-cell office:value-type="float" office:value="106" table:style-name="ce1">
            <text:p>106</text:p>
          </table:table-cell>
          <table:table-cell office:value-type="string" table:style-name="ce1">
            <text:p>롱디</text:p>
          </table:table-cell>
          <table:table-cell office:value-type="string" table:style-name="ce1">
            <text:p>택시드라이버</text:p>
          </table:table-cell>
          <table:table-cell office:value-type="string" table:style-name="ce1">
            <text:p>2015.11.16</text:p>
          </table:table-cell>
          <table:table-cell office:value-type="string" table:style-name="ce1">
            <text:p>사계절</text:p>
          </table:table-cell>
          <table:table-cell office:value-type="string" table:style-name="ce1">
            <text:p>나는 택시드라이버 It feels like Maybach 당신을 태웁니다 거창한 의미나 소명은 없어요 (Who cares?) 사방은 다 도시 사다리꼴 창을 너머 우리 가야할 곳 목적지와의 간격을 좁혀나가 경주마 so I’m pioneer 당신이 건네는 인사 (잘 지내시죠?) 잘 지냅니다 대답하고나니 아뿔싸 통화중이었군요 갈 곳 잃은 나의 음성이 두 귀를 빨갛게 두 볼을 뜨겁게 내 맘은 그렇게 낙엽이 되어 가는데 내 귀엔 심장이 눈가엔 진동이 겨우내 봄을 기다린 호수처럼 초조해지는데 어차피 당신은 날 안 봐요 또다시 이차를 탈 수도 있겠죠 하지만 상관없어요 you know 우리는 여전히 달려야 하니까 오늘따라 늘 오던 이 거리가 유난히 어지러워 보여요 차선이 어디까진지 모르겠어 핸들이 갑자기 너무 커졌어 숨이 차 답답해 머리는 막막해 소리지르고 싶어 창문을 내려도 될까요 내 귀엔 심장이 눈가엔 진동이 내가 쓰러져버리면 우리 모두 위험해 그래도 당신은 날 안 봐요 세 번의 심호흡이 나의 친구죠 하지만 상관없어요 you know 우리는 여전히 달려야 하니까 꽉 막힌 도로 위 내가 보낸 분노는 나 혼자만 듣습니다 난 택시드라이버 말을 줄입니다 이제 내 몸은 시트에 꼭 맞아요 어차피 당신은 날 안 봐요 또다시 이차를 탈 수도 있겠죠 하지만 상관없어요 you know 우리는 여전히 달려야 하니까</text:p>
          </table:table-cell>
          <table:table-cell office:value-type="string" table:style-name="ce1">
            <text:p>남</text:p>
          </table:table-cell>
          <table:table-cell table:number-columns-repeated="16377"/>
        </table:table-row>
        <table:table-row table:style-name="ro1">
          <table:table-cell office:value-type="float" office:value="107" table:style-name="ce1">
            <text:p>107</text:p>
          </table:table-cell>
          <table:table-cell office:value-type="string" table:style-name="ce1">
            <text:p>In Place</text:p>
          </table:table-cell>
          <table:table-cell office:value-type="string" table:style-name="ce1">
            <text:p>한 밤의 꿈</text:p>
          </table:table-cell>
          <table:table-cell office:value-type="string" table:style-name="ce1">
            <text:p>2017.11.2</text:p>
          </table:table-cell>
          <table:table-cell office:value-type="string" table:style-name="ce1">
            <text:p>사계절</text:p>
          </table:table-cell>
          <table:table-cell office:value-type="string" table:style-name="ce1">
            <text:p>점점 느껴져 널 생각해서 말했을 뿐인데 널 에워싼 감정의 공기들이 내 모든 추억과 맹세를 흔들고 있어 시간은 우릴 떠났고 내 방을 가득 채운 너의 숨결마저 한 밤의 꿈처럼 사라지네 그럴 줄 알았었겠지만 하루 종일 먼 하늘의 별빛만 탓하며 위로해봐도 아무 대답도 표정도 없이 날 바라보며 자꾸 원치 않는 생각만 맴돌게 하고 헛된 희망만 심어주고 떠나네 그런 의미 없는 눈물만 흘리지 말고 좀 더 가까이 한 발 물러서서 너와 내가 있던 자리에 허무함을 봐 시간은 우릴 떠났고 내 방을 가득 채운 너의 숨결마저 한 밤의 꿈처럼 사라지네 그럴 줄 알았었겠지만 하루 종일 먼 하늘의 별빛만 탓하며 위로해봐도 아무 대답도 표정도 없이 날 바라보며 자꾸 원치 않는 생각만 맴돌게 하고 헛된 희망만 심어주고 떠나네</text:p>
          </table:table-cell>
          <table:table-cell office:value-type="string" table:style-name="ce1">
            <text:p>남</text:p>
          </table:table-cell>
          <table:table-cell table:number-columns-repeated="16377"/>
        </table:table-row>
        <table:table-row table:style-name="ro1">
          <table:table-cell office:value-type="float" office:value="108" table:style-name="ce1">
            <text:p>108</text:p>
          </table:table-cell>
          <table:table-cell office:value-type="string" table:style-name="ce1">
            <text:p>Lounge Color</text:p>
          </table:table-cell>
          <table:table-cell office:value-type="string" table:style-name="ce1">
            <text:p>답장좀주세요</text:p>
          </table:table-cell>
          <table:table-cell office:value-type="string" table:style-name="ce1">
            <text:p>2017.7.11</text:p>
          </table:table-cell>
          <table:table-cell office:value-type="string" table:style-name="ce1">
            <text:p>사계절</text:p>
          </table:table-cell>
          <table:table-cell office:value-type="string" table:style-name="ce1">
            <text:p>잠깐이라도, 언제까지라도 알고 싶어 그대 안의 마음을 잠깐이라도, 언제까지라도 알고 싶어 그대 안의 마음을 어젯밤 내 메일함에 바닷가 모래만큼 쌓인 스팸메일 사이 그대가 뭘 보냈을까 조심히 열어보는 나의 sweet mail box 한참을 기다렸지만 아직 아무 소식 없어요 (ㅠㅠㅠㅠ) 혹시 많이 바쁜가요? 답장 기다리고 있어요 (ㅠㅠㅠㅠ) 잠깐이라도 나 언제까지라도 말하지 않아도 알고 싶어 나는 그대 안에 있는 마음을 주세요 잠깐이라도 나 언제까지라도 말하지 않아도 알고 싶어 나는 그대 안에 있는 마음을 주세요 I need You u u You need to reply me, I need You u u and I'm waiting, waiting I need You u u You need to reply me, I need You u u and I'm waiting, waiting 한참을 기다렸지만 아직 아무 소식 없어요 (ㅠㅠㅠㅠ) 혹시 많이 바쁜가요? 답장 기다리고 있어요 잠깐이라도 나 언제까지라도 말하지 않아도 알고 싶어 나는 그대 안에 있는 마음을 주세요 잠깐이라도 나 언제까지라도 말하지 않아도 알고 싶어 나는 그대 안에 있는 마음을 주세요 You make me feel so high and low 자꾸 더 알고 싶어져 차가운 반응 이래도 마음은 on and on and on You make me feel so high and low (잠깐이라도) 잠깐이라도 나 언제까지라도 말하지 않아도 알고 싶어 나는 그대 안에 있는 마음을 주세요 I need You u u You need to reply me, I need You u u and I'm waiting, waiting I need You u u You need to reply me, I need You u u and I'm waiting, waiting</text:p>
          </table:table-cell>
          <table:table-cell office:value-type="string" table:style-name="ce1">
            <text:p>남</text:p>
          </table:table-cell>
          <table:table-cell table:number-columns-repeated="16377"/>
        </table:table-row>
        <table:table-row table:style-name="ro1">
          <table:table-cell office:value-type="float" office:value="109" table:style-name="ce1">
            <text:p>109</text:p>
          </table:table-cell>
          <table:table-cell office:value-type="string" table:style-name="ce1">
            <text:p>에버블룸</text:p>
          </table:table-cell>
          <table:table-cell office:value-type="string" table:style-name="ce1">
            <text:p>FLY</text:p>
          </table:table-cell>
          <table:table-cell office:value-type="string" table:style-name="ce1">
            <text:p>2017.3.3</text:p>
          </table:table-cell>
          <table:table-cell office:value-type="string" table:style-name="ce1">
            <text:p>사계절</text:p>
          </table:table-cell>
          <table:table-cell office:value-type="string" table:style-name="ce1">
            <text:p>make u fly make u fly I can make u fly high make u fly make u fly I can make u fly high 수많은 별 기억해 우리들을 감싸던 끝을 볼 수 없던 그 밤 너와 내게 머물던 밝은 빛은 아직도 내 마음을 비춰주고 있어 맞잡은 두 손 꽉 놓지 말고 날아 눈부신 별들 사일 헤집을 거야 바래진 기억 따윈 뒤에 남겨두고 아름다운 밤을 새롭게 물들일 거야 이 공기 소리 느낌 이 풍경 촉감 기분 영원히 남겨둘 거야 내 눈을 가득 메운 니 눈빛 숨결 표정 영원히 간직할 거야 간직할 거야 맞잡은 두 손 꽉 놓지 말고 날아 눈부신 별들 사일 헤집을 거야 바래진 기억 따윈 뒤에 남겨두고 아름다운 밤을 새롭게 물들일 거야 make u fly make u fly I can make u fly high make u fly make u fly I can make u fly high 유난히 반짝인 너의 입술 나도 모르게 한 걸음 다가가 흘러갈 시간이란 걸 알아 하지만 어떤 기억보다 소중해 맞잡은 두 손 꽉 놓지 말고 날아 눈부신 별들 사일 헤집을 거야 바래진 기억 따윈 뒤에 남겨두고 아름다운 밤을 새롭게 물들일 거야</text:p>
          </table:table-cell>
          <table:table-cell office:value-type="string" table:style-name="ce1">
            <text:p>남</text:p>
          </table:table-cell>
          <table:table-cell table:number-columns-repeated="16377"/>
        </table:table-row>
        <table:table-row table:style-name="ro1">
          <table:table-cell office:value-type="float" office:value="110" table:style-name="ce1">
            <text:p>110</text:p>
          </table:table-cell>
          <table:table-cell office:value-type="string" table:style-name="ce1">
            <text:p>태윤</text:p>
          </table:table-cell>
          <table:table-cell office:value-type="string" table:style-name="ce1">
            <text:p>드라이브</text:p>
          </table:table-cell>
          <table:table-cell office:value-type="string" table:style-name="ce1">
            <text:p>2018.6.3</text:p>
          </table:table-cell>
          <table:table-cell office:value-type="string" table:style-name="ce1">
            <text:p>여름</text:p>
          </table:table-cell>
          <table:table-cell office:value-type="string" table:style-name="ce1">
            <text:p>오늘 하루 끝이 나면 차를 몰아 집으로 가는 길 버릇처럼 틀어놓은 라디오의 노래들은 나의 마음을 빼앗지 못한 채 흘러 흘러 가버리고 적적함은 창문 틈 바람 소리로 채워본다 시간은 흘러가네 아쉬움을 남긴 채 해가 뜨면 꺼질 오렌지빛 가로등 같아 나는 더 기억하고 간직하려 애쓰네 그럴수록 많은 게 내 곁을 떠나가고 사라져 버리네 회색 도시 해가 지면 조금 지친 나트륨 조명이 내 마음을 어지르고 흘러넘쳐 일렁이게 해 아지랑이 피어나던 여름 한낮의 그 열기는 별빛 가득 생각의 담소 뒤로 사라지네 시간은 흘러가네 아쉬움을 남긴 채 해가 뜨면 꺼질 오렌지빛 가로등 같아 나는 더 기억하고 간직하려 애쓰네 그럴수록 많은 게 내 곁을 떠나가고 사라져 버리네</text:p>
          </table:table-cell>
          <table:table-cell office:value-type="string" table:style-name="ce1">
            <text:p>남</text:p>
          </table:table-cell>
          <table:table-cell table:number-columns-repeated="16377"/>
        </table:table-row>
        <table:table-row table:style-name="ro1">
          <table:table-cell office:value-type="float" office:value="111" table:style-name="ce1">
            <text:p>111</text:p>
          </table:table-cell>
          <table:table-cell office:value-type="string" table:style-name="ce1">
            <text:p>리썬</text:p>
          </table:table-cell>
          <table:table-cell office:value-type="string" table:style-name="ce1">
            <text:p>I Love Ya</text:p>
          </table:table-cell>
          <table:table-cell office:value-type="string" table:style-name="ce1">
            <text:p>2017.12.14</text:p>
          </table:table-cell>
          <table:table-cell office:value-type="string" table:style-name="ce1">
            <text:p>사계절</text:p>
          </table:table-cell>
          <table:table-cell office:value-type="string" table:style-name="ce1">
            <text:p>네온사인이 춤추고 있어 수많은 조명들 사이에 너의 눈 속에 비춰져있어 나 오늘 너를 바라보네 You look so pretty today, I just wanna be with you 우리가 이곳에 있는 이유 조급해할 필요는 없어 아름다움을 노래해줘 너의 그루브한 목소리 내 귓가에 속삭여줘 by my side baby 녹여줘요 그대 미소 널 기다려 네 손을 잡고 baby Oh Looking it's to fly 봐도 알잖아 네가 나에게 했던 모든 진심이 Oh Looking it's to fly Girl, you feelin' like a superstar 너에게 사주는 술은 하나도 안 아까워 내가 사 자 일에 금수저는 아니지만 우린 못해본 것들이 너무 많잖아 네가 춤을 출 때 내 눈이 바빠져 baby I just wanna be your life 우리 둘 비밀 그래 내가 사줄게 널 위한 보석 반지 오늘 밤은 취해도 돼 너의 팔걸이가 될게 So we gonna party tonight ye 따라와 빨리 나와 춤을 춰줄래 너만의 멋진 집이 되어줄게 bay 이제 I love ya 우주선을 태워줄게 우리 손을 잡고 더 위로 Oh Looking it's to fly 봐도 알잖아 네가 나에게 했던 모든 진심이 Oh Looking it's to fly Oh Looking it's to fly 봐도 알잖아 네가 나에게 했던 모든 진심이 Oh Looking it's to fly</text:p>
          </table:table-cell>
          <table:table-cell office:value-type="string" table:style-name="ce1">
            <text:p>여</text:p>
          </table:table-cell>
          <table:table-cell table:number-columns-repeated="16377"/>
        </table:table-row>
        <table:table-row table:style-name="ro1">
          <table:table-cell office:value-type="float" office:value="112" table:style-name="ce1">
            <text:p>112</text:p>
          </table:table-cell>
          <table:table-cell office:value-type="string" table:style-name="ce1">
            <text:p>김완선</text:p>
          </table:table-cell>
          <table:table-cell office:value-type="string" table:style-name="ce1">
            <text:p>기분 좋은 날</text:p>
          </table:table-cell>
          <table:table-cell office:value-type="string" table:style-name="ce1">
            <text:p>1989.6.10</text:p>
          </table:table-cell>
          <table:table-cell office:value-type="string" table:style-name="ce1">
            <text:p>사계절</text:p>
          </table:table-cell>
          <table:table-cell office:value-type="string" table:style-name="ce1">
            <text:p>토요일 오후 그렇게 망설이지말고 춤을 춰봐요 나와 함께 오늘 하루는 피곤한 일은 하지 싫어 춤을 춰봐요 아후 아후 왠지 바쁜 월요일 정신없던 화요일 지루했던 수요일은 가고 황금같은 토요일이 바로 오늘 이잖아요 나와 함께 춤을 춰봐요 토요일 오후 모두다 기다리던 시간 그냥 보낼수 없잖아요 오늘 하루는 하던일 잠시라도 잊고 춤을 춰보아요 아우 아우 왠지 바쁜 월요일 정신없던 화요일 지루했던 수요일은 가고 황금 같은 토요일이 바로 오늘이잖아요 나와 함게 춤을 춰봐요 여러분 그리고 일어나서 춤을 춰요 나와 함께 일어나 춤 추고 싶은 사람 내 모습이 부럽지 않나요</text:p>
          </table:table-cell>
          <table:table-cell office:value-type="string" table:style-name="ce1">
            <text:p>여</text:p>
          </table:table-cell>
          <table:table-cell table:number-columns-repeated="16377"/>
        </table:table-row>
        <table:table-row table:style-name="ro1">
          <table:table-cell office:value-type="float" office:value="113" table:style-name="ce1">
            <text:p>113</text:p>
          </table:table-cell>
          <table:table-cell office:value-type="string" table:style-name="ce1">
            <text:p>세븐틴</text:p>
          </table:table-cell>
          <table:table-cell office:value-type="string" table:style-name="ce1">
            <text:p>아주 NICE</text:p>
          </table:table-cell>
          <table:table-cell office:value-type="string" table:style-name="ce1">
            <text:p>2016.7.4</text:p>
          </table:table-cell>
          <table:table-cell office:value-type="string" table:style-name="ce1">
            <text:p>여름</text:p>
          </table:table-cell>
          <table:table-cell office:value-type="string" table:style-name="ce1">
            <text:p>아침엔 모닝콜 필수던 내가 오늘은 번쩍 번쩍 눈이 떠지는가 데이트 날이라 그런지 어제 꿈도 좋은 꿈 꿨지 새 신발을 신고 (현관문을 열고 나가면) 오늘 날씬 너를 많이 닮아 너에게 가는 길은 꽃길이 되고 보일 듯 말듯한 네 마음 보인다면 (온몸이 간질간질 두근두근) 이 기분은 뭐야 어떡해 아주 NICE 뭐 하나 물어볼게 꿈에서도 너가 둥둥 떠 다닐 것 같애? (맞아) 멋진 남자 되고파 Fitness 끊은 것 같애? (맞아) 연애가 첨이라 내가 긴장할 것 같애? 너가 나의 모든 의문점에 대한 정답인 것 같애 아- 궁금한 게 있는데 어떻게 그리 예뻐 신호등만 건너면 맛있는 가게 있어 (가자) 오늘 날씨 너를 많이 닮아 너에게 가는 길은 꽃길이 되고 보일 듯 말듯한 네 마음 보인다면 (온몸이 간질간질 두근두근) 이 기분은 뭐야 어떡해 아주 NICE 어떤 사람은 말하죠 연애는 연애일 뿐이라고 그걸로 끝이라고 그렇다면 시작점이 끝이 될 수 있게 너로 시작해 나로 끝낼 수 있게 맞잡은 두 손에 원처럼 우린 끝이 없네 지금 상황 FOREVER 우리 둘이 FOREVER 첫사랑은 안 이루어 진단 말은 믿지 않기로 해요 익숙함에 속아, 잃지 않았으면 해 서로가 우리라는 말이 지켜질 수 있게 uh 진지한데 뜬금없지만 뜬금없지만 오늘 난 말야 아주 NICE 오늘 하루도 아주 즐거웠어요 다음 데이트도 빨리 했음 좋겠어요 집 데려다 주는 길이 너무도 짧아요 내일 이 시간에 또 만나요.</text:p>
          </table:table-cell>
          <table:table-cell office:value-type="string" table:style-name="ce1">
            <text:p>남</text:p>
          </table:table-cell>
          <table:table-cell table:number-columns-repeated="16377"/>
        </table:table-row>
        <table:table-row table:style-name="ro1">
          <table:table-cell office:value-type="float" office:value="114" table:style-name="ce1">
            <text:p>114</text:p>
          </table:table-cell>
          <table:table-cell office:value-type="string" table:style-name="ce1">
            <text:p>여자친구</text:p>
          </table:table-cell>
          <table:table-cell office:value-type="string" table:style-name="ce1">
            <text:p>여름여름해</text:p>
          </table:table-cell>
          <table:table-cell office:value-type="string" table:style-name="ce1">
            <text:p>2018.7.19</text:p>
          </table:table-cell>
          <table:table-cell office:value-type="string" table:style-name="ce1">
            <text:p>여름</text:p>
          </table:table-cell>
          <table:table-cell office:value-type="string" table:style-name="ce1">
            <text:p>어디 갈까 오늘 밤 (우리 어디론가) 고백할까 이 순간 기분도 여름여름하니까 (뜨거워지니까) 우리도 떠나볼까 어딘가 차차차차가워 예린은 외로워 연인만 가득한 여름은 더 서러워 파파파파도가 부서진 바닷가 숨소리도 들리는 그곳에 잊지 마 기억할게 가슴속에 묻어둔 이 여름밤 솔직히 말해 너를 사랑해 신비한 곳으로 여름여름해 sunny summer let’s have a good time Hey sunny summer having a good 밤 따라갈 거야 그대와 둘이 함께라면 여름여름해 sunny summer let’s have a good time Hey sunny summer having a good 밤 따라갈 거야 사랑할 거야 우린 엄엄엄엄지 척 은하수 건너서 별빛이 속삭이는 이 밤에 기대줘 파파파파도가 부서진 바닷가 숨소리도 들리는 그곳에 잊지 마 기억할게 가슴속에 묻어둔 이 여름밤 솔직히 말해 너를 사랑해 신비한 곳으로 여름여름해 sunny summer let’s have a good time Hey sunny summer having a good 밤 따라갈 거야 그대와 둘이 함께라면 여름여름해 sunny summer let’s have a good time Hey sunny summer having a good 밤 따라갈 거야 사랑할 거야 우린 많고 많은 별들이 쏟아지면 처음으로 느끼는 설렘에 어떡해 유주 be my 내 소원을 들어줄래 여름여름해 sunny summer let’s have a good time Hey sunny summer having a good 밤 따라갈 거야 그대와 둘이 함께라면 여름여름해 sunny summer let’s have a good time Hey sunny summer having a good 밤 따라갈 거야 사랑할 거야 우린</text:p>
          </table:table-cell>
          <table:table-cell office:value-type="string" table:style-name="ce1">
            <text:p>여</text:p>
          </table:table-cell>
          <table:table-cell table:number-columns-repeated="16377"/>
        </table:table-row>
        <table:table-row table:style-name="ro1">
          <table:table-cell office:value-type="float" office:value="115" table:style-name="ce1">
            <text:p>115</text:p>
          </table:table-cell>
          <table:table-cell office:value-type="string" table:style-name="ce1">
            <text:p>레게 강 같은 평화</text:p>
          </table:table-cell>
          <table:table-cell office:value-type="string" table:style-name="ce1">
            <text:p>부산 바캉스</text:p>
          </table:table-cell>
          <table:table-cell office:value-type="string" table:style-name="ce1">
            <text:p>2012.7.30</text:p>
          </table:table-cell>
          <table:table-cell office:value-type="string" table:style-name="ce1">
            <text:p>여름</text:p>
          </table:table-cell>
          <table:table-cell office:value-type="string" table:style-name="ce1">
            <text:p>오늘밤엔 분명히 운명적인 만남이 시작 될 것 같은데. 잠시만 어제 고민 다 접어 놓고 별을 보러 떠나요. Baby~ 어젯밤 울었나요?? 두 눈 부어있네요. 내 손 잡아요. 한번만 딱 한번만 Oh~ 나를 믿어요. 화장은 안해도 돼 쌩얼로. 멘트는 달콤해도 쎈걸로. 네 여자친구들도 내 남자친구들도 돈 걱정 하지 말고 다 불러. 이뻐 넌!! Reggae, Drum!! 절대 후회 없는 걸!! 그대가 원하는 것이면 뭐든지 해줄게 오늘밤 RAH~ Let’s Go~!! Everybody come to 해운대!! (Oh, Oh) Everybody come to 광안리!! (Oh, Oh) Everybody come to 동백섬!! (Oh, Oh, Oh, Oh) 부산 바캉스!! Everybody come to 남포동!! (Oh, Oh) Everybody come to 자갈치시장!! (Oh, Oh) Oh, We rocking with the 아가씨!! Oh, we rock!! Oh, we rock!! rock!! 부산 바캉스!! 길을 잃어 헤맬 때, 별이 보이지 않을 때 해줄 것은 없지만. 아직도 끙끙대며 걱정하는 그대. 이 노래를 불러요. 쓸데없는 생각들은 하지마. 우리는 서로에게 마지막. 가끔씩 다른 여자 눈길이 가도 내 마음은 항상 너니까. 이뻐 넌!! Reggae, Drum!! 절대 후회 없는 걸!! 그대가 원하는 것이면 뭐든지 해줄게 오늘밤 RAH~ Let’s Go~!! Everybody come to 해운대!! (Oh, Oh) Everybody come to 광안리!! (Oh, Oh) Everybody come to 동백섬!! (Oh, Oh, Oh, Oh) 부산 바캉스!! Everybody come to 남포동!! (Oh, Oh) Everybody come to 자갈치시장!! (Oh, Oh) Oh, We rocking with the 아가씨!! Oh, we rock!! Oh, we rock!! rock!! 부산 바캉스!! Say~!! 랄랄랄라 랄랄라~ 랄랄랄라 랄랄라~ 랄랄랄라 랄랄라~ Oh, we rock!! Oh, we rock!! rock!! 부산 바캉스!! Let’s Go~!! Everybody come to 해운대!! (Oh, Oh) Everybody come to 광안리!! (Oh, Oh) Everybody come to 동백섬!! (Oh, Oh, Oh, Oh) 부산 바캉스!! Say~!! 랄랄랄라 랄랄라~ 랄랄랄라 랄랄라~ 랄랄랄라 랄랄라~ Oh, we rock!! Oh, we rock!! rock!! 부산 바캉스!!</text:p>
          </table:table-cell>
          <table:table-cell office:value-type="string" table:style-name="ce1">
            <text:p>남</text:p>
          </table:table-cell>
          <table:table-cell table:number-columns-repeated="16377"/>
        </table:table-row>
        <table:table-row table:style-name="ro1">
          <table:table-cell office:value-type="float" office:value="116" table:style-name="ce1">
            <text:p>116</text:p>
          </table:table-cell>
          <table:table-cell office:value-type="string" table:style-name="ce1">
            <text:p>HYNN</text:p>
          </table:table-cell>
          <table:table-cell office:value-type="string" table:style-name="ce1">
            <text:p>여행의 색깔 (Feat. 스무살)</text:p>
          </table:table-cell>
          <table:table-cell office:value-type="string" table:style-name="ce1">
            <text:p>2020.3.31</text:p>
          </table:table-cell>
          <table:table-cell office:value-type="string" table:style-name="ce1">
            <text:p>사계절</text:p>
          </table:table-cell>
          <table:table-cell office:value-type="string" table:style-name="ce1">
            <text:p>춤추는 바람에 손을 뻗어 볼래 뿌려지는 햇살 따라 걷고 있어 거리 거리마다 색깔이 칠해져 구부러진 이 길 끝엔 뭐가 있을까 길에 쌓인 걱정은 부서지는 바람에 실어 구름에 걸린 꿈을 따다, 담아 안녕, 초록을 닮은 나의 열입곱 살 참 예쁜 나의 꿈 안녕, 난 그때 너처럼 용기를 내려고 걸어가 보려 해 이 길 끝에 햇살이 머물던 하늘 위에 반짝 폭죽처럼 별빛들이 반짝이고 별 하나 세다가 크게 숨을 쉬어 그림 같은 이 길 끝엔 뭐가 있을까 길에 쌓인 걱정이 부서지는 바람에 실려 달빛에 걸린 꿈을 따다, 담아 안녕, 파랑을 닮은 나의 스물한 살 참 바쁜 나의 꿈 안녕, 난 그때 너처럼 용기를 내려고 걸어가 보려 해 이 길 끝에 지나쳐버린 수많은 풍경들 이제는 내 눈에 담을 거야 지칠 때마다 꺼내볼 수 있게 이 그림 같은 오늘을 담아 안녕, 이 길 끝에서 웃고 있을 그때 날 만날 때까지 안녕, 그때 너처럼 꿈을 담아서 걸어가 보려 해 이 길 끝에</text:p>
          </table:table-cell>
          <table:table-cell office:value-type="string" table:style-name="ce1">
            <text:p>여</text:p>
          </table:table-cell>
          <table:table-cell table:number-columns-repeated="16377"/>
        </table:table-row>
        <table:table-row table:style-name="ro1">
          <table:table-cell office:value-type="float" office:value="117" table:style-name="ce1">
            <text:p>117</text:p>
          </table:table-cell>
          <table:table-cell office:value-type="string" table:style-name="ce1">
            <text:p>어떤날</text:p>
          </table:table-cell>
          <table:table-cell office:value-type="string" table:style-name="ce1">
            <text:p>출발</text:p>
          </table:table-cell>
          <table:table-cell office:value-type="string" table:style-name="ce1">
            <text:p>1989.6.20</text:p>
          </table:table-cell>
          <table:table-cell office:value-type="string" table:style-name="ce1">
            <text:p>사계절</text:p>
          </table:table-cell>
          <table:table-cell office:value-type="string" table:style-name="ce1">
            <text:p>하루하루 내가 무얼 하나 곰곰히 생각해보니 거진 엇비슷한 의식주로 나는 만족하더군 은근히 자라난 나의 손톱을 보니 난 뭔가 달라져가고 여위어가는 너의 모습을 보니 너도 뭔가 으음 꿈을 꾸고 사랑하고 즐거웠던 수많은 날들이 항상 아득하게 기억에 남아 멍한 웃음을 짓게 하네 그래 멀리 떠나자 외로움을 지워보자 그래 멀리 떠나자 그리움을 만나보자 꿈을 꾸고 사랑하고 즐거웠던 수많은 날들이 항상 아득하게 기억에 남아 멍한 웃음을 짓게 하네 그래 멀리 떠나자 외로움을 지워보자 그래 멀리 떠나자 그리움을 만나보자 그래 멀리 떠나자 외로움을 지워보자 그래 멀리 떠나자 그리움을 만나보자 그래 멀리 떠나자 외로움을 지워보자</text:p>
          </table:table-cell>
          <table:table-cell office:value-type="string" table:style-name="ce1">
            <text:p>남</text:p>
          </table:table-cell>
          <table:table-cell table:number-columns-repeated="16377"/>
        </table:table-row>
        <table:table-row table:style-name="ro1">
          <table:table-cell office:value-type="float" office:value="118" table:style-name="ce1">
            <text:p>118</text:p>
          </table:table-cell>
          <table:table-cell office:value-type="string" table:style-name="ce1">
            <text:p>김광석</text:p>
          </table:table-cell>
          <table:table-cell office:value-type="string" table:style-name="ce1">
            <text:p>두 바퀴로 가는 자동차</text:p>
          </table:table-cell>
          <table:table-cell office:value-type="string" table:style-name="ce1">
            <text:p>1995.3.1</text:p>
          </table:table-cell>
          <table:table-cell office:value-type="string" table:style-name="ce1">
            <text:p>사계절</text:p>
          </table:table-cell>
          <table:table-cell office:value-type="string" table:style-name="ce1">
            <text:p>두바퀴로 가는 자동차 네바퀴로 가는 자전거 물속으로 나는 비행기 하늘로 나는 돛단배 복잡하고 아리송한 세상위로 오늘도 애드벌룬 떠 있건만 포수에게 잡혀온 잉어만이 한숨을 내쉰다 남자처럼 머리 깎은 여자 여자처럼 머리 긴 남자 가방없이 학교가는 아이 비오는 날 신문 파는 애 복잡하고 아리송한 세상위로 오늘도 애드벌룬 떠 있건만 태공에게 잡혀온 참새만이 긴 숨을 내쉰다 한여름에 털장갑 장수 한겨울에 수영복 장수 번개소리에 기절하는 남자 천둥소리에 하품하는 여자 복잡하고 아리송한 세상위로 오늘도 애드벌룬 떠있건만 독사에게 잡혀온 땅꾼만이 긴 혀를 내두른다 독사에게 잡혀온 땅꾼만이 긴 혀를 내두른다</text:p>
          </table:table-cell>
          <table:table-cell office:value-type="string" table:style-name="ce1">
            <text:p>남</text:p>
          </table:table-cell>
          <table:table-cell table:number-columns-repeated="16377"/>
        </table:table-row>
        <table:table-row table:style-name="ro1">
          <table:table-cell office:value-type="float" office:value="119" table:style-name="ce1">
            <text:p>119</text:p>
          </table:table-cell>
          <table:table-cell office:value-type="string" table:style-name="ce1">
            <text:p>러브홀릭</text:p>
          </table:table-cell>
          <table:table-cell office:value-type="string" table:style-name="ce1">
            <text:p>Loveholic</text:p>
          </table:table-cell>
          <table:table-cell office:value-type="string" table:style-name="ce1">
            <text:p>2003.10.10</text:p>
          </table:table-cell>
          <table:table-cell office:value-type="string" table:style-name="ce1">
            <text:p>사계절</text:p>
          </table:table-cell>
          <table:table-cell office:value-type="string" table:style-name="ce1">
            <text:p>hah hi ho love hah hi ho love tu tu tu tu tu tu tu tu 기억의 터널속을 나 헤매어 우는 loveholic hah hi ho love hah hi ho love tu tu tu tu tu tu tu tu 너라는 숲속에서 난 갈곳을 잃은 loveholic 빠라빠빠 이런 몹쓸병 몹쓸병 숨이 막혀 죽을 것 같아 지독한 병이지 어제도 오늘도 너무 아프기만 해 그냥 멍하니 눈물이 흘러 I'm loveholic hah hi ho love hah hi ho love 춤추는 흰 연기처럼 기억의 터널속을 나 헤매어 우는 loveholic hah hi ho love hah hi ho love 버려진 사진기처럼 널 다신 담을 수 없어 부서져가는 loveholic 빠라빠빠 이런 불치병 불치병 아무것도 할 수 없잖아 못견뎌낼거야 내일도 모레도 미칠 듯한 아픔에 그냥 이대로 울고 있겠지 I'm loveholic hah hi ho love hah hi ho love 춤추는 흰 연기처럼 기억의 터널속을 나 헤매어 우는 loveholic hah hi ho love hah hi ho love 서러운 시린 비처럼 끝없이 쏟아 내리며 한없이 우는 loveholic hah hi ho love hah hi ho love 날개를 다친 새처럼 너라는 숲속에서 난 갈 곳을 잃은 loveholic hah hi ho love hah hi ho love 버려진 사진기처럼 널 다신 담을 수 없어 부서져가는 loveholic 다가오지마 기억속 꿈속에라도</text:p>
          </table:table-cell>
          <table:table-cell office:value-type="string" table:style-name="ce1">
            <text:p>혼성</text:p>
          </table:table-cell>
          <table:table-cell table:number-columns-repeated="16377"/>
        </table:table-row>
        <table:table-row table:style-name="ro1">
          <table:table-cell office:value-type="float" office:value="120" table:style-name="ce1">
            <text:p>120</text:p>
          </table:table-cell>
          <table:table-cell office:value-type="string" table:style-name="ce1">
            <text:p>넬</text:p>
          </table:table-cell>
          <table:table-cell office:value-type="string" table:style-name="ce1">
            <text:p>Ocean Of Light</text:p>
          </table:table-cell>
          <table:table-cell office:value-type="string" table:style-name="ce1">
            <text:p>2013.6.10</text:p>
          </table:table-cell>
          <table:table-cell office:value-type="string" table:style-name="ce1">
            <text:p>사계절</text:p>
          </table:table-cell>
          <table:table-cell office:value-type="string" table:style-name="ce1">
            <text:p>지금까진 전부 잊어/ 조용히 두 눈을 감고, 널 가둔 그 벽을 부숴 알고 있었던 모든게 아무것도 아닌게 될까, / 그렇게 될까봐 두려워? Just breathe in &amp; breathe out your dreams with me. I’m in the ocean of light / 내 꿈이 숨을 쉰다 눈부신 빛의 파도 그 속에서 / 새롭게 태어나고 있어 I’m in the ocean of light / 내 꿈이 춤을 춘다 거대한 빛의 파도 그 속에서 / 난 다시 태어나고 있어 / In the ocean of light 새로워질 너를 믿어 / 조용히 두 눈을 감고, 늘 꿈꿔왔던 너를 그려 믿어왔었던 모든 게 아무것도 아닌 게 될까, / 그렇게 될까봐 두려워? Just breathe in &amp; breathe out your dreams with me I’m in the ocean of light / 내 꿈이 숨을 쉰다 눈부신 빛의 파도 그 속에서 / 새롭게 태어나고 있어 I’m in the ocean of light / 내 꿈이 춤을 춘다 거대한 빛의 파도 그 속에서 / 난 다시 태어나고 있어 / In the ocean of light I’m in the ocean of light / 내 꿈이 숨을 쉰다 눈부신 빛의 파도 그 속에서 / 새롭게 태어나고 있어 I’m in the ocean of light / 내 꿈이 춤을 춘다 거대한 빛의 파도 그 속에서 / 난 다시 태어나고 있어 / In the ocean of light In the ocean of light / In the ocean of light / In the ocean of light / I'm in the ocean of light</text:p>
          </table:table-cell>
          <table:table-cell office:value-type="string" table:style-name="ce1">
            <text:p>남</text:p>
          </table:table-cell>
          <table:table-cell table:number-columns-repeated="16377"/>
        </table:table-row>
        <table:table-row table:style-name="ro1">
          <table:table-cell office:value-type="float" office:value="121" table:style-name="ce1">
            <text:p>121</text:p>
          </table:table-cell>
          <table:table-cell office:value-type="string" table:style-name="ce1">
            <text:p>왁스</text:p>
          </table:table-cell>
          <table:table-cell office:value-type="string" table:style-name="ce1">
            <text:p>지하철을 타고</text:p>
          </table:table-cell>
          <table:table-cell office:value-type="string" table:style-name="ce1">
            <text:p>2002.6.30</text:p>
          </table:table-cell>
          <table:table-cell office:value-type="string" table:style-name="ce1">
            <text:p>사계절</text:p>
          </table:table-cell>
          <table:table-cell office:value-type="string" table:style-name="ce1">
            <text:p>오늘은 기분이 왠지 꿀꿀해 내 전용 자가용 지하철을 타고 약수역 금호역 다리 건너 압구정에 내려 이 동네 분위기 부담스러워서 다시 또 반대편 지하철을 타고 2호선 갈아 타 이대 연대 홍대 앞에 내려 오늘 처음 만남 사람과 사랑에 빠져보고 싶어 내가 잘 나가든 못나가든 신경 쓰지 않는 사람과 밤새 벌겋게 충혈된 피곤한 눈 속에 새로운 아침을 여는 사람들 나와는 다르게 사람답게 살고 있는데 왜 나는 이렇게 살아야 하나 언제 쯤 지겨운 방황 끝나나 답답한 마음에 또 다시 지하철 타고 꾸벅꾸벅 조는 사람들 크게 전화하는 사람들 외박하고 가는 사람들 모두 같이 가네 지하철을 타고 오늘 만난 모든 사람들 다들 꿈을 갖고 살겠지 오늘 보단 나을 거라는 꿈을 갖고 가네 지하철 타고 나나나~</text:p>
          </table:table-cell>
          <table:table-cell office:value-type="string" table:style-name="ce1">
            <text:p>여</text:p>
          </table:table-cell>
          <table:table-cell table:number-columns-repeated="16377"/>
        </table:table-row>
        <table:table-row table:style-name="ro1">
          <table:table-cell office:value-type="float" office:value="122" table:style-name="ce1">
            <text:p>122</text:p>
          </table:table-cell>
          <table:table-cell office:value-type="string" table:style-name="ce1">
            <text:p>이한철</text:p>
          </table:table-cell>
          <table:table-cell office:value-type="string" table:style-name="ce1">
            <text:p>슈퍼스타</text:p>
          </table:table-cell>
          <table:table-cell office:value-type="string" table:style-name="ce1">
            <text:p>2005.12.15</text:p>
          </table:table-cell>
          <table:table-cell office:value-type="string" table:style-name="ce1">
            <text:p>사계절</text:p>
          </table:table-cell>
          <table:table-cell office:value-type="string" table:style-name="ce1">
            <text:p>지난 날 아무 계획도 없이 여기 서울로 왔던 너 좀 어리둥절한 표정이 예전 나와 같아 모습은 까무잡잡한 스포츠맨 오직 그것만 해왔던 두렵지만 설레임의 시작엔 니가 있어 괜찮아 잘 될 거야 너에겐 눈부신 미래가 있어 괜찮아 잘 될 거야 우린 널 믿어 의심치 않아 너만의 살아가야할 이유 그게 무엇이 됐든 후회 없이만 산다면 그것이 슈퍼스타 괜찮아 잘 될 거야 너에겐 눈부신 미래가 있어 괜찮아 잘 될 거야 우린 널 믿어 의심치 않아 널 힘들게 했던 일들과 그 순간에 흘렸던 땀과 눈물을 한잔에 마셔 버리자~ 오우 워~ 괜찮아 잘 될 거야~ 너에겐 눈부신 미래가 있어~ 괜찮아 잘 될 거야~ 우린 널 믿어 의심치 않아~ 나나나나나나~ 나나나 나나나나나나~나 나나나 나나 나나나 나나나 나나나 나나~ 나~ 너만의 인생의 슈퍼스타~</text:p>
          </table:table-cell>
          <table:table-cell office:value-type="string" table:style-name="ce1">
            <text:p>남</text:p>
          </table:table-cell>
          <table:table-cell table:number-columns-repeated="16377"/>
        </table:table-row>
        <table:table-row table:style-name="ro1">
          <table:table-cell office:value-type="float" office:value="123" table:style-name="ce1">
            <text:p>123</text:p>
          </table:table-cell>
          <table:table-cell office:value-type="string" table:style-name="ce1">
            <text:p>토이</text:p>
          </table:table-cell>
          <table:table-cell office:value-type="string" table:style-name="ce1">
            <text:p>그럴 때마다</text:p>
          </table:table-cell>
          <table:table-cell office:value-type="string" table:style-name="ce1">
            <text:p>2001.11.21</text:p>
          </table:table-cell>
          <table:table-cell office:value-type="string" table:style-name="ce1">
            <text:p>사계절</text:p>
          </table:table-cell>
          <table:table-cell office:value-type="string" table:style-name="ce1">
            <text:p>반복된 하루 사는 일에 지칠때면 내게 말해요 항상 그대의 지쳐있는 마음에 조그만 위로 돼 줄께요 요즘 유행하는 영화 보고플땐 내게 말해요 내겐 그대의 작은부탁 조차도 조그만 행복이죠 아무런 약속도 없는 일요일 오후 늦게 잠에서깨 이유없이 괜히 서글퍼질땐 그대곁엔 세상 누구보다 그댈 이해하는 내 자신보다 그댈 먼저 생각하는 남자가 있죠 오래동안 항상 지켜왔죠 그대 빈자리 이젠 들어와 편히 쉬어요 혼자서 밥 먹기 싫을땐 다른 사람 찾지 말아요 내겐 그대의 짜증섞인 투정도 조그만 기쁨이죠 아무런 약속도 없는 일요일 오후 누군가 만나서 하루종일 거릴 걷고 싶을땐 그대곁에 세상 누구보다 그댈 이해하는 내 자신보다 그댈 먼저 생각하는 남자가 있죠 오래동안 항상 지켜왔죠 그대 빈자리 이젠 들어와 편히 쉬어요</text:p>
          </table:table-cell>
          <table:table-cell office:value-type="string" table:style-name="ce1">
            <text:p>남</text:p>
          </table:table-cell>
          <table:table-cell table:number-columns-repeated="16377"/>
        </table:table-row>
        <table:table-row table:style-name="ro1">
          <table:table-cell office:value-type="float" office:value="124" table:style-name="ce1">
            <text:p>124</text:p>
          </table:table-cell>
          <table:table-cell office:value-type="string" table:style-name="ce1">
            <text:p>자우림</text:p>
          </table:table-cell>
          <table:table-cell office:value-type="float" office:value="17171771" table:style-name="ce1">
            <text:p>17171771</text:p>
          </table:table-cell>
          <table:table-cell office:value-type="string" table:style-name="ce1">
            <text:p>2004.10.16</text:p>
          </table:table-cell>
          <table:table-cell office:value-type="string" table:style-name="ce1">
            <text:p>사계절</text:p>
          </table:table-cell>
          <table:table-cell office:value-type="string" table:style-name="ce1">
            <text:p>천사의 미소처럼 새들의 노래처럼 이토록 사랑스런 당신이 좋은걸요 어서 내게로 와요 영원히 함께해요 우리 함께라면 두렵지 않은걸요 세상에 단 한사람 당신 당신을 만나기 위해 난 이세상에 태어난걸 알고 있나요 어쩌면 우린 예전부터 이름모를 저 먼 별에서 이미 사랑해왔었는지도 몰라요 오월의 햇살처럼 시월의 하늘처럼 그렇게 못견디게 당신이 좋은걸요 어서 내게로 와요 느끼고 있잖아요 어느새 슬픔이 사라져버린걸 나 나 나나 나나나 나 나 나 때론 폭풍우 거센 밤에 별에서 찾아온 악마들이 우리를 갈라놓으려 할때면 조용히 서로 마주앉아 가만히 서로의 손을 잡고 향긋한 낙원을 떠올리지요 바람은 잦아들고 먹구름 사라지고 햇살이 따스하게 미소짓고 있네요 우리 함께 있으면 두렵지 않는걸요 악마도 지옥도 검은 운명도 아가의 살결처럼 소녀의 향기처럼 그렇게 못견디게 당신이 좋은걸요 어서 내게로 와요 다 알고 있는걸요 서로를 위해 우린 태어났잖아요 나 나 나나나 천사의 미소처럼 새들의 노래처럼 이토록 사랑스런 당신이 좋은걸요</text:p>
          </table:table-cell>
          <table:table-cell office:value-type="string" table:style-name="ce1">
            <text:p>혼성</text:p>
          </table:table-cell>
          <table:table-cell table:number-columns-repeated="16377"/>
        </table:table-row>
        <table:table-row table:style-name="ro1">
          <table:table-cell office:value-type="float" office:value="125" table:style-name="ce1">
            <text:p>125</text:p>
          </table:table-cell>
          <table:table-cell office:value-type="string" table:style-name="ce1">
            <text:p>적재</text:p>
          </table:table-cell>
          <table:table-cell office:value-type="string" table:style-name="ce1">
            <text:p>별 보러 가자</text:p>
          </table:table-cell>
          <table:table-cell office:value-type="string" table:style-name="ce1">
            <text:p>2017.3.9</text:p>
          </table:table-cell>
          <table:table-cell office:value-type="string" table:style-name="ce1">
            <text:p>봄</text:p>
          </table:table-cell>
          <table:table-cell office:value-type="string" table:style-name="ce1">
            <text:p>찬 바람이 조금씩 불어오면은 밤 하늘이 반짝이더라 긴 하루를 보내고 집에 들어가는 길에 네 생각이 문득 나더라 어디야 지금 뭐 해 나랑 별 보러 가지 않을래 너희 집 앞으로 잠깐 나올래 가볍게 겉옷 하나 걸치고서 나오면 돼 너무 멀리 가지 않을게 그렇지만 네 손을 꼭 잡을래 멋진 별자리 이름은 모르지만 나와 같이 가줄래 찬 바람이 조금씩 불어 오면은 네 생각이 난 그렇게 나더라 긴 하루 끝 고요해진 밤거리를 걷다 밤 하늘이 너무 좋더라 어디야 지금 뭐해 나랑 별 보러 가지 않을래 어디든 좋으니 나와 가줄래 네게 하고 싶었던 말이 너무도 많지만 너무 서두르지 않을게 그치만 네 손을 꼭 잡을래 멋진 별자리 이름은 모르지만 나와 같이 가줄래 너와 나의 걸음이 향해 가는 그곳이 어디 일진 모르겠지만 혼자였던 밤 하늘 너와 함께 걸으면 그거면 돼</text:p>
          </table:table-cell>
          <table:table-cell office:value-type="string" table:style-name="ce1">
            <text:p>남</text:p>
          </table:table-cell>
          <table:table-cell table:number-columns-repeated="16377"/>
        </table:table-row>
        <table:table-row table:style-name="ro1">
          <table:table-cell office:value-type="float" office:value="126" table:style-name="ce1">
            <text:p>126</text:p>
          </table:table-cell>
          <table:table-cell office:value-type="string" table:style-name="ce1">
            <text:p>에이핑크</text:p>
          </table:table-cell>
          <table:table-cell office:value-type="string" table:style-name="ce1">
            <text:p>Remember</text:p>
          </table:table-cell>
          <table:table-cell office:value-type="string" table:style-name="ce1">
            <text:p>2015.7.16</text:p>
          </table:table-cell>
          <table:table-cell office:value-type="string" table:style-name="ce1">
            <text:p>여름</text:p>
          </table:table-cell>
          <table:table-cell office:value-type="string" table:style-name="ce1">
            <text:p>DO YOU REMEMBER 우릴 비추던 태양 넓고 푸른 바다 마치 어제처럼 시간이 멈춰버린 기억 그 속에 하얀 모래 위를 함께 걷던 날 기억하나요 잠깐 밀려오는 파도 속에서도 떨어지지 않았던 YEAH (하나 둘 셋) 어느새 이렇게 점점 나도 모르게 웃음이 사라져가고 (하나 둘 셋) 뒤돌아 볼 수도 앞을 내다 볼 수도 없이 지친 너와 나 이제 함께 떠나요 시원한 바람 속에 오늘은 다 잊고 그때 우리처럼 DO YOU REMEMBER 우릴 비추던 태양 넓고 푸른 바다 마치 어제처럼 시간이 멈춰진 듯이 언제나 바랬듯이 REMEMBER REMEMBER REMEMBER 붉은 태양이 지는 그 여름밤을 기억하나요 어둠이 하늘을 덮어올수록 별은 더 밝게 빛난 걸 YEAH (하나 둘 셋) 하늘을 모른 채 땅만 바라보는 게 점점 늘어만 가고 (하나 둘 셋) 지금이 낮인지 밤인지도 모르는 시간 속에 지친 너와 나 다시 함께 떠나요 시원한 바람 속에 오늘은 다 잊고 그때 우리처럼 DO YOU REMEMBER 우릴 비추던 태양 넓고 푸른 바다 마치 어제처럼 시간이 멈춰진 듯이 언제나 바랬듯이 REMEMBER REMEMBER REMEMBER YOU 뭘 아직도 망설여요 YOU 다 잊고 나와 함께 가요 저 푸른 바다에 다 던져버려요 우리 더 늦기 전에 기억하나요 맘속에 그때가 어제처럼 느껴지는 순간 DO YOU REMEMBER 우릴 비추던 태양 넓고 푸른 바다 마치 어제처럼 시간이 멈춰진 듯이 언제나 바랬듯이 REMEMBER REMEMBER REMEMBER DO YOU REMEMBER</text:p>
          </table:table-cell>
          <table:table-cell office:value-type="string" table:style-name="ce1">
            <text:p>여</text:p>
          </table:table-cell>
          <table:table-cell table:number-columns-repeated="16377"/>
        </table:table-row>
        <table:table-row table:style-name="ro1">
          <table:table-cell office:value-type="float" office:value="127" table:style-name="ce1">
            <text:p>127</text:p>
          </table:table-cell>
          <table:table-cell office:value-type="string" table:style-name="ce1">
            <text:p>반에스틴</text:p>
          </table:table-cell>
          <table:table-cell office:value-type="string" table:style-name="ce1">
            <text:p>I Wanna</text:p>
          </table:table-cell>
          <table:table-cell office:value-type="string" table:style-name="ce1">
            <text:p>2019.1.22</text:p>
          </table:table-cell>
          <table:table-cell office:value-type="string" table:style-name="ce1">
            <text:p>사계절</text:p>
          </table:table-cell>
          <table:table-cell office:value-type="string" table:style-name="ce1">
            <text:p>흔해 빠진 고민들 속에서 멍하니 물음표만 떠오르고 있어 스쳐가는 인연들 사이에 ye ye ye 왜 너 하나만 떠오르고 있는지 생각할 틈을 주긴 싫어 밀고 당기는 게임 같은 걸 잠들기 전에 내게 말해줘 달콤한 약에 취한듯이 네게 빠져들고 있어 조금씩 머리속엔 네 얼굴이 가득해 또 다시 밤은 깊어가는데 정답도 없이 흘러가는데 복잡한 맘을 멈춰 보면서 다시 기다림을 삼키고 있네 I wanna do it Say something within me I wanna do it Say something within me 네가 보고싶어 난 난 아무것도 몰라 난 I wanna do it Say something within me 아침에 잠에서 깨 별반 다를 게 없는 하루 seven in the monring 나가라고 울리는 아이폰 ring ring I gotta go 아침 먹으라는 잔소리는 졸업했고 네 생각에 허덕이는 나의 지난밤이 태연한 척 하는 태양으로 변한 달이 어제처럼 오늘도 rise on 그런 계산따윈 그만 잊어 Bright feelosophy 에서 말했듯이 우리 삶은 O L life 가끔 마주하게 된 수 많은 오해 but 너와의 생활속엔 나를 가둔 벽은 없어 매일 acrobatic body 너의 품이 내겐 피서 iisho fisher man 넌 나의 시간 낚는 어부 Time goin to fly when i think about you babe 다른 말은 집어치워 투박하게 말해볼게 I need you when we are cold I wanna do it Say something within me I wanna do it Say something within me 네가 보고싶어 난 난 아무것도 몰라 난 I wanna do it Say something within me 하고 싶은 말들을 나열하고서 가려지지 않는 표정을 지었어 너무 성급해 보일지 몰라도 오늘 밤엔 널 담아내고 싶어 I wanna do it Say something within me I wanna do it Say something within me 네가 보고싶어 난 난 아무것도 몰라 난 I wanna do it Say something within me</text:p>
          </table:table-cell>
          <table:table-cell office:value-type="string" table:style-name="ce1">
            <text:p>남</text:p>
          </table:table-cell>
          <table:table-cell table:number-columns-repeated="16377"/>
        </table:table-row>
        <table:table-row table:style-name="ro1">
          <table:table-cell office:value-type="float" office:value="128" table:style-name="ce1">
            <text:p>128</text:p>
          </table:table-cell>
          <table:table-cell office:value-type="string" table:style-name="ce1">
            <text:p>이든(EDEN),?Babylon(베이빌론),?WOODZ (조승연)</text:p>
          </table:table-cell>
          <table:table-cell office:value-type="string" table:style-name="ce1">
            <text:p>Drive</text:p>
          </table:table-cell>
          <table:table-cell office:value-type="string" table:style-name="ce1">
            <text:p>2018.8.30</text:p>
          </table:table-cell>
          <table:table-cell office:value-type="string" table:style-name="ce1">
            <text:p>여름</text:p>
          </table:table-cell>
          <table:table-cell office:value-type="string" table:style-name="ce1">
            <text:p>Um 무슨 향수를 쓰는 건지 숨을 내 뱉고 싶지 않아 그래서 그런 건지 얼굴이 빨개진 듯 해 ohh Yeah I’mma take a deep breath love to inhale 밖으로 뱉진 못해 Never exhale 들이 마셔 너의 입을 Something like we kissing 몰아칠래 쓰나미 같이 매일매일 너를 담을래 Lady 매일매일 너로 채울래 Lady 그리곤 숨 쉴 수 없게 내 입을 꽉 막을래 (쉿) 처음이야 이런 기분은 깨고 싶지 않아 이 설렘을 Ah slowly baby Ah slinky baby Ah talk to me Ah We driven` through the night I know you want me baby 오늘밤 더 더 더 크게 쉼 없이 연주해 We driven` through the night 여긴 너와 나만 있잖아 내 귀에 대고 말해줘 Love ya 넌 아무런 걱정하지마 아무도 여긴 못 찾으니까 We can talk a lot baby 오늘 밤은 내 팔 배고 자 귀신 꿈을 꾸었다고 자다 깨서 날 안아줘 아침엔 내가 먼저 깰 테니 넌 좋은 꿈 꿔 Baby have a good night 처음이야 이런 기분은 깨고 싶지 않아 이 설렘을 Ah slowly baby Ah slinky baby Ah talk to me Ah We driven` through the night I know you want me baby 오늘밤 더 더 더 크게 쉼 없이 연주해 We driven` through the night We driven` through the night I know you want me baby 오늘밤 더 더 더 크게 쉼 없이 연주해 We driven` through the night</text:p>
          </table:table-cell>
          <table:table-cell office:value-type="string" table:style-name="ce1">
            <text:p>혼성</text:p>
          </table:table-cell>
          <table:table-cell table:number-columns-repeated="16377"/>
        </table:table-row>
        <table:table-row table:style-name="ro1">
          <table:table-cell office:value-type="float" office:value="129" table:style-name="ce1">
            <text:p>129</text:p>
          </table:table-cell>
          <table:table-cell office:value-type="string" table:style-name="ce1">
            <text:p>박재범</text:p>
          </table:table-cell>
          <table:table-cell office:value-type="string" table:style-name="ce1">
            <text:p>Drive</text:p>
          </table:table-cell>
          <table:table-cell office:value-type="string" table:style-name="ce1">
            <text:p>2016.10.20</text:p>
          </table:table-cell>
          <table:table-cell office:value-type="string" table:style-name="ce1">
            <text:p>사계절</text:p>
          </table:table-cell>
          <table:table-cell office:value-type="string" table:style-name="ce1">
            <text:p>모든 일들이 잘 안 풀리고 있을 때 스트레스가 어깨에 가득 차 있을 때 너만 보면 맘이 너무나도 편해져 모든 고민 모든 걱정들이 싹 없어져 내 차에 올라타 바람 쐬러 가 밥 먹지 말고 와 전부 내가 해줄게 So Let’s go for a drive Oh yeah girl 내 몸이 힘들어 Oh yeah girl 내 맘도 힘들어 이걸 치료할 수 있는 건 너 하나뿐 girl only you 데리러 갈게 girl 저녁때쯤 언제나 내가 누굴 필요로 했을 때 You was always there fa sho 내가 Jay-z면 너는 나의 Beyonce Together we can run the world 어떤 차로 픽업 갈까 Take the Foreign 내 옆에는 네 자리 전세기에 태울 수 있을 때까지 It’s all for me and you I'm a keep on hustling 모든 일들이 잘 안 풀리고 있을 때 스트레스가 어깨에 가득 차 있을 때 너만 보면 맘이 너무나도 편해져 모든 고민 모든 걱정들이 싹 없어져 내 차에 올라타 바람 쐬러 가 밥 먹지 말고 와 전부 내가 해줄게 So Let’s go for a drive 우리 열심히 일했잖아 오늘 어디든지 떠나자 Me and you Girl, I'll show you the world 세계적인 커플 Victoria와 Beckham 나 알잖아 기대해도 돼 백이면 백 노력할게 girl No matter what I'll always be there you superman 꼭 지켜줄게 baby 길 잃을 일 없어 I'm yo GPS girl 어디든 다 갈게 cause you are so special 다음 단계로 가자 on to the next level 걱정은 다 제껴 우리만의 영원한 여행 모든 일들이 잘 안 풀리고 있을 때 스트레스가 어깨에 가득 차 있을 때 너만 보면 맘이 너무나도 편해져 모든 고민 모든 걱정들이 싹 없어져 내 차에 올라타 바람 쐬러 가 밥 먹지 말고 와 전부 내가 해줄게 So Let’s go for a drive Let's go for a drive Let's go for a drive baby In this foreign car baby All night long Let's go for a drive Let's go for a drive baby You're the only one that I want, my girl I'm not a CEO But I got a lot of money So Let's make a video 해변 도로를 누비고 싶어 Baby, are you gonna stay the night 모든 일들이 잘 안 풀리고 있을 때 스트레스가 어깨에 가득 차 있을 때 너만 보면 맘이 너무나도 편해져 모든 고민 모든 걱정들이 싹 없어져 내 차에 올라타 바람 쐬러 가 밥 먹지 말고 와 전부 내가 해줄게 So Let’s go for a drive</text:p>
          </table:table-cell>
          <table:table-cell office:value-type="string" table:style-name="ce1">
            <text:p>남</text:p>
          </table:table-cell>
          <table:table-cell table:number-columns-repeated="16377"/>
        </table:table-row>
        <table:table-row table:style-name="ro1">
          <table:table-cell office:value-type="float" office:value="130" table:style-name="ce1">
            <text:p>130</text:p>
          </table:table-cell>
          <table:table-cell office:value-type="string" table:style-name="ce1">
            <text:p>B1A4</text:p>
          </table:table-cell>
          <table:table-cell office:value-type="string" table:style-name="ce1">
            <text:p>Drive</text:p>
          </table:table-cell>
          <table:table-cell office:value-type="string" table:style-name="ce1">
            <text:p>2014.7.14</text:p>
          </table:table-cell>
          <table:table-cell office:value-type="string" table:style-name="ce1">
            <text:p>여름</text:p>
          </table:table-cell>
          <table:table-cell office:value-type="string" table:style-name="ce1">
            <text:p>뜨거운 태양 아래서 그대와 나 나눴던 얘기 시간이 지나도 변치 말자던 뜨겁게 사랑했고 누구보다 행복했었던 추억들과 함께 이 길을 걷죠 We need a break now baby Let's leave this place baby 준비물은 필요 없어 몸만 나오면 돼 너희 집 문 앞이야 기다릴게 자기야 어디든 떠나보자 다 내려놓고서 따스한 햇살 시원하게 불어오는 바람 I just want you to feel this moment together girl ooh baby 우리 함께하고 있는 이 순간 무엇보다 소중한 이 time I wanna drive with you girl 아스팔트 그 위를 yeah wanna drive with you girl 뜨거웠던 그 여름 baby 그대가 기억나 태양보다 빛나던 환하게 웃던 네 얼굴 love you 1, 2, step 눈 깜빡 하는 이 순간 조차 네가 너무나 보고 싶어 바라보며 driving oh my mistake 안전하게 모실게 my princess 꽉 껴안아 내 팔을 안전벨트 삼아 I wanna drive with you girl 아스팔트 그 위를 yeah wanna drive with you girl 뜨거웠던 그 여름 baby 그대가 기억나 태양보다 빛나던 환하게 웃던 네 얼굴 love you yeah 뜨거운 태양 빛이 정수리를 내리쫴 그 여름 우리 둘이 만났던 날 기억해 마치 아스팔트 위로 피어 오른 아지랑이처럼 우린 간질간질 사랑하고는 했지 눈 앞을 가려오네 눈부셔 마치 밀라노의 아침처럼 화려하고 달콤한 너와 나의 드라이브 Let’s keep it tight I wanna drive with you girl 아스팔트 그 위를 yeah wanna drive with you girl 뜨거웠던 그 여름 Baby 그대가 기억나 태양보다 빛나던 환하게 웃던 네 얼굴 love you 뜨거운 태양 아래 그대와 나 나눴던 얘기 시간이 지나도 변치 말자던 뜨겁게 사랑했고 누구보다 행복했었던 추억들과 함께 이 길을 걷죠</text:p>
          </table:table-cell>
          <table:table-cell office:value-type="string" table:style-name="ce1">
            <text:p>남</text:p>
          </table:table-cell>
          <table:table-cell table:number-columns-repeated="16377"/>
        </table:table-row>
        <table:table-row table:style-name="ro1">
          <table:table-cell office:value-type="float" office:value="131" table:style-name="ce1">
            <text:p>131</text:p>
          </table:table-cell>
          <table:table-cell office:value-type="string" table:style-name="ce1">
            <text:p>윤하</text:p>
          </table:table-cell>
          <table:table-cell office:value-type="string" table:style-name="ce1">
            <text:p>Drive</text:p>
          </table:table-cell>
          <table:table-cell office:value-type="string" table:style-name="ce1">
            <text:p>2017.12.27</text:p>
          </table:table-cell>
          <table:table-cell office:value-type="string" table:style-name="ce1">
            <text:p>사계절</text:p>
          </table:table-cell>
          <table:table-cell office:value-type="string" table:style-name="ce1">
            <text:p>so let me go outside please set me free 길어져 가는 밤의 끝에 맺힌 한숨이 안도와 갑갑함의 언저리를 서성이는 게 우선 문을 열고 나서야 했어 제법 비어있는 도로 위에서 꽤나 보호받는 차체 안에서 붉게 변해버린 신호등 앞에 멈춰있어 I’m the driver 어디로든 멀리 갈 수 있다고 기대를 걸었던 도로 위에선 긴장을 놓지 않는 것 밖에는 할 수 없어 who’s the driver 달이 기울기 시작하고 내 시간을 위한 밤 다시 돌아 올 이 길을 애써 내달리는 맘 다 지나갈 순간과 찰나의 기록들이 어디로 가는 과정인 건지 알고 싶어 be my driver so do not go away from the way still I should try to run 혹시 누군가 듣고 있다면 서두르고 있는 페달 옆에서 멈추게 할 준비는 늘 돼 있어 그런 기적같은 우연이 없어 할 수 없이 I’m the driver 어디로든 멀리 갈 수 있다고 기대를 걸었던 도로 위에선 긴장을 놓지 않는 것 밖에는 할 수 없어 who’s the driver 달이 기울기 시작하고 내 시간을 위한 밤 다시 돌아 올 이 길을 애써 내달리는 맘 다 지나갈 순간과 찰나의 기록들이 어디로 가는 과정인건지 알 수 있을까 이 밤 I want to know somehow</text:p>
          </table:table-cell>
          <table:table-cell office:value-type="string" table:style-name="ce1">
            <text:p>여</text:p>
          </table:table-cell>
          <table:table-cell table:number-columns-repeated="16377"/>
        </table:table-row>
        <table:table-row table:style-name="ro1">
          <table:table-cell office:value-type="float" office:value="132" table:style-name="ce1">
            <text:p>132</text:p>
          </table:table-cell>
          <table:table-cell office:value-type="string" table:style-name="ce1">
            <text:p>샤이니</text:p>
          </table:table-cell>
          <table:table-cell office:value-type="string" table:style-name="ce1">
            <text:p>Drive</text:p>
          </table:table-cell>
          <table:table-cell office:value-type="string" table:style-name="ce1">
            <text:p>2018.9.10</text:p>
          </table:table-cell>
          <table:table-cell office:value-type="string" table:style-name="ce1">
            <text:p>사계절</text:p>
          </table:table-cell>
          <table:table-cell office:value-type="string" table:style-name="ce1">
            <text:p>길을 따라 차를 몰아 목적은 없지만 푸른 신호 날 이대로 이끄는 중이야 돌이킬 수가 없이 네게 매혹돼 나쁜 방향 좋은 결말 복잡한 기분이야 무의식 그 안에서 하나의 지도를 그리고 날 부르는 초록빛 그 끝에 혹시 네가 서있나 또 발을 돌려난 일부러 멀어진 이 방향조차 틀린 것 같아 널 향해 갈 뿐이야 * 늘 익숙한 왼쪽 길 그곳을 향했던 이유는 단 하나 내 마음과 반대 길 그곳을 간대도 이유는 너 하나 확신에 찬 이정표가 새겨져 버린 다음 어딜 가나 나는 다만 이방인인 거야 창문 밖에서 불어오는 잔상에 닮은 걸까 진짜일까 멈춰서 돌아봐 무관심한 너라도 난 다른 길은 없다고 날 부르는 초록빛 그 끝이 정말 있긴 한 걸까 혹 이미 늦었나 두 눈이 멀어진 긴 터널 끝에 뭐가 있을까 너이길 바라 난 * Repeat 너를 너를 매일 그저 맴돌아 무력한 난 이토록 단 한번 네게 닿도록 넌 가볍고 거칠게 한마디에 날 좌우하잖아 난 고갤 젓지만 의지는 꺾여진 핸들인 듯이 다시 돌아가 넌 나를 휘감아 I don’t know why 이 세상의 모든 길 헤매고 돌아도 목적진 단 하나 밤이 되어 길마저도 아닌 길 그 위에 선명히 웃고 선 너 하나<text:s/></text:p>
          </table:table-cell>
          <table:table-cell office:value-type="string" table:style-name="ce1">
            <text:p>남</text:p>
          </table:table-cell>
          <table:table-cell table:number-columns-repeated="16377"/>
        </table:table-row>
        <table:table-row table:style-name="ro1">
          <table:table-cell office:value-type="float" office:value="133" table:style-name="ce1">
            <text:p>133</text:p>
          </table:table-cell>
          <table:table-cell office:value-type="string" table:style-name="ce1">
            <text:p>비스트</text:p>
          </table:table-cell>
          <table:table-cell office:value-type="string" table:style-name="ce1">
            <text:p>Drive</text:p>
          </table:table-cell>
          <table:table-cell office:value-type="string" table:style-name="ce1">
            <text:p>2014.10.20</text:p>
          </table:table-cell>
          <table:table-cell office:value-type="string" table:style-name="ce1">
            <text:p>사계절</text:p>
          </table:table-cell>
          <table:table-cell office:value-type="string" table:style-name="ce1">
            <text:p>Uh 잠은 오질 않고 네 기억은 가질 않네 괴로워 뒤척이다 아침을 맞이할 바엔 유난히 답답하게 느껴지는 집을 벗어나고 싶어 차 키를 챙겨 나섰지 시동과 함께 켜지는 내비게이션 즐겨 찾는 목적지는 너의 집 맨 위에 있어 못 볼 걸 본 듯이 모든 기록을 지워 자존심도 없는 심장은 더 빠르게 뛰고 있어 익숙하지만 너의 집이 보이는 길을 애써 피하며 굳이 난 핸들을 돌렸지 낯선 도로 위에 방황 또 잃어버린 방향 내 모습인 것 같아 볼륨을 키웠지 신 나는 노랠 들으면 내가 더 처량해 보일까 봐 슬픈 노랠 틀어 필름처럼 흘러가는 가로등 불빛 내가 지나치는 건 아마 미련이겠지 더 세게 페달을 밟아 우리 추억이 다 뭉개지게 창문을 열고서 Bye bye 남은 마음이 다 흩날리게 Oh oh 좋았던 것도 Oh oh 나빴던 것도 이제 뒤로하고서 Drive drive drive 한참을 돌고 돌아서 모든 게 낯설어 질 때쯤 나를 멈추는 신호등이 왠지 너인 것 같아서 네가 하라는 대로 네가 가라는 대로 뒤돌아 보면 참 내 뜻대로 했던 게 없어 난 안전벨트처럼 꽉 잡았던 네 손 (이젠 없지만) 세상 무엇보다 날 편안하게 만들었어 그때 널 떠나 보낸 이후로 (그날 이후로) 그 어떤 것도 날 잡아주지 못해 더 세게 페달을 밟아 우리 추억이 다 뭉개지게 창문을 열고서 Bye bye 남은 마음이 다 흩날리게 Oh oh 좋았던 것도 Oh oh 나빴던 것도 이제 뒤로하고서 Drive drive drive 하늘이 파래져 이제 해가 뜨려나 봐 내 마음 같아 저 하늘 내 마음 같아 이젠 괜찮을 거야 네 생각에 잠 못 드는 밤 더는 없을 거야 Good bye 더 세게 페달을 밟아 우리 추억이 다 뭉개지게 창문을 열고서 Bye bye 남은 마음이 다 흩날리게 Oh oh 좋았던 것도 Oh oh 나빴던 것도 이제 뒤로하고서 Drive drive drive 얼마나 더 가면 나는 너를 (잊을 수 있을까) 이 길에 끝에서 나는 너를 (보낼 수 있을까) 한참을 달리고 또 달리면 (나는 괜찮을까) 더 세게 페달을 밟아 Drive drive</text:p>
          </table:table-cell>
          <table:table-cell office:value-type="string" table:style-name="ce1">
            <text:p>남</text:p>
          </table:table-cell>
          <table:table-cell table:number-columns-repeated="16377"/>
        </table:table-row>
        <table:table-row table:style-name="ro1">
          <table:table-cell office:value-type="float" office:value="134" table:style-name="ce1">
            <text:p>134</text:p>
          </table:table-cell>
          <table:table-cell office:value-type="string" table:style-name="ce1">
            <text:p>그루비룸</text:p>
          </table:table-cell>
          <table:table-cell office:value-type="string" table:style-name="ce1">
            <text:p>어디쯤에(Feat. 수란)(</text:p>
          </table:table-cell>
          <table:table-cell office:value-type="string" table:style-name="ce1">
            <text:p>2017.7.24</text:p>
          </table:table-cell>
          <table:table-cell office:value-type="string" table:style-name="ce1">
            <text:p>사계절</text:p>
          </table:table-cell>
          <table:table-cell office:value-type="string" table:style-name="ce1">
            <text:p>차가운 말투로 달콤한 말을해 마치 이별의 이유를 기다리는것 같아 좋았던 우리 추억을 다 꺼내도 안되는거지? 이젠 그런거잖아 사랑은 다이야이야 환상이야 어젯밤 꿈처럼 희미해져가 어디로 가이야이야 이젠 그만 더 아프기전에 안녕 어디쯤에 서있는지 다 알고있어도 모르는척 아닌척 나나날보네 어디쯤에 와있는지 다 알고있어도 모르는척 아니 더 상처받긴 싫어 bye pH-1 boy i got nothing to lose why you gotta roll like that? 왜 아직 만나는지 몰라 이젠 like woah 마칠때가 된것만 같아 이젠 부러워 내 친구들이 혼자인게 like imma make you want to turn away 마치 우리 나침반 없이 떠있는 배 흘러가게 냅두지 말고 let’s just stick with the motto YOLO, no time to waste 네게 만족 못해 더 많은걸 난 원해 we fighting ’til the morning ugh ugh 너조차도 문제의 해답이 뭔지를 모르는 상태로 keep asking me like what what don’t be surprised now 역시 너도 짐작했을거야 아마 색깔이 안맞는듯해 정반대 like 흑백 our movie’s now over clap. 어디쯤에 서있는지 다 알고있어도 모르는척 그곳에서 바라만보네 어디쯤에 와있는지 다 알고있어도 모르는척 가지말란 그말은 안할게 bye</text:p>
          </table:table-cell>
          <table:table-cell office:value-type="string" table:style-name="ce1">
            <text:p>남</text:p>
          </table:table-cell>
          <table:table-cell table:number-columns-repeated="16377"/>
        </table:table-row>
        <table:table-row table:style-name="ro1">
          <table:table-cell office:value-type="float" office:value="135" table:style-name="ce1">
            <text:p>135</text:p>
          </table:table-cell>
          <table:table-cell office:value-type="string" table:style-name="ce1">
            <text:p>죠지</text:p>
          </table:table-cell>
          <table:table-cell office:value-type="string" table:style-name="ce1">
            <text:p>Swimming pool</text:p>
          </table:table-cell>
          <table:table-cell office:value-type="string" table:style-name="ce1">
            <text:p>2018.3.3</text:p>
          </table:table-cell>
          <table:table-cell office:value-type="string" table:style-name="ce1">
            <text:p>사계절</text:p>
          </table:table-cell>
          <table:table-cell office:value-type="string" table:style-name="ce1">
            <text:p>이런 맘일까 봐 난 겁이나 내가 변했다고 예전관 다르다고 삶이 변해가는걸 어떡해 나도 모른다고 휩쓸려가는 걸 don?t worry bout me 난 잘 가고 있어 don?t care bout me 난 괜찮아 미끄러질듯 달렸던 swimming pool in the water 그때에 난 휩쓸리고 있어 swimming pool sway throw your thing 번져가는 것 같아 흐려지는 것 같아 swimming pool sway swimming pool sway 그때에 난 어디로 swim swim 뛰어가고 있는 널 보면서 나만 서있는 듯 나도 그랬다고 그랬었는지도 난 몰랐어 가고 있는 걸까 뒤돌아 있는 걸까 don?t worry bout me 난 잘 가고 있어 don?t care bout me 난 괜찮아 그럴 때마다 난 힘을내 보지만 가끔씩은 나도 swimming pool sway throw your thing 번져가는 것 같아 흐려지는 것 같아 swimming pool sway swimming pool sway 그때에 난 어디로 swim swim</text:p>
          </table:table-cell>
          <table:table-cell office:value-type="string" table:style-name="ce1">
            <text:p>남</text:p>
          </table:table-cell>
          <table:table-cell table:number-columns-repeated="16377"/>
        </table:table-row>
        <table:table-row table:style-name="ro1">
          <table:table-cell office:value-type="float" office:value="136" table:style-name="ce1">
            <text:p>136</text:p>
          </table:table-cell>
          <table:table-cell office:value-type="string" table:style-name="ce1">
            <text:p>서연</text:p>
          </table:table-cell>
          <table:table-cell office:value-type="string" table:style-name="ce1">
            <text:p>여름안에서</text:p>
          </table:table-cell>
          <table:table-cell office:value-type="string" table:style-name="ce1">
            <text:p>2003.9.9</text:p>
          </table:table-cell>
          <table:table-cell office:value-type="string" table:style-name="ce1">
            <text:p>여름</text:p>
          </table:table-cell>
          <table:table-cell office:value-type="string" table:style-name="ce1">
            <text:p>난 너를 사랑해 난 너를 사랑해 난 너를 사랑해 언제나 꿈꿔온 순간이 여기 지금 내게 시작되고 있어 그렇게 너를 사랑했던 내 마음을 넌 받아주었어 오 내 기분만큼 밝은 태양과 시원한 바람들이 내게 다가와 나는 이렇게 행복을 느껴 하늘은 우릴 향해 열려있어 그리고 내곁에는 니가 있어 환한 미소와 함께 서 있는 그래 너는 푸른 바다야 같은 시간 속에 이렇게 함께 있는 것 만으로도 난 좋아 행복한 미소에 니 얼굴 나 더 이상 무얼 바라겠니 파란 하늘 아래서 너와 난 여기 이렇게 살아가고 있어 나는 이렇게 오 행복을 느껴 하늘은 우릴 향해 열려있어 그리고 내 곁에는 니가 있어 환한 미소와 함께 서 있는 그래 너는 푸른 바다야 더 이상 슬픔은 없는거야 지금 행복한 너와 나 태양 아래 우린 서로가 사랑하는걸 알아 하늘은 우릴 향해 열려있어 그리고 내곁에는 니가 있어 환한 미소와 함께 서 있는 그래 너는 푸른 바다야 하늘은 우릴 향해 열려있어 (널 사랑해~) 그리고 내곁에는 니가 있어 환한 미소와 함께 서 있는 그래 너는 푸른 바다야 너는 푸른 바다야</text:p>
          </table:table-cell>
          <table:table-cell office:value-type="string" table:style-name="ce1">
            <text:p>여</text:p>
          </table:table-cell>
          <table:table-cell table:number-columns-repeated="16377"/>
        </table:table-row>
        <table:table-row table:style-name="ro1">
          <table:table-cell office:value-type="float" office:value="137" table:style-name="ce1">
            <text:p>137</text:p>
          </table:table-cell>
          <table:table-cell office:value-type="string" table:style-name="ce1">
            <text:p>거북이</text:p>
          </table:table-cell>
          <table:table-cell office:value-type="string" table:style-name="ce1">
            <text:p>어깨 쫙</text:p>
          </table:table-cell>
          <table:table-cell office:value-type="string" table:style-name="ce1">
            <text:p>2008.8.21</text:p>
          </table:table-cell>
          <table:table-cell office:value-type="string" table:style-name="ce1">
            <text:p>사계절</text:p>
          </table:table-cell>
          <table:table-cell office:value-type="string" table:style-name="ce1">
            <text:p>좀 더 힘차게 ** 어깨 쫙 가슴 쫙 펴고 팔다리 풀고 주먹 꽉 배에 꽉 눈도 힘 꽉주고요 다시 확 또는 팍 전력 질주를 해요 크게 소리도 질러보아요 ** 아침 일찍 일어나서 옷도 다리고 평소에 하지않던 구두도 닦고 대충 때워넘기던 매일 아침식사도 좀 더 힘차게 점심엔 가볍게 운동도 해보고 커피대신 취향따라 차를 마시고 눈치보며 얼렁뚱땅 하던 일들도 좀 더 신나게 지치고 다 힘 들어요 알아요 다들 강한 척해도 그래도 다들 힘내요 어차피 잘 될꺼예요 ** repeat 빨리빨리 변해가는 세월 따라 왔죠 느릿느릿 지나가는 시련도 겪었죠 하나둘씩 배워가는 한번 뿐인 세상 좀 더 힘차게 누구는 태어나면서 재벌 누구는 하는 일 마다 대박 남들의 서로 다른 흉내 이제 그만 그 누구도 비슷한 건 없대 mind 각자의 방식 나만의 상식 오늘도 또 쉽지는 않겠지만 그래도 내 삶이고 감수하고 힘차게 고 저녁엔 술 집 대신 서점에 들르고 학창시절 엉망이던 영어도 배우고 밤이 되면 게임 대신 가족들 챙기고 좀 더 힘차게 지치고 다 힘 들어요 알아요 다들 강한 척해도 그래도 다들 힘내요 어차피 잘 될꺼예요 ** X2 repeat 빨리빨리 변해가는 세월 따라왔죠 느릿느릿 지나가는 시련도 겪었죠 하나둘씩 배워가는 한번뿐인 세상 좀 더 힘차게 좀 더 힘차게 아자아자</text:p>
          </table:table-cell>
          <table:table-cell office:value-type="string" table:style-name="ce1">
            <text:p>혼성</text:p>
          </table:table-cell>
          <table:table-cell table:number-columns-repeated="16377"/>
        </table:table-row>
        <table:table-row table:style-name="ro1">
          <table:table-cell office:value-type="float" office:value="138" table:style-name="ce1">
            <text:p>138</text:p>
          </table:table-cell>
          <table:table-cell office:value-type="string" table:style-name="ce1">
            <text:p>거북이</text:p>
          </table:table-cell>
          <table:table-cell office:value-type="string" table:style-name="ce1">
            <text:p>비행기</text:p>
          </table:table-cell>
          <table:table-cell office:value-type="string" table:style-name="ce1">
            <text:p>2006.7.20</text:p>
          </table:table-cell>
          <table:table-cell office:value-type="string" table:style-name="ce1">
            <text:p>여름</text:p>
          </table:table-cell>
          <table:table-cell office:value-type="string" table:style-name="ce1">
            <text:p>Yes Turtles, Forth album, New mind, New song 철없을 적 내 기억속에 비행기 타고가요. Yeh, Let`s go! 파란 하늘위로 훨훨 날아가겠죠 어려서 꿈꾸었던 비행기 타고 기다리는 동안 아무말도 못해요 내 생각 말할 순 없어요 모든 준비 다 끝났어 곱게 차려 입고 나선 바깥 풍경마저 들뜬 기분 때가 왔어 하늘위로 날으는 순간이야 조금은 두려워도 애써 내색 할 순 없어 이번이 처음이지만 전에 자주 비행했었잖아 친구들과 말썽장이 거북이 비행기로 올라타 준비됐나 수많은 사람들 속을 지나쳐 마지막 게이트야 나도 모르게 안절부절하고 있어 이럴 땐 침착해 좀 자연스럽게 파란 하늘위로 훨훨 날아가겠죠 어려서 꿈꾸었던 비행기 타고 기다리는 동안 아무말도 못해요 내 생각 말할 순 없어요 Yes Remember~ 비행기를 타고 가던 너 따라가고 싶어 울었던 철없을 적 내 기억속에 비행기 타고가요 Yes Fly 다들 아무 일도 없는 듯 하늘을 나르는데 아무걱정 없는 듯 왠지 철닥서니 없었나 문득 이런 내 모습 촌스러 입 다문듯 쳐다보지 말아요 다들 처음 탈 때 이러지 않았나요 딴 데 봐요 신경 쓰지 마요 나 혼자 이런게 나 좋아요 어떤 느낌일까 정말 새들처럼 나는 기분 세상 모든 것이 점처럼 보여 지겠지 개구쟁이 거북이 비행기로 드디어 출발한다 수많은 사람들 속을 지나쳐 마지막 게이트야 나도 모르게 안절부절하고 있어 이럴 땐 침착해 좀 자연스럽게 파란 하늘위로 훨훨 날아가겠죠 어려서 꿈꾸었던 비행기 타고 기다리는 동안 아무말도 못해요 내 생각 말할 순 없어요 파란 하늘위로 훨훨 날아가겠죠 어려서 꿈꾸었던 비행기 타고 기다리는 동안 아무말도 못해요 내 생각 말할 순 없어요 Yes Remember~ 비행기를 타고 가던 너 따라가고 싶어 울었던 철없을 적 내 기억속에 비행기 타고가요 Yeh, Let`s go!</text:p>
          </table:table-cell>
          <table:table-cell office:value-type="string" table:style-name="ce1">
            <text:p>혼성</text:p>
          </table:table-cell>
          <table:table-cell table:number-columns-repeated="16377"/>
        </table:table-row>
        <table:table-row table:style-name="ro1">
          <table:table-cell office:value-type="float" office:value="139" table:style-name="ce1">
            <text:p>139</text:p>
          </table:table-cell>
          <table:table-cell office:value-type="string" table:style-name="ce1">
            <text:p>마마무</text:p>
          </table:table-cell>
          <table:table-cell office:value-type="string" table:style-name="ce1">
            <text:p>음오아예<text:s/></text:p>
          </table:table-cell>
          <table:table-cell office:value-type="string" table:style-name="ce1">
            <text:p>2015.6.19</text:p>
          </table:table-cell>
          <table:table-cell office:value-type="string" table:style-name="ce1">
            <text:p>여름</text:p>
          </table:table-cell>
          <table:table-cell office:value-type="string" table:style-name="ce1">
            <text:p>음 오 아 예 oh yes 음 오 아 예 너에게 빠져들겠어 자꾸 반응하잖아 oh yes 음 오 아 예 그래 난 다가가겠어 넌 내 취향저격 ace 내 앞을 지나갔어 눈빛이 마주쳤어 스타일이 좋아 느낌이 좋아 다를 게 없는 오늘 너 때문에 달아오른 오늘이 좋아 음오아예~ 첫 번째 플랜 감탄사 그 동안에 찾아 헤맨 남자 음오아예~스 맞는 옷처럼 잘 어울리는 너야 부드럽게 이런 말 어떤 것 같아? 음 두 번째 플랜 먼저 당기기 오오 동공 떨리는 초침 스탠바이 큐 아 시간 되면 차 한잔 할래요? 예스 이런 건 어떤 것 같아? oh yes 음 오 아 예 너에게 빠져들겠어 자꾸 반응하잖아 oh yes 음 오 아 예 그래 난 다가가겠어 넌 내 취향저격 ace 본능을 따르겠어 날 감추지 않겠어 오늘은 달라 먼저 다가가 걸음은 도도하게 말투는 애교 있게 날 보는 눈빛 음오아예 help me 시간 좀 되나요 나 좀 도와줘요 그 쪽 때문에 내 오감이 제멋대로예요 그 쪽이 예고 없이 날리는 미소에 음 콜린퍼스도 울고 갈 당신의 매너에 오 여자라 해도 믿을만한 피부 아예 넌 존재자체 감탄사 절로 나네 음오아예 나도 모르게 달아오르네 Holy Shh~ oh yes 음 오 아 예 너에게 빠져들겠어 자꾸 반응하잖아 oh yes 음 오 아 예 그래 난 다가가겠어 넌 내 취향저격 ace 목소리도 oh yes 눈웃음도 oh yes 네 모든 게 머리부터 발끝까지 다 oh yes 지금 널 보면 난 oh yes 널 보면 난 oh yes 단 둘이서 oh yes 드루루 드루루 드루루 oh yes 뜨거워지는 이 분위기 너와 나의 거리 우리 사이로 한 여자가 걸어 와 때 마침 그의 여자친구인건지, 아님 친군건지 다가와 "언니 이 여자 누구예요?” "여자였어?" OH MY GOD! oh yes 음 오 아 예 너에게 빠져들겠어 자꾸 반응하잖아 oh yes 음 오 아 예 그래 난 다가가겠어 넌 내 취향저격 ace 목소리도 oh yes 눈웃음도 oh yes Oh! 너의 모든 게 머리부터 발끝까지 다 oh yes!</text:p>
          </table:table-cell>
          <table:table-cell office:value-type="string" table:style-name="ce1">
            <text:p>여</text:p>
          </table:table-cell>
          <table:table-cell table:number-columns-repeated="16377"/>
        </table:table-row>
        <table:table-row table:style-name="ro1">
          <table:table-cell office:value-type="float" office:value="140" table:style-name="ce1">
            <text:p>140</text:p>
          </table:table-cell>
          <table:table-cell office:value-type="string" table:style-name="ce1">
            <text:p>태연</text:p>
          </table:table-cell>
          <table:table-cell office:value-type="string" table:style-name="ce1">
            <text:p>춘천 가는 기차</text:p>
          </table:table-cell>
          <table:table-cell office:value-type="string" table:style-name="ce1">
            <text:p>2019.5.21</text:p>
          </table:table-cell>
          <table:table-cell office:value-type="string" table:style-name="ce1">
            <text:p>겨울</text:p>
          </table:table-cell>
          <table:table-cell office:value-type="string" table:style-name="ce1">
            <text:p>조금은 지쳐 있었나 봐 쫓기는 듯한 내 생활 아무 계획도 없이 무작정 몸을 부대어 보면 힘들게 올라 탄 기차는 어딘고 하니 춘천행 지난 일이 생각나 차라리 혼자도 좋겠네 춘천 가는 기차는 나를 데리고 가네 5월의 내 사랑이 숨 쉬는 곳 지금은 눈이 내린 끝없는 철길 위에 초라한 내 모습만 이 길을 따라가네 그리운 사람 그곳에 도착하게 되면 술 한 잔 마시고 싶어 저녁 때 돌아오는 내 취한 모습도 좋겠네 춘천 가는 기차는 나를 데리고 가네 5월의 내 사랑이 숨쉬는 곳 지금은 눈이 내린 끝없는 철길 위에 초라한 내 모습만 이 길을 따라가네 그리운 사람 그리운 모습 나나나나나나나 나나나나나나나 나나나나나나나 나나나나나나나 나나나나나나나</text:p>
          </table:table-cell>
          <table:table-cell office:value-type="string" table:style-name="ce1">
            <text:p>여</text:p>
          </table:table-cell>
          <table:table-cell table:number-columns-repeated="16377"/>
        </table:table-row>
        <table:table-row table:style-name="ro1">
          <table:table-cell office:value-type="float" office:value="141" table:style-name="ce1">
            <text:p>141</text:p>
          </table:table-cell>
          <table:table-cell office:value-type="string" table:style-name="ce1">
            <text:p>인피니트</text:p>
          </table:table-cell>
          <table:table-cell office:value-type="string" table:style-name="ce1">
            <text:p>그 해 여름</text:p>
          </table:table-cell>
          <table:table-cell office:value-type="string" table:style-name="ce1">
            <text:p>2012.5.15</text:p>
          </table:table-cell>
          <table:table-cell office:value-type="string" table:style-name="ce1">
            <text:p>여름</text:p>
          </table:table-cell>
          <table:table-cell office:value-type="string" table:style-name="ce1">
            <text:p>햇살이 내리는 사이마다 흰 구름 흐르는 사이마다 바람이 스치는 사이마다 니가 비쳐 시간을 타고서 내일에도 진하게 번져와 매일에도 그리움 가득히 나에게 또 스며와 넌 아련히 넌 수줍게 넌 날 타고와 흔들어 날 잔잔히 넌 여전히 넌 기억으로 이어져 난 또 난 늘 난 그리움에 살아 난 이미 난 이미 난 추억에 잠겨있어 발길이 머무는 자리 마다 손길이 스치는 자리 마다 시선을 옮기는 자리 마다 니가 보여 하루의 작은 틈 사이에도 촘촘히 차올라 왜 이리도 설레임 가득히 나에게 또 스며와 넌 아련히 넌 수줍게 넌 날 타고와 흔들어 날 잔잔히 넌 여전히 넌 기억으로 이어져 난 또 난 늘 난 그리움에 살아 난 이미 난 이미 난 추억에 잠겨있어 나 너를 알아서 널 만나게 돼서 얼마나 감사한지 내가 이만큼 자라 늘 지켜볼게 스며와 넌 아련히 넌 수줍게 넌 날 타고와 흔들어 날 잔잔히 넌 여전히 넌 기억으로 이어져 난 또 난 늘 난 그리움에 살아 난 이미 난 이미 난 추억에 잠겨있어</text:p>
          </table:table-cell>
          <table:table-cell office:value-type="string" table:style-name="ce1">
            <text:p>남</text:p>
          </table:table-cell>
          <table:table-cell table:number-columns-repeated="16377"/>
        </table:table-row>
        <table:table-row table:style-name="ro1">
          <table:table-cell office:value-type="float" office:value="142" table:style-name="ce1">
            <text:p>142</text:p>
          </table:table-cell>
          <table:table-cell office:value-type="string" table:style-name="ce1">
            <text:p>퍼니</text:p>
          </table:table-cell>
          <table:table-cell office:value-type="string" table:style-name="ce1">
            <text:p>청량음악</text:p>
          </table:table-cell>
          <table:table-cell office:value-type="string" table:style-name="ce1">
            <text:p>2003.5.29</text:p>
          </table:table-cell>
          <table:table-cell office:value-type="string" table:style-name="ce1">
            <text:p>여름</text:p>
          </table:table-cell>
          <table:table-cell office:value-type="string" table:style-name="ce1">
            <text:p>썸머타임~ 나나나나나나 샤이닝 플로워~ 나나나나나나 또 다시 시작된 여름밤의 설레임 누군가와 함께 할 아이스크림 같은 상상 살며시 다가온 여름밤의 입맞춤 달려가 안아줄 그대의 가슴속으로 널 만난것 그게 운명이라면 니 모든걸 다 짊어지겠어 저 넒은 바다라고해도 **꿈 속에 그리던 파도와 구름 속 무지개보다 해맑은 미소 니 곁에 있다니 너무나 행복해 시원한 바람이 불어서 뜨거운 우리의 사랑 식혀주나봐 언제나 내꿈은 너뿐이야 rap)시원한 바람이 불어와 모두다 라랄랄라 (라랄랄라) 파도가 넘치는 바다로 모두다 라랄랄라 (라랄랄라) 시원한 바람이 불어와 모두다 라랄랄라 (라랄랄라) 파도가 넘치는 바다로 모두다 라랄랄라 (라랄랄라) 내 가슴아파 하지만 모두가 이길수 있어 그래 다시 우리 멀리 모두 같이 느껴져 그 바다 그 바다 향기 다같이 달려가 파도가 넘치는 바다로 모두다 라랄랄라 널 위한 것 그게 사랑이라면 니 모든걸 다 안아주겠어 저 거친 바다라고 해도 ** 반복x 2</text:p>
          </table:table-cell>
          <table:table-cell office:value-type="string" table:style-name="ce1">
            <text:p>혼성</text:p>
          </table:table-cell>
          <table:table-cell table:number-columns-repeated="16377"/>
        </table:table-row>
        <table:table-row table:style-name="ro1">
          <table:table-cell office:value-type="float" office:value="143" table:style-name="ce1">
            <text:p>143</text:p>
          </table:table-cell>
          <table:table-cell office:value-type="string" table:style-name="ce1">
            <text:p>박명수</text:p>
          </table:table-cell>
          <table:table-cell office:value-type="string" table:style-name="ce1">
            <text:p>바다의 왕자</text:p>
          </table:table-cell>
          <table:table-cell office:value-type="string" table:style-name="ce1">
            <text:p>2000.8.16</text:p>
          </table:table-cell>
          <table:table-cell office:value-type="string" table:style-name="ce1">
            <text:p>여름</text:p>
          </table:table-cell>
          <table:table-cell office:value-type="string" table:style-name="ce1">
            <text:p>다시 돌아온 바닷가 왠지 그녀도 왔을까 여기 저기 둘러 보아도 부서지는 파도소리만 뚱보 아이스크림 아저씨 혹시 그녈 보셨나요 쭉쭉빵빵 날씬한 다리 그녈 찾아주세요 새까만 선글라스에 하늘색 물들인 머리 널 따라 내 머리도 노랑 브릿지 이름도 성도 몰라요 용기로 훔친 첫 키스 수줍었던 그녀 얼굴 떠오르네요 혹시 그녀가 왔을까 고래고래 불러봤지만 반짝 대머리 아저씨 자길 불렀냐고 되묻고 세겹 배살접힌 아줌마 여긴 목욕탕이 아녜요 제발 때좀 밀지 마세요 그녀가 달아나요 새까만 선글라스에 하늘색 물들인 머리 널 따라 내 머리도 노랑 브릿지 이여름 그녀 없으면 물없는 사막이에요 앵두같은 그녀 입술 보고싶어요 나는야 바다의 왕자 당신은 해변의 여자 하지만 너없이 난 해변의 환자 기적이 일어난거죠 그녀가 찾아왔어요 만세삼창 올 여름은 감동의 바다</text:p>
          </table:table-cell>
          <table:table-cell office:value-type="string" table:style-name="ce1">
            <text:p>남</text:p>
          </table:table-cell>
          <table:table-cell table:number-columns-repeated="16377"/>
        </table:table-row>
        <table:table-row table:style-name="ro1">
          <table:table-cell office:value-type="float" office:value="144" table:style-name="ce1">
            <text:p>144</text:p>
          </table:table-cell>
          <table:table-cell office:value-type="string" table:style-name="ce1">
            <text:p>쿨</text:p>
          </table:table-cell>
          <table:table-cell office:value-type="string" table:style-name="ce1">
            <text:p>One Summer Drive</text:p>
          </table:table-cell>
          <table:table-cell office:value-type="string" table:style-name="ce1">
            <text:p>2003.7.4</text:p>
          </table:table-cell>
          <table:table-cell office:value-type="string" table:style-name="ce1">
            <text:p>여름</text:p>
          </table:table-cell>
          <table:table-cell office:value-type="string" table:style-name="ce1">
            <text:p>Summer Drive, Drive in summer night One summer Drive 네가 떠난 뒤에 닫았던 내 방 창을 오늘 열었지 어질러진 슬픔 치워 내 보내려 우후- 두눈 가득 베는 여름 빛 무작정 나는 차를 몰아 바람속에 섞인 너의 향길 지워 우후- 떠나가 어디든 (Drive in summer night) 지도엔 없는길을 따라(Leaving far away) 흙바람 불어 두 눈을 가려도 예- 차바퀸 계속 덜컹거리고 난 그때마다 흔들리게 돼 다시 땀은 비오듯 추억되어 흐르지 오 땅끝마을 찾아가는 거야 이 긴 해가 지치도록 그곳에서 시작하는거야 날 위해 오호- 너 없는 삶도 아름답다는 걸 오 난 별 것 아닌 이별 너무 오래 슬퍼 했었다고 나 처음으로 돌아가 나를 사랑할거야 하늘빛의 차양 걸린 집 보이면 꿈같은 추억에 또 앉게 되면 창가엔 강바람이 잔뜩 쌓여 추억의 강바람만 가득한데 새빨간 거짓말처럼 사라진 널 믿지 못해 너 떠나 살 수 없는 나였기에 오- 새빨간 저 노을빛처럼 눈은 매일 붉어졌었지 끝난 추억에 나를 가둬야했어 오- 세상 끝에 서면 노래할래 다시 시작할거라고 해를 밀어 올린 바다 깊이 널 묻고 이제 나혼자로도 삶은 아름답지 오- 나 콧노래가 나와 처음으로 다시 오는 길엔 해 길은 여름 노을만 붉게 피어오를 뿐 오 땅끝마을 찾아가는 거야 이 긴 해가 지치도록 처음부터 시작하는거야 날 위해 오호- 너 없는 삶도 아름답다는 걸 오 난 별 것 아닌 이별 너무 오래 슬퍼했었다고 나 처음으로 돌아가 나를 사랑할거야 내 모든 것 다 잊고 나를 사랑할거야</text:p>
          </table:table-cell>
          <table:table-cell office:value-type="string" table:style-name="ce1">
            <text:p>혼성</text:p>
          </table:table-cell>
          <table:table-cell table:number-columns-repeated="16377"/>
        </table:table-row>
        <table:table-row table:style-name="ro1">
          <table:table-cell office:value-type="float" office:value="145" table:style-name="ce1">
            <text:p>145</text:p>
          </table:table-cell>
          <table:table-cell office:value-type="string" table:style-name="ce1">
            <text:p>여자친구</text:p>
          </table:table-cell>
          <table:table-cell office:value-type="string" table:style-name="ce1">
            <text:p>Vacation</text:p>
          </table:table-cell>
          <table:table-cell office:value-type="string" table:style-name="ce1">
            <text:p>2018.7.19</text:p>
          </table:table-cell>
          <table:table-cell office:value-type="string" table:style-name="ce1">
            <text:p>여름</text:p>
          </table:table-cell>
          <table:table-cell office:value-type="string" table:style-name="ce1">
            <text:p>무더운 날 뭔가 예감이 좋은 날 괜히 떠나고 싶은 날 그날이 다가왔어 now 내 손을 잡아 baby you kissing you maybe you feeling you 어디든 간에 내겐 파라다이스 말해 말해 뭐 해 너만 있다면 뜨거운 여름 향해 반짝여 에메랄드빛 오션 기다려 왔어 너와 나의 vacation 저 태양 아래 우리만의 party 끝나지 않을 거야 언젠가 만날 우리 지구를 돌고 돌아 rotation 기다려 왔어 너와 나의 vacation 어디든 간에 떠나 시원하게 적셔줘 lover 설레는 나의 summer vacation vacation 이제부터야 오늘 내일 뭐 해 즐거운 상상해 나 그냥 발길 닿는 곳에서 멋대로 할래 무더위가 헷갈리게 시원한 아이스크림이 녹아 흘러내리기 전에 출발 내 손을 잡아 baby you kissing you maybe you feeling you 시원한 바람 불어 파라다이스 말해 말해 뭐 해 너만 있다면 뜨거운 여름 향해 반짝여 에메랄드빛 오션 기다려 왔어 너와 나의 vacation 저 태양 아래 우리만의 party 끝나지 않을 거야 언젠가 만날 우리 지구를 돌고 돌아 rotation 기다려 왔어 너와 나의 vacation 어디든 간에 떠나 시원하게 적셔줘 lover 설레는 나의 summer 천천히 가줘 day &amp; night 별들도 속삭이는 밤 모닥불 아래 너와 나 잊지 못할 우리 lovecation 반짝여 에메랄드빛 오션 기다려 왔어 너와 나의 vacation 저 태양 아래 우리만의 party 끝나지 않을 거야 언젠가 만날 우리 지구를 돌고 돌아 rotation 기다려 왔어 너와 나의 vacation 어디든 간에 떠나 시원하게 적셔줘 lover 설레는 나의 summer vacation vacation</text:p>
          </table:table-cell>
          <table:table-cell office:value-type="string" table:style-name="ce1">
            <text:p>여</text:p>
          </table:table-cell>
          <table:table-cell table:number-columns-repeated="16377"/>
        </table:table-row>
        <table:table-row table:style-name="ro1">
          <table:table-cell office:value-type="float" office:value="146" table:style-name="ce1">
            <text:p>146</text:p>
          </table:table-cell>
          <table:table-cell office:value-type="string" table:style-name="ce1">
            <text:p>인디고</text:p>
          </table:table-cell>
          <table:table-cell office:value-type="string" table:style-name="ce1">
            <text:p>여름아 부탁해</text:p>
          </table:table-cell>
          <table:table-cell office:value-type="string" table:style-name="ce1">
            <text:p>2002.6.27</text:p>
          </table:table-cell>
          <table:table-cell office:value-type="string" table:style-name="ce1">
            <text:p>여름</text:p>
          </table:table-cell>
          <table:table-cell office:value-type="string" table:style-name="ce1">
            <text:p>Just take my hand n I`ll take you there in the sun I`ll sailing away I`ll be flying away with you... 여름아 부탁해 나의 사랑을 이루게 해줘 많이 힘겨웠던 나의 지난 추억 버리게.. 다시 찾아온 해변에서 비키닐 입은 그녈 만난 후 나의 인생이 달라 졌어 한여름에 Sunset... 석양빛이 황홀한 도시의 거리 Let me kiss you one more time 뜨거운 태양에 검게 그을린 그녀를 사귀고 싶어 긴 머리의 눈이 부신 그대가 좋아 나에 대해 정말 알고 싶지 않나요 그대를 가질 수 있다면 담배라도 끊겠어요 워~Baby 밤바다에 반짝이는 하늘의 별빛 흔들리는 파도의 노래 소리... 그대를 느끼고 싶어 Oh Beautiful Lady 조금만 더 기다려 이대로 나를 떠나지 마요 아직 사랑하기 전엔 헤어지면 안돼요 그대 사는 곳 어디인지 날 어떻게 생각하시는지 화장 안한 그대얼굴을 만져 보고 싶어 새하얀 모래 위에 단둘이 앉아 Your lips your eyes I love so much 투명한 그대 눈을 바라봐요 무릎에 머릴 기대고 반짝이는 저 바다의 사랑의 물결 지루하게 기다렸던 Summer Vacation 이대로 포기할 수 없어 나를 떠나가지 마요 워 Baby 한여름의 Beach Beach Beach Paradise 모래 위에 적어본 그대 이름.. 주말에 다시 만나면 함께 있어 줘요.. 긴 머리의 눈이 부신 그대가 좋아 나에 대해 정말 알고 싶지 않나요 그대를 가질 수 있다면 담배라도 끊겠어요 워~ Baby 밤바다에 반짝이는 하늘의 별빛 흔들리는 파도의 노래 소리 그대를 느끼고 싶어 Oh Beautiful Lady Just take my gand n I`ll take you there in the sun I`ll sailing away I`ll be flying away with you..</text:p>
          </table:table-cell>
          <table:table-cell office:value-type="string" table:style-name="ce1">
            <text:p>남</text:p>
          </table:table-cell>
          <table:table-cell table:number-columns-repeated="16377"/>
        </table:table-row>
        <table:table-row table:style-name="ro1">
          <table:table-cell office:value-type="float" office:value="147" table:style-name="ce1">
            <text:p>147</text:p>
          </table:table-cell>
          <table:table-cell office:value-type="string" table:style-name="ce1">
            <text:p>스무살</text:p>
          </table:table-cell>
          <table:table-cell office:value-type="string" table:style-name="ce1">
            <text:p>걷자, 집앞이야 (Feat. 주예인)</text:p>
          </table:table-cell>
          <table:table-cell office:value-type="string" table:style-name="ce1">
            <text:p>2015.7.24</text:p>
          </table:table-cell>
          <table:table-cell office:value-type="string" table:style-name="ce1">
            <text:p>봄</text:p>
          </table:table-cell>
          <table:table-cell office:value-type="string" table:style-name="ce1">
            <text:p>hey you, 지금 나와 one step two step and three step and falling I just want to be with you 너와 함께 걷고 싶어 with you one step two step and three step you're so lovely one 너와 내가 함께했던 너와 내가 걸었었던 발끝에 하얀빛이 흩날릴 때 two 기다리고 기다렸던 눈물 나게 아름다운 날씨는 향기마저 so beautiful so wonderful so beautiful 봄처럼 내 손 잡아줄래 beautiful girl so wonderful boy 완벽한 하루니까 hey you, 지금 나와 집 앞이야 one step two step and three step and falling want to be with you 너와 함께 걷고 싶어 with you one step two step and three step you're so lovely oh three, 한여름 밤의 꿈이 아냐 너와 내가 함께 온 거야 작년엔 혼자만 왔었던 이 거리에 four, you 꿈꾸는 것 같아 아직 난 정말 너 so beautiful so wonderful so beautiful 봄처럼 내 손잡아줄래 beautiful girl so wonderful boy 완벽한 하루니까 hey you, 지금 나와 집 앞이야 one step two step and three step and falling want to be with you 너와 함께 걷고 싶어 with you one step two step and three step you're so lovely Stay stay 이젠 더 이상 출구가 없어 그러니까 오늘부터 우린 이제 신경 쓰는 사이야 사랑하는 사이야 늦은 밤에도 걸을 수 있는 같이 One step two step and three step and falling 너와 함께 걷고 싶어 hey you, 지금 나와 집 앞이야 one step two step and three step and falling want to be with you 너와 함께 걷고 싶어 with you one step two step and three step you're so lovely</text:p>
          </table:table-cell>
          <table:table-cell office:value-type="string" table:style-name="ce1">
            <text:p>여</text:p>
          </table:table-cell>
          <table:table-cell table:number-columns-repeated="16377"/>
        </table:table-row>
        <table:table-row table:style-name="ro1">
          <table:table-cell office:value-type="float" office:value="148" table:style-name="ce1">
            <text:p>148</text:p>
          </table:table-cell>
          <table:table-cell office:value-type="string" table:style-name="ce1">
            <text:p>치즈</text:p>
          </table:table-cell>
          <table:table-cell office:value-type="string" table:style-name="ce1">
            <text:p>Be There</text:p>
          </table:table-cell>
          <table:table-cell office:value-type="string" table:style-name="ce1">
            <text:p>2017.5.18</text:p>
          </table:table-cell>
          <table:table-cell office:value-type="string" table:style-name="ce1">
            <text:p>봄</text:p>
          </table:table-cell>
          <table:table-cell office:value-type="string" table:style-name="ce1">
            <text:p>눈이 감기는 나른한 오후 불어오는 봄바람에 문득 스쳐 지나간 그대 생각 지금쯤 뭐할까요 왠지 모르게 울적하던 날 기다린 그대 연락 한 통에 꽃처럼 피어난 내 얼굴에 미소가 번져요 be there be there be there 밤하늘 은하수로 와줘요 be there be there be there 눈부신 저 너머로 지금 날아와 줄 순 없냐고 장난스럽게 던진 말들과 귀여운 그대의 작은 투정 날 웃음짓게 해요 꿈 속에서도 우리 만날까 따뜻한 별들 속 한 가운데 먼저 찾아줘요 그대 품에 안기러 가볼까요 be there be there be there 밤하늘 은하수로 와줘요 be there be there be there 눈부신 저 너머로 be there be there be there 밤하늘 은하수로 와줘요 be there be there be there 눈부신 저 너머로</text:p>
          </table:table-cell>
          <table:table-cell office:value-type="string" table:style-name="ce1">
            <text:p>여</text:p>
          </table:table-cell>
          <table:table-cell table:number-columns-repeated="16377"/>
        </table:table-row>
        <table:table-row table:style-name="ro1">
          <table:table-cell office:value-type="float" office:value="149" table:style-name="ce1">
            <text:p>149</text:p>
          </table:table-cell>
          <table:table-cell office:value-type="string" table:style-name="ce1">
            <text:p>치즈</text:p>
          </table:table-cell>
          <table:table-cell office:value-type="string" table:style-name="ce1">
            <text:p>Mood Indigo</text:p>
          </table:table-cell>
          <table:table-cell office:value-type="string" table:style-name="ce1">
            <text:p>2016.5.26</text:p>
          </table:table-cell>
          <table:table-cell office:value-type="string" table:style-name="ce1">
            <text:p>봄</text:p>
          </table:table-cell>
          <table:table-cell office:value-type="string" table:style-name="ce1">
            <text:p>When I Fall In Love 그대와 함께 한다면 곧 사라질 꿈이라도 달콤하기만 하죠 지금 이 순간 난 순간을 믿어요 When I Fall In Love With You 어제부터 난 확신했죠 매일 그린 그림이 바로 당신이란걸 내일은 꼭 얘기할래요 아무 이유도 없이 보고싶었다는걸 사실 혼자 많이 설레였어요 그대는 아마 언제인지 모르겠지만 앞으로도 많이 궁금해질 것 같아요 당장이라도 그대를 껴안고만 싶은데 Oh, When I Fall In Love 그대와 함께 한다면 곧 사라질 꿈이라도 달콤하기만 하죠 지금 이 순간 난 순간을 믿어요 When I Fall In Love With You 사실 조금은 겁이 나요 우리 영화에도 엔딩이 있을까요 그대 내 손을 꼭 잡아줘 같이 걷는 이 길 덕분에 따뜻해요 좋은 일만 매일 있을거에요 날 보며 웃는 그대 그 예쁜 모습처럼 앞으로는 아직 걱정 안하기로 해요 난 당장이라도 그대를 껴안고만 싶은데 Oh, When I Fall In Love 그대와 함께 한다면 곧 사라질 꿈이라도 달콤하기만 하죠 지금 이 순간 난 순간을 믿어요 When I Fall In Love With You 늘 그대였죠 부푼 기대로 잠 못 들게 했죠 왠지 우린 느낌 좋아 부드럽게 Oh, 당장이라도 그대를 껴안고만 싶은데 (껴안고만 싶은데) Oh, When I Fall In Love 그대와 함께 한다면 곧 사라질 꿈이라도 달콤하기만 하죠 지금 이 순간 난 순간을 믿어요 When I Fall In Love With You</text:p>
          </table:table-cell>
          <table:table-cell office:value-type="string" table:style-name="ce1">
            <text:p>여</text:p>
          </table:table-cell>
          <table:table-cell table:number-columns-repeated="16377"/>
        </table:table-row>
        <table:table-row table:style-name="ro1">
          <table:table-cell office:value-type="float" office:value="150" table:style-name="ce1">
            <text:p>150</text:p>
          </table:table-cell>
          <table:table-cell office:value-type="string" table:style-name="ce1">
            <text:p>10CM</text:p>
          </table:table-cell>
          <table:table-cell office:value-type="string" table:style-name="ce1">
            <text:p>사랑은 은하수 다방에서<text:s/></text:p>
          </table:table-cell>
          <table:table-cell office:value-type="string" table:style-name="ce1">
            <text:p>2011.2.10</text:p>
          </table:table-cell>
          <table:table-cell office:value-type="string" table:style-name="ce1">
            <text:p>사계절</text:p>
          </table:table-cell>
          <table:table-cell office:value-type="string" table:style-name="ce1">
            <text:p>사랑은 은하수 다방 문 앞에서 만나 홍차와 냉커피를 마시며 매일 똑같은 노래를 듣다가 온다네 그대는 물에 젖지 않은 성냥개비 같죠 아무리 싫은 표정 지어도 불타는 그 마음을 감출 수가 없다네 그대 나에게 무슨 말이라도 해주오 나는 찻잔에 무지개를 띄워주리 하루도 이틀도 사흘도 배겨낼 수가 없네 못 살고 못 죽고 그대 없는 홍대 상수동 신촌 이대 이태원 걸어 다닐 수도 없지 그대 나에게 무슨 말이라도 해주오 나는 찻잔에 무지개를 띄워주리 하루도 이틀도 사흘도 배겨낼 수가 없네 못 살고 못 죽고 그대 없는 홍대 상수동 신촌 이대 이태원 걸어 다닐 수도 없지 사랑은 은하수 다방 문 앞에서 만나 홍차와 냉커피를 마시며 매일 똑같은 노래를 듣다가 온다네 사랑은 은하수 다방 문 앞에서 만나 홍차와 냉커피를 마시며 매일 똑같은 노래를 듣다가 온다네 그대 그대 그대 그대 그대 그대 그대 그대 그대 대박 대박</text:p>
          </table:table-cell>
          <table:table-cell office:value-type="string" table:style-name="ce1">
            <text:p>남</text:p>
          </table:table-cell>
          <table:table-cell table:number-columns-repeated="16377"/>
        </table:table-row>
        <table:table-row table:style-name="ro1">
          <table:table-cell office:value-type="float" office:value="151" table:style-name="ce1">
            <text:p>151</text:p>
          </table:table-cell>
          <table:table-cell office:value-type="string" table:style-name="ce1">
            <text:p>케이윌</text:p>
          </table:table-cell>
          <table:table-cell office:value-type="string" table:style-name="ce1">
            <text:p>Love Blossom</text:p>
          </table:table-cell>
          <table:table-cell office:value-type="string" table:style-name="ce1">
            <text:p>2013.4.4</text:p>
          </table:table-cell>
          <table:table-cell office:value-type="string" table:style-name="ce1">
            <text:p>봄</text:p>
          </table:table-cell>
          <table:table-cell office:value-type="string" table:style-name="ce1">
            <text:p>입안에서 바람 맛이 달콤한 아침 새하얀 이불위로 닿는 햇살이 좋아 설레는 전화벨소리, 그대인가요 설탕 한 스푼 담긴 소리 hello, hello 봄이 와, 이 거리 위에 봄이 와, 나의 가슴속에 왜 이리 나 들뜨나 몰라 oh 팝콘 같은 꽃잎이 저 높이 날아요 사랑한다 말하면 난 정말 녹아요 오늘 같은 바람이 불면 하루 종일 미치겠어 그대가 아른아른 거려서 향기로운 봄 바람이 나풀거리고 두 볼에 앉은 햇살마저 완벽한걸요 새하얗게 춤을 추는 꽃잎을 보며 그대와 둘이 걷다 보면 uh-huh ah-ha 봄이 와, 이 거리 위에 봄이 와, 우리 둘 사이에 설레임이 피어 올라요, oh 팝콘 같은 꽃잎이 저 높이 날아요 사랑한다 말하면 난 정말 녹아요 오늘 같은 바람이 불면 하루 종일 미치겠어 그대가 아른아른 거려서 꿈에서 봤던 거리가 여기인가요 그대와 나란히 걷는 모든 곳이 아름다워 난 있잖아요 그대를 볼 때마다 놀라 더 아름다울 수 없는 그대여 따사로운 봄빛에 사랑이 녹아요 살랑대는 바람에 사랑이 불어요 오늘 같은 바람이 불면 제일 먼저 떠올라요 그대만 그대만 그대만 팝콘 같은 꽃잎이 저 높이 날아요 사랑한다 말하면 난 정말 녹아요 오늘 같은 바람이 불면 하루 종일 미치겠어 그대가 아른아른 거려서 그대가 나의 봄이죠</text:p>
          </table:table-cell>
          <table:table-cell office:value-type="string" table:style-name="ce1">
            <text:p>남</text:p>
          </table:table-cell>
          <table:table-cell table:number-columns-repeated="16377"/>
        </table:table-row>
        <table:table-row table:style-name="ro1">
          <table:table-cell office:value-type="float" office:value="152" table:style-name="ce1">
            <text:p>152</text:p>
          </table:table-cell>
          <table:table-cell office:value-type="string" table:style-name="ce1">
            <text:p>어쿠스틱 콜라보</text:p>
          </table:table-cell>
          <table:table-cell office:value-type="string" table:style-name="ce1">
            <text:p>그대와 나, 설레임</text:p>
          </table:table-cell>
          <table:table-cell office:value-type="string" table:style-name="ce1">
            <text:p>2011.10.10</text:p>
          </table:table-cell>
          <table:table-cell office:value-type="string" table:style-name="ce1">
            <text:p>봄</text:p>
          </table:table-cell>
          <table:table-cell office:value-type="string" table:style-name="ce1">
            <text:p>나 그대가 너무 좋은데 말하고 싶은데 용기가 안나 나도 그대가 너무 좋은데 말하고 싶은데 용기가 안나 사랑해 말하고 싶은데 이렇게 속만 태우다가 그대가 떠나가 버릴까 늘 바보같이 걱정만 하는 우리 나 오늘은 떨리는 맘으로 그대 바라보며 고백할게요 나도 오늘은 용기낼래요 그대 바라보며 고백할게요 사랑해 말하고 싶은데 이렇게 속만 태우다가 그대가 떠나가 버릴까 늘 바보같이 걱정만 하는 우리 그대 눈길보면 당황해서 나 눈을 돌리고 그대 앞에서면 바보같이 얼굴 붉히고 그대를 사랑한다 수없이 연습하고 연습했는데 말도 못하고 사랑해 말하고 싶은데 이렇게 속만 태우다가 그대가 떠나가 버릴까 늘 바보같이 걱정만 하는 우리</text:p>
          </table:table-cell>
          <table:table-cell office:value-type="string" table:style-name="ce1">
            <text:p>혼성</text:p>
          </table:table-cell>
          <table:table-cell table:number-columns-repeated="16377"/>
        </table:table-row>
        <table:table-row table:style-name="ro1">
          <table:table-cell office:value-type="float" office:value="153" table:style-name="ce1">
            <text:p>153</text:p>
          </table:table-cell>
          <table:table-cell office:value-type="string" table:style-name="ce1">
            <text:p>밤여행</text:p>
          </table:table-cell>
          <table:table-cell office:value-type="string" table:style-name="ce1">
            <text:p>별들이 우릴 비춰 줄 거야</text:p>
          </table:table-cell>
          <table:table-cell office:value-type="string" table:style-name="ce1">
            <text:p>2020.7.14</text:p>
          </table:table-cell>
          <table:table-cell office:value-type="string" table:style-name="ce1">
            <text:p>사계절</text:p>
          </table:table-cell>
          <table:table-cell office:value-type="string" table:style-name="ce1">
            <text:p>어두운 밤이 또 올 때쯤 맥주 한 캔에 취해 눈을 감으면 몽롱해진 기분과 들뜬 온도에 아득하게 희미해져 꿈속에 네가 나타나면 난 그 손을 잡아보려 내밀었고 밤하늘 별들이 아주 밝게 해 우리의 이 밤을 Fly high high 이 밤의 하늘은 지금 너와 나 이 밤을 Fly high high 둘만의 꿈속에 빠지는 거야 지친 하루 끝자락쯤 잠시 의자에 기대 눈을 감으면 매일 같은 꿈속을 나는 헤매고 너는 나를 기다리지 우리의 이 밤을 Fly high high 이 밤의 하늘은 지금 너와 나 이 밤을 Fly high high 둘만의 꿈속에 빠지는 거야 꿈속에 네가 나타나면 난 그 손을 잡아보려 내밀었고 밤하늘 별들이 아주 밝게 해 어두운 밤이 또 올 때쯤 맥주 한 캔에 취해 눈을 감으면 몽롱해진 기분과 들뜬 온도에 너를 만나</text:p>
          </table:table-cell>
          <table:table-cell office:value-type="string" table:style-name="ce1">
            <text:p>여</text:p>
          </table:table-cell>
          <table:table-cell table:number-columns-repeated="16377"/>
        </table:table-row>
        <table:table-row table:style-name="ro1">
          <table:table-cell office:value-type="float" office:value="154" table:style-name="ce1">
            <text:p>154</text:p>
          </table:table-cell>
          <table:table-cell office:value-type="string" table:style-name="ce1">
            <text:p>노이</text:p>
          </table:table-cell>
          <table:table-cell office:value-type="string" table:style-name="ce1">
            <text:p>여행</text:p>
          </table:table-cell>
          <table:table-cell office:value-type="string" table:style-name="ce1">
            <text:p>2019.4.25</text:p>
          </table:table-cell>
          <table:table-cell office:value-type="string" table:style-name="ce1">
            <text:p>여름</text:p>
          </table:table-cell>
          <table:table-cell office:value-type="string" table:style-name="ce1">
            <text:p>서둘러 간 그 곳엔 언제나 기다려주던 공기 나를 온전히 반겨 안아준다 더렵혀진 내 맘은 부서지는 파도로 씻기고 평화로운 바닷소리 나를 잠재워준다 온통 파랗게 물든 저 하늘을 바라보며 나는 또 기억을 써내려간다 끝나지 않을 것 같던 나의 외로운 여행은 다시 시작될 수 있을까 그래도 난 익숙한 발걸음 이미 알고있는 것처럼 하얀 모래밭 위로 천천히 걷는다 돌아갈 수 없는 이미 지나온 여행처럼 태양은 그렇게 눈을 감는다 향기 가득 머금은 저 숲길을 지나오면 내게 또 기억은 추억이 된다 끝이 보이지 않던 아름다웠던 그 곳은 다시 시작될 수 있을까 그리고 난</text:p>
          </table:table-cell>
          <table:table-cell office:value-type="string" table:style-name="ce1">
            <text:p>여</text:p>
          </table:table-cell>
          <table:table-cell table:number-columns-repeated="16377"/>
        </table:table-row>
        <table:table-row table:style-name="ro1">
          <table:table-cell office:value-type="float" office:value="155" table:style-name="ce1">
            <text:p>155</text:p>
          </table:table-cell>
          <table:table-cell office:value-type="string" table:style-name="ce1">
            <text:p>여행스케치</text:p>
          </table:table-cell>
          <table:table-cell office:value-type="string" table:style-name="ce1">
            <text:p>산다는건 다 그런게 아니겠니</text:p>
          </table:table-cell>
          <table:table-cell office:value-type="string" table:style-name="ce1">
            <text:p>1997.9.15</text:p>
          </table:table-cell>
          <table:table-cell office:value-type="string" table:style-name="ce1">
            <text:p>사계절</text:p>
          </table:table-cell>
          <table:table-cell office:value-type="string" table:style-name="ce1">
            <text:p>너는 어떻게 살고 있니 아기엄마가 되었다면서 밤하늘에 별빛을 닮은 너의 눈빛 수줍던 소녀로 널 기억하는데 후후 그럼 넌 어떻게 지내고 있니 남편은 벌이가 괜찮니 자나 깨나 독신만 고집하던 니가 나보다 먼저 시집갔을 줄이야 어머나 세상에 산다는 건 그런게 아니겠니 원하는 데로만 살 수는 없지만 알 수 없는 내일이 있다는건 설레는 일이야 두렵기는 해도 산다는 건 다 그런거야 누구도 알 수 없는것 지금도 떡볶이를 좋아하니 요즘도 가끔씩 생각하니 자율학습 시간에 둘이 몰래나와 사먹다 선생님께 야단맞던 일 후후 아직도 마음은 그대로 인데 겉모습이 많이 변했지 하지만 잃어버린 우리 옛 모습은 우리를 닮은 아이들의 몫인걸(몫인걸 몫인걸) 하모 니 말이 맞대이 산다는 건 그런게 아니겠니 원하는 데로만 살 수는 없지만 알 수 없는 내일이 있다는건 설레는 일이야 두렵기는 해도 산다는 건 다 그런거야 누구도 알 수 없는것 산다는 건 다 그런거야*3 산다는 건 다 그런거야 누구도 알 수 없는 것</text:p>
          </table:table-cell>
          <table:table-cell office:value-type="string" table:style-name="ce1">
            <text:p>남</text:p>
          </table:table-cell>
          <table:table-cell table:number-columns-repeated="16377"/>
        </table:table-row>
        <table:table-row table:style-name="ro1">
          <table:table-cell office:value-type="float" office:value="156" table:style-name="ce1">
            <text:p>156</text:p>
          </table:table-cell>
          <table:table-cell office:value-type="string" table:style-name="ce1">
            <text:p>이상은</text:p>
          </table:table-cell>
          <table:table-cell office:value-type="string" table:style-name="ce1">
            <text:p>삶은 여행</text:p>
          </table:table-cell>
          <table:table-cell office:value-type="string" table:style-name="ce1">
            <text:p>2007.10.2</text:p>
          </table:table-cell>
          <table:table-cell office:value-type="string" table:style-name="ce1">
            <text:p>사계절</text:p>
          </table:table-cell>
          <table:table-cell office:value-type="string" table:style-name="ce1">
            <text:p>의미를 모를땐 하얀 태양 바라봐 얼었던 영혼이 녹으리 드넓은 이 세상 어디든 평화로이 춤추듯 흘러가는 신비를 오늘은 너와 함께 걸어왔던 길도 하늘 유리 빛으로 반짝여 헤어지고 나 홀로 걷던 길은 인어의 걸음처럼 아렸지만.. 삶은 여행이니까 언젠가 끝나니까 소중한 너를 잃는 게 나는 두려웠지 하지만 이젠 알아 우리는 자유로이 살아가기 위해서 태어난..걸... &lt;삶은 여행 - 이상은&gt; 용서해 용서해 그리고 감사해 시들었던 마음이 꽃피리 드넓은 저 밤하늘 마음속에 품으면 투명한 별들 가득 어제는 날아가버린 새를 그려 새장속에 넣으며 울었지 이젠 나에게 없는걸 아쉬워 하기보다 있는 것들을 안으리.. 삶은 계속되니까 수많은 풍경속을 혼자 걸어가는 걸 두려워 했을 뿐 하지만 이젠 알아 혼자 비바람 속을 걸어갈 수 있어야 했던 걸 눈물 잉크로 쓴 시.. 길을 잃은 멜로디 가슴과 영혼과 마음과 몸이 다 기억하고 있어 이제 다시 일어나 영원을 향한 여행 떠나리 삶은 여행이니까 언젠간 끝나니까 강해지지 않으면 더 걸을 수 없으니 수많은 저 불빛에 하나가 되기 위해 걸어가는 사람들 바라봐</text:p>
          </table:table-cell>
          <table:table-cell office:value-type="string" table:style-name="ce1">
            <text:p>여</text:p>
          </table:table-cell>
          <table:table-cell table:number-columns-repeated="16377"/>
        </table:table-row>
        <table:table-row table:style-name="ro1">
          <table:table-cell office:value-type="float" office:value="157" table:style-name="ce1">
            <text:p>157</text:p>
          </table:table-cell>
          <table:table-cell office:value-type="string" table:style-name="ce1">
            <text:p>박가을</text:p>
          </table:table-cell>
          <table:table-cell office:value-type="string" table:style-name="ce1">
            <text:p>여행(안녕, 다시 만나자)</text:p>
          </table:table-cell>
          <table:table-cell office:value-type="string" table:style-name="ce1">
            <text:p>2012.11.28</text:p>
          </table:table-cell>
          <table:table-cell office:value-type="string" table:style-name="ce1">
            <text:p>사계절</text:p>
          </table:table-cell>
          <table:table-cell office:value-type="string" table:style-name="ce1">
            <text:p>우리가 함께 했던 그 길 위에서 두근두근 설레는 맘으로 너를 바라 보았지 네 손을 꼭 잡고서 오르는 길에 한줄기 바람결에 일렁이는 너의 향기 긴 시간이 흘러가도 그 추억은 남아 어느새 등돌린 너의 모습처럼 그 길을 걷는다 언제나 나를 반기는 저 산과 바다 들처럼 그 곳에 늘 있던것 처럼 지친 나를 달래줘 언제나 변하지 않는 이 길 위의 시간들이 나를 봐 흔들리지 않게 너를 지켜 줄거야 안녕~ 안녕~ 내 맘속 널 잊으려 떠나는 길에 한 손에 잡힐듯이 타오르는 노을 향기 긴 시간이 흘러가도 그 추억은 남아 어느새 남겨진 네 모습처럼 바람을 걷는다 언제나 나를 반기는 널 위한 여행을 꿈꿔봐 그 곳에 늘 있던 것처럼 지친 나를 달래줘 언제나 변하지 않는 이 기쁨의 시간들이 나를 봐 흔들리지 않게 너를 지켜 줄거야 안녕~ 안녕~ (우리가 함께했던 그 시간 속으로~ 우리가 함께했던 그 시간 속으로~) "안녕 다시 만나자</text:p>
          </table:table-cell>
          <table:table-cell office:value-type="string" table:style-name="ce1">
            <text:p>남</text:p>
          </table:table-cell>
          <table:table-cell table:number-columns-repeated="16377"/>
        </table:table-row>
        <table:table-row table:style-name="ro1">
          <table:table-cell office:value-type="float" office:value="158" table:style-name="ce1">
            <text:p>158</text:p>
          </table:table-cell>
          <table:table-cell office:value-type="string" table:style-name="ce1">
            <text:p>박원</text:p>
          </table:table-cell>
          <table:table-cell office:value-type="string" table:style-name="ce1">
            <text:p>여행</text:p>
          </table:table-cell>
          <table:table-cell office:value-type="string" table:style-name="ce1">
            <text:p>2016.11.17</text:p>
          </table:table-cell>
          <table:table-cell office:value-type="string" table:style-name="ce1">
            <text:p>사계절</text:p>
          </table:table-cell>
          <table:table-cell office:value-type="string" table:style-name="ce1">
            <text:p>이제 곧 떠나겠구나 몇 번의 밤이 지나면 하던 일을 모두 멈추고 우리가 모여 어떤 이는 힘들다지만 넌 아름답게 그려낼 거야 솔직히 걱정되지만 우리는 널 믿어 긴긴 여행이 될 거야 쉽지만은 않을 거야 눈물은 많아도 괜찮아 힘들 땐 울어 언제나 여기 서 있을게 우리가 여기서 기다려 집에 가고 싶어진다면 우리를 기억해 기억해 기억해 긴긴 여행이 될 거야 쉽지만은 않을 거야 눈물은 많아도 괜찮아 힘들 땐 울어 언제나 여기 서 있을게 우리가 여기서 기다려 집에 가고 싶어진다면 우리를 기억해 언제나 여기 서 있을게 우리가 여기서 기다려 집에 가고 싶어진다면 우리를 기억해 언제나 여기 서 있을게 우리가 여기서 기다려 집에 가고 싶어진다면 우리를 기억해 기억해</text:p>
          </table:table-cell>
          <table:table-cell office:value-type="string" table:style-name="ce1">
            <text:p>남</text:p>
          </table:table-cell>
          <table:table-cell table:number-columns-repeated="16377"/>
        </table:table-row>
        <table:table-row table:style-name="ro1">
          <table:table-cell office:value-type="float" office:value="159" table:style-name="ce1">
            <text:p>159</text:p>
          </table:table-cell>
          <table:table-cell office:value-type="string" table:style-name="ce1">
            <text:p>이석훈</text:p>
          </table:table-cell>
          <table:table-cell office:value-type="string" table:style-name="ce1">
            <text:p>여행(Travel)</text:p>
          </table:table-cell>
          <table:table-cell office:value-type="string" table:style-name="ce1">
            <text:p>2017.6.15</text:p>
          </table:table-cell>
          <table:table-cell office:value-type="string" table:style-name="ce1">
            <text:p>사계절</text:p>
          </table:table-cell>
          <table:table-cell office:value-type="string" table:style-name="ce1">
            <text:p>나에게 말해 너 어디로든 가고 싶다며 니가 원하면 난 언제든지 준비돼있어 바쁜 이 생활 속에서 너와 떠난다면 난 그곳이 천국일거야 배낭을 메고서 산으로 가도 좋을 것 같아 언덕을 넘어 상쾌한 공기를 마셔도 좋아 숨이 차오르면 쉬어가자 내 손을 꼭 잡아봐 아주 조금 힘을 내면 정상이야 우리가 꿈꿔 왔던 곳 Happy new day, Happy new day 세상 끝에 가도 난 좋을 것만 같아 Happy new day 그게 무엇이든 더 큰 이유는 없을 테니까 함께 떠나자 파도를 보러 바다를 가도 좋을 것 같아 모래알 위에다 너와 나의 사랑을 새기며 너에게 고백하는 말이야 니가 있다면 나는 늘 행복해 내가 꼭 붙어있을게 언제나 곁에 있을게 Happy new day, Happy new day 세상 끝에 가도 난 좋을 것만 같아 Happy new day 그게 무엇이든 더 큰 이유는 없을 테니까 함께 떠나자 거친 파도가 우릴 덮쳐도 높은 산이 우릴 막아서도 함께라면 두렵지 않아 Happy new day, Happy new day 세상 끝에 가도 난 좋을 것만 같아 둘이라면 그게 무엇이든 더 큰 이유는 없을 테니까 함께 떠나자</text:p>
          </table:table-cell>
          <table:table-cell office:value-type="string" table:style-name="ce1">
            <text:p>남</text:p>
          </table:table-cell>
          <table:table-cell table:number-columns-repeated="16377"/>
        </table:table-row>
        <table:table-row table:style-name="ro1">
          <table:table-cell office:value-type="float" office:value="160" table:style-name="ce1">
            <text:p>160</text:p>
          </table:table-cell>
          <table:table-cell office:value-type="string" table:style-name="ce1">
            <text:p>슈퍼주니어</text:p>
          </table:table-cell>
          <table:table-cell office:value-type="string" table:style-name="ce1">
            <text:p>여행 (A Short Journey)</text:p>
          </table:table-cell>
          <table:table-cell office:value-type="string" table:style-name="ce1">
            <text:p>2010.6.28</text:p>
          </table:table-cell>
          <table:table-cell office:value-type="string" table:style-name="ce1">
            <text:p>사계절</text:p>
          </table:table-cell>
          <table:table-cell office:value-type="string" table:style-name="ce1">
            <text:p>널 사랑했던 이 내 맘이 널 바라봤던 내 두 눈이 아직도 여기에 Oh Baby Say goodbye Oh 잠시만 Goodbye 안녕이란 말은 잠시 접어둘게 저 문을 열고서 한 걸음 내밀면 코 끝으로 전해지는 너의 숨결 차가운 그 바람 속에 따뜻한 너의 손길이 한동안 남아 있는 걸 온통 그대 흔적이 눈물이 되어 내 두 뺨 위에 머무는 걸 잠시동안 여행을 떠나 가슴 아픈 상처 닦아 내고서 시간 흘러 그댈 만나면 보고 싶었다 네게 말해줄게 Oh Baby say goodbye Oh 잠시만 Goodbye 안녕이란 말은 잠시 접어둘게 (잠시 접어둘게) 저 문을 열고서 한걸음 내밀면 코 끝으로 전해지는 너의 숨결 그렇게 또 해가 지고 달이 뜨는 오늘 역시 변함이 없는데 Oh 왜 자꾸만 내 맘은 이렇게 빠르게 달라지는지 파란 하늘 닮은 그대의 모습은 어느샌가 비를 내리고 이 빗속에 몸이 젖으면 흐르는 눈물 따윈 감춰둘게 Yeah Oh baby say goodbye Oh 잠시만 Goodbye 안녕이란 말은 잠시 접어둘게 (잠시 접어둘게) 저 문을 열고서 한 걸음 내밀면 코 끝으로 전해지는 너의 숨결 지난 시간 너무 어리석었던 내 멋대로였던 그런 내 모습 모두 감싸줬던 네가 너무 소중한 걸 Oh baby say goodbye Oh 잠시만 Goodbye 안녕이란 말은 잠시 접어둘게 (접어둘게) 저 문을 열고서 한걸음 내밀면 코 끝으로 전해지는 너의 숨결 (Oh 잠시만 Goodbye) Oh baby say goodbye Oh 잠시만 Goodbye 내가 있던 그 자리로 돌아갈게 (내 안의 그대에게) 저 문을 열고서 한 걸음 내밀어 보고 싶던 네 앞에 설 수 있도록 널 사랑했던 이 내 맘이 널 바라봤던 내 두 눈이 기다릴게..</text:p>
          </table:table-cell>
          <table:table-cell office:value-type="string" table:style-name="ce1">
            <text:p>남</text:p>
          </table:table-cell>
          <table:table-cell table:number-columns-repeated="16377"/>
        </table:table-row>
        <table:table-row table:style-name="ro1">
          <table:table-cell office:value-type="float" office:value="161" table:style-name="ce1">
            <text:p>161</text:p>
          </table:table-cell>
          <table:table-cell office:value-type="string" table:style-name="ce1">
            <text:p>패닉</text:p>
          </table:table-cell>
          <table:table-cell office:value-type="string" table:style-name="ce1">
            <text:p>여행</text:p>
          </table:table-cell>
          <table:table-cell office:value-type="string" table:style-name="ce1">
            <text:p>1998.1.1</text:p>
          </table:table-cell>
          <table:table-cell office:value-type="string" table:style-name="ce1">
            <text:p>사계절</text:p>
          </table:table-cell>
          <table:table-cell office:value-type="string" table:style-name="ce1">
            <text:p>오늘도 긴 여행이 시작됐어 오늘도 어제처럼 뜻밖이야 거리엔 넥타이 맨 검은 새들 어디론가 날지 못해 걷고 있어 누군가 노랠 불러 나를 불러 어디선가 바람 따라 내게 들려 와 오늘도 긴 여행이 시작됐어 내겐 오래된 짐 오늘도 날 유혹하는 것들을 찾아 그를 그리고 널 찾아 그래 어디든 가자 머리 속 한 번 뒤집어 놓고 나가는 거친 바람 눈자위 진짜 파란 벌어진 어깨는 처진 사람 마치 그의 자취 찾는 멋진 형사같아 혹은 사랑하는 애인같이 아님 멋진 아치같이 어찌될 건지 너무나 뻔히 알면서 항상 처음엔 너무도 신나지 나 이제 다 모르겠어 정말 모두 다 소용없어 바로 코 앞까지 온 것 같지 눈 떠보면 어디 간지 알 수 없지 날 부르는 목소리 터질 것 같은 내머리 내가 찾는 것 모두 감추는 것 그리고 내가 정말 하고 싶은 모든것 그만한 가친 있지 사방 갇힌 속에 모두 같이 섞여 서로가 굳게 닫힌 맘을 열 필요도 없지 가끔 아찔한 나 어느땐 너무 무서워 용기가 안나 그 소름 끼친 무서움 이미 지쳐버린 나를 흥분 시키기엔 이건 너무 충분한 미친 듯이 찾아다닌 죽음 직전의 여유있는 웃음 이걸 가로막는 마지막 문 그건 두려움 (간주중) 나 이제 정말 너무 갈증나 뭘 마셔도 가시지 않아 더욱 짜증나 오늘 왠지 할 수 있을 것 같지 막상 앞에 서면 난 고개 돌리고 말지 기억할래 나의 마지막 모습까지 내가 원하는 건 바로 그게 다지 내가 가진 것 내가 꿈꾸는 것 그리고 내가 정말 하고 싶은 모든 것 그만한 가친 있지 사방 갇힌 속에 모두 같이 섞여 서로가 굳게 닫힌 맘을 열 필요도 없지 가끔 아찔한 나 어느땐 너무 무서워 용기가 안나 그 소름 끼친 무서움 이미 지쳐버린 나를 흥분 시키기엔 이건 너무 충분한 미친 듯이 찾아다닌 죽음 직전의 여유있는 웃음 이걸 가로막는 마지막 문 그건 두려움 오늘도 긴 여행이 끝이 났어 오늘도 어제처럼 뜻밖에야 거리엔 넥타이 맨 검은 새들 어디선가 지친 듯이 돌아오고 누군가 노랠 불러 나를 불러 어디론가 바람 따라 멀리 사라져 오늘도 긴 여행이 끝이 났어 내겐 영원한 짐<text:s/></text:p>
          </table:table-cell>
          <table:table-cell office:value-type="string" table:style-name="ce1">
            <text:p>남</text:p>
          </table:table-cell>
          <table:table-cell table:number-columns-repeated="16377"/>
        </table:table-row>
        <table:table-row table:style-name="ro1">
          <table:table-cell office:value-type="float" office:value="162" table:style-name="ce1">
            <text:p>162</text:p>
          </table:table-cell>
          <table:table-cell office:value-type="string" table:style-name="ce1">
            <text:p>더블 앤 하프</text:p>
          </table:table-cell>
          <table:table-cell office:value-type="string" table:style-name="ce1">
            <text:p>여행</text:p>
          </table:table-cell>
          <table:table-cell office:value-type="string" table:style-name="ce1">
            <text:p>2019.4.15</text:p>
          </table:table-cell>
          <table:table-cell office:value-type="string" table:style-name="ce1">
            <text:p>사계절</text:p>
          </table:table-cell>
          <table:table-cell office:value-type="string" table:style-name="ce1">
            <text:p>바람은 내 빰을 스치고 계절은 또 지나가고 마음은 늘 그 자리에 어디로 가야 할까? Chorus 많은 날이 지나고 변해도 계속되는 나의 여행은 Verse2 차갑던 (따뜻한) 새벽의 공기와 따뜻한 (차갑던) 그날의 멜로디 아침은 (또다시) 언제나 그렇게 지난밤 (기억해) 다짐처럼 많은 날이 지나고 변해도 계속되는 나의 여행은 Bridge (Melodica solo) Verse (Outro) 바람은 내 빰을 스치고 계절은 또 지나가고 마음은 늘 그 자리에 어디로 가야 할까?</text:p>
          </table:table-cell>
          <table:table-cell office:value-type="string" table:style-name="ce1">
            <text:p>여</text:p>
          </table:table-cell>
          <table:table-cell table:number-columns-repeated="16377"/>
        </table:table-row>
        <table:table-row table:style-name="ro1">
          <table:table-cell office:value-type="float" office:value="163" table:style-name="ce1">
            <text:p>163</text:p>
          </table:table-cell>
          <table:table-cell office:value-type="string" table:style-name="ce1">
            <text:p>장필순</text:p>
          </table:table-cell>
          <table:table-cell office:value-type="string" table:style-name="ce1">
            <text:p>여행</text:p>
          </table:table-cell>
          <table:table-cell office:value-type="string" table:style-name="ce1">
            <text:p>1993.11.1</text:p>
          </table:table-cell>
          <table:table-cell office:value-type="string" table:style-name="ce1">
            <text:p>사계절</text:p>
          </table:table-cell>
          <table:table-cell office:value-type="string" table:style-name="ce1">
            <text:p>불어오는 향기 가득한 바람에 또 하루가 저물면 누구를 부르듯 노을에 물든 어둠이 가만히 가만히 다가와 또 하루하루 내가 지나온 날들 아득하게 떠오면 무너질 것 같은 가슴속 외로움들이 꿈꾸듯 조용히 찾아와 내 곁에서 머물렀던 시간 그곳으로 떠나봐요 떠나요 기차를 타고 스쳐 지나가는 맑은 바람 그 바람 소릴 들어요 들어봐요 가로수 스쳐 가는 바람 소리를 강물 위에 부서지는 저 햇살이 내게로 내게로 내려와 내 곁에서 머물렀던 그 시간으로 떠나봐요 떠나요 기차를 타고 불어오는 맑은 바람 그 바람 소릴 들어요 들어봐요 가로수 스쳐 가는 바람 소리 내 곁에서 머물렀던 그 시간으로 떠나봐요 떠나요 기차를 타고 불어오는 맑은 바람 그 바람 소릴 들어요 들어봐요 가로수 스쳐 가는 바람 소리</text:p>
          </table:table-cell>
          <table:table-cell office:value-type="string" table:style-name="ce1">
            <text:p>여</text:p>
          </table:table-cell>
          <table:table-cell table:number-columns-repeated="16377"/>
        </table:table-row>
        <table:table-row table:style-name="ro1">
          <table:table-cell office:value-type="float" office:value="164" table:style-name="ce1">
            <text:p>164</text:p>
          </table:table-cell>
          <table:table-cell office:value-type="string" table:style-name="ce1">
            <text:p>목발형제</text:p>
          </table:table-cell>
          <table:table-cell office:value-type="string" table:style-name="ce1">
            <text:p>여행 (Feat. 혜진)</text:p>
          </table:table-cell>
          <table:table-cell office:value-type="string" table:style-name="ce1">
            <text:p>2016.7.29</text:p>
          </table:table-cell>
          <table:table-cell office:value-type="string" table:style-name="ce1">
            <text:p>사계절</text:p>
          </table:table-cell>
          <table:table-cell office:value-type="string" table:style-name="ce1">
            <text:p>어른이되고 또어른이되면 다이뤄진다고 사랑을하고 또사랑을하면 다잊혀질거라 날알아주는 모든 사람들 저달은 아무도 모르게 어디로 가는지 후렴 깊은곳에 그렇게 어렵게 찾은 불빛도 늘 걸어온 거리에 다음을 밝힐수 없는지 2절 오늘하루도 또 지나 내일도 다그런거라고 날힘들게하는 너의말들이 다거짓말이라 날 알아주는 모든 사람들 저달은 아무도 모르게 어디로 가는지 랩 숨쉬기 조차 힘들고 어둠은 나를덮고 도와달라불러도 변하는건 없고 사람들은여전해 다들내게 무관심해 약도없어 오 그랠땐 내맘속엔 오직이말 두근거려 먼저간 성공한 자신의 뒤를따라가 하지만 내게만 쓰였던 모자이크 인생은 보면알게돼 그런어른들의 말끝에 내가알고 있는 깊은곳에선 커텐을 올리면 알게돼 후렴 깊은곳에 그렇게 어렵게 찾은 불빛도 늘 걸어온 거리에 다음을 밝힐수 없는지 엔딩 깊은 곳에 그렇게 어렵게 찾은불빛도 늘걸어온 거리에다음을 밝힐수없는지</text:p>
          </table:table-cell>
          <table:table-cell office:value-type="string" table:style-name="ce1">
            <text:p>남</text:p>
          </table:table-cell>
          <table:table-cell table:number-columns-repeated="16377"/>
        </table:table-row>
        <table:table-row table:style-name="ro1">
          <table:table-cell office:value-type="float" office:value="165" table:style-name="ce1">
            <text:p>165</text:p>
          </table:table-cell>
          <table:table-cell office:value-type="string" table:style-name="ce1">
            <text:p>배지숙</text:p>
          </table:table-cell>
          <table:table-cell office:value-type="string" table:style-name="ce1">
            <text:p>여행 (자라섬)</text:p>
          </table:table-cell>
          <table:table-cell office:value-type="string" table:style-name="ce1">
            <text:p>2020.10.30</text:p>
          </table:table-cell>
          <table:table-cell office:value-type="string" table:style-name="ce1">
            <text:p>가을</text:p>
          </table:table-cell>
          <table:table-cell office:value-type="string" table:style-name="ce1">
            <text:p>저 횡단보도 길막힌 차들 너도 나도 예 빵빵빵빵빵 탄천을 따라 달리는 자전거 산책을 하는 People 날 무시하는 기막힌 현실 힘겨운 하루 gogogogogo 자라섬으로 뛰어가봐요 그리고 흔들어봐요 shake it shake it 파란하늘 양떼구름 밤하늘에 은하수로 흔들리는 예쁜 갈대 시원한 가로수 웃음소리로 달려라 달려 Hey 뛰어라 뛰어 Hey Hey Over the rainbow 가평 자라섬 파란하늘 양떼구름 밤하늘에 은하수로 흔들리는 예쁜 갈대 시원한 가로수 웃음소리로 달려라 달려 Hey 뛰어라 뛰어 Hey Hey Over the rainbow 가평 자라섬 가평 자라섬</text:p>
          </table:table-cell>
          <table:table-cell office:value-type="string" table:style-name="ce1">
            <text:p>여</text:p>
          </table:table-cell>
          <table:table-cell table:number-columns-repeated="16377"/>
        </table:table-row>
        <table:table-row table:style-name="ro1">
          <table:table-cell office:value-type="float" office:value="166" table:style-name="ce1">
            <text:p>166</text:p>
          </table:table-cell>
          <table:table-cell office:value-type="string" table:style-name="ce1">
            <text:p>남자넷</text:p>
          </table:table-cell>
          <table:table-cell office:value-type="string" table:style-name="ce1">
            <text:p>여행 (Trip)</text:p>
          </table:table-cell>
          <table:table-cell office:value-type="string" table:style-name="ce1">
            <text:p>2020.10.20</text:p>
          </table:table-cell>
          <table:table-cell office:value-type="string" table:style-name="ce1">
            <text:p>사계절</text:p>
          </table:table-cell>
          <table:table-cell office:value-type="string" table:style-name="ce1">
            <text:p>바람이 속삭이는 이 길 따라 너와 함께 걷는 이 순간 서로 바라보다 어쩔 줄 몰라 웃었지 둘이서 흩날리는 이 꽃잎만 봐도 내 마음은 설레는데 이런 내 마음과 우리 추억을 네게 전하고 싶은 날 이야 손을 잡았던 발을 맞췄던 그 모든 게 다 소중한 걸 If you feel the same way 나는 믿고 싶어 바로 지금이란 걸 눈을 맞췄던 서로가 됐던 그 모든 게 다 꿈만 같은 걸 너와 함께 하는 순간 그 순간들을 여행이라 하고 싶어 그대와 함께라면 그 곳이 어디라도 난 두렵지 않아 별빛 속에 있는 너에게 내 맘 전할래 (네가 원한다면) 너 있는 곳으로 (우리가 원한다면) 어디든 눈을 감고 If you feel the same way 화려한 조명이 우릴 감싸 너와 함께 가는 거야 손을 잡았던 발을 맞췄던 그 모든 게 다 소중한 걸 If you feel the same way 나는 믿고 싶어 바로 지금이란 걸 눈을 맞췄던 서로가 됐던 그 모든 게 다 꿈만 같은 걸 너와 함께 하는 순간 그 순간들을 여행이라 하고 싶어 (둘이) 떠나봐요 (그대의 손을 잡고) 떠나봐요 (이대로) 그냥 시간이 멈췄으면 눈을 맞췄던 서로가 됐던 그 모든 게 다 꿈만 같은 걸 너와 함께 하는 순간 그 순간들을 여행이라 하고 싶어</text:p>
          </table:table-cell>
          <table:table-cell office:value-type="string" table:style-name="ce1">
            <text:p>남</text:p>
          </table:table-cell>
          <table:table-cell table:number-columns-repeated="16377"/>
        </table:table-row>
        <table:table-row table:style-name="ro1">
          <table:table-cell office:value-type="float" office:value="167" table:style-name="ce1">
            <text:p>167</text:p>
          </table:table-cell>
          <table:table-cell office:value-type="string" table:style-name="ce1">
            <text:p>스웨덴세탁소</text:p>
          </table:table-cell>
          <table:table-cell office:value-type="string" table:style-name="ce1">
            <text:p>여행 (Dear)</text:p>
          </table:table-cell>
          <table:table-cell office:value-type="string" table:style-name="ce1">
            <text:p>2018.3.30</text:p>
          </table:table-cell>
          <table:table-cell office:value-type="string" table:style-name="ce1">
            <text:p>사계절</text:p>
          </table:table-cell>
          <table:table-cell office:value-type="string" table:style-name="ce1">
            <text:p>안녕, 아빠 오늘은 참 날씨가 좋아 다행이지 햇살이 반짝여 오늘도 난 길을 잃어 헤매였었어 걱정 마, 모두가 그런 걸 뭐 이곳의 시간은 느리게 흘러 애써 잊어버린 것들을 마주해야 했어 얼마나 더 많은 상처들을 외면해야만 잠들 수 있을까 안녕, 엄마 오늘은 나 늦잠을 잤어 사실은 나 조금은 지쳤나 봐 혼자서 날 다그치고 달래야 해서 간절했어 아무도 아닌 시간들이 어쩌면 아직도 난 아이처럼 그 품에 안겨 울고 싶은가 봐 걸음마다 낯선 풍경에 그리운 이름들이 스쳐가 이곳에 모든 걸 두고 갈게 다시 난 내가 될게 안녕, 이제 마법처럼 이끌려 걷다 돌아갈게 씩씩한 걸음으로</text:p>
          </table:table-cell>
          <table:table-cell office:value-type="string" table:style-name="ce1">
            <text:p>여</text:p>
          </table:table-cell>
          <table:table-cell table:number-columns-repeated="16377"/>
        </table:table-row>
        <table:table-row table:style-name="ro1">
          <table:table-cell office:value-type="float" office:value="168" table:style-name="ce1">
            <text:p>168</text:p>
          </table:table-cell>
          <table:table-cell office:value-type="string" table:style-name="ce1">
            <text:p>프리든</text:p>
          </table:table-cell>
          <table:table-cell office:value-type="string" table:style-name="ce1">
            <text:p>여행</text:p>
          </table:table-cell>
          <table:table-cell office:value-type="string" table:style-name="ce1">
            <text:p>2019.8.8</text:p>
          </table:table-cell>
          <table:table-cell office:value-type="string" table:style-name="ce1">
            <text:p>사계절</text:p>
          </table:table-cell>
          <table:table-cell office:value-type="string" table:style-name="ce1">
            <text:p>어렵군요 좋은 사람들을 만난다는 건 어렸군요 확신에 가득 찬 채 살았다는 건 철없군요 항상 그대로 일 줄 알았다는 건 덧없군요 한참 그 얼굴이 기억 안 난다는 건 더우면 단지 여름이려나 추우면 이제 겨울이려나 정신 차려보면 서른이려나 하고 사는 게 별다를 것 없는 젊음이려나 꽃들을 위한 거름이려나 이렇게 사는 게 어른이려나 하고 마는 게 떠나야겠어요 저 멀리 꺼놔야겠어요 전화기 난 알아야겠어요 정확히 더 가봐야겠어요 저만치 놀랍군요 당신이 나의 노래들을 아는 건 속았군요 착각하지 말아줘요 많은 건 떠나봐야 기껏 서울이려나 허무한 게 반인 젊음이려나 8호선은 그저 적응이려나 하고 있는 게 고작 터져버릴 거품이거나 뙤약볕을 쬐는 얼음이거나 고민하는 건 헛걸음이려나 이게 나인데 떠나야겠어요 저 멀리 꺼놔야겠어요 전화기 난 알아야겠어요 정확히 더 가봐야겠어요 저만치</text:p>
          </table:table-cell>
          <table:table-cell office:value-type="string" table:style-name="ce1">
            <text:p>남</text:p>
          </table:table-cell>
          <table:table-cell table:number-columns-repeated="16377"/>
        </table:table-row>
        <table:table-row table:style-name="ro1">
          <table:table-cell office:value-type="float" office:value="169" table:style-name="ce1">
            <text:p>169</text:p>
          </table:table-cell>
          <table:table-cell office:value-type="string" table:style-name="ce1">
            <text:p>방용국</text:p>
          </table:table-cell>
          <table:table-cell office:value-type="string" table:style-name="ce1">
            <text:p>여행</text:p>
          </table:table-cell>
          <table:table-cell office:value-type="string" table:style-name="ce1">
            <text:p>2019.3.15</text:p>
          </table:table-cell>
          <table:table-cell office:value-type="string" table:style-name="ce1">
            <text:p>가을</text:p>
          </table:table-cell>
          <table:table-cell office:value-type="string" table:style-name="ce1">
            <text:p>시끄러운 나의 삶 the wrong way i will always 이건 여행 I'm feeling down 거실에 있던 나의 꽃은 죽어가 I feel really down 내 사랑은 왜 다른 놈을 만날까 쓸쓸함 이 기분 마냥 나쁘진 않아 아무래도 슬픔 속에 갇힌 것 같아 아무도 모르는 파란 새벽이 좋아 잠에 들면 내일 밤은 오지 않을 것 같아 그냥 나 홀로 홀로 홀로 노래할래 오늘만큼은 웃고 싶다 그냥 나 홀로 홀로 홀로 춤을 출래 하나 둘 셋 그리고 둘 둘 셋 오렌지쥬스는 다 떨어진 채 냉장고에는 묽어진 서리만 한 가득해 11월 가을 낙엽들이 떨어질 때는 이상하게 누런 가로등마저 다 아늑해 내 나이가 행복을 먹나 봐 그래서 내 삶엔 온통 불행만이 남나 봐 여행이란 시작과 끝이 있나 봐 근데 이륙했는데 왜 착륙할 곳은 없을까 노래해 woo woo woo woo woo woo woo woo woo woo 노래해 woo woo woo woo woo woo woo I'm feeling down 이 세상엔 슈퍼맨이 없으니까 I feel really down 이 세상엔 사랑이란 없으니까 외로운 이 기분 너무 무서우니까 도망쳐도 우울함에 갇힌 것 같아 누군가 다시 또 내 얘기를 들어줄까 잠에 들면 내일 밤엔 깨지 않을 것 같아 그냥 나 홀로 홀로 홀로 노래할래 오늘 조용히 울고 싶다 그냥 나 홀로 홀로 홀로 춤을 출래 하나 둘 셋 그리고 둘 둘 셋 노래해 woo woo woo woo woo woo woo woo woo woo 노래해 woo woo woo woo woo woo woo 노래해 woo woo woo woo woo woo woo woo woo woo 노래해 woo woo woo woo woo woo woo</text:p>
          </table:table-cell>
          <table:table-cell office:value-type="string" table:style-name="ce1">
            <text:p>남</text:p>
          </table:table-cell>
          <table:table-cell table:number-columns-repeated="16377"/>
        </table:table-row>
        <table:table-row table:style-name="ro1">
          <table:table-cell office:value-type="float" office:value="170" table:style-name="ce1">
            <text:p>170</text:p>
          </table:table-cell>
          <table:table-cell office:value-type="string" table:style-name="ce1">
            <text:p>때때로 베짱이</text:p>
          </table:table-cell>
          <table:table-cell office:value-type="string" table:style-name="ce1">
            <text:p>여행</text:p>
          </table:table-cell>
          <table:table-cell office:value-type="string" table:style-name="ce1">
            <text:p>2017.8.9</text:p>
          </table:table-cell>
          <table:table-cell office:value-type="string" table:style-name="ce1">
            <text:p>사계절</text:p>
          </table:table-cell>
          <table:table-cell office:value-type="string" table:style-name="ce1">
            <text:p>늘 여행은 혼자서 다녀도 외롭지 않았지 책과 음악이면 외롭지 않았어 근데 너와 만난 순간부터 나는 변했지 이제부터 여행은 혼자 다니지 않을 거야 깜깜한 새벽에 졸린 눈을 비비며 너와 기차를 타고 여행을 떠날 거야 동트는 겨울바다 모래사장 위에는 영원히 남아있을 추억을 남길 거야 둘이서 다니면 싸움도 많이 하겠지 투정도 부리고 짜증도 날 거야 그치만 분명히 웃을 일이 더 많겠지 셀 수 없을 만큼 멋진 일이 가득할 거야 무더운 여름에 밀짚모자 쓰고서 시원한 계곡물에 너와 발 담글 거야 늦은 밤 텐트 속 등불 하나 켜두고 영원히 이어져갈 이야길 만들 거야 언젠간 우리 둘이 문득 뒤돌아 봤을 때 시간이 흘러서 더욱 아름답게 느껴지기를 그때까지 둘이서 두 손을 꼭 잡고서 변하지 않을 마음으로 우리 여행 떠나자</text:p>
          </table:table-cell>
          <table:table-cell office:value-type="string" table:style-name="ce1">
            <text:p>여</text:p>
          </table:table-cell>
          <table:table-cell table:number-columns-repeated="16377"/>
        </table:table-row>
        <table:table-row table:style-name="ro1">
          <table:table-cell office:value-type="float" office:value="171" table:style-name="ce1">
            <text:p>171</text:p>
          </table:table-cell>
          <table:table-cell office:value-type="string" table:style-name="ce1">
            <text:p>브리지윈드</text:p>
          </table:table-cell>
          <table:table-cell office:value-type="string" table:style-name="ce1">
            <text:p>여행</text:p>
          </table:table-cell>
          <table:table-cell office:value-type="string" table:style-name="ce1">
            <text:p>2019.6.12</text:p>
          </table:table-cell>
          <table:table-cell office:value-type="string" table:style-name="ce1">
            <text:p>여름</text:p>
          </table:table-cell>
          <table:table-cell office:value-type="string" table:style-name="ce1">
            <text:p>익숙하지 않은 풍경 멀리 떠나오는 길 모든 게 낯설기만 한 이곳에서 보내는 나만의 시간 쌓여가던 많은 일들 잠시 덮어두고서 나를 누르던 일상을 벗어나 내 마음을 따라왔네 푸른 바다 끝이 없는 수평선 저 너머로 해묵은 마음 복잡한 생각들 떨쳐내고 하늘 위로 반짝이는 별들을 세어보다 보면 어느새 깊어가는 더는 바랄 것 없는 하루 부서지는 파도소리 시원하게 부는 바람 마주했던 모든 것이 언젠가 추억이 되어가겠지 푸른 바다 끝이 없는 수평선 저 너머로 해묵은 마음 복잡한 생각들 떨쳐내고 하늘 위로 반짝이는 별들을 세어보다 보면 어느새 깊어가는 더는 바랄 것 없는 하루 어느새 깊어가는 나를 위해 떠나온 하루</text:p>
          </table:table-cell>
          <table:table-cell office:value-type="string" table:style-name="ce1">
            <text:p>남</text:p>
          </table:table-cell>
          <table:table-cell table:number-columns-repeated="16377"/>
        </table:table-row>
        <table:table-row table:style-name="ro1">
          <table:table-cell office:value-type="float" office:value="172" table:style-name="ce1">
            <text:p>172</text:p>
          </table:table-cell>
          <table:table-cell office:value-type="string" table:style-name="ce1">
            <text:p>김건모</text:p>
          </table:table-cell>
          <table:table-cell office:value-type="string" table:style-name="ce1">
            <text:p>여행</text:p>
          </table:table-cell>
          <table:table-cell office:value-type="string" table:style-name="ce1">
            <text:p>2011.9.27</text:p>
          </table:table-cell>
          <table:table-cell office:value-type="string" table:style-name="ce1">
            <text:p>여름</text:p>
          </table:table-cell>
          <table:table-cell office:value-type="string" table:style-name="ce1">
            <text:p>창가에 비치는 저 햇살이 오늘따라 눈이 부셔 어디선가 들리는 아이들의 웃음소리에 난 눈을 뜨지 따스한 블랙커피 한잔에 즐겨 듣던 노래 틀어 눈부신 저 햇살에 배낭을 싸 오늘 어디론가 떠나갈래 * 지금 그녀의 곁으로 들뜬 맘으로 달려간다 아지랑이 피는 저 거리에는 젊은 연인들의 노래 소리 오~~ ** 저 강으로 갈까 바다로 갈까 나 떠나는 여행이 지금 너무 즐거워 저 산으로 갈까 그 섬에 갈까 나 그녀와 둘이서 오늘 여행을 간다 열려진 창문 새로 들리는 재잘대는 새들 소리 어젯밤에 맞춰 논 알람시곈 나를 일어나라 재촉하고 닫쳐진 커튼을 확 젖히며 아직 덜 깬 잠을 깨워 싱그러운 햇살이 나를 비춰 콧노래를 하며 샤워를 해<text:s/></text:p>
          </table:table-cell>
          <table:table-cell office:value-type="string" table:style-name="ce1">
            <text:p>남</text:p>
          </table:table-cell>
          <table:table-cell table:number-columns-repeated="16377"/>
        </table:table-row>
        <table:table-row table:style-name="ro1">
          <table:table-cell office:value-type="float" office:value="173" table:style-name="ce1">
            <text:p>173</text:p>
          </table:table-cell>
          <table:table-cell office:value-type="string" table:style-name="ce1">
            <text:p>노을</text:p>
          </table:table-cell>
          <table:table-cell office:value-type="string" table:style-name="ce1">
            <text:p>여행 (Feat. 이소은)</text:p>
          </table:table-cell>
          <table:table-cell office:value-type="string" table:style-name="ce1">
            <text:p>2006.2.10</text:p>
          </table:table-cell>
          <table:table-cell office:value-type="string" table:style-name="ce1">
            <text:p>사계절</text:p>
          </table:table-cell>
          <table:table-cell office:value-type="string" table:style-name="ce1">
            <text:p>이제 돌아왔나요 긴 여행처럼 떠난 그 날부터 예정된 내게 그대 곁을 떠나서 어딜 걸어도 나도 모르게 난 그댈 향했죠 * 더는 우리 둘 묻지 말아요 얼마나 힘들었는지 (힘들었는지) 그리워했는지 (그리워했던) 그 때도 다 알았잖아요 우린 서로가 그대를 향해 (그대를 향해) 돌아오는 여행인걸 내가 걷던 그 길이 힘이 들어도 그댈 향했기에 괜찮았어요 나도 괜찮았어요 그댈 믿었죠 떠난 그 자리로 돌아온단 걸 * 반복 허락되지 않은 시간 (이젠 다시 주어진 걸요) 떠나 버렸던 빈자리 (우리 함께 채워 나가요) 지금부터 시작해요 함께 ** 서로를 바라보면서 (바라보면서) 걸음을 맞추며 (한걸음으로) 걸어요 이젠 알잖나요 지금 이 사랑 운명이 내린 (운명이 내린) 끝이 없는 여행인 걸</text:p>
          </table:table-cell>
          <table:table-cell office:value-type="string" table:style-name="ce1">
            <text:p>남</text:p>
          </table:table-cell>
          <table:table-cell table:number-columns-repeated="16377"/>
        </table:table-row>
        <table:table-row table:style-name="ro1">
          <table:table-cell office:value-type="float" office:value="174" table:style-name="ce1">
            <text:p>174</text:p>
          </table:table-cell>
          <table:table-cell office:value-type="string" table:style-name="ce1">
            <text:p>왁스</text:p>
          </table:table-cell>
          <table:table-cell office:value-type="string" table:style-name="ce1">
            <text:p>여행</text:p>
          </table:table-cell>
          <table:table-cell office:value-type="string" table:style-name="ce1">
            <text:p>2010.12.9</text:p>
          </table:table-cell>
          <table:table-cell office:value-type="string" table:style-name="ce1">
            <text:p>가을</text:p>
          </table:table-cell>
          <table:table-cell office:value-type="string" table:style-name="ce1">
            <text:p>덜컹이는 달구지에 누워 파란 하늘 가슴에 데려 와 눈 감으면 멀리 기차소리 곁에 나무 숨결 느릿느릿 시간을 늦춰 하모니카 불어 봐도 좋겠어 아직 내게 남아 있는 너의 향기 바람에 지워 지문처럼 남아 있는 너의 이름 힘든 그 이름 다시 돌아 올 거라는 바보 같은 나의 어제들 알 수 없는 너의 말은 이젠 그만 구름과 함께 떠나보내 울먹이는 지난 시간의 나 이름 모를 새에게 부탁해 눈 감아도 떠오르는 모습 들꽃에게 맡겨 느릿느릿 사라지는 너 하나 둘 씩 나 자신을 되찾아 아직 내게 남아 있는 너의 향기 바람에 지워 지문처럼 남아 있는 너의 이름 힘든 그 이름 다시 돌아 올 거라는 바보 같은 나의 어제들 알 수 없는 너의 말은 이젠 그만 그만 away 저 노을 끝까지 날 가둬두는 기억이 지워지는 다른 어딘가로 눈 감아도 떠오르는 모습 들꽃에게 맡겨 느릿느릿 사라지는 너 하나 둘 씩 나 자신을 찾아 away 저 노을 끝까지 날 가둬두는 기억이 지워지는 다른 어딘가로 away 저 노을 끝까지 away 저 별 빛 끝까지 넌 왜 너여야 했는지 날 가둬두는 기억이 사라지는 다른 어딘가로</text:p>
          </table:table-cell>
          <table:table-cell office:value-type="string" table:style-name="ce1">
            <text:p>여</text:p>
          </table:table-cell>
          <table:table-cell table:number-columns-repeated="16377"/>
        </table:table-row>
        <table:table-row table:style-name="ro1">
          <table:table-cell office:value-type="float" office:value="175" table:style-name="ce1">
            <text:p>175</text:p>
          </table:table-cell>
          <table:table-cell office:value-type="string" table:style-name="ce1">
            <text:p>추가열</text:p>
          </table:table-cell>
          <table:table-cell office:value-type="string" table:style-name="ce1">
            <text:p>여행 (Get Away)</text:p>
          </table:table-cell>
          <table:table-cell office:value-type="string" table:style-name="ce1">
            <text:p>2002.8.29</text:p>
          </table:table-cell>
          <table:table-cell office:value-type="string" table:style-name="ce1">
            <text:p>사계절</text:p>
          </table:table-cell>
          <table:table-cell office:value-type="string" table:style-name="ce1">
            <text:p>지나가는 시간을 타고 가요 먼 여행길에 혼자 가는 외로운 풍경 힘이 들 땐 쉬어 가는 길에 먼 하늘을 봐요 아름답고 소중한 여행길에 스쳐 가는 바람을 타고 가요 먼 여행길에 혼자 가는 쓸쓸한 풍경 강을 지나 그리고 숲을 지나 산들을 지나가고 내 맘속에 그리움도 지나가고 밤 기차를 타고 하늘을 높이 올라가 볼까 높은 곳에 있는 저기 저 별에 올라가 볼까 창문을 열고 손을 올려 내 꿈을 만져나 볼까 꿈을 꾸던 그댄 어디쯤에 와 있을까 스쳐 가는 바람을 타고 가요 먼 여행길에 혼자 가는 쓸쓸한 풍경 강을 지나 그리고 숲을 지나 산들을 지나가고 내 맘속에 그리움도 지나가고 밤 기차를 타고 하늘을 높이 올라가 볼까 높은 곳에 있는 저기 저 별에 올라가 볼까 창문을 열고 손을 올려 내 꿈을 만져나 볼까 꿈을 꾸던 그댄 어디쯤에 와 있을까 하지만 다시 떠나 볼까 내 꿈을 다시 만져 볼까 아직은 끝나지 않은 것 같은 우리들의 여행 밤 기차를 타고 하늘 높이 올라가요 혼자라도 꿈이 있는 그 곳으로 혼자라도 꿈이 있는 그 곳으로 혼자라도 꿈이 있는 그 곳으로</text:p>
          </table:table-cell>
          <table:table-cell office:value-type="string" table:style-name="ce1">
            <text:p>남</text:p>
          </table:table-cell>
          <table:table-cell table:number-columns-repeated="16377"/>
        </table:table-row>
        <table:table-row table:style-name="ro1">
          <table:table-cell office:value-type="float" office:value="176" table:style-name="ce1">
            <text:p>176</text:p>
          </table:table-cell>
          <table:table-cell office:value-type="string" table:style-name="ce1">
            <text:p>예람</text:p>
          </table:table-cell>
          <table:table-cell office:value-type="string" table:style-name="ce1">
            <text:p>여행</text:p>
          </table:table-cell>
          <table:table-cell office:value-type="string" table:style-name="ce1">
            <text:p>2020.9.8</text:p>
          </table:table-cell>
          <table:table-cell office:value-type="string" table:style-name="ce1">
            <text:p>사계절</text:p>
          </table:table-cell>
          <table:table-cell office:value-type="string" table:style-name="ce1">
            <text:p>땡땡땡땡 기차가 와요 기차를 타고 달나라를 여행해요 스슬스슬 창문 밖 풀들 흙냄새 가득 땅나라를 여행해요 혼자만의 여행을 떠나요 시끄러운 노래를 불러요 라 라 라라라 부릉부릉 버스가 와요 버스를 타고 집으로 돌아가요 아아아아 창문 밖 불빛 비 냄새 가득 여긴 별이 없어요 푸른 섬을 꿈꾸고 싶어요 푸른 달을 안고 싶어요 사랑을 나누고 꼭 안아요 랄라랄라 랄라라라라 랄라랄라 랄라라라라 땡땡땡땡 기차를 타고 떠나고 싶어요</text:p>
          </table:table-cell>
          <table:table-cell office:value-type="string" table:style-name="ce1">
            <text:p>여</text:p>
          </table:table-cell>
          <table:table-cell table:number-columns-repeated="16377"/>
        </table:table-row>
        <table:table-row table:style-name="ro1">
          <table:table-cell office:value-type="float" office:value="177" table:style-name="ce1">
            <text:p>177</text:p>
          </table:table-cell>
          <table:table-cell office:value-type="string" table:style-name="ce1">
            <text:p>허니패밀리</text:p>
          </table:table-cell>
          <table:table-cell office:value-type="string" table:style-name="ce1">
            <text:p>여행</text:p>
          </table:table-cell>
          <table:table-cell office:value-type="string" table:style-name="ce1">
            <text:p>2000.8.8</text:p>
          </table:table-cell>
          <table:table-cell office:value-type="string" table:style-name="ce1">
            <text:p>여름</text:p>
          </table:table-cell>
          <table:table-cell office:value-type="string" table:style-name="ce1">
            <text:p>그대와 함께 (내게 다가와) 주 라: 그대와 함께가 영원히 떠나가 그대와 함께가 영원히(잊지못할 지금이순간) 그대와 함께가 영원히 떠나가 너와나 언제나 간직해 (잊지못할 지금이순간) 디기리 : 무거워진 니 어깨 짐 이제 내려놔봐 이것저것 다 신경쓰지마 복잡하지 답답하지 머리 아프지 이곳에서 벗어나 시원한 바람이 얼굴을 감싸 태양이 날 비춰 내마음은 들떠 저기 먼곳으로 떠나 내마음에 가득찬 행복과 여유 개 리 : 저 파란하늘 위를 떠가는 구름에 답답했던 맘 잠시 묻어두고 난 떠나가 맘편하게 오늘만은 난 자유롭고 싶어 헤헤 누구도 날 나무랄 사람없는 그누구의 발이 닿지 않은 곳 그먼곳으로 난 떠나고 싶어 목청 터져라 외쳐보고 싶어 헤∼헤∼라 라 랄라 랄라 답디답답한 이마음을 모든걸 훌훌 털어버리고 여행을 떠나봐 덥디덥디더운 밤밤밤에 캄캄한 밤하늘의 수많은 별들을 한번 봐봐 답디답답한 이마음을 모든걸 훌훌 털어버리고 여행을 떠나봐 덥디덥디더운 밤밤밤에 그녀와 손을 잡고 파란바다를 봐~! 써 니: 저기 멀리 그곳으로 떠나자 나와같이 니머리속에 있는 모든 걱정들은 접어둔채 버려둔채 너 그리고 나 함께 하는 시간은 우리 둘만에 시간이야 해서 다른 생각들은 하지도마 그냥 이시간 나와 함께 하는 이순간 만을 생각해! 느껴봐! 언제나 너와 함께할...날~ 미 료 : 닐리리야 맘보 음악에 맞춰 맘대로 흔들어볼래? 그냥 자지말고 오늘같은 날은 사랑스런 자기와 함께 훌쩍떠나 지친 하루는 잠시 꺼놔 카라디오에서는 신나는 노래가 나오고 나의 손가락 새로 빠지는 시원한 바람은 내친구고 하늘아래 그대는 햇볕에 눈부셔 항상 내곁에.. 주 라 주라, 써니, 디기리: 오늘밤 너와 함께하고 싶은 밤 아무도 모르게 단둘이 너와 내가 함께 오늘 밤 어디든 너와함께 가고 싶은밤 우리 그렇게 기다린 그날이 바로 오늘밤 오늘밤 너와 함께하고 싶은 밤 아무도 모르게 단둘이 너와 내가 함께 오늘 밤 어디든 너와 함께 가고 싶은밤 우리 그렇게 기다린 그날이 바로 오늘밤 주 라 ×2</text:p>
          </table:table-cell>
          <table:table-cell office:value-type="string" table:style-name="ce1">
            <text:p>남</text:p>
          </table:table-cell>
          <table:table-cell table:number-columns-repeated="16377"/>
        </table:table-row>
        <table:table-row table:style-name="ro1">
          <table:table-cell office:value-type="float" office:value="178" table:style-name="ce1">
            <text:p>178</text:p>
          </table:table-cell>
          <table:table-cell office:value-type="string" table:style-name="ce1">
            <text:p>권박사</text:p>
          </table:table-cell>
          <table:table-cell office:value-type="string" table:style-name="ce1">
            <text:p>여행</text:p>
          </table:table-cell>
          <table:table-cell office:value-type="string" table:style-name="ce1">
            <text:p>2018.3.28</text:p>
          </table:table-cell>
          <table:table-cell office:value-type="string" table:style-name="ce1">
            <text:p>사계절</text:p>
          </table:table-cell>
          <table:table-cell office:value-type="string" table:style-name="ce1">
            <text:p>하루가 시작할 즈음 분주한 발걸음들 아침들은 먹었을까 마음은 다 괜찮을까 점점 멀어지고 있는 일상이 모두 여러 날에 지쳤을까 모험과도 같은 매일 설레는 기대 한 걸음 씩 달라지는 여행 배낭 없이 빈 손이 더 좋은 기분 새로운 순간들 내 맘의 지도를 펼쳐 좀 더 편안해도 기쁜 순간이 매번 이상하다 착각한 나 모험과도 같은 매일 설레는 기대 한 걸음 씩 달라지는 여행 배낭 없이 빈 손이 더 좋은 기분 새로운 순간들 지도를 펼쳐봐 먼 시간을 뒤로 발 닿는 어디든 가 긴 두려움도 괜찮아 기다릴 수 없는 꿈과 인사해 이젠 세상은 다 말해줄지 몰라 모든 하루 누구나 다 같은 생각 말없이 떠나는 설레는 내 맘의 여행</text:p>
          </table:table-cell>
          <table:table-cell office:value-type="string" table:style-name="ce1">
            <text:p>남</text:p>
          </table:table-cell>
          <table:table-cell table:number-columns-repeated="16377"/>
        </table:table-row>
        <table:table-row table:style-name="ro1">
          <table:table-cell office:value-type="float" office:value="179" table:style-name="ce1">
            <text:p>179</text:p>
          </table:table-cell>
          <table:table-cell office:value-type="string" table:style-name="ce1">
            <text:p>손지연</text:p>
          </table:table-cell>
          <table:table-cell office:value-type="string" table:style-name="ce1">
            <text:p>여행</text:p>
          </table:table-cell>
          <table:table-cell office:value-type="string" table:style-name="ce1">
            <text:p>2003.11.4</text:p>
          </table:table-cell>
          <table:table-cell office:value-type="string" table:style-name="ce1">
            <text:p>겨울</text:p>
          </table:table-cell>
          <table:table-cell office:value-type="string" table:style-name="ce1">
            <text:p>너와 함께 지냈던 그날 밤 겨울은 찬 바람이 옷 보다 더 따뜻했었지 내 눈에 간직하면 너의 얼굴 잊을까 내 맘으로 찍었던 낡은 사진 한 장 노 저을 수 없는 얼음 배를 타고 너의 마음까지는 언제쯤 도착할 지 그리움이 점점 더 가까워 질 때면 부끄러운 여행길 좀 더 멀리 떠나네 이미 멀리 떠나 버린 너의 가는 길에 환한 꽃바람이 되어 불고 싶어 갈수록 가까워지는 너를 따라서 어딘지도 모르고 행복해 쫒아왔지 갈수록 멀어지는 너의 웃음 따라서 어딘지도 모르고 우는 아이처럼</text:p>
          </table:table-cell>
          <table:table-cell office:value-type="string" table:style-name="ce1">
            <text:p>여</text:p>
          </table:table-cell>
          <table:table-cell table:number-columns-repeated="16377"/>
        </table:table-row>
        <table:table-row table:style-name="ro1">
          <table:table-cell office:value-type="float" office:value="180" table:style-name="ce1">
            <text:p>180</text:p>
          </table:table-cell>
          <table:table-cell office:value-type="string" table:style-name="ce1">
            <text:p>안녕바다</text:p>
          </table:table-cell>
          <table:table-cell office:value-type="string" table:style-name="ce1">
            <text:p>여행</text:p>
          </table:table-cell>
          <table:table-cell office:value-type="string" table:style-name="ce1">
            <text:p>2016.3.23</text:p>
          </table:table-cell>
          <table:table-cell office:value-type="string" table:style-name="ce1">
            <text:p>사계절</text:p>
          </table:table-cell>
          <table:table-cell office:value-type="string" table:style-name="ce1">
            <text:p>나는 기차를 타고 가고 있어요 기차는 가는 길로만 가니까 안전해요 너의 방 너의 창문으로 너의 방 너의 창문으로 너의 방 너의 창문으로 내가 지금 들어갈게 들어갈게 당신은 불평이 많은 사람 같아요 당신은 쓸데 없는 걱정이 많은 것 같아요 지금 내가 여기에 있는데 지금 내가 여기에 있는데 지금 내가 여기 있는데 당신이 원하니까 내가 갈게 내가 갈게 너의 방 너의 창문으로 너의 방 너의 창문으로 너의 방 너의 창문으로 내가 지금 들어갈게 들어갈게</text:p>
          </table:table-cell>
          <table:table-cell office:value-type="string" table:style-name="ce1">
            <text:p>남</text:p>
          </table:table-cell>
          <table:table-cell table:number-columns-repeated="16377"/>
        </table:table-row>
        <table:table-row table:style-name="ro1">
          <table:table-cell office:value-type="float" office:value="181" table:style-name="ce1">
            <text:p>181</text:p>
          </table:table-cell>
          <table:table-cell office:value-type="string" table:style-name="ce1">
            <text:p>김진표</text:p>
          </table:table-cell>
          <table:table-cell office:value-type="string" table:style-name="ce1">
            <text:p>여행</text:p>
          </table:table-cell>
          <table:table-cell office:value-type="string" table:style-name="ce1">
            <text:p>2003.5.12</text:p>
          </table:table-cell>
          <table:table-cell office:value-type="string" table:style-name="ce1">
            <text:p>사계절</text:p>
          </table:table-cell>
          <table:table-cell office:value-type="string" table:style-name="ce1">
            <text:p>내가뭘 어떻게 또다시 떠날래 불러줘 이 멜로디 내가 생각이 날 때 모든것들 버려놓고 미련없이 난 떠나지 잘있으라는 말도 못하고 난 훌쩍 떠나버리지 지금 내가 간절히도 원하는 것은 오로지 세상에서 제일 예쁜 나를 위로하는 멜로디 내게 필요한거 예쁜 멜로디 한 쪽과 다른 쪽을 선택해 계속 난 바보같은 짓을 또 반복해 내 주위를 한번 그 후 날 두번 남은건 세번 많은걸 난 생각해 정답은 없다고 봐 때론 내가 옳다고 봐 끝도없이 추락해 방황하는 것도 필요해 이제 다시 그가 돌아올 시간이 자꾸 다가와 내가 준비할 것들을 위해 나는 멀리 떠나가 꿈속에서 본듯한 가슴속까지 따뜻한 사방엔 감당할 수 없는 감정들까지 가득한 몸은 보채고 난 모험가가 되고 주체할 수 없이 뛰는 심장박동도 최고 생각보다 시간이 모자른걸 현실은 생각과는 많이 틀린걸 도망가는 것이 난 아닌건데 그저 더 좋은곳을 원하는데 사진속에 내 모습은 항상 울고만 있었어 발길 닿는 어어디에서도 날 반겨주진 않았어 용기도 모험도 사랑도 다 날아가버려 난 훌쩍 떠나가고 결국에는 날 잠시도 생각하기는 커녕 날 기억조차 하지 못하고 누군들 죄를 짓고 시간 지나면 잊고 그렇게 나를 잊고 모두 정신없이살아가고</text:p>
          </table:table-cell>
          <table:table-cell office:value-type="string" table:style-name="ce1">
            <text:p>남</text:p>
          </table:table-cell>
          <table:table-cell table:number-columns-repeated="16377"/>
        </table:table-row>
        <table:table-row table:style-name="ro1">
          <table:table-cell office:value-type="float" office:value="182" table:style-name="ce1">
            <text:p>182</text:p>
          </table:table-cell>
          <table:table-cell office:value-type="string" table:style-name="ce1">
            <text:p>방승철</text:p>
          </table:table-cell>
          <table:table-cell office:value-type="string" table:style-name="ce1">
            <text:p>여행 (Feat. 조규찬)</text:p>
          </table:table-cell>
          <table:table-cell office:value-type="string" table:style-name="ce1">
            <text:p>2011.3.24</text:p>
          </table:table-cell>
          <table:table-cell office:value-type="string" table:style-name="ce1">
            <text:p>겨울</text:p>
          </table:table-cell>
          <table:table-cell office:value-type="string" table:style-name="ce1">
            <text:p>편해보이는 웃음 연두빛 걸음 차박 너의 프리즘으로 깨어난 세상 낮에 만난 달처럼 나의 안에 있는 기쁨들 다 잘될것만 같아 설레와 너만 있다면 아스팔트 위로 바삐 흐르는 점선처럼 (Green tinted breath of you brings back my childish innocence) 눈 한번 마주할 틈 없는 고딕체 일상 (80`s music on radio makes us smile) 아찔해져 만약 너마저 없었더라면 (Free as a bird as long as I can just with you) 훌훌털고 떠날 수 있을까 (Listening to the voice of the sky is just right) 머리카락에 내린 햇살의 향기 포옹처럼 부드러운 노랑 병아리같아 밤의 북극성처럼 나의 안에 빛나는 신념 잘될 일만 남았어 들어봐 내일의 얘기 아스팔트 위로 바삐 흐르는 점선처럼 (Green tinted breath of you brings back my childish innocence) 눈 한번 마주할 틈 없는 고딕체 일상 (80`s music on radio makes us smile) 아찔해져 만약 너마저 없었더라면 (Free as a bird as long as I can just with you) 훌훌털고 떠날 수 있을까 (Listening to the voice of the sky is just right) 연약한 눈이 함께 쌓여 가듯이 혼자보다는 우리라서 깨 있을 수 있어 naration Maybe I should accept reality There`s no one who really cares. But Thank God!! I found you...or shall I say You found me. What a coincidence. Whenever I have a hard time struggling in this cynical world and feel like a flag waving helplessly in the middle of a field. It is you that come over and say, `How about a cup of coffee?`</text:p>
          </table:table-cell>
          <table:table-cell office:value-type="string" table:style-name="ce1">
            <text:p>남</text:p>
          </table:table-cell>
          <table:table-cell table:number-columns-repeated="16377"/>
        </table:table-row>
        <table:table-row table:style-name="ro1">
          <table:table-cell office:value-type="float" office:value="183" table:style-name="ce1">
            <text:p>183</text:p>
          </table:table-cell>
          <table:table-cell office:value-type="string" table:style-name="ce1">
            <text:p>솔가와 이란</text:p>
          </table:table-cell>
          <table:table-cell office:value-type="string" table:style-name="ce1">
            <text:p>여행</text:p>
          </table:table-cell>
          <table:table-cell office:value-type="string" table:style-name="ce1">
            <text:p>2016.8.8</text:p>
          </table:table-cell>
          <table:table-cell office:value-type="string" table:style-name="ce1">
            <text:p>사계절</text:p>
          </table:table-cell>
          <table:table-cell office:value-type="string" table:style-name="ce1">
            <text:p>모든 이들 다 가는 유명 미술관보다 작은 마을 언덕에 올라 세상 그림을 볼래 시시각각 변하는 움직임과 소리에 잠시 멈춰 가만히 귀 기울여 보고 넓은 도시, 많은 사람들 그 안에 섞여 스쳐가는 생각 남겨진 기억 들여다볼래 버리고픈 것들을 힘껏 비워내 보고 머리보단 가슴에, 콕콕 밟아 내 안에 그렇게, 여기에, 그렇게, 여기에 우린 아주 많은 길을 가로질러 왔지 우린 지금 어디쯤에 머물러 있을까 새로운 것들을 마음껏 들여다보고 그리운 것들은 마음껏 그리워하며 여기에 이렇게, 여기에, 이렇게 떠나온 자리 다시 그곳으로 다른 듯 다르지 않은 나에게로 떠나온 자리 다시 그곳으로 다른 듯 다르지 않은 나에게로 우- 우 우우우</text:p>
          </table:table-cell>
          <table:table-cell office:value-type="string" table:style-name="ce1">
            <text:p>여</text:p>
          </table:table-cell>
          <table:table-cell table:number-columns-repeated="16377"/>
        </table:table-row>
        <table:table-row table:style-name="ro1">
          <table:table-cell office:value-type="float" office:value="184" table:style-name="ce1">
            <text:p>184</text:p>
          </table:table-cell>
          <table:table-cell office:value-type="string" table:style-name="ce1">
            <text:p>링크</text:p>
          </table:table-cell>
          <table:table-cell office:value-type="string" table:style-name="ce1">
            <text:p>여행</text:p>
          </table:table-cell>
          <table:table-cell office:value-type="float" office:value="2001.12" table:style-name="ce1">
            <text:p>2001.12</text:p>
          </table:table-cell>
          <table:table-cell office:value-type="string" table:style-name="ce1">
            <text:p>사계절</text:p>
          </table:table-cell>
          <table:table-cell office:value-type="string" table:style-name="ce1">
            <text:p>널 내가 떠나는 여행에 초대하고 싶어 이제는 일어나서 나와, 나와 함께 떠나 환상에 빠져가는 이상한 여행 이미 넌 내 안에서 내가 된 거야 나와 함께 있으면 모두 네 뜻대로 기분 좋은 여행이 되기를 바래 후회는 하지마 그것이 거짓이라 해도 네가 원한거야 이젠 네 의지론 살 순 없어 환상에 빠져가는 이상한 여행 너는 없어 이미 넌 내가 된 거야 네가 보는 게 모두 거짓일 뿐이라도 기분 좋은 여행이 되기를 바래 널 내가 떠나는 여행에 초대하고 싶어 이제는 일어나서 나와, 나와 함께 떠나 환상에 빠져가는 이상한 여행 이미 넌 내 안에서 내가 된 거야 나와 함께 있으면 모두 네 뜻대로 기분 좋은 여행이 되기를 바래</text:p>
          </table:table-cell>
          <table:table-cell office:value-type="string" table:style-name="ce1">
            <text:p>남</text:p>
          </table:table-cell>
          <table:table-cell table:number-columns-repeated="16377"/>
        </table:table-row>
        <table:table-row table:style-name="ro1">
          <table:table-cell office:value-type="float" office:value="185" table:style-name="ce1">
            <text:p>185</text:p>
          </table:table-cell>
          <table:table-cell office:value-type="string" table:style-name="ce1">
            <text:p>영락</text:p>
          </table:table-cell>
          <table:table-cell office:value-type="string" table:style-name="ce1">
            <text:p>여행</text:p>
          </table:table-cell>
          <table:table-cell office:value-type="string" table:style-name="ce1">
            <text:p>2020.7.9</text:p>
          </table:table-cell>
          <table:table-cell office:value-type="string" table:style-name="ce1">
            <text:p>사계절</text:p>
          </table:table-cell>
          <table:table-cell office:value-type="string" table:style-name="ce1">
            <text:p>자 떠나가보자 우리의 청춘을 위해 아직 늦지 않았잖아 새롭게 시작해 보는 거야 걱정은 모두 잊어버려 이제는 기쁠 일만 생각해 쉬운 길은 아니겠지만 서로를 믿고 달려가면 돼 너에겐 내가 나에겐 네가 있어 지나간 일은 생각하지 마 후회하는 순간도 있을 거야 그래도 다시 털고 일어나 쉬운 길은 아니겠지만 서로를 믿고 달려가면 돼 너에겐 내가 나에겐 네가 있어 지나간 일은 생각하지 마 라라라 라라라라 라라라라 라라라 라라라라 서로를 믿고 달려가면 돼 너 혼자 이겨내려 하지 마 넘어지면 다시 일어나면 돼 지치지 마 우리 함께 가면 돼</text:p>
          </table:table-cell>
          <table:table-cell office:value-type="string" table:style-name="ce1">
            <text:p>남</text:p>
          </table:table-cell>
          <table:table-cell table:number-columns-repeated="16377"/>
        </table:table-row>
        <table:table-row table:style-name="ro1">
          <table:table-cell office:value-type="float" office:value="186" table:style-name="ce1">
            <text:p>186</text:p>
          </table:table-cell>
          <table:table-cell office:value-type="string" table:style-name="ce1">
            <text:p>리제</text:p>
          </table:table-cell>
          <table:table-cell office:value-type="string" table:style-name="ce1">
            <text:p>여행</text:p>
          </table:table-cell>
          <table:table-cell office:value-type="string" table:style-name="ce1">
            <text:p>2020.10.28</text:p>
          </table:table-cell>
          <table:table-cell office:value-type="string" table:style-name="ce1">
            <text:p>여름</text:p>
          </table:table-cell>
          <table:table-cell office:value-type="string" table:style-name="ce1">
            <text:p>따스한 햇살과 상쾌한 공기 때가 다가온거야 Oh 우리가 함께 늘 기다려 왔던 바로 그날이 온 거야 가방속에 필요한걸 담아봐 전부 다 묵혀뒀던 예쁜옷도 쓸일없던 카메라도 마음속에 근심걱정 잊어둬 전부 다 지금 이 순간을 즐겨봐 Yeah 바다도 좋아 아니면 계곡도 좋아 여행을 떠나 보는거야 Yeah 해외도 좋아 아니면 국내도 좋아 여행을 떠나 보는거야 Hey 새파란 하늘과 솜사탕 구름 내 기분마저 좋아 Oh 그 아래에서 너와 손을잡고 여행을 떠나 볼 거야 가방속에 필요한걸 담아봐 전부 다 묵혀뒀던 예쁜옷도 쓸일없던 카메라도 마음속에 근심걱정 잊어둬 전부 다 지금 이 순간을 즐겨봐 Yeah 바다도 좋아 아니면 계곡도 좋아 여행을 떠나보는 거야 Yeah 해외도 좋아 아니면 국내도 좋아 여행을 떠나보는 거야 (한번 더) Hey 바다도 좋아 아니면 계곡도 좋아 여행을 떠나보는 거야 Yeah 해외도 좋아 아니면 국내도 좋아 여행을 떠나보는 거야 Hey</text:p>
          </table:table-cell>
          <table:table-cell office:value-type="string" table:style-name="ce1">
            <text:p>여</text:p>
          </table:table-cell>
          <table:table-cell table:number-columns-repeated="16377"/>
        </table:table-row>
        <table:table-row table:style-name="ro1">
          <table:table-cell office:value-type="float" office:value="187" table:style-name="ce1">
            <text:p>187</text:p>
          </table:table-cell>
          <table:table-cell office:value-type="string" table:style-name="ce1">
            <text:p>제이벨</text:p>
          </table:table-cell>
          <table:table-cell office:value-type="string" table:style-name="ce1">
            <text:p>여행</text:p>
          </table:table-cell>
          <table:table-cell office:value-type="string" table:style-name="ce1">
            <text:p>2012.11.14</text:p>
          </table:table-cell>
          <table:table-cell office:value-type="string" table:style-name="ce1">
            <text:p>사계절</text:p>
          </table:table-cell>
          <table:table-cell office:value-type="string" table:style-name="ce1">
            <text:p>어릴적 무엇을 그렇게 가지려 했던가 기억해 보지만 아무도 알려주지 않았지 랄랄라 랄랄라 랄랄라 혼자만 우두커니 세상을 뚫어지게 쳐다보다 아무도 내 얼굴 쳐다보지 않을 때 어이없지 세상의 물결은 거센파도 같아서 난감하지 거슬러 가려면 이상하게 쳐다보는 사람도 있지 나만의 여행을 계속 이어갈까 생각해보아 모든걸 잃는다 두려워하기도 했던 기억 하지만 끝까지 포기하지 않고 걸어가리 자리를 지키고 나의 길을 찾는 여행으로 랄랄라 빠빠빠 랄랄라 빠빠빠 떠나자 떠나자 빠빠빠 랄랄라 빠빠빠 떠나자</text:p>
          </table:table-cell>
          <table:table-cell office:value-type="string" table:style-name="ce1">
            <text:p>남</text:p>
          </table:table-cell>
          <table:table-cell table:number-columns-repeated="16377"/>
        </table:table-row>
        <table:table-row table:style-name="ro1">
          <table:table-cell office:value-type="float" office:value="188" table:style-name="ce1">
            <text:p>188</text:p>
          </table:table-cell>
          <table:table-cell office:value-type="string" table:style-name="ce1">
            <text:p>땅콩크래커</text:p>
          </table:table-cell>
          <table:table-cell office:value-type="string" table:style-name="ce1">
            <text:p>여행</text:p>
          </table:table-cell>
          <table:table-cell office:value-type="string" table:style-name="ce1">
            <text:p>2014.11.24</text:p>
          </table:table-cell>
          <table:table-cell office:value-type="string" table:style-name="ce1">
            <text:p>사계절</text:p>
          </table:table-cell>
          <table:table-cell office:value-type="string" table:style-name="ce1">
            <text:p>차가운바람에떨어진낙엽들 이또한언젠가지나간다. 청명한이슬과따뜻한햇살에 새푸른풀위로걸어가면 나의마음속에지친회색먼지 모두잊어내고훌훌털어보자. 이제는희망이넘쳐나는파도와 설렘이기다리는산으로 조금은가볍게편안한마음으로 여행을떠나보자. 무엇도포기하지않았어. 천천히걸어가고있을뿐 조금은가볍게편안한마음으로 여행을떠나보자.떠나가자. 나의걱정과나의미련과 작은용기와약한각오와 앞만보았던숱한욕심들 버려두면 희망이넘쳐나는파도와 설렘이기다리는산으로 조금은가볍게편안한마음으로 여행을떠나보자. 무엇도포기하지않았어. 천천히걸어가고있을뿐 조금은가볍게편안한마음으로 여행을떠나보자.떠나가자.</text:p>
          </table:table-cell>
          <table:table-cell office:value-type="string" table:style-name="ce1">
            <text:p>남</text:p>
          </table:table-cell>
          <table:table-cell table:number-columns-repeated="16377"/>
        </table:table-row>
        <table:table-row table:style-name="ro1">
          <table:table-cell office:value-type="float" office:value="189" table:style-name="ce1">
            <text:p>189</text:p>
          </table:table-cell>
          <table:table-cell office:value-type="string" table:style-name="ce1">
            <text:p>Band 지현</text:p>
          </table:table-cell>
          <table:table-cell office:value-type="string" table:style-name="ce1">
            <text:p>여행</text:p>
          </table:table-cell>
          <table:table-cell office:value-type="string" table:style-name="ce1">
            <text:p>2008.9.19</text:p>
          </table:table-cell>
          <table:table-cell office:value-type="string" table:style-name="ce1">
            <text:p>사계절</text:p>
          </table:table-cell>
          <table:table-cell office:value-type="string" table:style-name="ce1">
            <text:p>길고 긴 여행을 위한 길고 긴 기차 길고 긴 역을 지나 낮은 밤이 되고 수많고 많은 기차역 수많고 많은 사람들 나도 모르게 길고 긴 여행을 하다 잠이 들었다 내옆에 누가 있었나 몇명이나 쉬었을까 누구인지 어디인지 무엇인지 알 수가 없네 설잠을 깨어보니 내옆에 의자위엔 남겨진 이어폰 하나 하나씩 나눠듣던 사람 한어깨 남아있던 온기 있었던 것도 같은데 지금 내게 남은건 반쪽의 이어폰 반쪽짜리 세상 반쪽짜리 사람들만 남았네 수없이 여닫히는 기차 출입문 수없이 드나드는 많은 사람들 어디인지 내릴 곳을 잃어버렸고 무얼 잃었는지도 잃어버렸다 지금 내게 남은건 반쪽의 이어폰 반쪽짜리 세상 반쪽짜리 사람들만 남았네 길고 긴 여행을 위한 길고 긴 기차 길고 긴 역을 지나 낮은 밤이 되고 수많고 많은 기차역 수많고 많은 사람들 나도 모르게 길고 긴 여행을 하다 잠이 들었다 내옆에 누가 있었나 몇명이나 쉬었을까 누구인지 어디인지 무엇인지 알 수가 없네 길고 긴 여행을 위한 길고 긴 기차 길고 긴 역을 지나</text:p>
          </table:table-cell>
          <table:table-cell office:value-type="string" table:style-name="ce1">
            <text:p>여</text:p>
          </table:table-cell>
          <table:table-cell table:number-columns-repeated="16377"/>
        </table:table-row>
        <table:table-row table:style-name="ro1">
          <table:table-cell office:value-type="float" office:value="190" table:style-name="ce1">
            <text:p>190</text:p>
          </table:table-cell>
          <table:table-cell office:value-type="string" table:style-name="ce1">
            <text:p>다누</text:p>
          </table:table-cell>
          <table:table-cell office:value-type="string" table:style-name="ce1">
            <text:p>여행</text:p>
          </table:table-cell>
          <table:table-cell office:value-type="string" table:style-name="ce1">
            <text:p>2015.6.2</text:p>
          </table:table-cell>
          <table:table-cell office:value-type="string" table:style-name="ce1">
            <text:p>사계절</text:p>
          </table:table-cell>
          <table:table-cell office:value-type="string" table:style-name="ce1">
            <text:p>멀리 저 멀리 보이는 길 위로 걸음 한 걸음 나아가 무언가의 이끌림 점점 더 선명해지는 너를 만나기 위해서 아주 작은 설레임, 내 시야 속의 널 찾아가는 아주 작은 두려움, 내 마음 속의 널 찾아보는 이미 시작된 여행 깊은 더 깊은 도시의 숲으로 사랑 한 사람 지나간 마음속의 사랑 점점 더 선명해 지는 너를 만나기 위해서 아주 작은 설레임, 내 시야 속의 널 찾아가는 아주 작은 두려움, 내 마음 속의 널 찾아보는 이미 시작된 여행 이 흘러가는 시간 사이로 머릿속에서 멈추어 버린 순간의 기억 조금 더 가까이 내 시야 끝의 널 만나기를 내 곁에 아직 내 곁에 아직 남아있는 아주 작은 설레임, 내 시야 속의 널 찾아가는 아주 작은 두려움, 내 마음 속의 널 찾아보는 시간속의 널 이미 시작된 여행 아직 남아있는</text:p>
          </table:table-cell>
          <table:table-cell office:value-type="string" table:style-name="ce1">
            <text:p>남</text:p>
          </table:table-cell>
          <table:table-cell table:number-columns-repeated="16377"/>
        </table:table-row>
        <table:table-row table:style-name="ro1">
          <table:table-cell office:value-type="float" office:value="191" table:style-name="ce1">
            <text:p>191</text:p>
          </table:table-cell>
          <table:table-cell office:value-type="string" table:style-name="ce1">
            <text:p>쏘케이</text:p>
          </table:table-cell>
          <table:table-cell office:value-type="string" table:style-name="ce1">
            <text:p>여행</text:p>
          </table:table-cell>
          <table:table-cell office:value-type="string" table:style-name="ce1">
            <text:p>2012.1.10</text:p>
          </table:table-cell>
          <table:table-cell office:value-type="string" table:style-name="ce1">
            <text:p>가을</text:p>
          </table:table-cell>
          <table:table-cell office:value-type="string" table:style-name="ce1">
            <text:p>하늘은 높고 바람은 불고 하늘은 높고 바람은 불고 떠나가기엔 좋은 날씨인 것 같아 복잡한 일들 모두 벗어 던지고 너의 일상을 탈출해봐 이제 모두 여행을 떠나갈 시간인 것 같은데 워어워~ 워어워~ 너의 자유를 꿈꿔봐 무거운 것 모두 벗어 던지고 떠나 하늘은 높고 바람은 불고 하늘은 높고 바람은 불고 하늘은 높고 바람은 불고 하늘은 높고 바람은 불고 하늘은 높고 바람은 불고 하늘은 높고 바람은 불고 하늘은 높고 바람은 불고 하늘은 높고 바람은 불고 하늘은 높고 바람은 불고 하늘은 높고 바람은 불고 하늘은 높고 바람은 불고 하늘은 높고 바람은 불고</text:p>
          </table:table-cell>
          <table:table-cell office:value-type="string" table:style-name="ce1">
            <text:p>남</text:p>
          </table:table-cell>
          <table:table-cell table:number-columns-repeated="16377"/>
        </table:table-row>
        <table:table-row table:style-name="ro1">
          <table:table-cell office:value-type="float" office:value="192" table:style-name="ce1">
            <text:p>192</text:p>
          </table:table-cell>
          <table:table-cell office:value-type="string" table:style-name="ce1">
            <text:p>웬즈데이 글러브즈</text:p>
          </table:table-cell>
          <table:table-cell office:value-type="string" table:style-name="ce1">
            <text:p>여행</text:p>
          </table:table-cell>
          <table:table-cell office:value-type="string" table:style-name="ce1">
            <text:p>2014.12.3</text:p>
          </table:table-cell>
          <table:table-cell office:value-type="string" table:style-name="ce1">
            <text:p>겨울</text:p>
          </table:table-cell>
          <table:table-cell office:value-type="string" table:style-name="ce1">
            <text:p>바람이 불어오는 대로 흘러가는 시간 속으로 아무도 나를 모르는 곳으로 바람이 불어오는 곳으로 겨울바다를 마주보며 귓가엔 차가운 바람소리와 나를 숨쉬게 하는 그 노래 기억, 그리고 수 많았던 편지들 내 정리되지 않은 생각들을 따라 멈춰버린 시간 속으로 진정한 시간을 만나길 원하고 있어 바람이 불어오는 대로 흘러가는 시간 속으로 아무도 나를 모르는 곳으로 더 늦기 전에 나를 만나러 가는 길</text:p>
          </table:table-cell>
          <table:table-cell office:value-type="string" table:style-name="ce1">
            <text:p>남</text:p>
          </table:table-cell>
          <table:table-cell table:number-columns-repeated="16377"/>
        </table:table-row>
        <table:table-row table:style-name="ro1">
          <table:table-cell office:value-type="float" office:value="193" table:style-name="ce1">
            <text:p>193</text:p>
          </table:table-cell>
          <table:table-cell office:value-type="string" table:style-name="ce1">
            <text:p>아날로그 썬데이</text:p>
          </table:table-cell>
          <table:table-cell office:value-type="string" table:style-name="ce1">
            <text:p>여행 (Feat. 지슬)</text:p>
          </table:table-cell>
          <table:table-cell office:value-type="string" table:style-name="ce1">
            <text:p>2015.3.6</text:p>
          </table:table-cell>
          <table:table-cell office:value-type="string" table:style-name="ce1">
            <text:p>여름</text:p>
          </table:table-cell>
          <table:table-cell office:value-type="string" table:style-name="ce1">
            <text:p>요즘처럼 혼자가 익숙해진 순간에 무작정 도시를 떠나 차창 넘어 풍경이 주위에 소음조차도 가슴을 설레이게 해 멜로디 입가에 담고 배낭 속에 낡은 카메라 하나 옷가지 몇 벌만 담으면 high enough 저 붉은 태양과 바람이 날 따라와 외롭지 않게 해 바닷길을 돌아서 들판 위 벤치엔 너와 둘일 때 보다 따스한 햇살이 날 반겨주고 있어 사진 속에 담으면 가파른 길도 멋지듯 내 인생도 먼 훗날엔 긴 여행 사진들처럼 꺼내어 보며 그땐 힘들었다 이 순간순간 추억하며 high enough 저 붉은 태양과 바람이 날 따라와 외롭지 않게 해 바닷길을 돌아서 들판 위 벤치엔 너와 둘일 때 보다 따스한 햇살이 날 반겨주고 있어 자동차 흙먼지도 오~~~ 웬지 멋스러운 걸 오~~~ 지금 나 혼자서도 잘하고 있어 너 없이도 high enough 하늘을 향해 날아가 세상을 가진 이런 기분이야 라라라</text:p>
          </table:table-cell>
          <table:table-cell office:value-type="string" table:style-name="ce1">
            <text:p>혼성</text:p>
          </table:table-cell>
          <table:table-cell table:number-columns-repeated="16377"/>
        </table:table-row>
        <table:table-row table:style-name="ro1">
          <table:table-cell office:value-type="float" office:value="194" table:style-name="ce1">
            <text:p>194</text:p>
          </table:table-cell>
          <table:table-cell office:value-type="string" table:style-name="ce1">
            <text:p>임지민</text:p>
          </table:table-cell>
          <table:table-cell office:value-type="string" table:style-name="ce1">
            <text:p>여행</text:p>
          </table:table-cell>
          <table:table-cell office:value-type="string" table:style-name="ce1">
            <text:p>2016.11.22</text:p>
          </table:table-cell>
          <table:table-cell office:value-type="string" table:style-name="ce1">
            <text:p>사계절</text:p>
          </table:table-cell>
          <table:table-cell office:value-type="string" table:style-name="ce1">
            <text:p>아무도 모르게 떠나볼까 둘이서 저멀리 빠빠루빠 빠빠루빠 아마도 즐거울 거야 새로운 여행길속에 설레는 맘으로 우리 처음 만났던 그날처럼 이렇게 행복한 날이 매일함께 하게 될 거야 이제부터 시작해 아름다운 그 날들을 싱그러운 햇살 따스한 너의 미소와 같아 빠빠루빠 빠빠루빠 바라만 봐도 미소가 나도 모르게 지어져 둘이서 손잡고 계속해 이 길을 걸어가며 이렇게 행복한 날이 매일함께 하게 될 거야 이제부터 시작해 아름다운 그 날들을</text:p>
          </table:table-cell>
          <table:table-cell office:value-type="string" table:style-name="ce1">
            <text:p>여</text:p>
          </table:table-cell>
          <table:table-cell table:number-columns-repeated="16377"/>
        </table:table-row>
        <table:table-row table:style-name="ro1">
          <table:table-cell office:value-type="float" office:value="195" table:style-name="ce1">
            <text:p>195</text:p>
          </table:table-cell>
          <table:table-cell office:value-type="string" table:style-name="ce1">
            <text:p>키치레코드</text:p>
          </table:table-cell>
          <table:table-cell office:value-type="string" table:style-name="ce1">
            <text:p>여행</text:p>
          </table:table-cell>
          <table:table-cell office:value-type="string" table:style-name="ce1">
            <text:p>2014.10.16</text:p>
          </table:table-cell>
          <table:table-cell office:value-type="string" table:style-name="ce1">
            <text:p>사계절</text:p>
          </table:table-cell>
          <table:table-cell office:value-type="string" table:style-name="ce1">
            <text:p>사랑이란 동전을 뒤집으면 집착이라 생각해 집착이란 동전을 뒤집으면 이별이라 생각해 우리 사랑이 집착에 머무는건 사랑이 아니야 우리 사랑이 너와 날 무인도에 가두는건 좋지 않아 서로가 멋진 나라가 되어 난 너를 여행하고 넌 나를 여행해 서로 멋진 나라가 되어 난 너를 여행하고 넌 나를 여행해</text:p>
          </table:table-cell>
          <table:table-cell office:value-type="string" table:style-name="ce1">
            <text:p>혼성</text:p>
          </table:table-cell>
          <table:table-cell table:number-columns-repeated="16377"/>
        </table:table-row>
        <table:table-row table:style-name="ro1">
          <table:table-cell office:value-type="float" office:value="196" table:style-name="ce1">
            <text:p>196</text:p>
          </table:table-cell>
          <table:table-cell office:value-type="string" table:style-name="ce1">
            <text:p>고막남친</text:p>
          </table:table-cell>
          <table:table-cell office:value-type="string" table:style-name="ce1">
            <text:p>여행</text:p>
          </table:table-cell>
          <table:table-cell office:value-type="string" table:style-name="ce1">
            <text:p>2019.8.22</text:p>
          </table:table-cell>
          <table:table-cell office:value-type="string" table:style-name="ce1">
            <text:p>여름</text:p>
          </table:table-cell>
          <table:table-cell office:value-type="string" table:style-name="ce1">
            <text:p>시원한 바람이 불어오는 날 너와 함께 떠나고 싶은 오늘 그대와 단둘이 떠나는 여행 두근두근 떨리는 내 발걸음 따스한 햇살이 우릴 감싸고 너와 함께 걷는 달콤한 지금 이 순간 꽃향기 가득한 이 거리 위에 아름답게 피어있는 너와 나 눈부신 미소로 날 보며 다가오는 그대의 눈빛에 살며시 빠져들어 흩날리며 떨어지는 꽃잎은 춤을 추며 우리를 반기네 하늘을 수놓은 저 구름위엔 설레는 내 맘이 달려가네요 아름답게 잠기는 저 태양은 달콤하게 우리를 적시네 녹아내리는 저 노을빛처럼 예쁘게 우리를 물들여가요 So sweet 살랑살랑이는 바람을 따라 흩날리는 네 머릿결사이로 수줍게 드러난 빛난 네 얼굴이 오늘을 환하게 비추고 있어 눈부신 미소로 날 보며 다가오는 그대의 달콤한 입술에 빠져들어 밤하늘을 비추는 저 달빛은 꿈을 꾸듯 우리를 감싸네 별이 쏟아지는 이 공간속에 너와 내 얘기로 가득 채우는 Oh 예쁜 그대 눈빛은 밤하늘에 둥근 달 그댈 향한 나의 마음을 비춰주는 moonlight 눈을 감아 나와 입을 맞춰요 아름답게 그려가는 우리 밤 흩날리며 떨어지는 꽃잎은 춤을 추며 우리를 반기네 하늘을 수놓은 저 구름위엔 설레는 내 맘이 달려가네요 밤하늘을 비추는 저 달빛은 꿈을 꾸듯 우리를 감싸네 별이 쏟아지는 이 공간속에 너와 내 얘기로 가득 채우는 Oh yeah!!</text:p>
          </table:table-cell>
          <table:table-cell office:value-type="string" table:style-name="ce1">
            <text:p>남</text:p>
          </table:table-cell>
          <table:table-cell table:number-columns-repeated="16377"/>
        </table:table-row>
        <table:table-row table:style-name="ro1">
          <table:table-cell office:value-type="float" office:value="197" table:style-name="ce1">
            <text:p>197</text:p>
          </table:table-cell>
          <table:table-cell office:value-type="string" table:style-name="ce1">
            <text:p>비가쉬</text:p>
          </table:table-cell>
          <table:table-cell office:value-type="string" table:style-name="ce1">
            <text:p>여행</text:p>
          </table:table-cell>
          <table:table-cell office:value-type="string" table:style-name="ce1">
            <text:p>2017.9.4</text:p>
          </table:table-cell>
          <table:table-cell office:value-type="string" table:style-name="ce1">
            <text:p>사계절</text:p>
          </table:table-cell>
          <table:table-cell office:value-type="string" table:style-name="ce1">
            <text:p>난 한국 남자라서 군대 가야 해 지난 20년을 돌아봤지 가만히 And I said 'fuck' 이리 빨리 가다니 스물 셋인 게 말이나 되냐 맞지 이리 보면 Something 저리 보면 nothing 지금까지 내가 해 온 것들은 어디있지 슬퍼 우울해 이렇게 노래하는 것도 군대 가면 힘들 거야 막막해 '비가쉬 95년부터 2017까지 랩 하다 잠들다' R.I.P 해 줘 빨리 You all have to miss me 나는 노래 안에 있으니까 나의 목소리를 잊지 마 가서 단단해져 돌아올게 몸도 마음도 단단해져 돌아올 때 내가 탈 수 있는 버스를 준비해 놔 영선아 으리야 이런 날이 올 줄이야 나는 먼 여행을 떠날 거야 먹먹히 그리울 거야 설마 그 사이 나를 잊을 거야? Nah nah 난 멀리 돌아올 거야 뜸하겠지만 그래 결국에는 지나갈 시간 먼 여행을 떠날 거야 멀게 안녕 What's up 비가쉬 눈물 흘리지는 마 우릴 기다려줄 사람들이 많잖아 형은 의경이고 나는 육군 땅개야 같이 머리 밀고 Real Hiphop 하자구 솔직히 근데 Holy shit 진짜 x됐구나 싶어 솔직히 내가 왜 잡혀가야 되나 싶어 내가 하라면 하라는 대로 왜 까라면 까라는 대로 왜 해야 해 I will be a real man you be a real man 후회하면 미련해 슬픔은 씻어내 그래 형은 Surfin' in the wave 해낼 거라 믿어 매일 우리를 보내기 전에 두 개만 기억해 첫 번째 절대 우릴 잊지 말 것 두 번째 이건 끝이 아냐 필요 없는 Epilogue 이제는 이별할 시간이 왔어 422번 23번 훈련병 앞으로 나는 먼 여행을 떠날 거야 먹먹히 그리울 거야 설마 그 사이 나를 잊을 거야? Nah nah 난 멀리 돌아올 거야 뜸하겠지만 그래 결국에는 지나갈 시간 먼 여행을 떠날 거야 멀게 안녕 내 생각들은 얼마나 변할까 내 친구들은 얼마나 변할까 갔다 와서도 여전히 철부지일까 2년 후에 나도 역시 그대로일까 내 생각들은 얼마나 내 친구들은 얼마나</text:p>
          </table:table-cell>
          <table:table-cell office:value-type="string" table:style-name="ce1">
            <text:p>남</text:p>
          </table:table-cell>
          <table:table-cell table:number-columns-repeated="16377"/>
        </table:table-row>
        <table:table-row table:style-name="ro1">
          <table:table-cell office:value-type="float" office:value="198" table:style-name="ce1">
            <text:p>198</text:p>
          </table:table-cell>
          <table:table-cell office:value-type="string" table:style-name="ce1">
            <text:p>비아젬</text:p>
          </table:table-cell>
          <table:table-cell office:value-type="string" table:style-name="ce1">
            <text:p>여행</text:p>
          </table:table-cell>
          <table:table-cell office:value-type="string" table:style-name="ce1">
            <text:p>2015.5.18</text:p>
          </table:table-cell>
          <table:table-cell office:value-type="string" table:style-name="ce1">
            <text:p>여름</text:p>
          </table:table-cell>
          <table:table-cell office:value-type="string" table:style-name="ce1">
            <text:p>바람불어와 다시 또 생각나 그리움으로 가득 한 날에에 바람이 데려다준 너의 향기 코끝에 걸려 파란 추억속에서 화사해지곤해 다시 떠나가볼까 그날처럼 우연히 너를 볼수있을까 가득 쏟아지는 햇살아래 반짝이던 너의 미소 항상기억해 또생각해 나를 반겨주던 햇살과 함께했던 달빛과 설레이던 마음을 불러보네 눈감으면 생각나 잊지못할 아름다웠던 눈부신기억 속에 너와 나 기억해 다시 떠나가볼까 그날처럼 우연히 너를 볼수있을까 가득 쏟아지는 햇살아래 반짝이던 너의 미소 항상기억해 또생각해 나를 반겨주던 햇살과 함께했던 달빛과 설레이던 마음을 불러보네 눈감으면 생각나 잊지못할 아름다웠던 눈부신기억 속에 너와 나 기억해</text:p>
          </table:table-cell>
          <table:table-cell office:value-type="string" table:style-name="ce1">
            <text:p>남</text:p>
          </table:table-cell>
          <table:table-cell table:number-columns-repeated="16377"/>
        </table:table-row>
        <table:table-row table:style-name="ro1">
          <table:table-cell office:value-type="float" office:value="199" table:style-name="ce1">
            <text:p>199</text:p>
          </table:table-cell>
          <table:table-cell office:value-type="string" table:style-name="ce1">
            <text:p>바람을 가르고</text:p>
          </table:table-cell>
          <table:table-cell office:value-type="string" table:style-name="ce1">
            <text:p>여행</text:p>
          </table:table-cell>
          <table:table-cell office:value-type="string" table:style-name="ce1">
            <text:p>2012.11.27</text:p>
          </table:table-cell>
          <table:table-cell office:value-type="string" table:style-name="ce1">
            <text:p>사계절</text:p>
          </table:table-cell>
          <table:table-cell office:value-type="string" table:style-name="ce1">
            <text:p>우리 마주앉고 함께했던 날들 그 곳을 찾아 많이. 변해버린 걸까. 지금은 상관없는 우리 모습처럼 넌 어디 있니. 우리가 함께 만들었던 건 어쩌면 그대로 잊혀진 것처럼. 서로 다르게 기억하고 어쩌면 다른 여행을 했을까 우린 서로 그래 보고 싶어 너와 있던 바다 그리고 기억들. 그대로 남아있을 것처럼 담담한척하며 난 그곳으로 넌 어디 있니. 우리는 사랑이었을까 어쩌면 그대로 만났을 것처럼 우리가 인연이었다면 어쩌면 다른 인생을 살았을까 우리 정말 난 너였던 것처럼</text:p>
          </table:table-cell>
          <table:table-cell office:value-type="string" table:style-name="ce1">
            <text:p>남</text:p>
          </table:table-cell>
          <table:table-cell table:number-columns-repeated="16377"/>
        </table:table-row>
        <table:table-row table:style-name="ro1">
          <table:table-cell office:value-type="float" office:value="200" table:style-name="ce1">
            <text:p>200</text:p>
          </table:table-cell>
          <table:table-cell office:value-type="string" table:style-name="ce1">
            <text:p>한서진</text:p>
          </table:table-cell>
          <table:table-cell office:value-type="string" table:style-name="ce1">
            <text:p>여행</text:p>
          </table:table-cell>
          <table:table-cell office:value-type="string" table:style-name="ce1">
            <text:p>2019.7.19</text:p>
          </table:table-cell>
          <table:table-cell office:value-type="string" table:style-name="ce1">
            <text:p>사계절</text:p>
          </table:table-cell>
          <table:table-cell office:value-type="string" table:style-name="ce1">
            <text:p>두근거리네 설레는 발걸음 약간의 두려움도 챙기고 꼭 너를 만나러 가는 기분 같아 이상해 이런 공긴 처음인 것 같아 후 바람이 불어오는 시원한 기분이야 아 나를 향해 웃어주는 조그만 아이의 미소까지 좋아 모든 게 완벽한 오늘 하루 발길 닿는 곳마다 새로운 순간들로 반짝여 좋은 향기로 가득한 거리 거리 곳곳마다 포근한 공기가 나를 감싸네 너를 만나고 오는 기분 같아 이상해 이런 느낌 처음인 것 같아 후 바람이 불어오던 시원한 거리에서 아 나에게 인사를 건네는 누군가의 따뜻한 마음까지 좋아 모든 게 완벽한 오늘 하루 발길 닿는 곳마다 새로운 순간들로 반짝여 좋은 향기로 가득한 거리 거리 곳곳마다 포근한 공기가 나를 감싸네 두근거리네 설레는 발걸음<text:s/></text:p>
          </table:table-cell>
          <table:table-cell office:value-type="string" table:style-name="ce1">
            <text:p>여</text:p>
          </table:table-cell>
          <table:table-cell table:number-columns-repeated="16377"/>
        </table:table-row>
        <table:table-row table:style-name="ro1">
          <table:table-cell office:value-type="float" office:value="201" table:style-name="ce1">
            <text:p>201</text:p>
          </table:table-cell>
          <table:table-cell office:value-type="string" table:style-name="ce1">
            <text:p>어니</text:p>
          </table:table-cell>
          <table:table-cell office:value-type="string" table:style-name="ce1">
            <text:p>여행</text:p>
          </table:table-cell>
          <table:table-cell office:value-type="string" table:style-name="ce1">
            <text:p>2018.2.27</text:p>
          </table:table-cell>
          <table:table-cell office:value-type="string" table:style-name="ce1">
            <text:p>사계절</text:p>
          </table:table-cell>
          <table:table-cell office:value-type="string" table:style-name="ce1">
            <text:p>두 사람이 마주 앉아 식사를 하다가 입가에 묻은 우유가 귀여워 보이는 것 여행을 떠나네 아름다운 기억을 메고서 여행을 떠나네 이 길을 사랑이라 하네 눈 비비고 일어나 커튼을 열고서 따스한 햇살을 선물해 주는 것 여행을 떠나네 아름다운 기억을 메고서 여행을 떠나네 이 길을 사랑이라 하네 여행을 떠나네 반짝이는 순간을 담고서 여행을 떠나네 이 길을 사랑이라 하네 사랑이라 하네 사랑이라 하네 이 길을 사랑이라 하네<text:s/></text:p>
          </table:table-cell>
          <table:table-cell office:value-type="string" table:style-name="ce1">
            <text:p>여</text:p>
          </table:table-cell>
          <table:table-cell table:number-columns-repeated="16377"/>
        </table:table-row>
        <table:table-row table:style-name="ro1">
          <table:table-cell office:value-type="float" office:value="202" table:style-name="ce1">
            <text:p>202</text:p>
          </table:table-cell>
          <table:table-cell office:value-type="string" table:style-name="ce1">
            <text:p>김영희</text:p>
          </table:table-cell>
          <table:table-cell office:value-type="string" table:style-name="ce1">
            <text:p>여행</text:p>
          </table:table-cell>
          <table:table-cell office:value-type="string" table:style-name="ce1">
            <text:p>2017.3.20</text:p>
          </table:table-cell>
          <table:table-cell office:value-type="string" table:style-name="ce1">
            <text:p>사계절</text:p>
          </table:table-cell>
          <table:table-cell office:value-type="string" table:style-name="ce1">
            <text:p>당신품에 안겨서 편안히 쉬고싶소 지친몸과 내영혼이 이젠좀 쉬자하오 정신없이 살았던 내삶을 내려놓고 당신과나 단둘이서 여행을 하고싶소 수많은 선택과 외로움 속에도 난참잘 견뎠잖소 당신과 약속을 지키기 위해서 최선을 다했다오 다시 돌아가도 후회는 없을거요 당신을 만난건 내평생 행운이요 지금껏 당신은 날(언제나 내곁에) 기다려 주었잖소(변함이 없이) 이제야 당신의(내삶의 이유) 마음을 알았소 다시 돌아가도(다시 돌아가도) 휘회는 없을거요(후회는 없을거요) 당신을 만난건(당신을 만난건) 내평생 행운이요 지금껏 당신은날(언제나 내곁에) 기다려 주었잖소(변함이 없이) 이제야 당신의(내삶의 이유) 마음을 알았소 이제야 당신의(내삶의 이유) 사랑을 알았소</text:p>
          </table:table-cell>
          <table:table-cell office:value-type="string" table:style-name="ce1">
            <text:p>여</text:p>
          </table:table-cell>
          <table:table-cell table:number-columns-repeated="16377"/>
        </table:table-row>
        <table:table-row table:style-name="ro1">
          <table:table-cell office:value-type="float" office:value="203" table:style-name="ce1">
            <text:p>203</text:p>
          </table:table-cell>
          <table:table-cell office:value-type="string" table:style-name="ce1">
            <text:p>이상</text:p>
          </table:table-cell>
          <table:table-cell office:value-type="string" table:style-name="ce1">
            <text:p>여행</text:p>
          </table:table-cell>
          <table:table-cell office:value-type="string" table:style-name="ce1">
            <text:p>2013.6.24</text:p>
          </table:table-cell>
          <table:table-cell office:value-type="string" table:style-name="ce1">
            <text:p>여름</text:p>
          </table:table-cell>
          <table:table-cell office:value-type="string" table:style-name="ce1">
            <text:p>오늘 나랑 떠나요 우리 둘이서만 가요 저 높은 구름보다 더 더 멀리 날아올라 봐요 하늘을 나는 것 같죠? 우리 사랑 할때면 그대를 안고 있으면 내일은 어딜 갈 까요? 우리 둘이서 말이죠 저 푸른 초원위에서 넓은 바다를 보는 것 같죠 그대 눈을 볼 때면 푸른 바다가 보여요 매일 여행하는 기분 이죠 이런 기분 참 오랜만. 하나부터 열까지다 나를 위해 사는사람 그런 사람 찾은 기분이 참,, 남들이 자랑할 때 보다 백배는 좋은 것 같아 내 사랑을 찾은 거 나를 위해 사는 널 위해 나 살아가는 건 하늘이 이미 정해 주신거야 너를 위해 살면서 모든 해줄 수 있는건 하늘이 내게 내려준 축복 인거야 오늘 나랑 떠나요 우리 둘이서만 가요 저 높은 구름보다더 더 멀리 날아 올라 봐요 하늘을 나는 것 같죠? 우리 사랑할때면 그대를 안고 있으면 내일은 어딜 갈까요? 우리 둘이서 말이죠 저 푸른 초원위에서 넓은 바다를 보는 것 같죠 그대 눈을 볼 때면 푸른 바다가 보여요 매일 여행하는 기분 이죠 그저 떠나면 돼 우리 둘이 하나부터 열까지 똑 닮은 우리 둘이 기차표 두 장 넌 도시락? 난 기타 사랑해란 말도 꼭 챙겨가기 푸른 바다를 향해 달려가다가 쉬어 갈 땐 파란 하늘담긴 너의 눈을 보며 노래도 불러줄게 나를 위해 사는 널 위해 나 살아가는 건 하늘이 이미 정해 주신거야 너를 위해 살면서 모든 해줄 수 있는 건 하늘이 내게 내려준 축복 인거야 라라랄라라 라라랄라라 라라랄라라 하늘을 나는 것 같죠? 내일은 어딜 갈 까요? 우리 둘이서 말이죠 저 푸른 초원위에서 넓은 바다를 보는 것 같죠 그대 눈을 볼 때면 푸른 바다가 보여요 매일 여행하는 기분 이죠 너를 사랑해 너를, 너를 사랑해 너무 나를 사랑해줘서 감사해 너를 사랑해 너를 너무 나를 만나줘서 감사해</text:p>
          </table:table-cell>
          <table:table-cell office:value-type="string" table:style-name="ce1">
            <text:p>남</text:p>
          </table:table-cell>
          <table:table-cell table:number-columns-repeated="16377"/>
        </table:table-row>
        <table:table-row table:style-name="ro1">
          <table:table-cell office:value-type="float" office:value="204" table:style-name="ce1">
            <text:p>204</text:p>
          </table:table-cell>
          <table:table-cell office:value-type="string" table:style-name="ce1">
            <text:p>퐁당</text:p>
          </table:table-cell>
          <table:table-cell office:value-type="string" table:style-name="ce1">
            <text:p>여행</text:p>
          </table:table-cell>
          <table:table-cell office:value-type="string" table:style-name="ce1">
            <text:p>2017.8.23</text:p>
          </table:table-cell>
          <table:table-cell office:value-type="string" table:style-name="ce1">
            <text:p>여름</text:p>
          </table:table-cell>
          <table:table-cell office:value-type="string" table:style-name="ce1">
            <text:p>(여행가자~!) 바로 오늘이야 햇살이 너무 좋은 날 배낭을 메고 사뿐히 떠나가기 딱 좋은 하루 바람도 속삭여 내게 웃어줘 하늘을 향해 달려가 지루했던 일상 끝에서 늘 꿈꿔왔던 여행을 떠나 어디든 괜찮아 어쩜 짜릿할 거야 마냥 기분이 좋은 걸 설렘 가득한 내일이 오면 또 무얼 할까 너무 궁금해 뭘 해도 괜찮아 어쩜 재밌을 거야 우리 둘이서라면 우우 바달 건널까 하늘을 날을까 그냥 걸어볼까 원하는 대로 시간은 잠시 내버려둬 새로운 나를 찾아 새로운 풍경 속에서 하고픈 대로 뭐든 이루어질 수만 있다면 상상이 가득한 여행이 좋아 세상 속으로 우리 함께 떠나요 바로 오늘이야 햇살이 너무 좋은 날 배낭을 메고 사뿐히 떠나가기 딱 좋은 하루 오늘 하루에 난 너무 감사해 세상이 주는 최고의 선물, 오 여행 난나난 나난나 난나나 나난나난나 나난나난나 난나 나나나나 나나난나나 오늘 하루에 난 너무 행복해 나에게 주는 최고의, 오 여행!</text:p>
          </table:table-cell>
          <table:table-cell office:value-type="string" table:style-name="ce1">
            <text:p>여</text:p>
          </table:table-cell>
          <table:table-cell table:number-columns-repeated="16377"/>
        </table:table-row>
        <table:table-row table:style-name="ro1">
          <table:table-cell office:value-type="float" office:value="205" table:style-name="ce1">
            <text:p>205</text:p>
          </table:table-cell>
          <table:table-cell office:value-type="string" table:style-name="ce1">
            <text:p>공휘</text:p>
          </table:table-cell>
          <table:table-cell office:value-type="string" table:style-name="ce1">
            <text:p>여행</text:p>
          </table:table-cell>
          <table:table-cell office:value-type="string" table:style-name="ce1">
            <text:p>2019.9.9</text:p>
          </table:table-cell>
          <table:table-cell office:value-type="string" table:style-name="ce1">
            <text:p>사계절</text:p>
          </table:table-cell>
          <table:table-cell office:value-type="string" table:style-name="ce1">
            <text:p>반복되는 일상 속에 시끄러운 너의 하루 답답한 시계 속에서 벗어나고 싶어 쏟아지는 햇살 따라 그래 한번 떠나볼까, 아무런 계획 없이 새롭게 펼쳐질 우리만의 세상으로 다신 오지 않을 자유로운 너를 찾아 I can go anywhere, go anywhere, go anywhere 꿈만 같은 이 순간 I can go anywhere, go anywhere, go anywhere 나와 함께 떠나는 여행 지루하고 따분한데 핸드폰만 만지작 만지작 답답한 이 도시에서 벗어나고 싶어 화려한 밤공기 따라 그래 한번 떠나볼까, 아무런 계획 없이 새롭게 펼쳐질 우리만의 세상으로 모두 다 던지고 버려도 괜찮아 다신 오지 않을 자유로운 너를 찾아 I can go anywhere, go anywhere, go anywhere 꿈만 같은 이 순간 I can go anywhere, go anywhere, go anywhere 나와 함께 떠나는 여행 I can go anywhere, go anywhere, go anywhere 꿈만 같은 이 순간 I can go anywhere, go anywhere, go anywhere 나와 함께 떠나는 여행</text:p>
          </table:table-cell>
          <table:table-cell office:value-type="string" table:style-name="ce1">
            <text:p>남</text:p>
          </table:table-cell>
          <table:table-cell table:number-columns-repeated="16377"/>
        </table:table-row>
        <table:table-row table:style-name="ro1">
          <table:table-cell office:value-type="float" office:value="206" table:style-name="ce1">
            <text:p>206</text:p>
          </table:table-cell>
          <table:table-cell office:value-type="string" table:style-name="ce1">
            <text:p>바이올렛톤</text:p>
          </table:table-cell>
          <table:table-cell office:value-type="string" table:style-name="ce1">
            <text:p>여행</text:p>
          </table:table-cell>
          <table:table-cell office:value-type="string" table:style-name="ce1">
            <text:p>2009.12.18</text:p>
          </table:table-cell>
          <table:table-cell office:value-type="string" table:style-name="ce1">
            <text:p>사계절</text:p>
          </table:table-cell>
          <table:table-cell office:value-type="string" table:style-name="ce1">
            <text:p>맑게 개인하늘 벅차오른 마음 올라가 눈부시게 빛난 태양아래 나는 떠올라 힘들었던 기억 가슴 아픈 추억 버리고 이제부터 라도 자유로운 여행 떠날래 조금씩 내게 멀어져 너에게 가면 내 안에 있는 네 모습 찾을 수 있어 너에게로 가는 여행은 나를 잊어버리고 너에게로 가는 여행은 너를 가질 수 있어 너에게로 가는 여행은 나를 잊어버리고 너에게로 가는 여행은 너를 가질 수 있어 조금씩 내게 멀어져 너에게 가면 내 안에 있는 네 모습 찾을 수 있어 너에게로 가는 여행은 나를 잊어버리고 너에게로 가는 여행은 너를 가질 수 있어 너에게로 가는 여행은 나를 잊어버리고 너에게로 가는 여행은 너를 가질 수 있어</text:p>
          </table:table-cell>
          <table:table-cell office:value-type="string" table:style-name="ce1">
            <text:p>혼성</text:p>
          </table:table-cell>
          <table:table-cell table:number-columns-repeated="16377"/>
        </table:table-row>
        <table:table-row table:style-name="ro1">
          <table:table-cell office:value-type="float" office:value="207" table:style-name="ce1">
            <text:p>207</text:p>
          </table:table-cell>
          <table:table-cell office:value-type="string" table:style-name="ce1">
            <text:p>정화</text:p>
          </table:table-cell>
          <table:table-cell office:value-type="string" table:style-name="ce1">
            <text:p>여행</text:p>
          </table:table-cell>
          <table:table-cell office:value-type="string" table:style-name="ce1">
            <text:p>2018.5.11</text:p>
          </table:table-cell>
          <table:table-cell office:value-type="string" table:style-name="ce1">
            <text:p>사계절</text:p>
          </table:table-cell>
          <table:table-cell office:value-type="string" table:style-name="ce1">
            <text:p>사실은 말야 나 여행 와 있지 네 기억들 모두 정리해 보려고 생각보다 더 추억들이 많더라 넌 기억이나 할지 모르겠지만 이젠 떠나 보내려 하네 완전히 잊을 순 없겠지만 이젠 떠나 보내려 하네 지금보단 괜찮아지겠지 우리가 했던 그 많은 날들을 저 하늘에 날려 보내려 왔어 우리가 했던 그 많은 날들을 저 바다에 떠나보내려 왔어 그때 이후로 참 힘이 들었지 가만히 앉아 있게 되고 공허한 마음이 가시지를 않아 넌 생각이나 할지 모르겠지만 이젠 떠나 보내려 하네 완전히 잊을 순 없겠지만 이젠 떠나 보내려 하네 지금보단 괜찮아지겠지 우리가 했던 그 많은 날들을 저 하늘에 날려 보내려 왔어 우리가 했던 그 많은 날들을 저 바다에 떠나보내려 왔어</text:p>
          </table:table-cell>
          <table:table-cell office:value-type="string" table:style-name="ce1">
            <text:p>남</text:p>
          </table:table-cell>
          <table:table-cell table:number-columns-repeated="16377"/>
        </table:table-row>
        <table:table-row table:style-name="ro1">
          <table:table-cell office:value-type="float" office:value="208" table:style-name="ce1">
            <text:p>208</text:p>
          </table:table-cell>
          <table:table-cell office:value-type="string" table:style-name="ce1">
            <text:p>Easy FM</text:p>
          </table:table-cell>
          <table:table-cell office:value-type="string" table:style-name="ce1">
            <text:p>여행</text:p>
          </table:table-cell>
          <table:table-cell office:value-type="string" table:style-name="ce1">
            <text:p>2016.12.9</text:p>
          </table:table-cell>
          <table:table-cell office:value-type="string" table:style-name="ce1">
            <text:p>여름</text:p>
          </table:table-cell>
          <table:table-cell office:value-type="string" table:style-name="ce1">
            <text:p>작은 아이와 함께 그린 지도 한장 음음음 별자리 이야기 저 멀리 파도소리 하늘 아래 그려진 세상이죠 바람이 불어와 뜨고 지는 태양 사막 한가운데 쏟아질 별처럼 움켜쥔 모래와 세상에 뿌려질 이야기 우우우우 천국의 한 조각 한 조각 같은 사람들 음음음음 남몰래 울던 밤 알고 있어요 당신의 기도 고마워요 그래도 한 걸음 가시 덩쿨 길 위에 더해져가는 아이의 발자국 바람이 불어와 뜨고 지는 태양 사막 한가운데 쏟아질 별처럼 움켜쥔 모래와 세상에 뿌려질 이야기 이제 시작된 여행 간절한 그대 기도 뒤로한 채 알게 되겠죠 가야할 길 저 하늘의 바람이 불어와 뜨고지는 태양 사막 한가운데 쏟아질 별처럼 움켜쥔 모래와 세상에 뿌려질 이야기 우우우우 천국의 한 조각 한 조각처럼 흩어질 그들이 당신과 다른 곳을 향한다고 하여도 길을 잃을 거란 걱정 말아요 음음 걱정 말아요 음음음음</text:p>
          </table:table-cell>
          <table:table-cell office:value-type="string" table:style-name="ce1">
            <text:p>혼성</text:p>
          </table:table-cell>
          <table:table-cell table:number-columns-repeated="16377"/>
        </table:table-row>
        <table:table-row table:style-name="ro1">
          <table:table-cell office:value-type="float" office:value="209" table:style-name="ce1">
            <text:p>209</text:p>
          </table:table-cell>
          <table:table-cell office:value-type="string" table:style-name="ce1">
            <text:p>여진</text:p>
          </table:table-cell>
          <table:table-cell office:value-type="string" table:style-name="ce1">
            <text:p>여행</text:p>
          </table:table-cell>
          <table:table-cell office:value-type="string" table:style-name="ce1">
            <text:p>1995.10.10</text:p>
          </table:table-cell>
          <table:table-cell office:value-type="string" table:style-name="ce1">
            <text:p>여름</text:p>
          </table:table-cell>
          <table:table-cell office:value-type="string" table:style-name="ce1">
            <text:p>맑게갠 어느날 정처없이 집을 나섰네 우우~~ 내마음속 짐을 모두 털어버리고 싶어졌네 우우~~ 산과 바다 어느곳이건 발걸음이 닿는곳으로 가자 우우~~ 들을지나 강을건너 내마음이 향한곳으로 가자 우우~~ 산과 바다 얘길 들어보자 우우~~ 들꽃과도 사랑얘길 해보자 우우~~ 빠바빠빠~~~~~~우우~~ 산과바다 어느곳이건 발걸음이 닿는곳으로 가자 우우~~ 들을지나 강을건너 내마음이 향한곳으로 가자 우우~~ 산과 바다 얘길 들어보자 우우~~들꽃과도 사랑얘길 해 보자 우우~~ 우우 우우~~ 나와 삶은 뭔지 물어보자 우우~~ 우우 우우 ~~~~</text:p>
          </table:table-cell>
          <table:table-cell office:value-type="string" table:style-name="ce1">
            <text:p>남</text:p>
          </table:table-cell>
          <table:table-cell table:number-columns-repeated="16377"/>
        </table:table-row>
        <table:table-row table:style-name="ro1">
          <table:table-cell office:value-type="float" office:value="210" table:style-name="ce1">
            <text:p>210</text:p>
          </table:table-cell>
          <table:table-cell office:value-type="string" table:style-name="ce1">
            <text:p>이정열</text:p>
          </table:table-cell>
          <table:table-cell office:value-type="string" table:style-name="ce1">
            <text:p>여행</text:p>
          </table:table-cell>
          <table:table-cell office:value-type="string" table:style-name="ce1">
            <text:p>1996.11.30</text:p>
          </table:table-cell>
          <table:table-cell office:value-type="string" table:style-name="ce1">
            <text:p>사계절</text:p>
          </table:table-cell>
          <table:table-cell office:value-type="string" table:style-name="ce1">
            <text:p>차장을 스쳐 지나가는 아름다운 풍경들 그속에 흔들리는 또 하나의 내모습 계절이 오고감을 알지 못한채 밀려 지내왔던 지난날 내 얼굴이 거기 있었네 길 떠나온 거리만큼 내 가진 시간들은 흘러서 가지 바람과 하늘 숲속의 품에 안겨 그 색을 닮은 새 옷을 입고 싶어 언제쯤 돌아올거라고 약속하는 건 싫어 잠시 모든걸 생각해볼 시간이 정말 필요해 내가 떠나서 나를 만나려 가는길 웃을수 있을때 나 돌아 올거야 길 떠나온 거리만큼 내 가진 시간들은 흘러서 가지 바람과 하늘 숲속의 품에 안겨 그 색을 닮은 새 옷을 입고 싶어 언제쯤 돌아올거라고 약속하는 건 싫어 잠시 모든걸 생각해볼 시간이 정말 필요해 내가 떠나서 나를 만나려 가는길 웃을수 있을때 나 돌아 올거야</text:p>
          </table:table-cell>
          <table:table-cell office:value-type="string" table:style-name="ce1">
            <text:p>남</text:p>
          </table:table-cell>
          <table:table-cell table:number-columns-repeated="16377"/>
        </table:table-row>
        <table:table-row table:style-name="ro1">
          <table:table-cell office:value-type="float" office:value="211" table:style-name="ce1">
            <text:p>211</text:p>
          </table:table-cell>
          <table:table-cell office:value-type="string" table:style-name="ce1">
            <text:p>휴고</text:p>
          </table:table-cell>
          <table:table-cell office:value-type="string" table:style-name="ce1">
            <text:p>여행</text:p>
          </table:table-cell>
          <table:table-cell office:value-type="string" table:style-name="ce1">
            <text:p>2019.3.26</text:p>
          </table:table-cell>
          <table:table-cell office:value-type="string" table:style-name="ce1">
            <text:p>여름</text:p>
          </table:table-cell>
          <table:table-cell office:value-type="string" table:style-name="ce1">
            <text:p>남은 시간 십이분 다시잠든 알람에 오늘도 지각이네 매일아침 이렇게 섬머데이 그곳으로데려가줘요 섬머데이 향기로운 노래와 즐거운 웃음소리 섬머데이 그곳으로데려가줘요 섬머데이 시원한 바람부는 달빛아래 잠든 그대 또다시 점심시간 오늘은 또 뭐먹지 똑같은 고민속에 하루가 지나가네 섬머데이 그곳으로데려가줘요 섬머데이 향기로운 노래와 즐거운 웃음소리 섬머데이 그곳으로데려가줘요 섬머데이 시원한 바람부는 달빛아래 잠든 그대와 무거운 어깨위로 다시 밤이 내리면 지친한숨과</text:p>
          </table:table-cell>
          <table:table-cell office:value-type="string" table:style-name="ce1">
            <text:p>남</text:p>
          </table:table-cell>
          <table:table-cell table:number-columns-repeated="16377"/>
        </table:table-row>
        <table:table-row table:style-name="ro1">
          <table:table-cell office:value-type="float" office:value="212" table:style-name="ce1">
            <text:p>212</text:p>
          </table:table-cell>
          <table:table-cell office:value-type="string" table:style-name="ce1">
            <text:p>이정현</text:p>
          </table:table-cell>
          <table:table-cell office:value-type="string" table:style-name="ce1">
            <text:p>여행</text:p>
          </table:table-cell>
          <table:table-cell office:value-type="string" table:style-name="ce1">
            <text:p>2011.11.24</text:p>
          </table:table-cell>
          <table:table-cell office:value-type="string" table:style-name="ce1">
            <text:p>여름</text:p>
          </table:table-cell>
          <table:table-cell office:value-type="string" table:style-name="ce1">
            <text:p>깊은 어둠 속 희미해지는 하얀 달 빛 속에서 홀로 걷는 나. 눈물에 젖은 몸을 이끌고 지난 일들 모두 잊어버리려 길을 떠난다. 아무도 없는 어두운 곳을 비틀거리며 쓰러질듯 걷다가 주저앉는다. 뜨거운 태양 반짝이는 바다 저 멀리 손짓하며 날 부르네. 나를 깨우는 몰아치는 바람 깃털처럼 가벼이 나를 밀어 올려 날아가네. 한 마리 새처럼 악몽 같던 기억 다 떨쳐내고 나 날아가네. 뜨거운 태양 반짝이는 바다 저 멀리 손짓하며 날 부르네. 나를 깨우는 몰아치는 바람 깃털처럼 가벼이 나를 밀어 올려 날아가네. 한 마리 새처럼 악몽 같던 기억 다 떨쳐내고 나 날아가네.</text:p>
          </table:table-cell>
          <table:table-cell office:value-type="string" table:style-name="ce1">
            <text:p>남</text:p>
          </table:table-cell>
          <table:table-cell table:number-columns-repeated="16377"/>
        </table:table-row>
        <table:table-row table:style-name="ro1">
          <table:table-cell office:value-type="float" office:value="213" table:style-name="ce1">
            <text:p>213</text:p>
          </table:table-cell>
          <table:table-cell office:value-type="string" table:style-name="ce1">
            <text:p>맙스</text:p>
          </table:table-cell>
          <table:table-cell office:value-type="string" table:style-name="ce1">
            <text:p>여행</text:p>
          </table:table-cell>
          <table:table-cell office:value-type="string" table:style-name="ce1">
            <text:p>2018.3.9</text:p>
          </table:table-cell>
          <table:table-cell office:value-type="string" table:style-name="ce1">
            <text:p>여름</text:p>
          </table:table-cell>
          <table:table-cell office:value-type="string" table:style-name="ce1">
            <text:p>잠깐의 일탈 떠나고 싶어 어디든 푸르른 바다 조금 시원한 이 기분 나 있는 이곳 일상을 벗어나 yeah 떠나고 싶어 아무도 없는 어딘가 trip보다 leave, bus보다 airplane 목적지는 OSAKA에서 holiday Ay, Ay, 도시를 떠나 도시로 때론 자연보다 사람 많은 곳으로 떠나 돌고, 돌아가는 타지 생활 속 에 녹아, 들어 가는중 이야, "야, 시계를 봐", 시간이 가는 줄도 모르고, 지금의 나는 오늘을 즐기는 중. yeah 뭐? 돈이야, 벌면 되지 uh, 뭐?! 시간은 만들면 되지 ya, 괜찮아, 없으면 없는 데로 나름의 방식대로, 즐기면 돼, alright 낯선, 곳에서는, 별거 없는 베란다마저도 죽이는 경치, 와인 대신 맥주로 느낌 있게 한잔하며 okay, 내 다음 목적지는 TOKYO 혹은 NEW YOLK 잠깐의 일탈 떠나고 싶어 어디든 푸르른 바다 조금 시원한 이 기분 나 있는 이곳 일상을 벗어나 yeah 떠나고 싶어 아무도 없는 어딘가 여행을 떠날 준비를 해 내가 어디를 갈지 몰라 난 매일 어디든 가고 있는 중 yeah yeah 저 기저 비싼 도시를 목표로 go on a trip Pisaand La</text:p>
          </table:table-cell>
          <table:table-cell office:value-type="string" table:style-name="ce1">
            <text:p>남</text:p>
          </table:table-cell>
          <table:table-cell table:number-columns-repeated="16377"/>
        </table:table-row>
        <table:table-row table:style-name="ro1">
          <table:table-cell office:value-type="float" office:value="214" table:style-name="ce1">
            <text:p>214</text:p>
          </table:table-cell>
          <table:table-cell office:value-type="string" table:style-name="ce1">
            <text:p>비가 내리는 밤</text:p>
          </table:table-cell>
          <table:table-cell office:value-type="string" table:style-name="ce1">
            <text:p>여행</text:p>
          </table:table-cell>
          <table:table-cell office:value-type="string" table:style-name="ce1">
            <text:p>2019.3.6</text:p>
          </table:table-cell>
          <table:table-cell office:value-type="string" table:style-name="ce1">
            <text:p>여름</text:p>
          </table:table-cell>
          <table:table-cell office:value-type="string" table:style-name="ce1">
            <text:p>아침 햇살이 눈부시게 비친 따스한 봄날에 기 운이 나는 산뜻한 바람을 찾아 떠나가는 그런 기분 좋은 여행을 가요 나를 반기는 푸른 하늘과 바다 부서지는 파도소리에 설렘 가득한 여행을 가요 우리의 모험이 가득해질 특별한 그곳으로 떠나요 나 를 반기는 익 숙한 향 기들 움츠린 봄날이기 지개 를 핀 산뜻한 바람을 찾아 떠나가는 그런 기분 좋은 여행을 가요 나를 반기는 푸른 하늘과 바다 부서지는 파도소리에 설렘 가득한 여행을 가요 우리의 모험이 가득해질 특별한 그곳으로 떠나요</text:p>
          </table:table-cell>
          <table:table-cell office:value-type="string" table:style-name="ce1">
            <text:p>남</text:p>
          </table:table-cell>
          <table:table-cell table:number-columns-repeated="16377"/>
        </table:table-row>
        <table:table-row table:style-name="ro1">
          <table:table-cell office:value-type="float" office:value="215" table:style-name="ce1">
            <text:p>215</text:p>
          </table:table-cell>
          <table:table-cell office:value-type="string" table:style-name="ce1">
            <text:p>젠</text:p>
          </table:table-cell>
          <table:table-cell office:value-type="string" table:style-name="ce1">
            <text:p>여행 (Feat. 주형우)</text:p>
          </table:table-cell>
          <table:table-cell office:value-type="string" table:style-name="ce1">
            <text:p>2014.4.7</text:p>
          </table:table-cell>
          <table:table-cell office:value-type="string" table:style-name="ce1">
            <text:p>사계절</text:p>
          </table:table-cell>
          <table:table-cell office:value-type="string" table:style-name="ce1">
            <text:p>하루 한번 웃을수가 없었던 내게 말해줄래 지금 떠나면 모두 사라져 왜 하루도 삶의 가장 소중함 찾아 본 적 없이 현실 가혹하단 생각만해 멀리 떠나 나만을 위한 나를 위한 여행 멀리 떠나 웃고서 있는 나를 찾아 이 시간 다시 오지 않아 한번 뿐인걸 이 시간 다시 네게오지 않아 지금처럼만 처음같은 마음으로 Coming Back To 되돌리긴 어렵지만 Coming Back To 누구도 날 막지 못해 지금 이 순간엔 아무때나 찾아 오는 기회는 아냐 지나고 나면 후회할게 불보듯 뻔해 이제부터 뒤는 안봐 직진만 할래 처음같은 마음으로 되돌리긴 어렵지만 멀리 떠나 나만을 위한 나를 위한 여행 멀리 떠나 웃고서 있는 나를 찾아 이 시간 다시 오지 않아 한번 뿐인걸 이 시간 다시 네게오지 않아 지금처럼만 처음같은 마음으로 Coming Back To 되돌리긴 어렵지만 Coming Back To</text:p>
          </table:table-cell>
          <table:table-cell office:value-type="string" table:style-name="ce1">
            <text:p>남</text:p>
          </table:table-cell>
          <table:table-cell table:number-columns-repeated="16377"/>
        </table:table-row>
        <table:table-row table:style-name="ro1">
          <table:table-cell office:value-type="float" office:value="216" table:style-name="ce1">
            <text:p>216</text:p>
          </table:table-cell>
          <table:table-cell office:value-type="string" table:style-name="ce1">
            <text:p>밤여행</text:p>
          </table:table-cell>
          <table:table-cell office:value-type="string" table:style-name="ce1">
            <text:p>Sunset</text:p>
          </table:table-cell>
          <table:table-cell office:value-type="string" table:style-name="ce1">
            <text:p>2020.6.23</text:p>
          </table:table-cell>
          <table:table-cell office:value-type="string" table:style-name="ce1">
            <text:p>사계절</text:p>
          </table:table-cell>
          <table:table-cell office:value-type="string" table:style-name="ce1">
            <text:p>어스름한 노을빛에 물든 너는 왠지 좀 낯설어 어제와 같은 오후인데 가깝던 네가 멀게만 느껴져 널 따라 걷다 그대로 멈춰 저 멀리서 나를 부를 때까지 빙그르 도는 너를 보면서 나는 지금 어떤 표정인 건지 이건 아닌데 이럴 수가 없는데 이러면 안 되는데 대체 왜 네가 더 생각날까 이대로 너랑 더 가까워진다 해도 그건 좀 이상해 아닌 거잖아 네가 그랬잖아 그대로의 내가 참 좋다고 그 말이 계속 맴돌다가 내게 콕 박혀 어지럽히는 걸 널 따라 걷다 그대로 멈춰 저 멀리서 나를 부를 때까지 내 맘을 전혀 모르는 네게 나는 지금 어떤 표정인 건지 이건 아닌데 이럴 수가 없는데 이러면 안 되는데 대체 왜 네가 더 생각날까 이대로 너랑 더 가까워진다 해도 그건 좀 이상해 말도 안 되는 얘기 이럴 수가 없는데 이러면 안 되는데 나를 부르는 널 안고 싶어 이 마음 너에게 닿을 수 없겠지만 널 좋아한다고 느끼고 있어</text:p>
          </table:table-cell>
          <table:table-cell office:value-type="string" table:style-name="ce1">
            <text:p>여</text:p>
          </table:table-cell>
          <table:table-cell table:number-columns-repeated="16377"/>
        </table:table-row>
        <table:table-row table:style-name="ro1">
          <table:table-cell office:value-type="float" office:value="217" table:style-name="ce1">
            <text:p>217</text:p>
          </table:table-cell>
          <table:table-cell office:value-type="string" table:style-name="ce1">
            <text:p>에피톤 프로젝트</text:p>
          </table:table-cell>
          <table:table-cell office:value-type="string" table:style-name="ce1">
            <text:p>나는 그 사람이 아프다</text:p>
          </table:table-cell>
          <table:table-cell office:value-type="string" table:style-name="ce1">
            <text:p>2009.2.24</text:p>
          </table:table-cell>
          <table:table-cell office:value-type="string" table:style-name="ce1">
            <text:p>사계절</text:p>
          </table:table-cell>
          <table:table-cell office:value-type="string" table:style-name="ce1">
            <text:p>지금 생각해도 가슴 떨려, 수줍게 넌 내게 고백했지 “내리는 벚꽃 지나 겨울이 올 때 까지 언제나 너와 같이 있고 싶어“ 아마, 비 오던 여름날 밤이었을거야, 추워 입술이 파랗게 질린 나, 그리고 그대 내 손을 잡으며 입술을 맞추고 떨리던 나를 꼭 안아주던 그대 이제와 솔직히 입맞춤 보다 더 떨리던 나를 안아주던 그대의 품이 더 좋았어 내가 어떻게 해야 그대를 잊을 수 있을까 우리 헤어지게 된 날부터 내가 여기 살았었고, 그대가 내게 살았었던 날들 나 솔직히 무섭다 그대 없는 생활 어떻게 버틸지 함께한 시간이 많아서였을까? 생각할수록 자꾸만 미안했던 일이 떠올라 나 솔직히 무섭다 어제처럼 그대 있을 것만 같은데 하루에도 몇 번 그대 닮은 뒷모습에 가슴 주저앉는 이런 나를 어떻게 해야 하니 그댄 다 잊었겠지 내 귓가를 속삭이면서 사랑한다던 고백 그댄 알고 있을까? 내가 얼마나 사랑했는지 또 얼마를 그리워해야 그댈 잊을 수 있을지 난 그대가 아프다 언제나 말없이 환히 웃던 모습 못난 내 성격에 너무도 착했던 그대를 만난건 정말이지 행운이었다 생각해 난 그대가 아프다 여리고 순해서 눈물도 많았었지 이렇게 힘든데, 이별을 말한 내가 이 정돈데 그대는 지금 얼마나 아플지... 나 그대가 아프다 나 그 사람이 미안해 나... 나 그 사람이 아프다</text:p>
          </table:table-cell>
          <table:table-cell office:value-type="string" table:style-name="ce1">
            <text:p>남</text:p>
          </table:table-cell>
          <table:table-cell table:number-columns-repeated="16377"/>
        </table:table-row>
        <table:table-row table:style-name="ro1">
          <table:table-cell office:value-type="float" office:value="218" table:style-name="ce1">
            <text:p>218</text:p>
          </table:table-cell>
          <table:table-cell office:value-type="string" table:style-name="ce1">
            <text:p>에피톤 프로젝트</text:p>
          </table:table-cell>
          <table:table-cell office:value-type="string" table:style-name="ce1">
            <text:p>봄날, 벚꽃 그리고 너</text:p>
          </table:table-cell>
          <table:table-cell office:value-type="string" table:style-name="ce1">
            <text:p>2009.2.24</text:p>
          </table:table-cell>
          <table:table-cell office:value-type="string" table:style-name="ce1">
            <text:p>봄</text:p>
          </table:table-cell>
          <table:table-cell office:value-type="string" table:style-name="ce1">
            <text:p>벚꽃이 지고 나서 너를 만났다 정확히 말하자면 길가에 벚꽃이 내려앉을 그 무렵, 우리는 만났다 우리는 누가 먼저랄 것도 없이 이끌렸었고 또 그렇게 사랑했었다 비상하지 못한 기억력으로 너의 순서에 없는 역사를 재조합해야 했으며 전화기 속 너의 말들은 오로지 기록하려 했다 사람이 사람을 알아나간다는 것은 한줄의 활자를 읽어나가는 것 보다 값진 것 나는 너를, 너는 나를 그렇게 우리는 서로를 알아나가며 이해하고 이해받으며 때론 싸우고 또 다시 화해하며 그게 사랑이라고 나는 믿었었다 벚꽃이 피기전 너와 헤어졌다 겨울이 지나고 봄이 오면 그래서 너의 벚꽃이 피어나면 구경가자던 너의 목소리가 아직도 귓가에 맴돈다 계절은 추운 겨울을 지나 또다시 봄이라는 선물상자를 보내 주었다 우리는 봄에 만나 봄에 헤어졌고 너는 나에게 그리움 하나를 얹어 주었다</text:p>
          </table:table-cell>
          <table:table-cell office:value-type="string" table:style-name="ce1">
            <text:p>남</text:p>
          </table:table-cell>
          <table:table-cell table:number-columns-repeated="16377"/>
        </table:table-row>
        <table:table-row table:style-name="ro1">
          <table:table-cell office:value-type="float" office:value="219" table:style-name="ce1">
            <text:p>219</text:p>
          </table:table-cell>
          <table:table-cell office:value-type="string" table:style-name="ce1">
            <text:p>브이원</text:p>
          </table:table-cell>
          <table:table-cell office:value-type="string" table:style-name="ce1">
            <text:p>면도</text:p>
          </table:table-cell>
          <table:table-cell office:value-type="string" table:style-name="ce1">
            <text:p>2006.1.5</text:p>
          </table:table-cell>
          <table:table-cell office:value-type="string" table:style-name="ce1">
            <text:p>사계절</text:p>
          </table:table-cell>
          <table:table-cell office:value-type="string" table:style-name="ce1">
            <text:p>면도를 하다 칼날에 턱끝을 베고 마네요 문득 거울에 그대 얼굴 스친 것 같아 상처 따위는 잊은 체 멍하니 굳어 지네요 까칠한 수염 깎아 주던 그대 기억의 신발을 서둘러 신다가 멈칫하게 되네요 무슨 발이 이리 크냐며 내 신발을 신고 어색하게 걷던 그대 떠올라서 아직도 보낼게 더 남았나봐요 이별이 끝인줄 알았는데 내곁에서 그대 하나 보내기도 정말 아팠는데 아직도 잊을게 더 많은가봐요 모두 털어버린 것처럼 기억 못한다고 나 소리쳐 보지만 그대 떠나는게 잘 안되요 무심코 담밸 물다가 눈시울이 또 시큼해 담밴 나빠요 입맞추던 그대 생각에 내뿜는 연기 때문에 눈물이 나는 것처럼 괜시리 고갤 숙여보는 내가 쓸쓸해 한참 지난 이별일때도 그대 향기 남아서 미련속에 미련 남긴체 하루에 수십번 하루에 수백번 바보가 되는데 아직도 보낼게 더 남았나봐요 이별이 끝인줄 알았는데 내곁에서 그대 하나 보내기도 정말 아팠는데 아직도 잊을게 더 많은가봐요 모두 털어버린 것처럼 기억 못한다고 나 소리쳐 보지만 그대 떠나는게 너무 힘이 들어 얼마나 많은 날이 가야 하나요 언제쯤 난 괜찮아 질까요 그대 묻은 하루 하룰 보내는게 이젠 고통이죠 얼마나 더 버려야 내맘속에서 그대 향기 지워질까요 잊으려 할수록 못잊는 내마음만 더 잘보이는 날 아는데 잊으려 할때마다 그댈 잊겠다는 다짐부터 먼저 잊는데</text:p>
          </table:table-cell>
          <table:table-cell office:value-type="string" table:style-name="ce1">
            <text:p>남</text:p>
          </table:table-cell>
          <table:table-cell table:number-columns-repeated="16377"/>
        </table:table-row>
        <table:table-row table:style-name="ro1">
          <table:table-cell office:value-type="float" office:value="220" table:style-name="ce1">
            <text:p>220</text:p>
          </table:table-cell>
          <table:table-cell office:value-type="string" table:style-name="ce1">
            <text:p>에피톤 프로젝트</text:p>
          </table:table-cell>
          <table:table-cell office:value-type="string" table:style-name="ce1">
            <text:p>눈을 뜨면</text:p>
          </table:table-cell>
          <table:table-cell office:value-type="string" table:style-name="ce1">
            <text:p>2009.2.24</text:p>
          </table:table-cell>
          <table:table-cell office:value-type="string" table:style-name="ce1">
            <text:p>사계절</text:p>
          </table:table-cell>
          <table:table-cell office:value-type="string" table:style-name="ce1">
            <text:p>알고있다 이게 꿈이라는 것을 그럼에도 너의 모습은 참 오랜만이야 그렇게도 사랑했었던 너의 얼굴 맑은 눈빛, 빛나던 입술까지 살아있다 저기 저 신호등 건너 두 손 흔들며 엷게 보조개 짓던 미소까지 조심히 건너, 내게 당부하던 입모양까지 오늘 우린 이렇게 살아서 숨을 쉰다 눈을 뜨면 니 모습 사라질까봐 두 번 다신 널 볼 수 없게 될까봐 희미하게 내 이름 부르는 너의 목소리 끝이 날까 무서워서 나 눈을 계속 감아 안녕이란 인사조차 못할까봐 그대로인데 사랑했던 너의 모습 눈가를 흘러 베갯잇을 적셔만 간다 하나둘씩 너의 모습이 흩어져만 간다 눈을 뜨면 니 모습 사라질까봐 두 번 다신 널 볼 수 없게 될까봐 희미하게 내 이름 부르는 너의 목소리 끝이 날까 무서워서 나 눈을 계속 감아 안녕이란 인사조차 못할까봐 그대로인데 사랑했던 너의 모습 눈가를 흘러 베갯잇을 적셔만 간다 하나둘씩 너의 모습이 흩어져만 간다 눈을 뜨면 봄처럼 곧 사라지겠지 나 눈을 뜨면 번쩍이는 섬광처럼 이제는 그대도 조금씩 안녕</text:p>
          </table:table-cell>
          <table:table-cell office:value-type="string" table:style-name="ce1">
            <text:p>남</text:p>
          </table:table-cell>
          <table:table-cell table:number-columns-repeated="16377"/>
        </table:table-row>
        <table:table-row table:style-name="ro1">
          <table:table-cell office:value-type="float" office:value="221" table:style-name="ce1">
            <text:p>221</text:p>
          </table:table-cell>
          <table:table-cell office:value-type="string" table:style-name="ce1">
            <text:p>컨츄리꼬꼬</text:p>
          </table:table-cell>
          <table:table-cell office:value-type="string" table:style-name="ce1">
            <text:p>oh, My Julia</text:p>
          </table:table-cell>
          <table:table-cell office:value-type="string" table:style-name="ce1">
            <text:p>2000.10.31</text:p>
          </table:table-cell>
          <table:table-cell office:value-type="string" table:style-name="ce1">
            <text:p>사계절</text:p>
          </table:table-cell>
          <table:table-cell office:value-type="string" table:style-name="ce1">
            <text:p>사랑이 타오르던 커다랗고 검은 그녀의 눈동자 안에서 영원히 꺼지지않을 둘만의 시간도 Heart break saturday night 들려오는 음악소리 내겐 어떤 노래도 그보다 슬프진 않았을 꺼야 내게 남은 시간 많아도 그녈 잊기엔 모자랄 것 같아 하지만 내 기억 속에 마지막 그 모습만은 지워버리려고 해 Oh, My Julia 정말 행복한 거니 내 존재가 잊혀질 만큼 크게 소리쳐 불러보고 싶지만 Ha ha break Oh, ma ma ma My Julia 신나는 Rock &amp; Roll, 자주가던 그 거리로 흐르는 네온 불빛 그녀가 있을땐 천국이었던 이 거리 추억의 Vacation 내 마음을 묶어버린 그녀의 빨간 리본 영원히 풀리지 않을 것 같아 이젠 눈을 감아야 보여 나는 그녀를 느껴보고 싶어 제 멋대로 커져가는 내 사랑이 이제 그만 단념 할 수 있도록 Oh, My Julia 정말 행복해야해 니 몫까지 아파할테니 크게 소리쳐 불러보고 싶지만 Ha ha break Oh, ma ma ma My Julia Oh, My Julia 정말 행복한 거니 내 존재가 잊혀질만큼 이제 다시는 불러 볼 수 없는 너 Ha ha break Oh, ma ma ma My Julia</text:p>
          </table:table-cell>
          <table:table-cell office:value-type="string" table:style-name="ce1">
            <text:p>남</text:p>
          </table:table-cell>
          <table:table-cell table:number-columns-repeated="16377"/>
        </table:table-row>
        <table:table-row table:style-name="ro1">
          <table:table-cell office:value-type="float" office:value="222" table:style-name="ce1">
            <text:p>222</text:p>
          </table:table-cell>
          <table:table-cell office:value-type="string" table:style-name="ce1">
            <text:p>이루펀트</text:p>
          </table:table-cell>
          <table:table-cell office:value-type="string" table:style-name="ce1">
            <text:p>은하수를 여행하는 히치하이커</text:p>
          </table:table-cell>
          <table:table-cell office:value-type="string" table:style-name="ce1">
            <text:p>2012.7.20</text:p>
          </table:table-cell>
          <table:table-cell office:value-type="string" table:style-name="ce1">
            <text:p>사계절</text:p>
          </table:table-cell>
          <table:table-cell office:value-type="string" table:style-name="ce1">
            <text:p>너 이대로 가까이 와줘 그 옛날처럼 너 이대로 멀리가게 두진 않겠어 너 이대로 가까이 와줘 그 옛날처럼 바로 너 이제 널 이대로 멀리가게 두진 않겠어 바로 너 한강 다리, 어릴적 내가 바라봤던 세상의 끝 저 건너편엔 별빛이 매달린 끈이 있어 나의 매일밤 꿈. 그 다릴 지금 건너 희뿌연 기억을 되살릴 뿐 내 판타지의 정체? 그저 교통정체? 이 깊은 밤까지 도로 위를 꽉 채운 헤드라이트 불빛의 강 피곤에 찌든 자동차들이 흘러가는 이 밤 별 길을 따라 다시 다리를 건너 내 꿈은 아직 그대로인 채 저녁 노을 다음 찾아온 이 밤 계속 달려 숨 막히는 어둠 속을 유일하게 밝혀준 가로등. 도시의 이름없는 별자리처럼 삶은 어딘가로 연결되어 가거든 어릴 적 밤하늘을 내달린 꿈 여태껏 살아있는 매일 밤의 꿈 꽉 막힌 이 밤 시원하게 달리고 싶어 달콤한 바람 타고 멀리 날아가고파 이 밤 끝까지만 너 계속 달리면 돼 baby baby baby baby yeah 하루종일 멈춰놨던 숨을 푸네 넥타이는 못푼 체 애꿎은 술을 푸네 그들이 말하곤 했던 꿈의 무게가 이렇게 무거울줄은 몰랐죠, 스물쯤엔 기사님 창문 좀 열어도 될까요? 저 별빛이 아스라히 나의 눈에 정면으로 닿길바래. 90년대 가요 흐르는 radio 뒤로감긴 나의 과욕... 강변북로. 충혈된 눈을 깜빡이는 자동차들 집으로 향하는 누군가의 별들 가로등도 고단했던 당신의 오늘을 향해 고개를 숙여. 별들의 행렬 은하수를 항해하는 난 히치하이커. "Light's on" 꽉 막힌 이 밤 시원하게 달리고 싶어 달콤한 바람 타고 멀리 날아가고파 이 밤 끝까지만 너 계속 달리면 돼 baby baby baby baby yeah 너 이대로 가까이 와줘 그 옛날처럼 바로 너 이제 널 이대로 멀리가게 두진 않겠어 바로 너 바로 너</text:p>
          </table:table-cell>
          <table:table-cell office:value-type="string" table:style-name="ce1">
            <text:p>남</text:p>
          </table:table-cell>
          <table:table-cell table:number-columns-repeated="16377"/>
        </table:table-row>
        <table:table-row table:style-name="ro1">
          <table:table-cell office:value-type="float" office:value="223" table:style-name="ce1">
            <text:p>223</text:p>
          </table:table-cell>
          <table:table-cell office:value-type="string" table:style-name="ce1">
            <text:p>소란</text:p>
          </table:table-cell>
          <table:table-cell office:value-type="string" table:style-name="ce1">
            <text:p>우리, 여행</text:p>
          </table:table-cell>
          <table:table-cell office:value-type="string" table:style-name="ce1">
            <text:p>2016.10.6</text:p>
          </table:table-cell>
          <table:table-cell office:value-type="string" table:style-name="ce1">
            <text:p>사계절</text:p>
          </table:table-cell>
          <table:table-cell office:value-type="string" table:style-name="ce1">
            <text:p>그대와 함께 가는 것 몰랐던 길을 걷는 것 이상해 낯선 두려움보단 편안함을 느껴 그대와 함께 가는 것 같은 방향을 찾는 것 이렇게 꿈결 같은 시간이 별빛처럼 소중하게 보여 밤하늘은 우릴 유치하게 하지 우리 여기에서 할아버지 할머니가 될 때까지 있을까 이렇게 가슴 시리도록 좋은데 자꾸 눈물이 나 그대와 함께 가는 것 몰랐던 길을 걷는 것 이상해 낯선 두려움보단 편안함을 느껴 그대와 함께 가는 것 같은 방향을 찾는 것 이렇게 꿈결 같은 시간이 별빛처럼 소중하게 보여 세상 어디도, 아름다운 풍경도 가장 기다려왔던 이 순간도 모든 걸 다 준데도 소용없는걸 그 무엇보다 내게 중요한 건 그대와 함께 가는 것 낯선 두려움보단 편안함을 느껴 그대와 함께 가는 것 같은 방향을 찾는 것 이렇게 꿈결 같은 시간이 별빛처럼 소중하게 보여 우리 하루 종일 걷다가 보면 가장 소중한 걸 만나게 되길 우리 하루 종일 걷다가 보면 가장 행복한 걸 만나게 되길 별빛처럼 소중하게 작은 빛이 선명하게 보여</text:p>
          </table:table-cell>
          <table:table-cell office:value-type="string" table:style-name="ce1">
            <text:p>남</text:p>
          </table:table-cell>
          <table:table-cell table:number-columns-repeated="16377"/>
        </table:table-row>
        <table:table-row table:style-name="ro1">
          <table:table-cell office:value-type="float" office:value="224" table:style-name="ce1">
            <text:p>224</text:p>
          </table:table-cell>
          <table:table-cell office:value-type="string" table:style-name="ce1">
            <text:p>조용필</text:p>
          </table:table-cell>
          <table:table-cell office:value-type="string" table:style-name="ce1">
            <text:p>어제, 오늘, 그리고</text:p>
          </table:table-cell>
          <table:table-cell office:value-type="string" table:style-name="ce1">
            <text:p>1985.4.10</text:p>
          </table:table-cell>
          <table:table-cell office:value-type="string" table:style-name="ce1">
            <text:p>사계절</text:p>
          </table:table-cell>
          <table:table-cell office:value-type="string" table:style-name="ce1">
            <text:p>바람소리처럼 멀리 사라져간인생길 우린무슨사랑 어떤사랑했나 텅빈가슴속에 가득채울것을 찾아서 우린 정처없이 떠나가고 있네 여기 길떠나는 저기 방황하는 사람아 우린 모두같이 떠나가고 있구나 끝없이 시작된 방랑속에서 어제도 오늘도 나는 울었네 어제 우리가 찾은 것은 무엇인가 잃은 것은 무엇인가 버린 것은 무엇인가 오늘 우리가 찾은 것은 무엇인가 잃은 것은 무엇인가 남은 것은 무엇인가 오늘 우리가 찾은 것은 무엇인가 잃은 것은 무엇인가 남은 것은 무엇인가 어떤날은 웃고 어떤날은 울고 우는데 어떤꽃은지고 어떤 꽃은 피고 있네 오늘 찾지 못한 나의 알수 없는 미련에 헤어날수 없는 슬픔으로 있네 여기길떠나는 저기 방황하는 사람아 우린 모두 같이 떠나가고 있구나 끝없이 시작된 방랑속에서 어제도 오늘도 나는 울었네 어제 우리가 찾은 것은 무엇인가 잃은것은 무엇인가 버린 것은 무엇인가 오늘 우리가 찾은 것은 무엇인가 잃은것은 무엇인가 남은 것은 무엇인가 어제 우리가 칮은 것은 무엇인가 잃은것은 무엇인가 버린 것은 무엇인가 오늘 우리가 찾은 것은 무엇인가 잃은 것은 무엇인가 남은 것은 무엇인가...</text:p>
          </table:table-cell>
          <table:table-cell office:value-type="string" table:style-name="ce1">
            <text:p>남</text:p>
          </table:table-cell>
          <table:table-cell table:number-columns-repeated="16377"/>
        </table:table-row>
        <table:table-row table:style-name="ro1">
          <table:table-cell office:value-type="float" office:value="225" table:style-name="ce1">
            <text:p>225</text:p>
          </table:table-cell>
          <table:table-cell office:value-type="string" table:style-name="ce1">
            <text:p>신치림</text:p>
          </table:table-cell>
          <table:table-cell office:value-type="string" table:style-name="ce1">
            <text:p>너랑 왔던</text:p>
          </table:table-cell>
          <table:table-cell office:value-type="string" table:style-name="ce1">
            <text:p>2012.2.7</text:p>
          </table:table-cell>
          <table:table-cell office:value-type="string" table:style-name="ce1">
            <text:p>겨울</text:p>
          </table:table-cell>
          <table:table-cell office:value-type="string" table:style-name="ce1">
            <text:p>이 바다 저 호텔 그 식당 모두 다 널 위한 배경이었지 외롭고 허름하고 볼품없는 이 곳이 아름다웠던 이유 그 땐 이 아스팔트 색이 좋았어 너랑 가는 길의 색깔이어서 나의 오른손 너의 왼손이 포개진 기어스틱 우린 그 밤으로 너랑 왔던 길 너랑 잤던 방 너랑 먹던 그 날 아침을 지금까지 잊을 수 없어 부어버린 너의 두 눈이 내겐 너무 귀여웠던 그 날 아침을 잊을 수 없어 너랑 헤맨 길 너랑 다툰 밤 너랑 마신 가득한 술은 지금까지도 깨지 않아 너랑 맞던 이 바람 결이 내 뺨을 만져주길래 나도 바람을 와락 안네</text:p>
          </table:table-cell>
          <table:table-cell office:value-type="string" table:style-name="ce1">
            <text:p>남</text:p>
          </table:table-cell>
          <table:table-cell table:number-columns-repeated="16377"/>
        </table:table-row>
        <table:table-row table:style-name="ro1">
          <table:table-cell office:value-type="float" office:value="226" table:style-name="ce1">
            <text:p>226</text:p>
          </table:table-cell>
          <table:table-cell office:value-type="string" table:style-name="ce1">
            <text:p>러블리즈</text:p>
          </table:table-cell>
          <table:table-cell office:value-type="string" table:style-name="ce1">
            <text:p>비밀여행</text:p>
          </table:table-cell>
          <table:table-cell office:value-type="string" table:style-name="ce1">
            <text:p>2015.3.3</text:p>
          </table:table-cell>
          <table:table-cell office:value-type="string" table:style-name="ce1">
            <text:p>사계절</text:p>
          </table:table-cell>
          <table:table-cell office:value-type="string" table:style-name="ce1">
            <text:p>옅게 칠한 핑크 립스틱도 My lies my lies 낯선 원피스 예뻐 보일까 My lies my lies 딱 맞춘 스타일인걸요 My lies my lies 아닌 척 하지는 말고 My lies my lies 천천히 천천히 걸음을 맞춰줘 노래처럼 저 멀리 저 멀리 아무도 없는 곳이 좋아 아득히 아득히 떠나자 누구도 몰라 보게 더 멀리 더 멀리 너와 단 둘이라면 좋아 아직 별도 뜨지 않은 걸 서두르지마 시계만 봐도 난 두근두근 떨리잖아 기다려 어둠이 우릴 숨길 거야 그 땐 밝게 웃어줘 기다린 만큼만 천천히 천천히 걸음을 맞춰줘 노래처럼 저 멀리 저 멀리 아무도 없는 곳이 좋아 아득히 아득히 떠나자 누구도 몰라 보게 더 멀리 더 멀리 너와 단 둘이라면 좋아 서툴지만 우리 도시락도 My lies my lies 출발하는 마지막 기차 My lies my lies 떠나요 낯선 곳으로 My lies my lies 모든 걸 잊어버리고 My lies my lies Kissing, Kissing you baby 바람이 노래 같아 둘이 함께 춤을 춰요 시간이 멈춘 것처럼 이렇게 안아준 채로 내 맘을 가져가면 난 어떡해 난 몰라 천천히 천천히 걸음을 맞춰줘 노래처럼 저 멀리 저 멀리 아무도 없는 곳이 좋아 아득히 아득히 떠나자 누구도 몰라 보게 더 멀리 더 멀리 너와 단 둘이라면 좋아 언제부터 당연해진 걸까 닮아버린 우리 두 사람 바다 위 외딴 섬 같아 너와 함께 둘이서 걷는 지금도 모든 게 꿈만 같아 꿈이라도 난 깨지 않게 천천히 천천히 걸음을 맞춰줘 노래처럼 저 멀리 저 멀리 아무도 없는 곳이 좋아 아득히 아득히 떠나자 누구도 몰라 보게 더 멀리 더 멀리 너와 단 둘이라면 좋아</text:p>
          </table:table-cell>
          <table:table-cell office:value-type="string" table:style-name="ce1">
            <text:p>여</text:p>
          </table:table-cell>
          <table:table-cell table:number-columns-repeated="16377"/>
        </table:table-row>
        <table:table-row table:style-name="ro1">
          <table:table-cell office:value-type="float" office:value="227" table:style-name="ce1">
            <text:p>227</text:p>
          </table:table-cell>
          <table:table-cell office:value-type="string" table:style-name="ce1">
            <text:p>코나</text:p>
          </table:table-cell>
          <table:table-cell office:value-type="string" table:style-name="ce1">
            <text:p>마녀! 여행을 떠나다</text:p>
          </table:table-cell>
          <table:table-cell office:value-type="string" table:style-name="ce1">
            <text:p>1997.5.31</text:p>
          </table:table-cell>
          <table:table-cell office:value-type="string" table:style-name="ce1">
            <text:p>사계절</text:p>
          </table:table-cell>
          <table:table-cell office:value-type="string" table:style-name="ce1">
            <text:p>지금부터 내 말 잘 들어요 적어도 하루에 한번씩은 수정구슬 닦아주기 아침 일찍 일어나 하얀우유 한잔씩 마시기 레몬 사탕은 하루에 세개 자기전엔 꼭 이닦기 잊지 말아요 떠나는 그대를 위해 새로운 바람이 부네요 이제 그대 작은 빗자루를 들어 저 파란 하늘을 날아 올라요 두려워 말고 생각해봐 그 어떤 마법 보다더 신비롭던 우리의 맨 처음 그밤 빛나던 약속 난 믿고 기다릴게요 그대 내게 돌아 오는 그날 그때 다시 시작해봐요 멋진 세상 새로운 날들을 까만 고양이 삐삐 그리고 새로 다려놓은 까만원피스 혹시 잊은건 없나요 살펴보아요 떠나는 그대를 위해 새로운 바람이 부네요 이제 그대 작은 빗자루를 들어 저 파란하늘을 날아올라요 두려워말고 생각해봐 그 어떤 마법보다 더 신비롭던 우리의 맨처음 그 밤 빛나던 약속 난믿고 기다릴게요 그대 내게 돌아오는 그날 그때 다시 시작해봐요 멋진 세상 새로운 날들을 멋진 세상 ~~</text:p>
          </table:table-cell>
          <table:table-cell office:value-type="string" table:style-name="ce1">
            <text:p>남</text:p>
          </table:table-cell>
          <table:table-cell table:number-columns-repeated="16377"/>
        </table:table-row>
        <table:table-row table:style-name="ro1">
          <table:table-cell office:value-type="float" office:value="228" table:style-name="ce1">
            <text:p>228</text:p>
          </table:table-cell>
          <table:table-cell office:value-type="string" table:style-name="ce1">
            <text:p>투어리스트</text:p>
          </table:table-cell>
          <table:table-cell office:value-type="string" table:style-name="ce1">
            <text:p>christmas Day</text:p>
          </table:table-cell>
          <table:table-cell office:value-type="string" table:style-name="ce1">
            <text:p>2012.12.5</text:p>
          </table:table-cell>
          <table:table-cell office:value-type="string" table:style-name="ce1">
            <text:p>겨울</text:p>
          </table:table-cell>
          <table:table-cell office:value-type="string" table:style-name="ce1">
            <text:p>흰 눈이 내리는 날, 찬란한 거리를 걷다, 한참을 고르다 너를 위해 새빨간 목도릴 사들고. 너를 기다리며, 내 조그만 오븐 속에 긴 밤을 새우며 구워내던 진저맨 쿠키 온종일 너와 굴리던 눈사람들 우리 선물을 품은 Christmas Tree 나와 나란히 걸어가던 너의 새하얀 발자욱 Merry Christmas 함박눈이 오면 Merry Christmas 하얀 밤을 새면 Merry Christmas 머리 맡에 감춘 산타의 선물 하나 밤하늘 썰매에 내 맘을 싣고 너의 품에 날아가 I wish you a Merry Christmas day. 한 겨울 바람들이 내 마음을 흔들때면 문고리마다 걸어두던 캔디 케인들 온종일 너와 부르던 캐롤노래 우리 소원을 담은 Christmas Tree 시린 내 맘을 감싸주던 너의 포근한 그 숨결 마주잡은 두 손, 너를 품에 안고, 너와 함께할께, 그 어디로 떠나도. 밤하늘 별빛에 내 맘을 비춰 너에게 고백할께 Christmas is the time to say, "I Love You"</text:p>
          </table:table-cell>
          <table:table-cell office:value-type="string" table:style-name="ce1">
            <text:p>혼성</text:p>
          </table:table-cell>
          <table:table-cell table:number-columns-repeated="16377"/>
        </table:table-row>
        <table:table-row table:style-name="ro1">
          <table:table-cell office:value-type="float" office:value="229" table:style-name="ce1">
            <text:p>229</text:p>
          </table:table-cell>
          <table:table-cell office:value-type="string" table:style-name="ce1">
            <text:p>린</text:p>
          </table:table-cell>
          <table:table-cell office:value-type="string" table:style-name="ce1">
            <text:p>이별여행</text:p>
          </table:table-cell>
          <table:table-cell office:value-type="string" table:style-name="ce1">
            <text:p>2006.3.13</text:p>
          </table:table-cell>
          <table:table-cell office:value-type="string" table:style-name="ce1">
            <text:p>사계절</text:p>
          </table:table-cell>
          <table:table-cell office:value-type="string" table:style-name="ce1">
            <text:p>You I never get you off my mind every moment that we had everything u said I want u still remember what we had 투명한 너의 눈빛이 어쩐지 부담스러워 아무런 말도 못하고 창가에 기대여 바라보네 이렇게 떠나가지만 너에겐 정말 미안해 하지만 언제까지나 너를 잊을 수 없을꺼야 벽에 걸린 그림처럼 너는 표정 없이 바라보지만 이 거리를 난 떠나가리 내가 아닌 너를 위한 이별여행을 언제까지 너에게 좋은 기억만을 남기고 싶어 이제는 모든 걸 변명처럼 느끼겠지 다시한번 너에게 얘기하고 싶던 그 말 사랑해 너에겐 너무나 많은 것을 원했던 거야 ... *You I never get you off my mind every moment that we had everything u said I want u still remember what we had 벽에 걸린 그림처럼 너는 표정 없이 바라보지만 이 거리를 난 떠나가리 내가 아닌 너를 위한 이별여행을 **언제까지 너에게 좋은 기억만을 남기고 싶어 이제는 모든 걸 변명처럼 느끼겠지 다시한번 너에게 얘기하고 싶던 그 말 사랑해 너에겐 너무나 많은 것을 원한거야<text:s/></text:p>
          </table:table-cell>
          <table:table-cell office:value-type="string" table:style-name="ce1">
            <text:p>여</text:p>
          </table:table-cell>
          <table:table-cell table:number-columns-repeated="16377"/>
        </table:table-row>
        <table:table-row table:style-name="ro1">
          <table:table-cell office:value-type="float" office:value="230" table:style-name="ce1">
            <text:p>230</text:p>
          </table:table-cell>
          <table:table-cell office:value-type="string" table:style-name="ce1">
            <text:p>몽니</text:p>
          </table:table-cell>
          <table:table-cell office:value-type="string" table:style-name="ce1">
            <text:p>바람을 지나 너에게</text:p>
          </table:table-cell>
          <table:table-cell office:value-type="string" table:style-name="ce1">
            <text:p>2011.3.25</text:p>
          </table:table-cell>
          <table:table-cell office:value-type="string" table:style-name="ce1">
            <text:p>사계절</text:p>
          </table:table-cell>
          <table:table-cell office:value-type="string" table:style-name="ce1">
            <text:p>수많은 사연들이 함께 살아가는 곳 너를 만난 기쁨에 감춰버린 아픔들 쉽지 않은 세상과 흘러가는 시간은 나를 두렵게 하고 지쳐가게 만들어 바람을 지나 너에게 가고 있다면 얼마나 더 나를 기다려 줄 수 있니 너에게 해주고 싶은 것들이 너무 많아 하루만 더 너의 마음을 가져볼 수 있다면 나를 두렵게 하고 지쳐가게 만들어 바람을 지나 너에게 가고 있다면 얼마나 더 나를 기다려 줄 수 있니 너에게 해주고 싶은 것들이 너무 많아 하루만 더 너의 마음을 가져볼 수 있다면 흔들리니 알 수 없는 불안한 나의 모습이 더 강해질게 이런 너를 위해서 울지 말아줘 이젠 울지 말아줘 바람을 지나 너에게 가고 있다면 얼마나 더 나를 기다려 줄 수 있니 너에게 해주고 싶은 것들이 너무 많아 하루만 더 너의 마음을 가질 수 있다면 바람을 지나 너에게 가고 있다면 얼마나 더 나를 바라봐 줄 수 있니 너와 함께 하고 싶은 것들이 너무 많아 하루만 더 너의 마음을 가져 볼 수 있다면</text:p>
          </table:table-cell>
          <table:table-cell office:value-type="string" table:style-name="ce1">
            <text:p>남</text:p>
          </table:table-cell>
          <table:table-cell table:number-columns-repeated="16377"/>
        </table:table-row>
        <table:table-row table:style-name="ro1">
          <table:table-cell office:value-type="float" office:value="231" table:style-name="ce1">
            <text:p>231</text:p>
          </table:table-cell>
          <table:table-cell office:value-type="string" table:style-name="ce1">
            <text:p>신치림</text:p>
          </table:table-cell>
          <table:table-cell office:value-type="string" table:style-name="ce1">
            <text:p>퇴근길</text:p>
          </table:table-cell>
          <table:table-cell office:value-type="string" table:style-name="ce1">
            <text:p>2012.2.7</text:p>
          </table:table-cell>
          <table:table-cell office:value-type="string" table:style-name="ce1">
            <text:p>사계절</text:p>
          </table:table-cell>
          <table:table-cell office:value-type="string" table:style-name="ce1">
            <text:p>퇴근길 지하철 집으로 가는 길에 술도 한잔 해서 여러모로 피곤한 저녁 지나간 하루가 오늘따라 서운한 건 오랜만에 만난 친구의 이야기 기억하니 우리 십년쯤 돈 모아서 큰 바다를 건너 그곳으로 살러 갈거랬지 스무살 사진 속에 보았던 푸른 해변에 웃고 있는 반 벌거벗은 여인 하지만 나는 아직 여기 그나마는 아직 버틸만한 하루 그래도 나는 기억하네 아직 꿈을 꾸네 그녀를 만나기를 꿈꾸며 사는 건 어쨌거나 좋아요 나의 서운한 오늘이 내일을 꿈꾸네 가끔은 생각해 나에게 무언가 특별한 행운이 찾아왔으면 하는걸 하지만 그런 거 없더래도 그냥 오랜만에 날씨 좋은 하늘이 반가워 하지만 나는 아직 여기 그나마는 아직 버틸만한 하루 그래도 나는 기억하네 아직 꿈을 꾸네 그녀를 만나기를 꿈꾸며 사는 건 어쨌거나 좋아요 나의 서운한 오늘이 내일을 꿈꾸네 꿈꾸며 사는 건 어쨌거나 좋아요 나의 서운한 오늘이 내일을 꿈꾸네 나의 서운한 오늘이 내일을 꿈꾸네</text:p>
          </table:table-cell>
          <table:table-cell office:value-type="string" table:style-name="ce1">
            <text:p>남</text:p>
          </table:table-cell>
          <table:table-cell table:number-columns-repeated="16377"/>
        </table:table-row>
        <table:table-row table:style-name="ro1">
          <table:table-cell office:value-type="float" office:value="232" table:style-name="ce1">
            <text:p>232</text:p>
          </table:table-cell>
          <table:table-cell office:value-type="string" table:style-name="ce1">
            <text:p>더 넛츠</text:p>
          </table:table-cell>
          <table:table-cell office:value-type="string" table:style-name="ce1">
            <text:p>긴 담벼락</text:p>
          </table:table-cell>
          <table:table-cell office:value-type="string" table:style-name="ce1">
            <text:p>2007.11.15</text:p>
          </table:table-cell>
          <table:table-cell office:value-type="string" table:style-name="ce1">
            <text:p>사계절</text:p>
          </table:table-cell>
          <table:table-cell office:value-type="string" table:style-name="ce1">
            <text:p>긴 담벼락에 낙서들 두 이름 사이에 작은 하트들이 밤새워 지워도 날이 새면 또 다시 니 짝이 되고 싶어서 새 운동화를 떼버리고 웃던 천년을 기다린 가슴 뛰는 첫사랑 항상 니 옆에 서면 가슴은 타도 아무 말 못하는 바보같은 나 그대 맘이 들킬까 내 사랑이 다칠까 조금씩 천천히 니 곁에서 맴돌아 사랑하는 그대여 조금만더 기다려 내 미래 너에게 줄테니 매일 기다렸던 니 전화 뜬 구름 타고 날아서 간 자리 니 옆에서 멀리 갈수 없는 그 녀석 남자 남자같아야 할 수 있다고 내 맘도 모르는 철없는 그녀 말을 해야 아나요 내 마음은 아픈데 내 사랑해 말 못하는 쓰라린 가슴에 느낄수가 없나요 타오르는 내 눈빛 그대만 내 안에 있죠 수천번을 외우고 수만번을 준비한 사랑해 말 한마디 입속에 맴돌죠 거짓말도 좋아요 비웃어도 괜찮죠 내 사랑 고백할래요</text:p>
          </table:table-cell>
          <table:table-cell office:value-type="string" table:style-name="ce1">
            <text:p>남</text:p>
          </table:table-cell>
          <table:table-cell table:number-columns-repeated="16377"/>
        </table:table-row>
        <table:table-row table:style-name="ro1">
          <table:table-cell office:value-type="float" office:value="233" table:style-name="ce1">
            <text:p>233</text:p>
          </table:table-cell>
          <table:table-cell office:value-type="string" table:style-name="ce1">
            <text:p>박봄</text:p>
          </table:table-cell>
          <table:table-cell office:value-type="string" table:style-name="ce1">
            <text:p>봄</text:p>
          </table:table-cell>
          <table:table-cell office:value-type="string" table:style-name="ce1">
            <text:p>2019.3.13</text:p>
          </table:table-cell>
          <table:table-cell office:value-type="string" table:style-name="ce1">
            <text:p>봄</text:p>
          </table:table-cell>
          <table:table-cell office:value-type="string" table:style-name="ce1">
            <text:p>Pull me down 끝없이 날 깊은 어둠 그 속으로 Baby Lay me down 내 떨리는 두 손을 네게 묶여버린 채로 나만 혼자인 거 같아 이대로 다 잊혀져버릴 것 같아 나 깨어있는 이 시간이 너무나도 괴로워 always (Oh Oh Oh) 우울할 때면 (Oh Oh Oh) 어느새 또 나도 모르게 너를 찾아 헤매는 내가 너무 미웠죠 (Oh Oh Oh) 바보처럼 또 (Oh Oh Oh) 울고 있으면 봄바람에 내 맘이 전해질까봐 나에게도 봄 다시 봄이 올까요 아름다운 꽃 맘에 꽃이 필까요 이 차가운 바람이 지나고 내 마음이 녹아내리면 다시 봄 내 마음에도 봄 봄 봄이 올까요 You pull me down but I'm all right You make me cry but I'm all right 너란 추억은 다시 lay me down 언제 울었냐는 듯 make me laugh 이제 곧 괜찮아질 거야 시간이 지나가면 yeah 떠나간 빈자리가 아직은 내게는 크지만 뭐 yeah 찬바람이 지나가면 내 맘에도 봄이 오겠지 뭐 (Oh Oh Oh) 우울할 때면 (Oh Oh Oh) 어느새 또 나도 모르게 너를 찾아 헤매는 내가 너무 미웠죠 (Oh Oh Oh) 바보처럼 또 (Oh Oh Oh) 울고 있으면 봄바람에 내 맘이 전해질까봐 나에게도 봄 다시 봄이 올까요 아름다운 꽃 맘에 꽃이 필까요 이 차가운 바람이 지나고 내 마음이 녹아내리면 다시 봄 내 마음에도 봄 봄 봄이 올까요 그대가 내게 준 이 아픔이 지나가고 내 두 볼에 흐르는 이 눈물이 마르면 나에게도 봄 아름다운 꽃 이 차가운 바람이 지나고 내 마음이 녹아내리면 다시 봄 내 마음에도 봄 봄 봄이 올까요</text:p>
          </table:table-cell>
          <table:table-cell office:value-type="string" table:style-name="ce1">
            <text:p>여</text:p>
          </table:table-cell>
          <table:table-cell table:number-columns-repeated="16377"/>
        </table:table-row>
        <table:table-row table:style-name="ro1">
          <table:table-cell office:value-type="float" office:value="234" table:style-name="ce1">
            <text:p>234</text:p>
          </table:table-cell>
          <table:table-cell office:value-type="string" table:style-name="ce1">
            <text:p>다비치</text:p>
          </table:table-cell>
          <table:table-cell office:value-type="string" table:style-name="ce1">
            <text:p>봄</text:p>
          </table:table-cell>
          <table:table-cell office:value-type="string" table:style-name="ce1">
            <text:p>2015.1.21</text:p>
          </table:table-cell>
          <table:table-cell office:value-type="string" table:style-name="ce1">
            <text:p>봄</text:p>
          </table:table-cell>
          <table:table-cell office:value-type="string" table:style-name="ce1">
            <text:p>봄 사랑이 떠나가 이 예쁜 계절에 넌 떠나 가 그래 알 것 같더라 차가워진 마음 다 느껴져 뽀얀 먼질 불어 내 듯 힘없는 나를 몰아내 새하얗게 사라지네 있잖아 나는 어떡해 사랑이 또 어김없이 저무는데 # 난 네가 없잖아 남은 게 없잖아 흔적도 없는 너 눈 녹듯 그래 나도 없잖아 세상이 다 무너져 가까스로 버텨도 어느새 그래 기댈 곳 없더라 닫혀 버린 마음 다 느껴져 끝내 나를 지나갔듯 시간도 그래 주겠지 이 아픔도 이 슬픔도 있잖아 나는 잠시만 너 없이 널 사랑할게 혼자라도 # 반복 너를 너무 사랑해서 나보다 널 사랑해서 널 힘들게 날 외롭게 했어 난 네가 없잖아 (네 곁에 없는데) 남은 게 없잖아 흔적도 없는 너 눈 녹듯 그래 나도 없잖아 세상이 다 무너져 가까스로 버텨도 사랑해</text:p>
          </table:table-cell>
          <table:table-cell office:value-type="string" table:style-name="ce1">
            <text:p>여</text:p>
          </table:table-cell>
          <table:table-cell table:number-columns-repeated="16377"/>
        </table:table-row>
        <table:table-row table:style-name="ro1">
          <table:table-cell office:value-type="float" office:value="235" table:style-name="ce1">
            <text:p>235</text:p>
          </table:table-cell>
          <table:table-cell office:value-type="string" table:style-name="ce1">
            <text:p>아이유</text:p>
          </table:table-cell>
          <table:table-cell office:value-type="string" table:style-name="ce1">
            <text:p>에잇</text:p>
          </table:table-cell>
          <table:table-cell office:value-type="string" table:style-name="ce1">
            <text:p>2020.5.6</text:p>
          </table:table-cell>
          <table:table-cell office:value-type="string" table:style-name="ce1">
            <text:p>여름</text:p>
          </table:table-cell>
          <table:table-cell office:value-type="string" table:style-name="ce1">
            <text:p>So are you happy now Finally happy now are you 뭐 그대로야 난 다 잃어버린 것 같아 모든 게 맘대로 왔다가 인사도 없이 떠나 이대로는 무엇도 사랑하고 싶지 않아 다 해질 대로 해져버린 기억 속을 여행해 우리는 오렌지 태양 아래 그림자 없이 함께 춤을 춰 정해진 이별 따위는 없어 아름다웠던 그 기억에서 만나 Forever young 우우우 우우우우 우우우 우우우우 Forever we young 우우우 우우우우 이런 악몽이라면 영영 깨지 않을게 섬 그래 여긴 섬 서로가 만든 작은 섬 예 음 forever young 영원이란 말은 모래성 작별은 마치 재난문자 같지 그리움과 같이 맞이하는 아침 서로가 이 영겁을 지나 꼭 이 섬에서 다시 만나 지나듯 날 위로하던 누구의 말대로 고작 한 뼘짜리 추억을 잊는 게 참 쉽지 않아 시간이 지나도 여전히 날 붙드는 그곳에 우리는 오렌지 태양 아래 그림자 없이 함께 춤을 춰 정해진 안녕 따위는 없어 아름다웠던 그 기억에서 만나 우리는 서로를 베고 누워 슬프지 않은 이야기를 나눠 우울한 결말 따위는 없어 난 영원히 널 이 기억에서 만나 Forever young 우우우 우우우우 우우우 우우우우 Forever we young 우우우 우우우우 이런 악몽이라면 영영 깨지 않을게</text:p>
          </table:table-cell>
          <table:table-cell office:value-type="string" table:style-name="ce1">
            <text:p>여</text:p>
          </table:table-cell>
          <table:table-cell table:number-columns-repeated="16377"/>
        </table:table-row>
        <table:table-row table:style-name="ro1">
          <table:table-cell office:value-type="float" office:value="236" table:style-name="ce1">
            <text:p>236</text:p>
          </table:table-cell>
          <table:table-cell office:value-type="string" table:style-name="ce1">
            <text:p>정승환</text:p>
          </table:table-cell>
          <table:table-cell office:value-type="string" table:style-name="ce1">
            <text:p>언제라도 어디에서라도</text:p>
          </table:table-cell>
          <table:table-cell office:value-type="string" table:style-name="ce1">
            <text:p>2020.6.17</text:p>
          </table:table-cell>
          <table:table-cell office:value-type="string" table:style-name="ce1">
            <text:p>여름</text:p>
          </table:table-cell>
          <table:table-cell office:value-type="string" table:style-name="ce1">
            <text:p>살랑 춤추는 커튼 방안 가득한 햇살 난 멍하니 앉아 전화만 보네 엄지 손가락 아래 참 좋았던 시간들 함께라 더 푸르던 그 여름 모든 게 꿈같아 널 위해 만든 이 멜로디 끝나지 않을 이야기 노래를 따라 도착한 곳엔 어제처럼 네가 있기를 너와 거리를 걷고 너와 저녁을 먹고 아무렇지 않게 약속한 날들 바다를 보고 싶어 바람이 되고 싶어 제자리로 결국 돌아오는 모든 여행처럼 널 위해 만든 이 멜로디 끝나지 않을 이 노래 만들지 못한 마지막 멜로디 그래 그건 오직 너였어 숨이 차게 달려 벅차 오른 목소리로 부를게 노래할게 언젠가 만날 긴 터널 끝에서 너를 기다릴게 좋은 바람 다시 불어오면 웃으며 이 노랠 부르자 (너와 나 우리는) 내일을 기대하는 이유 (그 모습 그대로) 기억할게 언제라도 (너와 나 우리는) 내일을 기대하는 이유 (그 모습 그대로) 기다릴게 어디에서라도</text:p>
          </table:table-cell>
          <table:table-cell office:value-type="string" table:style-name="ce1">
            <text:p>남</text:p>
          </table:table-cell>
          <table:table-cell table:number-columns-repeated="16377"/>
        </table:table-row>
        <table:table-row table:style-name="ro1">
          <table:table-cell office:value-type="float" office:value="237" table:style-name="ce1">
            <text:p>237</text:p>
          </table:table-cell>
          <table:table-cell office:value-type="string" table:style-name="ce1">
            <text:p>숀</text:p>
          </table:table-cell>
          <table:table-cell office:value-type="string" table:style-name="ce1">
            <text:p>Way Back Home</text:p>
          </table:table-cell>
          <table:table-cell office:value-type="string" table:style-name="ce1">
            <text:p>2018.6.27</text:p>
          </table:table-cell>
          <table:table-cell office:value-type="string" table:style-name="ce1">
            <text:p>사계절</text:p>
          </table:table-cell>
          <table:table-cell office:value-type="string" table:style-name="ce1">
            <text:p>멈춘 시간 속 잠든 너를 찾아가 아무리 막아도 결국 너의 곁인 걸 길고 긴 여행을 끝내 이젠 돌아가 너라는 집으로 지금 다시 Way back home 아무리 힘껏 닫아도 다시 열린 서랍 같아 하늘로 높이 날린 넌 자꾸 내게 되돌아와 힘들게 삼킨 이별도 다 그대로인 걸 Oh oh oh 수없이 떠난 길 위에서 난 너를 발견하고 비우려 했던 맘은 또 이렇게 너로 차올라 발걸음의 끝에 늘 니가 부딪혀 그만 그만 멈춘 시간 속 잠든 너를 찾아가 아무리 막아도 결국 너의 곁인 걸 길고 긴 여행을 끝내 이젠 돌아가 너라는 집으로 지금 다시 Way back home 조용히 잠든 방을 열어 기억을 꺼내 들어 부서진 시간 위에서 선명히 너는 떠올라 길 잃은 맘 속에 널 가둔 채 살아 그만 그만 멈춘 시간 속 잠든 너를 찾아가 아무리 막아도 결국 너의 곁인 걸 길고 긴 여행을 끝내 이젠 돌아가 너라는 집으로 지금 다시 Way back home 세상을 뒤집어 찾으려 해 오직 너로 완결된 이야기를 모든 걸 잃어도 난 너 하나면 돼 빛이 다 꺼진 여기 나를 안아줘 눈을 감으면 소리 없이 밀려와 이 마음 그 위로 넌 또 한 겹 쌓여가 내겐 그 누구도 아닌 니가 필요해 돌아와 내 곁에 그날까지 I'm not done</text:p>
          </table:table-cell>
          <table:table-cell office:value-type="string" table:style-name="ce1">
            <text:p>남</text:p>
          </table:table-cell>
          <table:table-cell table:number-columns-repeated="16377"/>
        </table:table-row>
        <table:table-row table:style-name="ro1">
          <table:table-cell office:value-type="float" office:value="238" table:style-name="ce1">
            <text:p>238</text:p>
          </table:table-cell>
          <table:table-cell office:value-type="string" table:style-name="ce1">
            <text:p>pH-1,?Kid Milli,?루피(Loopy)</text:p>
          </table:table-cell>
          <table:table-cell office:value-type="string" table:style-name="ce1">
            <text:p>Good Day (Feat. 팔로알토) (Prod. 코드 쿤스트)</text:p>
          </table:table-cell>
          <table:table-cell office:value-type="string" table:style-name="ce1">
            <text:p>2018.10.6</text:p>
          </table:table-cell>
          <table:table-cell office:value-type="string" table:style-name="ce1">
            <text:p>여름</text:p>
          </table:table-cell>
          <table:table-cell office:value-type="string" table:style-name="ce1">
            <text:p>낮엔 파란 하늘, 별이 보이는 밤 기분 좋은 날, 오랜만에 모일까? 내가 살아가는 삶을 정말 사랑하지, 나는 기분 좋은 날, 오랜만에 모일까? Ooh, ya, ya, ya, ya, yah Ooh, ya, ya, ya, ya, yah Ooh, ya, ya, ya, ya, yah 기분 좋은 날씨야, 오랜만에 모일까? I just wanna chill with my homies 하얀색의 모래 또 파란색의 물 위엔 파도들이 쭉 밀려오지 전화해서 잡아둬 펜션 이미 올라온 텐션 yea I don’t care 모아둔 돈을 깨 Lotta cash 얼마든 I’m okay, yea 비싼 옷 빼 입어 cuz It’s a good day 많고 또 많은 스트레스는 어려워 때로는 정답을 몰라 Sometimes I feel like I’m at war Oh no, but I know it’s gon be alright yea 바다로 올라 태워 가자 boat ride 친구들 불러 몽땅 바람 부는 소리 들뜬 맘에 잠을 못자 yea 비싼 옷 빼 입어 cuz It’s a good day Seoul city 서있어 난 빌딩 옥상에서 봐 어딘가에 가는 사람들 그 사이에 사이에 나 줄처럼 얽힌 우리 삶 거기서 도망쳐 나왔어 기분은 high with 코쿤 또 팔로 Hola pullup hola 우야 기분 좋은 날씨야 다 모일까 Indigo cozyboys 우주로 비행 indigo cozyboys 우주로 비행 인생은 trip but 안해 trip love 난 필요해 들어 내 1집 인생은 trip 인생은 여행 눈치 왜봐 걔네말 뻔해 인생은 trip 인생은 여행 어디든지 가자 ok 내위 높지, 햇빛, 날씬, 좋게 Seoul city, 먼진, 걷게해 Seoul city, rollin, Seoul city, finesse Building, 세우지, 내 chain, bling cling so 여전히 간지부리지 바람에 내 금 스치지 Geekin geekin will.i.am 가득 딴 커피 I'm drippin 여전히 간지불리지 바람이 체인 스치지 Geekin geekin will.i.am 언제까지? Till 평생 낮엔 파란 하늘, 별이 보이는 밤 기분 좋은 날, 오랜만에 모일까? 내가 살아가는 삶을 정말 사랑하지, 나는 기분 좋은 날, 오랜만에 모일까? Ooh, ya, ya, ya, ya, yah Ooh, ya, ya, ya, ya, yah Ooh, ya, ya, ya, ya, yah 기분 좋은 날씨야, 오랜만에 모일까? Just another good day, 가지 않아, 우울의 늪엔 You see me now, I’m beamin like Lupe, 대축제 세련된 감각에 플러스해, 지혜로움과 사랑을 덧셈 Yeah, I’m a sucker for love 그런데 conscious해, 동시에 번 돈을 멋지게 쓰지, 그동안 난 수고했으니 머리부터 발끝 치장하고 냠냠 배를 채우지 친구들도 바쁘게 살아, 많이 벌어서 다음번에 쏴라 오기 힘들면 가면 되잖아, 화창한 이 날 화는 내지 마 좋은 기분을 나누고파, 사랑하는 사람들과 이런저런 수다 떨면서 ping and pong 주고받는 농담 Just another good day, 가지 않아, 우울의 늪엔 You see me now, I’m beamin like Lupe, 대축제 난 원해 더 많은 거 시간을 담았지 Call ma bro 가지러 가야 돼 손이 난 커 절대로 아냐 그냥 주는 건 여러번 넘어져 But I won't 필요해 지금 난 너 아님 너 걱정마 여기는 Nobody knows 나를 잘 알어 넌 Nobody knows No doubt 이쁜 옷을 골라 I 'll be at the studio I work now 기분좋은 매일이지 Baby with a 검은 머리 나는 느껴 모두를 You can't talk now 난 기분이 좋아 좋은것만 골랐지 챙겨가 나의 기준은 높아 저멀리 기분따라 생각나서 전화를 걸었지 기분따라 생각나서 전화를 ring ring 나는 싫지 않아 이 도시의 빛 밤은 길지 않아 gotta go to deep Gotta go to sleep Baby don't you leave me 날아가자 날개 달아 윙윙 날아가자 날개 달아 with me Just another good day ya ya Just another good day ya ya Just another good day ya ya Just another good day ya ya</text:p>
          </table:table-cell>
          <table:table-cell office:value-type="string" table:style-name="ce1">
            <text:p>남</text:p>
          </table:table-cell>
          <table:table-cell table:number-columns-repeated="16377"/>
        </table:table-row>
        <table:table-row table:style-name="ro1">
          <table:table-cell office:value-type="float" office:value="239" table:style-name="ce1">
            <text:p>239</text:p>
          </table:table-cell>
          <table:table-cell office:value-type="string" table:style-name="ce1">
            <text:p>어쿠스틱 콜라보</text:p>
          </table:table-cell>
          <table:table-cell office:value-type="string" table:style-name="ce1">
            <text:p>묘해, 너와</text:p>
          </table:table-cell>
          <table:table-cell office:value-type="string" table:style-name="ce1">
            <text:p>2014.9.2</text:p>
          </table:table-cell>
          <table:table-cell office:value-type="string" table:style-name="ce1">
            <text:p>사계절</text:p>
          </table:table-cell>
          <table:table-cell office:value-type="string" table:style-name="ce1">
            <text:p>니 생각에 꽤 즐겁고 니 생각에 퍽 외로워 이상한 일이야 누굴 좋아한단 건 아무 일도 없는 저녁 집 앞을 걷다 밤 공기가 좋아서 뜬금없이 이렇게 니가 보고 싶어 참 묘한 일이야 사랑은 좋아서 그립고 그리워서 외로워져 이게 다 무슨 일일까 내 맘이 내 맘이 아닌걸 이제와 어떡해 모든 시간 모든 공간 내 주위엔 온통 너뿐인 것 같아 묘해 보고 싶어 신기하고 신기해서 보고 싶고 그러다 한 순간 미친 듯 불안하고 아무렇지도 않은데 햇살에 울컥 눈물이 날 것 같고 그러다가 니 전화 한 통에 다 낫고 참 묘한 일이야 사랑은 아파서 고맙고 고마워서 대견해져 이게 다 무슨 일일까 이 길이 그 길이 아닌걸 모르고 떠나온 여행처럼 낯설지만 그래서 한번 더 가보고 싶어져 너와 이렇게 너를 바라볼 때 뭐랄까 나는 행복한 채로 두려워져 참 묘한 일이야 사랑은 좋아서 그립고 그리워서 외로워져 이게 다 무슨 일일까 내 맘이 내 맘이 아닌걸 이제와 어떡해 모든 시간 모든 공간 내 주위엔 온통 너뿐인 것 같아 묘해 그래서 한번 더 가보고 싶어져 너와</text:p>
          </table:table-cell>
          <table:table-cell office:value-type="string" table:style-name="ce1">
            <text:p>혼성</text:p>
          </table:table-cell>
          <table:table-cell table:number-columns-repeated="16377"/>
        </table:table-row>
        <table:table-row table:style-name="ro1">
          <table:table-cell office:value-type="float" office:value="240" table:style-name="ce1">
            <text:p>240</text:p>
          </table:table-cell>
          <table:table-cell office:value-type="string" table:style-name="ce1">
            <text:p>짙은</text:p>
          </table:table-cell>
          <table:table-cell office:value-type="string" table:style-name="ce1">
            <text:p>백야</text:p>
          </table:table-cell>
          <table:table-cell office:value-type="string" table:style-name="ce1">
            <text:p>2011.12.16</text:p>
          </table:table-cell>
          <table:table-cell office:value-type="string" table:style-name="ce1">
            <text:p>사계절</text:p>
          </table:table-cell>
          <table:table-cell office:value-type="string" table:style-name="ce1">
            <text:p>너와 내가 떠난 이 알 수 없는 여행 너를 바라보다 잠이 들었는데 밤이 찾아와도 어둠이 내리지 않는 이 꿈 같은 곳으로 날 데려 온 거야 빛나는 하늘과 떨리는 두 손과 나를 바라보는 너의 그 깊은 미소가 난 울지 않을래 피하지 않을래 어둠 속의 빛으로 넌 내게 머물러 날아가는 새들 길을 묻는 사람들 모든 것이 아직 잠들지 않았네 어둠 속에 묻혀있던 빛나던 이 땅 모두가 꿈 같은 세계로 빛을 내고 있구나 빛나는 하늘과 떨리는 두 손과 나를 바라보는 너의 그 깊은 미소가 난 울지 않을래 피하지 않을래 어둠 속의 빛으로 넌 내게 머물러 오- 그대는 보리 오- 우리는 만나리 오- 지지 않으리 오- 날아가는 새들 길을 묻는 사람들 모든 것이 아직 잠들지 않았네 어둠 속에 묻혀있던 빛나던 이 땅 모두가 꿈 같은 세계로 빛을 내고 있구나 빛나는 하늘과 떨리는 두 손과 나를 바라보는 너의 그 깊은 미소가 난 울지 않을래 피하지 않을래 어둠 속의 빛으로 넌 내게 머물러</text:p>
          </table:table-cell>
          <table:table-cell office:value-type="string" table:style-name="ce1">
            <text:p>남</text:p>
          </table:table-cell>
          <table:table-cell table:number-columns-repeated="16377"/>
        </table:table-row>
        <table:table-row table:style-name="ro1">
          <table:table-cell office:value-type="float" office:value="241" table:style-name="ce1">
            <text:p>241</text:p>
          </table:table-cell>
          <table:table-cell office:value-type="string" table:style-name="ce1">
            <text:p>정승환</text:p>
          </table:table-cell>
          <table:table-cell office:value-type="string" table:style-name="ce1">
            <text:p>우주선</text:p>
          </table:table-cell>
          <table:table-cell office:value-type="string" table:style-name="ce1">
            <text:p>2019.4.15</text:p>
          </table:table-cell>
          <table:table-cell office:value-type="string" table:style-name="ce1">
            <text:p>사계절</text:p>
          </table:table-cell>
          <table:table-cell office:value-type="string" table:style-name="ce1">
            <text:p>잠이 참 오지 않던 밤 끝이 없을 걸 알지만 나는 먼 여행을 시작했죠 아무도 보이지 않고 아무 향기도 없는 곳 빛이 돼줘요 아득히 꿈처럼 보이던 수많은 추억이 스쳐 가네요 익숙했던 궤도 밖으로 까만 저편 너머로 뒤돌지 않고 가다 보면 언젠가 그댈 만날 수 있을까 하고 싶은 말이 참 많은데 가끔씩 외로울 때면 소리 내 노랠 부르죠 음 그대에게 닿길 어쩌면 나의 이 여정은 그대란 우주를 헤매는 걸지도 익숙했던 궤도 밖으로 까만 저편 너머로 뒤돌지 않고 가다 보면 언젠가 그댈 만날 수 있을까 하고 싶은 말이 참 많은데 멋대로 바뀌어 버린 계절과 불안한 나의 그림자 속에 오늘도 난 그댈 찾고 있죠 아주 오랜 시간이 지나 기억을 다 잃어도 그댈 알아볼 수 있어 나의 마음 깊숙이 새겨진 그대 중력이 날 이끌면 유성처럼 달려갈게요 내 여행의 끝은 그대죠</text:p>
          </table:table-cell>
          <table:table-cell office:value-type="string" table:style-name="ce1">
            <text:p>남</text:p>
          </table:table-cell>
          <table:table-cell table:number-columns-repeated="16377"/>
        </table:table-row>
        <table:table-row table:style-name="ro1">
          <table:table-cell office:value-type="float" office:value="242" table:style-name="ce1">
            <text:p>242</text:p>
          </table:table-cell>
          <table:table-cell office:value-type="string" table:style-name="ce1">
            <text:p>범키</text:p>
          </table:table-cell>
          <table:table-cell office:value-type="string" table:style-name="ce1">
            <text:p>여기저기거기</text:p>
          </table:table-cell>
          <table:table-cell office:value-type="string" table:style-name="ce1">
            <text:p>2020.9.18</text:p>
          </table:table-cell>
          <table:table-cell office:value-type="string" table:style-name="ce1">
            <text:p>여름</text:p>
          </table:table-cell>
          <table:table-cell office:value-type="string" table:style-name="ce1">
            <text:p>Tell me what you wanna do When this COVID-19 thing is over We gon' pack it up 떠나보자 어디라도 좋아 yeah Tell me what you really wanna do girl 모든 게 지나가고 나면 우린 미뤄뒀던 일들을 할 거야 babe 어디라도 좋아 너와 함께 있는 곳은 heaven 넌 나의 lucky number seven 둘만 있으면 돼 coz we the 드림팀 yeah I don't need nobody but you So let me know 하고 싶은 것도 I know you know and we know Just 말만 해 내가 데려다줄게 When the time is alright Let me take you to the moonlight babe 우리를 비추는 저 태양 아래 You know where I came from 내가 데려다줄게 말해줘 말해줘 Lay down under the palm tree That's all I wanna do with you 야자수 나무 아래 누워 밀린 드라마나 보며 하루 종일 chillaxin' 하고파 yeah 인생곡 플레이리스트 만들어 음악이 멈추지 않게 하루 종일 chillaxin' 하고파 yeah What you wanna do 이것저것그것 babe Where you wanna go 여기저기거기 babe What you wanna do 이것저것그것 babe Where you wanna go 여기저기거기 Yeah 끝나면 이 COVID-19 마스크 벗고 놀러 가자 like we 19 그 나이처럼 놀이공원 1시간 줄을 서도 좋아 당연하게 생각했던 것들 당연하지 않은 너와 아님 take a flight, sky scanner 보내주고파 국내엔 없는 날씨에 널 어디든 we can go anywhere Baby we gon' get it pop it We gon' party together 휴양가에 파도는 bump it 별이 수놓은 밤바다에서 돔피 Or sippin' red wine 떠나 글램핑 빔프로젝터 챙겨 텐트에서 netflixin' 뭐든 좋아 oh yeah 이것저것그것 전부 너랑 올해엔 babe I can do whatever I want with u 진짜 여름 같은 여름 진짜 여행 같은 여행 둘이 떠나길 기도해 Let me take you to the moonlight babe 우리를 비추는 저 태양 아래 You know where I came from 내가 데려다줄게 말해줘 말해줘 Lay down under the palm tree That's all I wanna do with you 야자수 나무 아래 누워 밀린 드라마나 보며 하루 종일 chillaxin' 하고파 yeah 인생곡 플레이리스트 만들어 음악이 멈추지 않게 하루 종일 chillaxin' 하고파 yeah What you wanna do 이것저것그것 babe Where you wanna go 여기저기거기 babe What you wanna do 이것저것그것 let's do it Where you wanna go 여기저기거기</text:p>
          </table:table-cell>
          <table:table-cell office:value-type="string" table:style-name="ce1">
            <text:p>남</text:p>
          </table:table-cell>
          <table:table-cell table:number-columns-repeated="16377"/>
        </table:table-row>
        <table:table-row table:style-name="ro1">
          <table:table-cell office:value-type="float" office:value="243" table:style-name="ce1">
            <text:p>243</text:p>
          </table:table-cell>
          <table:table-cell office:value-type="string" table:style-name="ce1">
            <text:p>세븐틴</text:p>
          </table:table-cell>
          <table:table-cell office:value-type="string" table:style-name="ce1">
            <text:p>My My</text:p>
          </table:table-cell>
          <table:table-cell office:value-type="string" table:style-name="ce1">
            <text:p>2020.6.22</text:p>
          </table:table-cell>
          <table:table-cell office:value-type="string" table:style-name="ce1">
            <text:p>여름</text:p>
          </table:table-cell>
          <table:table-cell office:value-type="string" table:style-name="ce1">
            <text:p>Yeh 발맞춰 어디론가 Run away Yeh 건조한 사막이라도 Okay Yeh 구름은 햇빛의 우산이 돼 Oh I’m not alone 하루하루 눈을 뜨고 나면 새로움 투성이 거울 속에 나는 나를 만나 새로운 나를 꽃피워 시간은 단지 그리면 돼 (그리면 돼) 정해진 건 하나 없는 (Yeh yeh) 늦거나 빠른 건 없어 우리 인생은 Lalalalalala 평행선을 넘어 꿈의 노를 저어보자 행복의 시간은 마음속 주머니에 가득 차 서두르지 마 늘 충분하니까 그대로 있어도 돼 나의 여행의 시작은 나야 저 태양 위로 My my my my my way 한 걸음마다 가까이 가까이 내가 바라던 곳이야 흔들리지 않게 맘을 잡아 나에게로 Oh oh 가까이 My my way BRRRR BAA 두 손 가득히 쥔 모든 것을 BRRRR BAA 날 위해 내버려도 괜찮아 Hey 어딘가로 더 가까이 Hey (어디로 가?) 아직은 Undecided hey hey 아무도 정해주지 못해 나만이 Lalalalalala 바다 위를 날아 꿈의 날개 펼쳐보자 행복의 무게는 아무도 정하지 못하니까 서두르지 마 늘 충분하니까 그대로 있어도 돼 나의 여행의 시작은 나야 저 태양 위로 My my my my my way 한 걸음마다 가까이 가까이 내가 바라던 곳이야 흔들리지 않게 맘을 잡아 나에게로 Oh oh 가까이 My my way 내 삶은 여행 여행 여행 내 맘을 걷네 걷네 이 길은 나의 Road movie 내 길은 오랜 노래 노래 저 태양 위로 My my my my my way 한 걸음마다 가까이 가까이 내가 바라던 곳이야 흔들리지 않게 맘을 잡아 나에게로 Oh oh 가까이 My my way</text:p>
          </table:table-cell>
          <table:table-cell office:value-type="string" table:style-name="ce1">
            <text:p>남</text:p>
          </table:table-cell>
          <table:table-cell table:number-columns-repeated="16377"/>
        </table:table-row>
        <table:table-row table:style-name="ro1">
          <table:table-cell office:value-type="float" office:value="244" table:style-name="ce1">
            <text:p>244</text:p>
          </table:table-cell>
          <table:table-cell office:value-type="string" table:style-name="ce1">
            <text:p>윤건</text:p>
          </table:table-cell>
          <table:table-cell office:value-type="string" table:style-name="ce1">
            <text:p>우리 둘만 아는</text:p>
          </table:table-cell>
          <table:table-cell office:value-type="string" table:style-name="ce1">
            <text:p>2017.10.31</text:p>
          </table:table-cell>
          <table:table-cell office:value-type="string" table:style-name="ce1">
            <text:p>사계절</text:p>
          </table:table-cell>
          <table:table-cell office:value-type="string" table:style-name="ce1">
            <text:p>우리 둘만 아는 아지트 그때 너만 아는 내 옷차림 우리 둘만 아는 언어 그때 나만 아는 니 표정 우리 둘만 아는 여행 그때 너만 아는 내 기분 우리 둘만 아는 맛집 그때 나만 아는 니 메뉴 니가 없는 하루를 견뎌내기 힘들어 혼자 먹는 커피는 왜 이렇게 쓴 거니 너라면 1분1초 내가 없어도 살아갈 수 있겠니 우리가 어떻게 지내왔는데 이렇게 끝나버리겠니 너 없인 단 하루도 도저히 힘들 것 같아 머물러줘 내 곁에만 내가 언제든 만질 수 있게 우리 둘만 아는 아지트 그때 너만 아는 내 잠버릇 우리 둘만 아는 장난 그때 나만 아는 니 농담 우리 둘만 아는 노래 그때 너만 아는 내 목소리 우리 둘만 아는 비밀 그때 나만 아는 니 고민 니가 없는 하루를 견뎌내기 힘들어 혼자 부르는 노래는 왜 이렇게 슬프니 너라면 1분1초 내가 없어도 살아갈 수 있겠니 우리가 어떻게 지내왔는데 이렇게 끝나버리겠니 너 없인 단 하루도 도저히 힘들 것 같아 머물러줘 내 곁에만 내가 언제든 만질 수 있게 우리가 함께 나눴던 날들 너와나 함께 나눴던 날들 날 제일 잘 아는 건 너란 말야 우리가 어떻게 지내왔는데 이렇게 끝나버리겠니 너 없인 단 하루도 도저히 힘들 것 같아 머물러줘 내 곁에만 내가 언제든 만질 수 있게?</text:p>
          </table:table-cell>
          <table:table-cell office:value-type="string" table:style-name="ce1">
            <text:p>남</text:p>
          </table:table-cell>
          <table:table-cell table:number-columns-repeated="16377"/>
        </table:table-row>
        <table:table-row table:style-name="ro1">
          <table:table-cell office:value-type="float" office:value="245" table:style-name="ce1">
            <text:p>245</text:p>
          </table:table-cell>
          <table:table-cell office:value-type="string" table:style-name="ce1">
            <text:p>쿨</text:p>
          </table:table-cell>
          <table:table-cell office:value-type="string" table:style-name="ce1">
            <text:p>해변의 여인</text:p>
          </table:table-cell>
          <table:table-cell office:value-type="string" table:style-name="ce1">
            <text:p>1997.7.1</text:p>
          </table:table-cell>
          <table:table-cell office:value-type="string" table:style-name="ce1">
            <text:p>여름</text:p>
          </table:table-cell>
          <table:table-cell office:value-type="string" table:style-name="ce1">
            <text:p>와우 여름이다 !!! 이게뭐야 이여름에 방안에만 쳐박혀있어 안되겠어 우리 그냥 이쯤에서 헤어져버려 내품에서 흘린 눈물 너 만큼 나 힘이 들었어 잃어버린 너의 미소 찾을수 없을까 안녕하고 돌아서는 그건 아니잖아 사랑을 위한 여행을 하자 바닷가로 빨리 떠나자 야이 야이 야이 야이 바다로 그동안의 아픔들 그속에 모두 버리게 이게 아니야 우린 사랑했잖아 이젠 다신 눈물없는 사랑으로 만들어봐 우~~ Rap) 사랑하는 연인들이 바닷가를 걷고 난 쓸쓸히 바닷가를 혼자 걸어 갈때 너처럼 혼자걷는 여잘보겔 됐고 난 뒤를 하염없이 쫓아가게 됐어 어디갔어 이밤중에 도대체 난 이해가 안돼 여기까지 여행와서 나만 혼자 내 버려두니 해변에서 만난여인 많은 얘길 들려주었지 잃어버린 사랑으로 여기에 왔다고 돌아가면 나 역시도 혼자 될거라고 새벽이 오는 바다에 앉아 얘길 했지 해변의 여인 야이 야이 야이 야이 그녀와 떠오르는 태양을 우리는 함께 본거야 기다리지마 이제서야 만났어 이제다시 이별없는 사랑으로 만들꺼야 해변의 여인 너와 함께 다시 돌아가는 길에 보았지 예전의 그녀 멋진 자동차에 어떤 남자와 함께 있는걸</text:p>
          </table:table-cell>
          <table:table-cell office:value-type="string" table:style-name="ce1">
            <text:p>혼성</text:p>
          </table:table-cell>
          <table:table-cell table:number-columns-repeated="16377"/>
        </table:table-row>
        <table:table-row table:style-name="ro1">
          <table:table-cell office:value-type="float" office:value="246" table:style-name="ce1">
            <text:p>246</text:p>
          </table:table-cell>
          <table:table-cell office:value-type="string" table:style-name="ce1">
            <text:p>싸이</text:p>
          </table:table-cell>
          <table:table-cell office:value-type="string" table:style-name="ce1">
            <text:p>낙원</text:p>
          </table:table-cell>
          <table:table-cell office:value-type="string" table:style-name="ce1">
            <text:p>2002.9.19</text:p>
          </table:table-cell>
          <table:table-cell office:value-type="string" table:style-name="ce1">
            <text:p>사계절</text:p>
          </table:table-cell>
          <table:table-cell office:value-type="string" table:style-name="ce1">
            <text:p>너와 단 둘이서 떠나가는 여행 너를 향한 내마음 절대 안 변해 보고 또 봐도 또 다시 나 반해 꿈만 같애 우리 둘이 함께 우린서로 아무말도 없이 이렇다 할 행선지도 없이 빡빡한 저 세상 등지고 너와내가 나침반과 지도 하지 못했었던 말 한땐 다시 안본다 했었나 허나 지금 우리 둘만 이 차 속에 어느덧 훌쩍 지나버린 고개 비와바람도 세상과 사람도 우릴 막지 말라 우린 지금 빨라 우릴 갈라 놨던 속세 탈출하는 찰라 우린 지금 아주 빨라 난 너와 같은 차를 타고 난 너와같은 곳을 보고 난 너와 같이 같은 곳으로 그 곳은 천국일꺼야. 정신없이 달려온 곳 동해안 저 시원한 바다 소리가 곧 내맘 너 때문에 잠 못자고 꼬박 샌 밤 손발을 다 합쳐도 못샌다 말이 필요없는 거야 같이 있는거야 이제서야 밝히지만 내 주인은 너야 기분 좋아 둘이 장도 봐 밥은 내가 할께 쌀만 담궈 놔 피곤한지 너는 잠깐 자고 그 사이 나는 몰래 요리책을 파고 드디어 오붓하게 저녁식사를 하고 여기가 바로 지상 낙원 비와바람도 세상과 사람도 우릴 막지 말라 우린 이제 달라 나홀로 애태웠던 예전과는 달라 우린 이제 많이 달라 난 너와 같이 마주 하고 난 너와 같이 살아 숨쉬고 난 너와 같이 같은 곳에서 여기가 천국인거야 오~ 너로 인해 힘들었던 나의 어제가 술안주로 변해버린 오늘이구나 내 여자구나 이제 안보낸다 절대 안겨봐 내 품에 포근해 소중해 나중에 다시 돌아가더라도 오늘 하루 곱씹으며 행복하게 살어 나중에 다시 돌아가더라도 오늘 하루 곱씹으며 나를 잊지 말어</text:p>
          </table:table-cell>
          <table:table-cell office:value-type="string" table:style-name="ce1">
            <text:p>남</text:p>
          </table:table-cell>
          <table:table-cell table:number-columns-repeated="16377"/>
        </table:table-row>
        <table:table-row table:style-name="ro1">
          <table:table-cell office:value-type="float" office:value="247" table:style-name="ce1">
            <text:p>247</text:p>
          </table:table-cell>
          <table:table-cell office:value-type="string" table:style-name="ce1">
            <text:p>클론</text:p>
          </table:table-cell>
          <table:table-cell office:value-type="string" table:style-name="ce1">
            <text:p>꿍따리 샤바라</text:p>
          </table:table-cell>
          <table:table-cell office:value-type="string" table:style-name="ce1">
            <text:p>1996.5.1</text:p>
          </table:table-cell>
          <table:table-cell office:value-type="string" table:style-name="ce1">
            <text:p>여름</text:p>
          </table:table-cell>
          <table:table-cell office:value-type="string" table:style-name="ce1">
            <text:p>1.마음이 울적하고 답답할 땐 산으로 올라가 소릴 한번 질러봐 나처럼 이렇게 가슴을 펴고 꿍따리 샤바라 빠빠빠빠 누구나 세상을 살다 보면 마음먹은 대로 되지 않을 때가 있어 그럴땐 나처럼 노랠 불러봐 꿍따리 샤바라 빠빠빠빠 * 기쁨과 슬픔이 엇갈리고 좌절과 용기가 교차되고 만남과 이별을 나누면서 그렇게 우리는 살아가고 뜻대로 되지 않을 때도있고 마음먹은 대로 될 때도 있어 다 그런거야 누구나 세상은 그렇게 돌아가니까 다 그렇게 사는 거야 희비가 엇갈리는 세상속에서 내일이 다시 찾아오기에 우리는 희망을 안고 사는거야 마음대로 일이 되지않을 땐 하던 일을 멈추고 여행을 떠나봐 바다를 찾아가 소릴 질러봐 꿍따리 샤바라 빠빠빠빠 꿍따리 샤바라 빠빠빠 빠빠빠빠 빠빠빠빠 꿍따리 샤바라 빠빠빠 빠빠빠빠 빠빠빠빠 2.우울한 날이 계속 이어질 땐 신나는 음악에 신나게 춤을 춰봐 나처럼 이렇게 리듬에 맞춰 꿍따리 샤바라 빠빠빠빠 누구나 괴로운 일은 있는 것 한가지 생각에 너무 집착하지마 그럴땐 나처럼 툭툭 털면서 꿍따리 샤바라 빠빠빠<text:s/></text:p>
          </table:table-cell>
          <table:table-cell office:value-type="string" table:style-name="ce1">
            <text:p>남</text:p>
          </table:table-cell>
          <table:table-cell table:number-columns-repeated="16377"/>
        </table:table-row>
        <table:table-row table:style-name="ro1">
          <table:table-cell office:value-type="float" office:value="248" table:style-name="ce1">
            <text:p>248</text:p>
          </table:table-cell>
          <table:table-cell office:value-type="string" table:style-name="ce1">
            <text:p>릴러말즈</text:p>
          </table:table-cell>
          <table:table-cell office:value-type="string" table:style-name="ce1">
            <text:p>Trip (Feat. Hannah)</text:p>
          </table:table-cell>
          <table:table-cell office:value-type="string" table:style-name="ce1">
            <text:p>2018.11.16</text:p>
          </table:table-cell>
          <table:table-cell office:value-type="string" table:style-name="ce1">
            <text:p>사계절</text:p>
          </table:table-cell>
          <table:table-cell office:value-type="string" table:style-name="ce1">
            <text:p>배낭 메고 여행이나 갈까 머리도 식힐 겸 지금 말야 아무런 계획도 없이 나 혼자 여행이나 다녀오지 뭐 숨 좀 쉬고 싶어서 잠깐이면 돼 잠깐이면 눈 깜빡한 사이에 돌아올게 잠깐이면 돼 잠깐이면 잠깐이면 돼 잠깐 잠깐이면 돼 잠깐이면 해 뜨기 전까지 딱 돌아올게 잠깐이면 돼 잠깐이면 잠깐이면 돼 잠깐 잠깐 holup wait 머리는 아파 오는데 어디 잠깐 나를 달래줄 곳으로 여행이나 다녀오려 해 맛있는 거 멋있는 거 전부 느끼고 노래로 쓸게 바래졌던 나의 기억 속 잠들었던 그 추억 속에 나는 다섯 살 때쯤 일본에서 중학교 때쯤 유럽으로 대학 들어가곤 전 세계를 이제는 가고파 조용한 곳 맛있는 거 멋있는 거 전부 느끼고 노래로 쓸게 옆에는 yolin 비행기 표 다른 건 하나도 필요 없어 배낭 메고 여행이나 갈까 머리도 식힐 겸 지금 말야 아무런 계획도 없이 나 혼자 여행이나 다녀오지 뭐 숨 좀 쉬고 싶어서 잠깐이면 돼 잠깐이면 눈 깜빡한 사이에 돌아올게 잠깐이면 돼 잠깐이면 잠깐이면 돼 잠깐 잠깐이면 돼 잠깐이면 해 뜨기 전까지 딱 돌아올게 잠깐이면 돼 잠깐이면 잠깐이면 돼 잠깐 umm wait take me away 나도 떠나고 싶어 나도 느끼고 싶어 그 자유 그 여유 그거 누리고 싶어 여행 떠날래 너가 제일 잘 알잖아 돌아오고 싶지 않을지도 몰라 umm 만나볼래 새로운 사람 새로운 느낌 가보고 싶어 떠나고 싶어 이제는 떠나볼래 잠깐이면 돼 잠깐이면 눈 깜빡한 사이에 돌아올게 잠깐이면 돼 잠깐이면 잠깐이면 돼 잠깐 잠깐이면 돼 잠깐이면 해 뜨기 전까지 딱 돌아올게 잠깐이면 돼 잠깐이면 잠깐이면 돼 잠깐</text:p>
          </table:table-cell>
          <table:table-cell office:value-type="string" table:style-name="ce1">
            <text:p>남</text:p>
          </table:table-cell>
          <table:table-cell table:number-columns-repeated="16377"/>
        </table:table-row>
        <table:table-row table:style-name="ro1">
          <table:table-cell office:value-type="float" office:value="249" table:style-name="ce1">
            <text:p>249</text:p>
          </table:table-cell>
          <table:table-cell office:value-type="string" table:style-name="ce1">
            <text:p>비투비</text:p>
          </table:table-cell>
          <table:table-cell office:value-type="string" table:style-name="ce1">
            <text:p>봄날의 기억</text:p>
          </table:table-cell>
          <table:table-cell office:value-type="string" table:style-name="ce1">
            <text:p>2016.3.28</text:p>
          </table:table-cell>
          <table:table-cell office:value-type="string" table:style-name="ce1">
            <text:p>봄</text:p>
          </table:table-cell>
          <table:table-cell office:value-type="string" table:style-name="ce1">
            <text:p>차가운 계절은 지나고 봄이 또 찾아왔죠 이렇게 시린 겨울을 우린 잘 버텨냈네요 앞으로 해야 할 것들은 너무 넘쳐나지만 계절의 포근함으로 또 이겨내야죠 Remember that 아주 오랜 시간이 지나갔죠 어제의 추억이 내일은 그저 잊혀지기를 힘겨운 발걸음을 옮기죠 봄날의 밤공기를 마시며 봄바람에 내 맘을 달래보다 습관처럼 걸었던 거리에는 아픈 계절의 향기만 남아 그녀가 자꾸만 자꾸만 생각이나 눈물이 나네요 눈물만 나네요 Remember that 오랜 시간 얼었던 땅도 녹아 내리고 계절의 반복 그 속에 미련인지 알 수 없는 지금 기분은 시간을 되돌려 줘 음 지금 난 그때로 돌아와 있어 때 맞춰 떠나던 여행처럼 썩 나쁘지 않은 기분 하지만 또 뭉클해지는 가슴이 말하는 메시지는 I wanna give you my love Beautiful days 그 아름다운 날들이 지나가죠 오늘의 기억에 내일은 그저 웃을 수 있게 오늘도 발걸음을 옮기죠 봄날의 밤 공기를 마시며 봄바람에 내 맘을 달래보다 습관처럼 걸었던 거리에는 아픈 계절의 향기만 남아 그녀가 자꾸만 자꾸만 생각이나 눈물이 나네요 Remember that road we used to walk down on the Way to your home girl Do you remember that? 봄이 올 때마다 꽃이 피는 것처럼 이 길 걸을 때마다 네 생각나 girl 봄날의 밤 공기를 마시며 봄바람에 내 맘을 달래보다 습관처럼 걸었던 거리에는 필름처럼 봄날의 기억이 이제와 자꾸만 자꾸만 생각이나 눈물이 나네요 안녕 봄아 넌 여전히 예쁘구나 이 향기도 바람도 스며있는 포근함 흘러간 시간이 무색할 만큼 그대로인데 왜인지 난 작년의 봄 앞에 머문다 눈물이나 주책 맞게 더 없이 해맑게 나를 안아주는 햇살이 고마워 너도 어딘가에서 이 봄을 느끼고 있겠지 아마 Remember that</text:p>
          </table:table-cell>
          <table:table-cell office:value-type="string" table:style-name="ce1">
            <text:p>남</text:p>
          </table:table-cell>
          <table:table-cell table:number-columns-repeated="16377"/>
        </table:table-row>
        <table:table-row table:style-name="ro1">
          <table:table-cell office:value-type="float" office:value="250" table:style-name="ce1">
            <text:p>250</text:p>
          </table:table-cell>
          <table:table-cell office:value-type="string" table:style-name="ce1">
            <text:p>장민호</text:p>
          </table:table-cell>
          <table:table-cell office:value-type="string" table:style-name="ce1">
            <text:p>남자는 말합니다</text:p>
          </table:table-cell>
          <table:table-cell office:value-type="string" table:style-name="ce1">
            <text:p>2013.5.16</text:p>
          </table:table-cell>
          <table:table-cell office:value-type="string" table:style-name="ce1">
            <text:p>사계절</text:p>
          </table:table-cell>
          <table:table-cell office:value-type="string" table:style-name="ce1">
            <text:p>여행 갑시다 나의 여자여 하나 뿐인 나의 여자여 상처투성이 병이 들어 버린 당신 여행가서 낫게 하리다 나란 사람 하나만 믿고 같이 살아온 바보 같이 착한 사람아 남자는 말합니다 고맙구요 감사해요 오직 나만 아는 사람아 안아봅시다 나의 여자여 하나 뿐인 나의 여자여 고운 얼굴에 쓰여진 슬픈 이야기 오늘 밤에 지워 봅시다 나란 사람 하나만 믿고 같이 살아온 바보 같이 착한 사람아 남자는 말합니다 고맙구요 감사해요 오직 나만 아는 사람아 나란 사람 하나만 믿고 같이 살아온 바보 같이 착한 사람아 남자는 말합니다 고맙구요 감사해요 오직 나만 아는 사람아 오로지 나만 아는 사람아</text:p>
          </table:table-cell>
          <table:table-cell office:value-type="string" table:style-name="ce1">
            <text:p>남</text:p>
          </table:table-cell>
          <table:table-cell table:number-columns-repeated="16377"/>
        </table:table-row>
        <table:table-row table:style-name="ro1">
          <table:table-cell office:value-type="float" office:value="251" table:style-name="ce1">
            <text:p>251</text:p>
          </table:table-cell>
          <table:table-cell office:value-type="string" table:style-name="ce1">
            <text:p>SOLE(쏠),?THAMA</text:p>
          </table:table-cell>
          <table:table-cell office:value-type="string" table:style-name="ce1">
            <text:p>Google Map (Feat. Don Mills)</text:p>
          </table:table-cell>
          <table:table-cell office:value-type="string" table:style-name="ce1">
            <text:p>2020.10.28</text:p>
          </table:table-cell>
          <table:table-cell office:value-type="string" table:style-name="ce1">
            <text:p>사계절</text:p>
          </table:table-cell>
          <table:table-cell office:value-type="string" table:style-name="ce1">
            <text:p>I can feel it 숨이 막힌다 난 떠날래 이대로 안돼 다 feel me? 바다 넘어 가고파 yo 내 자리 창가에 what you like for drink? 아 저는 그냥 샴페인 got 10 minutes to land (어디로) 엊그제만 같아 구름위를 날았던 기억 damn too far 추억속으로 여행을 가 yeah 음음 ooh ooh 떠나지 못해서 노래해 떠날 수 없어서 노래나 해 이 모든 게 지나가길 바라 서러운데 그냥 노래나 해 아무 걱정 없이 난 떠나고 싶은데 ye ye 언제 다시 우리가 되돌아갈 수 있을까 호텔보단 BnB 우린 아직 젊기에 바로 짐을 푼 뒤 모여 몇 분 뒤에 날씨는 up and down 맛집으로 그냥 가 구글맵으로 봤던 기억 damn too far (RAP) 거실로 나와 티비나봐 소파 엉덩이 붙이고 자연스럽던 일상 이걸 얼마나 바라던 건지 몰라 허탈함 가득한 빈 공간 채워준 친구들 띠동갑 얼마전까지 창문 밖에서 손 흔들기만 하던 손잡아 핑계를 대지만 가벼운 지갑 날 무겁게 만들지 어두운 표정으로 괜히 또 물지 이쯤 되니까 내가 선택한 게 맞는 건가 멈춰진 내 발 책상이라도 있다면 주먹으로 시원하게 내려치고 싶은 마음 그렇게라도 제발 더도 말고 희망이나마 가질 수 있던 때로 어디로 떠나지 않아도 돼 떠나지 못하고 부르는 노래 바라지 보이지 않는 끝이 나오기를 간절히 떠나지 못해서 노래해 떠날 수 없어서 노래나 해 이 모든 게 지나가길 바라 서러운데 그냥 노래나 해 떠나지 못해서 노래해 떠날 수 없어서 노래나 해 이 모든 게 지나가길 바라 서러운데 그냥 노래나 해</text:p>
          </table:table-cell>
          <table:table-cell office:value-type="string" table:style-name="ce1">
            <text:p>혼성</text:p>
          </table:table-cell>
          <table:table-cell table:number-columns-repeated="16377"/>
        </table:table-row>
        <table:table-row table:style-name="ro1">
          <table:table-cell office:value-type="float" office:value="252" table:style-name="ce1">
            <text:p>252</text:p>
          </table:table-cell>
          <table:table-cell office:value-type="string" table:style-name="ce1">
            <text:p>NCT U</text:p>
          </table:table-cell>
          <table:table-cell office:value-type="string" table:style-name="ce1">
            <text:p>Coming Home</text:p>
          </table:table-cell>
          <table:table-cell office:value-type="string" table:style-name="ce1">
            <text:p>2019.12.13</text:p>
          </table:table-cell>
          <table:table-cell office:value-type="string" table:style-name="ce1">
            <text:p>겨울</text:p>
          </table:table-cell>
          <table:table-cell office:value-type="string" table:style-name="ce1">
            <text:p>내 시간은 멈춰 있어 우는 널 두고 돌아섰을 때 마지막 인사조차도 없었던 나에게 지칠 때면 돌아와 쉬라던 말 네 그 마음 눈이 오던 그 길로 한참을 왔을 때 돌아보면 너는 거기 있는 걸 여행이 끝날 때쯤 난 알게 될 거야 그때처럼 널 가슴에 가득 안고 I’m coming home 어둠이 날 반겨 길을 잃은 채 헤매고 있을 때 이 길의 끝에 만난 건 너라는 등불이 내 곁에서 언제나 빛나던 사실 You light of my life uh 눈이 오던 이 길로 한참을 왔어도 돌아보면 나를 향해 있는 너 내 시간이 다 해도 난 네 곁에 올 거야 습관처럼 따뜻했던 내 집으로 Yeah Yeah 잘 왔다고 말해준 너의 그 말 Yeah 눈이 오던 그 길로 한참을 왔을 때 돌아보면 너는 거기 있는 걸 여행이 끝날 때쯤 난 알게 될 거야 그때처럼 가슴에 가득 안고 습관처럼 묻지도 않고 다시 곁으로 I’m coming home Hoo</text:p>
          </table:table-cell>
          <table:table-cell office:value-type="string" table:style-name="ce1">
            <text:p>남</text:p>
          </table:table-cell>
          <table:table-cell table:number-columns-repeated="16377"/>
        </table:table-row>
        <table:table-row table:style-name="ro1">
          <table:table-cell office:value-type="float" office:value="253" table:style-name="ce1">
            <text:p>253</text:p>
          </table:table-cell>
          <table:table-cell office:value-type="string" table:style-name="ce1">
            <text:p>오왼</text:p>
          </table:table-cell>
          <table:table-cell office:value-type="string" table:style-name="ce1">
            <text:p>초대</text:p>
          </table:table-cell>
          <table:table-cell office:value-type="string" table:style-name="ce1">
            <text:p>2020.10.8</text:p>
          </table:table-cell>
          <table:table-cell office:value-type="string" table:style-name="ce1">
            <text:p>사계절</text:p>
          </table:table-cell>
          <table:table-cell office:value-type="string" table:style-name="ce1">
            <text:p>기분 좋은 밤이야 오늘도 I’m feeling myself 내 영혼은 사랑이야 내일도 Gonna feel myself 내성적인 너를 초대할 게 Baby welcome to my world 이 분위기에 넌 곧 전염돼 근심 걱정 없이 go work it, twerk 오늘 보여줄 게 서울의 밤 Or I can take you down to Busan tmrw I can show you how it’s done tonight I can introduce you to my life style So baby don’t you worry ’bout a thing Cus we’re still young and when it rains It clears out after so we can do whatever Do whatever Go wherever And it don’t matter Whenever whenever You want it baby 기분 좋은 밤이야 오늘도 I’m feeling myself 내 영혼은 사랑이야 내일도 Gonna feel myself 내성적인 너를 초대할 게 Baby welcome to my world 이 분위기에 넌 곧 전염돼 근심 걱정 없이 go work it, twerk 순수한 사람 원하면 다 이루어진다는 상상 나와 함께 해볼래? 내 손 잡아 빨리 가볼까 악셀을 밟아 skrrt 챙겨 너의 여행 가방 목적지는 인천 공항 LA 또는 가자 NYC So I can show you what I've seen 걱정을 내려놔 Everything is fine We got plenty of time Whoa whoa whoa whoa 고민들 말아놔 We gon smoke 'em all tonight I ain't gonna lie 뭐든 가능하니까 I'm gonna drive yeah 말리부 향해 Babe welcome to LA 아름다운 공기 drinking Belaire Palm trees in the light yeah 별들에게 얼른 인사해 취한 분위기 take you higher 나와 떠나 영원한 비행 기분 좋은 밤이야 오늘도 I’m feeling myself 내 영혼은 사랑이야 내일도 Gonna feel myself 내성적인 너를 초대할 게 Baby welcome to my world 이 분위기에 넌 곧 전염돼 근심 걱정 없이 go work it, twerk Baby just grant me the pass 어느새 난 아무렇게 네 마음 가시밭 담을 넘네 I be smooth with it 그래도 지켜 난 수위를 눈치 보지 말고 Let your body just move with it 오늘 밤 펼쳐 너의 상상을 현실로 보여줄 게 가능하면 Wine and dining on a silver platter 화려한 life style이 너무 익숙해 넌 oh God! So tonight I be feeling myself You're pulling me real close 너를 구해줄 손을 잡네 손바닥에 땀이 나도록 Mmm baby girl can you do me a favor 내려와 네가 준비가 되면 어둠 끝까지 춤이나 당겨 나를 보는 너의 눈이 너무 예뻐 You a danger, I better be careful 기분 좋은 밤이야 오늘도 I’m feeling myself 내 영혼은 사랑이야 내일도 Gonna feel myself 내성적인 너를 초대할 게 Baby welcome to my world 이 분위기에 넌 곧 전염돼 근심 걱정 없이 go work it, twerk</text:p>
          </table:table-cell>
          <table:table-cell office:value-type="string" table:style-name="ce1">
            <text:p>남</text:p>
          </table:table-cell>
          <table:table-cell table:number-columns-repeated="16377"/>
        </table:table-row>
        <table:table-row table:style-name="ro1">
          <table:table-cell office:value-type="float" office:value="254" table:style-name="ce1">
            <text:p>254</text:p>
          </table:table-cell>
          <table:table-cell office:value-type="string" table:style-name="ce1">
            <text:p>개리</text:p>
          </table:table-cell>
          <table:table-cell office:value-type="string" table:style-name="ce1">
            <text:p>또 하루 (Feat. 개코)</text:p>
          </table:table-cell>
          <table:table-cell office:value-type="string" table:style-name="ce1">
            <text:p>2015.12.31</text:p>
          </table:table-cell>
          <table:table-cell office:value-type="string" table:style-name="ce1">
            <text:p>사계절</text:p>
          </table:table-cell>
          <table:table-cell office:value-type="string" table:style-name="ce1">
            <text:p>나 홀로 외로워진 밤에 모든 게 버거워진 밤에 I love you I need you You 네가 필요해 나 홀로 술 취한 이 밤에 모든 게 그리워진 밤에 I love you I need you You 네가 필요해 어김없이 찾아오는 아침의 80% 개운치 않아 다시 또 시작하는 하루는 어제와 같은 카피고 이어폰 속 최신 곡을 흥얼거리며 이 도시 속 최고를 꿈꿔 온몸으로 난 나쁜 기운까지 다 느껴 어릴 때부터 온갖 압박들에 다 단련된 난 한국사람 돈이 없음 불행한 것이 훨씬 더 많아 위에서는 눌러 아래서는 치고 올라 어디를 가나 하라면 해 싫으면 관두든가 다 인간관계? 몰라 난 그런 거 싫으면 안 해 두려워 할 것 없어 모든 게 다 똑같아 어차피 경쟁 피곤한 언쟁은 필요 없어 그냥 내 옆에 마음 맞는 몇 사람과 함께 즐길 술과 음악만 있으면 돼 나 홀로 외로워진 밤에 모든 게 버거워진 밤에 I love you I need you You 네가 필요해 나 홀로 술 취한 이 밤에 모든 게 그리워진 밤에 I love you I need you You 네가 필요해 오늘도 밤새 일하며 눈에 불 켜 마치 편의점 간판 기분으로 말하자면 초여름 장마 곧 끝이 나고 또 많은 것을 얻겠지 아마 돈 아니면 욕 뭐든 상관없어 그래도 일할 수 있는 것이 내 행복 늘 머리 속엔 여행 생각 이번 휴가 어딜 갈까 유럽부터 동남 아시아 5월 부터 비키니 고르는 그녀 맘같이 설레 집에 가기 전에 술이나 한잔 할까 친구에게 전화를 거네 뭔가 별일 있는 건 아니고 그냥 잠깐 얼굴이나 보고 가면 어떨까 커피 한잔이라도 아님 술을 마셔도 뭐든 난 좋으니까 잠깐만 나와 우린 성공해야 해 아니 행복해야 해 우린 성공해야 해 아니 행복해야 해 나 홀로 외로워진 밤에 모든 게 버거워진 밤에 I love you I need you You 네가 필요해 나 홀로 술 취한 이 밤에 모든 게 그리워진 밤에 I love you I need you 네가 필요해<text:s/></text:p>
          </table:table-cell>
          <table:table-cell office:value-type="string" table:style-name="ce1">
            <text:p>남</text:p>
          </table:table-cell>
          <table:table-cell table:number-columns-repeated="16377"/>
        </table:table-row>
        <table:table-row table:style-name="ro1">
          <table:table-cell office:value-type="float" office:value="255" table:style-name="ce1">
            <text:p>255</text:p>
          </table:table-cell>
          <table:table-cell office:value-type="string" table:style-name="ce1">
            <text:p>스텔라장</text:p>
          </table:table-cell>
          <table:table-cell office:value-type="string" table:style-name="ce1">
            <text:p>YOLO</text:p>
          </table:table-cell>
          <table:table-cell office:value-type="string" table:style-name="ce1">
            <text:p>2019.7.5</text:p>
          </table:table-cell>
          <table:table-cell office:value-type="string" table:style-name="ce1">
            <text:p>사계절</text:p>
          </table:table-cell>
          <table:table-cell office:value-type="string" table:style-name="ce1">
            <text:p>You only live once You only live once You only live once You only live once 언젠가 한 번쯤은 해보고 싶었어 계획 없이 떠나는 여행 반복되는 하루들이 지겨워져서 오늘을 내게 선물하기로 해 yeah 열심히 살아왔잖아 이 정도의 사치는 부려도 되잖아 창밖의 밝은 별 하나 어서 가자 저기 멀리 저 불빛을 따라 You only live once 오늘이 지나면 You only live once 다시 돌아가겠지 You only live once 그래도 하루만큼은 나를 You only live once 위해 살고 싶어 오늘만큼은 애벌레가 아닌 Butterfly Brand new day is calling now 어디든 좋아 나랑 너랑 우리 다 오늘은 모두 잊자 기차에 몸을 실어봐 어때 의자에 등을 기대봐 절대 후회는 하지 않을 거야 번데기는 나비가 될 거야 열심히 살아왔잖아 이 정도의 사치는 부려도 되잖아 창밖의 밝은 별 하나 어서 가자 저기 멀리 저 불빛을 따라 You only live once 오늘이 지나면 You only live once 다시 돌아가겠지 You only live once 그래도 하루만큼은 나를 You only live once 위해 살고 싶어 You only live once 오늘이 지나면 You only live once 다시 돌아가겠지 You only live once 그래도 하루만큼은 나를 You only live once 위해 살고 싶어 You will be you’ll be okay You will be you’ll be you’ll be okay You will be you’ll be okay You will be you’ll be you’ll be okay You will be you’ll be okay You will be you’ll be you’ll be okay You will be you’ll be okay You will be you’ll be you’ll be okay</text:p>
          </table:table-cell>
          <table:table-cell office:value-type="string" table:style-name="ce1">
            <text:p>여</text:p>
          </table:table-cell>
          <table:table-cell table:number-columns-repeated="16377"/>
        </table:table-row>
        <table:table-row table:style-name="ro1">
          <table:table-cell office:value-type="float" office:value="256" table:style-name="ce1">
            <text:p>256</text:p>
          </table:table-cell>
          <table:table-cell office:value-type="string" table:style-name="ce1">
            <text:p>박효신</text:p>
          </table:table-cell>
          <table:table-cell office:value-type="string" table:style-name="ce1">
            <text:p>HAPPY TOGETHER</text:p>
          </table:table-cell>
          <table:table-cell office:value-type="string" table:style-name="ce1">
            <text:p>2014.11.24</text:p>
          </table:table-cell>
          <table:table-cell office:value-type="string" table:style-name="ce1">
            <text:p>사계절</text:p>
          </table:table-cell>
          <table:table-cell office:value-type="string" table:style-name="ce1">
            <text:p>세상을 몰랐었던 마냥 웃기만 했던 푸른 하늘 닮은 꿈을 가진 키 작은 꼬마가 어느새 담을 넘는다 언덕위로 좁게 트인 [그 작은 길 따라] 어디로 가는 걸까? 작은 돌에 그만 넘어져도 일어나 다시 그 길 따라 걸어보렴 좀 더디면 어때? 어디든 좋아 한걸음씩 so happy together 너의 손을 잡고서 너와 발을 맞추며 가자 we are dancing together 서두르진 마 조금 익숙한 멜로디를 불러봐 루루루 루루루 너를 위한 멜로디 루루루 루루루 누구도 상상 못할 내일이 또 오겠지? 소나기에 자라난 무지개를 빌려다 포켓 속에 가득 꼭 넣어두렴 주문을 외워 it’s gonna be alright! 한걸음씩 so happy together 너의 손을 잡고서 너와 발을 맞추며 가자 we are dancing together 서두르진 마 이제 익숙한 멜로디를 불러봐 루루루 루루루 너를 위한 멜로디 루루루 루루루 하늘아래 누워 잠깐 쉬어가도 돼 눈을 감아도 보이는 너를 닮은 별 찾아 고맙다는 인사를 건넨다 그게 바로 너야 한걸음 더 so happy together 다시 밝아온 아침 머나먼 여행을 떠나자 we belong together 혼자가 아냐 영원히 너를 위해 불러줄 이 멜로디 루루루 루루루 우릴 위한 멜로디 루루루 루루루 지금 내 앞에 있는 내가 찾던 세상...</text:p>
          </table:table-cell>
          <table:table-cell office:value-type="string" table:style-name="ce1">
            <text:p>남</text:p>
          </table:table-cell>
          <table:table-cell table:number-columns-repeated="16377"/>
        </table:table-row>
        <table:table-row table:style-name="ro1">
          <table:table-cell office:value-type="float" office:value="257" table:style-name="ce1">
            <text:p>257</text:p>
          </table:table-cell>
          <table:table-cell office:value-type="string" table:style-name="ce1">
            <text:p>악동뮤지션</text:p>
          </table:table-cell>
          <table:table-cell office:value-type="string" table:style-name="ce1">
            <text:p>MY DARLING</text:p>
          </table:table-cell>
          <table:table-cell office:value-type="string" table:style-name="ce1">
            <text:p>2017.7.20</text:p>
          </table:table-cell>
          <table:table-cell office:value-type="string" table:style-name="ce1">
            <text:p>여름</text:p>
          </table:table-cell>
          <table:table-cell office:value-type="string" table:style-name="ce1">
            <text:p>My darling Can I call you darling Darling darling darling 아직은 꿈만 같은 걸 내가 오래도록 꿈꾸던 그대와 Woo play like woo 밤새 파티를 열어볼까 봐요 둠바둠바둠바둠바둠바둠바웨 둠바둠바둠바둠바둠바둠바웨 앵두 같은 입술이 달린 달린 달린 달린 어여쁜 그대 얼굴이 내 두 눈을 집어삼켜 버리곤 Woo swallow woo 책임져 아주 혼내줘야겠어요 눈 깜빡하면 사라질 듯이 실감이 안 나는 걸 That’s right You are my baby 이젠 내 사랑 My darling 평생 내 옆자리에서 웃어요 행복한 기분이 샘솟아 눈물이 다 나올 때까지 오 달님 반짝이는 달님 달님 달님 달님 혹시 이게 꿈이라면 수면제를 입에 먹여서라도 Woo I said woo 이 밤이 끝나지 않게 해줘요 둠바둠바둠바둠바둠바둠바웨 둠바둠바둠바둠바둠바둠바웨 가만히 거울 보고 있자니 어떻게 내가 짝이라니 남은 너의 반평생 재밌게 해줄게 노래 여행 보드게임 다 퍼주고 모시고 받들게 Oh God 날 내버려 두지 말아 I’m gonna do it over 침대 뻥뻥 차고 함박웃음 지을 거니까 귀찮게 종일 매달릴 거임 우리 사진에는 댓글이 달릴 거임 상대가 아깝고 도둑놈이라고 해도 현실은 배 아플 거니까 눈 깜빡하면 사라질 듯이 아직도 모르겠는 걸 That’s right You are my baby 이젠 내 사랑 My darling 평생 내 옆자리에서 웃어요 행복한 기분이 샘솟아 눈물이 다 이젠 내 사랑 My darling 평생 나의 곁에서 머물러요 사랑의 감정이 샘솟아 눈물이 다 나올때까지 둠바둠바둠바둠바둠바둠바웨 둠바둠바둠바둠바둠바둠바웨 둠바둠바둠바둠바둠바둠바웨 둠바둠바둠바둠바둠바둠바웨</text:p>
          </table:table-cell>
          <table:table-cell office:value-type="string" table:style-name="ce1">
            <text:p>혼성</text:p>
          </table:table-cell>
          <table:table-cell table:number-columns-repeated="16377"/>
        </table:table-row>
        <table:table-row table:style-name="ro1">
          <table:table-cell office:value-type="float" office:value="258" table:style-name="ce1">
            <text:p>258</text:p>
          </table:table-cell>
          <table:table-cell office:value-type="string" table:style-name="ce1">
            <text:p>안예은</text:p>
          </table:table-cell>
          <table:table-cell office:value-type="string" table:style-name="ce1">
            <text:p>문어의 꿈</text:p>
          </table:table-cell>
          <table:table-cell office:value-type="string" table:style-name="ce1">
            <text:p>2020.2.25</text:p>
          </table:table-cell>
          <table:table-cell office:value-type="string" table:style-name="ce1">
            <text:p>사계절</text:p>
          </table:table-cell>
          <table:table-cell office:value-type="string" table:style-name="ce1">
            <text:p>나는 문어 꿈을 꾸는 문어 꿈속에서는 무엇이든지 될 수 있어 나는 문어 잠을 자는 문어 잠에 드는 순간 여행이 시작되는 거야 높은 산에 올라가면 나는 초록색 문어 장미 꽃밭 숨어들면 나는 빨간색 문어 횡단보도 건너가면 나는 줄무늬 문어 밤하늘을 날아가면 나는 오색찬란한 문어가 되는 거 야 아아아 아아 야 아아아 아아 깊은 바닷속은 너무 외로워 춥고 어둡고 차갑고 때로는 무섭기도 해 애애애 애애 야 아아아 아아 그래서 나는 매일 꿈을 꿔 이곳은 참 우울해 단풍놀이 구경 가면 나는 노란색 문어 커피 한 잔 마셔주면 나는 진갈색 문어 주근깨의 꼬마와 놀면 나는 점박이 문어 밤하늘을 날아가면 나는 오색찬란한 문어가 되는 거 야 아아아 아아 야 아아아 아아 깊은 바닷속은 너무 외로워 춥고 어둡고 차갑고 때로는 무섭기도 해 애애애 애애 야 아아아 아아 그래서 나는 매일 꿈을 꿔 이곳은 야 아아아 아아 야 아아아 아아 깊은 바닷속은 너무 외로워 춥고 어둡고 차갑고 때로는 무섭기도 해 애애애 애애 야 아아아 아아 그래서 나는 매일 꿈을 꿔 이곳은 참 우울해</text:p>
          </table:table-cell>
          <table:table-cell office:value-type="string" table:style-name="ce1">
            <text:p>여</text:p>
          </table:table-cell>
          <table:table-cell table:number-columns-repeated="16377"/>
        </table:table-row>
        <table:table-row table:style-name="ro1">
          <table:table-cell office:value-type="float" office:value="259" table:style-name="ce1">
            <text:p>259</text:p>
          </table:table-cell>
          <table:table-cell office:value-type="string" table:style-name="ce1">
            <text:p>이선균</text:p>
          </table:table-cell>
          <table:table-cell office:value-type="string" table:style-name="ce1">
            <text:p>바다여행</text:p>
          </table:table-cell>
          <table:table-cell office:value-type="string" table:style-name="ce1">
            <text:p>2007.7.23</text:p>
          </table:table-cell>
          <table:table-cell office:value-type="string" table:style-name="ce1">
            <text:p>여름</text:p>
          </table:table-cell>
          <table:table-cell office:value-type="string" table:style-name="ce1">
            <text:p>아주 머언 어느 날 이 햇살은 아름다운 너에게로 떠났던 내 여행을 기억해줘 아주 머언 바닷가 저 하늘가 어딘가에 너와 나의 소중한 추억들을 간직해줘.. 눈부시게 푸르른 너는 내게 바다인걸 손 내밀면 하얗게 부서지던 너의 꿈들.. 여행을 떠나려 해 아주 깊은 바다여행 부드런 은빛 물결 몸을 싣고 너에게로 눈부시게 푸르른 너는 내게 바다인걸 손 내밀면 하얗게 부서지던 너의 미소 너도 알아 내가 널 아주 많이 사랑하는 포근하게 감싸줘.. 나에게...</text:p>
          </table:table-cell>
          <table:table-cell office:value-type="string" table:style-name="ce1">
            <text:p>남</text:p>
          </table:table-cell>
          <table:table-cell table:number-columns-repeated="16377"/>
        </table:table-row>
        <table:table-row table:style-name="ro1">
          <table:table-cell office:value-type="float" office:value="260" table:style-name="ce1">
            <text:p>260</text:p>
          </table:table-cell>
          <table:table-cell office:value-type="string" table:style-name="ce1">
            <text:p>NCT 127</text:p>
          </table:table-cell>
          <table:table-cell office:value-type="string" table:style-name="ce1">
            <text:p>Summer 127</text:p>
          </table:table-cell>
          <table:table-cell office:value-type="string" table:style-name="ce1">
            <text:p>2017.6.14</text:p>
          </table:table-cell>
          <table:table-cell office:value-type="string" table:style-name="ce1">
            <text:p>여름</text:p>
          </table:table-cell>
          <table:table-cell office:value-type="string" table:style-name="ce1">
            <text:p>핸들에 몸을 맡겨 Baby 저 바다로, 저 바다로, Let it go 선명히 날 깨우는 파도 You feel me now, You feel me right, Let it go 볼륨을 올려줘 더 크게 너 땜에 설레는 맘 감추게 아무 말도 안 해도 괜찮아 떨어지지 않아도 돼 함께 하자 day &amp;amp; night 아무도 모르게 멀리 떠나볼래 뜨거운 바다로 로 로 설레는 이 느낌, 널 찾은 난 Lucky 너와 함께 I just wanna dance with you 뜨거운 태양아래 맘 이끌리는데로 빠져들어 저 멀리 푸른 바다 위로 그 곳으로 Jump On (Baby) 너도 같은 기분이지 가볼까 (더 멀리) 다른 곳 (신나는 곳 Oh) 마치 내일은 없게 Oh (다 잊고서 잠시 잊고서) 태양보다 뜨거운 맘 아무도 모르게 멀리 떠나볼래 뜨거운 바다로 로 로 설레는 이 느낌, 널 찾은 난 Lucky 너와 함께 I just wanna dance with you 뜨거운 태양아래 맘 이끌리는데로 빠져들어 저 멀리 푸른 바다 위로 그 곳으로 Jump On (Baby) Get it on, get get get it on (dance) Get it on, get get get it on (dance) Get it on, get get get it on (dance) Get it on, get get get get it on 돌아가야 하는 끝에서 새로운 여행을 만나 너와 함께하는 순간 Girl, I just wanna dance with you Come on Double step that's why 우리는 몸으로 세련미를 구사해 유사해 (like this) Rocking에 Popping을 더해 Krumping (shake that ass) 이미 움직이고 있어 너의 twerking (yeah yeah yeah) ah bad ass 건강해지는 move야 physical fitness 잠깐만 멈춰봐 숨이 차 Talk to me eye 나와 넌 don't stop it Eyes are locked how it starts good baby 가까이 있을 때만 되는 stepping 밤이 내일까지 이어가게 손 안 놓지 춤출 때 특히 내 목에 올려줘 너의 손 서로 균형같이 찾아 close Hold on Slippery floor 위 아무도 내 주위엔You only I just wanna dance with you 뜨거운 태양아래 맘 이끌리는데로 빠져들어 저 멀리 푸른 바다 위로 그 곳으로 Jump On (Baby) Get it on, get get get it on (dance) Get it on, get get get it on (dance) Get it on, get get get it on (dance) Get it on, get get get get it on</text:p>
          </table:table-cell>
          <table:table-cell office:value-type="string" table:style-name="ce1">
            <text:p>남</text:p>
          </table:table-cell>
          <table:table-cell table:number-columns-repeated="16377"/>
        </table:table-row>
        <table:table-row table:style-name="ro1">
          <table:table-cell office:value-type="float" office:value="261" table:style-name="ce1">
            <text:p>261</text:p>
          </table:table-cell>
          <table:table-cell office:value-type="string" table:style-name="ce1">
            <text:p>쿨</text:p>
          </table:table-cell>
          <table:table-cell office:value-type="string" table:style-name="ce1">
            <text:p>맥주와 땅콩</text:p>
          </table:table-cell>
          <table:table-cell office:value-type="string" table:style-name="ce1">
            <text:p>2000.4.1</text:p>
          </table:table-cell>
          <table:table-cell office:value-type="string" table:style-name="ce1">
            <text:p>여름</text:p>
          </table:table-cell>
          <table:table-cell office:value-type="string" table:style-name="ce1">
            <text:p>맥주처럼 새하얀 거품의 파도 모아논 어느 작은 섬 우리는 돛을 내려 투명한 아침 햇살은 삼페인처럼 터지고 더 이상 행복할수는 없을 것 같아 지금 우리 밤이면 후 라디오에선 먼 메아리처럼 사랑의 노래 너의 입속에 내 가슴에도 부푼 그 말은 사랑해 너를 언제까지나 oh Happy summer summer 너의 눈속에 쏟아진 별처럼 영원의 시간까지 너의 작은 어깨 기대면 텐트 속 어둠은 바다가 되지 나의 summer summer 하늘마저도 질투가 날만큼 너만을 사랑해 천국은(천국은) 가까이(가까이) 사랑하는 내 안에 있어 투명한 유리잔에 퍼 울리면 황금빛 와인이 되는 가슴에 담으면 모든것이 행복이 되는 천국처럼 common babe love me babe 사랑해 사랑해 나는 너를 사랑해 무박 이일 둘 만의 기차여행에 어느새 들뜬 우리는 새처럼 자유롭지 가벼운 농담만으로 유리알처럼 뒹구는 해맑은 웃음 소리에 행복이 벌써 가득한걸 밤이면 후 라디오에선 먼 메아리처럼 사랑의 노래 너의 입속에 내 가슴에도 부푼 그 말은 사랑해 너를 언제까지나 oh happy summer summer 너의 눈속에 쏟아진 별처럼 영원의 시간까지 너의 작은 어깨 기대면 텐트 속 어둠은 바다가 되지 나의 summer summer 하늘마저도 질투가 날만큼 너만을 사랑해 천국은 (천국은) 가까이 (가까이) 사랑하는 내안에 있어 둘만의 천국에서</text:p>
          </table:table-cell>
          <table:table-cell office:value-type="string" table:style-name="ce1">
            <text:p>혼성</text:p>
          </table:table-cell>
          <table:table-cell table:number-columns-repeated="16377"/>
        </table:table-row>
        <table:table-row table:style-name="ro1">
          <table:table-cell office:value-type="float" office:value="262" table:style-name="ce1">
            <text:p>262</text:p>
          </table:table-cell>
          <table:table-cell office:value-type="string" table:style-name="ce1">
            <text:p>가을방학</text:p>
          </table:table-cell>
          <table:table-cell office:value-type="string" table:style-name="ce1">
            <text:p>세상은 한 장의 손수건</text:p>
          </table:table-cell>
          <table:table-cell office:value-type="string" table:style-name="ce1">
            <text:p>2020.9.1</text:p>
          </table:table-cell>
          <table:table-cell office:value-type="string" table:style-name="ce1">
            <text:p>사계절</text:p>
          </table:table-cell>
          <table:table-cell office:value-type="string" table:style-name="ce1">
            <text:p>그대와 함께 둘이서 함께 떠나고 싶어라 그대와 함께 멀리 떠날 때 하늘은 맑아라 비바람 불 땐 옆에 있을게 내 손 꼭 잡고 있어요 그대와 함께 둘이서 함께 햇살이 멎는 곳까지 우리 눈앞에 세상은 한 장의 손수건 같아 그대와 함께 펼쳐 날리리 삶의 첫 번째 것들이 아직도 산더미 같아 그대와 함께 채워나가고 싶어 편한 옷 편한 신발 내 맘에 꼭 맞는 것들 가능한 짐은 가볍게 근데 빠뜨리진 마 그 모든 것들 함께 해줄 사람 그대와 함께 둘이서 함께 떠나고 싶어라 그대와 함께 멀리 떠날 때 하늘은 맑아라 비바람 불 땐 옆에 있을게 내 손 꼭 잡고 있어요 그대와 함께 둘이서 함께 햇살이 멎는 곳까지 그대와 듣고 싶은 노래가 많고 많아서 어쩌죠 몇 박 며칠 가지곤 어림도 없죠 내 플레이리스트는 여행의 끝엔 둘이서 함께 머물고 싶어라 낮잠이 덜 깬 채로 그렇게 뒹굴고 싶어라 꽃피는 봄과 별 헤는 밤과 수많은 달력 낱장을 그대와 함께 둘이서 함께 오오 그대와 함께 둘이서 함께 떠나고 싶어라 그대와 함께 멀리 떠날 때 하늘은 맑아라 비바람 불 땐 옆에 있을게 내 손 꼭 잡고 있어요 그대와 함께 둘이서 함께 햇살이 멎는 곳까지 (그대와 함께 둘이서 함께) 햇살이 멎는 곳까지 (그대와 함께 둘이서 함께) 햇살이 멎는 곳까지<text:s/></text:p>
          </table:table-cell>
          <table:table-cell office:value-type="string" table:style-name="ce1">
            <text:p>혼성</text:p>
          </table:table-cell>
          <table:table-cell table:number-columns-repeated="16377"/>
        </table:table-row>
        <table:table-row table:style-name="ro1">
          <table:table-cell office:value-type="float" office:value="263" table:style-name="ce1">
            <text:p>263</text:p>
          </table:table-cell>
          <table:table-cell office:value-type="string" table:style-name="ce1">
            <text:p>곽진언</text:p>
          </table:table-cell>
          <table:table-cell office:value-type="string" table:style-name="ce1">
            <text:p>나랑 갈래</text:p>
          </table:table-cell>
          <table:table-cell office:value-type="string" table:style-name="ce1">
            <text:p>2016.5.10</text:p>
          </table:table-cell>
          <table:table-cell office:value-type="string" table:style-name="ce1">
            <text:p>사계절</text:p>
          </table:table-cell>
          <table:table-cell office:value-type="string" table:style-name="ce1">
            <text:p>햇살 따듯한 날에 나랑 여행 갈래 다신 안 돌아오게 아주 먼 곳으로 햇살 따듯한 날에 나랑 도망 갈래 다신 못 돌아오게 아주 먼 곳으로 나랑 갈래 나랑 갈래 나랑 갈래 나랑 함께 가지 않을래 햇살 따듯한 날에 나랑 여행 갈래 다신 안 돌아오게 아주 먼 곳으로 아무도 모르게 아무도 모르게 나랑 함께 가지 않을래 햇살 눈부신 날에 나랑 도망 갈래 다신 못 돌아오게 아주 먼 곳으로 아무도 모르게 아무도 모르게 나랑 함께 가주지 않을래 햇살 따듯한 날에 나랑 사라질래 너랑 단 둘이서만 아는 먼 곳으로 나랑 갈래</text:p>
          </table:table-cell>
          <table:table-cell office:value-type="string" table:style-name="ce1">
            <text:p>남</text:p>
          </table:table-cell>
          <table:table-cell table:number-columns-repeated="16377"/>
        </table:table-row>
        <table:table-row table:style-name="ro1">
          <table:table-cell office:value-type="float" office:value="264" table:style-name="ce1">
            <text:p>264</text:p>
          </table:table-cell>
          <table:table-cell office:value-type="string" table:style-name="ce1">
            <text:p>볼빨간사춘기,?바닐라 어쿠스틱(Vanilla Acoustic),?스웨덴세탁소,?스무살,?레터 플로우,?김지수,?WH3N(웬),?보라미유,?최유리</text:p>
          </table:table-cell>
          <table:table-cell office:value-type="string" table:style-name="ce1">
            <text:p>행복은 늘 가까이에 있어</text:p>
          </table:table-cell>
          <table:table-cell office:value-type="string" table:style-name="ce1">
            <text:p>2020.1.15</text:p>
          </table:table-cell>
          <table:table-cell office:value-type="string" table:style-name="ce1">
            <text:p>사계절</text:p>
          </table:table-cell>
          <table:table-cell office:value-type="string" table:style-name="ce1">
            <text:p>한참을 걸어가고 있어 아마 지금쯤 오르막길인 거 같아 숨이 턱 끝까지 차올라 너무 앞만 보고 온 걸까 이마에 맺힌 땀들이 눈앞에 흘러서 잘 보이지 않아 잠깐 걸음을 멈춰 하늘을 올려 다 볼래 이 시간들을 이 풍경들을 담아서 고된 우리의 여행 속 가끔 꺼내어봤을 때 아름다운 페이지가 될 수 있게 누군가 내 맘을 알아주길 바라기만 했던 거 같아 내 마음처럼 네 마음도 아팠을 텐데 나만 힘든 게 아닌 거처럼 누구나 행복은 항상 가까이에 있다는 거 잠깐 걸음을 멈춰 하늘을 올려 다 볼래 이 시간들을 이 풍경들을 담아서 고된 우리의 여행 속 가끔 꺼내어봤을 때 아름다운 페이지가 될 수 있게 아이들에 숨바꼭질 소리 엄마들에 밥 먹으라는 소리 시끌벅적하던 그 동네가 기억나는 건 행복은 그렇게 항상 가깝게 있어 우리와 함께 흘러가 그 시간들을 그 행복들을 담아서 고된 우리의 여행 속 가끔 꺼내어봤을 때 미소 짓는 페이지가 될 수 있게 아름다운 페이지가 될 수 있게</text:p>
          </table:table-cell>
          <table:table-cell office:value-type="string" table:style-name="ce1">
            <text:p>혼성</text:p>
          </table:table-cell>
          <table:table-cell table:number-columns-repeated="16377"/>
        </table:table-row>
        <table:table-row table:style-name="ro1">
          <table:table-cell office:value-type="float" office:value="265" table:style-name="ce1">
            <text:p>265</text:p>
          </table:table-cell>
          <table:table-cell office:value-type="string" table:style-name="ce1">
            <text:p>H1GHR MUSIC</text:p>
          </table:table-cell>
          <table:table-cell office:value-type="string" table:style-name="ce1">
            <text:p>RSVP Remix</text:p>
          </table:table-cell>
          <table:table-cell office:value-type="string" table:style-name="ce1">
            <text:p>2020.9.16</text:p>
          </table:table-cell>
          <table:table-cell office:value-type="string" table:style-name="ce1">
            <text:p>여름</text:p>
          </table:table-cell>
          <table:table-cell office:value-type="string" table:style-name="ce1">
            <text:p>대충 몇 시야 I got two more songs to go 지금 갈 순 없어 얼마 전까지 시원했던 밖은 더워 편한 옷 걸치고 Why don’t you visit me RSVP Ring my bell one time Gotta pick up Ring my bell two times 주소 찍어 빠른 답장을 Please 빠른 답장을 ASAP 에휴 RSVP 넌 어디 갔어 Oh my bae 전화 걸어 네가 할 말만해 내가 그리 만만해 넌 아직 내 밤을 본적은 없네 Let it blow Hold my backpack 연락은 안되니 갠페해줘 I ain’t got no time 난 너 때문에 잠 못 자고 있어 또 침대는 Too high 안 그럼 나 작업도 못할 것 같아 Right now RSVP She is so litty 난 운전도 못하지 그건 정말 지루해 Yeah, let’s talk with 40, My feet get’em all like this Yeah lady 너만 좋담 나도 괜찮잖니 난 매일 해 Game 그녀와 Counting my racks yeah 싸우지 말자고 이젠 여행도 가고파 Fresh air 대충 몇 시야 I got two more songs to go 지금 갈 순 없어 얼마 전까지 시원했던 밖은 더워 편한 옷 걸치고 Why don’t you visit me RSVP Ring my bell one time Gotta pick up Ring my bell two times 주소 찍어 빠른 답장을 Please 빠른 답장을 ASAP 에휴 RSVP Hands on the wheel 거의 200 We bout to feel 빠빠 빠빠 빠빠 빨리 Hands on the wheel 거의 200 We bout to feel 빠빠 빠빠 빠빠 빨리 가까이 하기엔 넌 Too far Yeah, just one night 아무도 모르게 홀딱 옷 없이 Or love holic 그게 무슨 상관이야 이젠 난 거의 바보상태 혼자 빠른 답장에 Tic toc 올라가 입가 거의 뭐 집착 보내줘 19금 Sexy hot pic now 입맛 다셔도 진짜 안 미안해 지금 이 시간에 뭐 하는지 불안해도 Gotta work work work 난 또 벙 쪄 손에 안 잡혀서 달려 Skrr skrr skrr 아니 차도 필요 없어 사야겠어 난 Big yacht 이 바다는 너와 내 Plug It time to go RSVP Girl don’t leave me 빠른 답장을 Please 빠른 답장을 ASAP 많은 걱정은 No need oh yeah All my friends are going Ooo All my bros are going Yahah All my haters going No Ooo But all my buds are going yeah yeah ah 하기 싫은 일들을 하며 살기엔 내 인생은 너무도 짧아 Yeah 가보고 싶은 나라 또 내 꿈과 사고픈 차들이 너무나 많기에 오늘은 다 모여 내 친구들 Shout to Ju, My friend I’m living for my youth I’m ballin just for you 대충 몇 시야 I got two more songs to go 지금 갈 순 없어 얼마 전까지 시원했던 밖은 더워 편한 옷 걸치고 Why don’t you visit me RSVP Ring my bell one time Gotta pick up Ring my bell two times 주소 찍어 빠른 답장을 Please 빠른 답장을 ASAP 에휴 RSVP Hands on the wheel 거의 200 We bout to feel 빠빠 빠빠 빠빠 빨리 Hands on the wheel 거의 200 We bout to feel 빠빠 빠빠 빠빠 빨리</text:p>
          </table:table-cell>
          <table:table-cell office:value-type="string" table:style-name="ce1">
            <text:p>남</text:p>
          </table:table-cell>
          <table:table-cell table:number-columns-repeated="16377"/>
        </table:table-row>
        <table:table-row table:style-name="ro1">
          <table:table-cell office:value-type="float" office:value="266" table:style-name="ce1">
            <text:p>266</text:p>
          </table:table-cell>
          <table:table-cell office:value-type="string" table:style-name="ce1">
            <text:p>아이유</text:p>
          </table:table-cell>
          <table:table-cell office:value-type="string" table:style-name="ce1">
            <text:p>기차를 타고</text:p>
          </table:table-cell>
          <table:table-cell office:value-type="string" table:style-name="ce1">
            <text:p>2009.11.12</text:p>
          </table:table-cell>
          <table:table-cell office:value-type="string" table:style-name="ce1">
            <text:p>사계절</text:p>
          </table:table-cell>
          <table:table-cell office:value-type="string" table:style-name="ce1">
            <text:p>어디로 가는지 어디에서 멈출지 모르고 기차를 탔어 이별이 아파서 버릴 곳을 찾아서 무작정 기차를 탔어 창가에 비치는 눈물 모두 닦아낸 후에 다시 되돌아올거야 하나 둘 셋 하고 고개를 돌렸을 때 우리 사랑을 했던 기억 다 사라지기를 더 울기도 싫어 그만 그치고 싶어 그러니까 나 이제는 널 잊을래 기차를 타고 바람에 날리는 사진 사진속의 너와 나 왠지 슬프게만 보여 하나 둘 셋 하고 고개를 돌렸을 때 우리 사랑을 했던 기억 다 사라지기를 더 울기도 싫어 그만 그치고 싶어 그러니까 나 이제는 널 잊을래 기차를 타고 아무도 모르는 너만이 아는 아픈 이별여행 널 사랑한만큼 사랑했던 그만큼 미워해야 하는일 정말 힘이 들겠지만 더 울기도 싫어 그만 그치고 싶어 그러니까 나 이제는 널 잊을래 새하얗게 널 지울래 기차를 타고</text:p>
          </table:table-cell>
          <table:table-cell office:value-type="string" table:style-name="ce1">
            <text:p>여</text:p>
          </table:table-cell>
          <table:table-cell table:number-columns-repeated="16377"/>
        </table:table-row>
        <table:table-row table:style-name="ro1">
          <table:table-cell office:value-type="float" office:value="267" table:style-name="ce1">
            <text:p>267</text:p>
          </table:table-cell>
          <table:table-cell office:value-type="string" table:style-name="ce1">
            <text:p>ELO</text:p>
          </table:table-cell>
          <table:table-cell office:value-type="string" table:style-name="ce1">
            <text:p>OSAKA (Feat. ZICO)</text:p>
          </table:table-cell>
          <table:table-cell office:value-type="string" table:style-name="ce1">
            <text:p>2018.5.29</text:p>
          </table:table-cell>
          <table:table-cell office:value-type="string" table:style-name="ce1">
            <text:p>사계절</text:p>
          </table:table-cell>
          <table:table-cell office:value-type="string" table:style-name="ce1">
            <text:p>OSAKA oh yeah The place you and I dreamt of OSAKA yeah yeah yeah yeah Pack your bag first 비행기 안에 던져두고 Let's just fly away You don't need to make up 맨 얼굴이 예뻐 넌 Oh yeah yeah 하루 종일 걸어 다니며 Shopping all day Oh girl, you got style I know it Click clack 카메라 셔터 소리 네가 웃고 있어 뒤를 돌아보니 세상은 아직도 바쁘게 흘러가지만 너와 내 시간은 잠시 멈췄어 너무나 고요해 OSAKA oh yeah The place you and I dreamt of OSAKA yeah yeah yeah yeah 아무도 우릴 볼 수 없게 그 어떤 것도 우릴 방해할 수 없게 넌 내 옆에 있으면 돼 Yeah yeah yeah yeah 안 들려 크게 말해 what? 갑자기 그런 게 말이 돼? 어이없지만 어쩌겠어 넌 잘못 없는 걸 이런 졸지에 혼 여행하게 생겼네 Shit 붕 떠 있는 날 납치해서 호텔 방에 던져 Suite Room에 시차도 없는데 쉽게 잠에 못 들어 도톤보리, 사케 한 잔씩 신사이바시, 쇼핑 한 바퀴 아이고 의미 없다 맛집보단 너랑 먹는 배달음식 아름다운 장소에 맞닿을수록 내겐 최악으로 남을 추억 비행기도 택시처럼 잡혔으면 이미 쫑났을 투어 세상은 아직도 바쁘게 흘러가지만 너와 내 시간은 잠시 멈췄어 너무나 고요해 OSAKA oh yeah The place you and I dreamt of OSAKA yeah yeah yeah yeah 아무도 우릴 볼 수 없게 그 어떤 것도 우릴 방해할 수 없게 넌 내 옆에 있으면 돼 Yeah yeah yeah yeah 아무도 우릴 볼 수 없게 그 어떤 것도 우릴 방해할 수 없게 넌 내 옆에 있으면 돼 Yeah yeah yeah yeah OSAKA</text:p>
          </table:table-cell>
          <table:table-cell office:value-type="string" table:style-name="ce1">
            <text:p>남</text:p>
          </table:table-cell>
          <table:table-cell table:number-columns-repeated="16377"/>
        </table:table-row>
        <table:table-row table:style-name="ro1">
          <table:table-cell office:value-type="float" office:value="268" table:style-name="ce1">
            <text:p>268</text:p>
          </table:table-cell>
          <table:table-cell office:value-type="string" table:style-name="ce1">
            <text:p>아이유</text:p>
          </table:table-cell>
          <table:table-cell office:value-type="string" table:style-name="ce1">
            <text:p>Havana</text:p>
          </table:table-cell>
          <table:table-cell office:value-type="string" table:style-name="ce1">
            <text:p>2013.10.8</text:p>
          </table:table-cell>
          <table:table-cell office:value-type="string" table:style-name="ce1">
            <text:p>사계절</text:p>
          </table:table-cell>
          <table:table-cell office:value-type="string" table:style-name="ce1">
            <text:p>거기선 모두가 노랠 하고 산대요 부서지는 파도 앞에 살면서 가장 낯설은 도시, 가장 익숙한 그대와 어때요 멋질 것 같죠 여기선 다 못한 우리 비밀 얘기들 크게 나누면서 걸어 다닐래 이건 외워주세요, hola muchacha Hermosa 아침마다 말해줘요 널 위해 한 잔, 날 위해 한 잔 늦은 저녁의 피냐 콜라다 웃어요 활짝, 예뻐요 찰칵 이 순간을 기억해 * Havana, you’re my Havana 그대의 미지의 그 눈빛 Havana, 언제나 설레임 그대의 존재는 날 꿈꾸게 해 너무 정신 없이 바쁠수록 소중한 그대와 마주한 짧은 순간들 기다릴 누군가가 있는 하루는 행복해 반쯤은 들뜬 내 모습 햇살이 얼핏 달콤한 귤빛 오후가 떠날 마지막 순간 그대를 만날 준비할 시간 난 여행을 떠나요 *Repeat 그대는 나만의 휴식 고민과 걱정 사라지네 난 매일 저 멀리 떠나요 그대를 볼 때면</text:p>
          </table:table-cell>
          <table:table-cell office:value-type="string" table:style-name="ce1">
            <text:p>여</text:p>
          </table:table-cell>
          <table:table-cell table:number-columns-repeated="16377"/>
        </table:table-row>
        <table:table-row table:style-name="ro1">
          <table:table-cell office:value-type="float" office:value="269" table:style-name="ce1">
            <text:p>269</text:p>
          </table:table-cell>
          <table:table-cell office:value-type="string" table:style-name="ce1">
            <text:p>오렌지캬라멜</text:p>
          </table:table-cell>
          <table:table-cell office:value-type="string" table:style-name="ce1">
            <text:p>샹하이 로맨스</text:p>
          </table:table-cell>
          <table:table-cell office:value-type="string" table:style-name="ce1">
            <text:p>2012.9.12</text:p>
          </table:table-cell>
          <table:table-cell office:value-type="string" table:style-name="ce1">
            <text:p>여름</text:p>
          </table:table-cell>
          <table:table-cell office:value-type="string" table:style-name="ce1">
            <text:p>빠졌나봐 빠졌나봐 Lovin' my boy 빠질거야 빠질거야 너의 맘도 오늘밤도 내일밤도 만날 My boy 100%는 아녀도 Baby Oh~내꺼 해줄꺼지 응? Baby Oh~보고 싶은 내님아 *Baby 쌰쌰쌰 오! 나의 샹하이 러브 자꾸자꾸 나타나 Baby 쌰쌰쌰 대체 넌 뭐야 훌쩍훌쩍 날 울려 쌰쌰쌰 내맘 오늘도 두근두근 거리게 Baby 쌰쌰쌰 오! 나의 샹하이 러브 도도도도 도도해 비행기를 타고가야 만날텐데 만만치가 않아않아 울먹울먹 양쯔강 을 건너건너 가고파도 돈이없어 힘들어 Baby Oh~ 내꺼 해줄꺼지 응? Baby Oh~ 보고 싶은 내님아 *Repeat Hey~거기 수트입은 샹하이 Boy 왜 내가 눈떴을 땐 보이지 않는거야 아무 소리 없이 사라진 넌 나뻐 너는 내가 아마 처음 느낀 사랑일 껄 꿈이지만 난 니꺼 아무리 보고파도 그게 잘 안돼 어떡 해야 해 난 어떡해. 잊어야 하나 봐 잊으려 노력해도 그게 잘 안돼 자꾸 나타나잖아 꿈에 보이잖아 쌰쌰쌰 오! 나의 샹하이 러브 자꾸자꾸 나타나 Baby 쌰쌰쌰 대체 넌 뭐야 훌쩍훌쩍 날 울려 쌰쌰쌰 내맘 오늘도 두근두근 거리게 Baby 쌰쌰쌰 오! 나의 샹하이 러브 너무나도 도도해</text:p>
          </table:table-cell>
          <table:table-cell office:value-type="string" table:style-name="ce1">
            <text:p>여</text:p>
          </table:table-cell>
          <table:table-cell table:number-columns-repeated="16377"/>
        </table:table-row>
        <table:table-row table:style-name="ro1">
          <table:table-cell office:value-type="float" office:value="270" table:style-name="ce1">
            <text:p>270</text:p>
          </table:table-cell>
          <table:table-cell office:value-type="string" table:style-name="ce1">
            <text:p>GRAY</text:p>
          </table:table-cell>
          <table:table-cell office:value-type="string" table:style-name="ce1">
            <text:p>잘 (I'm fine) (With 슬리피, 로꼬, 후디)</text:p>
          </table:table-cell>
          <table:table-cell office:value-type="string" table:style-name="ce1">
            <text:p>2017.10.9</text:p>
          </table:table-cell>
          <table:table-cell office:value-type="string" table:style-name="ce1">
            <text:p>사계절</text:p>
          </table:table-cell>
          <table:table-cell office:value-type="string" table:style-name="ce1">
            <text:p>쉬어가도 돼 난 I'm fine 끊임없이 뛰어온 날 봐 잘 하고 있는지 의심되면 그런 내게 말해줘 I'm fine I'm fine 가끔은 내가 걷고 있는 이 길이 올바른 곳으로 제대로 가고 있는 건지 내가 내뱉는 말과 행동들이 다른 사람들의 눈엔 어떻게 비춰질지 생각은 많아지고 하루는 짧아져 날 위로해주는 건 긴 한숨뿐이야 대체 뭘 위해 이렇게까지 사는지 난 지금 내 자신을 위해 살고 있는 건지 I don't know 언제부턴가 쉬는 게 난 두려워져 자신감은 바닥을 잘 되는 사람이 부러워 하늘은 본 적 없고 주변 볼 시간 없어 모든 건 변명이지 예전이 그리워 uh 이 노랜 내가 내게 주는 선물 이 노랠 듣는 누군가에게도 선물이 되었으면 해 다시 내일의 해가 뜨기 전에 한마디만 해 잘하고 있다고 쉬어가도 돼 난 I'm fine 끊임없이 뛰어온 날 봐 잘 하고 있는지 의심되면 그런 네게 말해줘 I'm fine I'm fine 걷다가 또 뛰다가 또 지나가나 했더니 뿌리치지를 못하고 있어 겁이 나지 겁이 브라운관으로 봐도 결국 현실 같은 현실이 계속되는 거절은 변하지 않은 나지만 상할 대로 상한 너에겐 변해버린 나일 수도 인간적이라 말하지만 그 눈동자가 가리킨 건 내가 모는 차일 수도 2007년이었고 난 10년째 뒤바뀌어 버린 시차 여전히 피곤해 연락이 안 될 땐 내가 비행기 안이 거나 가사를 적고 있다고 생각해 주면 돼 솔직한 피드백을 원했던 건 내가 좀 더 나은 사람이 되고 싶었기 때문에 솔직하게 오늘은 좀 지쳐있고 아무나 내게 잘하고 있다고 말해줬으면 해 말해줬으면 해 자랑스럽네 부끄럽지 않게 너무 잘하고 있네 라고 baby I want you to tell me whatever I want good, finest fine 자주 꾸는 악몽 때문에 식겁해 다시 잠에 들기가 난 또 무섭네 yeah 굿 밤 굿 잠 푹 자 Sweet dreams 좋은 꿈 꾸길 Good night 쉬어가도 돼 난 I'm fine 끊임없이 뛰어온 날 봐 잘 하고 있는지 의심되면 그런 네게 말해줘 I'm fine I'm fine</text:p>
          </table:table-cell>
          <table:table-cell office:value-type="string" table:style-name="ce1">
            <text:p>남</text:p>
          </table:table-cell>
          <table:table-cell table:number-columns-repeated="16377"/>
        </table:table-row>
        <table:table-row table:style-name="ro1">
          <table:table-cell office:value-type="float" office:value="271" table:style-name="ce1">
            <text:p>271</text:p>
          </table:table-cell>
          <table:table-cell office:value-type="string" table:style-name="ce1">
            <text:p>싹쓰리</text:p>
          </table:table-cell>
          <table:table-cell office:value-type="string" table:style-name="ce1">
            <text:p>그 여름을 틀어줘</text:p>
          </table:table-cell>
          <table:table-cell office:value-type="string" table:style-name="ce1">
            <text:p>2020.7.25</text:p>
          </table:table-cell>
          <table:table-cell office:value-type="string" table:style-name="ce1">
            <text:p>여름</text:p>
          </table:table-cell>
          <table:table-cell office:value-type="string" table:style-name="ce1">
            <text:p>이 여름 다시 한번 설레고 싶다 그때 그 여름을 틀어줘 그 여름을 들려줘 그때 그 여름을 틀어줘 다시 한번 또 불러줘 1, 2, SSAK 3 Okay okay okay Alright alright alright 저 바다가 부를 때 Go back Go back Go back 그해 여름으로 손잡고 뛰어들래? (Ooh~) Uh uh uh I’m UD-UD, MY NEW I.D 그 시절 날 웃고 울리던 멜로디 하늘은 우릴 향해 열려있어 uh 그리고 내 곁에는 네가 있어 uh RE?PLAY 이 계절을 멈추지 마요 밤새도록 Play 해줘 그때 그 여름을 틀어줘 그 여름을 들려줘 (내가 많이 설렜었던, 참 많이 뜨거웠던) 그때 그 여름을 틀어줘 다시 한번 또 불러줘 올라타 라타 라타 파도 타고 We flow 흘러 흘러 닿을 수 있을까? 왠지 왠지 왠지 올해 여름 바람 널 떠올려 그날의 ooh~ I love it, like it, yeah I like it! 돈이 없었지 깡이 없었나 아 예예예예예 일이 없었지 감이 없었나 아 예예예예예 Youth- Flex- 이 계절을 아끼지 마요 밤새도록 Play 해줘 그때 그 여름을 틀어줘 그 여름을 들려줘 (내가 많이 설렜었던, 참 많이 뜨거웠던) 그때 그 여름을 틀어줘 다시 한번 또 불러줘 이 여름도 언젠가는 그해 여름 오늘이 가장 젊은 내 여름 이 계절에 머무르고 싶어 언제까지 영원히 으음 음 1, 2, 3! 그때 그 여름을 틀어줘 그 여름을 들려줘 (내가 많이 사랑했던, 참 많이 설렜었던) 그때 그 여름을 틀어줘 다시 한번 또 불러줘</text:p>
          </table:table-cell>
          <table:table-cell office:value-type="string" table:style-name="ce1">
            <text:p>혼성</text:p>
          </table:table-cell>
          <table:table-cell table:number-columns-repeated="16377"/>
        </table:table-row>
        <table:table-row table:style-name="ro1">
          <table:table-cell office:value-type="float" office:value="272" table:style-name="ce1">
            <text:p>272</text:p>
          </table:table-cell>
          <table:table-cell office:value-type="string" table:style-name="ce1">
            <text:p>보아</text:p>
          </table:table-cell>
          <table:table-cell office:value-type="string" table:style-name="ce1">
            <text:p>아틀란티스 소녀</text:p>
          </table:table-cell>
          <table:table-cell office:value-type="string" table:style-name="ce1">
            <text:p>2003.5.31</text:p>
          </table:table-cell>
          <table:table-cell office:value-type="string" table:style-name="ce1">
            <text:p>여름</text:p>
          </table:table-cell>
          <table:table-cell office:value-type="string" table:style-name="ce1">
            <text:p>저 먼 바다 끝엔 뭐가 있을까 다른 무언가 세상과는 먼 얘기 구름위로 올라가면 보일까 천사와 나팔부는 아이들 숲속 어디엔가 귀를 대보면 오직 내게만 작게 들려오는 목소리 꿈을 꾸는 듯이 날아가볼까 저기 높은 곳 아무도 없는 세계 그렇게도 많던 질문과 풀리지 못한 나의 수많은 얘기가 돌아보고 서면 언제부턴가 나도 몰래 잊고있던 나만의 비밀 (이제 정말) 왜 이래 나 이제 커버린 걸까 (이제 정말) 뭔가 잃어버린 기억 (지금 내맘) 이젠 나의 그 작은 소망과 꿈을 잃지 않기를 저 하늘속에 속삭일래 오예 까만 밤하늘에 밝게 빛나던 별들 가운데 나 태어난 곳 있을까 나는 지구인과 다른 곳에서 내려 온 거라 믿고 싶기도 했어 그렇게도 많던 질문과 풀리지 못한 나의 수많은 얘기가 돌아보고 서면 언제 부턴가 나도 몰래 잊고 있던 나만의 비밀 (이제 정말) 왜 이래 나 이제 커버린 걸까 (이제 정말) 뭔가 잃어버린 기억 (지금 내맘) 이젠 나의 그 작은 소망과 꿈을 잃지 않기를 저 하늘속에 속삭일래 왜 이래 나 이제 커버린 걸까 (이제 정말) 뭔가 잃어버린 기억 (지금 내맘) 이젠 나의 그 작은 소망과 꿈을 잃지 않기를 저 하늘속에 속삭일래 우우예이예 우 너무나도 좋은 향기와 바람이 나에게로 다가와 어느샌가 나도 모르게 가만히 들려오는 작은 속삭임 귀를 기울이고 불러보세요 다시 찾게 될 거예요 잊혀진 기억 (생각해봐) 나 이제 더 이상 놓치진 않아 (소중했던) 나의 잃어버린 기억 (지금 내맘) 이젠 나의 그 작은 소망과 꿈을 잃지 않기를 저 하늘 속에 속삭일래 왜 이래 나 이제 커버린 걸까 (이제 정말) 뭔가 잃어버린 기억 (지금 내맘) 이젠 나의 그 작은 소망과 꿈을 잃지 않기를 저 하늘속에 기도할래</text:p>
          </table:table-cell>
          <table:table-cell office:value-type="string" table:style-name="ce1">
            <text:p>여</text:p>
          </table:table-cell>
          <table:table-cell table:number-columns-repeated="16377"/>
        </table:table-row>
        <table:table-row table:style-name="ro1">
          <table:table-cell office:value-type="float" office:value="273" table:style-name="ce1">
            <text:p>273</text:p>
          </table:table-cell>
          <table:table-cell office:value-type="string" table:style-name="ce1">
            <text:p>싹쓰리</text:p>
          </table:table-cell>
          <table:table-cell office:value-type="string" table:style-name="ce1">
            <text:p>여름 안에서</text:p>
          </table:table-cell>
          <table:table-cell office:value-type="string" table:style-name="ce1">
            <text:p>2020.7.11</text:p>
          </table:table-cell>
          <table:table-cell office:value-type="string" table:style-name="ce1">
            <text:p>여름</text:p>
          </table:table-cell>
          <table:table-cell office:value-type="string" table:style-name="ce1">
            <text:p>언제나 꿈꿔 온 순간이 여기 지금 내게 시작되고 있어 그렇게 너를 사랑했던 내 마음을 넌 받아 주었어 오~ 내 기분만큼 밝은 태양과 시원한 바람들이 내게 다가와 나는 이렇게 행복을 느껴 하늘은 우릴 항해 열려 있어 그리고 내 곁에는 니가 있어 환한 미소와 함께 서 있는 그래 너는 푸른 바다야! 같은 시간 속에 이렇게 함께 있는 것만으로도 난 좋아 행복한 미소에 니 얼굴 나 더 이상 무얼 바라겠니 저 파란 하늘 아래서 너와 나 여기 이렇게 사랑하고 있어 나는 이렇게 행복을 느껴 하늘은 우릴 향해 열려있어 그리고 내 곁에는 니가 있어 환한 미소와 함께 서 있는 그래 너는 푸른 바다야! 더 이상 슬픔은 없는 거야 지금 행복한 너와 나 태양 아래 우린 서로가 사랑하는 걸 알아 하늘은 우릴 향해 열려있어 그리고 내 곁에는 니가 있어 환한 미소와 함께 서 있는 그래 너는 푸른 바다야! 하늘은 우릴 향해 열려있어 그리고 내 곁에는 니가 있어 환한 미소와 함께 서 있는 그래 너는 푸른 바다야! 너는 푸른 바다야~ 난 너를 사랑해 난 너를 사랑해 난 너를 사랑해 난 너를 사랑해</text:p>
          </table:table-cell>
          <table:table-cell office:value-type="string" table:style-name="ce1">
            <text:p>혼성</text:p>
          </table:table-cell>
          <table:table-cell table:number-columns-repeated="16377"/>
        </table:table-row>
        <table:table-row table:style-name="ro1">
          <table:table-cell office:value-type="float" office:value="274" table:style-name="ce1">
            <text:p>274</text:p>
          </table:table-cell>
          <table:table-cell office:value-type="string" table:style-name="ce1">
            <text:p>TWICE</text:p>
          </table:table-cell>
          <table:table-cell office:value-type="string" table:style-name="ce1">
            <text:p>FANCY</text:p>
          </table:table-cell>
          <table:table-cell office:value-type="string" table:style-name="ce1">
            <text:p>2019.4.22</text:p>
          </table:table-cell>
          <table:table-cell office:value-type="string" table:style-name="ce1">
            <text:p>여름</text:p>
          </table:table-cell>
          <table:table-cell office:value-type="string" table:style-name="ce1">
            <text:p>지금 하늘 구름 색은 Tropical yeah 저 태양 빨간빛 네 두 볼 같아 Oh tell me I’m the only one baby I fancy you I fancy you fancy you It’s dangerous 따끔해 넌 장미 같아 괜찮아 조금도 난 겁나지 않아 더 세게 꼭 잡아 Take my hand 좀 위험할거야 더 위험할거야 baby 달콤한 초콜릿 아이스크림처럼 녹아버리는 지금 내 기분 So lovely 깜깜한 우주 속 가장 반짝이는 저 별 저 별 그 옆에 큰 네 별 거기 너 I fancy you 아무나 원하지 않아 Hey I love you Love ya 그래 너 I fancy you 꿈처럼 행복해도 돼 Cause I need you What Fancy you 누가 먼저 좋아하면 어때 Fancy you 지금 너에게로 갈래 Fancy 매일매일 난 정말 아무것도 못하네 Oh my Mayday 이러다 큰일 낼 것 같은데 Bang bang 머리가 홀린 듯 Reset이 돼 어쩌면 좋아 이게 맞는건지 몰라 S.O.S Swim swim 너란 바다에 잠수함이 돼 매일이 Birthday 달콤해 너와 나의 Fantasy Dream dream 마치 꿈같아 볼 꼬집어봐 요즘 나의 상태 메세진 랄랄라 Baby 연기처럼 훅 사라질까 늘 가득히 담아 널 두 눈에 담아 생각만으로 포근해져 몰래 뒤에서 안아 널 놓지 않을래</text:p>
          </table:table-cell>
          <table:table-cell office:value-type="string" table:style-name="ce1">
            <text:p>여</text:p>
          </table:table-cell>
          <table:table-cell table:number-columns-repeated="16377"/>
        </table:table-row>
        <table:table-row table:style-name="ro1">
          <table:table-cell office:value-type="float" office:value="275" table:style-name="ce1">
            <text:p>275</text:p>
          </table:table-cell>
          <table:table-cell office:value-type="string" table:style-name="ce1">
            <text:p>오마이걸</text:p>
          </table:table-cell>
          <table:table-cell office:value-type="string" table:style-name="ce1">
            <text:p>BUNGEE</text:p>
          </table:table-cell>
          <table:table-cell office:value-type="string" table:style-name="ce1">
            <text:p>2019.8.5</text:p>
          </table:table-cell>
          <table:table-cell office:value-type="string" table:style-name="ce1">
            <text:p>여름</text:p>
          </table:table-cell>
          <table:table-cell office:value-type="string" table:style-name="ce1">
            <text:p>hey girls yeah you ready woo 때가 왔을 때 그럴 때 난 용감해 고민하면서 망설이진 않을 거야 정했어 난 지금 널 만나러 갈래 he’s gonna love me right 잘 봐 적당한 바람 날 너에게 훌쩍 데려다 줄 거야 잘 봐 이제 네 맘이 파도처럼 일렁이게 될 테니까 네 마음 위로 번지 난 완벽하게 착지 손가락을 펴고 v를 그린 다음 또다시 한 번 번지 정확히 한가운데 너는 이제 나 뿐야 yeah 1 2 me &amp; you hola hola 3 4 fall in love hola hola 다시 한번 번지 정확히 한가운데 나는 이제 너 뿐야 yeah I’m so glad met today huh don’t worry about me boy yeh 너에게 가는 길 쯤이야 파악 다 끝난 지 저기 먼 오래 ya 오래도록 이 순간을 기다렸던 거야 어설픈 보호 필요 없어 run 안전장치 없이 그냥 막 뛰는 거야 잘 봐 빛나는 햇살 내 모습을 눈부시게 비출 거야 잘 봐 지금 내 맘이 널 향해서 뛰고 있어 이렇게 woo hoo 네 마음 위로 번지 난 완벽하게 착지 손가락을 펴고 v를 그린 다음 또다시 한 번 번지 정확히 한가운데 너는 이제 나 뿐야 yeah 1 2 me &amp; you hola hola 3 4 fall in love hola hola 다시 한번 번지 정확히 한가운데 나는 이제 너 뿐야 yeah come on girls we’re about to jump into love right now put your hands together now come on 손가락을 쫙 펴고서 right 너에게 날아갈 거야 준비됐다면 turn up jump 네 마음 위로 번지 난 완벽하게 착지 손가락을 펴고 v를 그린 다음 또다시 한 번 번지 하늘은 바다가 돼 너는 이제 나 뿐야 yeah 1 2 me &amp; you hola hola 3 4 fall in love hola hola 다시 한 번 번지 바다는 하늘이 돼 나는 이제 너 뿐야 yeah</text:p>
          </table:table-cell>
          <table:table-cell office:value-type="string" table:style-name="ce1">
            <text:p>여</text:p>
          </table:table-cell>
          <table:table-cell table:number-columns-repeated="16377"/>
        </table:table-row>
        <table:table-row table:style-name="ro1">
          <table:table-cell office:value-type="float" office:value="276" table:style-name="ce1">
            <text:p>276</text:p>
          </table:table-cell>
          <table:table-cell office:value-type="string" table:style-name="ce1">
            <text:p>방탄소년단</text:p>
          </table:table-cell>
          <table:table-cell office:value-type="string" table:style-name="ce1">
            <text:p>Euphoria</text:p>
          </table:table-cell>
          <table:table-cell office:value-type="string" table:style-name="ce1">
            <text:p>2018.8.24</text:p>
          </table:table-cell>
          <table:table-cell office:value-type="string" table:style-name="ce1">
            <text:p>여름</text:p>
          </table:table-cell>
          <table:table-cell office:value-type="string" table:style-name="ce1">
            <text:p>너는 내 삶에 다시 뜬 햇빛 어린 시절 내 꿈들의 재림 모르겠어 이 감정이 뭔지 혹시 여기도 꿈속인 건지 꿈은 사막의 푸른 신기루 내 안 깊은 곳의 a priori 숨이 막힐 듯이 행복해져 주변이 점점 더 투명해져 저기 멀리서 바다가 들려 꿈을 건너서 수풀 너머로 선명해지는 그 곳으로 가 Take my hands now You are the cause of my euphoria Euphoria Take my hands now You are the cause of my euphoria Euphoria Close the door now When I'm with you I'm in utopia 너도 나처럼 지워진 꿈을 찾아 헤맸을까 운명 같은 흔한 말관 달라 아픈 너의 눈빛이 나와 같은 곳을 보는 걸 Won't you please stay in dreams 저기 멀리서 바다가 들려 꿈을 건너서 수풀 너머로 선명해지는 그 곳으로 가 Take my hands now You are the cause of my euphoria Euphoria Take my hands now You are the cause of my euphoria 모래 바닥이 갈라진대도 그 누가 이 세곌 흔들어도 잡은 손 절대 놓지 말아줘 제발 꿈에서 깨어나지 마 저기 멀리서 바다가 들려 꿈을 건너서 수풀 너머로 (제발 꿈에서 깨어나지 마) 선명해지는 그 곳으로 가 Take my hands now You are the cause of my euphoria Euphoria Take my hands now You are the cause of my euphoria Euphoria Close the door now When I'm with you I'm in utopia</text:p>
          </table:table-cell>
          <table:table-cell office:value-type="string" table:style-name="ce1">
            <text:p>남</text:p>
          </table:table-cell>
          <table:table-cell table:number-columns-repeated="16377"/>
        </table:table-row>
        <table:table-row table:style-name="ro1">
          <table:table-cell office:value-type="float" office:value="277" table:style-name="ce1">
            <text:p>277</text:p>
          </table:table-cell>
          <table:table-cell office:value-type="string" table:style-name="ce1">
            <text:p>패닉</text:p>
          </table:table-cell>
          <table:table-cell office:value-type="string" table:style-name="ce1">
            <text:p>달팽이</text:p>
          </table:table-cell>
          <table:table-cell office:value-type="string" table:style-name="ce1">
            <text:p>1995.1.1</text:p>
          </table:table-cell>
          <table:table-cell office:value-type="string" table:style-name="ce1">
            <text:p>사계절</text:p>
          </table:table-cell>
          <table:table-cell office:value-type="string" table:style-name="ce1">
            <text:p>집에 오는 길은 때론 너무 길어 나는 더욱더 지치곤 해 문을 열자마자 잠이 들었다가 깨면 아무도 없어 좁은 욕조 속에 몸을 뉘었을때 작은 달팽이 한 마리가 내게로 다가와 작은 목소리로 속삭여줬어 언젠가 먼 훗날에 저 넓고 거칠은 세상 끝 바다로 갈거라고 아무도 못봤지만 기억 속 어딘가 들리는 파도소리 따라서 나는 영원히 갈래 모두 어딘가로 차를 달리는 길 나는 모퉁이 가게에서 담배 한 개비와 녹는 아이스크림 들고 길로 나섰어 해는 높이 떠서 나를 찌르는데 작은 달팽이 한마리가 어느새 다가와 내게 인사하고 노랠 흥얼거렸어 언젠가 먼 훗날에 저 넓고 거칠은 세상 끝 바다로 갈거라고 아무도 못봤지만 기억 속 어딘가 들리는 파도소리 따라서 나는 영원히 갈래 내 모든 걸 바쳤지만 이젠 모두 푸른 연기처럼 산산이 흩어지고 내게 남아 있는 작은 힘을 다해 마지막 꿈속에서 모두 잊게 모두 잊게 해줄 바다를 건널거야</text:p>
          </table:table-cell>
          <table:table-cell office:value-type="string" table:style-name="ce1">
            <text:p>남</text:p>
          </table:table-cell>
          <table:table-cell table:number-columns-repeated="16377"/>
        </table:table-row>
        <table:table-row table:style-name="ro1">
          <table:table-cell office:value-type="float" office:value="278" table:style-name="ce1">
            <text:p>278</text:p>
          </table:table-cell>
          <table:table-cell office:value-type="string" table:style-name="ce1">
            <text:p>오마이걸</text:p>
          </table:table-cell>
          <table:table-cell office:value-type="string" table:style-name="ce1">
            <text:p>LIAR LIAR</text:p>
          </table:table-cell>
          <table:table-cell office:value-type="string" table:style-name="ce1">
            <text:p>2016.3.28</text:p>
          </table:table-cell>
          <table:table-cell office:value-type="string" table:style-name="ce1">
            <text:p>여름</text:p>
          </table:table-cell>
          <table:table-cell office:value-type="string" table:style-name="ce1">
            <text:p>ah ha so you think I kinda like you, think you can get me I think so liar! 밤새 난 이불을 뒤척뒤척 상상의 바다를 첨벙첨벙 liar liar liar oh 말도 안 돼 liar liar liar oh oh 비밀로 해요 그 사람한텐 마음의 준비가 필요해요 안 돼 안 돼 아직은 절대 얘기 못해 yaya 얼굴이 자꾸만 떠올라서 온종일 이마가 뜨거워요 그치그치 만져봐 어때요 심각하지 yaya 머릿속에 어질러진 섬들을 맞춰도 모르겠어 그 사람도 날 사랑할까 take a look at you 밤새 난 이불을 뒤척뒤척 상상의 바다를 첨벙첨벙 liar liar liar oh 말도 안 돼 liar liar liar oh oh 혹시 너도 날 생각하니 지금 나 혼자서만 이런 거니 liar liar liar oh 말도 안 돼 liar liar liar oh 말도 안 돼 liar 감정의 파도 위는 롤러코스터 씩씩하다가 의기소침해져 who's that who's that 인사했던 예쁜 그 애 she's just a friend yaya 누가 좀 내게 알려줘요 지금 나는 어디로 가야하죠 한 마리 고래 난 핑크 빛 바다 위에 머릿속에 어질러진 섬들을 맞춰도 모르겠어 그 사람도 날 사랑할까 take a look at you 밤새 난 이불을 뒤척뒤척 상상의 바다를 첨벙첨벙 liar liar liar oh 말도 안 돼 liar liar liar yaya 혹시 너도 날 생각하니 지금 나 혼자서만 이런 거니 liar liar liar oh 말도 안 돼 liar liar liar oh 말도 안 돼 어느 멋진 바닷가 마중 나온 저 사람 oh 말도 안 돼 liar 꿈처럼 간절한 다가와줘 다다다 다가와줘 liar 내 맘속 초침이 네게 기울듯 말듯 but 시간을 달렸던 your freedom is over 핑크 빛 고래의 뱃속엔 피노키오 빠져버린 너는 자랄 코가 없어 머릿속에 어질러진 섬들을 맞춰도 모르겠어 그 사람도 날 사랑할까 yaya 밤새 난 이불을 뒤척뒤척 상상의 바다를 첨벙첨벙 liar liar liar oh 말도 안 돼 liar liar liar oh oh 혹시 너도 날 생각하니 지금 나 혼자서만 이런 거니 liar liar liar oh 말도 안 돼 liar liar liar oh 말도 안 돼 어느 멋진 바닷가 마중 나온 저 사람 oh 말도 안 돼 liar 꿈처럼 간절한 다가와 줘 다다다 다가와줘 시계는 벌써 더 기울고 있어 난 지금 꿈과 현실의 중간 상상은 벌써 이 지구를 돌아 내 맘은 훌쩍 널 향해 갔어</text:p>
          </table:table-cell>
          <table:table-cell office:value-type="string" table:style-name="ce1">
            <text:p>여</text:p>
          </table:table-cell>
          <table:table-cell table:number-columns-repeated="16377"/>
        </table:table-row>
        <table:table-row table:style-name="ro1">
          <table:table-cell office:value-type="float" office:value="279" table:style-name="ce1">
            <text:p>279</text:p>
          </table:table-cell>
          <table:table-cell office:value-type="string" table:style-name="ce1">
            <text:p>IZ*ONE</text:p>
          </table:table-cell>
          <table:table-cell office:value-type="string" table:style-name="ce1">
            <text:p>FIESTA</text:p>
          </table:table-cell>
          <table:table-cell office:value-type="string" table:style-name="ce1">
            <text:p>2020.2.17</text:p>
          </table:table-cell>
          <table:table-cell office:value-type="string" table:style-name="ce1">
            <text:p>여름</text:p>
          </table:table-cell>
          <table:table-cell office:value-type="string" table:style-name="ce1">
            <text:p>때가 왔어 오랜 기다림을 끝내 움츠렸던 맘을 일으켜 활짝 기지개를 켜 난 Ah 눈빛은 어느샌가 짙어져 있는 걸 나의 시간이 됐어 아침에게 말해 Oh 오늘이 좋을 것 같아 이젠 아득했던 꿈들이 멀지가 않아 오직 나를 위한 Woo 축제를 열어볼 거야 좋을 때란 거 그것 역시 내가 정해 색색의 꽃을 피우고 꽃가루가 흩날리면 축제는 절정인 걸 끝나지 않을 이건 Climax 나의 모든 순간이 아름답고 눈부셔 이거 하나만 기억해 지금이라고 Fiesta 내 맘에 태양을 꾹 삼킨 채 영원토록 뜨겁게 지지 않을게 이 모든 계절 나의 모든 계절 매일 화려한 이 축제 한 번쯤은 꼭 놀러 와 It's my fiesta 온통 축제니까 It's my fiesta 이제부터가 난 시작이야 더 기대해봐도 좋아 더 뛰어올라 더 소리쳐봐 이건 신기루가 아냐 오래전부터 계속 상상해 왔던 걸 특별해지는 너와 나 별들에게 말해 Oh 내일이 더 좋을 것 같아 이젠 펼쳐지는 일들이 겁나지 않아 오직 나를 위한 Woo 축제를 이어갈 거야 날 감싸 안은 낯선 향기 더 새롭게 색색의 꽃을 피우고 꽃가루가 흩날리면 축제는 절정인 걸 끝나지 않을 이건 Climax 나의 모든 순간이 아름답고 눈부셔 이거 하나만 기억해 지금이라고 Fiesta 내 맘에 태양을 꾹 삼킨 채 영원토록 뜨겁게 지지 않을게 이 모든 계절 나의 모든 계절 매일 화려한 이 축제 한 번쯤은 꼭 놀러 와 Fiesta 눈을 감아 멈춰있던 나를 깨워 내 안의 나를 천천히 안아주면 여러 색깔들로 더 내가 빛날 때면 매일 그려왔던 진짜 내 모습 가까이 지금이라고 Fiesta 내 맘에 태양을 꾹 삼킨 채 영원토록 뜨겁게 지지 않을게 이 모든 계절 나의 모든 계절 매일 화려한 이 축제 한 번쯤은 꼭 놀러 와 It's my fiesta 날 비춰줘 지금 날 온통 축제니까 지금 이 순간 나를 춤추게 해 It's my fiesta</text:p>
          </table:table-cell>
          <table:table-cell office:value-type="string" table:style-name="ce1">
            <text:p>여</text:p>
          </table:table-cell>
          <table:table-cell table:number-columns-repeated="16377"/>
        </table:table-row>
        <table:table-row table:style-name="ro1">
          <table:table-cell office:value-type="float" office:value="280" table:style-name="ce1">
            <text:p>280</text:p>
          </table:table-cell>
          <table:table-cell office:value-type="string" table:style-name="ce1">
            <text:p>Red Velvet</text:p>
          </table:table-cell>
          <table:table-cell office:value-type="string" table:style-name="ce1">
            <text:p>빨간 맛</text:p>
          </table:table-cell>
          <table:table-cell office:value-type="string" table:style-name="ce1">
            <text:p>2017.7.9</text:p>
          </table:table-cell>
          <table:table-cell office:value-type="string" table:style-name="ce1">
            <text:p>여름</text:p>
          </table:table-cell>
          <table:table-cell office:value-type="string" table:style-name="ce1">
            <text:p>빨간 맛 궁금해 Honey 깨물면 점점 녹아든 스트로베리 그 맛 코너 캔디 샵 찾아 봐 Baby 내가 제일 좋아하는 건 여름 그 맛 야자나무 그늘 아래 졸고 싶고 뜨거운 여름밤의 바람은 불고 너무 쉽게 사랑 빠져 버릴 나인틴 우린 제법 어울리고 또 멋져 좋아 첫눈에 반해 버린 네가 자꾸만 생각나 내 방식대로 갈래 빨간 맛 궁금해 Honey 깨물면 점점 녹아든 스트로베리 그 맛 코너 캔디 샵 찾아 봐 Baby 내가 제일 좋아하는 건 여름 그 맛 일곱 개의 무지갯빛 문을 열어 너의 세상은 짜릿해 멋있어 태양보다 빨간 네 사랑의 색깔 내가 가질래 내 멋대로 할래 날 봐 넌 뭘 생각하는데 오늘 뭘 할 수 있을까 내 맘대로 상상해 빨간 맛 궁금해 Honey 깨물면 점점 녹아든 스트로베리 그 맛 코너 캔디 샵 찾아 봐 Baby 내가 제일 좋아하는 건 여름 그 맛 복숭아 주스 스윗 앤 사워 믹스 Mood 네게 주고픈 칵테일을 Brew RED 귓속이 쨍 코가 맹 상상 그 이상 기분 Up and bang RED Bet you wanna Bet you wanna dance like this 외쳐보자 좋아해요 솔직히 긴장해 땀이 뚝뚝 귀엽지 사랑에 빠져 그을려 우린 RED RED Ah 말 안 해도 알아주면 안 돼 내 맘은 더 커져 가는데 다 흘려버린 아이스크림같이 이러다 녹을지 몰라 그러니 말해 그래 그래 말해 그러니 말해 그래 그래 말해 너의 색깔로 날 물들여줘 더 진하게 강렬하게 빨간 맛 궁금해 Honey 깨물면 점점 녹아든 스트로베리 그 맛 코너 캔디 샵 찾아 봐 Baby 내가 제일 좋아하는 건 여름 그 맛 내가 제일 좋아하는 건 여름의 너</text:p>
          </table:table-cell>
          <table:table-cell office:value-type="string" table:style-name="ce1">
            <text:p>여</text:p>
          </table:table-cell>
          <table:table-cell table:number-columns-repeated="16377"/>
        </table:table-row>
        <table:table-row table:style-name="ro1">
          <table:table-cell office:value-type="float" office:value="281" table:style-name="ce1">
            <text:p>281</text:p>
          </table:table-cell>
          <table:table-cell office:value-type="string" table:style-name="ce1">
            <text:p>폴킴</text:p>
          </table:table-cell>
          <table:table-cell office:value-type="string" table:style-name="ce1">
            <text:p>커피 한 잔 할래요</text:p>
          </table:table-cell>
          <table:table-cell office:value-type="string" table:style-name="ce1">
            <text:p>2014.1.21</text:p>
          </table:table-cell>
          <table:table-cell office:value-type="string" table:style-name="ce1">
            <text:p>사계절</text:p>
          </table:table-cell>
          <table:table-cell office:value-type="string" table:style-name="ce1">
            <text:p>Breeze 가벼운 바람이 깨우는 Oh breeze 너의 생각으로 시작하는 My everyday Breath 뭔가 좋은일이 생길것같은 절로 콧노래가 흘러나오는 그런 상상을 하게해 단둘이서 영활보자할까 시시하진않을까 어떤 애기로 널 웃게 할까 용기가 없는나 커피한잔할래요 커피한잔할래요 두입술 꼭 깨물고 용기 낸 그 말 커피 한잔에 빌린 그대를 향한 나의 맘 보고싶었단 말 하고싶었죠 그대도 같나요 그대 나와 같나요 그대도 조금은 내 생각했나요 오늘을 내가 그댈 더 많이 웃게할게요 이대로 시간이 멈추길 Freeze 그저 흘러가는 시간들 Oh freeze 처음과는 많이 다른 너와 나 처음 느꼈던 가슴 속 떨림 넌 기억할런지 처음 만났던 그 곳에 가자 추억이 가득한 커피한잔할래요 커피한잔할래요 두입술 꼭 깨물고 용기낸 그 말 커피 한잔에 빌린 그대를 향한 나의 맘 보고싶었단 말 하고싶었죠 그대도 같나요 그대 나와 같나요 가끔 그 날의 울릴 생각하나요 내가 더 많이 웃게 해 주겠다는 그 약속 아직 나 잊지 않았어요 커피한잔할래요</text:p>
          </table:table-cell>
          <table:table-cell office:value-type="string" table:style-name="ce1">
            <text:p>남</text:p>
          </table:table-cell>
          <table:table-cell table:number-columns-repeated="16377"/>
        </table:table-row>
        <table:table-row table:style-name="ro1">
          <table:table-cell office:value-type="float" office:value="282" table:style-name="ce1">
            <text:p>282</text:p>
          </table:table-cell>
          <table:table-cell office:value-type="string" table:style-name="ce1">
            <text:p>김하온(HAON),?PULLIK(박준호)</text:p>
          </table:table-cell>
          <table:table-cell office:value-type="string" table:style-name="ce1">
            <text:p>어린 왕자</text:p>
          </table:table-cell>
          <table:table-cell office:value-type="string" table:style-name="ce1">
            <text:p>2018.3.24</text:p>
          </table:table-cell>
          <table:table-cell office:value-type="string" table:style-name="ce1">
            <text:p>사계절</text:p>
          </table:table-cell>
          <table:table-cell office:value-type="string" table:style-name="ce1">
            <text:p>여러가지 색깔의 Flame 메모하기 바뻐 여긴 내가 배워갈게 많어 가만히 좀 내비둬 봐 니가 다시 깨끗했던 곳의 물줄기를 흐리게 만들어도 장미 한 송이만 있으면 돼 난 Yeah 매일 타던 비행기가 고장나도 되니깐 나랑 같이 걸어 또 쟤넨 설명이 넘 많아 안보이더라도 큼지막한 것은 말야 내가 상상했던 그런 특이한 Design I wanna keep 이대로 순수한 값만 나름 소신 지켜 나를 왜 또 잡어 페리형도 안돼 내 미래를 Control Yeah Yeah 그들만의 밤 누군가를 거절하고 혼자지낸 방까지 밀어 밀어 버려 그게 만약 나를 바꿔주는 계기가 된다면 계속 유지해버리고 나를 밀어 What is love?! We can fly girl when you see me twice So what So what So what So what What is love?! We can fly girl when you feel me twice So what So what So what So what Juston은 노란빛의 아이 배우기 위해 왔어 여기 I ain’t gonna lie 머리 쥐어뜯고 무언가를 미워하던 사이 하나뿐이 되어버린 너와 나의 삶 기다림이 설레임으로 바뀌어버린 Time 나도 누군가에게 그런 것을 줄 수 있을까 뿌린 대로 거둔다면 여기 둘 테니까 아무때나 좋으니까 니 맘이랑 바꿔 눈꺼풀에게 한수를 져주었을 때에 비로소 흔들거리는 눈부신 어둠에 취해 와리가리 거리다가 Ladidadi 해 말해보자 마음으로 보아야만 보이는 것들에 대해 따라와 줘 나의 째간한 별에 어른들은 나의 모든 것에 대한 주석이 필요해 Now let me hit quan 직관으로 봐 암 것도 몰랐지만 깨어있던 그때로 날 Rewind What is love?! We can fly girl when you see me twice So what So what So what So what What is love?! We can fly girl when you feel me twice So what So what So what So what Let me think about it 이 공간에서 나를 Feel me 내 미래를 뒤에서 보는 사람들은 What babe What you trynna be 비슷해지길 바라니 비 비밀을 말해주지 We live in a p peace What does love what does hate 그런 거에 기준을 다 치워 그냥 하고 싶은 대로 해 B612 미리 이웃끼리 끼리 Lets get it 와리가리 씌인듯이 Movin 발이 빨리 What is love?! We can fly girl when you see me twice So what So what So what So what What is love?! We can fly girl when you feel me twice So what So what So what So what What is love?!</text:p>
          </table:table-cell>
          <table:table-cell office:value-type="string" table:style-name="ce1">
            <text:p>남</text:p>
          </table:table-cell>
          <table:table-cell table:number-columns-repeated="16377"/>
        </table:table-row>
        <table:table-row table:style-name="ro1">
          <table:table-cell office:value-type="float" office:value="283" table:style-name="ce1">
            <text:p>283</text:p>
          </table:table-cell>
          <table:table-cell office:value-type="string" table:style-name="ce1">
            <text:p>로꼬, 유주</text:p>
          </table:table-cell>
          <table:table-cell office:value-type="string" table:style-name="ce1">
            <text:p>우연히 봄</text:p>
          </table:table-cell>
          <table:table-cell office:value-type="string" table:style-name="ce1">
            <text:p>2015.4.8</text:p>
          </table:table-cell>
          <table:table-cell office:value-type="string" table:style-name="ce1">
            <text:p>봄</text:p>
          </table:table-cell>
          <table:table-cell office:value-type="string" table:style-name="ce1">
            <text:p>우연히 내게 오나 봐 봄 향기가 보여 너도 같이 오나 봐 저 멀리서 네 향기가 설레는 코끝에 나의 입술에 괜찮은 느낌 이 떨림 나도 몰래 우연히 봄 어 어느새 겨울 지나 봄이야 여전히 난 너 앞에선 돌이야 난 아직 이게 믿기지가 않지만 내 왼손은 지금까지도 너의 향기가 미묘하게 흘렀던 분위기에 아직까지 난 가까스로 숨 쉬네 무대 위완 다르게 네 눈을 피해 고개를 돌렸던 내 모습에 한숨 쉬네 오랜만에 느껴지는 이 떨림이 날 단순하게 만들어 딱 너만 아른거리지 다 고쳤다고 생각했던 버벅임이 또 도져서 준비했던 말을 잊어버리지 난 주워 담지 못할 말은 절대 안 해 원하는 걸 말해 봐 널 위해서만 할게 너 빼곤 다 색칠할 수 있어 까맣게 천천히 갈게 조금 더 가깝게 우연히 내게 오나 봐 봄 향기가 보여 너도 같이 오나 봐 저 멀리서 네 향기가 설레는 코끝에 나의 입술에 괜찮은 느낌 이 떨림 나도 몰래 우연히 봄 어 아직까지 향기가 짙네 발걸음이 가벼워 집에 가는 길엔 더 가까워질 너와 나를 상상하는 내 모습이 오글거려 몸서리치네 어 어 머릿속이 하얘지기 때문에 하루 종일 날씨 얘기만 반복하게 돼 오로지 난 너 하나 때문에 다른 것들에겐 무감각하게 돼 정적이 만드는 긴장감은 오히려 설레어 나를 미소 짓게 만들어 모른 척하려 했던 네 옆의 남자들은 흐릿했던 내 눈앞에 불을 켜게 만들어 겨울은 유난히도 추웠고 다시 돌아온 그토록 기다렸던 봄 움직이지 못하도록 잡고 있고 싶어 날 더 느낄 수 있게 안고 있고 싶어 우연히 내게 오나 봐 봄 향기가 보여 너도 같이 오나 봐 저 멀리서 네 향기가 설레는 코끝에 나의 입술에 괜찮은 느낌 이 떨림 나도 몰래 우연히 봄 I love u so I love u 너무 쉬운걸 그래도 나 참고 있을게 난 여자이니까 하루 더 기다려 바보야 내게 말해 봐 네 마음도 보여 갖고 싶다고 해 봐 더 이상은 감추지 마 어느새 내 앞에 이젠 내 앞에 괜찮은 느낌 이 떨림 나도 몰래 우연히 봄</text:p>
          </table:table-cell>
          <table:table-cell office:value-type="string" table:style-name="ce1">
            <text:p>혼성</text:p>
          </table:table-cell>
          <table:table-cell table:number-columns-repeated="16377"/>
        </table:table-row>
        <table:table-row table:style-name="ro1">
          <table:table-cell office:value-type="float" office:value="284" table:style-name="ce1">
            <text:p>284</text:p>
          </table:table-cell>
          <table:table-cell office:value-type="string" table:style-name="ce1">
            <text:p>제이레빗</text:p>
          </table:table-cell>
          <table:table-cell office:value-type="string" table:style-name="ce1">
            <text:p>Happy Tings</text:p>
          </table:table-cell>
          <table:table-cell office:value-type="string" table:style-name="ce1">
            <text:p>2012.4.25</text:p>
          </table:table-cell>
          <table:table-cell office:value-type="string" table:style-name="ce1">
            <text:p>사계절</text:p>
          </table:table-cell>
          <table:table-cell office:value-type="string" table:style-name="ce1">
            <text:p>둥근 해가 뜨면 제일 먼저 기분 좋은 상상을 하지 하나 둘 셋! 자리에 일어나 하마처럼 입을 쫙~ 하품을 한번 하고 두 눈을 크게 뜨고 번쩍 기지개를 한번 쭉 펴고 즐거운 상상을 맘껏 즐겨 잊지 말고 Happy Happy Things! 상쾌한 바람이 부는 아침에 한껏 여유 부릴 때 유난히 안색이 좋아 뭘 입어도 다 잘어울리고 다 예뻐 보일 때 좋아하는 노랠 들으며 걸어갈 때 시간 맞춰 버스를 탈 때 유난히 사람이 많은 출근길 딱 내 앞에서 자리 났을 때 예상대로 일이 술술 풀려갈 때 이제부터 뭐든 내 멋대로 맘 먹을 때 아주 맛있는걸 먹었을 때 세상에나~! 힘도 안 줬는데 쾌변 오! 보너스 휴가 떠날 때 사랑하는 그대도 함께 모두 상상만 해도 정말 기분 좋아 잊지 말고 Happy Happy Things! 오랜만에 친구들을 만났을 때 괜히 기분이 좋아서 혼자 막 춤 출 때 아주 머리가 잘 돌아갈 때 말도 안돼~! 공부 안 했는데 백점 오! 누군가 보고 싶을 때 그대가 내 맘 알아줄 때 모두 상상만 해도 정말 기분 좋은 Happy Happy Things! 누구나 할 수 있는 일 행복한 삶을 원한다면 모두 상상만 해도 정말 기분 좋아 잊지말고 Happy Happy Things!</text:p>
          </table:table-cell>
          <table:table-cell office:value-type="string" table:style-name="ce1">
            <text:p>여</text:p>
          </table:table-cell>
          <table:table-cell table:number-columns-repeated="16377"/>
        </table:table-row>
        <table:table-row table:style-name="ro1">
          <table:table-cell office:value-type="float" office:value="285" table:style-name="ce1">
            <text:p>285</text:p>
          </table:table-cell>
          <table:table-cell office:value-type="string" table:style-name="ce1">
            <text:p>정승환</text:p>
          </table:table-cell>
          <table:table-cell office:value-type="string" table:style-name="ce1">
            <text:p>달을 따라 걷다 보면</text:p>
          </table:table-cell>
          <table:table-cell office:value-type="string" table:style-name="ce1">
            <text:p>2020.6.25</text:p>
          </table:table-cell>
          <table:table-cell office:value-type="string" table:style-name="ce1">
            <text:p>사계절</text:p>
          </table:table-cell>
          <table:table-cell office:value-type="string" table:style-name="ce1">
            <text:p>왠지 오늘 따라 마주칠 것 같아 달과 별을 따라 한참 걷다보면 저기 멀리, 그대 밝아오죠 내 마음을 들었나요 그댄 점점 다가오네요 우연보다 운명같아 밤이 가고 날이 밝아오면 내게 와요 저 달을 따라 만나러 갈게 익숙한 이 거릴 자꾸만 맴돌아 꿈 같은 상상에 미소 짓고있어 이제 그만, 꿈을 깨워줘요 내 바람을 들었나요 그댄 점점 선명해져요 나를 안고 속삭여줘 그대 또한 나와 같았음을 말해요 혹시라도 마음이 어두워 길을 잃을 때면 날 떠올려요 아무것도 생각지 마요 눈을 감고 걸어봐도 그대란 걸 나는 알았죠 이렇게도 눈이 부신 그대란 걸 나 모를 리 없죠 사랑해요 저 달을 따라 만나러 갈게</text:p>
          </table:table-cell>
          <table:table-cell office:value-type="string" table:style-name="ce1">
            <text:p>남</text:p>
          </table:table-cell>
          <table:table-cell table:number-columns-repeated="16377"/>
        </table:table-row>
        <table:table-row table:style-name="ro1">
          <table:table-cell office:value-type="float" office:value="286" table:style-name="ce1">
            <text:p>286</text:p>
          </table:table-cell>
          <table:table-cell office:value-type="string" table:style-name="ce1">
            <text:p>바이브</text:p>
          </table:table-cell>
          <table:table-cell office:value-type="string" table:style-name="ce1">
            <text:p>가을 타나 봐</text:p>
          </table:table-cell>
          <table:table-cell office:value-type="string" table:style-name="ce1">
            <text:p>2018.9.18</text:p>
          </table:table-cell>
          <table:table-cell office:value-type="string" table:style-name="ce1">
            <text:p>가을</text:p>
          </table:table-cell>
          <table:table-cell office:value-type="string" table:style-name="ce1">
            <text:p>계절은 돌고 돌아 돌아오는데 사랑은 돌고 돌아 떠나버리고 추억을 돌고 돌아 멈춰 서있는 다시 그 계절이 왔나 봐 나 가을 타나 봐 니가 그리워진 이 밤 나 혼자 널 기다리나 봐 나 가을 타나 봐 니가 불어오는 이 밤 나 혼자서 가을 타나 봐 Baby I'm lonely lonely lonely lonely 추억은 Falling falling falling falling 아무리 멀리 멀리 떠나 보내도 돌아오는 난 가을 타나 봐 내 곁을 스쳐가는 많은 사람들 뭘 해도 채워지지 않는 시간들 아무리 잊어봐도 짙어져 가는 외로운 계절이 왔나 봐 나 가을 타나 봐 니가 그리워진 이 밤 나 혼자 널 기다리나 봐 나 가을 타나 봐 니가 불어오는 이 밤 나 혼자서 가을 타나 봐 Baby I'm lonely lonely lonely lonely 추억은 Falling falling falling falling 아무리 멀리 멀리 떠나 보내도 돌아오는 난 가을 타나 봐 You're always breathing in my mind 가슴 한구석이 시려와 Baby I'm missing you every night 니가 그리워 나 외로웠나 봐 니가 없는 이 거리에 나 혼자 널 서성이나 봐 참 보고 싶나 봐 너를 보내놓고 아직 나 혼자 널 사랑하나 봐 아직인가 봐 사랑하나 봐 니가 날 떠나가던 시린 이 계절이 돌아오면 가을 타나 봐 그리운가 봐 가을 타나 봐</text:p>
          </table:table-cell>
          <table:table-cell office:value-type="string" table:style-name="ce1">
            <text:p>남</text:p>
          </table:table-cell>
          <table:table-cell table:number-columns-repeated="16377"/>
        </table:table-row>
        <table:table-row table:style-name="ro1">
          <table:table-cell office:value-type="float" office:value="287" table:style-name="ce1">
            <text:p>287</text:p>
          </table:table-cell>
          <table:table-cell office:value-type="string" table:style-name="ce1">
            <text:p>로꼬</text:p>
          </table:table-cell>
          <table:table-cell office:value-type="string" table:style-name="ce1">
            <text:p>시간이 들겠지</text:p>
          </table:table-cell>
          <table:table-cell office:value-type="string" table:style-name="ce1">
            <text:p>2018.10.8</text:p>
          </table:table-cell>
          <table:table-cell office:value-type="string" table:style-name="ce1">
            <text:p>가을</text:p>
          </table:table-cell>
          <table:table-cell office:value-type="string" table:style-name="ce1">
            <text:p>지나간 여름 밤 시원한 가을바람 난 여전히 잠에 들 기가 쉽지않아 뒤척이고 있어 내가 계획했던 것 유난히 뜨거웠던 너 뭐 하나라도 내 걸로 만들기 어려워 또 시간이 들겠지 또 시간이 들겠지 벌써 1년이 벌써 한달이 벌써 하루가 추억할 시간도 없이 빨리 지나갔고 내게는 또 새로운 고민거리들로 단 한시간 조차 못 버티고 있어 마른 입술이 뜯겨 아직도 적응을 못했어 이런 감정은 지나가버리면 그만인데 모르겠어 지나치는 방법을 억지로 감은 눈을 떴을 때 내일 모레였음 좋겠는데 It takes time 지나간 여름 밤 시원한 가을바람 난 여전히 잠에 들 기가 쉽지않아 뒤척이고 있어 내가 계획했던 것 유난히 뜨거웠던 너 뭐 하나라도 내 걸로 만들기 어려워 또 시간이 들겠지 또 시간이 들겠지 It takes time 시간이 들겠지 It takes time 또 시간이 들겠지 It takes time 시간이 들겠지 It takes time 또 시간이 들겠지 언제쯤이면 괜찮아질까 알면서도 자꾸 반복하는 질문 괜찮냐고 들을 때마다 표정은 점점 굳어지는 기분 시간이 들겠지라고 적었다가 지우고 힘들다 라고 써 소원이 있다면 아무 생각 없이 잠들고 싶어 시원한 여름 노래들은 희망고문이였고 오랜만에 갈색의 가을 안에서 나는 기어코 시계만 쳐다보고 있네 얼마나 걸릴 아픔 이길래 이제는 돌아갈 수 없어도 여전히 난 그 자리에 서있어 흩어져 있는 시간 속 우리와 다시 마주칠 순 없을까 많은 시간이 흐른 뒤 그때야 우린 알겠지 내가 계획했던 것 유난히 뜨거웠던 너 뭐 하나라도 내 걸로 만들기 어려워 또 시간이 들겠지 또 시간이 들겠지 It takes time It takes time It takes time</text:p>
          </table:table-cell>
          <table:table-cell office:value-type="string" table:style-name="ce1">
            <text:p>남</text:p>
          </table:table-cell>
          <table:table-cell table:number-columns-repeated="16377"/>
        </table:table-row>
        <table:table-row table:style-name="ro1">
          <table:table-cell office:value-type="float" office:value="288" table:style-name="ce1">
            <text:p>288</text:p>
          </table:table-cell>
          <table:table-cell office:value-type="string" table:style-name="ce1">
            <text:p>악동뮤지션</text:p>
          </table:table-cell>
          <table:table-cell office:value-type="string" table:style-name="ce1">
            <text:p>시간과 낙엽</text:p>
          </table:table-cell>
          <table:table-cell office:value-type="string" table:style-name="ce1">
            <text:p>2014.10.10</text:p>
          </table:table-cell>
          <table:table-cell office:value-type="string" table:style-name="ce1">
            <text:p>가을</text:p>
          </table:table-cell>
          <table:table-cell office:value-type="string" table:style-name="ce1">
            <text:p>맨발로 기억을 거닐다 떨어지는 낙엽에 그간 잊지 못한 사람들을 보낸다 맨발로 기억을 거닐다 붉게 물든 하늘에 그간 함께 못한 사람들을 올린다 시간은 물 흐르듯이 흘러가고 난 추억이란 댐을 놓아 미처 잡지 못한 기억이 있어 오늘도 수평선 너머를 보는 이유 맨발로 기억을 거닐다 날 애싸는 단풍에 모든 걸 내어주고 살포시 기대본다 맨발로 기억을 거닐다 다 익은 가을내에 허기진 맘을 붙잡고 곤히 잠이 든다 가슴의 꽃과 나무 시들어지고 깊게 묻혀 꺼내지 못할 기억 그 곳에 잠들어 버린 그대로가 아름다운 것이 슬프다 슬프다 맨발로 기억을 거닐다 노란 은행나무에 숨은 나의 옛날 추억을 불러본다 맨발로 기억을 거닐다 불어오는 바람에 가슴으로 감은 눈을 꼭 안아본다</text:p>
          </table:table-cell>
          <table:table-cell office:value-type="string" table:style-name="ce1">
            <text:p>혼성</text:p>
          </table:table-cell>
          <table:table-cell table:number-columns-repeated="16377"/>
        </table:table-row>
        <table:table-row table:style-name="ro1">
          <table:table-cell office:value-type="float" office:value="289" table:style-name="ce1">
            <text:p>289</text:p>
          </table:table-cell>
          <table:table-cell office:value-type="string" table:style-name="ce1">
            <text:p>우원재</text:p>
          </table:table-cell>
          <table:table-cell office:value-type="string" table:style-name="ce1">
            <text:p>호불호 (Feat. 기리보이) (Prod. By GRAY)</text:p>
          </table:table-cell>
          <table:table-cell office:value-type="string" table:style-name="ce1">
            <text:p>2019.3.11</text:p>
          </table:table-cell>
          <table:table-cell office:value-type="string" table:style-name="ce1">
            <text:p>사계절</text:p>
          </table:table-cell>
          <table:table-cell office:value-type="string" table:style-name="ce1">
            <text:p>나 오늘도 걸어 어딘가는 모를 거리 여기 혼자 있는 나는 어색해 봄은 갔고 여름이 또 온다 해도 뭐 조금만 더 지나면 춥다고 또 난리들일게 뻔할 뻔 자에 변할 변 자가 맘에 안 들어서 사계절을 무시했어 괜히 아쉬운 게 싫어서 거짓말 좀 보태자면 나는 꽃 피는 게 세상에서 제일 싫어 그건 매섭기에 야 난 변하는 게 뭐든 너무 싫어 좋은 거면 좋았기에 그게 너무 싫어 싫은 거면 경험하는 거조차도 싫어 불행 끝에 낙이 오면 나는 불행 전에 있고 싶어 나는 봄 가을 이게 진짜 너무 싫어 괜히 기분 좋았다가 얼마 안가 싫어 난 여름 비올 때 염따 형보다도 싫어 그냥 모든 게 그대로이고 싶어 나는 싫어 모든 게 도대체 뭐가 좋은지 모르겠어 그렇다고 딱히 내가 뭘 싫어하는지도 모르겠어 생각하기 귀찮아 내가 나를 잘 모를 때 선택하기조차 어려울 때 어떻게 보면 호불호 강한 친구들이 너무 부러워 부러워 그냥 좋아 다 좋아 우원재가 부탁하면 다 좋아 그냥 가사 그냥 녹음 도움 되면 두 배로 더 좋아 비트 안 듣고 가사 먼저 써 그냥 정신줄을 놓아 노는 게 좋아 노는 게 좋아 뽀로로야 도화선에 불을 붙여 나는 기대감이 좋아 앨범 나오고 나서 기대감 터지는 게 좋아 얻어터지는 게 좋아 물론 나 말고 너희 싸움 구경 좋아 내가 싫어하는 놈들 평화주의자라 안에 쌓인 것이 많아 평화주의하고 싶기에는 사기 너무 많아 호불호는 없어 그냥 살아 옷이 너무 좋아 안감 음악 너무 좋아 장난 고민 없이 그냥 마감 도대체 뭐가 좋은지 모르겠어 그렇다고 딱히 내가 뭘 싫어하는지도 모르겠어 생각하기 귀찮아 내가 나를 잘 모를 때 선택하기조차 어려울 때 어떻게 보면 호불호 강한 친구들이 너무 부러워 부러워 나 뭐가 좋은 건지 모르겠어 생각하기 귀찮아 이건 어쩜 당연한 거라고 계속 1번부터 5번 중에 답이 있었잖아 또 넌 오와 열을 맞춰 너인 적이 없고 눈치를 계속 보다가 또 잃어가 너를 싫어해 뭐든 좋아해도 돼 어차피 호불호잖아<text:s/></text:p>
          </table:table-cell>
          <table:table-cell office:value-type="string" table:style-name="ce1">
            <text:p>남</text:p>
          </table:table-cell>
          <table:table-cell table:number-columns-repeated="16377"/>
        </table:table-row>
        <table:table-row table:style-name="ro1">
          <table:table-cell office:value-type="float" office:value="290" table:style-name="ce1">
            <text:p>290</text:p>
          </table:table-cell>
          <table:table-cell office:value-type="string" table:style-name="ce1">
            <text:p>유리상자</text:p>
          </table:table-cell>
          <table:table-cell office:value-type="string" table:style-name="ce1">
            <text:p>가을 하늘</text:p>
          </table:table-cell>
          <table:table-cell office:value-type="string" table:style-name="ce1">
            <text:p>2020.10.5</text:p>
          </table:table-cell>
          <table:table-cell office:value-type="string" table:style-name="ce1">
            <text:p>가을</text:p>
          </table:table-cell>
          <table:table-cell office:value-type="string" table:style-name="ce1">
            <text:p>그댄 아침이어라 나는 바람이어라 파란 하늘 내려와 그대 뺨에 불고 싶어라 가을 하늘이 좋아라 (나는 좋아라) 그냥 봐도 좋더라 이런 날엔 그대와 둘이서 사랑하고 싶어라 그댄 노을이어라 나는 구름이어라 석양빛에 물들어 그대 품에 쉬고 싶어라 가을 하늘이 좋아라 (나는 좋아라) 그냥 봐도 좋더라 이런 날엔 그대와 둘이서 사랑하고 싶어라 밤이 내려 그대 눈가에 별이 맺히면 곱게 띄워줄 강물이 되리 가을 하늘이 좋아라 (나는 좋아라) 그냥 봐도 좋더라 이런 밤엔 그대와 둘이서 별을 헤고 싶어라 가을 하늘이 좋아라 (나는 좋아라) 그냥 봐도 좋더라 이런 날엔 그대와 둘이서 사랑하고 싶어라 사랑하고 싶어라</text:p>
          </table:table-cell>
          <table:table-cell office:value-type="string" table:style-name="ce1">
            <text:p>남</text:p>
          </table:table-cell>
          <table:table-cell table:number-columns-repeated="16377"/>
        </table:table-row>
        <table:table-row table:style-name="ro1">
          <table:table-cell office:value-type="float" office:value="291" table:style-name="ce1">
            <text:p>291</text:p>
          </table:table-cell>
          <table:table-cell office:value-type="string" table:style-name="ce1">
            <text:p>태연</text:p>
          </table:table-cell>
          <table:table-cell office:value-type="string" table:style-name="ce1">
            <text:p>사계</text:p>
          </table:table-cell>
          <table:table-cell office:value-type="string" table:style-name="ce1">
            <text:p>2019.3.24</text:p>
          </table:table-cell>
          <table:table-cell office:value-type="string" table:style-name="ce1">
            <text:p>사계절</text:p>
          </table:table-cell>
          <table:table-cell office:value-type="string" table:style-name="ce1">
            <text:p>사계절이 와, 그리고 또 떠나 내 겨울을 주고 또 여름도 주었던 온 세상이던 널 보낼래 정말 너를 사랑했을까? 언제야, 봄이던가 맞아 그땐 한참 서로가 셰익스피어의 연극 같은 마지막이 될 사랑 마주한 듯 둘밖에 안 보였나 봐 다른 걸 좀 보고파 * I gave you the world 너만이 전부라 내 겨울을 주고 또 여름도 주었지 뜨겁고 차갑던 그 계절에 정말 너를 사랑했을까? 내가 너를 사랑했을까? 서로를 그리워했고 서로를 지겨워하지 그 긴 낮과 밤들이 낡아 녹슬기 전에 우리 다시 반짝이자 또 계절이 바뀌잖아 *REPEAT 가도 돼, 뒤돌아볼 때쯤엔 난 없어 우리, 꽤 괜찮았어 그거면 된 거야 떠날 때 사계절이 와, 그리고 또 떠나 내 겨울을 주고 또 여름도 주었던 온 세상이던 널 보낼래 정말 너를 사랑했을까? 내가 너를 사랑했을까? 내가 너를 사랑했을까?</text:p>
          </table:table-cell>
          <table:table-cell office:value-type="string" table:style-name="ce1">
            <text:p>여</text:p>
          </table:table-cell>
          <table:table-cell table:number-columns-repeated="16377"/>
        </table:table-row>
        <table:table-row table:style-name="ro1">
          <table:table-cell office:value-type="float" office:value="292" table:style-name="ce1">
            <text:p>292</text:p>
          </table:table-cell>
          <table:table-cell office:value-type="string" table:style-name="ce1">
            <text:p>박재범</text:p>
          </table:table-cell>
          <table:table-cell office:value-type="string" table:style-name="ce1">
            <text:p>YACHT (k) (Feat. Sik-K)</text:p>
          </table:table-cell>
          <table:table-cell office:value-type="string" table:style-name="ce1">
            <text:p>2017.7.17</text:p>
          </table:table-cell>
          <table:table-cell office:value-type="string" table:style-name="ce1">
            <text:p>여름</text:p>
          </table:table-cell>
          <table:table-cell office:value-type="string" table:style-name="ce1">
            <text:p>투명한 바닷가에 빠지고 싶어 요트 살게 올라타 파도가 느껴져 무인도로 떠나자 딴 거 필요 없어 수영복도 챙겨와 Baby Let’s fall in love I be like You’re my dope I’m so high Baby work girl work like Rihanna 같이 추억을 만들자 This a song I wrote just for my baby Baby 가로수길 가지 마 혼자 청담동도 가지 마 잘생긴 남자들이 쳐다봐 외제 차 끌면 도망가 But Oh no 절대 뺏길 수가 없지 걔넨 길쭉해도 따라올 수 없지 매력 터져 swagger 넘쳐 one and only 아니어도 나를 그렇게 봐줘 my baby yeah 같이 가자 여기저기 푸껫 바닷속에 스쿠버다이빙 햇볕 아래 같이 커플 태닝 매일 휴가같이 보내 girl yeah 투명한 바닷가에 빠지고 싶어 요트 살게 올라타 파도가 느껴져 무인도로 떠나자 딴 거 필요 없어 수영복도 챙겨와 Baby Let’s fall in love I be like You’re my dope I’m so high Baby work girl work like Rihanna 같이 추억을 만들자 This a song I wrote just for my baby Just for my baby Just for my baby Hit me up baby on the Kakao baby Gimme good lovin we can get down baby Get down baby 비키니 입은 네 모습 보면 너무 설레네 Yeah girl yeah girl I be surfing ur waves 마가리타 한 잔 들고 보름달을 바라보며 입을 맞춰 우리 둘이 Baby just you and me 해가 지고 나서부터 뜰 때까지 It’s a party just for you 샴페인 한 병 터뜨리고 너의 스트레스와 피로 해소해 girl just us two 투명한 바닷가에 빠지고 싶어 요트 살게 올라타 파도가 느껴져 무인도로 떠나자 딴 거 필요 없어 수영복도 챙겨와 Baby Let’s fall in love I be like You’re my dope I’m so high Baby work girl work like Rihanna 같이 추억을 만들자 This a song I wrote just for my baby 하얀 모래 위에 너가 너무 예뻐 네 머릿결엔 파도가 치고 있어 햇살은 따뜻하게 야자수들 잎 사이로 너를 비추고 너 때문에 눈이 부셔 난 미간을 찌푸렸어 비키니 광고가 들어오겠네 너의 몸매는 다 쳐다봐 나는 너를 혼내 미안해 입고 싶은 걸 못 입게 해서 뭐 어쩌겠어 Woo baby baby now 호텔로 들어가 침대 위에 입고 싶은 비키니를 늘어놔 하나씩 갈아입어 사진을 찍어줄게 한 장씩 벗어둬 What we waitin for right now 투명한 바닷가에 빠지고 싶어 요트 살게 올라타 파도가 느껴져 무인도로 떠나자 딴 거 필요 없어 수영복도 챙겨와 Baby Let’s fall in love I be like You’re my dope I’m so high Baby work girl work like Rihanna 같이 추억을 만들자 This a song I wrote just for my baby</text:p>
          </table:table-cell>
          <table:table-cell office:value-type="string" table:style-name="ce1">
            <text:p>남</text:p>
          </table:table-cell>
          <table:table-cell table:number-columns-repeated="16377"/>
        </table:table-row>
        <table:table-row table:style-name="ro1">
          <table:table-cell office:value-type="float" office:value="293" table:style-name="ce1">
            <text:p>293</text:p>
          </table:table-cell>
          <table:table-cell office:value-type="string" table:style-name="ce1">
            <text:p>수퍼비,?UNEDUCATED KID,?트웰브(twlv),?Yuzion</text:p>
          </table:table-cell>
          <table:table-cell office:value-type="string" table:style-name="ce1">
            <text:p>Summer!</text:p>
          </table:table-cell>
          <table:table-cell office:value-type="string" table:style-name="ce1">
            <text:p>2020.6.19</text:p>
          </table:table-cell>
          <table:table-cell office:value-type="string" table:style-name="ce1">
            <text:p>여름</text:p>
          </table:table-cell>
          <table:table-cell office:value-type="string" table:style-name="ce1">
            <text:p>Uh uh Dingo Freestyle Okay Woah 해변으로 가자 바닷바람 타고 샤넬 수영복을 사줄게 스트레스는 날려 지갑은 놔둬 슬리퍼만 신고 나올래 네가 원하는 거 지금 나한테 다 있잖아 Oh baby 네가 꿈꾸는 거 내가 이뤄줄 수 있잖아 Hmm maybe Uh uh uh uh uh baby I can make your dreams come true Uh uh uh uh uh baby I can make your dreams come 피서지로 가자 Skrrrr 써 Prada Bucket 날씨가 너무 더운데 이런 날은 저 시원한 바다에 퐁 하고 빠지고 파, 너랑 동해에 Baby I can make your dreams come true 파노라마 선루프를 열어 이뻐 구름이 모닥불을 피워 Like cast away 옆에 있어 매일 바비큐 파티에 맥주 모든 Stress는 Dead 널 백수로 만들어 버릴래 babe Got you all iced out, 코끼리만 한 웨딩링 너랑 살 저택을 매입해 선물로 줄 수도 New porsche ah ah 오늘이 월요일이면 사표 쓰고 그냥 Follow me 차를 타고 떠나버리자 이 복잡한 도시를 걱정 마 Baby you know that I'm yng&amp;rich yeah 모히또에 가서 몰디브를 그냥 Sip 해 말하기만 해봐 Baby 난 너의 지니 모두 가질 수 있어 이 카드는 No limit 머리부터 발끝까지 전부다 Louis V 이젠 더 이상 안 맞춰도 돼 그 새끼들 비위 Yeah 파도 소리에 눈을 뜨면 내가 해물 라면을 끓여줄게 옆에 타기만 해 나 너네 집 앞이야 저 바다가 우릴 기다리니 해변으로 가자 바닷바람 타고 샤넬 수영복을 사줄게 스트레스는 날려 지갑은 놔둬 슬리퍼만 신고 나올래 네가 원하는 거 지금 나한테 다 있잖아 Oh baby 네가 꿈꾸는 거 내가 이뤄줄 수 있잖아 Hmm maybe Uh uh uh uh uh baby I can make your dreams come true Uh uh uh uh uh baby I can make your dreams come Uh baby 거짓말이 아냐 난 너랑 가고 싶어 Paradise 나 이제 지쳤어 For one night 돈 걱정은 하지 마 My money’s right 내 차는 2인석 다른 여자는 못 앉혀 I just need real love 해변으로 달려 내 차는 뚜껑이 열려 24살인데 이런 놈이 어딨어? Baby I’m so fly 아아 안 해도 돼 멋진 척 시속 200으로 밟어 I’m a speed racer Oh 오늘 밤에 우린 찾을 거야 보물섬 Yeah 우린 여길 벗어나 아무도 없는 곳으로 빨리 떠나자 난 꿈을 그려 너와 Okay 이미 준비됐어 난 You can ride with me Okay baby Lets chill Dont care about nothing 누가 뭐라 말하던지 Dont kill my vibe I can feel so great You can rock with us Let's meet up Let's go! 해변으로 가자 바닷바람 타고 샤넬 수영복을 사줄게 스트레스는 날려 지갑은 놔둬 슬리퍼만 신고 나올래 네가 원하는 거 지금 나한테 다 있잖아 Oh baby (Lil baby) 네가 꿈꾸는 거 내가 이뤄줄 수 있잖아 Hmm maybe Uh uh uh uh uh baby I can make your dreams come true Uh uh uh uh uh baby I can make your dreams come Uh uh uh uh uh baby I can make your dreams come true Uh uh uh uh uh baby I can make your dreams come</text:p>
          </table:table-cell>
          <table:table-cell office:value-type="string" table:style-name="ce1">
            <text:p>혼성</text:p>
          </table:table-cell>
          <table:table-cell table:number-columns-repeated="16377"/>
        </table:table-row>
        <table:table-row table:style-name="ro1">
          <table:table-cell office:value-type="float" office:value="294" table:style-name="ce1">
            <text:p>294</text:p>
          </table:table-cell>
          <table:table-cell office:value-type="string" table:style-name="ce1">
            <text:p>EXO</text:p>
          </table:table-cell>
          <table:table-cell office:value-type="string" table:style-name="ce1">
            <text:p>Power</text:p>
          </table:table-cell>
          <table:table-cell office:value-type="string" table:style-name="ce1">
            <text:p>2017.9.5</text:p>
          </table:table-cell>
          <table:table-cell office:value-type="string" table:style-name="ce1">
            <text:p>여름</text:p>
          </table:table-cell>
          <table:table-cell office:value-type="string" table:style-name="ce1">
            <text:p>머뭇거리지 마 Move on 자 시간이 없어 너의 미래는 바로 상상에 달렸어 두려움 따윈 버려 우린 그래도 돼 모든 열쇤 너에게 있는데 잠들지 않아도 꿈꾸던 널 잊지 않기를 바래 바래 오늘 우리 함께 신나게 한번 불태워볼까 꼭 하나 된 Feeling feeling So turn me up We got that power power 네가 나를 볼 때 서로 같은 마음이 느껴질 때 Power power 더 강해지는 걸 Turn the music up now We got that power power 이 음악을 통해 같이 한목소리로 노래할 때 Power power 더 강해지는 걸 Turn the music up now Power power Turn the music up now 고민은 이제 그만 Stop 시간은 가 지금도 Tik Tok We take a shot 떠나자 We got bang bang pow wow 이어폰 타고 흘러 나오는 멜로디로 시끄러운 소음 덮고 볼륨은 Up! High! We got that power everytime 잠들지 않아도 꿈꾸던 널 잊지 않기를 바래 바래 오늘 다시 함께 신나게 한번 불태워볼까 꼭 하나 된 Feeling feeling So turn me up We got that power power 네가 나를 볼 때 서로 같은 마음이 느껴질 때 Power power 더 강해지는 걸 Turn the music up now We got that power power 이 음악을 통해 같이 한목소리로 노래할 때 Power power 더 강해지는 걸 Turn the music up now 지쳐버리는 그날이 오면 기억해 Babe 아름다웠던 우릴 다시 일어날 수 있는 그 힘은 네 안에 있다는 걸 We got that We got that power power 이 음악을 통해 같이 한목소리로 노래할 때 Power power 더 강해지는 걸 Turn the music up now Power power Turn the music up now We got that We got that</text:p>
          </table:table-cell>
          <table:table-cell office:value-type="string" table:style-name="ce1">
            <text:p>남</text:p>
          </table:table-cell>
          <table:table-cell table:number-columns-repeated="16377"/>
        </table:table-row>
        <table:table-row table:style-name="ro1">
          <table:table-cell office:value-type="float" office:value="295" table:style-name="ce1">
            <text:p>295</text:p>
          </table:table-cell>
          <table:table-cell office:value-type="string" table:style-name="ce1">
            <text:p>구스범스</text:p>
          </table:table-cell>
          <table:table-cell office:value-type="string" table:style-name="ce1">
            <text:p>Somewhere</text:p>
          </table:table-cell>
          <table:table-cell office:value-type="string" table:style-name="ce1">
            <text:p>2020.9.4</text:p>
          </table:table-cell>
          <table:table-cell office:value-type="string" table:style-name="ce1">
            <text:p>사계절</text:p>
          </table:table-cell>
          <table:table-cell office:value-type="string" table:style-name="ce1">
            <text:p>Someday 뜨거운 태양이 저물어가도 I love you more Somewhere 눈부신 별빛이 춤을 추는 곳 I love you most Tryna find my peace of mind Tryna find my peace of mind 너와 함께면 다 it's alright See my future in your eyes See my future in your eyes Baby girl you got me up all night 달빛이 흐르는 밤하늘을 두고 시원한 바람을 느끼고파 모닥불 앞에서 춤을 추자 계속 밤새도록 we party up all night And it's like 어디로든지 떠나자 girl oh You're the reason I believe in love We gotta go somewhere We gotta go somewhere We gotta go somewhere 떠나버리자 We gotta go somewhere We gotta go somewhere We gotta go somewhere 떠나버리자 Meet me on Friday night 널 기다려왔어 늘 숨죽이던 날은 다 잊었어 아마도 다음날이면 넌 항상 그랬듯이 넌 날 잊겠지 어딜 가야 너와 난 오랫동안 이어질 수 있는지 This is the only way that I feel 또 네게 향해 있는 내 맘 보이고선 난 왠지 더 너와 어디론가 떠나고파 우릴 위한 시간은 없었어 쌓인 일은 저기 뒤로 제쳐 uh huh You got that stress 이미 너도 알고 있잖아 어딘지 모르지만 내 손 잡아 떠나자 지금 GooseBumps on the track 따라와 지금 Forget about tomorrow Cuz it's our time 여기 서울은 숨 막혀 난 도망가고 싶어 그곳이 어디든 난 멀리 멀리 가고 싶어 밀린 일은 더 뒤로 미뤄 미뤄 We gotta go to somewhere We gotta go somewhere We gotta go somewhere We gotta go somewhere 떠나버리자 We gotta go somewhere We gotta go somewhere We gotta go somewhere 떠나버리자 Baby I’m tired of dancing all by myself 넌 알고 있잖아 널 원하고 있는걸 Seoul city 이 정글을 벗어나자 너와 나 we could ride 너와 함께라면 어디든 좋아 내 옆자릴 비워둘게 baby 소중한 건 곁에 있어줬음 해 너의 매일에 지쳤다면 Then I’ll be your escape If you’re down to runaway 더는 숨지 않을게 혼자 있지 않아도 돼 So let me know you’re mine 꿈일지도 몰라 난 눈을 감아 완벽한 이 순간에 잠겨 We gotta go somewhere We gotta go somewhere We gotta go somewhere 떠나버리자 We gotta go somewhere We gotta go somewhere We gotta go somewhere 떠나버리자</text:p>
          </table:table-cell>
          <table:table-cell office:value-type="string" table:style-name="ce1">
            <text:p>남</text:p>
          </table:table-cell>
          <table:table-cell table:number-columns-repeated="16377"/>
        </table:table-row>
        <table:table-row table:style-name="ro1">
          <table:table-cell office:value-type="float" office:value="296" table:style-name="ce1">
            <text:p>296</text:p>
          </table:table-cell>
          <table:table-cell office:value-type="string" table:style-name="ce1">
            <text:p>에이프릴</text:p>
          </table:table-cell>
          <table:table-cell office:value-type="string" table:style-name="ce1">
            <text:p>PARADISE</text:p>
          </table:table-cell>
          <table:table-cell office:value-type="string" table:style-name="ce1">
            <text:p>2020.7.29</text:p>
          </table:table-cell>
          <table:table-cell office:value-type="string" table:style-name="ce1">
            <text:p>여름</text:p>
          </table:table-cell>
          <table:table-cell office:value-type="string" table:style-name="ce1">
            <text:p>Hey, 멀리 떠나볼까? 바로 지금이야 뜨거운 햇살 Like a morning call 서둘러 눈을 떠 느껴봐 Uh uh 두 볼에 스친 바람 시원해 눈을 감아 느껴 보지 못한 설렘 떠나볼까 태양을 조명 삼아 Higher (La La La La) 기분은 하늘 위로 올라 푸른 바다 저 멀리 예쁜 선율이 되어 춤을 춰 꿈을 꿔 오직 이 순간을 기다렸어 별들이 속삭인 여름밤의 랩소디 달빛 물들어 빨개진 네 얼굴 상상만 했던 일들 네게만 몰래 보여줄 거야 어서 와 떠나자 PARADISE 너와 나 함께 저 넓은 바다로 날 데려가 줘 구름 위로 올라가 빛을 타고 날아 꿈만 같아 Woo Ah Woo Ah 여긴 우리만의 PARADISE On my my my my mind 태양보다 밝은 밤 떠나자 우리 둘이 함께 Bebe Find your fantasy 이곳은 PARADISE 자꾸 기분이 아찔해 괜히 떠나고 싶을 때 언제라도 어디에 있더라도 데려가 줄게 나의 PARADISE 24 hours 구름 위를 걷는데 이게 꿈이라면 깨고 싶지 않은 걸 유난히 파란 하늘 아래 이곳에 슬픔이란 없어 마르지 않는 내 맘 깊이 빠져도 좋아 느껴봐 짜릿해 Hey, Let me show you a summer secret 별들이 속삭인 여름밤의 랩소디 달빛 물들어 빨개진 네 얼굴 상상만 했던 일들 네게만 몰래 보여줄 거야 어서 와 떠나자 PARADISE 너와 나 함께 저 넓은 바다로 날 데려가 줘 구름 위로 올라가 빛을 타고 날아 꿈만 같아 Woo Ah Woo Ah 여긴 우리만의 PARADISE You know what time it is Everything is fading Let me take you there Deep inside my heart 멈추지 마 나와 함께 눈을 감고 느껴봐요 Music 볼륨을 올려 다시 호흡을 가다듬고 우리의 여름은 끝나지 않는 걸 떠나자 PARADISE 너와 나 함께 저 넓은 바다로 날 데려가 줘 구름 위로 올라가 빛을 타고 날아 꿈만 같아 Woo Ah Woo Ah 여긴 우리만의 PARADISE On my my my my mind 태양보다 밝은 밤 떠나자 우리 둘이 함께 Bebe Find your fantasy 이곳은 PARADISE</text:p>
          </table:table-cell>
          <table:table-cell office:value-type="string" table:style-name="ce1">
            <text:p>여</text:p>
          </table:table-cell>
          <table:table-cell table:number-columns-repeated="16377"/>
        </table:table-row>
        <table:table-row table:style-name="ro1">
          <table:table-cell office:value-type="float" office:value="297" table:style-name="ce1">
            <text:p>297</text:p>
          </table:table-cell>
          <table:table-cell office:value-type="string" table:style-name="ce1">
            <text:p>호피폴라</text:p>
          </table:table-cell>
          <table:table-cell office:value-type="string" table:style-name="ce1">
            <text:p>Let's</text:p>
          </table:table-cell>
          <table:table-cell office:value-type="string" table:style-name="ce1">
            <text:p>2020.8.20</text:p>
          </table:table-cell>
          <table:table-cell office:value-type="string" table:style-name="ce1">
            <text:p>여름</text:p>
          </table:table-cell>
          <table:table-cell office:value-type="string" table:style-name="ce1">
            <text:p>Let’s sit in my car 무작정 떠나 네 주위를 봐 놀라지는 마 길고 긴 시간을 달려서 저기 바다가 보여 새로운 풍경과 사람들 이제 나는 떠날래 Hey look at the stars 별이 빛나는 밤 하늘 좀 봐 우린 뭘 놓치고 살았는지 좋아하고 미워하는 건 다 지쳤어 오늘은 다 잊고 즐기자 아무도 우릴 모르니까 Let’s sit in my car get out of this town Let’s sit in my car get out of this town All day baby all night long 우리 노래 부르자 All day baby all night long 우리 꿈을 꿔보자 Let’s jump in my car 모래성을 짓고 무알콜 한잔 취할 것만 같아 기분 좋은 밤 기분 좋은 vibe 이 음악 제목이 뭐지 상관없어 춤추면 되지 Let’s sit in my car get out of this town Let’s sit in my car get out of this town All day baby all night long 우리 노래 부르자 All day baby all night long 우리 꿈을 꿔보자 Let’s sit in my car get out of this town Let’s sit in my car get out of this town All day baby all night long 우리 노래 부르자 All day baby all night long 우리 꿈을 꿔보자 All day all night long 함께 노래 부르자 Say all day all night long 함께 꿈을 꿔보자 Say all day all night long 함께 노래 부르자 Say all day all night long 우리 춤을 춰보자 Let’s sit in my car get out of this town Let’s sit in my car get out of this town All day baby all night long 우리 노래 부르자 All day baby all night long 우리 춤을 춰보자 Let’s sit in my car get out of this town Let’s sit in my car get out of this town All day baby all night long 우리 노래 부르자 All day baby all night long 우리 춤을 춰보자 Let’s sit in my car 오늘은 떠나자</text:p>
          </table:table-cell>
          <table:table-cell office:value-type="string" table:style-name="ce1">
            <text:p>남</text:p>
          </table:table-cell>
          <table:table-cell table:number-columns-repeated="16377"/>
        </table:table-row>
        <table:table-row table:style-name="ro1">
          <table:table-cell office:value-type="float" office:value="298" table:style-name="ce1">
            <text:p>298</text:p>
          </table:table-cell>
          <table:table-cell office:value-type="string" table:style-name="ce1">
            <text:p>강다니엘</text:p>
          </table:table-cell>
          <table:table-cell office:value-type="string" table:style-name="ce1">
            <text:p>Runaway</text:p>
          </table:table-cell>
          <table:table-cell office:value-type="string" table:style-name="ce1">
            <text:p>2020.8.3</text:p>
          </table:table-cell>
          <table:table-cell office:value-type="string" table:style-name="ce1">
            <text:p>여름</text:p>
          </table:table-cell>
          <table:table-cell office:value-type="string" table:style-name="ce1">
            <text:p>Ayyyy! 니엘! Let's get some money! 빠그! 오늘 따라 지겨워진 하루가 몰라 몰라 놀고 싶단 말이야 Okay 지금 여길 벗어나자고 언제 Run it back Okay Yeah 어제와 오늘은 yea, yea, yea 또 다른 세계로 yea, yea, yea I got you on my mind 우리 둘이 여기서 도망가, ay 언제 Run it back Okay Yeah 올라가야지 오늘 같은 날에는 도망가 어디? We can make some magic 우리는 원해 또 다른 느낌을 원해 Girl, what you doing tonight? I can show you all the ways 따라오면 돼 (uh uh) 곁에 있을게 나와 함께 해 (uh uh) I got you singing Yayayayayayaya 오늘 밤에도 Yayayayayayaya 우린 떠나자 We gon’ pull it up, pull it up 저기로 run it back, run it back 말해 줘 Yayayayayayaya 우린 도망가 지금이 아니면 언제? 네가 허락하면 Bentley를 타고 갈게 미안 미안 내가 평범하지 않아서 Vroom! vroom! 우린 아무도 없는 곳으로 떨어지는 달빛은 너의 어깨 위에 네 눈빛은 나를 시험해 천천히 밟아 drop drop top 넌 원하니까 빨리 빨리 다음 다음 다음 올라가야지 오늘 같은 날에는 도망가 어디? We can make some magic 우리는 원해 또 다른 느낌을 원해 Girl, what you doing tonight? I can show you all the ways 따라오면 돼 (uh uh) 곁에 있을게 나와 함께 해 (uh uh) I got you singing Yayayayayayaya 오늘 밤에도 Yayayayayayaya 우린 떠나자 We gon’ pull it up, pull it up 저기로 run it back, run it back 말해 줘 yayayayaya 우린 도망가 네가 필요하지 So baby, come to me 네가 없으면 나도 없는 걸 따라 할 수 없어 그 누구도 너를 할 수 없어 I can show you all the ways 네가 있으면 돼 (uh uh) 우리들은 where One way ticket, yeah (uh uh) I want you singing Yayayayayayaya 내일 아침도 Yayayayayayaya 다음 날도 We gon’ pull it up, pull it up 저기로 run it back, run it back 말해 줘 yayayayaya 우린 도망가 도망가~~~ 니엘!! Ayy</text:p>
          </table:table-cell>
          <table:table-cell office:value-type="string" table:style-name="ce1">
            <text:p>남</text:p>
          </table:table-cell>
          <table:table-cell table:number-columns-repeated="16377"/>
        </table:table-row>
        <table:table-row table:style-name="ro1">
          <table:table-cell office:value-type="float" office:value="299" table:style-name="ce1">
            <text:p>299</text:p>
          </table:table-cell>
          <table:table-cell office:value-type="string" table:style-name="ce1">
            <text:p>하성운</text:p>
          </table:table-cell>
          <table:table-cell office:value-type="string" table:style-name="ce1">
            <text:p>라이딩</text:p>
          </table:table-cell>
          <table:table-cell office:value-type="string" table:style-name="ce1">
            <text:p>2019.6.5</text:p>
          </table:table-cell>
          <table:table-cell office:value-type="string" table:style-name="ce1">
            <text:p>사계절</text:p>
          </table:table-cell>
          <table:table-cell office:value-type="string" table:style-name="ce1">
            <text:p>따스하게 불어오는 바람도 설레임을 남기고 가 나에게 준 걸까 I wonder 혹시 맞다면 나도 좀 태워가 줘 난 너의 흩날리는 꽃잎인 걸 자 떠나자 저 위로 뭉게구름보다 위로 손을 잡고서 달려봐 on the sky 자 떠나자 어디로 우리의 기분을 타고 하루가 다르게 네가 보고 싶어지는 내 맘 자연스레 너만을 찾아서 난 너라는 계절을 타고 있는 걸 보고 싶어 보고 싶어 내 앞에 나타나 줘 난 아직도 네 주위를 맴도는 걸 매일 널 데리러 가서 (oh baby) 내 맘에 타면 (so beautiful) 우리는 마치 (I want to be spring for you) 하나가 된 것 같아 널 데리러 가서 (oh baby) 내 맘에 타면 (so beautiful) 우리는 그때 (I want you in my heart) 하나가 될 거야 가벼운 날갯짓으로 내 어깨 위로 와 먹 묻지 않은 구름 위로 같이 떠나볼까 하늘과 바람에 우리 전부를 던져도 위험할 일이 없어 We’re on cloud 9 난 너 하나면 되고 둘도 없이 아름다운 곳에서 Summer breeze I please you you please me We ridin in a classic car 넌 나의 오점 만점 별 다섯 개 클래식이야 자 떠나자 저 위로 뭉게구름보다 위로 손을 잡고서 달려봐 on the sky 자 떠나자 어디로 우리의 기분을 타고 하루가 다르게 네가 보고 싶어지는 내 맘 자연스레 너만을 찾아서 난 너라는 계절을 타고 있는 걸 보고 싶어 보고 싶어 내 앞에 나타나 줘 난 아직도 네 주위를 맴도는 걸 볼을 스치는 바람 너의 눈에 비친 노을빛 이대로 멈춰 버렸음 해 이 순간을 붙잡고 싶어 기억해줘 너는 내게 따스했던 날인 걸 자연스레 너만을 찾아서 난 너라는 계절을 타고 있는 걸 보고 싶어 보고 싶어 내 앞에 나타나 줘 난 아직도 네 주위를 맴도는 걸 매일 널 데리러 가서 (oh baby) 내 맘에 타면 (so beautiful) 우리는 마치 (I want to be spring for you) 하나가 된 것 같아 널 데리러 가서 (oh baby) 내 맘에 타면 (so beautiful) 우리는 그때 (I want you in my heart) 하나가 될 거야</text:p>
          </table:table-cell>
          <table:table-cell office:value-type="string" table:style-name="ce1">
            <text:p>남</text:p>
          </table:table-cell>
          <table:table-cell table:number-columns-repeated="16377"/>
        </table:table-row>
        <table:table-row table:style-name="ro1">
          <table:table-cell office:value-type="float" office:value="300" table:style-name="ce1">
            <text:p>300</text:p>
          </table:table-cell>
          <table:table-cell office:value-type="string" table:style-name="ce1">
            <text:p>델리스파이스</text:p>
          </table:table-cell>
          <table:table-cell office:value-type="string" table:style-name="ce1">
            <text:p>항상 엔진을 켜둘께</text:p>
          </table:table-cell>
          <table:table-cell office:value-type="string" table:style-name="ce1">
            <text:p>2001.8.31</text:p>
          </table:table-cell>
          <table:table-cell office:value-type="string" table:style-name="ce1">
            <text:p>사계절</text:p>
          </table:table-cell>
          <table:table-cell office:value-type="string" table:style-name="ce1">
            <text:p>휴일을 앞둔 밤에 아무도 없는 새벽 도로를 질주했어 바닷가에 아직은 어두운 하늘 천평궁은 빛났고 차안으로 스며드는 찬공기들 기다릴께 언제라도 출발할수 있도록 항상 엔진을 켜둘께 너와 만난 시간보다 많은 시간이 흐르고 바닷가에 다시 또 찾아와 만약 그 때가 온다면 항상 듣던 스미스를 들으며 저 멀리로 떠나자 기다릴께 언제라도 출발할수 있도록 항상 엔진을 켜둘께 기다릴께 언제라도 출발할수 있도록 항상 엔진을 켜둘께 돌아오지 않더라도 난 여기에 서있겠지 아마 엔진을 켜둔채</text:p>
          </table:table-cell>
          <table:table-cell office:value-type="string" table:style-name="ce1">
            <text:p>남</text:p>
          </table:table-cell>
          <table:table-cell table:number-columns-repeated="16377"/>
        </table:table-row>
        <table:table-row table:style-name="ro1">
          <table:table-cell office:value-type="float" office:value="301" table:style-name="ce1">
            <text:p>301</text:p>
          </table:table-cell>
          <table:table-cell office:value-type="string" table:style-name="ce1">
            <text:p>그리즐리, 청하</text:p>
          </table:table-cell>
          <table:table-cell office:value-type="string" table:style-name="ce1">
            <text:p>RUN</text:p>
          </table:table-cell>
          <table:table-cell office:value-type="string" table:style-name="ce1">
            <text:p>2019.8.22</text:p>
          </table:table-cell>
          <table:table-cell office:value-type="string" table:style-name="ce1">
            <text:p>여름</text:p>
          </table:table-cell>
          <table:table-cell office:value-type="string" table:style-name="ce1">
            <text:p>Maybe 난 Pilot 쯤 하늘을 날고 있어 What u Problem 지금 나와 대충 떠날거야 You don't know Everything You don't know Everything You don't know You don't know 지금 나와 대충 떠날거야 가는 곳곳 파란 Swimming 어디든 너와 나 하늘 물결따라 Drivin 손잡아 In the car 걱정말아 Let me 내게 안겨 Baby 우리 떠나자 그곳이 어디든 Tonight Run Run Runaway 도망쳐 모두 Runaway Run Run Runaway 사라져 모두 Runaway Until tomorrow 새벽은 오고 너와 난 멜로 영화의 Hero Run Run Runaway Run Run Runaway Run Run Runaway 도망쳐 모두 Runaway Run Run Runaway 사라져 모두 Runaway Until tomorrow 새벽은 오고 너와 난 멜로 영화의 Hero Run Run Runaway Run Run 아침에 눈을 뜨자마자 쏟아지는 Fire 가방을 챙겨 Runaway 기분은 Higher I don't know where we Going destination 우리 떠나자 그곳이 어디든 Tonight 가는 곳곳 파란 Swimming 어디든 너와 나 하늘 물결따라 Drivin 손잡아 In the car 걱정말아 Let me 내게 안겨 Baby 우리 떠나자 그곳이 어디든 Tonight Run Run Runaway 도망쳐 모두 Runaway Run Run Runaway 사라져 모두 Runaway Until tomorrow 새벽은 오고 너와 난 멜로 영화의 Hero Run Run Runaway Run Run Runaway Run Run Runaway 도망쳐 모두 Runaway Run Run Runaway 사라져 모두 Runaway Until tomorrow 새벽은 오고 너와 난 멜로 영화의 Hero Run Run Runaway Run Run</text:p>
          </table:table-cell>
          <table:table-cell office:value-type="string" table:style-name="ce1">
            <text:p>혼성</text:p>
          </table:table-cell>
          <table:table-cell table:number-columns-repeated="16377"/>
        </table:table-row>
        <table:table-row table:style-name="ro1">
          <table:table-cell office:value-type="float" office:value="302" table:style-name="ce1">
            <text:p>302</text:p>
          </table:table-cell>
          <table:table-cell office:value-type="string" table:style-name="ce1">
            <text:p>페노메코</text:p>
          </table:table-cell>
          <table:table-cell office:value-type="string" table:style-name="ce1">
            <text:p>Se?orita (Feat. nafla)</text:p>
          </table:table-cell>
          <table:table-cell office:value-type="string" table:style-name="ce1">
            <text:p>2019.9.9</text:p>
          </table:table-cell>
          <table:table-cell office:value-type="string" table:style-name="ce1">
            <text:p>사계절</text:p>
          </table:table-cell>
          <table:table-cell office:value-type="string" table:style-name="ce1">
            <text:p>My masterpiece senorita 말하고 있어 너한테 내 두 눈은 어차피 너에게 바라고 있어 be honest babe So mystery senorita 말하고 있어 너한테 내 두 발은 어차피 너에게 향하고 있어 We on it babe hot body you fine이야 어느 앵글로 봐도 넌 dime 시간을 맞추지 말고 당장에 보는 건 어때 난 원해 너의 time 전부 못 알아들으면 어때 어차피 감정엔 언어는 필요 없잖아 눈을 바라보면 통하지 가만히 있기에는 힘들잖아 또 근데 시간이 멈춰 timeout 자꾸 yeah 나의 lovely baby, I like that 차차 맞춰서 갈게 이젠 얼른 내게 와줘 andale 눈빛만 봐도 알아 우린 soulmate 나의 lovely baby, U like that 함께 보내, 넌 지금 어때? 아침까지 맞이 할 저기로 떠나자 아무것도 필요 없어 난 너 하나만 My masterpiece senorita 말하고 있어 너한테 내 두 눈은 어차피 너에게 바라고 있어 be honest babe So mystery senorita 말하고 있어 너한테 내 두 발은 어차피 너에게 향하고 있어 We on it babe Let's get to mi casa ma lady yo te quiero can't stop I’m waiting 너에게로 다가가 baby 너랑 둘이 떠나고 싶어 어디든 데리고 아침에 같이 눈을 뜨고 싶어 그 내일도 긴 머릴 귀 뒤로 넘긴 모습 unforgettable 너도 알잖아 You’re so perfect now you already know 가만히 기다리지 않을거야 not anymore Let's get to mi casa ma lady yo te quiero can't stop I’m waiting 너에게로 다가가 baby 너랑 둘이 떠나고 싶어 어디든 데리고 난 너란 작품의 가치를 매기지 않아 맘에 든다면 정해둬 버킷리스트 Top 5 너만 준비됐다면 뻔하잖아 그 다음은 Let's get to mi casa ma lady My masterpiece senorita 말하고 있어 너한테 내 두 눈은 어차피 너에게 바라고 있어 be honest babe So mystery senorita 말하고 있어 너한테 내 두 발은 어차피 너에게 향하고 있어 We on it babe Let's get to mi casa ma lady yo te quiero can't stop I’m waiting 너에게로 다가가 baby</text:p>
          </table:table-cell>
          <table:table-cell office:value-type="string" table:style-name="ce1">
            <text:p>남</text:p>
          </table:table-cell>
          <table:table-cell table:number-columns-repeated="16377"/>
        </table:table-row>
        <table:table-row table:style-name="ro1">
          <table:table-cell office:value-type="float" office:value="303" table:style-name="ce1">
            <text:p>303</text:p>
          </table:table-cell>
          <table:table-cell office:value-type="string" table:style-name="ce1">
            <text:p>하성운</text:p>
          </table:table-cell>
          <table:table-cell office:value-type="string" table:style-name="ce1">
            <text:p>오늘 뭐해?!</text:p>
          </table:table-cell>
          <table:table-cell office:value-type="string" table:style-name="ce1">
            <text:p>2019.7.8</text:p>
          </table:table-cell>
          <table:table-cell office:value-type="string" table:style-name="ce1">
            <text:p>여름</text:p>
          </table:table-cell>
          <table:table-cell office:value-type="string" table:style-name="ce1">
            <text:p>오늘 뭐해?! 솔직하게 하고픈 말 있는데 요즘 내내 따분한 게 한숨만 참 가득해 짓궂게 날씨가 좋아서 woo 귀찮게 친구들 불렀어 12시 땡 주머니에 핸드폰은 꺼 놔줄래 내일 우린 없는 거야 음악 소릴 더 키워줘 volume up 걱정 따윈 저 하늘 속 비행기에 태워 보내 손에 손을 잡고 힘껏 발을 맞춰 시간을 멈출 거야 up all night 우리들의 멋진 비밀을 만들고파 밤새도록 놀자 Let’s make a fire party party party party 뜨거운 이 밤 아무 생각 하지 마 party party party party 떠나자 this time 오늘은 지금뿐이야 Let’s party Let’s party Let’s go away Let’s go away Let’s party Let’s party Let’s go away Let’s go away 오늘 뭐해?! 솔직하게 하고픈 말 있는데 괜한 후회 남길 바에 그냥 놀아 버릴래 겨우 난 이제 시작이야 허튼 생각하지 마 12시 땡 저 하늘에 둥근 해가 뜰 때까지 손에 손을 잡고 힘껏 발을 맞춰 시간을 멈출 거야 up all night 우리들의 멋진 비밀을 만들고파 밤새도록 놀자 Let’s make a fire party party party party 뜨거운 이 밤 아무 생각 하지 마 party party party party 떠나자 this time 오늘은 지금뿐이야 Let’s party Let’s party 우리 함께 Let’s go away Let’s go away 하늘의 별을 보며 Let’s party Let’s party 이 밤을 넘어서 Let’s go away Let’s go away Let’s make a fire party party party party 뜨거운 이 밤 아무 생각 하지 마 party party party party 떠나자 this time 오늘은 지금뿐이야 Let’s party Let’s party Let’s go away Let’s go away Let’s party Let’s party Let’s go away Let’s go away</text:p>
          </table:table-cell>
          <table:table-cell office:value-type="string" table:style-name="ce1">
            <text:p>남</text:p>
          </table:table-cell>
          <table:table-cell table:number-columns-repeated="16377"/>
        </table:table-row>
        <table:table-row table:style-name="ro1">
          <table:table-cell office:value-type="float" office:value="304" table:style-name="ce1">
            <text:p>304</text:p>
          </table:table-cell>
          <table:table-cell office:value-type="string" table:style-name="ce1">
            <text:p>개코</text:p>
          </table:table-cell>
          <table:table-cell office:value-type="string" table:style-name="ce1">
            <text:p>Vacation (Feat. SOLE)</text:p>
          </table:table-cell>
          <table:table-cell office:value-type="string" table:style-name="ce1">
            <text:p>2018.8.21</text:p>
          </table:table-cell>
          <table:table-cell office:value-type="string" table:style-name="ce1">
            <text:p>사계절</text:p>
          </table:table-cell>
          <table:table-cell office:value-type="string" table:style-name="ce1">
            <text:p>우린 필요해 vacations You run in my mind vacations 별다른 의미는 없어도 난 자꾸 목이 말라 우린 필요해 vacations You run in my mind vacations 원하는 것은 많지만 내겐 지금 딱 하나야 떠나자 너와 내가 이 시간 속에 갇혀있는 이 순간들이 너무나도 힘들어 yeah I just wanna lay down and watch the sky 내가 원하는 건 이게 전부 다인데 yeah yeah 막연한 이곳에서 나를 위한 내 모습 아직까지 보이질 않아 희미하게 언제까지 소리쳐 찾아야만 하는지 머물러 있어도 It’s still beautiful 우린 필요해 vacations You run in my mind vacations 별다른 의미는 없어도 난 자꾸 목이 말라 우린 필요해 vacations You run in my mind vacations 원하는 것은 많지만 내겐 지금 딱 하나야 떠나자 We just wanna get away from here 아직 할 일들이 잔뜩 남았는데 어딘가 떠나고파 난 oh I just wanna lay down somewhere 나만 이곳에 혼자 막연한 이곳에서 나를 위한 내 모습 아직까지 보이지 않아 희미하게 언제까지 소리쳐 찾아야만 하는지 머물러 있어도 It’s still beautiful 우린 필요해 vacations You run in my mind vacations 별다른 의미는 없어도 난 자꾸 목이 말라 우린 필요해 vacations You run in my mind vacations 원하는 것은 많지만 내겐 지금 딱 하나야 떠나자 I feel the same as you I feel the same as you you It’s still beautiful still beautiful I feel the same as you I feel the same as you you It’s still beautiful still beautiful</text:p>
          </table:table-cell>
          <table:table-cell office:value-type="string" table:style-name="ce1">
            <text:p>남</text:p>
          </table:table-cell>
          <table:table-cell table:number-columns-repeated="16377"/>
        </table:table-row>
        <table:table-row table:style-name="ro1">
          <table:table-cell office:value-type="float" office:value="305" table:style-name="ce1">
            <text:p>305</text:p>
          </table:table-cell>
          <table:table-cell office:value-type="string" table:style-name="ce1">
            <text:p>f(x)</text:p>
          </table:table-cell>
          <table:table-cell office:value-type="string" table:style-name="ce1">
            <text:p>바캉스</text:p>
          </table:table-cell>
          <table:table-cell office:value-type="string" table:style-name="ce1">
            <text:p>2014.7.7</text:p>
          </table:table-cell>
          <table:table-cell office:value-type="string" table:style-name="ce1">
            <text:p>여름</text:p>
          </table:table-cell>
          <table:table-cell office:value-type="string" table:style-name="ce1">
            <text:p>덥네 이런 날엔 일 못 하지 뭔가가 필요해 이런 냉장고 안의 주스도 미지근해 (Oh 이건 아냐) 저 햇볕은 쨍쨍 하늘은 반짝 나가고 싶어 친구들을 모두 불러내서 놀자 하얀 바스켓 가득 시원한 것들로 버스를 씽씽 달려 금빛 모래사장으로 다들 들썩들썩해 We’re on vacation 모두 행복해 보여 한여름이 정말 코 앞에 바다는 파래 우린 자유로워 이대로 난 다 좋아 바로 지금 떠나자 바캉스 바로 지금 떠나자 바캉스 Yeah Oh 너무 간절해 벌써 길 막히고 있잖아 Yeah 자 시간이 없어 덥네 핫팬츠가 이젠 너무 시원해 보이네 저기 어디 선가 들리는 음악소리에 (마음이 들떠) 자 무작정 가자 하루는 길어 이대로 가면 두근대는 일이 생길 것만 같아 Here we go 아무런 계획도 없어 그게 계획 누군가를 만나고 또 안녕 해 가자 가자 미지의 어떤 곳으로 다들 들썩들썩해 We’re on vacation 모두 행복해 보여 한여름이 정말 코 앞에 바다는 파래 우린 자유로워 이대로 난 다 좋아 바로 지금 떠나자 바캉스 바로 지금 떠나자 바캉스 아침의 저 태양과 저녁노을 구름 속 그 안에 반짝반짝 빛나는 내가 있어 이 긴 휴가의 끝엔 다 좋아져 말했잖아 떠나자 다들 들썩들썩해 We’re on vacation 모두 행복해 보여 한여름이 정말 코 앞에 바다는 파래 우린 자유로워 이대로 난 다 좋아 바로 지금 떠나자 바캉스 바로 지금 떠나자 바캉스 Yeah Oh 너무 간절해 벌써 길 막히고 있잖아 Yeah 자 시간이 없어</text:p>
          </table:table-cell>
          <table:table-cell office:value-type="string" table:style-name="ce1">
            <text:p>여</text:p>
          </table:table-cell>
          <table:table-cell table:number-columns-repeated="16377"/>
        </table:table-row>
        <table:table-row table:style-name="ro1">
          <table:table-cell office:value-type="float" office:value="306" table:style-name="ce1">
            <text:p>306</text:p>
          </table:table-cell>
          <table:table-cell office:value-type="string" table:style-name="ce1">
            <text:p>IZ*ONE</text:p>
          </table:table-cell>
          <table:table-cell office:value-type="string" table:style-name="ce1">
            <text:p>DREAMLIKE</text:p>
          </table:table-cell>
          <table:table-cell office:value-type="string" table:style-name="ce1">
            <text:p>2020.2.17</text:p>
          </table:table-cell>
          <table:table-cell office:value-type="string" table:style-name="ce1">
            <text:p>사계절</text:p>
          </table:table-cell>
          <table:table-cell office:value-type="string" table:style-name="ce1">
            <text:p>오늘이야 준비됐어 I told you before 나를 믿어 걱정은 마 이제 시동을 걸 거야 널 위해 준비한 Sparkling 짜릿해진 느낌 음악을 부탁할게 Choice 이 순간을 기다렸어 Ocean view baby 일렁이는 유리알 우릴 향해 손짓해 우리가 바란 모든 게 눈앞에 있어 떠나자 준비가 됐어 I just wanna see you dream 바라왔던 거잖아 널 데리고 떠날래 I’m gonna find my world 나의 손을 잡아봐 펼쳐지는 꿈같은 무지갯빛 Dreamlike Dreamlike Dreamlike Dreamlike 어느새 우리 입가에 웃음이 피어 신기해 저 환한 빛도 이 웃음들도 모두 영원하길 My moment 꿈꾸는 걸까 이 순간에 물들래 나 혼자선 안돼 곁에 있어줘 서로의 손을 잡아줘 Lombard street baby 내 손 꽉 잡아야 해 조금 더 힘을 내봐 복잡한 길 끝 꽃길이 두 눈 가득히 떠나자 준비가 됐어 I just wanna see you dream 바라왔던 거잖아 널 데리고 떠날래 I’m gonna find my world 나의 손을 잡아봐 펼쳐지는 꿈같은 무지갯빛 Dreamlike Dreamlike Dreamlike Dreamlike 누구도 믿지는 않았던 우리 함께 꿈꿔왔던 날 우리가 함께 꿈꿔온 곳 너와 함께 눈을 감으면 I gotta feeling 어디든지 함께라면 Twinkle I'm gonna feel this dream 상상했던 것처럼 모든 게 다 빛이 나 I'm gonna fly this world 서로의 손을 잡고 바라보는 이곳은 꿈만 같아 Dreamlike Dreamlike Dreamlike Dreamlike</text:p>
          </table:table-cell>
          <table:table-cell office:value-type="string" table:style-name="ce1">
            <text:p>여</text:p>
          </table:table-cell>
          <table:table-cell table:number-columns-repeated="16377"/>
        </table:table-row>
        <table:table-row table:style-name="ro1">
          <table:table-cell office:value-type="float" office:value="307" table:style-name="ce1">
            <text:p>307</text:p>
          </table:table-cell>
          <table:table-cell office:value-type="string" table:style-name="ce1">
            <text:p>CRAVITY</text:p>
          </table:table-cell>
          <table:table-cell office:value-type="string" table:style-name="ce1">
            <text:p>Sunrise</text:p>
          </table:table-cell>
          <table:table-cell office:value-type="string" table:style-name="ce1">
            <text:p>2020.8.24</text:p>
          </table:table-cell>
          <table:table-cell office:value-type="string" table:style-name="ce1">
            <text:p>여름</text:p>
          </table:table-cell>
          <table:table-cell office:value-type="string" table:style-name="ce1">
            <text:p>오늘이 내 highlight, 눈이 부신 climax 지금 느낌은 마치 태양을 삼켜버린 것만 같지 시동 걸어 go ride, 준비됐어 go now 깜빡 거리는 green light 떠나자 이대로 더 멀리 go away 뜨겁게 타는 태양 붉게 빛나는 저 하늘을 봐 손과 손이 닿은 순간, 우린 위로 타올라 바람마저 so nice 내 안에 몰아친 파도를 봐 말해 뭐해 바로 너 Sunrise, 꽉 잡아 가자 어디든지 다 뜨거운 태양을 너에게 꼭 안겨줄게 Go high, 올라타 내가 옆에 있잖아 구름 위로 fly 숨이 차올라 Ah ah ah oh sunrise You, you- Going up, going up, going up high 너와 나 너와 나 Feeling so hot You, you- Going up, going up, going up high 너와 함께 Oh sunrise 고민들 따윈 let it go (let it go) Yeah like a wave 맘은 요동쳐 (here we go) 어디든 가보자고 단 둘이 이대로 놔버려 걱정들 따윈 I don't mind, anywhere you wanna go 도로위로 달려 너와 난 어디던 going going 바다 끝까지 가보자 Tell me where you wanna go yeah 뜨겁게 타는 태양 붉게 빛나는 저 하늘을 봐 손과 손이 닿은 순간, 우린 위로 타올라 바람마저 so nice 내 안에 몰아친 파도를 봐 말해 뭐해 바로 너 Sunrise, 꽉 잡아 가자 어디든지 다 뜨거운 태양을 너에게 꼭 안겨줄게 Go high, 올라타 내가 옆에 있잖아 구름 위로 fly 숨이 차올라 Ah ah ah oh sunrise 고민하지 말고 널 내게 맡겨 봐 눈을 맞출게 한걸음 더 다가와 Tell me now just how do you feel 이런 기분 다신 없을 걸 no way 뛰어올라 touch the sky Sunrise, 꽉 잡아 가자 어디든지 다 하늘빛 바다를 너에게 꼭 보여줄게 Go high, 올라타 내가 옆에 있잖아 구름 위로 fly 숨이 차올라 Ah ah ah oh sunrise You, you- Going up, going up, going up high 너와 나 너와 나 Feeling so hot You, you- Going up, going up, going up high 너와 함께 Oh sunrise</text:p>
          </table:table-cell>
          <table:table-cell office:value-type="string" table:style-name="ce1">
            <text:p>남</text:p>
          </table:table-cell>
          <table:table-cell table:number-columns-repeated="16377"/>
        </table:table-row>
        <table:table-row table:style-name="ro1">
          <table:table-cell office:value-type="float" office:value="308" table:style-name="ce1">
            <text:p>308</text:p>
          </table:table-cell>
          <table:table-cell office:value-type="string" table:style-name="ce1">
            <text:p>TWICE</text:p>
          </table:table-cell>
          <table:table-cell office:value-type="string" table:style-name="ce1">
            <text:p>SWEET SUMMER DAY</text:p>
          </table:table-cell>
          <table:table-cell office:value-type="string" table:style-name="ce1">
            <text:p>2020.6.1</text:p>
          </table:table-cell>
          <table:table-cell office:value-type="string" table:style-name="ce1">
            <text:p>여름</text:p>
          </table:table-cell>
          <table:table-cell office:value-type="string" table:style-name="ce1">
            <text:p>Yo aayy sweet summer day hey You ready? 떠나자 어디든 let’s go 발 닿는 곳이 다 그림이네 Don’t matter (Oh yeah) so sweet sweet sweet 타버릴 햇살과 시원한 바람 너 뭘 더 바라 말해봐 Say yeah 오늘만은 아이처럼 뛰어놀래 환한 미소 그 얼굴과 (더 크게 웃어봐) 뜨거운 태양과 함께 몸을 맡겨봐 눈치 볼 필요는 Oh 없어 Baby 한 여름밤의 Sweet sweet summer day 모래사장 속 발을 담가봐 Come on come on 힘이 들면 잠깐 쉬어가면 돼 한 여름밤의 꿈 A sweet sweet summer day baby Sweet sweet sweet sweet summer day Sweet sweet sweet sweet summer day 무거웠던 짐과 바쁘던 삶과 미련없이 안녕 작별인사 Keep it up 누가 뭐라든 상관 마 Keep going now 아직 많아 시간 봐 오늘만은 아이처럼 뛰어놀래 환한 미소 그 얼굴과 (더 크게 웃어봐) 뜨거운 태양과 함께 몸을 맡겨봐 눈치 볼 필요는 Oh 없어 Baby 한 여름밤의 Sweet sweet summer day 모래사장 속 발을 담가봐 Come on come on 힘이 들면 잠깐 쉬어가면 돼 한 여름밤의 꿈 A sweet sweet summer day baby 두근대는 맘 따라가봐 Runaway Sweet sweet summer day 부서지는 파도 소릴 따라 발 맞춰 가 떠나요 오늘밤 여기 바로 여기 Summer day okay okay 여기 바로 여기 Summer day okay okay 지금처럼 Forever 웃긴 옷 걸치고 Whatever 계속 걸어 Walk walk 귀에 대고 Talk talk 너의 자유를 빌어 한 여름밤의 Sweet sweet summer day 모래사장 속 발을 담가봐 Come on come on 힘이 들면 잠깐 쉬어가면 돼 한 여름밤의 꿈 A sweet sweet summer day baby Sweet sweet sweet sweet summer day Sweet sweet sweet sweet summer day Sweet sweet sweet sweet summer day 한 여름밤의 꿈 A sweet sweet summer day baby</text:p>
          </table:table-cell>
          <table:table-cell office:value-type="string" table:style-name="ce1">
            <text:p>여</text:p>
          </table:table-cell>
          <table:table-cell table:number-columns-repeated="16377"/>
        </table:table-row>
        <table:table-row table:style-name="ro1">
          <table:table-cell office:value-type="float" office:value="309" table:style-name="ce1">
            <text:p>309</text:p>
          </table:table-cell>
          <table:table-cell office:value-type="string" table:style-name="ce1">
            <text:p>태완,?개리,?크러쉬</text:p>
          </table:table-cell>
          <table:table-cell office:value-type="string" table:style-name="ce1">
            <text:p>어디 갈래</text:p>
          </table:table-cell>
          <table:table-cell office:value-type="string" table:style-name="ce1">
            <text:p>2013.7.23</text:p>
          </table:table-cell>
          <table:table-cell office:value-type="string" table:style-name="ce1">
            <text:p>여름</text:p>
          </table:table-cell>
          <table:table-cell office:value-type="string" table:style-name="ce1">
            <text:p>반복되는 일상에 때론 숨이 가파 날씨도 좋은데 단둘이 놀러갈까 뚝방 한강 부산 어디든 가서 아무 생각 없이 그냥 실컷 웃자 클럽 갈까 칵테일 한잔 마시고 둘이 춤을 출까 옛날에 좀 놀았잖아 너두 남자 좀 울렸잖아 자주 그때처럼 우리 다시 미쳐볼까 짧은 탑 팬츠 핫 올린 머리 목 뒷선 바람타고 풀어져 못떼겠어 시선 웃어봐 더 귀엽게 걱정하지마 Be Ok. 난 어딜 가나 니옆에 All I want is you 바람이 좋아 따스한 햇살 좋은 니 향기까지도 예쁜 미소도 너라서 좋아 어디든 니가 있으니 난 니가 있으니까 어디갈래 어디갈래 넌 말 만해 난 너랑 갈게 어디갈래 어디갈래 아님 내게 맡겨 내 손만 잡아 홍대 이태원 명동 대학 로데오 손을 잡고 걷지 두 배로 행복해져 I Feel Much Better 니 볼을 잡아당기면서 입술을 맞춰 It's All Right 허리에 내 팔을 감사면서 무너져 서로의 질서가 어디갈까 어디든 갈까 너와 함께라면 어디든지 Paradise Oh Girl 비싼 차나 옷이 없어도 괜찮아 따스한 햇살이 우릴 반기잖아 All I want is you 바람이 좋아 따스한 햇살 좋은 니 향기까지도 예쁜 미소도 너라서 좋아 어디든 니가 있으니 난 니가 있으니까 개리 시간의 노예 상처와 고뇌 이렇게 살다가 죽고 나면 뭐해 너와나 함께라면 어디라도 새로워 떠나자 그냥 니가 지금 입고 있는 그대로 와 뜻대로 다 되지 않는 삶 속에서 우리 맘대로 다 가고 먹고 자고 쓰고 듣고 말하고 어디든지 가도 돼 둘이 손잡고 바람이 좋아 따스한 햇살 좋은 니 향기까지도 예쁜 미소도 너라서 좋아 어디든 니가 있으니 난 니가 있으니까 어디갈래 어디갈래 넌 말 만해 난 너랑 갈게 어디갈래 어디갈래 아님 내게 맡겨 내 손만 잡아</text:p>
          </table:table-cell>
          <table:table-cell office:value-type="string" table:style-name="ce1">
            <text:p>남</text:p>
          </table:table-cell>
          <table:table-cell table:number-columns-repeated="16377"/>
        </table:table-row>
        <table:table-row table:style-name="ro1">
          <table:table-cell office:value-type="float" office:value="310" table:style-name="ce1">
            <text:p>310</text:p>
          </table:table-cell>
          <table:table-cell office:value-type="string" table:style-name="ce1">
            <text:p>클로버</text:p>
          </table:table-cell>
          <table:table-cell office:value-type="string" table:style-name="ce1">
            <text:p>돼지 국밥</text:p>
          </table:table-cell>
          <table:table-cell office:value-type="string" table:style-name="ce1">
            <text:p>2012.8.14</text:p>
          </table:table-cell>
          <table:table-cell office:value-type="string" table:style-name="ce1">
            <text:p>사계절</text:p>
          </table:table-cell>
          <table:table-cell office:value-type="string" table:style-name="ce1">
            <text:p>좀, 가자... 나 오늘밤 고백할게... 너와 함께 돼지국밥을 먹고 싶다. 부산으로 떠나자. 손만 잡고 잘 꺼다. 딴 생각은 말아라. ?rale Senorita, 막 잔으로 Margarita. 마시고 떠나자. 나와 단 둘이서, 조금 이따... 부를까, 대리기사...? 마지막 기차...? 뭐로 가든 가자. 가스나 와 팅기나...? 어머! 이 오빠, 왜 이렇게 질척거려...? 어서 마시던 김치국은 뱉어버려! 떡 줄 사람은 생각도 안 하는데, 뭔데...? 왜, 지 혼자 부풀어 있는 건데...? 니도 접때 돼지국밥 묵으러 가고 싶다메...? 맞다, 니 친구 집도 부산 광안리라메...? 이거 뭐, 그냥 살아있네! (살아있네) 지금 퍼뜩 가믄 되는데 또 뭐가 걱정인데...? (follow me) 국밥 먹고 싶댔지 누가 부산까지 간댔어...? (아 쫌!) 혼자 신이 났네, 신이 났어. 사람이 왜 이렇게 빡세...? 커피 마시러 콜롬비아라도 갈 기세... 나 오늘밤 고백할게... 너와 함께 돼지국밥을 먹고 싶다. 부산으로 떠나자. 손만 잡고 잘 꺼다. 딴 생각은 말아라. 잠깐 아는 오빠, 아니, 알아가는 오빠, 뭐든 상관없으니까 같이 먹자. 돼지 국밥... 피곤해서 바로 집엔 못 가. 부산에서 좀만 놀까...? 이렇게 된 거 놀자. La vida Loca! 국밥은 우리 동네에도 많아. 거 참, 츄릅츄릅 침 좀 닦아. 어디서 멍멍이 수작인거야...? 진짜 국밥이 먹고 싶은 거야...? (뭐야...?) 지쳐버린 하루 부산에서 돼지국밥 위에 후추 가루 반할 걸, 바로... 딴 생각은 없으니까 손만 잡고 가자. 우리... 너를, 아니 너와 먹고 싶다. 단 둘이... 부산 가서 먹는 국밥보다 잿밥에 관심 있는 그냥 아는 오빠! 그래, 속는 셈 치고 가자. 딴 생각은 너나 말아라. 나 오늘밤 고백할게... 너와 함께 돼지국밥을 먹고 싶다. 부산으로 떠나자. 손만 잡고 잘 꺼다. 딴 생각은 말아라. 부산에 가고 싶다. 바다가 날 부른다. 국밥에 후추! 부추! 고춧가루! (이모~ 부추 많이... 쫌!) 부산에 가고 싶다. 국밥이 날 부른다. 국밥에 후추! 부추! 고춧가루! (재채기) 그래, 안다는데가 어데고...? (부산사람이야...?) 내는 대구. (아~) 됐고, 오데있노...? 국밥집이... (분명히 이쪽 여기 어딨는데...) 술집에 모텔만 천지 삐까린데... 우리 먼 길을 오느라 벌써 밤이 깊어. 어, 좀 피곤하고 쉬고 싶고, 씻고 싶어. 내일 먹자. 힘들어서 국밥이고 뭐고 별로... 그래, 그럼 약속대로 손 만 잡고 자는 걸로... 나 오늘밤 고백할게... 너와 함께 돼지국밥을 먹고 싶다. 부산으로 떠나자. 손만 잡고 잘 꺼다. 딴 생각은 말아라. 국밥, 돼지국밥...</text:p>
          </table:table-cell>
          <table:table-cell office:value-type="string" table:style-name="ce1">
            <text:p>남</text:p>
          </table:table-cell>
          <table:table-cell table:number-columns-repeated="16377"/>
        </table:table-row>
        <table:table-row table:style-name="ro1">
          <table:table-cell office:value-type="float" office:value="311" table:style-name="ce1">
            <text:p>311</text:p>
          </table:table-cell>
          <table:table-cell office:value-type="string" table:style-name="ce1">
            <text:p>플라워</text:p>
          </table:table-cell>
          <table:table-cell office:value-type="string" table:style-name="ce1">
            <text:p>바다</text:p>
          </table:table-cell>
          <table:table-cell office:value-type="string" table:style-name="ce1">
            <text:p>2001.8.30</text:p>
          </table:table-cell>
          <table:table-cell office:value-type="string" table:style-name="ce1">
            <text:p>여름</text:p>
          </table:table-cell>
          <table:table-cell office:value-type="string" table:style-name="ce1">
            <text:p>구름은 눈이 부시게 새 하얗게 저높이 떠있고 바람은 시원하게 불어와 머리를 스치고 지나가면 발길이 닿는곳으로 자유롭게 자 이제 떠나자 내일의 일은 내일 생각해 바다가 우리를 기다려(2.부르고 있잖아) 하늘을 날으는 갈매기소리 우릴 반겨주고 해변을 걸으며 못다한얘기 다함께 나눠봐요 오늘하루 우리함께 느껴봐요 뜨거운 태양아래 저 넓은 바다 파도위에 슬픔은 전부 던져버려~~</text:p>
          </table:table-cell>
          <table:table-cell office:value-type="string" table:style-name="ce1">
            <text:p>남</text:p>
          </table:table-cell>
          <table:table-cell table:number-columns-repeated="16377"/>
        </table:table-row>
        <table:table-row table:style-name="ro1">
          <table:table-cell office:value-type="float" office:value="312" table:style-name="ce1">
            <text:p>312</text:p>
          </table:table-cell>
          <table:table-cell office:value-type="string" table:style-name="ce1">
            <text:p>크러쉬</text:p>
          </table:table-cell>
          <table:table-cell office:value-type="string" table:style-name="ce1">
            <text:p>You and I</text:p>
          </table:table-cell>
          <table:table-cell office:value-type="string" table:style-name="ce1">
            <text:p>2015.7.9</text:p>
          </table:table-cell>
          <table:table-cell office:value-type="string" table:style-name="ce1">
            <text:p>사계절</text:p>
          </table:table-cell>
          <table:table-cell office:value-type="string" table:style-name="ce1">
            <text:p>You and I You and I baby You and I You and I baby You and I You and I baby, till I die till I die baby 옆에 있을게 내가 wherever you go 내 두 손을 잡아줘 girl 어디든 떠나자 바로 티켓을 끊어 내게로 오늘 밤 다 주고 싶어 네 곁에 잠 들고 싶어 아침햇살 보고 싶어 널 위해 노래 부르고 싶어 yeah You and I You and I baby You and I You and I baby 처음엔 다 그래 다 baby 괜찮아 괜찮아 baby 아침에 일어나도 네 옆에 있을게 good morning 넌 너무 아름다우니까 baby girl you earned it So babe 눈을 감아 나만 믿고 따라와줘 지금부터 빨라질 테니 허리에 팔을 감아 아무 말이나 해도 돼 단 둘이 있을 땐 이 순간을 간직해줘 거울에 비친 우리 모습 yeah 아침부터 점심 저녁 하루 종일 함께 있고 싶은걸 새벽이 밝아올 때까지 멈추지 않아 난 네 눈을 보고 있으면 You and I You and I baby You and I You and I baby You and I You and I baby, till I die till I die baby 옆에 있을게 내가 wherever you go 내 두 손을 잡아줘 girl 어디든 떠나자 바로 티켓을 끊어 내게로 오늘 밤 다 주고 싶어 네 곁에 잠 들고 싶어 아침햇살 보고 싶어 널 위해 노래 부르고 싶어 yeah</text:p>
          </table:table-cell>
          <table:table-cell office:value-type="string" table:style-name="ce1">
            <text:p>남</text:p>
          </table:table-cell>
          <table:table-cell table:number-columns-repeated="16377"/>
        </table:table-row>
        <table:table-row table:style-name="ro1">
          <table:table-cell office:value-type="float" office:value="313" table:style-name="ce1">
            <text:p>313</text:p>
          </table:table-cell>
          <table:table-cell office:value-type="string" table:style-name="ce1">
            <text:p>하이라이트</text:p>
          </table:table-cell>
          <table:table-cell office:value-type="string" table:style-name="ce1">
            <text:p>CELEBRATE</text:p>
          </table:table-cell>
          <table:table-cell office:value-type="string" table:style-name="ce1">
            <text:p>2017.10.16</text:p>
          </table:table-cell>
          <table:table-cell office:value-type="string" table:style-name="ce1">
            <text:p>여름</text:p>
          </table:table-cell>
          <table:table-cell office:value-type="string" table:style-name="ce1">
            <text:p>시간을 비워 놔 오늘은 절대 넘어갈 수 없는 밤이야 우리의 시작에 불이 붙은 순간이야 아직도 뜨거워 미쳐버릴 지경이야 E ya, e ya, I feel alive 2009 1 0 1 6 부터 돌고 돌아 여기까지 오늘은 너와 나의 기념일 Oh baby, Let's get loco Pop that bottle bottle 떨어 바들 바들 추카추카추 떠나자 우주 온몸엔 전율 거부는 No No So We gon' Celebrate Tonight 한 번도 잊은 적 없는 이 순간 너에게 모든 맘을 던질게 Alright 언젠가 돌아올 오늘도 난 너와 함께 약속해 We gon' Celebrate We gon' Celebrate 그 눈빛이 좋아 넌 지쳐버린 하루에 유일한 빛이야 나를 멈추지 못하게 하는 Energy야 영원한 하나를 고르자면 난 너뿐이야 Cause you are my everything 눈 깜짝할 사이 지나온 날들이 모여 또 오늘 I never forget, Always 너란 날개 달고 난 Fly high Pop that bottle bottle 떨어 바들 바들 추카추카추 떠나자 우주 온몸엔 전율 거부는 No No So We gon' Celebrate Tonight 한 번도 잊은 적 없는 이 순간 너에게 모든 맘을 던질게 Alright 언젠가 돌아올 오늘도 난 너와 함께 약속해 We gon' Celebrate We gon' Celebrate Always I'm feeling you 보이지 않아도 언제나 너를 느낄 수 있어 내딛는 모든 걸음이 너에게 날 데려다주기를 We gon' Celebrate We gon' Celebrate We gon' celebrate 이 밤에 끝은 없어 계속 Party해 Party해 완전 날이네 날이네 We gon' celebrate 이 밤에 끝은 없어 계속 Party해 Party해 완전 난리네 난리네</text:p>
          </table:table-cell>
          <table:table-cell office:value-type="string" table:style-name="ce1">
            <text:p>남</text:p>
          </table:table-cell>
          <table:table-cell table:number-columns-repeated="16377"/>
        </table:table-row>
        <table:table-row table:style-name="ro1">
          <table:table-cell office:value-type="float" office:value="314" table:style-name="ce1">
            <text:p>314</text:p>
          </table:table-cell>
          <table:table-cell office:value-type="string" table:style-name="ce1">
            <text:p>태연</text:p>
          </table:table-cell>
          <table:table-cell office:value-type="string" table:style-name="ce1">
            <text:p>Let it Snow</text:p>
          </table:table-cell>
          <table:table-cell office:value-type="string" table:style-name="ce1">
            <text:p>2017.12.12</text:p>
          </table:table-cell>
          <table:table-cell office:value-type="string" table:style-name="ce1">
            <text:p>겨울</text:p>
          </table:table-cell>
          <table:table-cell office:value-type="string" table:style-name="ce1">
            <text:p>불빛이 환하게 우릴 비춰 Tonight 주위를 둘러봐 온 세상이 반짝여 Oh Merry Christmas 떨린 입술 가득 퍼진 Melody 오늘 날 춤추게 한 마법 같은 순간에 Let It Snow, you gotta Let It Snow 달콤한 이 Christmas 속에 Let It Snow, Let It Snow, Go! Let It Snow, you gotta Let It Snow 둘만의 추억 가득 내려줘 Oh Let It Snow Oh 내려줘요 차가운 내 맘이 사르르 눈꽃처럼 날려 Sweet zone 어떤 선물보다 기다린 둘만의 시간 살포시 스친 너의 키스에 완벽한 꿈을 꾸는 Christmas time 내 맘을 춤추게 한 마법 같은 네 모습 Let It Snow, you gotta Let It Snow 달콤한 이 Christmas 속에 Let It Snow, Let It Snow, Go! Let It Snow, you gotta Let It Snow 둘만의 추억 가득 With your love 아주 특별한 하루를 만들어 함께 떠나자 Winter wonderland 하얗게 변한 이 세상이 영원할 수 있도록 Feel your love 틀림없이 네 맘도 똑같다면 Come on Let it show Let It Snow, you gotta Let It Snow 들뜬 맘 이 Christmas 속 Let It Snow, Let It Snow, Go! Let It Snow, you gotta Let It Snow 달콤한 추억 가득 내려줘 Let It Snow, you gotta Let It Snow 달콤한 이 Christmas with your love Let It Snow, you gotta Let It Snow 포근한 추억 가득 내려줘 오늘밤 기다린 Christmas 어서 Let It Snow</text:p>
          </table:table-cell>
          <table:table-cell office:value-type="string" table:style-name="ce1">
            <text:p>여</text:p>
          </table:table-cell>
          <table:table-cell table:number-columns-repeated="16377"/>
        </table:table-row>
        <table:table-row table:style-name="ro1">
          <table:table-cell office:value-type="float" office:value="315" table:style-name="ce1">
            <text:p>315</text:p>
          </table:table-cell>
          <table:table-cell office:value-type="string" table:style-name="ce1">
            <text:p>GRAY (그레이),?로꼬,?SURAN(수란),?에디킴</text:p>
          </table:table-cell>
          <table:table-cell office:value-type="string" table:style-name="ce1">
            <text:p>썸머 (SOME MORE)</text:p>
          </table:table-cell>
          <table:table-cell office:value-type="string" table:style-name="ce1">
            <text:p>2018.6.30</text:p>
          </table:table-cell>
          <table:table-cell office:value-type="string" table:style-name="ce1">
            <text:p>여름</text:p>
          </table:table-cell>
          <table:table-cell office:value-type="string" table:style-name="ce1">
            <text:p>시간 참 빨라 벌써 여름이래 곧 다가올 썸머 홀리데이 이미 뜨거워진 우리니까 For love love love 필요한 준비물은 너와 나뿐야 아무데로나 떠나고 싶은 날이야 현실은 밀린 일들에 밤을 새워 이것저것 This and that 신나게 챙기고 무작정 너네 집 두드릴 거야 야이야이야 적당한 바람 불어오는 날 떠날까 야이야이야 어디든 좋아 어디든 떠나자 Let‘s get it 지금 이 느낌 그대로 도망가고 싶어 With you baby 떠나고 싶어 Let's get it 여름이 좀 더 원하잖아 우릴 Summer wants some more 달려보고 싶어 With you baby 떠나고 싶어 Let’s get it 여름이 좀 더 원하잖아 우릴 Summer wants some more Summer wants some more 꿀맛 같은 너 (It’s you) 이 설레임은 파도보다 더 Wavy Wavy Wavy Summer wants some more 너를 원해 더 Summer wants some more This summer summer go Loco 올해도 여전히 너가 해줄 일은 계획을 적고 내게 전송하기 말로만 띄운 비행기는 무의미해 난 당장이라도 널 태워 구름 위에 작은 먼지 하나 없는 곳으로 날아 갈거야 Cuz we fall in love 샛노란 모래 위에 파란색의 그림자 간지럽기만 해 뿌려지는 물줄기가 계속 평범했잖아 난 그게 나쁘단 건 아냐 열심히 일했고 이제 여름이잖아 넌 원해도 돼 조금 더 특별한 걸 시원해질 거야 바람이 불지 않아도 야이야이야 적당한 바람 불어오는 날 떠날까 야이야이야 어디든 좋아 어디든 떠나자 Let‘s get it 지금 이 느낌 그대로 도망가고 싶어 With you baby 떠나고 싶어 Let's get it 여름이 좀 더 원하잖아 우릴 Summer wants some more 달려보고 싶어 With you baby 떠나고 싶어 Let’s get it 여름이 좀 더 원하잖아 우릴 Summer wants some more Summer wants some more 이번 여름도 나 혼자 외롭게 보내긴 싫어 지금 이 설레는 내 감정 이 너에게로 온전히 전달되길 빌어 날씨가 너무나 더워 널 향한 나의 맘은 뜨거워 Summer wants some more 이번 여름은 너와 재밌게 보내고 싶어 Show me some more 도망가고 싶어 With you baby 떠나고 싶어 Let's get it 여름이 좀 더 원하잖아 우릴 Summer wants some more 달려보고 싶어 With you baby 떠나고 싶어 Let’s get it 여름이 좀 더 원하잖아 우릴 Summer wants some more Summer wants some more 꿀맛 같은 너 (It’s you) 이 설레임은 파도보다 더 Wavy Wavy Wavy Summer wants some more 너를 원해 더 Summer wants some more</text:p>
          </table:table-cell>
          <table:table-cell office:value-type="string" table:style-name="ce1">
            <text:p>혼성</text:p>
          </table:table-cell>
          <table:table-cell table:number-columns-repeated="16377"/>
        </table:table-row>
        <table:table-row table:style-name="ro1">
          <table:table-cell office:value-type="float" office:value="316" table:style-name="ce1">
            <text:p>316</text:p>
          </table:table-cell>
          <table:table-cell office:value-type="string" table:style-name="ce1">
            <text:p>DRIPPIN</text:p>
          </table:table-cell>
          <table:table-cell office:value-type="string" table:style-name="ce1">
            <text:p>Overdrive</text:p>
          </table:table-cell>
          <table:table-cell office:value-type="string" table:style-name="ce1">
            <text:p>2020.10.28</text:p>
          </table:table-cell>
          <table:table-cell office:value-type="string" table:style-name="ce1">
            <text:p>사계절</text:p>
          </table:table-cell>
          <table:table-cell office:value-type="string" table:style-name="ce1">
            <text:p>함께 그려갈 이 Story 지금 우린 Best player oooh 영원히 머물러 있고 싶어 Yes 더 높이 널 데려갈게 Yeah Ya 끝없이 펼쳐진 파란 행운을 잡아 fever 시간이 없어 따라와 Leader 고민은 그만 떠나자 Wake up 멈출 수 없는 이끌림 지금 여기로 Yeah 새롭게 Play with me 끝은 없어 지켜봐 불을 지펴줘 Crash I'm in Overdrive 더 강해져 난 이 어둠 끝에서 다시 태어나 Crash I'm in Overdrive We got that 내일이 올 때까지 끝없이 달려 Yeah OK OK 나를 던져봐 Yeah OK OK 자유롭게 해 Yeah OK OK Come on we got that 내일이 올 때까지 Come on and feel it yeah 자극적인 무언갈 원해 더 높이 Now we go up 어리지만 강한 Dynamite 두고 봐 나만 보게 될 테니 Ooh 모두 날 향한 축배를 들어 Yes 더 높이 널 데려갈게 yeah Ya ya 두려움 따윈 버려 우린 정상을 향해 higher 불안했던 모든 날은 잊어 들어봐 너만을 위한 Turn up 멈출 수 없는 이끌림 지금 여기로 Yeah 새롭게 Play with me 끝은 없어 지켜봐 불을 지펴줘 Crash I'm in Overdrive 더 강해져 난 이 어둠 끝에서 다시 태어나 Crash I'm in Overdrive We got that 내일이 올 때까지 끝없이 달려 Yeah OK OK 나를 던져봐 Yeah OK OK 자유롭게 해 Yeah OK OK Come on we got that 내일이 올 때까지 Come on and feel it yeah 1, 2, 5 Listen 들어봐 Crazy 시공간을 넘어 우린 이곳에 모여 Pop pop 이제 느껴 두렵지 않은 건 나를 보는 네 눈 우리 하나 될 때 영원히 함께 할거야 You and I 불을 지펴줘 Crash I'm in Overdrive 더 강해져 난 이 어둠 끝에서 다시 태어나 Crash I'm in Overdrive We got that 내일이 올 때까지 끝없이 달려 Yeah OK OK 나를 던져봐 Yeah OK OK 자유롭게 해 Yeah OK OK Come on we got that 내일이 올 때까지 Come on and feel it yeah</text:p>
          </table:table-cell>
          <table:table-cell office:value-type="string" table:style-name="ce1">
            <text:p>남</text:p>
          </table:table-cell>
          <table:table-cell table:number-columns-repeated="16377"/>
        </table:table-row>
        <table:table-row table:style-name="ro1">
          <table:table-cell office:value-type="float" office:value="317" table:style-name="ce1">
            <text:p>317</text:p>
          </table:table-cell>
          <table:table-cell office:value-type="string" table:style-name="ce1">
            <text:p>GOT7</text:p>
          </table:table-cell>
          <table:table-cell office:value-type="string" table:style-name="ce1">
            <text:p>RUN AWAY</text:p>
          </table:table-cell>
          <table:table-cell office:value-type="string" table:style-name="ce1">
            <text:p>2019.11.4</text:p>
          </table:table-cell>
          <table:table-cell office:value-type="string" table:style-name="ce1">
            <text:p>사계절</text:p>
          </table:table-cell>
          <table:table-cell office:value-type="string" table:style-name="ce1">
            <text:p>나와 함께 도망 갈래 아무도 찾지 못하게 Run away with me 같이 떠나고파 Leave here 우리 둘만 있는 곳으로 Just run away 딴 생각은 전혀 없어 오직 너에게 Focus on Really wanna, really wanna, really wanna, really wanna talk to you 부끄러움은 넣어둬 깊숙이 넣을수록 설레임이란 감정이 될 테니 하고 싶은 게 많아 너의 눈빛과 가볍게 인사한 다음 너를 안을까 그 어떤 아름다움도 이겨버린 너의 손을 잡고 멀리멀리 Just wanna run away 나의 품 안에 너를 안고서 I just wanna love ya 언제든 준비돼있어 너와 함께 Just wanna run away 널 만나기 전의 행복은 그저 무의미한 걸 이젠 알아 나랑 같이 Just wanna run away Just wanna run away with you, with you Just wanna run away with you, with you Just wanna run away with you, with you 언제라도 멀리멀리 Just wanna run away 혹시 너도 느껴질까 Yes I know 어디 멀리 있든 상관없이 날 또 부르는 목소린 선명해 이 밤을 밝히는 건 Lights of city 그보다 넌 좀 더 빛나 이리 Um I'm shy boy yeah 말할게 미리 우리끼리만 비밀로 해 우리 둘이 다른 시선들은 Close off 나만 널 담고 싶었어 Really wanna, really wanna, really wanna, really wanna talk to you 부끄러워할 것 없어 오늘 밤이 지나면 여긴 우리만 남아있을 테니 하고 싶은 게 많아 처음 본 순간 얼어붙어 마치 Ice 안아주고파 느껴져 나의 온기 널 향한 마음은 영원할게 멀리멀리 Just wanna run away 나의 품 안에 너를 안고서 I just wanna love ya 언제든 준비돼있어 너와 함께 Just wanna run away 널 만나기 전의 행복은 그저 무의미한 걸 이젠 알아 나랑 같이 Just wanna run away Just wanna run away with you, with you Just wanna run away with you, with you Just wanna run away with you, with you 언제라도 멀리멀리 Just wanna run away 마주 보며 밤을 새워 밤하늘 별빛 아래 더욱 알아가고 있어 그렇게 깊어가네 영원히 갇히고 싶어 내일이 오지 않게 서로의 눈을 가리고 말로 하기엔 부족한 많은 감정들 알려주고 싶어 모두 모아서 하늘에 띄울까 어디에서든 보일 테니까 멀리멀리 Just wanna run away 나의 품 안에 너를 안고서 I just wanna love ya 언제든 준비돼있어 너와 함께 Just wanna run away 널 만나기 전의 행복은 그저 무의미한 걸 이젠 알아 나랑 같이 Just wanna run away 떠나자 I just wanna run away 고갤 끄덕이며 말해줘 Oui 난 너만 있으면 돼 Run away 떠나자 I just wanna run away 고갤 끄덕이며 말해줘 Oui 너랑만 있고 싶어 Run away</text:p>
          </table:table-cell>
          <table:table-cell office:value-type="string" table:style-name="ce1">
            <text:p>남</text:p>
          </table:table-cell>
          <table:table-cell table:number-columns-repeated="16377"/>
        </table:table-row>
        <table:table-row table:style-name="ro1">
          <table:table-cell office:value-type="float" office:value="318" table:style-name="ce1">
            <text:p>318</text:p>
          </table:table-cell>
          <table:table-cell office:value-type="string" table:style-name="ce1">
            <text:p>팔로알토</text:p>
          </table:table-cell>
          <table:table-cell office:value-type="string" table:style-name="ce1">
            <text:p>피나콜라다 (Pina Colada) (Feat. Owell Mood, OLNL)</text:p>
          </table:table-cell>
          <table:table-cell office:value-type="string" table:style-name="ce1">
            <text:p>2018.7.27</text:p>
          </table:table-cell>
          <table:table-cell office:value-type="string" table:style-name="ce1">
            <text:p>사계절</text:p>
          </table:table-cell>
          <table:table-cell office:value-type="string" table:style-name="ce1">
            <text:p>[Verse 1: Paloalto] 똑같은 주말에 똑같은 순간 반복되는 삶을 살고 싶진 않아 내 음악이 차트에 없어도 그만 물론 들어간다면 신나서 자랑해 내가 적은 가사가 돈이 되길 바래 나는 가난한 삶을 살고 싶진 않아 더 많은 맛집과 다양한 나라로 날아가서 iPhone에 담아야 한다고 솔직한 내 마음이 미움받는다면 상처받겠지만 별로 없어, 바꿀 마음 그동안 시행착오를 거쳐온 결과 나답지 않으면 결국 멋이 없더라 가슴 안에 사랑만 품는 건 어렵지만 되뇌어야 원하는 곳에 골인하지 많은 밤을 새며 비트 찍던 Yosi가 휴가 떠나 마셨으면 해, 피나콜라다 [Hook: Owell Mood] 떠나자 We breakin’ away tonight 지루했잖아 오늘은 feel all right 재미없잖아 We gonna party all night 고민하지마 We gonna make it all night [Verse 2: OLNL] 만화책, PC방 새벽엔 작업해야지 주말엔 우주비행 party V 두 개 뒤집은 emoji 내 눈가에 웃음표시 그걸 단번에 캐치한 넌 사진 캐치캐치, 그 틈 사이로 같이 도망가서, 그다음엔 뭐? We don’t care ‘bout 대학 과제 기간 안에 끝내는 건 지금 이 verse 그 전에 만화카페 완결까지 보기 전에 돌아올 게 기다려 줘, 녹음 끝나가면은 와서 해줘라, 맞춤법 (검사) 아, 넌 유학생 내가 검색할게, 네이버 [Verse 3: Paloalto] 피워보자, 난리, 따분함을 피해 도망가지 고개 돌려보면 재밋거리 오만가지 YC처럼 세계 일주 꼭 가야지 자극돼, 수하가 찍어 보낸 사진 날씨가 좋은 날엔 1초가 아까우니 뚝섬이라도 가서 햇빛 맞아야지 기분이 좋아지면 수리수리마수리 팔, 다리 오르내리며 춤사위 [Hook: Owell Mood] 떠나자 We breakin’ away tonight 지루했잖아 오늘은 feel all right 재미없잖아 We gonna party all night 고민하지마 We gonna make it all night [Bridge 1: Owell Mood] We gotta go, 일은 미뤄줘 매일 돌아가는 바퀴처럼 난 내일도 루즈해져 We gotta go, 약속들도 다 미뤄줘 We gotta go, we have to go [Bridge 2: Paloalto] Yah, 우리 떠나자, yah, 지루했던 날들 재미없잖아, 이제 고민하지 말고 우리 떠나자, 지루했던 날들 재미없잖아, 이제 고민하지마 [Hook: Owell Mood] 떠나자 We breakin’ away tonight 지루했잖아 오늘은 feel all right 재미없잖아 We gonna party all night 고민하지마 We gonna make it all night</text:p>
          </table:table-cell>
          <table:table-cell office:value-type="string" table:style-name="ce1">
            <text:p>남</text:p>
          </table:table-cell>
          <table:table-cell table:number-columns-repeated="16377"/>
        </table:table-row>
        <table:table-row table:style-name="ro1">
          <table:table-cell office:value-type="float" office:value="319" table:style-name="ce1">
            <text:p>319</text:p>
          </table:table-cell>
          <table:table-cell office:value-type="string" table:style-name="ce1">
            <text:p>펜타곤</text:p>
          </table:table-cell>
          <table:table-cell office:value-type="string" table:style-name="ce1">
            <text:p>SUMMER!</text:p>
          </table:table-cell>
          <table:table-cell office:value-type="string" table:style-name="ce1">
            <text:p>2019.7.17</text:p>
          </table:table-cell>
          <table:table-cell office:value-type="string" table:style-name="ce1">
            <text:p>여름</text:p>
          </table:table-cell>
          <table:table-cell office:value-type="string" table:style-name="ce1">
            <text:p>야 잠깐 다들 모여봐 우리 복잡한 이 도시에서 잠깐 멀리 도망가자 바다나 산 어디든 당장 훌쩍 떠나자 만들어보자 평생 남을 추억 하나 (추억 하나 Get) 친구들 다 불러 빼면 Loser 난 오직 너 하나면 돼 필요 없어 Cruiser 날씨 바람 모든 게 완벽해 뭐 어때? It's now or never 바람아 불어라 우린 황야의 무법자 두려워 마 친구야 같이 가자 One two three! Cause baby it is SUMMER SUMMER 저 태양도 잠들지를 못하네 Cause baby I'm a THUNDER THUNDER 원하는 게 뭐든 다 내 맘대로 할래 더울 때는 아이스크림 하나 먹고 찬 바닷물에 발 담그고 Cause baby it is SUMMER SUMMER Yeah baby we are hotter than the SUN 빨주노초 파라솔 태양은 따갑고 친구들과의 추억을 담은 모래성 쌓았어 시원한 파도들의 합창 하얀색 구름들을 깎아 만든 튜브 타고 바다색의 하늘을 Fly fly 가고 싶고 하고 싶은 건 많다 한 손에 아이스크림 아 맞다 선크림 눈 앞에 펼쳐지는 영화 속 그림 맘이 가는 대로 어디든 떠나볼까 함께라면 괜찮아 우리는 Avengers! Cause baby it is SUMMER SUMMER 저 태양도 잠들지를 못하네 Cause baby I'm a THUNDER THUNDER 원하는 게 뭐든 다 내 맘대로 할래 더울 때는 아이스크림 하나 먹고 찬 바닷물에 발 담그고 Cause baby it is SUMMER SUMMER Yeah baby we are hotter than the SUN 이런 얘긴 좀 부끄럽지만 네가 있어 좋아 원하는 건 오직 단 하나 가끔 이렇게 함께 떠나자 그게 어디든 좋아 변치 말자 약속해 I’m with you Cause baby it is SUMMER SUMMER 저 태양도 잠들지를 못하네 Cause baby I'm a THUNDER THUNDER 원하는 게 뭐든 다 내 맘대로 할래 더울 때는 아이스크림 하나 먹고 찬 바닷물에 발 담그고 Cause baby it is SUMMER SUMMER Yeah baby we are hotter than the SUN Cause baby it is SUMMER ooh yeah Cause baby it is SUMMER ooh yeah</text:p>
          </table:table-cell>
          <table:table-cell office:value-type="string" table:style-name="ce1">
            <text:p>남</text:p>
          </table:table-cell>
          <table:table-cell table:number-columns-repeated="16377"/>
        </table:table-row>
        <table:table-row table:style-name="ro1">
          <table:table-cell office:value-type="float" office:value="320" table:style-name="ce1">
            <text:p>320</text:p>
          </table:table-cell>
          <table:table-cell office:value-type="string" table:style-name="ce1">
            <text:p>지진석,?우리자리</text:p>
          </table:table-cell>
          <table:table-cell office:value-type="string" table:style-name="ce1">
            <text:p>여름, 그 안의 우리</text:p>
          </table:table-cell>
          <table:table-cell office:value-type="string" table:style-name="ce1">
            <text:p>2020.7.9</text:p>
          </table:table-cell>
          <table:table-cell office:value-type="string" table:style-name="ce1">
            <text:p>여름</text:p>
          </table:table-cell>
          <table:table-cell office:value-type="string" table:style-name="ce1">
            <text:p>Driving to Highway 가고픈데 말해 그게 어디든지 간에 당장 떠나자 You &amp; I, Yeah 손이 맞닿을 때 찌릿하게 느껴지는 떨림 너에게도 아무 말 안 해도 다 느껴지는 Feeling 누가 널 또 괴롭힌 건지 금방이라도 울 것 같은 너 what should i do 날 보는 너의 눈 속으로 달아나고 싶은 곳 나의 품을 지나서 푸른빛이 부르는 그곳으로 차를 돌려 속도 올려 지금 생각나는 곳 네비 찍어 어디든지 갈게 Driving to Highway 가고픈데 말해 그게 어디든지 간에 당장 떠나자 You &amp; I, Yeah 손이 맞닿을 때 찌릿하게 느껴지는 떨림 너에게도 닿을까 애타는 내 맘을 알까 이 길처럼 돌아가고 싶지 않아 난 가끔은 엇갈려도 결국엔 오늘처럼 단둘이 함께하고 있는 너와 나야 조금 오래 걸려도 네가 쉴 수 있도록 아득히 멀게만 느껴졌던 너의 꿈속으로 달아나고 싶은 곳 나의 품을 지나서 푸른빛이 부르는 그곳으로 차를 돌려 속도 올려 지금 생각나는 곳 네비 찍어 어디든지 갈게 Driving to Highway 가고픈데 말해 그게 어디든지 간에 당장 떠나자 You &amp; I, Yeah 손이 맞닿을 때 찌릿하게 느껴지는 떨림 너에게도 Driving, Driving to You Driving, Driving to Love Driving, Driving to You 떠나자 바로 그게 어디든 Driving, Driving to You Driving, Driving to Love Driving, Driving to You 떠나자 바로 그게 어디든 수줍게 웃으면서 너는 어딜 가고 싶냐고 물어보는 그대 아무리 멀리 있든 그게 어디든 간에 마지막 종착지는 너야 Driving to Highway 가고픈데 말해 그게 어디든지 간에 당장 떠나자 You &amp; I, Yeah 손이 맞닿을 때 찌릿하게 느껴지는 떨림 너에게도 Driving, Driving to You Driving, Driving to Love Driving, Driving to You 떠나자 바로 그게 어디든 Driving, Driving to You Driving, Driving to Love Driving, Driving to You 떠나자 바로 그게 어디든</text:p>
          </table:table-cell>
          <table:table-cell office:value-type="string" table:style-name="ce1">
            <text:p>남</text:p>
          </table:table-cell>
          <table:table-cell table:number-columns-repeated="16377"/>
        </table:table-row>
        <table:table-row table:style-name="ro1">
          <table:table-cell office:value-type="float" office:value="321" table:style-name="ce1">
            <text:p>321</text:p>
          </table:table-cell>
          <table:table-cell office:value-type="string" table:style-name="ce1">
            <text:p>엘리스</text:p>
          </table:table-cell>
          <table:table-cell office:value-type="string" table:style-name="ce1">
            <text:p>Summer Dream</text:p>
          </table:table-cell>
          <table:table-cell office:value-type="string" table:style-name="ce1">
            <text:p>2018.6.28</text:p>
          </table:table-cell>
          <table:table-cell office:value-type="string" table:style-name="ce1">
            <text:p>여름</text:p>
          </table:table-cell>
          <table:table-cell office:value-type="string" table:style-name="ce1">
            <text:p>Summer Dream Summer Dream, My Summer Dream 파도치는 바다 내리쬐는 네 눈빛 잘난 척 저 태양처럼 녹아내리게 해줘 (해줘 해줘) 눈 부신 너는 Summer Dream 나 나 꿈 아니지? 해도 해도 너무한 행복 친절한 날씨잖아 널 널 꼭 닮아서 부드러운 바람이 날 쓰다듬고 있어 느껴져 세상 끝까지 가고 싶어 너랑 두 눈을 감으며 나의 소원이 이뤄지기를 기도할래 Summer Dream, My Summer Dream 파도치는 바다 내리쬐는 네 눈빛 잘난 척 저 태양처럼 녹아내리게 해줘 (해줘 해줘) 눈 부신 너는 Summer Dream 저 햇살과 다른 딱 두 가지란 넌 쨍쨍 눈물을 말려 마른 가슴에 비로 내려 언제라도 떠 있어줘 항상 나의 곁에서 날 지켜줘 손을 잡고 걸음걸음 떠오를 듯해 투명 계단 위로 Summer Dream, My Summer Dream 파도치는 바다 내리쬐는 네 눈빛 잘난 척 저 태양처럼 녹아내리게 해줘 (해줘 해줘) 눈 부신 너는 Summer Dream 너는 Summer Dream 밤하늘 반짝이는 별을 맞으며 너와 입을 맞추고 새벽을 걸을래 다시 나 돌아가고 싶지 않도록 더 예쁜 추억을 내게 줘 Summer Dream, My Summer Dream 파도치는 바다 내리쬐는 네 눈빛 잘난 척 저 태양처럼 녹아내리게 해줘 (해줘 해줘) 눈 부신 너만 있다면 창문 밖으로 여기저기 내게 손짓하는 꽃 따라 같이 가 더 먼 곳으로 떠나자 우리 둘이 (둘이 둘이) 눈부신 너는 Summer Dream</text:p>
          </table:table-cell>
          <table:table-cell office:value-type="string" table:style-name="ce1">
            <text:p>여</text:p>
          </table:table-cell>
          <table:table-cell table:number-columns-repeated="16377"/>
        </table:table-row>
        <table:table-row table:style-name="ro1">
          <table:table-cell office:value-type="float" office:value="322" table:style-name="ce1">
            <text:p>322</text:p>
          </table:table-cell>
          <table:table-cell office:value-type="string" table:style-name="ce1">
            <text:p>빅톤</text:p>
          </table:table-cell>
          <table:table-cell office:value-type="string" table:style-name="ce1">
            <text:p>사랑하기 때문에</text:p>
          </table:table-cell>
          <table:table-cell office:value-type="string" table:style-name="ce1">
            <text:p>2017.11.9</text:p>
          </table:table-cell>
          <table:table-cell office:value-type="string" table:style-name="ce1">
            <text:p>사계절</text:p>
          </table:table-cell>
          <table:table-cell office:value-type="string" table:style-name="ce1">
            <text:p>널 사랑하기 때문에 널 사랑하기 때문에 창문에 쬐는 빛처럼 네가 스며 들어와 살랑살랑 구름처럼 네가 매일 보여 난 네게 빠져서 헤엄쳐 diving 막 떠나자 어디건 driving 지루한 일상과 작별 인사해 기분 좋은 일만 가득해 어딜가도 니 생각이 나 보고 또 봐도 보고 싶잖아 나 이러는 이유 이제 알 것 같아 가끔 연락이 안 돼도 괜히 투정을 부려도 너 그래도 되는 이유 널 사랑하기 때문에 널 사랑하기 때문에 모두 다 받아줄게 언제든 와줄래 널 사랑하기 때문에 바라는 거 없이 널 사랑하기 때문에 널 사랑하기 때문에 널 사랑하기 때문에 널 사랑하기 때문에 Knockin on heaven's door 도대체 넌 뭐 때문에 So baby welcome to my zone 몇 번이고 말했지 벌써 이 노래 제목에서부터 말이야 널 사랑해 by the way ye ye ye ye 발음 똑바로 해 ye ye ye A부터 Z까지 네가 날 pick 하지 그럼 producin'해 사랑이란 beat bass drum kick까지 어딜 가도 네 생각이 나 보고 또 봐도 보고 싶잖아 나 이러는 이유 이제 알 것 같아 가끔 연락이 안 돼도 괜히 투정을 부려도 너 그래도 되는 이유 널 사랑하기 때문에 널 사랑하기 때문에 모두 다 받아줄게 언제든 와줄래 널 사랑하기 때문에 바라는 거 없이 널 사랑하기 때문에 널 사랑하기 때문에 널 사랑하기 때문에 널 사랑하기 때문에 Relax 해 우린 여유가 필요해 누구도 방해하지 못하게 걱정 마 내가 널 지킬게 오후 7시 해처럼 넘어가 피곤했지 내 어깨 기대봐 괜찮아 마음 편하게 가져 넌 그래도 돼 널 사랑하기 때문에 널 사랑하기 때문에 모두 다 받아줄게 언제든 와줄래 널 사랑하기 때문에 바라는 거 없이 널 사랑하기 때문에 널 사랑하기 때문에 널 사랑하기 때문에 널 사랑하기 때문에 널 사랑하기 때문에</text:p>
          </table:table-cell>
          <table:table-cell office:value-type="string" table:style-name="ce1">
            <text:p>남</text:p>
          </table:table-cell>
          <table:table-cell table:number-columns-repeated="16377"/>
        </table:table-row>
        <table:table-row table:style-name="ro1">
          <table:table-cell office:value-type="float" office:value="323" table:style-name="ce1">
            <text:p>323</text:p>
          </table:table-cell>
          <table:table-cell office:value-type="string" table:style-name="ce1">
            <text:p>보라미유</text:p>
          </table:table-cell>
          <table:table-cell office:value-type="string" table:style-name="ce1">
            <text:p>어쩌다, 여름</text:p>
          </table:table-cell>
          <table:table-cell office:value-type="string" table:style-name="ce1">
            <text:p>2020.7.29</text:p>
          </table:table-cell>
          <table:table-cell office:value-type="string" table:style-name="ce1">
            <text:p>여름</text:p>
          </table:table-cell>
          <table:table-cell office:value-type="string" table:style-name="ce1">
            <text:p>빨갛게 익어가는 태양이 비추는 파도에 부서지는 햇살들 내 마음 따라 빨갛게 익어가는 내 두 볼이 뜨거워 여름은 참 너를 닮은 거 같아 뜨겁고 시원해 마치 너처럼 말이야 햇살처럼 바다처럼 지금 우리, 여름처럼 시원한 파도 소리 가득한 곳 그곳으로 여행을 떠나자 저녁엔 하늘에 별빛들이 쏟아지는 그 아래 우리 같이 걷자 너에게 해주고 싶은 말들을 모래 위에 한 글자씩 써내려가 내 마음 따라 하얗게 쓰여지는 우리의 이야기들 여름은 참 너를 닮은 거 같아 파랗고 신기해 마치 너처럼 말이야 파도처럼 바람처럼 지금 우리, 여름처럼 시원한 파도 소리 가득한 곳 그곳으로 여행을 떠나자 저녁엔 하늘에 별빛들이 쏟아지는 그 아래 우리 같이 걷자 길 것만 같은 이 여름 막상 끝나버리면 또 아쉬울 거야 지금 우리 떠나자 파랑을 입은 햇빛 색 이 여름이 다 가기 전에 너와 내 설렘들이 가득한 곳 그곳으로 여행을 떠나자 저녁엔 하늘에 추억들이 쏟아지는 그 아래 우리 같이 걷자</text:p>
          </table:table-cell>
          <table:table-cell office:value-type="string" table:style-name="ce1">
            <text:p>여</text:p>
          </table:table-cell>
          <table:table-cell table:number-columns-repeated="16377"/>
        </table:table-row>
        <table:table-row table:style-name="ro1">
          <table:table-cell office:value-type="float" office:value="324" table:style-name="ce1">
            <text:p>324</text:p>
          </table:table-cell>
          <table:table-cell office:value-type="string" table:style-name="ce1">
            <text:p>로코베리</text:p>
          </table:table-cell>
          <table:table-cell office:value-type="string" table:style-name="ce1">
            <text:p>로코는 로코다</text:p>
          </table:table-cell>
          <table:table-cell office:value-type="string" table:style-name="ce1">
            <text:p>2020.9.6</text:p>
          </table:table-cell>
          <table:table-cell office:value-type="string" table:style-name="ce1">
            <text:p>여름</text:p>
          </table:table-cell>
          <table:table-cell office:value-type="string" table:style-name="ce1">
            <text:p>무인도는 어떨까 너랑나랑 가볼까 푸른바다 파란하늘 그게전부야 회색도시 불빛에 숨이막힐것같아 너랑나랑 섬으로 떠나자 우아우아 바다속을 헤엄칠까 어푸어푸 누가 오래 잠수할까 Love love love 너만 love 너랑나랑 둘이함께 우우우 tonight you are my melody 하고픈거 다할까 먹고 자고 또 먹고 누가뭐라 하는 사람 하나 없는걸 로코는 로코처럼 사랑하며 살고파 춤을출래 쏟아지는 별아래 우아우아 바다속을 헤엄칠까 어푸어푸 누가 오래 잠수할까 Love love love 너만 love 너랑나랑 둘이함께 I will be with you 밤바람 불면 눈감아 봐 꿈속에 있는것같지 이대로 시간이 멈춰준다면 두근두근 내 심장이 말하잖아 함께라면 뭐라도 난 좋은가봐 Love love love 너만 love 우리는 로코처럼 우우우 Love love love 너만 love 너랑 나랑 둘이서</text:p>
          </table:table-cell>
          <table:table-cell office:value-type="string" table:style-name="ce1">
            <text:p>여</text:p>
          </table:table-cell>
          <table:table-cell table:number-columns-repeated="16377"/>
        </table:table-row>
        <table:table-row table:style-name="ro1">
          <table:table-cell office:value-type="float" office:value="325" table:style-name="ce1">
            <text:p>325</text:p>
          </table:table-cell>
          <table:table-cell office:value-type="string" table:style-name="ce1">
            <text:p>크래커</text:p>
          </table:table-cell>
          <table:table-cell office:value-type="string" table:style-name="ce1">
            <text:p>떠나자</text:p>
          </table:table-cell>
          <table:table-cell office:value-type="string" table:style-name="ce1">
            <text:p>2017.7.31</text:p>
          </table:table-cell>
          <table:table-cell office:value-type="string" table:style-name="ce1">
            <text:p>여름</text:p>
          </table:table-cell>
          <table:table-cell office:value-type="string" table:style-name="ce1">
            <text:p>언제나 시간에 끌려가 내가 하고 있는 게 맞는지도 모른 채 이젠 나도 어른이 됐지만 돈을 버는 법보단 사는 법을 알고파 남보다 위로 올라가야 해 멈추지 말고 앞만 봐야 해 그렇게 나는 배웠고 바쁘게 살다 문득 뒤를 봤는데 레고를 갖고 놀던 꼬마 애 그때보다 내 삶이 초라해 행복을 잊고 살았던 난 잠시 멈출래 의미 없는 마라톤 떠나자 우리 파도가 데려가는 곳으로 떠나가자 떠나자 우리 아무도 찾지 않는 곳으로 떠나가자 내 가방 안엔 돼지 코 한 개와 passport 텅 비어있네 필통과 속옷만 빼면 나머지 공간들은 다 채워올 거야 먼 나라 냄새와 추억이 빼곡할 거야 난 안 탈래 직행 경유하고 부딪히면서 배워갈래 인생 내 맘은 지금 비행기 모드 개미만 하게 보이는 서울아 adios 떠나자 우 파도가 데려가는 곳으로 떠나가자 떠나자 우리 아무도 찾지 않는 곳으로 떠나가자 날 지나간 파도가 조용히 잠이 들 때 또 다른 파도가 날 덮치지 않길 저기 끝에 걸려있는 저 해가 사라져도 내 깊은 바다는 얼어붙지 않길 떠나자 우리 파도가 데려가는 곳으로 떠나가자 떠나자 우리 아무도 찾지 않는 곳으로 떠나가자 떠나자 우리 파도가 데려가는 곳으로 떠나가자 떠나자 멀리 잃었던 나를 찾아 다시 돌아오자</text:p>
          </table:table-cell>
          <table:table-cell office:value-type="string" table:style-name="ce1">
            <text:p>남</text:p>
          </table:table-cell>
          <table:table-cell table:number-columns-repeated="16377"/>
        </table:table-row>
        <table:table-row table:style-name="ro1">
          <table:table-cell office:value-type="float" office:value="326" table:style-name="ce1">
            <text:p>326</text:p>
          </table:table-cell>
          <table:table-cell office:value-type="string" table:style-name="ce1">
            <text:p>후이(펜타곤),?유아(오마이걸),?우석(펜타곤)</text:p>
          </table:table-cell>
          <table:table-cell office:value-type="string" table:style-name="ce1">
            <text:p>This Stop Is</text:p>
          </table:table-cell>
          <table:table-cell office:value-type="string" table:style-name="ce1">
            <text:p>2018.7.24</text:p>
          </table:table-cell>
          <table:table-cell office:value-type="string" table:style-name="ce1">
            <text:p>여름</text:p>
          </table:table-cell>
          <table:table-cell office:value-type="string" table:style-name="ce1">
            <text:p>계속 빙글 빙글 빙글 도는 맘 어디를 갈까 어디든 I’m fine 고민 고민하지마 Feel이 가는 대로 난 너와 있다면 이세상 모두 Paradise 어디든 Paradise 기다림도 좋아 느껴 지금의 Vibe 내 손을 잡아 Be my baby Every time everywhere 자유로운 기분 끌리는 대로 이 도시 속에 Paradise 동동동대문 남남남대문 우리 같이 떨어졌던 세종대 건대입구 걸어보자 Like 그 학교 학생처럼 잠깐 기다려 잠실의 화장실만 들리구 영화나 보러 강남역으로 갈까 아니 아니 아니 아니야 거긴 아니야 강남은 사람이 많아 피곤하니까 사랑하는 당신과 사당 사당역으로 가자 계속 빙글 빙글 빙글 도는 맘 어디를 갈까 어디든 I’m fine 고민 고민하지마 Feel이 가는 대로 난 너와 있다면 이세상 모두 Paradise 어디든 Paradise 기다림도 좋아 느껴 지금의 Vibe 내 손을 잡아 Be my baby Every time everywhere 자유로운 기분 끌리는 대로 이 도시 속에 Paradise 패러다임을 바꿔버려 회색빛 도시 속을 비추는 Green light 일요일 두 시 해도 쨍쨍한데 우린 갈 곳이 없네 지하철에 몸을 싣고 이곳에 우리의 사랑을 싣고 떠나자 숲으로 숨을 크게 한번 들이쉬어 어둑어둑해진 홍대입구에서 가볍게 생맥으로 클럽분위기도 냈어 아현역에 내려 우리 미래 집도 한번 살펴보자 오늘 하루도 함께라서 고마웠어 (Thank U) 계속 빙글 빙글 빙글 도는 맘 어디를 갈까 어디든 I’m fine 고민 고민하지마 Feel이 가는 대로 난 너와 있다면 이세상 모두 Paradise 어디든 Paradise 기다림도 좋아 느껴 지금의 Vibe 내 손을 잡아 Be my baby Every time everywhere 자유로운 기분 끌리는 대로 이 도시 속에 Paradise 왼쪽으로 가자 오른쪽으로 와 야 나도 같이 가자 계속 빙글 빙글 빙글 도는 맘 어디를 갈까 어디든 I’m fine 고민 고민하지마 지금 이대로 난 너와 함께면 모두 paradise Paradise 너와의 입맞춤 I’m gonna fly 저 구름 위로 2호선 타고 떠나는 여행 지금은 땅밑으로 끝에는 저 하늘 위로 Oh baby Oh paradise 이 도시 속에 Paradise</text:p>
          </table:table-cell>
          <table:table-cell office:value-type="string" table:style-name="ce1">
            <text:p>혼성</text:p>
          </table:table-cell>
          <table:table-cell table:number-columns-repeated="16377"/>
        </table:table-row>
        <table:table-row table:style-name="ro1">
          <table:table-cell office:value-type="float" office:value="327" table:style-name="ce1">
            <text:p>327</text:p>
          </table:table-cell>
          <table:table-cell office:value-type="string" table:style-name="ce1">
            <text:p>펜타곤</text:p>
          </table:table-cell>
          <table:table-cell office:value-type="string" table:style-name="ce1">
            <text:p>저두요!!</text:p>
          </table:table-cell>
          <table:table-cell office:value-type="string" table:style-name="ce1">
            <text:p>2018.9.10</text:p>
          </table:table-cell>
          <table:table-cell office:value-type="string" table:style-name="ce1">
            <text:p>사계절</text:p>
          </table:table-cell>
          <table:table-cell office:value-type="string" table:style-name="ce1">
            <text:p>해 뜰 때까지 나와 놀아요 차 타고 우리 어디 갈까요 Yeah 우린 계속 쉬지 않고 달려왔어 매일이 끝없는 마라톤 같았고 포기하고 싶어도 그래도 우리들은 여기까지 왔어 계속 달려가는 게 참 쉽지 않았지만 너와 함께 있다면 UNIVERSE 흥얼흥얼 노래 불러 가사 몰라도 돼 동해 물과 백두산이 다 보이는 대로 가자 내 맘과 같다면 La la la la la la 쥐도 새도 몰래 후회는 No way 없는 거야 형 동생 (야 조진호) 손에 손잡고 바람 타고서 해 뜰 때까지 나와 놀아요 차 타고 우리 어디 갈까요 랄랄라 모두 걱정하지 말고 오늘만 잠시 우리 떠나요 (형 그때 기억나요?) 맞아 정말로 그땐 그랬지 보드는 우리들만의 리무진 핸드폰은 반칙 휴가는 사치 생각해보면 지금도 그렇지 변하지 않는 게 궁금해 변할 수 없는 게 이상해도 우리 울고 웃던 그때 모습 그대로 Never better 형구의 고백 나 한땐 랩 좀 했지 우석이한테는 멋진 형이 되고 싶었지 (야 우석아) 바보들은 전사가 됐고 타임캡슐 안고 UNIVERSE 만나 계속 Ay 얼음 땡 Ay 정글짐 Ay 구름다리 Ay 손에 손잡고 바람 타고서 해 뜰 때까지 나와 놀아요 차 타고 우리 어디 갈까요 랄랄라 모두 걱정하지 말고 오늘만 잠시 우리 떠나요 유토다 Yeah yeah yeah 하늘의 별은 너와 날 기다려 원하는 대로 그려 Like 피카소 손이 닿지 않아도 빛나는 하늘같이 놀아보자 우린 이대로 오늘만 날 믿고 가자 Oh my friend 아끼면 바보 되는 게 요즘의 Trend No.1 보다 Only one 걱정 마 Just do it yo my baby 해 뜰 때까지 나와 놀아요 차 타고 우리 어디 갈까요 랄랄라 모두 걱정하지 말고 오늘만 잠시 우리 떠나요 해 뜰 때까지 나와 놀아요 차 타고 우리 어디 갈까요 랄랄라 모두 걱정 마 시간은 금이야 지금 이 순간을 즐기자 랄랄라 10명의 전사 우리와 떠나자 잊지 못할 추억이 될 거야 안녕</text:p>
          </table:table-cell>
          <table:table-cell office:value-type="string" table:style-name="ce1">
            <text:p>남</text:p>
          </table:table-cell>
          <table:table-cell table:number-columns-repeated="16377"/>
        </table:table-row>
        <table:table-row table:style-name="ro1">
          <table:table-cell office:value-type="float" office:value="328" table:style-name="ce1">
            <text:p>328</text:p>
          </table:table-cell>
          <table:table-cell office:value-type="string" table:style-name="ce1">
            <text:p>이세계</text:p>
          </table:table-cell>
          <table:table-cell office:value-type="string" table:style-name="ce1">
            <text:p>낭만젊음사랑</text:p>
          </table:table-cell>
          <table:table-cell office:value-type="string" table:style-name="ce1">
            <text:p>2020.6.15</text:p>
          </table:table-cell>
          <table:table-cell office:value-type="string" table:style-name="ce1">
            <text:p>사계절</text:p>
          </table:table-cell>
          <table:table-cell office:value-type="string" table:style-name="ce1">
            <text:p>고요한 밤이 찾아와 아무도 몰래 멀리 떠나자 아침 햇살이 우릴 비춰도 계속 춤추자 너를 사랑해 우린 낭만이란 배를 타고 떠나갈 거야 우린 젊음이란 배를 타고 떠나갈 거야 우린 사랑이란 배를 타고 떠나갈 거야 아무것도 모르지만 우린 괜찮을 거야 길을 잃어도 우린 서로 꼭 붙잡고 있어 나를 안아줘 따스한 아침 햇살과 우리 둘의 사랑은 영원할 거야 우린 낭만이란 배를 타고 떠나갈 거야 우린 젊음이란 배를 타고 떠나갈 거야 우린 사랑이란 배를 타고 떠나갈 거야 아무것도 모르지만 우린 괜찮을 거야 We don’t know 어디로 가고 있는지 어디에 있는지 We don’t care 어디든 같이 떠나자 괜찮을 거야 우린 낭만이란 배를 타고 떠나갈 거야 우린 젊음이란 배를 타고 떠나갈 거야 우린 사랑이란 배를 타고 떠나갈 거야 아무것도 모르지만 우린 괜찮을 거야</text:p>
          </table:table-cell>
          <table:table-cell office:value-type="string" table:style-name="ce1">
            <text:p>남</text:p>
          </table:table-cell>
          <table:table-cell table:number-columns-repeated="16377"/>
        </table:table-row>
        <table:table-row table:style-name="ro1">
          <table:table-cell office:value-type="float" office:value="329" table:style-name="ce1">
            <text:p>329</text:p>
          </table:table-cell>
          <table:table-cell office:value-type="string" table:style-name="ce1">
            <text:p>칼라그램</text:p>
          </table:table-cell>
          <table:table-cell office:value-type="string" table:style-name="ce1">
            <text:p>ICEBOX (Feat. 키썸, Don Mills)</text:p>
          </table:table-cell>
          <table:table-cell office:value-type="string" table:style-name="ce1">
            <text:p>2018.6.22</text:p>
          </table:table-cell>
          <table:table-cell office:value-type="string" table:style-name="ce1">
            <text:p>여름</text:p>
          </table:table-cell>
          <table:table-cell office:value-type="string" table:style-name="ce1">
            <text:p>오늘 우리 어딘가 떠나자 (let's get away) 가까워도 돼 너와 함께 라면 (to the moon) oh no no no 걱정은 마 (we got more time) 아이처럼 웃어줘 언제든 나를 불러줘 하와이인줄 알았어 창문 열고 (Aloha) 낮에 떠있는 달이 너무 예뻐 빨리 전화 받아 빨리 전화 받아 시 간이 없어 MY LUV 오늘은 우리 바빠 WUH AY 차는 빌려 올게 뭔가 새롭게 베토벤 CD 부터 랩 OLDSCHOOL 하게 댄스 도시락 너도 나도 가져와서 골라 먹자 시원한 음료수는 ICE BOX 에 꽉 담아 ICE BOX IN MY ARMS ONLY WAY TO IN YOUR HEART 너와 함께라면 좋아 아이같이 웃어봐 넌 그게 젤 예쁘니까 너와 함께라면 좋아 *5분뒤에 집 앞으로 나와 (let's get away) 집에 있을 날씨는 아니잖아 (to the moon) 너무 아름다운 날이야 (we got more time) 나랑 만나 달란 말이야 (ICE BOX on my mind) Ye Ye Woo Wah Ye Ye Woo Wah Ye Ye Woo Wah 나랑 만나 달란 말이야 Ye Ye Woo Wah Ye Ye Woo Wah Ye Ye Woo Wah 너무 아름다운 날이야 안녕 난 한국에 사는 trap star Mills gon do it 오늘은 나랑 좀 다녀야 되니까 발라 썬크림 잊지마 잊지마 잊지마 니옆엔 내가 있다는 걸 잊지마 치지마 치지마 치지마 이미 너한테 준 맘이 넘치니까 내가 너한테 만 잘해주면 되지 뭐 하러 딴 여자들한테도 굳이 잘해줘야 되니 난 궁금해 궁금해 우리가 어떤 집에 살게 될지 꽤나 여유롭게 늘어져 있다가 우리 강아지를 데리고는 공원 한 바퀴 두 바퀴 세 바퀴 미세먼지 없는 공기 그거 로도 나는 좋아 한마디로 만족 너의 기분 나에게는 제일 중요해 니가 뭘 좋아하는지도 내가 전부 다 알잖아 낮에 달이 하늘 위로 떴을 때는 가야지 문 열어 줄게 어서 타 ICE BOX IN MY ARMS ONLY WAY TO IN YOUR HEART 너와 함께라면 좋아 아이같이 웃어봐 넌 그게 젤 예쁘니까 너와 함께라면 좋아 Repeat* 피곤해 필요해 짜릿한 Ice 다른 건 싫어 What blows my mind 빠졌네 빠졌네 Love in your Eyes Love in your Eyes Love in your Eyes umm 난 너랑 있음 집도 Bali sunset beach woo yeah going drive Let's gogo씽 동해 Ride<text:s/></text:p>
          </table:table-cell>
          <table:table-cell office:value-type="string" table:style-name="ce1">
            <text:p>남</text:p>
          </table:table-cell>
          <table:table-cell table:number-columns-repeated="16377"/>
        </table:table-row>
        <table:table-row table:style-name="ro1">
          <table:table-cell office:value-type="float" office:value="330" table:style-name="ce1">
            <text:p>330</text:p>
          </table:table-cell>
          <table:table-cell office:value-type="string" table:style-name="ce1">
            <text:p>Mamas Gun</text:p>
          </table:table-cell>
          <table:table-cell office:value-type="string" table:style-name="ce1">
            <text:p>Baby I Love You</text:p>
          </table:table-cell>
          <table:table-cell office:value-type="string" table:style-name="ce1">
            <text:p>2011.11.29</text:p>
          </table:table-cell>
          <table:table-cell office:value-type="string" table:style-name="ce1">
            <text:p>사계절</text:p>
          </table:table-cell>
          <table:table-cell office:value-type="string" table:style-name="ce1">
            <text:p>Come take a little trip with me, catch a ride on the ocean breeze 나와 함께 짧은 여행을 떠나자. 차를 타고 바닷바람을 맞는거야 I really wanna take the time to tell you what's been on my mind 난 그동안 내 마음 속에 있었던 말들을, 너에게 전할 시간이 필요해 Silence only hurts and thinking only makes it worse 침묵은 상처로만 남게 될거고, 생각도 문제를 더 악화시킬 뿐이야 Walking in circles endlessly under some kinda curse 저주같은 악순환들만 반복될 뿐이지 Who knows where the road will lead from 이 길의 어디에서 너와 이어질 수 있을지, 그 누가 알까 Where I'm standing all I can see 모든건 내가 볼 수 있는 곳에 서있어 Are shadows of the past,golden days are never meant to last 과거는 그림자일 뿐이고, 최고의 날들은 아직 다가오지도 않았어 and maybe you're too scared to walk down this road again 아마 넌 내가 있는 이 길을 다시 내려올 생각에 두려워하는 것 같아. I'm not asking for your hand 너가 돌아올지에 대해선 묻지 않을게, right here but a sign that you might care 대신 너가 볼 수 있도록 이 곳에 흔적을 남길거야. Alone in my mind, I can never get to sleep at night 혼자가 된 후, 밤에 잠도 잘 못자. Going out of my mind going outta my head when we say goodbye 우리가 이별한 후로, 내 가슴과 머리는 모두 내 것이 아닌 것 같았지. this unrequited love of mine maybe tearing me apart 내 일방적인 짝사랑에 가슴은 찢어질 것 같지만, but I'll still sing to you from the bottom of my heart 그래도 난 여전히 널 위한 노래를 불러 From the bottom of my heart 내 마음 아주 깊은 곳에서부터 우러나오는 이 노래를 oh Baby I love you, I love you I love you. 사랑해 사랑해 너무 사랑해. oh you're the only one only one who does me right 넌 날 나답게 하는 오직 한 사람이야. you'e my always on my mind from morning until night 넌 아침부터 저녁까지 항상 내 마음속에 숨쉬고 있어 I wanna tell you everyday because it's true 난 너한테 매일 사랑한다고 말하고 싶어. 그게 진짜 내 마음이니까 oh I love you, I love you I love you. 사랑해 사랑해 너무 사랑해. oh you're the only one only one who knows me right 넌 날 바로 알고 있는 오직 한 사람이야 be always by my side from morning until night 아침부터 저녁까지 항상 내 옆에 있어줘 so I can hold you endlessly forever more forever more 내가 너를 영원히, 평생 안을 수 있게. see the world around us change realign and rearrange 우릴 둘러싼 세상이 바뀌었어. 다시 배열되고, 재 배치 되었지 history disappears in the rolling mystery of the years 우리의 추억들은 몇년간의 수수께끼가 되어 사라져 버렸어 and the people who still remain the lovers 그리고 (헤어졌지만) 사랑하는 사람을 잊지 않고, who plant that seed again 다시 씨를 심는 사람들도 있어 will turn the page for the ones 그 사람들은, 그 둘을 위한 고비를 넘길거야 whose dreams got left out in the rain 그들의 꿈은 이 지독한 빗 속에서 나가는 것이지. oh and I wanna be one of those precious few 나도 저렇게 아름다운 소중한 것들 중 한명이 되고싶어서 still standing here just me and you 여전히 너와 내가 있었던 이 곳에 서있어. Forget what's come and passed us by rewrite the book of you &amp; I 우리 과거는 잊고, 새롭게 너와 나의 책을 써나가자. I'll be shouting from the rooftops every day 난 지붕위에서 매일 이렇게 소리칠거야 oh Baby I love you, I love you I love you. 사랑해 사랑해 너무 사랑해. oh you're the only one only one who does me right 넌 날 나답게 하는 오직 한 사람이야 you'e my always on my mind from morning until night 넌 아침부터 저녁까지 항상 내 마음속에 숨쉬고 있어 I wanna tell you everyday because it's true 난 너한테 매일 사랑한다고 말하고 싶어. 그게 진짜 내 마음이니까 oh I love you, I love you I love you. 사랑해 사랑해 너무 사랑해. oh you're the only one only one who knows me right 넌 날 바로 알고 있는 오직 한 사람이야 be always by my side from morning until night 아침부터 저녁까지 항상 내 옆에 있어줘 so I can hold you endlessly forever more forever more 내가 너를 영원히, 평생 안을 수 있게 Baby It would take some kind of miracle 아마 이건 기적이 필요한가봐 a divine twist of fate 신이 운명을 비틀어 버렸어 to deny myself the one thing I'm living for 내 자신과, 내 삶의 의미를 잃어버릴 정도로 just to hear you say 내가 할 수 있는 것은, 너가 들을 수 있도록 이렇게 말하는 것 뿐 I Love you 사랑해. oh always on my mind 넌 언제나 내 마음 속에 있어. I want to tell you 네게 정말 말해주고 싶어 All I was always true 나는 언제나 항상 진심이였다고. oh I love you 사랑해. I love you I love you 너를 사랑하고, 또 사랑해. Baby you're the only one only only one 넌 정말 나를 나답게 해주는 오직 한 사람이야 who knows me right be always by my side from morning until night 아침부터 저녁까지 항상 내 곁에 있어줘 so I can hold you endlessly forever more forever more 내가 너를 평생, 아니 이 생이 끝나고 나서도 널 붙잡을 수 있도록.</text:p>
          </table:table-cell>
          <table:table-cell office:value-type="string" table:style-name="ce1">
            <text:p>남</text:p>
          </table:table-cell>
          <table:table-cell table:number-columns-repeated="16377"/>
        </table:table-row>
        <table:table-row table:style-name="ro1">
          <table:table-cell office:value-type="float" office:value="331" table:style-name="ce1">
            <text:p>331</text:p>
          </table:table-cell>
          <table:table-cell office:value-type="string" table:style-name="ce1">
            <text:p>펜타곤</text:p>
          </table:table-cell>
          <table:table-cell office:value-type="string" table:style-name="ce1">
            <text:p>판타지스틱</text:p>
          </table:table-cell>
          <table:table-cell office:value-type="string" table:style-name="ce1">
            <text:p>2019.7.17</text:p>
          </table:table-cell>
          <table:table-cell office:value-type="string" table:style-name="ce1">
            <text:p>여름</text:p>
          </table:table-cell>
          <table:table-cell office:value-type="string" table:style-name="ce1">
            <text:p>무궁화 삼천리 화려 강산 누비고 모히또에 가서 몰디브나 한잔해 가방 챙겨 모두 Stand up 내일 아침이면 펼쳐지는 신세계야 Wake up 아무 걱정 말고 그냥 나를 따라와요 아이고 찜찜하면 네 손해야 우리는 저 바다로 저 바다로 사바나로 가자 별이 쏟아지는 밤 아카시아 꽃이 활짝 폈네 Baby 너라는 바닷속에 부는 아름다운 바람 더 커져가는 파랑 Eh-oh 판타지스틱하게 모두 놀러 가자 판타지스틱하게 모두 같이 가자 판타지스틱하게 모두 놀러 가자 판타지스틱하게 Ayo 동구 밖 과수원 길 길 길 아카시아 꽃이 활짝 폈네요 Woo ah woo ah 동구 밖 과수원 Shot shot shot 판타지스틱하게 이리 모여라 동서남북 다 떠나자 네 말마따나 왔잖아 목말 타 으랏차차 다들 포즈 취하시고 특별하게 찍고 싶어 준비됐나 자 셋 둘 하나 까망베르 치즈 하얀 꽃잎 그 사이로 아침 바람결에 흩날리는 그대 너라는 풍경 속에 부는 아름다운 바람 더 커져가는 파랑 Eh-oh 판타지스틱하게 모두 놀러 가자 판타지스틱하게 모두 같이 가자 판타지스틱하게 모두 놀러 가자 판타지스틱하게 Ayo 동구 밖 과수원 길 길 길 아카시아 꽃이 활짝 폈네요 Woo ah woo ah 동구 밖 과수원 Shot shot shot 판타지스틱하게 We're gonna make it hot Yeah we're gonna 대취타 밀린 Netflix 다 Complete하고 마라탕 샛노랑 셔츠 입고 갈래 혹시 나랑 맞춰 입고 갈래 그래 너도 나도 이제 둘도 없는 사이 빼박 둘도 없는 사이 야 야 유토다 나 현재 상공 1000미터 천천히 네게로 가고 있어 Yeah 미친 듯 하늘에 소리쳐 Woah Aye 지금 기분 우주 비행 너무 달렸어 바삐 내일 생각들은 접어둔 채 Play all day all day 판타지스틱하게 모두 놀러 가자 Oh eh oh 판타지스틱하게 모두 같이 가자 Oh eh oh</text:p>
          </table:table-cell>
          <table:table-cell office:value-type="string" table:style-name="ce1">
            <text:p>남</text:p>
          </table:table-cell>
          <table:table-cell table:number-columns-repeated="16377"/>
        </table:table-row>
        <table:table-row table:style-name="ro1">
          <table:table-cell office:value-type="float" office:value="332" table:style-name="ce1">
            <text:p>332</text:p>
          </table:table-cell>
          <table:table-cell office:value-type="string" table:style-name="ce1">
            <text:p>슈퍼주니어</text:p>
          </table:table-cell>
          <table:table-cell office:value-type="string" table:style-name="ce1">
            <text:p>Runaway</text:p>
          </table:table-cell>
          <table:table-cell office:value-type="string" table:style-name="ce1">
            <text:p>2017.11.6</text:p>
          </table:table-cell>
          <table:table-cell office:value-type="string" table:style-name="ce1">
            <text:p>사계절</text:p>
          </table:table-cell>
          <table:table-cell office:value-type="string" table:style-name="ce1">
            <text:p>언제든 ru ru ru ru runaway Ge ge ge ge getaway 난 자유롭지 세상 속에서 달려가 느껴지는 high up tension 기분 좋은 situation 완벽한 이 세상 good for me 여기저기 들뜬 맘 따라오는 불빛이 나를 부르고 너를 불러내는 이 밤 하나하나 눈을 떠 기다려온 party night 시작해볼까 oh let's go 준비 끝났다 oh please go 아주 길었던 잠에서 깨어 처음 마주친 sign 그 곳에 It's oh oh you 어떤 말보다 깊은 눈빛이 날 부르네 자꾸 마주치네 계속 마주치네 Hey shaka shaka shaka 어떡해 ru ru ru ru runaway Ge ge ge ge getaway 나의 자유롭던 세상 가득히 너로만 느껴지는 high up tension 기분 좋은 situation 완벽한 이 세상 all for you It sounds like woo yeah 너를 찾아 woo uh Ru ru ru ru runaway 내일 일은 걱정하지 말고 느끼는 그대로 good for you 밀고 당기는 유치한 이 game 이랬다 저랬다 헷갈린다 나를 부르고 너를 불러내는 이 밤 하나 하나 조금 더 가까워진 너와 나 시작해볼까 oh let's go 준비 끝났다 oh please go 아주 짧았던 그 틈 속에서 난 처음 느껴본 spark 그 곳에 It's oh oh you 어떤 말보다 강한 떨림이 날 당기네 자꾸 끌려가네 계속 끌려가네 Hey shaka shaka shaka 어떡해 ru ru ru ru runaway Ge ge ge ge getaway 나의 자유롭던 세상 가득히 너로만 느껴지는 high up tension 기분 좋은 situation 완벽한 이 세상 all for you 살짝 스쳐간 나비 같아 같은 꿈을 계속 꾸듯이 널 찾아 Shu bi du bap du baby 내 기억 네 모습들로 끝 없이 채워가 너와 나 ru ru ru ru runaway Ge ge ge ge getaway 더욱 자유롭지 세상 속에서 달려가 느껴지는 high up tension 기분 좋은 situation 완벽한 이 세상 good for us 어떡해 ru ru ru ru runaway Ge ge ge ge getaway 나의 자유롭던 세상 가득히 너로만 느껴지는 high up tension 기분 좋은 situation 완벽한 이 세상 all for you It sounds like woo yeah 너만 보여 woo uh Ru ru ru ru runaway 내일 일은 걱정하지 말고 느끼는 그대로 good for you</text:p>
          </table:table-cell>
          <table:table-cell office:value-type="string" table:style-name="ce1">
            <text:p>남</text:p>
          </table:table-cell>
          <table:table-cell table:number-columns-repeated="16377"/>
        </table:table-row>
        <table:table-row table:style-name="ro1">
          <table:table-cell office:value-type="float" office:value="333" table:style-name="ce1">
            <text:p>333</text:p>
          </table:table-cell>
          <table:table-cell office:value-type="string" table:style-name="ce1">
            <text:p>지코</text:p>
          </table:table-cell>
          <table:table-cell office:value-type="string" table:style-name="ce1">
            <text:p>아무노래</text:p>
          </table:table-cell>
          <table:table-cell office:value-type="string" table:style-name="ce1">
            <text:p>2020.1.13</text:p>
          </table:table-cell>
          <table:table-cell office:value-type="string" table:style-name="ce1">
            <text:p>사계절</text:p>
          </table:table-cell>
          <table:table-cell office:value-type="string" table:style-name="ce1">
            <text:p>왜들 그리 다운돼있어? 뭐가 문제야 say something 분위기가 겁나 싸해 요새는 이런 게 유행인가 왜들 그리 재미없어? 아 그건 나도 마찬가지 Tell me what I got to do 급한 대로 블루투스 켜 아무 노래나 일단 틀어 아무거나 신나는 걸로 아무렇게나 춤춰 아무렇지 않아 보이게 아무 생각 하기 싫어 아무개로 살래 잠시 I’m sick and tired of my everyday Keep it up 한 곡 더 아무 노래나 일단 틀어 아무렴 어때 It’s so boring 아무래도 refresh가 시급한 듯해 쌓여가 스트레스가 배꼽 빠질 만큼만 폭소하고 싶은 날이야 What up my dawgs 어디야 너희 올 때 병맥주랑 까까 몇 개 사 와 huh 클럽은 구미가 잘 안 당겨 우리 집 거실로 빨랑 모여 외부인은 요령껏 차단 시켜 밤새 수다 떨 시간도 모자라 누군 힘들어 죽겠고 누군 축제 괜히 싱숭생숭 I want my youth back 좀 전까지 왁자지껄 하다 한 명 두 명씩 자릴 떠 왜들 그리 다운돼있어? 뭐가 문제야 say something 분위기가 겁나 싸해 요새는 이런 게 유행인가 왜들 그리 재미없어? 아 그건 나도 마찬가지 Tell me what I got to do 급한 대로 블루투스 켜 아무 노래나 일단 틀어 아무거나 신나는 걸로 아무렇게나 춤춰 아무렇지 않아 보이게 아무 생각 하기 싫어 아무개로 살래 잠시 I’m sick and tired of my everyday Keep it up 한 곡 더 떠나질 못할 바엔 창밖은 쳐다도 안 봐 회까닥해서 추태를 부려도 No worries at all 이미지 왜 챙겨 그래 봤자 우리끼린데 Ohh 늦기 전에 막판 스퍼트 20대가 얼마 안 남았어 편한 옷으로 갈아입어 You look nice get’em high 얼핏 보면 그냥 코미디 이렇게 무해한 파티 처음이지? 만감이 교차하는 새벽 2시경 술잔과 감정이 소용돌이쳐 왜들 그리 다운돼있어? 뭐가 문제야 say something 분위기가 겁나 싸해 요새는 이런 게 유행인가 왜들 그리 재미없어? 아 그건 나도 마찬가지 Tell me what I got to do 급한 대로 블루투스 켜 아무 노래나 일단 틀어 아무거나 신나는 걸로 아무렇게나 춤춰 아무렇지 않아 보이게 아무 생각 하기 싫어 아무개로 살래 잠시 I’m sick and tired of my everyday Keep it up 한 곡 더 아무 노래나 일단 아무 노래 아무 노래 아무 노래나 틀어봐 아무 노래 아무 노래 아무 노래나 틀어봐 아무 노래 아무 노래 아무 노래나 틀어봐 아무 노래 아무 노래 아무 노래나 KOZ</text:p>
          </table:table-cell>
          <table:table-cell office:value-type="string" table:style-name="ce1">
            <text:p>남</text:p>
          </table:table-cell>
          <table:table-cell table:number-columns-repeated="16377"/>
        </table:table-row>
        <table:table-row table:style-name="ro1">
          <table:table-cell office:value-type="float" office:value="334" table:style-name="ce1">
            <text:p>334</text:p>
          </table:table-cell>
          <table:table-cell office:value-type="string" table:style-name="ce1">
            <text:p>방탄소년단</text:p>
          </table:table-cell>
          <table:table-cell office:value-type="string" table:style-name="ce1">
            <text:p>Airplane pt.2</text:p>
          </table:table-cell>
          <table:table-cell office:value-type="string" table:style-name="ce1">
            <text:p>2018.5.18</text:p>
          </table:table-cell>
          <table:table-cell office:value-type="string" table:style-name="ce1">
            <text:p>사계절</text:p>
          </table:table-cell>
          <table:table-cell office:value-type="string" table:style-name="ce1">
            <text:p>이상한 꼬마 숨쉬듯 노래했네 어디든 좋아 음악이 하고 싶었네 오직 노래 심장을 뛰게 하던 thing 하나뿐이던 길을 걸었지만 쉽지 않아 실패와 절망 지친 날 누군가 불러 세워 건넨 말 You're a singing star You're a singing star But I see no star.. 몇 년이 흘러가버린 뒤 (We still) Sky high, sky fly, sky dope (We still) Same try, same scar, same work (We still) 세상 어딜 가도 (We still) 호텔방서 작업 (I still) 하루는 너무 잘 돼 그 다음날은 망해 (I still) 오늘은 뭐로 살지 김남준 아님 RM? 스물 다섯, 잘 사는 법은 아직도 모르겠어 그러니 오늘도 우리는 그냥 go We goin' from NY to Cali London to Paris 우리가 가는 그 곳이 어디든 party El Mariachi El Mariachi El Mariachi We goin' from Tokyo, Italy Hong Kong to Brazil 이 세계 어디서라도 난 노래하리 El Mariachi El Mariachi El Mariachi El Mariachi.. 구름 위를 매일 구름 위를 매일 구름 위에 내 feel 구름 위에 check it 구름과의 케미 구름과 하루 종일 구름 타는 재미, 구름 보며 fade in 너흰 몰라 maybe 몇 년 동안의 비행 탓에 마일리지만 몇 십만 대 못 이룬 너희들을 위로해줄 때야 그 비행 포인트로 선물 할게 Love 에어플레인 모드 신경은 다 off 그 누구든지 뭐라던 그저 계속 퍼스트를 지키며 밤 하늘을 볼게 지금 내 자리에 맞춰 I dont know, I dont know, I dont know, I dont know 그래 멈추는 법도 I dont know, I dont know, I dont know, I dont know 그래 좀 쉬는 법도 I dont know, I dont know, I dont know, I dont know 실패하는 법도 I dont know, I dont know, I dont know, I dont know TV 나와서 하는 귀여운 돈 자랑들은 fed up 여권은 과로사 직전 미디어의 혜택은 되려 너네가 받았지 깔깔깔깔 야 야 셀럽놀이는 너네가 더 잘 어울려 우린 여전히 그때와 똑같어 Woo! We goin' from Mexico City London to Paris 우리가 가는 그 곳이 어디든 party El Mariachi El Mariachi El Mariachi We goin' from Tokyo, Italy Hong Kong to Brazil 이 세계 어디서라도 난 노래하리 El Mariachi El Mariachi El Mariachi El Mariachi..</text:p>
          </table:table-cell>
          <table:table-cell office:value-type="string" table:style-name="ce1">
            <text:p>남</text:p>
          </table:table-cell>
          <table:table-cell table:number-columns-repeated="16377"/>
        </table:table-row>
        <table:table-row table:style-name="ro1">
          <table:table-cell office:value-type="float" office:value="335" table:style-name="ce1">
            <text:p>335</text:p>
          </table:table-cell>
          <table:table-cell office:value-type="string" table:style-name="ce1">
            <text:p>윤종신, 박재정</text:p>
          </table:table-cell>
          <table:table-cell office:value-type="string" table:style-name="ce1">
            <text:p>여권</text:p>
          </table:table-cell>
          <table:table-cell office:value-type="string" table:style-name="ce1">
            <text:p>2017.5.19</text:p>
          </table:table-cell>
          <table:table-cell office:value-type="string" table:style-name="ce1">
            <text:p>사계절</text:p>
          </table:table-cell>
          <table:table-cell office:value-type="string" table:style-name="ce1">
            <text:p>무턱대고 떠나는 여행 막 서둘러 싼 짐과 여권뿐 방안은 미칠 것 같아서 거리는 측은해서 너를 제발 벗어나고만 싶어서 마침 옆자리가 비었어 좁지 않아 정말 편한 걸 여권 지갑은 빼버렸어 너의 흔적이라서 흔한 남들 거랑 이제 다르지 않아 어쩜 우린 그렇게 다녔니 조심스레 열어본 그 속에선 여기저기 찍힌 추억들이 거리보다 가득해 니가 더 선명해서 마치 옆에 있는 듯해 못생긴 나의 사진 처량해 그 얼굴이 내게 원망하듯 묻잖아 왜 떠나보내야만 한 거니 너 정말 자신 있어 내 옆자릴 물끄러미 보네 오늘따라 많이 흔들려 그때마다 기대곤 했던 그 자린 풀린 벨트만이 덩그러니 반짝여 난 채워버렸어 누군가 있는 것처럼 어쩜 우린 그렇게 좋았니 조심스레 열어본 그 속에선 여기저기 찍힌 추억들이 거리보다 가득해 니가 더 선명해서 마치 옆에 있는 듯해 못생긴 나의 사진 처량해 그 얼굴이 내게 원망하듯 묻잖아 왜 떠나보내야만 한 거니 너 정말 자신 있어 내 옆자릴 물끄러미 보네 나만의 여행을 해볼게</text:p>
          </table:table-cell>
          <table:table-cell office:value-type="string" table:style-name="ce1">
            <text:p>남</text:p>
          </table:table-cell>
          <table:table-cell table:number-columns-repeated="16377"/>
        </table:table-row>
        <table:table-row table:style-name="ro1">
          <table:table-cell office:value-type="float" office:value="336" table:style-name="ce1">
            <text:p>336</text:p>
          </table:table-cell>
          <table:table-cell office:value-type="string" table:style-name="ce1">
            <text:p>비투비</text:p>
          </table:table-cell>
          <table:table-cell office:value-type="string" table:style-name="ce1">
            <text:p>나나나</text:p>
          </table:table-cell>
          <table:table-cell office:value-type="string" table:style-name="ce1">
            <text:p>2017.10.16</text:p>
          </table:table-cell>
          <table:table-cell office:value-type="string" table:style-name="ce1">
            <text:p>가을</text:p>
          </table:table-cell>
          <table:table-cell office:value-type="string" table:style-name="ce1">
            <text:p>낙엽이 떨어진 계절을 다시 만나면 어디든 나 문득 떠나고 싶어 기차도 버스도 좋아 여권도 어쩌면 필요할지 몰라 한 번쯤은 나를 위해 지나는 모든 길이 익숙한데 예전엔 몰랐던 모습이 새롭게만 돌아오는 날은 몰라도 발길 닿는 그곳이 좋아 혹시 날 기다릴까 새로운 무언가 기타 하나 가방을 메고 모든 걸 잊고 떠나 나나나 나나나나 노래를 부르며 혼자여도 괜찮아요 눈을 감아 바람을 느껴요 노을 지는 저녁 하늘도 그림자도 그대만 바라봐요 Seoul to the America Europe to the Seoul 악쓰고 버텨온 우리에게 주는 선물 한때는 힘들었지만 지금 웃고 있는 게 Got lucky 누구도 훼방 놓지 못하게 떠나 지나는 모든 길이 익숙한데 예전엔 몰랐던 모습이 새롭게만 돌아오는 날은 몰라도 발길 닿는 그곳이 좋아 혹시 날 기다릴까 새로운 무언가 기타 하나 가방을 메고 모든 걸 잊고 떠나 나나나 나나나나 노래를 부르며 It’s fall again The colors of the leaves are changing and falling and I’m on my way out taking only my bag and guitar Oh and my wallet too but that’s it I know it might sound bazaar But I’m just doing this for myself cuz I need it now more than ever 돌아가는 날은 없어도 걱정은 하지 말아요 언젠가 다시 만날 그날을 약속해 풀 꽃 하나 가는 곳마다 나눌 이야기들을 밤새워 웃으면서 얘기해 볼까요 나나나나 나나나 나나 나나나 나나나나 나나나 나나나나 노래를 부르며 나나나나 나나나 나나 나나나 나나나나 나나나 나나나나 노래를 부르며 나나나나 나나나 나나 나나나 나나나나 나나나 나나나나 노래를 부르며</text:p>
          </table:table-cell>
          <table:table-cell office:value-type="string" table:style-name="ce1">
            <text:p>남</text:p>
          </table:table-cell>
          <table:table-cell table:number-columns-repeated="16377"/>
        </table:table-row>
        <table:table-row table:style-name="ro1">
          <table:table-cell office:value-type="float" office:value="337" table:style-name="ce1">
            <text:p>337</text:p>
          </table:table-cell>
          <table:table-cell office:value-type="string" table:style-name="ce1">
            <text:p>트웰브</text:p>
          </table:table-cell>
          <table:table-cell office:value-type="string" table:style-name="ce1">
            <text:p>한량 (Feat. Paloalto, 이영지)</text:p>
          </table:table-cell>
          <table:table-cell office:value-type="string" table:style-name="ce1">
            <text:p>2020.8.11</text:p>
          </table:table-cell>
          <table:table-cell office:value-type="string" table:style-name="ce1">
            <text:p>사계절</text:p>
          </table:table-cell>
          <table:table-cell office:value-type="string" table:style-name="ce1">
            <text:p>바람따라 물따라 가다보면 나오겠지 산,바다 높은하늘을 날아다니는 저 새들을 따라 구름타고 날아가 그누구보다 우린 High now 코끝을 스치는 바람 저 강물을 따라 Yeah we trippin like a 한량 Ah Yeah we trippin like a 한량 Ah Yeah we trippin like a 한량 Ah Yeah we trippin like a 한량 Ah Yeah we trippin like a 한량 초딩 때 소풍 가는 기분처럼 설레 초록색, 파란색 향기 코에 넣을래 Digital detox 필요해, 가득 찬 머리에 답답해, 매일 쓰는 KF94 같애 오, 우리 집 강아지 산책하듯이 환기 간절하지 여행 짐 싸고 싶어, 비행기 타고 싶지 여권에 도장 찍고 날아가고 싶어 그게 안 되면 강원도 어디라도 아님 남쪽에 확 트인 경치라도 코드 맞는 사람들과 약속을 잡고 때려, 멍 바람따라 물따라 가다보면 나오겠지 산,바다 높은하늘을 날아다니는 저 새들을 따라 구름타고 날아가 그누구보다 우린 High now 코끝을 스치는 바람 저 강물을 따라 Yeah we trippin like a 한량 Ah Yeah we trippin like a 한량 Ah Yeah we trippin like a 한량 Ah Yeah we trippin like a 한량 Ah Yeah we trippin like a 한량 가자가자가자가자 어디든 Cuz im livin' so blue When ever y'all tell me that im wrong It makes me feel so blue no oh 왜 매번 우울함에 잠식이 돼 볕 들 날 기리면서 햇볕에 좀 기대 Trip해 Virus가 널 막아서도 좀 뒤가 구린 작자들은 비관에 취해 각자 밥 벌어 먹기 급한 세상 먹다 급체해 Yo text me when you free 네 친구 자리까지 봐둘게 조금 갑자기여도 돼 바람따라 물따라 가다보면 나오겠지 산,바다 높은하늘을 날아다니는 저 새들을 따라 구름타고 날아가 그누구보다 우린 High now 코끝을 스치는 바람 저 강물을 따라 Yeah we trippin like a 한량 Ah Yeah we trippin like a 한량 Ah Yeah we trippin like a 한량 Ah Yeah we trippin like a 한량 Ah Yeah we trippin like a 한량</text:p>
          </table:table-cell>
          <table:table-cell office:value-type="string" table:style-name="ce1">
            <text:p>남</text:p>
          </table:table-cell>
          <table:table-cell table:number-columns-repeated="16377"/>
        </table:table-row>
        <table:table-row table:style-name="ro1">
          <table:table-cell office:value-type="float" office:value="338" table:style-name="ce1">
            <text:p>338</text:p>
          </table:table-cell>
          <table:table-cell office:value-type="string" table:style-name="ce1">
            <text:p>사운드 팔레트</text:p>
          </table:table-cell>
          <table:table-cell office:value-type="string" table:style-name="ce1">
            <text:p>우린 비행기를 탄다</text:p>
          </table:table-cell>
          <table:table-cell office:value-type="string" table:style-name="ce1">
            <text:p>2020.6.9</text:p>
          </table:table-cell>
          <table:table-cell office:value-type="string" table:style-name="ce1">
            <text:p>사계절</text:p>
          </table:table-cell>
          <table:table-cell office:value-type="string" table:style-name="ce1">
            <text:p>우린 비행길 탄다 국경을 넘어 아주 먼 곳으로 사람들은 우릴 찾지 못할 거야 아마 현실 속에 빠져 우린 여행을 간다 새카만 하늘 밤비행길 타고 도시가 비추는 불빛을 아래로 하고 꿈꾸던 곳으로 그곳에서 우린 아무도 알아듣지 못할 우리나라의 언어로만 속닥 속닥 속닥 밀어들을 말해요 정말 야해도 괜찮죠 알 수 없을 테니까 우린 비행길 탄다 여권에 처음 도장을 찍는다 사람들은 우릴 잡지 못할 거야 이제 별처럼 아득히 우린 여행을 간다 융단 구름을 미끄러져간다 행선지의 공기는 조금 다를 거야 우린 젊은 여행자야 그곳에서 우린 아무도 알아듣지 못할 우리나라의 언어로만 속닥 속닥 속닥 밀어들을 말해요 정말 야해도 괜찮죠 알 수 없을 테니까 one way ticket만 가지고 돌아오는 것 따윈 안중에 없고 우린 현실과는 다른 이상과는 같은 먼 곳에 있어 그곳에서 우린 아무도 알아듣지 못할 우리나라의 언어로만 속닥 속닥 속닥 밀어들을 말해요 정말 야해도 괜찮죠 알 수 없을 테니까 아주 먼 곳이니까</text:p>
          </table:table-cell>
          <table:table-cell office:value-type="string" table:style-name="ce1">
            <text:p>남</text:p>
          </table:table-cell>
          <table:table-cell table:number-columns-repeated="16377"/>
        </table:table-row>
        <table:table-row table:style-name="ro1">
          <table:table-cell office:value-type="float" office:value="339" table:style-name="ce1">
            <text:p>339</text:p>
          </table:table-cell>
          <table:table-cell office:value-type="string" table:style-name="ce1">
            <text:p>BOBBY</text:p>
          </table:table-cell>
          <table:table-cell office:value-type="string" table:style-name="ce1">
            <text:p>UP</text:p>
          </table:table-cell>
          <table:table-cell office:value-type="string" table:style-name="ce1">
            <text:p>2017.9.14</text:p>
          </table:table-cell>
          <table:table-cell office:value-type="string" table:style-name="ce1">
            <text:p>사계절</text:p>
          </table:table-cell>
          <table:table-cell office:value-type="string" table:style-name="ce1">
            <text:p>열기구를 타고 올라가 Gotta GO GO GO GO 산소 대신 헬륨을 마셔 We UP UP UP UP 까치 까치 발을 해도 안돼 That’s NO NO NO NO Banga Banga Banga Rang we UP UP UP UP UP 소방차 불러 내 인기가 지금 식긴 커녕 불이 핸드폰에까지 번져버려 개 배불러 튜브살에 기름 번들 거려 만수르 씨가 동업하자겠어 God damn bruh 여태 어디서 뭐 했어 내가 이 지경까지 잘 될 때까지 God damn bruh 눈높이가 많이 달라졌어 이젠 니 머리가 바퀴로 보여 God 친구를 또 잃어 질투가 살인을 저질러 너넨 나 잘 되는 꼴을 못 봐서 Microphone 앞에서만 머물러 서 있어 매일 넌 깨달어 나보다 신선한 건 없어 냉동실보다 차디찬 이 바닥에 첨부터 잘 됐던 바비 쉴리 없어 Agree? Ain’t no 형아 Tryna piss me off NO NO NO 무지개 같대 숙녀건 남자건 벨이 또 울려 Guess I gotta GO GO GO So long sucker 열기구를 타고 올라가 Gotta GO GO GO GO 산소 대신 헬륨을 마셔 We UP UP UP UP 까치 까치 발을 해도 안돼 That’s NO NO NO NO Banga Banga Banga Rang we UP UP UP UP UP We UP UP UP we UP UP UP UP We UP UP UP we UP UP UP UP We UP UP UP we UP UP UP UP Ringa Ringa Ringa Ring Banga Banga Banga Rang 장난 전화가 전 세계에서 와 Ring Ring 덕분에 00700은 부자로 Get rich U P U P We UP in the sky 윙윙 우리 집은 라퓨타 바비는 옆집 길거리는 위험해 Doppelganger slut 해외에 있을 때도 날 봤다 연락 와 What 그 시각 나는 셰셰 (셰셰) 하고선 아리가또하러 비행기 타고 Flying 좌석은 A1 window 엔진 소리가 피융 승무원 누나 여권에 싸인해 퓽퓽 세관 신고선 눈 감고 쓰네 쓱쓱 내 마일리지는 넘치지 거의 왕복으로 천국 가지 Woah Ain't no losers tryna piss me off NO NO 약한 듯이 약하지 않어 Never NO NO NO I milly rock on any block so I gotta GO GO GO GO So long sucker 열기구를 타고 올라가 Gotta GO GO GO GO 산소 대신 헬륨을 마셔 We UP UP UP UP 까치 까치 발을 해도 안돼 That’s NO NO NO NO Banga Banga Banga Rang we UP UP UP UP UP We UP UP UP we UP UP UP UP We UP UP UP we UP UP UP UP We UP UP UP we UP UP UP UP Ringa Ringa Ringa Ring Banga Banga Banga Rang 다 꺼지라고 해 I’m just chillin’ with my crew 새 친군 필요 없지 빌붙는 놈들 중 Honey sugar chocolate 골라 먹는 중 니 여친은 내 방에서 요가하는 중 다 꺼지라고 해 I’m just chillin’ with my crew 새 친군 필요 없지 빌붙는 놈들 중 Honey sugar chocolate 골라 먹는 중 니 여친은 내 방에서 요가하는 중 열기구를 타고 올라가 Gotta GO GO GO GO 산소 대신 헬륨을 마셔 We UP UP UP UP 까치 까치 발을 해도 안돼 That’s NO NO NO NO Banga Banga Banga Rang we UP UP UP UP UP We UP UP UP we UP UP UP UP We UP UP UP we UP UP UP UP We UP UP UP we UP UP UP UP Ringa Ringa Ringa Ring Banga Banga Banga Rang</text:p>
          </table:table-cell>
          <table:table-cell office:value-type="string" table:style-name="ce1">
            <text:p>남</text:p>
          </table:table-cell>
          <table:table-cell table:number-columns-repeated="16377"/>
        </table:table-row>
        <table:table-row table:style-name="ro1">
          <table:table-cell office:value-type="float" office:value="340" table:style-name="ce1">
            <text:p>340</text:p>
          </table:table-cell>
          <table:table-cell office:value-type="string" table:style-name="ce1">
            <text:p>코드쿤스트</text:p>
          </table:table-cell>
          <table:table-cell office:value-type="string" table:style-name="ce1">
            <text:p>Lounge (Feat. 화지)</text:p>
          </table:table-cell>
          <table:table-cell office:value-type="string" table:style-name="ce1">
            <text:p>2017.2.28</text:p>
          </table:table-cell>
          <table:table-cell office:value-type="string" table:style-name="ce1">
            <text:p>사계절</text:p>
          </table:table-cell>
          <table:table-cell office:value-type="string" table:style-name="ce1">
            <text:p>히피 같은 내 방랑을 다 받아줄 집시같은 너, 내 여왕 아침이 밝으면 가방을 싸, 저녁 전에 이미 활주로, 떠나 같이 도망가자 바다 파랗고 저 데모 소리 안 들리는 곳 사람들 chill 한 곳, 시간이 돈이고 내 돈이고 여권이자 통역 쟤네는 여행객, 우린 탈주범 여기저기 싸돌아다닐 여권 네개 채운 도장들, LP 둘에 EP와 믹스테잎 여기까진 부족해 가자 거기 말 좀 안 통한들 뭐 어때 사람 사는데는 다 비슷해 무대에서 라운지에서 바로 비행기 손잡이 걷어올려 너랑 붙어 쉬겠지 눈 뜨면 바로 딴 나라, 딴 바닷 바람 근데 거기 네가 없다면 버릴 여행지 손가락 둘씩 합쳐서 두 쌍에 피스아웃 너랑 볼 태양 얼마든 안 비싸 여기 별 없는 하늘, 경적소리, 뒷담 전부 두고 폰 꺼, 인생 짧으니까 세상이 어지러워 갈 데가 더 줄어가 더 늦기 전에 잘라내자 우리 무력감 인간의 때가 덜 묻은 해안 위에 내게 취해 밤새워 헤엄치게, Let’s dip yeah baby 너랑 나, 코치 말고 1등 라운지에서 라운지에서 라운지 yeah 날씨가 싫거나 별 보고 싶음 말해줘 다 데려갈게 yeah baby 너랑 나 게이트에서 게이트 라운지에서 라운지에서 라운지 yeah 라운지에서 라운지에서 라운지 yeah 라운지에서 라운지, 세상이 허락할 때 닫을 괄호들이 너무 많은 통빡 굴리는 애들 사이 숨쉬기 힘들어졌네 저 톱니들의 삐걱거림 사이 소름, 신경 곤두서 눈 뜨고 걷기 피곤한 상태 난 지금 세상의 잣대 다 피해 가책 없이 취할 내 도피처를 찾네 야자나무 사이 빼꼼히 보이는 너의 그 실루엣과 그 뒤태에 그 비전을 봤네 대통령이 사이비랑 놀아나서 나라 팔아 먹었지 바다 건너 저긴 피부색이 다름 엿 먹지 저긴 폭탄, 저긴 빚더미, 저긴 종교 핍박에 아기들도 총을 들지 겁 없이 시대가 어지럽고, 갈 데는 줄어가 더 늦기 전에 보러 가자 별이 수놓은 밤 인간의 때가 덜 묻은 해안 위에 너랑 나 잔뜩 취해 헤엄치게, Let’s dip yeah baby 너랑 나, 코치 말고 1등 라운지에서 라운지에서 라운지 yeah 날씨가 싫거나 별 보고 싶음 말해줘 다 데려갈게 yeah baby 너랑 나 게이트에서 게이트, 라운지에서 라운지에서 라운지 yeah 라운지에서 라운지에서 라운지 yeah 라운지에서 라운지, 세상이 허락할 때 히피같은 내 방랑을 다 받아줄 집시같은 너, 내 여왕 아침이 밝으면 가방을 싸, 저녁 전에 이미 활주로, 떠나 같이 도망가자 바다 파랗고 저 데모 소리 안 들리는 곳 사람들 chill 한 곳, 시간이 돈이고 내 돈이고 여권이자 통역 쟤네는 여행객, 우린 탈주범 yeah baby 너랑 나, 코치 말고 1등 라운지에서 라운지에서 라운지 yeah 날씨가 싫거나 별 보고 싶음 말해줘 다 데려갈게 yeah baby 너랑 나 게이트에서 게이트, 라운지에서 라운지에서 라운지 yeah 라운지에서 라운지에서 라운지 yeah 라운지에서 라운지, 세상이 허락할 때 Deep</text:p>
          </table:table-cell>
          <table:table-cell office:value-type="string" table:style-name="ce1">
            <text:p>남</text:p>
          </table:table-cell>
          <table:table-cell table:number-columns-repeated="16377"/>
        </table:table-row>
        <table:table-row table:style-name="ro1">
          <table:table-cell office:value-type="float" office:value="341" table:style-name="ce1">
            <text:p>341</text:p>
          </table:table-cell>
          <table:table-cell office:value-type="string" table:style-name="ce1">
            <text:p>다이나믹 듀오</text:p>
          </table:table-cell>
          <table:table-cell office:value-type="string" table:style-name="ce1">
            <text:p>Airplane Mode (Feat. 이주한, 혜원 of Winterplay, Simo)</text:p>
          </table:table-cell>
          <table:table-cell office:value-type="string" table:style-name="ce1">
            <text:p>2013.7.1</text:p>
          </table:table-cell>
          <table:table-cell office:value-type="string" table:style-name="ce1">
            <text:p>여름</text:p>
          </table:table-cell>
          <table:table-cell office:value-type="string" table:style-name="ce1">
            <text:p>from malibu to hollywood 탑 열고 달리고 눈부신 햇살은 선글라스로 가리고 venice beach drum circle 리듬에 맞춰 모래 위를 걷고 바지 끝은 물에 젖고 기분 긋 술에 젖고 클럽하면 유럽, 유럽하면 berlin 음식은 별로라 굶어도 밤새도록 못 멈춰 댄싱 못 참아 타파스 입으로 쑥쑥 슈링 like 리오넬 메씨 여긴 지금 바르셀로나 호날두 유니폼은 위험해 개 씨 모든 길은 통하지 어디로? 로마 같이 거닐어 좋아 분수에 동전을 하나씩 던지고 담에 또 와 피자와 파스타 대단해 이 사람들 요리하는 재주도 근데 난 요즘 그게 그리워 밤마다 밤바다 내가 사랑하는 제주도의 비행기안에다 들뜬 몸 싣고 느껴 엔진소리와 바람들의 심포니 flying high (에어플레인 모드 에어플레인 모드 도착 전까지 전화는 에어플레인 모드) 반가워 하늘과 구름 태양 저기요 부탁인데 잠 좀 잘 오게 와인 한잔만 (에어플레인 모드 에어플레인 모드 도착 전까지 전화는 에어플레인 모드) 제주도 돔베고기에 한라산은 기분 좋지 해안도로 따라서 부릉부릉 야자수 사이에 해돋이 자연의 목소리가 조용한 feel로 헬로우 그건 세계적인 닥터도 못해내는 해독 (detox) 다음엔 where to go 짐은 최대한 가볍게 홀쭉한 나의 rimowa 어딜 가도 빠지지 않는 그녀의 미모와 duty free spending money 걱정들은 다 비우고 와 신사임당 또는 벤자민 지갑에서 작별인사 하고 와 바람까지도 정열적인 사우스 비치 마이애미 음악과 춤 food swimming pool 우린 즐거운 이방인 she said 부족해 당신 여권엔 도장 찍을 곳이 베이비 담엔 우주야 hop into my spaceship coupe lady 눈뜨니 도착한 곳은 알마디나 i knew it was paradise 눈뜨니 도착한 곳은 몬테고베이 i thank god this is paradise that people in the sea they having love the people on the rest they having love let’s do the party like tequila party 오늘밤은 누구보다 화려하게 위스키 makes sleepy 눈꺼풀 무거워 입은 smoky &amp; rich 내 배 속 뜨거워 마침 옆에서 미친 듯 울던 애 뚝 그치고 좌석 뒤로 쭉 눕히고서 난 기분 좋게 눈 붙이고 자연과 문명은 잔인하다가 또 아늑해 내 낡은 신발엔 아직 호기심이 가득해 영원은 우리와 상관없으니 부지런하게 라면 잘 익었어요 고마워 잘 먹을게요</text:p>
          </table:table-cell>
          <table:table-cell office:value-type="string" table:style-name="ce1">
            <text:p>남</text:p>
          </table:table-cell>
          <table:table-cell table:number-columns-repeated="16377"/>
        </table:table-row>
        <table:table-row table:style-name="ro1">
          <table:table-cell office:value-type="float" office:value="342" table:style-name="ce1">
            <text:p>342</text:p>
          </table:table-cell>
          <table:table-cell office:value-type="string" table:style-name="ce1">
            <text:p>거북이</text:p>
          </table:table-cell>
          <table:table-cell office:value-type="string" table:style-name="ce1">
            <text:p>여행이야</text:p>
          </table:table-cell>
          <table:table-cell office:value-type="string" table:style-name="ce1">
            <text:p>2006.7.20</text:p>
          </table:table-cell>
          <table:table-cell office:value-type="string" table:style-name="ce1">
            <text:p>여름</text:p>
          </table:table-cell>
          <table:table-cell office:value-type="string" table:style-name="ce1">
            <text:p>A yo Mr.DJ, this is trip, now play 여행가방 치약 칫솔 비누 샴푸 타올 양말 입을거리 먹을거리 챙겨 에요에요 비상금에 여권 비자 핸드폰 충전기 디카 수영복과 물안경도 챙겨 에요에요 설레임에 밤 샜네 한두 번 가는것도 아닌데 두근 세근 기대되네 나도 몰래 상상하네 먼데 가기전엔 잠 못자네 인터넷에서 먼저 보네 철두철미 준비하네 아무리 그래도 모자라네 떠나기 일주일 전부터 살 빼 내 마음도 몸도 가볍게 비키니 입고 테닝도 하고 물놀이 보단 눈요기 가자가자 어서가자 자 떠나요 붕붕이에 근심 걱정 태우고 초록 바다에 던질 짜증도 챙기고 날씨 좋고 푸른바다 파란하늘 날아갈 것 같은 이 기분 끙끙앓던 근심걱정 이제 하나도 없어 여행가방 치약 칫솔 비누 샴푸 타올 양말 입을거리 먹을거리 챙겨 에요에요 비상금에 여권 비자 핸드폰 충전기 디카 수영복과 물안경도 챙겨 에요에요 출발할 땐 언제나 신나게 가는 동안 대부분 잠자네 도착하기 10분전 잠 깨네 낯 설은 풍경 속 크게 숨 쉬네 둘러보네 웃음짓네 꿈만같네 살 것 같네 다른 세상 아무생각 없이 지낼 호텔 앞 즐거웁네 뻥이요 하고 뚫린 내 심장이 여기요하고 날 이끌더니 내 품이요 하고 잡아끌어 날 여기로 어디로 바다로 오늘만은 잊어 보기 놀기만 해도 벅찰 테니 시간개념 버리고서 바다 짠 내음에 취해보기 푸른바다 파란하늘 날아갈 것 같은 이 기분 끙끙앓던 근심걱정 이제 하나도 없어 여행가방 치약 칫솔 비누 샴푸 타올 양말 입을거리 먹을거리 챙겨 에요에요 비상금에 여권 비자 핸드폰 충전기 디카 수영복과 물안경도 챙겨 에요에요 아~ 옷 갈아입고 모였네 금강산도 식후경이네 밥부터 먹어야겠네 맛있는 요리가 널렸네 뭐 다이어트 필요없스 오늘부터 맘대로 먹겠어 제대로 즐기겠어 내 모든걸 충전 하겠어 이 순간을 담아봐 찰칵 소리에 브이 브이~ 하나 둘 셋에 다 같이 웃는 거야 자 웃자고 김치~ 푸른 하늘도 파란 바다도 날보고 인사하는 꽃도 뭘 또 찍을까 고민하다 변기통에 퐁당 어떡해 내 디카~ 으악~ 푸른바다 파란하늘 날아갈 것 같은 이 기분 끙끙앓던 근심걱정 이제 하나도 없어</text:p>
          </table:table-cell>
          <table:table-cell office:value-type="string" table:style-name="ce1">
            <text:p>혼성</text:p>
          </table:table-cell>
          <table:table-cell table:number-columns-repeated="16377"/>
        </table:table-row>
        <table:table-row table:style-name="ro1">
          <table:table-cell office:value-type="float" office:value="343" table:style-name="ce1">
            <text:p>343</text:p>
          </table:table-cell>
          <table:table-cell office:value-type="string" table:style-name="ce1">
            <text:p>팔로알토</text:p>
          </table:table-cell>
          <table:table-cell office:value-type="string" table:style-name="ce1">
            <text:p>바다 건너 (Journey) (Feat. SUMIN, Sama-D)</text:p>
          </table:table-cell>
          <table:table-cell office:value-type="string" table:style-name="ce1">
            <text:p>2018.7.27</text:p>
          </table:table-cell>
          <table:table-cell office:value-type="string" table:style-name="ce1">
            <text:p>여름</text:p>
          </table:table-cell>
          <table:table-cell office:value-type="string" table:style-name="ce1">
            <text:p>[Verse 1: Paloalto] 짐은 가볍게 싸 거추장스러운 건 가져오지 마 현금은 적당히 환전해놔 너무 믿지 마, Visa, Mastercard 로밍을 하고 싶다면 기가팩 돈이 아깝다면 굳이 안 해도 돼 마일리지 쌓아둬 언젠가 도움 돼 우리도 다음엔 타겠지, first class 탑승수속 후에 간단히 Taco Bell 난 이륙하기 전에 잠들기 때문에 기내식은 남 얘기 iTunes에 요즘 나온 노래들을 다운받고 여권과 티켓을 다시 체크 입맛에 맞을지, 그곳의 먹거리 사람들의 말투, 행동은 어떨지 이날을 위해 우린 일해왔지, 열심히 바다 건너가면 사라지지, 걱정이 [Hook: SUMIN] 다 비워도 돼 어차피 가득 채워서 올 텐데 뭐 거기에 무슨 일이 일어나고 있는 건지 알고 싶어 [Verse 2: Sama-D] 이스탄불 경유해서 날아온 이곳은 Athens 에게해 한국 사람들 보이지 않아서 좋군 우린 조금 더 넓은 세계에 이상하게 남자가 많은 것 같았어 미코노스, 여긴 그이들이 많은 섬 은근한 시선, 아무렇지 않은 척 Sorry, 그녈 미워하진 말아줘 지독하게도 푸르른 파란색 바다를 보며 살을 태워, 까맣게 빛을 머금은 내 피부는 빨간데 산토리니, 여긴 너무 하얗네 Uh, 현실감 없는 풍경 세상에 없을 것 같은 그런 할 말을 잃은 채로 구경 시간이 멈춘 것 같아, you know [Hook: SUMIN] 다 비워도 돼 어차피 가득 채워서 올 텐데 뭐 거기에 무슨 일이 일어나고 있는 건지 알고 싶어 [Bridge: Paloalto, SUMIN &amp; Sama-D] Private pool, ocean view 귓가에 맴도는 건 라라라, 음음음 신경 쓰고 싶지 않은 것들, 우우우 불이 다 꺼지고 나면, 우우우 알 수 없는 먼 곳을 향한 충동 일상의 진부함을 마구 헝클어 오늘이 아니면은 안돼, 서둘러 이제 곧 있으면은 날이 저물어 Private pool, ocean view 귓가에 맴도는 건 라라라, 음음음 신경 쓰고 싶지 않은 것들, 우우우 불이 다 꺼지고 나면, 우우우 [Verse 3: Paloalto] 무표정이었던 내 얼굴이 펴지고 올라간 내 입꼬리 대미지 입혔었던 서울이 점이 되는 것을 내려보지 다른 말, 다른 향, 다른 맛이 날 다른 사람인 것처럼 만들어주지 날씨가 화끈하니 나른하지 하루만 더 있다가 돌아가고 싶지 [Outro: Paloalto] Private pool, ocean view 귓가에 맴도는 건 라라라, 음음음 신경 쓰고 싶지 않은 것들, 우우우 불이 다 꺼지고 나면, 우우우, 우우우</text:p>
          </table:table-cell>
          <table:table-cell office:value-type="string" table:style-name="ce1">
            <text:p>남</text:p>
          </table:table-cell>
          <table:table-cell table:number-columns-repeated="16377"/>
        </table:table-row>
        <table:table-row table:style-name="ro1">
          <table:table-cell office:value-type="float" office:value="344" table:style-name="ce1">
            <text:p>344</text:p>
          </table:table-cell>
          <table:table-cell office:value-type="string" table:style-name="ce1">
            <text:p>ZENE THE ZILLA</text:p>
          </table:table-cell>
          <table:table-cell office:value-type="string" table:style-name="ce1">
            <text:p>하와이드림 (HAWAII DREAM) (Feat. 주훈정)</text:p>
          </table:table-cell>
          <table:table-cell office:value-type="string" table:style-name="ce1">
            <text:p>2016.7.7</text:p>
          </table:table-cell>
          <table:table-cell office:value-type="string" table:style-name="ce1">
            <text:p>여름</text:p>
          </table:table-cell>
          <table:table-cell office:value-type="string" table:style-name="ce1">
            <text:p>돈 많이 벌어서 하와이로 떠나갈래 돈 많이 벌어서 하와이로 떠나갈래 돈 많이 벌어서 하와이로 떠나갈래 돈 많이 벌어서 하와이로 떠나갈래 I told my homies i’ll be back 올해 안에 비행기 탄다고 말했지 술값은 내가 계산해 예 혹시 그게 잘 안 되더라도 걱정 안 해 때 되면 떠날게 초록색 여권 함께 I miss that party camping with some drinks &amp; foods 모두 그리워 steaks and shrimps with some garlic woo woo 타코와 부리또 간지를 부리고 자시고 맛있는 음식 또 이 날씨면 충분해 쪼리를 신어 탄 발등은 당당히 승리의 'V'를 그리네 living dat groovy day groovy day 난 소리를 지르네 훈정아 소리를 지르래 그래서 소리를 질렀네 그래 우린 이미 누워있네 야자수 그늘을 만들 때 코 골며 두 눈을 감을래 예예 난 두 눈을 감을래 내가 살던 집엔 너무 많던 바퀴벌레 I don’t want dat shit no more 금방 형과 난 각자 입장하지 hotel room with ocean view 우리 노랠 틀어놓고 춤 춰 훌라춤 오예 돈 많이 벌어서 하와이로 떠나갈래 돈 많이 벌어서 하와이로 떠나갈래 돈 많이 벌어서 하와이로 떠나갈래 돈 많이 벌어서 하와이로 떠나갈래 파란 하늘 아래서 수영해 수영해 Keith인 듯이 평화로워 인스타 사진 속의 'V'가 peace인 듯이 자리에 앉아 cheese cake one piece in dish 꽤 달콤하지 마치 여자친구의 키스인 듯이 펄럭거리지 내 꽃남방 발자국 남기지 와이키키 모래사장 야자수 그늘 아래 눕듯이 기대 앉아 한 손엔 칵테일 한 잔 새꺄 작업은 내일 하자 오늘은 그냥 chillin' all day and I'm delayin' all problems 차피 밀린 문제들은 걍 밀리게 놔둬 난 훈정이랑 Gio Vanni's truck에서 제일 맛있어 보이는 새우 한 입 털고 나서 다시 자릴 떠 임마 내일 아침에는 스테이키 필요 없어 패키지 우린 돈 많이 벌어서 vacay 온 거니까 we made it 꿈 꾸는 건 내 맴이지 걸 이루기위해 I make it Gotta go on a paycay 돈 많이 벌어서 하와이로 떠나갈래 돈 많이 벌어서 하와이로 떠나갈래 돈 많이 벌어서 하와이로 떠나갈래 돈 많이 벌어서 하와이로 떠나갈래</text:p>
          </table:table-cell>
          <table:table-cell office:value-type="string" table:style-name="ce1">
            <text:p>남</text:p>
          </table:table-cell>
          <table:table-cell table:number-columns-repeated="16377"/>
        </table:table-row>
        <table:table-row table:style-name="ro1">
          <table:table-cell office:value-type="float" office:value="345" table:style-name="ce1">
            <text:p>345</text:p>
          </table:table-cell>
          <table:table-cell office:value-type="string" table:style-name="ce1">
            <text:p>민연재</text:p>
          </table:table-cell>
          <table:table-cell office:value-type="string" table:style-name="ce1">
            <text:p>비행소녀</text:p>
          </table:table-cell>
          <table:table-cell office:value-type="string" table:style-name="ce1">
            <text:p>2013.11.19</text:p>
          </table:table-cell>
          <table:table-cell office:value-type="string" table:style-name="ce1">
            <text:p>사계절</text:p>
          </table:table-cell>
          <table:table-cell office:value-type="string" table:style-name="ce1">
            <text:p>오늘도 살짝 기대를 걸어본다 옷을 챙기고 단장을 하고 공항버스에 몸을 싣는다 같은 항공사를 선택하고 너를 찾는다 혹시나 그녀와 마주칠까 봐 두리번 두리번 너를 찾는다 오늘도 보지 못 했다 십구시 삼십분 KE85 Seoul to New York 서둘러 몸 씻고 신발 끈 묶고 손엔 짐을 싣고 주먹에 꽉 쥔 추억들이 담긴 사진 한참 꺼내보며 널 마주칠 거란 확신 아닌 확신을 하면서 버스를 타 공항버스에 올라탄 순간부터 난 바빠 톨게이트 지날 때쯤 답답한 게 또 숨이 가빠 이건 공황상태 Airplane complex 이 죽을 놈의 몹쓸 병 왼쪽 오른쪽 아니 뒤쪽 고갤 돌리고 있는 내가 미쳐 레일 속에 빨려가는 짐과 함께 내 소원도 함께 부쳐 겨우 기계 속에 몸을 넣고 너로 빽빽한 머릿속까지 스캔하고 내 여권 속에 도장을 찍어가며 그리움의 마일리지를 마저 쌓아가 면세는 무슨 면세 너와 비슷한 파란 유니폼에 얼굴과 명찰을 맞춰보기 바빠 이런 날 모르는 넌 정말 나빠 이토록 한심한 날 본다면 넌 뭐라 할까 탑승시간을 알리는 목소리마저 다 너 같아 두리번 두리번 너를 찾는다 오늘도 너는 없었다 내 맘속에 나도 없다 도착하는 곳곳마다 너를 던지고 온다 이런다고 널 잊을 수 있을까 다시 멍하니 하늘만 보며 널 그려본다 나의 두 볼 위로 니가 흐른다 그래 툭 까놓고 얘기할게 너 만난다고 했을 때 친구나 형들은 나만 보면 그래 나더러 제대로 계탔대 다 하는 말이 키 커 잘빠지고 화려한 직업 가진 너라서 가지나 쳐달라며 다 내게 부러울 게 없겠대 They don't know you like that! OK 나 솔직히 말하면 첨엔 니가 이뻐서 좋았던 건 사실 근데 그것보단 솔까말 니가 하던 말과 행동에 깊히 빠졌던 게 나지 머리 묶을 때 날리던 향기 왼쪽 어깨 위에 작은 점 마치 비행기처럼 내 머리 위로 하나 둘 사소한 것까지 스쳐 지나가지 두리번 두리번 너를 찾는다 너를 찾는다 너를 찾는다 너를 찾는다 너를 찾는다 하늘 위의 너를 찾아 어디론가 사라졌을 너를 찾아 언젠가는 마주칠까 봐 부딪칠까 봐 오늘도 너를 찾아 우연치곤 운명처럼 벨트를 매던 손은 멈췄어 날 사로잡고 멈칫하게 한 기내 스피커에 울리던 너의 목소리 내 귀를 의심했어 안전 수칙? 참 죄송하지만 이 방송은 모두 다 가지 말란 말 다시 너에게로 돌아오란 말처럼 들리고 저 멀리서 니가 내 자리를 향해 걸어왔어 우린 눈이 마주쳤고 '오랜만이야' 눈물로 눈인사를 건네봤지만 나를 본 듯 만 듯 지나치듯한 너를 다시 한 번 불러봐 하지만 잔인하게 가식 같은 미소 짓고 인사하고 지나가 두리번 두리번 너를 찾는다 너를 찾는다 너를 찾는다 난 너를 보지 못 했다 내가 알던 너는 없다</text:p>
          </table:table-cell>
          <table:table-cell office:value-type="string" table:style-name="ce1">
            <text:p>남</text:p>
          </table:table-cell>
          <table:table-cell table:number-columns-repeated="16377"/>
        </table:table-row>
        <table:table-row table:style-name="ro1">
          <table:table-cell office:value-type="float" office:value="346" table:style-name="ce1">
            <text:p>346</text:p>
          </table:table-cell>
          <table:table-cell office:value-type="string" table:style-name="ce1">
            <text:p>이루펀트</text:p>
          </table:table-cell>
          <table:table-cell office:value-type="string" table:style-name="ce1">
            <text:p>Newport</text:p>
          </table:table-cell>
          <table:table-cell office:value-type="string" table:style-name="ce1">
            <text:p>2016.10.19</text:p>
          </table:table-cell>
          <table:table-cell office:value-type="string" table:style-name="ce1">
            <text:p>사계절</text:p>
          </table:table-cell>
          <table:table-cell office:value-type="string" table:style-name="ce1">
            <text:p>Oh, 제발 내 눈에 보이는게 너에게도 잘 보였음 좋겠어 아니면 외로워 저 풍경은 우릴 Holy한 상태로 이끌거야 그러니 꽉 잡아볼래 내 손 내가 이상주의자냐 묻는다면 (Alright) 하지만 속물이 되지 않는다는 정도의 현실감 나도 좋아 걱정마 이번 여행의 예산은 전부 짜놨으니까 So 이젠 널 에스코트 해 서울을 벗어날거야 자 벨트 얼른 매 묻지 말아줘 우리의 행선지에 대해서 이미 놀거리는 다 예정돼있어 나 구두도 새로 샀고 Flow도 새로 타 땡기는게 생겼다면 여기 메뉴 봐 쌀국수면 Vetnam 햄버거면 Manhattan Are you feeling better now? Come on 우 무슨 얘기를 들었건 Don't matter I'm feeling good 오 떠날거야 무조건 여긴 밀치거나 밀릴 뿐 Hey 네 맘을 메꿔놔야 돼 You 구멍을 메꿔놔야 돼 Hey 그래서 널 데리고 가야겠어 You 널 데리고 가야겠어 I feel like smokin' Newport I feel like smokin' Newport I feel like smokin' Newport I feel like smokin' Newport 드르르르륵 캐리어 끌고 들뜬듯한 호흡 브르르르르 춤을 추는 나의 Flipflop Flipflop 워우 완전 Tom Hanks, Airport 집이라도 된 기분이야 지난달 시부야에서 쓴 영수증 백팩 속 빼곡한 체 캘리포니아 와이키키 해변의 오렌지빛 노을 지는 해 너의 눈에 러브샷, 건배 달리 보여 녹아내리는 시계 Knock Knock 문 열어 봐 내가 너희 집 앞에다 세계를 갖다 놨으니까 여권은 됐어. 걍 내 입술에다 찍어주면 돼 "참 잘했어요!" 반짝반짝한 그 립밤 꿈이 꿈을 가지는 거란건 딱 죽는 기분 같을거야 얼른 들어 암보험. You only live once 뭣 같은 우물 안 출구는 니 눈 앞야 Like 원 Smokin' Newport. 에펠탑에 걸터앉은 청량감 덜컹! 이제 창문 열어 봐 연기처럼 흘러 나올거야 "Oh my god..." 우 무슨 얘기를 들었건 Don't matter I'm feeling good 오 떠날거야 무조건 여긴 밀치거나 밀릴 뿐 Hey 네 맘을 메꿔놔야 돼 You 구멍을 메꿔놔야 돼 Hey 그래서 널 데리고 가야겠어 You 널 데리고 가야겠어 I feel like smokin' Newport I feel like smokin' Newport I feel like smokin' Newport I feel like smokin' Newport 떠나자 매일 품는 생각인데 생각은 왜 생각보다 어려운지 너와 나 So stressed out 승모근 위에서 좀 내려와라 버거운 짐 (Hiccup) 딸꾹질과 공황 장애 등 현대병에 답은 담배 술 아냐 바로 공항 Let's fly 자 여행이란 러닝머신 위 뛰어올라 삶을 태우자 Calorie burning 널 가꾸는건 좋아 But 바꾸지는 마 지금 입고 옷은 너가 아냐 벗어봐 Feel good 얼마만야 이런 기분 태양을 연인 삼아 Let's da da da dance Who whoop vibe so positive 누구든지 환영해요 New port parade 비록 시작은 남이지만 오 영원한 친구 지금 이 순간만큼은 Brother 우 무슨 얘기를 들었건 Don't matter I'm feeling good 오 떠날거야 무조건 여긴 밀치거나 밀릴 뿐 Hey 네 맘을 메꿔놔야 돼 You 구멍을 메꿔놔야 돼 Hey 그래서 널 데리고 가야겠어 You 널 데리고 가야겠어</text:p>
          </table:table-cell>
          <table:table-cell office:value-type="string" table:style-name="ce1">
            <text:p>남</text:p>
          </table:table-cell>
          <table:table-cell table:number-columns-repeated="16377"/>
        </table:table-row>
        <table:table-row table:style-name="ro1">
          <table:table-cell office:value-type="float" office:value="347" table:style-name="ce1">
            <text:p>347</text:p>
          </table:table-cell>
          <table:table-cell office:value-type="string" table:style-name="ce1">
            <text:p>마이 앤트 메리</text:p>
          </table:table-cell>
          <table:table-cell office:value-type="string" table:style-name="ce1">
            <text:p>공항 가는 길</text:p>
          </table:table-cell>
          <table:table-cell office:value-type="string" table:style-name="ce1">
            <text:p>2004.7.22</text:p>
          </table:table-cell>
          <table:table-cell office:value-type="string" table:style-name="ce1">
            <text:p>사계절</text:p>
          </table:table-cell>
          <table:table-cell office:value-type="string" table:style-name="ce1">
            <text:p>아무도 없는 파란 새벽에 차가운 바람 스치는 얼굴 불안한 마음과 설레임 까지 포기한 만큼 넌 더이상 쓰러지지 않도록 또 다른 길을 가야겠지만 슬퍼하지는 않기를 새로운 하늘 아래 서있을 너 웃을수 있도록 어색한 미소 너에 뒷모습 처음 상기된 너에 얼굴 이젠 익숙한 공항으로 가는길 불안한 마음과 그 설레임까지도 포기한 만큼 너 더이상 쓰러지지 않도록 또 다른 길을 가야겠지만 슬퍼하지는 않기를 새로운 하늘 아래 서있을 너 웃을수 있도록 언젠가 우리가 얘기 하던 그때가 그때가 오면 어릴적 우리 얘기하며 우리 또다시 만나길 또 다른 길을 가야겠지만 슬퍼하지는 않기를 새로운 하늘 아래 서있을 너 웃을수 있도록 언젠가 우리가 얘기 하던 그때가 그때가 오면 어릴적 우리 얘기하며 우리 또다시 만나길 야~ 야~ 오~ 오~</text:p>
          </table:table-cell>
          <table:table-cell office:value-type="string" table:style-name="ce1">
            <text:p>남</text:p>
          </table:table-cell>
          <table:table-cell table:number-columns-repeated="16377"/>
        </table:table-row>
        <table:table-row table:style-name="ro1">
          <table:table-cell office:value-type="float" office:value="348" table:style-name="ce1">
            <text:p>348</text:p>
          </table:table-cell>
          <table:table-cell office:value-type="string" table:style-name="ce1">
            <text:p>박진영, 이진아</text:p>
          </table:table-cell>
          <table:table-cell office:value-type="string" table:style-name="ce1">
            <text:p>공항 가는 길</text:p>
          </table:table-cell>
          <table:table-cell office:value-type="string" table:style-name="ce1">
            <text:p>2015.9.1</text:p>
          </table:table-cell>
          <table:table-cell office:value-type="string" table:style-name="ce1">
            <text:p>사계절</text:p>
          </table:table-cell>
          <table:table-cell office:value-type="string" table:style-name="ce1">
            <text:p>이 길에 끝에서 널 만난다 얼마나 기다렸는지 몰라 네가 떠날 땐 참 막막했었는데 어느새 오늘 널 만나는 날 비행기 소리가 들려온다 조금씩 조금씩 더 커진다 내 심장 소리도 함께 커져가고 설레임이 가슴을 채운다 Ten Nine Eight Seven Six 걸어 나오는 네가 떠올라 Five Four Three Two One 넌 넌 나를 보며 달려와 안는다 난 공항 가는 길 널 보러 가는 길 매일 전화기를 붙잡고 널 그리워하다 잠이 들던 난 달력에 오늘을 표시해 놓고서 다가오는 날짜를 보면서 우</text:p>
          </table:table-cell>
          <table:table-cell office:value-type="string" table:style-name="ce1">
            <text:p>혼성</text:p>
          </table:table-cell>
          <table:table-cell table:number-columns-repeated="16377"/>
        </table:table-row>
        <table:table-row table:style-name="ro1">
          <table:table-cell office:value-type="float" office:value="349" table:style-name="ce1">
            <text:p>349</text:p>
          </table:table-cell>
          <table:table-cell office:value-type="string" table:style-name="ce1">
            <text:p>코요태</text:p>
          </table:table-cell>
          <table:table-cell office:value-type="string" table:style-name="ce1">
            <text:p>Hollywood</text:p>
          </table:table-cell>
          <table:table-cell office:value-type="string" table:style-name="ce1">
            <text:p>2013.7.25</text:p>
          </table:table-cell>
          <table:table-cell office:value-type="string" table:style-name="ce1">
            <text:p>여름</text:p>
          </table:table-cell>
          <table:table-cell office:value-type="string" table:style-name="ce1">
            <text:p>사랑이 떠나고 난 이제 어디로- 난 이제 어디로 어디로- Well come to Hollywood 예예예예 여름하면 누구? 뭘 고민 고민해 할아버지도 할머니도 들썩이게 해 시 신이나면 누구? 1순위 코요태! 큰물에서 놀자- 비행기타고 가자- (이만하면)뭘 해도 되는 사람이니까 (이만하면)스타일도 좀 괜찮으니까 (마일리지)쌓일 만큼 쌓였으니까 (신경쓰지)말고 떠나자 벼벼벼 별들이 하늘에 넘쳐요 너와나 &amp; MUSIC &amp; DISCO oh oh 밤낮이 뒤바뀐 곳으로 떠나요 어디로 허 헐리우드- 허 헐리우드- 허 헐리우드- 허 헐리우드- 내 발목을 잡네 고소공포증은- 아마 불치병인가 내 영어 울렁증은- 아이고 허리야 나이가 또 들었나? 이리치여 저리치여 더 이상은 갈곳이 없어 예- boom boom 쉐끼루 boom 공항패션은 필수 준비못한 선글라스 내 생애 최대 실수 사랑이 떠나고 난 어디로 난 어디로 가야하나요? 잘생긴 남자가 넘치는 곳으로 떠나요 &amp; MUSIC &amp; DISCO oh oh 밤낮이 뒤바뀐 곳으로 떠나요 어디로- JUST DANCE DANCE DANCE 별들이 넘치는 곳으로 떠나요 밤낮이 뒤바뀐 곳으로 떠나요 we are together.. 허 헐리우드- 허 헐리우드- 허 헐리우드- 허 헐리우드- (이만하면)1위도 많이 해봤으니까 (이만하면)스타일도 좀 괜찮으니까 (마일리지)쌓일만큼 쌓였으니까 (신경쓰지)말고 떠나자 쫌 남았어</text:p>
          </table:table-cell>
          <table:table-cell office:value-type="string" table:style-name="ce1">
            <text:p>혼성</text:p>
          </table:table-cell>
          <table:table-cell table:number-columns-repeated="16377"/>
        </table:table-row>
        <table:table-row table:style-name="ro1">
          <table:table-cell office:value-type="float" office:value="350" table:style-name="ce1">
            <text:p>350</text:p>
          </table:table-cell>
          <table:table-cell office:value-type="string" table:style-name="ce1">
            <text:p>픽보이</text:p>
          </table:table-cell>
          <table:table-cell office:value-type="string" table:style-name="ce1">
            <text:p>KELLY</text:p>
          </table:table-cell>
          <table:table-cell office:value-type="string" table:style-name="ce1">
            <text:p>2019.8.31</text:p>
          </table:table-cell>
          <table:table-cell office:value-type="string" table:style-name="ce1">
            <text:p>사계절</text:p>
          </table:table-cell>
          <table:table-cell office:value-type="string" table:style-name="ce1">
            <text:p>오늘 날씨는 내 맘처럼 투명해 저기 괜찮으면 옆에 와서 볼래 혹시 오늘 추천해줄 메뉴는 뭔데 난 다 좋아해 난 다 좋아해 이게 뭔지 내게 가르쳐줄래 어설픈 영어보단 난 한국말이 좀 더 편해 I just want a phone number 난 그거면 돼 내 기분은 도레미파솔라시도처럼 더 높게 내겐 좀 더 특별해줘 말해줘 girl 네게 묻고 싶어 They call Cali girl Cali girl 저기 저 남자들은 너를 갖고 싶어서 안달 내 They call Cali girl Cali girl 오늘도 널 보러 거길 갈게 네 맘속 길을 또 헤매고 있네 아침 일찍 일어나서 잔뜩 멋을 부리고 나갔어 한국에선 해본 적 없는 Earlybird가 여기 왔어 하늘도 내 맘을 알아주는지 어제는 지진이 왔어 내 맘은 너무 떨려 남자가 돼서 뭐가 쪽팔려 향수를 잔뜩 뿌리고 머리부터 디자이너 옷을 다 입고서 널 우연을 가장해 말도 안 되는 영어를 막 뱉어 Excuse Me Tell Me Tell Me 어서 내게 말해줘 Call Me Call Me 내 이름을 불러줘 내겐 좀 더 특별해줘 말해줘 girl 네게 묻고 싶어 They call Cali girl Cali girl 저기 저 남자들은 너를 갖고 싶어서 안달 내 They call Cali girl Cali girl 오늘도 널 보러 거길 갈게 네 맘속 길을 또 헤매고 있네 이젠 난 떠나야 돼 한국에 일하러 다시 가야 돼 이 노랠 끝내러 돌아가야 돼 이제는 우리의 얘기는 끝나야겠어 공항으로 가야 돼 차 안에서 또 이 노랠 생각해 노래보다는 사실 널 생각해 머릿속에 떠나지 않은 멜로디 이 노래처럼 넌 사랑스러워 널 생각 안 하는 건 넘 어려워 They call Cali girl 저기 저 남자들은 너를 갖고 싶어서 안달 내 They call Cali girl Cali girl 오늘도 널 보러 거길 갈게 네 맘속 길을 또 헤매고 있네 널 생각하며 또 유치하게 이 노랠 끝내려고 해 오늘은 그때와 날씨가 똑같아서 기분이 좋네</text:p>
          </table:table-cell>
          <table:table-cell office:value-type="string" table:style-name="ce1">
            <text:p>남</text:p>
          </table:table-cell>
          <table:table-cell table:number-columns-repeated="16377"/>
        </table:table-row>
        <table:table-row table:style-name="ro1">
          <table:table-cell office:value-type="float" office:value="351" table:style-name="ce1">
            <text:p>351</text:p>
          </table:table-cell>
          <table:table-cell office:value-type="string" table:style-name="ce1">
            <text:p>Osshun Gum</text:p>
          </table:table-cell>
          <table:table-cell office:value-type="string" table:style-name="ce1">
            <text:p>Pray</text:p>
          </table:table-cell>
          <table:table-cell office:value-type="string" table:style-name="ce1">
            <text:p>2020.7.25</text:p>
          </table:table-cell>
          <table:table-cell office:value-type="string" table:style-name="ce1">
            <text:p>사계절</text:p>
          </table:table-cell>
          <table:table-cell office:value-type="string" table:style-name="ce1">
            <text:p>시간이랑 빙글빙글 ay 아무 데나 ring ring ring 누구 없나 거기엔 필요해 난 숨을 곳이 huh 해버려 머니맨 쏴 버려 멀리에다 더 다음부턴 안 돼 왜 다음이란 없지 man 언제였나 내가 취해 무너졌던 나의 기억 아름다운 순간들은 담지 못할 나의 기억 난 하루가 지나간 길 위에 난 하루가 지나가길 기도해 난 하루가 지나간 길 위에 난 하루가 지나가길 기도해 난 하루가 지나간 길 위에 난 하루가 지나가길 기도해 난 하루가 지나간 길 위에 난 하루가 지나가길 기도해 Danny gold 이런 비트 가자 평생 새로 곡 내고 봄이 오면 건재 요즘은 매일 올라가 있는 기분 길바닥 내 프레임 옮겨준 열기구 안에서 I’m trippin’ 난 여행을 떠나 현재 시간은 world wide 저 나라에는 뭐가 있을까 빙글 돌아 12시간을 놓아 청소를 하기도 전에 도착한 곳은 공항 나만 놀아 배려는 정말 몰라 이젠 더 늦기 전에 비행기에 뛰어올라 Um yeah fly high 발리에서의 7일 I'm surfing surfing surfing 오네 저기 큰 파도 난 하루가 지나간 길 위에 난 하루가 지나가길 기도해 난 하루가 지나간 길 위에 난 하루가 지나가길 기도해 난 하루가 지나간 길 위에 난 하루가 지나가길 기도해 난 하루가 지나간 길 위에 난 하루가 지나가길 기도해</text:p>
          </table:table-cell>
          <table:table-cell office:value-type="string" table:style-name="ce1">
            <text:p>남</text:p>
          </table:table-cell>
          <table:table-cell table:number-columns-repeated="16377"/>
        </table:table-row>
        <table:table-row table:style-name="ro1">
          <table:table-cell office:value-type="float" office:value="352" table:style-name="ce1">
            <text:p>352</text:p>
          </table:table-cell>
          <table:table-cell office:value-type="string" table:style-name="ce1">
            <text:p>마마무</text:p>
          </table:table-cell>
          <table:table-cell office:value-type="string" table:style-name="ce1">
            <text:p>딩가딩가</text:p>
          </table:table-cell>
          <table:table-cell office:value-type="string" table:style-name="ce1">
            <text:p>2020.10.20</text:p>
          </table:table-cell>
          <table:table-cell office:value-type="string" table:style-name="ce1">
            <text:p>여름</text:p>
          </table:table-cell>
          <table:table-cell office:value-type="string" table:style-name="ce1">
            <text:p>딩가딩가할래 친구들 모아 한잔 할래 Drink like a like a like a fish 딩가딩 링가링 노는 게 좋아 yeah 딩가딩가 딩가딩가 ice cream 먹으러 갈래 나나나나나 딩가딩가 유유자적해 여기 방구석에 언제부터인지 사회와의 거리가 꽤나 멀지 이 여름이 다 지났네 차가운 땀이 나네 밤이나 또 낮이나 제자리만 돌고 돌아 부족해 비타민 D 아까워요 delivery fee 하필 완벽하네 날씨 청개구리 난 원래 집순이야 내 친구는 날파리고 외로움만 쌓이죠 해독할 시간이 필요해 딩가딩가할래 친구들 모아 한잔 할래 Drink like a like a like a fish 딩가딩 링가링 노는 게 좋아 yeah 딩가딩가 딩가딩가 ice cream 먹으러 갈래 나나나나나 1, 2, 3, 4 네 앞을 봐 왜 다들 화나 있어 요즘 너무 삭막해 그저 달콤한 휴식이 필요해 I need to love myself All I need is your heart Oh me oh my ay 드라마만 정주행해 드라이브는 못 가네 (찌뿌둥해) 폰 게임으로 주행 Time is ticking ticking Don't hold your breath 젊은 날이 fade out 어디 가니 친구야 쌓인 먼지 털어 우리끼리 걸어 Let’s role play 딩가딩가할래 친구들 모아 한잔 할래 Drink like a like a like a fish 딩가딩 링가링 노는 게 좋아 yeah 딩가딩가 딩가딩가 ice cream 먹으러 갈래 우리같이 딩가딩가할래 We all gotta get away 외쳐 woo ah 딩가딩가할래 baby Do you wanna dance uh woo ah 나나나나나 나나나나나 나나나나나 딩가딩가해 딩가딩가할래 친구들 모아 한잔 할래 Drink like a like a like a fish 딩가딩 링가링 노는 게 좋아 yeah 딩가딩가 딩가딩가 ice cream 먹으러 갈래 우리같이 딩가딩가할래 We all gotta get away 외쳐 woo ah 딩가딩가할래 baby Do you wanna dance uh woo ah 나나나나나 딩가딩가</text:p>
          </table:table-cell>
          <table:table-cell office:value-type="string" table:style-name="ce1">
            <text:p>여</text:p>
          </table:table-cell>
          <table:table-cell table:number-columns-repeated="16377"/>
        </table:table-row>
        <table:table-row table:style-name="ro1">
          <table:table-cell office:value-type="float" office:value="353" table:style-name="ce1">
            <text:p>353</text:p>
          </table:table-cell>
          <table:table-cell office:value-type="string" table:style-name="ce1">
            <text:p>볼빨간 사춘기</text:p>
          </table:table-cell>
          <table:table-cell office:value-type="string" table:style-name="ce1">
            <text:p>나비와 고양이</text:p>
          </table:table-cell>
          <table:table-cell office:value-type="string" table:style-name="ce1">
            <text:p>2020.5.13</text:p>
          </table:table-cell>
          <table:table-cell office:value-type="string" table:style-name="ce1">
            <text:p>사계절</text:p>
          </table:table-cell>
          <table:table-cell office:value-type="string" table:style-name="ce1">
            <text:p>나를 보면 숨어요 어디든 자유롭게 날아요 이 날씨도 그댈 위한 거예요 난 너를 찾아요 그러면 그댄 어디든 있어요 내 손 위에 머물러 잠시 앉아 쉬어요 몰래몰래 그대를 보아요 사랑스런 날개 그댄 어디서 온 건가요 말하지 못한 채 나 손을 뻗어요 보랏빛 날개 그대는 달아요 내 맘이 그런 것처럼 그대 맘이 그런 것처럼 yeah 나를 보면 숨어요 어디든 자유롭게 날아요 이 날씨도 그댈 위한 거예요 난 너를 찾아요 그러면 그댄 어디든 있어요 내 손 위에 머물러 잠시 앉아 쉬어요 가만히 난 몰래몰래 그대를 보아요 사랑스런 날개 그댄 어디서 온 건가요 말하지 못한 채 나 손을 뻗어요 보랏빛 날개 그대는 달아요 내 맘이 그런 것처럼 그대 맘이 그런 것처럼 yeah 나를 보면 숨어요 어디든 자유롭게 날아요 이 날씨도 그댈 위한 거예요 난 너를 찾아요 그러면 그댄 어디든 있어요 내 손 위에 머물러 잠시 앉아 쉬어요 설렘이 가득하죠 이 날씨도 그 기분까지도 난 너를 찾아요 그러면 그댄 어디든 있어요 내 손 위에 머물러 잠시 앉아 쉬어요 내 어깨에 기대어 잠시 눈을 감아요</text:p>
          </table:table-cell>
          <table:table-cell office:value-type="string" table:style-name="ce1">
            <text:p>여</text:p>
          </table:table-cell>
          <table:table-cell table:number-columns-repeated="16377"/>
        </table:table-row>
        <table:table-row table:style-name="ro1">
          <table:table-cell office:value-type="float" office:value="354" table:style-name="ce1">
            <text:p>354</text:p>
          </table:table-cell>
          <table:table-cell office:value-type="string" table:style-name="ce1">
            <text:p>치즈</text:p>
          </table:table-cell>
          <table:table-cell office:value-type="string" table:style-name="ce1">
            <text:p>Madeleine Love</text:p>
          </table:table-cell>
          <table:table-cell office:value-type="string" table:style-name="ce1">
            <text:p>2015.5.13</text:p>
          </table:table-cell>
          <table:table-cell office:value-type="string" table:style-name="ce1">
            <text:p>사계절</text:p>
          </table:table-cell>
          <table:table-cell office:value-type="string" table:style-name="ce1">
            <text:p>오늘같이 싱그러운 날엔 길거리 차도 별로 다니지 않아 문득 지나가다 거울을 보면 오늘 내 모습은 좀 예뻐 보이네 이따가 널 보면 무슨 말을 할까 날씨가 좋다고 뻔한 말이라도 건네볼까 어색한 장난이라도 용감하게 오늘은 널 웃음 짓게 만들 거야 I’m in madeleine love I’m in madeleine love I’m in madeleine love 오늘같이 햇볕 좋은 날엔 매일 걷던 거리도 지겹지 않아 문득 지나가다 거울을 보면 내 얼굴도 이 정도면 잘생겼네 이따가 널 보면 무슨 말을 할까 날씨가 좋다고 공원이라도 좀 걷자 할까 짓궂은 장난이라도 용감하게 오늘은 널 웃음 짓게 만들 거야 I’m in madeleine love I’m in madeleine love I’m in madeleine love</text:p>
          </table:table-cell>
          <table:table-cell office:value-type="string" table:style-name="ce1">
            <text:p>여</text:p>
          </table:table-cell>
          <table:table-cell table:number-columns-repeated="16377"/>
        </table:table-row>
        <table:table-row table:style-name="ro1">
          <table:table-cell office:value-type="float" office:value="355" table:style-name="ce1">
            <text:p>355</text:p>
          </table:table-cell>
          <table:table-cell office:value-type="string" table:style-name="ce1">
            <text:p>볼빨간 사춘기</text:p>
          </table:table-cell>
          <table:table-cell office:value-type="string" table:style-name="ce1">
            <text:p>나들이 갈까</text:p>
          </table:table-cell>
          <table:table-cell office:value-type="string" table:style-name="ce1">
            <text:p>2019.4.2</text:p>
          </table:table-cell>
          <table:table-cell office:value-type="string" table:style-name="ce1">
            <text:p>봄</text:p>
          </table:table-cell>
          <table:table-cell office:value-type="string" table:style-name="ce1">
            <text:p>어디야 너 지금 뭐하고 있는 거야 오늘 이 시간쯤엔 연락 올 줄 알았어 점심 먹고 나서 널 기다려봐도 여전히 여전히 여전히 똑같아 나들이 갈까 날씨가 그렇잖아 자꾸 듣고 싶어 네 목소리가 좋아 별다를 거 없지만 이대로의 나는 네가 그런 걸 어디야 너 지금 뭐하고 있는 거야 잠이 많은 날 오후 끈질기게 찾았어 한 컵 가득 떠서 다 마셔보아도 목구멍에 밥이 잘 안 넘어가 나들이 갈까 날씨가 그렇잖아 자꾸 듣고 싶어 네 목소리가 좋아 별다를 거 없지만 이대로의 나는 네가 그런 걸 나들이 갈까 날씨가 그렇잖아 자꾸 듣고 싶어 네 목소리가 좋아 별다를 거 없지만 이대로의 나는 네가 그런 걸</text:p>
          </table:table-cell>
          <table:table-cell office:value-type="string" table:style-name="ce1">
            <text:p>여</text:p>
          </table:table-cell>
          <table:table-cell table:number-columns-repeated="16377"/>
        </table:table-row>
        <table:table-row table:style-name="ro1">
          <table:table-cell office:value-type="float" office:value="356" table:style-name="ce1">
            <text:p>356</text:p>
          </table:table-cell>
          <table:table-cell office:value-type="string" table:style-name="ce1">
            <text:p>오마이걸</text:p>
          </table:table-cell>
          <table:table-cell office:value-type="string" table:style-name="ce1">
            <text:p>한 발짝 두 발짝</text:p>
          </table:table-cell>
          <table:table-cell office:value-type="string" table:style-name="ce1">
            <text:p>2016.3.28</text:p>
          </table:table-cell>
          <table:table-cell office:value-type="string" table:style-name="ce1">
            <text:p>봄</text:p>
          </table:table-cell>
          <table:table-cell office:value-type="string" table:style-name="ce1">
            <text:p>ha ha ah ha ha ha ah ah 그댄 어디쯤 걷고 있나요 ha ha ah ha ha ha ah ah say you love me say you love me 날씨가 너무 좋아 상상하죠 그대와 손을 잡고 눈을 마주하고 dduba dduba dduba dduba I do dduba dduba dduba dduba I do 한숨도 못 잤죠 나 병인가 봐요 맞아요 내가 내가 너를 너를 좋아해 네가 한 발짝 두 발짝 멀어지면 난 세 발짝 다가갈게 우리의 거리가 더 이상 멀어지지 않게 네가 한 발짝 두 발짝 다가오면 난 그대로 서 있을게 우리의 사랑이 빠르게 느껴지지 않게 say you love me say you ddu roo roo ddu ddu say you love me say you love me 시원한 바람 부는 언덕 위에 돗자리 깔고 누워 그대와 있다면 dduba dduba dduba dduba I do dduba dduba dduba dduba I do 한숨도 못 잤죠 나 병인가 봐요 맞아요 내가 내가 너를 너를 좋아해 네가 한 발짝 두 발짝 멀어지면 난 세 발짝 다가갈게 우리의 거리가 더 이상 멀어지지 않게 네가 한 발짝 두 발짝 다가오면 난 그대로 서 있을게 우리의 사랑이 빠르게 느껴지지 않게 say you love me say you ddu roo roo ddu ddu say you love me say you love me on n on on n on 망설이지 마 uh uh uh uh uh 내게 uh uh uh uh uh 조금만 더 oh 조금만 더 조금 더 다가와요 더 이상은 멀어지지 마요 조금 더 다가와 네가 한 발짝 두 발짝 멀어지면 난 세 발짝 다가갈게 우리의 거리가 더 이상 멀어지지 않게 네가 한 발짝 두 발짝 다가오면 난 그대로 서 있을게 우리의 사랑이 빠르게 느껴지지 않게 say you love me say you ddu roo roo ddu ddu say you love me say you love me 네가 한 발짝 두 발짝 다가오면 난 그대로 서 있을게 우리의 사랑이 빠르게 느껴지지 않게</text:p>
          </table:table-cell>
          <table:table-cell office:value-type="string" table:style-name="ce1">
            <text:p>여</text:p>
          </table:table-cell>
          <table:table-cell table:number-columns-repeated="16377"/>
        </table:table-row>
        <table:table-row table:style-name="ro1">
          <table:table-cell office:value-type="float" office:value="357" table:style-name="ce1">
            <text:p>357</text:p>
          </table:table-cell>
          <table:table-cell office:value-type="string" table:style-name="ce1">
            <text:p>10CM</text:p>
          </table:table-cell>
          <table:table-cell office:value-type="string" table:style-name="ce1">
            <text:p>10월의 날씨</text:p>
          </table:table-cell>
          <table:table-cell office:value-type="string" table:style-name="ce1">
            <text:p>2015.10.10</text:p>
          </table:table-cell>
          <table:table-cell office:value-type="string" table:style-name="ce1">
            <text:p>가을</text:p>
          </table:table-cell>
          <table:table-cell office:value-type="string" table:style-name="ce1">
            <text:p>오늘의 날씨는 그리 맑지 않지만 선선한 바람이 불어 포근합니다 오늘의 날씨를 난 믿지 않지만 참 오랜만에 외출을 준비합니다 용기를 내 거리를 나와보니 괜히 나만 우울했나 봐 젖은 우산 같던 마음도 마를 것 같아 기분 좋은 남들처럼 아름답기만 한 하루가 이제 시작될 줄 알았는데 뜬금없이 구름이 몰려 또 한바탕 소나기를 뿌리고 우산 따위 있을 리 없지 오늘 분명히 비는 없다 했는데 그랬는데 오늘의 날씨를 누가 믿느냐고 아무것도 모르면서 웃지 말아요 빗물이 내리면 눈물이 흐르는 사연 하나 없는 사람은 없으니까요 고갤 들어 주위를 둘러보니 괜히 나만 우울한가 봐 사람들은 하나같이 웃는 것 같아 기분 좋은 남들처럼 아름답기만 한 하루가 나도 시작될 줄 알았는데 뜬금없이 구름이 몰려 또 한바탕 소나기를 뿌리고 우산 따위 있을리 없지 오늘 분명히 비는 없다 했는데 사람들이 이상한 건지 아님 나 혼자 이상하게 아픈지 나 어떡하지 어디로 가지 오늘 분명히 비는 없다 했는데 그랬는데</text:p>
          </table:table-cell>
          <table:table-cell office:value-type="string" table:style-name="ce1">
            <text:p>남</text:p>
          </table:table-cell>
          <table:table-cell table:number-columns-repeated="16377"/>
        </table:table-row>
        <table:table-row table:style-name="ro1">
          <table:table-cell office:value-type="float" office:value="358" table:style-name="ce1">
            <text:p>358</text:p>
          </table:table-cell>
          <table:table-cell office:value-type="string" table:style-name="ce1">
            <text:p>유빈</text:p>
          </table:table-cell>
          <table:table-cell office:value-type="string" table:style-name="ce1">
            <text:p>넵넵</text:p>
          </table:table-cell>
          <table:table-cell office:value-type="string" table:style-name="ce1">
            <text:p>2020.5.21</text:p>
          </table:table-cell>
          <table:table-cell office:value-type="string" table:style-name="ce1">
            <text:p>여름</text:p>
          </table:table-cell>
          <table:table-cell office:value-type="string" table:style-name="ce1">
            <text:p>집에 가면 뭐해 빨리 나와 지금 가면 차 막힌대 right now 밤새자는 건 아냐 나도 싫어 종료 버튼 눌러 빨리 shut down 눈치보다 날 다 샌다 sun down 일 만하다 머리 샌다 no doubt 뭘 하던 재밌음 난 다 좋아 아님 말구 ya chill n relax Oh no 스트레스 키우다 번아웃 어따 쓸라 돈 버나 톡톡 또 울린다 평생 답만 하나 넵 넵 아 넵 넵 넵 아 넵 oh I need some ME 타임 와 Free다 프리야 now 나이스한 날씨야 나와 나와 Let’s out Let’s out 와 Free다 프리야 now # d-day 디데이 I’m done with that 이 날만 기다림 ye ready! 아 괴로워라 외로워라 but I’m Free 외로운데 왜 이렇게 좋아 cuz l’m 프리 I’m freaky freakin’ happy I feel 프리 THX JYP but Free now 참 편했지 뭐 꿀 빨았지 뭐 건강한 유기농 집밥 내 입엔 msg가 real recognize real Oh no 스트레스 키우다 번 아웃 어따 쓸라 돈 버나 톡톡 또 울린다 평생 답만 하나 넵 넵 아 넵 넵 넵 아 넵 oh I need some Me 타임 와 Free다 프리야 now 나이스한 날씨야 나와 나와 Let’s out Let’s out 와 Free다 프리야 now # d-day 디데이 I’m done with that 이 날만 기다림 ye ready! 랄라라라라 랄라라 Let’s bop 잠깐만 이따 해 이따 해 잠시만 이 담에 이 담에 랄라라 Let’s bop 딱 흥이 오를 만큼만 와 Free다 프리야 now 나이스한 날씨야 나와 나와 Let’s out Let’s out 와 Free다 프리야 now # d-day 디데이 I’m done with that 이 날만 기다림 ye ready! 아 괴로워라 외로워라 but I’m Free 외로운데 왜 이렇게 좋아 cuz l’m 프리 I’m freaky freakin’ happy I feel 프리 I feel FREE now !!!!</text:p>
          </table:table-cell>
          <table:table-cell office:value-type="string" table:style-name="ce1">
            <text:p>여</text:p>
          </table:table-cell>
          <table:table-cell table:number-columns-repeated="16377"/>
        </table:table-row>
        <table:table-row table:style-name="ro1">
          <table:table-cell office:value-type="float" office:value="359" table:style-name="ce1">
            <text:p>359</text:p>
          </table:table-cell>
          <table:table-cell office:value-type="string" table:style-name="ce1">
            <text:p>AOA</text:p>
          </table:table-cell>
          <table:table-cell office:value-type="string" table:style-name="ce1">
            <text:p>단발머리</text:p>
          </table:table-cell>
          <table:table-cell office:value-type="string" table:style-name="ce1">
            <text:p>2014.6.19</text:p>
          </table:table-cell>
          <table:table-cell office:value-type="string" table:style-name="ce1">
            <text:p>여름</text:p>
          </table:table-cell>
          <table:table-cell office:value-type="string" table:style-name="ce1">
            <text:p>짧은 치말 입어볼까 아님 반바질 입을까 이것 저것 고민하다 시간만 가 분홍 립스틱을 바를까 살이 좀 찐 것 같아 옷 입는 맵시가 나질 않아 오늘따라 머리가 맘에 안 들어 투덜투덜 대요 오오오오오 거울 앞에 하루 종일 새로운 사랑하긴 아직 준비가 안됐나 봐요 이제 어떡해요 단발머리 하고 그댈 만나러 가 뭔가 좀 자꾸 어색해요 오오 단발머리 하고 지난 날은 잊고 나 새롭게 태어날 거예요 It's gonna be fine 우우우우우우 날씨 참 좋아요 분위기 참 좋아요 우우우우우우 날씨 참 좋아요 I'm sure It's gonna be fine 짧은 단발머리를 하고 고민 고민 끝에 고른 옷을 빼입고 오늘따라 조금 높은 하이힐 어색하지만 들떠버린 걸음걸이 점점 다가갈수록 눈치도 없는 내 마음은 떨고 어느새 저기 너 환히 웃으며 내게 손 흔들고 오늘따라 머리가 맘에 안 들어 투덜투덜 대요 오오오오오 거울 앞에 하루 종일 새로운 사랑하긴 아직 준비가 안됐나 봐요 이제 어떡해요 단발머리 하고 그댈 만나러 가 뭔가 좀 자꾸 어색해요 오오 단발머리 하고 지난 날은 잊고 나 새롭게 태어날 거예요 It's gonna be fine 우우우우우우 날씨 참 좋아요 분위기 참 좋아요 우우우우우우 날씨 참 좋아요 I'm sure It's gonna be fine 이젠 눈물 흘리지 않아 (너 밖에 몰랐던 내가 니 말만 들었던 내가) 절대 두 번 다시 상처 받을 일 없을 거예요 날 울리지 마요 단발머리 하고 그댈 만나러 가 뭔가 좀 자꾸 어색해요 오오 단발머리 하고 지난날은 잊고 나 새롭게 태어날 거예요 It's gonna be fine Gonna be alright right right Gonna be alright right right I'm sure It's gonna be alright</text:p>
          </table:table-cell>
          <table:table-cell office:value-type="string" table:style-name="ce1">
            <text:p>여</text:p>
          </table:table-cell>
          <table:table-cell table:number-columns-repeated="16377"/>
        </table:table-row>
        <table:table-row table:style-name="ro1">
          <table:table-cell office:value-type="float" office:value="360" table:style-name="ce1">
            <text:p>360</text:p>
          </table:table-cell>
          <table:table-cell office:value-type="string" table:style-name="ce1">
            <text:p>세븐틴</text:p>
          </table:table-cell>
          <table:table-cell office:value-type="string" table:style-name="ce1">
            <text:p>캠프파이어</text:p>
          </table:table-cell>
          <table:table-cell office:value-type="string" table:style-name="ce1">
            <text:p>2017.11.6</text:p>
          </table:table-cell>
          <table:table-cell office:value-type="string" table:style-name="ce1">
            <text:p>겨울</text:p>
          </table:table-cell>
          <table:table-cell office:value-type="string" table:style-name="ce1">
            <text:p>너와 내가 함께 우리가 같이 둘러앉아 서로를 바라볼까 너를 닮은 날씨와 꽃길 위에 추억들 모두 적은 쪽지를 앞으로 내서 서로에게 건네주면 돼 보일 듯 말듯했던 우리 속마음을 앞으로 더 쉽게 알아볼 수 있을거야 서로의 눈빛 이젠 알잖아 네 앞에서 쑥스러움뿐이던 내가 어느 새 너와 눈맞춰 오늘따라 달도 가깝게 비치는 밤하늘 밝게 비춘 우리의 노랫소리 우리의 웃음소리 하나 둘씩 튀는 불씨 속에 보이는 우리 추억 더 밝게 빛나고 오늘이 지나가도 함께 만든 이 노래 잊지 않았으면 해 내 옆에 있던 너 네 옆에 있던 나 서로를 만든 우리의 캠프파이어 너는 내게 나는 너에게 뭐가 그리도 참 고마웠는지 잡은 손은 못 떼고 마주친 눈가에도 미소만 늘어가니까 시간은 빨리 가 아쉬운 마음은 벌써 나보다 눈치도 빠르지 속도 모르고 시간은 흘러가지 쉽진 않았지 너와 나 여기까지도 오는 길 서로만 믿고 왔지 금쪽같은 시간 금방 흘러가니까 꽉 붙잡아 두고 싶어 너와 함께니까 내 손엔 통기타와 타오르는 불꽃 앞에 옛 얘기로 출발하는 추억의 기차 밤하늘 밝게 비춘 우리의 노랫소리 우리의 웃음소리 하나 둘씩 튀는 불씨 속에 보이는 우리 추억 더 밝게 빛나고 우리만은 시간에 쫓겨 잊지는 말아요 얼마나 소중한지 얼마나 고마운지 내일 아침에 달빛이 꺼져도 우리 맘은 꺼지지 않아요 힘들고 너 지칠 때 그댈 밝혀 줄게요 환하게 웃어봐요 서로의 힘이 될 수 있게 다 같이 불러봐요 이 밤이 지나도 힘들고 너 지칠 때 그댈 밝혀 줄게요 내 손을 놓지 마요 내 옆에 있던 널 네 옆에 있던 나 서로를 밝힐 우리의 캠프파이어</text:p>
          </table:table-cell>
          <table:table-cell office:value-type="string" table:style-name="ce1">
            <text:p>남</text:p>
          </table:table-cell>
          <table:table-cell table:number-columns-repeated="16377"/>
        </table:table-row>
        <table:table-row table:style-name="ro1">
          <table:table-cell office:value-type="float" office:value="361" table:style-name="ce1">
            <text:p>361</text:p>
          </table:table-cell>
          <table:table-cell office:value-type="string" table:style-name="ce1">
            <text:p>백예린</text:p>
          </table:table-cell>
          <table:table-cell office:value-type="string" table:style-name="ce1">
            <text:p>Berlin</text:p>
          </table:table-cell>
          <table:table-cell office:value-type="string" table:style-name="ce1">
            <text:p>2019.12.10</text:p>
          </table:table-cell>
          <table:table-cell office:value-type="string" table:style-name="ce1">
            <text:p>겨울</text:p>
          </table:table-cell>
          <table:table-cell office:value-type="string" table:style-name="ce1">
            <text:p>In Berlin, 베를린에서 what do we do 우린 무얼 할까요 In November, 11월에 in this weather 이런 날씨에 In this room 이 방 안에서 what do I sing 난 무엇을 노래할까요 only for you 오직 당신 만을 위해서 I’m such an outsider 난 외부인이죠 but I’m so glad I met you 하지만 당신을 만나서 기뻐요 I was lonely in my own home 집에 있을 때 난 외로웠는데 but I’m so glad I’m here with you 당신이랑 이 곳에 있어 기뻐요 In Berlin, 베를린에서 where do we go 우린 어디로 가죠 In November 11월에서 to December 12월까지 In this world 이 세상에서 what do you sing for? 당신은 무엇을 위해 노래하나요 only for love 오직 사랑을 위해 only for love 오직 사랑을 위해 only for you 오직 당신을 위해</text:p>
          </table:table-cell>
          <table:table-cell office:value-type="string" table:style-name="ce1">
            <text:p>여</text:p>
          </table:table-cell>
          <table:table-cell table:number-columns-repeated="16377"/>
        </table:table-row>
        <table:table-row table:style-name="ro1">
          <table:table-cell office:value-type="float" office:value="362" table:style-name="ce1">
            <text:p>362</text:p>
          </table:table-cell>
          <table:table-cell office:value-type="string" table:style-name="ce1">
            <text:p>비투비</text:p>
          </table:table-cell>
          <table:table-cell office:value-type="string" table:style-name="ce1">
            <text:p>괜찮아요</text:p>
          </table:table-cell>
          <table:table-cell office:value-type="string" table:style-name="ce1">
            <text:p>2015.6.29</text:p>
          </table:table-cell>
          <table:table-cell office:value-type="string" table:style-name="ce1">
            <text:p>사계절</text:p>
          </table:table-cell>
          <table:table-cell office:value-type="string" table:style-name="ce1">
            <text:p>어깨가 무겁나요 무거운 짐을 내려놓기가 참 쉽진 않죠 누군가 말했죠 내 꿈이 멀게만 느껴질 땐 잠시 쉬다 가세요 매일 같은 일상에 힘든가요 그건 누구를 위한 거죠 결국 또 쓰러질 텐데 힘들어 혼자라 느껴질 때 이 노랠 들어봐요 기대해 즐겨 듣던 그 멜로디 Woo woo 라디오에 흘러나올 그 목소리 Oh 내가 할 수 있는 건 노래 가사뿐이죠 힘들어도 괜찮아 괜찮아 괜찮아 잘 될 거예요 I believe in you 3년째지 어느 곳도 날 원하지 않는 삶이 이제 군대라도 가야 하나 싶었어 부모님께 말씀드렸더니 딱 한마디 했어 에휴 그래서 말 못했지 하던 알바도 잘렸다고 Well, 어제는 제대 직전인 친구가 휴가 나왔어 하는 말이 무섭대 대학서 배운 건 다 까먹었어 실업자 100만 시대 그런 건 잘 모르겠고 그 숫자가 차라리 통장 잔고였음 좋겠어 시끄러운 알람이 새벽부터 날 계속 재촉해 쫓기듯 나선 집 밖은 틈 없는 벼랑 끝 같아 뭘 하고 있지 아니 뭘 해야 하지 답이 없는 메아리 난 왜 밖에서 치이고 엄한 곳에다 화풀이해 좌표 없는 항해 위 방황하는 작은 종이배 억지로 눈물을 삼켜 어느새 한숨은 습관이 돼 알아 나도 바보 같은 거 남 앞에선 괜찮은 척 티 없이 해맑던 예전의 넌 지금 어딨니 기대해 즐겨 듣던 그 멜로디 Woo woo 라디오에 흘러나올 그 목소리 Oh 내가 할 수 있는 건 노래 가사뿐이죠 힘들어도 괜찮아 괜찮아 괜찮아 잘 될 거예요 I believe in you 사랑하는 가족들 가족 같은 친구들 얼굴 못 본 지가 밥 한번 먹자 한 뒤로 한 번쯤 여유를 가져도 나쁘진 않을 텐데 지금 내가 외롭진 않을 텐데 노랜 다 끝나가지만 아직 다 못한 말이 많아 모두가 나와 같은 맘이겠죠 기대해 즐겨 듣던 그 멜로디 멜로디 멜로디 라디오에 흘러나올 그 목소리 Oh 내가 할 수 있는 건 노래 가사뿐이죠 힘들어도 괜찮아 괜찮아 괜찮아 잘 될 거예요 I believe in you</text:p>
          </table:table-cell>
          <table:table-cell office:value-type="string" table:style-name="ce1">
            <text:p>남</text:p>
          </table:table-cell>
          <table:table-cell table:number-columns-repeated="16377"/>
        </table:table-row>
        <table:table-row table:style-name="ro1">
          <table:table-cell office:value-type="float" office:value="363" table:style-name="ce1">
            <text:p>363</text:p>
          </table:table-cell>
          <table:table-cell office:value-type="string" table:style-name="ce1">
            <text:p>한요한</text:p>
          </table:table-cell>
          <table:table-cell office:value-type="string" table:style-name="ce1">
            <text:p>휴가</text:p>
          </table:table-cell>
          <table:table-cell office:value-type="string" table:style-name="ce1">
            <text:p>2020.9.12</text:p>
          </table:table-cell>
          <table:table-cell office:value-type="string" table:style-name="ce1">
            <text:p>사계절</text:p>
          </table:table-cell>
          <table:table-cell office:value-type="string" table:style-name="ce1">
            <text:p>넘 빡세게 달렸어 (나 넘 빡세게 달렸어) 팬들은 좀 쉬라고 말렸어 (팬들은 좀 쉬라고 말려) 잠도 이제 편하게 좀 자면서 따릉이도 타면서 Yeah 오늘 뭐해 보고 싶어 나 휴가를 내는 중이야 Rock star 휴가 중 오빠 좀 쉴게 내 팬들 고독방서 요한 좀 쉬래 시계 자랑했다가 엄마한테 존나게 주인 잘못 만난 우리 애기 AP 혼났네 벌고 계속 벌어 내 양심 전부를 걸어 내 팬들을 돈 버는 수단으로 본 적이 단 한 번도 난 없어 앞으로 앞으로 가 오늘은 하루 휴가 앞으로 앞으로만 우리 다 같이 가자 넘 빡세게 달렸어 (나 넘 빡세게 달렸어) 팬들은 좀 쉬라고 말렸어 (팬들은 좀 쉬라고 말려) 잠도 이제 편하게 좀 자면서 따릉이도 타면서 Yeah 오늘 뭐해 보고 싶어 나 휴가를 내는 중 중 중 중 중 중 중 중 중이야 나 휴가를 내는 중 중 중 중 중 중 중 중 중이야 잠도 이제 편하게 좀 자면서 따릉이도 타면서 오늘 뭐해 보고 싶어 나 휴가를 내는 중이야 입에서 자동으로 나와 ’휴’가 삶은 왜 나한테만 못되게 굴까 문제를 해결하면 또 하나가 추가 예를 들어 요한이 형한테 받은 문자 네 시간 만에 곡을 완성하래 이거 참 큰일이 났네 주제는 휴가래 근데 이걸 쓰고 있는 난 쉬질 못하네 난 작업할 때 주제에 대해서 고민들이 필요한데 못 피지 담배 아무튼 간에 반은 썼으니까 다행 난 이거 쓰고 나서 좀 쉬고 싶어 어쩌면 요한이 형의 큰 그림인가 싶어 열심히 살았다고 하면 뻥이지 난 기껏 해야 최근에 열심히 한 거 라곤 중고 피규어 검색이지 엄마한텐 작업 중이라고 하는 뻥쟁이지 태어나서 이렇게 열심히 한 게 언제인지 난 알 수 있을 것 같아 진정한 의미의 휴가 한요한 팬들아 너네 기만 안 해 웃자 넘 빡세게 달렸어 (나 넘 빡세게 달렸어) 팬들은 좀 쉬라고 말렸어 (팬들은 좀 쉬라고 말려) 잠도 이제 편하게 좀 자면서 따릉이도 타면서 Yeah 오늘 뭐해 보고 싶어 나 휴가를 내는 중 중 중 중 중 중 중 중 중이야 나 휴가를 내는 중 중 중 중 중 중 중 중 중이야 잠도 이제 편하게 좀 자면서 따릉이도 타면서 오늘 뭐해 보고 싶어 나 휴가를 내는 중이야</text:p>
          </table:table-cell>
          <table:table-cell office:value-type="string" table:style-name="ce1">
            <text:p>남</text:p>
          </table:table-cell>
          <table:table-cell table:number-columns-repeated="16377"/>
        </table:table-row>
        <table:table-row table:style-name="ro1">
          <table:table-cell office:value-type="float" office:value="364" table:style-name="ce1">
            <text:p>364</text:p>
          </table:table-cell>
          <table:table-cell office:value-type="string" table:style-name="ce1">
            <text:p>김재환, 스텔라장</text:p>
          </table:table-cell>
          <table:table-cell office:value-type="string" table:style-name="ce1">
            <text:p>9월의 바캉스</text:p>
          </table:table-cell>
          <table:table-cell office:value-type="string" table:style-name="ce1">
            <text:p>2019.8.26</text:p>
          </table:table-cell>
          <table:table-cell office:value-type="string" table:style-name="ce1">
            <text:p>여름</text:p>
          </table:table-cell>
          <table:table-cell office:value-type="string" table:style-name="ce1">
            <text:p>왠지 잠은 안 오고 사는 걱정에 뒤척이다 괜시리 핸드폰만 만지작대다 뭐가 그렇게 바쁘다고 휴가 한 번도 못 떠나고 이 여름 그냥 이렇게 보내도 될까 뭐가 그리 걱정야 내가 바로 여기 있는데 지금이라도 우리 같이 떠나 볼까 꼭 바다가 아니어도 꼭 멀리 떠나지 않아도 그대와 함께하는 지각 바캉스 운동화 신고서 모두가 잠든 이 밤 골목길을 그대와 함께 손 마주 잡고 걷기만 해도 난 너무 좋은 걸 9월의 바캉스 솔직히 많이 미안했었어 하루하루 바빠서 남들 다 가는 휴가조차 제대로 가지 못해서 그래도 지금 내 곁에 웃고 있는 널 보면 함께 하는 게 얼마나 고마운지 넌 내게 바다보다도 더 햇살보다도 더 달콤한 휴식을 주었으니까 내가 약속할게 자그만 이 침대가 작은 섬처럼 느껴지게 Girl let me love you 반복되는 일상과 하나 마나 한 걱정들 지겨운 사람들의 잔소리까지도 다 벗어던지고서 조금 더 가벼운 맘으로 우리 더 늦기 전에 지각 바캉스 머리만 묶고서 편한 티셔츠 슬리퍼 신고서 그대와 함께 손깍지 끼고 걷기만 해도 난 너무 좋은 걸 9월의 바캉스 바다가 아녀도 모두가 잠든 이 밤 골목길을 그대와 함께 팔짱을 끼고 걷기만 해도 난 너무 행복해 9월의 바캉스</text:p>
          </table:table-cell>
          <table:table-cell office:value-type="string" table:style-name="ce1">
            <text:p>혼성</text:p>
          </table:table-cell>
          <table:table-cell table:number-columns-repeated="16377"/>
        </table:table-row>
        <table:table-row table:style-name="ro1">
          <table:table-cell office:value-type="float" office:value="365" table:style-name="ce1">
            <text:p>365</text:p>
          </table:table-cell>
          <table:table-cell office:value-type="string" table:style-name="ce1">
            <text:p>세훈, 찬열</text:p>
          </table:table-cell>
          <table:table-cell office:value-type="string" table:style-name="ce1">
            <text:p>있어 희미하게</text:p>
          </table:table-cell>
          <table:table-cell office:value-type="string" table:style-name="ce1">
            <text:p>2019.7.22</text:p>
          </table:table-cell>
          <table:table-cell office:value-type="string" table:style-name="ce1">
            <text:p>여름</text:p>
          </table:table-cell>
          <table:table-cell office:value-type="string" table:style-name="ce1">
            <text:p>잘 견뎌낸 것 같아 사계절 중 세 개 한여름은 우리에게 천천히 fade in 드디어 낮이 길어졌는데 휴가는 너무 짧아 어디든 가자 네비엔 없는 곳으로 검색 기자님 카메라 피해서 공항패션 신경 쓸 필요 없게끔 준비돼 있어 풀빌라 내 방은 번호도 없는 펜트하우스 우리 둘 사이 오늘 필요한 건 passport 이번 휴가에 우린 어딜 가나 우린 어디서 자야 하나 차는 낮고 내 기분은 높아 지금 이 순간 원하는 건 하나 어젯밤 꿈에 바다 앞에 있어 희미하게 보여 어젯밤 꿈에 바다 앞에 있어 희미하게 보여 아침부터 저녁까지 자랑해도 돼 13초의 영상들이 절취선이 되게 너의 모든 팔로워가 부러워할 때 Under the stars 둘만의 영화를 찍지 그림 같은 이곳에선 픽션과 현실이 하나 원 플러스 원 둘도 없는 이 순간 우린 하나 파도 소리와 우리 사랑의 데시벨을 대결해 아침밥은 룸서비스 모닝콜은 나로 해 이번 휴가에 우린 어딜 가나 우린 어디서 자야 하나 차는 낮고 내 기분은 높아 지금 이 순간 원하는 건 하나 어젯밤 꿈에 바다 앞에 있어 희미하게 보여 어젯밤 꿈에 바다 앞에 있어 희미하게 보여 시원한 바닷바람 아래 넓은 파도 위로 우린 surfin’ Yeah yeah 해 떨어질 때쯤엔 우린 내일 플랜을 세워놔 시원한 바닷바람 아래 넓은 파도 위로 우린 surfin’ Yeah yeah 여름 같은 너와 함께 이번 겨울을 그려놔 오늘 밤 우린 바다 앞에 있어 희미하게 보여 오늘 밤 우린 바다 앞에 있어 희미하게 보여</text:p>
          </table:table-cell>
          <table:table-cell office:value-type="string" table:style-name="ce1">
            <text:p>남</text:p>
          </table:table-cell>
          <table:table-cell table:number-columns-repeated="16377"/>
        </table:table-row>
        <table:table-row table:style-name="ro1">
          <table:table-cell office:value-type="float" office:value="366" table:style-name="ce1">
            <text:p>366</text:p>
          </table:table-cell>
          <table:table-cell office:value-type="string" table:style-name="ce1">
            <text:p>프라이머리</text:p>
          </table:table-cell>
          <table:table-cell office:value-type="string" table:style-name="ce1">
            <text:p>마일리지</text:p>
          </table:table-cell>
          <table:table-cell office:value-type="string" table:style-name="ce1">
            <text:p>2015.7.24</text:p>
          </table:table-cell>
          <table:table-cell office:value-type="string" table:style-name="ce1">
            <text:p>여름</text:p>
          </table:table-cell>
          <table:table-cell office:value-type="string" table:style-name="ce1">
            <text:p>마이폰 6 safari 여행 내 방구석이 California 나는 항상 바라고 또 원해 여름 휴가 더 늦기 전에 밤낮 없이 평일엔 계속 개미 인내심은 천만 마일리지 주말엔 결국 집이고 평일엔 잠을 줄이고 버는 돈은 Cyber Money 내 마일리지 다 써 버릴 날이지 그 마일리지 누적 피로 말이지 My Day지 오늘 나는 Crazy 몸이 이끄는 대로 난 갈래 Oh 어디 갈까 올 여름엔? 내 여자와 즐거운 상상하며 고민해 신나게 놀기 위해 열심히 벌었으니 써 버려야지 인생이 두 번은 없으니 유럽은 가 본 적이 없어 어때? 그녀는 가봤다며 다른 장소를 추천해 단, 덥지만 습하지는 않았으면 해 아님 어디 섬에 가서 맥주 먹고 늘어지다 바다 수영해 사실 뭐든 좋아 이 도시만 벗어난다면 솔직히 조금 지쳤어 이제 벗어 가면 때론 조금 멀어져야 소중함을 알어 소중한 너와 잠시 우린 먼 길을 떠나요 쌓인 것들 피로도 그 중 하나 그리고 이번에 써 버릴 마일리지 말야 전혀 아깝지 않아 보람차네 안녕 서울 나 잠시 도망갈게 내 마일리지 다 써 버릴 날이지 그 마일리지 누적 피로 말이지 My Day지 오늘 나는 Crazy 몸이 이끄는 대로 난 갈래 Oh Get away Fly away 걱정거리 마일리지 날려 버릴 날이지 Get away Swim away 스트레스 마일리지 떠나 보낼 날이지 이 지긋지긋한 오늘을 두근두근한 내일로 멀리 멀리 떠나볼까 baby 풍덩 하고 빠져볼까 높이 높이 날아볼까 다 써 버릴 거야 내 마일리지 내 마일리지 다 써 버릴 날이지 그 마일리지 누적 피로 말이지 My Day지 오늘 나는 Crazy 몸이 이끄는 대로 난 갈래 Oh 걱정거리 마일리지 날려 버릴 날이지 스트레스 마일리지 떠나 보낼 날이지 걱정거리 마일리지 날려 버릴 날이지 스트레스 마일리지 떠나 보낼 날이지</text:p>
          </table:table-cell>
          <table:table-cell office:value-type="string" table:style-name="ce1">
            <text:p>남</text:p>
          </table:table-cell>
          <table:table-cell table:number-columns-repeated="16377"/>
        </table:table-row>
        <table:table-row table:style-name="ro1">
          <table:table-cell office:value-type="float" office:value="367" table:style-name="ce1">
            <text:p>367</text:p>
          </table:table-cell>
          <table:table-cell office:value-type="string" table:style-name="ce1">
            <text:p>윤종신</text:p>
          </table:table-cell>
          <table:table-cell office:value-type="string" table:style-name="ce1">
            <text:p>바캉스 매니아</text:p>
          </table:table-cell>
          <table:table-cell office:value-type="string" table:style-name="ce1">
            <text:p>2001.7.6</text:p>
          </table:table-cell>
          <table:table-cell office:value-type="string" table:style-name="ce1">
            <text:p>여름</text:p>
          </table:table-cell>
          <table:table-cell office:value-type="string" table:style-name="ce1">
            <text:p>매년 때가 되면 설레는 나의 바캉스 매달 저축해 준비한 나의 바캉스 이번엔 성공해야지 짜릿한 순간들로만 채울 거야 나의 바캉스 매일 운동으로 다져진 내 배엔 왕자 매번 실패한 Summer love 이번엔 진짜 이번엔 성공해야지 짜릿한 순간들로만 채울 거야 나의 바캉스 기다렸던 바다가 보여 여자도 보여 횟집도 보여 파라솔도 보여 해안 경비대 아저씨들의 저 늠름한 모습 반가워요 곧바로 파도에 뛰어 들자 머릿속을 다 비우고 숨이 차오를때까지 바다와 놀자 이 여름이 다 끝날 때까지 이런 기분으로 살자 아무도 나 말리지마 나는 좀 놀아야겠어 매년 여름엔 나는야 바캉스 매니아 지루한 도시가 싫어요 바캉스 매니아 이번엔 성공해야지 짜릿한 순간들로만 채울 거야 나의 바캉스 기다렸던 바다가 보여 여자도 보여 횟집도 보여 파라솔도 보여 해안 경비대 아저씨들의 저 늠름한 모습 반가워요 곧바로 파도에 뛰어 들자 머릿속을 다 비우고 숨이 차오를때까지 바다와 놀자 이 여름이 다 끝날 때까지 이런 기분으로 살자 아무도 나 말리지마 나는 좀 놀아야겠어</text:p>
          </table:table-cell>
          <table:table-cell office:value-type="string" table:style-name="ce1">
            <text:p>남</text:p>
          </table:table-cell>
          <table:table-cell table:number-columns-repeated="16377"/>
        </table:table-row>
        <table:table-row table:style-name="ro1">
          <table:table-cell office:value-type="float" office:value="368" table:style-name="ce1">
            <text:p>368</text:p>
          </table:table-cell>
          <table:table-cell office:value-type="string" table:style-name="ce1">
            <text:p>온리차일드</text:p>
          </table:table-cell>
          <table:table-cell office:value-type="string" table:style-name="ce1">
            <text:p>비싸</text:p>
          </table:table-cell>
          <table:table-cell office:value-type="string" table:style-name="ce1">
            <text:p>2020.11.3</text:p>
          </table:table-cell>
          <table:table-cell office:value-type="string" table:style-name="ce1">
            <text:p>사계절</text:p>
          </table:table-cell>
          <table:table-cell office:value-type="string" table:style-name="ce1">
            <text:p>넌 특별 해 마치 서울 특별시 마구 퍼줄래 우리집이 마포구듯이 ay 너에게 날아가 나는 마포 갈매기 끼룩끼룩 부산바캉스 갈래 우리 얼레리 꼴레리 양갈래머리 했어요 우리애기 진짜 너가 힙합보다 리얼 Shit 너의 순수함은 퓨어 프리스타일 래퍼들의 보석보다 비싸 비싸 비싸 내 지갑 루이비톤 비싸 비싸 내 시간 금이야 금 비싸 비싸 내 지갑 루이비톤 비싸 비싸 내 시간 금이야 금 너에게 써 써 써 써 쓰고 단건 뱉어 너에게 써 써 써 써 쓰고 단건 뱉어 너에게 써 써 써 써 쓰고 단건 뱉어 너에게 써 써 써 써 쓰고 단건 뱉어 peace out 난 불안해 비싼 것들이 날 감싸도 나 아직 약해 문자 그대로 나 아직 약해 문자 그대로 나사가 빠진 상태 이대론 안돼 만나야 돼 그대를 그때로 그때로 돌아 가게되네 순수했던 때로 내가 더 강해질게 너를 위해서 저기 위에도 여기 밑에도 가고 싶음 가도 돼 배고픔 말해 가고픈 가게 갖고 싶음 말해 그것도 살게 이거저거 걱정하지마 안 비싸 하나도 안 비싸 하나도 안 비싸 하나도 안 비싸 하나도 안 비싸 하나도 안 비싸 하나도 안 비싸 Peace out Love 넌 너무 귀여워 마치 경기도 고양시 baby girl 넌 아기 고양이 같이 너무 작고 소중해 너 놀아 달라 꾹꾹이 부비부비 비싸지않아 don't for get 너가 원하는거 사줄 때 까지 뛰어 바삐 알바 두탕 이라도 뛸게 you don't never 절대 몰라 내 맘 다 사주고픈 내맘 I give it to you flex ya 비싸 비싸 내 지갑 루이비톤 비싸 비싸 내 시간 금이야 금 비싸 비싸 내 지갑 루이비톤 비싸 비싸 내 시간 금이야 금 너에게 써 써 써 써 쓰고 단건 뱉어 너에게 써 써 써 써 쓰고 단건 뱉어 너에게 써 써 써 써 쓰고 단건 뱉어 너에게 써 써 써 써 쓰고 단건 뱉어</text:p>
          </table:table-cell>
          <table:table-cell office:value-type="string" table:style-name="ce1">
            <text:p>남</text:p>
          </table:table-cell>
          <table:table-cell table:number-columns-repeated="16377"/>
        </table:table-row>
        <table:table-row table:style-name="ro1">
          <table:table-cell office:value-type="float" office:value="369" table:style-name="ce1">
            <text:p>369</text:p>
          </table:table-cell>
          <table:table-cell office:value-type="string" table:style-name="ce1">
            <text:p>마멀레이드 키친</text:p>
          </table:table-cell>
          <table:table-cell office:value-type="string" table:style-name="ce1">
            <text:p>여름이 좋아</text:p>
          </table:table-cell>
          <table:table-cell office:value-type="string" table:style-name="ce1">
            <text:p>2018.7.30</text:p>
          </table:table-cell>
          <table:table-cell office:value-type="string" table:style-name="ce1">
            <text:p>여름</text:p>
          </table:table-cell>
          <table:table-cell office:value-type="string" table:style-name="ce1">
            <text:p>여름 우리가 사랑하는 여름 여름 바다와 친한친구 여름 그래 열대야에 시달려 밤 잠 설치고 뭐 그랬지 그래도 난 좋아 여름이 좋아 함께 떠나보자 알록달록 칵테일 그리고 파티 너와 떠나는 여행 상상해봐 어때 즐겁지 않니 나와 같이 놀자 몸 좀 타면 어때 여름이잖아 가을 내겐 쌀쌀하고 또 쓸쓸 겨울 무작정 그냥 추워 let it go let it go 여름에만 할 수 있는 거 수박먹기 수영 바캉스 그래서 난 좋아 여름이 좋아 함께 떠나보자 알록달록 칵테일 그리고 파티 너와 떠나는 여행 상상해봐 어때 즐겁지 않니 나와 같이 놀자 몸 좀 타면 어때 여름이잖아 그래서 말인데 지금 당장 떠나 보자 어디든 호캉스도 좋아 계곡도 좋아 우리 가보자 집에서 뭐해 밖에 나가자 알록달록 칵테일 그리고 파티 너와 떠나는 여행 상상해봐 어때 즐겁지 않니 나와 같이 놀자 몸 좀 타면 어때 여름이잖아 땀 좀 나면 어때 여름이잖아</text:p>
          </table:table-cell>
          <table:table-cell office:value-type="string" table:style-name="ce1">
            <text:p>혼성</text:p>
          </table:table-cell>
          <table:table-cell table:number-columns-repeated="16377"/>
        </table:table-row>
        <table:table-row table:style-name="ro1">
          <table:table-cell office:value-type="float" office:value="370" table:style-name="ce1">
            <text:p>370</text:p>
          </table:table-cell>
          <table:table-cell office:value-type="string" table:style-name="ce1">
            <text:p>씬스비</text:p>
          </table:table-cell>
          <table:table-cell office:value-type="string" table:style-name="ce1">
            <text:p>바로 떠나</text:p>
          </table:table-cell>
          <table:table-cell office:value-type="string" table:style-name="ce1">
            <text:p>2020.8.25</text:p>
          </table:table-cell>
          <table:table-cell office:value-type="string" table:style-name="ce1">
            <text:p>여름</text:p>
          </table:table-cell>
          <table:table-cell office:value-type="string" table:style-name="ce1">
            <text:p>여름이다 가자 hoo 바로 떠나 동해바다 빨리 시동 걸어 부릉 기분 좋은 바닷바람 날이 너무 뜨거워 얼른 나와 Any way up It’s wanna day It’s wanna day 바로 가자 나 놀 준비 됐어 자 떠나자 어디든 Summer oh oh oh 바다로 떠나자 헤엄치는 파도 빠지고 싶어 퐁당 바다에 태평양을 가로지를 테니까 즐겨 우리의 여름 It's Summer days 복잡한 도시는 저기 뒤로 달라진 바람 기분 좋아 oh oh 어느새 멀어진 어제 일들 괜찮아 내겐 얘기해도 돼 여름이다 가자 hoo 바로 떠나 동해바다 빨리 시동 걸어 부릉 기분 좋은 바닷바람 날이 너무 뜨거워 얼른 나와 Any way up It’s wanna day It’s wanna day All day is New All day is New 밤새 밀린 Netflix와 함께 떠나는 바캉스 ALL DAY yeah We all day yeah yeah yeah 밤새 밀린 Netflix와 함께 떠나는 바캉스 ALL DAY yeah We all day yeah yeah yeah 별이 쏟아지는 밤 모닥불 앞에 우리 Go away We can 손잡고 어디든 처음 설레던 느낌 너만 있어주면 돼 Go away we can 날아가자 어디든 여름이다 가자 hoo 바로 떠나 동해바다 빨리 시동 걸어 부릉 기분 좋은 바닷바람 날이 너무 뜨거워 얼른 나와 Any way up It’s wanna day It’s wanna day All day is New All day is New It's wanna day</text:p>
          </table:table-cell>
          <table:table-cell office:value-type="string" table:style-name="ce1">
            <text:p>남</text:p>
          </table:table-cell>
          <table:table-cell table:number-columns-repeated="16377"/>
        </table:table-row>
        <table:table-row table:style-name="ro1">
          <table:table-cell office:value-type="float" office:value="371" table:style-name="ce1">
            <text:p>371</text:p>
          </table:table-cell>
          <table:table-cell office:value-type="string" table:style-name="ce1">
            <text:p>식케이 (Sik-K),?pH-1,?박재범,?김하온(HAON)</text:p>
          </table:table-cell>
          <table:table-cell office:value-type="string" table:style-name="ce1">
            <text:p>깡 Official Remix</text:p>
          </table:table-cell>
          <table:table-cell office:value-type="string" table:style-name="ce1">
            <text:p>2020.6.4</text:p>
          </table:table-cell>
          <table:table-cell office:value-type="string" table:style-name="ce1">
            <text:p>여름</text:p>
          </table:table-cell>
          <table:table-cell office:value-type="string" table:style-name="ce1">
            <text:p>적셔 적셔 Can u feel the rain 난 쓰러질 때까지 널 위해 춤을 춰 Gotta hunnit dollaz I’m a baller baller I’m a shot caller What my ala motter It’s get money money then I hit up follies 남자 놈들 왜 이리 말이 많아 네가 나를 알아? I get hotter hotter 똑같이 벌어도 우린 달라 달라 내 시간 원해 빌어 싸바싸바 난 hustler workman like lululala 나는 없어 자만 해내야만 했어 허세와는 거리가 넘 멀어 더 세게 밟아 들어가 이제 터널 TV에 나와 like timmy turner 나 비처럼 fly Ain’t gon’ lie 하늘에 누워있지 다 물 만나 아무리 따라와봤자 날 못 잡아 H1GHR gang 아니 고쳐 깡 화려한 조명이 날 감싸지 않아도 난 빛이 나 불이 꺼져 홀로 남아도 앞을 향해 계속 달려가 H1GHR GGANG we swagging Boy you know we on the way Hater들이 뭐라 해도 Don’t care what they say 모든 거를 적셔 적셔 Can u feel the rain 난 쓰러질 때까지 널 위해 춤을 춰 Yeah yeah H1GHR GGANG back at it again Yeah yeah better watch out I’m gonna make it 차에 타봐 uh yeah Before I hop out uh yeah 과연 누가 hot uh yeah Brother u not uh H1GHR GGANG we get it all 화려한 조명 이리로</text:p>
          </table:table-cell>
          <table:table-cell office:value-type="string" table:style-name="ce1">
            <text:p>남</text:p>
          </table:table-cell>
          <table:table-cell table:number-columns-repeated="16377"/>
        </table:table-row>
        <table:table-row table:style-name="ro1">
          <table:table-cell office:value-type="float" office:value="372" table:style-name="ce1">
            <text:p>372</text:p>
          </table:table-cell>
          <table:table-cell office:value-type="string" table:style-name="ce1">
            <text:p>창모</text:p>
          </table:table-cell>
          <table:table-cell office:value-type="string" table:style-name="ce1">
            <text:p>Selfmade Orange</text:p>
          </table:table-cell>
          <table:table-cell office:value-type="string" table:style-name="ce1">
            <text:p>2018.6.11</text:p>
          </table:table-cell>
          <table:table-cell office:value-type="string" table:style-name="ce1">
            <text:p>사계절</text:p>
          </table:table-cell>
          <table:table-cell office:value-type="string" table:style-name="ce1">
            <text:p>알다시피 내 출신은 리, 그걸 멀리 보면 읍 그걸 멀리 보면 시, 그걸 멀리 보면 도 그걸 멀리보면 나라, 거를 멀리보면 원 zoom zoom zoom 특별시를 향해 zoom 작은 나라 작은 도시, 작은 대로 위의 porsche 현재 속력은 150 입엔 물은 채로 보헴 다신 연락하고 싶지 않은 년의 문자 '모해' 몇 년 전의 나면 먼저 내가 보냈겠지 '뭐 해?' 사랑을 원해, 리얼함을 원해 리얼이래놓고 CG처리 하네 설리를 이 동네는 약간의 비열함이 통해 그래서 힘들어, 난 그저 치열함을 통해 여기까지 온 놈 그리 바라던 돈 드림카, chrome hearts, off white 옷, 참 동화 마냥 이쁜 그런 결말, 허나 끝이라기엔 내가 존나 어려, 락커처럼 숨질까 해 [Hook: CHANGMO, SUPERBEE] Yeah 스물다섯 포르쉐를 샀어 물론 일시불, 내 친구 차는 masi 빠르면 비행기, 비행기도 살래 못 죽여 넌 나를 죽이는 건 말레 Ooh Ooh selfmade orange 오 나를 불러라 selfmade orange Ooh Ooh selfmade orange 오 나를 불러라 selfmade orange Yeah 스물다섯 개구릴 샀어 일시불 갔지 내 놈은 masi 빠르면 비행기, 비행기도 살래 못 죽여 넌 나를 죽이는 건 말레 Ooh Ooh selfmade orange 오 나를 불러라 selfmade orange Ooh Ooh selfmade orange 오 나를 불러라 selfmade orange [Verse 2: SUPERBEE] yo, yo, yo, yo, Kurt Cobain처럼 입엔 샷건 but 내 총구는 너흴 겨눠 like gunna watch the sun come up, 치워봐 똥폼은 어차피 난 마지막의 왕이 되어 죽어 견훤, Hhh 너무 긴 긴 과도기, 다 친 친 연예인 표정 감어 짓지만 너네 빙시들인거 내 눈에 다 비침 니 목걸이 난 비웃지 그거 안 반짝여 짭이거든 그렇지? ahh? self-made orange! 허나 강남 아닌 덕소, 마포에 있지 ouu! self-made orange! 넘 빨리 달려 니 여친이 차에 토했지 skirrrt! self-made orange! 누구들한테는 이런 내 가사도 poetry 돼 self-made orange! 울 인생은 헉! 소리나 헉! @_@, $%^&amp;!@ [Hook: CHANGMO, SUPERBEE] Yeah 스물다섯 포르쉐를 샀어 물론 일시불, 내 친구 차는 masi 빠르면 비행기, 비행기도 살래 못 죽여 넌 나를 죽이는 건 말레 Ooh Ooh selfmade orange 오 나를 불러라 selfmade orange Ooh Ooh selfmade orange 오 나를 불러라 selfmade orange Yeah 스물다섯 개구릴 샀어 일시불 갔지 내 놈은 masi 빠르면 비행기, 비행기도 살래 못 죽여 넌 나를 죽이는 건 말레 Ooh Ooh selfmade orange 오 나를 불러라 selfmade orange Ooh Ooh selfmade orange 오 나를 불러라 selfmade orange [Verse 3: CHANGMO] 강마에로 힛, 프라다 노래로 힛 수입 맥주 노래 힛 몇 마디 안한 노래 힛 처음 히트 때는 백, 다음 히트 때는 천 다음 히트 때는 억 다음 히트 때는 (워!) 뒤를 돌아보니 와, 내 엄마는 미국에 내 동생은 유학파, 아버진 뭐 술독에 내 손에는 수억 원, 쥐어본 최대치는 백 엄마도 모르는 무게 엄마 나 어떡해야 돼 평생 내가 써버려버린 돈에 비하면 올해 내버릴 내 세금이 더해 처음처럼 대신 박아뿌는 진 토닉 준 것 없는 땅에 외쳐 부러 ‘뭐 씨발럼아’ 녹슨 수저 딱 하나 준 여 땅 위 살아남아 복수마냥 조져 청담을 25 고졸 락스타 발악과 눈물 결핍 가득한 내 현금 좆을 박어 [Hook: CHANGMO, SUPERBEE] Yeah 스물다섯 포르쉐를 샀어 물론 일시불, 내 친구 차는 masi 빠르면 비행기, 비행기도 살래 못 죽여 넌 나를 죽이는 건 말레 Ooh Ooh selfmade orange 오 나를 불러라 selfmade orange Ooh Ooh selfmade orange 오 나를 불러라 selfmade orange Yeah 스물다섯 개구릴 샀어 일시불 갔지 내 놈은 masi 빠르면 비행기, 비행기도 살래 못 죽여 넌 나를 죽이는 건</text:p>
          </table:table-cell>
          <table:table-cell office:value-type="string" table:style-name="ce1">
            <text:p>남</text:p>
          </table:table-cell>
          <table:table-cell table:number-columns-repeated="16377"/>
        </table:table-row>
        <table:table-row table:style-name="ro1">
          <table:table-cell office:value-type="float" office:value="373" table:style-name="ce1">
            <text:p>373</text:p>
          </table:table-cell>
          <table:table-cell office:value-type="string" table:style-name="ce1">
            <text:p>기리보이,?Kid Milli,?NO:EL,?스윙스(Swings)</text:p>
          </table:table-cell>
          <table:table-cell office:value-type="string" table:style-name="ce1">
            <text:p>flex</text:p>
          </table:table-cell>
          <table:table-cell office:value-type="string" table:style-name="ce1">
            <text:p>2018.7.31</text:p>
          </table:table-cell>
          <table:table-cell office:value-type="string" table:style-name="ce1">
            <text:p>사계절</text:p>
          </table:table-cell>
          <table:table-cell office:value-type="string" table:style-name="ce1">
            <text:p>너희 옷이 그게 뭐야 얼른 갈아입어 구찌 루이 휠라 슈프림 섞은 바보 너희 아보키같아 답이 없다고 나랑 같이 쇼핑 가자 용돈 갖고 와 여름엔 덥게 겨울엔 춥게 여름엔 덥게 겨울엔 춥게 F.L.E.X 질투와 시샘 받으면서 우리 멋있어지자 내 욕을 하는 전국 adidas 점장 매장에 나타나서 모든 옷이 공짜 hash swan처럼 살 빼고 여자 size 핫핑크 입고 블랙핑크 back dancer minimalist plus military 감성 탈영병? ㄴ 정신병이 함정 말조심해 너 그러다가 까여 욕먹으면 그냥 노창처럼 사라져 they say fashion is a statement ey Victoria's Secret told me I made it ey 커피숍 알바생 차 딜러가 온다 둘 다 내게 말하지 스윙스 차 골라 JM 김모씨 못 듣는 말은 기모찌 한 놈 구치소 토낄 준비 중인 기리 나마저 살 또 찌면 망할 거야 Gym Tipi 이제 내 새로운 꼬붕 패션충 킫밀리 너희 옷이 그게 뭐야 얼른 갈아입어 구찌 루이 휠라 슈프림 섞은 바보 너희 아보키같아 답이 없다고 나랑 같이 쇼핑 가자 용돈 갖고 와 여름엔 덥게 겨울엔 춥게 여름엔 덥게 겨울엔 춥게 F.L.E.X 질투와 시샘 받으면서 우리 멋있어지자 white gold vvs 긴팔을 입어 해가 쨍쨍 이어도 얼음 넣어 카페인에 얼음 박은 손 때문에 감기에 걸려도 i be flexin in 딴 나라 6월부터 쭉 they call me 딴따라 앞 성공한 붙여서 shooting shooting 근데 데이트할 땐 자제해줘 shooting shooting 길거리에 내 노래 booming 이번 여름은 더 뜨겁네 작년보다 내게 돈을 써도 돈이 벌려 계속 텐진에서 도쿄 오사카 다시 텐진 대체 몇 번 탄 거냐고 비행기 귀엔 에어팟 on it playing silkybois 매일 사랑하는 너도 같이 인터넷 볼 시간 없지 이번 여름 summer gonna be alright 내 옆으로 와서 앉아 난 고삐 안 풀린 boy from the 00 니 안전 따위 안 보장 걍 두 눈 똑바로 뜬 채로 아이 코 베여도 솔까놓고 싫지 않아 1고고고고 no stop 지난여름에도 이어서 난 식지 않아 날 위로 올렸던 소리 무슨 소리 aint a 연결고리 몇 천의 구두소리 밖엔 비가 주륵 내리고 #올해는우리꺼 다시 떼 7에 반을 주고 땡겨 악셀레이터 자기야 내게 6개월만을 줘 전국구를 돌아 10억이 니 마니또 겨울에 크리스마스는 더운 섬에서 걱정하지 마 어차피 이 안엔 너만 있어 그냥 뭐 퉁 쳤어 7단위 0과 두세 번의 여름을 그딴 건 필요도 없어 다시 돌아오는 해엔 다른 오빠일지도 mm 그냥 뭐 퉁 칠 수가 없어 이 사계절이 돌아도 난 못되겠지 어른 그냥 너도 그때쯤에 가서 옆자리에 남아주는 것만으로 감사를 너희 옷이 그게 뭐야 얼른 갈아입어 구찌 루이 휠라 슈프림 섞은 바보 너희 아보키같아 답이 없다고 나랑 같이 쇼핑 가자 용돈 갖고 와 여름엔 덥게 겨울엔 춥게 여름엔 덥게 겨울엔 춥게 F.L.E.X 질투와 시샘 받으면서 우리 멋있어지자</text:p>
          </table:table-cell>
          <table:table-cell office:value-type="string" table:style-name="ce1">
            <text:p>남</text:p>
          </table:table-cell>
          <table:table-cell table:number-columns-repeated="16377"/>
        </table:table-row>
        <table:table-row table:style-name="ro1">
          <table:table-cell office:value-type="float" office:value="374" table:style-name="ce1">
            <text:p>374</text:p>
          </table:table-cell>
          <table:table-cell office:value-type="string" table:style-name="ce1">
            <text:p>NIve,?샘김</text:p>
          </table:table-cell>
          <table:table-cell office:value-type="string" table:style-name="ce1">
            <text:p>Like a Fool</text:p>
          </table:table-cell>
          <table:table-cell office:value-type="string" table:style-name="ce1">
            <text:p>2020.4.2</text:p>
          </table:table-cell>
          <table:table-cell office:value-type="string" table:style-name="ce1">
            <text:p>사계절</text:p>
          </table:table-cell>
          <table:table-cell office:value-type="string" table:style-name="ce1">
            <text:p>알 수 없던 지난 날들은 또 아무 의미 없던 날들에 내게 다가온 너란 꿈 마치 빛나는 하늘의 별 같아 Tonight I wanna see your smile 깜빡이는 불빛 사이로 네가 자꾸 보이는 듯해 기분이 묘해, oh 이상해 마치 비행기에 탄 듯한 기분이야 I just wanna see your face tonight I love you like a fool, love you like a fool 그대가 어떤 말을 해도 좋은 걸 어두운 내 가슴 속 네가 들어와 환하게 비춰주는 게 참 고마워 I like it baby, I like it baby 좀 더 오랫동안 곁에 있을게 Cuz I love you baby I hope you say you love me too 기우는 달 그 저편도 너를 가릴 수가 없는데 그 어떤 노래 소리도 너의 목소리 보다 아름답지 않아 And all I wanna see is you And all I want is to give you love 널 원하고, 너만 보는 나야 I love you like a fool, love you like a fool 그대가 어떤 말을 해도 좋은 걸 어두운 내 가슴속 네가 들어와 환하게 비춰주는 게 참 고마워 I like it baby, I like it baby 좀 더 오랫동안 곁에 있을게 I love you baby I hope you stay with me tonight Foolish, just foolish Foolish, my love Foolish, just foolish Tonight Foolish, just foolish Foolish, my love Foolish, just foolish</text:p>
          </table:table-cell>
          <table:table-cell office:value-type="string" table:style-name="ce1">
            <text:p>남</text:p>
          </table:table-cell>
          <table:table-cell table:number-columns-repeated="16377"/>
        </table:table-row>
        <table:table-row table:style-name="ro1">
          <table:table-cell office:value-type="float" office:value="375" table:style-name="ce1">
            <text:p>375</text:p>
          </table:table-cell>
          <table:table-cell office:value-type="string" table:style-name="ce1">
            <text:p>마골피</text:p>
          </table:table-cell>
          <table:table-cell office:value-type="string" table:style-name="ce1">
            <text:p>비행소녀</text:p>
          </table:table-cell>
          <table:table-cell office:value-type="string" table:style-name="ce1">
            <text:p>2007.5.15</text:p>
          </table:table-cell>
          <table:table-cell office:value-type="string" table:style-name="ce1">
            <text:p>사계절</text:p>
          </table:table-cell>
          <table:table-cell office:value-type="string" table:style-name="ce1">
            <text:p>활주로를 떠나 비행기는 이제 어둠 속을 날아요.. 서울의 야경은 물감처럼 번져가고.. 저기 어딘가에, 내가 아는 사람 손 흔들고 있을까? 마지막의 인사를 해요.. 내가 가는 길이 너무나도 힘든 이별의 길이지만... 후회하지 않고 웃으면서 떠나가죠... 사실 울고 있죠.. 많이 울고 있죠.. 창피하게 말예요.. 어둠 속을 날아가죠.. 안녕 기억 안녕.. 입술로 되뇌여 보네.. 사랑해 라는 단 한마디... 안녕 추억 안녕.. 너무나 눈물이 나요... 영원히 그댈 사랑해요... 안녕... 어둠 속을 떠나 비행기는 이제 어딘가에 내려요.. 낯 설은 도시는 사실 많이 두렵지만.. 저기 어딘가에, 내가 아는 사람 손 흔들고 있을까? 마지막의 인사를 해요.. 안녕 기억 안녕.. 입술로 되뇌여보네.. 사랑해라는 단 한마디... 안녕 추억 안녕.. 너무나 눈물이 나요... 영원히 그댈 사랑해요... 안녕 기억 안녕.. 입술로 되뇌여보네.. 사랑해라는 단 한마디... 안녕 추억 안녕.. 너무나 눈물이 나요... 영원히 그댈 사랑해요... 안녕...</text:p>
          </table:table-cell>
          <table:table-cell office:value-type="string" table:style-name="ce1">
            <text:p>여</text:p>
          </table:table-cell>
          <table:table-cell table:number-columns-repeated="16377"/>
        </table:table-row>
        <table:table-row table:style-name="ro1">
          <table:table-cell office:value-type="float" office:value="376" table:style-name="ce1">
            <text:p>376</text:p>
          </table:table-cell>
          <table:table-cell office:value-type="string" table:style-name="ce1">
            <text:p>ASH ISLAND,?릴러말즈 (Leellamarz),?ZENE THE ZILLA,?The Quiett</text:p>
          </table:table-cell>
          <table:table-cell office:value-type="string" table:style-name="ce1">
            <text:p>BITION WAY</text:p>
          </table:table-cell>
          <table:table-cell office:value-type="string" table:style-name="ce1">
            <text:p>2019.10.27</text:p>
          </table:table-cell>
          <table:table-cell office:value-type="string" table:style-name="ce1">
            <text:p>사계절</text:p>
          </table:table-cell>
          <table:table-cell office:value-type="string" table:style-name="ce1">
            <text:p>hi my name is ASH and sometimes people call me gang but it's not important 상관없이 걷지 bition way 전부 야망으로 채워 형들 따라 Illionaire 나는 Rockstar라서 그 딴거 필요 없다 해도 이런 건 형은 어때 릴러는 맨날 OK 사실은 피곤할 때도 있지만 괜찮아 Illibition way 예술이라는 거에 내가 잘 맞나 본데 이런 생각도 또 돈 다 집어치워 난 전부 내 맘대로 해 어쨌건 Im livin in a paranoid I don’t care what you think about me 난 재미로 어쨌건 Im livin in a paranoia 걷네 이 길을 bition way 이제 callin you 술에 취해서 너가 받지 않아도 it's ok Illybition way yea I got that yea no more stress it's ok 이제 전부 I don’t care yea bition way yea yea yea way yea yea yea yea way yea yea yea yea way yea yea yea yea bition way yea yea yea way yea yea yea yea way yea yea yea yea way yea yea yea yea walkin on bition way 발자국 소린 야망 야망 내가 성공을 할지에 대해 고민은 하나마나 얼마나 성공할지가 관건 젤 중요한 안건 이 회의에 서 bition way 에서 한 번 뿐인 인생 이렇게 살 수 없어 바람처럼 왔다 바람 이루고 가고파서 내 길 위에 지폐로 가로수 빌딩의 불빛은 가로등 알잖아 이 놈은 야망꾼 알잖아 내 멘토는 하나뿐 쌔삥 가방 메고 다시 한번 way check 에피타이저는 됐고 기다리는 main dish 꿈에 살어 눈엔 야망 품엔 사랑 유행가는 됐어 우린 죽은 후에 남아 callin you 술에 취해서 너가 받지 않아도 it's ok Illybition way yea I got that yea no more stress it's ok 이제 전부 I don’t care yea bition way yea yea yea way yea yea yea yea way yea yea yea yea way yea yea yea yea bition way yea yea yea way yea yea yea yea way yea yea yea yea way yea yea yea yea life is lamborghini fast 근데 아직 내 시대 꼼꼼하게 gettin cash 나는 너무 세심해 Leellamarz hook is back another hit from Way Ched 걱정마 뭘 해도 돼 이젠 우린 거둬들여 paycheck we gon get it like that we gon spend it like that 이젠 저금해야 돼 근데 그게 잘 안돼 1llybition way real musicians' way 우리는 만들어 wave now 이 순간에도 gettin paid now I ain't got no fuckin plan b 밤새고 타러 가 비행기 바쁘게 사는 게 flexin' 와중에 황당한 일들이 생기지 염따가 박은 내 bentley 사람들 물어 what's happenin 보는 그대로지 딴 거 있겠니 이렇게 된 김에 새차나 알아볼까봐 그게 bition way지 callin you 술에 취해서 너가 받지 않아도 it's ok Illybition way yea I got that yea no more stress it's ok 이제 전부 I don’t care yea bition way yea yea yea way yea yea yea yea way yea yea yea yea way yea yea yea yea bition way yea yea yea way yea yea yea yea way yea yea yea yea way yea yea yea yea</text:p>
          </table:table-cell>
          <table:table-cell office:value-type="string" table:style-name="ce1">
            <text:p>남</text:p>
          </table:table-cell>
          <table:table-cell table:number-columns-repeated="16377"/>
        </table:table-row>
        <table:table-row table:style-name="ro1">
          <table:table-cell office:value-type="float" office:value="377" table:style-name="ce1">
            <text:p>377</text:p>
          </table:table-cell>
          <table:table-cell office:value-type="string" table:style-name="ce1">
            <text:p>지코</text:p>
          </table:table-cell>
          <table:table-cell office:value-type="string" table:style-name="ce1">
            <text:p>FANXY CHILD</text:p>
          </table:table-cell>
          <table:table-cell office:value-type="string" table:style-name="ce1">
            <text:p>2017.7.12</text:p>
          </table:table-cell>
          <table:table-cell office:value-type="string" table:style-name="ce1">
            <text:p>사계절</text:p>
          </table:table-cell>
          <table:table-cell office:value-type="string" table:style-name="ce1">
            <text:p>Life is what you make of it 남보다 한 페이지 일찍 넘겨 고등래퍼 땐 이미 작업한 뒤 with swings and verbal 나의 잠재력 눈치 까고 서둘러 죽이려던 놈들 간곡한 부탁 다 거절 놓고 다음 광고 콘티를 훑고 있어 흥미 없어요 집 공개는 yeah 내가 날 가졌기 때문 yeah 네 정서를 배려하는 차원에서 수입에 대한 건 노코멘트 yeah Go back to 2014 아무도 몰랐지 편견은 반전 줄 때 효과 있지 I was 24 at show me 4 And I be 26 at season 6 미디어와 내 안목을 합치면 it will be big benefit 껄끄러운 인간관계는 정리할게 여지없이 왜냐 빛이 강한 곳 주변엔 늘 벌레들이 득실이니 You get it Fanxy U CAN'T HANDLE FANXY CHILD U CAN'T HANDLE FANXY CHILD I DON'T LIKE YOUR FASHION STYLE 다 뒤처지느라 고생이 많다 길거리를 거닐 때에 데시벨은 에버랜드 yeah 1, 2년 새에 이제 더는 없는 vacation Oh yeah gentleman 네 여친은 떨어 내 이름에 질투는 건강에 해롭기에 get away 내 피처링은 danger Hmm 많은 래퍼를 죽였어 트랙에서 We make make 팬케이크 yeah 네 콧대는 눌리게 돼 있어 Different R&amp;B R&amp;B I don't care 메인 스트림 or 인디신 어떤 시스템에 들어가기엔 덩치가 커진 원숭이띠들 Fanxy U CAN'T HANDLE FANXY CHILD U CAN'T HANDLE FANXY CHILD I DON'T LIKE YOUR FASHION STYLE 다 뒤처지느라 고생이 많다 Imma rip it up like a monster 내 DNA 우리 92는 제일 맛있어 Yummy yummy 듣고 판단해 디자이너 Now wait wait wait wait wait 방금 위험해 아 참 이건 표절곡 잘못했다간 욕먹어 댓글 적어 Khalifa 형 오졌고 떼창할 땐 가사는 몰라도 돼 맞죠 최고는 싫고 Supreme preme preme은 멋져 So we slay we slay we slay Whippin whippin whippin 손오공이 된 기분 비행기는 근두운 세계를 누빌 잔나비띠들 Fanxy U CAN'T HANDLE FANXY CHILD U CAN'T HANDLE FANXY CHILD I DON'T LIKE YOUR FASHION STYLE 다 뒤처지느라 고생이 많다 Get in my 2411 GTS는 초록색 버스 맨 뒷자리에서부터 내일 나 이사해 통유리 한강이 다 보이네 No more minor 이 melody처럼 now I'm fuckin major 벌레 같은 게 나풀대 나부끼네 나부끼네 나부끼네 누운 자리 이부자리를 개 자리를 개 자리를 개 자리를 개 똥이 차 있네 차 있기에 네 아가리에 잘 관리해 이 새끼 Fanxy you 잘 들어봐 봐 안에 매미 소리 녹음돼 있어 Sippin bottles of champagne 병을 따자 아무도 날 못 건드려 내 친구들이 방패 티키타카 티키타카 너넬 갖고 놀아 내 친구들은 너넬 붙였다 뗐다 스티커 티커 존나 쉬워 우린 한치 두치 세치 네치 뿌꾸뿌꾸빠만 불러도 야 1위를 찍어 Fanxy U CAN'T HANDLE FANXY CHILD U CAN'T HANDLE FANXY CHILD I DON'T LIKE YOUR FASHION STYLE 다 뒤처지느라 고생이 많다</text:p>
          </table:table-cell>
          <table:table-cell office:value-type="string" table:style-name="ce1">
            <text:p>남</text:p>
          </table:table-cell>
          <table:table-cell table:number-columns-repeated="16377"/>
        </table:table-row>
        <table:table-row table:style-name="ro1">
          <table:table-cell office:value-type="float" office:value="378" table:style-name="ce1">
            <text:p>378</text:p>
          </table:table-cell>
          <table:table-cell office:value-type="string" table:style-name="ce1">
            <text:p>래원</text:p>
          </table:table-cell>
          <table:table-cell office:value-type="string" table:style-name="ce1">
            <text:p>널만나러가는길이야</text:p>
          </table:table-cell>
          <table:table-cell office:value-type="string" table:style-name="ce1">
            <text:p>2019.12.23</text:p>
          </table:table-cell>
          <table:table-cell office:value-type="string" table:style-name="ce1">
            <text:p>사계절</text:p>
          </table:table-cell>
          <table:table-cell office:value-type="string" table:style-name="ce1">
            <text:p>난 너를 만나러 가 네가 싫어하지만 연락도 안하고 가 차가 내 쪽으로 달려온다지만 오늘만은 안 피할 거야 그냥 날 치고 좀 가 피아노 건반에 얼굴 처박고 울어도 날 좀 봐달라고 이틀째 존나 굶어도 너는 다시 돌아오지 않잖아 너무 늦었어란 말이 맞잖아 팬티 바람으로 밖으로 쫓겨나간 기분 괜히 바람 쐬러 나가도 시간 낭비일 뿐 비킬라면 네가 비켜 음악에 돈 꼴아서 지갑이 비어 전봇대에 대가리 박아 씨발 옆에 네 남자 지나갔어 날 찾는 건 그만둔 알바 점장뿐 눈물도 없어서 하품할 때만 혼자 울어 불쌍하게 밥은 맨날 햇반 먹어 근데 포기란 건 옛날의 방법 사랑 앞에서 난 엔간히 반복 영화 보면서 날 먹어 내가 네 팝콘 난 너를 만나러 가 네가 싫어하지만 연락도 안하고 가 차가 내 쪽으로 달려온다지만 오늘만은 안 피할 거야 그냥 날 치고 좀 가 무슨 말이라도 해줘 난 눈이 멀어버린 해적 널 생각하다 보면 해지고 내가 병신 같다고 해줘 난 이제 잃을 게 없어 네가 전부였기에 걱정돼 밤이 되면 날 깨워서 바보같이 굴어서 괴롭혀 “나 바뀐 게 뭔지 찾아봐줘!” 난 10분 동안 못 찾고 그냥 놀고 자빠져 나빠 핑계 대지 그래도 내 손을 잡아줘 어차피 개 돼지 새끼들 날 잡아먹어 별의별 새끼들 만나봤지만 네가 내 기준 Forever 햇빛을 받게 해줄 테니 내게 들어와 부르면 내 핏줄 타고 올라와 baby 준비해 불이 붙어 이불 덮고 놀러 가 비행기 타 난 너를 만나러 가 네가 싫어하지만 연락도 안하고 가 차가 내 쪽으로 달려온다지만 오늘만은 안 피할 거야 그냥 날 치고 좀 가 예쁜 여잔 많아 내 번호를 안다면 대시해줘 이 밤에 오늘 나랑 영화 보자 난 원래 숙맥 백 번 넘어갈걸 입 맞춰줘 당장 그럼 너를 바로 잊어 난 너를 만나러 가 네가 싫어하지만 연락도 안하고 가 차가 내 쪽으로 달려온다지만 오늘만은 안 피할 거야 그냥 날 치고 좀 가</text:p>
          </table:table-cell>
          <table:table-cell office:value-type="string" table:style-name="ce1">
            <text:p>남</text:p>
          </table:table-cell>
          <table:table-cell table:number-columns-repeated="16377"/>
        </table:table-row>
        <table:table-row table:style-name="ro1">
          <table:table-cell office:value-type="float" office:value="379" table:style-name="ce1">
            <text:p>379</text:p>
          </table:table-cell>
          <table:table-cell office:value-type="string" table:style-name="ce1">
            <text:p>그레이</text:p>
          </table:table-cell>
          <table:table-cell office:value-type="string" table:style-name="ce1">
            <text:p>잘 (I'm fine)</text:p>
          </table:table-cell>
          <table:table-cell office:value-type="string" table:style-name="ce1">
            <text:p>2017.10.9</text:p>
          </table:table-cell>
          <table:table-cell office:value-type="string" table:style-name="ce1">
            <text:p>사계절</text:p>
          </table:table-cell>
          <table:table-cell office:value-type="string" table:style-name="ce1">
            <text:p>쉬어가도 돼 난 I'm fine 끊임없이 뛰어온 날 봐 잘 하고 있는지 의심되면 그런 내게 말해줘 I'm fine I'm fine 가끔은 내가 걷고 있는 이 길이 올바른 곳으로 제대로 가고 있는 건지 내가 내뱉는 말과 행동들이 다른 사람들의 눈엔 어떻게 비춰질지 생각은 많아지고 하루는 짧아져 날 위로해주는 건 긴 한숨뿐이야 대체 뭘 위해 이렇게까지 사는지 난 지금 내 자신을 위해 살고 있는 건지 I don't know 언제부턴가 쉬는 게 난 두려워져 자신감은 바닥을 잘 되는 사람이 부러워 하늘은 본 적 없고 주변 볼 시간 없어 모든 건 변명이지 예전이 그리워 uh 이 노랜 내가 내게 주는 선물 이 노랠 듣는 누군가에게도 선물이 되었으면 해 다시 내일의 해가 뜨기 전에 한마디만 해 잘하고 있다고 쉬어가도 돼 난 I'm fine 끊임없이 뛰어온 날 봐 잘 하고 있는지 의심되면 그런 네게 말해줘 I'm fine I'm fine 걷다가 또 뛰다가 또 지나가나 했더니 뿌리치지를 못하고 있어 겁이 나지 겁이 브라운관으로 봐도 결국 현실 같은 현실이 계속되는 거절은 변하지 않은 나지만 상할 대로 상한 너에겐 변해버린 나일 수도 인간적이라 말하지만 그 눈동자가 가리킨 건 내가 모는 차일 수도 2007년이었고 난 10년째 뒤바뀌어 버린 시차 여전히 피곤해 연락이 안 될 땐 내가 비행기 안이 거나 가사를 적고 있다고 생각해 주면 돼 솔직한 피드백을 원했던 건 내가 좀 더 나은 사람이 되고 싶었기 때문에 솔직하게 오늘은 좀 지쳐있고 아무나 내게 잘하고 있다고 말해줬으면 해 말해줬으면 해 자랑스럽네 부끄럽지 않게 너무 잘하고 있네 라고 baby I want you to tell me whatever I want good, finest fine 자주 꾸는 악몽 때문에 식겁해 다시 잠에 들기가 난 또 무섭네 yeah 굿 밤 굿 잠 푹 자 Sweet dreams 좋은 꿈 꾸길 Good night 쉬어가도 돼 난 I'm fine 끊임없이 뛰어온 날 봐 잘 하고 있는지 의심되면 그런 네게 말해줘 I'm fine I'm fine</text:p>
          </table:table-cell>
          <table:table-cell office:value-type="string" table:style-name="ce1">
            <text:p>남</text:p>
          </table:table-cell>
          <table:table-cell table:number-columns-repeated="16377"/>
        </table:table-row>
        <table:table-row table:style-name="ro1">
          <table:table-cell office:value-type="float" office:value="380" table:style-name="ce1">
            <text:p>380</text:p>
          </table:table-cell>
          <table:table-cell office:value-type="string" table:style-name="ce1">
            <text:p>윤딴딴</text:p>
          </table:table-cell>
          <table:table-cell office:value-type="string" table:style-name="ce1">
            <text:p>신혼일기</text:p>
          </table:table-cell>
          <table:table-cell office:value-type="string" table:style-name="ce1">
            <text:p>2020.3.16</text:p>
          </table:table-cell>
          <table:table-cell office:value-type="string" table:style-name="ce1">
            <text:p>사계절</text:p>
          </table:table-cell>
          <table:table-cell office:value-type="string" table:style-name="ce1">
            <text:p>나 자전거 타고 집에 가고 있어 날 기다리는 널 보러 이따 밤에 영화 한 편 골라서 맛있는 거 먹으면서 보자 답답한 일이 좀 있었어 솔직한 나의 마음으론 들어가면 한 번만 안아줘 떡볶이 사서 갈게 넌 내게 기대도 돼 난 널 안고 네 이야기를 할래 오늘 어땠지 늘 나눈다면 못 이길 것도 없네 이렇게 우리 함께 늙자 오늘자 우리의 신혼일기 바람 바람 불던 그해 여름의 바다가 눈에 아른아른하다면 비행기 표가 있는지 보자 해야 하지 않겠어 우리가 하고 싶다면 변명인 건 서로가 알잖아 행복하려고 사는 건데 넌 내게 기대도 돼 난 널 안고 내 이야기를 할래 오늘 어땠지 늘 나눈다면 못 이길 것도 없네 이렇게 우리 함께 늙자 오늘자 우리의 신혼일기 너 얼마나 걸려 나 급해 또 매직기 코드는 왜 안 빼 하나 화내면 둘이 되고 둘이 화내면 싸우니 오해가 이해가 될 때까지 넌 내게 기대도 돼 난 널 안고 네 이야기를 할래 오늘 어땠지 늘 나눈다면 못 이길 것도 없네 이렇게 우리 함께 늙자 오늘자 우리의 신혼일기</text:p>
          </table:table-cell>
          <table:table-cell office:value-type="string" table:style-name="ce1">
            <text:p>남</text:p>
          </table:table-cell>
          <table:table-cell table:number-columns-repeated="16377"/>
        </table:table-row>
        <table:table-row table:style-name="ro1">
          <table:table-cell office:value-type="float" office:value="382" table:style-name="ce1">
            <text:p>382</text:p>
          </table:table-cell>
          <table:table-cell office:value-type="string" table:style-name="ce1">
            <text:p>버벌진트</text:p>
          </table:table-cell>
          <table:table-cell office:value-type="string" table:style-name="ce1">
            <text:p>시작이 좋아</text:p>
          </table:table-cell>
          <table:table-cell office:value-type="string" table:style-name="ce1">
            <text:p>2013.1.7</text:p>
          </table:table-cell>
          <table:table-cell office:value-type="string" table:style-name="ce1">
            <text:p>사계절</text:p>
          </table:table-cell>
          <table:table-cell office:value-type="string" table:style-name="ce1">
            <text:p>시작이 좋아 조용한 바닷가에 홀로 와 새해 소망도 빌었어 한동안 날 괴롭히던 지독한 감기도 다 나았어 느낌이 좋아... 느낌이 좋아, 작년 이맘때보다 훨씬 더 딱 한 가지, 네가 없을 뿐 그게 슬플 뿐 그것뿐 'happy new year' 복사하기, 붙여넣기 쏟아지겠지, 일년에 서너번씩 볼까말까한 지인들의 단체문자 요새는 잘 읽지도 않네 그냥 비행기 모드로 해놔. 조용히 있고파 떠들썩한 파티 분위기보다 이런 걸 원했어. 아마 내 친한 친구들은 숙취와 싸우고 있겠지. 또 누구는 소중한 누군가와 아침햇살을 맞이하겠지. must be nice huh 조용한 겨울바다 난 이게 좋아 그래서 혼자 여기 와 있어 시작이 좋아 조용한 바닷가에 홀로 와 새해 소망도 빌었어 한동안 날 괴롭히던 지독한 감기도 다 나았어 느낌이 좋아 느낌이 좋아 작년 이맘때보다 훨씬 더 딱한가지, 네가 없을 뿐 그게 슬플 뿐 그것뿐 생각보다 춥지는 않아, 괜찮아 생각보다 가만히 앉아 밀려왔다 나갔다 하는 파도를 바라보는 거 우울하지만은 않아. 나 오늘 너 비워내려고 이 곳에 왔어 지난 여름 모래 위에 네가 한 낙서처럼 빠르지도 쉽지도 않겠지 물론. it's too new for me, starting off the year alone 이 눈이 녹을 때쯤 봄기운이 오를 때쯤 그쯤이면 너, 또 둘이 걷던 곳, 함께 나누었던 것들 다 잊을 수 있겠지. 누군가의 예언과는 달리 이제 시작이야. life will go on 네가 들었다면 화낼거야 내 소원. 시작이 좋아 조용한 바닷가에 홀로 와 새해 소망도 빌었어 한동안 날 괴롭히던 지독한 감기도 다 나았어 느낌이 좋아 느낌이 좋아 작년 이맘때보다 훨씬 더 딱한가지, 네가 없을 뿐 그게 슬플 뿐 그것뿐</text:p>
          </table:table-cell>
          <table:table-cell office:value-type="string" table:style-name="ce1">
            <text:p>남</text:p>
          </table:table-cell>
          <table:table-cell table:number-columns-repeated="16377"/>
        </table:table-row>
        <table:table-row table:style-name="ro1">
          <table:table-cell office:value-type="float" office:value="382" table:style-name="ce1">
            <text:p>382</text:p>
          </table:table-cell>
          <table:table-cell office:value-type="string" table:style-name="ce1">
            <text:p>아이유</text:p>
          </table:table-cell>
          <table:table-cell office:value-type="string" table:style-name="ce1">
            <text:p>Into the I-LAND</text:p>
          </table:table-cell>
          <table:table-cell office:value-type="string" table:style-name="ce1">
            <text:p>2020.6.19</text:p>
          </table:table-cell>
          <table:table-cell office:value-type="string" table:style-name="ce1">
            <text:p>사계절</text:p>
          </table:table-cell>
          <table:table-cell office:value-type="string" table:style-name="ce1">
            <text:p>I got pushed 떠밀려 왔어 오래도 찾아 헤맨 꿈의 문 앞에 내 안에 그 작은 노래가 작은 노래가 날 여기 데려왔어 외로워도 기댈 곳 없이 괴로워도 멈춤 없이 그저 참고 견딘 시간의 의미를 이제야 나 널 만난 후에야 손잡은 후에야 그 이유를 깨달아 Yeah I’m scared 두렵긴 하지만 힘차게 뛰어가 let's just try It’s our chance 수없이 새겨진 지난 발자국이 알아 Woah oh 친구가 되어 함께 걸어줘 Let’s just run for our lives Woah oh 손을 내밀어 그리고 약속해 Let’s just run for our lives Woah oh 미래의 문이 열리고 약속의 그날이 보여 You &amp; I We can fly 넌 또 다른 나 난 또 다른 너 Let’s just run for our lives Woah oh 너와 내 꿈의 I-LAND Run for your heart run for your life 너와 내 꿈의 I-LAND Run for your heart run for your life 외로워도 기댈 곳 없이 괴로워도 멈춤 없이 내게 지구는 꼭 무인도 같았어 But right now 넌 지금 내 옆에 지금 내 옆에 함께 달리고 있어 Yeah I’m scared 떨리고 있지만 멈추지 말고 가 let's just try It’s our chance 수없이 새겨진 지난 발자국이 알아 Woah oh 친구가 되어 함께 걸어줘 Let’s just run for our lives Woah oh 손을 내밀어 그리고 약속해 Let’s just run for our lives Woah oh ‘I’란 섬과 섬 사이 작은 선을 이어서 단단한 다릴 지어 Now I &amp; I &amp; I &amp; I are I-LAND 너와 난 너와 난 너와 난 하나인 거야 너와 내 꿈의 I-LAND Run for your heart run for your life 너와 내 꿈의 I-LAND Run for your heart run for your life Woah oh 친구가 되어 함께 걸어줘 Let’s just run for our lives Woah oh 손을 내밀어 그리고 약속해 Let’s just run for our lives Woah oh 꿈은 현실에 꽃피고 꽃은 불꽃 속에 빛나 You &amp; I We can fly 넌 또 다른 나 난 또 다른 너 Let’s just run for our lives Woah oh Oh Run for your dream</text:p>
          </table:table-cell>
          <table:table-cell office:value-type="string" table:style-name="ce1">
            <text:p>여</text:p>
          </table:table-cell>
          <table:table-cell table:number-columns-repeated="16377"/>
        </table:table-row>
        <table:table-row table:style-name="ro1">
          <table:table-cell office:value-type="float" office:value="383" table:style-name="ce1">
            <text:p>383</text:p>
          </table:table-cell>
          <table:table-cell office:value-type="string" table:style-name="ce1">
            <text:p>에버글로우</text:p>
          </table:table-cell>
          <table:table-cell office:value-type="string" table:style-name="ce1">
            <text:p>DUN DUN</text:p>
          </table:table-cell>
          <table:table-cell office:value-type="string" table:style-name="ce1">
            <text:p>2020.2.3</text:p>
          </table:table-cell>
          <table:table-cell office:value-type="string" table:style-name="ce1">
            <text:p>사계절</text:p>
          </table:table-cell>
          <table:table-cell office:value-type="string" table:style-name="ce1">
            <text:p>Yeah, EVERGLOW 북을 울려라 Pa rum pum-pum-pum-pum-pum 노랠 불러라 Tra-la-la-la-la-la-la 등장부터 좀 거칠게 갈 테니까 깜짝 놀라지 마 입에서 입으로 전해져 난 방금 스친 애 보통 아니라고 깊은 이 정글도 나에겐 짜릿한 놀이터 Alright 난 골랐어 nananananana 너의 그 심장에 내 이름 하나를 남길래 So, You had better run You are so done-- You are so done Now you're done 나의 눈빛에 갇힌(Dun! Dun!) 작은 어린 양같이 Dun-- Baby 꼼짝 못 할 걸 내가 보기와 좀 달라 거침없지 so strong 잠깐 방심하는 찰나 뒤집어버려 bomb, the bomb 순식간에 제압해 네 숨을 턱 막히게 해 말투는 cool 나의 몸짓은 hot like uh 우아하게 난 지금 won't stop, can't stop 너를 노려 뛰어 달아나도 결국엔 조그만 무인도 Alright 다 끝났어 nananananana 너의 그 심장에 내 모습 하나를 새길래 So, You had better run You are so done-- Now you're done-- 나의 눈빛에 갇힌 작은 어린 양같이 Dun-- baby 꼼짝 못 할 걸 난 깊이 널 깊이 더 깊이 파고들어 끝까지 확실히 단단히 움켜쥐어 나를 우러러(바라보겠지) 나를 외치고(부르짖겠지) 그래 아마 넌(내 것이겠지) 넌 전부 다 읽혔어 You are so done-- You are so done-- Now you're done-- 나의 눈빛에 갇힌 작은 어린 양같이 Dun-- Baby 꼼짝 못 할걸 (Dun! Dun!) (Dun! Dun!) Baby 꼼짝 못 할걸</text:p>
          </table:table-cell>
          <table:table-cell office:value-type="string" table:style-name="ce1">
            <text:p>여</text:p>
          </table:table-cell>
          <table:table-cell table:number-columns-repeated="16377"/>
        </table:table-row>
        <table:table-row table:style-name="ro1">
          <table:table-cell office:value-type="float" office:value="384" table:style-name="ce1">
            <text:p>384</text:p>
          </table:table-cell>
          <table:table-cell office:value-type="string" table:style-name="ce1">
            <text:p>SOBER</text:p>
          </table:table-cell>
          <table:table-cell office:value-type="string" table:style-name="ce1">
            <text:p>Liquor</text:p>
          </table:table-cell>
          <table:table-cell office:value-type="string" table:style-name="ce1">
            <text:p>2020.10.9</text:p>
          </table:table-cell>
          <table:table-cell office:value-type="string" table:style-name="ce1">
            <text:p>사계절</text:p>
          </table:table-cell>
          <table:table-cell office:value-type="string" table:style-name="ce1">
            <text:p>이미 너무 늦어 버린 거야 no love 설렘 따윈 지운지 좀 오래됐어 우리 둘 사이에 그런 게 어딨어 담배 연기처럼 다 사라질 텐데 tonight my dear 떠나 아무도 몰라 무인도 같아 we fucked up tonight my dear 떠나 아무도 몰라 무인도 같아 we fucked up 난 너를 팔아서 노래를 만들어 i've been sippin liquor 계속 마셔 한 모금 더 마시면 나아질까 생각했어 그런데 이상하게 미안하진 않아 fake love I got a feeling that it's time to let it go I got a feeling that it's time to let it go away tonight my dear 떠나 아무도 몰라 무인도 같아 we fucked up Fuck on my bitch I let her know Fuck on my bitch I let her know Samurai sword like I’m ghost I just flew me out the door Honey comb with me on the floor Balance 내 중심 in my soul I don’t need bitches, I don’t need hoes Look at me speed, i let that go To my own self, I got to go Spacing out I’m just spacing out Move out the way, you in my route Look at my wav, thats all I’m bout Catchin my waves I’m surfin down Catchin my waves I’m cruising down Move out the way, you in my route Look at my wav, thats all I’m bout Catchin my waves I’m surfin down Catchin my waves I’m cruising down tonight my dear 떠나 아무도 몰라 무인도 같아 we fucked up tonight my dear 떠나 아무도 몰라 무인도 같아 we fucked up</text:p>
          </table:table-cell>
          <table:table-cell office:value-type="string" table:style-name="ce1">
            <text:p>남</text:p>
          </table:table-cell>
          <table:table-cell table:number-columns-repeated="16377"/>
        </table:table-row>
        <table:table-row table:style-name="ro1">
          <table:table-cell office:value-type="float" office:value="385" table:style-name="ce1">
            <text:p>385</text:p>
          </table:table-cell>
          <table:table-cell office:value-type="string" table:style-name="ce1">
            <text:p>김희재,?강태관</text:p>
          </table:table-cell>
          <table:table-cell office:value-type="string" table:style-name="ce1">
            <text:p>나만의 여인</text:p>
          </table:table-cell>
          <table:table-cell office:value-type="string" table:style-name="ce1">
            <text:p>2020.3.6</text:p>
          </table:table-cell>
          <table:table-cell office:value-type="string" table:style-name="ce1">
            <text:p>여름</text:p>
          </table:table-cell>
          <table:table-cell office:value-type="string" table:style-name="ce1">
            <text:p>사랑에 한번 빠지고 싶어요 아주 멋진 여자를 만나 바다가 있는 아름다운 해변을 둘이서 걷고 싶어요 가슴이 벅차 올라요 눈물마저 핑 도네요 지금까지 살아오면서 나를 위해 무엇을 했나 세월이 다 가기 전에 내 모습 변하기 전에 그대와 둘이 밤을 지새며 지난날을 잊고 싶어요 사랑을 한번 해보고 싶어요 매력 있는 여자를 만나 아무도 없는 무인도에서 그녀와 함께 있고 싶어요 가슴이 벅차 올라요 눈물마저 핑 도네요 지금까지 살아오면서 나를 위해 무엇을 했나 세월이 다 가기 전에 내 모습 변하기 전에 사랑하는 그대 그대와 둘이 지난날을 잊고 싶어요 지난날을 잊고 싶어요 지난날을 잊고 싶어요</text:p>
          </table:table-cell>
          <table:table-cell office:value-type="string" table:style-name="ce1">
            <text:p>남</text:p>
          </table:table-cell>
          <table:table-cell table:number-columns-repeated="16377"/>
        </table:table-row>
        <table:table-row table:style-name="ro1">
          <table:table-cell office:value-type="float" office:value="386" table:style-name="ce1">
            <text:p>386</text:p>
          </table:table-cell>
          <table:table-cell office:value-type="string" table:style-name="ce1">
            <text:p>김하온(HAON)</text:p>
          </table:table-cell>
          <table:table-cell office:value-type="string" table:style-name="ce1">
            <text:p>OOOOOOL</text:p>
          </table:table-cell>
          <table:table-cell office:value-type="string" table:style-name="ce1">
            <text:p>2018.9.5</text:p>
          </table:table-cell>
          <table:table-cell office:value-type="string" table:style-name="ce1">
            <text:p>여름</text:p>
          </table:table-cell>
          <table:table-cell office:value-type="string" table:style-name="ce1">
            <text:p>Groovy Everywhere 아무도 아무도 더럽히지 못하는 무인도 나무 안에 멍하니 멈춰있어 파란색들의 새들은 날개를 펄럭 머리위로 내일 또 보자고 메일로 오는 것들은 차가워서 박스안에 수박을 넣어뒀어 얼음이 되어버렸잖아 벌써 어른이 되어버렸잖아 벌써 모두가 무시하는 표지판 그렇다고 죽지는 않지만 안 봐도 괜찮아 사실 난 강해지고 있으니까 사실은 너무해 조금은 섭섭해 why you guys being like that 새로운 friend 이름은 deep depress 조금은 찝찝해 우주위로 우유를 촥 뿌리고 눈들엔 눈물이 팍 이유를 묻기엔 숨이 차 간 때문이야 두리 차 mmm 아수라 발발 타 난 불처럼 활활 타 부자가 되고싶냐 돈을 벌고싶냐 그게 뭔 소용이야 혼자 남았네 방안에 아련해 도망갈래 ? mmm 몰라 알아서 해 난 어렵게 안 할래 조그맣게 mmm 노랗게 파랗게 만약에 나갈때 즈음 말할게 mmm 사실은 I don’t care mmm 사실은 I don’t share mmm yuh 아이고 어지럽네 아이고 yeah I love that 아이고 요즘 어때 아이고 I don’t know man 아이고 어지럽네 아이고 yeah I love that 아이고 요즘 어때 아이고 I don’t know man 맘대로 해 boy you got me like OOOOOOOL 아침에 새들은 singing like OOOOOOOL 엄마는 날 보고 she be like OOOOOOOL 바다에 빠지듯 I mean like OOOOOOOL I don’t want to rap ( no more yeah ) dimons on my neck ( oh no yeah ) 예상은 했지만서도 이또한 여러개의 펜듈럼 아래에 when I rap back to the past 옛적의 기억들이 가득해 좋은징조는 아니지만서도 좀 취해도 난리지만서도 난 봤지 마치 동전 같은사람들을 겉은 푸르지만 속은 시뻘건사람들을 그 피부에 줄을 그었더니 마치 수박 같군 난 그저 조화롭길 바랄 뿐 난 그저 조화롭길 바랄 뿐 쥐약은 쥐입에 달듯이 나 또한 멋대로 삼켜왔겠지 미쳐야 미친 게 아닌 곳에서 난 정상이 되지 못했어 포기했어 비아냥과 꼬인 사람들의 비꼼 틈에서 시간이 해결할 거라 말했어 것 또한 환상임을 알고 있음에도 Ooo take me h1ghr like we going down Everybody lookin me 난 뭣도 아니야 뿌리는대로 거두는 중인 나를 바라 봐줘 우리는 운명이 이끄는대로 이제 놔줘 안녕 아이고 어지럽네 아이고 yeah I love that 아이고 요즘어때 아이고 I don’t know man 아이고 어지럽네 아이고 yeah I love that 아이고 요즘어때 아이고 I don’t know man 맘대로 해 boy you got me like OOOOOOOL 아침에 새들은 singing like OOOOOOOL 엄마는 날보고 she be like OOOOOOOL 바다에 빠지듯 I mean like OOOOOOOL</text:p>
          </table:table-cell>
          <table:table-cell office:value-type="string" table:style-name="ce1">
            <text:p>남</text:p>
          </table:table-cell>
          <table:table-cell table:number-columns-repeated="16377"/>
        </table:table-row>
        <table:table-row table:style-name="ro1">
          <table:table-cell office:value-type="float" office:value="387" table:style-name="ce1">
            <text:p>387</text:p>
          </table:table-cell>
          <table:table-cell office:value-type="string" table:style-name="ce1">
            <text:p>웃소</text:p>
          </table:table-cell>
          <table:table-cell office:value-type="string" table:style-name="ce1">
            <text:p>무인도</text:p>
          </table:table-cell>
          <table:table-cell office:value-type="string" table:style-name="ce1">
            <text:p>2019.8.7</text:p>
          </table:table-cell>
          <table:table-cell office:value-type="string" table:style-name="ce1">
            <text:p>여름</text:p>
          </table:table-cell>
          <table:table-cell office:value-type="string" table:style-name="ce1">
            <text:p>마음과 다르게 흘러간 하루 오늘 우린 무인도에 쉬어갈 거야 빨리 뛰어 봤자 그 짧은 사이에 우리는 놓치는 것들이 너무나 많아 흐린 날 이어도 좋아 찡그릴 필요 없잖아 잠시 쉬어 가도 괜찮아 여기선 쏟아지는 별을 볼 수 있으니 바다 바람 부서지는 파도 너의 웃음 우리라서 좋아 빨간 노을 가까이 온 하늘 이 넓은 바다 우리뿐인걸 우리뿐인걸 바다 바람 부서지는 파도 너의 웃음 우리라서 좋아 빨간 노을 가까이 온 하늘 이 넓은 바다 우리뿐인걸 무인도 쓸쓸한 곳 지켜만 보네 남들 뛰는 것 그래도 멈춘 채 쉬어 가는 건 추억이 되는 법 이미 주사위는 던졌으니 멈춘 이곳에서 노래 불렀으니 바다 바람 부서지는 파도 옷이 젖더라도 기분은 좋다고 어두운 밤이 와도 별보다 빛나는 너를 찾아봐 막막한 마음 들 땐 바람에 맡겨봐 눈을 감아봐 바다 바람 부서지는 파도 너의 웃음 우리라서 좋아 빨간 노을 가까이 온 하늘 이 넓은 바다 우리뿐인걸 우리뿐인걸 바다 바람 부서지는 파도 너의 웃음 우리라서 좋아 빨간 노을 가까이 온 하늘 이 넓은 바다 우리뿐인걸</text:p>
          </table:table-cell>
          <table:table-cell office:value-type="string" table:style-name="ce1">
            <text:p>혼성</text:p>
          </table:table-cell>
          <table:table-cell table:number-columns-repeated="16377"/>
        </table:table-row>
        <table:table-row table:style-name="ro1">
          <table:table-cell office:value-type="float" office:value="388" table:style-name="ce1">
            <text:p>388</text:p>
          </table:table-cell>
          <table:table-cell office:value-type="string" table:style-name="ce1">
            <text:p>마마무</text:p>
          </table:table-cell>
          <table:table-cell office:value-type="string" table:style-name="ce1">
            <text:p>춤을 춰</text:p>
          </table:table-cell>
          <table:table-cell office:value-type="string" table:style-name="ce1">
            <text:p>2019.11.14</text:p>
          </table:table-cell>
          <table:table-cell office:value-type="string" table:style-name="ce1">
            <text:p>사계절</text:p>
          </table:table-cell>
          <table:table-cell office:value-type="string" table:style-name="ce1">
            <text:p>갈 곳 잃은 듯 떨리는 눈빛 너를 밝히는 유일한 불빛 eyes 눈을 감은 채 yeah 어느덧 넌 최면에 빠지네 삐끗삐끗해 흘끔흘끔대 마음처럼 잘 되지 않아 조급해 I feel good not bad 해 You believe me 그냥 즐기면 돼 춤을 춰 몸이 날 이끄는 대로 지금 이 느낌 이대로 너의 우주를 탐험해 feelin' so fly 속삭여 들뜬 기분대로 달빛이 빛을 감출 때도 계속 yeah 나와 춤을 춰 High tension High tension High tension 대담해진 손짓은 너와 날 하나로 만들어 춤을 춰 Dancing all night 빨라진 템포 비트 숨이 차올라 두 손은 내 허리 위 너는 마치 내게 온 파도 같아 난 그 위를 서핑해 끌어당겨도 좋아 흐트러진 머리를 묶고 여긴 우리 둘뿐이야 무인도 괜찮아 무리해도 넌 내게 번지 정해진 법칙은 없어 들어줄게 말해 뭐든지 춤을 춰 몸이 날 이끄는 대로 지금 이 느낌 이대로 너의 우주를 탐험해 feelin' so fly 속삭여 들뜬 기분대로 달빛이 빛을 감출 때도 계속 yeah 나와 춤을 춰 High tension High tension High tension 대담해진 손짓은 너와 날 하나로 만들어 춤을 춰 영감 가득한 이 밤 tonight 내게 좀 더 널 보여 봐 1 Step 2 Step 어쩜 어쩜 우린 이렇게 너의 눈은 나를 비췄다 안 비췄다 해 비쳤다 난 미쳤다 멈추지 마 이대로 춤을 춰 몸이 날 이끄는 대로 지금 이 느낌 이대로 너의 우주를 탐험해 feelin' so fly 속삭여 들뜬 기분대로 달빛이 빛을 감출 때도 계속 yeah 나와 춤을 춰 High tension High tension High tension 대담해진 손짓은 너와 날 하나로 만들어 춤을 춰</text:p>
          </table:table-cell>
          <table:table-cell office:value-type="string" table:style-name="ce1">
            <text:p>여</text:p>
          </table:table-cell>
          <table:table-cell table:number-columns-repeated="16377"/>
        </table:table-row>
        <table:table-row table:style-name="ro1">
          <table:table-cell office:value-type="float" office:value="389" table:style-name="ce1">
            <text:p>389</text:p>
          </table:table-cell>
          <table:table-cell office:value-type="string" table:style-name="ce1">
            <text:p>에픽하이</text:p>
          </table:table-cell>
          <table:table-cell office:value-type="string" table:style-name="ce1">
            <text:p>비가 온대 내일도</text:p>
          </table:table-cell>
          <table:table-cell office:value-type="string" table:style-name="ce1">
            <text:p>2019.3.11</text:p>
          </table:table-cell>
          <table:table-cell office:value-type="string" table:style-name="ce1">
            <text:p>사계절</text:p>
          </table:table-cell>
          <table:table-cell office:value-type="string" table:style-name="ce1">
            <text:p>무인도가 된 매트리스. 이젠 술과 수면제도 안 들고. 밤새 켜둔 sleep playlist. 끝없는 beats to relax and study to. F?k ‘em all man I hate this. 내일 오늘과 어젠 뒤섞이고. 기억들이 랜덤 액세스. 언제나 과부하가 돼. 내가 가는 길. 막다르다는 걸 알면서도 수십번을 반복해서 걷는 길. 내가 하는 일. 창작이란 그럴싸한 이름에 스스로 벽을 세워 넘는 일. 살아가면서 느낀 은하수만했던 감정들을 건네고 별몇개를 얻는 일. 내일은 내일의 해가 뜬다네. 저 먹구름들은 내게 다르게 말해. They say… 비가 온대 내일도. 비가 온대 내일도. 비가 온대 내일도. 비가 온대 내일도. 비가 온대 내일도. 비가 온대 내일도. 비가 온대 내일도. 비가 온대 내일도. 생각의 바다. 끝을 모르니까 자꾸 빠져드는가 봐. 매일 밤 자유롭게 헤엄치려다가 결국 파도처럼 부서지고 말아. 밤은 갈수록 길어지고 검어져. 때론 달과 달 해를 넘어서 답을 찾다 자꾸 돌아보게 돼. 정답이 없어서. 쓰러져도 일어나 무너지기 위해 걷기 시작한 건 아닌데. 남을 채워주려 비우다 사라지게 될 운명이라는 건 아는데. 받아들이는 게 어려워만 지네. 쫓고 있는 꿈이 너무 많아서 새벽녘에 잠이 드네. 눈 감아야 자유로워지는 나라서. 비가 온대 내일도. 비가 온대 내일도. 비가 온대 내일도. 비가 온대 내일도. 비가 온대 내일도. 비가 온대 내일도. 비가 온대 내일도. 비가 온대 내일도.</text:p>
          </table:table-cell>
          <table:table-cell office:value-type="string" table:style-name="ce1">
            <text:p>남</text:p>
          </table:table-cell>
          <table:table-cell table:number-columns-repeated="16377"/>
        </table:table-row>
        <table:table-row table:style-name="ro1">
          <table:table-cell office:value-type="float" office:value="390" table:style-name="ce1">
            <text:p>390</text:p>
          </table:table-cell>
          <table:table-cell office:value-type="string" table:style-name="ce1">
            <text:p>디아크</text:p>
          </table:table-cell>
          <table:table-cell office:value-type="string" table:style-name="ce1">
            <text:p>빛</text:p>
          </table:table-cell>
          <table:table-cell office:value-type="string" table:style-name="ce1">
            <text:p>2015.4.10</text:p>
          </table:table-cell>
          <table:table-cell office:value-type="string" table:style-name="ce1">
            <text:p>사계절</text:p>
          </table:table-cell>
          <table:table-cell office:value-type="string" table:style-name="ce1">
            <text:p>Yeah SOMEBODY 4 LIFE, yeah, here we go. 항상 난 홀로 살아 가려고 했어, 하루하루가 솔로만의 이야기였어 나 무인도 에서도 잘만 지냈었지 벽까지 쌓으려고 했어 아무도 잡지 않는 다고 왜 이렇게 자유로 느껴졌지 어리석은 내게 착각한 우물 속에서 나와 나만을 보살펴 그런 나에게 손을 내밀던 너 내 손을 잡아봐 누군가 필요할 때 I’ll be that somebody somebody, we’re in this for life yeah 나만 바라봐 어깨가 필요할 때 I’ll be that somebody somebody, we’re in this for life yeah 1 is loneliness and 2 is company Together we’re the A team, a match and gasoline 꼭 가위가 (어) 양쪽 팔이 필요한 것처럼 내게 기대 기대어봐 I know Always got my back back, and you know i always got you right back 이제부터 누가 내게 네가 뭐라고 해도 네 옆자리엔 항상 내가 있을게 You Know it’s true 널 만난 뒤에 눈이 떠졌어 이 공허한 곳만 보여 Yo, fill this empty space. 남을 위해 살아간다는 행복을 몰랐어 이제는 I will be there 내 손을 잡아봐 누군가 필요할 때 I’ll be that somebody somebody, we’re in this for life yeah 나만 바라봐 어깨가 필요할 때 I’ll be that somebody somebody, we’re in this for life yeah 눈물과 걱정도 다 내게 맡겨놔, Whenever you call you know that I’m right by your side I’ll be there 내 손을 잡아봐 누군가 필요할 때 I’ll be that somebody somebody, we’re in this for life yeah 나만 바라봐 어깨가 필요할 때 I’ll be that somebody somebody, we’re in this for life yeah 어떤 상황에서도 눈물 흘리지 마요 한 방울 한 방울이 아까워 (we’re in this for life yeah) 내게 기대어 봐요 손을 잡아줄게요 세상이 등을 돌린다 해도 (we’re in this for life yeah)</text:p>
          </table:table-cell>
          <table:table-cell office:value-type="string" table:style-name="ce1">
            <text:p>여</text:p>
          </table:table-cell>
          <table:table-cell table:number-columns-repeated="16377"/>
        </table:table-row>
        <table:table-row table:style-name="ro1">
          <table:table-cell office:value-type="float" office:value="391" table:style-name="ce1">
            <text:p>391</text:p>
          </table:table-cell>
          <table:table-cell office:value-type="string" table:style-name="ce1">
            <text:p>기리보이</text:p>
          </table:table-cell>
          <table:table-cell office:value-type="string" table:style-name="ce1">
            <text:p>camp</text:p>
          </table:table-cell>
          <table:table-cell office:value-type="string" table:style-name="ce1">
            <text:p>2014.1.20</text:p>
          </table:table-cell>
          <table:table-cell office:value-type="string" table:style-name="ce1">
            <text:p>사계절</text:p>
          </table:table-cell>
          <table:table-cell office:value-type="string" table:style-name="ce1">
            <text:p>타오르는 불씨에 부채질을 하는 게 너무 나쁜 거라면 나쁜 놈이 되겠어 우린 불장난을 해 해변의 밤을 맞이해 캠핑을 하고 있어 캠핑을 하고 있어 복잡한 머릴 비워 복잡한 오선지는 치워 이제 남은 건 우리 둘이 보내게 될 시간뿐이지 끝을 버리고 왔으니 이제는 시작뿐이지 너무 삭막한 그 땅은 잊어 이제 밝게 눈을 뜨고 쳐다봐 바다 노을이 너무 빨개 너의 볼 같애 이건 너가 보낸 신호 난 얼떨결에 키스를 시도해 타오르는 불씨에 부채질을 하는 게 너무 나쁜 거라면 나쁜 놈이 되겠어 우린 불장난을 해 해변의 밤을 맞이해 캠핑을 하고 있어 캠핑을 하고 있어 우린 춤을 춰야 해 음악이 끊기지 않게 고기를 구워야 해 불씨가 끊기지 않게 우린 랩을 해야 해 대화가 끊기지 않게 우린 캠핑을 해야 해 여기 무인도에서 (Swings) 애기 애기, 폰 던지자 바닷가에 오늘은 웃자, 후회 따위는 내일 할게 하늘엔 보름달이 떴어 내 잔이 조금 많이 비었어 짙게 취해도 돼, its okay (cuz) we don't care what people say 아니 그렇다기보단, 지금 관중은 별뿐 물속에 들어가면 우린 잠수 두 번을 하는 셈이야 이해가 이해가? 돈 모은 걸로 지금 찬 비싼 시계 참. 이것도 숲 속으로, 너구리야 가져 내일 아침에 또 찾겠지, 알지, 그래 알어 어쩌라고 너도 알잖아, 난 안 cool 해 대신 열기가 찼어, 온몸이 붉은색 lets take it to another level 잠깐 쉿하고 들어보자고 bass treble 타오르는 불씨에 부채질을 하는 게 너무 나쁜 거라면 나쁜 놈이 되겠어 우린 불장난을 해 해변의 밤을 맞이해 캠핑을 하고 있어 캠핑을 하고 있어 우린 춤을 춰야 해 음악이 끊기지 않게 고기를 구워야 해 불씨가 끊기지 않게 우린 랩을 해야 해 대화가 끊기지 않게 우린 캠핑을 해야 해 여기 무인도에서 시끄러운 클럽보단 밤하늘의 별 너에게 보여주고 싶어 느껴봐 이풍경 밤하늘에 그려 너의 꿈과 미래 현실을 도피한 우린 우주 이 전체를 즐겨</text:p>
          </table:table-cell>
          <table:table-cell office:value-type="string" table:style-name="ce1">
            <text:p>남</text:p>
          </table:table-cell>
          <table:table-cell table:number-columns-repeated="16377"/>
        </table:table-row>
        <table:table-row table:style-name="ro1">
          <table:table-cell office:value-type="float" office:value="392" table:style-name="ce1">
            <text:p>392</text:p>
          </table:table-cell>
          <table:table-cell office:value-type="string" table:style-name="ce1">
            <text:p>허각,?에이핑크(Apink),?빅톤(VICTON)</text:p>
          </table:table-cell>
          <table:table-cell office:value-type="string" table:style-name="ce1">
            <text:p>오아시스</text:p>
          </table:table-cell>
          <table:table-cell office:value-type="string" table:style-name="ce1">
            <text:p>2017.8.3</text:p>
          </table:table-cell>
          <table:table-cell office:value-type="string" table:style-name="ce1">
            <text:p>여름</text:p>
          </table:table-cell>
          <table:table-cell office:value-type="string" table:style-name="ce1">
            <text:p>Here we go now 어떡해 올 여름 난 너무 바쁜데 그 어디라도 꼼짝하지 못할 것 같아 수평선 하늘 닿은 푸른 바다가 너와 날 부르고 있는데 oh 난 정말 괜찮아 이 도시라 해도 저 높은 빌딩 아래라도 너만 있다면 시원한 팥빙수를 함께 나눌 수 있다면 그걸로 충분해 가로수 그늘 아래 너와 함께 거닐면 그 어떤 해변가도 부럽지 않아 넌 나의 바다야 넌 나의 파도야 네 품에 안기면 내 안에 파도소리가 들려 무더운 이 여름에 복잡한 세상 일을 잠시 다 잊을 수도 있을 것 같아 넌 나의 숲이야 넌 나의 나무야 네 곁에 있으면 시원한 바람이 느껴져 모두가 떠나가 버린 한적한 도시에 남아 너와 나 사랑을 나눠 영원히 너와 나 우리 둘의 사이를 가르는 수평선을 넘어 세계 일주 하는 듯이 난 너란 무인도에서 표류해 어느 무더운 여름에 Ah yeah Ah yeah 가진 건 무더위만큼 뜨거운 사랑뿐 아무리 봐도 우린 잉꼬 같은 사랑꾼 말도 안 돼 네가 없는 난 안돼 너란 섬이 편한 나니까 Yeah 어느새 이 도시에 밤이 내리면 난 너의 곁에 한 손 가득 팝콘을 들고 무서운 영화 한편 함께 즐길 수 있다면 행복한 밤이야 놀란 척 네 어깨에 얼굴을 꼭 묻으면 이 밤은 천국보다 아름다운 걸 넌 나의 바다야 넌 나의 파도야 네 품에 안기면 내 안에 파도소리가 들려 무더운 이 여름에 복잡한 세상 일을 잠시 다 잊을 수도 있을 것 같아 넌 나의 숲이야 넌 나의 나무야 네 곁에 있으면 시원한 바람이 느껴져 모두가 떠나가 버린 한적한 도시에 남아 너와 나 사랑을 나눠 영원히 가슴이 벅차올라 난 날아올라 어쩔 줄 몰라 이대로 너만 내 곁에 있어준다면 어디든 난 행복할 거야 영원히</text:p>
          </table:table-cell>
          <table:table-cell office:value-type="string" table:style-name="ce1">
            <text:p>혼성</text:p>
          </table:table-cell>
          <table:table-cell table:number-columns-repeated="16377"/>
        </table:table-row>
        <table:table-row table:style-name="ro1">
          <table:table-cell office:value-type="float" office:value="393" table:style-name="ce1">
            <text:p>393</text:p>
          </table:table-cell>
          <table:table-cell office:value-type="string" table:style-name="ce1">
            <text:p>크루셜스타</text:p>
          </table:table-cell>
          <table:table-cell office:value-type="string" table:style-name="ce1">
            <text:p>또 있을까 싶어</text:p>
          </table:table-cell>
          <table:table-cell office:value-type="string" table:style-name="ce1">
            <text:p>2016.10.8</text:p>
          </table:table-cell>
          <table:table-cell office:value-type="string" table:style-name="ce1">
            <text:p>사계절</text:p>
          </table:table-cell>
          <table:table-cell office:value-type="string" table:style-name="ce1">
            <text:p>여기는 무인도 나 홀로 남겨진 섬 사랑이 음식이면 굶어 죽기 직전이야 나는 톰 행크스 딴 여자들은 윌슨 니 얼굴을 그려놓고 말을 붙여 힘을 내도 나는 너무 힘에 부쳐 일분 간격으로 마음의 비가 그쳐 우산을 접자마자 번개가 쳐 난 미쳐가 일도 하기 싫어 전부 내일로 미뤄놔 내 전부였던 니가 없는 세상엔 네 흔적들이 오직 나의 best friend 사진을 보며 혼자 묻고 대답해 아직은 너도 나와 같길 바래 넌 잘 사는듯해 나 없이 보내는 시간이 안 아까운듯해 사람들 만나고 나보다 바쁜듯해 병신같이 그걸 보며 왜 난 뿌듯해 또 있을까 싶어 너 같은 여자가 내 인생에 떠나보내고 나서야 깨달아 또 있을까 싶어 아무도 널 대신하지 못해 여전히 난 과거 속에서 살아 또 있을까 싶어 I'm nothing without you nothing without you 너무 보고 싶어 보기만 해도 충전됐었지 너무 잘 맞아서 혈연관계를 의심했었지 같은 순간에 같은 걸 떠올리고 같은 순간에 같은 말을 내뱉고 휘성 노랠 들으면 조세호만 생각났는데 결혼까지 생각했어 듣고 울뻔했어 그땐 모든 이별 노래가 우스웠는데 가사 한 줄 한 줄이 내게 쓰나미가 돼서 밤을 덮쳐 I don't wanna be alone 근데 니가 아니면 혼자가 더 나은걸 거짓말처럼 내게 돌아온다면 그것보다 행복한 삶이 또 있을까 싶어 이 노랠 니가 듣고 있다면 후회하고 있는 나를 알아줘 아니면 그냥 지나쳐도 돼 이건 그저 나의 S.O.S 또 있을까 싶어 너 같은 여자가 내 인생에 떠나보내고 나서야 깨달아 또 있을까 싶어 아무도 널 대신하지 못해 여전히 난 과거 속에서 살아 또 있을까 싶어 I'm nothing without you nothing without you 너무 보고 싶어 I'm nothing without you nothing without you 너무 안고 싶어</text:p>
          </table:table-cell>
          <table:table-cell office:value-type="string" table:style-name="ce1">
            <text:p>남</text:p>
          </table:table-cell>
          <table:table-cell table:number-columns-repeated="16377"/>
        </table:table-row>
        <table:table-row table:style-name="ro1">
          <table:table-cell office:value-type="float" office:value="394" table:style-name="ce1">
            <text:p>394</text:p>
          </table:table-cell>
          <table:table-cell office:value-type="string" table:style-name="ce1">
            <text:p>SF9</text:p>
          </table:table-cell>
          <table:table-cell office:value-type="string" table:style-name="ce1">
            <text:p>Together</text:p>
          </table:table-cell>
          <table:table-cell office:value-type="string" table:style-name="ce1">
            <text:p>2016.10.5</text:p>
          </table:table-cell>
          <table:table-cell office:value-type="string" table:style-name="ce1">
            <text:p>사계절</text:p>
          </table:table-cell>
          <table:table-cell office:value-type="string" table:style-name="ce1">
            <text:p>Pretty girl 그렇게 날 바라보면 또 어떡해 눈빛만 닿아도 난 터질 것만 같은데 알아가면 알아갈수록 넌 하루가 다르게 색다른 걸 점점 더 깊이 빠져만 가는 걸 Yeah Girl can't get you off my mind 보고 싶은 마음에 참기 힘든 하루였어 난 내 시간은 왜 더 느린지 네 생각만 왜 더 나는지 궁금해 난 미치겠어 So c'mon girl 내게와 Together 자꾸만 생각나 Whenever 정말로 놓치기 싫은데 오늘도 Over and over again girl So c'mon girl 내게와 Together 멈출 수 없어 난 Forever So baby let's get back together Let's get back together Pretty girl 네 생각에 잠들 수가 없는데 점점 더 깊이 빠져만 가는 걸 Yeah Girl can't get you off my mind 널 향해 커진 마음에 들어와 봐 몇 번이라도 넌 모를 거야 이 느낌 말도 안 돼 Impossible 사랑이 또 시작됐어 So c'mon girl 내게와 Together 자꾸만 생각나 Whenever 정말로 놓치기 싫은데 오늘도 Over and over again girl So c'mon girl 내게와 Together 멈출 수 없어 난 Forever So baby let's get back together Let's get back together 지루한 무인도도 너만 있다면 한 폭의 그림이 돼 너의 비밀 일기장을 특별한 일들로 채워줄게 Baby we belong together ba ba bay Everyday 둘이어야 말이 돼 Baby 옆에 붙어 내 팔은 안전 Belt belt belt 사실 안기고 싶어 너를 끌어안을 땐 널 안고 싶어져 Together 이대로 내 품에 Whenever 너만을 원하고 있잖아 내 맘에 Over and over again girl 모든 걸 다해서 Together 널 갖고 싶은 걸 Forever So baby let's get back together Let's get back together So c'mon girl 내게와 Together 자꾸만 생각나 Whenever 정말로 놓치기 싫은데 오늘도 Over and over again girl So c'mon girl 내게와 Together 멈출 수 없어 난 Forever So baby let's get back together Let's get back together</text:p>
          </table:table-cell>
          <table:table-cell office:value-type="string" table:style-name="ce1">
            <text:p>남</text:p>
          </table:table-cell>
          <table:table-cell table:number-columns-repeated="16377"/>
        </table:table-row>
        <table:table-row table:style-name="ro1">
          <table:table-cell office:value-type="float" office:value="395" table:style-name="ce1">
            <text:p>395</text:p>
          </table:table-cell>
          <table:table-cell office:value-type="string" table:style-name="ce1">
            <text:p>그루비룸(GroovyRoom),?릴러말즈 (Leellamarz)</text:p>
          </table:table-cell>
          <table:table-cell office:value-type="string" table:style-name="ce1">
            <text:p>In my Room</text:p>
          </table:table-cell>
          <table:table-cell office:value-type="string" table:style-name="ce1">
            <text:p>2019.9.9</text:p>
          </table:table-cell>
          <table:table-cell office:value-type="string" table:style-name="ce1">
            <text:p>사계절</text:p>
          </table:table-cell>
          <table:table-cell office:value-type="string" table:style-name="ce1">
            <text:p>여긴 어둡고 축축해 Fighting with my pressure there is no truly friend So lonely so lonely so lonely I just hmm 지금 내 기분은 homeless 버려진 듯해 무인도에 Feelin alone 없지 온기는 몸에 Fellas don’t lie to emotion 너의 말에 최면을 걸고 항해하지 드넓은 ocean 난 팀에 ace고 look at my 형 in heaven there is no question In myroom In myroom In myroom In myroom 하고 싶은 대로 해 하고 싶은 대로 살고 싶은 대로 날고 싶은 대로 fly I just do my thang 하고 싶은 대로 했고 걱정은 take it away It’s ok ways on the ways 내 몫을 해 미워해 me myself 이 밤에 작업해 작업해 작업해 어떻게 하냐고 악으로 발악해 피자는 질려 I want something fresh 내가 좋아하는 음악을 너희도 얼마나 좋아하는진 보여주지 cash I feel something bad I feel something sad I feel something bad I feel something sad 불안해 너가 떠날까 무서워 혼자 남을까 봐 꼭대기는 외롭잖아 가족을 위해 I need that more guap 불안해 너가 떠날까 무서워 혼자 남을까 봐 꼭대기는 외롭잖아 가족을 위해 I need that more guap In myroom In myroom In myroom In myroom</text:p>
          </table:table-cell>
          <table:table-cell office:value-type="string" table:style-name="ce1">
            <text:p>남</text:p>
          </table:table-cell>
          <table:table-cell table:number-columns-repeated="16377"/>
        </table:table-row>
        <table:table-row table:style-name="ro1">
          <table:table-cell office:value-type="float" office:value="396" table:style-name="ce1">
            <text:p>396</text:p>
          </table:table-cell>
          <table:table-cell office:value-type="string" table:style-name="ce1">
            <text:p>브라운티거</text:p>
          </table:table-cell>
          <table:table-cell office:value-type="string" table:style-name="ce1">
            <text:p>휴</text:p>
          </table:table-cell>
          <table:table-cell office:value-type="string" table:style-name="ce1">
            <text:p>2020.8.21</text:p>
          </table:table-cell>
          <table:table-cell office:value-type="string" table:style-name="ce1">
            <text:p>사계절</text:p>
          </table:table-cell>
          <table:table-cell office:value-type="string" table:style-name="ce1">
            <text:p>갖은 고집 덕에 어렵게 나치고 참 멀리도 왔네 아직 만족 못해도 뭐 어때 이제 한숨 돌려도 돼 축하한단 말은 아직 어색해 배경이 바뀌어도 난 그대론데 위로가 억울하게 느껴졌던 그 때가 차라리 나은 듯 할 때도 있는데 가속이 붙은 걸음걸이가 내리막길이라서 그런건 아닐까 나답지 않은 괜한 걱정을 하기도 불안해하기도 해 또 믿지도 않는 신에게 기도 hey god 쉬어도 될까 미래를 위해 다 나만 바라보네 hey god 이래도 될까 안식의 기분을 이젠 잊었는데 hey god 어쩌면 이대로 멈추는 것도 나쁘진 않을텐데 hey god 울어도 될까 전부 다 뒤로 미뤄 치워 둔채로 갖은 고집 덕에 어렵게 나치고 참 멀리도 왔네 아직 만족 못해도 뭐 어때 이제 한숨 돌려도 돼 내 친구들은 하나 둘씩 웨딩 마치 내 안부는 묻지마 어색해 인마 별 일 없이 반복되는 삶의 매일 밤 특별한 척 자랑해봤자 거 뭐있냐 휴 마이크로폰 첵 원투 첵첵 난 살아왔어 훅 따윈 없이 쨉쨉 보통이면 어때 좀 덜 벌면 어때 우린 더 이기려고 비싼 가면을 썼네 나뿐인 방 난 소리쳐 인생 떡상하자고 마치 비트코인 영문아 내가 잘되면 일 때려쳐 알잖아 인생 겁나게 외로워 난 나의 삶이자 누군가의 삶이지 누군가의 아들이자 누군가의 아버지 삶의 향이 너무 독해 눈물이 핑 헌데 여기선 눈물이 금물이지 갖은 고집 덕에 어렵게 나치고 참 멀리도 왔네 아직 만족 못해도 뭐 어때 이제 한숨 돌려도 돼 함부로 울어도 돼 비 처럼 두들겨봐 마구 window 날 불러 느림보 여기는 사람이 붐비는 무인도 함부로 울어도 돼 비 처럼 두들겨봐 마구 window 날 불러 느림보 여기는 사람이 붐비는 무인도 함부로 울어도 돼 갖은 고집 덕에 어렵게 나치고 참 멀리도 왔네 아직 만족 못해도 뭐 어때 이제 한숨 돌려도 돼 함부로 울어도 돼 비 처럼 두들겨봐 마구 window 날 불러 느림보 여기는 사람이 붐비는 무인도 함부로 울어도 돼 비 처럼 두들겨봐 마구 window 날 불러 느림보 여기는 사람이 붐비는 무인도</text:p>
          </table:table-cell>
          <table:table-cell office:value-type="string" table:style-name="ce1">
            <text:p>남</text:p>
          </table:table-cell>
          <table:table-cell table:number-columns-repeated="16377"/>
        </table:table-row>
        <table:table-row table:style-name="ro1">
          <table:table-cell office:value-type="float" office:value="397" table:style-name="ce1">
            <text:p>397</text:p>
          </table:table-cell>
          <table:table-cell office:value-type="string" table:style-name="ce1">
            <text:p>백주연</text:p>
          </table:table-cell>
          <table:table-cell office:value-type="string" table:style-name="ce1">
            <text:p>Airplane</text:p>
          </table:table-cell>
          <table:table-cell office:value-type="string" table:style-name="ce1">
            <text:p>2020.6.4</text:p>
          </table:table-cell>
          <table:table-cell office:value-type="string" table:style-name="ce1">
            <text:p>사계절</text:p>
          </table:table-cell>
          <table:table-cell office:value-type="string" table:style-name="ce1">
            <text:p>Airplane airplane 날 데려가 저멀리 아무도 없는 무인도가 좋겠어 끝없는 소음 어지러운 도시 시원한 바람 따뜻한 sun and blue ocean 하늘을 날아서 Someday 새로운 곳으로 With you 이대로 떠나고 싶어 Don?t wanna waste my life And airplane airplane 날 데려가 저멀리 Airplane airplane 날 데려가 저멀리 선명해지는 저 불빛은 내 맘 속에 낯선 사람들 어두운 표정 반짝이는 starlights 이곳에 선 너와 나 하늘을 날아서 Someday 새로운 곳으로 With you 이대로 떠나고 싶어 Don?t wanna waste my life And airplane airplane 날 데려가 저멀리 너와 난 우주를 넘어 끝없는 비행을 할거야 시간과 공간을 넘어 그곳에서는 자유롭게 하늘을 날아서 Someday 새로운 곳으로 With you 이대로 떠나고 싶어 Don?t wanna waste my life And airplane airplane 날 데려가 저멀리 나는 사라져 잊혀질 시간 나를 찾아줘 멀리 멀리</text:p>
          </table:table-cell>
          <table:table-cell office:value-type="string" table:style-name="ce1">
            <text:p>여</text:p>
          </table:table-cell>
          <table:table-cell table:number-columns-repeated="16377"/>
        </table:table-row>
        <table:table-row table:style-name="ro1">
          <table:table-cell office:value-type="float" office:value="398" table:style-name="ce1">
            <text:p>398</text:p>
          </table:table-cell>
          <table:table-cell office:value-type="string" table:style-name="ce1">
            <text:p>Offing</text:p>
          </table:table-cell>
          <table:table-cell office:value-type="string" table:style-name="ce1">
            <text:p>Birthday Harlem</text:p>
          </table:table-cell>
          <table:table-cell office:value-type="string" table:style-name="ce1">
            <text:p>2017.7.27</text:p>
          </table:table-cell>
          <table:table-cell office:value-type="string" table:style-name="ce1">
            <text:p>사계절</text:p>
          </table:table-cell>
          <table:table-cell office:value-type="string" table:style-name="ce1">
            <text:p>아침 일곱 시에 일어나는 게 세상에서 제일 힘들고 빨래 돌리고 말리는 게 그 다음으로 제일 힘들어 나는 이제 앞으로 인생을 어떻게 살아 가야 하나 나는 벌써 지치고 힘들어 그냥 누워 쉬고만 싶은데 가끔은 그런 생각을 해 아무도 없는 무인도에 우리집 멍멍이랑 둘이 조난 당해서 살고 싶다고 나는 이제 앞으로 인생을 어떻게 살아 가야 하나 나는 맨날 쓸데없는 생각만 하면서 시간을 쓰는데 나는 이제 앞으로 인생을 어떻게 살아 가야 하나 나는 벌써 지치고 힘들어 그냥 누워 쉬고만 싶은데 아 맞다 난 성격도 더러우면서 착한 척 하느라 바빠 내 생각에 나는 좀 격리되어야 할 것만 같아</text:p>
          </table:table-cell>
          <table:table-cell office:value-type="string" table:style-name="ce1">
            <text:p>남</text:p>
          </table:table-cell>
          <table:table-cell table:number-columns-repeated="16377"/>
        </table:table-row>
        <table:table-row table:style-name="ro1">
          <table:table-cell office:value-type="float" office:value="399" table:style-name="ce1">
            <text:p>399</text:p>
          </table:table-cell>
          <table:table-cell office:value-type="string" table:style-name="ce1">
            <text:p>다이나믹 듀오</text:p>
          </table:table-cell>
          <table:table-cell office:value-type="string" table:style-name="ce1">
            <text:p>무인도</text:p>
          </table:table-cell>
          <table:table-cell office:value-type="string" table:style-name="ce1">
            <text:p>2004.5.17</text:p>
          </table:table-cell>
          <table:table-cell office:value-type="string" table:style-name="ce1">
            <text:p>사계절</text:p>
          </table:table-cell>
          <table:table-cell office:value-type="string" table:style-name="ce1">
            <text:p>choiza 도시는 숨이 막혀 이곳은 나를 가둬 모든 게 빨리 바뀌어 모두가 빨리 달려 다 바뻐 난 아퍼 그 리듬은 숨 가뻐 난 맞춰가는데 지쳤어 이제 stop uh 지식에 홍수는 지혜의 샘을 말려 거식증 바람은 그녀들을 말려 계속된 stress는 내 눈물샘을 말려 엇갈려 행운은 내 손을 피해 달려 날 환영해 주는 건 오로지 내 짝 한영 나는 빗자루 그녀는 나의 마녀 나 마법에 걸려 만약 날 수만 있다면 이 도시를 떠날래 그녀와 함께라면 chorus + 가지마 떠나지마 날 두고 가지마 빠르게 돌아가는 이 세상 난 이제 쉬고 싶은데 가지마 떠나지마 날 두고 가지마 이곳은 내게 어색해 조금만 기다려줄래? gaeko 빌딩 하나가 세네 달 만에 뚝딱 이별 만남 이별 인스턴트 사랑도 후딱 내가 맞닥드리는 현실은 나와 쿵짝이 맞질 않아 허나 난 계속 타협의 문짝을 두드려 내 헛된 목표 뿐인 삶은 내 성격을 비틀어 그 좋던 인간관계까지 두세 번 비틀어 또다시 나는 홀로 서 여태까지 난 몰랐어 그저 조그마한 것들의 소중한 의미를 쉽게 지나쳐 숨조이는 도시 속에서 난 항상 남보다 더 앞서가려고 했어 이제는 난 더 이상 욕심부리지 않아 그래 이게 나다워 난 변하지 않아 chorus ++ bridge 내가 부르고 싶던 그 노래도 내 입가를 맴도는 고민도 들어줄 사람 없네 그 누구도 붐비는 이 도시는 내겐 무인도 내가 그리고 싶던 그 그림도 내가 보내고 싶던 그 편지도 봐줄 사람이 없네 그 아무도 붐비는 이 도시는 내겐 무인도</text:p>
          </table:table-cell>
          <table:table-cell office:value-type="string" table:style-name="ce1">
            <text:p>남</text:p>
          </table:table-cell>
          <table:table-cell table:number-columns-repeated="16377"/>
        </table:table-row>
        <table:table-row table:style-name="ro1">
          <table:table-cell office:value-type="float" office:value="400" table:style-name="ce1">
            <text:p>400</text:p>
          </table:table-cell>
          <table:table-cell office:value-type="string" table:style-name="ce1">
            <text:p>비투비</text:p>
          </table:table-cell>
          <table:table-cell office:value-type="string" table:style-name="ce1">
            <text:p>북 치고 장구 치고</text:p>
          </table:table-cell>
          <table:table-cell office:value-type="string" table:style-name="ce1">
            <text:p>2015.6.29</text:p>
          </table:table-cell>
          <table:table-cell office:value-type="string" table:style-name="ce1">
            <text:p>사계절</text:p>
          </table:table-cell>
          <table:table-cell office:value-type="string" table:style-name="ce1">
            <text:p>A yo Let me introduce my-self man 멋있고 화끈하게 한번 들이대 볼까 Let’s Go! 이런 식은 곤란해 무슨 조치가 필요해 너란 보금자리에 취직해야 되는데 형은 말해봤자 안돼 말해봤자 뭣도 안돼 나도 알아 이렇게 살아가긴 싫은데 Bow wow wow yippie yo yippie yay Came from Chicago but I'm here to stay Bow wow wow yippie yo yippie yay 여자 찾아볼까 외로운데 나 혼자 산다 그래 총각 귀신이 쓰였나 But I don't give up 아직도 팔팔한 청춘 계속 작업해 Like working and working 솔로의 법칙을 다 갖춘 나를 데려가 주소 주소는 찍어드림 앞에서 부끄러워서 말도 못하고 멀리서 한발 뒤에서 짝사랑만 했는데 이젠 날 리드해줄 여자를 찾아요 그런 여자 빨리빨리 찾아요 북 치고 장구 치고 나 혼자 사랑하고 북 치고 장구 치고 난 설레발을 치고 공치고 북 치고 장구 치고 북 치고 여자 구하기 하늘의 별 따기 너무 어려워 라이언 일병 구하기보다 더 어려운 것 같아 형도 말해봤자 안돼 형도 보나 마나 같아 어떻게든 올해는 혼자 있긴 싫은데 Bow wow wow yippie yo yippie yay I'm looking for a girl that likes me Bow wow wow yippie yo yippie yay 너 맘에 드는데 너는 어때 Hello ma name is 민혁 남자 2호 다들 헷갈리시나 본데 소인은 정상이오 매너는 Base 외모는 꽤 어머 힘세고 오래가는 사나이 그게 바로 접니다 히히 앞에서 부끄러워서 말도 못하고 멀리서 한발 뒤에서 짝사랑만 했는데 이젠 날 리드해줄 여자를 찾아요 그런 여자 빨리빨리 찾아요 북 치고 장구 치고 나 혼자 사랑하고 북 치고 장구 치고 난 설레발을 치고 공치고 북 치고 장구 치고 북 치고 이제는 남자답게 말을 하고 싶은데 고백도 해봤어야 알지 모르는 걸 어떡해 날씨는 추워지고 너무 외로워 사랑이란 걸 알고 싶은 나인데 들판 위에 꽃은 아닌데 옆에 잡초 질기고 강한 생명 거지 중에 왕초 근성 있는 남자 멋지지 않아요 비중 있는 조연이 주연보다 멋있는 법 이건 연애 시뮬레이션이고 나는 주인공 어느 날 낯선 여자와 단둘이 표류된 무인도 A. 다짜고짜 안는다 B. 내 살길만 찾는다 며칠 밤낮을 고민하다 겨우겨우 내린 답 "A!" 북 치고 장구 치고 나 혼자 사랑하고 북 치고 장구 치고 난 설레발을 치고 공치고 북 치고 장구 치고 북 치고</text:p>
          </table:table-cell>
          <table:table-cell office:value-type="string" table:style-name="ce1">
            <text:p>남</text:p>
          </table:table-cell>
          <table:table-cell table:number-columns-repeated="16377"/>
        </table:table-row>
        <table:table-row table:style-name="ro1">
          <table:table-cell office:value-type="float" office:value="401" table:style-name="ce1">
            <text:p>401</text:p>
          </table:table-cell>
          <table:table-cell office:value-type="string" table:style-name="ce1">
            <text:p>한요한</text:p>
          </table:table-cell>
          <table:table-cell office:value-type="string" table:style-name="ce1">
            <text:p>헬리콥터</text:p>
          </table:table-cell>
          <table:table-cell office:value-type="string" table:style-name="ce1">
            <text:p>2018.5.23</text:p>
          </table:table-cell>
          <table:table-cell office:value-type="string" table:style-name="ce1">
            <text:p>사계절</text:p>
          </table:table-cell>
          <table:table-cell office:value-type="string" table:style-name="ce1">
            <text:p>난 빙글빙글 비틀비틀 시끌시끌 지구 위를 날아가는 헬리콥터 다 비슷비슷 빈둥빈둥 뒹굴뒹굴 니들 위를 내려보는 헬리콥터 난 전기장판 4에 두고 키보드로 인생사는 너를 잡는 헬리콥터 올드스쿨 쿵따리 샤바라 쟤네 물타기 잘 봐라 존나 욕할려다 참았(다) 다 일그러진 표정에 싹 찌그러기들 잡아 범퍼카로 밀어 버릴려다 참았으 까마득한 걔네들 다 묶어 둔 다음 강제 도끼 집 창문닦이 알바 하루빨리 타자 올 화이트 우라칸 오아시스 형들처럼 누구든지 뭐라함 Rock star life 잭 대니얼을 마시구 너를 털게 내 기타를 가지구 난 빙글빙글 비틀비틀 시끌시끌 지구 위를 날아가는 헬리콥터 다 비슷비슷 빈둥빈둥 뒹굴뒹굴 니들 위를 내려보는 헬리콥터 난 이제 증오가 없어 사랑해요 모두 친하게 지내요 제가 곡이나 피쳐링에서 뭔 말을 해도 제꺼 안 따라 할 거 이제 깨달았고 even 밖에 안 나가도 아는 사람만 아는 래퍼라서 배가 아팠나 봐 출처도 안 써주는 니가 미워서 다 접은 담에 장사 해도 시발 역사에나 남을지 모르겠네요 만약 제가 쇼미 나갔을 때 본선 무대라도 가서 하고 싶지도 않았던 인생 팔이라도 하고 엄마 아빠 부여잡고 운 담에 사진 찍어 기사 났다면 내 가사 개차반이라는 말은 안 나왔겠지 아마 이왕 이렇게 됐으니깐 헛소리나 더 싸지른 열 장의 음반 으로 조금 해먹다 은퇴할 생각 cause 최곤 내꺼 가져간 니 오빠니까 니꺼라 했던 작년 뺏고 이번 연도까지 아브라다카 어이 학생 교복 거꾸로 입고 드르팍칵 왜 써 처먹어 저따위로 똥꼬로 나이대로 처먹고 뭐해 병신아 걍 때려쳐 Red boys in the building 무슨 말인지도 모르잖아 제발 그냥 입 닥쳐 씨발 니 잘났다 이새꺄 고우디 바르신 망할년놈들아 영비 대 내 가 니 주제거리냐 냄비들아 좀 그만 재미없다니까 이씨발 아 형 쟤네 똑같다고 깔 거니까 닥치고 돈 벌면 그만 난 빙글빙글 비틀비틀 시끌시끌 지구 위를 날아가는 헬리콥터 다 비슷비슷 빈둥빈둥 뒹굴뒹굴 니들 위를 내려보는 헬리콥터 난 빙글빙글 비틀비틀 시끌시끌 지구 위를 날아가는 헬리콥터 다 비슷비슷 빈둥빈둥 뒹굴뒹굴 니들 위를 내려보는 헬리콥터</text:p>
          </table:table-cell>
          <table:table-cell office:value-type="string" table:style-name="ce1">
            <text:p>남</text:p>
          </table:table-cell>
          <table:table-cell table:number-columns-repeated="16377"/>
        </table:table-row>
        <table:table-row table:style-name="ro1">
          <table:table-cell office:value-type="float" office:value="402" table:style-name="ce1">
            <text:p>402</text:p>
          </table:table-cell>
          <table:table-cell office:value-type="string" table:style-name="ce1">
            <text:p>엄정화</text:p>
          </table:table-cell>
          <table:table-cell office:value-type="string" table:style-name="ce1">
            <text:p>Party</text:p>
          </table:table-cell>
          <table:table-cell office:value-type="string" table:style-name="ce1">
            <text:p>2008.7.1</text:p>
          </table:table-cell>
          <table:table-cell office:value-type="string" table:style-name="ce1">
            <text:p>여름</text:p>
          </table:table-cell>
          <table:table-cell office:value-type="string" table:style-name="ce1">
            <text:p>누나 가볼께요, 나와 같이 here we go let`s go party tonight let`s get crazy tonight 뭔가 끌리는 날 ye (오늘따라 왠지) let`s go party tonight let`s get crazy tonight 재미없는 주말 ye (그건 반칙) party party 오늘 이 밤이 밤이 다가기 전에 빨리 빨리 ooh (i wanna make love to you) party party 오늘 이 밤이 밤이 다 가기 전에 honey honey ooh ye (everybody) 거리의 많은 사람들 반복되는 하루 벗어나 어디론가 나 떠나고싶어 i got 5 on it 한잔의 칵테일 예 마지막 대박세일 man 넘치는 서류대신 놀아보자 Let`s dancing 오늘하루에 내 모든걸 겁니다 인생이란 도박 뭐 있습니까 문제는 나중 아둥바둥 거리지마 후횐없을테니까 let`s go party tonight let`s get crazy tonight 뭔가 끌리는 날 ye (오늘따라 왠지) let`s go party tonight let`s get crazy tonight 재미없는 주말 ye (그건 반칙) party party 오늘 이 밤이 밤이 다 가기 전에 빨리 빨리 ooh (i wanna make love to you) party party 오늘 이 밤이 밤이 다 가기 전에 honey honey ooh ye (everybody) 엄정화 ye she don`t care and who i am? it`s me nah the bigbang 영원한 남자들의 눈화, 난 wanna be 소녀들의 옵하 리듬의 몸을 맡겨 모든 사람들이 기다려 우리 style 따라하기 바뻐 hey! enjoy your self! 뜨거운 사막에서 찾은 오아시스, 내 몸에 갈증은 풀리고 그대가 원하는 사랑 찾아 떠나고 싶다면 나와 같이 oh let`s party do yo hands up high 맘껏 소리쳐봐 쌓인 고민들은 날리며 do yo hands up high 크게 웃어봐 라라라라라 노래 부르며 do yo hands up high and than you can fly 걱정은 마 단 오늘밤만 나와같이 let`s go party tonight (slow down baby) 뭔가 끌리는 날 ye let`s go party tonight (you make me crazy) 재미없는 주말 ye let`s go party tonight let`s get crazy tonight 뭔가 끌리는 날 ye let`s go party tonight let`s get crazy tonight 재미없는 주말 ye party party 오늘 이 밤이 밤이 다 가기 전에 빨리 빨리 ooh (i wanna make love to you) party party 오늘 이 밤이 밤이 다 가기 전에 honey honey ooh ye (everybody) let`s go party tonight</text:p>
          </table:table-cell>
          <table:table-cell office:value-type="string" table:style-name="ce1">
            <text:p>여</text:p>
          </table:table-cell>
          <table:table-cell table:number-columns-repeated="16377"/>
        </table:table-row>
        <table:table-row table:style-name="ro1">
          <table:table-cell office:value-type="float" office:value="403" table:style-name="ce1">
            <text:p>403</text:p>
          </table:table-cell>
          <table:table-cell office:value-type="string" table:style-name="ce1">
            <text:p>태연</text:p>
          </table:table-cell>
          <table:table-cell office:value-type="string" table:style-name="ce1">
            <text:p>City Love</text:p>
          </table:table-cell>
          <table:table-cell office:value-type="string" table:style-name="ce1">
            <text:p>2019.10.28</text:p>
          </table:table-cell>
          <table:table-cell office:value-type="string" table:style-name="ce1">
            <text:p>사계절</text:p>
          </table:table-cell>
          <table:table-cell office:value-type="string" table:style-name="ce1">
            <text:p>비 오는 밤거리 한 우산 아래 둘이 걸어가 Umm 걸어가 달라 Something special 늘 걷던 길 눈부셔 빛이나 왠지 빛이나 도시를 수놓은 별빛 같은 빛들 It feels so right 아름다워 아른거려 널 만나기 전엔 알 수 없던 것들 이젠 특별해져 매일 City love 거리 곳곳에 City love 사랑이 숨 쉬어 City love 난 매일 감사해 City love 너를 보내준 The city Ooo Ooo City love City love 달빛 아래 Kisses 가로등도 마침 잠든 밤 설레 난 이 순간 어렴풋이 들린 노랫소리를 따라가 볼까 Umm 기분 좋아 I love it 널 만나기 전엔 의미 없던 것들 내겐 새로워져 매일 City love 거리 곳곳에 City love 사랑이 숨 쉬어 City love 난 매일 감사해 City love 너를 보내준 The city Ooo Ooo City love City love 사막 같던 곳에서 내가 찾은 오아시스 너 Umm Everyday you make me beautiful 함께 꿈을 꿔 Always Oh City love 마음 곳곳에 City love 네가 숨을 쉬어 City love 영원히 기억해 City love 우리가 만난 The city Ooo Ooo City love City love Ooo Ooo City love City love</text:p>
          </table:table-cell>
          <table:table-cell office:value-type="string" table:style-name="ce1">
            <text:p>여</text:p>
          </table:table-cell>
          <table:table-cell table:number-columns-repeated="16377"/>
        </table:table-row>
        <table:table-row table:style-name="ro1">
          <table:table-cell office:value-type="float" office:value="404" table:style-name="ce1">
            <text:p>404</text:p>
          </table:table-cell>
          <table:table-cell office:value-type="string" table:style-name="ce1">
            <text:p>술탄 오브 더 디스코</text:p>
          </table:table-cell>
          <table:table-cell office:value-type="string" table:style-name="ce1">
            <text:p>캐러밴</text:p>
          </table:table-cell>
          <table:table-cell office:value-type="string" table:style-name="ce1">
            <text:p>2013.2.20</text:p>
          </table:table-cell>
          <table:table-cell office:value-type="string" table:style-name="ce1">
            <text:p>여름</text:p>
          </table:table-cell>
          <table:table-cell office:value-type="string" table:style-name="ce1">
            <text:p>그저 사막을 지나 간다 덥다 사랑찾아 끝없이 간다 꽤 덥다 사막이 끝이 나면 올까 내사랑 기대조차 버겁다 아직도 뜨겁다 뜨거운 태양을 등지고 걷다보면 끝없는 모래밭 언젠가 사라질까 희망은 신기루로 끝나버리고 무수한 별자릴 의지해 걷다보면 푸른 오아시스엔 내 사랑 있을까 사막이 끝이 나고 초원이 나오면 있을까 단 한톨 희망도 버리지 말아야지 그리움을 떨칠 곳을 찾아 걷는다 어떻게도 표현할 방법이 없어 예예예 나의 몸이 불타오른대도 이 모든게 날아가 버려도 그대만을 찾는 내 마음은 그저 사막을 지나 간다 덥다 사랑찾아 끝없이 간다 꽤 덥다 사막이 끝이 나면 올까 내사랑 기대조차 버겁다 아직도 뜨겁다 기약없이 걸어도 기대는 커지는데 정작 내 신발 속 모래만 쌓여가고 가슴 속 깊숙이엔 무엇도 남질 않는구나 어떻게도 표현할 방법이 없어 예예예 나의 몸이 불타오른대도 이 모든게 날아가 버려도 그대만을 찾는 내 마음은 그저 사막을 지나 간다 덥다 사랑찾아 끝없이 간다 꽤 덥다 사막이 끝이 나면 올까 내사랑 기대조차 버겁다 아직도 뜨겁다 그래도 그래도 뜨거워 쓰러진 뜨거운 태양아 지겨워 쓰러진 끝없는 모래밭이여 날아가 사라진 그대를 향한 내 마음 어떤 미련도 없이 그저 걸을뿐 예 어떻게도 표현할 방법이 없어 예예예 나의 몸이 불타오른대도 이 모든게 날아가 버려도 그대만을 찾는 내 마음은 그저 사막을 지나 간다 덥다 사랑찾아 끝없이 간다 꽤 덥다 사막이 끝이 나면 올까 내사랑 기대조차 버겁다 아직도 뜨겁다</text:p>
          </table:table-cell>
          <table:table-cell office:value-type="string" table:style-name="ce1">
            <text:p>남</text:p>
          </table:table-cell>
          <table:table-cell table:number-columns-repeated="16377"/>
        </table:table-row>
        <table:table-row table:style-name="ro1">
          <table:table-cell office:value-type="float" office:value="405" table:style-name="ce1">
            <text:p>405</text:p>
          </table:table-cell>
          <table:table-cell office:value-type="string" table:style-name="ce1">
            <text:p>비투비 포유</text:p>
          </table:table-cell>
          <table:table-cell office:value-type="string" table:style-name="ce1">
            <text:p>신기루</text:p>
          </table:table-cell>
          <table:table-cell office:value-type="string" table:style-name="ce1">
            <text:p>2020.11.16</text:p>
          </table:table-cell>
          <table:table-cell office:value-type="string" table:style-name="ce1">
            <text:p>사계절</text:p>
          </table:table-cell>
          <table:table-cell office:value-type="string" table:style-name="ce1">
            <text:p>번지지 마 너는 사라져 손에 쥔 모래알 빛을 따라 네게 달려가도 다시 떠나가 네겐 그저 짓궂은 장난 혼자 남겨져 또 외로운 밤 애타게 너를 찾아 사막 속에 Like a mirage 점점 멀어질 걸 알면서 모른 척 I go I just go eh 이제 그만 Don't let me down 거짓말 같은 환상 속 믿고 싶어 너라는 걸 번지지 마 너는 사라져 손에 쥔 모래알 빛을 따라 네게 달려가도 다시 떠나가 꿈만 같은 널 볼 수 있다면 상관없어 No matter 널 찾아서 Uh 사막 속에 신기루 사막 속에 신기루 사막 속에 신기루 Everyday you be on my mind All the time I can’t stop thinkin’ bout ya I won’t stop until I find yeah Searching for you no matter what I gotta do no breaks 넌 달빛처럼 보이지만 잡을 순 없는 게 You’re like a mirage right now 근데 포기하지 않으면 언젠간 찾겠지 The real thing 점점 멀어질 걸 알면서 모른 척 I go I just go eh 이제 그만 Don't let me down 거짓말 같은 환상 속 믿고 싶어 너라는 걸 번지지 마 너는 사라져 손에 쥔 모래알 빛을 따라 네게 달려가도 다시 떠나가 꿈만 같은 널 볼 수 있다면 상관없어 No matter 널 찾아서 Uh 사막 속에 신기루 메마른 나의 가슴 한켠에 한 번만 비가 되어 내려줘 또다시 환상인 걸 알지만 널 기다려 경계가 없는 낮과 밤 짙게 깔린 암흑 안 너라는 빛 한 가닥 홀린 듯이 따라가 닿을 듯 닿지 않아 더 아름다운가 No matter 달빛을 품은 오아시스 번지지 마 너는 사라져 손에 쥔 모래알 빛을 따라 네게 달려가도 다시 떠나가 꿈만 같은 널 볼 수 있다면 상관없어 No matter 널 찾아서 Uh 사막 속에 신기루 사막 속에 신기루 사막 속에 신기루</text:p>
          </table:table-cell>
          <table:table-cell office:value-type="string" table:style-name="ce1">
            <text:p>남</text:p>
          </table:table-cell>
          <table:table-cell table:number-columns-repeated="16377"/>
        </table:table-row>
        <table:table-row table:style-name="ro1">
          <table:table-cell office:value-type="float" office:value="406" table:style-name="ce1">
            <text:p>406</text:p>
          </table:table-cell>
          <table:table-cell office:value-type="string" table:style-name="ce1">
            <text:p>뉴이스트</text:p>
          </table:table-cell>
          <table:table-cell office:value-type="string" table:style-name="ce1">
            <text:p>나의 천국</text:p>
          </table:table-cell>
          <table:table-cell office:value-type="string" table:style-name="ce1">
            <text:p>2016.2.17</text:p>
          </table:table-cell>
          <table:table-cell office:value-type="string" table:style-name="ce1">
            <text:p>사계절</text:p>
          </table:table-cell>
          <table:table-cell office:value-type="string" table:style-name="ce1">
            <text:p>샘물을 찾아 헤매도 어디도 없는 세상 결국엔 그런 건 없었던가 갈 길을 잃은 나 oh 끝이 보이질 않아 빛이 보이질 않아 두렵고 무서워 모든 게 겁나서 숨고만 싶었던 나 용길 내서 한걸음 뗐을 때 눈앞에 나타난 모험에 끝에 찾은 이 곳은 길을 헤매다 도착한 곳은 나만의 낙원 Is You Is You 내가 찾던 Oasis Sis 불안한 내 걱정을 재워줄 공허한 내 마음을 채워줄 나만의 천국 Is You Is You 세상이 온통 너로 가득 차길 바래 건조한 사막 주사위를 던지고 공허한 내 맘 방향을 잃어도 우연히 찾은 넌 마르지 않을 너 오아시스 IS U 나의 천국 IS U 찾기도 전에 난 겁부터 먹어 상상 속 그곳이 아니면 어쩌나 용기를 내서 내디뎠을 때 눈앞에 나타난 모험에 끝에 찾은 이 곳은 길을 헤매다 도착한 곳은 나만의 낙원 Is You Is You 내가 찾던 Oasis Sis 불안한 내 걱정을 재워줄 공허한 내 마음을 채워줄 나만의 천국 Is You Is You 세상이 온통 너로 가득 차길 바래 다 시든 꽃이 다시 피고 말랐던 샘에 물이 솟는 유일한 답은 너라는 걸 알고 있어 절망에 끝에 찾은 이 곳은 나를 숨쉬게 해주는 곳은 나만의 낙원 Is You Is You 내가 찾던 Oasis Sis 모든걸 걸고 널 지켜줄게 모든 게 변해도 변하지 않을 나만의 천국 Is You Is You 세상이 온통 너로 가득 차길 바래</text:p>
          </table:table-cell>
          <table:table-cell office:value-type="string" table:style-name="ce1">
            <text:p>남</text:p>
          </table:table-cell>
          <table:table-cell table:number-columns-repeated="16377"/>
        </table:table-row>
        <table:table-row table:style-name="ro1">
          <table:table-cell office:value-type="float" office:value="407" table:style-name="ce1">
            <text:p>407</text:p>
          </table:table-cell>
          <table:table-cell office:value-type="string" table:style-name="ce1">
            <text:p>빅스</text:p>
          </table:table-cell>
          <table:table-cell office:value-type="string" table:style-name="ce1">
            <text:p>Desperate</text:p>
          </table:table-cell>
          <table:table-cell office:value-type="string" table:style-name="ce1">
            <text:p>2016.10.31</text:p>
          </table:table-cell>
          <table:table-cell office:value-type="string" table:style-name="ce1">
            <text:p>사계절</text:p>
          </table:table-cell>
          <table:table-cell office:value-type="string" table:style-name="ce1">
            <text:p>내 초침이 멈춰가 온 초점은 너만을 향해 가 그 무엇도 욕심이 안 나 너 하나만 내게로 온다면 약속해 no danger 두려움은 잊어 믿어봐 날 후횐 주지 않아 호기심 한 방울 네 심장에 번져가 널 덮쳐와 따라와줘 cuz I'm so desperate 넌 모른 척 들어와줘 간절한 시간 속에 너는 내 모든 걸 흔들어 놨지 전부 오래 더 머물러줘 desperate desperate 난 너에게 물었어 어떤 동화를 꿈꿨었는지 불가능은 없을 테니까 옮겨 놓을게 너만의 paradise 내 몸을 더 던져 길을 낼게 먼저 너 하나면 가능할 테니까 떼버린 한걸음 네 운명을 바꿔가 널 덮쳐와 따라와줘 cuz I'm so desperate 넌 모른 척 들어와줘 간절한 시간 속에 너는 내 모든 걸 흔들어 놨지 전부 오래 더 머물러줘 desperate desperate HA 갈망하고 있어 네가 아닌 모든 것을 부정하며 반항하고 걷어차 그래 어쩜 물방울조차 없는 오아시스라도 I gotta crush on you I'm never done paying my dues 난 꿈에는 늘 안 가려 물불 따위 ho 쭉 발악하는 자세 아수라장이 돼도 난 또 desperate 신경 속의 모든 필요가 네 이름만 깊게 새겨가 말을 해줘 If you’re so desperate 난 모른 척 외면할게 멈춰진 시간 속에 확실한 단 하나 넌 날 잊지 못해 돌아와 날 찾게 돼 desperate desperate 나는 널 너는 날 놔주지 못하게 돼 완벽히 갈망하게 desperate Oh- desperate</text:p>
          </table:table-cell>
          <table:table-cell office:value-type="string" table:style-name="ce1">
            <text:p>남</text:p>
          </table:table-cell>
          <table:table-cell table:number-columns-repeated="16377"/>
        </table:table-row>
        <table:table-row table:style-name="ro1">
          <table:table-cell office:value-type="float" office:value="408" table:style-name="ce1">
            <text:p>408</text:p>
          </table:table-cell>
          <table:table-cell office:value-type="string" table:style-name="ce1">
            <text:p>골든차일드</text:p>
          </table:table-cell>
          <table:table-cell office:value-type="string" table:style-name="ce1">
            <text:p>Crush</text:p>
          </table:table-cell>
          <table:table-cell office:value-type="string" table:style-name="ce1">
            <text:p>2018.1.29</text:p>
          </table:table-cell>
          <table:table-cell office:value-type="string" table:style-name="ce1">
            <text:p>사계절</text:p>
          </table:table-cell>
          <table:table-cell office:value-type="string" table:style-name="ce1">
            <text:p>Hey girl do you hear me I feel it in my heart listen 숨이 막혀 첫 등장부터 감당할 수가 없어 하늘땅 경계가 사라졌어 너로 보여 세상이 다 내 맘이 멋대로 널 좋아하게 됐어 너에게 직진 멈출 수 없어 내 맘 다 직진 멈추지 않아 환상과 착각이 아냐 정답은 바로 너 내가 찾아 헤맨 오아시스 투명한 네가 좋아 무한대로 달려가 난 너에게 너에게 직진 멈출 수가 없어 용기 내 이맘 너에게 Oh 내 맘 crush on 너야 빠져나갈 수 없어 넌 스페셜한 마법 미지의 퍼즐 같아 또 crush on 너야 생각하면 이 밤 happy 하나부터 열까지 너로 가득해 Crush on crush on On crush on crush on On crush on crush 밤새도록 달려가 yeah 너를 향해 달려가 yeah yeah On crush on crush on On crush on crush 밤새도록 달려가 yeah Crush on crush on 이미 감전된 신경 전선 가리키는 곳은 너 마지막 고백 우주 끝까지 쏘아 올려 더 높이 너 너 알면 알수록 너 말곤 보이지 않아 숨길 수가 없어 자꾸 커져가는 내 맘 이제 네게 달려가 Oh 내 맘 crush on 너야 빠져나갈 수 없어 넌 스페셜한 마법 미지의 퍼즐 같아 또 crush on 너야 생각하면 이 밤 happy 하나부터 열까지 너로 가득해 Crush on crush on On crush on crush on On crush on crush 밤새도록 달려가 yeah 너를 향해 달려가 yeah yeah On crush on crush on On crush on crush 밤새도록 달려가 yeah Crush on crush on 저 별 들도 너에게 빠져 너 닿지 않는 곳이 없어 I got a crush on you right 눈 마주치자 놀라 너와 마주친 지금 이 순간이야 하이라이트 Ho yeah 이 장면 예로 들면 넌 내게 떨어지는 슈팅스타 Hey baby oh maybe 꿈속에서는 내일이 오진 않겠지만 여기서 불러본다 lady 매일 난 lonely 변함없어 이건 꿈이 맞는데 꿈이 아닌가 싶어 Oh 내 맘 crush on 너야 빠져나갈 수 없어 넌 스페셜한 마법 미지의 퍼즐 같아 또 crush on 너야 생각하면 이 밤 happy 하나부터 열까지 너로 가득해 Crush on crush on On crush on crush on On crush on crush 밤새도록 달려가 yeah 너를 향해 달려가 yeah yeah On crush on crush on On crush on crush 밤새도록 달려가 yeah Crush on crush on</text:p>
          </table:table-cell>
          <table:table-cell office:value-type="string" table:style-name="ce1">
            <text:p>남</text:p>
          </table:table-cell>
          <table:table-cell table:number-columns-repeated="16377"/>
        </table:table-row>
        <table:table-row table:style-name="ro1">
          <table:table-cell office:value-type="float" office:value="409" table:style-name="ce1">
            <text:p>409</text:p>
          </table:table-cell>
          <table:table-cell office:value-type="string" table:style-name="ce1">
            <text:p>로지</text:p>
          </table:table-cell>
          <table:table-cell office:value-type="string" table:style-name="ce1">
            <text:p>Escape</text:p>
          </table:table-cell>
          <table:table-cell office:value-type="string" table:style-name="ce1">
            <text:p>2020.8.28</text:p>
          </table:table-cell>
          <table:table-cell office:value-type="string" table:style-name="ce1">
            <text:p>여름</text:p>
          </table:table-cell>
          <table:table-cell office:value-type="string" table:style-name="ce1">
            <text:p>Midnight We have to go now 지금 데려갈 거야 Right now 차분하게 걸으며 Right out Beach 우린 갈 거야 let's get out I can't tell you right now I've been thinking of you a lot Late night 전화해 내 와드 너의 품에 Oh my god 주말은 빨리 가 일요일 밤 되면 나 그냥 울다 지쳐 잠에 들래 Plz don't make me wait for you 날 맥 빠지게 만들지 마 So what you want, 어떡할래 baby i know where you are Pick! I wanna go We need to talk 숨 좀 쉬자고 바다 위에 섬 I need a ride It's our chance 멀리 떠나자 하루빨리 Baby I leave here sorry 너와 헛물켜긴 싫어 Baby I’m in a rush I’m in a rush Yeah Baby so bad Come on where you at Don't you remember 우리 자유로울 때 I'll always love u baby 멀리가도 돼 멀리가도 돼 내가 다가갈게 I promise 너의 한마디면 Done yeah 지나간 예전의 우리 관계는 Burn yeah Beautiful angel 마른 땅에 오아시스 같아 어디든 떠날 수 있어 바다 아님 섬에 Plz don't make me wait for you 날 맥 빠지게 만들지 마 So what you want, 어떡할래 Baby i know where you are Pick! I wanna go We need to talk 숨 좀 쉬자고 바다 위에 섬 I need a ride It's our chance 멀리 떠나자 하루빨리 Baby I leave here sorry 너와 헛물켜긴 싫어 Baby I’m in a rush I’m in a rush Midnight 자정이 되면 Yo I fall in love with u babe yeah 여름 밤보다 뜨겁게 Yeah We make it love 라라라라라라 Midnight 자정이 되면 (나 갈거야) I fall in love with u babe yeah 여름 밤보다 뜨겁게 Yeah We make it love 라라라라라 Pick! I wanna go We need to talk 숨 좀 쉬자고 바다 위에 섬 I need a ride It's our chance 멀리 떠나자 하루빨리 Baby I leave here sorry 너와 헛물켜긴 싫어 Baby I’m in a rush I’m in a rush<text:s/></text:p>
          </table:table-cell>
          <table:table-cell office:value-type="string" table:style-name="ce1">
            <text:p>여</text:p>
          </table:table-cell>
          <table:table-cell table:number-columns-repeated="16377"/>
        </table:table-row>
        <table:table-row table:style-name="ro1">
          <table:table-cell office:value-type="float" office:value="410" table:style-name="ce1">
            <text:p>410</text:p>
          </table:table-cell>
          <table:table-cell office:value-type="string" table:style-name="ce1">
            <text:p>시나</text:p>
          </table:table-cell>
          <table:table-cell office:value-type="string" table:style-name="ce1">
            <text:p>Like a rain</text:p>
          </table:table-cell>
          <table:table-cell office:value-type="string" table:style-name="ce1">
            <text:p>2019.4.24</text:p>
          </table:table-cell>
          <table:table-cell office:value-type="string" table:style-name="ce1">
            <text:p>사계절</text:p>
          </table:table-cell>
          <table:table-cell office:value-type="string" table:style-name="ce1">
            <text:p>우우우우우 It’s like a rain 젖어버리는 듯해 비가 내리는 듯이 우우우우우 It’s like a rain 스며드는 것 같애 너의 모든 것들이 조금 더 다가와 선을 넘어도 돼 생각은 하지마 마음 가는 데로 해 너에게 이 밤을 다 (오오오 오오오) 주려고 널 초대해 (오오오 오오오) 널 위해 챙겨온 이야기가 많아 어릴 때 주고 싶은 게 더 많데 나는 널 비추는 거울인데 네 주변은 다 난리 넌 걸친 게 몇 없는데 so beautiful, 배경까지 비춰주는 네 ponytail 우리 같은 하늘 다른 곳에 있어도 올려다보면 보여지는 별자리는 숨, 꿈뿐 빛 옆에서 눈 돌릴 만큼 멍청하지 않으니까 되어줘 내가 내뱉는 숨, 꾸는 꿈 you know? not a rainy day but it’s getting wet 네게 빠져든 내 맘을 알까 넌 넌 넌 not a rainy day but it’s getting wet 오늘 밤은 넘기기 싫잖아 No No No 우우우우우 It’s like a rain 젖어버리는 듯해 나를 보는 눈빛에 우우우우우 It’s like a rain 내 몸을 다 맡길게 너의 그 두 손끝에 너에게 내 맘을 다 (오오오 오오오) 주려고 널 초대해 (오오오 오오오) 달아 달아 밝은 달아 우리 같이 놀던 달아 너가 환할때 내가 없는듯 사라질게 대신 머리위 어둠내리면 내가 비출게 make it rain 울어 넌 내 위에서 Let’s play this game bebe 눈을 가리면 난 술래 확 잡아버려 네 뒤에서 무릎을 꿇리고 울리고 애원하게 만들어주지 나쁜 종교같이 . not a rainy day but it’s getting wet 네게 빠져든 내 맘을 알까 넌 넌 넌 not a rainy day but it’s getting wet 오늘 밤은 넘기기 싫잖아 No No No 넌 사막 위의 오아시스 같아 갈증이 난 내 맘에 넌 비를 내리네 너의 숨결로 이 밤을 채워줘 보여봐 날 안아봐 tonight not a rainy day but it’s getting wet 좀 더 너를 유혹할래 내가 더 더 더 not a rainy day but it’s getting wet 우리에게 내일은 없듯이 No No No 우우우우우 It’s like a rain 젖어버리는 듯해 비가 내리는 듯이 우우우우우 It’s like a rain 스며드는 것 같애 너의 모든 것들이</text:p>
          </table:table-cell>
          <table:table-cell office:value-type="string" table:style-name="ce1">
            <text:p>여</text:p>
          </table:table-cell>
          <table:table-cell table:number-columns-repeated="16377"/>
        </table:table-row>
        <table:table-row table:style-name="ro1">
          <table:table-cell office:value-type="float" office:value="411" table:style-name="ce1">
            <text:p>411</text:p>
          </table:table-cell>
          <table:table-cell office:value-type="string" table:style-name="ce1">
            <text:p>콜린</text:p>
          </table:table-cell>
          <table:table-cell office:value-type="string" table:style-name="ce1">
            <text:p>Fantasy</text:p>
          </table:table-cell>
          <table:table-cell office:value-type="string" table:style-name="ce1">
            <text:p>2020.10.15</text:p>
          </table:table-cell>
          <table:table-cell office:value-type="string" table:style-name="ce1">
            <text:p>사계절</text:p>
          </table:table-cell>
          <table:table-cell office:value-type="string" table:style-name="ce1">
            <text:p>사막위의 오아시스 같은 깨기 싫은 달콤한 꿈 단 잠에 들어 낸내 코코 나를 토닥여줘 대낮에 trevi를 먹어도 70 bacadi 같은 그런 네게 취해 허우적 대는중 꿈을꿔 꿈을꿔 꿈을꿔 through you 눈을 감고서 떠올려봐도 보지 못 할 수천평의 낙원 춤을춰 춤을춰 춤을춰 with you at first, it felt so far so I left a sign in your eyes 데려다줘 아름다운 너만의 fantasy 머물러줘 아름다운 둘만의 fantasy 마치 된 것 같아 콜럼버스 처음보는 눈이부셔 그만큼 넌 아름다워 baby come on 처음으로 느껴보는 tension 빠져들어 I'm into you cuz 너땜에 I'm feelin good 환상보다 환상같은 nation 자 다 눈을 감고 내가 말한대로 떠올려봐 그럼 믿을 수 있니 미로같은 정글 속 내키 보다 큰 풀잎사이 꿈에 그리던 것 보다 좋은 곳 너라는 fantasy 처음 만날때 부터 너는 내게 가장 천재야 나의 취향을 다 알잖아 나만 너에게 잠기고 싶어서 너의 마음을 잠그고 있어 데려다줘 아름다운 너만의 fantasy 머물러줘 아름다운 둘만의 fantasy 마치 된 것 같아 콜럼버스 처음보는 그런가보다 나도 날 잘몰라 환상에 빠진걸까 네 말대로 난 너의 fantasy 인가봐 눈을 마주쳤을때 하고싶은 대로해 뭘 원한대도 all I wanna do 데려다줘 아름다운 너만의 fantasy 머물러줘 아름다운 둘만의 fantasy 마치 된 것 같아 콜럼버스 처음보는 눈이부셔 그만큼 넌 아름다워 baby come on 처음으로 느껴보는 tension 빠져들어 I'm into you cuz 너땜에 I'm feelin good 환상보다 환상같은 nation</text:p>
          </table:table-cell>
          <table:table-cell office:value-type="string" table:style-name="ce1">
            <text:p>남</text:p>
          </table:table-cell>
          <table:table-cell table:number-columns-repeated="16377"/>
        </table:table-row>
        <table:table-row table:style-name="ro1">
          <table:table-cell office:value-type="float" office:value="412" table:style-name="ce1">
            <text:p>412</text:p>
          </table:table-cell>
          <table:table-cell office:value-type="string" table:style-name="ce1">
            <text:p>보라미유</text:p>
          </table:table-cell>
          <table:table-cell office:value-type="string" table:style-name="ce1">
            <text:p>새벽 넘어 뛰어와줘</text:p>
          </table:table-cell>
          <table:table-cell office:value-type="string" table:style-name="ce1">
            <text:p>2019.5.28</text:p>
          </table:table-cell>
          <table:table-cell office:value-type="string" table:style-name="ce1">
            <text:p>사계절</text:p>
          </table:table-cell>
          <table:table-cell office:value-type="string" table:style-name="ce1">
            <text:p>하고 싶은 게 많았던 어린 나 한 손에는 파란 소원 하늘을 닮은 다른 한 손엔 내 손을 잡아준 초록의 그때 너 나무를 닮은 그날의 푸르던 어릴 적 꿈 날아가 날아서 다시 불어와줘 새벽 넘어 뛰어와줘 너무 보고 싶었었단 말야 너는 지금 뭘 제일 하고 싶어? 묻고 싶어 너의 꿈은 안녕한지 끝이 보이지 않는 이 길 끝에 꼭 같이 가자 우리 지치지 말고 그날의 푸르던 어릴 적 꿈 날아가 날아서 다시 불어와줘 새벽 넘어 뛰어와줘 너무 보고 싶었었단 말야 행복 그 비슷한 거 시작을 닮은 나의 꿈 웃고 싶은 거 나쁘기 싫은 거 아프기 싫은 거 아프게 하기 싫은 거 보고 싶은 사람들 보며 사는 거 사막에도 분명히 오아시스가 있는 거 그날의 푸르던 어릴 적 꿈 날아가 날아서 다시 불어와줘 새벽 넘어 뛰어와줘 너무 보고 싶었었단 말야</text:p>
          </table:table-cell>
          <table:table-cell office:value-type="string" table:style-name="ce1">
            <text:p>여</text:p>
          </table:table-cell>
          <table:table-cell table:number-columns-repeated="16377"/>
        </table:table-row>
        <table:table-row table:style-name="ro1">
          <table:table-cell office:value-type="float" office:value="413" table:style-name="ce1">
            <text:p>413</text:p>
          </table:table-cell>
          <table:table-cell office:value-type="string" table:style-name="ce1">
            <text:p>A.C.E</text:p>
          </table:table-cell>
          <table:table-cell office:value-type="string" table:style-name="ce1">
            <text:p>황홀경</text:p>
          </table:table-cell>
          <table:table-cell office:value-type="string" table:style-name="ce1">
            <text:p>2020.9.2</text:p>
          </table:table-cell>
          <table:table-cell office:value-type="string" table:style-name="ce1">
            <text:p>사계절</text:p>
          </table:table-cell>
          <table:table-cell office:value-type="string" table:style-name="ce1">
            <text:p>헤매이면서도 follow 난 널 따라가 상상 속에서도 hello 말을 걸어와 널 비추다 빛 잃은 밤 달빛을 켜두고 널 꿈꾸는 이 밤이 깊어 woo yeah 아름다운 환상 일지도 몰라 현실감 없는 감정에 놀라 이렇게 좋을 수 있단 게 더 말이 안 되니까 뛰는 내 심장을 달래고 난 한 걸음씩 좀 더 내게로 다가갈게 Step Step Step tonight 내 온몸엔 Sweat Sweat Sweat 긴장만 단 한 걸음에 네게 가고 싶지만 아직 난 좀 서툴러 Step Step Step Tonight 할 말을 잃고 (Ooh ah) 부드러운 바람과 (Ooh ah) 흩날리는 머릿결 (Ooh ah) 어지러운 향기 다 처음 마주하는 광경이라 (Ooh ah) 숨 쉬는 것도 잊고 (Ooh ah) 네게 이끌리고 싶어 Step Step Step tonight 눈앞의 황홀경 멍하니 넋 놔 네 앞에선 붉게 타는 내 맘은 사막의 red sun 누가 나를 움직여 가는 듯 최면에 걸린 것 같은 기분이야 손끝에 잡힐 듯이 넌 생각보다 멀리 날 이끌어 가는 것만 같아 홀린 듯 나는 너의 세계로 발을 내디뎌 Don't you worry about it 단 한순간 거짓이라도 좋아 난 네가 섞인 환상에 속아 내 모든 걸 다 잃고도 더 줄 수도 있으니까 아득히 내 눈을 가리고 눈 뗄 수 없이 너를 보여줘 다가갈게 Step Step Step tonight 내 온몸엔 Sweat Sweat Sweat 긴장만 단 한 걸음에 네게 가고 싶지만 아직 난 좀 서툴러 Step Step Step tonight I'm falling 이미 네게 난 깊이 빠져들어가 넌 날 스며와 날 적신 달콤한 (오아시스) 눈앞에 선명한 (신기루) 끝도 없이 너를 향해 가 다가갈게 Step Step Step tonight 내 온몸엔 Sweat Sweat Sweat 긴장만 단 한 걸음에 네게 가고 싶지만 아직 난 좀 서툴러 Step Step Step tonight 할 말을 잃고 (Ooh ah) 일렁이는 눈빛과 (Ooh ah) 간지러운 떨림과 (Ooh ah) 벅차오른 심장 다 처음 겪어보는 감정이라 (Ooh ah) 내가 나인 걸 잊고 (Ooh ah) 네게 이끌리고 싶어 Step Step Step tonight 너라는 황홀경</text:p>
          </table:table-cell>
          <table:table-cell office:value-type="string" table:style-name="ce1">
            <text:p>남</text:p>
          </table:table-cell>
          <table:table-cell table:number-columns-repeated="16377"/>
        </table:table-row>
        <table:table-row table:style-name="ro1">
          <table:table-cell office:value-type="float" office:value="414" table:style-name="ce1">
            <text:p>414</text:p>
          </table:table-cell>
          <table:table-cell office:value-type="string" table:style-name="ce1">
            <text:p>커피소년</text:p>
          </table:table-cell>
          <table:table-cell office:value-type="string" table:style-name="ce1">
            <text:p>안녕 오로라</text:p>
          </table:table-cell>
          <table:table-cell office:value-type="string" table:style-name="ce1">
            <text:p>2017.2.17</text:p>
          </table:table-cell>
          <table:table-cell office:value-type="string" table:style-name="ce1">
            <text:p>사계절</text:p>
          </table:table-cell>
          <table:table-cell office:value-type="string" table:style-name="ce1">
            <text:p>꿈을 꾼 걸까 마치 오아시스를 발견한 것 같았어 그래 너 말이야 사랑인 걸까 마치 세상은 온통 에메랄드빛이었어 그래 너 말이야 너 없던 세상은 그저 평범한 어두운 밤이었던 거야 이 길을 헤매어 찾아낸 건 나를 밝혀주는 너 안녕 오로라 별빛보다 빛나는 오로라 그보다 눈부신 건 바로 너 내 맘 가득 채운 바로 너 안녕 오로라 그 밤 아름다웠던 오로라 그보다 아름다운 건 바로 너 가장 아름다웠던 건 너야 그래 너의 눈빛 속 담겨있는 또 하나의 세상 그곳에 사는 나</text:p>
          </table:table-cell>
          <table:table-cell office:value-type="string" table:style-name="ce1">
            <text:p>남</text:p>
          </table:table-cell>
          <table:table-cell table:number-columns-repeated="16377"/>
        </table:table-row>
        <table:table-row table:style-name="ro1">
          <table:table-cell office:value-type="float" office:value="415" table:style-name="ce1">
            <text:p>415</text:p>
          </table:table-cell>
          <table:table-cell office:value-type="string" table:style-name="ce1">
            <text:p>페퍼톤스</text:p>
          </table:table-cell>
          <table:table-cell office:value-type="string" table:style-name="ce1">
            <text:p>wish-list</text:p>
          </table:table-cell>
          <table:table-cell office:value-type="string" table:style-name="ce1">
            <text:p>2012.4.24</text:p>
          </table:table-cell>
          <table:table-cell office:value-type="string" table:style-name="ce1">
            <text:p>여름</text:p>
          </table:table-cell>
          <table:table-cell office:value-type="string" table:style-name="ce1">
            <text:p>스쳐 지나는 차가운 바람 고요에 벅찬 하늘 오랜만에 나를 두근거리게 해 내리쬐는 저 태양 아래 햇살에 몸을 흠뻑 적시고 훌쩍 떠난다면 좋겠어 피곤하고 지칠 때까지 마음껏 걷고 싶어 이름 모를 낯선 곳 어딘가에서 더러워진 내 손을 씻고 마른 목을 축일 오아시스 만날 수 있다면 좋겠어 오래된 믿음 순간의 행복 발견의 발견 한 줌의 자유 침묵과 안식 진정한 해방 단 하루의 평화 뜨겁게 빛났던 날들과 아직 가지 못한 곳 모든 것을 좀 더 생각하고 싶어 힘들었던 하루의 끝에 떠나온 이유를 만나게 되면 너에게 편지를 쓰겠어 오래된 믿음 순간의 행복 발견의 발견 한 줌의 자유 침묵과 안식 진정한 해방 단 하루의 평화 온 세상을 돌아 나에게로 불어온 여기 이 바람처럼</text:p>
          </table:table-cell>
          <table:table-cell office:value-type="string" table:style-name="ce1">
            <text:p>남</text:p>
          </table:table-cell>
          <table:table-cell table:number-columns-repeated="16377"/>
        </table:table-row>
        <table:table-row table:style-name="ro1">
          <table:table-cell office:value-type="float" office:value="416" table:style-name="ce1">
            <text:p>416</text:p>
          </table:table-cell>
          <table:table-cell office:value-type="string" table:style-name="ce1">
            <text:p>로코베리</text:p>
          </table:table-cell>
          <table:table-cell office:value-type="string" table:style-name="ce1">
            <text:p>항해</text:p>
          </table:table-cell>
          <table:table-cell office:value-type="string" table:style-name="ce1">
            <text:p>2015.11.2</text:p>
          </table:table-cell>
          <table:table-cell office:value-type="string" table:style-name="ce1">
            <text:p>사계절</text:p>
          </table:table-cell>
          <table:table-cell office:value-type="string" table:style-name="ce1">
            <text:p>바람에 나는 돛을 펴네 난 너라는 섬을 향해 가네 나 아무리 멀어지려 해도 나 그댈 향해 가네 누군가 사랑을 한다면 내 앞에 그대였으면 언젠가 쏟아지는 별빛같이 나에게 와줬으면...love is true 어둔 밤 까만 색 눈동자 내 두 눈은 그대를 바라보네 또 사라진 오아시스처럼 그대는 어딘가요 누군가 사랑을 한다면 내 앞에 그대였으면 언젠가 쏟아지는 별빛같이 나에게 와줬으면...love is true 나의 눈물이 흘러내려 나의 마음이 외로운 날 난 너의 두 눈 속에 살고 있죠 듣고 있나요 사랑해 내 맘 들리나요 그리워 쓸쓸한 이 밤 언젠가 쏟아지는 별빛같이 나에게 와줬으면...love is true</text:p>
          </table:table-cell>
          <table:table-cell office:value-type="string" table:style-name="ce1">
            <text:p>여</text:p>
          </table:table-cell>
          <table:table-cell table:number-columns-repeated="16377"/>
        </table:table-row>
        <table:table-row table:style-name="ro1">
          <table:table-cell office:value-type="float" office:value="417" table:style-name="ce1">
            <text:p>417</text:p>
          </table:table-cell>
          <table:table-cell office:value-type="string" table:style-name="ce1">
            <text:p>소야</text:p>
          </table:table-cell>
          <table:table-cell office:value-type="string" table:style-name="ce1">
            <text:p>OASIS</text:p>
          </table:table-cell>
          <table:table-cell office:value-type="string" table:style-name="ce1">
            <text:p>2018.4.18</text:p>
          </table:table-cell>
          <table:table-cell office:value-type="string" table:style-name="ce1">
            <text:p>사계절</text:p>
          </table:table-cell>
          <table:table-cell office:value-type="string" table:style-name="ce1">
            <text:p>너무 지쳐 있었던 너를 보면 아무 이유가 없었어 내 마음이 그런 걸 매일 애써 웃어 보이는 모습이 내겐 안쓰러웠어 나를 주고 싶었어 가끔 울고 싶을 땐 내 옆에 있어줘 내게로 너의 모든 아픔을 다 비워줘 차디찬 너의 오늘이 다 지나고 나면 그날의 너의 따스한 웃음을 보여줘 오아시스 같은 나일 수 있게 Ay 너에게만 바다 같은 쉼터일 수 있게 매일 꿈같은 너의 하루가 될 수 있게 어딘가에서 널 기다리는 오아시스 (Away Away) 오아시스 나를 고민하지 말아줘 미안해하지도 말아줘 네겐 어떤 이유도 없어 난 (Always) Oh Can't be better than this 내겐 기적 같은 널 안고 싶어 늘 보고 싶어 가끔 울고 싶을 땐 내 옆에 있어줘 내게로 너의 모든 아픔을 다 비워줘 차디찬 너의 오늘이 다 지나고 나면 그날의 너의 따스한 웃음을 보여줘 오아시스 같은 나일 수 있게 Ay 너에게만 바다 같은 쉼터일 수 있게 매일 꿈같은 너의 하루가 될 수 있게 어딘가에서 널 기다리는 오아시스 너로 가득 찼었던 나를 향한 이 길이 언젠간 너에게 닿을 수 있을까 시간이 지나 이 길 끝에 매일 아파했던 나의 옆에 나의 손을 꼭 잡아주는 오아시스 같은 너일 수 있게 Ay 나에게만 바다 같은 쉼터일 수 있게 매일 꿈같은 나의 하루가 될 수 있게 어딘가에서 날 기다리는 오아시스 (Away Away) 오아시스 오아시스 (Away Away) 오아시스 오아시스<text:s/></text:p>
          </table:table-cell>
          <table:table-cell office:value-type="string" table:style-name="ce1">
            <text:p>여</text:p>
          </table:table-cell>
          <table:table-cell table:number-columns-repeated="16377"/>
        </table:table-row>
        <table:table-row table:style-name="ro1">
          <table:table-cell office:value-type="float" office:value="418" table:style-name="ce1">
            <text:p>418</text:p>
          </table:table-cell>
          <table:table-cell office:value-type="string" table:style-name="ce1">
            <text:p>빅마마</text:p>
          </table:table-cell>
          <table:table-cell office:value-type="string" table:style-name="ce1">
            <text:p>천국</text:p>
          </table:table-cell>
          <table:table-cell office:value-type="string" table:style-name="ce1">
            <text:p>2007.10.2</text:p>
          </table:table-cell>
          <table:table-cell office:value-type="string" table:style-name="ce1">
            <text:p>사계절</text:p>
          </table:table-cell>
          <table:table-cell office:value-type="string" table:style-name="ce1">
            <text:p>하늘위로 뛰어오를 것 같아 바람결에 날아오를 것 같아 니가 있다는게 너무 좋아 I missing you and I love you 사막에 오아시스 같아 뜨거운 태양 아래 나무 그늘 같아 밤 하늘 별을 딴 것 같아 I want you I need you...in your smile 하늘위로 뛰어오를 것 같아 바람결에 날아오를 것 같아 니가 있다는게 너무 좋아 I missing you and I love you 니가 웃어주면 니가 날 안아주면 구름 위를 걷는 기분 같아 모든게 꿈일 것만 같아 깨어날 수 없다면 좋겠어 사랑이 뭐가 부족해 또 뭘 사랑은 보석보다 값진 걸 세상의 널 만날 수 있던건 You wanna get it my world 그대와 하루종일 춤을 추고파 포근한 이불 속에 너와 함께 하고파 너의 향기로운 입맞춤에 잠을 깨워(숨을 쉴 수 없는 걸) Watching you! Feeling you! 니가 있어 내가 사는 이유 사랑은 나의 종교 넌 내게 천국 넌 천사 oh my baby boo 너라면 준비 됐어 내사랑을 바칠 각오 이것이 사랑방식 It`s just the way I am that is M.O.N.G. who I am I missing you and I love you I missing you and I love you 하늘위로 뛰어오를 것 같아 바람결에 날아오를 것 같아 니가 있다는게 너무 좋아 I missing you and I love you 세상의 슬픔이 없는 곳.. 그곳은 니 품인걸 천국은 바로 니 품인걸 니가 원한다면 어디든 좋아 너만 괜찮다면 뭘 해도 좋아 세상 모든 걸 얻은 것 같아 널 사랑해 널 사랑해 널 보면서 사랑을 알고 널 보면서 행복을 알고 눈부신 천국을 알게 됐어 Thank you my love in everyday I missing you and I love you I missing you and I love you</text:p>
          </table:table-cell>
          <table:table-cell office:value-type="string" table:style-name="ce1">
            <text:p>여</text:p>
          </table:table-cell>
          <table:table-cell table:number-columns-repeated="16377"/>
        </table:table-row>
        <table:table-row table:style-name="ro1">
          <table:table-cell office:value-type="float" office:value="419" table:style-name="ce1">
            <text:p>419</text:p>
          </table:table-cell>
          <table:table-cell office:value-type="string" table:style-name="ce1">
            <text:p>펜타곤</text:p>
          </table:table-cell>
          <table:table-cell office:value-type="string" table:style-name="ce1">
            <text:p>Lost Paradise</text:p>
          </table:table-cell>
          <table:table-cell office:value-type="string" table:style-name="ce1">
            <text:p>2019.3.27</text:p>
          </table:table-cell>
          <table:table-cell office:value-type="string" table:style-name="ce1">
            <text:p>사계절</text:p>
          </table:table-cell>
          <table:table-cell office:value-type="string" table:style-name="ce1">
            <text:p>Oh why you feel the pain? 발가벗은 채 넌 잔뜩 겁에 질린 새 아무것도 못한 채 What ya sayin' 바래진 꿈같지만 잊었지만 But in fact nobody lost paradise Lost paradise on highway Nobody can beat you Oh no just let 'em wanna judge you Lost paradise Lost paradise you know that 너의 버팀이 외침이 돼 Give me that Nobody lost paradise Lost paradise on highway Nobody can beat you Oh no just let 'em wanna judge you Lost paradise Lost paradise you know that 오아시스 없는 Desert 다시 두 귀를 막고 Playin' on Cobain 하늘의 Heaven마저 Flame 이 시대상의 굴레임 욕망이 또 강을 검게 물들이고 자신을 꺼내 똑바로 봐 We're gonna be like 밑바닥 말고 눈높이 올려봐 높은 곳에 스쿠버 다이브 전과는 다른 나의 패러다임 다시 찾아 꺼낸 Paradise 그때 난 얼마나 비참했는지 (what's happening?) Selfish liar 전보다 무뎌진 감정 아주 깊게 패인 늪에 빠진 다음 How could u want to talk about the fail 그러기엔 이르지 않나 Why you feel the pain? 발가벗은 채 넌 잔뜩 겁에 질린 새 아무것도 못한 채 What ya sayin' 바래진 꿈같지만 잊었지만 But in fact nobody lost paradise Lost paradise on highway Nobody can beat you Oh no just let 'em wanna judge you Lost paradise Lost paradise you know that 너의 버팀이 외침이 돼 Give me that Nobody lost paradise Lost paradise on highway Nobody can beat you Oh no just let 'em wanna judge you Lost paradise Lost paradise you know that 마음은 또다시 한탄해 내가 날 망친 것 같아 숨쉬기가 답답해 점점 희미해 사막에 No mercy for myself it's 먼지 옳다고 고집한 게 아니었던 건지 뇌 정지 무뎌진 감정은 내게 보이는 색을 모두 가져갔지 혹시 혹시 그런 기분이 들 때마다 난 다시 난 나에게 말을 걸지 But 반복된 트라우마 부숴 Don't mind 멈추지 마라 나쁘지 않아 Ah 다시 어둠 속에 Hidin' I don't care 그 위를 밟고 Ridin' I don't give a aw But in fact nobody lost paradise Lost paradise on highway Lost paradise yeah Lost paradise Lost paradise you know that 너의 버팀이 외침이 돼 Give me that Nobody lost paradise Lost paradise on highway Nobody can beat you Oh no just let 'em wanna judge you Lost paradise Lost paradise you know that</text:p>
          </table:table-cell>
          <table:table-cell office:value-type="string" table:style-name="ce1">
            <text:p>남</text:p>
          </table:table-cell>
          <table:table-cell table:number-columns-repeated="16377"/>
        </table:table-row>
        <table:table-row table:style-name="ro1">
          <table:table-cell office:value-type="float" office:value="420" table:style-name="ce1">
            <text:p>420</text:p>
          </table:table-cell>
          <table:table-cell office:value-type="string" table:style-name="ce1">
            <text:p>3YE</text:p>
          </table:table-cell>
          <table:table-cell office:value-type="string" table:style-name="ce1">
            <text:p>OOMM</text:p>
          </table:table-cell>
          <table:table-cell office:value-type="string" table:style-name="ce1">
            <text:p>2019.9.17</text:p>
          </table:table-cell>
          <table:table-cell office:value-type="string" table:style-name="ce1">
            <text:p>사계절</text:p>
          </table:table-cell>
          <table:table-cell office:value-type="string" table:style-name="ce1">
            <text:p>넌 너무 뻔해 Bad liar 선한 눈의 Trouble maker 변해 난 Ice criminal 아슬한 그 선을 넘지 마 Stupid 한 여름에 오아시스 같은 Beach 어둠 속에 Diamond 나야 빛이 숨길 수가 없어 가까이 다가와 더 Zoom Zoom 구름 위에 올라타 어화둥둥 No matter 난 꾸밈없는 그대로가 좋아 Together 달콤한 말들로 나를 가지려 하지 마 More better 느껴지니 Out of My Mind 네 초점이 Out of My Mind 더 끌리니 Out of My Mind 네 Fantasy Out of My Mind Out of My Mind A-yo Out of My Mind Oh A-yo Out of My Mind Up &amp; Down 기분 오락가락해 네가 뭔데 날 또 오라가라해 거기 까진 거야 너의 한계 선을 넘어봤자 내겐 안돼 이러쿵 저러쿵 말들이 많아 다 Lose my way Let it burn Like a bomb 이뤄줘 Bibbidi bobbidi boo Ain't nobody do it like me 점점 빠져들어 내게 Holic No matter 난 꾸밈없는 그대로가 좋아 Together 달콤한 말들로 나를 가지려 하지 마 More better 느껴지니 Out of My Mind 네 초점이 Out of My Mind 더 끌리니 Out of My Mind 네 Fantasy Out of My Mind Out of My Mind A-yo Out of My Mind Oh A-yo Out of My Mind 불을 켜줘 우리 사랑이 불타오르게 (No limit No limit) 왜 이리 커져 내 심장이 터져버리게 (No limit No limit) (Because U Because U) Ye e ye e yeah (Because U Because U) Ye e ye e yeah (Because U Because U) 넌 나를 몰라 쉿 느껴지니 Out of My Mind 네 초점이 Out of My Mind 더 끌리니 Out of My Mind 네 Fantasy Out of My Mind Out of My Mind A-yo Out of My Mind Oh A-yo Out of My Mind</text:p>
          </table:table-cell>
          <table:table-cell office:value-type="string" table:style-name="ce1">
            <text:p>여</text:p>
          </table:table-cell>
          <table:table-cell table:number-columns-repeated="16377"/>
        </table:table-row>
        <table:table-row table:style-name="ro1">
          <table:table-cell office:value-type="float" office:value="421" table:style-name="ce1">
            <text:p>421</text:p>
          </table:table-cell>
          <table:table-cell office:value-type="string" table:style-name="ce1">
            <text:p>김태우</text:p>
          </table:table-cell>
          <table:table-cell office:value-type="string" table:style-name="ce1">
            <text:p>시원해</text:p>
          </table:table-cell>
          <table:table-cell office:value-type="string" table:style-name="ce1">
            <text:p>2016.7.20</text:p>
          </table:table-cell>
          <table:table-cell office:value-type="string" table:style-name="ce1">
            <text:p>여름</text:p>
          </table:table-cell>
          <table:table-cell office:value-type="string" table:style-name="ce1">
            <text:p>오 시작됐는데 또 내리쬐는데 피할 수 없어 모두다 뭔가를 찾고 있는데 하루 끝에 맥주 또 마셔두 그래도 피할 수 없는 oh sun 하지만 I can do 난 있대두 나만의 blue ocean You ma boo 날 바라보는 네 눈빛이 I know you know 난 두렵지 않아 저 햇빛이 너무 시원해 너만 있으면 너랑 붙어있어도 넓은 바다 같은 너 너 때문에 오 시원해 너 때문에 오 시원해 너 때문에 (넌 나의 매직 넌 나의 썸머브리즈 넌 나의 매직) 나만 또 이상하게 덥지가 않아 나른한 오후에 콧노래가 나와 두루루루 두루루루 I have the reason only you 우 나의 땀을 식혀줄 내 바람 나의 목을 적셔줄 달콤한 오아시스 같은 너를 매일 꿈꾸길 바래 너무 시원해 너만 있으면 너랑 붙어있어도 넓은 바다 같은 너 너 때문에 너무 시원해 너만 있으면 너랑 붙어있어도 넓은 바다 같은 너 너 때문에 그 달콤한 아이스크림도 no 비교가 되지를 않아요 baby 이제 노래해요(노래해요) 내 맘 전해요(내 맘 전해요) 너무 사랑해 기다렸던 말 우리 붙어있어도 너무 시원해 지금 너 때문에 (넌 나의 매직 넌 나의 썸머브리즈 넌 나의 매직) (넌 나의 매직 넌 나의 썸머브리즈 넌 나의 매직) (Because of you you you you you) (Because of you you you you you)</text:p>
          </table:table-cell>
          <table:table-cell office:value-type="string" table:style-name="ce1">
            <text:p>남</text:p>
          </table:table-cell>
          <table:table-cell table:number-columns-repeated="16377"/>
        </table:table-row>
        <table:table-row table:style-name="ro1">
          <table:table-cell office:value-type="float" office:value="422" table:style-name="ce1">
            <text:p>422</text:p>
          </table:table-cell>
          <table:table-cell office:value-type="string" table:style-name="ce1">
            <text:p>삼삼</text:p>
          </table:table-cell>
          <table:table-cell office:value-type="string" table:style-name="ce1">
            <text:p>카라반</text:p>
          </table:table-cell>
          <table:table-cell office:value-type="string" table:style-name="ce1">
            <text:p>2018.8.16</text:p>
          </table:table-cell>
          <table:table-cell office:value-type="string" table:style-name="ce1">
            <text:p>여름</text:p>
          </table:table-cell>
          <table:table-cell office:value-type="string" table:style-name="ce1">
            <text:p>매일 똑같은 하루 바쁘게만 흘러가고 이 도시를 벗어나 멀리멀리 떠나고파 하얀 저 구름 따라 어디든 좋아 음 아무 계획 없이 그냥 떠나는 여행 달리는 창문 밖으로 내 맘대로 부르는 노래 시원한 바람 따라 나와 함께 떠나줄래 음 내일의 걱정은 잠시 잊어버려도 좋아 그냥 이렇게 멀리 떠나자 우리 시원한 바람이 불어와 모두 날려 보내고서 지루한 이곳을 떠날래 하룻밤의 낭만적인 카라반 여행 조용한 밤바다에서 우리 멋대로 부른 노래 서늘한 코끝에서 느껴지는 두근거림 음 내일의 걱정은 잠시 잊어버려도 좋아 그냥 이렇게 멀리 떠나자 우리 시원한 바람이 불어와 모두 날려 보내고서 지루한 이곳을 떠날래 모두 날려 보내고서 지루한 이곳을 떠나자 너와 함께 가고 싶어 너와 함께 가고 싶어 너와 함께 가고 싶어 너와 함께 가고 싶어 멀리 떠나자 우리 시원한 바람이 불어와 모두 날려 보내고서 지루한 이곳을 떠날래 모두 날려 보내고서 지루한 이곳을 떠나자 너와 함께 가고 싶어 너와 함께 가고 싶어 너와 함께 가고 싶어 너와 함께 가고 싶어</text:p>
          </table:table-cell>
          <table:table-cell office:value-type="string" table:style-name="ce1">
            <text:p>여</text:p>
          </table:table-cell>
          <table:table-cell table:number-columns-repeated="16377"/>
        </table:table-row>
        <table:table-row table:style-name="ro1">
          <table:table-cell office:value-type="float" office:value="423" table:style-name="ce1">
            <text:p>423</text:p>
          </table:table-cell>
          <table:table-cell office:value-type="string" table:style-name="ce1">
            <text:p>장범준</text:p>
          </table:table-cell>
          <table:table-cell office:value-type="string" table:style-name="ce1">
            <text:p>노래방에서</text:p>
          </table:table-cell>
          <table:table-cell office:value-type="string" table:style-name="ce1">
            <text:p>2019.3.21</text:p>
          </table:table-cell>
          <table:table-cell office:value-type="string" table:style-name="ce1">
            <text:p>사계절</text:p>
          </table:table-cell>
          <table:table-cell office:value-type="string" table:style-name="ce1">
            <text:p>나는 사랑이 어떻게 이뤄지는 지 연구 했지 여러가지 상황의 수를 계산 해 봤지 그땐 내가 좀 못 생겨서 흑흑 니가 좋아하는 노랠 알아내는 것은 필수 가성이 많이 들어가서 마이크 조절이 굉장히 조심스러웠었지 그렇게 노래방으로 가서 그녀가 좋아하는 노랠해 무심한 척 준비안한 척 노랠 불렀네 어어 그렇게 내가 노랠 부른뒤 그녀의 반응을 상상하고 좀더 잘 불러볼걸 노랠 흥얼 거렸네 사랑때문에 노랠 연습하는 건 자연의 이치 날으는 새들도 모두 사랑노래 부르는 게 뭔가 가능성만 열어 준다면 근데 그년 남자친구가 있었지 그것은 내 실수 그 후로 혼자 노래방에서 복잡한 맘을 달랬네 몇 달을 혼자 노래방에 갔는지 그렇게 노래방이 취미가 되고 그녀가 좋아하는 노랠해 괜찮은 척 안슬픈 척 노랠 불렀네 어어 그렇게 내가 노랠 부른뒤 우연히 집에 가려 하는데 갑자기 그녀가 노래방에 가자 하네 그렇게 나는 그녀를 따라 걸어보지만 괜찮은 척 사실 난 너무 많이 떨려요 그녀 아무렇지 않아도 나는 아무렇지 않지 않아요 근데 그녀는 나를 바라보고는 자기도 지금 아무 렇지 않지 않대요 무슨 말이 냐고 물어보네 그렇게 노래방을 나오고 그녀를 집에 데려다 준뒤 무슨일 인가 괜찮은 건가 멍해 버렸네 어어 핸드폰도 없는 늦은 새벽 집에서 계속 잠은 안오고 그녀가 좋아하던 노랠 흥얼 거렸네. 그녀가 좋아하던 노랠 흥얼 거렸네.</text:p>
          </table:table-cell>
          <table:table-cell office:value-type="string" table:style-name="ce1">
            <text:p>남</text:p>
          </table:table-cell>
          <table:table-cell table:number-columns-repeated="16377"/>
        </table:table-row>
        <table:table-row table:style-name="ro1">
          <table:table-cell office:value-type="float" office:value="424" table:style-name="ce1">
            <text:p>424</text:p>
          </table:table-cell>
          <table:table-cell office:value-type="string" table:style-name="ce1">
            <text:p>아이유</text:p>
          </table:table-cell>
          <table:table-cell office:value-type="string" table:style-name="ce1">
            <text:p>시간의 바깥</text:p>
          </table:table-cell>
          <table:table-cell office:value-type="string" table:style-name="ce1">
            <text:p>2019.11.18</text:p>
          </table:table-cell>
          <table:table-cell office:value-type="string" table:style-name="ce1">
            <text:p>사계절</text:p>
          </table:table-cell>
          <table:table-cell office:value-type="string" table:style-name="ce1">
            <text:p>서로를 닮아 기울어진 삶 소원을 담아 차오르는 달 하려다 만 괄호 속의 말 이제야 음 음 음 어디도 닿지 않는 나의 닻 넌 영원히 도착할 수 없는 섬 같아 헤매던 날 이제야 음 음 음 기록하지 않아도 내가 널 전부 기억할 테니까 기다려 기어이 우리가 만나면, 시간의 테두리 바깥에서 과거를 밟지 않고 선다면 숨이 차게 춤을 추겠어 낮에도 밝지 않은 나의 밖 끝없는 밤 남겨진 반 넌 어떨까 나와 같을까 알 수 없음에 아파지던 맘 더 멀리 자유 그 위로 가자 내일이 우릴 찾지 못할 곳에서 기쁘게 만나 이제야 한눈에 찾지 못해도 돼 내가 널 알아볼 테니까 기다려 기어이 우리가 만나면, 시간의 테두리 바깥에서 과거를 밟지 않고 선다면 숨이 차게 춤을 추겠어 드디어 기다림의 이유를 만나러 꿈결에도 잊지 않았던 잠결에도 잊을 수 없었던 너의 이름을 불러 줄게 기다려 잃어버렸던 널 되찾으러 엉키었던 시간을 견디어 미래를 쫓지 않을 두 발로 숨이 차게 달려가겠어 긴긴 서사를 거쳐 비로소 첫 줄로 적혀 나 두려움 따윈 없어 서로를 감아 포개어진 삶 그들을 가만 내려보는 달 여전히 많아 하고 싶은 말 우리 좀 봐 꼭 하나 같아</text:p>
          </table:table-cell>
          <table:table-cell office:value-type="string" table:style-name="ce1">
            <text:p>여</text:p>
          </table:table-cell>
          <table:table-cell table:number-columns-repeated="16377"/>
        </table:table-row>
        <table:table-row table:style-name="ro1">
          <table:table-cell office:value-type="float" office:value="425" table:style-name="ce1">
            <text:p>425</text:p>
          </table:table-cell>
          <table:table-cell office:value-type="string" table:style-name="ce1">
            <text:p>선우정아</text:p>
          </table:table-cell>
          <table:table-cell office:value-type="string" table:style-name="ce1">
            <text:p>도망가자</text:p>
          </table:table-cell>
          <table:table-cell office:value-type="string" table:style-name="ce1">
            <text:p>2019.12.12</text:p>
          </table:table-cell>
          <table:table-cell office:value-type="string" table:style-name="ce1">
            <text:p>사계절</text:p>
          </table:table-cell>
          <table:table-cell office:value-type="string" table:style-name="ce1">
            <text:p>도망가자 어디든 가야 할 것만 같아 넌 금방이라도 울 것 같아 괜찮아 우리 가자 걱정은 잠시 내려놓고 대신 가볍게 짐을 챙기자 실컷 웃고 다시 돌아오자 거기서는 우리 아무 생각말자 너랑 있을게 이렇게 손 내밀면 내가 잡을게 있을까, 두려울 게 어디를 간다 해도 우린 서로를 꼭 붙잡고 있으니 너라서 나는 충분해 나를 봐 눈 맞춰줄래 너의 얼굴 위에 빛이 스며들 때까지 가보자 지금 나랑 도망가자 멀리 안 가도 괜찮을 거야 너와 함께라면 난 다 좋아 너의 맘이 편할 수 있는 곳 그게 어디든지 얘기 해줘 너랑 있을게 이렇게 손 내밀면 내가 잡을게 있을까, 두려울 게 어디를 간다 해도 우린 서로를 꼭 붙잡고 있으니 가보는 거야 달려도 볼까 어디로든 어떻게든 내가 옆에 있을게 마음껏 울어도 돼 그 다음에 돌아오자 씩씩하게 지쳐도 돼 내가 안아줄게 괜찮아 좀 느려도 천천히 걸어도 나만은 너랑 갈 거야 어디든 당연해 가자 손잡고 사랑해 눈 맞춰줄래 너의 얼굴 위에 빛이 스며들 때까지 가보자 지금 나랑 도망가자</text:p>
          </table:table-cell>
          <table:table-cell office:value-type="string" table:style-name="ce1">
            <text:p>여</text:p>
          </table:table-cell>
          <table:table-cell table:number-columns-repeated="16377"/>
        </table:table-row>
        <table:table-row table:style-name="ro1">
          <table:table-cell office:value-type="float" office:value="426" table:style-name="ce1">
            <text:p>426</text:p>
          </table:table-cell>
          <table:table-cell office:value-type="string" table:style-name="ce1">
            <text:p>아이유</text:p>
          </table:table-cell>
          <table:table-cell office:value-type="string" table:style-name="ce1">
            <text:p>이름에게</text:p>
          </table:table-cell>
          <table:table-cell office:value-type="string" table:style-name="ce1">
            <text:p>2017.4.21</text:p>
          </table:table-cell>
          <table:table-cell office:value-type="string" table:style-name="ce1">
            <text:p>사계절</text:p>
          </table:table-cell>
          <table:table-cell office:value-type="string" table:style-name="ce1">
            <text:p>꿈에서도 그리운 목소리는 이름 불러도 대답을 하지 않아 글썽이는 그 메아리만 돌아와 그 소리를 나 혼자서 들어 깨어질 듯이 차가워도 이번에는 결코 놓지 않을게 아득히 멀어진 그날의 두 손을 끝없이 길었던 짙고 어두운 밤 사이로 조용히 사라진 네 소원을 알아 오래 기다릴게 반드시 너를 찾을게 보이지 않도록 멀어도 가자 이 새벽이 끝나는 곳으로 어김없이 내 앞에 선 그 아이는 고개 숙여도 기어이 울지 않아 안쓰러워 손을 뻗으면 달아나 텅 빈 허공을 나 혼자 껴안아 에어질듯이 아파와도 이번에는 결코 잊지 않을게 한참을 외로이 기다린 그 말을 끝없이 길었던 짙고 어두운 밤 사이로 영원히 사라진 네 소원을 알아 오래 기다릴게 반드시 너를 찾을게 보이지 않도록 멀어도 가자 이 새벽이 끝나는 곳 수없이 잃었던 춥고 모진 날 사이로 조용히 잊혀진 네 이름을 알아 멈추지 않을게 몇 번 이라도 외칠게 믿을 수 없도록 멀어도 가자 이 새벽이 끝나는 곳으로</text:p>
          </table:table-cell>
          <table:table-cell office:value-type="string" table:style-name="ce1">
            <text:p>여</text:p>
          </table:table-cell>
          <table:table-cell table:number-columns-repeated="16377"/>
        </table:table-row>
        <table:table-row table:style-name="ro1">
          <table:table-cell office:value-type="float" office:value="427" table:style-name="ce1">
            <text:p>427</text:p>
          </table:table-cell>
          <table:table-cell office:value-type="string" table:style-name="ce1">
            <text:p>2PM</text:p>
          </table:table-cell>
          <table:table-cell office:value-type="string" table:style-name="ce1">
            <text:p>우리집</text:p>
          </table:table-cell>
          <table:table-cell office:value-type="string" table:style-name="ce1">
            <text:p>2015.6.15</text:p>
          </table:table-cell>
          <table:table-cell office:value-type="string" table:style-name="ce1">
            <text:p>사계절</text:p>
          </table:table-cell>
          <table:table-cell office:value-type="string" table:style-name="ce1">
            <text:p>Take you home tonight Take you home tonight Ooh 니가 나타나서 나에게 무관심인 척 아닌 척 하는 게 좀 그래 그래 그래 그래 니 맘은 안그래 안그래 안그래 내게 눈빛을 줬다 뺐다 다 보이는 니 속 맘에 나는 그래 그래 그래 그래 Oh yeah I wanna take her to my house It’s alright우리 집으로 가자 (woo 우리 집으로) It’s alright 단 아무도 모르게 (아무도 몰래) 10분 뒤에 저 앞에서 너를 기다리고 있을게 It’s alright 우리 집으로 가자 (우리 집으로) 우리 집으로 우리 집으로 I wanna take you to my house 날 따라와 이 시끄러운 곳을 아무도 몰래 빠져나가 나쁜맘은 없어 널 조금 더 깊이 알고 싶어 그 아주 부드러운 음악 속 너와 헤매고 싶어 니 눈빛과 몸짓 다 니가 하는 말보다 빨라 I know you want me too (니 맘을 숨기지마) You know I want it too (You don’t wanna waste your time) It’s alright우리 집으로 가자 (woo 우리 집으로) It’s alright 단 아무도 모르게 (아무도 몰래) 10분 뒤에 저 앞에서 너를 기다리고 있을게 It’s alright 우리 집으로 가자 (우리 집으로) 우리 집으로 너를 데리고 가는 길에나도 몰래 미치겠어 I Go (I Go) You Go (You Go)We Go (We Go) Baby (One more time) 우리 집으로 니손을 꼭 잡고 올라가는 이 길에 난 미치겠어 I know (I know) You know (You know) Weknow (We know) Baby It’s alright우리 집으로 가자 It’s alright단 아무도 모르게 10분 뒤에 저 앞에서 너를 기다리고 있을게 It’s alright우리 집으로 가자 It’s alright우리 집으로 가자 (우리 집으로) It’s alright 단 아무도 모르게 (단 아무도 모르게 Baby) 10분 뒤에 저 앞에서 (저 앞에서) 너를 기다리고 있을게 (너를 기다릴게) It’s alright우리 집으로 가자 (우리 집으로)</text:p>
          </table:table-cell>
          <table:table-cell office:value-type="string" table:style-name="ce1">
            <text:p>남</text:p>
          </table:table-cell>
          <table:table-cell table:number-columns-repeated="16377"/>
        </table:table-row>
        <table:table-row table:style-name="ro1">
          <table:table-cell office:value-type="float" office:value="428" table:style-name="ce1">
            <text:p>428</text:p>
          </table:table-cell>
          <table:table-cell office:value-type="string" table:style-name="ce1">
            <text:p>임영웅</text:p>
          </table:table-cell>
          <table:table-cell office:value-type="string" table:style-name="ce1">
            <text:p>HERO</text:p>
          </table:table-cell>
          <table:table-cell office:value-type="string" table:style-name="ce1">
            <text:p>2020.11.4</text:p>
          </table:table-cell>
          <table:table-cell office:value-type="string" table:style-name="ce1">
            <text:p>사계절</text:p>
          </table:table-cell>
          <table:table-cell office:value-type="string" table:style-name="ce1">
            <text:p>세상이란 장애물이 너의 앞길을 가로막을 때 날 봐 언제나 너의 곁엔 내가 있어 불안 따윈 1도 없을 테니 이렇게 always always 내가 너를 지켜줄게 나를 믿고 가 오 거친 세상이지만 나를 믿고 가 오 나와 함께라면 ready to go 창밖으로 비쳐오는 태양 시시각각 바뀌는 구름의 모양 공기를 가르며 와닿는 바람의 향기가 느껴지니 이렇게 always always 내가 너를 지켜줄 테니 나를 믿고 가 오 거친 세상이지만 나를 믿고 가 오 나와 함께라면 ready to go Let's go go right away right away When we go go go far away far away 참 다행이지 나의 옆이 너라서 내 어깨에 기대어 손을 꼭 잡고 같이 어디로든 가자 나를 믿고 가 오 거친 세상이지만 나를 믿고 가 오 나와 함께라면 ready to go Let's go go right away right away When we go go go far away far away</text:p>
          </table:table-cell>
          <table:table-cell office:value-type="string" table:style-name="ce1">
            <text:p>남</text:p>
          </table:table-cell>
          <table:table-cell table:number-columns-repeated="16377"/>
        </table:table-row>
        <table:table-row table:style-name="ro1">
          <table:table-cell office:value-type="float" office:value="429" table:style-name="ce1">
            <text:p>429</text:p>
          </table:table-cell>
          <table:table-cell office:value-type="string" table:style-name="ce1">
            <text:p>혁오</text:p>
          </table:table-cell>
          <table:table-cell office:value-type="string" table:style-name="ce1">
            <text:p>공드리</text:p>
          </table:table-cell>
          <table:table-cell office:value-type="string" table:style-name="ce1">
            <text:p>2015.5.28</text:p>
          </table:table-cell>
          <table:table-cell office:value-type="string" table:style-name="ce1">
            <text:p>사계절</text:p>
          </table:table-cell>
          <table:table-cell office:value-type="string" table:style-name="ce1">
            <text:p>새벽 그림자 사이에 뜀박질 하는 불빛은 모닥불 같아 선선한 아침의 노을 저기 아래는 우리의 보금자리야 지금의 침묵은 기회일까 내 기댈까 또 그냥 나만의 생각일까 가만히 앉아 있어야 하나 나서볼까 괜히 또 나서는 건 아닐까 em em em em em em em em 반쯤 뜬 태양 위에다 다릴 포개고 앉아서 그냥 가만히 있자 따뜻한 이불 속같이 햇살이 우릴 덮으면 녹아버릴 거야 한밤만 자고 일어나면 금방 돌아올 거야 우리의 어린 밤을 지켜줬던 그 빛일 거야 또 보러 가자 Sitting on the sunshine sunshine is over me she gets over me make us feel alive sunshine is over me she gets over me She will love all the above past and present, fast forward who will define whatever they say we stay the same eh eh eh 어제도 오늘도 내일도 우리는 앞으로 이렇듯 이렇게 Sitting on the sunshine sunshine is over me she gets over me make us feel alive sunshine is over me she gets over me She will love all the above past and present, fast forward who will define whatever they say we stay the same eh eh eh</text:p>
          </table:table-cell>
          <table:table-cell office:value-type="string" table:style-name="ce1">
            <text:p>남</text:p>
          </table:table-cell>
          <table:table-cell table:number-columns-repeated="16377"/>
        </table:table-row>
        <table:table-row table:style-name="ro1">
          <table:table-cell office:value-type="float" office:value="430" table:style-name="ce1">
            <text:p>430</text:p>
          </table:table-cell>
          <table:table-cell office:value-type="string" table:style-name="ce1">
            <text:p>빅뱅</text:p>
          </table:table-cell>
          <table:table-cell office:value-type="string" table:style-name="ce1">
            <text:p>FANTASTIC BABY</text:p>
          </table:table-cell>
          <table:table-cell office:value-type="string" table:style-name="ce1">
            <text:p>2012.2.29</text:p>
          </table:table-cell>
          <table:table-cell office:value-type="string" table:style-name="ce1">
            <text:p>사계절</text:p>
          </table:table-cell>
          <table:table-cell office:value-type="string" table:style-name="ce1">
            <text:p>여기 붙어라 모두 모여라 WE GON’ PARTY LIKE 리리리라라라 맘을 열어라 머릴 비워라 불을 지펴라 리리리라라라 정답은 묻지 말고 그대로 받아들여 느낌대로 가 ALRIGHT 하늘을 마주하고 두 손을 다 위로 저 위로 날뛰고 싶어 OH 나나나나나 나나나나나 WOW FANTASTIC BABY DANCE (우후우) I WANNA DAN DAN DAN DAN DANCE FANTASTIC BABY DANCE (우후우) I WANNA DAN DAN DAN DAN DANCE WOW FANTASTIC BABY 이 난장판에 HEY 끝판 왕 차례 HEY 땅을 흔들고 3분으론 불충분한 RACE WAIT 분위기는 과열 HUH CATCH ME ON FIRE HUH 진짜가 나타났다 나나나나 하나부터 열까지 모든 게 다 한 수위 모래벌판 위를 미친듯이 뛰어봐도 거뜬한우리 하늘은 충분히 너무나 푸르니까 아무것도 묻지 말란 말이야 느끼란 말이야 내가 누군지 네 심장소리에 맞게 뛰기 시작해 막이 끝날 때까지 YE I CAN’T BABY DON’T’ STOP THIS 오늘은 타락해 (미쳐 발악해) 가는거야 WOW FANTASTIC BABY DANCE (우후우) I WANNA DAN DAN DAN DAN DANCE FANTASTIC BABY DANCE (우후우) I WANNA DAN DAN DAN DAN DANCE WOW FANTASTIC BABY BOOMSHAKALAKA BOOMSHAKALAKA BOOMSHAKALAKA DAN DAN DAN DAN DANCE BOOMSHAKALAKA BOOMSHAKALAKA BOOMSHAKALAKA DAN DAN DAN DAN DANCE 날 따라 잡아볼 테면 와봐 난 영원한 딴따라 오늘 밤 금기란 내겐 없어 mama just let me be your lover 이 혼란 속을 넘어어어어 나나나나나 머리끝부터 발끝까지 비쥬얼은 쇼크 내 감각은 소문난 꾼 앞서가는 촉 남들보다는 빠른 걸음 차원이 다른 젊음 얼음얼음얼음 HOLD UP 나나나나나 네 심장소리에 맞게 뛰기 시작해 막이 끝날 때까지 YE I CAN’T BABY DON’T STOP THIS 오늘은 타락해 (미쳐 발악해) 가는거야 (아아아아아아아아아아아) WOW FANTASTIC BABY DANCE (우후우) I WANNA DAN DAN DAN DAN DANCE FANTASTIC BABY DANCE (우후우) I WANNA DAN DAN DAN DAN DANCE WOW FANTASTIC BABY BOOMSHAKALAKA BOOMSHAKALAKA BOOMSHAKALAKA DAN DAN DAN DAN DANCE BOOMSHAKALAKA BOOMSHAKALAKA BOOMSHAKALAKA DAN DAN DAN DAN DANCE 다 같이 놀자 YE YE YE 다 같이 뛰자 YE YE YE 다 같이 돌자 YE YE YE 다 같이 가자 “WOW FANTASTIC BABY”</text:p>
          </table:table-cell>
          <table:table-cell office:value-type="string" table:style-name="ce1">
            <text:p>남</text:p>
          </table:table-cell>
          <table:table-cell table:number-columns-repeated="16377"/>
        </table:table-row>
        <table:table-row table:style-name="ro1">
          <table:table-cell office:value-type="float" office:value="431" table:style-name="ce1">
            <text:p>431</text:p>
          </table:table-cell>
          <table:table-cell office:value-type="string" table:style-name="ce1">
            <text:p>다비치</text:p>
          </table:table-cell>
          <table:table-cell office:value-type="string" table:style-name="ce1">
            <text:p>화이트</text:p>
          </table:table-cell>
          <table:table-cell office:value-type="string" table:style-name="ce1">
            <text:p>2015.12.16</text:p>
          </table:table-cell>
          <table:table-cell office:value-type="string" table:style-name="ce1">
            <text:p>겨울</text:p>
          </table:table-cell>
          <table:table-cell office:value-type="string" table:style-name="ce1">
            <text:p>너도 오늘만은 기억하고 있겠지 벌써 만난지도 일년이 됐어 우리 그때보다 변한 것이 있다면 좀 더 커져버린 사랑일거야 겨울 내내 너를 생각하며 만들던 빨간 스웨터도 입혀줄거야 항상 포근했던 네 마음과 어울려 날 생각하면 정말 좋겠어 거리에 함께 나온 연인들 밤새 들려오는 노랫소리들 모두가 우리들의 만남을 축복하는 예쁜 선물들 같아 저기 하얀 눈이 내려 저 하늘 모두 내려 우리 서로 닿은 마음 위로 사랑이 내려 살짝 네 가슴에 기대 안겨 먼저 말을 할까 나를 느끼는 너의 모든 걸 사랑해 우리 처음 만난 일년 전의 오늘도 지금처럼 하얀 눈이 내렸지 추워 코 끝까지 빨개진 날 보면서 넌 놀려대며 웃고 있었어 가만히 빛을 내는 촛불에 지금 내 마음을 비춰 보일까 이렇게 너와 함께 있는 나 세상 누구보다 행복하다고 저기 하얀 눈이 내려 저 하늘 모두 내려 우리 서로 닿은 마음 위로 사랑이 내려 살짝 네 가슴에 기대 안겨 먼저 말을 할까 나를 느끼는 너의 모든 걸 사랑해 난 요즘 발라드 잘 부르는 여자한테 끌리네 나랑 스키장을 가자 보드 타자 눈 위에 만약에 탈 줄을 모른다면 내가 가르쳐줄게 넌 날 반하게 한 학생 난 네 강사 역할이네 Sweet한걸 원한다면 '좋아' 불러줄게 girl 나쁜 남자가 좋아? '몸매' 불러줄게 girl 다른 건 몰라도 we can make good music girl 다비치 what's good? AOMG로 놀러 와 girl 지금 네 바램이 들려 저 하늘까지 들려 나도 오늘밤엔 같은 소원 빌게 될 거야 많은 시간들이 흘러가도 우리들의 사랑 지금처럼만 간직해주길 기도해</text:p>
          </table:table-cell>
          <table:table-cell office:value-type="string" table:style-name="ce1">
            <text:p>여</text:p>
          </table:table-cell>
          <table:table-cell table:number-columns-repeated="16377"/>
        </table:table-row>
        <table:table-row table:style-name="ro1">
          <table:table-cell office:value-type="float" office:value="432" table:style-name="ce1">
            <text:p>432</text:p>
          </table:table-cell>
          <table:table-cell office:value-type="string" table:style-name="ce1">
            <text:p>바이브</text:p>
          </table:table-cell>
          <table:table-cell office:value-type="string" table:style-name="ce1">
            <text:p>가을 타나 봐</text:p>
          </table:table-cell>
          <table:table-cell office:value-type="string" table:style-name="ce1">
            <text:p>2018.9.18</text:p>
          </table:table-cell>
          <table:table-cell office:value-type="string" table:style-name="ce1">
            <text:p>가을</text:p>
          </table:table-cell>
          <table:table-cell office:value-type="string" table:style-name="ce1">
            <text:p>계절은 돌고 돌아 돌아오는데 사랑은 돌고 돌아 떠나버리고 추억을 돌고 돌아 멈춰 서있는 다시 그 계절이 왔나 봐 나 가을 타나 봐 니가 그리워진 이 밤 나 혼자 널 기다리나 봐 나 가을 타나 봐 니가 불어오는 이 밤 나 혼자서 가을 타나 봐 Baby I'm lonely lonely lonely lonely 추억은 Falling falling falling falling 아무리 멀리 멀리 떠나 보내도 돌아오는 난 가을 타나 봐 내 곁을 스쳐가는 많은 사람들 뭘 해도 채워지지 않는 시간들 아무리 잊어봐도 짙어져 가는 외로운 계절이 왔나 봐 나 가을 타나 봐 니가 그리워진 이 밤 나 혼자 널 기다리나 봐 나 가을 타나 봐 니가 불어오는 이 밤 나 혼자서 가을 타나 봐 Baby I'm lonely lonely lonely lonely 추억은 Falling falling falling falling 아무리 멀리 멀리 떠나 보내도 돌아오는 난 가을 타나 봐 You're always breathing in my mind 가슴 한구석이 시려와 Baby I'm missing you every night 니가 그리워 나 외로웠나 봐 니가 없는 이 거리에 나 혼자 널 서성이나 봐 참 보고 싶나 봐 너를 보내놓고 아직 나 혼자 널 사랑하나 봐 아직인가 봐 사랑하나 봐 니가 날 떠나가던 시린 이 계절이 돌아오면 가을 타나 봐 그리운가 봐 가을 타나 봐</text:p>
          </table:table-cell>
          <table:table-cell office:value-type="string" table:style-name="ce1">
            <text:p>남</text:p>
          </table:table-cell>
          <table:table-cell table:number-columns-repeated="16377"/>
        </table:table-row>
        <table:table-row table:style-name="ro1">
          <table:table-cell office:value-type="float" office:value="433" table:style-name="ce1">
            <text:p>433</text:p>
          </table:table-cell>
          <table:table-cell office:value-type="string" table:style-name="ce1">
            <text:p>아이유</text:p>
          </table:table-cell>
          <table:table-cell office:value-type="string" table:style-name="ce1">
            <text:p>가을 아침</text:p>
          </table:table-cell>
          <table:table-cell office:value-type="string" table:style-name="ce1">
            <text:p>2017.9.22</text:p>
          </table:table-cell>
          <table:table-cell office:value-type="string" table:style-name="ce1">
            <text:p>가을</text:p>
          </table:table-cell>
          <table:table-cell office:value-type="string" table:style-name="ce1">
            <text:p>이른 아침 작은 새들 노랫소리 들려오면 언제나 그랬듯 아쉽게 잠을 깬다 창문 하나 햇살 가득 눈부시게 비쳐오고 서늘한 냉기에 재채기할까 말까 눈 비비며 빼꼼히 창밖을 내다보니 삼삼오오 아이들은 재잘대며 학교 가고 산책 갔다 오시는 아버지의 양손에는 효과를 알 수 없는 약수가 하나 가득 딸각딸각 아침 짓는 어머니의 분주함과 엉금엉금 냉수 찾는 그 아들의 게으름이 상큼하고 깨끗한 아침의 향기와 구수하게 밥 뜸드는 냄새가 어우러진 가을 아침 내겐 정말 커다란 기쁨이야 가을 아침 내겐 정말 커다란 행복이야 응석만 부렸던 내겐 파란 하늘 바라보며 커다란 숨을 쉬니 드높은 하늘처럼 내 마음 편해지네 텅 빈 하늘 언제 왔나 고추잠자리 하나가 잠 덜 깬 듯 엉성히 돌기만 비잉비잉 토닥토닥 빨래하는 어머니의 분주함과 동기동기 기타 치는 그 아들의 한가함이 심심하면 쳐대는 괘종시계 종소리와 시끄러운 조카들의 울음소리 어우러진 가을 아침 내겐 정말 커다란 기쁨이야 가을 아침 내겐 정말 커다란 행복이야 응석만 부렸던 내겐 가을 아침 내겐 정말 커다란 기쁨이야 가을 아침 내겐 정말 커다란 행복이야 뜬구름 쫓았던 내겐 이른 아침 작은 새들 노랫소리 들려오면 언제나 그랬듯 아쉽게 잠을 깬다 창문 하나 햇살 가득 눈부시게 비쳐오고 서늘한 냉기에 재채기할까 말까</text:p>
          </table:table-cell>
          <table:table-cell office:value-type="string" table:style-name="ce1">
            <text:p>여</text:p>
          </table:table-cell>
          <table:table-cell table:number-columns-repeated="16377"/>
        </table:table-row>
        <table:table-row table:style-name="ro1">
          <table:table-cell office:value-type="float" office:value="434" table:style-name="ce1">
            <text:p>434</text:p>
          </table:table-cell>
          <table:table-cell office:value-type="string" table:style-name="ce1">
            <text:p>로꼬</text:p>
          </table:table-cell>
          <table:table-cell office:value-type="string" table:style-name="ce1">
            <text:p>시간이 들겠지</text:p>
          </table:table-cell>
          <table:table-cell office:value-type="string" table:style-name="ce1">
            <text:p>2018.10.8</text:p>
          </table:table-cell>
          <table:table-cell office:value-type="string" table:style-name="ce1">
            <text:p>가을</text:p>
          </table:table-cell>
          <table:table-cell office:value-type="string" table:style-name="ce1">
            <text:p>지나간 여름 밤 시원한 가을바람 난 여전히 잠에 들 기가 쉽지않아 뒤척이고 있어 내가 계획했던 것 유난히 뜨거웠던 너 뭐 하나라도 내 걸로 만들기 어려워 또 시간이 들겠지 또 시간이 들겠지 벌써 1년이 벌써 한달이 벌써 하루가 추억할 시간도 없이 빨리 지나갔고 내게는 또 새로운 고민거리들로 단 한시간 조차 못 버티고 있어 마른 입술이 뜯겨 아직도 적응을 못했어 이런 감정은 지나가버리면 그만인데 모르겠어 지나치는 방법을 억지로 감은 눈을 떴을 때 내일 모레였음 좋겠는데 It takes time 지나간 여름 밤 시원한 가을바람 난 여전히 잠에 들 기가 쉽지않아 뒤척이고 있어 내가 계획했던 것 유난히 뜨거웠던 너 뭐 하나라도 내 걸로 만들기 어려워 또 시간이 들겠지 또 시간이 들겠지 It takes time 시간이 들겠지 It takes time 또 시간이 들겠지 It takes time 시간이 들겠지 It takes time 또 시간이 들겠지 언제쯤이면 괜찮아질까 알면서도 자꾸 반복하는 질문 괜찮냐고 들을 때마다 표정은 점점 굳어지는 기분 시간이 들겠지라고 적었다가 지우고 힘들다 라고 써 소원이 있다면 아무 생각 없이 잠들고 싶어 시원한 여름 노래들은 희망고문이였고 오랜만에 갈색의 가을 안에서 나는 기어코 시계만 쳐다보고 있네 얼마나 걸릴 아픔 이길래 이제는 돌아갈 수 없어도 여전히 난 그 자리에 서있어 흩어져 있는 시간 속 우리와 다시 마주칠 순 없을까 많은 시간이 흐른 뒤 그때야 우린 알겠지 내가 계획했던 것 유난히 뜨거웠던 너 뭐 하나라도 내 걸로 만들기 어려워 또 시간이 들겠지 또 시간이 들겠지 It takes time It takes time It takes time</text:p>
          </table:table-cell>
          <table:table-cell office:value-type="string" table:style-name="ce1">
            <text:p>남</text:p>
          </table:table-cell>
          <table:table-cell table:number-columns-repeated="16377"/>
        </table:table-row>
        <table:table-row table:style-name="ro1">
          <table:table-cell office:value-type="float" office:value="435" table:style-name="ce1">
            <text:p>435</text:p>
          </table:table-cell>
          <table:table-cell office:value-type="string" table:style-name="ce1">
            <text:p>크러쉬</text:p>
          </table:table-cell>
          <table:table-cell office:value-type="string" table:style-name="ce1">
            <text:p>어떻게 지내</text:p>
          </table:table-cell>
          <table:table-cell office:value-type="string" table:style-name="ce1">
            <text:p>2016.10.14</text:p>
          </table:table-cell>
          <table:table-cell office:value-type="string" table:style-name="ce1">
            <text:p>가을</text:p>
          </table:table-cell>
          <table:table-cell office:value-type="string" table:style-name="ce1">
            <text:p>적당히 먼 새벽에 현관문을 열고 익숙한 고요함은 어김없이 날 반겨 따뜻한 겨울 나른한 봄 뜨거웠던 여름 지나 내 사계절에 꿈은 다 너였는데 방 안은 가을 속에 머물러 난 아직도 잊지 못하고 남겨진 너의 향기들 그 속에 살아 있잖아 넌 모르겠지만 너무 보고 싶어 넌 어떻게 지내 어떻게 지내 나 없이 하루가 참 기네 원래 다 이래? 이별이 Woo Woo Don’t wanna fall in love 추웠던 겨울 무기력한 봄 무더웠던 여름 지나 어찌 보면 난 잘 지내 아니 못 지내 내 현실은 너 없는 잔인한 가을인데 난 아직도 잊지 못하고 남겨진 너의 향기들 그 속에 살아 넌 알지도 모르겠지만 너무 보고 싶어 넌 어떻게 지내 어떻게 지내 나 없이 하루가 참 기네 원래 다 이래? Woo Woo I wanna fall in love 이 노래가 닿길 바래 너의 마음에</text:p>
          </table:table-cell>
          <table:table-cell office:value-type="string" table:style-name="ce1">
            <text:p>남</text:p>
          </table:table-cell>
          <table:table-cell table:number-columns-repeated="16377"/>
        </table:table-row>
        <table:table-row table:style-name="ro1">
          <table:table-cell office:value-type="float" office:value="436" table:style-name="ce1">
            <text:p>436</text:p>
          </table:table-cell>
          <table:table-cell office:value-type="string" table:style-name="ce1">
            <text:p>잔나비</text:p>
          </table:table-cell>
          <table:table-cell office:value-type="string" table:style-name="ce1">
            <text:p>늙은 개</text:p>
          </table:table-cell>
          <table:table-cell office:value-type="string" table:style-name="ce1">
            <text:p>2020.11.6</text:p>
          </table:table-cell>
          <table:table-cell office:value-type="string" table:style-name="ce1">
            <text:p>사계절</text:p>
          </table:table-cell>
          <table:table-cell office:value-type="string" table:style-name="ce1">
            <text:p>늙은 개야 늙은 개야 뛰어볼래 소파 위로 일곱 살 작은 나를 무찌르던 이를 보여줘 국에 밥 말아 줄까 치킨을 시켜 먹을까 엄마께 혼난 대도 사람 밥이 맛있잖니 기억하니 친구야 우리 쫓던 무지개를 나는 다 잊었는데 넌 아직 쫓고 있구나 국에 밥 말아 줄까 치킨을 시켜 먹을까 엄마께 혼난 대도 사람 밥이 맛있잖니 가을 겨울 지나고 다음 봄이 올 때쯤엔 무럭무럭 자라서 귀여운 꽃이 되어라 국에 밥 말아 줄까 치킨을 시켜 먹을까 엄마께 혼난 대도 사람 밥이 맛있잖니 어떤 꽃을 피울 거니</text:p>
          </table:table-cell>
          <table:table-cell office:value-type="string" table:style-name="ce1">
            <text:p>남</text:p>
          </table:table-cell>
          <table:table-cell table:number-columns-repeated="16377"/>
        </table:table-row>
        <table:table-row table:style-name="ro1">
          <table:table-cell office:value-type="float" office:value="437" table:style-name="ce1">
            <text:p>437</text:p>
          </table:table-cell>
          <table:table-cell office:value-type="string" table:style-name="ce1">
            <text:p>R.ef</text:p>
          </table:table-cell>
          <table:table-cell office:value-type="string" table:style-name="ce1">
            <text:p>이별 공식</text:p>
          </table:table-cell>
          <table:table-cell office:value-type="string" table:style-name="ce1">
            <text:p>1995.3.1</text:p>
          </table:table-cell>
          <table:table-cell office:value-type="string" table:style-name="ce1">
            <text:p>사계절</text:p>
          </table:table-cell>
          <table:table-cell office:value-type="string" table:style-name="ce1">
            <text:p>이별장면에선 항상 비가오지 열대우림기후속에 살고 있나 긴밤외로움과 가을 또 추억은 왜 늘 붙어다녀 무슨 공식이야 떠난 그사람을 계속그리면서 눈물 흐르지만 행복 빌어준대 그런 천사표가 요즘 어디있어 설마 옛날에도 말만 그랬겠지 (RAP)나는 잘 이해가 안돼 그방법조차 불만이라고 생각해 사랑을하고 또 멀어지는 그런 느낌까지틀어 박혀있는거야 꼭모두 공감할수 있는 얘기를 할필요는 없는거란 생각을해 저마다 감정은 다 다른거니까 각자 나름대로 다른거야 햇빛눈이부신날에 이별해봤니 비오는 날 보다 더 심해 작은표정까지 숨길수가 없잖아 흔한이별노래들론 표현이 안돼 너를 잃어버린 내 느낌은 그런데 들으면왜 눈물이 날까</text:p>
          </table:table-cell>
          <table:table-cell office:value-type="string" table:style-name="ce1">
            <text:p>남</text:p>
          </table:table-cell>
          <table:table-cell table:number-columns-repeated="16377"/>
        </table:table-row>
        <table:table-row table:style-name="ro1">
          <table:table-cell office:value-type="float" office:value="438" table:style-name="ce1">
            <text:p>438</text:p>
          </table:table-cell>
          <table:table-cell office:value-type="string" table:style-name="ce1">
            <text:p>이문세</text:p>
          </table:table-cell>
          <table:table-cell office:value-type="string" table:style-name="ce1">
            <text:p>가로수 그늘아래 서면</text:p>
          </table:table-cell>
          <table:table-cell office:value-type="string" table:style-name="ce1">
            <text:p>1988.9.15</text:p>
          </table:table-cell>
          <table:table-cell office:value-type="string" table:style-name="ce1">
            <text:p>가을</text:p>
          </table:table-cell>
          <table:table-cell office:value-type="string" table:style-name="ce1">
            <text:p>라일락 꽃향기 맡으면 잊을 수 없는 기억에 햇살 가득 눈부신 슬픔안고 버스 창가에 기대 우네 가로수 그늘 아래 서면 떠가는 듯 그대 모습 어느 찬비 흩날린 가을 오면 아침 찬바람에 지우지 이렇게도 아름다운 세상 잊지 않으리 내가 사랑한 얘기 우 우 여위어 가는 가로수 그늘 밑 그 향기 더 하는데 우 우 아름다운 세상 너는 알았지 내가 사랑한 모습 우 우 저 별이 지는 가로수 하늘 밑 그 향기 더 하는데 가로수 그늘 아래 서면 떠가는 듯 그대 모습 어느 찬비 흩날린 가을 오면 아침 찬바람에 지우지 이렇게도 아름다운 세상 잊지 않으리 내가 사랑한 얘기 우 우 여위어 가는 가로수 그늘 밑 그 향기 더 하는데 우 우 아름다운 세상 너는 알았지 내가 사랑한 모습 우 우 저 별이 지는 가로수 하늘 밑 그 향기 더 하는데 내가 사랑한 그대는 아나</text:p>
          </table:table-cell>
          <table:table-cell office:value-type="string" table:style-name="ce1">
            <text:p>남</text:p>
          </table:table-cell>
          <table:table-cell table:number-columns-repeated="16377"/>
        </table:table-row>
        <table:table-row table:style-name="ro1">
          <table:table-cell office:value-type="float" office:value="439" table:style-name="ce1">
            <text:p>439</text:p>
          </table:table-cell>
          <table:table-cell office:value-type="string" table:style-name="ce1">
            <text:p>윤하</text:p>
          </table:table-cell>
          <table:table-cell office:value-type="string" table:style-name="ce1">
            <text:p>WINTER FLOWER</text:p>
          </table:table-cell>
          <table:table-cell office:value-type="string" table:style-name="ce1">
            <text:p>2020.1.6</text:p>
          </table:table-cell>
          <table:table-cell office:value-type="string" table:style-name="ce1">
            <text:p>겨울</text:p>
          </table:table-cell>
          <table:table-cell office:value-type="string" table:style-name="ce1">
            <text:p>시린 겨울바람 깊은 발자국 아래 홀로 피어나 내가 태어나고 널 만난 이유를 찾아서 헤매어 하얗게 번지는 한숨은 얼어붙은 눈물 버려진 꿈들은 다른 상처를 낳고 이 계절의 끝이 어딜까 영원이 있다면 Hold on hold on hold on I will take it away before you stumble I will stay by your side until you survive 피어나 주기를 난 왜 널 만난 걸까 하필 바로 지금 여기 이 겨울날 눈 감으면 봄은 아득하고 여긴 찬 숨만 가득한데 모진 겨울 네가 흘렸던 피 에서 빨갛게 나는 태어났지 설중매 동백 수선화 그래 날 뭐라고 불러도 좋아 They say life is full of paradox All you gotta do is gettin’ used to this marathon 세상은 너에게만 모질까? ‘누구나 힘들다’ 어른이 된 네게 그 말은 못 되네 위로가 똑바로 들어 겨울아 네가 날 피운 거야 나 이제 내 가지로 파란 향을 피울 거야 내가 알려줄게 다른 하늘이 있음을 힘껏 불러올게 너를 닮았던 가을을 하얗게 번지는 불빛은 얼어붙은 태양 가려진 달처럼 아직 존재해도 기다림에 끝은 어딜까 시작이 있다면 Hold on hold on hold on I will take it away before you stumble I will stay by your side until you survive 피어나 주기를 네 온기 잊지 않아 겨울의 꽃이 되어 춤추는 별이 되어 I will be by your side I’m with you I will take it away before you stumble I will stay by your side until you survive 피어나길 바래 피어나길 바래 피어나길 바래 피어나길 바래 피어나길 바래</text:p>
          </table:table-cell>
          <table:table-cell office:value-type="string" table:style-name="ce1">
            <text:p>여</text:p>
          </table:table-cell>
          <table:table-cell table:number-columns-repeated="16377"/>
        </table:table-row>
        <table:table-row table:style-name="ro1">
          <table:table-cell office:value-type="float" office:value="440" table:style-name="ce1">
            <text:p>440</text:p>
          </table:table-cell>
          <table:table-cell office:value-type="string" table:style-name="ce1">
            <text:p>프라이머리</text:p>
          </table:table-cell>
          <table:table-cell office:value-type="string" table:style-name="ce1">
            <text:p>Bless You</text:p>
          </table:table-cell>
          <table:table-cell office:value-type="string" table:style-name="ce1">
            <text:p>2020.11.4</text:p>
          </table:table-cell>
          <table:table-cell office:value-type="string" table:style-name="ce1">
            <text:p>가을</text:p>
          </table:table-cell>
          <table:table-cell office:value-type="string" table:style-name="ce1">
            <text:p>여기까지만 너와 같은 마음이야 이유를 찾지 마 우리 마음만 축나니까 누구 탓이든지 할 건 없어 인연이란 덫 끝에 멈춰 서있어 노랫말에 그려진 바랜 약속도 펜촉에 담긴 진한 사연들도 이젠 흐린 가을 속 낙엽들의 말로(末路) 남겨 둬야 해 그런 기억 안고 행복 해야 해 이제 더 더 더 넌지시 멈춰 다시 돌아봐도 미련이란 얼룩은 아니게끔 (웃어줘 너의 얼굴은) 그저 그렇게 나를 스쳐 지나가 줘 No thanks 내 걱정은 하지 말고 너는 아무 말도 말아줘 내가 아물지가 않아도 Oh i just bless you Oh i just bless you Goodbye my dear 아무렇지 않아 I’m getting sober and I’m still here 우리란 말보다는 너가 어울려 너가 좋아하는 걸 좋아하는 거야 난 너가 싫어하는 건 싫어하는 거야 난 Your choice is the best 마찬가지야 나도 I can let you go 널 이해하려고 해 억지 사랑은 너가 싫어하니깐 넌 흐르는 눈물 닦고 천천히 걸어가 뒤돌지 말고 걱정 마 나는 너가 밉지 않아 그저 그렇게 나를 스쳐 지나가 줘 No thanks 내 걱정은 하지 말고 너는 아무 말도 말아줘 내가 아물지가 않아도 Oh i just bless you Oh i just bless you 나른한 아침 햇살이 닿은 뒤에 여남은 기억들이 보다 더 멋진 색감을 담길 가벼운 발걸음이 추억에 잠겨 더디지 않길 바랄게 하루빨리 yeah eh yeah eh ye 미소만 가득하길 너의 내일에 yeah eh eh eh i know we can’t stop missing 보고 싶겠지 옆을 스친 내 모든 인연을 통틀어 돌이켜봐도 이건 내 진심 머리를 흩트려놓은 이 가을바람처럼 넌 내 맘을 헝클어놨지 더 멋지게 널 놓아줄게 뒤돌아볼 순 있어도 i won’t want you back 시큰하네 가슴 한켠 눈물은 다시 삼켜 네 앞에서만큼은 웃어줄게 그저 그렇게 나를 스쳐 지나가 줘 No thanks 내 걱정은 하지 말고 너는 아무 말도 말아줘 내가 아물지가 않아도 Oh i just bless you Oh i just bless you</text:p>
          </table:table-cell>
          <table:table-cell office:value-type="string" table:style-name="ce1">
            <text:p>남</text:p>
          </table:table-cell>
          <table:table-cell table:number-columns-repeated="16377"/>
        </table:table-row>
        <table:table-row table:style-name="ro1">
          <table:table-cell office:value-type="float" office:value="441" table:style-name="ce1">
            <text:p>441</text:p>
          </table:table-cell>
          <table:table-cell office:value-type="string" table:style-name="ce1">
            <text:p>SG 워너비</text:p>
          </table:table-cell>
          <table:table-cell office:value-type="string" table:style-name="ce1">
            <text:p>한 여름날의 꿈</text:p>
          </table:table-cell>
          <table:table-cell office:value-type="string" table:style-name="ce1">
            <text:p>2007.4.6</text:p>
          </table:table-cell>
          <table:table-cell office:value-type="string" table:style-name="ce1">
            <text:p>여름</text:p>
          </table:table-cell>
          <table:table-cell office:value-type="string" table:style-name="ce1">
            <text:p>나의 꿈이 하나 있다면 한 여름날 하얀 눈을 보는 일 겨울이 오기 전에 가을이 가기 전에 난 널 떠나야 하니까 매일 내 곁을 지켜주는 니가 있어서 정말 다행이야 저 멀리 떠나도 저 하늘에 있어도 나를 잊지 말아줘 널 사랑하니까 행복해야 하니까 좋은 사랑 만나 날 잊고 살아가 니 곁에 내가 있어주지 못해서 그게 제일 미안해 하늘에서도 눈이 내려와 우리의 사랑이 너무나 예뻐서 하늘이 주는 선물인가봐 너와 나를 위해 너의 꿈이 하나 있다면 한 여름날 하얀 눈을 보는 일 겨울이 오기 전에 가을이 가기 전에 널 보내야만 하니까 너의 네번째 손가락에 작은 반지를 하나 끼워주고 저 멀리 떠나도 저 하늘에 있어도 나의 신부가 돼줘 널 사랑하니까 너는 내 여자니까 영원히 너만을 지켜주고 싶어 너 대신 내가 아파주지 못해서 그게 제일 미안해 하늘에서도 눈이 내려와 우리의 사랑이 너무나 예뻐서 하늘이 주는 선물인가봐 너와 나를 위해 나 울지 않을게 너를 위해 웃을게 니가 하는 말이면 다 들어줄게 다시 태어나 누굴 사랑한대도 나는 너였으면 해 하늘에서도 날 잊지는 마.. 너 없인 나 어떻게 살아가라고 내가 없어도 행복해야 해 나 만날때까지</text:p>
          </table:table-cell>
          <table:table-cell office:value-type="string" table:style-name="ce1">
            <text:p>남</text:p>
          </table:table-cell>
          <table:table-cell table:number-columns-repeated="16377"/>
        </table:table-row>
        <table:table-row table:style-name="ro1">
          <table:table-cell office:value-type="float" office:value="442" table:style-name="ce1">
            <text:p>442</text:p>
          </table:table-cell>
          <table:table-cell office:value-type="string" table:style-name="ce1">
            <text:p>다이나믹 듀오</text:p>
          </table:table-cell>
          <table:table-cell office:value-type="string" table:style-name="ce1">
            <text:p>북향</text:p>
          </table:table-cell>
          <table:table-cell office:value-type="string" table:style-name="ce1">
            <text:p>2019.11.26</text:p>
          </table:table-cell>
          <table:table-cell office:value-type="string" table:style-name="ce1">
            <text:p>가을</text:p>
          </table:table-cell>
          <table:table-cell office:value-type="string" table:style-name="ce1">
            <text:p>내 방 창문은 북쪽을 향해 있어 하루 종일 해가 들지 않어 삭막함에 화분을 키워도 순식간에 시들시들해지잖아 내 방처럼 나도 변해가고 있어 좁고 어둡게 작고 어둡게 이 어둠이 편한지도 몰라 상처가 잘 보이지 않으니까 네가 필요하다고 말하면 과연 네가 와줄까 북향인 내 방 북향인 내 방 내 손을 잡고 어디든지 나가자고 해줄까 북향인 내 방에서 늘 피곤해 낮은 외로워 밤은 내 지금도 감은 두 눈에 단잠은 가뭄 이 어두운 방을 흐르는 시간은 지독히 더디게 가는데 거울 속에 나는 비추지 세월의 빠름 어제와 다름 두 다리는 감금 된 듯 좁은 방구석 만을 계속 맴돌지만 내 맘은 미친 듯 top to the bottom 지금 어딨을까 너는 네가 보고싶어 나는 네가 보고싶어 나는 네가 보고싶어 나는 네게 묻고 싶어 나를 보러 여기로 와줄까를 네 얼굴은 밝고 내 맘은 비 내리는 하늘 해 안 드는 내 방은 낙엽 흩날리는 가을 네 앞에서 떳떳하고 싶은데 그게 아니라 헛헛해 부드럽게 네게 다가가고 싶지만 더럽게 뻣뻣해 온종일 침묵인 전화길 확인할 때마다 섭섭해 한 번씩 서럽게 혼자서 버럭 해 그렇게 오늘도 달 뜨지 덧없게 네가 필요하다고 말하면 과연 네가 와줄까 북향인 내 방 북향인 내 방 내 손을 잡고 어디든지 나가자고 해줄까 북향인 내 방에서 혼자인 게 어쩌면 당연한데 나 또한 그 누구도 찾지 않았기에 여긴 어둡고 밖은 더 화창해보여 난 창백해지고 넌 말짱해보여 해가 왔다 간지도 모르는 방 마음은 암막 같아 막막한 밤 네모난 창과 네모난 전화 밝기만 한데 나의 네모난 작은방은 어두워 네가 필요하다고 말하면 과연 네가 와줄까 북향인 내 방 북향인 내 방 내 손을 잡고 어디든지 나가자고 해줄까 북향인 내 방에서 Take my hands Take my hands Take my hands Take my hands? Take my hands Take my hands Take my hands</text:p>
          </table:table-cell>
          <table:table-cell office:value-type="string" table:style-name="ce1">
            <text:p>남</text:p>
          </table:table-cell>
          <table:table-cell table:number-columns-repeated="16377"/>
        </table:table-row>
        <table:table-row table:style-name="ro1">
          <table:table-cell office:value-type="float" office:value="443" table:style-name="ce1">
            <text:p>443</text:p>
          </table:table-cell>
          <table:table-cell office:value-type="string" table:style-name="ce1">
            <text:p>에픽하이</text:p>
          </table:table-cell>
          <table:table-cell office:value-type="string" table:style-name="ce1">
            <text:p>춥다</text:p>
          </table:table-cell>
          <table:table-cell office:value-type="string" table:style-name="ce1">
            <text:p>2012.10.19</text:p>
          </table:table-cell>
          <table:table-cell office:value-type="string" table:style-name="ce1">
            <text:p>사계절</text:p>
          </table:table-cell>
          <table:table-cell office:value-type="string" table:style-name="ce1">
            <text:p>봄이 와 꽃을 피우고 여름이 와 기억이 녹아 내려도 난 원래 사계절이 어울리지 않아 차가운 아이잖아 모진 성격은 살을 에는 겨울 시린 바람 알만큼 알잖아 내겐 냉정이 다 인걸 겨울바다 같은 심장인걸 배를 띄워 다가오면 알겠지 내가 섬이 아닌 빙산인걸 난 초점을 잃었지 서리 낀 눈 시린 기억이 밟혀서 목젖 없이 비명만 질렀지 아픈 상처만 남은 빙판이었지 눈사태 난 듯 무너진 맘 추스려 보니 다시 불 꺼진 밤 너란 해가 떠도 눈 덮인 산은 녹지 않아 여긴 춥다 주머니에 손을 숨겨봐도 너무 춥다 손을 모아 입김 불어봐도 마음이 얼어붙어서 (I'm so cold) 자꾸 입술이 튼다 나만 춥다 이불로 내 몸을 감싸봐도 너무 춥다 누군가의 품에 안겨봐도 가슴이 구멍 나서 (I'm so cold) 막아보려 해도 자꾸 바람이 샌다 봄은 설레며 찾아오지만 난 가을의 끝자락에 서 겨울에 멈춘 기억 따스함은 가뒀어 마른 마음의 튼 살 안에서 얼어붙은 강물에 갇힌 추억 붙잡고 내 손을 놓지 않아 차가웠던 이별을 안 뒤부터 꽃 피던 그 봄은 오지 않아 벚꽃이 내겐 눈송이처럼 피잖아 여긴 춥다 햇살도 내겐 눈보라처럼 치잖아 나만 춥다 건드리면 다 얼리잖아 너의 손을 잡을까 겁이 난다 네가 나와 가까워지면 너의 심장도 몸살 걸릴까봐 여긴 춥다 주머니에 손을 숨겨봐도 너무 춥다 손을 모아 입김 불어봐도 마음이 얼어붙어서 (I'm so cold) 자꾸 입술이 튼다. 나만 춥다 이불로 내 몸을 감싸봐도 너무 춥다 누군가의 품에 안겨봐도 가슴이 구멍 나서 (I'm so cold) 막아보려 해도 자꾸 바람이 샌다. I'm cold as ice I'm cold as ice I'm cold as ice So cold… 봄이 와 (I'm cold as ice) 꽃을 피우고 (I'm cold as ice) 여름이 와 (I'm cold as ice) 기억이 녹아 내려도 여긴… 여긴 춥다 (I'm cold as ice, cold as ice) 너무 춥다 (I'm cold as ice, cold as ice so cold) 마음이 얼어붙어서 자꾸 입술이 튼다 나만 춥다 (I'm cold as ice, cold as ice) 너무 춥다 (I'm cold as ice, cold as ice so cold) 가슴이 구멍 나서 막아보려 해도 자꾸 바람이 샌다</text:p>
          </table:table-cell>
          <table:table-cell office:value-type="string" table:style-name="ce1">
            <text:p>남</text:p>
          </table:table-cell>
          <table:table-cell table:number-columns-repeated="16377"/>
        </table:table-row>
        <table:table-row table:style-name="ro1">
          <table:table-cell office:value-type="float" office:value="444" table:style-name="ce1">
            <text:p>444</text:p>
          </table:table-cell>
          <table:table-cell office:value-type="string" table:style-name="ce1">
            <text:p>유리상자</text:p>
          </table:table-cell>
          <table:table-cell office:value-type="string" table:style-name="ce1">
            <text:p>가을 하늘</text:p>
          </table:table-cell>
          <table:table-cell office:value-type="string" table:style-name="ce1">
            <text:p>2020.10.5</text:p>
          </table:table-cell>
          <table:table-cell office:value-type="string" table:style-name="ce1">
            <text:p>가을</text:p>
          </table:table-cell>
          <table:table-cell office:value-type="string" table:style-name="ce1">
            <text:p>그댄 아침이어라 나는 바람이어라 파란 하늘 내려와 그대 뺨에 불고 싶어라 가을 하늘이 좋아라 (나는 좋아라) 그냥 봐도 좋더라 이런 날엔 그대와 둘이서 사랑하고 싶어라 그댄 노을이어라 나는 구름이어라 석양빛에 물들어 그대 품에 쉬고 싶어라 가을 하늘이 좋아라 (나는 좋아라) 그냥 봐도 좋더라 이런 날엔 그대와 둘이서 사랑하고 싶어라 밤이 내려 그대 눈가에 별이 맺히면 곱게 띄워줄 강물이 되리 가을 하늘이 좋아라 (나는 좋아라) 그냥 봐도 좋더라 이런 밤엔 그대와 둘이서 별을 헤고 싶어라 가을 하늘이 좋아라 (나는 좋아라) 그냥 봐도 좋더라 이런 날엔 그대와 둘이서 사랑하고 싶어라 사랑하고 싶어라</text:p>
          </table:table-cell>
          <table:table-cell office:value-type="string" table:style-name="ce1">
            <text:p>남</text:p>
          </table:table-cell>
          <table:table-cell table:number-columns-repeated="16377"/>
        </table:table-row>
        <table:table-row table:style-name="ro1">
          <table:table-cell office:value-type="float" office:value="445" table:style-name="ce1">
            <text:p>445</text:p>
          </table:table-cell>
          <table:table-cell office:value-type="string" table:style-name="ce1">
            <text:p>지코, 웬디</text:p>
          </table:table-cell>
          <table:table-cell office:value-type="string" table:style-name="ce1">
            <text:p>나의 하루는 다 너로 가득해</text:p>
          </table:table-cell>
          <table:table-cell office:value-type="string" table:style-name="ce1">
            <text:p>2020.5.16</text:p>
          </table:table-cell>
          <table:table-cell office:value-type="string" table:style-name="ce1">
            <text:p>사계절</text:p>
          </table:table-cell>
          <table:table-cell office:value-type="string" table:style-name="ce1">
            <text:p>꿈인 것 같아 너를 만난 건 내 마음속에 빛으로 내려와 나의 두 눈에 너를 담을 거야 영원히 널 내 곁에 지켜갈게 너를 위한 시간을 내고 이야길 듣고 너의 입술에 미소를 줄게 세상은 다 너로 가득해 너를 닮아가 어딜 봐도 다 너야 It's you yeah 하루도 빠짐없이 보는데도 보고 싶어 널 옆에 두고 물어봐 지금 어디 있어 어제 오늘 내일, 봄 여름 가을 같은 마음 이내 우리 쪽을 가리킨 채 멈춘 시곗바늘 대화 끝에 남은 포근한 말의 온도 아 다르고 어 다르게 전부 '나'에서 '너'로 도착한 것 같아 혼자 가기엔 먼 곳 약속도 소원도 더는 바랄 일 없어 꿈인 것 같아 너를 만난 건 어쩜 우리 둘 예감을 했을까 너의 곁으로 조금씩 다가가 이대로 넌 내 품에 있으면 돼 이른 아침 눈 뜰 때마다 너를 생각해 나도 모르게 미소를 지어 변해가는 나를 보면서 내게 대답해 나에겐 항상 너야 Love is the most beautiful thing 잠시 생각나면 불쑥 차올라 숨이 귀에 들릴 정도로 두근대 가슴이 그 짧은 시간 동안 내 평생치 웃음이 Baby You’re the only one for me 정말 많이 너를 사랑해 너무 행복해 너를 만난 건 행복한 꿈이야 나의 하루에 빛을 내려준 너 세상은 다 너로 가득해지네</text:p>
          </table:table-cell>
          <table:table-cell office:value-type="string" table:style-name="ce1">
            <text:p>혼성</text:p>
          </table:table-cell>
          <table:table-cell table:number-columns-repeated="16377"/>
        </table:table-row>
        <table:table-row table:style-name="ro1">
          <table:table-cell office:value-type="float" office:value="446" table:style-name="ce1">
            <text:p>446</text:p>
          </table:table-cell>
          <table:table-cell office:value-type="string" table:style-name="ce1">
            <text:p>울랄라세션</text:p>
          </table:table-cell>
          <table:table-cell office:value-type="string" table:style-name="ce1">
            <text:p>9월의 봄</text:p>
          </table:table-cell>
          <table:table-cell office:value-type="string" table:style-name="ce1">
            <text:p>2020.9.3</text:p>
          </table:table-cell>
          <table:table-cell office:value-type="string" table:style-name="ce1">
            <text:p>가을</text:p>
          </table:table-cell>
          <table:table-cell office:value-type="string" table:style-name="ce1">
            <text:p>꿈이라고 생각해도 괜찮아 다가와 눈 감아도 보이는 너라서 숨결에 머금은 바람 나의 모든 순간에 머물러줄 유일한 사람 흔들리는 고민 속에 헤메이던 그날에 우린 참 많이 어렸어 가까운 너의 숨소리 이렇게 그대와 깊은 눈을 맞추고 행복하도록 다시 봄이 오고 가을 지나 바람 불어도 세상 어디라도 그댈 위한 나일 거라고 포갠 두 손 위로 마주 보는 그대여 소중한 걸 알려준 너야 Call me, because now that I'm you 무슨 말을 하는 건지 난 다 알아 볼 때마다 눈물이 맺히지만 사소한 습관들처럼 그댈 향한 작은 미소 하나하나가 멈추질 않아 다시 봄이 오고 가을 지나 바람 불어도 세상 어디라도 그댈 위한 나일 거라고 포갠 두 손 위로 마주 보는 그대여 소중한 걸 알려준 너야 Call me, because now that I'm you. 맞잡은 두 손 놓지 마 다시 밤이 깊어 올 때면 언제나 내게 다가와 줄래 아껴주는 마음 하나로 널 영원히 다시 봄이 오고 겨울 지나 눈이 내려도 세상 어디라도 그댈 위한 나일 거라고 오래 기다려온 소중한 내 그대여 영원히 내 곁에 있어줘 같은 사랑하게 됐으니 같은 사랑하게 됐으니<text:s/></text:p>
          </table:table-cell>
          <table:table-cell office:value-type="string" table:style-name="ce1">
            <text:p>남</text:p>
          </table:table-cell>
          <table:table-cell table:number-columns-repeated="16377"/>
        </table:table-row>
        <table:table-row table:style-name="ro1">
          <table:table-cell office:value-type="float" office:value="447" table:style-name="ce1">
            <text:p>447</text:p>
          </table:table-cell>
          <table:table-cell office:value-type="string" table:style-name="ce1">
            <text:p>변진섭</text:p>
          </table:table-cell>
          <table:table-cell office:value-type="string" table:style-name="ce1">
            <text:p>숙녀에게</text:p>
          </table:table-cell>
          <table:table-cell office:value-type="string" table:style-name="ce1">
            <text:p>1989.10.25</text:p>
          </table:table-cell>
          <table:table-cell office:value-type="string" table:style-name="ce1">
            <text:p>사계절</text:p>
          </table:table-cell>
          <table:table-cell office:value-type="string" table:style-name="ce1">
            <text:p>어쩌면 처음 그땐 시간이 멈춘듯이 미지의 나라 그곳에서 걸어온 것처럼 가을에 서둘러온 초겨울 새벽녁에 반가운 눈처럼 그대는 내게로 다가왔죠 그대의 맑은 미소는 내맘에 꼭 들지만 가끔씩 보이는 우울한 눈빛이 마음에 걸려요 나 그대 아주 작은 일까지 알고 싶지만 어쩐지 그댄 내게 말을 안해요 허면 그대 잠든밤 꿈속으로 찾아가 살며시 얘기 듣고 올래요 그대의 맑은 미소는 내맘에 꼭 들지만 가끔씩 보이는 우울한 눈빛이 마음에 걸려요 나 그대 아주 작은 일까지 알고 싶지만 어쩐지 그댄 내게 말을 안해요 허면 그대 잠든밤 꿈속으로 찾아가 살며시 얘기 듣고 올래요 나 그대 아주 작은 일까지 알고 싶지만 어쩐지 그댄 내게 말을 안해요 허면 그대 잠든밤 꿈속으로 찾아가 살며시 얘기 듣고 올래요 -</text:p>
          </table:table-cell>
          <table:table-cell office:value-type="string" table:style-name="ce1">
            <text:p>남</text:p>
          </table:table-cell>
          <table:table-cell table:number-columns-repeated="16377"/>
        </table:table-row>
        <table:table-row table:style-name="ro1">
          <table:table-cell office:value-type="float" office:value="448" table:style-name="ce1">
            <text:p>448</text:p>
          </table:table-cell>
          <table:table-cell office:value-type="string" table:style-name="ce1">
            <text:p>이문세</text:p>
          </table:table-cell>
          <table:table-cell office:value-type="string" table:style-name="ce1">
            <text:p>가을이 오면</text:p>
          </table:table-cell>
          <table:table-cell office:value-type="string" table:style-name="ce1">
            <text:p>1987.3.10</text:p>
          </table:table-cell>
          <table:table-cell office:value-type="string" table:style-name="ce1">
            <text:p>가을</text:p>
          </table:table-cell>
          <table:table-cell office:value-type="string" table:style-name="ce1">
            <text:p>가을이 오면 눈부신 아침 햇살에 비친 그대의 미소가 아름다워요 눈을 감으면 싱그런 바람 가득한 그대의 맑은 숨결이 향기로와요 길을 걸으면 불러보던 그 옛 노래는 아직도 내 마음을 설레게 하네 하늘을 보면 님의 부드런 고운 미소 가득한 저하늘에 가을이 오면 가을이 오면 호숫가 물결 잔잔한 그대의 슬픈 미소가 아름다워요 눈을 감으면 지나온 날의 그리운 그대의 맑은 사랑이 향기로와요 노래 부르면 떠나온 날의 그 추억이 아직도 내 마음을 슬프게 하네 잊을 수 없는 님의 부드러운 고운 미소 가득한 저 하늘에 가을이 오면</text:p>
          </table:table-cell>
          <table:table-cell office:value-type="string" table:style-name="ce1">
            <text:p>남</text:p>
          </table:table-cell>
          <table:table-cell table:number-columns-repeated="16377"/>
        </table:table-row>
        <table:table-row table:style-name="ro1">
          <table:table-cell office:value-type="float" office:value="449" table:style-name="ce1">
            <text:p>449</text:p>
          </table:table-cell>
          <table:table-cell office:value-type="string" table:style-name="ce1">
            <text:p>김희철, 민경훈</text:p>
          </table:table-cell>
          <table:table-cell office:value-type="string" table:style-name="ce1">
            <text:p>나비잠</text:p>
          </table:table-cell>
          <table:table-cell office:value-type="string" table:style-name="ce1">
            <text:p>2016.11.20</text:p>
          </table:table-cell>
          <table:table-cell office:value-type="string" table:style-name="ce1">
            <text:p>사계절</text:p>
          </table:table-cell>
          <table:table-cell office:value-type="string" table:style-name="ce1">
            <text:p>어느덧 흘러간 시간을 수놓을 수 있는 밤 짧지 않던 세월 서로가 가까워진 지금을 웃으며 기억하고 싶어 끝이 온다 말을 해도 언젠가 헤어진다 해도 내일 당장 사라져도 잊어버리게 하지 않도록 기억하도록 오래 지나도 잊을 수 없게 기억하도록 오늘을 되돌아보며 감은 두 눈에 머금고 꿈 속까지 미뤄 잠이 들 테죠 마지막 바람이 불며 끝나는 날을 알려도 함께 했던 추억 사진의 빛이 바래진대도 웃으며 기억하고 싶어 끝이 온다 말을 해도 언젠가 헤어진다 해도 내일 당장 사라져도 잊어버리게 하지 않도록 기억하도록 오래 지나도 잊을 수 없게 기억하도록 오늘을 되돌아보며 감은 두 눈에 머금고 꿈 속에 담아내려 잠이 들 테죠 봄의 꽃, 여름의 나비, 가을의 낙엽 그 겨울의 달빛 펼쳐진다면 우리의 추억 또한 영원히 곁에 떠오르니까 시들 수 없어 인연의 꽃을 마음에 피워 망각의 낙엽이 져도 하늘 달을 보며 그 땔 떠올릴 테니 편히 잠을 청해요</text:p>
          </table:table-cell>
          <table:table-cell office:value-type="string" table:style-name="ce1">
            <text:p>남</text:p>
          </table:table-cell>
          <table:table-cell table:number-columns-repeated="16377"/>
        </table:table-row>
        <table:table-row table:style-name="ro1">
          <table:table-cell office:value-type="float" office:value="450" table:style-name="ce1">
            <text:p>450</text:p>
          </table:table-cell>
          <table:table-cell office:value-type="string" table:style-name="ce1">
            <text:p>김동규</text:p>
          </table:table-cell>
          <table:table-cell office:value-type="string" table:style-name="ce1">
            <text:p>10월의 어느 멋진 날에</text:p>
          </table:table-cell>
          <table:table-cell office:value-type="string" table:style-name="ce1">
            <text:p>2012.9.26</text:p>
          </table:table-cell>
          <table:table-cell office:value-type="string" table:style-name="ce1">
            <text:p>가을</text:p>
          </table:table-cell>
          <table:table-cell office:value-type="string" table:style-name="ce1">
            <text:p>눈을 뜨기 힘든 가을보다 높은 저하늘이 기분 좋아 휴일 아침이면 나를 깨운 전화 오늘은 어디서 무얼할까 창밖에 앉은 바람 한점에도 사랑은 가득한걸 널만난 세상 더는 소원없어 바램은 죄가 될테니까 가끔 두려워져 지난 밤 꿈처럼 사라질까 기도해 매일너를 보고 너의 손을잡고 내곁에있는 너를 확인해 창밖에 앉은 바람 한점에도 사랑은 가득한걸 널만난 세상 더는 소원없어 바램은 죄가 될테니까 살아가는 이유 꿈을 꾸는 이유 모두가 너라는걸 네가 있는 세상 살아가는 동안 더 좋은 것은 없을거야 10월의 어느 멋진날에</text:p>
          </table:table-cell>
          <table:table-cell office:value-type="string" table:style-name="ce1">
            <text:p>남</text:p>
          </table:table-cell>
          <table:table-cell table:number-columns-repeated="16377"/>
        </table:table-row>
        <table:table-row table:style-name="ro1">
          <table:table-cell office:value-type="float" office:value="451" table:style-name="ce1">
            <text:p>451</text:p>
          </table:table-cell>
          <table:table-cell office:value-type="string" table:style-name="ce1">
            <text:p>화사, WOOGIE</text:p>
          </table:table-cell>
          <table:table-cell office:value-type="string" table:style-name="ce1">
            <text:p>가을속에서</text:p>
          </table:table-cell>
          <table:table-cell office:value-type="string" table:style-name="ce1">
            <text:p>2019.10.11</text:p>
          </table:table-cell>
          <table:table-cell office:value-type="string" table:style-name="ce1">
            <text:p>가을</text:p>
          </table:table-cell>
          <table:table-cell office:value-type="string" table:style-name="ce1">
            <text:p>다행이야 너의 따스한 손길이 어젯밤의 꿈이 아니라 공기가 참 좋아 너와 걷는 이 거리와 저 별들과 젖은 풀냄새까지도 너의 말들을 떠올려보다 가을속에서 난 영원할 거라고 내게 말해줘요 그저 꿈속에서 난 love ya love ya 가을속에서 난 love ya love ya 그저 꿈속에서 난 love ya love ya 구름 위에 밝은 달처럼 우리 다른 모습도 서로 안을 수 있는 사이였으면 해 다른 길 위에 서 있어도 끝엔 같은 곳에서 서로 만날 수 있는 사이였으면 너의 말들을 떠올려보다 가을속에서 난 영원할 거라고 내게 말해줘요 그저 꿈속에서 난 love ya love ya 가을속에서 난 love ya love ya 그저 꿈속에서 난 구름 위에 밝은 달처럼 다른 길 위에 서 있어도 우리 같은 곳에서 구름 위에 밝은 달처럼 우리 다른 모습도 다른 길 위에 서 있어도</text:p>
          </table:table-cell>
          <table:table-cell office:value-type="string" table:style-name="ce1">
            <text:p>여</text:p>
          </table:table-cell>
          <table:table-cell table:number-columns-repeated="16377"/>
        </table:table-row>
        <table:table-row table:style-name="ro1">
          <table:table-cell office:value-type="float" office:value="452" table:style-name="ce1">
            <text:p>452</text:p>
          </table:table-cell>
          <table:table-cell office:value-type="string" table:style-name="ce1">
            <text:p>비투비</text:p>
          </table:table-cell>
          <table:table-cell office:value-type="string" table:style-name="ce1">
            <text:p>울어도 돼</text:p>
          </table:table-cell>
          <table:table-cell office:value-type="string" table:style-name="ce1">
            <text:p>2014.12.22</text:p>
          </table:table-cell>
          <table:table-cell office:value-type="string" table:style-name="ce1">
            <text:p>겨울</text:p>
          </table:table-cell>
          <table:table-cell office:value-type="string" table:style-name="ce1">
            <text:p>Christmas’s back again 왜 또 겨울 가을은 겨우 넘겼는데 Christmas’s back again 왜 또 나를 외롭게 겨우 버텼는데 One two 셋 넷 추운 겨울에 굳이 흰 눈이 와야 했는지 많고 많은 계절 중에 왜 겨울인 건지 사랑하다 말다가 다들 죽이네 살리네 하다가들 그날만 되면 모두들 Christmas’s back at one 어딜 가도 커플 나만 외로워 죽겠지 Two 혼자 먹는 와플 또 왜 이리 맛없는지 나만 혼자 메리 크리스마스 눈 오지 마요 Don’t let it snow 그냥 지나가줘 Christmas’s back at one 시도 때도 없이 너무 외로워죽겠지 Two 어디서 그렇게 갑자기 다 만나는지 나만 혼자 외로운 크리스마스 눈 오지 마요 Don’t let it snow 그냥 한 번만 딱 지나가줘 내가 겨울을 싫어하는 이유 짜증 날 정도로 추운 날씨 거리에 기웃거리는 커플들 대화 속 하트 붙은 'ㅋ' 손끝이 시릴 즘 돌아오는 너의 기억 또 다시 겨울이 왔죠 올해도 그저 그런 겨울이겠죠 바보처럼 멍하니 추억을 팔아 나 홀로 집에 뭐 하니 홀로 듣는 캐럴 내 몸에 퍼져 마시멜로 달달했던 Sweet 한 것들도 전부 다 별로 나만 추워 달달달 떨어 너넨 좋아 랄랄라 거려 뭐가 그렇게 좋은지 Christmas’s back at one 어딜 가도 커플 나만 외로워 죽겠지 Two 혼자 먹는 와플 또 왜 이리 맛없는지 나만 혼자 메리 크리스마스 눈 오지 마요 Don't let it snow 그냥 지나가줘 Christmas’s back at one 시도 때도 없이 너무 외로워 죽겠지 Two 어디서 그렇게 갑자기 다 만나는지 나만 혼자 외로운 크리스마스 눈 오지 마요 Don’t let it snow 그냥 한 번만 딱 지나가줘 울어도 돼 울어도 돼 산타 할아버지도 혼자야 Christmas's back at one 네가 보고 싶어 함께 했던 이 겨울에 Two 바보같이 그땐 소중한 걸 몰랐었어 너와 함께 보냈던 크리스마스 돌아와 줘 Let there be snow 아직 널 사랑해 Christmas's back at one 네가 보고 싶어 함께 했던 이 겨울에 Two 바보같이 그땐 소중한 걸 몰랐었어 너와 함께 보냈던 크리스마스 돌아와 줘 Let there be snow 아직 나는 너무 널 사랑해</text:p>
          </table:table-cell>
          <table:table-cell office:value-type="string" table:style-name="ce1">
            <text:p>남</text:p>
          </table:table-cell>
          <table:table-cell table:number-columns-repeated="16377"/>
        </table:table-row>
        <table:table-row table:style-name="ro1">
          <table:table-cell office:value-type="float" office:value="453" table:style-name="ce1">
            <text:p>453</text:p>
          </table:table-cell>
          <table:table-cell office:value-type="string" table:style-name="ce1">
            <text:p>박효신</text:p>
          </table:table-cell>
          <table:table-cell office:value-type="string" table:style-name="ce1">
            <text:p>겨울소리</text:p>
          </table:table-cell>
          <table:table-cell office:value-type="string" table:style-name="ce1">
            <text:p>2018.1.1</text:p>
          </table:table-cell>
          <table:table-cell office:value-type="string" table:style-name="ce1">
            <text:p>겨울</text:p>
          </table:table-cell>
          <table:table-cell office:value-type="string" table:style-name="ce1">
            <text:p>별이 떨어지는 작은 창밖을 보다 잠들지 못한 밤 나를 달래보다 길었던 가을의 내겐 첫눈 같은 밤 뒤늦은 나만의 겨울이 온 거야 얼룩 하나 남지 않는 별이 가득히 내린 길을 나 혼자 이렇게 걷고 있어 다시 태어난 겨울소리 따라 부르는 깊은 밤 나의 노래가 어디선가 잠든 너를 안아주길 sleep in white 주인도 없는 이 하얀 그림 위에다 그려보고 싶은 너의 이름 하나 아무 말도 없이 하얀 숨 뱉어보다 어느새 멈춘 두 발을 떼어본다 얼룩 하나 남지 않는 별이 가득히 내린 길을 나 혼자 이렇게 걷고 싶어 다시 태어난 겨울소리 따라 부르는 깊은 밤 나의 노래가 어디선가 잠든 너를 안아주기를 sleep in white 온 세상 하얗던 그날의 우리 둘 끝없는 이야기 잠들지 못했던 그날 다시 태어난 겨울소리 따라 부르는 깊은 밤 나의 노래가 어디선가 잠든 너를 안아주길 눈 감으면 나의 품에 네가 있어 sleep in white (Ejjel dal lal alszunk) (오늘 밤 이 노래와 함께 잠이 들어) (edes almunk hofeher) (달콤한 우리의 꿈은 눈처럼 하얗다)</text:p>
          </table:table-cell>
          <table:table-cell office:value-type="string" table:style-name="ce1">
            <text:p>남</text:p>
          </table:table-cell>
          <table:table-cell table:number-columns-repeated="16377"/>
        </table:table-row>
        <table:table-row table:style-name="ro1">
          <table:table-cell office:value-type="float" office:value="454" table:style-name="ce1">
            <text:p>454</text:p>
          </table:table-cell>
          <table:table-cell office:value-type="string" table:style-name="ce1">
            <text:p>E SENS</text:p>
          </table:table-cell>
          <table:table-cell office:value-type="string" table:style-name="ce1">
            <text:p>쉬게</text:p>
          </table:table-cell>
          <table:table-cell office:value-type="string" table:style-name="ce1">
            <text:p>2020.8.27</text:p>
          </table:table-cell>
          <table:table-cell office:value-type="string" table:style-name="ce1">
            <text:p>사계절</text:p>
          </table:table-cell>
          <table:table-cell office:value-type="string" table:style-name="ce1">
            <text:p>좋은 날씨. 다시 해가 떠 기분 탓인지 요새는 봄이 짧어. 누가 좋은 순간은 눈 깜빡일 새래 내 느낌엔 장마도 가을도 비슷했네 단지 도중에 멈추지 않는 것. 흔해 빠진 말인 거 알지만 다른 건 떠오르지 않아. 딱히. 말 안해도 알아 바쁜 각자의 길. 소화불량에 밀어 넣은 소화제들. 그때쯤엔 속이 쓰린 게 뭐 때문인지도 모르게 되지만 부디, 당연한 일로 여기진 않길. 버거운 참아내기와 급한 도피의 끝. 거기서 뒤라는 게 없다 느끼면 그 땐 위험해지는 거지. Hey god. 대체 언제가 고통이 내게 약이 되는 때인가. 숨 쉬어 길게 Tell me what you need man Exhale, inhale 더워진 몸 놔둬 쉬게- 쉬게ㅡ 쉬게ㅡ 좀 쉽게ㅡ 쉬게ㅡ 쉬게ㅡ 여긴 희망이 좀 비싸. 필요이상 어디든 24시간. 각성제 먹은 듯이 번쩍이는 도시와 기면증, 조증인 우리 young &amp; wild 콘크리트 벽에 잔뜩 붙어있는 병 이름 개의치 마. 병 보단 생각이 널 죽이는 속도가 빨라, 그렇게 치면 난 태생부터 주의력 결핍에, 낙제생. 처방전 써줬지만 내가 거절. 병신아 내 lifestyle 신경 꺼줘 규격화, 수치 계산, 통계밖으로 뱉어지 듯 뛰쳐나온 새벽에 pass out. 난 그 루틴에서 슬쩍 물러나 사는 중이지만 왠만한 데 다 굴러가 바퀴가 되던가 바퀴에 깔리던가 난 다른 차선에 세우고 깜빡이 켜놔. 숨 쉬어 길게 Tell me what you need man Exhale, inhale 더워진 몸 놔둬 쉬게- 쉬게ㅡ 쉬게ㅡ 좀 쉽게ㅡ 쉬게ㅡ 쉬게ㅡ 오랜만의 클럽, 요새 유행하는 옷은 몰라도 언제나 예쁜 여자들 매니큐어. 화장 밑 얼굴이 어떤지 상관 안하는 밤. Let`s get dirty Biggie의 Juicy, 크게 튼 Rari. Benz, Beamer 어른들의 장난감이지 Plz, ladies don’t act like a shhh 원래 이쁘던 너까지 그럼 슬퍼져. 그것도 다 자연스러운 거지 어쩌면, 단지 선택. 그 와중에 더 진짜, good shit, get money 난 여러가질 원해. 숨 쉬어 길게 Tell me what you need man Exhale, inhale 더워진 몸 놔둬 쉬게- 쉬게ㅡ 쉬게ㅡ 좀 쉽게ㅡ 쉬게ㅡ 쉬게ㅡ</text:p>
          </table:table-cell>
          <table:table-cell office:value-type="string" table:style-name="ce1">
            <text:p>남</text:p>
          </table:table-cell>
          <table:table-cell table:number-columns-repeated="16377"/>
        </table:table-row>
        <table:table-row table:style-name="ro1">
          <table:table-cell office:value-type="float" office:value="455" table:style-name="ce1">
            <text:p>455</text:p>
          </table:table-cell>
          <table:table-cell office:value-type="string" table:style-name="ce1">
            <text:p>윤도현</text:p>
          </table:table-cell>
          <table:table-cell office:value-type="string" table:style-name="ce1">
            <text:p>가을 우체국 앞에서</text:p>
          </table:table-cell>
          <table:table-cell office:value-type="string" table:style-name="ce1">
            <text:p>1994.12.1</text:p>
          </table:table-cell>
          <table:table-cell office:value-type="string" table:style-name="ce1">
            <text:p>가을</text:p>
          </table:table-cell>
          <table:table-cell office:value-type="string" table:style-name="ce1">
            <text:p>가을 우체국 앞에서 그대를 기다리다 노오란 은행잎들이 바람에 날려가고 지나는 사람들 같이 저 멀리 가는 걸 보네 # 세상에 아름다운 것들이 얼마나 오래 남을까 한여름 소나기 쏟아져도 굳세게 버틴 꽃들과 지난 겨울 눈보라에도 우뚝 서있는 나무들 같이 하늘 아래 모든 것이 저 홀로 설 수 있을까 가을 우체국 앞에서 그대를 기다리다 우연한 생각에 빠져 날 저물도록 몰랐네 날 저물도록 몰랐네</text:p>
          </table:table-cell>
          <table:table-cell office:value-type="string" table:style-name="ce1">
            <text:p>남</text:p>
          </table:table-cell>
          <table:table-cell table:number-columns-repeated="16377"/>
        </table:table-row>
        <table:table-row table:style-name="ro1">
          <table:table-cell office:value-type="float" office:value="456" table:style-name="ce1">
            <text:p>456</text:p>
          </table:table-cell>
          <table:table-cell office:value-type="string" table:style-name="ce1">
            <text:p>투모로우바이투게더</text:p>
          </table:table-cell>
          <table:table-cell office:value-type="string" table:style-name="ce1">
            <text:p>Our Summer</text:p>
          </table:table-cell>
          <table:table-cell office:value-type="string" table:style-name="ce1">
            <text:p>2019.3.4</text:p>
          </table:table-cell>
          <table:table-cell office:value-type="string" table:style-name="ce1">
            <text:p>여름</text:p>
          </table:table-cell>
          <table:table-cell office:value-type="string" table:style-name="ce1">
            <text:p>타오르는 태양 아래 질척이며 녹아가네 회색빛의 빌딩 숲 끝이 없는 기말고사 뒤척이며 잠 못 드는 잿빛 도시의 소음 한순간 나타난 너의 환상 마법같이 빛나 부서지는 파도소리 너의 웃음 내게 손 내밀 때 눈앞에 펼쳐진 건 우윳빛 은하수 피어난 금빛 계절 like our summer 어디에 있어도 어떤 계절에도 우리가 함께라면 feel like summer 싱그런 너의 향기 반짝이는 너의 눈빛 내 맘 일렁이게 해 현실은 힘을 잃고 지구조차 숨죽이고 순간은 영원이 돼 뜨거운 태양 아래 너와 난 이젠 우리가 돼 회색빛깔 도시 위로 푸르른 파도가 쏟아져 눈앞에 펼쳐진 건 우윳빛 은하수 피어난 금빛 계절 like our summer 어디에 있어도 어떤 계절에도 우리가 함께라면 feel like summer 가을 겨울 또 봄이 온대도 우리 함께면 황금빛 모래 여름 바다 위 뜨거운 태양 그 속에 영원의 약속이 찬란하게 빛나 상상한다면 계속 믿는다면 네가 있다는 걸 눈앞에 펼쳐진 건 우윳빛 은하수 피어난 금빛 계절 like our summer 어디에 있어도 어떤 계절에도 우리가 함께라면 feel like summer</text:p>
          </table:table-cell>
          <table:table-cell office:value-type="string" table:style-name="ce1">
            <text:p>남</text:p>
          </table:table-cell>
          <table:table-cell table:number-columns-repeated="16377"/>
        </table:table-row>
        <table:table-row table:style-name="ro1">
          <table:table-cell office:value-type="float" office:value="457" table:style-name="ce1">
            <text:p>457</text:p>
          </table:table-cell>
          <table:table-cell office:value-type="string" table:style-name="ce1">
            <text:p>안희수</text:p>
          </table:table-cell>
          <table:table-cell office:value-type="string" table:style-name="ce1">
            <text:p>가을 핑계</text:p>
          </table:table-cell>
          <table:table-cell office:value-type="string" table:style-name="ce1">
            <text:p>2020.10.18</text:p>
          </table:table-cell>
          <table:table-cell office:value-type="string" table:style-name="ce1">
            <text:p>가을</text:p>
          </table:table-cell>
          <table:table-cell office:value-type="string" table:style-name="ce1">
            <text:p>무더운 여름 지나 다시 찾아온 가을 우리 추억을 담은 이 가을바람이 그렇게 밉지는 않아 사실 아직 너를 잊을 수가 없나 봐 이 가을 냄새가 코끝을 스치면 네가 다시 돌아올까 봐 보란 듯이 잘 살 거란 그 다짐이 무색할 만큼 이렇게 난 엉망이 돼버리고 나서야 너를 찾아 바람을 타고 네 기억들이 온다 온다 날 감싸줬던 네 마음들이 온다 온다 우리 정말 사랑했었구나 이제야 그걸 깨달아 운다 이 계절을 핑계 삼아 너에게 닿을 수 있을까 하다가도 이내 다시 작아지는 내 모습이 우스워 바람을 타고 네 기억들이 온다 온다 날 감싸줬던 네 마음들이 온다 온다 구름을 타고 네 눈물들이 온다 온다 날 붙잡았던 네 목소리가 온다 온다 나를 많이 사랑해줬구나 이제야 그걸 깨달아 운다 다시 이어질 수는 없어도 네 이름 한번 불러보고파</text:p>
          </table:table-cell>
          <table:table-cell office:value-type="string" table:style-name="ce1">
            <text:p>남</text:p>
          </table:table-cell>
          <table:table-cell table:number-columns-repeated="16377"/>
        </table:table-row>
        <table:table-row table:style-name="ro1">
          <table:table-cell office:value-type="float" office:value="458" table:style-name="ce1">
            <text:p>458</text:p>
          </table:table-cell>
          <table:table-cell office:value-type="string" table:style-name="ce1">
            <text:p>방탄소년단</text:p>
          </table:table-cell>
          <table:table-cell office:value-type="string" table:style-name="ce1">
            <text:p>고엽</text:p>
          </table:table-cell>
          <table:table-cell office:value-type="string" table:style-name="ce1">
            <text:p>2015.11.30</text:p>
          </table:table-cell>
          <table:table-cell office:value-type="string" table:style-name="ce1">
            <text:p>가을</text:p>
          </table:table-cell>
          <table:table-cell office:value-type="string" table:style-name="ce1">
            <text:p>떨어져 날리는 저기 낙엽처럼 힘없이 쓰러져만 가 내 사랑이 니 맘이 멀어져만 가 널 잡을 수 없어 더 더 더 잡을 수 없어 난 더 붙들 수 없어 yeah 저기 저 위태로워 보이는 낙엽은 우리를 보는 것 같아서 손이 닿으면 단숨에라도 바스라질 것만 같아서 그저 바라만 봤지 가을의 바람과 같이 어느새 차가워진 말투와 표정 관계는 시들어만 가는 게 보여 가을 하늘처럼 공허한 사이 예전과는 다른 모호한 차이 오늘따라 훨씬 더 조용한 밤 가지 위에 달린 낙엽 한 장 부서지네 끝이란 게 보여, 말라가는 고엽 초연해진 마음속의 고요 제발 떨어지지 말아주오 떨어지지 말아줘 바스라지는 고엽 내 눈을 마주치는 너를 원해 다시 나를 원하는 널 원해 제발 떨어지지 말어 쓰러지려 하지 말어 Never, never fall 멀리 멀리 가지 마 Baby you girl 놓지 못하겠는걸 Baby you girl 포기 못하겠는걸 떨어지는 낙엽들처럼 이 사랑이 낙엽들처럼 Never, never fall 시들어가고 있어 모든 낙엽은 떨어지듯이 영원할 듯하던 모든 건 멀어지듯이 너는 나의 다섯 번째 계절 널 보려 해도 볼 수 없잖아 봐 넌 아직 내겐 푸른색이야 마음은 걷지 않아도 저절로 걸어지네 미련이 빨래처럼 조각조각 널어지네 붉은 추억들만 더러운 내 위에 덜어지네 내 가지를 떨지 않아도 자꾸만 떨어지네 그래 내 사랑은 오르기 위해 떨어지네 가까이 있어도 나의 두 눈은 멀어지네 벌어지네 이렇게 버려지네 추억 속에서 난 또 어려지네 Never, never fall yeah Never, never fall yeah 내 눈을 마주치는 너를 원해 다시 나를 원하는 널 원해 제발 떨어지지 말어 쓰러지려 하지 말어 Never, never fall 멀리 멀리 가지 마 왜 난 아직도 너를 포기 못해 난 시들어진 추억을 붙잡고 욕심인 걸까? 지는 계절을 되돌리려 해 돌리려 해 타올라 붉게 활활 다 아름다웠지 우리의 길 위엔 근데 시들어버리고 낙엽은 눈물처럼 내리고 바람이 불고 다 멀어지네 all day 비가 쏟아지고 부서지네 마지막 잎새까지 넌 넌 넌 내 눈을 마주치는 너를 원해 다시 나를 원하는 널 원해 제발 떨어지지 말어 쓰러지려 하지 말어 Never, never fall 멀리 멀리 가지 마 Baby you girl 놓지 못하겠는걸 Baby you girl 포기 못하겠는걸 떨어지는 낙엽들처럼 이 사랑이 낙엽들처럼 Never, never fall 시들어가고 있어 Never, never fall Never, never fall</text:p>
          </table:table-cell>
          <table:table-cell office:value-type="string" table:style-name="ce1">
            <text:p>남</text:p>
          </table:table-cell>
          <table:table-cell table:number-columns-repeated="16377"/>
        </table:table-row>
        <table:table-row table:style-name="ro1">
          <table:table-cell office:value-type="float" office:value="459" table:style-name="ce1">
            <text:p>459</text:p>
          </table:table-cell>
          <table:table-cell office:value-type="string" table:style-name="ce1">
            <text:p>윤종신, 규현</text:p>
          </table:table-cell>
          <table:table-cell office:value-type="string" table:style-name="ce1">
            <text:p>늦가을</text:p>
          </table:table-cell>
          <table:table-cell office:value-type="string" table:style-name="ce1">
            <text:p>2011.10.27</text:p>
          </table:table-cell>
          <table:table-cell office:value-type="string" table:style-name="ce1">
            <text:p>가을</text:p>
          </table:table-cell>
          <table:table-cell office:value-type="string" table:style-name="ce1">
            <text:p>옷장을 열어 보았어 몇 벌이 눈에 띄었어 조금 이른 것 같지만 입었어 거울 앞 내 모습은 그때 그 모습 싸늘해서 더 좋았어 골목은 해가 지려해 커피향이 그 때로 날 데려가 쇼윈도우 겨울옷을 바라보던 그 때로 그래 너였어 날 데리고 나온 건 내 주머니 속 내 손을 꼭 잡던 그 해 늦가을의 너 이젠 어디를 걷니 너의 발소리가 그리워 바람을 마셔보았어 가슴도 보고파해서 한결 나아진 가슴은 재촉해 힘든 밤이 오기 전에 돌아 가자고 그래 너였어 날 데리고 나온 건 내 주머니 속 내 손을 꼭 잡던 그 해 늦가을의 너 이젠 어디를 걷니 너의 발소리가 그리워 그래 너였어 가을을 가르쳐준 갈색 그리움이 끝이 없는 밤 다가올 내 겨울을 이제 준비해야 해 밤이 길고 긴 내 겨울을 니가 너무 많은 내 겨울을</text:p>
          </table:table-cell>
          <table:table-cell office:value-type="string" table:style-name="ce1">
            <text:p>남</text:p>
          </table:table-cell>
          <table:table-cell table:number-columns-repeated="16377"/>
        </table:table-row>
        <table:table-row table:style-name="ro1">
          <table:table-cell office:value-type="float" office:value="460" table:style-name="ce1">
            <text:p>460</text:p>
          </table:table-cell>
          <table:table-cell office:value-type="string" table:style-name="ce1">
            <text:p>다이나믹 듀오, 첸</text:p>
          </table:table-cell>
          <table:table-cell office:value-type="string" table:style-name="ce1">
            <text:p>기다렸다 가</text:p>
          </table:table-cell>
          <table:table-cell office:value-type="string" table:style-name="ce1">
            <text:p>2017.1.24</text:p>
          </table:table-cell>
          <table:table-cell office:value-type="string" table:style-name="ce1">
            <text:p>사계절</text:p>
          </table:table-cell>
          <table:table-cell office:value-type="string" table:style-name="ce1">
            <text:p>일이 피곤했나 오늘따라 한 두 잔에 퍼지네 반 뼘짜리 위로 한숨 피우고 나니 기분이 좀 나아지네 요즘 들어 사는 게 봄 가을 같아 좋은 건 다 짧게 지나가 어떤 이는 내가 아닌 나로 나를 만들어 들었다 놓곤 스치듯 내 곁을 떠나가 내가 강해졌던 건지 무뎌졌던 건지 일년에 한 두 번 울먹임을 다했던 내가 눈물이 다 나네 가리워진 길 그 노래가 내 마음에 들렸을 때 조금 녹았어 이유는 다 스트레스야 무너지기 싫어 버티고 증발해버릴까 꽉 쥐고 있던 대가 힘들 때 아프게 그냥 울어도 돼 더 서럽게 슬픔이 갈 때 눈물이 그칠 쯤에 내 엄지로 네 눈 밑을 쓸어 줄게 짠해 다 그런 거지 뭐 라며 내가 소주병을 깔 때 마흔이 다 돼 첨 배웠다는 너의 손에 어색하게 들린 담배가 뿜어내는 구름이 우릴 안아주는 것 같아 참았던 기침 섞인 웃음이 터져 나와 잠시나마 혼자가 아닌 것 같아 우린 서로를 친구라고 부르지 때론 우울이란 불운이 날 막아서 나태라는 그물이 다들 자기 갈 길 잘 가는데 나만 멈춰선 것 같아 이대로 괜찮을까 라는 물음이 머릿속을 떠나지 않아 계속 무력하게 현실을 겉돌다 보면 때론 내가 유령 같애 고독은 무덤 같애 넌 그 속에서 날 언제나 꺼내줘 이 노래 후렴 같애 힘들 때 아프게 그냥 울어도 돼 더 서럽게 슬픔이 갈 때 눈물이 그칠 쯤에 내 엄지로 네 눈 밑을 쓸어 줄게 혼자가 되기 싫어 오늘도 누군가를 붙잡고 혼자 두지 않지만 집에 돌아오는 길은 역시 외로워 TV를 틀어놓고 잠이 오길 기다려 수 많은 평점 속에 날 채점하지 않는 몇몇과 오래 함께 하고 싶네 적막한 하루의 문턱을 넘어갈 수 있게 내가 나로 온전히 살아갈 수 있게 가끔씩은 지독하게 허무해 왜 사나 싶어 도대체 난 어디로 가나 싶어 그럴싸한 가면을 써 이제는 익숙해진 가명을 써 이게 내가 맞나 싶어 이렇게 갈피를 못 잡고 헤맬 때 누군가 같이 있어준다는 건 계산할 수 없는 가치 거짓처럼 껍질만 남은 세상 우린 서로를 장난처럼 간단하게 판단하지 않지 힘에 부쳐 잠깐 눈 좀 붙여 얼마나 고됐을까 바람과 이 비가 지나갈 때 까지만 기다렸다가 힘들 때 아프게 그냥 울어도 돼 슬픔이 갈 때 눈물이 그칠 쯤에 내 엄지로 네 눈 밑을 쓸어 줄게</text:p>
          </table:table-cell>
          <table:table-cell office:value-type="string" table:style-name="ce1">
            <text:p>남</text:p>
          </table:table-cell>
          <table:table-cell table:number-columns-repeated="16377"/>
        </table:table-row>
        <table:table-row table:style-name="ro1">
          <table:table-cell office:value-type="float" office:value="461" table:style-name="ce1">
            <text:p>461</text:p>
          </table:table-cell>
          <table:table-cell office:value-type="string" table:style-name="ce1">
            <text:p>김필</text:p>
          </table:table-cell>
          <table:table-cell office:value-type="string" table:style-name="ce1">
            <text:p>겨울이 오면</text:p>
          </table:table-cell>
          <table:table-cell office:value-type="string" table:style-name="ce1">
            <text:p>2019.11.7</text:p>
          </table:table-cell>
          <table:table-cell office:value-type="string" table:style-name="ce1">
            <text:p>겨울</text:p>
          </table:table-cell>
          <table:table-cell office:value-type="string" table:style-name="ce1">
            <text:p>찬 바람이 불어오면 들려오는 너의 목소리 단잠을 깨우며 내린 눈꽃처럼 아름다워 단 한순간이라 해도 너만의 시간 속에 들어갈 수만 있기를 널 보며 꿈꾸던 사랑이 시작되기를 나 기도해 가을이 오면 생각나는 한 사람 붉은 낙엽처럼 세상을 물들이는 아닌 척해봐도 태연한 척해봐도 수줍은 널 보면 사랑인 걸 알 수 있어 너만이 내 사랑 투명한 바람결에도 난 항상 너를 그려 널 볼 수만 있다면 수많은 별처럼 널 향해 흘러간대도 괜찮은데 겨울이 오면 생각나는 한 사람? 하얀 꿈결처럼 세상을 물들이는 아닌 척해봐도 태연한 척해봐도 눈부신 널 보면 사랑인 걸 알 수 있어 너만이 내 사랑? 이 바람에 나를 태워 날려 보내면 너의 곁을 내게 내줄래 겨울이 오면 시작될 우리 사랑 곁에만 있어도 세상이 변해가는 아닌 척해봐도 태연한 척해봐도 눈부신 널 보면 사랑인 걸 알 수 있어 너만이 내 사랑 너만이 내 사랑 너만이 내 사랑</text:p>
          </table:table-cell>
          <table:table-cell office:value-type="string" table:style-name="ce1">
            <text:p>남</text:p>
          </table:table-cell>
          <table:table-cell table:number-columns-repeated="16377"/>
        </table:table-row>
        <table:table-row table:style-name="ro1">
          <table:table-cell office:value-type="float" office:value="462" table:style-name="ce1">
            <text:p>462</text:p>
          </table:table-cell>
          <table:table-cell office:value-type="string" table:style-name="ce1">
            <text:p>다이나믹 듀오</text:p>
          </table:table-cell>
          <table:table-cell office:value-type="string" table:style-name="ce1">
            <text:p>불면증</text:p>
          </table:table-cell>
          <table:table-cell office:value-type="string" table:style-name="ce1">
            <text:p>2004.5.17</text:p>
          </table:table-cell>
          <table:table-cell office:value-type="string" table:style-name="ce1">
            <text:p>사계절</text:p>
          </table:table-cell>
          <table:table-cell office:value-type="string" table:style-name="ce1">
            <text:p>bobby 이른 밤 난 또다시 낡은 기타를 잡아 hey~ 지친 목소리로 노래를 부르지 아침 해가 날 재워줄 때까지 say 우 ~ 이제는 날고 싶지만 singing 우~ 자신이 없어 차가운 눈빛도 지친 기대도 내게 점점 멀어져 is there something wrong with me? chorus 해 뜰 때까지 잠들 수 없어 뜬 눈으로 밤새워 난 노래를 불러 알 수 없어 잠들 수 없어(I can't sleep) tell me what should I do 우 예 ~~ choiza 해가 뜨고 난 뒤에야 잠을 자 내 우뇌의 상처는 언제쯤 아물까? 복잡하게 꼬인 내 머릿속에 고민 몇 잔의 술 덕에 나는 이리도 아픈가? 어차피 빈손으로 왔다 가는 게 인생이라지만 난 여지껏 깡통만 찼다 재난은 꼬리에 꼬리를 물고 따라와 날 벗기고 굶기고 내 앞길을 망치고 또 가난이란 독한 놈을 남기고 가더라 밤잠까지 가지고 가더라 좀 힘들더라 야속하게도 날마다 태양은 제 시각에 뜨더라 시간은 흐른다 울거나 웃거나 아프거나 달거나 쓰거나 난 계속 늦는다 고민 속에 늙는다 언제쯤 내 침대 위엔 단잠의 싹이 움틀까? chorus 해 뜰 때까지 잠들 수 없어 뜬눈으로 밤새워 난 노래를 불러 알 수 없어 잠들 수 없어(I can't sleep) Tell me what should I do 우 예 ~~ gaeko 이른 아침에 작업을 마치네 잠들지 못한 채 생각에 잠기네 살기 위해 발버둥치는데 (ONE TWO THREE FOUR) 내 통장 속에 잔고는 조금씩 줄어들어 절뚝거리시는 어머니 약봉지는 더 늘어 말라버려 눈물도 난 힘없이 붓을 들어 한없이 그려 슬픈 표정 짓는 자화상을 사랑에 버려져길을 잃어버린 나는 서랍 속에 있는 실을 잃어버린 바늘 매일이 가을 왜이리 하늘이 그립지 땅으로 굽어진 고개는 하늘을 바라볼 수 없으니 내사랑은 한때의 장난인가 난 달콤한 쾌락에 눈먼 장님인가 나는 썩었다라는 푸념만 남긴 채 순수했던 어릴 적 그때를 내 눈속에 그린다 chorus 해 뜰 때까지 잠들 수 없어 뜬눈으로 밤새워 난 노래를 불러 알 수 없어 잠들 수 없어(I can't sleep) Tell me what should I do 우 예 ~~</text:p>
          </table:table-cell>
          <table:table-cell office:value-type="string" table:style-name="ce1">
            <text:p>남</text:p>
          </table:table-cell>
          <table:table-cell table:number-columns-repeated="16377"/>
        </table:table-row>
        <table:table-row table:style-name="ro1">
          <table:table-cell office:value-type="float" office:value="463" table:style-name="ce1">
            <text:p>463</text:p>
          </table:table-cell>
          <table:table-cell office:value-type="string" table:style-name="ce1">
            <text:p>마이티 마우스</text:p>
          </table:table-cell>
          <table:table-cell office:value-type="string" table:style-name="ce1">
            <text:p>패밀리</text:p>
          </table:table-cell>
          <table:table-cell office:value-type="string" table:style-name="ce1">
            <text:p>2008.11.17</text:p>
          </table:table-cell>
          <table:table-cell office:value-type="string" table:style-name="ce1">
            <text:p>사계절</text:p>
          </table:table-cell>
          <table:table-cell office:value-type="string" table:style-name="ce1">
            <text:p>Baby always I love you family Baby always I love you family I wanna be your family 오늘부터 우린 family 동서남북 어디라도 난 너를 향해 달려가 오 오 오 오 우리는 하나 family 모두같이 외쳐 family 봄 여름 가을 겨울 4evr Let’s go oh oh oh oh 자 우리가 왔다 모두 여기로 붙어 믿음과 희망 그리고 사랑으로 뭉쳐 축 쳐진 어깨를 활짝 펴 더 이상 두려움은 없어 우리가 바로 future (너와 나) 함께 할때 기쁨은 두 배 (You know what) 슬픔은 반의 반의 반 모두 같이 웃고 있는 단체 사진 속 각자 성은 달라도 우린 모두 한 가족 (We are the one) 외롭고 힘든 일이 있을땐 달려갈께 (You are not alone) 이렇게 너와 내가 함께 하는 우린 family I wanna be your family 오늘부터 우린 family 동서남북 어디라도 난 너를 향해 달려가 오 오 오 오 우리는 하나 family 모두같이 외쳐 family 봄 여름 가을 겨울 4evr Let’s go oh oh oh oh 혹시 몸이 멀리 떨어져 있더라도 니 옆에 우리 맘이 찰싹 붙어 있다는걸 기억해 지금 이곳엔 언제나 필요해 세상 가장 위대한 힘 family 어떠한 실수라도 너그럽게 용서하기 서로 존중하기 마치 상추와 쇼리 우리들의 만남을 언제나 감사하기 그 마음 간직하기 세상이 끝날 때까지 (We are the one) 외롭고 힘든 일이 있을땐 달려갈께 (You are not alone) 이렇게 너와 내가 함께 하는 우린 family I wanna be your family 오늘부터 우린 family 동서남북 어디라도 난 너를 향해 달려가 오 오 오 오 우리는 하나 family 모두같이 외쳐 family 봄 여름 가을 겨울 4evr Let’s go oh oh oh oh 힘겨운날에 너는 내 앞에 즐거운날에 너는 내 뒤에 너는 나의 행복 나의 슬픔 우린 항상 함께 인걸 지금처럼 언제까지나 I wanna be your family 오늘부터 우린 family Family 무슨 일을 하든 어디서 왔던 난 상관없어 You know we don`t stop 우리는 하나 family 모두 같이 외쳐 family Family 내 삶의 가장 큰 재산 이 세상 끝날때까지 You know we can`t stop</text:p>
          </table:table-cell>
          <table:table-cell office:value-type="string" table:style-name="ce1">
            <text:p>남</text:p>
          </table:table-cell>
          <table:table-cell table:number-columns-repeated="16377"/>
        </table:table-row>
        <table:table-row table:style-name="ro1">
          <table:table-cell office:value-type="float" office:value="464" table:style-name="ce1">
            <text:p>464</text:p>
          </table:table-cell>
          <table:table-cell office:value-type="string" table:style-name="ce1">
            <text:p>케이윌, 매드 클라운</text:p>
          </table:table-cell>
          <table:table-cell office:value-type="string" table:style-name="ce1">
            <text:p>그게 뭐라고</text:p>
          </table:table-cell>
          <table:table-cell office:value-type="string" table:style-name="ce1">
            <text:p>2016.9.23</text:p>
          </table:table-cell>
          <table:table-cell office:value-type="string" table:style-name="ce1">
            <text:p>가을</text:p>
          </table:table-cell>
          <table:table-cell office:value-type="string" table:style-name="ce1">
            <text:p>하늘을 보고 누군가 그리워지면 가을이 온거고 그즈음 매년 손님이와 마치 똑똑 누군가? 두드리는데 알면서도 어쩔수없이 문을 열어놔 넌 늘 멋대로였어 헤어진후에도 몰래 왔다 가네 그리움만 둔채로 추억은 맴도는데 우리는 흔적이 없어 넌 내게 영원히 반복되는 계절이었어 니가 생각나 이맘때쯤에 웃고 있던 너와 내가 생각 나는데 니 무릎을 베고 하늘을 보며 먼 훗날 우리 얘길 했는데 사랑한다고 내 귓가에 말해주던 너의 목소리 그게 뭐라고 또 생각나 하나둘씩 떠오르지 함께한 추억들이 그리워지네 나쁜쪽이 누구인진 이제 더는 상관없어지고 우린 그저 어리고 미숙했다고 여기며 어쩔수 없는 일들에 대해 그래 그땐 어쩔수 없었지 라고 받아들이게돼 내마음이 아깝게 느껴질때가 있었어 미치도록 니가 미웠던때가 있었어 시간지나니 그냥 내 심술이더라 뱉는말마다 진심과 반대였더라고 게임 밤새 하지마 밥좀 챙겨먹어 별거아닌 잔소리가 사실 제일그리워 청승이야 청승 전화걸뻔했네 잠도 안와 맥주한캔 사러가야겠네 사랑한다고 내 귓가에 말해주던 너의 목소리 그게 뭐라고 또 생각나 하나둘씩 떠오르지 함께한 추억들이 그리워지네 그 누군가 내게 말을했지 세월이 곧 약일꺼라고 널 많이 사랑했나봐 그랬나봐 이젠 잊을 때도 됐는데 사랑한다고 좋아한다고 매일 같이 말해주던 네 목소리 잊지못하고 하나둘씩 떠오르지 함께한 추억들이 그리워지네 대책 없이 기억나 속 또 헤집어놓고 맘에 훅! 하고 들어왔어 그러면 나는 또 후 하고 숨을 쉬네 산책이나 나가야지 뭐 밤이 기네</text:p>
          </table:table-cell>
          <table:table-cell office:value-type="string" table:style-name="ce1">
            <text:p>남</text:p>
          </table:table-cell>
          <table:table-cell table:number-columns-repeated="16377"/>
        </table:table-row>
        <table:table-row table:style-name="ro1">
          <table:table-cell office:value-type="float" office:value="465" table:style-name="ce1">
            <text:p>465</text:p>
          </table:table-cell>
          <table:table-cell office:value-type="string" table:style-name="ce1">
            <text:p>다린</text:p>
          </table:table-cell>
          <table:table-cell office:value-type="string" table:style-name="ce1">
            <text:p>가을</text:p>
          </table:table-cell>
          <table:table-cell office:value-type="string" table:style-name="ce1">
            <text:p>2017.9.26</text:p>
          </table:table-cell>
          <table:table-cell office:value-type="string" table:style-name="ce1">
            <text:p>가을</text:p>
          </table:table-cell>
          <table:table-cell office:value-type="string" table:style-name="ce1">
            <text:p>그대 나 없는 가을을 미워하지 말아요 우리는 흘러가고 나는 지금도 어디에도 머무르지 않으니 그대 이제 창을 닫아요 바람과 함께 떠나는 시간은 내 고백을 가린 채 마치 없었던 척 하지만 사랑이 지나가는 길목에 서서 서로 다른 이름으로 다른 인사를 건넬 때 그 때 우리 아무것도 묻지 말아요 그냥 그대로 혹시나 우리 서로 지나친대도 그 가을은 여전히 그대로 어느 곳은 꽃피우고 어느 곳은 쓸쓸한 그대로 사랑하고 있을테니 당신과 나 그대 나 없는 가을을 미워하지 말아요 우리는 흘러가고 나는 지금도</text:p>
          </table:table-cell>
          <table:table-cell office:value-type="string" table:style-name="ce1">
            <text:p>여</text:p>
          </table:table-cell>
          <table:table-cell table:number-columns-repeated="16377"/>
        </table:table-row>
        <table:table-row table:style-name="ro1">
          <table:table-cell office:value-type="float" office:value="466" table:style-name="ce1">
            <text:p>466</text:p>
          </table:table-cell>
          <table:table-cell office:value-type="string" table:style-name="ce1">
            <text:p>정승환</text:p>
          </table:table-cell>
          <table:table-cell office:value-type="string" table:style-name="ce1">
            <text:p>그 겨울</text:p>
          </table:table-cell>
          <table:table-cell office:value-type="string" table:style-name="ce1">
            <text:p>2016.11.29</text:p>
          </table:table-cell>
          <table:table-cell office:value-type="string" table:style-name="ce1">
            <text:p>겨울</text:p>
          </table:table-cell>
          <table:table-cell office:value-type="string" table:style-name="ce1">
            <text:p>긴 한숨 속엔 하얀 입김 유난히 시린 이 거리 사랑으로 빛나던 계절은 지나고 얼어 붙은 내 시간 꽃잎이 흩날리던 봄날의 미소 너 여름비 우산 아래 우리 널 데려다 주던 마지막 가을밤 그리고 어느새 겨울 겨울 너 없이 사는 게 왜 이렇게 힘드니 너를 잊는다는 게 왜 난 안되니 추억이 너무 많아 보내지 못하나 봐 아직 내 세상엔 니가 너무 많아 넌 나의 하루야 봄 여름 가을 그리고 봄 난 너의 기억 속에만 살아 너가 없는 하루 남겨진 시간들 이젠 아무 의미 없어 없어 너 없이 사는 게 왜 이렇게 힘드니 너를 잊는다는 게 왜 난 안되니 추억이 너무 많아 놓질 못하나 봐 아직 내 세상엔 니가 너무 많아 널 보낼 수 없어 이제야 알았어 니가 없는 난 나 같지 않아 웃음도 기대도 남아 있지 않아 나 없이 사는 게 너는 정말 괜찮니 우리가 헤어진 게 행복해진 거니 난 미칠 것 같은데 다 망가졌는데 넌 내가 없어도 아무렇지 않니 난 니가 필요해</text:p>
          </table:table-cell>
          <table:table-cell office:value-type="string" table:style-name="ce1">
            <text:p>남</text:p>
          </table:table-cell>
          <table:table-cell table:number-columns-repeated="16377"/>
        </table:table-row>
        <table:table-row table:style-name="ro1">
          <table:table-cell office:value-type="float" office:value="467" table:style-name="ce1">
            <text:p>467</text:p>
          </table:table-cell>
          <table:table-cell office:value-type="string" table:style-name="ce1">
            <text:p>이선희</text:p>
          </table:table-cell>
          <table:table-cell office:value-type="string" table:style-name="ce1">
            <text:p>아름다운 강산</text:p>
          </table:table-cell>
          <table:table-cell office:value-type="string" table:style-name="ce1">
            <text:p>1988.2.1</text:p>
          </table:table-cell>
          <table:table-cell office:value-type="string" table:style-name="ce1">
            <text:p>사계절</text:p>
          </table:table-cell>
          <table:table-cell office:value-type="string" table:style-name="ce1">
            <text:p>하늘은 파랗게 구름은 하얗게 실바람도 불어와 부풀은 내마음 나뭇잎 푸르게 강물도 푸르게 아름다운이곳에 내가 있고 네가 있네 손잡고 가보자 달려보자 저 광야로 우리들 모여서 말해보자 새희망을 하늘은 파랗게 구름은 하얗게 실바람도 불어와 부풀은 내마음 우리는 이땅위에 우리는 태어나고 아름다운 이곳에 자랑스런 이곳에 살리라 찬란하게 빛나는 붉은 태양이 비추고 파란물결 넘치는 저바다와 함께 있네 그 얼마나 좋은가 우리 사는 이곳에 사랑하는 그대와 노래하리 오늘도 너를 만나러 가야지 말해야지 먼 훗날에 너와나 살고지고 영원한 이곳에 우리의 새꿈을 만들어 보고파 봄 여름이 지나면 가을 겨울이 온다네 아름다운 강산 너의 마음 나의 마음 나의 마음 너의마음 너와 나는 한마음 너와나 우리 영원히 영원히 사랑 영원히 영원히 우리 모두다 모두다 끝없이 다정해~~</text:p>
          </table:table-cell>
          <table:table-cell office:value-type="string" table:style-name="ce1">
            <text:p>여</text:p>
          </table:table-cell>
          <table:table-cell table:number-columns-repeated="16377"/>
        </table:table-row>
        <table:table-row table:style-name="ro1">
          <table:table-cell office:value-type="float" office:value="468" table:style-name="ce1">
            <text:p>468</text:p>
          </table:table-cell>
          <table:table-cell office:value-type="string" table:style-name="ce1">
            <text:p>유라</text:p>
          </table:table-cell>
          <table:table-cell office:value-type="string" table:style-name="ce1">
            <text:p>수영해</text:p>
          </table:table-cell>
          <table:table-cell office:value-type="string" table:style-name="ce1">
            <text:p>2020.7.28</text:p>
          </table:table-cell>
          <table:table-cell office:value-type="string" table:style-name="ce1">
            <text:p>사계절</text:p>
          </table:table-cell>
          <table:table-cell office:value-type="string" table:style-name="ce1">
            <text:p>우리는 여름에도 겨울에도 수영해 물속에 파동은 모든 걸 일그러뜨려 우리는 봄에도 가을에도 수영해 띄워진 상상들이 내 몸을 밀어 뜨려 날 가득 번지게 하고 실컷 물먹게 해요 하루 종일 날 괴롭혀도 이게 좋은데 굴절들이 내 몸을 마시려 하고 특이하고 울렁거릴 장면이겠지 Hey baby baby Let’s go swimming pool yeah Hey baby baby Let’s go swimming pool yeah Hey baby baby Let’s go swimming pool yeah Hey baby baby Let’s go swimming pool yeah 우리는 여름에도 겨울에도 수영해 파도가 없어도 내 맘은 일렁이네 우리는 봄에도 가을에도 수영해 꽃같이 예쁘게 터져버린 시간들이 날 비추면 네가 내가 되어 나타나 Oh 하루 종일 난 네 품에서 헤엄치곤 해 이 문을 열고 네가 나오면 특이하고 울렁거릴 장면이겠지 Hey baby baby Let’s go swimming pool yeah Hey baby baby Let’s go swimming pool yeah Hey baby baby Let’s go swimming pool yeah Hey baby baby Let’s go swimming pool yeah Hey baby baby Let’s go swimming pool yeah Hey baby baby Let’s go swimming pool yeah Hey baby baby Let’s go swimming pool yeah Hey baby baby Let’s go swimming pool yeah</text:p>
          </table:table-cell>
          <table:table-cell office:value-type="string" table:style-name="ce1">
            <text:p>여</text:p>
          </table:table-cell>
          <table:table-cell table:number-columns-repeated="16377"/>
        </table:table-row>
        <table:table-row table:style-name="ro1">
          <table:table-cell office:value-type="float" office:value="469" table:style-name="ce1">
            <text:p>469</text:p>
          </table:table-cell>
          <table:table-cell office:value-type="string" table:style-name="ce1">
            <text:p>요조, 정재일</text:p>
          </table:table-cell>
          <table:table-cell office:value-type="string" table:style-name="ce1">
            <text:p>가을을 남기고 간 사랑</text:p>
          </table:table-cell>
          <table:table-cell office:value-type="string" table:style-name="ce1">
            <text:p>2015.10.26</text:p>
          </table:table-cell>
          <table:table-cell office:value-type="string" table:style-name="ce1">
            <text:p>가을</text:p>
          </table:table-cell>
          <table:table-cell office:value-type="string" table:style-name="ce1">
            <text:p>가을을 남기고 떠난 사랑 겨울은 아직 멀리 있는데 사랑할 수록 깊어가는 슬픔에 눈물은 향기로운 꿈이었나 당신의 눈물이 생각날 때 기억에 남아 있는 꿈들이 눈을 감으면 수많은 별이 되어 어두운 밤하늘 흘러가리 아, 그대 곁에 잠들고 싶어라 날개를 접은 철새처럼 눈물로 쓰여진 그 편지는 눈물로 다시 지우렵니다 내 가슴에 봄은 멀리 있지만 내 사랑 꽃이 되고 싶어라 당신의 눈물이 생각날 때 기억에 남아 있는 꿈들이 눈을 감으면 수많은 별이 되어 어두운 밤하늘 흘러가리 아, 그대 곁에 잠들고 싶어라 날개를 접은 철새처럼 눈물로 쓰여진 그 편지는 눈물로 다시 지우렵니다 내 가슴에 봄은 멀리 있지만 내 사랑 꽃이 되고 싶어라 가을을 남기고 떠난 사랑</text:p>
          </table:table-cell>
          <table:table-cell office:value-type="string" table:style-name="ce1">
            <text:p>혼성</text:p>
          </table:table-cell>
          <table:table-cell table:number-columns-repeated="16377"/>
        </table:table-row>
        <table:table-row table:style-name="ro1">
          <table:table-cell office:value-type="float" office:value="470" table:style-name="ce1">
            <text:p>470</text:p>
          </table:table-cell>
          <table:table-cell office:value-type="string" table:style-name="ce1">
            <text:p>거북이</text:p>
          </table:table-cell>
          <table:table-cell office:value-type="string" table:style-name="ce1">
            <text:p>사계</text:p>
          </table:table-cell>
          <table:table-cell office:value-type="string" table:style-name="ce1">
            <text:p>2001.12.20</text:p>
          </table:table-cell>
          <table:table-cell office:value-type="string" table:style-name="ce1">
            <text:p>사계절</text:p>
          </table:table-cell>
          <table:table-cell office:value-type="string" table:style-name="ce1">
            <text:p>Rap) Turtles family Ok! Party people in the house Yo! 북이 Type yeah! Song) 빨간 꽃 노란 꽃 꽃밭 가득 피어도 하얀 나비 꽃 나비 담장위에 날아도 따스한 봄바람이 불고 또 불어도 미싱은 잘도 도네 돌아가네 흰구름 솜구름 탐스러운 애기 구름 짧은 샤쓰 짧은 치마 뜨거운 여름 소금땀 비지땀 흐르고 또 흘러도 미싱은 잘도 도네 돌아가네 Rap) Yo, Party The turtle's night 맘속에 봄이 왔어 Wow. Spring flower 아름다워 모두가 활기차게 Power 여기저기 Busy butterfly, 날 보며 웃는 Pretty girl 바쁜척 하지마 Slowly, 하던일 멈추고 Follow me 해변가봤어 너 찾아헤메는 외로운 기러기는 싫어 됐어 여기 저기 둘러봐 노출의 계절 여자의 계절 남자의 시선 보란듯이 살 빼고 비키니 입고 우리들의 만남의 장소 여기 모여봐 두 손 두 발 다 올려 Song) 찬바람 소슬 바람 산너머 부는 바람 간밤에 편지 한 장 적어 실어 보내고 낙엽은 떨어지고 쌓이고 또 쌓여도 미싱은 잘도 도네 돌아가네 Rap) 벼이삭이 하나둘 익어가는 계절은 너도 알고 나도 알지 다 아는 가을 땀흘리고 노력하는 그들이 있어 감사하며 즐겁게 Party time What 뭐 왔어 춤을 추고 싶은 가을이 왔어 What's up 봤어 모두가 손뼉치며 Hands up 추운 겨울날에도 예외는 없어 하고있던 내일 옆에 놔두고 배짱이 돼보자 나와 같이 잔소리 집어치워 나와 같이 해 눈사람 닮은 터틀맨 눈싸움 하며 뛰며 놀자 공장의 도는 Machine all off 마음껏 놀아보자 Party Song) 흰눈이 온세상에 소복소복 쌓이면 하얀 공장 하얀 불빛 새하얀 얼굴들 우리네 청춘이 저물고 저물도록 미싱은 잘도 도네 돌아가네 빨간 꽃 노란 꽃 꽃밭 가득 피어도 하얀 나비 꽃 나비 담장위에 날아도 따스한 봄바람이 불고 또 불어도 미싱은 잘도 도네 돌아가네</text:p>
          </table:table-cell>
          <table:table-cell office:value-type="string" table:style-name="ce1">
            <text:p>혼성</text:p>
          </table:table-cell>
          <table:table-cell table:number-columns-repeated="16377"/>
        </table:table-row>
        <table:table-row table:style-name="ro1">
          <table:table-cell office:value-type="float" office:value="471" table:style-name="ce1">
            <text:p>471</text:p>
          </table:table-cell>
          <table:table-cell office:value-type="string" table:style-name="ce1">
            <text:p>종현, 고영배</text:p>
          </table:table-cell>
          <table:table-cell office:value-type="string" table:style-name="ce1">
            <text:p>가을이긴 한가 봐</text:p>
          </table:table-cell>
          <table:table-cell office:value-type="string" table:style-name="ce1">
            <text:p>2015.10.22</text:p>
          </table:table-cell>
          <table:table-cell office:value-type="string" table:style-name="ce1">
            <text:p>가을</text:p>
          </table:table-cell>
          <table:table-cell office:value-type="string" table:style-name="ce1">
            <text:p>가을이긴 한가 봐 괜히 설렌 걸 보면 이미 너에겐 별 의미 없는 안부 인사일 텐데 가을이긴 한가 봐 괜히 울컥하는 걸 보면 잠도 안 오고 내 생각 문득 나 건 전화일 텐데 조용히 울린 전화에 쉽게 무너진 걸 보니 벌써 가을이 한창 물들었나 봐 마음속 깊이 들어왔나 봐 잘 사냐는 네 인사에 쉽게 무너진 걸 보니 벌써 내 마음도 한창 물들었나 봐 네가 깊이 들어왔나 봐 나 참 바보 같지 혹시나 하는 마음에 한동안 안 올 걸 잘 알면서도 멍하니 전화기만 붙들고 있어 네 마음은 이제 초록빛으로 화사해졌을 텐데 반짝 빛이 날 텐데 난 몇 해가 지나도 가을 너머 또 가을이 왔나 봐 조용히 울린 전화에 쉽게 무너진 걸 보니 벌써 가을이 한창 물들었나 봐 마음속 깊이 들어왔나 봐 잘 사냐는 네 인사에 쉽게 무너진 걸 보니 벌써 내 마음도 한창 물들었나 봐 네가 깊이 들어왔나 봐 멀쩡한 듯 말했지만 다 지난 일인 듯 말했지만 오늘도 여기서 하루 종일 서 있어 조용히 울린 전화에 쉽게 무너진 걸 보니 벌써 가을이 한창 물들었나 봐 마음속 깊이 들어왔나 봐 잘 사냐는 네 인사에 쉽게 무너진 걸 보니 벌써 내 마음도 한창 물들었나 봐 네가 깊이 들어왔나 봐 Woo woo (Yeah) Woo woo</text:p>
          </table:table-cell>
          <table:table-cell office:value-type="string" table:style-name="ce1">
            <text:p>남</text:p>
          </table:table-cell>
          <table:table-cell table:number-columns-repeated="16377"/>
        </table:table-row>
        <table:table-row table:style-name="ro1">
          <table:table-cell office:value-type="float" office:value="472" table:style-name="ce1">
            <text:p>472</text:p>
          </table:table-cell>
          <table:table-cell office:value-type="string" table:style-name="ce1">
            <text:p>라비</text:p>
          </table:table-cell>
          <table:table-cell office:value-type="string" table:style-name="ce1">
            <text:p>낙엽</text:p>
          </table:table-cell>
          <table:table-cell office:value-type="string" table:style-name="ce1">
            <text:p>2020.11.12</text:p>
          </table:table-cell>
          <table:table-cell office:value-type="string" table:style-name="ce1">
            <text:p>가을</text:p>
          </table:table-cell>
          <table:table-cell office:value-type="string" table:style-name="ce1">
            <text:p>낙엽이 떨어진대도 난 흘릴 눈물 한 방울조차 없어 가을은 봄인 척해 피어나는 듯하나 금세 떨어져 또 끝내 돌아온 듯해 이 공허함이 삶의 의무인 것처럼 다가와 날 좀 내버려 둬 Darling 더는 시간에 쫓기지도 않아 그리 어린 나이도 지나 이성을 되찾고 피어나는 게 다가 아닌 걸 알아 낭만을 죽이려 들지 좀 마 계절을 수도 없이 돌아 지팡이를 짚어도 난 손잡이에 다이아를 박을래 Babe VVS로 관을 짤래 하루를 살아도 나로 살게 너로 살고 왜 내가 네 방패가 된 채 다치고 피를 봐 Everyday 그래 좀 더 쉬어도 돼 때로는 안주해도 돼 넌 뭐가 되지 않아도 돼 넌 너이기만 하면 돼 낙엽이 떨어진대도 난 흘릴 눈물 한 방울조차 없어 여행을 떠날래 난 언덕 언저리에 누워서 바람을 맞고 노래할래 난 새로운 낭만을 기다리며 갈래 Fallin down leaf Fallin down alone 좀 더 깊게 호흡하고 유연히 떠다니며 간극을 좁혀 자극 없는 소설이어도 상관없어 넌 너만 그려 Babe Oh fallin down leaf Fallin down alone 네 기분 따라 때론 밤새 술을 마시고 내일을 죽이고 책을 읽다 늦고 첫눈에 반해 약속을 파토내기도 하고 그래 낙엽이 떨어진대도 난 흘릴 눈물 한 방울조차 없어 여행을 떠날래 난 언덕 언저리에 누워서 바람을 맞고 노래할래 난 새로운 낭만을 기다리며 갈래 흔들리지 마 서 있는 것조차 불안케 하는 게 이 세상이니까 넌 너의 괴로움을 이겨내려 애쓰지 않아도 돼 ye ye ye 흔들리지 마 서 있는 것조차 뒤처진다고 착각할 세상이니까 다 지워내고 사랑 하나만 남겨</text:p>
          </table:table-cell>
          <table:table-cell office:value-type="string" table:style-name="ce1">
            <text:p>남</text:p>
          </table:table-cell>
          <table:table-cell table:number-columns-repeated="16377"/>
        </table:table-row>
        <table:table-row table:style-name="ro1">
          <table:table-cell office:value-type="float" office:value="473" table:style-name="ce1">
            <text:p>473</text:p>
          </table:table-cell>
          <table:table-cell office:value-type="string" table:style-name="ce1">
            <text:p>브라운 아이드 소울</text:p>
          </table:table-cell>
          <table:table-cell office:value-type="string" table:style-name="ce1">
            <text:p>바람인가요</text:p>
          </table:table-cell>
          <table:table-cell office:value-type="string" table:style-name="ce1">
            <text:p>2007.11.2</text:p>
          </table:table-cell>
          <table:table-cell office:value-type="string" table:style-name="ce1">
            <text:p>사계절</text:p>
          </table:table-cell>
          <table:table-cell office:value-type="string" table:style-name="ce1">
            <text:p>제발 나를 봐 줘요 한번만 나를 내 맘을 알아줘요 그대 꽃이 피던 봄의 시작 무더운 여름과 우울했던 가을 지나 겨울 괜한호기심으로 시작된 걱정 너무나 깊어져서 이젠 나를 멈출수가 없죠 불안한 한숨과 그리움에 지쳐가는 나를 바람인가요 그저 흔들리는 나뭇잎이 떨리듯 두려운 맘을 사랑인가요 그대와 상관없이 내맘은 이렇게흔들려요 하루 열두번도 더 결심하고도 혼자서 포기하죠 그대 다른 사람들처럼 두 손을 잡고서 말없이 난 걷고 싶죠 매일 바람인가요 그저 흔들리는 나뭇잎이 떨리듯 두려운 맘은 사랑인가요 조금은 아파와도 기다리면 설레는 이 맘이 사랑인거죠 불어오는 그대 막을 길 없죠 내맘 곳곳 흔들고 또 사라진대도 소리없는 울림 그대라는 바람 온몸으로 느껴요 사랑인걸요 바람인가요 그저 흔들리는 나뭇잎이 떨리듯 두려운 맘은 사랑인가요 그대와 상관없이 내 맘은 이렇게 흔들려요 바람인가요 사랑인가요 그대와 상관없이 내맘은 바람인가요...</text:p>
          </table:table-cell>
          <table:table-cell office:value-type="string" table:style-name="ce1">
            <text:p>남</text:p>
          </table:table-cell>
          <table:table-cell table:number-columns-repeated="16377"/>
        </table:table-row>
        <table:table-row table:style-name="ro1">
          <table:table-cell office:value-type="float" office:value="474" table:style-name="ce1">
            <text:p>474</text:p>
          </table:table-cell>
          <table:table-cell office:value-type="string" table:style-name="ce1">
            <text:p>뱅크</text:p>
          </table:table-cell>
          <table:table-cell office:value-type="string" table:style-name="ce1">
            <text:p>가을의 전설</text:p>
          </table:table-cell>
          <table:table-cell office:value-type="string" table:style-name="ce1">
            <text:p>1996.11.30</text:p>
          </table:table-cell>
          <table:table-cell office:value-type="string" table:style-name="ce1">
            <text:p>가을</text:p>
          </table:table-cell>
          <table:table-cell office:value-type="string" table:style-name="ce1">
            <text:p>가을은 또 다시 찾아와 널 다시 생각나게 해 그렇게 보고 싶던 너를 잊은 줄 알았었는데 #함께 걷던 이 거리 새처럼 날던 낙엽의 향기 나도 모르게 그 기억 속으로 혼자 걷고 있어 한 번은 꼭 한 번은 다시 돌아온다는 그 약속을 믿기에 나는 아직 이별을 인정할 수 없어. 미안해 하지마 그냥 돌아오면 돼. 네가 없는 가을은 내겐 견딜 수 없는 아픔일 뿐야.</text:p>
          </table:table-cell>
          <table:table-cell office:value-type="string" table:style-name="ce1">
            <text:p>남</text:p>
          </table:table-cell>
          <table:table-cell table:number-columns-repeated="16377"/>
        </table:table-row>
        <table:table-row table:style-name="ro1">
          <table:table-cell office:value-type="float" office:value="475" table:style-name="ce1">
            <text:p>475</text:p>
          </table:table-cell>
          <table:table-cell office:value-type="string" table:style-name="ce1">
            <text:p>다이아</text:p>
          </table:table-cell>
          <table:table-cell office:value-type="string" table:style-name="ce1">
            <text:p>감싸줄게요</text:p>
          </table:table-cell>
          <table:table-cell office:value-type="string" table:style-name="ce1">
            <text:p>2020.6.10</text:p>
          </table:table-cell>
          <table:table-cell office:value-type="string" table:style-name="ce1">
            <text:p>사계절</text:p>
          </table:table-cell>
          <table:table-cell office:value-type="string" table:style-name="ce1">
            <text:p>우리가 바라고 바래왔던 세상이 두 눈앞에 펼쳐져 변하는 계절에 나지막한 속삭임이 다가와서 행복해 겨우내 자그맣게 피었었던 풀잎들이 예쁘게 꽃잎이 되어 반겨주네요 아지랑이 피어나는 그 길에서 너를 기다려 언젠가 만날 우리 스쳐 지나간 봄날처럼 피는 벚꽃 아래서 밝게 빛나던 여름처럼 감싸 줄게요 따스한 계절과 너라면 웃을 수 있어 고마워 소중하게 너를 감싸줄게요 갑자기 찾아온 상상 못한 미래에 너의 손을 놓쳐도 변하는 우리는 자연스레 알게 되고 서로를 이해하게 돼 너에게 하고 싶었던 말이 너무 많은데 보고 싶어질까 봐 난 겁이 났어요 그렇게 나는 생각이 많았지만 너를 기다려 같은 시간의 우리 스쳐 지나간 가을 아래 지는 낙엽 잎처럼 외롭기만 한 겨울에도 감싸줄게요 차가운 계절도 너라서 웃을 수 있어 고마워 소중하게 너를 감싸줄게요 혹시나 처음 만난 날을 기억하니 너와 나 서로의 이름을 불러주었던 그때 그날을 잊지 마요 우리 둘이 나눴던 추억 가득 아름답게 울고 웃었던 사계처럼 항상 감싸줄게요 혼자가 아니야 이제는 외로워 마요 계절과 함께할 너와 나 웃을 수 있어 고마워 소중하게 너를 감싸줄게요</text:p>
          </table:table-cell>
          <table:table-cell office:value-type="string" table:style-name="ce1">
            <text:p>여</text:p>
          </table:table-cell>
          <table:table-cell table:number-columns-repeated="16377"/>
        </table:table-row>
        <table:table-row table:style-name="ro1">
          <table:table-cell office:value-type="float" office:value="476" table:style-name="ce1">
            <text:p>476</text:p>
          </table:table-cell>
          <table:table-cell office:value-type="string" table:style-name="ce1">
            <text:p>윤건</text:p>
          </table:table-cell>
          <table:table-cell office:value-type="string" table:style-name="ce1">
            <text:p>가을에 만나</text:p>
          </table:table-cell>
          <table:table-cell office:value-type="string" table:style-name="ce1">
            <text:p>2014.10.27</text:p>
          </table:table-cell>
          <table:table-cell office:value-type="string" table:style-name="ce1">
            <text:p>사계절</text:p>
          </table:table-cell>
          <table:table-cell office:value-type="string" table:style-name="ce1">
            <text:p>여름이 가고 가을이 올 때면 해운대 밤바람 불어오네요 파도거품 속에 담긴 니 모습오륙도 너머~ 지난 여름에 처음 너를 느꼈죠 아직도 두 눈이 너를 기억해 아득하게 빛이 났던 니 눈빛 달맞이 너머~ 우~~우리 만나면 파도 거품 맥주 한잔 너와 단둘이 우~~우린 다시 또 걸어가고 있죠 그대와가을에 만나.. 여름이 가고 가을이 올 때면 해운대 별빛이 내려오네요 다정하게 들린 너의 목소리백사장 너머~ 지난 여름에처음 너를 느꼈죠 아직도 두 눈이 너를 기억해 부드럽게 날린 너의 머리결 수평선 너머~ 우~~우리 만나면 파도 거품 맥주 한잔 너와 단둘이 우~~우린 다시 또 걸어가고 있죠 그대와가을에 만나</text:p>
          </table:table-cell>
          <table:table-cell office:value-type="string" table:style-name="ce1">
            <text:p>남</text:p>
          </table:table-cell>
          <table:table-cell table:number-columns-repeated="16377"/>
        </table:table-row>
        <table:table-row table:style-name="ro1">
          <table:table-cell office:value-type="float" office:value="477" table:style-name="ce1">
            <text:p>477</text:p>
          </table:table-cell>
          <table:table-cell office:value-type="string" table:style-name="ce1">
            <text:p>수지</text:p>
          </table:table-cell>
          <table:table-cell office:value-type="string" table:style-name="ce1">
            <text:p>겨울아이</text:p>
          </table:table-cell>
          <table:table-cell office:value-type="string" table:style-name="ce1">
            <text:p>2011.1.19</text:p>
          </table:table-cell>
          <table:table-cell office:value-type="string" table:style-name="ce1">
            <text:p>겨울</text:p>
          </table:table-cell>
          <table:table-cell office:value-type="string" table:style-name="ce1">
            <text:p>겨울에 태어난 아름다운 당신은 눈 처럼 깨끗한 나만의 당신 겨울에 태어난 사랑스런 당신은 눈처럼 맑은 나만의 당신 하지만 봄 여름과 가을 겨울 언제나 맑고 깨끗해 겨울에 태어난 아름다운 당신은 눈처럼 깨끗한 나만의 당신 하지만 봄 여름과 가을 겨울 언제나 맑고 깨끗해 겨울에 태어난 아름다운 당신은 눈처럼 깨끗한 나만의 당신 생일 축하합니다 생일축하합니다 생일 축하합니다 당신의 생일을 Happy birthday to you. (Happy birthday to you.) Happy birthday to you. (Happy birthday to you) Happy birthday to you. (Happy birthday to you.) Happy birthday to you. (Happy birthday to you. ) (Happy birthday to you) Happy birthday to you. (Happy birthday to you) Happy birthday to you. (Happy birthday to you) Happy birthday to you. (Happy birthday to you) Happy birthday to you.</text:p>
          </table:table-cell>
          <table:table-cell office:value-type="string" table:style-name="ce1">
            <text:p>여</text:p>
          </table:table-cell>
          <table:table-cell table:number-columns-repeated="16377"/>
        </table:table-row>
        <table:table-row table:style-name="ro1">
          <table:table-cell office:value-type="float" office:value="478" table:style-name="ce1">
            <text:p>478</text:p>
          </table:table-cell>
          <table:table-cell office:value-type="string" table:style-name="ce1">
            <text:p>이소라</text:p>
          </table:table-cell>
          <table:table-cell office:value-type="string" table:style-name="ce1">
            <text:p>봄</text:p>
          </table:table-cell>
          <table:table-cell office:value-type="string" table:style-name="ce1">
            <text:p>2004.12.10</text:p>
          </table:table-cell>
          <table:table-cell office:value-type="string" table:style-name="ce1">
            <text:p>사계절</text:p>
          </table:table-cell>
          <table:table-cell office:value-type="string" table:style-name="ce1">
            <text:p>하루종일 그대 생각뿐입니다 그래도 그리운 날은 꿈에서 보입니다 요즘의 사람들은 기다림을 모르는지 미련도 없이 너무 쉽게 쉽게 헤어집니다 여름이 가고 가을오면 원망도 깊어져가요 겨울이 지나 봄이 오면 또 기다릴 수 있겠죠 그대와 나 사이 눈물로 흐르는 강 그대는 아득하게 멀게만 보입니다 올해가 지나면 한살이 또 느네요 그래도 다행인 것은 그대도 그렇네요 여름이 가고 가을오면 돌아올 수 있을까요 겨울이가고 봄이 또 오면 손 닿을만큼 올까요 그대와 나 사이 눈물로 흐르는 강 그대는 아득하게 멀게만 보입니다 그리 쉽게 잊지 않을 겁니다</text:p>
          </table:table-cell>
          <table:table-cell office:value-type="string" table:style-name="ce1">
            <text:p>여</text:p>
          </table:table-cell>
          <table:table-cell table:number-columns-repeated="16377"/>
        </table:table-row>
        <table:table-row table:style-name="ro1">
          <table:table-cell office:value-type="float" office:value="479" table:style-name="ce1">
            <text:p>479</text:p>
          </table:table-cell>
          <table:table-cell office:value-type="string" table:style-name="ce1">
            <text:p>DJ DOC</text:p>
          </table:table-cell>
          <table:table-cell office:value-type="string" table:style-name="ce1">
            <text:p>겨울 이야기</text:p>
          </table:table-cell>
          <table:table-cell office:value-type="string" table:style-name="ce1">
            <text:p>1995.12.31</text:p>
          </table:table-cell>
          <table:table-cell office:value-type="string" table:style-name="ce1">
            <text:p>겨울</text:p>
          </table:table-cell>
          <table:table-cell office:value-type="string" table:style-name="ce1">
            <text:p>Chorus Rap) 하염없이 내리던 하얀 눈에 가려져 이젠 두 번 다시 볼 수 없는 네 뒷모습 난 그렇게 선 채로 얼어붙어 갔지만 오직 널 향한 나의 마음만은 따뜻했어 재용 Rap) 니가 내게서 조금씩 멀어져 가고 있다는 걸 느낄 때 그때 는 이미 가을도 멀리 지나 버리고 난 후야 내가 장식하고 싶던 아름 다운 추억. 너와 함께 보내려던 이 겨울을 그냥 너를 위해 샀던 선 물들과 함께 모두 버려질 수밖에 없었지. 하늘 Rap) 너를 만나려고 무척 많이 시도했지 결국 너의 집앞에서 나는 너를 기다렸지. 빨간 스포츠카에서 너와 함께 내리던 왠 남자 를 보고 나는 깨달았지. 그토록 애원하며 매달리던 나를 너무나도 많이 많이 사랑했던 나를 이젠 잊고 싶어서 그랬는지 저랬는지 나 를 멀리했던 너! Song) 이제는 돌아와 기다린 내게로 돌아와. 눈처럼 모든 걸 덮어 줄 꺼야. 내게 돌아와 줘,. 내 곁에 있어 줘 쓸쓸한 이 겨울 동안 만 차가운 내 눈물 멈출 수 있어 내게 머물러 줘 Chorus Rap 쌓인 눈이 녹아도 또 새해가 밝아도 나의 혼자뿐인 겨울은 계속됐어 수많 은 밤 지나고 이 계절이 바뀌어도 내 맘은 늘 겨 울인걸 모르겠지. 하늘 Rap) 늦은 밤 너그럽고 돈 많아 보이는 새 남자 친구와 너의 집앞에서 다정스럽게도 Good Night Kiss를 나누던 모습. 나의 눈물 과 하얀 눈송이와 함께 점점 더 멀어지고 있어. 그러나 이건 이별이 라 생각하지 않아. 다시 내게로 돌아와 줘. 재용 Rap) 너와 사랑을 하고 헤어지게 됐어. 하지만 누가 뭐라 해 도 생각나게 되는걸 다시 한번 만났으면 좋겠다! 예전처럼 그댈 한 번 만나 보고 싶 다! YOU&amp;me 지금 멀리 있다 해도 그건 잠시 너의 외도라고 생각해. 여자들은 눈이 내리면 누군가를 만나고 싶어하니 까. Song) Chorus Rap) 멀리 있는 너에게 내 맘 털어놓지만 마음 한구석엔 여 전히 허전했어. 외로움을 달래 줄 그런 여자 어디 없나 남아 있는 이 겨울을 따뜻하게.</text:p>
          </table:table-cell>
          <table:table-cell office:value-type="string" table:style-name="ce1">
            <text:p>남</text:p>
          </table:table-cell>
          <table:table-cell table:number-columns-repeated="16377"/>
        </table:table-row>
        <table:table-row table:style-name="ro1">
          <table:table-cell office:value-type="float" office:value="480" table:style-name="ce1">
            <text:p>480</text:p>
          </table:table-cell>
          <table:table-cell office:value-type="string" table:style-name="ce1">
            <text:p>버블 시스터즈</text:p>
          </table:table-cell>
          <table:table-cell office:value-type="string" table:style-name="ce1">
            <text:p>가을 조심</text:p>
          </table:table-cell>
          <table:table-cell office:value-type="string" table:style-name="ce1">
            <text:p>2020.10.26</text:p>
          </table:table-cell>
          <table:table-cell office:value-type="string" table:style-name="ce1">
            <text:p>가을</text:p>
          </table:table-cell>
          <table:table-cell office:value-type="string" table:style-name="ce1">
            <text:p>이름이 없는 작은 들 꽃도 꼭 이맘 때면 외로워 보여 열린 문틈 작은 빛들로 녹이 슨 기억 삐걱 삐걱 습기 잃은 나뭇잎 말라붙은 입술도 너를 참아 낸 시간 가을 조심해 스치면 눈물 나 감기처럼 열도 없이 아플지 몰라 따뜻하고 포근한 담요 하나와 두근거리던 맘을 꺼내면 괜찮을 까 woo~woo~woo~woo 바쁜 꿈을 따라 걷다가 제자리라서 힘 빠지는 날 낙엽 하나 둘을 밟으면 바스락 소리 괜히 슬퍼 미워했던 순간과 사랑했던 마음이 목에 걸려 맴돌아 가을 조심해 스치면 눈물 나 감기처럼 열도 없이 아플지 몰라 따뜻하고 포근한 담요 하나와 두근거리던 맘을 꺼내면 괜찮을 까 낡은 외투 사이로 네가 스며 들어와 이젠 추억까지 차가우니까 길지 않아서 다행인 계절 조금 더 견디면 너를 잊을 수 있나 점점 색을 잃어도 아직 남은 널 안고 있는 날 위로하는 혼잣말 가을 조심</text:p>
          </table:table-cell>
          <table:table-cell office:value-type="string" table:style-name="ce1">
            <text:p>여</text:p>
          </table:table-cell>
          <table:table-cell table:number-columns-repeated="16377"/>
        </table:table-row>
        <table:table-row table:style-name="ro1">
          <table:table-cell office:value-type="float" office:value="481" table:style-name="ce1">
            <text:p>481</text:p>
          </table:table-cell>
          <table:table-cell office:value-type="string" table:style-name="ce1">
            <text:p>ITZY</text:p>
          </table:table-cell>
          <table:table-cell office:value-type="string" table:style-name="ce1">
            <text:p>Noy Shy</text:p>
          </table:table-cell>
          <table:table-cell office:value-type="string" table:style-name="ce1">
            <text:p>2020.8.17</text:p>
          </table:table-cell>
          <table:table-cell office:value-type="string" table:style-name="ce1">
            <text:p>사계절</text:p>
          </table:table-cell>
          <table:table-cell office:value-type="string" table:style-name="ce1">
            <text:p>Not shy Not me ITZY 난 다 원해 다다 yeah Not shy Not me 난 빨리빨리 원하는 걸 말해 못 가지면 어때 괜히 망설이다 시간만 가니 Yeah 다 말할래 cuz I like it, cuz I like it, like it 기다려 왜 기다려서 뭐해 내가 내 맘을 왜 왜 말하면 안 돼 yeah 그냥 탁 그냥 탁탁탁탁탁 Not shy to say I want you Hey there hey there 우리는 Great pair great pair 네 맘이 뭔지 모르지만 내 생각이 맞아 그러니까 yeah yeah 내 맘은 내 거 그러니까 좋아한다고 자유니까 네 맘은 네 거 맞으니까 말해봐 다 어서 다 cuz I'm not shy Not shy Not me ITZY 난 다 원해 다다 Not shy Not shy Not me Give me 다 다다 다다다다다 Not shy Not me ITZY 난 다 원해 다다 Not shy Not shy Not me 너를 원해 뭐 어때 cuz I'm not shy 넌 빨리빨리 대답할 필욘 없어 어차피 내 거니까 woo 날 보고 있기만 하면 돼 Yeah You will like it, cuz you like it Cuz you like it like it 내가 미워 아니라면 비워 다른 건 다 지워 내가 네 only one yeah 그냥 싹 지워 싹싹싹싹싹 Not shy to say I want you Hey there hey there 우리는 Great pair great pair 네 맘이 뭔지 모르지만 내 생각이 맞아 그러니까 yeah yeah 내 맘은 내 거 그러니까 좋아한다고 자유니까 네 맘은 네 거 맞으니까 말해봐 다 어서 다 cuz I'm not shy Not shy Not me ITZY 난 다 원해 다다 Not shy Not shy Not me Give me 다 다다 다다다다다 Not shy Not me ITZY 난 다 원해 다다 Not shy Not shy Not me 너를 원해 뭐 어때 cuz I'm not shy 후회하긴 싫으니까 엔딩 상관없으니까 Go go go 모두 쏟아내 No yes no 뭐든지 어때 이러면 저러면 어때 어차피 안 될 거 빼고 다 돼 Let's just be who we are Do what we do 네 맘대로 해 Let the beat drop Not shy Not me ITZY 난 다 원해 다다 Not shy Not shy Not me 말해봐 다 어서 다 cuz I'm not shy Not shy Not me ITZY 난 다 원해 다다 Not shy Not shy Not me Give me 다 다다 다다다다다 Not shy Not me ITZY 난 다 원해 다다 Not shy Not shy Not me 너를 원해 뭐 어때 cuz I'm not shy Not shy Not me</text:p>
          </table:table-cell>
          <table:table-cell office:value-type="string" table:style-name="ce1">
            <text:p>여</text:p>
          </table:table-cell>
          <table:table-cell table:number-columns-repeated="16377"/>
        </table:table-row>
        <table:table-row table:style-name="ro1">
          <table:table-cell office:value-type="float" office:value="482" table:style-name="ce1">
            <text:p>482</text:p>
          </table:table-cell>
          <table:table-cell office:value-type="string" table:style-name="ce1">
            <text:p>폴킴</text:p>
          </table:table-cell>
          <table:table-cell office:value-type="string" table:style-name="ce1">
            <text:p>모든 날, 모든 순간</text:p>
          </table:table-cell>
          <table:table-cell office:value-type="string" table:style-name="ce1">
            <text:p>2018.3.20</text:p>
          </table:table-cell>
          <table:table-cell office:value-type="string" table:style-name="ce1">
            <text:p>사계절</text:p>
          </table:table-cell>
          <table:table-cell office:value-type="string" table:style-name="ce1">
            <text:p>네가 없이 웃을 수 있을까 생각만 해도 눈물이나 힘든 시간 날 지켜준 사람 이제는 내가 그댈 지킬 테니 너의 품은 항상 따뜻했어 고단했던 나의 하루에 유일한 휴식처 나는 너 하나로 충분해 긴 말 안 해도 눈빛으로 다 아니깐 한 송이의 꽃이 피고 지는 모든 날, 모든 순간 함께해 햇살처럼 빛나고 있었지 나를 보는 네 눈빛은 꿈이라고 해도 좋을 만큼 그 모든 순간은 눈부셨다 불안했던 나의 고된 삶에 한줄기 빛처럼 다가와 날 웃게 해준 너 나는 너 하나로 충분해 긴 말 안 해도 눈빛으로 다 아니깐 한 송이의 꽃이 피고 지는 모든 날, 모든 순간 함께해 알 수 없는 미래지만 네 품속에 있는 지금 순간 순간이 영원 했으면 해 갈게 바람이 좋은 날에 햇살 눈부신 어떤 날에 너에게로 처음 내게 왔던 그날처럼 모든 날, 모든 순간 함께해</text:p>
          </table:table-cell>
          <table:table-cell office:value-type="string" table:style-name="ce1">
            <text:p>남</text:p>
          </table:table-cell>
          <table:table-cell table:number-columns-repeated="16377"/>
        </table:table-row>
        <table:table-row table:style-name="ro1">
          <table:table-cell office:value-type="float" office:value="483" table:style-name="ce1">
            <text:p>483</text:p>
          </table:table-cell>
          <table:table-cell office:value-type="string" table:style-name="ce1">
            <text:p>방탄소년단</text:p>
          </table:table-cell>
          <table:table-cell office:value-type="string" table:style-name="ce1">
            <text:p>봄날</text:p>
          </table:table-cell>
          <table:table-cell office:value-type="string" table:style-name="ce1">
            <text:p>2017.2.13</text:p>
          </table:table-cell>
          <table:table-cell office:value-type="string" table:style-name="ce1">
            <text:p>겨울</text:p>
          </table:table-cell>
          <table:table-cell office:value-type="string" table:style-name="ce1">
            <text:p>보고 싶다 이렇게 말하니까 더 보고 싶다 너희 사진을 보고 있어도 보고 싶다 너무 야속한 시간 나는 우리가 밉다 이제 얼굴 한 번 보는 것 조차 힘들어진 우리가 여긴 온통 겨울 뿐이야 8월에도 겨울이 와 마음은 시간을 달려가네 홀로 남은 설국열차 니 손 잡고 지구 반대편까지 가 이 겨울을 끝내고파 그리움들이 얼마나 눈처럼 내려야 그 봄날이 올까 Friend 허공을 떠도는 작은 먼지처럼 작은 먼지처럼 날리는 눈이 나라면 조금 더 빨리 네게 닿을 수 있을 텐데 눈꽃이 떨어져요 또 조금씩 멀어져요 보고 싶다 보고 싶다 얼마나 기다려야 또 몇 밤을 더 새워야 널 보게 될까 만나게 될까 추운 겨울 끝을 지나 다시 봄날이 올 때까지 꽃 피울 때까지 그곳에 좀 더 머물러줘 머물러줘 니가 변한 건지 아니면 내가 변한 건지 이 순간 흐르는 시간조차 미워 우리가 변한 거지 뭐 모두가 그런 거지 뭐 그래 밉다 니가 넌 떠났지만 단 하루도 너를 잊은 적이 없었지 난 솔직히 보고 싶은데 이만 너를 지울게 그게 널 원망하기보단 덜 아프니까 시린 널 불어내 본다 연기처럼 하얀 연기처럼 말로는 지운다 해도 사실 난 아직 널 보내지 못하는데 눈꽃이 떨어져요 또 조금씩 멀어져요 보고 싶다 보고 싶다 얼마나 기다려야 또 몇 밤을 더 새워야 널 보게 될까 만나게 될까 You know it all You're my best friend 아침은 다시 올 거야 어떤 어둠도 어떤 계절도 영원할 순 없으니까 벚꽃이 피나봐요 이 겨울도 끝이 나요 보고 싶다 보고 싶다 조금만 기다리면 며칠 밤만 더 새우면 만나러 갈게 데리러 갈게 추운 겨울 끝을 지나 다시 봄날이 올 때까지 꽃 피울 때까지 그곳에 좀 더 머물러줘 머물러줘</text:p>
          </table:table-cell>
          <table:table-cell office:value-type="string" table:style-name="ce1">
            <text:p>남</text:p>
          </table:table-cell>
          <table:table-cell table:number-columns-repeated="16377"/>
        </table:table-row>
        <table:table-row table:style-name="ro1">
          <table:table-cell office:value-type="float" office:value="484" table:style-name="ce1">
            <text:p>484</text:p>
          </table:table-cell>
          <table:table-cell office:value-type="string" table:style-name="ce1">
            <text:p>NCT</text:p>
          </table:table-cell>
          <table:table-cell office:value-type="string" table:style-name="ce1">
            <text:p>Make A Wish</text:p>
          </table:table-cell>
          <table:table-cell office:value-type="string" table:style-name="ce1">
            <text:p>2020.10.12</text:p>
          </table:table-cell>
          <table:table-cell office:value-type="string" table:style-name="ce1">
            <text:p>사계절</text:p>
          </table:table-cell>
          <table:table-cell office:value-type="string" table:style-name="ce1">
            <text:p>Me you 우린 여길 떠나려 해 빨리 올라타 마음은 같은 곳에 겨우 그런 고민은 다음번에나 해 시간이 부족하잖아 so now we on our way 자유롭게 come join me 수면 위로 꿈을 펼쳐 보이지 시작됐어 영화 같은 스토리 I can do this all day 하루 종일 we got this 오늘도 여긴 우리가 차지해 100% 넘어가 다음 단계 higher mental 우린 이미 다른 차원 다른 level ya let’s start we gon’ fly we won’t stop it’s alright I can do this all day back it up back it up 서둘러 ‘hit that line’ 시간 아까워 아까워 (you should) 필요 없어 no more sign ya 네가 어디에 있던 I can find ya it’s gonna be alright 손을 맞대 make a wish hoo you should make a wish I’ll take you anywhere make a wish (let me do it for you) never stop keep breaking out still working all the time 벗어나야 해 we gon’ fly away 눈 똑바로 뜨고서는 꿈을 (꿔) 각자 자리에서 우린 숨을 (쉬어) 우리 통한다면 너도 이미 (star) (너도 이미 star) 지치지 않아 got no limit 심장은 쿵쿵 keep drumming 한통 다 부어버려 기름 I’m ready to ride 바로 지금 let’s start we gon’ fly we won’t stop it’s alright I can do this all day back it up back it up 서둘러 ‘hit that line’ 시간 아까워 아까워 (you should) 필요 없어 no more sign ya 네가 어디에 있던 I can find ya it’s gonna be alright 손을 맞대 make a wish 너의 에너지 it links me up (links me up) 지금 이 기분을 느껴봐 (I’ll do it for you) 널 어디로든 데려가 줄 수 있어 (조금씩 너에게로 가) 걱정 말고 let go 손을 맞대 손을 맞대 손을 맞대 손을 맞대 now make a wish I can do this all day (I don't need to answer don't need a question we no professor) oh oh oh that I want 손을 맞대 손을 맞대 손을 맞대 손을 맞대 now make a wish 필요 없어 no more sign ya 네가 어디에 있던 I can find ya it’s gonna be alright 손을 맞대 make a wish I can do this all day back it up back it up 서둘러 ‘hit that line’ 시간 아까워 아까워 (you should) 필요 없어 no more sign ya 네가 어디에 있던 I can find ya it’s gonna be alright 손을 맞대 make a wish make a wish (it’s your birthday it’s your) make a wish make a wish (I’ll give you birthday cake yea) it’s gonna be alright make a wish (손을 맞대 손을 맞대) make a wish (손을 맞대 손을 맞대 now) make a wish</text:p>
          </table:table-cell>
          <table:table-cell office:value-type="string" table:style-name="ce1">
            <text:p>남</text:p>
          </table:table-cell>
          <table:table-cell table:number-columns-repeated="16377"/>
        </table:table-row>
        <table:table-row table:style-name="ro1">
          <table:table-cell office:value-type="float" office:value="485" table:style-name="ce1">
            <text:p>485</text:p>
          </table:table-cell>
          <table:table-cell office:value-type="string" table:style-name="ce1">
            <text:p>오반</text:p>
          </table:table-cell>
          <table:table-cell office:value-type="string" table:style-name="ce1">
            <text:p>어떻게 지내</text:p>
          </table:table-cell>
          <table:table-cell office:value-type="string" table:style-name="ce1">
            <text:p>2020.3.5</text:p>
          </table:table-cell>
          <table:table-cell office:value-type="string" table:style-name="ce1">
            <text:p>사계절</text:p>
          </table:table-cell>
          <table:table-cell office:value-type="string" table:style-name="ce1">
            <text:p>어떻게 지내 식상한 말이 내 가사가 될 줄 몰랐어 얼마 안됐네 지나온 날이 다 알아도 그립더라고 i still need you i need you 시간이 필요했어 우린 정말 사랑했지만 가살 쓰는 법도 잊어버리게 됐지 난 넌 헤어지면 우리 노랠 제발 내지 말아 달라 했지만 못 들어줘 미안 나는 하루 종일 누워 있었어 불면이 심해져서 안 피곤한 날이 없어 가끔은 문 밖에서 누가 문을 두드려 그건 환상인데도 나는 두려워 다시 눈 뜨면 니가 있을까 그럼 무서운 표정을 지을까 아니면 어떤 대화를 나누고 싶어질 수도 있어 그때처럼 대체 왜 보고싶지 남겨진 상처 대신 남은 건 혼자 돼버린 역시 너와 나겠지 난 아직 낯설기만 해 넌 어때 더 지독해 지기 전에 잊어볼게 어떻게 지내 식상한 말이 내 가사가 될 줄 몰랐어 얼마 안됐네 지나온 날이 다 알아도 그립더라고 i still need you i need you 월요일에 병원을 예약했어 너 없이 사는게 힘들었나봐 하루도 빼지 않고 사람을 만나 너도 알겠지만 오봉이도 데려 왔어 너무 그리워하지 않더라 예범이는 난 약을 먹었지만 아닐거야 별일은 자전거를 타고 어디론가 가려하면 다 너와 간 곳 뿐인게 좀 그럴 뿐야 여기저기에 핑계를 대 불면증 습관이 돼 너가 아닌 사람에게 널 원하고 흉터가 된 상처는 더 이상 아프지가 않잖아 그래서 널 그리나봐 이젠 눈물이 나와 널 다치게 하지 않을 순 없었을까 만약 나 때문이었다면 다 나 때문이면 널 이렇게 망가지게 한 게 나인 건 아닐까 내가 이렇게 망가지다니 대체 왜 병원에 다닐까</text:p>
          </table:table-cell>
          <table:table-cell office:value-type="string" table:style-name="ce1">
            <text:p>남</text:p>
          </table:table-cell>
          <table:table-cell table:number-columns-repeated="16377"/>
        </table:table-row>
        <table:table-row table:style-name="ro1">
          <table:table-cell office:value-type="float" office:value="486" table:style-name="ce1">
            <text:p>486</text:p>
          </table:table-cell>
          <table:table-cell office:value-type="string" table:style-name="ce1">
            <text:p>가호</text:p>
          </table:table-cell>
          <table:table-cell office:value-type="string" table:style-name="ce1">
            <text:p>시작</text:p>
          </table:table-cell>
          <table:table-cell office:value-type="string" table:style-name="ce1">
            <text:p>2020.2.1</text:p>
          </table:table-cell>
          <table:table-cell office:value-type="string" table:style-name="ce1">
            <text:p>사계절</text:p>
          </table:table-cell>
          <table:table-cell office:value-type="string" table:style-name="ce1">
            <text:p>새로운 시작은 늘 설레게 하지 모든 걸 이겨낼 것처럼 시간을 뒤쫓는 시계바늘처럼 앞질러 가고 싶어 하지 그어 놓은 선을 넘어 저마다 삶을 향해 때론 원망도 하겠지 그 선을 먼저 넘지 말라고 I can fly the sky Never gonna stay 내가 지쳐 쓰러질 때까진 어떤 이유도 어떤 변명도 지금 내겐 용기가 필요해 빛나지 않아도 내 꿈을 응원해 그 마지막을 가질 테니 부러진 것처럼 한 발로 뛰어도 난 나의 길을 갈 테니까 지금 나를 위한 약속 멈추지 않겠다고 또 하나를 앞지르면 곧 너의 뒤를 따라잡겠지 원하는 대로 다 가질 거야 그게 바로 내 꿈일 테니까 변한 건 없어 버티고 버텨 내 꿈은 더 단단해질 테니 다시 시작해 Ah-ah-ah-ah-ah- Ah-ah-ah-ah-ah-ah- Ah-ah-ah-ah-ah- Ah-ah-ah-ah- 다시는 나를 잃고 싶지 않아 내 전부를 걸었으니까 원하는 대로 다 가질 거야 그게 바로 내 꿈일 테니까 변한 건 없어 버티고 버텨 내 꿈은 더 단단해질 테니 다시 시작해 Ah-ah-ah-ah-ah- Ah-ah-ah-ah-ah-ah- Ah-ah-ah-ah-ah- Ah-ah-ah-ah-</text:p>
          </table:table-cell>
          <table:table-cell office:value-type="string" table:style-name="ce1">
            <text:p>남</text:p>
          </table:table-cell>
          <table:table-cell table:number-columns-repeated="16377"/>
        </table:table-row>
        <table:table-row table:style-name="ro1">
          <table:table-cell office:value-type="float" office:value="487" table:style-name="ce1">
            <text:p>487</text:p>
          </table:table-cell>
          <table:table-cell office:value-type="string" table:style-name="ce1">
            <text:p>카더가든</text:p>
          </table:table-cell>
          <table:table-cell office:value-type="string" table:style-name="ce1">
            <text:p>밤새</text:p>
          </table:table-cell>
          <table:table-cell office:value-type="string" table:style-name="ce1">
            <text:p>2020.9.3</text:p>
          </table:table-cell>
          <table:table-cell office:value-type="string" table:style-name="ce1">
            <text:p>사계절</text:p>
          </table:table-cell>
          <table:table-cell office:value-type="string" table:style-name="ce1">
            <text:p>나는 아름다운 꿈을 꾼 건진 모르겠네 눈이 부셨던가 그 순간을 잊을 수가 없네 햇살이 좋은 날 운명처럼 다가온 그대 꽃향기가 날 것 같은 그댄 woo woo woo woo 밤새 잠 못 드는 내 맘 알까요 그댄 알까요 wah uh uh 밤새 고민해요 왜 이럴까요 어떻게 하죠 oh woo woo woo woo woo woo woo woo woo woo woo woo woo woo woo woo woo woo woo 처음 본 그 순간 기억하고 난 기억해요 멈춰진 것 같던 그 시간들 woo woo woo woo 밤새 잠 못 드는 내 맘 알까요 그댄 알까요 wah uh uh 밤새 고민해요 왜 이럴까요 어떻게 하죠 oh woo woo woo woo woo woo woo woo woo woo woo woo woo woo woo woo woo woo woo 가슴 떨려 오는 감정이 느껴져요 wah uh 원했던 그 사랑 그 사람이 왔네요 wah uh 까만 밤 하늘에 그대 얼굴을 그려봐요 깊어지는 내 맘 알아줘요 woo woo woo woo</text:p>
          </table:table-cell>
          <table:table-cell office:value-type="string" table:style-name="ce1">
            <text:p>남</text:p>
          </table:table-cell>
          <table:table-cell table:number-columns-repeated="16377"/>
        </table:table-row>
        <table:table-row table:style-name="ro1">
          <table:table-cell office:value-type="float" office:value="488" table:style-name="ce1">
            <text:p>488</text:p>
          </table:table-cell>
          <table:table-cell office:value-type="string" table:style-name="ce1">
            <text:p>성시경</text:p>
          </table:table-cell>
          <table:table-cell office:value-type="string" table:style-name="ce1">
            <text:p>너의 모든 순간</text:p>
          </table:table-cell>
          <table:table-cell office:value-type="string" table:style-name="ce1">
            <text:p>2014.2.12</text:p>
          </table:table-cell>
          <table:table-cell office:value-type="string" table:style-name="ce1">
            <text:p>사계절</text:p>
          </table:table-cell>
          <table:table-cell office:value-type="string" table:style-name="ce1">
            <text:p>이윽고 내가 한눈에 너를 알아봤을 때 모든 건 분명 달라지고 있었어 내 세상은 널 알기 전과 후로 나뉘어 니가 숨 쉬면 따스한 바람이 불어와 니가 웃으면 눈부신 햇살이 비춰 거기 있어줘서 그게 너라서 가끔 내 어깨에 가만히 기대주어서 나는 있잖아 정말 빈틈없이 행복해 너를 따라서 시간은 흐르고 멈춰 물끄러미 너를 들여다 보곤 해 그것 말고는 아무것도 할 수 없어서 너의 모든 순간 그게 나였으면 좋겠다 생각만 해도 가슴이 차올라 나는 온통 너로 보고 있으면 왠지 꿈처럼 아득한 것 몇 광년 동안 날 향해 날아온 별빛 또 지금의 너 *거기 있어줘서 그게 너라서 가끔 나에게 조용하게 안겨주어서 나는 있잖아 정말 남김없이 고마워 너를 따라서 시간은 흐르고 멈춰 물끄러미 너를 들여다보곤 해 너를 보는 게 나에게는 사랑이니까 너의 모든 순간 그게 나였으면 좋겠다 생각만 해도 가슴이 차올라 나는 온통 너로. 니 모든 순간 나였으면.</text:p>
          </table:table-cell>
          <table:table-cell office:value-type="string" table:style-name="ce1">
            <text:p>남</text:p>
          </table:table-cell>
          <table:table-cell table:number-columns-repeated="16377"/>
        </table:table-row>
        <table:table-row table:style-name="ro1">
          <table:table-cell office:value-type="float" office:value="489" table:style-name="ce1">
            <text:p>489</text:p>
          </table:table-cell>
          <table:table-cell office:value-type="string" table:style-name="ce1">
            <text:p>지코</text:p>
          </table:table-cell>
          <table:table-cell office:value-type="string" table:style-name="ce1">
            <text:p>Summer Hate</text:p>
          </table:table-cell>
          <table:table-cell office:value-type="string" table:style-name="ce1">
            <text:p>2020.7.1</text:p>
          </table:table-cell>
          <table:table-cell office:value-type="string" table:style-name="ce1">
            <text:p>여름</text:p>
          </table:table-cell>
          <table:table-cell office:value-type="string" table:style-name="ce1">
            <text:p>Good morning 하마터면 달 뜰 때까지 쿨쿨쿨 잠잘 뻔 택배 아저씨 초인종 소리에 기상 가까스로 부재중 전화 5통, 잠금 패턴 또 안 맞고 어제 남긴 피자는 맛없어 그냥 이나 닦자 Dazzling dazzling dazzling 세게 뙤약볕 내리쬐 아침형 인간들 진심으로 리스펙 불쾌지수 지붕킥 Please give me some 시금치 움직일 엄두도 안 나 궁시렁거리는 와중에 뭘 입고 나갈지 피팅 중이야 주차장은 또 왜 이리 멀어 발끝에서부터 힘이 쭉 빠져 몇 주째 내비는 먹통인 데다가 에어컨 바람마저 미지근하지 I want to run way 미친 하루를 시작해 우예 차라리 비나 쏟아졌음 좋겠다 It’s so freaking hot 땀이 삐질 나 서둘러 찾아야 돼 태양을 피할 방법 가는 곳마다 사람이 꽉 차 서울의 열기는 당최 식을 줄 몰라 I hate this summer day I hate this summer day 주말이 오기만 기다리는 것도 이제는 오래전 일 땀 흘리며 놀기엔 너무 안 받쳐 줘 체력이 네가 가라 하와이 Sorry 난 바닷물 Allergy 아쉬운 대로 여름 노래 크게 틀고 웹서핑 Exit exit 인터넷 창 열면 더 숨 막혀 무슨 영문인지 모조리 뿔났어 That’s not cool, how about you? 일단 냉수 한 잔 쭉 시간 참 더럽게 안 가 애벌레처럼 장판에 붙어 딱 한 겹만 남은 허물을 벗어 몇 년째 솔로 그래서 뭐? 옆구리 시리지 않잖아 전혀 헬게이트 열렸네 활짝 오렌지색 도시는 반짝 참았던 짜증이 왈칵! 다들 애써 즐기는 척 재고 있지 탈주각 Right? 우예 차라리 비나 쏟아졌음 좋겠다 It’s so freaking hot 땀이 삐질 나 서둘러 찾아야 돼 태양을 피할 방법 가는 곳마다 사람이 꽉 차 서울의 열기는 당최 식을 줄 몰라 I hate this summer day I hate this summer day 칠 팔월만 되면 숨이 막혀 Yeah Mama said 가만있으면 안 덥대 그늘진 곳은 내 얼굴밖에 없네 Is anybody there 사람 살려 (꿱!)</text:p>
          </table:table-cell>
          <table:table-cell office:value-type="string" table:style-name="ce1">
            <text:p>남</text:p>
          </table:table-cell>
          <table:table-cell table:number-columns-repeated="16377"/>
        </table:table-row>
        <table:table-row table:style-name="ro1">
          <table:table-cell office:value-type="float" office:value="490" table:style-name="ce1">
            <text:p>490</text:p>
          </table:table-cell>
          <table:table-cell office:value-type="string" table:style-name="ce1">
            <text:p>아이유</text:p>
          </table:table-cell>
          <table:table-cell office:value-type="string" table:style-name="ce1">
            <text:p>금요일에 만나요</text:p>
          </table:table-cell>
          <table:table-cell office:value-type="string" table:style-name="ce1">
            <text:p>2013.12.20</text:p>
          </table:table-cell>
          <table:table-cell office:value-type="string" table:style-name="ce1">
            <text:p>사계절</text:p>
          </table:table-cell>
          <table:table-cell office:value-type="string" table:style-name="ce1">
            <text:p>월요일엔 아마 바쁘지 않을까 화요일도 성급해 보이지 안 그래 수요일은 뭔가 어정쩡한 느낌 목요일은 그냥 내가 왠지 싫어 우~ 이번 주 금요일 우~ 금요일에 시간 어때요 주말까지 기다리긴 힘들어 시간아 달려라 시계를 더 보채고 싶지만 (mind control) 일분 일초가 달콤해 이 남자 도대체 뭐야 사랑에 빠지지 않곤 못 배기겠어 온 종일 내 맘은 저기 시계바늘 위에 올라타 한 칸씩 그대에게 더 가까이 우~ 이번 주 금요일 우~ 금요일에 시간 어때요 딱히 보고 싶은 영화는 없지만 딱히 먹고 싶은 메뉴는 없지만 주말까지 기다리긴 힘들어 시간아 달려라 시계를 더 보채고 싶지만 (mind control) 일분 일초가 달콤해 이 남자 도대체 뭐야 사랑에 빠지지 않곤 못 배기겠어 온 종일 내 맘은 저기 시계바늘 위에 올라타 한 칸씩 그대에게 더 가까이 나 뭔가에 홀린 것 같아 이 여잔 도대체 뭐야 사랑해주지 않고는 못 배기겠어 돌아오는 이번 주 금요일에 만나요 그 날 내 맘을 더 가져가줘요 더 가까이 더 가까이 와요 더 가까이</text:p>
          </table:table-cell>
          <table:table-cell office:value-type="string" table:style-name="ce1">
            <text:p>여</text:p>
          </table:table-cell>
          <table:table-cell table:number-columns-repeated="16377"/>
        </table:table-row>
        <table:table-row table:style-name="ro1">
          <table:table-cell office:value-type="float" office:value="491" table:style-name="ce1">
            <text:p>491</text:p>
          </table:table-cell>
          <table:table-cell office:value-type="string" table:style-name="ce1">
            <text:p>볼빨간 사춘기</text:p>
          </table:table-cell>
          <table:table-cell office:value-type="string" table:style-name="ce1">
            <text:p>나의 사춘기에게</text:p>
          </table:table-cell>
          <table:table-cell office:value-type="string" table:style-name="ce1">
            <text:p>2017.9.28</text:p>
          </table:table-cell>
          <table:table-cell office:value-type="string" table:style-name="ce1">
            <text:p>사계절</text:p>
          </table:table-cell>
          <table:table-cell office:value-type="string" table:style-name="ce1">
            <text:p>나는 한때 내가 이 세상에 사라지길 바랬어 온 세상이 너무나 캄캄해 매일 밤을 울던 날 차라리 내가 사라지면 마음이 편할까 모두가 날 바라보는 시선이 너무나 두려워 아름답게 아름답던 그 시절을 난 아파서 사랑받을 수 없었던 내가 너무나 싫어서 엄마는 아빠는 다 나만 바라보는데 내 마음은 그런 게 아닌데 자꾸만 멀어만 가 어떡해 어떡해 어떡해 어떡해 시간이 약이라는 말이 내게 정말 맞더라고 하루가 지나면 지날수록 더 나아지더라고 근데 가끔은 너무 행복하면 또 아파올까 봐 내가 가진 이 행복들을 누군가가 가져갈까 봐 아름다운 아름답던 그 기억이 난 아파서 아픈 만큼 아파해도 사라지지를 않아서 친구들은 사람들은 다 나만 바라보는데 내 모습은 그런 게 아닌데 자꾸만 멀어만 가 그래도 난 어쩌면 내가 이 세상에 밝은 빛이라도 될까 봐 어쩌면 그 모든 아픔을 내딛고서라도 짧게 빛을 내볼까 봐 포기할 수가 없어 하루도 맘 편히 잠들 수가 없던 내가 이렇게라도 일어서 보려고 하면 내가 날 찾아줄까 봐 아아아아아아아 아아아아아아아 아아아아아아아 아아아아아아아 얼마나 얼마나 아팠을까 얼마나 얼마나 아팠을까 얼마나 얼마나 얼마나 바랬을까</text:p>
          </table:table-cell>
          <table:table-cell office:value-type="string" table:style-name="ce1">
            <text:p>여</text:p>
          </table:table-cell>
          <table:table-cell table:number-columns-repeated="16377"/>
        </table:table-row>
        <table:table-row table:style-name="ro1">
          <table:table-cell office:value-type="float" office:value="492" table:style-name="ce1">
            <text:p>492</text:p>
          </table:table-cell>
          <table:table-cell office:value-type="string" table:style-name="ce1">
            <text:p>블랙핑크</text:p>
          </table:table-cell>
          <table:table-cell office:value-type="string" table:style-name="ce1">
            <text:p>마지막처럼</text:p>
          </table:table-cell>
          <table:table-cell office:value-type="string" table:style-name="ce1">
            <text:p>2017.6.22</text:p>
          </table:table-cell>
          <table:table-cell office:value-type="string" table:style-name="ce1">
            <text:p>사계절</text:p>
          </table:table-cell>
          <table:table-cell office:value-type="string" table:style-name="ce1">
            <text:p>너 뭔데 자꾸 생각나 자존심 상해 애가 타 얼굴이 뜨겁고 가슴은 계속 뛰어 내 몸이 맘대로 안 돼 어지러워 넌 한 줌의 모래 같아 잡힐 듯 잡히지 않아 넌 쉽지 않은 걸 그래서 더 끌려 내 맘이 맘대로 안 돼 어이없어 지금 너를 원하는 내 숨결이 느껴지니 널 바라보고 있어도 missing you 서툰 날 won’t you set me free Baby 날 터질 것처럼 안아줘 그만 생각해 뭐가 그리 어려워 거짓말처럼 키스해줘 내가 너에게 마지막 사랑인 것처럼 마지막처럼 마-마-마지막처럼 마지막 밤인 것처럼 love 마지막처럼 마-마-마지막처럼 내일 따윈 없는 것처럼 Uh I'ma fall in love baby You gon finna catch me Uh give you all of this baby Call me pretty and nasty Cause we gonna get it my love you can bet it on black we gon double the stack on them whoa! I be the Bonnie and you be my Clyde We ride or die Xs and Os 시간은 흘러가는데 마음만 급해지지 내 세상은 너 하나만 missing you 서툰 날 won’t you set me free Baby 날 터질 것처럼 안아줘 그만 생각해 뭐가 그리 어려워 거짓말처럼 키스해줘 내가 너에게 마지막 사랑인 것처럼 마지막처럼 마-마-마지막처럼 마지막 밤인 것처럼 love 마지막처럼 마-마-마지막처럼 내일 따윈 없는 것처럼 One two three 새로운 시작이야 절대 뒤돌아보진 않을 거니까 날 너에게 던지면 너는 날 꼭 잡아줘 세상은 우릴 꺾지 못할 테니까 BLACKPINK in your area Baby 날 터질 것처럼 안아줘 그만 생각해 뭐가 그리 어려워 거짓말처럼 키스해줘 내가 너에게 마지막 사랑인 것처럼 마지막처럼 마-마-마지막처럼 마지막 밤인 것처럼 love 마지막처럼 마-마-마지막처럼 내일 따윈 없는 것처럼 love</text:p>
          </table:table-cell>
          <table:table-cell office:value-type="string" table:style-name="ce1">
            <text:p>여</text:p>
          </table:table-cell>
          <table:table-cell table:number-columns-repeated="16377"/>
        </table:table-row>
        <table:table-row table:style-name="ro1">
          <table:table-cell office:value-type="float" office:value="493" table:style-name="ce1">
            <text:p>493</text:p>
          </table:table-cell>
          <table:table-cell office:value-type="string" table:style-name="ce1">
            <text:p>장범준</text:p>
          </table:table-cell>
          <table:table-cell office:value-type="string" table:style-name="ce1">
            <text:p>당신과는 천천히</text:p>
          </table:table-cell>
          <table:table-cell office:value-type="string" table:style-name="ce1">
            <text:p>2019.3.21</text:p>
          </table:table-cell>
          <table:table-cell office:value-type="string" table:style-name="ce1">
            <text:p>사계절</text:p>
          </table:table-cell>
          <table:table-cell office:value-type="string" table:style-name="ce1">
            <text:p>퇴근 시간 전에는 시간이 너무 느리게 가는데 왜 집에만 오면 시간이 너무 빨라서 아쉬워 제대로 못 쉬고 평일 일과 중에는 시간이 너무 느리게 가는데 왜 주말만 되면 시간이 너무 빨라서 아쉬워 제대로 못 자고 그냥 시간이 똑같이 흘러가기만이라도 좋은 순간만은 천천히 사랑의 꿈에 취해 뒤척이는 밤이라도 당신과 함께 순간만은 천천히 당신과는 천천히 당신과는 천천히 그저 시간이 똑같이 흘러가기만이라도 좋은 순간만은 천천히 사랑의 꿈에 취해 뒤척이는 밤이라도 당신과 함께 순간만은 천천히 당신과는 천천히 당신과는 천천히 아쉬운 밤과 이별이 무서워요 나는 내일 하루 시작이 우~ 이 모든 밤을 천천히 좋은 사람 당신 당신과는 천천히 그녀를 보면서 짧은 밤들을 그녀를 보면서 잠못 드네요 그녀를 보면서 짧은 밤들을 그녀의 곁에서 당신과는 천천히</text:p>
          </table:table-cell>
          <table:table-cell office:value-type="string" table:style-name="ce1">
            <text:p>남</text:p>
          </table:table-cell>
          <table:table-cell table:number-columns-repeated="16377"/>
        </table:table-row>
        <table:table-row table:style-name="ro1">
          <table:table-cell office:value-type="float" office:value="494" table:style-name="ce1">
            <text:p>494</text:p>
          </table:table-cell>
          <table:table-cell office:value-type="string" table:style-name="ce1">
            <text:p>장범준</text:p>
          </table:table-cell>
          <table:table-cell office:value-type="string" table:style-name="ce1">
            <text:p>흔들리는 꽃들 속에서 네 샴푸향이 느껴진거야</text:p>
          </table:table-cell>
          <table:table-cell office:value-type="string" table:style-name="ce1">
            <text:p>2019.8.23</text:p>
          </table:table-cell>
          <table:table-cell office:value-type="string" table:style-name="ce1">
            <text:p>봄</text:p>
          </table:table-cell>
          <table:table-cell office:value-type="string" table:style-name="ce1">
            <text:p>흔들리는 꽃들 속에서 네 샴푸향이 느껴진거야 스쳐지나간건가 뒤돌아보지만 그냥 사람들만 보이는거야 다와가는 집근처에서 괜히 핸드폰만 만지는거야 한번 연락해 볼까 용기내 보지만 그냥 내 마음만 아쉬운 거야 걷다가 보면 항상 이렇게 너를 바라만 보던 너를 기다린다고 말할까 지금 집앞에 계속 이렇게 너를 아쉬워 하다 너를 연락했다 할까 지나치는 꽃들 속에서 네 샴푸향만 보이는거야 스쳐지나간건가 뒤 돌아보지만 그냥 내 마음만 바빠진거야 걷다가 보면 항상 이렇게 너를 바라만 보던 너를 기다린다고 말할까 지금 집앞에 계속 이렇게 너를 아쉬워 하다 너를 연락했다 할까 어떤 계절이 너를 우연히라도 너를 마주치게 할까 난 이대로 아쉬워하다 너를 바라만 보던 너를 기다리면서 아무말 못하고 그리워만 할까 걷다가 보면 항상 이렇게 너를 바라만 보던 너를 생각한다고 말할까 지금 집앞에 기다리고 때론 지나치고 다시 기다리는 꽃이 피는 거리에 보고파라 이밤에 걷다가 보면 항상 이렇게 너를 아쉬워 하다 너를 기다린다고 말할까 지금 집앞에 계속 이렇게 너를 아쉬워 하다 너를 연락했다 할까</text:p>
          </table:table-cell>
          <table:table-cell office:value-type="string" table:style-name="ce1">
            <text:p>남</text:p>
          </table:table-cell>
          <table:table-cell table:number-columns-repeated="16377"/>
        </table:table-row>
        <table:table-row table:style-name="ro1">
          <table:table-cell office:value-type="float" office:value="495" table:style-name="ce1">
            <text:p>495</text:p>
          </table:table-cell>
          <table:table-cell office:value-type="string" table:style-name="ce1">
            <text:p>장범준</text:p>
          </table:table-cell>
          <table:table-cell office:value-type="string" table:style-name="ce1">
            <text:p>회상</text:p>
          </table:table-cell>
          <table:table-cell office:value-type="string" table:style-name="ce1">
            <text:p>2016.1.30</text:p>
          </table:table-cell>
          <table:table-cell office:value-type="string" table:style-name="ce1">
            <text:p>사계절</text:p>
          </table:table-cell>
          <table:table-cell office:value-type="string" table:style-name="ce1">
            <text:p>길을 걸었지 누군가 옆에 있다고 느꼈을 때 나는 알아버렸네 이미 그대 떠난 후라는 걸 나는 혼자 걷고 있던 거지 갑자기 바람이 차가와 지네 마음은 얼고 나는 그 곳에 서서 조금도 움직일 수 없었지 마치 얼어버린 사람처럼 나는 놀라서 있던거지 달빛이 숨어 흐느끼고 있네 떠나버린 그 사람 생각나네 돌아선 그 사람 생각나네 묻지 않았지 왜 나를 떠나느냐고 하지만 마음 너무 아팠네 이미 그대 돌아서 있는 걸 혼자 어쩔수 없었지 미운건 오히려 나였어 떠나버린 그 사람 생각나네 돌아선 그 사람 생각나네 길을 걸었지 누군가 옆에 있다고 느꼈을 때 나는 알아버렸네 이미 그대 떠난 후라는 걸 나는 혼자 걷고 있던 거지 갑자기 바람이 차가와 지네 묻지 않았지 왜 나를 떠나느냐고 하지만 마음 너무 아팠네 이미 그대 돌아서 있는 걸 혼자 어쩔수 없었지 미운건 오히려 나였어 갑자기 바람이 차가와 지네</text:p>
          </table:table-cell>
          <table:table-cell office:value-type="string" table:style-name="ce1">
            <text:p>남</text:p>
          </table:table-cell>
          <table:table-cell table:number-columns-repeated="16377"/>
        </table:table-row>
        <table:table-row table:style-name="ro1">
          <table:table-cell office:value-type="float" office:value="496" table:style-name="ce1">
            <text:p>496</text:p>
          </table:table-cell>
          <table:table-cell office:value-type="string" table:style-name="ce1">
            <text:p>장범준</text:p>
          </table:table-cell>
          <table:table-cell office:value-type="string" table:style-name="ce1">
            <text:p>그 모습 그대로</text:p>
          </table:table-cell>
          <table:table-cell office:value-type="string" table:style-name="ce1">
            <text:p>2019.3.21</text:p>
          </table:table-cell>
          <table:table-cell office:value-type="string" table:style-name="ce1">
            <text:p>사계절</text:p>
          </table:table-cell>
          <table:table-cell office:value-type="string" table:style-name="ce1">
            <text:p>이러다 그녀의 모습이 뭔가 이상하게 돼버려 어쩌나 어쩌나 그녀는 너무나 아름다운데 그때 포니 테일 이마도 나를 바라봐 주던 눈빛도 웃어 줄것 같던 표정도 그대로 바뀌지 않아도 돼 그모습 그대로 그대로 그대로 내가 처음 만났던 그녀는 그대로 예뻐질 필요 없어요 지금이 너무나 아름다운데 화장 안한 연한 눈썹도 애기 같았던 그녀의 턱끝도 웃을 때 나오던 핏줄도 그대로 바뀌지 않아도 돼 그모습 그대로 그대로 그대로 내가 처음 만났던 그녀는 그대로 너무 아름다웠던 그녀와 이대로 내게 처음 같았던 그모습 그대로 예뻐질 필요 없는데 지금 짧은 머리 단발도 애길 바라봐 주던 눈빛도 한숨 쉴때 지는 주름도 핸드폰에 바쁜 그녀 손끝도 화장 못한 연한 입술도 웃을때 보이는 작은 치아도 그래 내게 아름다웠던 그대로 바뀌지 않아도 돼 그모습 그대로 그대로 그대로 내가 처음 만났던 그녀는 그대로 너무 아름다웠던 그녀와 이대로 내게 처음 같았던 그모습 그대로 예뻐질 필요 없어요</text:p>
          </table:table-cell>
          <table:table-cell office:value-type="string" table:style-name="ce1">
            <text:p>남</text:p>
          </table:table-cell>
          <table:table-cell table:number-columns-repeated="16377"/>
        </table:table-row>
        <table:table-row table:style-name="ro1">
          <table:table-cell office:value-type="float" office:value="497" table:style-name="ce1">
            <text:p>497</text:p>
          </table:table-cell>
          <table:table-cell office:value-type="string" table:style-name="ce1">
            <text:p>장범준</text:p>
          </table:table-cell>
          <table:table-cell office:value-type="string" table:style-name="ce1">
            <text:p>봄비</text:p>
          </table:table-cell>
          <table:table-cell office:value-type="string" table:style-name="ce1">
            <text:p>2016.3.25</text:p>
          </table:table-cell>
          <table:table-cell office:value-type="string" table:style-name="ce1">
            <text:p>봄</text:p>
          </table:table-cell>
          <table:table-cell office:value-type="string" table:style-name="ce1">
            <text:p>그녀를 잊어 보려 하지만 비가 또 내려 모르는 이 맘 난 지금 비가 오면 떠올라 니가 더 내려오려는 이 밤 주루루 루루루 주루루 루루루 그날의 봄비가 떨어진다 주루루 루루루 주루루 루루루 다시 또 이 비가 떨어진다 이제는 아무것도 아닌데 비가 더 내려 보내는 이 맘 언제나 비 내리면 떠올라 비가 또 내려 부르는 이 맘 주루루 루루루 주루루 루루루 그날의 봄비가 떨어진다 주루루 루루루 주루루 루루루 다시 또 이 비가 떨어진다 우 아름답죠 늘 그저 바래다 줬어 어쩌나 그녀와 이 비를 또 기다리고 있어 한 번 더 그녀의 집 앞을 거닐다 기다렸던 비가 떨어지면 한 번 더 그날의 사랑을 원하고 사랑에 봄비가 떨어진다 언젠가 그녀도 집 앞을 거닐다 기다렸던 비가 떨어지면 한 번 더 그날의 기억이 번지고 사랑했던 비가 떨어진다</text:p>
          </table:table-cell>
          <table:table-cell office:value-type="string" table:style-name="ce1">
            <text:p>남</text:p>
          </table:table-cell>
          <table:table-cell table:number-columns-repeated="16377"/>
        </table:table-row>
        <table:table-row table:style-name="ro1">
          <table:table-cell office:value-type="float" office:value="498" table:style-name="ce1">
            <text:p>498</text:p>
          </table:table-cell>
          <table:table-cell office:value-type="string" table:style-name="ce1">
            <text:p>장범준</text:p>
          </table:table-cell>
          <table:table-cell office:value-type="string" table:style-name="ce1">
            <text:p>낙엽 엔딩</text:p>
          </table:table-cell>
          <table:table-cell office:value-type="string" table:style-name="ce1">
            <text:p>2014.8.19</text:p>
          </table:table-cell>
          <table:table-cell office:value-type="string" table:style-name="ce1">
            <text:p>가을</text:p>
          </table:table-cell>
          <table:table-cell office:value-type="string" table:style-name="ce1">
            <text:p>꽃잎처럼 날아다니는 넌 나의 별빛 오늘도 그 별빛은 멀리 있어서 나는 볼 수가 없군요 떨리지 않은 하루를 보낸 나는 어찌할까요 그대는 이 내 맘을 어찌 알까요 나는 알 수가 없어요 그대는 모르겠지만 이 몸은 바람이 되어 꺼지지 않는 불빛이 되어 오늘도 너를 찾아요 그대는 모르겠지만 이 몸은 낙엽이 되어 시들지 않는 꽃잎이 되어 오늘도 너를 찾아요 사랑니만큼 아픈 사랑을 하는 분홍빛 입술은 다시 피어날 수 없죠 술 취한 눈빛만이 나를 비춰요 번지지 않는 눈물을 흘려내며 당신만을 생각하는 이 내 맘에 봄비가 내려도 그댄 알 수 없어요 그대는 모르겠지만 이 몸은 바람이 되어 꺼지지 않는 불빛이 되어 오늘도 너를 찾아요 그대는 모르겠지만 이 몸은 낙엽이 되어 시들지 않는 꽃잎이 되어 오늘도 너를 찾아요 그대는 모르겠지만 그대는 모르겠지만 이 몸은 바람이 되어 꺼지지 않는 불빛이 되어 오늘도 너를 찾아요 그대는 모르겠지만 이 몸은 낙엽이 되어 시들지 않는 꽃잎이 되어 오늘도 너를 찾아요 그대는 모르겠지만</text:p>
          </table:table-cell>
          <table:table-cell office:value-type="string" table:style-name="ce1">
            <text:p>남</text:p>
          </table:table-cell>
          <table:table-cell table:number-columns-repeated="16377"/>
        </table:table-row>
        <table:table-row table:style-name="ro1">
          <table:table-cell office:value-type="float" office:value="499" table:style-name="ce1">
            <text:p>499</text:p>
          </table:table-cell>
          <table:table-cell office:value-type="string" table:style-name="ce1">
            <text:p>마크툽</text:p>
          </table:table-cell>
          <table:table-cell office:value-type="string" table:style-name="ce1">
            <text:p>오늘도 빛나는 너에게</text:p>
          </table:table-cell>
          <table:table-cell office:value-type="string" table:style-name="ce1">
            <text:p>2019.6.9</text:p>
          </table:table-cell>
          <table:table-cell office:value-type="string" table:style-name="ce1">
            <text:p>사계절</text:p>
          </table:table-cell>
          <table:table-cell office:value-type="string" table:style-name="ce1">
            <text:p>별빛이 내린 밤 그 풍경 속 너와 나 날 새롭게 하는 따뜻하게 만드는 니 눈빛 니 미소 영원히 담아둘게 너로 가득한 맘 널 닮아가는 나 날 위한 선물 꿈보다 더 아름다운 서로의 품에서 끝 없는 밤을 걷자 나의 모든 날들을 다 주고싶어 내 이 맘을 모두 전하고 싶어 잠들지 못한 푸른 바람들 이렇게 밝게 이 밤을 비춰 너와 작은 일상을 함께 하는게 내 가장 큰 기쁨인걸 넌 알까 내 세상 속에 넌 빛이 되어 지금 모습 그대로 내 곁에만 행복이 짙은 날 어둠이 없는 밤 같은 맘 속에 같은 꿈이 피어난 건 우리의 정해진 운명이 맞닿은거야 나의 모든 날들을 다 주고싶어 내 이 맘을 모두 전하고 싶어 잠들지 못한 푸른 바람들 이렇게 밝게 이 밤을 비춰 너와 작은 일상을 함께 하는게 내 가장 큰 기쁨인걸 넌 알까 내 세상 속에 넌 빛이 되어 지금 모습 그대로 내 곁에만 내게 온 너란 빛이 눈 부셔도 네 앞에서 한 순간도 눈 감지 않아 다가올 시간도 계절의 바람도 널 데려가지 못하게 내가 더 좋은 사람이 되고 싶어 더 아름답게 널 안을 수 있게 잠들지 못한 잠들 수 없는 바람들이 널 부르고 있어 언제까지나 너와 함께 할거야 내 마지막 숨결도 너일거야 내 세상 속에 넌 빛이 되어 지금 모습 그대로 내 곁에만 이렇게 밝게 이 밤을 비춰</text:p>
          </table:table-cell>
          <table:table-cell office:value-type="string" table:style-name="ce1">
            <text:p>남</text:p>
          </table:table-cell>
          <table:table-cell table:number-columns-repeated="16377"/>
        </table:table-row>
        <table:table-row table:style-name="ro1">
          <table:table-cell office:value-type="float" office:value="500" table:style-name="ce1">
            <text:p>500</text:p>
          </table:table-cell>
          <table:table-cell office:value-type="string" table:style-name="ce1">
            <text:p>헤이즈, 펀치</text:p>
          </table:table-cell>
          <table:table-cell office:value-type="string" table:style-name="ce1">
            <text:p>밤하늘의 저 별처럼</text:p>
          </table:table-cell>
          <table:table-cell office:value-type="string" table:style-name="ce1">
            <text:p>2020.9.27</text:p>
          </table:table-cell>
          <table:table-cell office:value-type="string" table:style-name="ce1">
            <text:p>사계절</text:p>
          </table:table-cell>
          <table:table-cell office:value-type="string" table:style-name="ce1">
            <text:p>처음 너를 만난 그 모든 순간이 쉬지 않고 생각나 나에게로 와서 쏟아지네 밤하늘의 저 별처럼 고요해져버린 이 시간엔 널 그리워하는 일로 밤을 새 비 오는 소리도 괜히 쓸쓸해 너와 같이 있던 여기에 네가 없으니까 처음 너를 만난 그 모든 순간이 쉬지 않고 생각나 나에게로 와서 쏟아지네 밤하늘의 저 별처럼 나의 이 마음을 담아 시를 써도 표현할 수 없어 깊은 마음인걸 나를 사랑하지 않아서 난 아무 말도 못 했어 안녕이란 그 말이 결국 다였나봐 처음 너를 만난 그 모든 순간이 쉬지 않고 생각나 나에게로 와서 쏟아지네 밤하늘의 저 별처럼 눈감아 생각해보면 참 좋았었는데 신호등의 빨간불이 너의 마음 같아 널 잊어야 하는데 파도처럼 내게 밀려드는 너를 잊을 수가 없어 너의 목소리가 들려오네 깨어나면 꿈이겠지만 보라빛의 하늘색은 외로워 너도 지금 보고 있을까 고여있는 빗물 속에 내 눈물이 이렇게 떨어지는데 너 없이는 안되나봐</text:p>
          </table:table-cell>
          <table:table-cell office:value-type="string" table:style-name="ce1">
            <text:p>여</text:p>
          </table:table-cell>
          <table:table-cell table:number-columns-repeated="16377"/>
        </table:table-row>
        <table:table-row table:style-name="ro1">
          <table:table-cell office:value-type="float" office:value="501" table:style-name="ce1">
            <text:p>501</text:p>
          </table:table-cell>
          <table:table-cell office:value-type="string" table:style-name="ce1">
            <text:p>아이유</text:p>
          </table:table-cell>
          <table:table-cell office:value-type="string" table:style-name="ce1">
            <text:p>팔레트</text:p>
          </table:table-cell>
          <table:table-cell office:value-type="string" table:style-name="ce1">
            <text:p>2017.4.21</text:p>
          </table:table-cell>
          <table:table-cell office:value-type="string" table:style-name="ce1">
            <text:p>사계절</text:p>
          </table:table-cell>
          <table:table-cell office:value-type="string" table:style-name="ce1">
            <text:p>이상하게도 요즘엔 그냥 쉬운 게 좋아 하긴 그래도 여전히 코린 음악은 좋더라 Hot Pink보다 진한 보라색을 더 좋아해 또 뭐더라 단추 있는 Pajamas, Lipstick 좀 짓궂은 장난들 I like it. I'm twenty five 날 좋아하는 거 알아 I got this. I'm truly fine 이제 조금 알 것 같아 날 긴 머리보다 반듯이 자른 단발이 좋아 하긴 그래도 좋은 날 부를 땐 참 예뻤더라 오 왜 그럴까 조금 촌스러운 걸 좋아해 그림보다 빼곡히 채운 Palette, 일기, 잠들었던 시간들 I like it. I'm twenty five 날 미워하는 거 알아 I got this. I'm truly fine 이제 조금 알 것 같아 날 어려서 모든 게 어려워 잔소리에, '매' 서러워 꾸중만 듣던 철부지, '애' 겨우 스무고개 넘어 기쁨도 잠시 어머?! 아프니까 웬 청춘이래 지은아 오빠는 말이야 지금 막 서른인데, 나는 절대로 아니야 근데 막 어른이 돼 아직도 한참 멀었는데 너보다 다섯 살 밖에 안 먹었는데 스물 위, 서른 아래. '고맘때' Right there 애도 어른도 아닌 나이 때 그저 '나'일 때 가장 찬란하게 빛이 나 어둠이 드리워질 때도 겁내지 마 너무 아름다워서 꽃잎 활짝 펴서 언제나 사랑받는 아이. YOU Palette, 일기, 잠들었던 시간들 I like it. I'm twenty five 날 좋아하는 거 알아 I got this. I'm truly fine 이제 조금 알 것 같아 날 (아직 할 말이 많아) I like it. I'm twenty five 날 미워하는 거 알아 I got this. I've truly found 이제 조금 알 것 같아 날</text:p>
          </table:table-cell>
          <table:table-cell office:value-type="string" table:style-name="ce1">
            <text:p>여</text:p>
          </table:table-cell>
          <table:table-cell table:number-columns-repeated="16377"/>
        </table:table-row>
        <table:table-row table:style-name="ro1">
          <table:table-cell office:value-type="float" office:value="502" table:style-name="ce1">
            <text:p>502</text:p>
          </table:table-cell>
          <table:table-cell office:value-type="string" table:style-name="ce1">
            <text:p>에이핑크</text:p>
          </table:table-cell>
          <table:table-cell office:value-type="string" table:style-name="ce1">
            <text:p>덤더럼</text:p>
          </table:table-cell>
          <table:table-cell office:value-type="string" table:style-name="ce1">
            <text:p>2020.4.13</text:p>
          </table:table-cell>
          <table:table-cell office:value-type="string" table:style-name="ce1">
            <text:p>사계절</text:p>
          </table:table-cell>
          <table:table-cell office:value-type="string" table:style-name="ce1">
            <text:p>Hey 느낌이 너무 이상한 걸 좀 나를 위해 보내준다는 말이 직감은 두려워 너무 참 잘 맞아서 하루하루 밀어냈던 느낌 그대로 화려해 감춰진 모습 다 들킬까 봐 겁나 너는 내 맘 몰라 걱정 마 Baby I’m so fine 아냐 아무렇지 않아 괜찮아 내 맘은 덤더러 럼더러럼 누구보다 차갑던 네가 떠난 거야 잘 된 거야 … Bye bye baby덤더러 럼더러럼 별로 슬프지 않아 눈물 흘리지 않아 벌써 다 끝나버린 내 맘은 덤더럼 덤덤 봐봐봐봐 yeah 내 맘은 덤더럼 덤덤 거짓말 같다고 말하지 마 내 맘은 덤더럼 덤덤 Yeah nananana It’s like nananana 어딜 가도 슬픈 노래들뿐 You know this feeling Nananana Yeah nananana 사랑 못 할 거라 생각해 가끔 화려해 감춰진 모습 더 예뻐진 거 같아 속으론 더 아파 걱정 마 Baby I’m so fine 아냐 아무렇지 않아 괜찮아 내 맘은 덤더러 럼더러럼 누구보다 차갑던 네가 떠난 거야 잘 된 거야 … Bye bye baby덤더러 럼더러럼 별로 슬프지 않아 눈물 흘리지 않아 벌써 다 끝나버린 내 맘은 덤더럼 덤덤 봐봐봐봐 yeah 내 맘은 덤더럼 덤덤 거짓말 같다고 말하지 마 no no no no 그리워 매번 잠들기 전에 yeah yeah 목소릴 들어야 스르르 눈 감았지 시간이 정말 모든 걸 지워준다 해도 Someday 다 그렇게 된대도 내 맘은 덤더럼 덤덤 봐봐봐봐 yeah 내 맘은 덤더럼 덤덤 거짓말 같다고 말하지 마 내 맘은 덤더럼 덤덤</text:p>
          </table:table-cell>
          <table:table-cell office:value-type="string" table:style-name="ce1">
            <text:p>여</text:p>
          </table:table-cell>
          <table:table-cell table:number-columns-repeated="16377"/>
        </table:table-row>
        <table:table-row table:style-name="ro1">
          <table:table-cell office:value-type="float" office:value="503" table:style-name="ce1">
            <text:p>503</text:p>
          </table:table-cell>
          <table:table-cell office:value-type="string" table:style-name="ce1">
            <text:p>손디아</text:p>
          </table:table-cell>
          <table:table-cell office:value-type="string" table:style-name="ce1">
            <text:p>어른</text:p>
          </table:table-cell>
          <table:table-cell office:value-type="string" table:style-name="ce1">
            <text:p>2018.3.29</text:p>
          </table:table-cell>
          <table:table-cell office:value-type="string" table:style-name="ce1">
            <text:p>사계절</text:p>
          </table:table-cell>
          <table:table-cell office:value-type="string" table:style-name="ce1">
            <text:p>고단한 하루 끝에 떨구는 눈물 난 어디를 향해 가는 걸까 아플 만큼 아팠다 생각했는데 아직도 한참 남은 건가 봐 이 넓은 세상에 혼자인 것처럼 아무도 내 맘을 보려하지 않고 아무도 눈을 감아보면 내게 보이는 내 모습 지치지 말고 잠시 멈추라고 갤 것 같지 않던 짙은 나의 어둠은 나를 버리면 모두 갤 거라고 웃는 사람들 틈에 이방인처럼 혼자만 모든 걸 잃은 표정 정신없이 한참을 뛰었던 걸까 이제는 너무 멀어진 꿈들 이 오랜 슬픔이 그치기는 할까 언젠가 한 번쯤 따스한 햇살이 내릴까 나는 내가 되고 별은 영원히 빛나고 잠들지 않는 꿈을 꾸고 있어 바보 같은 나는 내가 될 수 없단 걸 눈을 뜨고야 그걸 알게 됐죠 나는 내가 되고 별은 영원히 빛나고 잠들지 않는 꿈을 꾸고 있어 바보 같은 나는 내가 될 수 없단 걸 눈을 뜨고야 그걸 알게 됐죠 어떤 날 어떤 시간 어떤 곳에서 나의 작은 세상은 웃어줄까</text:p>
          </table:table-cell>
          <table:table-cell office:value-type="string" table:style-name="ce1">
            <text:p>여</text:p>
          </table:table-cell>
          <table:table-cell table:number-columns-repeated="16377"/>
        </table:table-row>
        <table:table-row table:style-name="ro1">
          <table:table-cell office:value-type="float" office:value="504" table:style-name="ce1">
            <text:p>504</text:p>
          </table:table-cell>
          <table:table-cell office:value-type="string" table:style-name="ce1">
            <text:p>태연</text:p>
          </table:table-cell>
          <table:table-cell office:value-type="string" table:style-name="ce1">
            <text:p>그대라는 시</text:p>
          </table:table-cell>
          <table:table-cell office:value-type="string" table:style-name="ce1">
            <text:p>2019.7.21</text:p>
          </table:table-cell>
          <table:table-cell office:value-type="string" table:style-name="ce1">
            <text:p>사계절</text:p>
          </table:table-cell>
          <table:table-cell office:value-type="string" table:style-name="ce1">
            <text:p>언제부터인지 그대를 보면 운명이라고 느꼈던 걸까 밤하늘의 별이 빛난 것처럼 오랫동안 내 곁에 있어요 그대라는 시가 난 떠오를 때마다 외워두고 싶어 그댈 기억할 수 있게 슬픈 밤이 오면 내가 그대를 지켜줄게 내 마음 들려오나요 잊지 말아요 지나가는 계절 속에 내 마음은 변하지 않는단 걸 아나요 그저 바라보는 눈빛 그 하나로 세상을 다 가진 것 같은데 그대라는 시가 난 떠오를 때마다 외워두고 싶어 그댈 기억할 수 있게 슬픈 밤이 오면 내가 그대를 지켜줄게 내 마음 들려오나요 잊지 말아요 꽃이 피고 지는 날이 와도 이것 하나만 기억해줘요 그댈 향한 마음을 언젠가는 우리 멀어질지 몰라도 나는 그대라면 기다릴 수 있을 텐데 시간이 흘러도 내가 이곳에 서 있을게 그대 망설이지 말아요 그때가 오면</text:p>
          </table:table-cell>
          <table:table-cell office:value-type="string" table:style-name="ce1">
            <text:p>여</text:p>
          </table:table-cell>
          <table:table-cell table:number-columns-repeated="16377"/>
        </table:table-row>
        <table:table-row table:style-name="ro1">
          <table:table-cell office:value-type="float" office:value="505" table:style-name="ce1">
            <text:p>505</text:p>
          </table:table-cell>
          <table:table-cell office:value-type="string" table:style-name="ce1">
            <text:p>블랙핑크</text:p>
          </table:table-cell>
          <table:table-cell office:value-type="string" table:style-name="ce1">
            <text:p>Forever Young</text:p>
          </table:table-cell>
          <table:table-cell office:value-type="string" table:style-name="ce1">
            <text:p>2018.6.15</text:p>
          </table:table-cell>
          <table:table-cell office:value-type="string" table:style-name="ce1">
            <text:p>사계절</text:p>
          </table:table-cell>
          <table:table-cell office:value-type="string" table:style-name="ce1">
            <text:p>[JENNIE] 떠나지 마 just stay 지금 이 시간을 멈춘 채 너와 함께라면 난 I could die in this moment [ROS?] Forever young (x4) [JISOO] 너의 눈에 비친 나의 모습이 늘 처음 만난 그 날만 같길 소리 없이 타오르는 불꽃같이 마지막처럼 내 입 맞추길 [ROS?] 달빛 아래 내 마음은 설레 은하수로 춤추러 갈래 let’s go 지금 let go [LISA] 오늘이 가도 후회 없게 시간이 우리 둘을 떼어 놓을 수 없게 순간이 영원할 수 있게 [JENNIE] 넌 내 마음에 불을 질러줘 후회 없는 젊음이 타오르게 [ROS?] 지금처럼 너와 함께라면 tonight I could die in this moment [JENNIE] Forever young (x4) [LISA] 매일매일 밤 밤 이 노래를 불러 불러 Know we got that bomb bomb Come again come again [JENNIE] Forever young boy so we ride or die 끝이 없을 것처럼 달려 너와 나 붉은 sunset 아래 너는 지금 내 옆에 Pinked out or murdered out like it ain’t no thing 다 필요 없어 주인공은 우리 Say life’s a bish? But mine’s a movie 내 Diamond처럼 we’ll shine together Whenever wherever forever ever ever [JISOO] 짜릿하게 더 위험하게 세상 저 끝까지 가볼래 let’s go 지금 let go [LISA] 오늘이 가도 후회 없게 시간이 우리 둘을 떼어 놓을 수 없게 순간이 영원할 수 있게 [ROS?] 넌 내 마음에 불을 질러줘 후회 없는 젊음이 타오르게 [JENNIE] 세상 무엇도 두렵지 않아 tonight I could die in this moment [ROS?] Forever young [ROS?] 달이 뜨고 별이 뜨면 춤추는 body 끝이 없이 달려보자 we like to party 달이 뜨고 별이 뜨면 춤추는 body 끝이 없이 달려보자 we like to party [LISA] Girls wanna have some fun We go dumb dumb dumb Girls wanna have some fun What you want want want Girls wanna have some fun We go dumb dumb dumb Girls wanna have some fun We ain’t done done done Whatta bum bum whatta bum bum Whatta bum bum whatta bum bum</text:p>
          </table:table-cell>
          <table:table-cell office:value-type="string" table:style-name="ce1">
            <text:p>여</text:p>
          </table:table-cell>
          <table:table-cell table:number-columns-repeated="16377"/>
        </table:table-row>
        <table:table-row table:style-name="ro1">
          <table:table-cell office:value-type="float" office:value="506" table:style-name="ce1">
            <text:p>506</text:p>
          </table:table-cell>
          <table:table-cell office:value-type="string" table:style-name="ce1">
            <text:p>우원재</text:p>
          </table:table-cell>
          <table:table-cell office:value-type="string" table:style-name="ce1">
            <text:p>시차</text:p>
          </table:table-cell>
          <table:table-cell office:value-type="string" table:style-name="ce1">
            <text:p>2017.9.4</text:p>
          </table:table-cell>
          <table:table-cell office:value-type="string" table:style-name="ce1">
            <text:p>사계절</text:p>
          </table:table-cell>
          <table:table-cell office:value-type="string" table:style-name="ce1">
            <text:p>밤새 모니터에 튀긴 침이 마르기도 전에 강의실로 아 참, 교수님이 문신 땜에 긴 팔 입고 오래 난 시작도 전에 눈을 감았지 날 한심하게 볼 게 뻔하니 이게 더 편해 내 새벽은 원래 일몰이 지나고 하늘이 까매진 후에야 해가 뜨네 내가 처량하다고 다 그래 "야 야, 난 쟤들이 돈 주고 가는 파리의 시간을 사는 중"이라 전해 난 이게 궁금해 시계는 둥근데 날카로운 초침이 내 시간들을 아프게 모두가 바쁘게 뭐를 하든 경쟁하라 배웠으니 우린 우리의 시차로 도망칠 수밖에 이미 저 문밖에는 모두 그래 ‘야, 일찍 일어나야 성공해, 안 그래?’ 맞는 말이지 다 근데 니들이 꿈을 꾸던 그 시간에 나도 꿈을 꿨지 두 눈 똑바로 뜬 채로 We're livin' in a different time zone 바뀌어버린 낮과 밤이야 (yeah) Have a good night 먼저 자 아직 난 일하는 중이야 We are who we are We a-a-are who we a-a-are ohahh Don't you know who we are? 4호선 문이 열릴 때, 취해 있는 사람들과 날 똑같이 보지마 그들이 휘청거릴 때마다 풍기는 술 냄새마저 부러웠지만 난 적응해야 했거든 이 시차, 꿈을 꾸게 해 준 침댄 이 기차 먼지 쌓일 틈이 없던 키보드 위, 그리고 2009년부터 지금까지 계속 "GRAY on the beat ya" 아침은 까맣고, 우리의 밤은 하얘 난 계속 칠하고 있고 똑같은 기차를 타네 걱정한 적 없어 막차 시간은 한 번도 얇았던 커튼이 햇빛을 완벽히 못 가려도 난 지금 눈을 감아야 해 내일의 나는 달라져야 해 우린 아무것도 없이 여길 올라왔고 넌 이 밤을 꼭 기억해야 돼 We're livin' in a different time zone 바뀌어버린 낮과 밤이야 (yeah) Have a good night 먼저 자 아직 난 일하는 중이야 We are who we are We a-a-are who we a-a-are ohahh Don't you know who we are? 밤새 모니터에 튀긴 침이 마르기도 전에 대기실로 아 참, 문신 땜에 긴 팔 입고 오래 녹화 전에 눈을 감고 생각하지 똑같은 행동, 다른 느낌 시차 부적응에 해당돼 지금 내 옆엔 'Loco' 그리고 'GRAY' 모두 비웃었던 동방의 소음이 어느새 전국을 울려대 "야, 이게 우리 시차의 결과고, 우린 아직 여기 산다 전해" We're livin' in a different time zone 바뀌어버린 낮과 밤이야 (yeah) Have a good night 먼저 자 아직 난 일하는 중이야 We are who we are We a-a-are who we a-a-are ohahh Don't you know who we are? 모두 위험하다는 시간이 우린 되려 편해 (Don't you know who we are?) 밝아진 창문 밖을 봐야지 비로소 맘이 편해 (Don't you know who we are?) 모두가 다 피하는 반지하가 우린 편해 (Don't you know who we are?) We are, We are, We are... Don't you know who we are?</text:p>
          </table:table-cell>
          <table:table-cell office:value-type="string" table:style-name="ce1">
            <text:p>남</text:p>
          </table:table-cell>
          <table:table-cell table:number-columns-repeated="16377"/>
        </table:table-row>
        <table:table-row table:style-name="ro1">
          <table:table-cell office:value-type="float" office:value="507" table:style-name="ce1">
            <text:p>507</text:p>
          </table:table-cell>
          <table:table-cell office:value-type="string" table:style-name="ce1">
            <text:p>악동뮤지션</text:p>
          </table:table-cell>
          <table:table-cell office:value-type="string" table:style-name="ce1">
            <text:p>오랜 날 오랜 밤</text:p>
          </table:table-cell>
          <table:table-cell office:value-type="string" table:style-name="ce1">
            <text:p>2017.1.3</text:p>
          </table:table-cell>
          <table:table-cell office:value-type="string" table:style-name="ce1">
            <text:p>사계절</text:p>
          </table:table-cell>
          <table:table-cell office:value-type="string" table:style-name="ce1">
            <text:p>별 하나 있고 너 하나 있는 그곳이 내 오랜 밤이었어 사랑해란 말이 머뭇거리어도 거짓은 없었어 넌 화나 있고 참 조용했던 그곳이 내 오랜 밤이었어 어둠 속에서도 잠 이루지 못해 흐느껴오는 너의 목소리 그대 곁이면 그저 곁에서만 있어도 행복했단 걸 그 사실까지 나쁘게 추억 말아요 오랜 날 오랜 밤 동안 정말 사랑했어요 어쩔 수 없었다는 건 말도 안 될 거라 생각하겠지만 밉게 날 기억하지는 말아줄래요 아직도 잘 모르겠어 당신의 흔적이 지울 수 없이 소중해 잘 자요 안녕 그 말 끝으로 흐른 시간은 오랜 날 같았어 우린 서로에게 깊어져 있었고 난 그게 두려워 넌 가만있고 나도 그러했던 순간은 우리 오랜 날 함께한 시간을 아무런 의미도 없듯이 추억만 하게 하겠죠 그대 곁이면 그저 곁에서만 있어도 보고 싶고 또 행복했어 그건 진심이었소 오랜 날 오랜 밤 동안 정말 사랑했어요 어쩔 수 없었다는 건 말도 안 될 거라 생각하겠지만 밉게 날 기억하지는 말아줄래요 아직도 잘 모르겠어 당신의 흔적이 지울 수 없이 소중해 하늘이 참 뿌옇고 맘을 다잡아야 하죠 이젠 마지막 목소리 마지막 안녕 밉게 날 기억하지는 말아줄래요 아직도 잘 모르겠어 당신의 흔적이 지울 수 없이 소중해</text:p>
          </table:table-cell>
          <table:table-cell office:value-type="string" table:style-name="ce1">
            <text:p>혼성</text:p>
          </table:table-cell>
          <table:table-cell table:number-columns-repeated="16377"/>
        </table:table-row>
        <table:table-row table:style-name="ro1">
          <table:table-cell office:value-type="float" office:value="508" table:style-name="ce1">
            <text:p>508</text:p>
          </table:table-cell>
          <table:table-cell office:value-type="string" table:style-name="ce1">
            <text:p>레드벨벳</text:p>
          </table:table-cell>
          <table:table-cell office:value-type="string" table:style-name="ce1">
            <text:p>미래</text:p>
          </table:table-cell>
          <table:table-cell office:value-type="string" table:style-name="ce1">
            <text:p>2020.10.17</text:p>
          </table:table-cell>
          <table:table-cell office:value-type="string" table:style-name="ce1">
            <text:p>사계절</text:p>
          </table:table-cell>
          <table:table-cell office:value-type="string" table:style-name="ce1">
            <text:p>어딘지 모를 꿈결 속에서 행복한 날 또 본 것 같았어 다가올 내일은 불안한 표정이지만 쉽게 나를 놓을 순 없네 찬란한 빛을 향해 걸어 나를 가둘 듯한 미로 그럴 때마다 난 너를 기억해 내 꿈을 잊지 않게 해줘 별이 쏟아지는 곳에 우린 결국 함께 한다고 You are my future future All the time 힘든 시간들을 건너 너의 손을 잡고 싶어 You are my sunshine sunshine All the day 해가 밤을 돌아 아침을 또 만든 것처럼 날 비춰줘 너는 또 다른 나의 미래 영원히 계속될 Love way 너는 또 다른 나의 미래 I’ll show you my love 가끔 넘어져 상처가 나도 웃는 모습 난 그게 좋았어 굳은 다짐들 한 번씩 무너지지만 너를 보면 견딜 수 있어 찬란한 빛을 향해 걸어 나를 가둘 듯한 미로 그럴 때마다 난 너를 기억해 내 꿈을 잊지 않게 해줘 별이 쏟아지는 곳에 우린 결국 함께 한다고 You are my future future All the time 힘든 시간들을 건너 너의 손을 잡고 싶어 You are my sunshine sunshine All the day 해가 밤을 돌아 아침을 또 만든 것처럼 날 비춰줘 너는 또 다른 나의 미래 영원히 계속될 Love way 너는 또 다른 나의 미래 I’ll show you my love You are my future future All the time 힘든 시간들을 건너 너의 손을 잡고 싶어 You are my sunshine sunshine All the day 해가 밤을 돌아 아침을 또 만든 것처럼 날 비춰 줘 너는 또 다른 나의 미래 영원히 계속될 Love way 너는 또 다른 나의 미래 I’ll show you my love</text:p>
          </table:table-cell>
          <table:table-cell office:value-type="string" table:style-name="ce1">
            <text:p>여</text:p>
          </table:table-cell>
          <table:table-cell table:number-columns-repeated="16377"/>
        </table:table-row>
        <table:table-row table:style-name="ro1">
          <table:table-cell office:value-type="float" office:value="509" table:style-name="ce1">
            <text:p>509</text:p>
          </table:table-cell>
          <table:table-cell office:value-type="string" table:style-name="ce1">
            <text:p>태연</text:p>
          </table:table-cell>
          <table:table-cell office:value-type="string" table:style-name="ce1">
            <text:p>불티</text:p>
          </table:table-cell>
          <table:table-cell office:value-type="string" table:style-name="ce1">
            <text:p>2019.10.28</text:p>
          </table:table-cell>
          <table:table-cell office:value-type="string" table:style-name="ce1">
            <text:p>사계절</text:p>
          </table:table-cell>
          <table:table-cell office:value-type="string" table:style-name="ce1">
            <text:p>불어 후후 빨간 불티야 내 마음도 너 같아 타오를 듯 위험한 살포시 널 눌러 덮으려 해 봐도 꺼지지 않는 너를 어떻게 해야 하나 여릴 줄만 알았던 그 작은 온기 속 뭐를 감추고 있었니 내 안에 내가 많아 온 밤이 소란한데 혹시 내 말을 들었니 이제 타이밍이야, 눈 뜰 새벽이야 불티를 깨워 더 타올라라 후 후후후 꺼지지 않게 붉디붉은 채 더 크게 번져 후 후후 지금 가장 뜨거운 내 안의 작고 작은 불티야 불티야 꺼지지 말고 피어나 불티야 불티야 새벽을 훨훨 날아가 새 불티야 불티야 춤추듯 온몸을 살라 새 불티야 불티야 꺼지지 말고 피어나 이 까만 어둠을 동그라니 밝혀 내 앞을 비추는 너 어디든 갈 수 있어 세찬 바람을 타고 떠올라 내려 보면 우린 이 별의 여행자 어제 길 위의 넌 꿈만 꾸고 있었지 작은 새처럼 작은 새처럼 이제 타이밍이야, 너의 시간이야 숨을 불어넣어 불티를 깨워 타올라라 후 후후후 꺼지지 않게 붉디붉은 채 더 크게 번져 후 후후 지금 가장 뜨거운 내 안의 작고 작은 불티야 불티야 꺼지지 말고 피어나 불티야 불티야 새벽을 훨훨 날아가 새 불티야 불티야 춤추듯 온몸을 살라 새 불티야 불티야 꺼지지 말고 피어나 오랜 기다림, 너의 시간을 믿어 나를 닮은 너, 불티를 깨워 더 타올라라 후 후후후 꺼지지 않게 붉디붉은 채 더 크게 번져 후 후후 지금 가장 뜨거운 더 타올라라 후 후후후 꺼지지 않게 붉디붉은 채 더 크게 번져 후 후후 지금 가장 뜨거운 내 안의 작고 작은 불티야</text:p>
          </table:table-cell>
          <table:table-cell office:value-type="string" table:style-name="ce1">
            <text:p>여</text:p>
          </table:table-cell>
          <table:table-cell table:number-columns-repeated="16377"/>
        </table:table-row>
        <table:table-row table:style-name="ro1">
          <table:table-cell office:value-type="float" office:value="510" table:style-name="ce1">
            <text:p>510</text:p>
          </table:table-cell>
          <table:table-cell office:value-type="string" table:style-name="ce1">
            <text:p>걸스데이</text:p>
          </table:table-cell>
          <table:table-cell office:value-type="string" table:style-name="ce1">
            <text:p>Darling</text:p>
          </table:table-cell>
          <table:table-cell office:value-type="string" table:style-name="ce1">
            <text:p>2015.7.7</text:p>
          </table:table-cell>
          <table:table-cell office:value-type="string" table:style-name="ce1">
            <text:p>여름</text:p>
          </table:table-cell>
          <table:table-cell office:value-type="string" table:style-name="ce1">
            <text:p>요즘 연인들은 kiss하고 시작한대 사랑을 어리숙하고 난 낯을 가리는데 사람을 내 틀 안에 갇혀 매일 가짜 같은 진짜 사랑도 I fell in love with you 표현 못했는데 사랑을 나비처럼 내 맘에 날아 앉아 벌처럼 사랑을 톡 쏘니까 달콤한 유혹에 빠져 난 call me your darling darling 나를 녹여줘 슈가 팝 my 롤리팝 소리 칠 거야 call you my darling darling 그댄 달콤해 oh 화끈해 더 뜨겁게 only you only you only you my only you 슈가 슈가 슈가 너 만이 나의 스타 사랑에 빠진 소재로 노래를 불러볼까 달아 달아 밝아 저 달도 내 맘 알까 슈가 슈가 슈가 달콤해 너무 니가 oh baby 상큼하게 톡톡 soda pop pop pop 내 목이 따끔하고 간지럽게 my my my I fell in love with you 빠져들고 싶어 니 안에 나비처럼 내 맘에 날아 앉아 벌처럼 사랑을 톡 쏘니까 달콤한 유혹에 빠져 난 call me your darling darling 나를 녹여줘 슈가 팝 my 롤리팝 소리 칠 거야 call you my darling darling 그댄 달콤해 oh 화끈해 더 뜨겁게 only you only you 별이 쏟아지는 바닷가 위에 살포시 그대 무릎에 기대 누워 잠들고 싶어 call me your darling darling 나를 녹여줘 슈가 팝 my 롤리팝 소리 칠 거야 call you my darling darling 그댄 달콤해 oh 화끈해 더 뜨겁게 only you only you only you my only you</text:p>
          </table:table-cell>
          <table:table-cell office:value-type="string" table:style-name="ce1">
            <text:p>여</text:p>
          </table:table-cell>
          <table:table-cell table:number-columns-repeated="16377"/>
        </table:table-row>
        <table:table-row table:style-name="ro1">
          <table:table-cell office:value-type="float" office:value="511" table:style-name="ce1">
            <text:p>511</text:p>
          </table:table-cell>
          <table:table-cell office:value-type="string" table:style-name="ce1">
            <text:p>지코, 강다니엘</text:p>
          </table:table-cell>
          <table:table-cell office:value-type="string" table:style-name="ce1">
            <text:p>Refresh</text:p>
          </table:table-cell>
          <table:table-cell office:value-type="string" table:style-name="ce1">
            <text:p>2020.4.23</text:p>
          </table:table-cell>
          <table:table-cell office:value-type="string" table:style-name="ce1">
            <text:p>여름</text:p>
          </table:table-cell>
          <table:table-cell office:value-type="string" table:style-name="ce1">
            <text:p>두 귀에 손을 포개 눈 감고 앞을 상상해 보통의 삶을 사는 게 어떤 건지 잘 모르겠어 날 데리고 도망가 줘 늘 자유롭고 싶고 혼자이긴 싫어 집 밖을 나서도 닫힌 방 같아 신호라도 주듯이 깜빡이는 불빛 꺼내놓아 툭 Everybody knew 빨간색 하늘과 파란색 바닷가 여름이 담긴 병에 차갑게 땀이 맺혀 Searching for meaning We all need to refresh 숨죽이며 기다린 날이야 목청껏 외쳐 Let's make it better Let's kick it together 가끔 놓쳐도 I don't mind 그만큼 가벼워진 걸 춤을 잘 추고 싶다면 조금만 템포를 낮춰 급해서 좋을 게 없어 Time out 여전히 오락가락 짜증 났다가 신이 나 다시 그게 삶의 장단 Hop out out the chair 걱정 마 다음은 아무도 못 가로채 받아들여 너다움을 we can’t get back yesterday 하늘 높이 뛰어서 주제넘게 감성 충만한데 시간은 턱없이 부족해 enjoy your every moment 빨간색 하늘과 파란색 바닷가 여름이 담긴 병에 차갑게 땀이 맺혀 Searching for meaning We all need to refresh 숨죽이며 기다린 날이야 목청껏 외쳐 Let's make it better Let's kick it together</text:p>
          </table:table-cell>
          <table:table-cell office:value-type="string" table:style-name="ce1">
            <text:p>남</text:p>
          </table:table-cell>
          <table:table-cell table:number-columns-repeated="16377"/>
        </table:table-row>
        <table:table-row table:style-name="ro1">
          <table:table-cell office:value-type="float" office:value="512" table:style-name="ce1">
            <text:p>512</text:p>
          </table:table-cell>
          <table:table-cell office:value-type="string" table:style-name="ce1">
            <text:p>소향</text:p>
          </table:table-cell>
          <table:table-cell office:value-type="string" table:style-name="ce1">
            <text:p>나 언젠가 떠날 거야</text:p>
          </table:table-cell>
          <table:table-cell office:value-type="string" table:style-name="ce1">
            <text:p>2017.1.13</text:p>
          </table:table-cell>
          <table:table-cell office:value-type="string" table:style-name="ce1">
            <text:p>여름</text:p>
          </table:table-cell>
          <table:table-cell office:value-type="string" table:style-name="ce1">
            <text:p>푸른 바다 멀리 끝자락까지 나는 바라보았어 아무 이유도 없이 정말 착한 딸이 되고싶어 하지만 난 이렇게 바닷가에 또 서있어 하라는대로 가라는대로 가려 해봐도 나의 발길이 나를 이끄네 갈 수 없지만 가고 싶은 곳 하늘과 맞닿은 수평선 날 불러 그 누구도 모르는 곳 바다에 나가면 바람이 도와줄까 알고싶어 떠나면 얼마나 멀리 가게될까 알아 섬에 사는 사람 모두 정말 행복하다는걸 모든 준비 잘 돼있지 알아 섬에 사는 사람 모두 자기 할일이 있어 또 내 역할도 있지만 자신을 갖고 더욱 강하게 힘을 모아서 할 수 있는데 나의 맘 속엔 다른 노래가 아니 안되지 바다를 비추는 눈부신 저빛이 난 궁금해 그 비밀이 멀리서 나를 부르는 소리 들려오네 알고싶어 수평선 너머 뭐가 있을까 밤하늘 맞닿은 저 곳이 날 불러 그 누구도 모르는 곳 바다에 나가면 바람이 도와주지 난 갈거야 떠날거야</text:p>
          </table:table-cell>
          <table:table-cell office:value-type="string" table:style-name="ce1">
            <text:p>여</text:p>
          </table:table-cell>
          <table:table-cell table:number-columns-repeated="16377"/>
        </table:table-row>
        <table:table-row table:style-name="ro1">
          <table:table-cell office:value-type="float" office:value="513" table:style-name="ce1">
            <text:p>513</text:p>
          </table:table-cell>
          <table:table-cell office:value-type="string" table:style-name="ce1">
            <text:p>수란</text:p>
          </table:table-cell>
          <table:table-cell office:value-type="string" table:style-name="ce1">
            <text:p>Relax Moment</text:p>
          </table:table-cell>
          <table:table-cell office:value-type="string" table:style-name="ce1">
            <text:p>2020.7.9</text:p>
          </table:table-cell>
          <table:table-cell office:value-type="string" table:style-name="ce1">
            <text:p>사계절</text:p>
          </table:table-cell>
          <table:table-cell office:value-type="string" table:style-name="ce1">
            <text:p>몸이 나른해져 편안한 너에게로 풍덩 빠져 오늘 밤은 너와 만날 수 있을까 All i need is five sips to take me there 고단했던 하루 내내 그리웠던 너와 마주친다면 마법처럼 바닷가 위에 누워서 쏟아지는 햇살을 맞으려나 This tastes just like our memories A little bitter with a little sweetness in the end Just like our love, 오늘 하루는 어땠어? 나의 하룬 so cool 보라색 밤이야 선선한 달달한 이 온도가 좋아 It’s mine yeah, the way you looked at me 점점 스며들어와 in my eyes, my eyes 딱 5모금 이면 돼 마음이 말랑말랑 해지게 말야 내 시간이 흐르는 대로 저 창문 밖 불빛을 따라갈 거야 this tastes just like our memories a little bitter with a little sweetness in the end Just like our love, 오늘 하루는 어땠어? 나의 하룬 so cool 보라색 밤이야 선선한 달달한 이 온도가 좋아 It’s mine Yeah, the way you looked at me 점점 스며들어와 in my eyes, my eyes 따뜻하게 두 팔로 안아주던 네 몸의 체온 같아 (just chill just chill) 그만 이불 속으로 오늘 하루를 다 재울래 (just relax) 나의 하룬 so cool 보라색 밤이야 선선한 달달한 이 온도가 좋아 It’s mine yeah, the way you looked at me 점점 스며들어와 in my eyes, my eyes</text:p>
          </table:table-cell>
          <table:table-cell office:value-type="string" table:style-name="ce1">
            <text:p>여</text:p>
          </table:table-cell>
          <table:table-cell table:number-columns-repeated="16377"/>
        </table:table-row>
        <table:table-row table:style-name="ro1">
          <table:table-cell office:value-type="float" office:value="514" table:style-name="ce1">
            <text:p>514</text:p>
          </table:table-cell>
          <table:table-cell office:value-type="string" table:style-name="ce1">
            <text:p>임재욱</text:p>
          </table:table-cell>
          <table:table-cell office:value-type="string" table:style-name="ce1">
            <text:p>Summer Time</text:p>
          </table:table-cell>
          <table:table-cell office:value-type="string" table:style-name="ce1">
            <text:p>1997.3.29</text:p>
          </table:table-cell>
          <table:table-cell office:value-type="string" table:style-name="ce1">
            <text:p>여름</text:p>
          </table:table-cell>
          <table:table-cell office:value-type="string" table:style-name="ce1">
            <text:p>타오르는 저 태양아래 초록바다 저 하얀 구름이 까맣게 그을린 너의 모습 더욱 더 널 눈부시게 하네 부서지는 저 파도곁에 설탕같은 저 하얀 백사장 칵테일 한잔에 빨개진 네 얼굴 너무나도 아름다웠어 황홀한 저녁 노을에 널 닮은 바다향기에 너의 속삭임과 너의 달콤한 입맞춤에 취해 버렸어 우리 함께한 이 여름 Summer Time 널 영원히 사랑해 I love you 이대로 영원히 춤추며 노래해 모닥불이 꺼질 아침까지 여기 즐거운 바닷가 Summer Time 널 영원히 사랑해 Forever 끝없이 펼쳐진 여름 밤 하늘에 수많은 저 별들처럼, 너를 사랑해 야자수와 코코넛 향기 한가로이 저 날아가는 새 내 품에 잠들은 너의 모습 더욱 더 날 행복하게 하네 아무것도 생각하지마, 내품에서 꿈만 꾸면 돼 어제의 기억도, 내일의 불안도, 이제 너를 사랑하니까 해지는 Sunestbar 에서 노을에 잠긴 너에게 이런 약속했지 너의 모든걸 사랑으로 지킬거라고... 우리 함께한 이 여름 Summer Time 널 영원히 사랑해 I love you 이대로 영원히 춤추며 노래해 모닥불이 꺼질 아침까지 여기 즐거운 바닷가 Summer Time 널 영원히 사랑해 Forever 끝없이 펼쳐진 여름 밤 하늘에 수많은 저 별들처럼, 너를 사랑해</text:p>
          </table:table-cell>
          <table:table-cell office:value-type="string" table:style-name="ce1">
            <text:p>남</text:p>
          </table:table-cell>
          <table:table-cell table:number-columns-repeated="16377"/>
        </table:table-row>
        <table:table-row table:style-name="ro1">
          <table:table-cell office:value-type="float" office:value="515" table:style-name="ce1">
            <text:p>515</text:p>
          </table:table-cell>
          <table:table-cell office:value-type="string" table:style-name="ce1">
            <text:p>SummerWish</text:p>
          </table:table-cell>
          <table:table-cell office:value-type="percentage" office:value="10" table:style-name="ce2">
            <text:p>1000%</text:p>
          </table:table-cell>
          <table:table-cell office:value-type="string" table:style-name="ce1">
            <text:p>2018.8.18</text:p>
          </table:table-cell>
          <table:table-cell office:value-type="string" table:style-name="ce1">
            <text:p>여름</text:p>
          </table:table-cell>
          <table:table-cell office:value-type="string" table:style-name="ce1">
            <text:p>너로 가득해 1000% 너로 가득해 1000% 어쩐지 너와 걷고 싶었던 바닷가 설레임에 출렁이는 파도처럼 시원한 바람을 머금은 네게 너무나 사랑한다고 말할 거야 혹시 그날따라 유난히 빛나던 바다를 기억할까 100%지만 왠지 허전한 내 맘 너여서 채워졌어 아직도 너를 보면 처음처럼 떨린다는 걸 알면 좋을 텐데 널 향한 내 진심을 알까 지금 널 만나고 싶어 어쩐지 너와 걷고 싶었던 바닷가 설레임에 출렁이는 파도처럼 시원한 바람을 머금은 네게 너무나 사랑한다고 영원히 너로 가득해 1000% 너와 손을 잡고 걷고 싶어 너로 가득해 1000% 더 크게 말해줘 푸른 바다 끝까지 기분 좋아 저 하늘 위에 떠 있는 구름이 왠지 너에게 날 데려다줄 것만 같아 눈부시게 빛나는 햇살처럼 포근한 바다야 Yeah 여전히 날 반겨줄까 살짝 눈 감아볼까 아직도 널 부르면 꿈결처럼 기분 좋은걸 알면 좋을 텐데 고마운 내 진심을 알까 지금 널 만나고 싶어 어쩐지 너와 걷고 싶었던 바닷가 설레임에 출렁이는 파도처럼 시원한 바람을 머금은 네게 너무나 사랑한다고 말할 거야 Woo 햇살에 부서지는 물결 그만큼 너로 잔뜩 차올라서 가슴이 벅차 터질 것만 같아 어쩐지 너와 걷고 싶었던 바닷가 (푸른 바닷가) 설레임에 출렁이는 파도처럼 시원한 바람을 머금은 네게 (머금은 네게) 너무나 사랑한다고 영원히 너로 가득해 1000% 너와 손을 잡고 걷고 싶어 너로 가득해 1000% 더 크게 말해줘 푸른 바다 끝까지</text:p>
          </table:table-cell>
          <table:table-cell office:value-type="string" table:style-name="ce1">
            <text:p>여</text:p>
          </table:table-cell>
          <table:table-cell table:number-columns-repeated="16377"/>
        </table:table-row>
        <table:table-row table:style-name="ro1">
          <table:table-cell office:value-type="float" office:value="516" table:style-name="ce1">
            <text:p>516</text:p>
          </table:table-cell>
          <table:table-cell office:value-type="string" table:style-name="ce1">
            <text:p>정기고</text:p>
          </table:table-cell>
          <table:table-cell office:value-type="string" table:style-name="ce1">
            <text:p>EOY</text:p>
          </table:table-cell>
          <table:table-cell office:value-type="string" table:style-name="ce1">
            <text:p>2020.4.16</text:p>
          </table:table-cell>
          <table:table-cell office:value-type="string" table:style-name="ce1">
            <text:p>여름</text:p>
          </table:table-cell>
          <table:table-cell office:value-type="string" table:style-name="ce1">
            <text:p>세상에 수많은 아름다운 여자들은 너무 많겠지만 그저 예쁘기만한 여자들과 넌 달라 알고 있겠지만 어디를 가도 누굴 만나도 I got my eyes on you 말하지 않아도 알거야 아마도 I got my eyes on you 집에만 있어야하는 봄이지만 뭐든 해보자 let's just try and catch a vibe, just vibe 난 여름이 싫지만 근데 니가 원하면 동남아까지도 갈 수 있어 you should put your trust in me don't overthink it, let's kick it so what we gonna do? it's up to you 어디를 가도 누굴 만나도 I got my eyes on you 말하지 않아도 알거야 아마도 I got my eyes on you 아무것도 없던 내 삶에 의미가 되어줘 넌 내게 넌 나를 더 좋은 사람이 되게 해 어딜가나 만나는 날보면 인사하는 여자들을 넌 걱정하지만 baby you gotta know that 이 세상 그 어디에 널 대신할 사람이 있을까 어디를 가도 누굴 만나도 I got my eyes on you 말하지 않아도 알거야 아마도 I got my eyes on you I got my eyes on you 가자 rendezvous 아니야 deja vu There’s no one like you 이건 익숙한 상황 아니야 누가 나타나던 너만 바라봐 너도 시선줘 이쪽으로 my way 할 일은 백만가지여도 생각해 all day Your always mind Cause baby so fine Ooh wee 상황 좋아지면 여행가자 우리 투명한 바닷가에 서핑하고 snorkeling Swim with the sharks but we Never too deep 세상에 수많은 아름다운 여자들은 너무 많겠지만 그저 예쁘기만한 여자들과 넌 달라 알고 있겠지만 어디를 가도 누굴 만나도 I got my eyes on you 말하지 않아도 알거야 아마도 I got my eyes on you</text:p>
          </table:table-cell>
          <table:table-cell office:value-type="string" table:style-name="ce1">
            <text:p>남</text:p>
          </table:table-cell>
          <table:table-cell table:number-columns-repeated="16377"/>
        </table:table-row>
        <table:table-row table:style-name="ro1">
          <table:table-cell office:value-type="float" office:value="517" table:style-name="ce1">
            <text:p>517</text:p>
          </table:table-cell>
          <table:table-cell office:value-type="string" table:style-name="ce1">
            <text:p>걸스데이</text:p>
          </table:table-cell>
          <table:table-cell office:value-type="string" table:style-name="ce1">
            <text:p>말해줘요</text:p>
          </table:table-cell>
          <table:table-cell office:value-type="string" table:style-name="ce1">
            <text:p>2013.7.30</text:p>
          </table:table-cell>
          <table:table-cell office:value-type="string" table:style-name="ce1">
            <text:p>여름</text:p>
          </table:table-cell>
          <table:table-cell office:value-type="string" table:style-name="ce1">
            <text:p>우리 둘이 함께 해요 나를 혼자 두진 마 이 밤이 깊어져만 가 빨리 고백 안해? 안해? 안할꺼야? You! 넌 내 맘을 너무 몰라 Oh You! 빛나는 저 파도같아 You! 왜 자꾸 애태우는지 (아이야아 아아 이 야이야) (하나 하나 하나 둘 셋 넷!) 하면 솔직히 내게 말해줘 (니가 먼저 말해주면 안돼) Oh 부끄러워 부끄럽단 말야 시원한 바람 아름다운 해변 이곳엔 너와 단 둘이 모든 걱정들은 저기 저 바다에 던져 버릴래 지금 말해줘요 말해줘요 말해줘요 사실은 나를 좋아한다고 우릴 위한 저 바닷가로 빨리 떠나요 지금 말해줘요 말해줘요 말해줘요 난 너 하나면 충분해 약속해 손가락 걸고 말해줘 말해줘요 말해줘 말해줘요 다다른 여자보단 내가 나아 하나보단 둘이 아침부터 저녁까지 우리 둘이 (나나나나) 이 노래를 불러 Say 1!2!3!4! 야! 안 따라 부르냐? 뜨거운 태양 부서지는 파도 이곳엔 너와 단 둘이 모든 걱정들은 저기 저 하늘에 던져 버릴래 지금 말해줘요 말해줘요 말해줘요 난 너하나면 충분해 약속해 손가락 걸고 말해줘 말해줘요 말해줘 말해줘요 오늘밤이 다 가기 전에 고백해줄래요 사랑해 사랑해 달콤한 입술로 아침을 깨워줄 그댄 너란 걸 지금 말해줘요 나 사랑한다는 그 말 아끼지 말아요 두 손을 꼭 붙잡고 멀리 떠나요 지금 말해줘요 말해줘요 말해줘요 너와 이 여름안에서 영원히 함께 할래요 말해줘 말해줘요 말해줘 말해줘요</text:p>
          </table:table-cell>
          <table:table-cell office:value-type="string" table:style-name="ce1">
            <text:p>여</text:p>
          </table:table-cell>
          <table:table-cell table:number-columns-repeated="16377"/>
        </table:table-row>
        <table:table-row table:style-name="ro1">
          <table:table-cell office:value-type="float" office:value="518" table:style-name="ce1">
            <text:p>518</text:p>
          </table:table-cell>
          <table:table-cell office:value-type="string" table:style-name="ce1">
            <text:p>치즈</text:p>
          </table:table-cell>
          <table:table-cell office:value-type="string" table:style-name="ce1">
            <text:p>일기예보</text:p>
          </table:table-cell>
          <table:table-cell office:value-type="string" table:style-name="ce1">
            <text:p>2015.5.13</text:p>
          </table:table-cell>
          <table:table-cell office:value-type="string" table:style-name="ce1">
            <text:p>사계절</text:p>
          </table:table-cell>
          <table:table-cell office:value-type="string" table:style-name="ce1">
            <text:p>유리조각 같은 하늘의 별들은 저마다 이름 모를 누군가의 이야기가 되고 우리는 그에 어울리는 낭만적인 사람이 되려 하죠 사소한 순간의 기억도 은은하게 빛나는 행복이 되고 싶어요. 그대도 내 맘과 같다면 한여름 꺼지지 않던 바닷가의 모닥불 같은 사람이 되고 싶어요. 그대와 밤새 얘길 나눌래요 나 그대의 하늘에 별이 될 거에요 낮이나, 밤이나 항상 그 자리에 잠들고파 나 그대의 하늘에 달이 될 거에요 낮이나, 밤이나 항상 그 자리에 잠들고 싶어 그대 곁에 영원히 잠 못 드는 날의 기억도 은은하게 빛나는 행복이 되고 싶어요 기분 좋은 밤공기처럼 한여름 소낙비에도 서운해하지 않는 사람이 되고 싶어요 그대와 내 맘이 같다면 나 그대의 하늘에 별이 될 거에요 낮이나, 밤이나 항상 그 자리에 잠들고파 나 그대의 하늘에 달이 될 거에요 낮이나, 밤이나 항상 그 자리에 잠들고 싶어 그대 곁에 영원히 시간이 지날수록 더 선명해져요 이 밤과 같은 공간의 우리 둘은 나 그대의 하늘에 별이 될 거에요 낮이나, 밤이나 항상 그 자리에 잠들고파 나 그대의 하늘에 달이 될 거에요 낮이나, 밤이나 항상 그 자리에 잠들고 싶어 그대 곁에 영원히</text:p>
          </table:table-cell>
          <table:table-cell office:value-type="string" table:style-name="ce1">
            <text:p>여</text:p>
          </table:table-cell>
          <table:table-cell table:number-columns-repeated="16377"/>
        </table:table-row>
        <table:table-row table:style-name="ro1">
          <table:table-cell office:value-type="float" office:value="519" table:style-name="ce1">
            <text:p>519</text:p>
          </table:table-cell>
          <table:table-cell office:value-type="string" table:style-name="ce1">
            <text:p>문차일드</text:p>
          </table:table-cell>
          <table:table-cell office:value-type="string" table:style-name="ce1">
            <text:p>Summer Couple</text:p>
          </table:table-cell>
          <table:table-cell office:value-type="string" table:style-name="ce1">
            <text:p>2000.4.14</text:p>
          </table:table-cell>
          <table:table-cell office:value-type="string" table:style-name="ce1">
            <text:p>여름</text:p>
          </table:table-cell>
          <table:table-cell office:value-type="string" table:style-name="ce1">
            <text:p>오래전에 잠시 스쳐간 꿈결처럼 멀어진 기억 그 모습도 지금은 희미해 졌지만 친구들과 함께 찾았던 여름날의 어느 바닷가 그녀와 난 운명처럼 느낌이 왔어 첫키스의 짜릿한 순간 하늘아래 태양은 가득히 영화속의 한장면 처럼 남겨진 추억 또다시 오랜만에 찾아온 해변에는 변한게 없고 손짓하는 파도만이 날반겼을뿐 새하얀 모래위에 쓸쓸히 새겨놓은 그녀의 이름 내일이면 모든 흔적없이 지워지고 없겠지 지나가는 여자들마다 곁눈질로 훔쳐보면서 어떠냐고 내게 물어오는 친구들 전부다들 잘빠진 몸매 누가봐도 근사하지만 어쩐지난 혼자있고 싶은 마음뿐 어딘가의 지금 그녀도 와있을것 같다는 생각에 자꾸만 난 그녀를 찾아 둘러보게돼 또다시 오랜만에 찾아온 해변에는 변한게 없고 손짓하는 파도만이 날반겼을뿐 새하얀 모래위에 쓸쓸히 새겨놓은 그녀의 이름 내일이면 모든 흔적없이 지워지고 영원히 저바다는 그렇게 말없이 지키고 있겠지 수만은 연인들이 남기고간 추억 아직도 이맘때면 아른하게 떠오르는 지난날 그녀는 내가 있었단걸 기억이나 하는지</text:p>
          </table:table-cell>
          <table:table-cell office:value-type="string" table:style-name="ce1">
            <text:p>남</text:p>
          </table:table-cell>
          <table:table-cell table:number-columns-repeated="16377"/>
        </table:table-row>
        <table:table-row table:style-name="ro1">
          <table:table-cell office:value-type="float" office:value="520" table:style-name="ce1">
            <text:p>520</text:p>
          </table:table-cell>
          <table:table-cell office:value-type="string" table:style-name="ce1">
            <text:p>조이</text:p>
          </table:table-cell>
          <table:table-cell office:value-type="string" table:style-name="ce1">
            <text:p>좋은 사람 있으면 소개시켜줘</text:p>
          </table:table-cell>
          <table:table-cell office:value-type="string" table:style-name="ce1">
            <text:p>2020.3.20</text:p>
          </table:table-cell>
          <table:table-cell office:value-type="string" table:style-name="ce1">
            <text:p>사계절</text:p>
          </table:table-cell>
          <table:table-cell office:value-type="string" table:style-name="ce1">
            <text:p>좋은 사람 있으면 소개시켜줘 때로는 물처럼 때로는 불처럼 진심으로 나만을 사랑할 수 있는 성숙하고 성실한 사람이라면 좋겠어 좋은 사람 있으면 소개시켜줘 사랑에도 연습은 있는 거기에 아주 조그만 일에도 신경을 써주는 사랑 경험이 많은 사람이라면 좋겠어 한번쯤은 실연에 울었었던 눈이 고운 사람 품에 안겨서 뜨겁게 위로받고 싶어 혼자임에 지쳤던 내 모든걸 손이 고운 사람에게 맡긴 채 외로움을 잊을 수 있다면 좋은 사람 있으면 소개시켜줘 만남 그 자체에 연연하기보다 한번을 만나더라도 그 때 분위기에 최선을 다하려는 사람이라면 좋겠어 나에겐 아픈 상처가 있는데 과거가 없는 사람은 부담스러워 한번쯤은 실연에 울었었던 눈이 고운 사람 품에 안겨서 뜨겁게 위로받고 싶어 혼자임에 지쳤던 내 모든걸 손이 고운 사람에게 맡긴 채 외로움을 잊을 수 있다면 겨울이라 날씨가 추웠을까 팔짱끼는 연인들의 모습에 나의 눈이 왜 시려울까 한땐 나도 저런 때 있었다며 새로운 사람이 그리운걸까 옛사람이 그리워진걸까 옛사람이 그리워진걸까</text:p>
          </table:table-cell>
          <table:table-cell office:value-type="string" table:style-name="ce1">
            <text:p>여</text:p>
          </table:table-cell>
          <table:table-cell table:number-columns-repeated="16377"/>
        </table:table-row>
        <table:table-row table:style-name="ro1">
          <table:table-cell office:value-type="float" office:value="521" table:style-name="ce1">
            <text:p>521</text:p>
          </table:table-cell>
          <table:table-cell office:value-type="string" table:style-name="ce1">
            <text:p>에릭남</text:p>
          </table:table-cell>
          <table:table-cell office:value-type="string" table:style-name="ce1">
            <text:p>Good For You</text:p>
          </table:table-cell>
          <table:table-cell office:value-type="string" table:style-name="ce1">
            <text:p>2016.3.24</text:p>
          </table:table-cell>
          <table:table-cell office:value-type="string" table:style-name="ce1">
            <text:p>사계절</text:p>
          </table:table-cell>
          <table:table-cell office:value-type="string" table:style-name="ce1">
            <text:p>힘들었겠지 하루가 유난히 길었을 거야 지금 내가 데리러 갈게 지쳐있을 네 모습에 또 바뀌는 빨간 신호등에 괜히 맘이 조급해 For you, oh baby you For you, oh baby you Yeah 뭐든 다 말해도 돼 내가 다 들어줄게 Cause I’m good for you 오늘밤 나와 샴페인 어때? 좋아하던 카페에 라떼는 OK? Yeah 너하고 싶었던 거 다 얘기해줘 baby don't worry Baby I’ll be good for you 피곤할텐데 졸아도 돼 어차피 차도 막히는데 다 와갈 때 쯤 깨워줄게 For you, oh baby you For you, oh baby you Yeah 아무 말 안 해도 돼 내가 다 알아줄게 Cause I’m good for you 오늘밤 나와 샴페인 어때? 좋아하던 카페에 라떼는 OK? Yeah 너하고 싶었던 거 다 얘기해줘 baby don't worry Baby I’ll be good for you 지치고 우울하다 느낄 때 아니 꼭 그렇지 않아도 yeah 나를 불러줘 네 옆에 있을게 My love Baby let me in 오늘밤 나와 샴페인 어때? 좋아하던 카페에 라떼는 OK? Yeah 너하고 싶었던 거 다 얘기해줘 baby don't worry Baby I’ll be good for you</text:p>
          </table:table-cell>
          <table:table-cell office:value-type="string" table:style-name="ce1">
            <text:p>남</text:p>
          </table:table-cell>
          <table:table-cell table:number-columns-repeated="16377"/>
        </table:table-row>
        <table:table-row table:style-name="ro1">
          <table:table-cell office:value-type="float" office:value="522" table:style-name="ce1">
            <text:p>522</text:p>
          </table:table-cell>
          <table:table-cell office:value-type="string" table:style-name="ce1">
            <text:p>프라이머리</text:p>
          </table:table-cell>
          <table:table-cell office:value-type="string" table:style-name="ce1">
            <text:p>멀어</text:p>
          </table:table-cell>
          <table:table-cell office:value-type="string" table:style-name="ce1">
            <text:p>2012.10.31</text:p>
          </table:table-cell>
          <table:table-cell office:value-type="string" table:style-name="ce1">
            <text:p>사계절</text:p>
          </table:table-cell>
          <table:table-cell office:value-type="string" table:style-name="ce1">
            <text:p>내 발걸음마저 너에게로 가는 길을 알아 내 이마에 땀방울이 너에게 가는 길을 알아 배가 고파서 집에서 나오는 길 늘 그렇듯 늘어선 가로등은 타오르지 마치 싸울듯이 엉켜있는 자동차들은 다 하나같이 서로 비킬 마음은 없지 비가 좀 온 탓인지는 몰라도 내 생각보다 덥지 않아 놀랐어 모처럼 목욕한 거리위를 걷다보니까 가려던 거리보다 훨씬 더 갔어 아슬 아슬한 신호등을 보며 얼룩말같은 횡단보도를 건너 저녁 노을이 앉아 있는 언덕을 넘어 가다보면 그녀의 기억들이 모여 널 바래다주느라 자주 왔던 길 널 기다리느라 시간이 남던 길 모든게 그대로인데 어느새 우리 둘만 싹 바뀌었지 마치 남인듯이 너의 집에 가까워졌어 너의 이름을 크게 불러봐도 너는 너무 멀어 멀어 아무의미 없어진 나의 산책 너가 묻은 길을 돌아보고 다시 길을 걸어 걸어 지금 내 기분은 밤보다 어둡고 혼자 떠있는 달보다도 서글퍼 이별이란게 이리 어려운거였으면 너가 뭘 원하든 간에 더 줄걸 다시 되 돌리고 파 너를 유턴처럼 허나 우리 사인 복잡해 뉴턴처럼 내겐 이 모든 상황을 동전처럼 엎어 버리는것 보다 더 좋은건 없어 배가 고파서 집에서 나왔던 길 그건 다 핑계였던걸 애초에 알았었지 하루종일 안 먹고 버텼던 밥보다 너가 내 머릿속에서 자꾸만 안떠나 하나도 변한것없는 너네 집 근처 내 마음은 이미 너네 집 입구에 있어 문을 두드리고 싶은걸 꾹 참아 난 그정도론 안 짓꿎어 너의 집에 가까워졌어 너의 이름을 크게 불러봐도 너는 너무 멀어 멀어 아무 의미 없어진 나의 산책 너가 묻은 길을 돌아보고 다시 길을 걸어 걸어 자연스럽게 너의 집을 지나 애초에 걷지 말아야했었던 길을 지나서 다시 집으로 돌아 오는 길 마치 뭔가 두고 온 듯해 노래 서너곡 쯤을 듣다가 보면 다 잊겠지 돌아오는 길에 금방 너의 집은 이리 가까운데 넌 너무 먼 듯해 너의 집에 가까워졌어 너의 이름을 크게 불러봐도 너는 너무 멀어 멀어 아무 의미 없어진 나의 산책 너가 묻은 길을 돌아보고 다시 길을 걸어 걸어 너의 집에 가까워졌어 너의 이름을 크게 불러봐도 너는 너무 멀어 멀어 아무 의미 없어진 나의 산책 너가 묻은 길을 돌아보고 다시 길을 걸어 걸어</text:p>
          </table:table-cell>
          <table:table-cell office:value-type="string" table:style-name="ce1">
            <text:p>남</text:p>
          </table:table-cell>
          <table:table-cell table:number-columns-repeated="16377"/>
        </table:table-row>
        <table:table-row table:style-name="ro1">
          <table:table-cell office:value-type="float" office:value="523" table:style-name="ce1">
            <text:p>523</text:p>
          </table:table-cell>
          <table:table-cell office:value-type="string" table:style-name="ce1">
            <text:p>세븐틴</text:p>
          </table:table-cell>
          <table:table-cell office:value-type="string" table:style-name="ce1">
            <text:p>표정관리</text:p>
          </table:table-cell>
          <table:table-cell office:value-type="string" table:style-name="ce1">
            <text:p>2015.9.10</text:p>
          </table:table-cell>
          <table:table-cell office:value-type="string" table:style-name="ce1">
            <text:p>사계절</text:p>
          </table:table-cell>
          <table:table-cell office:value-type="string" table:style-name="ce1">
            <text:p>I woke up 꿈마저도 Baby 널 따라다니는 꿈 꿔 어떡해 다른 소녀들 너만큼은 안 돼 세븐틴은 표정관리 안 돼 내가 그래 yeah yeah 내가 그래 yeah yeah 다른 소녀들 너만큼은 안 돼 세븐틴은 표정관리 안 돼 Baby Baby She says she loves my rap 음악 하는 남자가 좀 멋진 것 같대 무심한 척 말해 이거 별거 아닌데 그 다음 그녀는 말해 너 자꾸 front 할래 And then she like 어디 놀러 가쟤 한밤중의 한강은 어때 강가를 옆에 두고 바람은 선선하게 다 잊고 너와 걸어갈래 어깨에 머리를 살포시 기댄 다음에 고개를 살짝 올려다봐 줄 때 Yeah I try to play it cool But 결국엔 넌 날 웃게 만들어 yeah that's you 오빠라고 치고 너라고 불러도 돼 근데 내 표정은 꿀 먹은 꼬맹이네 아까 힐끔 널 봤는데 아뿔싸 눈이 마주쳐 멍 때려 아침밥을 얹혔네 니 꼬리에 홀렸네 날 보고 비웃어 자꾸 왜 내가 뭐 어떤데 집에 가 거울 속 표정 보니 그래 티가 나네 정말 행복해 보이네 I woke up 꿈마저도 Baby 널 따라다니는 꿈 꿔 어떡해 다른 소녀들 너만큼은 안 돼 세븐틴은 표정관리 안 돼 내가 그래 yeah yeah 내가 그래 yeah yeah 다른 소녀들 너만큼은 안 돼 세븐틴은 표정관리 안 돼 Baby Baby 참 단정해 넌 내 눈에만 복장 불량 발 무릎 발조차도 안 보이게 치말 내려야 만족이 돼 목까지 단추 꼭꼭 잠궈 쇄골이 숨 못 쉬게 하교 길에서 퇴근 길까지 함께해 굿모닝에서 굿나잇까지 한시도 폰을 못 놓게 해 계획들은 많은데 시작은 무슨 말도 못 거네 설레는 듯해 현실적인 말투 문자 하나로 밀당을 해 밀렸어 방금 밀려날 땐 정신 못 차리기만 해 네가 당길 때도 정신없이 헤벌레 That’s right 키 차이는 딱 이상적이고 너랑 둘이 가는 방향만 맞음 같이 걷고 발 맞게 걸음 반대편에서 마주쳐 있던 신호등 아래서 입 맞추는 거에 대해 너는 어때 I woke up 꿈마저도 Baby 널 따라다니는 꿈 꿔 어떡해 다른 소녀들 너만큼은 안 돼 세븐틴은 표정관리 안 돼 내가 그래 yeah yeah 내가 그래 yeah yeah 다른 소녀들 너만큼은 안 돼 세븐틴은 표정관리 안 돼 Baby Baby Baby It’s all right I’ll call you mine 밤에 달은 우릴 밝혀 줘 새벽을 지나 밤새워서 해 보고 싶어 I woke up 꿈마저도 Baby 널 따라다니는 꿈 꿔 어떡해 다른 소녀들 너만큼은 안 돼 세븐틴은 표정관리 안 돼 내가 그래 yeah yeah 내가 그래 yeah yeah 다른 소녀들 너만큼은 안 돼 세븐틴은 표정관리 안 돼 Baby Baby</text:p>
          </table:table-cell>
          <table:table-cell office:value-type="string" table:style-name="ce1">
            <text:p>남</text:p>
          </table:table-cell>
          <table:table-cell table:number-columns-repeated="16377"/>
        </table:table-row>
        <table:table-row table:style-name="ro1">
          <table:table-cell office:value-type="float" office:value="524" table:style-name="ce1">
            <text:p>524</text:p>
          </table:table-cell>
          <table:table-cell office:value-type="string" table:style-name="ce1">
            <text:p>훈스</text:p>
          </table:table-cell>
          <table:table-cell office:value-type="string" table:style-name="ce1">
            <text:p>얘가 이렇게 예뻤나</text:p>
          </table:table-cell>
          <table:table-cell office:value-type="string" table:style-name="ce1">
            <text:p>2018.4.18</text:p>
          </table:table-cell>
          <table:table-cell office:value-type="string" table:style-name="ce1">
            <text:p>사계절</text:p>
          </table:table-cell>
          <table:table-cell office:value-type="string" table:style-name="ce1">
            <text:p>정류장에 네가 보여 신호등 건너편에서도 네가 보여 커피숍에서도 보여 벌써 세 번이나 마주쳤어 돌아서도 네가 보여 허둥지둥 뛰어가는 네가 보여 그 모습이 왜 귀여워 보여 내 눈에는 자꾸 네가 보여 너 오늘 화장한 거니 머리를 새로 한 건가 뭐야 낯설게 멀리서 손을 흔들며 내게 뛰어오는 너 이렇게 예뻤나 Sunshine in my eyes 눈이 부시게 활짝 웃는 너를 본 그 순간 Shine in my eyes 기분 탓이겠지 내가 널 아닐 거야 정류장에 네가 보여 신호등 건너편에서도 네가 보여 커피숍에서도 보여 벌써 세 번이나 마주쳤어 돌아서도 네가 보여 허둥지둥 뛰어가는 네가 보여 그 모습이 왜 귀여워 보여 내 눈에는 자꾸 네가 보여 저기 딴 애들과 있는 널 보면 난 왜 때문에 심술이 날까 그러다 내게 장난을 치는 네 얼굴에 또 치여 왜 이래 진짜 Sunshine in my eyes 눈이 부시게 활짝 웃는 너를 본 그 순간 Shine in my eyes 기분 탓이겠지 내가 널 아닐 거야 이젠 너밖에 안 보여 TV를 켜봐도 너밖에 안 보여 친구들과 술을 마시다가도 헛 게 보여 자꾸 네가 보여 눈을 감아봐도 보여 눈을 뜨면 천장엔 네가 보여 왜 자꾸 내 눈엔 네가 보여 혹시 이 맘이 사랑인 걸까 Sunshine in my eyes 눈이 부시게 활짝 웃는 너를 본 그 순간 Shine in my eyes 기다리게 돼 이젠 너를 이 맘 사랑일까 어제 네가 올린 사진 보고 또 보고 있어 뭐 하는 거야 나 아 이제야 나 알겠어 이런 내 맘 말이야 사랑인 거야</text:p>
          </table:table-cell>
          <table:table-cell office:value-type="string" table:style-name="ce1">
            <text:p>남</text:p>
          </table:table-cell>
          <table:table-cell table:number-columns-repeated="16377"/>
        </table:table-row>
        <table:table-row table:style-name="ro1">
          <table:table-cell office:value-type="float" office:value="525" table:style-name="ce1">
            <text:p>525</text:p>
          </table:table-cell>
          <table:table-cell office:value-type="string" table:style-name="ce1">
            <text:p>잔나비</text:p>
          </table:table-cell>
          <table:table-cell office:value-type="string" table:style-name="ce1">
            <text:p>November Rain</text:p>
          </table:table-cell>
          <table:table-cell office:value-type="string" table:style-name="ce1">
            <text:p>2014.10.29</text:p>
          </table:table-cell>
          <table:table-cell office:value-type="string" table:style-name="ce1">
            <text:p>가을</text:p>
          </table:table-cell>
          <table:table-cell office:value-type="string" table:style-name="ce1">
            <text:p>숨 쉴 수가 없어 움직일 수조차 없어 비가 온다. 그 날처럼. 나 울 수도 없고 웃어볼 수조차 없어. 비가 온다 눈이 되지 못한 채. 기억 속에 노벰버 레인 살며시 두 눈가에 맺힌다 또 맺힌다 들려오는 빗소리에 감춰둔 기억마저 젖는다 오 젖는다 잊혀 질 수 없어 기억은 계절을 흘러 비가 된다 눈이 되지 못한 채. 기억 속에 노벰버 레인 살며시 두 눈가에 맺힌다 또 맺힌다 들려오는 빗소리에 감춰둔 기억마저 젖는다 오 젖는다 기억 속에 노벰버 레인 또 다시 두 눈가에 맺힐 땐 또 맺힐 땐 들려오는 빗소리도 따스한 추억으로 흐르길 또 흐르길 거리거리 수놓았던 낙엽이 회색빛에 물들면 또 물들면 하염없이 흐르는 비 그대로 눈이 되어 내려라 오 내려라 [비가 온다 눈이 되지 못한 채.] ←이 부분이 빠졌습니다. 겨울, 고요한 아침 커튼, 그 새로 흩날리는 설레임 (겨울이 오길) 다시 흰 눈을 기다리는 철없는 아이처럼 따스한 (겨울이 오길)</text:p>
          </table:table-cell>
          <table:table-cell office:value-type="string" table:style-name="ce1">
            <text:p>남</text:p>
          </table:table-cell>
          <table:table-cell table:number-columns-repeated="16377"/>
        </table:table-row>
        <table:table-row table:style-name="ro1">
          <table:table-cell office:value-type="float" office:value="526" table:style-name="ce1">
            <text:p>526</text:p>
          </table:table-cell>
          <table:table-cell office:value-type="string" table:style-name="ce1">
            <text:p>엠씨더맥스</text:p>
          </table:table-cell>
          <table:table-cell office:value-type="string" table:style-name="ce1">
            <text:p>사계</text:p>
          </table:table-cell>
          <table:table-cell office:value-type="string" table:style-name="ce1">
            <text:p>2019.1.2</text:p>
          </table:table-cell>
          <table:table-cell office:value-type="string" table:style-name="ce1">
            <text:p>사계절</text:p>
          </table:table-cell>
          <table:table-cell office:value-type="string" table:style-name="ce1">
            <text:p>슬픈 예감 앞에 굳게 감아진 두 눈 지금 고개 들면 넌 떠나갈 텐데 못난 걸음은 멈춰버리고 숨소리마저 다 아는 듯 적막한 두려움 속에 결국 너를 놓치고 말겠지 널 그리면서 매일 울며 보내겠지 겨우 눈을 뜨고서 너를 보내면 나는 어쩌면 나는 어쩌면 하루도 못 살 것 같아 이제 난 하루살이 하루하루 내일도 잃어버린 채 너를 사랑했던 오늘만을 살고 내게 웃어 준 네 얼굴을 그리다 사라지겠지 어둠 속으로 너의 뒷모습만 내게 남아 날 원망하고 매일 취한 채 살겠지 그렇게도 기다린 봄은 오지만 나는 어쩌면 여기 너 없는 겨울에 갇힌 채 살아 겨우겨우 살아내도 사랑한 네가 없는데 여름 장마처럼 울다 보면 올까 낙엽 되어 내 마음 위로 내릴까 의미 없겠지 모든 계절의 난 너의 곁에 머물던 너를 사랑했던 너를 안았던 나의 마음을 기억해줘 하루하루 내일도 잃어버린 채 너를 사랑했던 오늘만을 살고 내게 웃어 준 네 얼굴을 그리다 사라지겠지 기억 속으로</text:p>
          </table:table-cell>
          <table:table-cell office:value-type="string" table:style-name="ce1">
            <text:p>남</text:p>
          </table:table-cell>
          <table:table-cell table:number-columns-repeated="16377"/>
        </table:table-row>
        <table:table-row table:style-name="ro1">
          <table:table-cell office:value-type="float" office:value="527" table:style-name="ce1">
            <text:p>527</text:p>
          </table:table-cell>
          <table:table-cell office:value-type="string" table:style-name="ce1">
            <text:p>버스커 버스커</text:p>
          </table:table-cell>
          <table:table-cell office:value-type="string" table:style-name="ce1">
            <text:p>꽃송이가</text:p>
          </table:table-cell>
          <table:table-cell office:value-type="string" table:style-name="ce1">
            <text:p>2012.3.29</text:p>
          </table:table-cell>
          <table:table-cell office:value-type="string" table:style-name="ce1">
            <text:p>봄</text:p>
          </table:table-cell>
          <table:table-cell office:value-type="string" table:style-name="ce1">
            <text:p>배드민턴 치자고 꼬셔 커피 한 잔 하자고 불러 동네 한 번 걷자고 꼬셔 넌 한 번도 그래 안 된다는 말이 없었지 꽃송이가 꽃송이가 그래 그래 피었네 꽃송이가 꽃송이가 그 꽃 한 송이가 그래 그래 피었구나 거리에 사람들 수많은 사람들 그 길에 사람들 그래 나는 네게 얼마만큼 특별한 건지 그게 어려운 거야 그게 어려운 거라 그게 어려운 거야 맛있는 거 먹자고 꼬셔 영화 보러 가자고 불러 단대 호수 걷자고 꼬셔 넌 한 번도 그래 안 된다는 말이 없었지 꽃송이가 꽃송이가 그래 그래 피었네 꽃송이가 꽃송이가 그 꽃 한 송이가 그래 그래 피었구나 거리에 사람들 수많은 사람들 그 길에 사람들 그래 나는 네게 얼마만큼 특별한 건지 그게 어려운 거야 그게 어려운 거라 그게 어려운 거야 좋아 좋아 하모니카 솔로 꽃송이가 꽃송이가 꽃송이가 그래 그래 피었네 꽃송이가 꽃송이가 그 꽃 한 송이가 그래 그래 피었구나 거리에 사람들 수많은 사람들 그 길에 사람들 그래 나는 네게 얼마만큼 특별한 건지 그게 어려운 거야 그게 어려운 거라 그게 어려운 거야</text:p>
          </table:table-cell>
          <table:table-cell office:value-type="string" table:style-name="ce1">
            <text:p>남</text:p>
          </table:table-cell>
          <table:table-cell table:number-columns-repeated="16377"/>
        </table:table-row>
        <table:table-row table:style-name="ro1">
          <table:table-cell office:value-type="float" office:value="528" table:style-name="ce1">
            <text:p>528</text:p>
          </table:table-cell>
          <table:table-cell office:value-type="string" table:style-name="ce1">
            <text:p>악동뮤지션</text:p>
          </table:table-cell>
          <table:table-cell office:value-type="string" table:style-name="ce1">
            <text:p>Give Love</text:p>
          </table:table-cell>
          <table:table-cell office:value-type="string" table:style-name="ce1">
            <text:p>2014.4.7</text:p>
          </table:table-cell>
          <table:table-cell office:value-type="string" table:style-name="ce1">
            <text:p>사계절</text:p>
          </table:table-cell>
          <table:table-cell office:value-type="string" table:style-name="ce1">
            <text:p>why baby! 뭐가문제야 baby! 네가 날 싫어해 하는 걸 알아 나는 서운해 그런 날 왜 너는 못 이해해 You don't understand 난 너를 좋아한다고 내가 뭘 잘못했는데 내게 왜 그러는데 그럴수록 난 되게 섭섭해 Oh I'm so sad 그러니까 슬슬 Let me come into your 마음 중요한 건 마음 결코 네 얼굴만 보고 좋아하는 거 아니 아니야 날 미워하는 너의 날이 선 말투까지도 사랑하게 된 거 이게 내 (맘이야) 너에 대한 건 사소한 것도 기억해 난 (마니아) 아무리 나삐 굴어도 넌 내게 이 순간 다 (만화야) 순정만화야 주인공은 맨날 맨날 이렇게 밤마다 기도해 Give Love 사랑을 좀 주세요 Give Love 사랑이 모자라요 매일매일 자라는 사랑을 그녀에게 주는데도 받질 않으니 Give Love 사랑을 좀 주세요 Give Love 사랑이 모자라요 매일매일 자라는 사랑을 그녀에게 주는데도 받질 않으니 Give Love Give Love Give Love 잘못한 것도 없는데 왜 무작정 싫어하고 보는 너 Why can't you understand me 난 너를 좋아한다고 네가 날 싫어해 하는 걸 안 후 부터 샘솟던 의욕이 다 시들고 설레던 내 맘도 끝이겠구나 했는데 또다시 슬금슬금 다가가도 될까 바라보는 것조차 싫어할까 봐 난 몰래 뒤에서 긍긍전전해 점점 해가 지면 달빛 정전에 용기가 나 내 맘을 전부 전해 하지만 그녀와 내 사이 거리 너무 멀어 주고 또 주는 사랑이 길바닥에 다 버려져 낙엽처럼 쌓이네 봄이 되면 흙으로 남아 혹시 기대해 싹이 될까 Give Love 사랑을 좀 주세요 Give Love 사랑이 모자라요 매일매일 자라는 사랑을 그녀에게 주는데도 받질 않으니 Give Love 사랑을 좀 주세요 Give Love 사랑이 모자라요 매일매일 자라는 사랑을 그녀에게 주는데도 받질 않으니 Give Love Give Love Give Love Give Love Give Love Give Love</text:p>
          </table:table-cell>
          <table:table-cell office:value-type="string" table:style-name="ce1">
            <text:p>혼성</text:p>
          </table:table-cell>
          <table:table-cell table:number-columns-repeated="16377"/>
        </table:table-row>
        <table:table-row table:style-name="ro1">
          <table:table-cell office:value-type="float" office:value="529" table:style-name="ce1">
            <text:p>529</text:p>
          </table:table-cell>
          <table:table-cell office:value-type="string" table:style-name="ce1">
            <text:p>헤이즈</text:p>
          </table:table-cell>
          <table:table-cell office:value-type="string" table:style-name="ce1">
            <text:p>떨어지는 낙엽까지도</text:p>
          </table:table-cell>
          <table:table-cell office:value-type="string" table:style-name="ce1">
            <text:p>2019.10.13</text:p>
          </table:table-cell>
          <table:table-cell office:value-type="string" table:style-name="ce1">
            <text:p>가을</text:p>
          </table:table-cell>
          <table:table-cell office:value-type="string" table:style-name="ce1">
            <text:p>떨어지는 낙엽까지도 멀어져 가는 저 새들도 스쳐 지나가는 흩어져 가는 뒷모습까지도 어제와 같은 하늘색인데 언젠가 본 듯한 구름인데 별 관심 없었던 사랑 노래 오늘따라 귓가에 맴도네 꽃이 지고 해가 저물면 끝인 줄 알았지 다시 더 아름다운 옷을 입고 내게로 오네 떨어지는 낙엽까지도 멀어져 가는 저 새들도 스쳐 지나가는 흩어져 가는 뒷모습까지도 금방이라도 울 것만 같은 저 하늘도 훌훌 털어내고 아프도록 시린 겨울날도 실은 봄을 향해 달려가죠 나는 너에게 또 너는 나에게 오는 길이 그토록 고되었던 이유가 이렇게 큰 행복을 안고 오는 길이었기 때문을 알고 난 후엔 떨어지는 낙엽까지도 멀어져 가는 저 새들도 스쳐 지나가는 흩어져 가는 뒷모습까지도 아마도 우린 아주 오래 그전부터 약속돼있었던 만남인 것 같죠 사랑 내게도 온 거죠 떨어지는 낙엽까지도 멀어져 가는 저 새들도 스쳐 지나가는 흩어져 가는 뒷모습까지도</text:p>
          </table:table-cell>
          <table:table-cell office:value-type="string" table:style-name="ce1">
            <text:p>여</text:p>
          </table:table-cell>
          <table:table-cell table:number-columns-repeated="16377"/>
        </table:table-row>
        <table:table-row table:style-name="ro1">
          <table:table-cell office:value-type="float" office:value="530" table:style-name="ce1">
            <text:p>530</text:p>
          </table:table-cell>
          <table:table-cell office:value-type="string" table:style-name="ce1">
            <text:p>김지수</text:p>
          </table:table-cell>
          <table:table-cell office:value-type="string" table:style-name="ce1">
            <text:p>Alone Again</text:p>
          </table:table-cell>
          <table:table-cell office:value-type="string" table:style-name="ce1">
            <text:p>2020.9.8</text:p>
          </table:table-cell>
          <table:table-cell office:value-type="string" table:style-name="ce1">
            <text:p>사계절</text:p>
          </table:table-cell>
          <table:table-cell office:value-type="string" table:style-name="ce1">
            <text:p>사랑했던 그 여름 에메랄드빛 바다 햇살이 파도에 비쳐 너의 눈에 닿았을 때 그때를 난 그리워해요 손에 쥔 것도 없이 마음만 타올라 빛나는 모래알에 너의 이름을 그려보던 그 Summer But now I`m alone again alone again 창밖에 낙엽이 바래지네요 너의 마음을 난 왜 갖지 못했을까 And now I`m alone again alone again 네 모습이 사라지고 있네요 너의 기억이 내 안에서 조금씩 없어져요 기억 속에 선명한 초록빛과 태양 유일히 나의 마음을 서툴고 아프게 하던 넌 Summer But now I`m alone again alone again 창밖에 낙엽이 바래지네요 너의 마음을 난 왜 갖지 못했을까 And now I`m alone again alone again 네 모습이 사라지고 있네요 너의 기억이 내 안에서 조금씩 없어져요 But now I`m alone again alone again 창밖에 낙엽이 바래지네요 너의 마음을 난 왜 갖지 못했을까 And now I`m alone again alone again 햇살처럼 눈부시게 빛나던 너의 기억이 내 안에서 조금씩 없어져요</text:p>
          </table:table-cell>
          <table:table-cell office:value-type="string" table:style-name="ce1">
            <text:p>남</text:p>
          </table:table-cell>
          <table:table-cell table:number-columns-repeated="16377"/>
        </table:table-row>
        <table:table-row table:style-name="ro1">
          <table:table-cell office:value-type="float" office:value="531" table:style-name="ce1">
            <text:p>531</text:p>
          </table:table-cell>
          <table:table-cell office:value-type="string" table:style-name="ce1">
            <text:p>엔플라잉</text:p>
          </table:table-cell>
          <table:table-cell office:value-type="string" table:style-name="ce1">
            <text:p>굿밤</text:p>
          </table:table-cell>
          <table:table-cell office:value-type="string" table:style-name="ce1">
            <text:p>2019.10.15</text:p>
          </table:table-cell>
          <table:table-cell office:value-type="string" table:style-name="ce1">
            <text:p>사계절</text:p>
          </table:table-cell>
          <table:table-cell office:value-type="string" table:style-name="ce1">
            <text:p>가로등이 먼저 꺼진 밤 너무 건조하기 짝이 없게 굿밤 굿밤 굿밤 우리 밤은 너무 아름답고 그만큼 놓치기도 아쉬운데 굿밤 굿밤 굿밤 네모 네모 빌딩 사이 번져있는 별빛 같아 몽 몽글몽글 해지는 맘 이대로 눈떠버리면 어떡하나 싱 싱글벙글 껐다 켰다 해 해보다 밝아 보이는 달 원래 내 맘은 이런 게 아니었는데 너를 떠올린듯해 편히 자요 굿밤 어떻게 자 속마음은 한쪽 구석에 몰렸는데 깨워줘 Darling 너와 꿈속을 Driving 그런 말들보단 널 향해 Drive 일루와 일루와 하기를 바라는데 깨워줘 Darling 우리 내일이 없이 잘 자요 굿밤 Baby Don’t talk to me Good night 굿밤 난 너를 위한 이부자리 굿밤 Good night We like We love 잘 자요 굿밤 Baby Don’t talk to me Good night 굿밤 난 너를 위한 철없는 아이 굿밤 Good night We like We love 방해하지 마 너에게로 가니까 해는 여름에 조금 일찍 떠 그러니까 365일 중에 너와 반의반 이라도 소중해 치고 말 거야 암막 바깥세상과 단절하자 그냥 우리 둘이 이 새벽에 너에게로 도피 도피 꿈 뻑 토끼 토끼 천국을 찍자 높이 높이 왜 배려하는데 지금은 안돼라는 말은 핑계 그럴 필요 없어 싱 싱글벙글 껐다 켰다 해 해보다 밝아 보이는 달 원래 내 맘은 이런 게 아니었는데 너를 떠올린듯해 편히 자요 굿밤 어떻게 자 속마음은 한쪽 구석에 몰렸는데 깨워줘 Darling 너와 꿈속을 Driving 그런 말들보단 널 향해 Drive 일루와 일루와 하기를 바라는데 깨워줘 Darling 우리 내일이 없이 잘 자요 굿밤 Baby Don’t talk to me Good night 굿밤 난 너를 위한 이부자리 굿밤 Good night We like We love 잘 자요 굿밤 Baby Don’t talk to me Good night 굿밤 난 너를 위한 철없는 아이 굿밤 Good night We like We love 잠이 안 와도 절대 걱정하지 마 밖에 나가서 낙엽을 밟자 영화관에 단둘이 오손도손 꼭 잡고 아침까지 놓으면 안 돼 Will be fine 편히 자요 굿밤 어떻게 자 속마음은 한쪽 구석에 몰렸는데 깨워줘 Darling 너와 꿈속을 Driving 그런 말들보단 널 향해 Drive 일루와 일루와 하기를 바라는데 깨워줘 Darling 우리 내일이 없이 먼저 자 네게 가서 안아줄게 난 너를 위한 이부자리 굿밤 Good night We like We love 하루의 끝을 너와 해가 뜰 때까지 난 너를 위한 철없는 아이 굿밤 Good night We like We love</text:p>
          </table:table-cell>
          <table:table-cell office:value-type="string" table:style-name="ce1">
            <text:p>남</text:p>
          </table:table-cell>
          <table:table-cell table:number-columns-repeated="16377"/>
        </table:table-row>
        <table:table-row table:style-name="ro1">
          <table:table-cell office:value-type="float" office:value="532" table:style-name="ce1">
            <text:p>532</text:p>
          </table:table-cell>
          <table:table-cell office:value-type="string" table:style-name="ce1">
            <text:p>엔플라잉</text:p>
          </table:table-cell>
          <table:table-cell office:value-type="string" table:style-name="ce1">
            <text:p>옥탑방</text:p>
          </table:table-cell>
          <table:table-cell office:value-type="string" table:style-name="ce1">
            <text:p>2019.1.2</text:p>
          </table:table-cell>
          <table:table-cell office:value-type="string" table:style-name="ce1">
            <text:p>사계절</text:p>
          </table:table-cell>
          <table:table-cell office:value-type="string" table:style-name="ce1">
            <text:p>너는 별을 보자며 내 몸을 당겨서 단 한 번에 달빛을 내 눈에 담았어 Every time I look up in the sky 근데 단 한 개도 없는 Star 혼자 두지 않을게 저 달이 외롭지 않게 해 줘 너는 별을 보자며 내 손을 끌어서 저녁노을이 진 옥상에 걸터앉아 Every time I look up in the sky 근데 단 한 개도 없는 Star 괜찮아 네가 내 우주고 밝게 빛나 줘 이런 가사 한 마디가 널 위로한다면 나 펜을 잡을게 자극적인 것보다 진심만으로 말할 수 있어 All day 고양이보다 넌 강아지같이 날 기다렸지 하루 종일 뭐가 그리 슬펐지 이 별에서 네가 가장 특별해 너는 그런 거 전혀 몰랐지 You want some more 왜 자꾸만 널 가두려 하는 건지 You want some more Sky is nothing to believe 너는 별을 보자며 내 손을 끌어서 저녁노을이 진 옥상에 걸터앉아 Every time I look up in the sky 근데 단 한 개도 없는 Star 괜찮아 네가 내 우주고 밝게 빛나 줘 있잖아 난 네가 아주 가끔씩 무겁게 할 때마다 움칫 널 위로할 손이 난 없네 지금 난 갈 길을 잃은 별 날 당기는 힘은 너 넌 별을 잃은 하늘처럼 떠돌고 다녀 우리가 지난 길이 별자리처럼 나와 너 그 길을 따라서 날 기억해줘 You want some more 왜 자꾸만 널 가두려 하는 건지 You want some more Sky is nothing to believe 너는 별을 보자며 내 손을 끌어서 저녁노을이 진 옥상에 걸터앉아 Every time I look up in the sky 근데 단 한 개도 없는 Star 괜찮아 네가 내 우주고 밝게 빛나 줘 Girl I don’t know why I’m leaving Girl I don’t know why 처음부터 다시 알려 줘 Girl I don’t know why I’m leaving Girl I don’t know why 너는 별을 보자며 내 손을 끌어서 저녁노을이 진 옥상에 걸터앉아 Every time I look up in the sky 근데 단 한 개도 없는 Star 괜찮아 네가 내 우주고 밝게 빛나 줘 꼭 닮은 너를 찾아 나섰지 너를 당겨 보려 해도 Every time I look up in the sky 근데 단 한 개도 없는 Star 괜찮아 네가 내 우주고 밝게 빛나 줘</text:p>
          </table:table-cell>
          <table:table-cell office:value-type="string" table:style-name="ce1">
            <text:p>남</text:p>
          </table:table-cell>
          <table:table-cell table:number-columns-repeated="16377"/>
        </table:table-row>
        <table:table-row table:style-name="ro1">
          <table:table-cell office:value-type="float" office:value="533" table:style-name="ce1">
            <text:p>533</text:p>
          </table:table-cell>
          <table:table-cell office:value-type="string" table:style-name="ce1">
            <text:p>잔나비</text:p>
          </table:table-cell>
          <table:table-cell office:value-type="string" table:style-name="ce1">
            <text:p>가을밤에 든 생각</text:p>
          </table:table-cell>
          <table:table-cell office:value-type="string" table:style-name="ce1">
            <text:p>2020.11.6</text:p>
          </table:table-cell>
          <table:table-cell office:value-type="string" table:style-name="ce1">
            <text:p>가을</text:p>
          </table:table-cell>
          <table:table-cell office:value-type="string" table:style-name="ce1">
            <text:p>머나먼 별빛 저 별에서도 노랠 부르는 사랑 살겠지 밤이면 오손도손 그리운 것들 모아서 노랠 지어 부르겠지 새까만 밤하늘을 수놓은 별빛마저 불어오는 바람 따라가고 보고픈 그대 생각 짙어져 가는 시월의 아름다운 이 밤에 부르다 보면 어제가 올까 그립던 날이 참 많았는데 저 멀리 반짝이다 아련히 멀어져 가는 너는 작은 별 같아 Farewell Farewell 멀어져 가는 Farewell ooh- 새까만 밤하늘을 수놓은 별빛마저 불어오는 바람 따라 가고 보고픈 그대 생각 짙어져 가는 시월의 아름다운 이 밤에 수많은 바람 불어온대도 날려 보내진 않을래 잊혀질까 두려워 곁을 맴도는 시월의 아름다운 이 밤을 기억해 주세요 Farewell Farewell</text:p>
          </table:table-cell>
          <table:table-cell office:value-type="string" table:style-name="ce1">
            <text:p>남</text:p>
          </table:table-cell>
          <table:table-cell table:number-columns-repeated="16377"/>
        </table:table-row>
        <table:table-row table:style-name="ro1">
          <table:table-cell office:value-type="float" office:value="534" table:style-name="ce1">
            <text:p>534</text:p>
          </table:table-cell>
          <table:table-cell office:value-type="string" table:style-name="ce1">
            <text:p>창모</text:p>
          </table:table-cell>
          <table:table-cell office:value-type="string" table:style-name="ce1">
            <text:p>METEOR</text:p>
          </table:table-cell>
          <table:table-cell office:value-type="string" table:style-name="ce1">
            <text:p>2019.11.29</text:p>
          </table:table-cell>
          <table:table-cell office:value-type="string" table:style-name="ce1">
            <text:p>사계절</text:p>
          </table:table-cell>
          <table:table-cell office:value-type="string" table:style-name="ce1">
            <text:p>Yeah, ha Yeah, ha Yeah, ha Yeah, ha Yeah, ha Yeah, ha 모두 그에게 말해 또 왔네 (새꺄 whut?) 죽지 않고 왔다 이렇게 (새꺄 뭐?) Snacky chan의 라인을 빌릴래 했어 예수처럼 이렇게 부활을 031 팔 안쪽의 tatt freaky woah 어젠 시장님이 만나쟤 motown 어수룩해 엄마 속에 걱정 한 톤만큼 쌓고 스물한살에 독립했던 얘는 여섯이 되었고 발견했지 우연히 5년 전의 노트 “정말 스타 되고 싶어 그럴려면 가서 만나면 돼 악마?” 노트를 덮고 거울에 비춰진 남자를 보니 와 저 손목이 너무 부러워 저 금 daydate rollie 넘을걸 천백은 더 전국 사람들이 외치네 저 괴물체는 뭘까? Meteor 거대 Meteor 난 네게 처박힐 Meteor야 별빛이 내려오지 마구 내려오지 경고 경고 그래도 처박힐 Meteor야 motown의 1번 노랠 기억해 니들? 뭐였지? 뭐였나? 음 음? i’m the man in the mirror 그러니 light me up 1절의 그 별이 2절의 그 별이 그래 모두 나였지 실화가 된 동화이지 힘들 때면 홀로 쓴 노래를 불러 환상들을 보던 성냥팔이 소년이였던 나날들이 365, 24, 730, 24에 7 1095 아 그만 세자 1400이 되니 oh 그 애랑도 하고 돔페리뇽이 만든 숙취 땜에 넋을 놓은 나를 향해 몇천 명이 ‘와’ 해 본 적은 없지만 때론 어떤 존재가 내 인생을 왔다 간 듯해 그냥 그런 느낌이 들지 상관없어 환상이던 현실이던지 hands up high 전국 사람들이 외치네 저 괴물체는 뭘까? Meteor 거대 Meteor 난 네게 처박힐 Meteor야 별빛이 내려오지 마구 내려오지 경고 경고 그래도 처박힐 Meteor야 영 영 영원히 약속해 영원하기로 어둠 가득한 저 뒤로 돌려보내지 말아요 제발 제발 영 영 영원히 난 영원할 거라 믿어 흥분으로 가득차 이 도시에 나 외칠 꺼야 “드디어 내가 여 왔다”<text:s/></text:p>
          </table:table-cell>
          <table:table-cell office:value-type="string" table:style-name="ce1">
            <text:p>남</text:p>
          </table:table-cell>
          <table:table-cell table:number-columns-repeated="16377"/>
        </table:table-row>
        <table:table-row table:style-name="ro1">
          <table:table-cell office:value-type="float" office:value="535" table:style-name="ce1">
            <text:p>535</text:p>
          </table:table-cell>
          <table:table-cell office:value-type="string" table:style-name="ce1">
            <text:p>블루</text:p>
          </table:table-cell>
          <table:table-cell office:value-type="string" table:style-name="ce1">
            <text:p>Downtown Baby</text:p>
          </table:table-cell>
          <table:table-cell office:value-type="string" table:style-name="ce1">
            <text:p>2017.12.6</text:p>
          </table:table-cell>
          <table:table-cell office:value-type="string" table:style-name="ce1">
            <text:p>사계절</text:p>
          </table:table-cell>
          <table:table-cell office:value-type="string" table:style-name="ce1">
            <text:p>너는 나의 다운타운 베이비야 너의 눈은 밤하늘에 별이야 매일마다 꾸고 싶은 꿈이야 Baby without you I can’t do this anymore 너는 나의 다운타운 베이비야 너의 눈은 밤하늘에 별이야 매일마다 꾸고 싶은 꿈이야 Baby without you I can’t do this anymore 628 너 집 번호 네 집 앞이니까 나와 Let’s Roll 시간 아까우니 잡아 나의 두 손 I don’t wanna let go 핑크머리색에 피어싱은 세 개 너는 좋아했지 나의 팔베개 우린 서로 아파하는 짓도 나빠 하나밖에 없는 Downtown Baby 너는 나의 다운타운 베이비야 너의 눈은 밤하늘에 별이야 매일마다 꾸고 싶은 꿈이야 Baby without you I can’t do this anymore 너는 나의 다운타운 베이비야 너의 눈은 밤하늘에 별이야 매일마다 꾸고 싶은 꿈이야 Baby without you I can’t do this anymore 영화 보고 Let’s drink all night long 담배 한 대 피며 Talk all night long 힘든 일이 있을 땐 내게 와 일로 너의 얇은 팔로 감싸 나를 사이로 지금 아프더라도 It’s alright 시간은 다 지나가 It’s alright 항상 그랬지 넌 손발이 차가워 그래서 내게 말했지 빨리 안아줘 I’ll make you Rich 조금만 기다려 네가 없는 날에는 Raining I’ll do anything 조금만 기다려 맑았던 하늘도 다시 보니 Gray 술도 한잔 못 했던 네가 날 만나 와인을 사와 술도 한잔 못 했던 네가 날 만나 마음이 아파 너는 나의 다운타운 베이비야 너의 눈은 밤하늘에 별이야 매일마다 꾸고 싶은 꿈이야 Baby without you I can’t do this anymore 너는 나의 다운타운 베이비야 너의 눈은 밤하늘에 별이야 매일마다 꾸고 싶은 꿈이야 Baby without you I can’t do this anymore It’s okay baby 항상 같은 자리에서 있을게 It’s okay baby 널 위해 내 핸드폰을 켜 놓을게 It’s okay baby 항상 같은 자리에서 있을게 It’s okay baby 널 위해 내 핸드폰을 켜 놓을게 너는 나의 다운타운 베이비야 너의 눈은 밤하늘에 별이야 매일마다 꾸고 싶은 꿈이야 Baby without you I can’t do this anymore 너는 나의 다운타운 베이비야 너의 눈은 밤하늘에 별이야 매일마다 꾸고 싶은 꿈이야 Baby without you I can’t do this anymore</text:p>
          </table:table-cell>
          <table:table-cell office:value-type="string" table:style-name="ce1">
            <text:p>남</text:p>
          </table:table-cell>
          <table:table-cell table:number-columns-repeated="16377"/>
        </table:table-row>
        <table:table-row table:style-name="ro1">
          <table:table-cell office:value-type="float" office:value="536" table:style-name="ce1">
            <text:p>536</text:p>
          </table:table-cell>
          <table:table-cell office:value-type="string" table:style-name="ce1">
            <text:p>방탄소년단</text:p>
          </table:table-cell>
          <table:table-cell office:value-type="string" table:style-name="ce1">
            <text:p>작은 것들을 위한 시</text:p>
          </table:table-cell>
          <table:table-cell office:value-type="string" table:style-name="ce1">
            <text:p>2019.4.12</text:p>
          </table:table-cell>
          <table:table-cell office:value-type="string" table:style-name="ce1">
            <text:p>사계절</text:p>
          </table:table-cell>
          <table:table-cell office:value-type="string" table:style-name="ce1">
            <text:p>모든 게 궁금해 How’s your day Oh tell me 뭐가 널 행복하게 하는지 Oh text me Your every picture 내 머리맡에 두고 싶어 oh bae Come be my teacher 네 모든 걸 다 가르쳐줘 Your 1, your 2 Listen my my baby 나는 저 하늘을 높이 날고 있어 (그때 니가 내게 줬던 두 날개로) 이제 여긴 너무 높아 난 내 눈에 널 맞추고 싶어 Yeah you makin’ me a boy with luv Oh my my my oh my my my I've waited all my life 네 전부를 함께하고 싶어 Oh my my my oh my my my Looking for something right 이제 조금은 나 알겠어 I want something stronger Than a moment, than a moment, love I have waited longer For a boy with For a boy with luv 널 알게 된 이후 ya 내 삶은 온통 너 ya 사소한 게 사소하지 않게 만들어버린 너라는 별 하나부터 열까지 모든 게 특별하지 너의 관심사 걸음걸이 말투와 사소한 작은 습관들까지 다 말하지 너무 작던 내가 영웅이 된 거라고 (Oh nah) 난 말하지 운명 따윈 처음부터 내 게 아니었다고 (Oh nah) 세계의 평화 (No way) 거대한 질서 (No way) 그저 널 지킬 거야 난 (Boy with luv) Listen my my baby 나는 저 하늘을 높이 날고 있어 (그때 니가 내게 줬던 두 날개로) 이제 여긴 너무 높아 난 내 눈에 널 맞추고 싶어 Yeah you makin’ me a boy with luv Oh my my my oh my my my You got me high so fast 네 전부를 함께하고 싶어 Oh my my my oh my my my You got me fly so fast 이제 조금은 나 알겠어 Love is nothing stronger Than a boy with luv Love is nothing stronger Than a boy with luv 툭 까놓고 말할게 나도 모르게 힘이 들어가기도 했어 높아버린 sky, 커져버린 hall 때론 도망치게 해달라며 기도했어 But 너의 상처는 나의 상처 깨달았을 때 나 다짐했던 걸 니가 준 이카루스의 날개로 태양이 아닌 너에게로 Let me fly Oh my my my oh my my my I've waited all my life 네 전부를 함께하고 싶어 Oh my my my oh my my my Looking for something right 이제 조금은 나 알겠어 I want something stronger Than a moment, than a moment, love Love is nothing stronger Than a boy with luv</text:p>
          </table:table-cell>
          <table:table-cell office:value-type="string" table:style-name="ce1">
            <text:p>남</text:p>
          </table:table-cell>
          <table:table-cell table:number-columns-repeated="16377"/>
        </table:table-row>
        <table:table-row table:style-name="ro1">
          <table:table-cell office:value-type="float" office:value="537" table:style-name="ce1">
            <text:p>537</text:p>
          </table:table-cell>
          <table:table-cell office:value-type="string" table:style-name="ce1">
            <text:p>적재</text:p>
          </table:table-cell>
          <table:table-cell office:value-type="string" table:style-name="ce1">
            <text:p>나랑 같이 걸을래</text:p>
          </table:table-cell>
          <table:table-cell office:value-type="string" table:style-name="ce1">
            <text:p>2020.10.23</text:p>
          </table:table-cell>
          <table:table-cell office:value-type="string" table:style-name="ce1">
            <text:p>가을</text:p>
          </table:table-cell>
          <table:table-cell office:value-type="string" table:style-name="ce1">
            <text:p>가을밤이 찾아와 그대를 비추고 또 나를 감싸네 눈을 감을 때마다 향기로운 네 맘이 내게 전해지네 너는 무슨 생각해 나란히 누워서 저 별을 바라볼 때면 나와 같은 마음인지는 몰라도 너와 함께 있는 이 순간이 난 소중해 나랑 같이 걸을래 혹시 내일은 뭐해 네가 부담되지 않는 날에 산책이라도 할래 그냥 날이 좋길래 너와 걷고 싶어져서 내일 많이 바쁘지 않으면 혹시 나랑 같이 걸을래 많이 어색한가 봐 자꾸 딴 델 보고 널 닮은 별만 바라봐 싱그럽게 불어오는 바람에 너와 함께 있는 이 순간이 난 소중해 나랑 같이 걸을래 혹시 내일은 뭐해 네가 부담되지 않는 날에 산책이라도 할래 그냥 날이 좋길래 너와 걷고 싶어져서 내일 많이 바쁘지 않으면 혹시 나랑 같이 걸을래 힘들어 보일 땐 내가 더 아파오고 속상한 마음만 커져 내가 곁에 있을게 항상 너의 편이 되어줄게 저 하늘의 별처럼 나랑 같이 걸을래 혹시 내일은 뭐해 네가 부담되지 않는 날에 산책이라도 할래 그냥 날이 좋길래 너와 걷고 싶어져서 내일 많이 바쁘지 않으면 혹시 나랑 같이 걸을래</text:p>
          </table:table-cell>
          <table:table-cell office:value-type="string" table:style-name="ce1">
            <text:p>남</text:p>
          </table:table-cell>
          <table:table-cell table:number-columns-repeated="16377"/>
        </table:table-row>
        <table:table-row table:style-name="ro1">
          <table:table-cell office:value-type="float" office:value="538" table:style-name="ce1">
            <text:p>538</text:p>
          </table:table-cell>
          <table:table-cell office:value-type="string" table:style-name="ce1">
            <text:p>에이프릴</text:p>
          </table:table-cell>
          <table:table-cell office:value-type="string" table:style-name="ce1">
            <text:p>LALALILALA</text:p>
          </table:table-cell>
          <table:table-cell office:value-type="string" table:style-name="ce1">
            <text:p>2020.4.22</text:p>
          </table:table-cell>
          <table:table-cell office:value-type="string" table:style-name="ce1">
            <text:p>사계절</text:p>
          </table:table-cell>
          <table:table-cell office:value-type="string" table:style-name="ce1">
            <text:p>눈을 감고 네 얼굴을 떠올리면 별들이 반짝여 난 그 사이를 이어 눈부셔 고갤 떨어뜨리면 까만 밤을 건너 너에게로 날아가 오직 너만 볼 수 있게 그 열쇠를 너에게만 줄게 조금만 더 가까이 내가 닿을 수 있게 네 맘을 열어줘 별들의 숫자만큼만 나를 떠올려줄래 더 많이 사랑해줄게 캄캄한 밤을 다 채울 만큼 너의 빛이 되어 줄게 오늘부터 넌 내 꿈만 꿔 LALALALILALA LALALALILALA 주문을 외울 테니 oh 넌 내 꿈만 꿔 LALALALILALA LALALALILALA 헤어날 수 없을 걸 oh 넌 내 꿈만 꿔 LALALALILALA 눈을 감고 내 얼굴을 떠올려봐 아득한 꿈속을 내가 비춰줄 거야 사실 너도 모르게 오랫동안 You're my star and my dream 숨 가빠지게 하잖아 내 반경에 네가 들어올 때 달아나버릴 듯한 호흡을 가다듬고 너에게 가고 있어 별들의 숫자만큼만 나를 떠올려줄래 더 많이 사랑해줄게 캄캄한 밤을 다 채울 만큼 너의 빛이 되어 줄게 오늘부터 넌 내 꿈만 꿔 LALALALILALA LALALALILALA 주문을 외울 테니 oh 넌 내 꿈만 꿔 LALALALILALA LALALALILALA 헤어날 수 없을 걸 oh 넌 내 꿈만 꿔 LALALALILALA 이미 눈치챈 것처럼 너의 품을 동경해 난 그래 너의 꿈이 되는 법 굳이 말하면 풀기 어려운 문제 Fly to the sky of night I'll be inside 너의 밤 자연스럽게 그 안에 스며들래요 별들의 숫자만큼만 나를 떠올려줄래 더 많이 사랑해줄게 캄캄한 밤을 다 채울 만큼 너의 빛이 되어 줄게 오늘부터 넌 내 꿈만 꿔 LALALALILALA LALALALILALA 주문을 외울 테니 oh 넌 내 꿈만 꿔 LALALALILALA LALALALILALA 헤어날 수 없을 걸 oh 넌 내 꿈만 꿔 LALALALILALA</text:p>
          </table:table-cell>
          <table:table-cell office:value-type="string" table:style-name="ce1">
            <text:p>여</text:p>
          </table:table-cell>
          <table:table-cell table:number-columns-repeated="16377"/>
        </table:table-row>
        <table:table-row table:style-name="ro1">
          <table:table-cell office:value-type="float" office:value="539" table:style-name="ce1">
            <text:p>539</text:p>
          </table:table-cell>
          <table:table-cell office:value-type="string" table:style-name="ce1">
            <text:p>방탄소년단</text:p>
          </table:table-cell>
          <table:table-cell office:value-type="string" table:style-name="ce1">
            <text:p>소우주</text:p>
          </table:table-cell>
          <table:table-cell office:value-type="string" table:style-name="ce1">
            <text:p>2019.4.12</text:p>
          </table:table-cell>
          <table:table-cell office:value-type="string" table:style-name="ce1">
            <text:p>사계절</text:p>
          </table:table-cell>
          <table:table-cell office:value-type="string" table:style-name="ce1">
            <text:p>반짝이는 별빛들 깜빡이는 불 켜진 건물 우린 빛나고 있네 각자의 방 각자의 별에서 어떤 빛은 야망 어떤 빛은 방황 사람들의 불빛들 모두 소중한 하나 어두운 밤 (외로워 마) 별처럼 다 (우린 빛나) 사라지지 마 큰 존재니까 Let us shine 어쩜 이 밤의 표정이 이토록 또 아름다운 건 저 별들도 불빛도 아닌 우리 때문일 거야 You got me 난 너를 보며 꿈을 꿔 I got you 칠흑 같던 밤들 속 서로가 본 서로의 빛 같은 말을 하고 있었던 거야 우린 가장 깊은 밤에 더 빛나는 별빛 가장 깊은 밤에 더 빛나는 별빛 밤이 깊을수록 더 빛나는 별빛 한 사람에 하나의 역사 한 사람에 하나의 별 70억 개의 빛으로 빛나는 70억 가지의 world 70억 가지의 삶 도시의 야경은 어쩌면 또 다른 도시의 밤 각자만의 꿈 Let us shine 넌 누구보다 밝게 빛나 One 어쩜 이 밤의 표정이 이토록 또 아름다운 건 저 어둠도 달빛도 아닌 우리 때문일 거야 You got me 난 너를 보며 꿈을 꿔 I got you 칠흑 같던 밤들 속 서로가 본 서로의 빛 같은 말을 하고 있었던 거야 우린 가장 깊은 밤에 더 빛나는 별빛 가장 깊은 밤에 더 빛나는 별빛 밤이 깊을수록 더 빛나는 별빛 도시의 불, 이 도시의 별 어릴 적 올려본 밤하늘을 난 떠올려 사람이란 불, 사람이란 별로 가득한 바로 이 곳에서 We shinin’ You got me 난 너를 보며 숨을 쉬어 I got you 칠흑 같던 밤들 속에 Shine, dream, smile Oh let us light up the night 우린 우리대로 빛나 Shine, dream, smile Oh let us light up the night 우리 그 자체로 빛나 Tonight Na na na na na na Na na na na na na na Na na na na na na Na na na na na na na na Na na na na na na Na na na na na na na Na na na na na na Na na na na na na na na</text:p>
          </table:table-cell>
          <table:table-cell office:value-type="string" table:style-name="ce1">
            <text:p>남</text:p>
          </table:table-cell>
          <table:table-cell table:number-columns-repeated="16377"/>
        </table:table-row>
        <table:table-row table:style-name="ro1">
          <table:table-cell office:value-type="float" office:value="540" table:style-name="ce1">
            <text:p>540</text:p>
          </table:table-cell>
          <table:table-cell office:value-type="string" table:style-name="ce1">
            <text:p>청하</text:p>
          </table:table-cell>
          <table:table-cell office:value-type="string" table:style-name="ce1">
            <text:p>벌써 12시</text:p>
          </table:table-cell>
          <table:table-cell office:value-type="string" table:style-name="ce1">
            <text:p>2019.1.2</text:p>
          </table:table-cell>
          <table:table-cell office:value-type="string" table:style-name="ce1">
            <text:p>사계절</text:p>
          </table:table-cell>
          <table:table-cell office:value-type="string" table:style-name="ce1">
            <text:p>Yeah I like it 네가 말을 놓는 것도 Like it 너의 작은 말투도 나쁘지 않은걸 Boy you know know know know Like the way 말없이 손을 잡고 Like the way 조금은 놀래도 싫지가 않은걸 You know boy boy boy boy 물감처럼 파랗던 하늘은 벌써 까맣고 감정은 더 깊어져 yeah I gotta tell you this 우리 둘만 느껴지는 이상한 느낌 나도 너무 좋아 but it’s too late 아쉬워 벌써 12시 어떡해 벌써 12시네 보내주기 싫은걸 알고 있어 how you feel it 음악에 맞춰 사랑을 속삭이고 싶어 솔직히 우리 둘 맘이 같은 걸 Gotta go gotta go 12시 같은 생각인 걸 알고 있는데 더 이상은 솔직할 수 없는 걸 Gotta go gotta go 12시 어쩜 우린 닮은 것도 많아 취향 취미 먹을 때도 말야 You’re reading my heart 좀 더 일찍 알았다면 어땠을까 생각하게 돼 yeah 별들은 더 빛나고 시간은 점점 지나고 감성은 더 짙어져 yeah I gotta tell you this 너에게만 느껴지는 포근한 느낌 나도 너무 좋아 but it’s too late 아쉬워 벌써 12시 어떡해 벌써 12시네 보내주기 싫은 걸 알고 있어 how you feel it 음악에 맞춰 사랑을 속삭이고 싶어 솔직히 우리 둘 맘이 같은 걸 Gotta go gotta go 12시 같은 생각인 걸 알고 있는데 더 이상은 솔직할 수 없는 걸 Gotta go gotta go 12시 구석에 맘 한구석에 조그만 끈 붙잡고 있는 걸 Baby don’t wanna be alone 늦으면 더 늦어지면 어쩌면 다 놓아버릴지 몰라 I’m really trying to make you see 아쉬워 벌써 12시 어떡해 벌써 12시네 보내주기 싫은걸 알고 있어 how you feel it Gotta go gotta go 12시<text:s/></text:p>
          </table:table-cell>
          <table:table-cell office:value-type="string" table:style-name="ce1">
            <text:p>여</text:p>
          </table:table-cell>
          <table:table-cell table:number-columns-repeated="16377"/>
        </table:table-row>
        <table:table-row table:style-name="ro1">
          <table:table-cell office:value-type="float" office:value="541" table:style-name="ce1">
            <text:p>541</text:p>
          </table:table-cell>
          <table:table-cell office:value-type="string" table:style-name="ce1">
            <text:p>청하</text:p>
          </table:table-cell>
          <table:table-cell office:value-type="string" table:style-name="ce1">
            <text:p>PLAY</text:p>
          </table:table-cell>
          <table:table-cell office:value-type="string" table:style-name="ce1">
            <text:p>2020.7.6</text:p>
          </table:table-cell>
          <table:table-cell office:value-type="string" table:style-name="ce1">
            <text:p>여름</text:p>
          </table:table-cell>
          <table:table-cell office:value-type="string" table:style-name="ce1">
            <text:p>너무 위험한 이 느낌은 baby I wonder how you feel 아찔 계속된 이 끌림은 baby 나 왠지 모르게 선명해 넌 다른 색 네 손끝에 난 You’re holdin' in my heart 깜빡 눈을 떴을 땐 이미 baby 넌 나와 춤을 춰 아직도 시선이 흔들려 맘의 소리 Let me know 갈수록 빨라지는 내 안 초침 소리 나를 더 oh~ 뜨거워진 그 눈빛 감추지 마 Just blow your mind 거칠어진 네 숨결 느껴 And I can't take no more 아무도 몰래 너와 나 We gonna play play play 불을 붙여 Oh! That’s my way way way Do it for me Uh that’s my bae Play play play you on repeat! 점점 더 아찔 해져가는 춤을 원해 더 your love Don’t set me free I’m ma play you on repeat Girl I thought you my remedy 헌데 맘의 불꽃이 너무 커져 넘어버린 듯해 현재 위험수위 I’m out of control 넌 직감을 믿니 난 믿으려고 후회란 젊음에게는 사치 못 벗어나 어제도 I played you on repeat 시계를 볼 때면 늘 벌써 열두시 쉿 쉿 쉿 쉿 단둘이 stay tonight 말 안 해도 I know you feel this vibe 아직도 시선이 흔들려 맘의 소리 Let me know 하나로 만들어진 우리 연결고리 멈추지 마 나를 더 oh~ 뜨거워진 두 눈빛 감추지 마 Just blow your mind 거칠어진 네 숨결 느껴져 And I can't take no more 아무도 몰래 너와 나 We gonna play play play 불을 붙여 Oh! That’s my way way way Do it for me Uh that’s my bae Play play play you on repeat! 점점 더 아찔 해져가는 춤을 원해 더 your love Don’t set me free I’m ma play you on repeat Playayay you on repeat I know I can make you dance Playayay you on repeat 모든 순간 널 향해 play I’ll play you on repeat 아무도 몰래 너와 나 We gonna play play play 불을 붙여 Oh! That’s my way way way Do it for me Uh that’s my bae Play play play you on repeat! 점점 더 아찔 해져가는 춤을 원해 더 your love Don’t set me free I’m ma play you on repeat Hey! Play play play you on repeat! I’m ma play you on repeat</text:p>
          </table:table-cell>
          <table:table-cell office:value-type="string" table:style-name="ce1">
            <text:p>여</text:p>
          </table:table-cell>
          <table:table-cell table:number-columns-repeated="16377"/>
        </table:table-row>
        <table:table-row table:style-name="ro1">
          <table:table-cell office:value-type="float" office:value="542" table:style-name="ce1">
            <text:p>542</text:p>
          </table:table-cell>
          <table:table-cell office:value-type="string" table:style-name="ce1">
            <text:p>청하</text:p>
          </table:table-cell>
          <table:table-cell office:value-type="string" table:style-name="ce1">
            <text:p>Love U</text:p>
          </table:table-cell>
          <table:table-cell office:value-type="string" table:style-name="ce1">
            <text:p>2018.7.18</text:p>
          </table:table-cell>
          <table:table-cell office:value-type="string" table:style-name="ce1">
            <text:p>여름</text:p>
          </table:table-cell>
          <table:table-cell office:value-type="string" table:style-name="ce1">
            <text:p>왠지 설레는 느낌 Make me feel so high 환한 미소가 (I really want it) 빠져들고만 싶은 너의 deep brown eyes 담아둘래 몰래 (I really want it) 이젠 더 이상 not afraid 내 맘 속에 넌 not a friend 다 알잖아 똑같잖아 시작이라고 말하기엔 아직은 좀 멀어 이제 다가와 더 다가와 I just wanna love U 너와 나 조금씩 끌리는 이유 Oh I don’t know it oh~ oh~ 표현이 안 되나 봐 커져가 on my mind 널 안고 싶어 love U oh~ oh~ I just wanna wanna love U You make me oh~ oh~ I just wanna wanna love U Ooh Yeah 니가 왜 좋을까 생각했어 (I really want it) Oh 너도 그렇듯이 나도 그런가봐 더욱 설레게 해줘 내가 주인공인 것처럼 (I really want it) 엔딩이 없는 영화 같아 떨리나봐 이젠 더 이상 not afraid 내 맘 속에 넌 not a friend 다 알잖아 똑같잖아 시작이라고 말하기엔 아직은 좀 멀어 이제 다가와 더 다가와 I just wanna love U 너와 나 조금씩 끌리는 이유 Oh I don’t know it oh~ oh~ 표현이 안 되나 봐 커져가 on my mind 널 안고 싶어 love U oh~ oh~ I just wanna wanna love U You make me oh~ oh~ I just wanna wanna love U Ooh Yeah 하늘을 나는 것 같은 그런 느낌 꿈은 아닐거야 함께 있는 이 순간 이대로 always 멈췄으면 좋겠어 I just wanna love U 너와 나 조금씩 끌리는 이유 Oh I don’t know it oh~ oh~ 표현이 안 되나 봐 커져가 on my mind 널 안고 싶어 love U oh~ oh~ I just wanna wanna love U You make me oh~ oh~ I just wanna wanna love U Ooh Yeah</text:p>
          </table:table-cell>
          <table:table-cell office:value-type="string" table:style-name="ce1">
            <text:p>여</text:p>
          </table:table-cell>
          <table:table-cell table:number-columns-repeated="16377"/>
        </table:table-row>
        <table:table-row table:style-name="ro1">
          <table:table-cell office:value-type="float" office:value="543" table:style-name="ce1">
            <text:p>543</text:p>
          </table:table-cell>
          <table:table-cell office:value-type="string" table:style-name="ce1">
            <text:p>슬기, 신비, 청하, 소연</text:p>
          </table:table-cell>
          <table:table-cell office:value-type="string" table:style-name="ce1">
            <text:p>Wow Thing</text:p>
          </table:table-cell>
          <table:table-cell office:value-type="string" table:style-name="ce1">
            <text:p>2018.9.28</text:p>
          </table:table-cell>
          <table:table-cell office:value-type="string" table:style-name="ce1">
            <text:p>여름</text:p>
          </table:table-cell>
          <table:table-cell office:value-type="string" table:style-name="ce1">
            <text:p>Woo Yeah yeah Woo 온종일 숨이 차게 달려 봐도 제자리 쳇바퀴 돌기 답답함만 더 늘어 갈 뿐 아찔 아찔한 발밑에 더 위태위태 외줄 타기 질끈 감아 버린 두 눈 난 지금 막 잠 깨어나 첫 날개를 펼친 Butterfly 오직 나를 위한 무대 밝아지는 조명 아래 Oh 날아오를래 터질 듯한 내 맘 따라 Boom boom boom 온 세상이 다 나를 따라 Zoom zoom zoom 시작해 꿈꿔 왔던 날 만나게 될 Wow Thing 전에 없던 날 만들어 줄 Wow Thing 내가 있는 어디라도 멋진 Wow Wow Thing Ba dam bo bomb Ba dada da dada da da da Ba dam bo bomb Ba dada da dada da da da Ba dam bo bomb Ba dada da dada da da da 멋진 멋진 일이 생길 것만 같아 여기저기 이제 내 이름을 찾아 볼 수 있을 거 같아 어릴 적 꿈처럼 말이야 0점이던 내 꿈에 노력이란 하나를 더하고 그저 그냥 Young하던 생각은 이제 현실이 돼 영원해졌다고 야야 다 깜짝 놀랄 거야 Wow Thing 드디어 탄생한 것 나의 Wow Thing 난 긴 밤에서 눈을 떠 기다렸던 하얀 Butterfly 젖었던 날개 펼쳐 난 날아가 이제 터질 듯한 내 맘 따라 Boom boom boom (Yeah yeah) 온 세상이 다 나를 따라 Zoom zoom zoom (Okay) 시작해 꿈꿔 왔던 날 만나게 될 Wow Thing 전에 없던 날 만들어 줄 Wow Thing 내가 있는 어디라도 멋진 Wow Wow Thing 누가 누가 누가 더 멋진 (Yeah yeah Woo) 누가 누가 더 빛나는지 (Umm) 누가 누가 누가 더 높이 (Woo) 누가 누가 더 높이 날지 (Uhh) 온종일 벽에 막힌 하루 끝에 이제 나의 막이 올라 시계를 보니 0시 00분 두근대는 마음이 홀린 듯이 이끌린 눈부신 Wow Wow Thing 터질 듯한 내 맘 따라 Boom boom boom (Oh yeah) 온 세상이 다 나를 따라 Zoom zoom zoom (Hoo Zoom zoom zoom zoom) 시작해 꿈꿔 왔던 날 만나게 될 Wow Thing (Wow Thing) 전에 없던 날 만들어 줄 Wow Thing (Wow Thing) 내가 있는 어디라도 멋진 Wow Wow Thing 누가 누가 누가 더 멋진 (누가 더 누가 더) 누가 누가 더 빛나는지 (누가 더 누가 더) 누가 누가 누가 더 높이 (시작해 꿈꿔 왔던 날 만나게 될 Wow Thing) 누가 누가 더 높이 날지 (전에 없던 날 만들어 줄 Wow Thing) We got the Wow Wow Thing</text:p>
          </table:table-cell>
          <table:table-cell office:value-type="string" table:style-name="ce1">
            <text:p>여</text:p>
          </table:table-cell>
          <table:table-cell table:number-columns-repeated="16377"/>
        </table:table-row>
        <table:table-row table:style-name="ro1">
          <table:table-cell office:value-type="float" office:value="544" table:style-name="ce1">
            <text:p>544</text:p>
          </table:table-cell>
          <table:table-cell office:value-type="string" table:style-name="ce1">
            <text:p>청하</text:p>
          </table:table-cell>
          <table:table-cell office:value-type="string" table:style-name="ce1">
            <text:p>Why Don't You Know</text:p>
          </table:table-cell>
          <table:table-cell office:value-type="string" table:style-name="ce1">
            <text:p>2017.6.7</text:p>
          </table:table-cell>
          <table:table-cell office:value-type="string" table:style-name="ce1">
            <text:p>여름</text:p>
          </table:table-cell>
          <table:table-cell office:value-type="string" table:style-name="ce1">
            <text:p>내 맘이 안 보일까 봐 close to me 진짜로 모르는 걸까 never 두근두근 대체 왜 이래 Tell me some ya story 네 맘을 모르겠어 더 close to u 나를 어지럽게 흔들어 너는 매일매일my love babe 오늘도 넌 처음인 것처럼 나를 서두르게 만들어 너는 maybe my love babe 언제부턴지 모르지만 자꾸만 아니라고 말을 하네요 난 맞는데 넌 왜 넌 난 맞는데 왜 넌 사랑이 아니라고 말을 하네요 내 맘인데 넌 왜 넌 내 맘인데 왜 Why don't you know? 여전히 세상은 늙고 사랑은 아직 어려 마음을 전해도 닫기에는 아직 어려워 시간이 지난 뒤에 후회해 손해는 너 Ah 미리 말해두지만 나만이 너의 파일럿 아침엔 너가 좋아하는 색을 입어 우연을 가장한 인연을 난 믿어 싫다고 해 신경 안 써 never give up 별들이 떨어져 어서 소원 빌어 나를 특별하게 만들어 You make me feel better babe 누구보다 잘 아는 것처럼 계속 널 그리다 잠들어 너무 깊게 빠져 babe 바보 같을지 모르지만 자꾸만 아니라고 말을 하네요 난 맞는데 넌 왜 넌 난 맞는데 왜 넌 사랑이 아니라고 말을 하네요 내 맘인데 넌 왜 넌 내 맘인데 왜 Why don't you know? 아무것도 모르는 너 아무것도 모르면서 내 맘을 아는 것처럼 I just wanna be your girl 자꾸만 아니라고 말을 하네요 난 맞는데 넌 왜 넌 난 맞는데 왜 넌 사랑이 아니라고 말을 하네요 내 맘인데 넌 왜 넌 내 맘인데 왜 Why don't you know? Why don't you know? Why don't you know?</text:p>
          </table:table-cell>
          <table:table-cell office:value-type="string" table:style-name="ce1">
            <text:p>여</text:p>
          </table:table-cell>
          <table:table-cell table:number-columns-repeated="16377"/>
        </table:table-row>
        <table:table-row table:style-name="ro1">
          <table:table-cell office:value-type="float" office:value="545" table:style-name="ce1">
            <text:p>545</text:p>
          </table:table-cell>
          <table:table-cell office:value-type="string" table:style-name="ce1">
            <text:p>제니</text:p>
          </table:table-cell>
          <table:table-cell office:value-type="string" table:style-name="ce1">
            <text:p>SOLO</text:p>
          </table:table-cell>
          <table:table-cell office:value-type="string" table:style-name="ce1">
            <text:p>2018.11.12</text:p>
          </table:table-cell>
          <table:table-cell office:value-type="string" table:style-name="ce1">
            <text:p>사계절</text:p>
          </table:table-cell>
          <table:table-cell office:value-type="string" table:style-name="ce1">
            <text:p>천진난만 청순가련 새침한 척 이젠 지쳐 나 귀찮아 매일 뭐 해? 어디야? 밥은? 잘 자 Baby, 자기, 여보 보고 싶어 다 부질없어 You got me like 이건 아무 감동 없는 Love Story 어떤 설렘도 어떤 의미도 네겐 미안하지만, I’m not sorry 오늘부터 난 난 난 빛이 나는 솔로 빛이 나는 솔로 I’m going solo lo lo lo lo lo I’m going solo lo lo lo lo lo Used to be your girl Now I’m used to being the GOAT You’re sittin’ on your feelings I’m sittin’ on my throne I ain’t got no time for the troubles in your eyes This time I’m only lookin’ at me, myself and I (I’m goin' solo) I’ma do it on my own now Now that you’re alone, got you lookin’ for a clone now (So low) That’s how I’m gettin’ down Destined for this and the crown Sing it loud like 이건 아무 감동 없는 Love Story 어떤 설렘도 어떤 의미도 네겐 미안하지만, I’m not sorry 오늘부터 난 난 난 빛이 나는 솔로 빛이 나는 솔로 I’m going solo lo lo lo lo lo I’m going solo lo lo lo lo lo 만남, 설렘, 감동 뒤엔 이별, 눈물, 후회, 그리움 홀로인 게 좋아, 난 나다워야 하니까 자유로운 바람처럼 구름 위에 별들처럼 멀리 가고 싶어 밝게 빛나고 싶어 빛이 나는 솔로 I’m going solo lo lo lo lo lo I’m going solo lo lo lo lo lo</text:p>
          </table:table-cell>
          <table:table-cell office:value-type="string" table:style-name="ce1">
            <text:p>여</text:p>
          </table:table-cell>
          <table:table-cell table:number-columns-repeated="16377"/>
        </table:table-row>
        <table:table-row table:style-name="ro1">
          <table:table-cell office:value-type="float" office:value="546" table:style-name="ce1">
            <text:p>546</text:p>
          </table:table-cell>
          <table:table-cell office:value-type="string" table:style-name="ce1">
            <text:p>볼빨간 사춘기</text:p>
          </table:table-cell>
          <table:table-cell office:value-type="string" table:style-name="ce1">
            <text:p>우주를 줄게</text:p>
          </table:table-cell>
          <table:table-cell office:value-type="string" table:style-name="ce1">
            <text:p>2016.8.29</text:p>
          </table:table-cell>
          <table:table-cell office:value-type="string" table:style-name="ce1">
            <text:p>사계절</text:p>
          </table:table-cell>
          <table:table-cell office:value-type="string" table:style-name="ce1">
            <text:p>커피를 너무 많이 마셨나 봐요 심장이 막 두근대고 잠은 잘 수가 없어요 한참 뒤에 별빛이 내리면 난 다시 잠들 순 없겠죠 지나간 새벽을 다 새면 다시 네 곁에 잠들겠죠 너의 품에 잠든 난 마치 천사가 된 것만 같아요 난 그대 품에 별빛을 쏟아 내리고 은하수를 만들어 어디든 날아가게 할거야 Cause I’m a pilot anywhere Cause I’m a pilot anywhere lighting star shooting star 줄게 내 Galaxy Cause I’m a pilot anywhere Cause I’m your pilot 네 곁에 저 별을 따 네게만 줄게 my Galaxy Like a star 내리는 비처럼 반짝이는 널 가지고 싶어 Get ma mind 엄지와 검지만 해도 내 마음을 너무 잘 표현해 붙어 안달 나니까 마냥 떨리기만 한 게 아냐 준비가 되면 쏘아 올린 인공위성처럼 네 주윌 마구 맴돌려 해 더 가까워진다면 네가 가져줄래 이 떨림을 어제는 내가 기분이 참 좋아서 지나간 행성에다가 그대 이름 새겨 놓았죠 한참 뒤에 별빛이 내리면 그 별이 가장 밝게 빛나요 지나간 새벽을 다 새면 다시 네 곁에 잠들겠죠 별빛 아래 잠든 난 마치 온 우주를 가진 것만 같아 난 그대 품에 별빛을 쏟아 내리고 은하수를 만들어 어디든 날아가게 할거야 Cause I’m a pilot anywhere Cause I’m a pilot anywhere Lighting star Shooting star 줄게 내 Galaxy Cause I’m a pilot anywhere Cause I’m your pilot 네 곁에 저 별을 따 네게만 줄게 my Galaxy Cause I’m a pilot anywhere Cause I’m a pilot anywhere Lighting star Shooting star 줄게 내 Galaxy Cause I’m a pilot I’m your pilot Lighting star Shooting star 줄게 my Galaxy 라라라라라 라라라라라</text:p>
          </table:table-cell>
          <table:table-cell office:value-type="string" table:style-name="ce1">
            <text:p>여</text:p>
          </table:table-cell>
          <table:table-cell table:number-columns-repeated="16377"/>
        </table:table-row>
        <table:table-row table:style-name="ro1">
          <table:table-cell office:value-type="float" office:value="547" table:style-name="ce1">
            <text:p>547</text:p>
          </table:table-cell>
          <table:table-cell office:value-type="string" table:style-name="ce1">
            <text:p>오마이걸</text:p>
          </table:table-cell>
          <table:table-cell office:value-type="string" table:style-name="ce1">
            <text:p>비밀정원</text:p>
          </table:table-cell>
          <table:table-cell office:value-type="string" table:style-name="ce1">
            <text:p>2018.1.9</text:p>
          </table:table-cell>
          <table:table-cell office:value-type="string" table:style-name="ce1">
            <text:p>사계절</text:p>
          </table:table-cell>
          <table:table-cell office:value-type="string" table:style-name="ce1">
            <text:p>나의 비밀정원 난 아직도 긴 꿈을 꾸고 있어 그 어떤 이에게도 말하지 못했던 아침 햇살이 날 두드리며 Hello 매일 머물렀다 가는데 모르지 처음으로 너에게만 보여줄게 나를 따라 Come with me bae 손을 잡아 You and me 내 안에 소중한 혼자만의 장소가 있어 아직은 별 거 아닌 풍경이지만 조금만 기다리면 곧 만나게 될 걸 이 안에 멋지고 놀라운 걸 심어뒀는데 아직은 아무 것도 안 보이지만 조금만 기다리면 알게 될 거야 나의 비밀정원 너무 단순해 그 사람들은 말야 눈으로 보는 것만 믿으려 하는 걸 빗방울은 날 다독이며 잠시 내게 또 힘을 주곤 해 다정히 오늘 하루 한 사람만 초대할게 나를 따라 Come with me bae 상상해봐 You and me 내 안에 소중한 혼자만의 장소가 있어 아직은 별 거 아닌 풍경이지만 조금만 기다리면 곧 만나게 될 걸 이 안에 멋지고 놀라운 걸 심어뒀는데 아직은 아무 것도 안 보이지만 조금만 기다리면 알게 될 거야 나의 비밀정원 아마 언젠가 말야 이 꿈들이 현실이 되면 함께 나눈 순간들을 이 가능성들을 꼭 다시 기억해줘 네 안에 열렸던 문틈으로 본 적이 있어 아직은 별 거 아닌 풍경이지만 조금만 기다리면 곧 만나게 될 걸 그 안에 멋지고 놀라운 걸 심어뒀는데 아직은 아무 것도 안 보이지만 조금만 기다리면 알게 될 거야 너의 비밀정원 무럭무럭 어서어서 자라나 줘 Beautiful</text:p>
          </table:table-cell>
          <table:table-cell office:value-type="string" table:style-name="ce1">
            <text:p>여</text:p>
          </table:table-cell>
          <table:table-cell table:number-columns-repeated="16377"/>
        </table:table-row>
        <table:table-row table:style-name="ro1">
          <table:table-cell office:value-type="float" office:value="548" table:style-name="ce1">
            <text:p>548</text:p>
          </table:table-cell>
          <table:table-cell office:value-type="string" table:style-name="ce1">
            <text:p>딘</text:p>
          </table:table-cell>
          <table:table-cell office:value-type="string" table:style-name="ce1">
            <text:p>D</text:p>
          </table:table-cell>
          <table:table-cell office:value-type="string" table:style-name="ce1">
            <text:p>2016.3.25</text:p>
          </table:table-cell>
          <table:table-cell office:value-type="string" table:style-name="ce1">
            <text:p>사계절</text:p>
          </table:table-cell>
          <table:table-cell office:value-type="string" table:style-name="ce1">
            <text:p>Love-love the stars Love-love the moon 별 다를 것 없이 똑같은 공기 똑같은 침대에서 보이는 천장까지 왜 별 이유 없이 공허한 건지 그저 몇 시간 째 멍만 때리는 게 처음에는 배가 고픈가 했었는데 No way no way no way 요새는 칸예 새 앨범을 들어도 뻔해 뻔해 뻔해 TV를 틀어 놓은 채 채널만 돌려 보네 But bae 별 의미 없네.. 다 너의 반, 반 반의 반의 반도 채워주질 못 하네 채워지지가 않네 Yeah 딱 너의 반, 반 반의 반이라도 내게 남았더라면 이렇게 붕 떠있지는 않을 텐데.. 너 없는 밤도 달은 떴다는데 보이지 않아 네 생각에 가려진 채 Yeah 마음이 기운 채로 판단이 설 리가 너 하나 없다고 내가 이럴 리가 없는데 자꾸 그 때로 또 되감기 돼 네가 있던 자리 그 자리 위 밤하늘까지 보여 저 반 쪽 짜리 달이 딱 지금 나의 모습 같지 다 너의 반, 반 반의 반의 반도 채워주질 못 하네 채워지지가 않네 Yeah 딱 너의 반, 반 반의 반이라도 내게 남았더라면 이렇게 붕 떠있진 않을 텐데.. 내일의 어둠이 저 달을 한 입 삼키면 둘이 만들었던 세계도 더 작아질 텐데.. 그리움만 꽉 차겠지 지루한 하루들을 보낸 후 보름달 하늘에 뜰 때쯤에는 우린 하나라고 떠들고 다닐 때만 해도 너는 너고 나는 나라는 게 이렇게도 명확해질지 몰랐어. 서로 생각할 시간. 시간 초과된 기분 더 지나면 서로 돌아오라고도 못 해 난 지금 돈키호테처럼 정처 없이 네 사랑을 꿈꾸네 난 네 눈만 봐도 텅 빈 이 맘을 다 채울 텐데 다 너의 반, 반 반의 반의 반도 채워주질 못 하네 채워지지가 않네 Yeah 딱 너의 반, 반 반의 반이라도 내게 남았더라면 이렇게 붕 떠있진 않을 텐데.. Love-love the stars Love-love the moon 딱 너의 반, 반 반의 반이라도 내게 남았더라면 그랬더라면..</text:p>
          </table:table-cell>
          <table:table-cell office:value-type="string" table:style-name="ce1">
            <text:p>남</text:p>
          </table:table-cell>
          <table:table-cell table:number-columns-repeated="16377"/>
        </table:table-row>
        <table:table-row table:style-name="ro1">
          <table:table-cell office:value-type="float" office:value="549" table:style-name="ce1">
            <text:p>549</text:p>
          </table:table-cell>
          <table:table-cell office:value-type="string" table:style-name="ce1">
            <text:p>여자친구</text:p>
          </table:table-cell>
          <table:table-cell office:value-type="string" table:style-name="ce1">
            <text:p>Apple</text:p>
          </table:table-cell>
          <table:table-cell office:value-type="string" table:style-name="ce1">
            <text:p>2020.7.13</text:p>
          </table:table-cell>
          <table:table-cell office:value-type="string" table:style-name="ce1">
            <text:p>사계절</text:p>
          </table:table-cell>
          <table:table-cell office:value-type="string" table:style-name="ce1">
            <text:p>가시덤불 길 위에 짙게 남겨진 발자국은 핏빛 차가운 그 선택은 틀렸던 건지 왜 이렇게 아픈지 Ooh no 이 달콤한 향기와 반짝이는 루비 Drop 날 시험에 들게 해 Ooh no 자꾸 날 유혹해 봐 더 Yes 너의 향기 너의 빛깔 날 물들이는 Pleasure Callin' me Callin' me Callin' me 내 안의 세계가 바스라져 내리네 반짝이는 Crystal 다가와 다가와 다가와 어느새 입술은 새빨간 널 탐하네 Come &amp; Dance with me 뜨거운 춤을 춘다 내 안에 별이 뜬다 투명한 유리구슬 붉게 빛나 뒤를 돌아보지 마 불안한 생각은 마 달콤한 어둠 아래 마녀들의 밤이 와 We O wow wow wow wow We O ya ya ya ya We O wow wow wow wow 내 회색빛 선택을 다 물들여 버릴 거야 어떤 것도 어떤 말도 날 멈출 수 없어 손가락과 입술 사이로 흐르는 붉은빛 물 어지러운 그 향기가 나를 이끌어 좋아 좋아 더 너무 좋은 걸 Callin' me Callin' me Callin' me 내 안의 세계가 바스라져 내리네 반짝이는 Crystal 다가와 다가와 다가와 어느새 입술은 새빨간 널 탐하네 Come &amp; Dance with me 뜨거운 춤을 춘다 내 안에 별이 뜬다 투명한 유리구슬 붉게 빛나 뒤를 돌아보지 마 불안한 생각은 마 달콤한 어둠 아래 마녀들의 밤이 와 We O wow wow wow wow We O ya ya ya ya We O wow wow wow wow 내 회색빛 선택을 다 물들여 버릴 거야 밤이 소란해질 때 더이상 돌이킬 수 없어 감히 그려온 축제의 막을 열어줘 새빨간 꿈을 꾼다 끝없이 파고든다 찬란한 파멸의 빛 날아올라 이제 고민하지 마 수줍은 아이는 놔 데려가 줘 영원히 마녀들의 밤이 와 We O wow wow wow wow 춤을 춘다 춤을 춘다 We O ya ya ya ya 별이 뜬다 별이 뜬다 We O wow wow wow wow 춤을 춘다 춤을 춘다 내 회색빛 선택을 다 물들여 버릴 거야</text:p>
          </table:table-cell>
          <table:table-cell office:value-type="string" table:style-name="ce1">
            <text:p>여</text:p>
          </table:table-cell>
          <table:table-cell table:number-columns-repeated="16377"/>
        </table:table-row>
        <table:table-row table:style-name="ro1">
          <table:table-cell office:value-type="float" office:value="550" table:style-name="ce1">
            <text:p>550</text:p>
          </table:table-cell>
          <table:table-cell office:value-type="string" table:style-name="ce1">
            <text:p>잔나비</text:p>
          </table:table-cell>
          <table:table-cell office:value-type="string" table:style-name="ce1">
            <text:p>그 밤 그 밤</text:p>
          </table:table-cell>
          <table:table-cell office:value-type="string" table:style-name="ce1">
            <text:p>2020.11.6</text:p>
          </table:table-cell>
          <table:table-cell office:value-type="string" table:style-name="ce1">
            <text:p>사계절</text:p>
          </table:table-cell>
          <table:table-cell office:value-type="string" table:style-name="ce1">
            <text:p>기억은 쏟아버린 구슬처럼 밤하늘 별 이 밤도 아련하게 빛을 내니 외면할 수 있나요 바라볼 뿐 (우리들의) 아름다워 (우- 아름다운) 떨리는 목소리를 타고선 게슴츠레 너의 두 눈을 살피던 그 밤 그 밤 또 꿈을 꾸는데 우린 추억은 뜬 소문처럼 불어나 거대해져 그날의 우리들의 이야기는 영화 속 일들처럼 아름다워 (우리들의) 아름다워 (우- 아름다운) 떨리는 목소리를 타고선 게슴츠레 너의 두 눈을 살피던 그 밤 그 밤 한 번 더 듣고픈 그 얘기에 서러워 잠 못 이루던 날들의 우리 우린 또 꿈을 꾸는데 우린</text:p>
          </table:table-cell>
          <table:table-cell office:value-type="string" table:style-name="ce1">
            <text:p>남</text:p>
          </table:table-cell>
          <table:table-cell table:number-columns-repeated="16377"/>
        </table:table-row>
        <table:table-row table:style-name="ro1">
          <table:table-cell office:value-type="float" office:value="551" table:style-name="ce1">
            <text:p>551</text:p>
          </table:table-cell>
          <table:table-cell office:value-type="string" table:style-name="ce1">
            <text:p>정은지</text:p>
          </table:table-cell>
          <table:table-cell office:value-type="string" table:style-name="ce1">
            <text:p>너의 밤은 어때</text:p>
          </table:table-cell>
          <table:table-cell office:value-type="string" table:style-name="ce1">
            <text:p>2020.9.27</text:p>
          </table:table-cell>
          <table:table-cell office:value-type="string" table:style-name="ce1">
            <text:p>사계절</text:p>
          </table:table-cell>
          <table:table-cell office:value-type="string" table:style-name="ce1">
            <text:p>왜 오늘따라 생각이 많은지 눈을 감아도 잠은 오지를 않고 한참을 멍하니 침대 위에 누워서 또 너를 그려보네 오늘 같은 밤엔 궁금해지곤 해 지금 너의 방도 불이 켜져 있을까 나와 같은 달을 보면서 긴 밤을 보내고 있을까 너의 밤은 어때 이렇게 잠 못 드는 밤이면 내가 줬던 꽃다발을 생각하며 한 번쯤은 날 위한 예쁜 미소를 너는 지었을까 나의 밤은 그래 이렇게 잠 못 드는 밤이면 처음 느낀 그날의 향기가 나 오늘도 네가 많이 보고 싶나 봐 유난히 긴 오늘 밤 네가 내 마음을 알아주지 않아도 괜찮을 거라 생각했는데 사실은 저 하늘에 별들처럼 항상 네 곁에 있고 싶어 너의 밤은 어때 이렇게 잠 못 드는 밤이면 내가 줬던 손 편지를 꺼내보며 한 번쯤은 날 위한 예쁜 미소를 너는 지었을까 나의 밤은 그래 이렇게 잠 못 드는 밤이면 처음 느낀 그날의 향기가 나 오늘도 네가 많이 보고 싶나 봐 유난히 긴 오늘 밤 나의 밤은 그래 이렇게 잠들지 못할 때면 자꾸만 너의 모습이 떠올라 생각보다 널 많이 좋아하나 봐 네가 보고픈 이 밤</text:p>
          </table:table-cell>
          <table:table-cell office:value-type="string" table:style-name="ce1">
            <text:p>여</text:p>
          </table:table-cell>
          <table:table-cell table:number-columns-repeated="16377"/>
        </table:table-row>
        <table:table-row table:style-name="ro1">
          <table:table-cell office:value-type="float" office:value="552" table:style-name="ce1">
            <text:p>552</text:p>
          </table:table-cell>
          <table:table-cell office:value-type="string" table:style-name="ce1">
            <text:p>정은지</text:p>
          </table:table-cell>
          <table:table-cell office:value-type="string" table:style-name="ce1">
            <text:p>하늘바라기</text:p>
          </table:table-cell>
          <table:table-cell office:value-type="string" table:style-name="ce1">
            <text:p>2016.4.18</text:p>
          </table:table-cell>
          <table:table-cell office:value-type="string" table:style-name="ce1">
            <text:p>봄</text:p>
          </table:table-cell>
          <table:table-cell office:value-type="string" table:style-name="ce1">
            <text:p>꽃 잎이 내 맘을 흔들고 꽃 잎이 내 눈을 적시고 아름다운 기억 푸른 하늘만 바라본다 꼬마야 약해지지마 슬픔을 혼자 안고 살지는 마 아빠야 어디를 가야 당신의 마음처럼 살 수 있을까 가장 큰 별이 보이는 우리 동네 따뜻한 햇살 꽃이 피는 봄에 그댈 위로해요 그댈 사랑해요 그대만의 노래로 뚜루뚜뚜두 두두두 뚜루뚜뚜두 두두두 뚜루뚜뚜두 두두두 하늘바라기 하늘만 멍하니 가장 큰 하늘이 있잖아 그대가 내 하늘이잖아 후회 없는 삶들 가난했던 추억 난 행복했다 아빠야 약해지지마 빗속을 걸어도 난 감사하니깐 아빠야 어디를 가야 당신의 마음처럼 살 수 있을까 가장 큰 별이 보이는 우리 동네 따뜻한 햇살 꽃이 피는 봄에 그댈 위로해요 그댈 사랑해요 그대만의 노래로 따뜻한 바람이 부는 봄 내음 그대와 이 길을 함께 걷네 아련한 내 맘이 겨우 닿는 곳에 익숙한 골목 뒤에 숨어있다가 그대 오기만 오기만 기다린 그때가 자꾸만 떠올라 가장 큰 별이 보이는 우리 동네 따뜻한 햇살 꽃이 피는 봄에 그댈 위로해요 그댈 사랑해요 그대만의 노래로 뚜루뚜뚜두 두두두 뚜루뚜뚜두 두두두 뚜루뚜뚜두 두두두 하늘바라기 하늘만 멍하니</text:p>
          </table:table-cell>
          <table:table-cell office:value-type="string" table:style-name="ce1">
            <text:p>여</text:p>
          </table:table-cell>
          <table:table-cell table:number-columns-repeated="16377"/>
        </table:table-row>
        <table:table-row table:style-name="ro1">
          <table:table-cell office:value-type="float" office:value="553" table:style-name="ce1">
            <text:p>553</text:p>
          </table:table-cell>
          <table:table-cell office:value-type="string" table:style-name="ce1">
            <text:p>허각, 정은지</text:p>
          </table:table-cell>
          <table:table-cell office:value-type="string" table:style-name="ce1">
            <text:p>바다</text:p>
          </table:table-cell>
          <table:table-cell office:value-type="string" table:style-name="ce1">
            <text:p>2016.7.21</text:p>
          </table:table-cell>
          <table:table-cell office:value-type="string" table:style-name="ce1">
            <text:p>사계절</text:p>
          </table:table-cell>
          <table:table-cell office:value-type="string" table:style-name="ce1">
            <text:p>나의 볼에 입 맞춰 나를 사랑한다 말하는 널 보면 마음이 더 불안해 가지더라도 절대 너만은 내 거란 걸 그렇게 말하고 다닐 거야 그댄 내 마음속에 바다야 매일매일 꿈을 꾸며 사네요 그대와 수영해 몰래 맘속에 떨리는 마음을 애써 감춘 채 울고 싶었어 내 앞에 널 봤을 때 너무도 커져버린 너였기에 나는 초라해졌던 거야 내 손을 잡아주길 바래 난 나를 보낼게 네게 나의 바다야 나의 하늘아 나를 안고서 그렇게 잠들면 돼 나의 바다야 나의 하늘아 난 너를 사랑해 언제나 나의 곁에 있는 널 왜 왜 넌 어딜 가 왜 왜 넌 어딜 가 (왜 넌 내게만 자꾸자꾸 커져만 가는 거야) 왜 왜 넌 어딜 가 왜 왜 넌 어딜 가 (왜 넌 내게만 자꾸자꾸 멀게만 느낀 걸까) 왜 왜 넌 어딜 가 왜 왜 넌 어딜 가 (왜 넌 내게만 자꾸자꾸 커져만 가는 거야) 왜 왜 넌 어딜 가 왜 왜 넌 어딜 가 (왜 넌 내게만 자꾸자꾸 멀게만 느낀 걸까) 울고 싶었어 내 앞에 널 봤을 때 너무도 커져버린 너였기에 나는 초라해졌던 거야 내 손을 잡아주길 바래 난 나를 보낼게 네게 나의 바다야 나의 하늘아 나를 안고서 그렇게 잠들면 돼 나의 바다야 나의 하늘아 난 너를 사랑해 언제나 나의 곁에 있는 널 나의 바다야 나의 하늘아 나를 안고서 그렇게 잠들면 돼 나의 바다야 나의 하늘아 난 너를 사랑해 언제나 나의 곁에 있는 널 나의 바다 나의 하늘 나의 바다 나의 하늘 나의 바다 나의 하늘 우리 사랑 영원하기를 나의 바다 나의 하늘 나의 바다 나의 하늘 나의 바다 나의 하늘 우리 사랑 영원하기를</text:p>
          </table:table-cell>
          <table:table-cell office:value-type="string" table:style-name="ce1">
            <text:p>혼성</text:p>
          </table:table-cell>
          <table:table-cell table:number-columns-repeated="16377"/>
        </table:table-row>
        <table:table-row table:style-name="ro1">
          <table:table-cell office:value-type="float" office:value="554" table:style-name="ce1">
            <text:p>554</text:p>
          </table:table-cell>
          <table:table-cell office:value-type="string" table:style-name="ce1">
            <text:p>정은지</text:p>
          </table:table-cell>
          <table:table-cell office:value-type="string" table:style-name="ce1">
            <text:p>너란 봄</text:p>
          </table:table-cell>
          <table:table-cell office:value-type="string" table:style-name="ce1">
            <text:p>2017.4.10</text:p>
          </table:table-cell>
          <table:table-cell office:value-type="string" table:style-name="ce1">
            <text:p>봄</text:p>
          </table:table-cell>
          <table:table-cell office:value-type="string" table:style-name="ce1">
            <text:p>다시 봄이 오려나 봐요 벚꽃도 지겨울 만큼 또다시 외로운 계절을 만나고 부네요 바람은 저 꽃이 너무 예뻐 외롭게 저 커플은 또 마냥 환하게 웃는 거야 너무 서럽게 만드니 왜 아름다운 거야 하필 부러울 게 뭐야 나만 빼고 봄봄봄 다시 봄이 오려나 봐요 벚꽃도 지겨울 만큼 한밤에 깨어나 너무도 싫은데 또 봄이 오네요 너란 봄 봄 봄봄봄 너란 놈 어디 있는 거니 너란 봄 봄 봄봄봄 부네요 봄바람이 알콩달콩한 사랑을 꿈꾸고 살콤달콤한 그대는 오려나 또다시 외로운 하루를 만나면 부네요 바람은 저 꽃이 너무 예뻐 외롭게 저 커플은 또 마냥 환하게 웃는 거야 너무 서럽게 만드니 왜 아름다운 거야 하필 부러울 게 뭐야 나만 빼고 봄봄봄 다시 봄이 오려나 봐요 벚꽃도 지겨울 만큼 한밤에 깨어나 너무도 싫은데 또 봄이 오네요 따뜻한 봄바람이 내 볼을 스치면 얼었던 내 맘에도 봄이 올까요 사랑일까요 다시 봄이 오려나 봐요 벚꽃도 지겨울 만큼 한밤에 깨어나 너무도 싫은데 또 봄이 오네요 너란 봄 봄 봄봄봄 너란 놈 어디 있는 거니 너란 봄 봄 봄봄봄 부네요 봄 바람이</text:p>
          </table:table-cell>
          <table:table-cell office:value-type="string" table:style-name="ce1">
            <text:p>여</text:p>
          </table:table-cell>
          <table:table-cell table:number-columns-repeated="16377"/>
        </table:table-row>
        <table:table-row table:style-name="ro1">
          <table:table-cell office:value-type="float" office:value="555" table:style-name="ce1">
            <text:p>555</text:p>
          </table:table-cell>
          <table:table-cell office:value-type="string" table:style-name="ce1">
            <text:p>허각, 정은지</text:p>
          </table:table-cell>
          <table:table-cell office:value-type="string" table:style-name="ce1">
            <text:p>짧은머리</text:p>
          </table:table-cell>
          <table:table-cell office:value-type="string" table:style-name="ce1">
            <text:p>2013.5.31</text:p>
          </table:table-cell>
          <table:table-cell office:value-type="string" table:style-name="ce1">
            <text:p>여름</text:p>
          </table:table-cell>
          <table:table-cell office:value-type="string" table:style-name="ce1">
            <text:p>멀리서 걸어오는 그대 모습이 참 달라보여 한없이 예뻐보이는 그댈 붙잡고 함께 걸어가 짧은 머리 짧은 치마 쌩얼인 얼굴 너 오늘 왠지 예뻐 짧은 머리 하얀 셔츠 체크 넥타이 오빠도 오늘 멋져 짧게 자른 그대 변화가 너무나도 난 예뻐 사랑스런 우리 둘이서 절대 변하지 마요 자꾸만 어색한지 머릴 만지는 그대 모습이 왜이리 귀여운건지 보면 볼수록 빠져들어가 짧은 머리 짧은 치마 쌩얼인 얼굴 너 오늘 왠지 예뻐 짧은 머리 하얀 셔츠 체크 넥타이 오빠도 오늘 멋져 짧게 자른 그대 변화가 너무나도 난 예뻐 사랑스런 우리 둘이서 절대 변하지 마요 솔직히 나 완벽한 남잔 아니지만 걱정말아요 내 눈엔 그대만 보여요 부족한 우린 둘이서 서로 채워줄 사랑을 만난거죠 영원히 난 그대만 난 그대만 우리 둘이 사랑해 짧은 머리 짧은 치마 쌩얼인 얼굴 너 오늘 왠지 예뻐 짧은 머리 하얀 셔츠 체크 넥타이 오빠도 오늘 멋져 짧게 자른 그대 변화가 너무나도 난 예뻐 사랑스런 우리 둘이서 절대 변하지 마요 사랑해 나도 사랑해 사랑해 나도 사랑해 사랑스런 우리 둘이서 절대 변하지 마요</text:p>
          </table:table-cell>
          <table:table-cell office:value-type="string" table:style-name="ce1">
            <text:p>혼성</text:p>
          </table:table-cell>
          <table:table-cell table:number-columns-repeated="16377"/>
        </table:table-row>
        <table:table-row table:style-name="ro1">
          <table:table-cell office:value-type="float" office:value="556" table:style-name="ce1">
            <text:p>556</text:p>
          </table:table-cell>
          <table:table-cell office:value-type="string" table:style-name="ce1">
            <text:p>양요섭, 정은지</text:p>
          </table:table-cell>
          <table:table-cell office:value-type="string" table:style-name="ce1">
            <text:p>LOVE DAY</text:p>
          </table:table-cell>
          <table:table-cell office:value-type="string" table:style-name="ce1">
            <text:p>2012.3.14</text:p>
          </table:table-cell>
          <table:table-cell office:value-type="string" table:style-name="ce1">
            <text:p>사계절</text:p>
          </table:table-cell>
          <table:table-cell office:value-type="string" table:style-name="ce1">
            <text:p>은지) 참 많이 궁금해 전부 다 궁금해 왜 잠이 안 오고, 니 얼굴만 보여 요섭) 나도 궁금해 이 맘이 궁금해 왜 너만 보면 웃음이 먼저 나와 은지) 친구들 모여서 니 말이 나오면 왜 내가 들떠서 더 듣고 싶은지 요섭) 너만 있으면 난 딴 사람이 돼 또 뜬금없는 어색한 농담을 늘 해 은지) 사실 난, 이 느낌이 이상해 구름 위가 있다면 여기일까 요섭) 혹시 그런걸까 너와 나 그런걸까 내 맘과 같다면 시작 돼 버린걸까 * 둘이)너를 많이 많이 좋아해 요섭)너를 나 사랑하게 됐나봐 은지)같이 말하고 싶은데 내가 그래도 될까, 좀더 기다려볼까 둘이)나도 많이 많이 좋아해 은지)사실 난 이런 맘이 처음인데 요섭)더 기다려줄게, 은지) 더 기다려줄래 요섭)난 여기 있을게, 은지) 여기 있어줄래 요섭)우리는 이미 같은 맘인걸 은지) 내 뭐가 좋은지 난 그게 궁금해 언제부터 내가 니 맘에 살았니 요섭) 나도 궁금해 (yeah~)-은지 니 맘이 궁금해 (yeah~)-은지 싫지 않은게 아니라 좋은거지? 은지) 예쁜 여자들은 (no~)-요섭 참 많고 많은데 (no~)-요섭 넌 정말 나밖에 안 보이는건지 요섭) 멋진 남자들 (누구?)-은지 니 곁에 많은데 (어디?)-은지 어떻게 니가 내게로 오는거니 Girl~ 은지) 사실 난, 우릴 자꾸 상상해 (상상해)-요섭 이런 기분, 어쩐지 수상해 요섭) 같은 하늘 아래 (같은 하늘 아래서)-은지 같은 생각을 하고 둘이) 똑같은 말 이제 해도 될 것 같은데 * 둘이)너를 많이 많이 좋아해 요섭)너를 나 사랑하게 됐나봐 은지)같이 말하고 싶은데 둘이)내가 그래도 될까, 좀더 기다려볼까 나도 많이 많이 좋아해 사실 난 이런 맘이 처음인데 요섭)더 기다려줄게, 은지) 더 기다려줄래 요섭)난 여기 있을게, 은지) 여기 있어줄래 요섭)우리는 이미 같은 맘인걸 은지) 누가 좋아해, 더? 내가, 더? 요섭) 그런건 나 중요치 않은걸 은지)나 손내밀면 그 손 안 놓을 자신 있다면 요섭)영원히 그 손을 놓지 않을게 * 은지)너를 너무 너무 좋아해 요섭)사실 난 이미 너를 사랑해 은지)똑같이 말할 수 있는데 왜 난 둘이)떨리는건지, 자꾸 망설이는지 아니 너를 너를 사랑해 이제는 내 맘 다 말해줄게 요섭)날 믿어주겠니 은지) 널 믿어볼게 난 요섭)이 사랑안에서, 은지)이 사랑속에서 요섭) 나란히 둘이)같이 걸어가자, 둘이</text:p>
          </table:table-cell>
          <table:table-cell office:value-type="string" table:style-name="ce1">
            <text:p>혼성</text:p>
          </table:table-cell>
          <table:table-cell table:number-columns-repeated="16377"/>
        </table:table-row>
        <table:table-row table:style-name="ro1">
          <table:table-cell office:value-type="float" office:value="557" table:style-name="ce1">
            <text:p>557</text:p>
          </table:table-cell>
          <table:table-cell office:value-type="string" table:style-name="ce1">
            <text:p>태연</text:p>
          </table:table-cell>
          <table:table-cell office:value-type="time" office:time-value="PT11H11M0.000S" table:style-name="ce3">
            <text:p>11:11</text:p>
          </table:table-cell>
          <table:table-cell office:value-type="string" table:style-name="ce1">
            <text:p>2016.11.1</text:p>
          </table:table-cell>
          <table:table-cell office:value-type="string" table:style-name="ce1">
            <text:p>사계절</text:p>
          </table:table-cell>
          <table:table-cell office:value-type="string" table:style-name="ce1">
            <text:p>It’s 11:11 오늘이 한 칸이 채 안 남은 그런 시간 우리 소원을 빌며 웃던 그 시간 별 게 다 널 떠오르게 하지 네 맘 끝자락처럼 차가운 바람 창을 열면 온통 네가 불어와 이 시간이 전부 지나고 나면 이별이 끝나 있을까 Yeah 널 다 잊었을까 모든 게 자릴 찾아서 떠나가고 넌 내 모든 걸 갖고서 떠나도 내 맘은 시계 속의 두 바늘처럼 같은 곳을 두고 맴돌기만 해 Na na na na na na na na na na na na na oh Na na na na na na na na I believe I will be over you 달력 안에 있는 오래 전에 약속했던 몇 월의 며칠 너에겐 다 잊혀져 있었다면 내가 지워야지 뭐 지나고 나면 별 거 아니겠지 뭐 모든 게 자릴 찾아서 떠나가고 넌 내 모든 걸 갖고서 떠나도 내 맘은 시계 속의 두 바늘처럼 같은 곳을 두고 맴돌기만 해 Na na na na na na na na na na na na na oh Na na na na na na na na I believe I will be over you 계절 틈에 잠시 피는 낯선 꽃처럼 하루 틈에 걸려 있는 새벽 별처럼 이 모든 건 언젠가는 다 지나가고 말겠지 모든 게 자릴 찾아서 돌아오고 내가 아무 일 없는 듯이 웃게 되면 너의 이름 한 번쯤 부르는 게 지금처럼 아프지 않을 거야 Na na na na na na na na na na na na na oh Na na na na na na na na I believe I will be over you Na na na na na na na na na na na na na oh Na na na na na na na na I believe I will be over you</text:p>
          </table:table-cell>
          <table:table-cell office:value-type="string" table:style-name="ce1">
            <text:p>여</text:p>
          </table:table-cell>
          <table:table-cell table:number-columns-repeated="16377"/>
        </table:table-row>
        <table:table-row table:style-name="ro1">
          <table:table-cell office:value-type="float" office:value="558" table:style-name="ce1">
            <text:p>558</text:p>
          </table:table-cell>
          <table:table-cell office:value-type="string" table:style-name="ce1">
            <text:p>마크툽, 이라온</text:p>
          </table:table-cell>
          <table:table-cell office:value-type="string" table:style-name="ce1">
            <text:p>별을 담은 시</text:p>
          </table:table-cell>
          <table:table-cell office:value-type="string" table:style-name="ce1">
            <text:p>2020.9.5</text:p>
          </table:table-cell>
          <table:table-cell office:value-type="string" table:style-name="ce1">
            <text:p>사계절</text:p>
          </table:table-cell>
          <table:table-cell office:value-type="string" table:style-name="ce1">
            <text:p>니가 언젠가 말했잖아 나의 노래엔 마음을 움직이는 힘이 있다고 그날 너의 위로가 날 노래 부르게 했어 정말로 고마워 내게 용기를 줘서 우리 앞의 세계는 저마다의 색으로 기억되고 짧은 입맞춤처럼 너 안에 닿기를 찬란한 색 마음과 흑백 그리움들이 시가 되어 너란 별이 내려와 날 안아줘 내가 바라왔던 세상 위에서 넌 나의 꿈의 언어로 쓰여진 책속에 가장 예쁜 책갈피를 꽂아 영원히 읽어내고 싶은 이야기야 내가 분명히 말했잖아 나의 꿈만큼 빛나는 별을 노래에 담겠다고 그날 너를 향했던 진심은 계절을 버텨내 꽃으로 피어나 너에게 날아가 찬란한 색 마음과 흑백 그리움들이 시가 되어 너란 별이 내려와 날 안아줘 내가 바라왔던 세상 위에서 넌 나의 꿈의 언어로 쓰여진 책속에 가장 예쁜 책갈피를 꽂아 영원히 읽어내고 싶은 이야기야 어떤 날 누군가를 위해 부르는 노래 이 숨결이 날 품은 바람 되어 너에게 닿기를 찬란한 색 마음과 흑백 그리움들이 시가 되어 너란 별이 내려와 날 안아줘 내가 바라왔던 세상 위에서 넌 나의 꿈의 언어로 쓰여진 책속에 가장 예쁜 책갈피를 꽂아 영원히 읽어내고 싶은 이야기야</text:p>
          </table:table-cell>
          <table:table-cell office:value-type="string" table:style-name="ce1">
            <text:p>남</text:p>
          </table:table-cell>
          <table:table-cell table:number-columns-repeated="16377"/>
        </table:table-row>
        <table:table-row table:style-name="ro1">
          <table:table-cell office:value-type="float" office:value="559" table:style-name="ce1">
            <text:p>559</text:p>
          </table:table-cell>
          <table:table-cell office:value-type="string" table:style-name="ce1">
            <text:p>오마이걸</text:p>
          </table:table-cell>
          <table:table-cell office:value-type="string" table:style-name="ce1">
            <text:p>불꽃놀이</text:p>
          </table:table-cell>
          <table:table-cell office:value-type="string" table:style-name="ce1">
            <text:p>2018.9.10</text:p>
          </table:table-cell>
          <table:table-cell office:value-type="string" table:style-name="ce1">
            <text:p>여름</text:p>
          </table:table-cell>
          <table:table-cell office:value-type="string" table:style-name="ce1">
            <text:p>remember me do you remember me 날 바라보던 너의 눈에 비친 내 모습이 참 맘에 들었는데 나도 몰랐던 날 알게 해준 널 만났던 건 참 행운인 걸 yeah 다시 이런 우연은 없을거라 넌 늘 새기듯 말했지 거슬러 틀려 봐봐 돌아가도 결국 그 자리잖아 oh 돌아와도 뻔한데 oh 왜 머릿속에 oh네가 눈이 부시게 퍼져 disappear 사랑스런 그때의 너 우리의 기억이 아른거리고 조금 이른 사랑얘긴 저 별들처럼 나를 비추고 눈을 감으면 remember me 시작되는 magic remember me 처음이라서 remember me 마냥 좋았던 do you remember 그때 불꽃놀이 모래알 같은 기억들 속에서도 난 단숨에 널 찾아낼 수 있어 너에겐 내가 어떻게 남았는지 궁금해졌어 난 어땠을까 yeah 사실 그때 나의 세상은 너와 나 밖에 없어서 안녕 한동안 감기보다 더 아팠지 oh 너를 그려보았네 oh 까만 하늘에 oh 다시 눈부시도록 펑펑 disappear 사랑스런 그때의 너 우리의 기억이 아른거리고 조금 이른 사랑얘긴 저 별들처럼 나를 비추고 눈을 감으면 remember me 시작되는 magic remember me 처음이라서 remember me 마냥 좋았던 do you remember 그때 불꽃놀이 remember me 그때 우리 불꽃놀이 같던 둘만의 하늘빛 잊지 말아줘 ah ah no no 아주 더 오래 지나도 가끔 날 그려줘 태어나서 본 것 중에 제일 커다란 꽃 오직 둘만의 축제 계절이 되돌아와도 가장 아름다웠던 시간 너머로 remember me 띄워보는 편지 remember me 네가 있어서 remember me 마냥 설렜던 do you remember 그때 불꽃놀이 눈을 감으면 remember me 시작되는 magic remember me 처음이라서 remember me 마냥 좋았던 do you remember 그때 불꽃놀이 remember me remember me</text:p>
          </table:table-cell>
          <table:table-cell office:value-type="string" table:style-name="ce1">
            <text:p>여</text:p>
          </table:table-cell>
          <table:table-cell table:number-columns-repeated="16377"/>
        </table:table-row>
        <table:table-row table:style-name="ro1">
          <table:table-cell office:value-type="float" office:value="560" table:style-name="ce1">
            <text:p>560</text:p>
          </table:table-cell>
          <table:table-cell office:value-type="string" table:style-name="ce1">
            <text:p>규현</text:p>
          </table:table-cell>
          <table:table-cell office:value-type="string" table:style-name="ce1">
            <text:p>밀리언조각</text:p>
          </table:table-cell>
          <table:table-cell office:value-type="string" table:style-name="ce1">
            <text:p>2015.10.15</text:p>
          </table:table-cell>
          <table:table-cell office:value-type="string" table:style-name="ce1">
            <text:p>가을</text:p>
          </table:table-cell>
          <table:table-cell office:value-type="string" table:style-name="ce1">
            <text:p>너는 왜 이토록 나를 떨리게 하니 너의 존재만이 나를 숨 쉬게 하니 아무도 없었던 가난했던 마음이 보석 같은 너로 가득해, 고마워 사랑해 말조차 아까운 나의 하나뿐인 사람아 마지막이란 말은 하지 말아요 넌 높이서 반짝이는 별, 손 닿을 수 없이 멀었던 그 거리 오늘 가까워진 걸까 오늘 밤 그대란 밀리언의 조각들로 내 가슴 가장 깊은 곳에 채우고 채우고 채우고 부서진 내 마음 그대만이 모아주오 이 밤의 가장 깊은 곳에 그대의 빛으로 가득하게 차가운 입김에 눈꽃이 흩날리면 들뜬 연인들의 노래 들려올 때에 한참을 앓았던 계절의 마지막이 손끝에 흐른다 별 헤는 이 밤에 사랑해 말조차 아까운 나의 하나뿐인 사람아 마지막이란 말은 하지 말아요 넌 멀리서 반짝이는 별, 나 혼자선 어쩔 수 없는 그 거리 오늘 멀게만 느껴져 오늘 밤 그대란 밀리언의 조각들로 내 가슴 가장 깊은 곳에 채우고 채우고 채우고 부서진 내 마음 그대만이 모아주오 이 밤의 가장 깊은 곳에 그대의 빛으로 가득하게 지쳐 올려다 본 밤 작은 너의 빛 하나 붙잡고 걸었어 너만 보였으니까 너의 가늠조차 할 수 없던 눈부신 빛이 이 밤의 끝으로 흘러내리게 너는 왜 이토록 나를 떨리게 하니 너의 존재만이 다시 숨 쉬게 하니 오늘 밤 그대란 밀리언의 조각들로 내 가슴 가장 깊은 곳에 채우고 채우고 채우오 부서진 내 마음 그대만이 모아주오 이 밤의 가장 깊은 곳에 그대의 빛으로 가득하게</text:p>
          </table:table-cell>
          <table:table-cell office:value-type="string" table:style-name="ce1">
            <text:p>남</text:p>
          </table:table-cell>
          <table:table-cell table:number-columns-repeated="16377"/>
        </table:table-row>
        <table:table-row table:style-name="ro1">
          <table:table-cell office:value-type="float" office:value="561" table:style-name="ce1">
            <text:p>561</text:p>
          </table:table-cell>
          <table:table-cell office:value-type="string" table:style-name="ce1">
            <text:p>선미</text:p>
          </table:table-cell>
          <table:table-cell office:value-type="string" table:style-name="ce1">
            <text:p>보라빛 밤</text:p>
          </table:table-cell>
          <table:table-cell office:value-type="string" table:style-name="ce1">
            <text:p>2020.6.29</text:p>
          </table:table-cell>
          <table:table-cell office:value-type="string" table:style-name="ce1">
            <text:p>여름</text:p>
          </table:table-cell>
          <table:table-cell office:value-type="string" table:style-name="ce1">
            <text:p>내게 뭘 원하냬 그냥 말만 하래 하늘에 별도 따주겠대 다른 건 안 바래 이 밤만 원하네 그대 손 잡고 안 놔줄래 보라빛 밤 I like it like it 더 같이 있자 아직 이르잖아 We're like 보라빛 밤 날 하늘 위로 터트려 볼래 이 밤 밤 밤 밤 밤 보라빛 밤 오 그대여 눈뜨면 다 사라져 엉망이 돼도 오 그대여 난 다시 또 이 밤을 기다릴게요 나나나 나 나나 나나나 나 나나 나나나 나 나나 보라빛 밤 나나나 나 나나 나나나 나 나나 나나나 나 나나 보라빛 밤 술은 입에도 안 댔는데 I'm tipsy 나 조금 어지러운 것 같애 지금 아님 언제? 참 답답하네 날 감싸 안고 입 맞출래 보라빛 밤 I like it like it 더 같이 있자 아직 이르잖아 We're like 보라빛 밤 날 하늘 위로 터트려 볼래 이 밤 밤 밤 밤 밤 보라빛 밤 오 그대여 눈 뜨면 다 사라져 엉망이 돼도 오 그대여 난 다시 또 이 밤을 기다릴게요 꿈인가 싶다가도 니가 떠오르니까 그 밤은 진심인 거야 일거야 보라빛 밤 오 그대여 눈 뜨면 다 사라져 엉망이 돼도 오 그대여 난 다시 또 이 밤을 기다릴게요 오 그대여 (나나나 나 나나 나나나 나 나나 나나나 나 나나) 보라빛 밤 오 그대여 난 다시 또 이 밤을 기억 할게요 (나나나 나 나나 나나나 나 나나 나나나 나 나나) 보라빛 밤</text:p>
          </table:table-cell>
          <table:table-cell office:value-type="string" table:style-name="ce1">
            <text:p>여</text:p>
          </table:table-cell>
          <table:table-cell table:number-columns-repeated="16377"/>
        </table:table-row>
        <table:table-row table:style-name="ro1">
          <table:table-cell office:value-type="float" office:value="562" table:style-name="ce1">
            <text:p>562</text:p>
          </table:table-cell>
          <table:table-cell office:value-type="string" table:style-name="ce1">
            <text:p>마마무</text:p>
          </table:table-cell>
          <table:table-cell office:value-type="string" table:style-name="ce1">
            <text:p>HIP</text:p>
          </table:table-cell>
          <table:table-cell office:value-type="string" table:style-name="ce1">
            <text:p>2019.11.14</text:p>
          </table:table-cell>
          <table:table-cell office:value-type="string" table:style-name="ce1">
            <text:p>여름</text:p>
          </table:table-cell>
          <table:table-cell office:value-type="string" table:style-name="ce1">
            <text:p>All I wanna be is 멋짐 내 마음대로 골라 kick it 머리 어깨 무릎 다 HIP 해 Do it do it like me do it 나를 따라 해 kick it Clapping clapping 모두 같이 HIP I love you 네가 뭐라든 간에 Respect you 네가 뭘 하든 간에 늘 따끈따끈해 그 관심이 따끔따끔해 또 힐끔 힐끔 힐끔 이젠 모든 일이 가뿐해 veteran 성공을 썰어 먹어 마치 michelin 누구보다 빠른 걸음을 걸었네 비시즌 잊은 지도 오래야 뒷걸음 All I wanna be is 멋짐 내 멋대로 골라 kick it 머리 어깨 무릎 다 HIP 삐삐삐 논란이 돼 my fashion 별로 신경 안 써 그저 action 자꾸 click me click me 홀린 듯이 zoom Close up close up close up HIP 해 HIP HIP 머리 어깨 무릎 HIP HIP HIP HIP HIP HIP HIP 해 HIP HIP 머리 어깨 무릎 HIP HIP HIP HIP HIP 해 HIP (Attention) 어딜 가든 넌 (Reflection) 빛날 수 있어 세상에 넌 하나뿐인 걸 근데 왜이래 네 얼굴에 침 뱉니 (칵투) 날 자극한 여러분 감사 거기서 멈춘 찌질이 반사 덕분에 나의 멘탈은 단단해 난 다음 앨범 만들러 갈게 All you wanna be is trendy 어그로 끌기 gimmick 때찌! 그런 애들 끼리끼리 HIP 삐삐삐 논란이 돼 my fashion 별로 신경 안 써 그저 action 자꾸 click me click me 홀린 듯이 zoom Close up close up close up HIP 해 HIP HIP 머리 어깨 무릎 HIP HIP HIP HIP HIP HIP HIP 해 HIP HIP 머리 어깨 무릎 HIP HIP HIP HIP HIP 해 HIP 코 묻은 티 삐져나온 입 떡진 머리 난 상관없지 코 묻은 티 삐져나온 입 떡진 머리 내가 하면 HIP 코 묻은 티 삐져나온 팬티 떡진 머리 난 상관없지 코 묻은 티 삐져나온 팬티 떡진 머리 내가 하면 HIP 삐삐삐 논란이 돼 my fashion 별로 신경 안 써 그저 action 자꾸 click me click me 홀린 듯이 zoom Close up close up close up HIP 해 HIP HIP 머리 어깨 무릎 HIP HIP HIP HIP HIP HIP HIP 해 HIP HIP 머리 어깨 무릎 HIP HIP HIP HIP HIP 해 HIP</text:p>
          </table:table-cell>
          <table:table-cell office:value-type="string" table:style-name="ce1">
            <text:p>여</text:p>
          </table:table-cell>
          <table:table-cell table:number-columns-repeated="16377"/>
        </table:table-row>
        <table:table-row table:style-name="ro1">
          <table:table-cell office:value-type="float" office:value="563" table:style-name="ce1">
            <text:p>563</text:p>
          </table:table-cell>
          <table:table-cell office:value-type="string" table:style-name="ce1">
            <text:p>방탄소년단</text:p>
          </table:table-cell>
          <table:table-cell office:value-type="string" table:style-name="ce1">
            <text:p>불타오르네</text:p>
          </table:table-cell>
          <table:table-cell office:value-type="string" table:style-name="ce1">
            <text:p>2016.5.2</text:p>
          </table:table-cell>
          <table:table-cell office:value-type="string" table:style-name="ce1">
            <text:p>여름</text:p>
          </table:table-cell>
          <table:table-cell office:value-type="string" table:style-name="ce1">
            <text:p>불타오르네 Fire Fire Fire Fire When I wake up in my room 난 뭣도 없지 해가 지고 난 후 비틀대며 걷지 다 만신창이로 취했어 취했어 막 욕해 길에서 길에서 나 맛이 갔지 미친놈 같지 다 엉망진창, livin' like 삐-이- 니 멋대로 살어 어차피 니 꺼야 애쓰지 좀 말어 져도 괜찮아 Errbody say La la la la la (La la la la la) Say La la la la la (La la la la la) 손을 들어 소리질러 Burn it up 불타오르네 싹 다 불태워라 Bow wow wow 싹 다 불태워라 Bow wow wow Hey, burn it up 전부 다 태울 것 같이 Hey, turn it up 새벽이 다 갈 때까지 그냥 살아도 돼 우린 젊기에 그 말하는 넌 뭔 수저길래 수저수저 거려 난 사람인데 (So what~) 니 멋대로 살어 어차피 니 꺼야 애쓰지 좀 말어 져도 괜찮아 Errbody say La la la la la (La la la la la) Say La la la la la (La la la la la) 손을 들어 소리질러 Burn it up 불타오르네 싹 다 불태워라 Bow wow wow 싹 다 불태워라 Bow wow wow (Fire) 겁 많은 자여 여기로 (Fire) 괴로운 자여 여기로 (Fire) 맨주먹을 들고 All night long (Fire) 진군하는 발걸음으로 (Fire) 뛰어봐 미쳐버려 다 싹 다 불태워라 Bow wow wow 싹 다 불태워라 Bow wow wow Fire Fire 싹 다 불태워라 Bow wow wow Fire Fire 싹 다 불태워라 Bow wow wow 용서해줄게</text:p>
          </table:table-cell>
          <table:table-cell office:value-type="string" table:style-name="ce1">
            <text:p>남</text:p>
          </table:table-cell>
          <table:table-cell table:number-columns-repeated="16377"/>
        </table:table-row>
        <table:table-row table:style-name="ro1">
          <table:table-cell office:value-type="float" office:value="564" table:style-name="ce1">
            <text:p>564</text:p>
          </table:table-cell>
          <table:table-cell office:value-type="string" table:style-name="ce1">
            <text:p>이적</text:p>
          </table:table-cell>
          <table:table-cell office:value-type="string" table:style-name="ce1">
            <text:p>당연한 것들</text:p>
          </table:table-cell>
          <table:table-cell office:value-type="string" table:style-name="ce1">
            <text:p>2020.6.21</text:p>
          </table:table-cell>
          <table:table-cell office:value-type="string" table:style-name="ce1">
            <text:p>사계절</text:p>
          </table:table-cell>
          <table:table-cell office:value-type="string" table:style-name="ce1">
            <text:p>그때는 알지 못했죠 우리가 무얼 누리는지 거릴 걷고 친굴 만나고 손을 잡고 껴안아주던 것 우리에게 너무 당연한 것들 처음엔 쉽게 여겼죠 금세 또 지나갈 거라고 봄이 오고 하늘 빛나고 꽃이 피고 바람 살랑이면은 우린 다시 돌아갈 수 있다고 우리가 살아왔던 평범한 나날들이 다 얼마나 소중한지 알아버렸죠 당연히 끌어안고 당연히 사랑하던 날 다시 돌아올 때까지 우리 힘껏 웃어요 잊지는 않았잖아요 간절히 기다리잖아요 서로 믿고 함께 나누고 마주보며 같이 노래를 하던 우리에게 너무 당연한 것들 우리가 살아왔던 평범한 나날들이 다 얼마나 소중한지 알아버렸죠 당연히 끌어안고 당연히 사랑하던 날 다시 돌아올 거예요 우리 힘껏 웃어요 당연히 끌어안고 당연히 사랑하던 날 다시 돌아올 거예요 우리 힘껏 웃어요</text:p>
          </table:table-cell>
          <table:table-cell office:value-type="string" table:style-name="ce1">
            <text:p>남</text:p>
          </table:table-cell>
          <table:table-cell table:number-columns-repeated="16377"/>
        </table:table-row>
        <table:table-row table:style-name="ro1">
          <table:table-cell office:value-type="float" office:value="565" table:style-name="ce1">
            <text:p>565</text:p>
          </table:table-cell>
          <table:table-cell office:value-type="string" table:style-name="ce1">
            <text:p>블랙핑크</text:p>
          </table:table-cell>
          <table:table-cell office:value-type="string" table:style-name="ce1">
            <text:p>휘파람</text:p>
          </table:table-cell>
          <table:table-cell office:value-type="string" table:style-name="ce1">
            <text:p>2016.8.8</text:p>
          </table:table-cell>
          <table:table-cell office:value-type="string" table:style-name="ce1">
            <text:p>사계절</text:p>
          </table:table-cell>
          <table:table-cell office:value-type="string" table:style-name="ce1">
            <text:p>Hey boy Make’ em whistle like a missile bomb bomb Every time I show up blow up (uh) Make’ em whistle like a missile bomb bomb Every time I show up blow up (uh) 넌 너무 아름다워 널 잊을 수가 없어 그 눈빛이 아직 나를 이렇게 설레게 해 boom boom 24 365 오직 너와 같이 하고파 낮에도 이 밤에도 이렇게 너를 원해 ooh ooh 모든 남자들이 날 매일 check out 대부분이 날 가질 수 있다 착각 절대 많은 걸 원치 않아 맘을 원해 난 넌 심장을 도려내 보여봐 아주 씩씩하게 때론 chic chic 하게 So hot so hot 내가 어쩔 줄 모르게 해 나지막이 불러줘 내 귓가에 도는 휘파람처럼 이대로 지나치지 마요 너도 나처럼 날 잊을 수가 없다면 WHOA 널 향한 이 마음은 Fire 내 심장이 빠르게 뛰잖아 점점 가까이 들리잖아 휘파람 UH 휘 파람 파람 파람 (can you hear that) 휘 파라파라 파라 밤 휘파람 UH 휘 파람 파람 파람 (can you hear that) 휘 파라파라 파라 밤 Hold up 아무 말 하지 마 Just whistle to my heart 그 소리가 지금 나를 이렇게 설레게 해 boom boom 생각은 지루해 느낌이 shhh! Every day all day 내 곁에만 있어줘 zoom zoom Uh 언제나 난 stylin’ 도도하지만 네 앞에선 darlin’ 뜨거워지잖아 like a desert island 너 알아갈수록 울려대는 마음속 그만 내빼 넘어와라 내게 boy 이젠 checkmate 게임은 내가 win (uh-huh) 난 널 택해 안아줘 더 세게 누가 널 가로 채 가기 전에 내가 (uh) 이대로 지나치지 마요 너도 나처럼 날 잊을 수가 없다면 WHOA 널 향한 이 마음은 Fire 내 심장이 빠르게 뛰잖아 점점 가까이 들리잖아 휘파람 UH 휘 파람 파람 파람 (can you hear that) 휘 파라파라 파라 밤 휘파람 UH 휘 파람 파람 파람 (can you hear that) 휘 파라파라 파라 밤 This beat got me feelin’ like 바람처럼 스쳐가는 흔한 인연이 아니길 많은 말은 필요 없어 지금 너의 곁에 나를 데려가 줘 ohh Make’ em whistle like a missile bomb bomb Every time I show up blow up (uh) Make’ em whistle like a missile bomb bomb Every time I show up blow up (uh)</text:p>
          </table:table-cell>
          <table:table-cell office:value-type="string" table:style-name="ce1">
            <text:p>여</text:p>
          </table:table-cell>
          <table:table-cell table:number-columns-repeated="16377"/>
        </table:table-row>
        <table:table-row table:style-name="ro1">
          <table:table-cell office:value-type="float" office:value="566" table:style-name="ce1">
            <text:p>566</text:p>
          </table:table-cell>
          <table:table-cell office:value-type="string" table:style-name="ce1">
            <text:p>악동뮤지션</text:p>
          </table:table-cell>
          <table:table-cell office:value-type="string" table:style-name="ce1">
            <text:p>DINOSAUR</text:p>
          </table:table-cell>
          <table:table-cell office:value-type="string" table:style-name="ce1">
            <text:p>2017.7.20</text:p>
          </table:table-cell>
          <table:table-cell office:value-type="string" table:style-name="ce1">
            <text:p>사계절</text:p>
          </table:table-cell>
          <table:table-cell office:value-type="string" table:style-name="ce1">
            <text:p>나의 옛날 동네 옛날 동네 반지하 빌라엔 네 가족 오순 도순 오순 도순 잘 살고 있었네 화장실 문 밑엔 쥐가 파놓은 구멍이 매일 밤 뒤척거리시던 아버지 No problem 난 아무것도 몰랐거든 아직도 그때가 생생해 무서울게 없었던 어리기만 한 나를 펄쩍 뛰게 한 펄쩍 뛰게 한 펄쩍 뛰게 한 Dinosaur 어릴 적 내 꿈에 나온 Dinosaur 어릴 적 내 꿈에 나온 Dinosaur 비명과 함께 깼네 함께 깼네 네 가족이 다 같이 따스한 이부자리 이부자리 두 발로 걷어찼지 엄마는 날 안아줘 내 못 감추는 울먹임 TV 보며 진정하라 하셨지 깜빡깜빡 거리네 까만 방이 번쩍거리네 아직도 그 꿈이 생생해 무서울게 없었던 어리기만 한 나를 펄쩍 뛰게 한 펄쩍 뛰게 한 펄쩍 뛰게 한 Dinosaur 어릴 적 내 꿈에 나온 Dinosaur 어릴 적 내 꿈에 나온 Dinosaur 우리 집 창문을 부수고 내 가족에게 포효하던 널 다시 만나면 그땐 너보다 더 크게 소리 지를래 더 크게 소리 지를래 더 크게 소리 지를래 더 크게 소리 지를래 Dinosaur 어릴 적 내 꿈에 나온 Dinosaur 어릴 적 내 꿈에 나온 Dinosaur</text:p>
          </table:table-cell>
          <table:table-cell office:value-type="string" table:style-name="ce1">
            <text:p>혼성</text:p>
          </table:table-cell>
          <table:table-cell table:number-columns-repeated="16377"/>
        </table:table-row>
        <table:table-row table:style-name="ro1">
          <table:table-cell office:value-type="float" office:value="567" table:style-name="ce1">
            <text:p>567</text:p>
          </table:table-cell>
          <table:table-cell office:value-type="string" table:style-name="ce1">
            <text:p>김태우</text:p>
          </table:table-cell>
          <table:table-cell office:value-type="string" table:style-name="ce1">
            <text:p>사랑비</text:p>
          </table:table-cell>
          <table:table-cell office:value-type="string" table:style-name="ce1">
            <text:p>2009.9.3</text:p>
          </table:table-cell>
          <table:table-cell office:value-type="string" table:style-name="ce1">
            <text:p>여름</text:p>
          </table:table-cell>
          <table:table-cell office:value-type="string" table:style-name="ce1">
            <text:p>사랑했었던 어떤 이가 떠나간적 있겠죠 모든게 내 탓이란 생각이 든 적 있겠죠 나 그래서 잡지 못했죠 오 이런 아픔쯤은 모두 잊을 수 있을거라 다른 사랑이 찾아 올거라 생각했었죠 왜 그런데 잊질 못하죠 오 그저 하늘 바라보며 외치죠 다시 한번 나를 사랑해줘 내 맘 속 작은 바람이 비가 되어 내려오면 내 사랑이 머리에 내리면 추억이 되살아 나고 가슴에 내리면 소중했던 사랑이 떠오르고 내 사랑이 입술에 닿으면 널 사랑해 내게 외치며 비가 내리는 그 길을 따라 걷다가 걷다가 걷다 보면 바라던 내가 널 기다려 믿음이라는 열쇠로 사랑의 상자를 열어 사랑이란 기도를 전하는 전화를 걸어 내 맘이 널 찾지 못해도 오 그저 하늘 바라보며 외치죠 다시 한번 나를 사랑해줘 내 맘 속 작은 바람이 비가 되어 내려오면 내 사랑이 머리에 내리면 추억이 되살아 나고 가슴에 내리면 소중했던 사랑이 떠오르고 내 사랑이 입술에 닿으면 널 사랑해 내게 외치며 비가 내리는 그 길을 따라 걷다가 걷다가 걷다 보면 바라던 내가 널 기다려 돌아가 그때로 내 삶에 단 한번 기도했던 대로 이렇게 외치면 사랑비가 내려와 (너의 사랑이 나의 눈에 내리면) 눈에 내리면 (내 앞에 네가 서 있고) 바라던 네가 (내 귀에 내리면) 내 귀를 간지럽히면 (네가 다시 사랑을 속삭이고) 사랑해 사랑해 사랑해 (널 사랑해 내 품에 안으면) 안으면 (또 다시 행복해지면) 행복해지면 (해가 비추는) 그 길을 따라 같이 또 걷다가 걷다 보면 바라던 우리가 서 있어 내게 다시 오라는 기도 오예 한번 더</text:p>
          </table:table-cell>
          <table:table-cell office:value-type="string" table:style-name="ce1">
            <text:p>남</text:p>
          </table:table-cell>
          <table:table-cell table:number-columns-repeated="16377"/>
        </table:table-row>
        <table:table-row table:style-name="ro1">
          <table:table-cell office:value-type="float" office:value="568" table:style-name="ce1">
            <text:p>568</text:p>
          </table:table-cell>
          <table:table-cell office:value-type="string" table:style-name="ce1">
            <text:p>오렌지캬라멜</text:p>
          </table:table-cell>
          <table:table-cell office:value-type="string" table:style-name="ce1">
            <text:p>까탈레나</text:p>
          </table:table-cell>
          <table:table-cell office:value-type="string" table:style-name="ce1">
            <text:p>2014.3.12</text:p>
          </table:table-cell>
          <table:table-cell office:value-type="string" table:style-name="ce1">
            <text:p>사계절</text:p>
          </table:table-cell>
          <table:table-cell office:value-type="string" table:style-name="ce1">
            <text:p>춤추는 작은 까탈레나 (Red Sun) 나도 모르게 빠져 들어가 도도한 콧대 까탈레나 (Red Sun) Jutti Meri Oye Hoi Hoi 홀려 들어가 어머머머 멋있어 반했어 어쩜 같은 여자끼리 봐도 참 멋있어 까칠까칠 하지만 한 번만 보고파 알고파 함께 춤 추고파 랄라랄라 흔들흔들 손 흔들고 네 목소리가 쉴 때까지 소리 질러 (Jutti Meri Oye Hoi Hoi Paula Mera Oye Hoi Hoi) 참 잘했어요 100점 만점 주고파 춤추는 작은 까탈레나 (Red Sun) 나도 모르게 빠져 들어가 도도한 콧대 까탈레나 (Red Sun) Jutti Meri Oye Hoi Hoi 홀려 들어가 스르르르르륵 스르르르르륵 녹 녹 녹 녹아든다 녹 녹 녹 녹아든다 파르르르르륵 파르르르르륵 떨 떨 떨 떨려온다 따라 따라 따라 하고파 시크해서 싫지만 그치만 어쩜 같은 여자끼리 봐도 매력 있어 분하지만 한 시간 두 시간 추고파 놀고파 뼈를 묻고 싶어 랄라랄라 흔들흔들 손 흔들고 네 목소리가 쉴 때까지 소리 질러 (Jutti Meri Oye Hoi Hoi Paula Mera Oye Hoi Hoi) 아직 부족해 좀만 더 힘을 내봐 춤추는 작은 까탈레나 (Red Sun) 나도 모르게 빠져 들어가 도도한 콧대 까탈레나 (Red Sun) Jutti Meri Oye Hoi Hoi 홀려 들어가 스쳐가는 두 손이 따듯해 알고 보면 착하려나? 까칠한 나의 까탈레나 모두 다 같이 빠져들어 가 도도한 콧대 까탈레나 (Red Sun) Jutti Meri Oye Hoi Hoi 홀려 들어가 스르르르르륵 스르르르르륵 녹 녹 녹 녹아든다 녹 녹 녹 녹아든다 파르르르르륵 파르르르르륵 떨 떨 떨 떨려온다 따라 따라 따라 하고파</text:p>
          </table:table-cell>
          <table:table-cell office:value-type="string" table:style-name="ce1">
            <text:p>여</text:p>
          </table:table-cell>
          <table:table-cell table:number-columns-repeated="16377"/>
        </table:table-row>
        <table:table-row table:style-name="ro1">
          <table:table-cell office:value-type="float" office:value="569" table:style-name="ce1">
            <text:p>569</text:p>
          </table:table-cell>
          <table:table-cell office:value-type="string" table:style-name="ce1">
            <text:p>잔나비</text:p>
          </table:table-cell>
          <table:table-cell office:value-type="string" table:style-name="ce1">
            <text:p>꿈나라 별나라</text:p>
          </table:table-cell>
          <table:table-cell office:value-type="string" table:style-name="ce1">
            <text:p>2016.8.4</text:p>
          </table:table-cell>
          <table:table-cell office:value-type="string" table:style-name="ce1">
            <text:p>사계절</text:p>
          </table:table-cell>
          <table:table-cell office:value-type="string" table:style-name="ce1">
            <text:p>어떤가요 우리 같이 떠나요 언덕 너머 해가 지면은 늦을지도 몰라요 어서 내게 말해줘 바다건너 꿈에서만 그리던 하루종일 해가 떠있는 돛단배도 타구요 물장구도 치구요 그댈 위해 마차를 준비했지 마차 타고 꿈나라로 떠나볼까 꿈나라는 별보다 따뜻하대 별나라는 다음번에 가도록해. 뒷동산에 지저귀던 새들도 이미 벌써 거기 있어요 보고싶은 얼굴들 그곳에서 만나요. 그댈 위해 마차를 준비했지 마차 타고 꿈나라로 떠나볼까 꿈나라는 별보다 따뜻하대 별나라는 다음번에 가도록해.</text:p>
          </table:table-cell>
          <table:table-cell office:value-type="string" table:style-name="ce1">
            <text:p>남</text:p>
          </table:table-cell>
          <table:table-cell table:number-columns-repeated="16377"/>
        </table:table-row>
        <table:table-row table:style-name="ro1">
          <table:table-cell office:value-type="float" office:value="570" table:style-name="ce1">
            <text:p>570</text:p>
          </table:table-cell>
          <table:table-cell office:value-type="string" table:style-name="ce1">
            <text:p>세븐틴</text:p>
          </table:table-cell>
          <table:table-cell office:value-type="string" table:style-name="ce1">
            <text:p>어쩌나</text:p>
          </table:table-cell>
          <table:table-cell office:value-type="string" table:style-name="ce1">
            <text:p>2018.7.16</text:p>
          </table:table-cell>
          <table:table-cell office:value-type="string" table:style-name="ce1">
            <text:p>사계절</text:p>
          </table:table-cell>
          <table:table-cell office:value-type="string" table:style-name="ce1">
            <text:p>나의 밤은 Deep Deep 켜져 있는 TV 시끄럽지 내 맘처럼 너는 대체 어떠한 이유로 내 맘을 껐다 켰다 네 멋대론지 그게 싫다는 게 아니고 혹시 네가 너무 피곤할까 봐 걱정돼서 그렇지 내 맘이 그래 나는 너면 Need no other 너는 마치 찌더움이 없는 Summer Yeh 너는 여태 내가 느껴왔던 쓸쓸함의 온점 네 생각에 잠 못 자다가 보면 오전 이런 너를 어쩌나 너를 봐도 네가 더 생각나 너는 내게 유일한 어쩌나 난 어쩌나 어쩌나 그대를 어쩌나 너 때문에 난 이제 어쩌나 빼곡히 매일 Ah 매일 Ah 매일 Ah 매일 네가 좋은 걸 어쩌나 그대는 어떤가 나 때문에 잠들기 힘들까 쉴 틈 없이 설레게 하면 어쩌나 어쩌나 어쩌나 저쩌나 하루가 멀다 하고 네가 좋아져 난 내가 성격이 덜렁대고 좀 물러서 그치만 널 위해서 절대로 안 물러서 같이 부르자 Um 콧노래 하나씩 이어폰을 나눠 끼니 사이가 좋으네 난 내 두뇌 스케치 위에 매일 너를 그려 (뭐라는 거야) 암튼 나는 네가 그냥 좋아 아까부터 같은 말 계속해서 미안해 그치만 이게 다야 별 어려운 말 다 해봐도 내 진심은 이게 Every Everything 이런 너를 어쩌나 너를 봐도 네가 더 생각나 이 모든 게 꿈이면 난 정말 난 어쩌나 어쩌나 그대를 어쩌나 너 때문에 난 이제 어쩌나 빼곡히 매일 Ah 매일 Ah 매일 Ah 매일 네가 좋은 걸 어쩌나 그대는 어떤가 나 때문에 잠들기 힘들까 쉴 틈 없이 설레게 하면 어쩌나 어쩌나 Yeh yeh yeh yeh yeh I really like you Oh oh oh oh Better tell Yeh yeh yeh yeh yeh Better tell somebody Oh oh oh oh You’re all mine 밝은 넌 우주 저 끝까지 닿을 만큼 더 빛나는 네가 없음 어쩌나 Woo baby 그대를 어쩌나 너 때문에 난 이제 어쩌나 빼곡히 매일 Ah 매일 Ah 매일 Ah 매일 네가 좋은 걸 어쩌나 그대는 어떤가 내 마음을 알기는 아는가 난 네가 없음 안 되는데 어쩌나 어쩌나 어쩌나 어쩌나</text:p>
          </table:table-cell>
          <table:table-cell office:value-type="string" table:style-name="ce1">
            <text:p>남</text:p>
          </table:table-cell>
          <table:table-cell table:number-columns-repeated="16377"/>
        </table:table-row>
        <table:table-row table:style-name="ro1">
          <table:table-cell office:value-type="float" office:value="571" table:style-name="ce1">
            <text:p>571</text:p>
          </table:table-cell>
          <table:table-cell office:value-type="string" table:style-name="ce1">
            <text:p>카더가든</text:p>
          </table:table-cell>
          <table:table-cell office:value-type="string" table:style-name="ce1">
            <text:p>명동콜링</text:p>
          </table:table-cell>
          <table:table-cell office:value-type="string" table:style-name="ce1">
            <text:p>2018.12.15</text:p>
          </table:table-cell>
          <table:table-cell office:value-type="string" table:style-name="ce1">
            <text:p>겨울</text:p>
          </table:table-cell>
          <table:table-cell office:value-type="string" table:style-name="ce1">
            <text:p>Oh~ 달링 떠나가나요 새벽별빛 고운 흰눈 위에 떨어져 발자국만 남겨두고 떠나가나요 크리스마스 저녁 명동거리 수많은 연인들 누굴 약 올리나 갑자기 추억들이 춤을 추네 보고 싶다 예쁜 그대 돌아오라 나의 궁전으로 바람 불면 어디론가 떠나가는 나의 조각배야 갑자기 추억들이 춤을 추네 쇼 윈도우 비친 내 모습 인간이 아냐 믿을 수 없어 밤하늘 보름달만 바라보네 보고 싶다 예쁜 그대 돌아오라 나의 궁전으로 바람 불면 어디론가 떠나가는 나의 조각배야 생각해 보면 영화 같았지 관객도 없고 극장도 없는 언제나 우리들은 영화였지 보고 싶다 예쁜 그대 돌아오라 보고 싶다 예쁜 그대 돌아오라 나의 궁전으로 갑자기 추억들이 춤을 추네</text:p>
          </table:table-cell>
          <table:table-cell office:value-type="string" table:style-name="ce1">
            <text:p>남</text:p>
          </table:table-cell>
          <table:table-cell table:number-columns-repeated="16377"/>
        </table:table-row>
        <table:table-row table:style-name="ro1">
          <table:table-cell office:value-type="float" office:value="572" table:style-name="ce1">
            <text:p>572</text:p>
          </table:table-cell>
          <table:table-cell office:value-type="string" table:style-name="ce1">
            <text:p>딘</text:p>
          </table:table-cell>
          <table:table-cell office:value-type="string" table:style-name="ce1">
            <text:p>넘어와</text:p>
          </table:table-cell>
          <table:table-cell office:value-type="string" table:style-name="ce1">
            <text:p>2017.2.17</text:p>
          </table:table-cell>
          <table:table-cell office:value-type="string" table:style-name="ce1">
            <text:p>사계절</text:p>
          </table:table-cell>
          <table:table-cell office:value-type="string" table:style-name="ce1">
            <text:p>이런 야심한 밤 그런 걱정을 왜 해 물어볼 뿐이야 오해는 왜 해 TV 드라마로 끝내기엔 저 달이 너무 밝아서 So I juss wanna talk about you and me yeah 밤하늘 위 잠긴 목소리로 차가워 진 폰을 밤새 달궈 oh no 별 말을 안 해도 훌쩍 지나있는 시간 속에 올라타있어 Am I crazy? yeah maybe 뭘까 어딜까 막 이쁘진 않은데 자꾸만 눈이 가 날 못 살게 구는 게 나도 어지러워 도와줘 밖은 어두워져 Don't you want my love? 시계 초 소리만 더 커져 거기 멈춰 넘어와 그쯤에서 하고 넘어와 oh baby넘어와 이 밤을 건너 넘어와 oh baby 달처럼 마음도 기우네 할 말은 떨어지고 그 사이를 비집고 정적이 틈을 채우네 밤 새 오늘을 기다렸는데 네 앞에만 서면 난 왜 이리 작아지는지 Oh 왜 길거리 위를 끝없이 서성이며 차가워 진 손을 밤새 달궈 oh no 어제처럼 그제처럼 집에 돌아가기엔 I’m so crazy yeah maybe. 뭘까 어딜까 막 이쁘진 않은데 자꾸만 눈이 가 날 못 살게 구는 게 나도 어지러워 도와줘 밖은 어두워져 Don't you want my love? 시계 초 소리만 더 커져 너와 나 사이 결론은 없는데 널 보면 이렇게 전부 알 것 같은 게 나도 힘들어 날 도와줘 oh let me into your heart 시계 초 소리만 더 커져 바로 그 순간 넘어와 네가 내 쪽으로 넘어와 What should I do baby 넘어와 내 맘 속으로 넘어와</text:p>
          </table:table-cell>
          <table:table-cell office:value-type="string" table:style-name="ce1">
            <text:p>남</text:p>
          </table:table-cell>
          <table:table-cell table:number-columns-repeated="16377"/>
        </table:table-row>
        <table:table-row table:style-name="ro1">
          <table:table-cell office:value-type="float" office:value="573" table:style-name="ce1">
            <text:p>573</text:p>
          </table:table-cell>
          <table:table-cell office:value-type="string" table:style-name="ce1">
            <text:p>산이, 레이나</text:p>
          </table:table-cell>
          <table:table-cell office:value-type="string" table:style-name="ce1">
            <text:p>한 여름밤의 꿀</text:p>
          </table:table-cell>
          <table:table-cell office:value-type="string" table:style-name="ce1">
            <text:p>2014.6.12</text:p>
          </table:table-cell>
          <table:table-cell office:value-type="string" table:style-name="ce1">
            <text:p>여름</text:p>
          </table:table-cell>
          <table:table-cell office:value-type="string" table:style-name="ce1">
            <text:p>무더운 밤 잠은 오지 않고 이런저런 생각에 불러 본 너 나올 줄 몰랐어 간지러운 바람 웃고 있는 우리 밤하늘에 별 취한 듯한 너 시원한 Beer Cheers 바랄 게 뭐 더 있어 한여름밤의 꿀 한여름밤의 꿀 so sweet, so sweet, yum~ 정말 오랜만이야 어떻게 지냈어? 나 똑같지 뭐 그냥 열심히 일했어 넌 어때 그때 그 사람 계속 만나? 헤어졌구나 미안 괜한 얘기 꺼내 어쨌든 반가워 시간 진짜 빠르다 벌써 여기까지 왔네 우리도 근데 어쩜 넌 하나 변함없이 여전히 예쁘네 던진 농담 반 진담 반 왜 말 돌리는데 술 때문인 건지 아니면 부끄러운 건지 빨개지는 볼 너 생각나? 로 피어나는 추억의 화원 색색 아련한 이야기꽃 웃음꽃 I want to tell you something 예전에 나 너 좋아했던 거 알어? And you said I know 나 좀 취했나 봐 헛소리 신경 쓰지 말고 cheers 건배 오늘처럼 무더운 밤 잠은 오지 않고 이런저런 생각에 불러 본 너 나올 줄 몰랐어 간지러운 바람 웃고 있는 우리 밤하늘에 별 취한 듯한 너 시원한 Beer Cheers 바랄 게 뭐 더 있어 한여름밤의 꿀 (이건 마치) 한여름밤의 꿀 (우린 마치) so sweet, so sweet, yum~ Hold up, 지금 나오는 노래 뭐지 잠깐 Hold up, 알 듯한데 제목 기억 안 나는 옛 노래 흥얼거려 멜로디 시원한 밤공기 자리 옮길 겸 걷자 신 난다며 폴짝 뛰어가는 뒷모습 참 순수해 너란 여자 그러다 벌레 한 마리에 기겁하더니 가로등 불빛 아래 포개지는 그림자 하나 이 순간 둘 행복해 셋 어느새 쥐고 있는 손가락 넷 한여름밤의 꿈, 깨고 싶지 않은 한여름밤의 꿀, 바로 오늘 같은 무더운 밤 잠은 오지 않고 이런저런 생각에 불러 본 너 나올 줄 몰랐어 간지러운 바람 웃고 있는 우리 밤하늘에 별 취한 듯한 너 시원한 Beer Cheers 바랄 게 뭐 더 있어 한여름밤의 꿀 (이건 마치) 한여름밤의 꿀 (우린 마치) so sweet, so sweet, yum~ 오늘 너무 즐거웠어 (너무 즐거웠어) 너무 반가웠어 (나도 반가웠어) 잘 자 굿 나잇 (You have a sweet dream) 이런 널 보고 있자니 바랄 게 없어서 행복했어 (So happy) 너무 행복했어 (Me, too) 잘 자 굿 나잇 (You have a sweet dream) 이런 널 안고 있자니 바랄 게 뭐 더 있어 한여름밤의 꿀 한여름밤의 꿀 so sweet, so sweet, yum~ 한여름밤의 꿀 (이건 마치) 한여름밤의 꿀 (우린 마치) so sweet, so sweet, yum~</text:p>
          </table:table-cell>
          <table:table-cell office:value-type="string" table:style-name="ce1">
            <text:p>혼성</text:p>
          </table:table-cell>
          <table:table-cell table:number-columns-repeated="16377"/>
        </table:table-row>
        <table:table-row table:style-name="ro1">
          <table:table-cell office:value-type="float" office:value="574" table:style-name="ce1">
            <text:p>574</text:p>
          </table:table-cell>
          <table:table-cell office:value-type="string" table:style-name="ce1">
            <text:p>여자친구</text:p>
          </table:table-cell>
          <table:table-cell office:value-type="string" table:style-name="ce1">
            <text:p>밤</text:p>
          </table:table-cell>
          <table:table-cell office:value-type="string" table:style-name="ce1">
            <text:p>2018.4.30</text:p>
          </table:table-cell>
          <table:table-cell office:value-type="string" table:style-name="ce1">
            <text:p>사계절</text:p>
          </table:table-cell>
          <table:table-cell office:value-type="string" table:style-name="ce1">
            <text:p>떨려오는 별빛 반짝이는데 넌 어디를 보고 있는지 금방이라도 사라질 것 같은데 불을 켜줘 심장이 깜깜해 오늘도 기분은 시무룩해 너의 마음 안에 있는 내 모습은 내 맘 같지 않아 어느 틈에 놓쳐버린 걸까 좋아하는 만큼 별은 떠오르고 여전히 나는 어쩔 줄 모르고 안개 속에 갇힌 그 말투 속에 담긴 도무지 알 수 없는 니가 생각나는 밤 떨려오는 별빛 반짝이는데 넌 어디를 보고 있는지 금방이라도 사라질 것 같은데 기다렸던 시간이 지나고 이제 보내줄게 아냐 아직은 너를 내 방에 몰래 몰래 간직하고 싶은 밤 밤밤밤에 밤 하늘을 날아 as time time for the moon night 꿈 속에서 너를 만나 열렬한 사랑 고백 해볼까(해볼까) 창문 너머로 너를 계속 불러보고 있어 이렇게 너랑 나 우리 둘의 사이가 조금 더 좁혀지길 기대하고 싶은 밤 떨려오는 별빛 반짝이는데 넌 어디를 보고 있는지 금방이라도 사라질 것 같은데 기다렸던 시간이 지나고 이제 보내줄게 아냐 아직은 너를 내방에 몰래 몰래 간직하고 싶어 다가가기엔 너의 맘이 확실하지 않아 망설여지지만 여기 있기엔 너무 좋아져버린 내 맘 볼 수 없으니까 지금이 며칠째 훌쩍이는데 넌 어디로 가고 있는지 당장이라도 따라가고 싶은데 기다렸던 순간 오늘이 모두 다 지나고 하염없이 너를 쫓았던 밤 손에 닿지 않는 니가 보고 싶은 밤 밤밤밤에 밤하늘을 날아 as time time for the moon night 꿈 속에서 너를 만나</text:p>
          </table:table-cell>
          <table:table-cell office:value-type="string" table:style-name="ce1">
            <text:p>여</text:p>
          </table:table-cell>
          <table:table-cell table:number-columns-repeated="16377"/>
        </table:table-row>
        <table:table-row table:style-name="ro1">
          <table:table-cell office:value-type="float" office:value="574" table:style-name="ce1">
            <text:p>574</text:p>
          </table:table-cell>
          <table:table-cell office:value-type="string" table:style-name="ce1">
            <text:p>씨스타</text:p>
          </table:table-cell>
          <table:table-cell office:value-type="string" table:style-name="ce1">
            <text:p>I Swear</text:p>
          </table:table-cell>
          <table:table-cell office:value-type="string" table:style-name="ce1">
            <text:p>2014.8.26</text:p>
          </table:table-cell>
          <table:table-cell office:value-type="string" table:style-name="ce1">
            <text:p>여름</text:p>
          </table:table-cell>
          <table:table-cell office:value-type="string" table:style-name="ce1">
            <text:p>Oh I Swear Oh I Swear (promise you baby) 꼭 맞춰놓은 듯한 우리 둘 사이 오늘을 놓치면 후회할걸 알아 I swear I I Swear 영화 속 고백처럼 찐하게 네 번째 손가락의 D.I.A 온 세상이 널 질투하게 해 I I Swear 저 별을 따서 내게 안겨줘 작은 농담은 귀엽게 봐줘 Baby I only wanna be with you (I swear I swear I I swear) 변하지 않는 건 내 마음을 더하는 것 너에게 많은 것을 원하지도 않는 것 우리 둘만 사랑하다 함께 눈을 감는 것 난 그거 하나야 그저 그거 하나야 (약속해) I Swear 난 오늘밤 I Swear (promise you baby) 오직 너만 내게 위로가 돼 니가 딱이야 meant to be baby You'll always be mine I Swear 그대와 나 I Swear (promise you baby) 꼭 맞춰놓은 듯한 우리 둘 사이 오늘을 놓치면 후회할걸 알아 I swear 여자가 되는 밤 어쩌면 좋아 난 우린 두 손을 꼭 잡고 You make me say 우 밤하늘에 별들이 쏟아져 So what you think about that (that) Baby 무슨 생각해 So what you think about that (that) 니가 너무 궁금해 그대 사랑이 느껴지게 입이 귀에 걸리게 딱 나만 생각해 Oh baby 나만 봐줄래 변하지 않는 건 내 마음을 더하는 것 너에게 많은 것을 원하지도 않는 것 우리 둘만 사랑하다 함께 눈을 감는 것 난 그거 하나야 그저 그거 하나야 (약속해) I Swear 난 오늘밤 I Swear (promise you baby) 오직 너만 내게 위로가 돼 니가 딱이야 meant to be baby You'll always be mine I Swear 그대와 나 I Swear (promise you baby) 꼭 맞춰놓은 듯한 우리 둘 사이 오늘을 놓치면 후회할걸 알아 I swear 듣고 싶은 한마디 I do 지나간 단꿈처럼 I do 모래 위에 니 이름만 또 쓰고 지우며 널 기다리는데 Tell me I love you baby (약속해) I Swear 난 오늘밤 I Swear (promise you baby) 오직 너만 내게 위로가 돼 니가 딱이야 meant to be baby You'll always be mine I Swear 그대와 나 I Swear (promise you baby) 꼭 맞춰놓은 듯한 우리 둘 사이 오늘을 놓치면 후회할걸 알아 I swear</text:p>
          </table:table-cell>
          <table:table-cell office:value-type="string" table:style-name="ce1">
            <text:p>여</text:p>
          </table:table-cell>
          <table:table-cell table:number-columns-repeated="16377"/>
        </table:table-row>
        <table:table-row table:style-name="ro1">
          <table:table-cell office:value-type="float" office:value="576" table:style-name="ce1">
            <text:p>576</text:p>
          </table:table-cell>
          <table:table-cell office:value-type="string" table:style-name="ce1">
            <text:p>씨스타</text:p>
          </table:table-cell>
          <table:table-cell office:value-type="string" table:style-name="ce1">
            <text:p>Loving U</text:p>
          </table:table-cell>
          <table:table-cell office:value-type="string" table:style-name="ce1">
            <text:p>2012.6.28</text:p>
          </table:table-cell>
          <table:table-cell office:value-type="string" table:style-name="ce1">
            <text:p>여름</text:p>
          </table:table-cell>
          <table:table-cell office:value-type="string" table:style-name="ce1">
            <text:p>Hey 참 이상해 정말 strange 이런 적 없었는데 널 볼때마다 나 두근두근 떨리는게 When I see your face 혼자 막 상상을 해 나 표정 관리 안돼 미칠 것 같아 또 니가 니가 보고 싶어서 I wanna say woo woo woo woo yeah 너땜에 그래 먼저 말하긴 싫은데 내 입가에 맴돌아 Loving U U 나 어떡해 what should I do? 조절이 안돼 내 맘 고장 나버린 heart 정신 못 차릴 만큼 Boy I'm falling in love with U U 나 어떡해 what should I do? 널 놓치면 난 안돼 사랑한다고 Woo woo woo woo woo Woo woo woo woo woo woo Baby I'm in love with you ok let's talk about love 모두 휘파람을 불며 어머나 나를 꼬시려고 했던 남자들 이젠 모두 안녕 내 애교섞인 목소리는 오빠만 부를래 (오빠야) 어쩌면 좋아 내가 사랑에 빠졌나 봐 Woo woo woo woo yeah 너땜에그래 먼저 말하긴 싫은데 내 입가에 맴돌아 Loving U U 나 어떡해 what should I do? 조절이 안돼 내 맘 고장 나버린 heart 정신 못 차릴 만큼 Boy I'm falling in love with U U 나 어떡해 what should I do? 널 놓치면 난 안돼 사랑한다고 Woo woo woo woo woo Woo woo woo woo woo woo Baby I'm in love with you 애타는 내 맘 너무 기나긴 밤 숨겨왔던 너를 향한 말 사랑해 Baby I’m in love with U U 나 어떻게 해 what should I do 조절이 안돼 내 맘 고장 나버린 heart 정신 못 차릴 만큼 Boy I'm falling in love with U U 나 어떡해 what should I do? 널 놓치면 난 안돼 사랑한다고 Woo woo woo woo woo Woo woo woo woo woo woo Baby I'm in love with you Hello Hello 눈이 마주치면 L. O. L. O. V. E 나는 말해 멜로 멜로 우린 L. O. L. O. V. E. L. O. L. O. V. E I only think about U</text:p>
          </table:table-cell>
          <table:table-cell office:value-type="string" table:style-name="ce1">
            <text:p>여</text:p>
          </table:table-cell>
          <table:table-cell table:number-columns-repeated="16377"/>
        </table:table-row>
        <table:table-row table:style-name="ro1">
          <table:table-cell office:value-type="float" office:value="577" table:style-name="ce1">
            <text:p>577</text:p>
          </table:table-cell>
          <table:table-cell office:value-type="string" table:style-name="ce1">
            <text:p>씨스타</text:p>
          </table:table-cell>
          <table:table-cell office:value-type="string" table:style-name="ce1">
            <text:p>SHAKE IT</text:p>
          </table:table-cell>
          <table:table-cell office:value-type="string" table:style-name="ce1">
            <text:p>2015.6.22</text:p>
          </table:table-cell>
          <table:table-cell office:value-type="string" table:style-name="ce1">
            <text:p>여름</text:p>
          </table:table-cell>
          <table:table-cell office:value-type="string" table:style-name="ce1">
            <text:p>너만을 유혹하는 춤 (우우우 우우우우!) 심장에 매력 발산 중 (우우우 우우우우!) 손끝만 스쳐도 막 쿵쿵쿵쿵 Oh! 내 맘이 흔들려 Shake it shake it for me Shake it shake it for me 나나나 나나나 나나나! (Hey!) 나나나 나나나 나나나! (Hey!) 짜릿한 이 느낌 날 춤을 추게 해 지금 이 순간 (Shake it) Bae bae baby Love me love me love me now 흔들리는 내 맘 모르겠니 So let's dance Just shake it let's dance 좀 더 핫하게 완전 와일드하게 Make it louder 우우우 더 크게 make it louder 우우우 날 자꾸 흔들어 흔들어 놀라게 흔들어 (Shake it oh shake it) 밤새 나와 Shake it baby 아주 fun하고 smart하게 (흔들흔들어) 온몸이 찌릿찌릿 우리 둘이 (흔들흔들어) 심하게 통하니 여기 불났으니 When I Move 움직여 자리 잡았으니 Shake it shake it for me Shake it shake it for me 나나나 나나나 나나나! (Hey!) 나나나 나나나 나나나! (Hey!) 짜릿한 이 느낌 날 춤을 추게 해 지금 이 순간 (Shake it) Bae bae baby Love me love me love me now 흔들리는 내 맘 모르겠니 So let's dance Just shake it let's dance 좀 더 핫하게 완전 와일드하게 Make it louder 우우우 더 크게 make it louder 우우우 날 자꾸 흔들어 흔들어 놀라게 흔들어 (Shake it oh shake it) 밤새 나와 Shake it baby Shake it oh shake it Shake it up shake it for me Shake it oh shake it Shake it up shake it for me *2 Shake it for me my baby *2 그렇게 모두 모여 dance Just shake it let's dance 좀 더 핫하게 완전 와일드하게 Make it louder 우우우 더 크게 make it louder 우우우 날 자꾸 흔들어 흔들어 놀라게 흔들어 (Shake it oh shake it) 밤새 나와 Shake it baby</text:p>
          </table:table-cell>
          <table:table-cell office:value-type="string" table:style-name="ce1">
            <text:p>여</text:p>
          </table:table-cell>
          <table:table-cell table:number-columns-repeated="16377"/>
        </table:table-row>
        <table:table-row table:style-name="ro1">
          <table:table-cell office:value-type="float" office:value="578" table:style-name="ce1">
            <text:p>578</text:p>
          </table:table-cell>
          <table:table-cell office:value-type="string" table:style-name="ce1">
            <text:p>씨스타</text:p>
          </table:table-cell>
          <table:table-cell office:value-type="string" table:style-name="ce1">
            <text:p>So Cool</text:p>
          </table:table-cell>
          <table:table-cell office:value-type="string" table:style-name="ce1">
            <text:p>2011.8.9</text:p>
          </table:table-cell>
          <table:table-cell office:value-type="string" table:style-name="ce1">
            <text:p>여름</text:p>
          </table:table-cell>
          <table:table-cell office:value-type="string" table:style-name="ce1">
            <text:p>Are you Ready? Sistar and Brave Sound! We’re No.1 The illest collaboration! Let's get it started!! I wanna rock! x3 Rock it like this (Hey!) rock it rock it like this (Sistar!) Rock it like this (Hey!) rock it rock it like this (Party time!) Rock it like this (Hey!) rock it rock it like this (Sistar!) Rock it like this (Hey!) rock it rock it like this (Party time!) 웃기고 앉아있네 무슨 사랑이 장난이니 왜 자꾸만 맘대로 하는데 네가 뭐 그리 잘났는데 내 맘 아프게 하니 헛소린 집어치울래 난 빌고 빌었어 네가 네가 불행하라고 속상해서 그땐 그땐 그땐 정말 그랬어 난 빌고 빌었어 네가 네가 망가지라고 (It’s Party Time Party Time) 돌아보니 웃음만 나와 I feel so cool cool cool 눈을 씻고 찾아봐도 Cool Cool Cool 나만한 Girl 없을걸 I feel so cool cool cool 여기저기 둘러봐도 Cool Cool Cool 나 같은 Girl 없을걸 yeah I feel so cool cool yeah I feel so e e e yeah I feel so cool cool yeah I feel so cool cool yeah I feel so e e e yeah I feel so cool cool 괘괘괘괘 괜찮아 I'm so cool like Ice-T 후회는 갖다 버려 priceless 세상의 반 반이 남자 너 때문에 나 나 울지않아 구차하게 너를 잡거나 매달릴 일은 절대 No! Let you know 1 thing straight. Hot보다 무서운게 Cool Cool Cool 난 빌고 빌었어 네가 네가 불행하라고 속상해서 그땐 그땐 그땐 정말 그랬어 난 빌고 빌었어 네가 네가 망가지라고 (It’s Party Time Party Time) 돌아보니 웃음만 나와 I feel so cool cool 눈을 씻고 찾아봐도 Cool Cool Cool 나만한 Girl 없을걸 I feel so cool cool 여기저기 둘러봐도 Cool Cool Cool 나 같은 Girl 없을걸 yeah I feel so cool cool yeah I feel so e e e yeah I feel so cool cool yeah I feel so cool cool yeah I feel so e e e yeah I feel so cool cool 난 괜찮아 Sistar Ah High so cool we're cool uno dos tres cuatro !! Sistar Ah High so cool we're cool 넌 다시 돌아갈 일 없을걸 날 붙잡지마 (Don't wanna be a fool) 초라한 둘보다 화려한 솔로가 좋아 나 이제 더 쿨 해질거야 Rock it like this (Hey!) rock it rock it like this (Sistar!) Rock it like this (Hey!) rock it rock it like this (Party time!) Rock it like this (Hey!) rock it rock it like this (Sistar!) Rock it like this (Hey!) rock it rock it like this (Party time!)</text:p>
          </table:table-cell>
          <table:table-cell office:value-type="string" table:style-name="ce1">
            <text:p>여</text:p>
          </table:table-cell>
          <table:table-cell table:number-columns-repeated="16377"/>
        </table:table-row>
        <table:table-row table:style-name="ro1">
          <table:table-cell office:value-type="float" office:value="579" table:style-name="ce1">
            <text:p>579</text:p>
          </table:table-cell>
          <table:table-cell office:value-type="string" table:style-name="ce1">
            <text:p>씨스타</text:p>
          </table:table-cell>
          <table:table-cell office:value-type="string" table:style-name="ce1">
            <text:p>Summer Time</text:p>
          </table:table-cell>
          <table:table-cell office:value-type="string" table:style-name="ce1">
            <text:p>2013.6.11</text:p>
          </table:table-cell>
          <table:table-cell office:value-type="string" table:style-name="ce1">
            <text:p>여름</text:p>
          </table:table-cell>
          <table:table-cell office:value-type="string" table:style-name="ce1">
            <text:p>뜨겁게 비추는 저 태양과 파란 하늘 둘이 놀러 가요 지금 우리 둘이서만 Summer time (Summer time) Summer time (Summer time) I got a feeling (feeling) 두근대는 느낌 (느낌) 꼭 잡은 두 손 놓치지 말고 나와 함께 뛰어봐요 Summer Time 하루 종일 고민해서 예쁜 옷을 샀어 오늘만을 생각해서 며칠을 못 잤어 I just make it good day 오늘은 holiday 벌써부터 떨려 내 가슴이 떨려 뭘 해줄까 고민돼서 요리책도 봤어 맘에 들까 걱정돼서 연습도 해봤어 I just make it good day 완벽한 것 같아 벌써부터 떨려 두근두근 떨려 뜨겁게 비추는 저 태양과 파란 하늘 둘이 놀러 가요 지금 우리 둘이서만 Summer time (Summer time) Summer time (Summer time) I got a feeling (feeling) 두근대는 느낌 (느낌) 꼭 잡은 두 손 놓치지 말고 나와 함께 뛰어봐요 Summer Time Let's go Let's go baby(yeah) 하늘높이 tonight(oh) 걱정 따윈 모두 다 버리고 Let's go Let's go baby(yeah) 하늘높이 tonight(oh) 둘이 놀러 가요~Summer time 넌 절대 모르게 몰래 오늘밤 떠올리면 설레 내 촉을 모두 세워 네 맘 속을 볼래 오늘 나 고백해 취한 척이라도 해 딱 오늘부터 난 Yes I'm your Lady 감췄던 내 진심을 이제 고백 할래 도도한 컨셉 따위 오늘만 버릴래 I just make it good day 우리들의 sweet day 벌써부터 떨려 두근두근 떨려 영원히 oh 간직될 추억에 빠져봐요 Oh~ 둘이 놀러 가요 그래요 단 둘이서만 Summer time (Summer time) Summer time (Summer time) I got a feeling (feeling) 두근대는 느낌 (느낌) 꼭 잡은 두 손 놓치지 말고 나와 함께 뛰어봐요 So good time 햇살이 또 한번 비출 때까지 Be the shine 이 밤이 가고 지칠 때까지 you are mine 그냥 다 필요 없고 아침까지 (hey)wo~ Summer time Summer time I got a feeling 두근대는 느낌 꼭 잡은 두 손 놓치지 말고 나와 함께 뛰어봐요 Summer Time Let's go Let's go baby 하늘높이 tonight 걱정 따윈 모두 다 버리고 Let's go Let's go baby 하늘높이 tonight 둘이 놀러 가요~summer time</text:p>
          </table:table-cell>
          <table:table-cell office:value-type="string" table:style-name="ce1">
            <text:p>여</text:p>
          </table:table-cell>
          <table:table-cell table:number-columns-repeated="16377"/>
        </table:table-row>
        <table:table-row table:style-name="ro1">
          <table:table-cell office:value-type="float" office:value="580" table:style-name="ce1">
            <text:p>580</text:p>
          </table:table-cell>
          <table:table-cell office:value-type="string" table:style-name="ce1">
            <text:p>EXO</text:p>
          </table:table-cell>
          <table:table-cell office:value-type="string" table:style-name="ce1">
            <text:p>LOVE ME RIGHT</text:p>
          </table:table-cell>
          <table:table-cell office:value-type="string" table:style-name="ce1">
            <text:p>2015.6.3</text:p>
          </table:table-cell>
          <table:table-cell office:value-type="string" table:style-name="ce1">
            <text:p>여름</text:p>
          </table:table-cell>
          <table:table-cell office:value-type="string" table:style-name="ce1">
            <text:p>Oh Yeah! C’mon! Take your time 왠지 두근대는 밤이야 (Na Na Na Na) So tonight 달 끝까지 달려가볼까 (Yea Yea Yea Yea) Just right 시동을 걸어 엑셀에 발을 올려 모든 것이 특별해 너와는 잘 어울려 무엇을 원하던 Imma make it work (Yeah) Shawty, Imma party till the sun down 지금 이 신비로운 느낌은 뭘까 와줘 내게로 어서 Before the sun rise 네가 없는 난 어딜 가도 Nobody (Yeah) 오! 도로 위에 여긴 runway 날 바라보는 눈 속 milky way Just love me right (아하!) Baby love me right (아하!) 오! 내게로 와 망설이지마 넌 매혹적인 나의 universe Just love me right (아하!) 내 우주는 전부 너야 Just love me right 내 우주는 전부 너야 Shine a light 별빛 속을 달려 은하수를 건너 (Na Na Na Na) 멈출 순 없어 오예! 우릴 비추는 달빛은 여전하지 네 궤도 안 헤매고 있어 난 아직 I can do this all night long baby 네가 없는 난 어딜 가도 반쪽짜리니까 오우! 달빛 찬란한 밤 펼쳐진 별들의 불꽃놀이 좀 더 높이 날아가볼까 (날아가볼까) 가슴 터질듯한 이 순간 우리 둘만 떠올라 발 밑에 지구를 두고 love me right 도로 위에 여긴 runway 날 바라보는 눈 속 milky way Just love me right (아하!) Baby love me right (아하!) So come on baby 눈이 부시게 더 아름다운 너의 universe (아름다운 lady) Just love me right (아하!) 내 우주는 전부 너야 (오!) Just love me right Just love me right (Can you love me right) Just love me right I just wanna make you love me (내 우주는 전부 너야) 수 없는 밤이 찾아와도 내 하늘엔 오직 너만 빛나 (Woo Yeah) 속삭여줘 내게만 밤하늘을 너와 내가 물들여가 도로위에 여긴 runway 날 바라보는 눈 속 milky way just love me right 아하 baby love me right 아하 오 내게로와 망설 이지마 넌 매혹적인 나의 universe Just love me right 아하 내 우주는 전부 너야 Just love me right (Oh oh oh yeah) Just love me right Just love me right (우리만의 시간) 내우주는 전부너야 Just love me right (짜릿한 Cosmic ride, 우리만의 야간비행) I just wanna make you love me Yea (Woo You got to love) Yea (You got to love me) Yea 내 우주는 전부 너야 (내 우주는 전부 너야) (You love me) Yea (You love me) Yea (You love me) Yea 내 우주는 전부 너야</text:p>
          </table:table-cell>
          <table:table-cell office:value-type="string" table:style-name="ce1">
            <text:p>남</text:p>
          </table:table-cell>
          <table:table-cell table:number-columns-repeated="16377"/>
        </table:table-row>
        <table:table-row table:style-name="ro1">
          <table:table-cell office:value-type="float" office:value="581" table:style-name="ce1">
            <text:p>581</text:p>
          </table:table-cell>
          <table:table-cell office:value-type="string" table:style-name="ce1">
            <text:p>EXO</text:p>
          </table:table-cell>
          <table:table-cell office:value-type="string" table:style-name="ce1">
            <text:p>12월의 기적</text:p>
          </table:table-cell>
          <table:table-cell office:value-type="string" table:style-name="ce1">
            <text:p>2013.12.9</text:p>
          </table:table-cell>
          <table:table-cell office:value-type="string" table:style-name="ce1">
            <text:p>겨울</text:p>
          </table:table-cell>
          <table:table-cell office:value-type="string" table:style-name="ce1">
            <text:p>보이지 않는 널 찾으려고 애쓰다 들리지 않는 널 들으려 애쓰다 보이지 않던 게 보이고 들리지 않던 게 들려 너 나를 떠난 뒤로 내겐 없던 힘이 생겼어 늘 나밖에 몰랐었던 이기적인 내가 yeah 네 맘도 몰라줬던 무심한 내가 이렇게도 달라졌다는 게 나조차 믿기지 않아 네 사랑은 이렇게 계속 날 움직여 난 생각만 하면 세상을 너로 채울 수 있어 음~ 눈송이 하나가 네 눈물 한 방울이니까 단 한 가지 못하는 것은 널 내게로 오게 하는 일 이 초라한 초능력 이젠 없었으면 좋겠어 우~ 늘 나밖에 몰랐었던 이기적인 내가 네 맘도 몰라줬던 무심한 내가 이렇게도 달라졌다는 게 나조차 믿기지 않아 네 사랑은 이렇게 계속 날 움직여 시간을 멈춰 네게 돌아가 추억의 책은 너의 페이지를 열어 난 그 안에 있어 오~ 너와 함께 있는 걸 아주 조그맣고 약한 사람이 너의 사랑이 이렇게 모든 걸 (내 삶을 모두) 바꾼 걸 (세상을 모두) 오~ 사랑이 고마운 줄 몰랐었던 내가 오~ 끝나면 그만인 줄 알았던 내가 오~ 너 원했던 그 모습 그대로 날마다 나를 고쳐 가 내 사랑은 끝없이 계속될 것 같아 시간을 멈춰 (오! 이제 나) 네게 돌아가 (네게 돌아가) 추억의 책은 (오! 오늘도) 너의 페이지를 열어 난 그 안에 있어 오~ 그 겨울에 와있는걸 보이지 않는 널 찾으려고 애쓰다 들리지 않는 널 들으려 애쓰다</text:p>
          </table:table-cell>
          <table:table-cell office:value-type="string" table:style-name="ce1">
            <text:p>남</text:p>
          </table:table-cell>
          <table:table-cell table:number-columns-repeated="16377"/>
        </table:table-row>
        <table:table-row table:style-name="ro1">
          <table:table-cell office:value-type="float" office:value="582" table:style-name="ce1">
            <text:p>582</text:p>
          </table:table-cell>
          <table:table-cell office:value-type="string" table:style-name="ce1">
            <text:p>가호</text:p>
          </table:table-cell>
          <table:table-cell office:value-type="string" table:style-name="ce1">
            <text:p>Running</text:p>
          </table:table-cell>
          <table:table-cell office:value-type="string" table:style-name="ce1">
            <text:p>2020.10.31</text:p>
          </table:table-cell>
          <table:table-cell office:value-type="string" table:style-name="ce1">
            <text:p>사계절</text:p>
          </table:table-cell>
          <table:table-cell office:value-type="string" table:style-name="ce1">
            <text:p>Breathe in 숨을 내쉬고 두려움에 맞설 때 내게 들려온 한 마디 조금 더 힘을 내라고 안개 속에 가려져 한 줄기 빛도 없이 고민하고 또 고민했었어 오늘의 나를 위해서 남과 다른 시선에 또 다시 뒤쳐지는 그런 날들에 반대로 나를 일으켜 달려 나가 지금부터 시작해봐 앞을 달려 Running Running 세상에 소리쳐 막다른 길이 나타나도 난 괜찮아 지금부터 시작해봐 앞을 달려 Running Running 너와 함께라면 뭐든 할 수 있어 끝없이 달려봐 거친 세상 속 삶이 나를 누르고 점점 버거워질 때 내게 건네온 그 손길 한 번 더 일어나라고 때론 울기도 하고 때론 소리치지만 내겐 절대로 지울 수 없는 나만의 중심이 있어 남과 다른 시선에 또 다시 뒤쳐지는 그런 날들에 반대로 나를 일으켜 달려 나가 지금부터 시작해봐 앞을 달려 Running Running 세상에 소리쳐 막다른 길이 나타나도 난 괜찮아 지금부터 시작해봐 앞을 달려 Running Running 너와 함께라면 뭐든 할 수 있어 끝없이 달려봐 거친 세상 속 서로에게 빛이 되는 간절했던 꿈 하나 칠흑 같던 밤하늘도 또 한 번 이겨내면 돼 달려 나가 (달려 나가 I can be the one I want ) (I love myself) 잃어버린 나를 다시 찾을 거야 Running Running 너와 함께라면 뭐든 할 수 있어 바라던 곳에 닿을 그날을</text:p>
          </table:table-cell>
          <table:table-cell office:value-type="string" table:style-name="ce1">
            <text:p>남</text:p>
          </table:table-cell>
          <table:table-cell table:number-columns-repeated="16377"/>
        </table:table-row>
        <table:table-row table:style-name="ro1">
          <table:table-cell office:value-type="float" office:value="583" table:style-name="ce1">
            <text:p>583</text:p>
          </table:table-cell>
          <table:table-cell office:value-type="string" table:style-name="ce1">
            <text:p>f(x)</text:p>
          </table:table-cell>
          <table:table-cell office:value-type="string" table:style-name="ce1">
            <text:p>Goodbye Summer</text:p>
          </table:table-cell>
          <table:table-cell office:value-type="string" table:style-name="ce1">
            <text:p>2013.7.29</text:p>
          </table:table-cell>
          <table:table-cell office:value-type="string" table:style-name="ce1">
            <text:p>여름</text:p>
          </table:table-cell>
          <table:table-cell office:value-type="string" table:style-name="ce1">
            <text:p>기억해 복도에서 떠들다 같이 혼나던 우리 둘 벌서면서도 왜 그리도 즐거웠는지 알았어 그날 이후로 (Yeah Yeah) 우린 늘 (Yeah Yeah) 쌍둥이 별자리처럼 넌 나 나는 너였어 졸업하기 전날 많이 울던 너 남자라고 꾹 참던 너 하고 싶었던 말 못하고 뜨거웠던 그 여름처럼 안녕 친구라는 이름 어느새 미워진 이름 감추던 감정은 지금도 아픈 비밀의 기억일 뿐 우리 사인 정리할 수 없는 사진 보면 가슴 아린 story, I'm sorry 여름아 이젠 Goodbye Yay-Yeah What do I say We didn’t have to play no games I should've took that chance I should've asked for u to stay And it gets me down the unsaid words that still remain 시작하지도 않고 끝나 버린 이야기 축제 마지막 날 너의 노래도 아른한 여름 바다도 함께라서 소중했던 맘 늦어 가는 밤하늘처럼 안녕 친구라는 이름 어느새 미워진 이름 감추던 감정은 지금도 아픈 비밀의 기억일 뿐 우리 사인 정리할 수 없는 사진 보면 가슴 아린 story, I'm sorry 여름아 이젠 Goodbye Baby Oh No Oh Oh 혼잣말이라서 미안해 Oh 사실은 널 사랑해 Yeah 숨기고 있던 오랜 비밀들 차라리 들켰다면 너를 품에 안아 줄 텐데 친구라는 이름 어느새 미워진 이름 감추던 감정은 지금도 아픈 비밀의 기억일 뿐 우리 사인 정리할 수 없는 사진 보면 가슴 아린 story, I'm sorry 여름아 이젠 Goodbye Yay-Yeah 친구라는 이름 어느새 미워진 이름 보면 가슴 아린 story, I'm sorry 여름아 이젠 Goodbye Yay-Yeah Lalalalala Lalalalala Lalalalala Lalalalalala</text:p>
          </table:table-cell>
          <table:table-cell office:value-type="string" table:style-name="ce1">
            <text:p>여</text:p>
          </table:table-cell>
          <table:table-cell table:number-columns-repeated="16377"/>
        </table:table-row>
        <table:table-row table:style-name="ro1">
          <table:table-cell office:value-type="float" office:value="584" table:style-name="ce1">
            <text:p>584</text:p>
          </table:table-cell>
          <table:table-cell office:value-type="string" table:style-name="ce1">
            <text:p>윤하</text:p>
          </table:table-cell>
          <table:table-cell office:value-type="string" table:style-name="ce1">
            <text:p>혜성</text:p>
          </table:table-cell>
          <table:table-cell office:value-type="string" table:style-name="ce1">
            <text:p>20078.10.23</text:p>
          </table:table-cell>
          <table:table-cell office:value-type="string" table:style-name="ce1">
            <text:p>사계절</text:p>
          </table:table-cell>
          <table:table-cell office:value-type="string" table:style-name="ce1">
            <text:p>어두운 하늘을 날아다니는 저 빛나는 별을 타고서 긴 잠이 든 그대 품으로 날 데려가 줄 수 있다면 밤낮 하늘을 돌고 돌아도 나 그대만 볼 수 있다면 내 달콤한 단잠까지도 다 버리고 날아올라가도 좋아 저 빛을 따라가 혜성이 되어 저 하늘을 날아봐 내 맘을 전하게 그대에게 데려가 별을 내려봐 그대가 보이게 더 빛을 태워봐 언젠가 사라져버린다 해도 내 맘을 줄거야 까만 어둠이 밀려들어서 긴 밤이 또 시작된대도 나 그대만 곁에 있다면 이 밤이 난 무섭지 않아 밤낮 그대를 보고 또 봐도 난 자꾸만 보고 싶어서 내 달콤한 단잠까지도 다 버리고 날아올라가도 좋아 저 빛을 따라가 혜성이 되어 저 하늘을 날아봐 내 맘을 전하게 그대에게 데려가 별을 내려봐 그대가 보이게 더 빛을 태워봐 언젠가 사라져버린다 해도 내 맘을 줄거야 만약 그대가 힘이 들 때 면 밤 하늘을 올려다봐요 나 언제나 그대 보는 곳 그 곳으로 날아올라가고 싶어 저 빛을 따라가 더욱 더 높이 저 하늘을 날아봐 내 맘을 전하게 그대에게 데려가 나를 지켜봐 언제나 영원히 그대만 사랑해 언젠가 사라져버릴지 몰라도 내 마음은 다 알거야 혜성을 보면 내 사랑을 알거야 그대가 어디에 있든 언제나 비춰줄테니까</text:p>
          </table:table-cell>
          <table:table-cell office:value-type="string" table:style-name="ce1">
            <text:p>여</text:p>
          </table:table-cell>
          <table:table-cell table:number-columns-repeated="16377"/>
        </table:table-row>
        <table:table-row table:style-name="ro1">
          <table:table-cell office:value-type="float" office:value="585" table:style-name="ce1">
            <text:p>585</text:p>
          </table:table-cell>
          <table:table-cell office:value-type="string" table:style-name="ce1">
            <text:p>크러쉬</text:p>
          </table:table-cell>
          <table:table-cell office:value-type="string" table:style-name="ce1">
            <text:p>가끔</text:p>
          </table:table-cell>
          <table:table-cell office:value-type="string" table:style-name="ce1">
            <text:p>2014.4.2</text:p>
          </table:table-cell>
          <table:table-cell office:value-type="string" table:style-name="ce1">
            <text:p>사계절</text:p>
          </table:table-cell>
          <table:table-cell office:value-type="string" table:style-name="ce1">
            <text:p>오늘밤은 유난히 추워 가만히 밤 하늘을 또 다시 보고 있어 벌써 1년이 지나 아련하게 다가와 추억 널 집에 데려다 줬던 그 기억들이 다 너무 소중해 언젠가 널 내 옆에 두고 그땐 그랬었지 라며 추억들을 나눌 거라고 생각했었지 넌 나와 같을까 되뇌어보지만 감이 오질 않아 그냥 가끔 그리울 뿐인데 너와 입을 맞추고 널 감싸 안았던 아주 가끔 보고플 뿐인데 오늘은 왜 이렇게 눈물이 나는지 오랜만에 열어본 서랍 속엔 환하게 웃고 있는 네 사진들 버리게 되면 영영 널 잊게될까봐 두려워져 언젠가 널 내 옆에 두고 그땐 그랬었지 라며 추억들을 나눌 거라고 생각했었지 넌 나와 같을까 나만 아는 걸까 이미 넌 무감각해졌으니까 그냥 가끔 그리울 뿐인데 너와 입을 맞추고 널 감싸 안았던 아주 가끔 보고플 뿐인데 오늘은 왜 이렇게 눈물이 나는지 I miss you I miss you baby I miss you I miss you baby baby 있을 때 잘할걸 후회 하면서도 돌이킬 자신이 없는걸 이렇게 나만 바보처럼 내 맘 가두고서 살아 그냥 가끔 그리울 뿐인데 너와 입을 맞추고 널 감싸 안았던 아주 가끔 보고플 뿐인데 오늘은 왜 이렇게 눈물이 나는지 I miss you baby I miss you baby I miss you I miss you</text:p>
          </table:table-cell>
          <table:table-cell office:value-type="string" table:style-name="ce1">
            <text:p>남</text:p>
          </table:table-cell>
          <table:table-cell table:number-columns-repeated="16377"/>
        </table:table-row>
        <table:table-row table:style-name="ro1">
          <table:table-cell office:value-type="float" office:value="586" table:style-name="ce1">
            <text:p>586</text:p>
          </table:table-cell>
          <table:table-cell office:value-type="string" table:style-name="ce1">
            <text:p>장덕철</text:p>
          </table:table-cell>
          <table:table-cell office:value-type="string" table:style-name="ce1">
            <text:p>시작됐나, 봄</text:p>
          </table:table-cell>
          <table:table-cell office:value-type="string" table:style-name="ce1">
            <text:p>2019.3.5</text:p>
          </table:table-cell>
          <table:table-cell office:value-type="string" table:style-name="ce1">
            <text:p>봄</text:p>
          </table:table-cell>
          <table:table-cell office:value-type="string" table:style-name="ce1">
            <text:p>밝은 넌 내게 와 싱그럽게 활짝 피어나 이슬을 좋아하던 너의 홍조 띤 얼굴에 취해가 가녀린 뒷모습 행여 그림자라도 다칠까 너의 뒤를 조심히 따라 그렇게 네게 물들어가 사계절 봄이 있어 포근하듯 난 네가 있어 봄을 품은 따스한 온기를 담아 나에게 미소를 지어줘 추운 겨울 끝자락 눈부신 그대는 나에게 와 떠는 내 손을 꼭 잡아줬을 때에 이미 시작됐었나 봄 삶이 너무 버거워 가지만 앙상히 남은 맘에 예쁜 꽃 닮은 너가 피어나 날 끌어안아 줬을 때 시작됐나 봄 활짝 웃는 모습 행여 소중한 마음 다칠까 너의 말에 귀 기울여 난 그렇게 네게 물들어가 사계절 봄이 있어 향기롭듯 난 네가 있어 봄을 닮은 짙은 네 향기를 담아 나에게 살포시 안겨줘 추운 겨울 끝자락 눈부신 그대는 나에게 와 떠는 내 손을 꼭 잡아줬을 때에 이미 시작됐었나 봄 삶이 너무 버거워 가지만 앙상히 남은 맘에 예쁜 꽃 닮은 너가 피어나 날 끌어안아 줬을 때 시작됐나 봄 설레여서 너무 예뻐서 영원히 깨지않고 싶은 꿈 내게 너라는 봄 꽃이 지지 않게 햇빛 되어 지켜 줄게 살랑이는 봄바람 고운 머리결이 일렁일 때 포개어진 두 손잡고 약속할게 너만 사랑할거라고 따스한 봄 어느 날 벚꽃만 가득한 길거리에 예쁜 꽃 닮은 너가 들어와 우리라고 칭했을 때 시작됐다 봄</text:p>
          </table:table-cell>
          <table:table-cell office:value-type="string" table:style-name="ce1">
            <text:p>남</text:p>
          </table:table-cell>
          <table:table-cell table:number-columns-repeated="16377"/>
        </table:table-row>
        <table:table-row table:style-name="ro1">
          <table:table-cell office:value-type="float" office:value="587" table:style-name="ce1">
            <text:p>587</text:p>
          </table:table-cell>
          <table:table-cell office:value-type="string" table:style-name="ce1">
            <text:p>뉴이스트W</text:p>
          </table:table-cell>
          <table:table-cell office:value-type="string" table:style-name="ce1">
            <text:p>북극성</text:p>
          </table:table-cell>
          <table:table-cell office:value-type="string" table:style-name="ce1">
            <text:p>2018.6.25</text:p>
          </table:table-cell>
          <table:table-cell office:value-type="string" table:style-name="ce1">
            <text:p>사계절</text:p>
          </table:table-cell>
          <table:table-cell office:value-type="string" table:style-name="ce1">
            <text:p>이 작은 나의 세상은 너로 가득 차 있는걸 걸을 때 내 옷깃에는 너의 흔적이 묻어 나와서 기다림에 대해 몇 번의 사계절을 보냈는지 모르지만 또다시 몇 번을 반복해도 아무런 불만 없어 나는 너라면 충분해 우린 떨어져 있지만 함께라는 걸 잊지마 잊지 말아줬음 해 저 밝은 북극성을 따라 걷다 보면 우리의 기억처럼 만나겠죠 모든 별은 For you for you for you I’ll give you everything, do it for you 북극성은 맨날 그 자리에 서 있어 모든 별은 For you for you for you I’ll give you everything, do it for you 은하수 멀리 있어도 느낄 수 있어 그대 솔직하게 이 말을 해도 될까 사실 좀 외로워 아냐 아냐 괜시리 더 큰 부담이 될까 못 들은 척 해줘 이어진 별들아 하나의 그림이 되어서 언제든지 올려봐도 그 자리에 있어줘 하루에 딱 한 번이라도 좋으니까 밝게 빛나줘 네가 돌아오던 꿈만 몇천만 번을 꿨는지도 모르지만 또 다시 몇 번을 반복해도 아무런 불만 없어 난 그걸로도 충분해 우린 떨어져 있지만 함께라는 걸 잊지마 잊지 말아줬음 해 저 밝은 북극성을 따라 걷다 보면 우리의 기억처럼 만나겠죠 모든 별은 For you for you for you I’ll give you everything, do it for you 북극성은 맨날 그 자리에 서 있어 모든 별은 For you for you for you I’ll give you everything, do it for you 은하수 멀리 있어도 느낄 수 있어 그대 그때 그때 그때 그때 그때 그때</text:p>
          </table:table-cell>
          <table:table-cell office:value-type="string" table:style-name="ce1">
            <text:p>남</text:p>
          </table:table-cell>
          <table:table-cell table:number-columns-repeated="16377"/>
        </table:table-row>
        <table:table-row table:style-name="ro1">
          <table:table-cell office:value-type="float" office:value="588" table:style-name="ce1">
            <text:p>588</text:p>
          </table:table-cell>
          <table:table-cell office:value-type="string" table:style-name="ce1">
            <text:p>iKON</text:p>
          </table:table-cell>
          <table:table-cell office:value-type="string" table:style-name="ce1">
            <text:p>온 세상</text:p>
          </table:table-cell>
          <table:table-cell office:value-type="string" table:style-name="ce1">
            <text:p>2020.2.6</text:p>
          </table:table-cell>
          <table:table-cell office:value-type="string" table:style-name="ce1">
            <text:p>사계절</text:p>
          </table:table-cell>
          <table:table-cell office:value-type="string" table:style-name="ce1">
            <text:p>온 세상이 다 너로 물들어 있고 365일 내내 사계절이 봄 온 세상이 다 동화처럼 변했고 종신 계약 너한테만 소속돼 있어 온 세상이 다 너 때문에 난 붕 떠 온 세상이 한눈에 다 보여 네가 지나가면 baby 남녀노소 시선을 다 돌려 꿈속의 연인 보다 로맨틱 한 몽롱함 널 만나기 전 I was color blind 무지개를 가져와 숨통 숨통 숨통 트여 중독 중독 중독 위험 할지도 모르지만 바다가 검은색이라면 난 따를 거야 평범한 세상의 정적을 깨는 기분 좋은 소란 온 세상이 다 너로 물들어 있고 365일 내내 사계절이 봄 온 세상이 다 동화처럼 변했고 종신 계약 너한테만 소속돼 있어 온 세상이 다 다 다 온통 너로 가 가 가득해 온 세상이 다 다 다 온통 너로 가 가 가 득해 온 세상이 다 태양처럼 너는 밝고 아리따워 온 세상이 너 때문에 아름다워 지독한 삶 속에 넌 창문 환풍기 너 풍기는 향기에 눈 감아 천국에서 온 비자 값비싼 미소는 딱 내 type 가만히 있어도 홀려 날 세상 다 가져다주고파 숨통 숨통 숨통 트여 중독 중독 중독 위험 할지도 모르지만 하늘이 보라색이라면 난 따를 거야 정서 불안한 날 경건하게 만들어 like yoga 온 세상이 다 너로 물들어 있고 365일 내내 사계절이 봄 온 세상이 다 동화처럼 변했고 종신 계약 너한테만 소속돼 있어 온 세상이 다 다 다 온통 너로 가 가 가득해 온 세상이 다 다 다 온통 너로 가 가 가 득해 온 세상이 다 덩어리 덩어리 이런 매력덩어리 어머니 어머니 데려갈게 며느리 덩어리 덩어리 이런 매력 덩어리 어머니 어머니 데려갈게 온 세상이 다 너로 물들어 있고 365일 내내 사계절이 봄 온 세상이 다 동화처럼 변했고 종신 계약 너한테만 소속돼 있어 온 세상이 다 다 다 온통 너로 가 가 가득해 온 세상이 다 다 다 온통 너로 가 가 가 득해 온 세상이 다</text:p>
          </table:table-cell>
          <table:table-cell office:value-type="string" table:style-name="ce1">
            <text:p>남</text:p>
          </table:table-cell>
          <table:table-cell table:number-columns-repeated="16377"/>
        </table:table-row>
        <table:table-row table:style-name="ro1">
          <table:table-cell office:value-type="float" office:value="589" table:style-name="ce1">
            <text:p>589</text:p>
          </table:table-cell>
          <table:table-cell office:value-type="string" table:style-name="ce1">
            <text:p>세정</text:p>
          </table:table-cell>
          <table:table-cell office:value-type="string" table:style-name="ce1">
            <text:p>화분</text:p>
          </table:table-cell>
          <table:table-cell office:value-type="string" table:style-name="ce1">
            <text:p>2020.3.17</text:p>
          </table:table-cell>
          <table:table-cell office:value-type="string" table:style-name="ce1">
            <text:p>사계절</text:p>
          </table:table-cell>
          <table:table-cell office:value-type="string" table:style-name="ce1">
            <text:p>나는 초록을 담은 작은 화분 하나가 필요해 아침에 일어나면 제일 먼저 나를 반겨주는 볕이 잘 드는 곳에 놓아두고 매일을 볼 거야 정성껏 대해주면 언젠가 듣게 될 것만 같아 Tell me everything to me Your everything to me 사람들이 모르는 그늘진 마음 내게만 들리는 나를 달래주는 목소리가 나는 초록을 닮은 푸른 마음 하나가 필요해 하루를 살아내고 다시 이만큼 또 자라있는 눈에 잘 띄는 곳에 너를 두고 사랑을 줄 거야 네가 자라는 만큼 나의 맘도 채워지는 거야 Tell me everything to me Your everything to me 사람들이 모르는 그늘진 마음 내게만 들리는 나를 달래주는 목소리 Tell me everything to me Your everything to me 너만이 알고 있는 비밀스런 꿈 내게만 들리는 나를 달래주는 나는 초록을 담은 작은 화분 하나가 필요해</text:p>
          </table:table-cell>
          <table:table-cell office:value-type="string" table:style-name="ce1">
            <text:p>여</text:p>
          </table:table-cell>
          <table:table-cell table:number-columns-repeated="16377"/>
        </table:table-row>
        <table:table-row table:style-name="ro1">
          <table:table-cell office:value-type="float" office:value="590" table:style-name="ce1">
            <text:p>590</text:p>
          </table:table-cell>
          <table:table-cell office:value-type="string" table:style-name="ce1">
            <text:p>방탄소년단</text:p>
          </table:table-cell>
          <table:table-cell office:value-type="string" table:style-name="ce1">
            <text:p>I'm Fine</text:p>
          </table:table-cell>
          <table:table-cell office:value-type="string" table:style-name="ce1">
            <text:p>2018.8.24</text:p>
          </table:table-cell>
          <table:table-cell office:value-type="string" table:style-name="ce1">
            <text:p>사계절</text:p>
          </table:table-cell>
          <table:table-cell office:value-type="string" table:style-name="ce1">
            <text:p>시리도록 푸른 하늘 아래 눈 떠 흠뻑 쏟아지는 햇살이 날 어지럽게 해 한껏 숨이 차오르고 심장은 뛰어 느껴져 너무 쉽게 나 살아있다는 걸 괜찮아 우리가 아니어도 슬픔이 날 지워도 먹구름은 또 끼고 나 끝없는 꿈 속이어도 한없이 구겨지고 날개는 찢겨지고 언젠가 내가 내가 아니게 된달지어도 괜찮아 오직 나만이 나의 구원이잖아 못된 걸음걸이로 절대 죽지 않고 살아 How you doin? Im fine 내 하늘은 맑아 모든 아픔들이여 say goodbye 잘 가 차가운 내 심장은 널 부르는 법을 잊었지만 외롭지 않은 걸 괜찮아 괜찮아 깜깜한 밤 어둠은 잠든 꿈을 흔들어 놓지만 두렵지 않은 걸 괜찮아 괜찮아 I'm feeling just fine, fine, fine 이젠 너의 손을 놓을게 I know I'm all mine, mine, mine Cuz I'm just fine I'm feeling just fine, fine, fine 더 이상은 슬프지 않을래 I could see the sunshine, shine, shine Cuz I'm just fine, just fine I’m just fine 내 아픔 다 이겨낼 수 있어 너 없이 나 I’m just fine 걱정 마 이젠 웃을 수 있고 네 목소린 모두 알아 주니까 I'm so fine, you so fine 슬픔과 상처는 모두 다 이미 지나간 추억이 됐으니 웃으며 보내주자고 we so fine i'm so fine, you so fine 우리들 미래는 기쁨만 가득할 테니 걱정은 접어둔 채 이젠 즐겨 수고했어 we so fine 차가운 내 심장은 널 부르는 법을 잊었지만 외롭지 않은 걸 괜찮아 괜찮아 깜깜한 밤 어둠은 잠든 꿈을 흔들어 놓지만 두렵지 않은 걸 괜찮아 괜찮아 I'm feeling just fine, fine, fine 이젠 너의 손을 놓을게 I know I'm all mine, mine, mine Cuz I'm just fine I'm feeling just fine, fine, fine 더 이상은 슬프지 않을래 I could see the sunshine, shine, shine Cuz I'm just fine, just fine 혹시 너에게도 보일까 이 스산한 달빛이 너에게도 들릴까 이 희미한 메아리가 I’m feeling just fine, fine, fine 혼자서라도 외쳐보겠어 되풀이될 이 악몽에 주문을 걸어 I’m feeling just fine, fine, fine 몇 번이라도 되뇌보겠어 또 다시 쓰러진대도 난 괜찮아 I’m feeling just fine, fine, fine 혼자서라도 외쳐보겠어 되풀이될 이 악몽에 주문을 걸어 I’m feeling just fine, fine, fine 몇 번이라도 되뇌보겠어 또 다시 쓰러진대도 난 괜찮아 I'm fine I'm fine?</text:p>
          </table:table-cell>
          <table:table-cell office:value-type="string" table:style-name="ce1">
            <text:p>남</text:p>
          </table:table-cell>
          <table:table-cell table:number-columns-repeated="16377"/>
        </table:table-row>
        <table:table-row table:style-name="ro1">
          <table:table-cell office:value-type="float" office:value="591" table:style-name="ce1">
            <text:p>591</text:p>
          </table:table-cell>
          <table:table-cell office:value-type="string" table:style-name="ce1">
            <text:p>아이유</text:p>
          </table:table-cell>
          <table:table-cell office:value-type="string" table:style-name="ce1">
            <text:p>미리 메리 크리스마스</text:p>
          </table:table-cell>
          <table:table-cell office:value-type="string" table:style-name="ce1">
            <text:p>2010.12.9</text:p>
          </table:table-cell>
          <table:table-cell office:value-type="string" table:style-name="ce1">
            <text:p>겨울</text:p>
          </table:table-cell>
          <table:table-cell office:value-type="string" table:style-name="ce1">
            <text:p>하얀 눈이 내려올 때면 온 세상이 물들을 때면 눈꽃이 피어나 또 빛이 나 눈이 부신 너처럼 Yeah girl you should know that That my heartbeats like Huh Huh Huh Huh From the bottom of my heart I thank god I found you 쿵쿵 가슴이 왜 이렇게 가쁘니 yeah 꾹꾹 참아도 자꾸 네 생각이 나잖아 oh You You I love you and I know you love me too 네가 내게 불러 준 You're my boo You 아직 꿈만 같아 And you 마치 선물 같아 For you 네 품에 안겨도 늘 불안불안 해 꿈처럼 깰까 봐 You 꼭 안아 줘야만 해 And you 아껴 줘야만 해 For you 큰 맘 먹고 네 꺼 돼준 걸 하늘에게 감사해 하얀 눈이 내려올 때면 온 세상이 물들을 때면 눈꽃이 피어나 또 빛이 나 눈이 부신 너처럼 사랑할 수 밖에 없어서 사랑한 네 손 잡고서 첫 눈 위를 걸어 발자국을 새겨 이 길 끝까지 걸어 갈 거야 With you You 혹시 알고 있니 And you 느낄 수가 있니 For you 늘 자랑하고픈 네 여자친구가 되고만 싶은 걸 You 전부 다 주고 싶어 And you 잘 해주고 싶어 For you 다음 그 다음 해 겨울도 너의 곁에 있을게 하얀 눈이 내려올 때면 온 세상이 물들을 때면 눈꽃이 피어나 또 빛이 나 눈이 부신 너처럼 사랑할 수 밖에 없어서 사랑한 네 손 잡고서 첫 눈 위를 걸어 발자국을 새겨 이 길 끝까지 걸어 갈 거야 With you 매일 매일 너 때문에 행복해 다른 누구 아닌 나를 모두 가질 너만이 My love 나도 믿기지 않아 지금 네가 내 옆에 이렇게 손 꼭 잡은 채 걷는다는 게 하얀 눈보다 더 뽀얀 네 볼에 키스해줄게 Baby 빨갛게 물들게 Baby 다가오는 크리스마스에는 기다리는 그 날만큼은 네 곁에 있을래 하루 종일 미리 미리 약속해 사랑할 수 밖에 없어서 사랑한 네 손 잡고서 첫 눈 위를 걸어 발자국을 새겨 이 길 끝까지 걸어 갈 거야 With you Girl you know I can't even think without you in my life Yeah Yeah I know that you know That's my baby</text:p>
          </table:table-cell>
          <table:table-cell office:value-type="string" table:style-name="ce1">
            <text:p>여</text:p>
          </table:table-cell>
          <table:table-cell table:number-columns-repeated="16377"/>
        </table:table-row>
        <table:table-row table:style-name="ro1">
          <table:table-cell office:value-type="float" office:value="592" table:style-name="ce1">
            <text:p>592</text:p>
          </table:table-cell>
          <table:table-cell office:value-type="string" table:style-name="ce1">
            <text:p>세정</text:p>
          </table:table-cell>
          <table:table-cell office:value-type="string" table:style-name="ce1">
            <text:p>꽃길</text:p>
          </table:table-cell>
          <table:table-cell office:value-type="string" table:style-name="ce1">
            <text:p>2016.11.23</text:p>
          </table:table-cell>
          <table:table-cell office:value-type="string" table:style-name="ce1">
            <text:p>사계절</text:p>
          </table:table-cell>
          <table:table-cell office:value-type="string" table:style-name="ce1">
            <text:p>세상이란 게 제법 춥네요 당신의 안에서 살던 때 보다 모자람 없이 주신 사랑이 과분하다 느낄 때쯤 난 어른이 됐죠 한 송이 꽃을 피우려 작은 두 눈에 얼마나 많은 비가 내렸을까 Oh rewind 돌이킬수록 더 미안 포기 안 하려 포기해버린 젊고 아름다운 당신의 계절 여길 봐 예쁘게 피었으니까 바닥에 떨어지더라도 꽃길만 걷게 해줄게요 문득 쳐다본 그 입가에는 미소가 폈지만 주름이 졌죠 내게 인생을 선물해주고 사랑해란 말이 그리도 고마운가요 한 송이 꽃을 피우려 작은 두 눈에 얼마나 많은 비가 내렸을까 oh rewind 돌이킬수록 더 미안 포기 안 하려 포기해버린 젊고 아름다운 당신의 계절 여길 봐 예쁘게 피었으니까 바닥에 떨어지더라도 꽃길만 걷게 해줄게요 겨울이 와도 마음속에 봄 향기가 가득한 건 한결같이 시들지 않는 사랑 때문이죠 oh rewind 짧은 바람 같던 시간 날 품에 안고 흔들림 없는 화분이 되어준 당신의 세월 여길 봐 행복만 남았으니까 다 내려놓고 이 손잡아요 꽃길만 걷게 해줄게요</text:p>
          </table:table-cell>
          <table:table-cell office:value-type="string" table:style-name="ce1">
            <text:p>여</text:p>
          </table:table-cell>
          <table:table-cell table:number-columns-repeated="16377"/>
        </table:table-row>
        <table:table-row table:style-name="ro1">
          <table:table-cell office:value-type="float" office:value="593" table:style-name="ce1">
            <text:p>593</text:p>
          </table:table-cell>
          <table:table-cell office:value-type="string" table:style-name="ce1">
            <text:p>허각</text:p>
          </table:table-cell>
          <table:table-cell office:value-type="string" table:style-name="ce1">
            <text:p>사월의 눈</text:p>
          </table:table-cell>
          <table:table-cell office:value-type="string" table:style-name="ce1">
            <text:p>2015.3.17</text:p>
          </table:table-cell>
          <table:table-cell office:value-type="string" table:style-name="ce1">
            <text:p>겨울</text:p>
          </table:table-cell>
          <table:table-cell office:value-type="string" table:style-name="ce1">
            <text:p>어느새 그 차가웠던 긴 겨울에 하얀 눈도 스르륵 봄바람에 다 녹아내려요 다시 또 누군가를 사랑할 수 있으려나요 눈부신 따스한 봄날엔 그토록 욕해대고 할퀴어대던 두 사람이 나였는지 그녀였는지 조차 잊어버린 듯 그 겨울 그 겨울이 그때 우리가 참 그리워 미운데 미운데 그리워 큰맘 먹고 살짝 열어본 내 창가에 눈부신 봄날 햇살 아래로 차디찬 눈이 내려요 작은 내 방에 내 텅 빈 가슴에 그 아팠던 상처가 또다시 덧나려는 듯 이른 봄날에 눈이 내려요 주르륵 흘러내린 내 눈물마저도 차네요 내게도 봄날이 올까요 누군갈 또다시 사랑하고 싶어서 미친 듯 거리를 걸어봐도 차디찬 눈이 내려요 내 두 눈가에 이 못난 가슴에 그 아팠던 상처가 또다시 덧나려는 듯 이른 봄날에 눈이 내려요 하얗게 추억들이 내려요 주르륵 흘러내린 내 눈물마저 차가운데 내게도 봄날이 올까요 따스한 봄날이 올까요</text:p>
          </table:table-cell>
          <table:table-cell office:value-type="string" table:style-name="ce1">
            <text:p>남</text:p>
          </table:table-cell>
          <table:table-cell table:number-columns-repeated="16377"/>
        </table:table-row>
        <table:table-row table:style-name="ro1">
          <table:table-cell office:value-type="float" office:value="594" table:style-name="ce1">
            <text:p>594</text:p>
          </table:table-cell>
          <table:table-cell office:value-type="string" table:style-name="ce1">
            <text:p>아이유</text:p>
          </table:table-cell>
          <table:table-cell office:value-type="string" table:style-name="ce1">
            <text:p>비밀의 화원</text:p>
          </table:table-cell>
          <table:table-cell office:value-type="string" table:style-name="ce1">
            <text:p>2017.9.22</text:p>
          </table:table-cell>
          <table:table-cell office:value-type="string" table:style-name="ce1">
            <text:p>사계절</text:p>
          </table:table-cell>
          <table:table-cell office:value-type="string" table:style-name="ce1">
            <text:p>바람을 타고 날아오르는 새들은 걱정 없이 아름다운 태양 속으로 음표가 되어 나네 향기 나는 연필로 쓴 일기처럼 숨겨두었던 마음 기댈 수 있는 어깨가 있어 비가 와도 젖지 않아 어제의 일들은 잊어 누구나 조금씩은 틀려 완벽한 사람은 없어 실수투성이고 외로운 나를 봐 난 다시 태어난 것만 같아 그대를 만나고부터 그대 나의 초라한 마음을 받아준 순간부터 랄라라릴라 하루하루 조금씩 나아질 거야 그대가 지켜보니 힘을 내야지 행복해져야지 뒤뜰에 핀 꽃들처럼 점심을 함께 먹어야지 새로 연 그 가게에서 새 샴푸를 사러 가야지 아침 하늘빛의 민트향이면 어떨까 난 다시 꿈을 꾸게 되었어 그대를 만나고부터 그대 나의 초라한 마음을 받아준 순간부터 랄라라릴라 월요일도 화요일도 봄에도 겨울에도 해가 질 무렵에도 비둘기를 안은 아이같이 행복해줘 나를 위해서 난 다시 태어난 것만 같아 그대를 만나고부터 그대 나의 초라한 마음을 받아준 순간부터 랄라라릴라 난 다시 꿈을 꾸게 되었어 그대를 만나고부터 그대 나의 초라한 마음을 받아준 순간부터 랄라라릴라</text:p>
          </table:table-cell>
          <table:table-cell office:value-type="string" table:style-name="ce1">
            <text:p>여</text:p>
          </table:table-cell>
          <table:table-cell table:number-columns-repeated="16377"/>
        </table:table-row>
        <table:table-row table:style-name="ro1">
          <table:table-cell office:value-type="float" office:value="595" table:style-name="ce1">
            <text:p>595</text:p>
          </table:table-cell>
          <table:table-cell office:value-type="string" table:style-name="ce1">
            <text:p>폴킴</text:p>
          </table:table-cell>
          <table:table-cell office:value-type="string" table:style-name="ce1">
            <text:p>길</text:p>
          </table:table-cell>
          <table:table-cell office:value-type="string" table:style-name="ce1">
            <text:p>2017.9.27</text:p>
          </table:table-cell>
          <table:table-cell office:value-type="string" table:style-name="ce1">
            <text:p>사계절</text:p>
          </table:table-cell>
          <table:table-cell office:value-type="string" table:style-name="ce1">
            <text:p>여태 뭐하다 준비도 안했어 다 떠나고 없는 아직 출발선 사람들은 저기 뛰어가는데 아직 혼자 시작도 못했어 죽을 만큼 힘들게 하고 있냐고 노력하고 있냐고 열심히 사는척하며 눈치만 보게돼 시계는 나를 자꾸만 보채 서둘러야해 누가 내 맘 좀 알아줘 이런 내 맘 좀 알아줘 기댈곳이 필요해 누가 내 맘 좀 알아줘 제발 내 맘 좀 알아줘 내 맘 좀 알아줘 하루만해도 수십번 나에게 물어 정말 자신 있냐고 여기서 멈춰버리면 후회할 것 같아 모두가 나를 위로해 그만하면 됐다고 누가 내 맘 좀 알아줘 이런 내 맘 좀 알아줘 모든게 다 두려워 누가 내 맘 좀 알아줘 제발 내 맘 좀 알아줘 내 맘 좀 알아줘 조금 더 조금만 더 가면 늘 꿈꾸던 세상 닿을 것만 같아 다시 눈뜨면 여긴 추운 겨울 버틸 수 있을까 두렵지만 가야 할 길 누가 내 맘 좀 알아줘 이런 내 맘 좀 알아줘 더욱 간절해져 난 제발 내 맘 좀 알아줘 그냥 나를 좀 믿어줘 내 맘 좀 알아줘 내 맘 좀 알아줘</text:p>
          </table:table-cell>
          <table:table-cell office:value-type="string" table:style-name="ce1">
            <text:p>남</text:p>
          </table:table-cell>
          <table:table-cell table:number-columns-repeated="16377"/>
        </table:table-row>
        <table:table-row table:style-name="ro1">
          <table:table-cell office:value-type="float" office:value="596" table:style-name="ce1">
            <text:p>596</text:p>
          </table:table-cell>
          <table:table-cell office:value-type="string" table:style-name="ce1">
            <text:p>정준일</text:p>
          </table:table-cell>
          <table:table-cell office:value-type="string" table:style-name="ce1">
            <text:p>첫 눈</text:p>
          </table:table-cell>
          <table:table-cell office:value-type="string" table:style-name="ce1">
            <text:p>2017.1.1</text:p>
          </table:table-cell>
          <table:table-cell office:value-type="string" table:style-name="ce1">
            <text:p>겨울</text:p>
          </table:table-cell>
          <table:table-cell office:value-type="string" table:style-name="ce1">
            <text:p>내 마음을 한번만 만져줘요 온종일 이렇게 서늘해요 겨울 보다 차가운 하늘 그아래 내가 서 있으니 눈물도 얼어버릴듯 해 조용히 한번만 불러줘요 수없이 말하던 내 이름을 영원을 거슬러 하루를 아니 일분을 보게 돼도 그럴수 있다면 견뎌낼게 그 기다림 끝에 그대가 서있어주길 내겐 그림같았던 그대와 기억 아주 오래 기다렸던 선물같은 하루 긴 시간을 건너서 네게 닿을께 내 마음에 첫눈이던 그대 넌 언제나 내겐 아득하다 그대와의 시간 그 하루가 내겐 왜 이렇게 아픈가요 너의 옆에 내가 서 있고 서로 웃을수 있는 하루 그릴수 없어서 눈물나죠 이게 꿈이라면 내마음을 전해줄텐데 내겐 그림같았던 그대와 기억 아주오래 기다렸던 선물같은 하루 긴 시간을 건너서 네게 닿을게 내 마음에 첫 눈 이던 그대 함께 울고 많이 웃던 우리 아름답고 찬란하게 빛나던 시간 되돌린다 내겐 하루 같았던 너와의 기억 가슴뛰게 아름다웠던 너와의 시간 그대 입술에 이젠 인사를 하죠 그대 눈에 그대의 숨결에 부서지게 그대를 안는다 조용히 한번만 들어봐요 나직이 울리는 내 마음을</text:p>
          </table:table-cell>
          <table:table-cell office:value-type="string" table:style-name="ce1">
            <text:p>남</text:p>
          </table:table-cell>
          <table:table-cell table:number-columns-repeated="16377"/>
        </table:table-row>
        <table:table-row table:style-name="ro1">
          <table:table-cell office:value-type="float" office:value="597" table:style-name="ce1">
            <text:p>597</text:p>
          </table:table-cell>
          <table:table-cell office:value-type="string" table:style-name="ce1">
            <text:p>YB</text:p>
          </table:table-cell>
          <table:table-cell office:value-type="string" table:style-name="ce1">
            <text:p>나는 나비</text:p>
          </table:table-cell>
          <table:table-cell office:value-type="string" table:style-name="ce1">
            <text:p>2006.8.10</text:p>
          </table:table-cell>
          <table:table-cell office:value-type="string" table:style-name="ce1">
            <text:p>사계절</text:p>
          </table:table-cell>
          <table:table-cell office:value-type="string" table:style-name="ce1">
            <text:p>내 모습이 보이지 않아 앞길도 보이지 않아 나는 아주 작은 애벌레 살이 터져 허물 벗어 한 번 두 번 다시 나는 상처 많은 번데기 추운 겨울이 다가와 힘겨울지도 몰라 봄바람이 불어오면 이제 나의 꿈을 찾아 날아 날개를 활짝 펴고 세상을 자유롭게 날거야 노래하며 춤추는 나는 아름다운 나비 날개를 활짝 펴고 세상을 자유롭게 날거야 노래하며 춤추는 나는 아름다운 나비 거미줄을 피해 날아 꽃을 찾아 날아 사마귀를 피해 날아 꽃을 찾아 날아 꽃들의 사랑을 전하는 나비 날개를 활짝 펴고 세상을 자유롭게 날거야 노래하며 춤추는 나는 아름다운 나비 날개를 활짝 펴고 세상을 자유롭게 날거야 노래하며 춤추는 나는 아름다운 나비 날개를 활짝 펴고 세상을 자유롭게 날거야 노래하며 춤추는 나는 아름다운 나비 워우워워워 우우우 워우워어어어 워우워어 우우 워우워워어어 워어</text:p>
          </table:table-cell>
          <table:table-cell office:value-type="string" table:style-name="ce1">
            <text:p>남</text:p>
          </table:table-cell>
          <table:table-cell table:number-columns-repeated="16377"/>
        </table:table-row>
        <table:table-row table:style-name="ro1">
          <table:table-cell office:value-type="float" office:value="598" table:style-name="ce1">
            <text:p>598</text:p>
          </table:table-cell>
          <table:table-cell office:value-type="string" table:style-name="ce1">
            <text:p>에이프릴</text:p>
          </table:table-cell>
          <table:table-cell office:value-type="string" table:style-name="ce1">
            <text:p>봄의 나라 이야기</text:p>
          </table:table-cell>
          <table:table-cell office:value-type="string" table:style-name="ce1">
            <text:p>2017.1.4</text:p>
          </table:table-cell>
          <table:table-cell office:value-type="string" table:style-name="ce1">
            <text:p>봄</text:p>
          </table:table-cell>
          <table:table-cell office:value-type="string" table:style-name="ce1">
            <text:p>언제인지 모를 참 오래전 얘기 소녀는 아무 말도 할 수 없었대 시간이 흐르고 또 계절이 가도 여전한 그 마음 어떻게든 숨겼대 행복해 보여 그 모습조차 미워질 만큼 점점 커져가는 마음 전하지 못할 비밀이 됐대요 봄의 나라에 사는 그 소녀는 얼음 나라의 멋진 소년을 보았죠 겨울 나라의 예쁜 그녀 곁에서 늘 웃고 있는 그 모습을 아름다운 맘을 억지로 숨기고 아름다운 둘을 위해 기도를 했대요 서로의 맘이 변하지 않기를 하늘에 매일 빌었대요 마치 나처럼 행복해 보여 그 모습조차 미워질 만큼 정말 어쩔 수 없는 마음 또 바보처럼 혼자서 달래요 봄의 나라에 사는 그 소녀는 얼음 나라의 멋진 소년을 보았죠 서로의 맘이 변하지 않기를 하늘에 매일 빌었대요 마치 나처럼 아픈 동화 속 얘기가 모두 내 얘기 같았어 다른 봄이 오길 바래요 (난 그래요) 억지로 숨겨둔 내 맘이 닿을까 봐 항상 혼자만 앓아요 봄의 나라에 사는 그 소녀는 얼음 나라의 멋진 소년을 보았죠 겨울 나라의 예쁜 그녀 곁에서 늘 웃고 있는 그 모습을 아름다운 맘을 억지로 숨기고 기적처럼 다 지워지기를 바라죠 아무 마음 없던 그 날이 오기를 하늘에 매일 빌었대요 마치 나처럼</text:p>
          </table:table-cell>
          <table:table-cell office:value-type="string" table:style-name="ce1">
            <text:p>여</text:p>
          </table:table-cell>
          <table:table-cell table:number-columns-repeated="16377"/>
        </table:table-row>
        <table:table-row table:style-name="ro1">
          <table:table-cell office:value-type="float" office:value="599" table:style-name="ce1">
            <text:p>599</text:p>
          </table:table-cell>
          <table:table-cell office:value-type="string" table:style-name="ce1">
            <text:p>에이프릴</text:p>
          </table:table-cell>
          <table:table-cell office:value-type="string" table:style-name="ce1">
            <text:p>Snowman</text:p>
          </table:table-cell>
          <table:table-cell office:value-type="string" table:style-name="ce1">
            <text:p>2015.12.21</text:p>
          </table:table-cell>
          <table:table-cell office:value-type="string" table:style-name="ce1">
            <text:p>겨울</text:p>
          </table:table-cell>
          <table:table-cell office:value-type="string" table:style-name="ce1">
            <text:p>oohwa oohwa oohwa oohwa Woo- Babe- Oh Snowman! oohwa oohwa oohwa oohwa Woo- Hoo- 쓰러져 버리진 않았을까 바람이 오늘따라 무서워 어제보다 살짝 야윈 얼굴 기다려요 더 채워줄게요 손이 닿은 순간 참 이상하죠 이 느낌 눈을 깜박 손도 꿈틀 한 거 맞죠 Oh Snowman! 꼭 날 안아 줘요 Oh Snowman! 차갑지 않아요 Oh Snowman! 혹시라도 그대 전부 녹아버릴까 걱정이죠 oohwa oohwa oohwa oohwa Oh Snowman! oohwa oohwa oohwa oohwa 말을 해요 어젯밤처럼 우리 함께 웃던 이야기 어제보다 어두워진 얼굴 걱정돼요 더 아껴줄게요 손이 닿은 순간 참 신기하죠 이 떨림 눈을 깜박 손도 꿈틀 한 거 맞죠 Oh Snowman! 꼭 날 안아 줘요 Oh Snowman! 차갑지 않아요 Oh Snowman! 혹시라도 그대 전부 녹아버릴까 걱정이죠 처음이죠 그대 내 맘 다 보여주는 건 이런 게 Love, Love, All my love 오직 You- Oh! Oh Snowman! 꼭 기다릴게요 Oh Snowman! 눈이 올 때까지 Oh Snowman! 그때까지 내 맘 전부 녹아버릴까 걱정이죠 지금처럼만 oh! Oh Snowman! Woo- 안아 줘요! Oh Snowman! 차갑지 않아요! Oh Snowman! 혹시라도 그대 전부 녹아버릴까 걱정이죠 oohwa oohwa oohwa oohwa Oh Snowman! oohwa oohwa oohwa oohwa</text:p>
          </table:table-cell>
          <table:table-cell office:value-type="string" table:style-name="ce1">
            <text:p>여</text:p>
          </table:table-cell>
          <table:table-cell table:number-columns-repeated="16377"/>
        </table:table-row>
        <table:table-row table:style-name="ro1">
          <table:table-cell office:value-type="float" office:value="600" table:style-name="ce1">
            <text:p>600</text:p>
          </table:table-cell>
          <table:table-cell office:value-type="string" table:style-name="ce1">
            <text:p>러블리즈</text:p>
          </table:table-cell>
          <table:table-cell office:value-type="string" table:style-name="ce1">
            <text:p>그날의 너</text:p>
          </table:table-cell>
          <table:table-cell office:value-type="string" table:style-name="ce1">
            <text:p>2018.4.23</text:p>
          </table:table-cell>
          <table:table-cell office:value-type="string" table:style-name="ce1">
            <text:p>사계절</text:p>
          </table:table-cell>
          <table:table-cell office:value-type="string" table:style-name="ce1">
            <text:p>하루 종일 울었대요 이별한 날 두 눈이 다 퉁퉁 부을 만큼 그 앤 네가 미웠대요 며칠을 다 그리 지냈더래요 근데 이상해요 어느 날 갑자기 그럴 거란 예고 한 마디 없이 아물어요 이젠 네가 밉지가 않은 걸 코 끝에선 화 입안에선 후 때론 달콤하게 때론 시큰하게 시린 기억 화 모두 모아 후 아른 기억 그날의 네가 내 안에 머물러요 지금의 너는 어때요? 예전의 넌 나를 걱정하기만 바빴죠 이제는 그럴 리 없죠 어쩌면 난 그게 서운할 거야 근데 이상해요 우리의 마지막 그 장면의 느낌이 좀 바뀌었죠 편한걸요 지금의 난 살짝쿵 웃어요 코 끝에선 화 입안에선 후 때론 달콤하게 때론 시큰하게 시린 기억 화 모두 모아 후 아른 기억 그날의 네가 내 안에 머물러요 녹아가요 시린 말들도 흘러가요 아린 기억도 사라져요 아픈 상처도 지나가요 코 끝에선 화 입안에선 후 때론 달콤하게 때론 시큰하게 시린 기억 화 모두 모아 후 아른 기억 그날의 네가 내 안에 머물러요</text:p>
          </table:table-cell>
          <table:table-cell office:value-type="string" table:style-name="ce1">
            <text:p>여</text:p>
          </table:table-cell>
          <table:table-cell table:number-columns-repeated="16377"/>
        </table:table-row>
        <table:table-row table:style-name="ro1">
          <table:table-cell office:value-type="float" office:value="601" table:style-name="ce1">
            <text:p>601</text:p>
          </table:table-cell>
          <table:table-cell office:value-type="string" table:style-name="ce1">
            <text:p>러블리즈</text:p>
          </table:table-cell>
          <table:table-cell office:value-type="string" table:style-name="ce1">
            <text:p>여름 한 조각</text:p>
          </table:table-cell>
          <table:table-cell office:value-type="string" table:style-name="ce1">
            <text:p>2018.7.1</text:p>
          </table:table-cell>
          <table:table-cell office:value-type="string" table:style-name="ce1">
            <text:p>여름</text:p>
          </table:table-cell>
          <table:table-cell office:value-type="string" table:style-name="ce1">
            <text:p>널 생각하면 현기증이 나 하루 종일 떠올라서 자꾸 열이 나 내 맘은 또 뜨거워져 오후 두 시쯤 태양처럼 날마다 더운 숨을 쉬는 것도 무작정 떠나서 놀고 싶은 것도 아무래도 너 때문인 걸 나도 몰래 미소가 살짝살짝 칸마다 네 눈빛을 조금씩 담아서 예쁘게 얼려두고 달콤한 너의 그 목소리를 유리병 가득히 따라서 잘 넣어둘래 썸, 머리엔 온통 다 너뿐이야 썸, 뭐든 다 이루어질 것 같아 너랑 여름 한 조각 살짝 베어 문 순간 바다를 본 것 같아 와그작, 시원해 짜릿한 걸 깨문 순간, 바다를 본 것 같아 참 무덥다지 이번 여름은 그래도 난 좋기만 해 네가 있거든 발을 첨벙거리면서 네 맘속에서 놀고 싶어 상큼한 기억들을 예쁘게 잘라서 차갑게 얼려두고 너 몰래 했던 내 상상들은 상자에 담아서 깊숙이 잘 넣어둘래 썸, 머리엔 온통 다 너뿐이야 썸, 뭐든 다 이루어질 것 같아 너랑 여름 한 조각 살짝 베어 문 순간 바다를 본 것 같아 와그작, 시원해 짜릿한 걸 깨문 순간, 바다를 본 것 같아 썸보다는 뜨겁고 사랑을 말하긴 조금 이른 너와 나 우리 함께한 시간은 다 특별해질 거야 썸, 머리엔 온통 다 너뿐이야 썸, 뭐든 다 이루어질 것 같아 너랑 여름 한 조각 살짝 베어 문 순간 바다를 본 것 같아 와그작, 시원해 짜릿한 걸 깨문 순간, 바다를 본 것 같아</text:p>
          </table:table-cell>
          <table:table-cell office:value-type="string" table:style-name="ce1">
            <text:p>여</text:p>
          </table:table-cell>
          <table:table-cell table:number-columns-repeated="16377"/>
        </table:table-row>
        <table:table-row table:style-name="ro1">
          <table:table-cell office:value-type="float" office:value="602" table:style-name="ce1">
            <text:p>602</text:p>
          </table:table-cell>
          <table:table-cell office:value-type="string" table:style-name="ce1">
            <text:p>B1A4</text:p>
          </table:table-cell>
          <table:table-cell office:value-type="string" table:style-name="ce1">
            <text:p>이게 무슨 일이야</text:p>
          </table:table-cell>
          <table:table-cell office:value-type="string" table:style-name="ce1">
            <text:p>2013.5.6</text:p>
          </table:table-cell>
          <table:table-cell office:value-type="string" table:style-name="ce1">
            <text:p>사계절</text:p>
          </table:table-cell>
          <table:table-cell office:value-type="string" table:style-name="ce1">
            <text:p>every day yeah yeah yeah yeah every day yeah yeah yeah yeah 야 너 똑바로 말해 어디야 어딘데 (집이지~) 지금 어딘데 자꾸 왔다 갔다 뭐라는 거야 이상해 정말 이상해 오늘따라 너의 목소리가 떨리는 거 모르니 입만 열면 너는 매일 거짓말 눈만 뜨면 너는 매일 거짓말 틈만 나면 너는 매일 거짓말 이제 나는 알았어 그럴 줄 알았어 이게 무슨 일이야 이렇게 좋은 날에 이게 무슨 일이야 이렇게 좋은 날에 you! baby I want you beautiful love (hey) wassup wassup tell me tell me wassup 이게 무슨 일이야 이렇게 좋은 날에 이게 무슨 일이야 이렇게 좋은 날에 you! baby I want you beautiful love (hey) wassup wassup tell me tell me wassup 야 너 솔직히 말해 누구야 누군데 그리 자연스러워 팔짱 아무리 잘해 줘 봤자 말짱 꽝이야 이게 다 누구의 탓이야 다 퍼준 게 죄? 이건 아니야 이렇게 될 거라고 생각은 했지만 될 거라곤 몰랐네 꿈에도 밥이나 먹어야지 근데 뭐 먹지 맘은 아픈데 (woo hoo) 비만 내리네 (woo hoo) 나는 이런데 넌 웃고 있겠지 oh no 입만 열면 너는 매일 거짓말 눈만 뜨면 너는 매일 거짓말 틈만 나면 너는 매일 거짓말 이제 나는 알았어 그럴 줄 알았어 이게 무슨 일이야 이렇게 좋은 날에 이게 무슨 일이야 이렇게 좋은 날에 you! baby I want you beautiful love (hey) wassup wassup tell me tell me wassup 가기 전에 돌아서기 전에 내게로 돌아와요 baby girl (alright) 늘 밝지 않아도 좋아 (alright) 날 찾지 않아도 좋아 (alright) 널 쳐다만 봐도 좋아 난 falling in love falling in love you woo woo woo 이게 무슨 일이야 이렇게 좋은 날에 이게 무슨 일이야 이렇게 좋은 날 너는 왜 yeah yeah yeah yeah wassup wassup tell me tell me wassup 이게 무슨 일이야 이렇게 좋은 날에 이게 무슨 일이야 이렇게 좋은 날 정말 왜 yeah yeah yeah yeah wassup wassup tell me tell me wassup every time I think about you every day 널 생각해 every time I think about you 난 오늘도 every time I think about you every day 널 생각해 every time I think about you 난 오늘도 야 너 나한테 잘해 알겠지?</text:p>
          </table:table-cell>
          <table:table-cell office:value-type="string" table:style-name="ce1">
            <text:p>남</text:p>
          </table:table-cell>
          <table:table-cell table:number-columns-repeated="16377"/>
        </table:table-row>
        <table:table-row table:style-name="ro1">
          <table:table-cell office:value-type="float" office:value="603" table:style-name="ce1">
            <text:p>603</text:p>
          </table:table-cell>
          <table:table-cell office:value-type="string" table:style-name="ce1">
            <text:p>B1A4</text:p>
          </table:table-cell>
          <table:table-cell office:value-type="string" table:style-name="ce1">
            <text:p>크리스마스잖아요</text:p>
          </table:table-cell>
          <table:table-cell office:value-type="string" table:style-name="ce1">
            <text:p>2015.12.10</text:p>
          </table:table-cell>
          <table:table-cell office:value-type="string" table:style-name="ce1">
            <text:p>겨울</text:p>
          </table:table-cell>
          <table:table-cell office:value-type="string" table:style-name="ce1">
            <text:p>눈을 떠요 그대 크리스마스잖아요 밖을 보면 이렇게 하얀 눈이 내려오는데 하얗게 덮인 세상을 보며 우~~ 괜히 더 뛰는 심장 주체할 수 없어요 이 기분 잠깐만이라도 나가서 눈이라도 맞고 싶어 오늘만은 보기 싫어요 케빈 나 홀로 집에 있긴 싫어 잠깐 하던 일을 멈추고 즐기는거 어때요 시간은 기다려 주질 않죠 크리스마스에는 모두가 친구죠 I just wanna be a good friend I just wanna be a good friend 크리스마스에는 모두가 함께죠 I just wanna be a good friend 뭘 해야 될지를 몰라 오는게 두려운 이날 급하게 애인이라도 만들까 아님 티비나 볼까 뜨끈한 방바닥 대신 머플러 준비됐으니 날 불러줘 썰매를 타고 눈 사이로 달려볼게 창 밖엔 눈이 수북하게 쌓이고 귓가엔 종소리 울려 퍼지고 혼자라 외로워 마 내가 되줄게 I just wanna be a good friend 가자 북적이는 명동거리 저기 들리는 마음의 소리 모든 곳이 아름답게 빛나는 날 Today지 오늘만은 보기 싫어요 케빈 나 홀로 집에 있긴 싫어 잠깐 하던 일을 멈추고 즐기는거 어때요 시간은 기다려 주질 않죠 크리스마스에는 모두가 친구죠 I just wanna be a good friend I just wanna be a good friend 크리스마스에는 모두가 함께죠 I just wanna be a good friend 눈을 떠요 그대 크리스마스잖아요 밖을 보면 이렇게 하얀 눈이 내려오는데 하얗게 덮인 세상을 보면 외로워 마요 더 좋은 날 금방 올테니까 크리스마스에는 모두가 친구죠 I just wanna be a good friend I just wanna be a good friend 크리스마스에는 모두가 함께죠 I just wanna be a good friend</text:p>
          </table:table-cell>
          <table:table-cell office:value-type="string" table:style-name="ce1">
            <text:p>남</text:p>
          </table:table-cell>
          <table:table-cell table:number-columns-repeated="16377"/>
        </table:table-row>
        <table:table-row table:style-name="ro1">
          <table:table-cell office:value-type="float" office:value="604" table:style-name="ce1">
            <text:p>604</text:p>
          </table:table-cell>
          <table:table-cell office:value-type="string" table:style-name="ce1">
            <text:p>투모로우바이투게더</text:p>
          </table:table-cell>
          <table:table-cell office:value-type="string" table:style-name="ce1">
            <text:p>5시 53분의 하늘에서 발견한 너와 나</text:p>
          </table:table-cell>
          <table:table-cell office:value-type="string" table:style-name="ce1">
            <text:p>2020.10.26</text:p>
          </table:table-cell>
          <table:table-cell office:value-type="string" table:style-name="ce1">
            <text:p>여름</text:p>
          </table:table-cell>
          <table:table-cell office:value-type="string" table:style-name="ce1">
            <text:p>Blue hour! 난 어색함이 너무 싫어 그냥 웃지 Baby I know we were special 세상 하나뿐인 special 너의 비워진 그 선물상자 같은 눈빛 저무는 저 태양 속 너와 나 Yeah yeah I can But it’s you You’re the one that I want You Everything that I want Blue 내 곁에 내린 blue, 모든 게 바뀌어 5시 53분의 이(異)세계는 아름다워 Cuz of imagination 저 하늘의 오렌지빛 마법이 끝이 나기 전에 Cuz of imagination 그 찰나에 Can you feel the rush Can you feel the rush 시간아 멈춰줘 I wanna stay (Can you feel the rush) (Can you feel the rush) 두 세계의 경계선 그 틈에 너와 나를 남기고파 Come on let’s do it I wanna stay (Can you feel the rush) (Can you feel the rush) 개와 늑대의 그 시간엔 마법 속에 갇히고파 Blue hour! 너는 나만의 special 하나뿐인 내 special 꿈의 문이 열리고 추억 속 넌 현실로 So tell me what to do 태양을 멈출 clue 미소 지을 널 봤지 Woah ohh yeah Cuz it’s you You’re the one that I want You Everything that I want Blue 그 순간 물든 노을, 모든 게 바뀌어 5시 53분의 우린 계속 아름다워 Cuz of imagination 저 하늘의 오렌지빛 마법이 끝이 나기 전에 Cuz of imagination 그 찰나에 Can you feel the rush Can you feel the rush 시간아 멈춰줘 I wanna stay (Can you feel the rush) (Can you feel the rush) 두 세계의 경계선 그 틈에 너와 나를 남기고파 Come on let’s do it I wanna stay (Can you feel the rush) (Can you feel the rush) 개와 늑대의 그 시간엔 마법 속에 갇히고파 Blue hour! 나의 타임머신 저무는 노을빛 사실 난 끝이 날 걸 알아 The sun is down down down down down 저 밤에 네가 사라지기 전 환상 속의 널 눈에 담아 Cuz of imagination 저 하늘의 오렌지빛 마법이 끝이 나기 전에 Cuz of imagination 그 찰나에 Can you feel the rush Can you feel the rush 시간아 멈춰줘 I wanna stay (Can you feel the rush) (Can you feel the rush) 두 세계의 경계선 그 틈에 너와 나를 남기고파 Come on let’s do it I wanna stay (Can you feel the rush) (Can you feel the rush) 개와 늑대의 그 시간엔 마법 속에 갇히고파 Blue hour!</text:p>
          </table:table-cell>
          <table:table-cell office:value-type="string" table:style-name="ce1">
            <text:p>남</text:p>
          </table:table-cell>
          <table:table-cell table:number-columns-repeated="16377"/>
        </table:table-row>
        <table:table-row table:style-name="ro1">
          <table:table-cell office:value-type="float" office:value="605" table:style-name="ce1">
            <text:p>605</text:p>
          </table:table-cell>
          <table:table-cell office:value-type="string" table:style-name="ce1">
            <text:p>방탄소년단</text:p>
          </table:table-cell>
          <table:table-cell office:value-type="string" table:style-name="ce1">
            <text:p>RUN</text:p>
          </table:table-cell>
          <table:table-cell office:value-type="string" table:style-name="ce1">
            <text:p>2015.11.30</text:p>
          </table:table-cell>
          <table:table-cell office:value-type="string" table:style-name="ce1">
            <text:p>사계절</text:p>
          </table:table-cell>
          <table:table-cell office:value-type="string" table:style-name="ce1">
            <text:p>넌 내 하나뿐인 태양 세상에 딱 하나 널 향해 피었지만 난 자꾸 목말라 너무 늦었어 늦었어 너 없이 살 순 없어 가지가 말라도 더 힘껏 손을 뻗어 손 뻗어봤자 금세 깨버릴 꿈 꿈 꿈 미칠 듯 달려도 또 제자리일 뿐 뿐 뿐 그냥 날 태워줘 그래 더 밀쳐내줘 이건 사랑에 미친 멍청이의 뜀박질 더 뛰게 해줘 나를 더 뛰게 해줘 두 발에 상처만 가득해도 니 얼굴만 보면 웃는 나니까 다시 Run Run Run 난 멈출 수가 없어 또 Run Run Run 난 어쩔 수가 없어 어차피 이것밖에 난 못해 너를 사랑하는 것 밖엔 못해 다시 Run Run Run 넘어져도 괜찮아 또 Run Run Run 좀 다쳐도 괜찮아 가질 수 없다 해도 난 족해 바보 같은 운명아 나를 욕해 (Run) Don't tell me bye bye (Run) You make me cry cry (Run) Love is a lie lie Don't tell me, don't tell me Don't tell me bye bye 다 끝난 거라는데 난 멈출 수가 없네 땀인지 눈물인지 나 더는 분간 못해 oh 내 발가벗은 사랑도 거친 태풍 바람도 나를 더 뛰게만 해 내 심장과 함께 더 뛰게 해줘 나를 더 뛰게 해줘 두 발에 상처만 가득해도 니 얼굴만 보면 웃는 나니까 다시 Run Run Run 난 멈출 수가 없어 또 Run Run Run 난 어쩔 수가 없어 어차피 이것밖에 난 못해 너를 사랑하는 것 밖엔 못해 다시 Run Run Run 넘어져도 괜찮아 또 Run Run Run 좀 다쳐도 괜찮아 가질 수 없다 해도 난 족해 바보 같은 운명아 나를 욕해 추억들이 마른 꽃잎처럼 산산이 부서져가 내 손 끝에서 내 발 밑에서 달려가는 네 등 뒤로 마치 나비를 쫓듯 꿈 속을 헤매듯 너의 흔적을 따라가 길을 알려줘 날 좀 멈춰줘 날 숨쉬게 해줘 다시 Run Run Run 난 멈출 수가 없어 또 Run Run Run 난 어쩔 수가 없어 어차피 이것밖에 난 못해 너를 사랑하는 것 밖엔 못해 다시 Run Run Run 넘어져도 괜찮아 또 Run Run Run 좀 다쳐도 괜찮아 가질 수 없다 해도 난 족해 바보 같은 운명아 나를 욕해 (Run) Don't tell me bye bye (Run) You make me cry cry (Run) Love is a lie lie Don't tell me, don't tell me Don't tell me bye bye</text:p>
          </table:table-cell>
          <table:table-cell office:value-type="string" table:style-name="ce1">
            <text:p>남</text:p>
          </table:table-cell>
          <table:table-cell table:number-columns-repeated="16377"/>
        </table:table-row>
        <table:table-row table:style-name="ro1">
          <table:table-cell office:value-type="float" office:value="606" table:style-name="ce1">
            <text:p>606</text:p>
          </table:table-cell>
          <table:table-cell office:value-type="string" table:style-name="ce1">
            <text:p>아이유</text:p>
          </table:table-cell>
          <table:table-cell office:value-type="string" table:style-name="ce1">
            <text:p>너랑 나</text:p>
          </table:table-cell>
          <table:table-cell office:value-type="string" table:style-name="ce1">
            <text:p>2011.11.29</text:p>
          </table:table-cell>
          <table:table-cell office:value-type="string" table:style-name="ce1">
            <text:p>사계절</text:p>
          </table:table-cell>
          <table:table-cell office:value-type="string" table:style-name="ce1">
            <text:p>시곌 보며 속삭이는 비밀들 간절한 내 맘속 이야기 지금 내 모습을 해쳐도 좋아 나를 재촉하면 할수록 좋아 내 이름 불러줘 * 손 틈새로 비치는 내 맘 들킬까 두려워 가슴이 막 벅차 서러워 조금만 꼭 참고 날 기다려줘 너랑 나랑은 지금 안되지 시계를 더 보채고 싶지만 네가 있던 미래에서 내 이름을 불러줘 내가 먼저 엿보고 온 시간들 너와 내가 함께였었지 나랑 놀아주는 그대가 좋아 내가 물어보면 그대도 좋아 내 이름이 뭐야 * Repeat 눈 깜박하면 어른이 될 거예요 날 알아보겠죠 그댄 기억하겠죠 그래 기묘했던 아이 손 틈새로 비치는 네 모습 참 좋다 손끝으로 돌리며 시곗바늘아 달려봐 조금만 더 빨리 날아봐 두 눈을 꼭 감고 마법을 건다 너랑 나랑은 조금 남았지 몇날 몇실진 모르겠지만 네가 있을 미래에서 혹시 내가 헤맨다면 너를 알아볼 수 있게 내 이름을 불러줘</text:p>
          </table:table-cell>
          <table:table-cell office:value-type="string" table:style-name="ce1">
            <text:p>여</text:p>
          </table:table-cell>
          <table:table-cell table:number-columns-repeated="16377"/>
        </table:table-row>
        <table:table-row table:style-name="ro1">
          <table:table-cell office:value-type="float" office:value="607" table:style-name="ce1">
            <text:p>607</text:p>
          </table:table-cell>
          <table:table-cell office:value-type="string" table:style-name="ce1">
            <text:p>ITZY</text:p>
          </table:table-cell>
          <table:table-cell office:value-type="string" table:style-name="ce1">
            <text:p>ICY</text:p>
          </table:table-cell>
          <table:table-cell office:value-type="string" table:style-name="ce1">
            <text:p>2019.7.29</text:p>
          </table:table-cell>
          <table:table-cell office:value-type="string" table:style-name="ce1">
            <text:p>여름</text:p>
          </table:table-cell>
          <table:table-cell office:value-type="string" table:style-name="ce1">
            <text:p>Hey hey hey yass whoo Beep beep Hey hey hey hey hey hey I see that I’m icy Go rising up up I see that I’m icy 차갑게 보여도 어떡해 Cool한 나니까 눈치 볼 마음 없어 Oh Come on 당당하게 Let it go Here we go 길거리를 누비고 On a roll Background music이 깔려 Bomb bomb bomb bomb Icy but I'm on fire 내 안에 있는 Dream 난 자신 있어 날 봐 I'm not a liar 너의 틀에 날 맞출 맘은 없어 (Dance) 다들 Blah blah 참 말 많아 난 괜찮아 계속 Blah blah They keep talkin', I keep walkin' Ring ring ring 울려 All day long 모두 날 찾느라 바빠 이 노래가 Your favorite song 그렇게 될 걸 잘 알아 Hey 이 맛은 마치 딱 살얼음같이 Bling bling bling 반짝이는 걸 별빛같이 Icy Uhh shout out to 내 엄마 Thank you to 우리 Papa 좋은 것만 쏙 빼닮아 짠짠짜짠짠짠 Get it Hey Shake it Hey Yeah come on girls 더더 빨리 달려 Don't care what they say 내 답은 내가 아니까 It's OK (Dance) Up up up up up we go 끝없이 위로 위로 절대 멈추지 않고 No one can stop us now I see that I’m icy</text:p>
          </table:table-cell>
          <table:table-cell office:value-type="string" table:style-name="ce1">
            <text:p>여</text:p>
          </table:table-cell>
          <table:table-cell table:number-columns-repeated="16377"/>
        </table:table-row>
        <table:table-row table:style-name="ro1">
          <table:table-cell office:value-type="float" office:value="608" table:style-name="ce1">
            <text:p>608</text:p>
          </table:table-cell>
          <table:table-cell office:value-type="string" table:style-name="ce1">
            <text:p>NCT U</text:p>
          </table:table-cell>
          <table:table-cell office:value-type="string" table:style-name="ce1">
            <text:p>Volcano</text:p>
          </table:table-cell>
          <table:table-cell office:value-type="string" table:style-name="ce1">
            <text:p>2020.10.12</text:p>
          </table:table-cell>
          <table:table-cell office:value-type="string" table:style-name="ce1">
            <text:p>여름</text:p>
          </table:table-cell>
          <table:table-cell office:value-type="string" table:style-name="ce1">
            <text:p>yeah ey 시작해 어서 몰입해 집중해 좀 더 뜨겁게 back swing부터 이른 sweat NCT new kids you can take a lap 감히 예측도 못할 temperature 끓어올라 네 안에 굽이쳐 yeah Pompeii 집어삼키듯 yeah rise up 끝을 봐 everybody just 아무리 비워내도 터질 듯한 volcano 모르는 척할수록 (I can only wait so long) just move it like that 무뎌졌던 맘에 난 불을 붙여 like that 너를 보여 줘 곧 터트려 내 널 타고 흐른 bounce 멈춰 서면 넌 굳어버릴 걸 not cool 그냥 너답게 bounce got me feeling so incredible 맘을 움직여 널 더 움직여 bounce 식을수록 넌 굳어버릴 걸 go move 가장 뜨겁게 bounce got me feeling so incredible let me see you go let me see you go yeah 한계는 이미 line out 어디든 seat 하면 VIP couch get your bounce 이리저리로 can’t stop 터트려 봐 넘칠수록 넌 더 자유로울 걸 bounce ba ba ba ba ba-ba ba ba ba (ya ya yup yup yup ya ya) just bounce ba ba ba ba-ba ba ba ba ba let me see you go crazy top shelf for step 망설임은 곧 swayze 뭐해 전부 걸어 네 안에 네 안에 불 길은 더 깊이 뜨거이 you got blessings on blessings and there ain’t nobody stopping me ah beat goes slap baby go clap uh so fast 끓어오른 그때 yeah 기다렸던 널 위로 아래로 달려 어디든 거친 숨으로 we go to the top 너의 모든 가능성이 꿈틀대 whole wide world 일렁인 그 찰나 woo bounce ba ba ba ba ba 널 더 보여줘 everybody just bounce ba ba ba ba ba 좀 더 소리쳐 everybody just 아무리 참아 봐도 차오르는 volcano 판을 뒤집을수록 (I can only wait so long) just move it like that 너의 두 발아래 더 빨라지는 time lapse 어서 보여줘 확 터트려 내 세상을 흔들 bounce 멈춰 서면 넌 굳어버릴 걸 not cool 그냥 너답게 bounce got me feeling so incredible 맘을 움직여 널 더 움직여 bounce 식을수록 넌 굳어버릴 걸 go move 가장 뜨겁게 bounce got me feeling so incredible let me see you go let me see you go 더 깊은 울림이 (on me) 맘을 뒤흔들지 yeah 타는 듯한 숨이 곧 벅차 오른 뒤 모든 장면이 slow down 몇 번을 봐도 놀라 거침없이 너를 뒤흔드는 이유 bounce 네 앞에선 다 녹아버리고 look good 전에 없던 넌 bounce got me feeling so incredible 맘을 움직여 (let me see you yeah) 널 더 움직여 bounce 깊이깊이 더 끓어오르고 it’s true 이게 진짜 너 (let me see you now) bounce got me feeling so incredible let me see you go let me see you go yeah 한계는 이미 line out 어디든 seat 하면 VIP couch get your bounce 이리저리로 can’t stop 터트려 봐 넘칠수록 넌 더 자유로울 걸 bounce ba ba ba ba ba-ba ba ba ba (ya ya yup yup yup ya ya) just bounce ba ba ba ba-ba ba ba ba ba ba bounce get your bounce everybody just</text:p>
          </table:table-cell>
          <table:table-cell office:value-type="string" table:style-name="ce1">
            <text:p>남</text:p>
          </table:table-cell>
          <table:table-cell table:number-columns-repeated="16377"/>
        </table:table-row>
        <table:table-row table:style-name="ro1">
          <table:table-cell office:value-type="float" office:value="609" table:style-name="ce1">
            <text:p>609</text:p>
          </table:table-cell>
          <table:table-cell office:value-type="string" table:style-name="ce1">
            <text:p>방탄소년단</text:p>
          </table:table-cell>
          <table:table-cell office:value-type="string" table:style-name="ce1">
            <text:p>고민보다 GO</text:p>
          </table:table-cell>
          <table:table-cell office:value-type="string" table:style-name="ce1">
            <text:p>2017.9.18</text:p>
          </table:table-cell>
          <table:table-cell office:value-type="string" table:style-name="ce1">
            <text:p>사계절</text:p>
          </table:table-cell>
          <table:table-cell office:value-type="string" table:style-name="ce1">
            <text:p>DOLLAR DOLLAR 하루아침에 전부 탕진 달려 달려 내가 벌어 내가 사치 달려 달려 달려 달려 달려 달려 난 원해 cruisin' on the bay 원해 cruisin' like NEMO 돈은 없지만 떠나고 싶어 멀리로 난 돈은 없지만서도 풀고 싶어 피로 돈 없지만 먹고 싶어 오노 지로 열일 해서 번 나의 pay 전부 다 내 배에 티끌 모아 티끌 탕진잼 다 지불해 내버려둬 과소비 해버려도 내일 아침 내가 미친놈처럼 내 적금을 깨버려도 WOO 내일은 없어 내 미랜 벌써 저당 잡혔어 WOO 내 돈을 더 써 친구들 wussup Do you want some? DOLLAR DOLLAR 하루아침에 전부 탕진 달려 달려 man i spend it like some party DOLLAR DOLLAR 쥐구멍 볕들 때까지 해가 뜰 때까지 YOLO YOLO YOLO YO YOLO YOLO YO 탕진잼 탕진잼 탕진잼 YOLO YOLO YOLO YO Where my money yah 탕진잼 탕진잼 탕진잼 YOLO YOLO YOLO YO YOLO YOLO YO 탕진잼 탕진잼 탕진잼 YOLO YOLO YOLO YO Where the party yah 탕진잼 탕진잼 탕진잼 Where my money yah? Where the party yah? 내 일주일 월화수목 금금금금 내 통장은 yah 밑 빠진 독이야 난 매일같이 물 붓는 중 차라리 걍 깨버려 걱정만 하기엔 우린 꽤 젊어 오늘만은 고민보단 Go해버려 쫄면서 아끼다간 똥이 돼버려 문대버려 DOLLAR DOLLAR 하루아침에 전부 탕진 달려 달려 man i spend it like some party DOLLAR DOLLAR 쥐구멍 볕들 때까지 해가 뜰 때까지 YOLO YOLO YOLO YO YOLO YOLO YO 탕진잼 탕진잼 탕진잼 YOLO YOLO YOLO YO Where my money yah 탕진잼 탕진잼 탕진잼 YOLO YOLO YOLO YO YOLO YOLO YO 탕진잼 탕진잼 탕진잼 YOLO YOLO YOLO YO Where the party yah 탕진잼 탕진잼 탕진잼 고민보다 Go 고민보다 Go 고민보다 Go Go (Everybody!) 고민보다 Go 고민보다 Go 고민보다 Go Go (Everybody!) 고민보다 Go 고민보다 Go 고민보다 Go Go (Everybody!) 고민보다 Go 고민보다 Go 고민보다 Go Go (Everybody!) 고민보다 Go 고민보다 Go 고민보다 Go Go (Everybody!) 고민보다 Go 고민보다 Go 고민보다 Go Go (Everybody!)</text:p>
          </table:table-cell>
          <table:table-cell office:value-type="string" table:style-name="ce1">
            <text:p>남</text:p>
          </table:table-cell>
          <table:table-cell table:number-columns-repeated="16377"/>
        </table:table-row>
        <table:table-row table:style-name="ro1">
          <table:table-cell office:value-type="float" office:value="610" table:style-name="ce1">
            <text:p>610</text:p>
          </table:table-cell>
          <table:table-cell office:value-type="string" table:style-name="ce1">
            <text:p>10CM</text:p>
          </table:table-cell>
          <table:table-cell office:value-type="string" table:style-name="ce1">
            <text:p>폰서트</text:p>
          </table:table-cell>
          <table:table-cell office:value-type="string" table:style-name="ce1">
            <text:p>2017.9.1</text:p>
          </table:table-cell>
          <table:table-cell office:value-type="string" table:style-name="ce1">
            <text:p>사계절</text:p>
          </table:table-cell>
          <table:table-cell office:value-type="string" table:style-name="ce1">
            <text:p>이건 세상에서 제일 비싼 단독 공연 가수는 나고 관객은 너 하나 화려한 막이 이제 곧 올라가기 전에 그저 몇 가지만 주의해줘요 세상에서 제일 편한 옷을 갈아 입고 제일 좋아하는 자리에 누워 배터리가 바닥나지 않게 조심하고 통화상태를 항상 유지해줘요 듣고 싶은 노래를 말 만해 everything 입이 심심할 때는 coffee, popcorn, anything 너무 부담주진 말고 편하게 들어줘 아님 내가 너무 떨리니까 오직 너에게만 감동적인 노래 오직 너를 웃게 하기 위한 코너 네가 너무 설레 잠 못 들게 만들 거야 지금이야 크게 소리 질러줘 누구보다 특별한 너의 취향을 알아 달콤한데 슬픈 듯 아찔하게 (맞지) 근데 다음 곡이 중요해 볼륨 높여봐 기억 나니 우리 그 날 그 노래 내가 너무 진지해 보여도 웃지마 누가 봐도 완벽한 노래는 아니지만 많이 연습한 부분을 너 때문에 틀리잖아 아직 나는 너무 떨리니까 오직 너에게만 감동적인 노래 오직 너를 웃게 하기 위한 코너 네가 너무 설레 잠 못 들게 만들 거야 지금이야 크게 소리 질러 이 공연은 거의 다 끝나 가고 있어 어땠는지 말해줘 문자로 너무나 아쉽지만 졸린 거 이미 알고 있어 기대해줘 마지막 곡 이 중에서도 제일 감동적인 노래 오직 너를 웃게 하기 위한 코너 네가 너무 설레 잠 못 들게 만들 거야 지금이야 제일 원하는 걸 말해 어떤 노래를 다시 듣고 싶어? 사실 내가 원해 네가 너무 설레 잠 못 들지 모르지만 앵콜이야 크게 소리 질러줘 이건 세상에서 제일 비싼 단독공연 가수는 나고 관객은 너 하나</text:p>
          </table:table-cell>
          <table:table-cell office:value-type="string" table:style-name="ce1">
            <text:p>남</text:p>
          </table:table-cell>
          <table:table-cell table:number-columns-repeated="16377"/>
        </table:table-row>
        <table:table-row table:style-name="ro1">
          <table:table-cell office:value-type="float" office:value="611" table:style-name="ce1">
            <text:p>611</text:p>
          </table:table-cell>
          <table:table-cell office:value-type="string" table:style-name="ce1">
            <text:p>10CM</text:p>
          </table:table-cell>
          <table:table-cell office:value-type="string" table:style-name="ce1">
            <text:p>봄이 좋냐??</text:p>
          </table:table-cell>
          <table:table-cell office:value-type="string" table:style-name="ce1">
            <text:p>2016.4.1</text:p>
          </table:table-cell>
          <table:table-cell office:value-type="string" table:style-name="ce1">
            <text:p>봄</text:p>
          </table:table-cell>
          <table:table-cell office:value-type="string" table:style-name="ce1">
            <text:p>꽃이 언제 피는 지 그딴 게 뭐가 중요한데 날씨가 언제 풀리는지 그딴 거 알면 뭐 할 건데 추울 땐 춥다고 붙어있고 더우면 덥다고 니네 진짜 이상해 너의 달콤한 남친은 사실 PC방을 더 가고 싶어하지 겁나 피곤하대 봄이 그렇게도 좋냐 멍청이들아 벚꽃이 그렇게도 예쁘디 바보들아 결국 꽃잎은 떨어지지 니네도 떨어져라 몽땅 망해라 망해라 아무 문제 없는데 왜 나는 안 생기는 건데 날씨도 완전 풀렸는데 감기는 왜 또 걸리는데 추울 땐 추워서 안생기고 더우면 더워서 인생은 불공평해 너의 완벽한 연애는 아직 웃고 있지만 너도 차일거야 겁나 지독하게 봄이 그렇게도 좋냐 멍청이들아 벚꽃이 그렇게도 예쁘디 바보들아 결국 꽃잎은 떨어지지 니네도 떨어져라 몽땅 손 잡지 마 팔짱 끼지 마 끌어 안지 마 제발 아무것도 하지 좀 마 설레지 마 심쿵하지 마 행복하지 마 내 눈에 띄지 마 봄이 그렇게도 좋냐 멍청이들아 벚꽃이 그렇게도 예쁘디 바보들아 결국 꽃잎은 떨어지지 니네도 떨어져라 몽땅 망해라 망해라 망해라 망해라</text:p>
          </table:table-cell>
          <table:table-cell office:value-type="string" table:style-name="ce1">
            <text:p>남</text:p>
          </table:table-cell>
          <table:table-cell table:number-columns-repeated="16377"/>
        </table:table-row>
        <table:table-row table:style-name="ro1">
          <table:table-cell office:value-type="float" office:value="612" table:style-name="ce1">
            <text:p>612</text:p>
          </table:table-cell>
          <table:table-cell office:value-type="string" table:style-name="ce1">
            <text:p>10CM</text:p>
          </table:table-cell>
          <table:table-cell office:value-type="string" table:style-name="ce1">
            <text:p>사랑은 은하수 다방에서<text:s/></text:p>
          </table:table-cell>
          <table:table-cell office:value-type="string" table:style-name="ce1">
            <text:p>2011.2.10</text:p>
          </table:table-cell>
          <table:table-cell office:value-type="string" table:style-name="ce1">
            <text:p>사계절</text:p>
          </table:table-cell>
          <table:table-cell office:value-type="string" table:style-name="ce1">
            <text:p>사랑은 은하수 다방 문 앞에서 만나 홍차와 냉커피를 마시며 매일 똑같은 노래를 듣다가 온다네 그대는 물에 젖지 않은 성냥개비 같죠 아무리 싫은 표정 지어도 불타는 그 마음을 감출 수가 없다네 그대 나에게 무슨 말이라도 해주오 나는 찻잔에 무지개를 띄워주리 하루도 이틀도 사흘도 배겨낼 수가 없네 못 살고 못 죽고 그대 없는 홍대 상수동 신촌 이대 이태원 걸어 다닐 수도 없지 그대 나에게 무슨 말이라도 해주오 나는 찻잔에 무지개를 띄워주리 하루도 이틀도 사흘도 배겨낼 수가 없네 못 살고 못 죽고 그대 없는 홍대 상수동 신촌 이대 이태원 걸어 다닐 수도 없지 사랑은 은하수 다방 문 앞에서 만나 홍차와 냉커피를 마시며 매일 똑같은 노래를 듣다가 온다네 사랑은 은하수 다방 문 앞에서 만나 홍차와 냉커피를 마시며 매일 똑같은 노래를 듣다가 온다네 그대 그대 그대 그대 그대 그대 그대 그대 그대 대박 대박</text:p>
          </table:table-cell>
          <table:table-cell office:value-type="string" table:style-name="ce1">
            <text:p>남</text:p>
          </table:table-cell>
          <table:table-cell table:number-columns-repeated="16377"/>
        </table:table-row>
        <table:table-row table:style-name="ro1">
          <table:table-cell office:value-type="float" office:value="613" table:style-name="ce1">
            <text:p>613</text:p>
          </table:table-cell>
          <table:table-cell office:value-type="string" table:style-name="ce1">
            <text:p>10CM</text:p>
          </table:table-cell>
          <table:table-cell office:value-type="string" table:style-name="ce1">
            <text:p>10월의 날씨</text:p>
          </table:table-cell>
          <table:table-cell office:value-type="string" table:style-name="ce1">
            <text:p>2015.10.10</text:p>
          </table:table-cell>
          <table:table-cell office:value-type="string" table:style-name="ce1">
            <text:p>사계절</text:p>
          </table:table-cell>
          <table:table-cell office:value-type="string" table:style-name="ce1">
            <text:p>오늘의 날씨는 그리 맑지 않지만 선선한 바람이 불어 포근합니다 오늘의 날씨를 난 믿지 않지만 참 오랜만에 외출을 준비합니다 용기를 내 거리를 나와보니 괜히 나만 우울했나 봐 젖은 우산 같던 마음도 마를 것 같아 기분 좋은 남들처럼 아름답기만 한 하루가 이제 시작될 줄 알았는데 뜬금없이 구름이 몰려 또 한바탕 소나기를 뿌리고 우산 따위 있을 리 없지 오늘 분명히 비는 없다 했는데 그랬는데 오늘의 날씨를 누가 믿느냐고 아무것도 모르면서 웃지 말아요 빗물이 내리면 눈물이 흐르는 사연 하나 없는 사람은 없으니까요 고갤 들어 주위를 둘러보니 괜히 나만 우울한가 봐 사람들은 하나같이 웃는 것 같아 기분 좋은 남들처럼 아름답기만 한 하루가 나도 시작될 줄 알았는데 뜬금없이 구름이 몰려 또 한바탕 소나기를 뿌리고 우산 따위 있을리 없지 오늘 분명히 비는 없다 했는데 사람들이 이상한 건지 아님 나 혼자 이상하게 아픈지 나 어떡하지 어디로 가지 오늘 분명히 비는 없다 했는데 그랬는데</text:p>
          </table:table-cell>
          <table:table-cell office:value-type="string" table:style-name="ce1">
            <text:p>남</text:p>
          </table:table-cell>
          <table:table-cell table:number-columns-repeated="16377"/>
        </table:table-row>
        <table:table-row table:style-name="ro1">
          <table:table-cell office:value-type="float" office:value="614" table:style-name="ce1">
            <text:p>614</text:p>
          </table:table-cell>
          <table:table-cell office:value-type="string" table:style-name="ce1">
            <text:p>방탄소년단</text:p>
          </table:table-cell>
          <table:table-cell office:value-type="string" table:style-name="ce1">
            <text:p>Love Maze</text:p>
          </table:table-cell>
          <table:table-cell office:value-type="string" table:style-name="ce1">
            <text:p>2018.5.18</text:p>
          </table:table-cell>
          <table:table-cell office:value-type="string" table:style-name="ce1">
            <text:p>사계절</text:p>
          </table:table-cell>
          <table:table-cell office:value-type="string" table:style-name="ce1">
            <text:p>Cuz I'll be in love maze Cuz I'll be in love maze 선택의 미로 속에 갇혀 막다른 혼돈 속에 지쳐 우린 정답을 찾아 헤맸었지만 Lost in the maze, in the darkness 끝없이 길을 달리고 달려봐도 저 수많은 거짓 아우성들이 우릴 갈라놓을 수 있어 정말인 걸 baby 우린 우리만 믿어야 해 두 손 놓치면 안 돼 영원히 함께여야 해 남들은 얘기해 이럼 너만 바보 돼 But I don't wanna use my head I don't wanna calculate Love ain't a business Rather like a fitness 머리 쓰며 사랑한 적 없기에 추울 걸 알아 겨울처럼 말야 그래도 난 부딪치고 싶어 ayy 니가 밀면 넘어질게 날 일으켜줘 yeah 내가 당겨도 오지 않아도 돼 Let them be them Let us be us Love is a maze damn But you is amaze yeah Take my ay ay hand 손을 놓지 마 Lie ay ay 미로 속에서 My ay ay 절대 날 놓치면 안돼 In love maze Take my ay ay hand 손을 놓지 마 My ay ay 더 가까이 와 My ay ay 절대 엇갈리면 안돼 In love maze 남들이 뭐라던 듣지 말자 Just let'em talk 누가 뭐라건 그럴 수록 난 더 확신이 생겨 Yeah yeah yeah Yeah yeah yeah Can’t you hear me 날 믿어야 해 Baby just don't give a damn Promise 내게 약속해 사방이 막혀있는 미로 속 막다른 길 이 심연 속을 우린 거닐고 있지 저기 가느다란 빛 그 낙원을 향해 헤매고 있기를 명심해 때론 거짓은 우리 사일 가르려 하니 시련은 우릴 속이려 하지 but 그럴 땐 내게 집중해 어둠 속에선 우리면 충분해 덧없는 거짓 속에서 우리가 함께면 끝이 없는 미로조차 낙원 Take my ay ay hand 손을 놓지 마 Lie ay ay 미로 속에서 My ay ay 절대 날 놓치면 안돼 In love maze 뭐 어쩌겠어 우린 공식대로 와 있고 그래 어쩌겠어 그 법에 맞춰 맞닿아있어 방황하는 이 미로도 미지수의 그 기로도 서로를 위한 섭리 중 하나인걸 난 늘 생각해 영원은 어렵대도 해보고 싶다고 그래 영원해 보자고 둘만의 산, 둘만의 climb 둘만의 세계의 축, 둘만의 마음 출구를 향한 travel 잡은 두 손이 지도가 되어 Take my ay ay hand 손을 놓지 마 Lie ay ay 미로 속에서 My ay ay 절대 날 놓치면 안돼 In love maze Take my ay ay hand 손을 놓지 마 My ay ay 더 가까이 와 My ay ay 절대 엇갈리면 안돼 In love maze</text:p>
          </table:table-cell>
          <table:table-cell office:value-type="string" table:style-name="ce1">
            <text:p>남</text:p>
          </table:table-cell>
          <table:table-cell table:number-columns-repeated="16377"/>
        </table:table-row>
        <table:table-row table:style-name="ro1">
          <table:table-cell office:value-type="float" office:value="615" table:style-name="ce1">
            <text:p>615</text:p>
          </table:table-cell>
          <table:table-cell office:value-type="string" table:style-name="ce1">
            <text:p>박보람</text:p>
          </table:table-cell>
          <table:table-cell office:value-type="string" table:style-name="ce1">
            <text:p>혜화동</text:p>
          </table:table-cell>
          <table:table-cell office:value-type="string" table:style-name="ce1">
            <text:p>2015.11.28</text:p>
          </table:table-cell>
          <table:table-cell office:value-type="string" table:style-name="ce1">
            <text:p>사계절</text:p>
          </table:table-cell>
          <table:table-cell office:value-type="string" table:style-name="ce1">
            <text:p>오늘은 잊고 지내던 친구에게서 전화가 왔네 내일이면 멀리 떠나간다고 어릴 적 함께 뛰놀던 골목길에서 만나자 하네 내일이면 아주 멀리 간다고 덜컹거리는 전철을 타고 찾아가는 그길 우린 얼마나 많은 것을 잊고 살아가는지 어릴 적 넓게만 보이던 좁은 골목길에 다정한 옛 친구 나를 반겨 달려 오는데 어릴 적 함께 꿈꾸던 부푼 세상을 만나자 하네 내일이면 멀리 떠나간다고 언젠가 돌아 오는 날 활짝 웃으며 만나자 하네 내일이면 아주 멀리 간다고 덜컹거리는 전철을 타고 찾아가는 그길 우린 얼마나 많은 것을 잊고 살아가는지 어릴 적 넓게만 보이던 좁은 골목길에 다정한 옛 친구 나를 반겨 달려 오는데 라라랄라라 랄라랄라라 라랄랄라라라 우린 얼마나 많은 것을 잊고 살아가는지 라라랄라라 랄라랄라라 라랄랄라라라 우린 얼마나 많은 것을 잊고 살아가는지 라라랄라라 랄라랄라라 라랄랄라라라 우린 얼마나 많은 것을 잊고 살아가는지</text:p>
          </table:table-cell>
          <table:table-cell office:value-type="string" table:style-name="ce1">
            <text:p>여</text:p>
          </table:table-cell>
          <table:table-cell table:number-columns-repeated="16377"/>
        </table:table-row>
        <table:table-row table:style-name="ro1">
          <table:table-cell office:value-type="float" office:value="616" table:style-name="ce1">
            <text:p>616</text:p>
          </table:table-cell>
          <table:table-cell office:value-type="string" table:style-name="ce1">
            <text:p>악동뮤지션</text:p>
          </table:table-cell>
          <table:table-cell office:value-type="string" table:style-name="ce1">
            <text:p>FREEDOM</text:p>
          </table:table-cell>
          <table:table-cell office:value-type="string" table:style-name="ce1">
            <text:p>2019.9.25</text:p>
          </table:table-cell>
          <table:table-cell office:value-type="string" table:style-name="ce1">
            <text:p>사계절</text:p>
          </table:table-cell>
          <table:table-cell office:value-type="string" table:style-name="ce1">
            <text:p>옷 없이 걷고 싶어 아무 상관없이 시선 부끄러운지도 모르는 어릴 때로 돌아가서 집 없이 살고 싶어 온 세계를 누비며 두 눈에 담은 것도 없이 방에 갇혀있긴 싫어 얼룩말을 타고 달려 횡단보도 건너 Hands up yeah yeah 하고싶은 대로 Yeah yeah 물웅덩이 위로 굴러 담벼락을 넘어 Jump up yeah yeah 숨 쉬는 것 Freedom 날 보는 것 Freedom 날 사랑하는 것 Free 알아가는 것 freedom 노래 하는 것 Freedom 춤 추는 것 Freedom 내 편이 되는 것 Free anti also free 길 없이 걷고싶어 잠자리를 따라서 나의 발자국이 그 곳에 처음 찍히도록 돈 없이 살고 싶어 온 세상을 가지며 시대를 맞이하기 위해 두 손을 비우고 싶어 저질러 네가 타고난 걸 높이 두 팔 벌려 Hands up yeah yeah 하고 싶은대로 Yeah yeah 꽉 막힌 친구들 다 불러 바 바 바깥바람 좀 쐬여 Yeah yeah 숨 쉬는 것 Freedom 날 보는 것 Freedom 날 사랑하는 것 Free 알아가는 것 freedom 노래 하는 것 Freedom 춤 추는 것 Freedom 내 편이 되는 것 Free anti also free 꿈 꾸는 것 Freedom 푹 자는 것 Freedom 기부하는 것 Free 안하는 것 freedom 투표 하는 것 Freedom 표현하는 것 Freedom 내 팬이 되는 것 Free anti also free</text:p>
          </table:table-cell>
          <table:table-cell office:value-type="string" table:style-name="ce1">
            <text:p>혼성</text:p>
          </table:table-cell>
          <table:table-cell table:number-columns-repeated="16377"/>
        </table:table-row>
        <table:table-row table:style-name="ro1">
          <table:table-cell office:value-type="float" office:value="617" table:style-name="ce1">
            <text:p>617</text:p>
          </table:table-cell>
          <table:table-cell office:value-type="string" table:style-name="ce1">
            <text:p>방탄소년단</text:p>
          </table:table-cell>
          <table:table-cell office:value-type="string" table:style-name="ce1">
            <text:p>Butterfly</text:p>
          </table:table-cell>
          <table:table-cell office:value-type="string" table:style-name="ce1">
            <text:p>2015.11.30</text:p>
          </table:table-cell>
          <table:table-cell office:value-type="string" table:style-name="ce1">
            <text:p>사계절</text:p>
          </table:table-cell>
          <table:table-cell office:value-type="string" table:style-name="ce1">
            <text:p>아무것도 생각하지 마 넌 아무 말도 꺼내지도 마 그냥 내게 웃어줘 난 아직도 믿기지가 않아 이 모든 게 다 꿈인 것 같아 사라지려 하지마 Is it true? Is it true? You You 너무 아름다워 두려워 Untrue Untrue You You You 곁에 머물러줄래 내게 약속해줄래 손 대면 날아갈까 부서질까 겁나 겁나 겁나 시간을 멈출래 이 순간이 지나면 없었던 일이 될까 널 잃을까 겁나 겁나 겁나 Butterfly, like a Butterfly 마치 Butterfly, bu butterfly 처럼 Butterfly, like a butterfly 마치 Butterfly, bu butterfly 처럼 넌 마치 Butterfly 멀리서 훔쳐봐 손 닿으면 널 잃을까 이 칠흑 같은 어둠 속 날 밝히는 나비효과 니 작은 손짓 한 번에 현실을 잊어 난 살며시 쓰다듬는 바람 같아 살포시 표류하는 먼지 같아 넌 거기 있지만 왠지 닿지 않아 Stop 꿈 같은 넌 내게 butterfly, high Untrue Untrue You You You 곁에 머물러줄래 내게 약속해줄래 손 대면 날아갈까 부서질까 겁나 겁나 겁나 시간을 멈출래 이 순간이 지나면 없었던 일이 될까 널 잃을까 겁나 겁나 겁나 심장은 메마른 소리를 내 꿈인지 현실인지 알 수 없네 나의 해변의 카프카여 저기 숲으로 가진 말아줘 내 마음은 아직 너 위에 부서져 조각조각 까맣게 녹아 흘러 (난 그냥 이대로 증발하고 싶어) 내 사랑은 영원인 걸 It's all FREE for you baby 곁에 머물러줄래 내게 약속해줄래 손 대면 날아갈까 부서질까 겁나 겁나 겁나 시간을 멈출래 이 순간이 지나면 없었던 일이 될까 널 잃을까 겁나 겁나 겁나 Butterfly, like a butterfly 마치 Butterfly, bu butterfly 처럼 Butterfly, like a butterfly 마치 Butterfly, bu butterfly 처럼</text:p>
          </table:table-cell>
          <table:table-cell office:value-type="string" table:style-name="ce1">
            <text:p>남</text:p>
          </table:table-cell>
          <table:table-cell table:number-columns-repeated="16377"/>
        </table:table-row>
        <table:table-row table:style-name="ro1">
          <table:table-cell office:value-type="float" office:value="618" table:style-name="ce1">
            <text:p>618</text:p>
          </table:table-cell>
          <table:table-cell office:value-type="string" table:style-name="ce1">
            <text:p>박문치</text:p>
          </table:table-cell>
          <table:table-cell office:value-type="string" table:style-name="ce1">
            <text:p>Cool한 42</text:p>
          </table:table-cell>
          <table:table-cell office:value-type="string" table:style-name="ce1">
            <text:p>2020.8.3</text:p>
          </table:table-cell>
          <table:table-cell office:value-type="string" table:style-name="ce1">
            <text:p>여름</text:p>
          </table:table-cell>
          <table:table-cell office:value-type="string" table:style-name="ce1">
            <text:p>난 다 알지만 모르는 척 하는거야 (뭐?) 예전 너의 일기장에 첫사랑이 나란 걸 oh 아쉬움만 남아 아름다운 추억으로 남은 얘기 생각하면서 해변을 걷는데 널 본거야 어쩌다 지금에서야 내 앞에 나타난거야 그러다 나 반하면 어떡하라고 정말 그렇지만 걱정일랑 마 나에겐 다른 사랑이 있어 넌 너대로 난 나대로 행복하면 돼 (맞지?) 하지만 우리 함께란 이유로 웃었던 지나간 추억에 아직도 버틸 수가 있었던 거야 그래 나는 어쩌면 그 때로 돌아가고 싶은지도 몰라 사진속에 모든게 즐거웠던 날처럼 그래 그렇게 날 좋아했던 너를 잊은 적 없어 널 닮은 사람 보면서 그땔 생각하곤 했어 나는 너를 좋아했었고 그런 나를 너는 무시했었고 내겐 차갑게 반응 했었지만 사실 너도 날 좋아했던거야 돈돈돈 돈은 없어도 우리 저 빛나는 햇님보다도 뜨거웠지 다시 그날에 또 빠 졌 어 어쩌다 지금에서야 내 앞에 나타난거야 그러다 나 반하면 어떡하라고 정말 그렇지만 걱정일랑 마 나에겐 다른 사랑이 있어 넌 너대로 난 나대로 행복하면 돼 하지만 우리 함께란 이유로 웃었던 지나간 추억에 아직도 버틸 수가 있었던 거야 그래 나는 어쩌면 그 때로 돌아가고 싶은지도 몰라 사진속에 모든게 즐거웠던 날처럼 (쿨~한 사이야) 옛날에 옛날엔 말이야 나때는 나때는 말이야 쿨한 사이 그런 사이 아니야 (쿨~한 사이야) 옛날에 옛날엔 말이야 나때는 나때는 말이야 쿨한 사이 그런 사이 아니야 (쿨~한 사이야) 옛날에 옛날엔 말이야 나때는 나때는 말이야 쿨한 사이 그런 사이 아니야 (쿨~한 사이야) 옛날에 옛날엔 말이야 나때는 나때는 말이야 쿨한 사이 그런 사이 아니야</text:p>
          </table:table-cell>
          <table:table-cell office:value-type="string" table:style-name="ce1">
            <text:p>여</text:p>
          </table:table-cell>
          <table:table-cell table:number-columns-repeated="16377"/>
        </table:table-row>
        <table:table-row table:style-name="ro1">
          <table:table-cell office:value-type="float" office:value="619" table:style-name="ce1">
            <text:p>619</text:p>
          </table:table-cell>
          <table:table-cell office:value-type="string" table:style-name="ce1">
            <text:p>인디고</text:p>
          </table:table-cell>
          <table:table-cell office:value-type="string" table:style-name="ce1">
            <text:p>여름아! 부탁해</text:p>
          </table:table-cell>
          <table:table-cell office:value-type="string" table:style-name="ce1">
            <text:p>2002.6.27</text:p>
          </table:table-cell>
          <table:table-cell office:value-type="string" table:style-name="ce1">
            <text:p>여름</text:p>
          </table:table-cell>
          <table:table-cell office:value-type="string" table:style-name="ce1">
            <text:p>Just take my hand n I`ll take you there in the sun I`ll sailing away I`ll be flying away with you... 여름아 부탁해 나의 사랑을 이루게 해줘 많이 힘겨웠던 나의 지난 추억 버리게.. 다시 찾아온 해변에서 비키닐 입은 그녈 만난 후 나의 인생이 달라 졌어 한여름에 Sunset... 석양빛이 황홀한 도시의 거리 Let me kiss you one more time 뜨거운 태양에 검게 그을린 그녀를 사귀고 싶어 긴 머리의 눈이 부신 그대가 좋아 나에 대해 정말 알고 싶지 않나요 그대를 가질 수 있다면 담배라도 끊겠어요 워~Baby 밤바다에 반짝이는 하늘의 별빛 흔들리는 파도의 노래 소리... 그대를 느끼고 싶어 Oh Beautiful Lady 조금만 더 기다려 이대로 나를 떠나지 마요 아직 사랑하기 전엔 헤어지면 안돼요 그대 사는 곳 어디인지 날 어떻게 생각하시는지 화장 안한 그대얼굴을 만져 보고 싶어 새하얀 모래 위에 단둘이 앉아 Your lips your eyes I love so much 투명한 그대 눈을 바라봐요 무릎에 머릴 기대고 반짝이는 저 바다의 사랑의 물결 지루하게 기다렸던 Summer Vacation 이대로 포기할 수 없어 나를 떠나가지 마요 워 Baby 한여름의 Beach Beach Beach Paradise 모래 위에 적어본 그대 이름.. 주말에 다시 만나면 함께 있어 줘요.. 긴 머리의 눈이 부신 그대가 좋아 나에 대해 정말 알고 싶지 않나요 그대를 가질 수 있다면 담배라도 끊겠어요 워~ Baby 밤바다에 반짝이는 하늘의 별빛 흔들리는 파도의 노래 소리 그대를 느끼고 싶어 Oh Beautiful Lady Just take my gand n I`ll take you there in the sun I`ll sailing away I`ll be flying away with you..</text:p>
          </table:table-cell>
          <table:table-cell office:value-type="string" table:style-name="ce1">
            <text:p>남</text:p>
          </table:table-cell>
          <table:table-cell table:number-columns-repeated="16377"/>
        </table:table-row>
        <table:table-row table:style-name="ro1">
          <table:table-cell office:value-type="float" office:value="620" table:style-name="ce1">
            <text:p>620</text:p>
          </table:table-cell>
          <table:table-cell office:value-type="string" table:style-name="ce1">
            <text:p>유아</text:p>
          </table:table-cell>
          <table:table-cell office:value-type="string" table:style-name="ce1">
            <text:p>날 찾아서</text:p>
          </table:table-cell>
          <table:table-cell office:value-type="string" table:style-name="ce1">
            <text:p>2020.9.7</text:p>
          </table:table-cell>
          <table:table-cell office:value-type="string" table:style-name="ce1">
            <text:p>사계절</text:p>
          </table:table-cell>
          <table:table-cell office:value-type="string" table:style-name="ce1">
            <text:p>get in the car 도시의 빛을 뒤로해 그럼 이만 안녕히 get in the car 내 맘은 이미 california 빨간 차의 이방인 go so far 가능하면 여기서 조금 더 멀리 아무도 모르는 작은 해변까지 no one no one no one in there no one 이제 거의 온 것 같아 멀리서 밤새 날 부르던 파도 소리 down in the deep down in the deep down in the down in 날 찾아서 don’t kill my vibe 모래 위에 난 춤을 춰 이 바람을 맞으며 빼곡한 내 안의 별을 헤아려 난 love for life forever get in the car go so far 가능하면 여기서 조금 더 멀리 아무도 모르는 작은 해변까지 no one no one no one in there no one 이제 거의 온 것 같아 멀리서 밤새 날 부르던 파도 소리 down in the deep down in the deep down in the down in 날 찾아서 깊고 푸르른 나의 시간 속 down in the deep down in the deep 비밀스럽고 자유로운 곳 down in the down in 날 찾아서 I’m so beautiful 누가 뭐래도 down in the deep I’m so beautiful 그저 이대로 down in the down in 날 찾아서 깊고 푸르른 나의 시간 속 down in the deep down in the deep 비밀스럽고 자유로운 곳 down in the down in 날 찾아서</text:p>
          </table:table-cell>
          <table:table-cell office:value-type="string" table:style-name="ce1">
            <text:p>여</text:p>
          </table:table-cell>
          <table:table-cell table:number-columns-repeated="16377"/>
        </table:table-row>
        <table:table-row table:style-name="ro1">
          <table:table-cell office:value-type="float" office:value="621" table:style-name="ce1">
            <text:p>621</text:p>
          </table:table-cell>
          <table:table-cell office:value-type="string" table:style-name="ce1">
            <text:p>체리블렛</text:p>
          </table:table-cell>
          <table:table-cell office:value-type="string" table:style-name="ce1">
            <text:p>알로하오에</text:p>
          </table:table-cell>
          <table:table-cell office:value-type="string" table:style-name="ce1">
            <text:p>2020.8.6</text:p>
          </table:table-cell>
          <table:table-cell office:value-type="string" table:style-name="ce1">
            <text:p>여름</text:p>
          </table:table-cell>
          <table:table-cell office:value-type="string" table:style-name="ce1">
            <text:p>Alo Aloha Oe Alo Aloha Oe 푸른 바다가 날 다시 부르고 있어 쪽빛 하늘 아래 온몸을 던지고 싶어 내리쬐던 태양도 시원한 바람도 여전히 내 맘을 설레게 하는데 저 코코넛 나무는 그대로 있는데 늘 곁에 있던 넌 어디로 간 거야 하늘 위로 쏟아지는 와인빛 노을 너머 그해 여름 그때로 여름아 부탁해 (Alo Aloha Oe) 다시 여름아 부탁해 (Alo Aloha Oe) 별빛 아래 다시 만나길 바래 한여름 밤에 기적처럼 너와 나 피어올라 Bloom Bloom Bloom Alo Alo Aloha Oeee Alo Alo Aloha Oeee 남국의 열기처럼 아직까지도 뜨거운걸 둘이 걸었던 해변 너머 저물녘 떨어지는 꽃 별똥별 아래 새겼던 이름은 파도에 떠내려가 버렸지만 저 무역풍을 타고 훨훨훨 날아가 다시 한번 둘만의 축제를 열어 하늘 위로 쏟아지는 와인빛 노을 너머 그해 여름 그때로 여름아 부탁해 (Alo Aloha Oe) 다시 여름아 부탁해 (Alo Aloha Oe) 별빛 아래 다시 만나길 바래 한여름 밤에 기적처럼 너와 나 피어올라 Bloom Bloom Bloom Alo Alo Aloha Oeee Alo Alo Aloha Oeee 타박타박 모닥불 너머로 속삭였었던 낭만들 황홀한 기억 너머로 그해 여름 그때로 여름아 부탁해 (Alo Aloha Oe) 다시 여름아 부탁해 (Alo Aloha Oe) 별빛 아래 다시 만나길 바래 한여름 밤에 기적처럼 너와 나 피어올라 Bloom Bloom Bloom Alo Alo Aloha Oeee Alo Alo Aloha Oeee</text:p>
          </table:table-cell>
          <table:table-cell office:value-type="string" table:style-name="ce1">
            <text:p>여</text:p>
          </table:table-cell>
          <table:table-cell table:number-columns-repeated="16377"/>
        </table:table-row>
        <table:table-row table:style-name="ro1">
          <table:table-cell office:value-type="float" office:value="622" table:style-name="ce1">
            <text:p>622</text:p>
          </table:table-cell>
          <table:table-cell office:value-type="string" table:style-name="ce1">
            <text:p>스텔라장</text:p>
          </table:table-cell>
          <table:table-cell office:value-type="string" table:style-name="ce1">
            <text:p>아름다워</text:p>
          </table:table-cell>
          <table:table-cell office:value-type="string" table:style-name="ce1">
            <text:p>2018.11.20</text:p>
          </table:table-cell>
          <table:table-cell office:value-type="string" table:style-name="ce1">
            <text:p>여름</text:p>
          </table:table-cell>
          <table:table-cell office:value-type="string" table:style-name="ce1">
            <text:p>아름다워 오 그대가 아름다워 아름다워 그대 모습이 아름다워 복잡한 도시를 나와 이름 모를 해변으로 우리는 함께 차를 달리네 아름다워 오 그대가 아름다워 아름다워 그대 모습이 아름다워 우리와 함께 달리는 뜨거운 태양 그대의 모습은 하늘의 천사 시원한 바람따라 마시며 우리는 해변을 걸어가네 어디선가 들려오는 소라들의 조용한 밀어 아름다워 오 그대가 아름다워 아름다워 그대 모습이 아름다워 달콤한 아이스크림 같은 그대의 입술 처음 느껴본 황홀한 순간 흥겨운 콧노래 부르며 우리는 산길을 걸어가네 어디선가 들려오는 연인들의 조용한 밀어 아름다워 오 그대가 아름다워 아름다워 그대 모습이 아름다워 달콤한 아이스크림 같은 그대의 입술 처음 느껴본 황홀한 순간 아름다워 오 그대가 아름다워 아름다워 그대 모습이 아름다워 아름다워 오 그대가 아름다워 아름다워 그대 모습이 아름다워 아름다워 오 그대가 아름다워 아름다워<text:s/></text:p>
          </table:table-cell>
          <table:table-cell office:value-type="string" table:style-name="ce1">
            <text:p>여</text:p>
          </table:table-cell>
          <table:table-cell table:number-columns-repeated="16377"/>
        </table:table-row>
        <table:table-row table:style-name="ro1">
          <table:table-cell office:value-type="float" office:value="623" table:style-name="ce1">
            <text:p>623</text:p>
          </table:table-cell>
          <table:table-cell office:value-type="string" table:style-name="ce1">
            <text:p>SMTOWN</text:p>
          </table:table-cell>
          <table:table-cell office:value-type="string" table:style-name="ce1">
            <text:p>Summer Vacation</text:p>
          </table:table-cell>
          <table:table-cell office:value-type="string" table:style-name="ce1">
            <text:p>2002.6.11</text:p>
          </table:table-cell>
          <table:table-cell office:value-type="string" table:style-name="ce1">
            <text:p>여름</text:p>
          </table:table-cell>
          <table:table-cell office:value-type="string" table:style-name="ce1">
            <text:p>Hey, baby! My name is Jun-Jin. Do you konw summer? I know summer baby(전진) Let's get together! Ye! Oh! Summer dance!(신비) A yo! Baby! What are you doing tonight? Do you wanna dance with me?(앤디) 1 2 3 4 Summer dance!(SMTOWN) Right Wow.(밀크) Come on everybody move it dance(브라이언) All right(신비). We make a summer dance! Ah! Ah! Come on!(문희준) tic tic tic make a dance!(S.E.S.) 언제나 돌아오는 신나는 여름이야 하지만 왠지뭔가 허전해(강타) 모두다 바닷가로 하지만 재미없지 똑같은 레파토리 허다해 (이민우) Rep) 시원하 옷차림에 음악을 틀어놓고 Go!Go!흥겨운 리듬에 춤을 추며 이 더위를 뿌셔뿌셔(문희준) 우리모두 바닷가로 비키니반바지 제멋대로 Everybody rock ya shades, it's summer time uh let's dance(브라이언) 푸른파도 하얀모래위 불타는 태양아래 당신에 모든걸 맡겨요(환희/유진) town town SMTOWN(신화) AH HOO~(브라이언) *Everybody! Come on summer dance! All right go!(SMTOWN) 함께가는거야 바다로(슈) We make a summer dance! Here we go!(SMTOWN) 하고싶은데로 우리함께 춤춰봐(바다) Come on summer dance! All right go!(SMTOWN) 모두모여 하나가되고(유진) We make a summer dance! Here we go!(SMTOWN) 마지막 여름을 신나게 즐겨봐!(보아) RAP)자 자 갑시다 가요 머리 꽁 손꽁 발 꽁꽁 꽉 묶여 있던 생각들 다 집어던지고 바다로 Let's go 그래 오늘 이 자리에 내가 왔지 What's up 우린 BlackBeat 내 멋대로 놀 줄 아는 친구들이 있지 거침없이 달려나가 후회없이 Wow(BlackBeat) 여름이 가기전에 사랑이 가기전에 모두다 해변으로 떠나요(신혜성) 가끔은 혼자되어 때로는 함께 모여 신나게 달려가요 바다로 (김동완) 일상에서 쌓인 고민들 모두지워 버리고 당신에 여름을 즐겨요(강타/다나) Dance! Dance! Summer dance Ah! Hoo~ (M.I.L.K.) *Everybody! Come on summer dance! All right go!(SMTOWN) 함께가는거야 바다로(다나) We make a summer dance! Here we go!(SMTOWN) 하고싶은데로 우리함께 춤춰봐(바다) Come on summer dance! All right go!(SMTOWN) 모두모여 하나가되고(M.I.L.K.) We make a summer dance! Here we go!(SMTOWN) 마지막 여름을 신나게 즐겨봐!(보아) Make it 1 신화(신화) Make it 2 Hello(BOA) Make it 3 S.E.S.(S.E.S.) All right go summer dance(문희준) M.I.L.K.(M.I.L.K.) Ha! Ha! 강타(강타) Hu!Hu! 다나(다나) BlackBeat(BlackBeat) Hey! Hey! All right go! summer dance(FlytotheSky) 언제까지나~ 후우~~(보아) 행복할수있도록~~~My love~ Ha~(바다) Come on summer dance! All right go! 함께가는거야 바다로 We make a summer dance! Here we go! 하고싶은데로 우린함께 춤춰봐 Come on summer dance! All right go! 모두모여 하나가되고 We make a summer dance! Here we go! 마지막 여름을 신나게 즐겨봐!(SMTOWN) RAP)Feelin' good I can move on(Uh~), I been around for the week for the more blow(Yeah~), Asta Ia Vista love for the beach, penetentry to please the freak so I be (에릭) 자 놀러가자 man makin' it more 밤새도록 놀다가자 man know what i mean 우리만에 재미나게 노는 방식 but I think it's plain to see 재미나게 What you call me(전진/앤디)</text:p>
          </table:table-cell>
          <table:table-cell office:value-type="string" table:style-name="ce1">
            <text:p>혼성</text:p>
          </table:table-cell>
          <table:table-cell table:number-columns-repeated="16377"/>
        </table:table-row>
        <table:table-row table:style-name="ro1">
          <table:table-cell office:value-type="float" office:value="624" table:style-name="ce1">
            <text:p>624</text:p>
          </table:table-cell>
          <table:table-cell office:value-type="string" table:style-name="ce1">
            <text:p>크러쉬</text:p>
          </table:table-cell>
          <table:table-cell office:value-type="string" table:style-name="ce1">
            <text:p>아름다운 그대 (Feat. CHOIZA)</text:p>
          </table:table-cell>
          <table:table-cell office:value-type="string" table:style-name="ce1">
            <text:p>2014.6.5</text:p>
          </table:table-cell>
          <table:table-cell office:value-type="string" table:style-name="ce1">
            <text:p>여름</text:p>
          </table:table-cell>
          <table:table-cell office:value-type="string" table:style-name="ce1">
            <text:p>뻔한 노래 이제 끌래 내가 느끼게 해줄 새로운 설렘 눈을 감고 파도가 넘치는 바다로 가는 거야 넌 붉은 비키니를 입고 날 불러 난 내 두 눈을 어디에 놓을지 정확히 알고 있어 그건 바로 너의 woo yeah 네 입술과 매끈한 엉덩이를 봐 아무것도 중요하지 않아 지금 이 순간 아름다운 그대 하나뿐인 그대 나 오늘밤을 그대 품에 안기고 싶어 Ma lady lady lady 네 입술은 빨개 깨물고 싶어져 달콤한 딸기 같애 이 순간 되고 싶어 네가 들고 있는 파란 레몬 에이드의 빨대 해변에 누워서 잘 때 테닝 오일을 등에다 발라달래 긴 생머리 잘록한 허리를 부드럽게 스치는 내 손의 핑거 발레 눈동자는 수영장 크고 깊고 투명해 난 지금 그 속에 푹 빠져서 계속 허우적대 네 미소는 내 기분 띄우는 부력 내 각막에 보물 지도를 그려 네 맘이 나침반 어디로 갈까? 난 컴퍼스 네 물음에는 원만 그려 네 입술과 매끈한 엉덩이를 봐 아무것도 중요하지 않아 지금 이 순간 아름다운 그대 하나뿐인 그대 나 오늘밤을 그대 품에 안기고 싶어 Ma lady lady lady 더운 여름도 woo yeah 추운 겨울도 woo yeah 우리 사이를 멈출 수가 없는 걸 You're the only one 아름다운 그대 하나뿐인 그대 나 오늘밤을 그대 품에 안기고 싶어 Ma lady lady lady My lady my lady I want you you you My lady my lady You're the only one yeah</text:p>
          </table:table-cell>
          <table:table-cell office:value-type="string" table:style-name="ce1">
            <text:p>남</text:p>
          </table:table-cell>
          <table:table-cell table:number-columns-repeated="16377"/>
        </table:table-row>
        <table:table-row table:style-name="ro1">
          <table:table-cell office:value-type="float" office:value="625" table:style-name="ce1">
            <text:p>625</text:p>
          </table:table-cell>
          <table:table-cell office:value-type="string" table:style-name="ce1">
            <text:p>다이나믹 듀오</text:p>
          </table:table-cell>
          <table:table-cell office:value-type="string" table:style-name="ce1">
            <text:p>거품 안 넘치게 따라줘</text:p>
          </table:table-cell>
          <table:table-cell office:value-type="string" table:style-name="ce1">
            <text:p>2013.7.1</text:p>
          </table:table-cell>
          <table:table-cell office:value-type="string" table:style-name="ce1">
            <text:p>여름</text:p>
          </table:table-cell>
          <table:table-cell office:value-type="string" table:style-name="ce1">
            <text:p>my life is good life is good 난 부지런한 편은 아니라서 아침에 일어나진 않지만 아침에 자서 하루가 길어 뱃속에 알람 덕에 끼니때는 잘 지켜도 설거지는 귀찮아서 매일 내일로 미뤄 수염은 기분 따라 안 밀어도 매일같이 이마 라인은 깨끗하게 밀어줘 도둑 든 것 같은 내 방은 안 치워도 하루에 한 번 대장은 깨끗하게 비워줘 일도 많아 놀 일 도 많아 두 가지 다가 좋아서 고민도 너무 많아 흥이 너무 많아서 음악 아님 술에 언제나 취한 상태 멈추는 게 안돼 나 그리고 내 친구들은 소박해 밤새 놀기 위해 단지 두 가지가 필요해 위닝 일레븐 근처에 세븐 일레븐만 있으면 돼 그 순간 우리는 livin' in heaven 오르락 내리락 우리 인생은 미끄럼틀 (때로는 쉬워) 근데 뭐 어쩌겠어 another day another struggle (때로는 안 쉬워) 넘치지도 모자라지도 않게 나 살고 싶어 거품 적당히 눈 덮인 맥주처럼 오~~~ 뻑뻑해진 관자놀이 위를 내리찍는 해머 난 문득 꿈을 꿔 뜨거운 해변 위의 해먹 체념은 빠르게 할 일을 짚어보네 오늘의 짧은 휴가는 커피와 초콜릿 성실함이 미덕이었던 게 이제는 무기여야 된다는 그 강박감에 의무처럼 쥐어짜내는 멜로디와 랩 좌절감 치우고 잠시 보배드림 검색 일년의 계획 어른스럽게 세워도 초등학생의 방학 시간표처럼 무너지고 책임감 땜에 고개가 무거워도 숙일지언정 떨구진 않겠다고 다짐하고 인맥은 재산인데 관리는 안 달가워 친구놈들과 치맥은 여전히 반가워 bittersweet 내 현재의 적절한 단어 재호야 거품 안 넘치게 따라줘 따뜻한 라떼 한 잔의 여유 하루를 시작해 life is so good 지금 이대로만 중심을 잡고 살고 싶어 거품 적당히 눈 덮인 맥주처럼 뭐 좀 신선한걸 해보려고 머리를 쥐어짜지만 내 상상력은 창작이란 트랙 위를 기어가 이럴 땐 다 내려놓고 일어나곤 해 날 데려가 내 영혼을 데워줄 곳에 한동안 못 갔던 하동관에 가거나 청계천에 아바이 순대 먹으러 갈까나 그 국물이 목구멍으로 넘어가는 순간 난 깨닫곤 해 충분해 this is good life 내 입꼬리의 모양은 축져진 옷걸이처럼 피곤을 걸고 다니다가도 사진첩에 가족폴더 시간 가는지 몰라 쓴 맛이 나는 삶을 위한 마카롱 막간을 이용해 옷이나 한 벌 살래 칼하츠 카시나 혹은 휴먼트리 찌그러진 하루 지나고 어둠은 오지만 내 삶은 햇빛 쪽에 서길 원하는 human being</text:p>
          </table:table-cell>
          <table:table-cell office:value-type="string" table:style-name="ce1">
            <text:p>남</text:p>
          </table:table-cell>
          <table:table-cell table:number-columns-repeated="16377"/>
        </table:table-row>
        <table:table-row table:style-name="ro1">
          <table:table-cell office:value-type="float" office:value="626" table:style-name="ce1">
            <text:p>626</text:p>
          </table:table-cell>
          <table:table-cell office:value-type="string" table:style-name="ce1">
            <text:p>로꼬</text:p>
          </table:table-cell>
          <table:table-cell office:value-type="string" table:style-name="ce1">
            <text:p>Summer Go Loco</text:p>
          </table:table-cell>
          <table:table-cell office:value-type="string" table:style-name="ce1">
            <text:p>2017.8.18</text:p>
          </table:table-cell>
          <table:table-cell office:value-type="string" table:style-name="ce1">
            <text:p>여름</text:p>
          </table:table-cell>
          <table:table-cell office:value-type="string" table:style-name="ce1">
            <text:p>액정으로 보던 그림이 그대로 튀어나온 듯이 내 시야를 건드리지 난 아무렇지 않은 듯이 입을 다물었지만 표정은 숨기지 못해 너도 이걸 느껴 내가 볼 땐 미세먼지가 독해 우린 이 도시를 떠야 돼 당장 어디든 올라타 내 가산 전부 다 현실이 되니까 넌 내가 누군지 몰라봐도 괜찮아 이제부터 다 알려준다니까 또 여름이 됐지 지금보다 더 뜨거워지겠지 아쉬운 이름값이라서 이번에는 절대 못 지나쳐 We're goin' on vacation 뜨거운 태양 밑에서 파도 위를 누비며 맘껏 즐길 준비 돼 있어 Let's fly to Africa Australia to America Europe to Asia 어디든 좋아 떠나자 이제 this summer summer go loco oh e oh this summer summer go loco oh e oh this summer summer go loco oh e oh this summer summer go 'loco' this summer summer go 'loco' this summer summer go 파도는 으스러지고 모래성은 부서져 얼굴은 뜨거워지고 너와 나 사이 벽은 무너져 녹아버렸지 녹아버렸지 입꼬리가 올라가기도 전에 잠시 동안 그 시선은 멈춰줘 위험해 밤이 되기도 전에 스쳐 지나간 여름들과는 다른 온도와 다른 공간 딱 좋아 너무 빠르지도 느리지도 않아 붐바야 해변에 딴 이름은 지울 거니까 내 목소리만 담아줘 밤에는 위험하게 모닥불을 피울 거니까 내 손을 잡고 날아가 줘 이 도신 따분하고 재미없어 요즘 내게 봄은 없었고 겨울만 길었어 입꼬리가 올라가지 하늘에 닿을 듯이 가만히 있지 못해 리듬 타는 발끝이 아침이 오기 전까지는 알게 해줘 니가 여기 있는 이유를 We're goin' on vacation 뜨거운 태양 밑에서 파도 위를 누비며 맘껏 즐길 준비 돼 있어 Let's fly to Africa Australia to America Europe to Asia 어디든 좋아 떠나자 이제 this summer summer go loco oh e oh this summer summer go loco oh e oh this summer summer go loco oh e oh this summer summer go 'loco' this summer summer go 'loco' this summer summer go</text:p>
          </table:table-cell>
          <table:table-cell office:value-type="string" table:style-name="ce1">
            <text:p>남</text:p>
          </table:table-cell>
          <table:table-cell table:number-columns-repeated="16377"/>
        </table:table-row>
        <table:table-row table:style-name="ro1">
          <table:table-cell office:value-type="float" office:value="627" table:style-name="ce1">
            <text:p>627</text:p>
          </table:table-cell>
          <table:table-cell office:value-type="string" table:style-name="ce1">
            <text:p>한요한</text:p>
          </table:table-cell>
          <table:table-cell office:value-type="string" table:style-name="ce1">
            <text:p>악당 퇴치</text:p>
          </table:table-cell>
          <table:table-cell office:value-type="string" table:style-name="ce1">
            <text:p>2019.3.9</text:p>
          </table:table-cell>
          <table:table-cell office:value-type="string" table:style-name="ce1">
            <text:p>사계절</text:p>
          </table:table-cell>
          <table:table-cell office:value-type="string" table:style-name="ce1">
            <text:p>2인승을 타고 너에게로 갈게 넌 내게 말해 악당들이 너무 많대 Ok 걔넨 퍽퍽 쿵 이제 걱정 끝 민증에 뻘건 줄 생겨도 나는 다시 너에게로 갈게 넌 내게 말해 요한 왤케 바보 같애 Ok yeah I am 오타쿠 입니다 너 앞에선 그리된다구 새카만 도시들로부터 너를 구해서 코로 느껴지는 이곳으로 우린 피했어 네게 느껴지는 슬픈 아픔 전부 다 내게 털어놓고 난 그걸로다가 내 민증의 앞면에 뻘건 줄이 생긴대도 해줄게요 악당 퇴치 해줄게요 악당 퇴치 내 민증에 뻘건 줄이 생긴대도 악당 퇴치 (정의 구현 중) 퍽퍽퍽 쿵 퍽퍽퍽 쿵 퍽퍽퍽 쿵 내 민증에 뻘건 줄이 생긴대도 악당 퇴치 다 돈이 문제야 명예도 문제야 다들 그거 때문에 진심은 항상 둘째야 또 말이 문제야 약속이 문제야 그냥 믿지 마 진심은 항상 둘째야 이제부터 넌 내 옆에 있어 걱정 말고 삶을 즐겨 마치 해변에 피서 우리 사랑을 나누고 손으로 머리를 빗어 내리는 네 모습처럼 모든 것이 아름다울 수는 없겠지 신중한 너의 선택이 나라는 것에 감사해 누구도 무엇도 너를 힘들게 하면 난 가만 안 있어 X 새끼들 새카만 도시들로부터 너를 구해서 코로 느껴지는 이곳으로 우린 피했어 네게 느껴지는 슬픈 아픔 전부 다 내게 털어놓고 난 그걸로다가 내 민증의 앞면에 뻘건 줄이 생긴대도 해줄게요 악당 퇴치 해줄게요 악당 퇴치 내 민증에 뻘건 줄이 생긴대도 악당 퇴치 (정의 구현 중) 퍽퍽퍽 쿵 퍽퍽퍽 쿵 퍽퍽퍽 쿵 내 민증에 뻘건 줄이 생긴대도 악당 퇴치 악당 퇴치 악당 퇴치 악당 퇴치 악당 퇴치 악당 퇴치 악당 퇴치 악당 퇴치 악당 퇴치</text:p>
          </table:table-cell>
          <table:table-cell office:value-type="string" table:style-name="ce1">
            <text:p>남</text:p>
          </table:table-cell>
          <table:table-cell table:number-columns-repeated="16377"/>
        </table:table-row>
        <table:table-row table:style-name="ro1">
          <table:table-cell office:value-type="float" office:value="628" table:style-name="ce1">
            <text:p>628</text:p>
          </table:table-cell>
          <table:table-cell office:value-type="string" table:style-name="ce1">
            <text:p>개리</text:p>
          </table:table-cell>
          <table:table-cell office:value-type="string" table:style-name="ce1">
            <text:p>태양</text:p>
          </table:table-cell>
          <table:table-cell office:value-type="string" table:style-name="ce1">
            <text:p>2018.8.7</text:p>
          </table:table-cell>
          <table:table-cell office:value-type="string" table:style-name="ce1">
            <text:p>여름</text:p>
          </table:table-cell>
          <table:table-cell office:value-type="string" table:style-name="ce1">
            <text:p>살짝 웃으며 귀 뒤로 쓸어 넘기던 까만 밤보다 아름다운 네 머릿결 때론 나 땜에 눈물 적시던 눈동자 하얀 두 손과 하나씩 나눠 가졌던 입술 뜨거운 키스는 이른 아침 이슬처럼 촉촉해 넌 마치 날 위한 예술 그때의 느낌 표현이 안돼 행복이란 말의 백배쯤 물속을 걷듯 느리게 흘러가 우린 사랑을 나눌 땐 마치 끝없이 해변을 어루만지는 파도의 끝 망나니 같은 망할 내 성격을 잠재워 망가진 열정의 게으름을 깨워 넌 참 괜찮은 여자 내 눈은 가끔 네 아름다움을 도둑질해 첫눈에 반한 듯 늘 섹시해 넌 한여름 낮 위에 태양 자꾸 내 옷을 벗게 만들어 아무 때나 또 널 키스하게 만들어 내 몸에 흐르고 있는 땀이 마르지 않아 한여름 낮 위에 태양 자꾸 내 옷을 벗게 만들어 아무 때나 너를 하게 만들어 벗어날 수가 없어 너에게서 우린 어디든 갈수 있어 네가 원한다면 좋은 세상 경험하고 싶어 돈 많이 벌어 놨어 즐겨야지 인생은 딱 한 번 밑바닥부터 올라왔기에 난 절대 안 망해 그 삶이 어떤 건지 알기에 앞만 보며 살아 오늘을 충분히 느끼며 실패보다 해보지 못한 것들에 대한 미련 그게 더 큰 법 여기저기 다녀보니 세상 참 갈 곳 많아 갇혀만 있음 못 벗어나 마음의 가난 떠나자 깍지 낀 채 머리를 받치고 누우면 파란 하늘이 보이면 좋겠어 운명 같은 너와 함께 느끼고 싶어 사랑의 긍정 세상 피곤하게 하는 것들은 죄다 씹어주며 *후렴 반복 뜨거워진 내몸에 미끄러져서 타고내려오는너 Lets do it again 땀에 흠뻑 끈적인다면 Lets take a shower Together baby 시간이 없어 하던걸 멈춰 (stop) Just bring that ass to my bed<text:s/></text:p>
          </table:table-cell>
          <table:table-cell office:value-type="string" table:style-name="ce1">
            <text:p>남</text:p>
          </table:table-cell>
          <table:table-cell table:number-columns-repeated="16377"/>
        </table:table-row>
        <table:table-row table:style-name="ro1">
          <table:table-cell office:value-type="float" office:value="629" table:style-name="ce1">
            <text:p>629</text:p>
          </table:table-cell>
          <table:table-cell office:value-type="string" table:style-name="ce1">
            <text:p>레드벨벳</text:p>
          </table:table-cell>
          <table:table-cell office:value-type="string" table:style-name="ce1">
            <text:p>여름빛</text:p>
          </table:table-cell>
          <table:table-cell office:value-type="string" table:style-name="ce1">
            <text:p>2017.7.9</text:p>
          </table:table-cell>
          <table:table-cell office:value-type="string" table:style-name="ce1">
            <text:p>여름</text:p>
          </table:table-cell>
          <table:table-cell office:value-type="string" table:style-name="ce1">
            <text:p>시원하게 불어오는 바람 속에 Sunny day 눈이 부신 세상으로 떠나볼래 Run away 두근대는 맘을 따라 펼친 비밀 지도에 표시해놓은 해변 위에 너와 함께 누울래 여름 속으로 둘이서만 살며시 너는 속삭여 Oh oh 간지러운 너의 목소린 초록빛 두 발 아래 스친 모래는 레몬빛 아름다운 너의 눈 속엔 가득히 Oh oh 온통 여름빛 저 하늘 별은 비처럼 투명빛 부서지는 파도 소리는 푸른빛 너를 따라 맘이 발맞춰 나란히 Oh oh 우린 여름빛 Oh oh oh oh oh oh oh oh oh 너는 나의 모히또 지친 하루 속에 만난 너는 나의 Holiday 네가 금요일이라면 필요 없어 Saturday 너는 나의 Weekend 너와 함께 멀리 떠날래 저 바다로 네게로 나는 빠질래 눈을 감고서 잘 들어봐 여름이 오는 소리를 Oh oh 간지러운 너의 목소린 초록빛 두 발 아래 스친 모래는 레몬빛 아름다운 너의 눈 속엔 가득히 Oh oh 온통 여름빛 저 하늘 별이 비처럼 쏟아져 부서지는 파도 소리에 이끌려 너를 따라 맘이 발맞춰 흔들려 Oh oh 우린 여름빛 Oh oh oh oh oh oh oh oh oh 너는 나의 모히또 여름빛이 담긴 넌 달콤한 Drink 모히또 Oh oh oh oh oh oh oh oh oh 너는 나의 모히또 간지러운 너의 목소린 초록빛 두 발 아래 스친 모래는 레몬빛 아름다운 너의 눈 속엔 가득히 Oh oh 온통 여름빛 기다려왔던 찬란한 계절에 가장 많은 색이 피어난 세상에 마주보는 너의 눈빛에 행복해 Oh oh 너는 여름빛 Oh oh oh oh oh oh oh oh oh 온통 여름빛 Oh oh oh oh oh oh oh oh oh 우린 여름빛 Oh oh oh oh oh oh oh oh oh 너는 나의 모히또</text:p>
          </table:table-cell>
          <table:table-cell office:value-type="string" table:style-name="ce1">
            <text:p>여</text:p>
          </table:table-cell>
          <table:table-cell table:number-columns-repeated="16377"/>
        </table:table-row>
        <table:table-row table:style-name="ro1">
          <table:table-cell office:value-type="float" office:value="630" table:style-name="ce1">
            <text:p>630</text:p>
          </table:table-cell>
          <table:table-cell office:value-type="string" table:style-name="ce1">
            <text:p>딘딘</text:p>
          </table:table-cell>
          <table:table-cell office:value-type="string" table:style-name="ce1">
            <text:p>Paradise</text:p>
          </table:table-cell>
          <table:table-cell office:value-type="string" table:style-name="ce1">
            <text:p>2019.11.20</text:p>
          </table:table-cell>
          <table:table-cell office:value-type="string" table:style-name="ce1">
            <text:p>사계절</text:p>
          </table:table-cell>
          <table:table-cell office:value-type="string" table:style-name="ce1">
            <text:p>눈을 뜨면 내 옆에 있는 널 고갤 돌려 슬쩍 보고선 눈을 다시 감고서 생각해 I don't wanna go never go 너를 모르던 때로 I don’t wanna go back 이대로 시간이 멈춘다 해도 I will be love to end up with you 너와 함께 라면 이곳이 나에게는 곧 paradise paradise paradise nothings better than here 여기 필요한 건 오직 너야 꿈에 그리던 곳에 우린 와있어 you 우리만의 wonderland 이곳엔 우리 둘밖에 없어 긴장 풀어 여기 다른 사람들은 못 와 no ONE 주윌 둘러봐도 오직 우리 둘뿐 상상만 하던 일들도 이제 곧 현실이 될 거니깐 dreams on 싹 다 벗어던지고 걸을까 해변 위를 날을까 fly 둘이 모래 위에 누워 poppin bottles down 다시 또 love again love again yea you know 이대로 시간이 멈춘다 해도 I will be love to end up with you 너와 함께 라면 이곳이 나에게는 곧 paradise paradise paradise nothings better than here 여기 필요한 건 오직 너야 꿈에 그리던 곳에 우린 와있어 you 우리만의 wonderland 이곳엔 우리 둘 밖에 없어 우리만의 wonderland 이곳엔 우리 둘 밖에 없어 under my feet are the clouds 너 없는 곳에 나를 상상할 수 없어 이젠 wherever we are we’ll be fine 네가 나의 내가 너의 천국이니까 paradise paradise paradise nothings better than here 여기 필요한 건 오직 너야 꿈에 그리던 곳에 우린 와있어 you 이제야 너를 꽉 안아 미안해 오래 걸려서 좀 돌아왔지만 잊지 마 지금 이 순간 이제야 너를 꽉 안아 미안해 오래 걸려서 좀 돌아왔지만 잊지 마 지금 이 순간</text:p>
          </table:table-cell>
          <table:table-cell office:value-type="string" table:style-name="ce1">
            <text:p>남</text:p>
          </table:table-cell>
          <table:table-cell table:number-columns-repeated="16377"/>
        </table:table-row>
        <table:table-row table:style-name="ro1">
          <table:table-cell office:value-type="float" office:value="631" table:style-name="ce1">
            <text:p>631</text:p>
          </table:table-cell>
          <table:table-cell office:value-type="string" table:style-name="ce1">
            <text:p>스웨덴 세탁소</text:p>
          </table:table-cell>
          <table:table-cell office:value-type="string" table:style-name="ce1">
            <text:p>sunset</text:p>
          </table:table-cell>
          <table:table-cell office:value-type="string" table:style-name="ce1">
            <text:p>2020.9.29</text:p>
          </table:table-cell>
          <table:table-cell office:value-type="string" table:style-name="ce1">
            <text:p>여름</text:p>
          </table:table-cell>
          <table:table-cell office:value-type="string" table:style-name="ce1">
            <text:p>너와 함께 보던 해변의 노을과 그 아래 반짝이던 파란색 바다 그보다 눈부시게 빛나던 내 옆의 너 태연하려 해도 쏟아지던 마음과 어렴풋이 닿은 손끝의 촉감 우리의 이 순간은 아마 영원이 될 거야 기억해 우리 함께 봤었던 영화 속 장면 중 어딘가에 너와 서있는 것 같아 l'm in love movie 우리의 하이라이트 씬은 뭘까 just you and me 너와 있다면 매일이 내겐 엔딩 크레딧이 다 올라간 후에도 우리는 또 다른 해피엔딩을 향해 가요 까맣게 칠해진 바다의 밤과 그 안에 반짝이던 너의 별자리 그보다 눈부시게 빛나던 내 옆의 너 설명하기에는 깊어진 마음과 마치 꿈결같던 너의 입맞춤 우리의 이 순간은 아마 영원이 될 거야 기억해 우리 함께 봤었던 영화 속 장면 중 어딘가에 너와 서있는 것 같아 l'm in love movie 우리의 하이라이트 씬은 뭘까 just you and me 너와 있다면 매일이 내겐 엔딩 크레딧이 다 올라간 후에도 우리는 또 다른 해피엔딩을 향해 가요 그대의 언어는 내게로 와 노래가 돼요 그대의 어떤 순간도 내가 담아둘게요 l'm in love movie 우리의 하이라이트 씬은 뭘까 just you and me 너와 있다면 매일이 내겐 엔딩 크레딧이 다 올라간 후에도 우리는 또 다른 해피엔딩을 향해 가요</text:p>
          </table:table-cell>
          <table:table-cell office:value-type="string" table:style-name="ce1">
            <text:p>여</text:p>
          </table:table-cell>
          <table:table-cell table:number-columns-repeated="16377"/>
        </table:table-row>
        <table:table-row table:style-name="ro1">
          <table:table-cell office:value-type="float" office:value="632" table:style-name="ce1">
            <text:p>632</text:p>
          </table:table-cell>
          <table:table-cell office:value-type="string" table:style-name="ce1">
            <text:p>NCT 127</text:p>
          </table:table-cell>
          <table:table-cell office:value-type="string" table:style-name="ce1">
            <text:p>Taste The Feeling</text:p>
          </table:table-cell>
          <table:table-cell office:value-type="string" table:style-name="ce1">
            <text:p>2016.7.29</text:p>
          </table:table-cell>
          <table:table-cell office:value-type="string" table:style-name="ce1">
            <text:p>사계절</text:p>
          </table:table-cell>
          <table:table-cell office:value-type="string" table:style-name="ce1">
            <text:p>It feels good 나의 영혼을 깨우는 짜릿한 소리 이 순간은 멈추지 않아 음 우린 멋진 파도와 코카콜라와 함께면! 아무것도 필요친 않아 이 순간 feel forever 함께 느껴볼래 Feel together yeah No one can stop 멈출 수 없는 feeling 놓치고 싶지 않은 이 맛 No one can stop 멈출 수 없는 feeling 놓치고 싶지 않은 이 느낌 It feels good 멋진 해변과 코카콜라와 함께면 내 가슴도 뜨거워져 Yeah My love 곁에 있는 것만으로 행복을 느껴 너는 날 노래하게 해 이 순간 feel forever 함께 느껴볼래 Feel together yeah No one can stop 멈출 수 없는 feeling 놓치고 싶지 않은 이 맛 No one can stop 멈출 수 없는 feeling 놓치고 싶지 않은 이 느낌 반짝인 별들 위에 우리의 꿈들을 하나씩 수를 놓고 두 눈에 담아 이렇게 feel forever (이렇게 forever) 너와 나 together (너와 나 together) 영원히 forever (영원히 forever) 그래 real together No one can stop 멈출 수 없는 feeling 놓치고 싶지 않은 이 맛 (Nothing) No one can stop 멈출 수 없는 feeling (When I taste the feeling) 놓치고 싶지 않은 이 느낌 No one can stop 멈출 수 없는 feeling 놓치고 싶지 않은 이 맛 (Nothing) No one can stop 멈출 수 없는 feeling 놓치고 싶지 않은 이 느낌</text:p>
          </table:table-cell>
          <table:table-cell office:value-type="string" table:style-name="ce1">
            <text:p>남</text:p>
          </table:table-cell>
          <table:table-cell table:number-columns-repeated="16377"/>
        </table:table-row>
        <table:table-row table:style-name="ro1">
          <table:table-cell office:value-type="float" office:value="633" table:style-name="ce1">
            <text:p>633</text:p>
          </table:table-cell>
          <table:table-cell office:value-type="string" table:style-name="ce1">
            <text:p>iKON</text:p>
          </table:table-cell>
          <table:table-cell office:value-type="string" table:style-name="ce1">
            <text:p>칵테일</text:p>
          </table:table-cell>
          <table:table-cell office:value-type="string" table:style-name="ce1">
            <text:p>2018.8.2</text:p>
          </table:table-cell>
          <table:table-cell office:value-type="string" table:style-name="ce1">
            <text:p>여름</text:p>
          </table:table-cell>
          <table:table-cell office:value-type="string" table:style-name="ce1">
            <text:p>뜨거운 태양 아래 yay we're gonna party yay 향기로운 칵테일 yay wait a minute hey ladies 칵테일 한잔해 오늘 하루 즐겁게 해줄게 hey ladies 칵테일 한잔해 나만 믿어 최고로 모실게 선글라스 바닷가 내 시선을 뺏는 bikinis 자 이리 모여 사진 한 장 찍자 둘 셋 하면 외쳐 치즈 아니면 김치 여긴 만남의 광장 한 손엔 칵테일 한 잔 she said 나 잡아봐라 눈 정화되고 마음 평화로워 여기 분위기는 환상 ay 거기 잘 빠진 아가씨 긴 생머리에 구릿빛 피부는 태양보다 뜨겁지 would you like something to drink 남자 여자 다 같이 밤낮없이 keep it chill 놀 줄 아는 젊은이 would you like something to drink 마티니 아니면 모히토 알딸딸해지고 있어 해변 위에 heaven oh girl 이리 와서 칵테일 한잔해 오늘 하루 즐겁게 해줄게 hey ladies 칵테일 한잔해 나만 믿어 최고로 모실게 and it goes like oh oh oh oh oh oh I feel good 뜨거운 태양 아래 yay we're gonna party yay oh oh oh oh oh oh we feel good 향기로운 칵테일 yay we're gonna party 넌 한 치 부끄러움이 없지 위풍당당한 너에게 흠뻑 젖고 내 볼을 만지는 너의 손길에 평화를 느껴 give me lil bit more p l e a s e 내게만 잘해줘 밤이 온다면 칵테일 이름들을 따라 해보자 나에게만 섹시해져 봐 ay 거기 잘 빠진 아가씨 단발머리에 우윳빛 피부는 구름보다 하얗지 would you like something to drink 남자 여자 다 같이 밤낮없이 keep it chill 놀 줄 아는 젊은이 would you like something to drink 마티니 아니면 모히토 알딸딸해지고 있어 해변 위에 heaven oh girl 이리 와서 칵테일 한잔해 오늘 하루 즐겁게 해줄게 hey ladies 칵테일 한잔해 나만 믿어 최고로 모실게 and it goes like oh oh oh oh oh oh I feel good 뜨거운 태양 아래 yay we're gonna party yay oh oh oh oh oh oh we feel good 향기로운 칵테일 yay we're gonna party uhm 푸른 밤 별과 달 모든 게 완벽한 이곳에서 영원히 머물고 싶어 oh oh oh oh oh oh I feel good 뜨거운 태양 아래 yay we're gonna party yay oh oh oh oh oh oh we feel good 향기로운 칵테일 yay we're gonna party hey ladies 칵테일 한잔해 hey ho hey ho hey ladies 칵테일 한잔해 hey ho hey ho hey ladies 칵테일</text:p>
          </table:table-cell>
          <table:table-cell office:value-type="string" table:style-name="ce1">
            <text:p>남</text:p>
          </table:table-cell>
          <table:table-cell table:number-columns-repeated="16377"/>
        </table:table-row>
        <table:table-row table:style-name="ro1">
          <table:table-cell office:value-type="float" office:value="634" table:style-name="ce1">
            <text:p>634</text:p>
          </table:table-cell>
          <table:table-cell office:value-type="string" table:style-name="ce1">
            <text:p>클래지콰이</text:p>
          </table:table-cell>
          <table:table-cell office:value-type="string" table:style-name="ce1">
            <text:p>피에스타</text:p>
          </table:table-cell>
          <table:table-cell office:value-type="string" table:style-name="ce1">
            <text:p>2007.6.7</text:p>
          </table:table-cell>
          <table:table-cell office:value-type="string" table:style-name="ce1">
            <text:p>사계절</text:p>
          </table:table-cell>
          <table:table-cell office:value-type="string" table:style-name="ce1">
            <text:p>늘 머리 속에 맴돌던 꿈 같은 unexpected holidays 언젠가는 가겠다고 생각만 한 unexpected holidays 어린 시절 친구가 보낸 엽서 속에 있는 작은 비행길 타고 지붕 없는 집이 있는 작은 섬의 해변에 다다르면 Look at you 한 손에 든 핑크 칵테일 바닷바람과 함께 쐬는 태양빛 한번도 가지지 못했던 느긋한 여유로움 들어봐 이젠 느껴지지 않는 진동 신경 쓰이던 그 선배의 한마디 이젠 너와 상관 없는 어제의 이야기 네 침대 옆엔 어제 주은 조개 껍질들로 가득해 오늘 아침으론 향긋한 열대과일 주스를 마시고 낮엔 해변에서 잠을 자고 아무것도 없는 게으름 즐기고 밤엔 환한 불을 켜고 내일의 술까지 마셔 버리고 Look at you 한 손에 든 핑크 칵테일 바닷바람과 함께 쐬는 태양빛 한번도 가지지 못했던 느긋한 여유로움 들어봐 여기 저기 사람들의 소음 너를 귀찮게 한 아침 알람 소리 이젠 너와 상관 없는 어제의 이야기 Get up don’t be a fool Who would ever wanted to work for all this time And get up don’t be afraid You have earned yourself a real holiday Just get up don’t be a fool Before you turn yourself into an old man Don’t you know don’t you know It’s all about the right time Look at you 한 손에 든 핑크 칵테일 바닷바람과 함께 쐬는 태양빛 한번도 가지지 못했던 느긋한 여유로움 들어봐 이젠 느껴지지 않는 진동 신경 쓰이던 그 선배의 한마디 이젠 너와 상관 없는 어제의 이야기 Look at you 한 손에 든 핑크 칵테일 바닷바람과 함께 쐬는 태양빛 한번도 가지지 못했던 느긋한 여유로움 들어봐 여기 저기 사람들의 소음 너를 귀찮게 한 아침 알람 소리 이젠 너와 상관 없는 어제의 이야기</text:p>
          </table:table-cell>
          <table:table-cell office:value-type="string" table:style-name="ce1">
            <text:p>남</text:p>
          </table:table-cell>
          <table:table-cell table:number-columns-repeated="16377"/>
        </table:table-row>
        <table:table-row table:style-name="ro1">
          <table:table-cell office:value-type="float" office:value="635" table:style-name="ce1">
            <text:p>635</text:p>
          </table:table-cell>
          <table:table-cell office:value-type="string" table:style-name="ce1">
            <text:p>마마무</text:p>
          </table:table-cell>
          <table:table-cell office:value-type="string" table:style-name="ce1">
            <text:p>Travel</text:p>
          </table:table-cell>
          <table:table-cell office:value-type="string" table:style-name="ce1">
            <text:p>2020.11.3</text:p>
          </table:table-cell>
          <table:table-cell office:value-type="string" table:style-name="ce1">
            <text:p>사계절</text:p>
          </table:table-cell>
          <table:table-cell office:value-type="string" table:style-name="ce1">
            <text:p>몇 걸음 내딘 다음 Now where am I going Call on my friends Call on my friends 망설여 왔지만 내 가슴은 떨림 All of my friends 나와 같이 떠날래? 아무렇지 않은 척 어때? 왠지 몰라 겁이 나 uh 하루에도 가늠할 수 없어 오르락내리락하는 내 기분 괜찮아 보여 I’m not ok 목적지가 어디야 너 로켓 원해 answer It's not in my mind We’re gonna travel far away 일상을 깨고 나와 물속으로 풍덩 어디면 어때 get away 엔진 울리고 가자 파라다이스 먹고 놀자 파티 Oh oh oh oh Oh oh oh 체리 감귤 비치 워터멜론 망고 Oh oh oh oh Oh oh oh 파리 런던 도쿄 yeh 싱가폴 앤 뉴욕 I don't wanna be 외로움이 커져도 I don't wanna be 웃지 않아도 돼 발길이 닿는 그곳으로 널 데리러 가고 있어 닳고 닳은 시간이라도 담고 담을래 무거운 짐은 하늘만큼 덜어내 어릴 적 꿈꿨던 그림 그리듯 이 밤은 마치 영원할 것 같은데 내게 It's time to wake up We’re gonna travel far away 일상을 깨고 나와 물속으로 풍덩 어디면 어때 get away 엔진 울리고 가자 파라다이스 먹고 놀자 파티 Oh oh oh oh Oh oh oh 체리 감귤 비치 워터멜론 망고 Oh oh oh oh Oh oh oh 파리 런던 도쿄 yeh 싱가폴 앤 뉴욕 어디선가 들리는 이 노래를 흥얼거리네 추억을 만든 다음 같이 웃자 아쉬운 마음과 작별 인사 I'm in love it's all about you We’re gonna travel far away 일상을 깨고 나와 물속으로 풍덩 어디면 어때 get away 엔진 울리고 가자 파라다이스 먹고 놀자 파티 Oh oh oh oh Oh oh oh 체리 감귤 비치 워터멜론 망고 Oh oh oh oh Oh oh oh 파리 런던 도쿄 yeh 싱가폴 앤 뉴욕</text:p>
          </table:table-cell>
          <table:table-cell office:value-type="string" table:style-name="ce1">
            <text:p>여</text:p>
          </table:table-cell>
          <table:table-cell table:number-columns-repeated="16377"/>
        </table:table-row>
        <table:table-row table:style-name="ro1">
          <table:table-cell office:value-type="float" office:value="636" table:style-name="ce1">
            <text:p>636</text:p>
          </table:table-cell>
          <table:table-cell office:value-type="string" table:style-name="ce1">
            <text:p>잔나비</text:p>
          </table:table-cell>
          <table:table-cell office:value-type="string" table:style-name="ce1">
            <text:p>파라다이스</text:p>
          </table:table-cell>
          <table:table-cell office:value-type="string" table:style-name="ce1">
            <text:p>2015.4.28</text:p>
          </table:table-cell>
          <table:table-cell office:value-type="string" table:style-name="ce1">
            <text:p>사계절</text:p>
          </table:table-cell>
          <table:table-cell office:value-type="string" table:style-name="ce1">
            <text:p>흔들리는 달빛 아래 저 소년은 왠지 모를 불안감을 얼싸 안고 한 발짝 한 발짝 무거운 발걸음 꿈을 향해 떠나 간다 아직 한참 멀은 곳 그곳은 그댈 위한 파라다이스 외로운 길 달래주오 HE FOUND LOVE HE FOUND LOVE HE FOUND LOVE 운명처럼 알게 된 첫 사랑 그녀 소년에겐 마음 따윈 없었지만 눈치 없이 또 사랑을 노래하네 검게 타 들어간 소년의 속마음 그녀 절대 모를 수는 없을 거야 무심했던 맘도 사랑을 노래하네 아직 한참 멀은 곳 그곳은 그댈 위한 파라다이스 외로운 길 달래주오 HE FOUND LOVE HE FOUND LOVE HE FOUND LOVE 유난히 엄하신 소년의 아버지 그 소식이 달갑지는 못할 거야 이제 막 타오른 둘 사이를 가로막고 도망치듯 달려온 그녀의 집 앞 소년은 무엇도 볼 수 없었지만 미소를 띄며 사랑을 노래하네 내리쬐는 햇살 아래 저 소년은 아리따운 아가씨를 품에 안고 한 발짝 한 발짝 가벼운 발걸음 꿈을 찾아 돌아온다.</text:p>
          </table:table-cell>
          <table:table-cell office:value-type="string" table:style-name="ce1">
            <text:p>남</text:p>
          </table:table-cell>
          <table:table-cell table:number-columns-repeated="16377"/>
        </table:table-row>
        <table:table-row table:style-name="ro1">
          <table:table-cell office:value-type="float" office:value="637" table:style-name="ce1">
            <text:p>637</text:p>
          </table:table-cell>
          <table:table-cell office:value-type="string" table:style-name="ce1">
            <text:p>리짓군즈</text:p>
          </table:table-cell>
          <table:table-cell office:value-type="string" table:style-name="ce1">
            <text:p>Burn</text:p>
          </table:table-cell>
          <table:table-cell office:value-type="string" table:style-name="ce1">
            <text:p>2020.3.27</text:p>
          </table:table-cell>
          <table:table-cell office:value-type="string" table:style-name="ce1">
            <text:p>사계절</text:p>
          </table:table-cell>
          <table:table-cell office:value-type="string" table:style-name="ce1">
            <text:p>이미 난 이미 약속을 한걸 이미 난 머리끝까지 담궈 hit me up 무를 수 없다면 go when i ride with my team let it burn let it burn ya 이미 난 이미 약속을 한걸 이미 난 머리끝까지 담궈 hit me up 무를 수 없다면 go when i ride with my team let it burn let it burn ya 13년도 군즈에 가입 맨손으로 쳤지 바위 슬램덩크 같은 시나리오 결국 박살 난 건 바위 고수해 우리 방식 not for sale 우리 양심 내 존재는 너의 망신 진짜 백 말고 thousand 썰물 지나 뻘 이제 파란 오션 계속 정공법 안 바꿔 노선 바짝 좁혀 텀 이제 우리 턴 when i ride with my team let it burn let it burn look around me. yeah we just burnin’ 이건 매일 하는 짓 누가 방화의 범인 불꽃과 나의 집을 모른다면 들러리 (flame). 우릴 향해 cheers. oh love it. 방망일 깎는 날라리들 무뎌지지 않는 침 날카로워 칼날이 한 자루를 더 차지 만렙을 찍은 호드 얼라들 구경하러 우린 조깅 이미 난 이미 약속을 한걸 이미 난 머리끝까지 담궈 hit me up 무를 수 없다면 go when i ride with my team let it burn let it burn ya 이미 난 이미 약속을 한걸 이미 난 머리끝까지 담궈 hit me up 무를 수 없다면 go when i ride with my team let it burn let it burn ya it's another day i'm fresh outta bed 한 모금 inhale 기분이 좋은데 나 사랑하는 것과 살아가는 법 멈추지 않게 기름을 들이부어 다 거짓말이어도 bae i'on care 거짓말처럼 사는 게 내 꿈야 날 취한 채로 냅둬 여긴 내 파라다이스 i set this life on fire 나 제정신이 아니야 니야 미안 we ride don't look around 나 제멋대로 삶이야 미야 미안 불태워 파라다이스 I talk about the shit 나를 모르지 넌 혼자 몇 십 번 죽고 세워 비석 없어 쉬운 건 우린 모두 빈손으로 여기 왔고 의미 없지 손에 쥔 건 yeah let's talk about your team and your concert 금이빨 끼고 반도 못 채우는 객석 let them be there 우린 가 다음 챕터 오빠들 없이도 채워진 공연장 yeah 이미 난 이미 약속을 한걸 이미 난 머리끝까지 담궈 hit me up 무를 수 없다면 go when i ride with my team let it burn let it burn ya 이미 난 이미 약속을 한걸 이미 난 머리끝까지 담궈 hit me up 무를 수 없다면 go when i ride with my team let it burn let it burn ya<text:s/></text:p>
          </table:table-cell>
          <table:table-cell office:value-type="string" table:style-name="ce1">
            <text:p>남</text:p>
          </table:table-cell>
          <table:table-cell table:number-columns-repeated="16377"/>
        </table:table-row>
        <table:table-row table:style-name="ro1">
          <table:table-cell office:value-type="float" office:value="638" table:style-name="ce1">
            <text:p>638</text:p>
          </table:table-cell>
          <table:table-cell office:value-type="string" table:style-name="ce1">
            <text:p>동방신기</text:p>
          </table:table-cell>
          <table:table-cell office:value-type="string" table:style-name="ce1">
            <text:p>HI Ya Ya 여름날</text:p>
          </table:table-cell>
          <table:table-cell office:value-type="string" table:style-name="ce1">
            <text:p>2005.6.23</text:p>
          </table:table-cell>
          <table:table-cell office:value-type="string" table:style-name="ce1">
            <text:p>여름</text:p>
          </table:table-cell>
          <table:table-cell office:value-type="string" table:style-name="ce1">
            <text:p>[믹키 Rap] Beautiful ocean bright Just You and I In your eyes I can feel heavenly paradise. [뷰리풀 오션 브라잇 저스트 유 앤 아이 인 유어 아이즈 아이 캔 필 헤빈리 파라다이스] don′t be afraid of what you feel Inside That′s OK You don′t have to cry yourself. [돈 비 어프레이드 오브 왓 유 필 인사이드 대츠 오케이 유 돈 헤브 투 크라이 유어셀프] I′ll give you word Only one love You know no one can make one happy as the way you do. [아윌 기브 유 월드 온리 원 러브 유 노 노 원 캔 메이크 원 해피 에즈 더 웨이 유 두] Baby that′s the true love(my love) As always I′m here Baby This is our world [베이비 대츠 더 트루 러브(마이 러브) 에즈 얼웨이즈 아임 히얼 베이비 디스 이스 아월 월드] [영웅] 눈부신 태양아래, 그대와 단둘이서 (둘이서) [유노] 작은 배낭을 메고, 함께 길을 떠나요 (떠나요) [믹키] 달리는 창 밖으론, 펼쳐진 푸른 바다 (내 곁에) [시아] 내 곁엔 어느새 잠든, 천사를 닮은 너 *[All] Dancing in summer paradise 사랑해 hi ya ya ya~ 　　　[댄싱 인 서멀 파라다이스]　　　　 [하이 야 야 야] 여름?우리 추억을 평생 간직해 [영웅] 표현이 서툴고 어색할지 몰라도 [최강] ″널 사랑해″ forever come with me. 　　　　　　　　　 [포레버 컴 윗 미] [유노] 하얀 백사장 위로, 걸어오는 너 (오는 너) [믹키] 너무나 눈부신 모습, 바로 볼 수가 없어 (그대와) [시아] 시원한 바람 맞으며, 단둘이 거닐 땐 (See my smile) 　　　　　　　　　　　　　　　　　　　　　[시 마이 스마일] [최강] 가쁘게 뛰는 내 마음 들릴까 걱정돼 [믹키] till the end of time.. 　　　[틸 더 엔드 오브 타임] [All] Dancing in summer paradise 사랑해 hi ya ya ya~ 　　　[댄싱 인 서멀 파라다이스]　　　　 [하이 야 야 야 ] 여름날 우리 추억을 평생 간직해 [유노] 표현이 서툴고 어색할지 몰라도 [믹키] ″널 사랑해″ forever come with me. 　　　　　　　　　 [포레버 컴 윗 미] [시아] 십년이 지나도, 이 모습 이대로 [All] 변함없이 그대 항상 내 곁에 [최강] 있었음 정말 좋겠어 [믹키] till the end of time.. 　　　　　　　　　　　　　　　　 [틸 더 엔드 오브 타임] [All] Always be happy together 사랑해 hi ya ya ya~ 　　 [얼웨이즈 비 해피 투게더]　　　 [하이 야 야 야] 끝없이 펼쳐진 하늘 우릴 축복해 Dancing in summer paradise 사랑해 hi ya ya ya~ [댄싱 인 서멀 파라다이스]　　　　 [하이 야 야 야] 여름날 우리 추억을 평생 간직해 [최강] 표현이 서툴고 어색할지 몰라도 [영웅] ″널 사랑해″ forever come with me</text:p>
          </table:table-cell>
          <table:table-cell office:value-type="string" table:style-name="ce1">
            <text:p>남</text:p>
          </table:table-cell>
          <table:table-cell table:number-columns-repeated="16377"/>
        </table:table-row>
        <table:table-row table:style-name="ro1">
          <table:table-cell office:value-type="float" office:value="639" table:style-name="ce1">
            <text:p>639</text:p>
          </table:table-cell>
          <table:table-cell office:value-type="string" table:style-name="ce1">
            <text:p>염따</text:p>
          </table:table-cell>
          <table:table-cell office:value-type="string" table:style-name="ce1">
            <text:p>어디야</text:p>
          </table:table-cell>
          <table:table-cell office:value-type="string" table:style-name="ce1">
            <text:p>2019.1.9</text:p>
          </table:table-cell>
          <table:table-cell office:value-type="string" table:style-name="ce1">
            <text:p>사계절</text:p>
          </table:table-cell>
          <table:table-cell office:value-type="string" table:style-name="ce1">
            <text:p>우 베이비 널 보고 싶어 바로 지금 right now 어디야 어디야 어디야 어디야 우 베이비 널 갖고 싶어 바로 지금 right now 어디야 어디야 어디야 어디야 틀림없이 웹툰이지 넌 다 알아 어디야 어디야 어디야 어디야 gps so fast 금방 어디야 어디야 어디야 어디야 차가 너무 많아 치워버려 다 토니 몬타나 가다 말다 신호등은 지금 트로피카나 조금만 기다려 릉~ 금방 간다 어디야 어디야 asap 터 터 터미널 터 터미널 30분째 계속 나는 지금 터미널 (티머니) 택 택시 타지 말걸 이러다가 늦어 내 계획 무너져 도미노 도미노 (no pizza) 합정까지 언제 가니 난 서울 숲숲숲숲 (숲숲숲) 금방 갈게 기다려 조그만 더 기다려 참트루 (true true) 너무나도 궁금해 너가 어디 갔는지 너무나도 궁금해서 못 참겠어 (제발 말해) 뭐 하냐고 도대체 어디 있냐고 너는 내가 아까부터 계속 계속 물어봤잖아 알지? 우 베이비 널 보고 싶어 바로 지금 right now 어디야 어디야 어디야 어디야 우 베이비 널 갖고 싶어 바로 지금 right now 어디야 어디야 어디야 어디야 틀림없이 웹툰이지 넌 다 알아 (baby) 어디야 어디야 어디야 어디야 gps so fast 금방 어디야 어디야 어디야 어디야 사갈게 브리또 너 있는 데로 나초랑 피쳐 몇 초면 돼 넌 가만있어 주소 만대 난 잡고 있을게 카카오 택시 어디야 어디야 식는다 브리또 지나면 상한다 삔또 오늘 밤 맞추자 팀플 이랴이랴 미터기는 로레오 로레오 니가 어데건 뭐래건 고 오늘이 가기 전 보자 내 속이 뻔히 보여도 내 사랑은 멈출 줄 몰라 만나서 나누자 이 얘기 대해서 해야 돼 몸으로 대신 내 뜨거운 사랑을 배송 둘이 욕조에서 너무나 파라다이스 바뻐 바뻐 바뻐 맘이 당장 주소 찍어 빨리 오늘 밤은 너무 짧지 벨이 울림 내게 안겨줘 음 아 하하하 Mills Gon Do It 너무나도 궁금해 너가 어디 갔는지 너무나도 궁금해서 못 참겠어 (제발 말해) 뭐 하냐고 도대체 어디 있냐고 너는 내가 아까부터 계속 계속 물어봤잖아 알지? 우 베이비 널 보고 싶어 바로 지금 right now 어디야 어디야 어디야 어디야 우 베이비 널 갖고 싶어 바로 지금 right now 어디야 어디야 어디야 어디야 틀림없이 웹툰이지 넌 다 알아 (baby) 어디야 어디야 어디야 어디야 gps so fast 금방 어디야 어디야 어디야 어디야 어디야 어디야 girl 뙤약볕 밑에서 어어어 땀흘리게해서 미안혀 어어 맘이 식은 게 아녀 어어어 차가 너무 막히지 미터기 말은 달리지 난 이미 거기 도착해야 하는데 니 머리에 이미 뿔이 나버리지 gps 시간은 왜 딱 맞게 아이나비 화면엔 암거도 비었는데 여긴 왜 막히는데 동맥경화 양화대교 저긴 또 뚫리는데 왜 나만 왜 나만 왜 우 베이비 내게 가고 있어 바로 지금 right now 기다려 기다려 기다려 기다려 우 베이비 내게 가고 있어 바로 지금 right now 기다려 기다려 기다려 기다려 어디야 어디야 어디야 어디야 어디야 어디야 (살아beat) 어디야</text:p>
          </table:table-cell>
          <table:table-cell office:value-type="string" table:style-name="ce1">
            <text:p>남</text:p>
          </table:table-cell>
          <table:table-cell table:number-columns-repeated="16377"/>
        </table:table-row>
        <table:table-row table:style-name="ro1">
          <table:table-cell office:value-type="float" office:value="640" table:style-name="ce1">
            <text:p>640</text:p>
          </table:table-cell>
          <table:table-cell office:value-type="string" table:style-name="ce1">
            <text:p>GOT7</text:p>
          </table:table-cell>
          <table:table-cell office:value-type="string" table:style-name="ce1">
            <text:p>TRUST MY LOVE</text:p>
          </table:table-cell>
          <table:table-cell office:value-type="string" table:style-name="ce1">
            <text:p>2020.4.20</text:p>
          </table:table-cell>
          <table:table-cell office:value-type="string" table:style-name="ce1">
            <text:p>사계절</text:p>
          </table:table-cell>
          <table:table-cell office:value-type="string" table:style-name="ce1">
            <text:p>여긴 어디일까 난 표류 중인 미아 검은 바다 위엔 너와 나 둘뿐이야 거대한 파도가 우릴 몰아치고 불타는 태양 내리쬐고 있어 부서진 파라다이스 (꿈의 파라다이스) 빛이 없는 어둠 속에선 더욱 나를 믿어야만 해 전쟁터와 같은 여기선 오직 내게 의지해야 해 우릴 갈라놓지 못하게 장애물 따윈 넘어서면 돼 우릴 떼어놓지 못하게 따가운 시선 무시하면 돼 Oh bebe bebe Trust my love, trust my love, trust my love I just want you Trust my love, trust my love, trust my love 까맣게 형체가 없는 독 같은 말이 너의 발목을 붙잡네 내 손을 잡아 빨리 좁아진 시야 환히 밝혀주는 Head light 지켜줄게 All night 24/7 켜진 Streetlight 역경과 고난의 연속 괜찮아 나는 쭉 계속 너의 옆에 서있어 나는 너의 구조선 널 위한 희생은 기쁨인걸 칠흑 같은 어둠 속에서 너의 두려움은 커지네 맘을 굳게 먹어야 해 이젠 나를 믿어야 해 우릴 갈라놓지 못하게 장애물 따윈 넘어서면 돼 우릴 떼어놓지 못하게 따가운 시선 무시하면 돼 Oh bebe bebe Trust my love, trust my love, trust my love I just want you Trust my love, trust my love, trust my love Oh Trust my love, trust my love, trust my love Trust my love, trust my love, trust my love 어디든 상관없어 달리는 건 익숙해 이제 진실이 더 선명해져와 내 곁에 다가와 너를 다신 가져가지 못하게 파고들어 우릴 갈라놓지 못하게 장애물 따윈 넘어서면 돼 우릴 떼어놓지 못하게 따가운 시선 무시하면 돼 Oh bebe bebe Trust my love, trust my love, trust my love I just want you Trust my love, trust my love, trust my love Oh Trust my love, trust my love, trust my love Trust my love, trust my love, trust my love</text:p>
          </table:table-cell>
          <table:table-cell office:value-type="string" table:style-name="ce1">
            <text:p>남</text:p>
          </table:table-cell>
          <table:table-cell table:number-columns-repeated="16377"/>
        </table:table-row>
        <table:table-row table:style-name="ro1">
          <table:table-cell office:value-type="float" office:value="641" table:style-name="ce1">
            <text:p>641</text:p>
          </table:table-cell>
          <table:table-cell office:value-type="string" table:style-name="ce1">
            <text:p>신현희와 김루트</text:p>
          </table:table-cell>
          <table:table-cell office:value-type="string" table:style-name="ce1">
            <text:p>PARADISE</text:p>
          </table:table-cell>
          <table:table-cell office:value-type="string" table:style-name="ce1">
            <text:p>2018.7.11</text:p>
          </table:table-cell>
          <table:table-cell office:value-type="string" table:style-name="ce1">
            <text:p>사계절</text:p>
          </table:table-cell>
          <table:table-cell office:value-type="string" table:style-name="ce1">
            <text:p>따따따따따 따따따따따 따따따따따 따따따따따라따 따따따따따 따따따따따 따 따따따따따 따따따따따 따따따따따 따따따따따라따 따따따따따 따따따따따 따 언제였나 내가 네게 말을 했지 내가 네게 이런 말을 했었지 지금 지금 너무나 지루하다고 지금 지금 매일이 똑 같다고 그럼 니가 내게 말을 했지 니가 내게 이런 말을 했었지 어디로든 그냥 그냥 떠나보자고 어디로든 여길 벗어나자고 난 조금 겁이 많아서 난 지금 할 일이 많아서 괜찮을까 싶긴해 난 조금 겁이 많아도 난 지금 할 일이 많아도 몰라 따라가볼래 어디 어디든 같이 가볼까 우리 손잡고 내가 이끄는 대로 어디든 좋아 재밌을 꺼니까 어디 어디든 같이 가볼까 우리 손잡고 내가 이끄는 대로 어디든 좋아 그곳이 파라다이스 Anywhere Everywhere paradise Anywhere Everywhere paradise Anywhere Everywhere paradise Paradise paradise Anywhere Everywhere paradise Anywhere Everywhere paradise Anywhere Everywhere paradise Paradise paradise Anywhere Everywhere paradise Anywhere Everywhere paradise Anywhere Everywhere paradise Paradise paradise Anywhere Everywhere paradise Anywhere Everywhere paradise Anywhere Everywhere paradise Paradise paradise 어디 어디든 같이 가볼까 우리 손잡고 내가 이끄는 대로 어디든 좋아 그곳이 파라다이스 어디 어디든 같이 가볼까 우리 손잡고 내가 이끄는 대로 어디든 좋아 재밌을 꺼니까 어디 어디든 같이 가볼까 우리 손잡고 내가 이끄는 대로 어디든 좋아 그곳이 파라다이스</text:p>
          </table:table-cell>
          <table:table-cell office:value-type="string" table:style-name="ce1">
            <text:p>혼성</text:p>
          </table:table-cell>
          <table:table-cell table:number-columns-repeated="16377"/>
        </table:table-row>
        <table:table-row table:style-name="ro1">
          <table:table-cell office:value-type="float" office:value="642" table:style-name="ce1">
            <text:p>642</text:p>
          </table:table-cell>
          <table:table-cell office:value-type="string" table:style-name="ce1">
            <text:p>빅뱅</text:p>
          </table:table-cell>
          <table:table-cell office:value-type="string" table:style-name="ce1">
            <text:p>반짝반짝</text:p>
          </table:table-cell>
          <table:table-cell office:value-type="string" table:style-name="ce1">
            <text:p>2008.11.5</text:p>
          </table:table-cell>
          <table:table-cell office:value-type="string" table:style-name="ce1">
            <text:p>사계절</text:p>
          </table:table-cell>
          <table:table-cell office:value-type="string" table:style-name="ce1">
            <text:p>[태양] ye 그댄 반짝이는별 (1.2.3 Lets go) 그대 어디에서 무엇을 해도 나 그댈 끝까지 따라 가리 언제 든지 어느 곳에서 어제처럼 기다리겠어 전화해 baby 넌 반짝 반짝 [t.o.p] 반짝 반짝 미녀들을 살짝 다룰 줄 아는 로맨틱한 남자 괜찮어 부끄러 말고 안겨 찰싹 널 위해 준비한 초콜렛과 사탕 난 한입으로 두말 안해 누가 뭐래도 항상 널 놀래켜 줄껄? 짜잔! 그 어떤 과거때론 힘겨운 미래 이리기대 그대가 있기에 모든게 힘이돼 [승리]내손을 잡아봐 세상이 변할꺼야 너의 그 향기 손짓 몸짓 눈빛 아름다워 따라와 둘만의 파라다이스 oh oh 그대 어디에서 무엇을 해도 나 그댈 끝까지 따라 가리 언제 든지 어느 곳에서 어제처럼 기다리겠어 전화해 baby 넌 반짝 반짝 [g.d]쓸데 없는 집착을 버릴래 니 앞에 선 난 항상 어린애 처럼 순수히 널 안을래 묵묵히 니 뒤를 지킬께 우리 함께라면 1년이 기념일 친구들과의 약속은 다 미뤘지 사랑은 바람을 타고 날 밀었지 너의 곁으로 ooh-wee [대성] 내손을 잡아봐 어디든 떠나는 거야 너의 그 미소 피부 말투 모두 사랑스러 따라와 둘만의 파라다이스 oh girl 그대 어디에서 무엇을 해도 나 그댈 끝까지 따라 가리 언제 든지 어느 곳에서 어제처럼 기다리겠어 전화해 baby 넌 반짝 반짝 [break down]반.짝.반.짝 널 나의 세상에 초대할께 반.짝.반.짝 다시 뛰는 심장 소리를 느껴 반.짝.반짝 빛나는 넌 나만의 여자 잠.깐.앉.어 할말이 있어 listen up lady [승리] 바보같이 널 혼자 둘순 없어 화를 내도 널 사랑할 수 밖에 없어 [대성]say hey - 행복하다 말해줘 사랑한다 말해줘 속삭여줘 그대 어디에서 무엇을 해도 나 그댈 끝까지 따라 가리 언제 든지 어느 곳에서 어제처럼 기다리겠어 전화해 baby 넌 반짝 반짝</text:p>
          </table:table-cell>
          <table:table-cell office:value-type="string" table:style-name="ce1">
            <text:p>남</text:p>
          </table:table-cell>
          <table:table-cell table:number-columns-repeated="16377"/>
        </table:table-row>
        <table:table-row table:style-name="ro1">
          <table:table-cell office:value-type="float" office:value="643" table:style-name="ce1">
            <text:p>643</text:p>
          </table:table-cell>
          <table:table-cell office:value-type="string" table:style-name="ce1">
            <text:p>뱃사공</text:p>
          </table:table-cell>
          <table:table-cell office:value-type="string" table:style-name="ce1">
            <text:p>잘자</text:p>
          </table:table-cell>
          <table:table-cell office:value-type="string" table:style-name="ce1">
            <text:p>2020.1.16</text:p>
          </table:table-cell>
          <table:table-cell office:value-type="string" table:style-name="ce1">
            <text:p>사계절</text:p>
          </table:table-cell>
          <table:table-cell office:value-type="string" table:style-name="ce1">
            <text:p>fuck 걱정거리 넌 푹 쉬어 어떤 날에도 피워 웃음꽃 내 옆에서 편히 누워 항상 너의 편이 될게 뭐가 무서워 잘 자 오늘 밤도 나는 너를 만져 따뜻하게 안아줘 생각할게 많아도 잠시 내려놓게 돼 전부 멈춤 좋겠네 노랜 잘은 못해도 난 너를 위한 자장가를 난 네 옆에 나보다 먼저 널 난 네 옆에 나보다 먼저 널 너는 나를 바꿨어 바짝 메말랐던 놈을 너를 통해 꺼냈어 내 사랑이란 보물 나를 빼고 암 것도 안 본 내가 이제 전부 줄 수 있지 유치한 사랑 노래처럼 for you 무슨 말이 필요해 너는 나를 치료했어 전부 뻔해 보였고 날 주기 싫었네 날 포장했지 한없이 끝나곤 허탈했지 너는 나를 위로하지 단 한마디 말 없이 네 무릎에 누울 때 나도 말 없이 걍 그렇게 이제 불을 꺼 끄자 음악도 네가 잠에 들을 때까지 내가 부를게 fuck 걱정거리 넌 푹 쉬어 어떤 날에도 피워 웃음꽃 내 옆에서 편히 누워 항상 너의 편이 될게 뭐가 무서워 잘 자 오늘 밤도 나는 너를 만져 따뜻하게 안아줘 생각할게 많아도 잠시 내려놓게 돼 전부 멈춤 좋겠네 노랜 잘은 못해도 난 너를 위한 자장가를 난 네 옆에 나보다 먼저 널 난 네 옆에 나보다 먼저 널 난 네 꿈속에 들려 티 없는 파란색 풍경 하늘에 풍덩 다이빙 구름은 출렁 아마 여긴 네가 상처받을 일이 없는 파라다이스 이 평온 속에서 네버다이 여권 없이 떠나 멀리 만들어보자고 별일 행복과 넌 가장 어울리지 난 거기루 갈래 널 데리구 너만 있다면 끝나 채비두 떨 필요 없이 내 배 위 누워 널 위해 노랠 썼지 아마 너는 들을 수 없지만 내 맘은 틀림없지 알아 너의 맘도 역시나 난 네 옆에 나보다 먼저 널 난 네 옆에 나보다 먼저 널</text:p>
          </table:table-cell>
          <table:table-cell office:value-type="string" table:style-name="ce1">
            <text:p>남</text:p>
          </table:table-cell>
          <table:table-cell table:number-columns-repeated="16377"/>
        </table:table-row>
        <table:table-row table:style-name="ro1">
          <table:table-cell office:value-type="float" office:value="644" table:style-name="ce1">
            <text:p>644</text:p>
          </table:table-cell>
          <table:table-cell office:value-type="string" table:style-name="ce1">
            <text:p>버즈</text:p>
          </table:table-cell>
          <table:table-cell office:value-type="string" table:style-name="ce1">
            <text:p>8년만의 여름</text:p>
          </table:table-cell>
          <table:table-cell office:value-type="string" table:style-name="ce1">
            <text:p>2014.8.8</text:p>
          </table:table-cell>
          <table:table-cell office:value-type="string" table:style-name="ce1">
            <text:p>여름</text:p>
          </table:table-cell>
          <table:table-cell office:value-type="string" table:style-name="ce1">
            <text:p>피할 순 없어 다시 또 Monday 구겨진 사진 조각난 my dream 짜증나는 오늘 하루와 뻔한 일상 모두 던져라 우리함께 sing along one more time oh oh oh oh 하얀 백사장 까만 생머리 날 사로잡는 빨간 비키니 밤이 되면 멋진 사랑을 아침 까진 아직 all right 우리함께 sing along one more time oh oh oh oh 밤이 되면 멋진 사랑을 너와 나의 오션파라다이스 우리 함께 sing along one more time we can make it every time we can make it anytime we can make it every time we can make it anytime</text:p>
          </table:table-cell>
          <table:table-cell office:value-type="string" table:style-name="ce1">
            <text:p>남</text:p>
          </table:table-cell>
          <table:table-cell table:number-columns-repeated="16377"/>
        </table:table-row>
        <table:table-row table:style-name="ro1">
          <table:table-cell office:value-type="float" office:value="645" table:style-name="ce1">
            <text:p>645</text:p>
          </table:table-cell>
          <table:table-cell office:value-type="string" table:style-name="ce1">
            <text:p>티아라, 다비치</text:p>
          </table:table-cell>
          <table:table-cell office:value-type="string" table:style-name="ce1">
            <text:p>비키니</text:p>
          </table:table-cell>
          <table:table-cell office:value-type="string" table:style-name="ce1">
            <text:p>2013.8.1</text:p>
          </table:table-cell>
          <table:table-cell office:value-type="string" table:style-name="ce1">
            <text:p>여름</text:p>
          </table:table-cell>
          <table:table-cell office:value-type="string" table:style-name="ce1">
            <text:p>뜨거운 여름 바다 모래 날 깨우는 노래 밤 하늘의 별들과 (야야야야) 오 새하얀 모래 위에 니 이름 적어놓고 와 너 몰래 저 푸른 바다 하늘 위를 날은다 너와 내가 (야야야야) Like the honey and the bee 그대만 보이니 난 자꾸 빠져드나봐 (두왑 두두왑) 너만 생각하면 노래가 나와 (두왑 두두두왑) 난 오직 니가 필요해 I tell you I love you I tell you I love you 노을 져 가는 저 바다에 아무도 모르게 너와 함께 이 불꽃 같은 축제를 I tell you I love you I tell you I love you 그대 없인 못 살 것 같아요 저 태양도 춤을 추는 이곳이 바로 파라다이스 Be my love 사랑에 타는 별들 정말로 그대만 자꾸 보여요 Welcome to lovefrica Welcome to lovefrica 헤어지지 마요 저 노을도 불태워 Fire!! (두왑 두두왑) 너만 생각하면 노래가 나와 (두왑 두두두왑) 난 오직 니가 필요해 I tell you I love you I tell you I love you 노을져 가는 저 바다에 아무도 모르게 너와 함께 이 불꽃 같은 축제를 I tell you I love you I tell you I love you 그대 없인 못 살 것 같아요 저 태양도 춤을 추는 이곳이 바로 파라다이스 넌 나 없으면 죽겠니 왜 자꾸 너만 보이니~ 저 파도 소리가 우릴 축복해요 워워워~ (I Love you) I tell you I love you I tell you I love you 노을져 가는 저 바다에 아무도 모르게 너와 함께 이 불꽃 같은 축제를 I tell you I love you I tell you I love you 그대 없인 못 살 것 같아요 저 태양도 춤을 추는 이곳이 바로 파라다이스</text:p>
          </table:table-cell>
          <table:table-cell office:value-type="string" table:style-name="ce1">
            <text:p>여</text:p>
          </table:table-cell>
          <table:table-cell table:number-columns-repeated="16377"/>
        </table:table-row>
        <table:table-row table:style-name="ro1">
          <table:table-cell office:value-type="float" office:value="646" table:style-name="ce1">
            <text:p>646</text:p>
          </table:table-cell>
          <table:table-cell office:value-type="string" table:style-name="ce1">
            <text:p>블락비 바스타즈</text:p>
          </table:table-cell>
          <table:table-cell office:value-type="string" table:style-name="ce1">
            <text:p>From Seoul</text:p>
          </table:table-cell>
          <table:table-cell office:value-type="string" table:style-name="ce1">
            <text:p>2019.3.28</text:p>
          </table:table-cell>
          <table:table-cell office:value-type="string" table:style-name="ce1">
            <text:p>사계절</text:p>
          </table:table-cell>
          <table:table-cell office:value-type="string" table:style-name="ce1">
            <text:p>Tokyo to Seoul LA Long time no see ma fans 대충 걸친 T-shirts 구겨 신은 Brand new shoes 뭣 같은 trend I don’t care 굳이 설명이 필요해? Don’t need to FLEX I love myself Bass Okay for real 지금 서있어 On Eiffel When I’m so high 그냥 원하면 줄게 Whatever 똑같은 Frame I don’t care 내 모든 건 시샘이 돼 Don’t need to FLEX I love myself Hi Bonjour Guten Tag I from to Seoul 그 어디가 됐던 핫셀과 필카 뮤직 무비인 laptop 자유의 문을 두드려 매일 밤 welcome 친구들 다 데리고 술 마시고 담배 피고 예술가들은 노는 게 작품이 돼 날 내비 둬 제바루 네 앞가림이나 해 제대로 난 내 멋대로 색을 입히는 카멜레온 I’m from Seoul (I’m from Seoul) I’m from Seoul (I’m from Seoul) I’m from Seoul (I’m from Seoul) I’m from Seoul (I’m from Seoul) Paris New York to Rome I like the way you move 대충 올린 내 Feed So many lovin' THX a lot 늘 같은 매일 I don’t care 시간은 많아 fly all day Don’t need to FLEX I love myself 가볍게 타는 거야 wave 그렇게 하는 거야 babe 한 손엔 RUM &amp; VODKA We up all night 그걸로 충분해 Don’t need to FLEX For me I’m from Seoul (I’m from Seoul) I’m from Seoul (I’m from Seoul) I’m from Seoul (I’m from Seoul) I’m from Seoul (I’m from Seoul) 세상은 넓고 내가 안 가본 곳은 많아 하늘을 날아 Let’s go bro 캥거루 와인과 한 손엔 카드가 있다면 여기가 어디든 파라다이스야 나한테 여자는 관심 밖이야 홀라 Luis Bu?uel 빠진 탓이야 인생은 멀리서 보면 희극 이랬지 가장 젊은 건 지금 이 순간 it is true I’m from Seoul (I’m from Seoul) I’m from Seoul (I’m from Seoul) I’m from Seoul (I’m from Seoul) I’m from Seoul (I’m from Seoul)</text:p>
          </table:table-cell>
          <table:table-cell office:value-type="string" table:style-name="ce1">
            <text:p>남</text:p>
          </table:table-cell>
          <table:table-cell table:number-columns-repeated="16377"/>
        </table:table-row>
        <table:table-row table:style-name="ro1">
          <table:table-cell office:value-type="float" office:value="647" table:style-name="ce1">
            <text:p>647</text:p>
          </table:table-cell>
          <table:table-cell office:value-type="string" table:style-name="ce1">
            <text:p>오담률</text:p>
          </table:table-cell>
          <table:table-cell office:value-type="string" table:style-name="ce1">
            <text:p>Paradise</text:p>
          </table:table-cell>
          <table:table-cell office:value-type="string" table:style-name="ce1">
            <text:p>2019.4.5</text:p>
          </table:table-cell>
          <table:table-cell office:value-type="string" table:style-name="ce1">
            <text:p>사계절</text:p>
          </table:table-cell>
          <table:table-cell office:value-type="string" table:style-name="ce1">
            <text:p>변함없는 거리 위에 직진 난 믿지 내 정의 저 위를 그림자가 덮지 또 걷지 밝은 등대 되어서 밝히네 사람들을 위해 가는 거지 계속 쉬는 것을 기피 악인들이 넘치는 도시 그들에겐 없지 이곳을 망친다는 겁 난 되어야 해 쥐들의 덫 못 보지 그 애들 마음대로 행하는 것 움직여 그래 비뚤어진 세상을 바꾸려 해 더 뛰어 저기 못난 것을 가꾸려 해 거센 비바람이 앞길 막아서도 내가 살아가고 있는 바로 이곳 파라다이스 움직여 계속 세상을 바꾸려고 더 뛰어 저기 악마들과 다투려고 I don’t give up 내가 숨 쉬고 있는 이곳 바로 이걸 위해 그래 여긴 바로 파라다이스 Always think about that 멈추지 않아 오늘도 난 run it 꺾이지 않아 뜻하는 정의는 지치지 않고 걸어 어린 양들을 위해서 난 멈추지 못해 밝은 날을 위해서 지치지 않아 오늘도 난 run it 꺾이지 않아 뜻하는 정의는 멈추지 않고 계속해서 걸어가 그 날을 위해 나의 고민들은 덜어 놔 Dreaming of living in the paradise Cause you are sticking in a real life Dreaming of living in the paradise Cause you are sticking in a real life 움직여 그래 비뚤어진 세상을 바꾸려 해 더 뛰어 저기 못난 것을 가꾸려 해 거센 비바람이 앞길 막아서도 내가 살아가고 있는 바로 이곳 파라다이스 움직여 계속 세상을 바꾸려고 더 뛰어 저기 악마들과 다투려고 I don’t give up 내가 숨 쉬고 있는 이곳 바로 이걸 위해 그래 여긴 바로 파라다이스 Dreaming of living in the paradise Cause you are sticking in a real life Dreaming of living in the paradise Cause you are sticking in a real life</text:p>
          </table:table-cell>
          <table:table-cell office:value-type="string" table:style-name="ce1">
            <text:p>남</text:p>
          </table:table-cell>
          <table:table-cell table:number-columns-repeated="16377"/>
        </table:table-row>
        <table:table-row table:style-name="ro1">
          <table:table-cell office:value-type="float" office:value="648" table:style-name="ce1">
            <text:p>648</text:p>
          </table:table-cell>
          <table:table-cell office:value-type="string" table:style-name="ce1">
            <text:p>공민지</text:p>
          </table:table-cell>
          <table:table-cell office:value-type="string" table:style-name="ce1">
            <text:p>니나노</text:p>
          </table:table-cell>
          <table:table-cell office:value-type="string" table:style-name="ce1">
            <text:p>2017.4.17</text:p>
          </table:table-cell>
          <table:table-cell office:value-type="string" table:style-name="ce1">
            <text:p>사계절</text:p>
          </table:table-cell>
          <table:table-cell office:value-type="string" table:style-name="ce1">
            <text:p>어머나, 나 참 원 처음 듣는 멜로디 Turn up the lights 시선은 내 차지 요란한 My drum 새로운 Fantasy 누가 어쩌던 나는 Handle it Show me show me what you got 오늘 밤 가식은 없지 Come on come on 바로 너 리듬에 맞춰서 step을 흥이 나면 네버 엔딩 감각적인 내 feeling 소스라치게 놀라긴 이게 난데 꿈에 그린 파라다이스 멈출 수 없는 춤을 춰 구름 위로 파라다이스 두 손을 올리고 Let’s dance 너와 나의 파라다이스 닿을 수 없는 곳까지 하늘 위로 파라다이스 두 손을 올리고 Let’s dance 니나노 니나노 니나노 니나노 니나노 니나노 뭘 원하던 기대이상이지 Won’t you burn it up 아직도 멀었니 모두 내겐 yes 전부 끝내주지 아무도 못 할 걸 따라올 수 없지 Show me show me what you got 오늘 밤 가식은 없지 Come on come on 바로 너 리듬에 맞춰서 Step을 신이 나면 네버 엔딩 창의적인 내 Feeling 소스라치게 놀라긴 이게 난데 꿈에 그린 파라다이스 멈출 수 없는 춤을 춰 구름 위로 파라다이스 두 손을 올리고 Let’s dance 너와 나의 파라다이스 닿을 수 없는 곳까지 하늘 위로 파라다이스 두 손을 올리고 Let’s dance 니나노 니나노 니나노 니나노 니나노 니나노 Yo Fresh out the 이발소 깔끔한 치아 터져가는 지갑 속 내 힙합 flow 위인들의 집합소 톡 씹는 이유 지나치게 바뻐 가만히 있어 시작 내가 들어오면 누워있던 놈들의 자세는 직각으로 인사 I got it from my 아버지가 그러셨지 제시간에 도착했다는 자체부터가 인마 지각 지각 몸으로 니나노 니나노 Yah 입술로 Figaro Figaro Yah 민지 Not MC 하지만 난 진지 게임오버 밥 먹자 GG Bae~ 꿈에 그린 파라다이스 멈출 수 없는 춤을 춰 구름 위로 파라다이스 두 손을 올리고 Let’s dance 너와 나의 파라다이스 닿을 수 없는 곳까지 하늘 위로 파라다이스 두 손을 올리고 Let’s dance</text:p>
          </table:table-cell>
          <table:table-cell office:value-type="string" table:style-name="ce1">
            <text:p>여</text:p>
          </table:table-cell>
          <table:table-cell table:number-columns-repeated="16377"/>
        </table:table-row>
        <table:table-row table:style-name="ro1">
          <table:table-cell office:value-type="float" office:value="649" table:style-name="ce1">
            <text:p>649</text:p>
          </table:table-cell>
          <table:table-cell office:value-type="string" table:style-name="ce1">
            <text:p>블락비</text:p>
          </table:table-cell>
          <table:table-cell office:value-type="string" table:style-name="ce1">
            <text:p>몇 년 후에</text:p>
          </table:table-cell>
          <table:table-cell office:value-type="string" table:style-name="ce1">
            <text:p>2016.3.28</text:p>
          </table:table-cell>
          <table:table-cell office:value-type="string" table:style-name="ce1">
            <text:p>사계절</text:p>
          </table:table-cell>
          <table:table-cell office:value-type="string" table:style-name="ce1">
            <text:p>오늘 지나 몇 년 후면 시간마저 떠난 후면 과연 서로가 각자가 되어 잘 살 수 있을까 그리워할 만큼 그리워하고 충분히 아파 보면 그땐 그 손 놓아줘야 해 무엇이 우리를 만나게 했으며 그 무엇을 이유로 떨어져 있는지 먼지 쌓인 기억과 젖은 눈 닦아내 가면서 날 탓할 만한 뭔가를 찾고 있어 모든 게 제자리를 찾아가겠지 태연한 척하는 내게 다들 속아주고 사랑의 부질없음에 대한 얘길 지껄여도 남 보기엔 가엾은 놈 흔히들 이런 걸 자유나 해방이라 해 틀렸어 구속은 이별한 후에 시작돼 대충 털고 일어날 수 있는 게 아니지 절대 당연하게 여긴 존재였기에 오늘 지나 몇 년 후면 시간마저 떠난 후면 과연 서로가 각자가 되어 잘 살 수 있을까 그리워할 만큼 그리워하고 충분히 아파 보면 그땐 그 손 놓아줘야 해 추억은 그 모습 그대로 늙지 않고 게을러터진 나 마음 정리가 안됐어 뒤돌아 살면서 내일 만큼 두려운 게 있을까 차라리 증오나 원망이었으면 그냥 소나긴 줄 알았어 잠시 젖었다 말라버릴 감정일 줄 알았어 근데 소심하지도 않은 나 널 잡아 꺼내려만 하면 속에 자꾸 담아둬 핑계만 늘어놔 더 어질러진 맘 을 추스르다 어느덧 흘러버린 밤을 절대 짐은 되기 싫다던 네가 이렇게 헤어짐을 남기고 떠나 오늘 지나 몇 년 후면 시간마저 떠난 후면 과연 서로가 각자가 되어 잘 살 수 있을까 그리워할 만큼 그리워하고 충분히 아파 보면 그땐 그 손 놓아줘야 해 너와 내 사인 더 이상 우리라 불려질 수 없는 걸 며칠만 내게 며칠만 주어진다면 끌어안고 얘기할래 내가 미친놈이라 그래 멀쩡해 보이지만 이거 다 버티는 거야 가장 소중한 부분을 어떻게 피 한 방울 없이 떼어내 네가 가진 전부였던 난 지금 거렁뱅이 이렇게 버젓이 내 안에 살아 숨 쉬는 널 무슨 수로 가슴에 묻어 오늘 지나 몇 년 후에 시간마저 떠난 후에 결국 서로가 혼자가 되면 알 수 있을 거야 그리워할 만큼 그리워해도 잊지 못할 우리였음을</text:p>
          </table:table-cell>
          <table:table-cell office:value-type="string" table:style-name="ce1">
            <text:p>남</text:p>
          </table:table-cell>
          <table:table-cell table:number-columns-repeated="16377"/>
        </table:table-row>
        <table:table-row table:style-name="ro1">
          <table:table-cell office:value-type="float" office:value="650" table:style-name="ce1">
            <text:p>650</text:p>
          </table:table-cell>
          <table:table-cell office:value-type="string" table:style-name="ce1">
            <text:p>블락비</text:p>
          </table:table-cell>
          <table:table-cell office:value-type="string" table:style-name="ce1">
            <text:p>Walkin' In The Rain</text:p>
          </table:table-cell>
          <table:table-cell office:value-type="string" table:style-name="ce1">
            <text:p>2016.4.11</text:p>
          </table:table-cell>
          <table:table-cell office:value-type="string" table:style-name="ce1">
            <text:p>사계절</text:p>
          </table:table-cell>
          <table:table-cell office:value-type="string" table:style-name="ce1">
            <text:p>Walkin’ in the rain 기대가 돼 한편은 걱정이 돼 넌 어디 있을까 아마도 다른 사람과 있을까 봐 무서워 예측할 수도 없는 너 날 찾아줘 I’m walkin’ in the rain 긴 머릴 하고 원피스를 입고 소녀같이 얌전한 성격일까 아님 운동화를 신고 스냅백을 뒤로 쓴 말괄량일까 궁금해 인적이 드문 내 심박은 미디엄 템포 이 정도 BPM은 숨도 못 쉬겠어 Where are you? 오늘따라 운이 안 따라줘 알아들었으면 제 발로 오길 제발 좀 늦어지더라도 그 자리에 있어 I’m goin' through the rain to you 기대가 돼 한편은 걱정이 돼 넌 어디 있을까 아마도 다른 사람과 있을까 봐 무서워 예측할 수도 없는 너 날 찾아줘 I’m walkin’ in the rain 꿈속에서 나 상상 속에 널 만들어 가는 게 습관이 됐어 eh 하고 싶은 게 한가득이야 이젠 숨어 있지마 Come on 얌전하게 있었지 Errday boys’ night 흔하디 흔한 club도 안 갔어 In a long time 이제 주인을 찾을래 남은 한 쪽 유리구두의 짝 늦어지더라도 그 자리에 있어 I’m goin' through the rain to you 기대가 돼 한편은 걱정이 돼 넌 어디 있을까 아마도 다른 사람과 있을까 봐 무서워 예측할 수도 없는 너 날 찾아줘 I’m walkin’ in the rain 저 하늘에 많은 별들 중 내 건 단 하나 너 I’m walkin’ and walkin’ just wait for me girl 열어두기만 해둬 내가 들어갈 수 있게 기대가 돼 한편은 걱정이 돼 넌 어디 있을까 아마도 다른 사람과 있을까 봐 무서워 예측할 수도 없는 너 날 찾아줘 I’m walkin’ in the rain Yeah I want somebody to somebody to find me I want somebody to somebody to love me 다른 사람과 있을까 봐 무서워 예측할 수 없는 너 날 찾아줘 I’m walkin’ in the rain</text:p>
          </table:table-cell>
          <table:table-cell office:value-type="string" table:style-name="ce1">
            <text:p>남</text:p>
          </table:table-cell>
          <table:table-cell table:number-columns-repeated="16377"/>
        </table:table-row>
        <table:table-row table:style-name="ro1">
          <table:table-cell office:value-type="float" office:value="651" table:style-name="ce1">
            <text:p>651</text:p>
          </table:table-cell>
          <table:table-cell office:value-type="string" table:style-name="ce1">
            <text:p>태연</text:p>
          </table:table-cell>
          <table:table-cell office:value-type="string" table:style-name="ce1">
            <text:p>Why</text:p>
          </table:table-cell>
          <table:table-cell office:value-type="string" table:style-name="ce1">
            <text:p>2016.6.28</text:p>
          </table:table-cell>
          <table:table-cell office:value-type="string" table:style-name="ce1">
            <text:p>사계절</text:p>
          </table:table-cell>
          <table:table-cell office:value-type="string" table:style-name="ce1">
            <text:p>Oh yeah yeah Oh 언젠가는 내 두 발이 Oh 닿는 대로 이끌리는 시선을 뺏겨버린 대로 가볍게 걸어갈 낯선 곳을 그리다 또 결국엔 허전한 긴 한숨에 멈춰 Why, Why, 돌아서 또 넌 Why, Why, 꿈만 가득해 지금 떠난다면 Good, Good, Good, yeah 만나게 될 모든 건 Great, Great, yeah 가벼워진 맘이Work, Work, baby 이미 이미 눈 앞에 아른아른대는데 망설여 Why 나침반 위 돌아가던 바늘이 멈춘 곳에 가득 핀 이름 모를 꽃잎이 널 위해 끌어당긴 빛이 담긴 풍경 속에 어서 뛰어들어 나보다 자유롭게 더 Why, Why, Why, 괜히 미뤄 왔던 날 많았던 걱정이 모두 다 사라진 tonight yeah 바람 불어오면 Good, Good, Good, yeah 펼쳐지는 모든 건 Great, Great, yeah 달라지는 맘이 Work, Work, baby 이미 이미 눈 앞에 아른아른대는데 지금 떠난다면 Good, Good, Good, yeah 만나게 될 모든 건 Great, Great, yeah 가벼워진 맘이Work, Work, baby 이미 이미 눈 앞에 아른아른대는데 망설여 Why 쫓아가기도 벅차 숨이 찬 세상이 전부는 아냐 하루 종일 걸어도 똑같은 풍경은 절대 보이지 않아 하얀 종이에 적어 본 Why 잉크처럼 번지는 맘 I’m falling I’m falling I’m falling to you 바람 불어오면 Good, Good, Good, yeah 펼쳐지는 모든 건 Great, Great, yeah 달라지는 맘이 Work, Work, baby 이미 이미 눈 앞에 아른아른대는데 지금 떠난다면 Good, Good, Good, yeah 만나게 될 모든 건 Great, Great, yeah 가벼워진 맘이Work, Work, baby 이미 이미 눈 앞에 아른아른대는데 망설여 Why</text:p>
          </table:table-cell>
          <table:table-cell office:value-type="string" table:style-name="ce1">
            <text:p>여</text:p>
          </table:table-cell>
          <table:table-cell table:number-columns-repeated="16377"/>
        </table:table-row>
        <table:table-row table:style-name="ro1">
          <table:table-cell office:value-type="float" office:value="652" table:style-name="ce1">
            <text:p>652</text:p>
          </table:table-cell>
          <table:table-cell office:value-type="string" table:style-name="ce1">
            <text:p>아이유</text:p>
          </table:table-cell>
          <table:table-cell office:value-type="string" table:style-name="ce1">
            <text:p>이 지금</text:p>
          </table:table-cell>
          <table:table-cell office:value-type="string" table:style-name="ce1">
            <text:p>2017.4.21</text:p>
          </table:table-cell>
          <table:table-cell office:value-type="string" table:style-name="ce1">
            <text:p>사계절</text:p>
          </table:table-cell>
          <table:table-cell office:value-type="string" table:style-name="ce1">
            <text:p>이건 비밀이야 아무에게도 고백하지 않았던 이야기를 들려주면 큰 눈으로 너는 묻지 How wow wow Whatever 나 실은 말이야 저기 아득한 미래로부터 날아왔어 쏟아질 듯이 빼곡한 별들 사이를 지나 Fly fly fly 있지 그곳도 사실 바보들투성이야 아니 매우 반짝이는 건 오히려 Now now now 이 하루 이 지금 우리 눈부셔 아름다워 이 불꽃놀이는 끝나지 않을 거야 Ooh Whatever 흐린 날이면 거짓말처럼 무섭게 깜깜했지 새침데기 태양은 뜨겁기는 커녕 Peacoke Blue blue blue Whatever 매일매일 제멋대로인 바람결을 땋아서 만든 이 나침반이 가리킨 그곳에서 발견! Oh That's you you yes, you 있지 저런 건 그저 자그만 돌멩이야 빛이 나는 건 여기 있잖아 Life is cool cool cool 시간은 많아 이대로면 아마 영원히 살 수 있지 않을까 안녕 나의 주인공 그래 너를 만나러 나 짜잔 우아하게 등장! 바로 이 하루 이 지금 우리 눈부셔 아름다워 나는 확실히 알아 오늘의 불꽃놀이는 끝나지 않을 거야 우우우 우우우 우우우 우우우 더 놀라운 건 지금부터야</text:p>
          </table:table-cell>
          <table:table-cell office:value-type="string" table:style-name="ce1">
            <text:p>여</text:p>
          </table:table-cell>
          <table:table-cell table:number-columns-repeated="16377"/>
        </table:table-row>
        <table:table-row table:style-name="ro1">
          <table:table-cell office:value-type="float" office:value="653" table:style-name="ce1">
            <text:p>653</text:p>
          </table:table-cell>
          <table:table-cell office:value-type="string" table:style-name="ce1">
            <text:p>이적</text:p>
          </table:table-cell>
          <table:table-cell office:value-type="string" table:style-name="ce1">
            <text:p>나침반</text:p>
          </table:table-cell>
          <table:table-cell office:value-type="string" table:style-name="ce1">
            <text:p>2017.12.14</text:p>
          </table:table-cell>
          <table:table-cell office:value-type="string" table:style-name="ce1">
            <text:p>사계절</text:p>
          </table:table-cell>
          <table:table-cell office:value-type="string" table:style-name="ce1">
            <text:p>고단한 하루가 끝나지 않는 이미 늦은 저녁 전화기 너머 들리는 네 웃음소리 난 다시 일어날 수 있어 아직 내겐 너라는 선물이 있으니까 아직 이 황량한 세상 속에 너는 내 곁에 있어주니까 아침마다 쏟아지는 햇살이 부담스러울 때 어느새 곁에 다가와 잠든 네 얼굴에 난 다시 일어날 수 있어 아직 내겐 너라는 선물이 있으니까 아직 이 황량한 세상 속에 너는 내 곁에 있어주니까 어지러웠던 하루하루가 먹구름처럼 내 앞을 가로막아도 너의 눈빛이 마치 꼭 나침반처럼 내 갈 길 일러주고 있으니 아직 내겐 너라는 선물이 있으니까 아직 이 황량한 세상 속에 너는 내 곁에 있어주니까</text:p>
          </table:table-cell>
          <table:table-cell office:value-type="string" table:style-name="ce1">
            <text:p>남</text:p>
          </table:table-cell>
          <table:table-cell table:number-columns-repeated="16377"/>
        </table:table-row>
        <table:table-row table:style-name="ro1">
          <table:table-cell office:value-type="float" office:value="654" table:style-name="ce1">
            <text:p>654</text:p>
          </table:table-cell>
          <table:table-cell office:value-type="string" table:style-name="ce1">
            <text:p>세븐틴</text:p>
          </table:table-cell>
          <table:table-cell office:value-type="string" table:style-name="ce1">
            <text:p>지금 널 찾아가고 있어</text:p>
          </table:table-cell>
          <table:table-cell office:value-type="string" table:style-name="ce1">
            <text:p>2018.2.5</text:p>
          </table:table-cell>
          <table:table-cell office:value-type="string" table:style-name="ce1">
            <text:p>사계절</text:p>
          </table:table-cell>
          <table:table-cell office:value-type="string" table:style-name="ce1">
            <text:p>눈물을 꾹 참으며 두려운 (내 맘을) 감추고서 너를 찾아서 갈 거야 자려다 네 생각에 일어나 밖으로 나가서는 걷다가 또 보니까 내 맘처럼 달리고 있는 나 너 있는 그곳을 나는 몰라도 내 마음 나침반 곧장 따라서 내 맘에 그려둔 지도를 천천히 살펴서 찾아가면 되지 조금 멀면 어때 우리 둘이 이어져 있는 선을 따라서 내 이름 마음에 새겼다 말할 때 내 눈이 커진 이율 기억해 지금 난 너와 똑같은 무엇이든 필요해 하지만 나에겐 있지 않으니까 우리 다시 만나자 내가 도착하기 전까지 잘 지내고 있어야 해 지금 널 찾아가고 있어 너의 시간 하나 둘 네가 없는 시간 하나 둘 가는 소리 들려도 내 맘에 소비 기간은 없어 너 없는 이곳에 모든 시간도 내 마음 초침을 따라 흐르면 언젠가 그날이 꼭 올 거라고 믿으면서 찾아가면 되지 조금 멀면 어때 우리 둘이 이어져 있는 선을 따라서 내 이름 마음에 새겼다 말할 때 내 눈이 커진 이율 기억해 지금 난 너와 똑같은 무엇이든 필요해 하지만 나에겐 있지 않으니까 우리 다시 만나자 내가 도착하기 전까지 잘 지내고 있어야 해 지금 널 찾아 가고 있다고 있다고 내 맘을 전해 봐도 혹시나 너에게 닿지 못하더라도 더 내가 좀 더 숨차더라도 빨리 갈 테니 그곳에 서서 조금만 기다려줘 너의 시간과 나의 시간이 마주하는 날 안아 줄 거야 내가 도착하기 전까지 잘 지내고 있어야 해 정말 정말 보고 싶어</text:p>
          </table:table-cell>
          <table:table-cell office:value-type="string" table:style-name="ce1">
            <text:p>남</text:p>
          </table:table-cell>
          <table:table-cell table:number-columns-repeated="16377"/>
        </table:table-row>
        <table:table-row table:style-name="ro1">
          <table:table-cell office:value-type="float" office:value="655" table:style-name="ce1">
            <text:p>655</text:p>
          </table:table-cell>
          <table:table-cell office:value-type="string" table:style-name="ce1">
            <text:p>DAY6</text:p>
          </table:table-cell>
          <table:table-cell office:value-type="string" table:style-name="ce1">
            <text:p>Sweet Chaos</text:p>
          </table:table-cell>
          <table:table-cell office:value-type="string" table:style-name="ce1">
            <text:p>2019.10.22</text:p>
          </table:table-cell>
          <table:table-cell office:value-type="string" table:style-name="ce1">
            <text:p>사계절</text:p>
          </table:table-cell>
          <table:table-cell office:value-type="string" table:style-name="ce1">
            <text:p>내가 살아왔던 세상이 너로 인해 뒤집어져 뒤바뀌어 Right is left Left is right 나만의 모래성 너란 파도를 맞고 무너지기 시작해 나 어떡해 Help me 너 때문에 I’m losing control It’s a sweet chaos 니가 등장하면서부터 내 삶과 꿈 미래 그 모든 게 바뀌어 근데 기다려져 내일이 변해가는 매일이 좋아 미칠 정도야 It’s a sweet chaos 널 알아가면 갈수록 내 취향과 패턴 그 모든 게 바뀌어 그런 나를 보면 Maybe 바보 같아 보일지 몰라 그래도 좋아 It’s a sweet chaos 모든 게 불안해 But I like 바쁜 거리 속의 사람들 발걸음처럼 계속 정신없이 얽히고 설킨 채 복잡한 머리 자꾸 틀어지는 과거의 내가 쌓아온 계획 망가지는 그 공간을 네가 메우고 있어 무질서 그 안에서 꽃이 피어나 It’s a sweet chaos 니가 등장하면서부터 내 삶과 꿈 미래 그 모든 게 바뀌어 근데 기다려져 내일이 변해가는 매일이 좋아 미칠 정도야 Sweet chaos 내 안의 나침반은 지금 정신없이 돌아가지만 너의 미소 잠깐이면 난 다 괜찮아져 It’s a Sweet chaos 니가 등장하면서부터 내 삶과 꿈 미래 그 모든 게 바뀌어 근데 기다려져 내일이 변해가는 매일이 좋아 미칠 정도야 It’s a sweet chaos 널 알아가면 갈수록 내 취향과 패턴 그 모든 게 바뀌어 그런 나를 보면 Maybe 바보 같아 보일지 몰라 그래도 좋아 It’s a sweet chaos 모든 게 불안해 But I like</text:p>
          </table:table-cell>
          <table:table-cell office:value-type="string" table:style-name="ce1">
            <text:p>남</text:p>
          </table:table-cell>
          <table:table-cell table:number-columns-repeated="16377"/>
        </table:table-row>
        <table:table-row table:style-name="ro1">
          <table:table-cell office:value-type="float" office:value="656" table:style-name="ce1">
            <text:p>656</text:p>
          </table:table-cell>
          <table:table-cell office:value-type="string" table:style-name="ce1">
            <text:p>세븐틴</text:p>
          </table:table-cell>
          <table:table-cell office:value-type="string" table:style-name="ce1">
            <text:p>같이 가요</text:p>
          </table:table-cell>
          <table:table-cell office:value-type="string" table:style-name="ce1">
            <text:p>2020.6.22</text:p>
          </table:table-cell>
          <table:table-cell office:value-type="string" table:style-name="ce1">
            <text:p>사계절</text:p>
          </table:table-cell>
          <table:table-cell office:value-type="string" table:style-name="ce1">
            <text:p>오랜만에 만나는 친구들은 줄어들고 하고픈 얘기들은 늘어나고 각자의 고민을 꺼내고서 나이를 하나둘씩 세어 가는 우리들은 나를 꺼내어 보는 시간의 벽에 부딪혀 자나 깨나 용기가 넘쳤던 우린 눈앞이 어두워 너무도 어두워 꺼내 볼래 마음의 나침반을 Yeh 흔들리는 나침반이 답답해도 우리 함께 라면 다 알지 못해도 다 알 수 있어요 내 뜻대로 안 되는 하루하루가 안개처럼 흐릿하지만 수많은 길이 내 앞에 있어 세상이 반대로 돌아가더라도 우린 절대 길을 잃지 않고 똑바로 걸어갈 거예요 같이 가요 Oh 똑같은 오전과 똑같은 노을 지는 하루가 예쁘지만 쳇바퀴를 도는 기분이 들어 보기 좋은 청춘이란 이름을 알기에 앞으로 더 걸어가기 좋기에 아무렴 뭔들 못해라는 생각을 또 해보지만 그게 그렇게 쉽지 않아서 눈앞이 어두워 너무도 어두워 꺼내 볼래 마음의 나침반을 Yeh 흔들리는 나침반이 답답해도 우리 함께 라면 다 알지 못해도 다 알 수 있어요 내 뜻대로 안 되는 하루하루가 안개처럼 흐릿하지만 수많은 길이 내 앞에 있어 세상이 반대로 돌아가더라도 우린 절대 길을 잃지 않고 똑바로 걸어갈 거예요 같이 가요 Oh 지나치는 이름 모를 사람들처럼 의미 없게 지금 우리가 잊혀진다면 쓸쓸할 것 같아 매일 속에 그 어느 날 숨차게 지나가는 내일의 그 어느 날 세상이 반대로 돌아갈지라도 내 뜻대로 안 되는 하루하루가 안개처럼 흐릿하지만 수많은 길이 내 앞에 있어 세상이 반대로 돌아가더라도 우린 절대 길을 잃지 않고 똑바로 걸어갈 거예요 같이 가요 Oh</text:p>
          </table:table-cell>
          <table:table-cell office:value-type="string" table:style-name="ce1">
            <text:p>남</text:p>
          </table:table-cell>
          <table:table-cell table:number-columns-repeated="16377"/>
        </table:table-row>
        <table:table-row table:style-name="ro1">
          <table:table-cell office:value-type="float" office:value="657" table:style-name="ce1">
            <text:p>657</text:p>
          </table:table-cell>
          <table:table-cell office:value-type="string" table:style-name="ce1">
            <text:p>강다니엘</text:p>
          </table:table-cell>
          <table:table-cell office:value-type="string" table:style-name="ce1">
            <text:p>Jealous</text:p>
          </table:table-cell>
          <table:table-cell office:value-type="string" table:style-name="ce1">
            <text:p>2020.3.24</text:p>
          </table:table-cell>
          <table:table-cell office:value-type="string" table:style-name="ce1">
            <text:p>사계절</text:p>
          </table:table-cell>
          <table:table-cell office:value-type="string" table:style-name="ce1">
            <text:p>지친 하루의 끝에서 시작된 밤 따라와 Ride with me, feel so high 아스팔트 위 도신 꽤 멋지단 걸 일탈이 필요한 밤 잠시만 모두 잊고 I know, I want Turn it up loud 완벽하게 기분 좋아 두 손을 위로 Feel like I’m touchin` the sky 움직여 지금 여기 공기 우리만 느껴 They’re gonna be jealous 모두 질투할 만큼 더 jealous 자유로운 groove, yeah 이 분위긴 뭔가 달라 오늘을 잃어버린 대도 괜찮아 멈추지 마 볼륨을 올려 줘 숨이 벅차도록 Turn it, turn it, turn it, turn it on Turn it, turn it, turn it, turn it, baby 이 느낌 이대로 밤이 다 새도록 Turn it, turn it, turn it, turn it on 영원하고 싶은 오늘 밤 오랫동안 잊고 있었던 감정 애써 모른 척했던 거야 yeah, yeah 전화긴 꺼 둬 yeah, yeah, yeah 고민은 지워 yeah, yeah, yeah 심장이 터질 듯이 춤추고 있잖아 I know, I want Turn it up loud 뭘 좀 아는 느낌 so nice 나침반 없이 헤매지 않을 이 밤 좋잖아 지금 여기 공기 우리만 느껴 They’re gonna be jealous 모두 질투할 만큼 더 jealous 자유로운 groove yeah 이 분위긴 뭔가 달라 오늘을 잃어버린대도 괜찮아 멈추지 마 볼륨을 올려 줘 숨이 벅차도록 Turn it, turn it, turn it, turn it on Turn it, turn it, turn it, turn it, baby 이 느낌 이대로 밤이 다 새도록 Turn it, turn it, turn it, turn it on 영원하고 싶은 오늘 밤 아무 말도 필요 없어 느끼면 돼 다 부러워할 정도로 우린 좀 더 즐겨도 돼 그래도 돼 영원히 기억될 tonight They’re gonna be jealous 모두 다 따라 하게끔 jealous 짜릿해진 groove Yeah 분위긴 더 뜨거워져 새벽이 불쑥 찾아와도 괜찮아 멈추지 마 볼륨을 올려 줘 숨이 벅차도록 Turn it, turn it, turn it, turn it on Turn it, turn it, turn it, turn it, baby 이 느낌 이대로 밤이 다 새도록 Turn it, turn it, turn it, turn it on 영원하고 싶은 오늘 밤 우린 오늘 밤 모두의 jealous, yeah</text:p>
          </table:table-cell>
          <table:table-cell office:value-type="string" table:style-name="ce1">
            <text:p>남</text:p>
          </table:table-cell>
          <table:table-cell table:number-columns-repeated="16377"/>
        </table:table-row>
        <table:table-row table:style-name="ro1">
          <table:table-cell office:value-type="float" office:value="658" table:style-name="ce1">
            <text:p>658</text:p>
          </table:table-cell>
          <table:table-cell office:value-type="string" table:style-name="ce1">
            <text:p>비투비</text:p>
          </table:table-cell>
          <table:table-cell office:value-type="string" table:style-name="ce1">
            <text:p>The Feeling</text:p>
          </table:table-cell>
          <table:table-cell office:value-type="string" table:style-name="ce1">
            <text:p>2018.6.18</text:p>
          </table:table-cell>
          <table:table-cell office:value-type="string" table:style-name="ce1">
            <text:p>사계절</text:p>
          </table:table-cell>
          <table:table-cell office:value-type="string" table:style-name="ce1">
            <text:p>처음부터 뛰는 가슴을 시작해 다 좋아 조금도 의심해본 적 없는 건 바로 너 Girl when I’m with you I don’t know why I get this feeling like I’m so high Up in the sky I feel so alive Feel so alive 이 길이 끝날 때까지 나의 두 손을 꽉 잡아주겠니 하늘을 나는 듯이 기분 좋은 Feeling 설렘을 넘어선 뜨거운 느낌 우주보다 더 멀리 더 높이 커진 맘이 난 싫지 않은 걸 그게 너라서 The Feeling 터질 듯 벅차오르는 느낌 아주 작은 숨소리까지 변치 않길 네게 바라는 건 그것만으로 The Feeling 외롭기만 했던 지난날들도 안녕 이제부터 내 모든 걸 두 개로 나누며 가고 싶은 데로 가 가고 싶은 데로 가 설명 없는 지도 위 우리는 나침반도 없이 두렵지 않아 새로운 시작 Uh Do you feel the way I do? Now I feel the way you do 네가 하는 모든 것들이 내 안에 스며들어와 아무런 걱정이 안 돼 우리 서로가 있으니 가슴 가득 들어찬 네가 더 들어와 막 들어와 Love ya 그래 이건 기분 좋은 느낌이야 날 더 꽉 안아줘 꽉 기분 좋은 Feeling 설렘을 넘어선 뜨거운 느낌 우주보다 더 멀리 더 높이 커진 맘이 난 싫지 않은 걸 그게 너라서 The Feeling 터질 듯 벅차오르는 느낌 아주 작은 숨소리까지 변치 않길 네게 바라는 건 그것만으로 The Feeling 순수한 아침 이슬처럼 Oh no Girl I've never ever felt like this before You’re the only one that can make me feel this way I know for sure You’d better love me I’ll never make you lonely The Feeling 설렘을 넘어선 뜨거운 느낌 우주보다 더 멀리 더 높이 커진 맘이 난 싫지 않은 걸 그게 너라서 The Feeling 터질 듯 벅차오르는 느낌 아주 작은 숨소리까지 변치 않길 네게 바라는 건 그것만으로 The Feeling</text:p>
          </table:table-cell>
          <table:table-cell office:value-type="string" table:style-name="ce1">
            <text:p>남</text:p>
          </table:table-cell>
          <table:table-cell table:number-columns-repeated="16377"/>
        </table:table-row>
        <table:table-row table:style-name="ro1">
          <table:table-cell office:value-type="float" office:value="659" table:style-name="ce1">
            <text:p>659</text:p>
          </table:table-cell>
          <table:table-cell office:value-type="string" table:style-name="ce1">
            <text:p>기리보이</text:p>
          </table:table-cell>
          <table:table-cell office:value-type="string" table:style-name="ce1">
            <text:p>vv 2</text:p>
          </table:table-cell>
          <table:table-cell office:value-type="string" table:style-name="ce1">
            <text:p>2018.12.28</text:p>
          </table:table-cell>
          <table:table-cell office:value-type="string" table:style-name="ce1">
            <text:p>사계절</text:p>
          </table:table-cell>
          <table:table-cell office:value-type="string" table:style-name="ce1">
            <text:p>Break 밟지 말고 달려 all day Break Time 나 섭취해 카페인 머리 졸라 굴리면서 우린 돈을 불릴 준비 우리 회의 시간 길어 기획하고 매일 궁리 너흰 거기에서 멈춰 너흰 한 게 없어 준비에서 멈춰 있어 내가 먼저 가 있을 테니 내가 갈고 닦어 왔던 길을 편히 걸어 우린 걸어왔고 그건 너무 넘사 런닝머신 shit 걷고 달려 제자리 나는 너무 변했어도 계속 제자리 대가리가 커도 우린 계속 제자리 여긴 내 자리 비밀번호 네 자리 우린 너무 우주 해 mtfucker 우주비행 정장 입어 구두에 숨을 쉬어 후두에 두루두루 잘나가지 우린 이제 글로벌 휴형이 유일하게 아는 헨즈 클러버 손바닥을 펴고 두 손을 높이 들어 힘들어도 오늘만큼은 두 손을 풀어 핸드폰 꺼 둬 핸드백 넣어둬 vv signs up 내 기분을 size up 손바닥을 펴고 두 손을 높이 들어 힘들어도 오늘만큼은 두 손을 풀어 핸드폰 꺼 둬 핸드백 넣어둬 vv signs up 내 기분을 size up FUCK BEING ON SOME CHILL SH 박자를 또 다르게 타지 병신들의 SWAGGIN 애기들 같지 난 걔네 뱃겨놓은 VILLAIN 뺏고 뱃겨서 던져 이 새끼 I'M GLOBAL LIKE SKOLOCT에서 팔로우한 유일한 헨즈 클러버 뉴스쿨에 안 속해 내가 뉴스쿨 기리보이 슈프림 입던 시절 슈프림 따라 사 입던 내가 이제 니들 옷 사고 싶게 만들어 UNDERCOVER MADMAN 새꺄 내가 처음가사에다 SHOUT OUT 했어 이젠 난 왜 입는지 아는데 너흰 모른 채 팔에 달아 놔 와펜 NOW FUCK UP SOME COMMAS ON THE 작업실의 TABLE WHEN I WAS 20 NB TABLE BOTTLE POP 저 어른들은 뭐 땜에 편의점의 4배 가격을 주고 술병을 딸까가 내 유일한 궁금함이었고 그건 다 풀렸어 I EARN THAT GUAP 이제 BREAKD UP 걱정 할거면 날 WATCH OUT 결과를 보여주지 COME OUT 니 걱정뿐인 입 SHUT DOWN 입 닥쳐 이제 그만 I AIN'T DOWN WITH IT 이 겁만 많은 랩퍼들 음악가사 봄 뭐 있나 본데 뭐 믿냐 개 망한 니 FAM? EY COME ON comma 난 점만 찍은 작품을 천만에 파는 예술가가 될 거야 청바질 안 내려 입어도 힙합퍼다 병신들아 걔네 바지 내리고 말해 get the fuck out 니네 옷에다 술 쏟아 거기 있던 니 잘못이야 넌 데낄라 마셔 타 속만 헨즈 바 매출이 올라 이거 완전 개이득이지 너희는 표정을 구기지 강아지 닮았어 우리집 퍼그갱 퍼그갱 퍼그앁 브로콜리 너마저가 좋아요 누른 유일한 헨즈 클러버 다들 쓰니까 나도 한번 썼어 넌 유일한 적 없지 너네 집에서도 시간은 비싸 마치 기리형의 시계처럼 우주비행 이제 모든 사건들의 발단 이게 구라 같으면 나중에 해봐 판단 우린 높이 올라가지 그래 우주 관광 너넨 돌고 돌아도 제자리 디스코 팡팡 손바닥을 펴고 두 손을 높이 들어 힘들어도 오늘만큼은 두 손을 풀어 핸드폰 꺼 둬 핸드백 넣어둬 vv signs up 내 기분을 size up 손바닥을 펴고 두 손을 높이 들어 힘들어도 오늘만큼은 두 손을 풀어 핸드폰 꺼 둬 핸드백 넣어둬 vv signs up 내 기분을 size up i did it so success I think should go Mexico 내 바지 like farmer 농사 지어 자기야 넌 어디든 갈 거야 넌 여왕 올해도 유입도 어쩌면 몰입도 필요가 절대로 없어 또 쫓겨 난 come with the fellow look at the jewelry 샤넬이 초대한 유일한 헨즈 클러버 connect the dots 돈 많은 형이랑 돈 버는 건 니 삶 아니지 적응을 했지 유명세 얻지 그녀가 물어봐 어디서? where you at? 생각 짧으면 명 짧지 8시간 교대 넌 offer 밥 먹듯 입다가 졸업한 off-white 털 얘기 아니고 불려 이 덕화 계속 skrrt skrrt like Meek Mill 내 condo는 model 침실이지 포만감은 거의 big biggie 개 찢는 중 with Giri Milli 니네 컴필 so ㅋ ㅋ ㅂ ㅅ ㅅ ㄲ 이지 know what i'm talkin' 'bout 새끼들 토끼인가? 보트도 없이 난 수중 전 조지지 C'mon man 우린 ice boy 소문내 우린 악동 높아 soprano 핸들 고장 난 Bentley truck 이쁜 여자가 또 belly 춰 근데 그 여잔 걍 거래처 가끔 길 잃어도 내 몸에 나침반 돈 버는 방법은 뻔해져 swish I don’t really rap or do boom bap but I dont give a fuck Imma fuck it up cause my boss said “Let’s get that” OK boy I got that 기리형한테 카톡이 왔지 “너도 랩 해봐 하야케” So I’m stanced up RHYMEZONE.com Hayake enter Issey Miyake I don’t get it…what kind of flow is this? For real it’s like he doesn’t care about the BPM You right stupid I don’t All my big bros already used up all the good flows Man who knows whose nose glows rose Nondisclothes Still my shit is so damn raw Your shit so uncooked like what Boy that’s all your fault Let’s go read a book This verse way too long But my money longer 홍삼 makes you stronger 홍시영 my father I got two words: 14P Shouts goes out to my main 경비 아저씨 No cap he scope that like “어디서 샀니?” Sorry 아저씨 알아도 못 사지 You need a four digit IQ thats just how damn special This that very rare This that next next level VVS the Diamonds flooded rocks on bezel I just enhanced your mental I done drank 2 litres of Milkis now I don’t know how to act But my double V Y B H brothers hold it down no cap They like “yo man, slow down really wouldn’t wanna drink all that” I’m like damn boys you right yeah I better not do that</text:p>
          </table:table-cell>
          <table:table-cell office:value-type="string" table:style-name="ce1">
            <text:p>남</text:p>
          </table:table-cell>
          <table:table-cell table:number-columns-repeated="16377"/>
        </table:table-row>
        <table:table-row table:style-name="ro1">
          <table:table-cell office:value-type="float" office:value="660" table:style-name="ce1">
            <text:p>660</text:p>
          </table:table-cell>
          <table:table-cell office:value-type="string" table:style-name="ce1">
            <text:p>EXO</text:p>
          </table:table-cell>
          <table:table-cell office:value-type="string" table:style-name="ce1">
            <text:p>Lucky One</text:p>
          </table:table-cell>
          <table:table-cell office:value-type="string" table:style-name="ce1">
            <text:p>2016.6.9</text:p>
          </table:table-cell>
          <table:table-cell office:value-type="string" table:style-name="ce1">
            <text:p>여름</text:p>
          </table:table-cell>
          <table:table-cell office:value-type="string" table:style-name="ce1">
            <text:p>Oh 태양이 뜬다 널 찾아줄 지도를 들고 좌표를 따라 나서는 항로 No matter 저 은빛 나침반은 너를 향할 테니 너를 닮은 하늘은 아름다워 오늘도 오늘도 이대로 넌 눈부셔 익숙한 듯 낯선 길 휘어버릴게 너와 나의 평행선 너머 너머 I don’t mind 큰 파도에 밀려 이 항해의 끝에 내가 휘몰아치는 순간 내 세상에 멈춰선 넌 나의 Only one 너를 발견한 순간 더 찬란히 빛나는 I’ll be the lucky one 너와 나 (Living it up) 이곳에 (Just living it up) Keep on coming (Wow wow wow wow) 같은 시간 속에 Oh 하나된 그 순간 We’ll be the lucky ones Girl (Oh, girl) 비밀스럽게 숨겨둔 너의 고백 (Just tell me right now) 다가갈게 한 걸음 한 걸음 네 곁에 baby 오늘도 오늘도 절대로 Never go back 오직 나만 아는 Rule 바꿔버릴게 너와 나의 평행선 너머 너머 I don’t mind 큰 파도에 밀려 이 항해의 끝에 내가 휘몰아치는 순간 내 세상에 멈춰선 넌 나의 Only one 너를 발견한 순간 더 찬란히 빛나는 I’ll be the lucky one 너와 나 (Living it up) 이곳에 (Just living it up) Keep on coming (Wow wow wow wow) 같은 시간 속에 Oh 하나된 그 순간 We’ll be the lucky ones 수많은 사람 속 나의 Lover 운이 좋게 찾은 네 잎 Clover 올 것 같아 내게로 너란 행운도 멋지지 누가 뭐라해도 널 알아갈수록 yeah, let’s go 공존할 수 없는 곳은 없어 넌 나의 only one 난 너의 lucky one cause I I I 휘몰아치는 순간 내 세상에 멈춰선 넌 나의 Only one 너를 발견한 순간 더 찬란히 빛나는 I’ll be the lucky one 너와 나 (Living it up) 이곳에 (Just living it up) Keep on coming (Wow wow wow wow) 같은 시간 속에 Oh 하나된 그 순간 We’ll be the lucky ones I am the lucky one I am the lucky one</text:p>
          </table:table-cell>
          <table:table-cell office:value-type="string" table:style-name="ce1">
            <text:p>남</text:p>
          </table:table-cell>
          <table:table-cell table:number-columns-repeated="16377"/>
        </table:table-row>
        <table:table-row table:style-name="ro1">
          <table:table-cell office:value-type="float" office:value="661" table:style-name="ce1">
            <text:p>661</text:p>
          </table:table-cell>
          <table:table-cell office:value-type="string" table:style-name="ce1">
            <text:p>숀</text:p>
          </table:table-cell>
          <table:table-cell office:value-type="string" table:style-name="ce1">
            <text:p>Traveler</text:p>
          </table:table-cell>
          <table:table-cell office:value-type="string" table:style-name="ce1">
            <text:p>2019.1.1</text:p>
          </table:table-cell>
          <table:table-cell office:value-type="string" table:style-name="ce1">
            <text:p>사계절</text:p>
          </table:table-cell>
          <table:table-cell office:value-type="string" table:style-name="ce1">
            <text:p>Deep in the midnight 길 위에 나 홀로 회색빛 도신 더 멀어져가고 까마득하게 이어지는 길은 날 끝도 없이 떠나게 만들어 표지판도 없이 지도 하나 없이 난 나침반이 되어 한 발 한 발 더 멀리 마침내 그 끝에 일렁인 불빛이 안내해주는 길을 따라 발을 멈출때 I’ll be there when the party started I’ll be there when the party started I’ll be there when the party started Deep in the midnight 더 멀리 나홀로 선명한 달빛 따라서 걸어가 좀 어지럽게 휘어지는 길은 이 대로 잠시 날 쉬게 만들어 쏟아진 별빛도 불어온 바람도 이제서야 모든게 하나 하나 느껴져 깊은 밤이가고 해 가 떠오를때 좀 더 새로운 길을 따라 발을 디딜때 I’ll be there when the party started I’ll be there when the party started I’ll be there when the party started I’ll be there when the party started I’ll be there when the party started</text:p>
          </table:table-cell>
          <table:table-cell office:value-type="string" table:style-name="ce1">
            <text:p>남</text:p>
          </table:table-cell>
          <table:table-cell table:number-columns-repeated="16377"/>
        </table:table-row>
        <table:table-row table:style-name="ro1">
          <table:table-cell office:value-type="float" office:value="662" table:style-name="ce1">
            <text:p>662</text:p>
          </table:table-cell>
          <table:table-cell office:value-type="string" table:style-name="ce1">
            <text:p>루시드폴,?CHAI(이수정),?이진아,?정승환,?정재형,?샘김(Sam Kim),?권진아,?박새별,?페퍼톤스,?윤석철,?토이</text:p>
          </table:table-cell>
          <table:table-cell office:value-type="string" table:style-name="ce1">
            <text:p>Everything Is OK</text:p>
          </table:table-cell>
          <table:table-cell office:value-type="string" table:style-name="ce1">
            <text:p>2020.4.29</text:p>
          </table:table-cell>
          <table:table-cell office:value-type="string" table:style-name="ce1">
            <text:p>사계절</text:p>
          </table:table-cell>
          <table:table-cell office:value-type="string" table:style-name="ce1">
            <text:p>이제 천천히 지쳐가는 우리들의 여행 서로에게 등을 기댄 채 무표정한 얼굴 쉼 없이 달려온 기나긴 이 길 위에 한 번쯤은 우리를 둘러싼 이 모든 걸 가볍게 웃을 수 있다면 Everything is ok, Everything is alright 따사로운 태양은, 음 지친 나를 비추고 있어 Everything is ok, Everything is alright 스쳐가는 풍경은, 언제나 우릴 미소 짓게 해 Everything is ok Everything is alright 점점 잊혀져만 가는 우리들의 처음 빛바랜 낡은 지도와 녹슨 나침반 쉼 없이 달려온 기나긴 이 길 위에 한 번쯤은 우리를 둘러싼 이 모든 걸 가볍게 웃을 수 있다면 Everything is ok, Everything is alright 따사로운 태양은, 음 지친 나를 비추고 있어 Everything is ok, Everything is alright 스쳐가는 풍경은, 언제나 우릴 미소 짓게 해 Everything is ok Everything is alright</text:p>
          </table:table-cell>
          <table:table-cell office:value-type="string" table:style-name="ce1">
            <text:p>혼성</text:p>
          </table:table-cell>
          <table:table-cell table:number-columns-repeated="16377"/>
        </table:table-row>
        <table:table-row table:style-name="ro1">
          <table:table-cell office:value-type="float" office:value="663" table:style-name="ce1">
            <text:p>663</text:p>
          </table:table-cell>
          <table:table-cell office:value-type="string" table:style-name="ce1">
            <text:p>여자친구</text:p>
          </table:table-cell>
          <table:table-cell office:value-type="string" table:style-name="ce1">
            <text:p>앞면의 뒷면의 뒷면</text:p>
          </table:table-cell>
          <table:table-cell office:value-type="string" table:style-name="ce1">
            <text:p>2020.11.9</text:p>
          </table:table-cell>
          <table:table-cell office:value-type="string" table:style-name="ce1">
            <text:p>사계절</text:p>
          </table:table-cell>
          <table:table-cell office:value-type="string" table:style-name="ce1">
            <text:p>거대한 미로 속 갇힌 것 같았어 계속된 갈림길에 멈춰서 헤매던 난 네모난 이 상자 속에 내 아픈 감정을 뱉어내면 다시 돌아와 내게 찔릴까 아무 말도 못 했던 나야 지금 이 길이 맞는지 수없이 되묻고 또 의심한 날들 끝이 어딜지 몰라도 난 가볼게 계속 달리자 One way 우리는 같은 방향으로 This way 진심이 반응하는 곳으로 뭐가 정답일까 가끔씩 두려워 앞면의 뒷면 그 뒷면은 또 뭘까 One way 이 길에 그려지는 너와 나 네모난 내 마음이 너와 함께 한 후로 점점 동그랗게 변해 신기하게 거친 맘은 점점 무뎌져 이젠 멈춰 서지 말자 마음의 나침반을 믿기로 해 끝은 정해진 게 아냐 더 가보자 계속 달리자 One way 우리는 같은 방향으로 This way 진심이 반응하는 곳으로 뭐가 정답일까 두려워하지 마 앞면의 뒷면 그 뒷면은 또 뭘까 One way 이 길에 그려지는 너와 나 맞닿은 너와 나의 마음은 다르지 않아 달려가는 이 순간 우린 하나야 One way 너와 난 나눠 있지 않아 This way 우리가 그린 이 궤도를 봐 해와 달의 시간 겨울과 봄처럼 시작과 끝은 정해진 게 아니야 One way 우리는 크게 원을 그리자 달려 지금 이 꿈길을 달려 지금 이 현실을 달려 더욱 더 짙어져 우리가 그리는 원 달려 지금 이 꿈길을 달려 지금 이 현실을 달려 더욱 더 짙어져 우리는 계속 달려</text:p>
          </table:table-cell>
          <table:table-cell office:value-type="string" table:style-name="ce1">
            <text:p>여</text:p>
          </table:table-cell>
          <table:table-cell table:number-columns-repeated="16377"/>
        </table:table-row>
        <table:table-row table:style-name="ro1">
          <table:table-cell office:value-type="float" office:value="664" table:style-name="ce1">
            <text:p>664</text:p>
          </table:table-cell>
          <table:table-cell office:value-type="string" table:style-name="ce1">
            <text:p>뉴이스트</text:p>
          </table:table-cell>
          <table:table-cell office:value-type="string" table:style-name="ce1">
            <text:p>Call me back</text:p>
          </table:table-cell>
          <table:table-cell office:value-type="string" table:style-name="ce1">
            <text:p>2019.10.21</text:p>
          </table:table-cell>
          <table:table-cell office:value-type="string" table:style-name="ce1">
            <text:p>사계절</text:p>
          </table:table-cell>
          <table:table-cell office:value-type="string" table:style-name="ce1">
            <text:p>매일매일 내 발은 네가 있는 곳으로 걸어가는 중 나침반은 없지만 하지만 Oh yeh yeh 널 찾는 더듬이가 자라나봐 부지런한 하루보다 더 널 위해 노래 불러줄 하루가 더 중요해 너의 생각 모든 색감 그림에 그려다 주고 싶다 내 신경 다 네게 쏠려 Oh Give me the phone 앱을 켜 검색창 노랠 골라 네 Playlist 건들 기회를 줘 내가 고른 노래 첫 곡을 들어봐 눈을 뜰 수가 없는 걸 넌 마치 Light of the sun 자신 있게 말할 수가 있는 건 Nothing like your ex, no 딴 사람과 비교하지 말아 난 너뿐이야 너밖에 없는 걸 널 위해 난 준비가 돼 있어 솔깃해서 넘어가 줘 끝까지 자신 있어 If you like it, call me back Yeh 네게 던진 스무고개 정답이 나였음 좋겠네 Yeh 아니 아니면 난 나라는 답을 원해 저울로는 내 마음의 무게 잴 수 없잖아 Oh yeh 바삐 바쁜 일과 보다 더 널 생각할 시간이 나에게는 더 중요해 너의 생각 모든 색감 그림에 그려다 주고 싶다 내 신경 다 네게 쏠려 Oh Give me the phone 앱을 켜 검색창 노랠 골라 네 Playlist 건들 기회를 줘 내가 고른 노래 첫 곡을 들어봐 눈을 뜰 수가 없는 걸 넌 마치 Light of the sun 자신 있게 말할 수가 있는 건 Nothing like your ex, no 딴 사람과 비교하지 말아 난 너뿐이야 너 밖에 없는 걸 널 위해 난 준비가 돼 있어 솔깃해서 넘어가줘 끝까지 자신 있어 If you like it, call me back Baby 네게 전화가 온다 wait a minute 준비가 필요해 전화를 받고 나면 우리 사이는 내가 바라는 대로 되길 너에게 Day &amp; night 사랑 줄게 너도 나만큼 만큼 사랑해줘 Baby 너에게 Day &amp; night 사랑 줄게 너도 나만큼 만큼 사랑해줘 Baby 눈을 뜰 수가 없는 걸 넌 마치 Light of the sun 자신 있게 말할 수가 있는 건 Nothing like your ex, no 딴 사람과 비교하지 말아 난 너뿐이야 너밖에 없는 걸 널 위해 난 준비가 돼 있어 솔깃해서 넘어가 줘 끝까지 자신 있어 If you like it, call me back</text:p>
          </table:table-cell>
          <table:table-cell office:value-type="string" table:style-name="ce1">
            <text:p>남</text:p>
          </table:table-cell>
          <table:table-cell table:number-columns-repeated="16377"/>
        </table:table-row>
        <table:table-row table:style-name="ro1">
          <table:table-cell office:value-type="float" office:value="665" table:style-name="ce1">
            <text:p>665</text:p>
          </table:table-cell>
          <table:table-cell office:value-type="string" table:style-name="ce1">
            <text:p>빨간의자</text:p>
          </table:table-cell>
          <table:table-cell office:value-type="string" table:style-name="ce1">
            <text:p>나랑 만날래</text:p>
          </table:table-cell>
          <table:table-cell office:value-type="string" table:style-name="ce1">
            <text:p>2020.7.1</text:p>
          </table:table-cell>
          <table:table-cell office:value-type="string" table:style-name="ce1">
            <text:p>사계절</text:p>
          </table:table-cell>
          <table:table-cell office:value-type="string" table:style-name="ce1">
            <text:p>요즘?이상해 내가?아닌?것?같아 혼자?웃고?귀까지?빨개지는?게 살짝?미친?건지?아픈?건?아닌데? 자꾸만?가슴도?두근대 배배?꼬는?손가락?두?개는? 갈?길?잃은?나침반처럼 하늘?높은?내?입꼬리도? 네?얼굴만?보면?나?이렇게?돼 나랑?만날래?나랑?사귈래 입술에?맴도는?말 너를?좋아해 나랑?만나자?사귀자?그냥 밀거나?당겨내는?것?말고 내가?먼저?이런?말을?꺼내서 아니?그냥?답답한?게?싫어서 근데?많이?놀란?네?얼굴을?보니 조금은?돌려?말할?걸?그랬나 oh?maybe?기다렸으면 네가?먼저?말해주지?않았을까? 그런?생각도?해 잠이?덜?깬?네?목소릴?듣고 섹시하다?생각했어 오늘?밤도?너를?생각하며 화끈거리겠지?터질지도?몰라 나랑?만날래?나랑?사귈래 입술에?맴도는?말 너를?좋아해 나랑?만나자?사귀자?그냥 밀거나?당겨내는?것?말고 반하나?반할래?그냥?만날래?만나줘?그냥 안아줘?안을래?그냥?사귈래?사귀자?그냥 너?그냥?나랑?만날래?나랑?사귈래 입술에?맴도는?말 너를?좋아해 나랑?만나자?사귀자?그냥 밀거나?당겨내는 그런?시간이?아까워?널?좋아해 밀거나?당겨내는?것?말고</text:p>
          </table:table-cell>
          <table:table-cell office:value-type="string" table:style-name="ce1">
            <text:p>남</text:p>
          </table:table-cell>
          <table:table-cell table:number-columns-repeated="16377"/>
        </table:table-row>
        <table:table-row table:style-name="ro1">
          <table:table-cell office:value-type="float" office:value="666" table:style-name="ce1">
            <text:p>666</text:p>
          </table:table-cell>
          <table:table-cell office:value-type="string" table:style-name="ce1">
            <text:p>쿤디판다</text:p>
          </table:table-cell>
          <table:table-cell office:value-type="string" table:style-name="ce1">
            <text:p>AMA</text:p>
          </table:table-cell>
          <table:table-cell office:value-type="string" table:style-name="ce1">
            <text:p>2019.12.8</text:p>
          </table:table-cell>
          <table:table-cell office:value-type="string" table:style-name="ce1">
            <text:p>사계절</text:p>
          </table:table-cell>
          <table:table-cell office:value-type="string" table:style-name="ce1">
            <text:p>여전히 덜 익은 느낌 건방은 사시나무 알맞지 않은 시대에 고장 났지 내 나침반은 천천히 해결하는 중 이 곳의 상시 가뭄 내 적들에겐 상실감을 아직 많아 방심 말아 하고자 해서 내가 뿌려놓은 거름이 많은 시간을 잠식한 후 발사되기를 대기 타 몇 분 뒤 사고의 창궐 머리가 나빠 못 따라가는 자식들은 닥치고 따라와 follow ma lead up 리더의 자질이 발휘되는 순간이 위기면 여기 대개는 깨진 뚝배기 어느 자리에 앉아있든 간 되지 풋내기 어딜 가도 못 미더워 대기를 대기 해서 비와이 형과 나는 패기 투 패기 우린 만났어 근데 너무 통해서 이미 아는 사인 듯 Dejavu ye 대작품 될 우리 시대 곧 퍼트려라 모든 대자보에 recently I been feelin stronger than I ever was 시간이 곧이란 걸 자각 안되면 때려치워 언제보다 내 시야는 뚜렷하고 더 채워졌네 그간 뺏겼던 내 기회는 더 뺏을 수 없기에 다음 문을 연 다음 확인해 허구한 날 빛나는 내 영광 넌 나에 대한 기억만 짓지 마 연관 쟤는 생기지 미움만 나의 건 영원 나의 건 영원 영원 내 미랜 어마어마어마 내 미랜 어마어마어마 내 미랜 어마어마어마 어마어마어마한 미래 내 미랜 어마어마어마 내 미랜 어마어마어마 내 미랜 어마어마어마 범사에서 나 희귀종 SM58에서 지휘봉 내게 괜히 걸 시비조의 이유는 인지도 인지도 인지도 못할 병신들 히키코 모리들 입에 ZIP-LOCK 내 발언권은 당연 일인용 허니 합죽이가 됩시다 익숙한 첫. 가설보다 예시고 내심 넌 기대하지 다음 나의 것 너 말해봐 네가 모른단 거 빼고 저기 정상과 나의 차이점 엄밀히 말하자면 내가 더 낫지 커리어가 해서 KP 가라사대 깝치지 말 지어다 말 지어다 놓지 내 앞에 수많은 수식어 처음 받은 환대지만 너무 익숙해서 나와 팀은 무신경 원래 구심점인 듯이 시대는 오는 게 아니고 돌아와 맞춰 움직여 당장은 보지 못해도 근시에 보일 거야 번화가를 누비면 다음 문을 연 다음 확인해 허구한 날 빛나는 내 영광 넌 나에 대한 기억만 짓지 마 연관 쟤는 생기지 미움만 나의 건 영원 나의 건 영원 영원 내 미랜 어마어마어마 내 미랜 어마어마어마 내 미랜 어마어마어마 어마어마어마한 미래 내 미랜 어마어마어마 내 미랜 어마어마어마 내 미랜 어마어마어마</text:p>
          </table:table-cell>
          <table:table-cell office:value-type="string" table:style-name="ce1">
            <text:p>남</text:p>
          </table:table-cell>
          <table:table-cell table:number-columns-repeated="16377"/>
        </table:table-row>
        <table:table-row table:style-name="ro1">
          <table:table-cell office:value-type="float" office:value="667" table:style-name="ce1">
            <text:p>667</text:p>
          </table:table-cell>
          <table:table-cell office:value-type="string" table:style-name="ce1">
            <text:p>오왼</text:p>
          </table:table-cell>
          <table:table-cell office:value-type="string" table:style-name="ce1">
            <text:p>Hip Hop</text:p>
          </table:table-cell>
          <table:table-cell office:value-type="string" table:style-name="ce1">
            <text:p>2016.1.15</text:p>
          </table:table-cell>
          <table:table-cell office:value-type="string" table:style-name="ce1">
            <text:p>사계절</text:p>
          </table:table-cell>
          <table:table-cell office:value-type="string" table:style-name="ce1">
            <text:p>Sometimes I cut myself to see if I bleed Just to.. just to feel alive 불금과 술, 미래를 도모 변함없는 아침 어제 하루를 곱씹으며 다시 찍지 마침표 중요한 게 지나간 듯 기억 속을 marching Ain't nothing changed big game turned into nothing 마치 여느 예술가의 말처럼 쌌지 똥 박수갈채는 없고 위로는 숨은 마니또 물거품 된 계획, 인스타 페북 트위터 우물 안 세계를 보며 지구를 담고 있어 Cuz we're following paper trails paper trails Forgetting how we started and what's real (what's real) things you feel 술 취한 서울은 성공 또는 몰락 없어 중간, 대다수 함정에 빠졌다는 걸 몰라 힙합이 아닌 순간 그릇에는 없는 정상 진보를 추구한다던 선구자는 누군가 상업화 체계 속에 내로라할 그런 예술가는 CL이나 GD는 절대 아니야 make your own rhymes 예술은 모두에게 열려있지만 열려있는 자에 한해서 대답하니까 힙합은 좀 더 유치하고 진부하지만 네 자신이 없다면 진짜라 떠들지 마 인생 새옹지마 여자 짧은 치마 때문에 여기까지 왔을지 알았을까 단지 그게 전부가 아니고 완벽한 계획안에서 만든 현실과 싸움이야 미국은 재미없는 천국이고 한국은 재미있는 지옥이라는 말, 어디서부터 울고 웃어야 되는 부분인지 흔들리는 중점, 아버지의 부고 소식을 듣고 꿈을 꾸던 형제는 잠에서 깼어 애써 요동치는 가슴을 옮겨 펜촉 그대로 백지 위로 멈춤 없이 계속 다 쏟아 냈을 때 그때야 비로소 자 이제 시작해 볼까 내 영혼 담은 공간 이 속 안을 들여다볼 때 돈 말고 경건함 존중과 기본을 알고자 하는 마음가짐 이게 갖춰져 있지 않다면 넌 그저 그런 어중이떠중이일 뿐이고 미래가 훤히 보여 고여 있는 썩은 물, 벼랑을 못 봐 좆밥 지금 내가 하고 있는 게 재능기부라는 걸 도대체 왜 넌 몰라 힙합 그 문화가 녹아있는 삶의 터전 그곳이 주는 영감, 영양소를 먹어 2005년부터 여기까지 왔지 10년의 공백을 10개월 만에 벤치마킹 막지 마 내 앞길 너가 누가 됐든 간에 힙합 아닌 길로 돈을 번다면, 밤에 어둠이 드리운 곳 그림자를 조심하길 기다리고 있을 거야 문화의 나침반이 문화의 나침반이 죽은 문화의 나침반이 Owen Ovadoz the whole time, I've been sitting right in front of your face homie who am I (Owen Ovadoz) when am I (right now) where am I (hip hop) what am I (나침반) how am I (humble &amp; grind) why am I doing this until now? cuz I know what it takes 말할게 너무 많았기 때문이지, 가짜는 거절할게 real recognize real is real, I see not many 얼마나 잘났고 평소에 해왔어도 매일 real recognize real is real, I see not many God knows I'm praying 이건 신의 계시 real recognize real is real, I see not many real recognize real is real, I see not many real recognize real is real, I see not many real recognize real is real, 내가 할게 대신</text:p>
          </table:table-cell>
          <table:table-cell office:value-type="string" table:style-name="ce1">
            <text:p>남</text:p>
          </table:table-cell>
          <table:table-cell table:number-columns-repeated="16377"/>
        </table:table-row>
        <table:table-row table:style-name="ro1">
          <table:table-cell office:value-type="float" office:value="668" table:style-name="ce1">
            <text:p>668</text:p>
          </table:table-cell>
          <table:table-cell office:value-type="string" table:style-name="ce1">
            <text:p>Cosmic Boy</text:p>
          </table:table-cell>
          <table:table-cell office:value-type="string" table:style-name="ce1">
            <text:p>동서남북</text:p>
          </table:table-cell>
          <table:table-cell office:value-type="string" table:style-name="ce1">
            <text:p>2018.4.23</text:p>
          </table:table-cell>
          <table:table-cell office:value-type="string" table:style-name="ce1">
            <text:p>사계절</text:p>
          </table:table-cell>
          <table:table-cell office:value-type="string" table:style-name="ce1">
            <text:p>(최엘비) 오늘 뭐하냐는 친구들의 연락 나는 잠겨있던 아이폰을 unlock 원래 나가는건 싫어하지 뭔가 있을 것만 같아서 예쁜 여자 내 예감은 틀리지가 않았지 깔아 돗자리 일단 취하지만 않으면은 선빵임 분위기에 취한다는 말은 정말인가봐 그때 터져버린 거지 섬광 힉! pug gang이라서 난 개처럼 놀아 오르내림이랑 같이 우주선을 몰아 여자들이 히치하이크 하면 기분이 좋아 아까 너 사진 봤는데 너는 실물이 좋아 친해지면 보여줄게 기리보이 오빠 친해지면 보여줄게 씨잼 한요한 이건 너가 쉬워 보인 다는 말 아니고 일단 들이켜 이 liquor 여기까지가 내 기억 (오르내림) 여기까지 형의 기억 그 다음 내가 알어 여자애들 손을 안 놔 지가 율무인 줄 알어 여기저기 끌려 다녀 내가 도와줬지 당연 그러다가 형이 주는 대로 전부 마셨지 율무친구이름 뭔지 모르지만 그게 나야 강아지 두 마린 못해 귀가 누가 옆에 없으면은 내려가는 꼬리 그러다 누가 말을 걸어 저기 혹시 when i fuck up Whoo~ Whoo~ 주는 대로 마셔 너도 주는 대로 마셔야해 아침 해가 어디서 뜨는지 내기를 할래 동쪽 서쪽 동서남북 어디게 동쪽 서쪽 동서남북 중에 어디게 (키드밀리) 요즘에는 해를 본적이 없는 건 아마 그제 먹은 술을 어제 먹은 술로 해독 했기 때문이여 주는 대로 안 마시기엔 여자들 왜 맨날 예뻐 음료수 섞인 얼음은 날 우주로 비행 시켜 얘네들이 나 부르길래 갔- 는데 엘비 오르내림 목에 감 겨있어 줄이 또 개 주인 넷 중 둘이 강아지를 입양 하고 싶은 표정 주인님들 카톡 문법 금주 다짐한 내 맘처럼 다 틀려 있을거야 그래서 나도 수영장에다가 술을 채워 지금 내 걸음은 걸음보단 개 헤엄 혹시 힙합 좋아하냔 말을 뱉을 뻔 스윙스 연락 씹고 바로 기리보이형을 불러 형아 오기 전에 명심 우리 전부 뻑덥 해가 어디서 뜨는지 아침까지 나랑 있자 약속 나침반을 꽉 쥐고 우린 날아가자 위로 (기리보이) 날아가자 위로 근대 요즘에는 말야 그게 좋은지는 정말 전혀 모르겠단 말야 그게 번지라는 노랠 만든 이유이고 요즘 랩퍼 하는 소릴 전혀 이해 못하겠단 말야 그래 얘네가 주는 술을 전부다 거부해 그거 먹고 보는 세상은 다 허구기에 비행의 뜻이 비행이 아니기 때문에 17 차를 들고 swag swaggin i be flexin turn the fuck up 주는 대로 마셔 너흰 주는 대로 마셔야해 씨발 내가 어디서 뜨는지 내기를 할래 이슈 쇼미 폭행 인성 어디게 동쪽 서쪽 동서남북 중에 어디게 (한요한) 동서남북 혹은 토성 아주 멀리 스캔 가능한 무사시 최고봉 스킬 오늘 역시도 사용함 yeah 뒤에 리듬타는 척만 하는 코스믹을 위해 미친놈 예약 내일 3개 방송사 1면에 무사시가 뜨고 기사 제목 옥키남2 라고 떠두 나는 괜찮다구 (오케이) 형이 너를 위해 데킬라를 사줄게 그게 무기 기회 재준 키스 꽃구 turn the fuck up skrtttttttt 주는 대로 마셔 너도 주는 대로 마셔야 돼 너도 기사 2면 장식 후에 앨범 홍보를 더 해 mbc jtbc 중 어디게 동쪽 서쪽 동서남북 중에 어디게</text:p>
          </table:table-cell>
          <table:table-cell office:value-type="string" table:style-name="ce1">
            <text:p>남</text:p>
          </table:table-cell>
          <table:table-cell table:number-columns-repeated="16377"/>
        </table:table-row>
        <table:table-row table:style-name="ro1">
          <table:table-cell office:value-type="float" office:value="669" table:style-name="ce1">
            <text:p>669</text:p>
          </table:table-cell>
          <table:table-cell office:value-type="string" table:style-name="ce1">
            <text:p>스트레이 키즈</text:p>
          </table:table-cell>
          <table:table-cell office:value-type="string" table:style-name="ce1">
            <text:p>Double Knot</text:p>
          </table:table-cell>
          <table:table-cell office:value-type="string" table:style-name="ce1">
            <text:p>2019.10.9</text:p>
          </table:table-cell>
          <table:table-cell office:value-type="string" table:style-name="ce1">
            <text:p>사계절</text:p>
          </table:table-cell>
          <table:table-cell office:value-type="string" table:style-name="ce1">
            <text:p>어지럽게 뒤엉킨 머릿속의 고민 털어 어디로 갈까 하는 질문 이젠 상관없어 발길이 닿는 대로 어떤 곳이든 난 Runnin’ 느슨해진 신발 끈을 다시 묶어 Movin’ Now I’m free! Get up 어디든 나는 갈 수 있어 Free! Get up 갈 길을 가지 뭐든 비켜 Free! Get out 어디로 가든 신경 다 꺼 다 다다다 다다 다 다 다 웅크렸던 자세를 펴 어디든 걸어 여유를 느껴 흙탕물 범벅 길도 삐까뻔쩍한 길로 드라마틱한 틱하면 틱하고 척하면 척하는 결말을 만드는 감독 인생 명작 So 꽉 꽉 끈질기게 더 꽉 묶어 Double knot 더 꽉 묶어 Double knot 어디로든 가 난 Go go 내 맘대로 골라 Go go 어디로든 가 난 Go go 가고 싶은 대로 다 다다다 다다 다 다 눈금 없는 Dice 앞뒤 없는 Coin 어떤 면이 보인대도 상관없어 나는 방향 없는 나침반을 보며 Going 많은 걸 얻지 못하더라도 괜찮아 백 중에 하나라도 백지에다 욕심부려 모든 색을 칠해봤자 검은색만 남아 Now I’m free! Get up 어디든 나는 갈 수 있어 Free! Get up 갈 길을 가지 뭐든 비켜 Free! Get out 어디로 가든 신경 다 꺼 다 다다다 다다 다 다 다 한 곳만을 바라보고 왔던 내 시야는 넓어지고 많은 길로 눈을 돌려 여러 갈래길로 나눠진 이곳을 보며 커진 동공 Go! Break all the, break all the rules 발이 막 닿는 대로 숨이 턱 끝까지 차올라 꽉 꽉 끈질기게 더 꽉 묶어 Double knot 더 꽉 묶어 Double knot 어디로든 가 난 Go go 내 맘대로 골라 Go go 어디로든 가 난 Go go 가고 싶은 대로 다 다다다 다다 다 다 멈추든 말든 Ey ey Wherever I go, ey ey 뭘 하든 말든 모두 다 내 맘대로 Double knot Double knot 가! 가! 가! 가! 가! 가! Double knot</text:p>
          </table:table-cell>
          <table:table-cell office:value-type="string" table:style-name="ce1">
            <text:p>남</text:p>
          </table:table-cell>
          <table:table-cell table:number-columns-repeated="16377"/>
        </table:table-row>
        <table:table-row table:style-name="ro1">
          <table:table-cell office:value-type="float" office:value="670" table:style-name="ce1">
            <text:p>670</text:p>
          </table:table-cell>
          <table:table-cell office:value-type="string" table:style-name="ce1">
            <text:p>다이나믹 듀오</text:p>
          </table:table-cell>
          <table:table-cell office:value-type="float" office:value="2040" table:style-name="ce1">
            <text:p>2040</text:p>
          </table:table-cell>
          <table:table-cell office:value-type="string" table:style-name="ce1">
            <text:p>2019.11.26</text:p>
          </table:table-cell>
          <table:table-cell office:value-type="string" table:style-name="ce1">
            <text:p>사계절</text:p>
          </table:table-cell>
          <table:table-cell office:value-type="string" table:style-name="ce1">
            <text:p>사주에 역마살이 있는 것 같아 광대 팔자에 stray dog 일 년 4분의 3 이상을 조명 밑에서 play ball 개뼈다귀 좀 얻겠다고 담근 발엔 한정판 kicks 조던을 신발로만 착각하는 애들 귓구녕에다 슬램덩크 나는 HD 4D IMAX 능력치 꽉 찬 오각형 핫한 래퍼들 사이에서 내 혈통은 타가리엔 드라카리스 드라카리스 용 타고 날아와 다 불태워버려 but I am not a 왕 입방아 오르내리네 아직 팔팔해서 88에서 99년생 애들 사이에서 말뚝 박고 탑을 쌓고 나니 존재감은 거의 롯데타워 붕붕 turbo s handle 드랍탑 매일 스튜디오 출근 나의 후광이 미스테린데 빛 보고 싶으면 너의 동굴부터 파 탑 5 의식됐네 아침 댓바람부터 짜증나게 네가 무슨 랩퍼냐 기본기부터 우리 오빠들한테 배워야겠대 okay okay be quiet plz plz 나도 노래 원 없이 불렀다 랩 에어플레인 모드 해제 20년이 되어도 I'm your favorite rappers' favorite rapper Call me vino 세월이 갈수록 man we gettin better Hits after hits, 할푼리는 무슨 그냥 다 때려 Came a long way 이제 20 40 club에 enter 무대 다 서봤고 맛집 다 가 봤고 샴페인 좀 까봤고 깡통도 차 봤고 속 새카맣게 타봤고 기사 1면에도 딱 나봤고 신나서 매일 불지 병나발 근데 절대 안 물지 타바코 팠다고 한 우물만 20년째 리듬만 탔다고 통한다고 지구 어디서든지 우리 노래는 파파고 우리가 누구 우리가 누구? 알지? 다들 안다고 우릴 부르면 우리는 부리나케 달려가 백두산 to 마라도 관객은 다 섰고 앵콜이 기본 다섯 곡 무대 위는 화염 속 맥박에 붙는 가속도 땀은 스프링클러 속옷까지 다 젖고 객석에 뿜는 묵직한 내 목소리는 박격포 오지고 지리고 우리 둘은 시작하면 새벽까지고 자신 없는 사람들은 미리 내리라고 비리비리한 애들은 가고 우리끼리요 Double D 9집 기다린 너의 귀로 헤매던 네 취향 다시 돌아오는 귀로 비록 불혹에도 계속 이어지는 기록 이 불경기 속에서도 계속 경기 뛰는 hero 20년이 되어도 I'm your favorite rappers' favorite rapper Call me vino 세월이 갈수록 man we gettin better Hits after hits, 할푼리는 무슨 그냥 다 때려 Came a long way 이제 20 40 club에 enter 20년의 dedication 아직도 우린 재직돼 있어 새싹들의 navigation 지름길이 준비돼 있어 무대 위에선 levitation 애부터 애 엄마가 서있어 요란하게 벌고 정승처럼 써 모범납세 nomination 더블 역세권 플로우 열두 개 빌딩 박아놨다 매일 북적이네 임대 공짜라도 우린 걱정할 일 없어 감가상각 평론 슬럼가 그 시궁창에 안 들어가 내 피드백은 현장 떼창아 뚫어 천장 우린 무대 위에 존 윅 다 죽여주는 바바야가 마이크 잡은 초인 포효하는 바야바야 소방관들의 고민 가는 곳마다 fire fire 이름부터가 최자야 자야 그래 그게 바로 나야 나야 내 직장은 무대와 식당 놀고 먹는 게 일 월화수목금토일 난 놀고 먹지 매일 호기심 땜에 뛰는 심장 내 나침반은 재미 낮밤 안 가리고 양껏 마셔도 우뚝 서지 매일 20년이 되어도 I'm your favorite rappers' favorite rapper Call me vino 세월이 갈수록 man we gettin better Hits after hits, 할푼리는 무슨 그냥 다 때려 Came a long way 이제 20 40 club에 enter?</text:p>
          </table:table-cell>
          <table:table-cell office:value-type="string" table:style-name="ce1">
            <text:p>남</text:p>
          </table:table-cell>
          <table:table-cell table:number-columns-repeated="16377"/>
        </table:table-row>
        <table:table-row table:style-name="ro1">
          <table:table-cell office:value-type="float" office:value="671" table:style-name="ce1">
            <text:p>671</text:p>
          </table:table-cell>
          <table:table-cell office:value-type="string" table:style-name="ce1">
            <text:p>스트레이 키즈</text:p>
          </table:table-cell>
          <table:table-cell office:value-type="string" table:style-name="ce1">
            <text:p>Haven</text:p>
          </table:table-cell>
          <table:table-cell office:value-type="string" table:style-name="ce1">
            <text:p>2020.6.17</text:p>
          </table:table-cell>
          <table:table-cell office:value-type="string" table:style-name="ce1">
            <text:p>사계절</text:p>
          </table:table-cell>
          <table:table-cell office:value-type="string" table:style-name="ce1">
            <text:p>Do whatever you want 같이 틀을 깨고 여기 아지트로 모여 right now STEP OUT do what you want 일단 다 해버려 추억으로 남겨 now or never 쌓이고 쌓일수록 넌 점점 더 지쳐가 탈출하고 싶고 다 때려칠까 계속 버티고 있는 넌 Unlock 하러 가 all right yeah 아직 너 자신을 몰라도 이곳에선 넌 자신을 놓을 수 있어 나침반이 가리킨 장소 Feeling so alive 모든 걸 휘날려 오늘은 어디 가지 마요 You gotta STAY with me 서로의 눈을 마주치며 맘 편하게 just sing 뭘해도 난 괜찮아 ‘Cause we are wild and free Do whatever you want 같이 틀을 깨고 여기 아지트로 모여 right now STEP OUT do what you want 일단 다 해버려 추억으로 남겨 now or never Woah oh oh 몸이 가는 대로 Woah oh oh I wanna STAY with you Woah oh oh 맘이 가는 대로 추억으로 남겨 now or never It’s now or never 환한 별들을 바라보며 난 노래 불러 환호 소리에 맞춰서 맘껏 춤을 추며 사람들은 내가 미쳤다고 말해봤자 I feel more comfortable 꽉 묶어 버린 내 팔과 다리 이제는 소용없어 꽉 묶인 채로 산처럼 쌓인 내 짐을 끌어당겨 내가 하고 싶은 대로 남이 시킨 대로 말고 어디든 I’ll fly away so 뭘해도 난 괜찮아 ‘Cause we are wild and free Do whatever you want 같이 틀을 깨고 여기 아지트로 모여 right now STEP OUT do what you want 일단 다 해버려 추억으로 남겨 now or never Do whatever you want 같이 틀을 깨고 여기 아지트로 모여 right now STEP OUT do what you want 일단 다 해버려 추억으로 남겨 It’s now or never Woah oh oh 몸이 가는 대로 Woah oh oh I wanna STAY with you Woah oh oh 맘이 가는 대로 추억으로 남겨 now or never</text:p>
          </table:table-cell>
          <table:table-cell office:value-type="string" table:style-name="ce1">
            <text:p>남</text:p>
          </table:table-cell>
          <table:table-cell table:number-columns-repeated="16377"/>
        </table:table-row>
        <table:table-row table:style-name="ro1">
          <table:table-cell office:value-type="float" office:value="672" table:style-name="ce1">
            <text:p>672</text:p>
          </table:table-cell>
          <table:table-cell office:value-type="string" table:style-name="ce1">
            <text:p>여자친구</text:p>
          </table:table-cell>
          <table:table-cell office:value-type="string" table:style-name="ce1">
            <text:p>나침반</text:p>
          </table:table-cell>
          <table:table-cell office:value-type="string" table:style-name="ce1">
            <text:p>2016.7.11</text:p>
          </table:table-cell>
          <table:table-cell office:value-type="string" table:style-name="ce1">
            <text:p>사계절</text:p>
          </table:table-cell>
          <table:table-cell office:value-type="string" table:style-name="ce1">
            <text:p>쉴 틈 없이 달려온 지금 우린 어디쯤에 있을까 길을 잃어버린 것 같아 혹시 돌아보면 서 있는 너 용기를 줘요 말 없이 지켜주던 그 마음 알고 있어요 우리 같이면 그게 꼭 너라면 we can make dreams come true 꿈꿔왔던 마음 알 수 없던 설레임 우린 구름 위를 걷고 쏟아지는 별빛 지금 이 기분 멈출 수 없어 짜릿한 느낌 나는 처음이죠 지금 내 발 아래는 겁이 나지만 너를 따라서 저 높은 하늘위로 날아가고 싶은걸요 세상 어디 있어도 아주 먼 곳이라도 우리 함께 한다면 참 고마워요 내 맘을 알아줄래요 항상 말하고 싶었지만 쉽게 전할 수가 없었어 간직했던 마음들 모아 이젠 보내줄게 따스한 이 공기 나를 어루만지면 나도 몰래 눈을 감아 꿈 속으로 떠나 우린 밤하늘 위로 let's go fly 짜릿한 느낌 나는 처음이죠 지금 내 발 아래는 겁이 나지만 너를 따라서 저 높은 하늘위로 날아가고 싶은걸요 길을 잃더라도 그대가 날 이끌어 줄 거죠 알 수 있어 어두운 밤 끝에서 날 비춰줘 언제나 먼 훗날 시간이 흘러간대도 지금 내 맘 변하지 않을 거에요 나 힘들 때면 그대를 생각하며 용기를 낼게요 짜릿한 느낌 나는 처음이죠 지금 내 발 아래는 겁이 나지만 너란 나침반 따라 그 어디라도 난 가보고 싶은걸요 세상 어디 있어도 아주 먼 곳이라도 우리 함께 한다면 참 고마워요 내 맘을 알아줄래요</text:p>
          </table:table-cell>
          <table:table-cell office:value-type="string" table:style-name="ce1">
            <text:p>여</text:p>
          </table:table-cell>
          <table:table-cell table:number-columns-repeated="16377"/>
        </table:table-row>
        <table:table-row table:style-name="ro1">
          <table:table-cell office:value-type="float" office:value="673" table:style-name="ce1">
            <text:p>673</text:p>
          </table:table-cell>
          <table:table-cell office:value-type="string" table:style-name="ce1">
            <text:p>인피니트</text:p>
          </table:table-cell>
          <table:table-cell office:value-type="string" table:style-name="ce1">
            <text:p>로시난테</text:p>
          </table:table-cell>
          <table:table-cell office:value-type="string" table:style-name="ce1">
            <text:p>2014.5.21</text:p>
          </table:table-cell>
          <table:table-cell office:value-type="string" table:style-name="ce1">
            <text:p>사계절</text:p>
          </table:table-cell>
          <table:table-cell office:value-type="string" table:style-name="ce1">
            <text:p>Without Regret 끝없는 발자욱이 닿는 밑에 물었어 모든 걸 Failure 어차피 한번쯤 겪고 지날 일이야 아름다운 과정들 아직도 갈 길은 한참 남아 벽이 높다면 차라리 부숴 주겠어 시간을 넘어 데려다 줄게 너만 날 믿으면 돼 보여지는 현실은 곧 과거가 돼 잠깐 몰아치는 소나기일 뿐 태풍을 정면으로 뚫고 나가 반드시 나는 이길게 자 가라 드넓은 세상으로 보이지도 않을 만큼 멀지만 내버려 둬봐 이건 내 할 일이야 바람이 닿는 곳에 절실히 원하면 찾을 거야 니가 바라던 그 곳에 올라서겠어 지킬 때까지 쉬지 않을게 너만 날 봐주면 돼 주어지는 시련은 날 강하게 해 잠깐 따끔하는 통증일 뿐 격차를 조금씩 더 좁혀 나가 반드시 나는 해낼게 자 가라 드넓은 세상으로 보이지도 않을 만큼 멀지만 내버려 둬봐 이건 내 할 일이야 바람이 닿는 곳에 반드시 해 보일게 너만은 날 부끄러워 말아줘 좀 더디고 먼 길을 돌더라도 밤이 깊어도 별은 빛나 나만 빗나가던 운이란 놈도 나침반이 돼 나를 인도해 오직 오르막길에 더 광대해 Happy Ending 연극 죽을 만큼 슬픈 뒤섞이는 감정들 날 찾아올 때 네게 줄게 필요 없이 버려지는 마지막 선물 자 가라 드넓은 세상으로 보이지도 않을 만큼 멀지만 내버려 둬봐 이건 내 할 일이야 바람이 닿는 곳에</text:p>
          </table:table-cell>
          <table:table-cell office:value-type="string" table:style-name="ce1">
            <text:p>남</text:p>
          </table:table-cell>
          <table:table-cell table:number-columns-repeated="16377"/>
        </table:table-row>
        <table:table-row table:style-name="ro1">
          <table:table-cell office:value-type="float" office:value="674" table:style-name="ce1">
            <text:p>674</text:p>
          </table:table-cell>
          <table:table-cell office:value-type="string" table:style-name="ce1">
            <text:p>방탄소년단</text:p>
          </table:table-cell>
          <table:table-cell office:value-type="string" table:style-name="ce1">
            <text:p>ON</text:p>
          </table:table-cell>
          <table:table-cell office:value-type="string" table:style-name="ce1">
            <text:p>2020.2.21</text:p>
          </table:table-cell>
          <table:table-cell office:value-type="string" table:style-name="ce1">
            <text:p>사계절</text:p>
          </table:table-cell>
          <table:table-cell office:value-type="string" table:style-name="ce1">
            <text:p>I can't understand what people are sayin' 어느 장단에 맞춰야 될지 한 발자국 떼면 한 발자국 커지는 shadow 잠에서 눈을 뜬 여긴 또 어디 어쩜 서울 또 New York or Paris 일어나니 휘청이는 몸 Look at my feet, look down 날 닮은 그림자 흔들리는 건 이놈인가 아니면 내 작은 발끝인가 두렵잖을 리 없잖아 다 괜찮을 리 없잖아 그래도 I know 서툴게 I flow 저 까만 바람과 함께 날아 Hey na na na 미치지 않으려면 미쳐야 해 Hey na na na 나를 다 던져 이 두 쪽 세상에 Hey na na na Can’t hold me down cuz you know I’m a fighter 제 발로 들어온 아름다운 감옥 Find me and I'm gonna live with ya (Eh-oh) 가져와 bring the pain oh yeah (Eh-oh) 올라타봐 bring the pain oh yeah Rain be pourin' Sky keep fallin' Everyday oh na na na (Eh-oh) 가져와 bring the pain oh yeah Bring the pain 모두 내 피와 살이 되겠지 Bring the pain No fear, 방법을 알겠으니 작은 것에 breathe 그건 어둠 속 내 산소와 빛 내가 나이게 하는 것들의 힘 넘어져도 다시 일어나 scream 넘어져도 다시 일어나 scream 언제나 우린 그랬으니 설령 내 무릎이 땅에 닿을지언정 파묻히지 않는 이상 그저 그런 해프닝쯤 될 거란 걸 Win no matter what Win no matter what Win no matter what 네가 뭐라던 누가 뭐라던 I don't give a uhh I don't give a uhh I don't give a uhh Hey na na na 미치지 않으려면 미쳐야 해 Hey na na na 나를 다 던져 이 두 쪽 세상에 Hey na na na Can’t hold me down cuz you know I’m a fighter 제 발로 들어온 아름다운 감옥 Find me and I'm gonna live with ya (Eh-oh) 가져와 bring the pain oh yeah (Eh-oh) 올라타봐 bring the pain oh yeah Rain be pourin' Sky keep fallin' Everyday oh na na na (Eh-oh) 가져와 bring the pain oh yeah 나의 고통이 있는 곳에 내가 숨 쉬게 하소서 My everythin’ My blood and tears Got no fears I'm singin’ ohhhhh Oh I’m takin’ over You should know yeah Can’t hold me down cuz you know I’m a fighter 깜깜한 심연 속 기꺼이 잠겨 Find me and I’m gonna bleed with ya (Eh-oh) 가져와 bring the pain oh yeah (Eh-oh) 올라타봐 bring the pain oh yeah Rain be pourin' Sky keep fallin' Everyday oh na na na (Eh-oh) Find me and I’m gonna bleed with ya (Eh-oh) 가져와 bring the pain oh yeah (Eh-oh) 올라타봐 bring the pain oh yeah All that I know is just goin’ on &amp; on &amp; on &amp; on (Eh-oh) 가져와 bring the pain oh yeah</text:p>
          </table:table-cell>
          <table:table-cell office:value-type="string" table:style-name="ce1">
            <text:p>남</text:p>
          </table:table-cell>
          <table:table-cell table:number-columns-repeated="16377"/>
        </table:table-row>
        <table:table-row table:style-name="ro1">
          <table:table-cell office:value-type="float" office:value="675" table:style-name="ce1">
            <text:p>675</text:p>
          </table:table-cell>
          <table:table-cell office:value-type="string" table:style-name="ce1">
            <text:p>에일리</text:p>
          </table:table-cell>
          <table:table-cell office:value-type="string" table:style-name="ce1">
            <text:p>첫눈처럼 너에게 가겠다</text:p>
          </table:table-cell>
          <table:table-cell office:value-type="string" table:style-name="ce1">
            <text:p>2017.1.7</text:p>
          </table:table-cell>
          <table:table-cell office:value-type="string" table:style-name="ce1">
            <text:p>겨울</text:p>
          </table:table-cell>
          <table:table-cell office:value-type="string" table:style-name="ce1">
            <text:p>널 품기 전 알지 못했다 내 머문 세상 이토록 찬란한 것을 작은 숨결로 닿은 사람 겁 없이 나를 불러준 사랑 몹시도 좋았다 너를 지켜보고 설레고 우습게 질투도 했던 평범한 모든 순간들이 캄캄한 영원 그 오랜 기다림 속으로 햇살처럼 니가 내렸다 널 놓기 전 알지 못했다 내 머문 세상 이토록 쓸쓸한 것을 고운 꽃이 피고 진 이 곳 다시는 없을 너라는 계절 욕심이 생겼다 너와 함께 살고 늙어가 주름진 손을 맞잡고 내 삶은 따뜻했었다고 단 한번 축복 그 짧은 마주침이 지나 빗물처럼 너는 울었다 한번쯤은 행복하고 싶었던 바람 너까지 울게 만들었을까 모두, 잊고 살아가라 내가 널, 찾을 테니 니 숨결, 다시 나를 부를 때 잊지 않겠다 너를 지켜보고 설레고 우습게 질투도 했던 니가 준 모든 순간들을 언젠가 만날 우리 가장 행복할 그날 첫눈처럼 내가 가겠다 너에게 내가 가겠다</text:p>
          </table:table-cell>
          <table:table-cell office:value-type="string" table:style-name="ce1">
            <text:p>여</text:p>
          </table:table-cell>
          <table:table-cell table:number-columns-repeated="16377"/>
        </table:table-row>
        <table:table-row table:style-name="ro1">
          <table:table-cell office:value-type="float" office:value="676" table:style-name="ce1">
            <text:p>676</text:p>
          </table:table-cell>
          <table:table-cell office:value-type="string" table:style-name="ce1">
            <text:p>잔나비</text:p>
          </table:table-cell>
          <table:table-cell office:value-type="string" table:style-name="ce1">
            <text:p>뜨거운 여름밤은 가고</text:p>
          </table:table-cell>
          <table:table-cell office:value-type="string" table:style-name="ce1">
            <text:p>2016.8.4</text:p>
          </table:table-cell>
          <table:table-cell office:value-type="string" table:style-name="ce1">
            <text:p>여름</text:p>
          </table:table-cell>
          <table:table-cell office:value-type="string" table:style-name="ce1">
            <text:p>그땐 난 어떤 마음이었길래 내 모든걸 주고도 웃을 수 있었나 그대는 또 어떤 마음이었길래 그 모든걸 갖고도 돌아서 버렸나 뜨거운 여름밤은 가고 남은 건 볼 품 없지만 또다시 찾아오는 누군갈 위해서 남겨두겠소 다짐은 세워올린 모래성은 심술이 또 터지면 무너지겠지만 뜨거운 여름밤은 가고 남은 건 볼 품 없지만 또다시 찾아오는 누군갈 위해서 남겨두겠소 그리운 그 마음 그대로 영원히 담아둘거야 언젠가 불어오는 바람에 남몰래 날려보겠소 눈이 부시던 그 순간들도 가슴아픈 그대의 거짓말도 새하얗게 바래지고 비틀거리던 내 발걸음도 그늘아래 드리운 내 눈빛도 아름답게 피어나길 눈이 부시던 그 순간들도 가슴아픈 그대의 거짓말도 새하얗게 바래지고 비틀거리던 내 발걸음도 그늘아래 드리운 내 눈빛도 아름답게 피어나길 눈이 부시던 그 순간들도 가슴아픈 그대의 거짓말도 새하얗게 바래지고 비틀거리던 내 발걸음도 그늘아래 드리운 내 눈빛도 아름답게 피어나길</text:p>
          </table:table-cell>
          <table:table-cell office:value-type="string" table:style-name="ce1">
            <text:p>남</text:p>
          </table:table-cell>
          <table:table-cell table:number-columns-repeated="16377"/>
        </table:table-row>
        <table:table-row table:style-name="ro1">
          <table:table-cell office:value-type="float" office:value="677" table:style-name="ce1">
            <text:p>677</text:p>
          </table:table-cell>
          <table:table-cell office:value-type="string" table:style-name="ce1">
            <text:p>그루비룸(GroovyRoom)</text:p>
          </table:table-cell>
          <table:table-cell office:value-type="string" table:style-name="ce1">
            <text:p>행성</text:p>
          </table:table-cell>
          <table:table-cell office:value-type="string" table:style-name="ce1">
            <text:p>2019.1.29</text:p>
          </table:table-cell>
          <table:table-cell office:value-type="string" table:style-name="ce1">
            <text:p>사계절</text:p>
          </table:table-cell>
          <table:table-cell office:value-type="string" table:style-name="ce1">
            <text:p>나 혼자 또 행성 위에 떠있어 나 혼자 저 구름 위에 올랐어 눈을 뜬 채 잠들고 하루를 살아 그저 머릿속을 헤매고 있어 무덤덤한 표정 날이 선 기억 네 주변을 오늘도 맴돌지만 난 어디로 가야 할지를 몰라 또 도망쳐야겠지 나의 행성 속으로 This night I'm about to die Cause my feelin’s slowly killing me 이렇게 홀로 발버둥 치다 네 맘속에서 이 행성은 희미해지는 별처럼 언젠가는 전부 사라지겠지 그때의 날 밀어내고 또 새로운 것을 원했어 매번 결국 다시 찾게 되는 건 너라는 기억 꿰매도 자꾸 벌어지는 걸 이럴 땐 어떻게 해야 할지 몰라 난 생각나 네 표정 날카로운 시선 널 기억해 하지만 남은 게 없어 되돌리고파 난 이 고통 속에서 그만 but 도망쳐야겠지 나의 행성 속으로 또 난 (It’s gonna be alright) This night I'm about to die Cause my feelin’s slowly killing me 이렇게 홀로 발버둥 치다 네 맘속에서 이 행성은 희미해지는 별처럼 언젠가는 전부 사라지겠지 난, 아무래도 난 나를 위해 날 너에게서 떼어내 네가 없으니 전부 낯선 것만 같아 그만 멀어져 This night I'm about to die Cause my feelin’s slowly killing me 외로움 속에서 발버둥 치다 지난 기억들이 내겐 모두 익숙했던 것처럼 어떻게든 살면 살아지겠지</text:p>
          </table:table-cell>
          <table:table-cell office:value-type="string" table:style-name="ce1">
            <text:p>남</text:p>
          </table:table-cell>
          <table:table-cell table:number-columns-repeated="16377"/>
        </table:table-row>
        <table:table-row table:style-name="ro1">
          <table:table-cell office:value-type="float" office:value="678" table:style-name="ce1">
            <text:p>678</text:p>
          </table:table-cell>
          <table:table-cell office:value-type="string" table:style-name="ce1">
            <text:p>태민</text:p>
          </table:table-cell>
          <table:table-cell office:value-type="string" table:style-name="ce1">
            <text:p>Pansy</text:p>
          </table:table-cell>
          <table:table-cell office:value-type="string" table:style-name="ce1">
            <text:p>2020.11.9</text:p>
          </table:table-cell>
          <table:table-cell office:value-type="string" table:style-name="ce1">
            <text:p>사계절</text:p>
          </table:table-cell>
          <table:table-cell office:value-type="string" table:style-name="ce1">
            <text:p>설핏 스며든 체온 누군가 곁에 있다는 안도 네가 선물해 준 세상 매일 난 익숙한 낯섦 너라는 날을 시작하겠지 문득 모든 게 괜찮아 내 삶이 그동안 방황하듯 찾은 지금 내 존재의 이유는 너란 그 믿음 네 사랑은 하늘보다 기분 좋은 바람을 몰고 왔었고 네 사랑은 바다보다 너그럽게 내 맘을 이해했었어 How lucky am I am I am I am I am I? How lucky am I am I am I am I am I? 항상 떠올린 사람 일상에 있어 힘이 된 사랑 오래 그려왔던 휴식처 나와 닮은 숨소리 서로 맞춰 잠이 드는 순간 영원이 어떤 건지 느껴져 지쳤던 내 맘이 조율하듯 맞춘 두 눈 넌 그렇게 매일 날 치유해 준 꿈 네 사랑은 하늘보다 기분 좋은 바람을 몰고 왔었고 네 사랑은 바다보다 너그럽게 내 맘을 이해했었어 How lucky am I am I am I am I am I? How lucky am I am I am I am I am I? 지금까지 날 사랑해줘서 또 아껴줘서 널 만나서 난 행운이었어 참 고마웠어 네 사랑은 하늘보다 기분 좋은 바람을 몰고 왔었고 네 사랑은 바다보다 너그럽게 내 맘을 이해했었어 How lucky am I am I am I am I am I? How lucky am I am I am I am I am I? How lucky am I am I am I am I am I? How lucky am I am I am I am I am I? How lucky am I</text:p>
          </table:table-cell>
          <table:table-cell office:value-type="string" table:style-name="ce1">
            <text:p>남</text:p>
          </table:table-cell>
          <table:table-cell table:number-columns-repeated="16377"/>
        </table:table-row>
        <table:table-row table:style-name="ro1">
          <table:table-cell office:value-type="float" office:value="679" table:style-name="ce1">
            <text:p>679</text:p>
          </table:table-cell>
          <table:table-cell office:value-type="string" table:style-name="ce1">
            <text:p>장성규</text:p>
          </table:table-cell>
          <table:table-cell office:value-type="string" table:style-name="ce1">
            <text:p>워크맨</text:p>
          </table:table-cell>
          <table:table-cell office:value-type="string" table:style-name="ce1">
            <text:p>2020.7.1</text:p>
          </table:table-cell>
          <table:table-cell office:value-type="string" table:style-name="ce1">
            <text:p>사계절</text:p>
          </table:table-cell>
          <table:table-cell office:value-type="string" table:style-name="ce1">
            <text:p>Work Work Work Work Work Work Work Work Work Work Work Work Work Work Work Work 이래도 돼? 어떻게 일은 해도 해도 왜 왜 줄어들지 않아 알 듯 말 듯 불똥 on my 발끝 난 가야 돼 I gotta work man 아침부터 저녁까지 매일 똑같애 또 다음 날만 생각하면 I don’t know 막다를 것만 같은 내일 다를 거란 걸 나는 알아 Yeah What you want? 나도 원한다고 휴식 일 지긋 지긋해 뒤숭숭해 맘이 Can you see my face 피 땀 뻘뻘 that’s what I do 녹아버릴 거 같애 피 땀 뻘뻘 찝찝하게 But today I don’t wanna work 티끌 more 티끌 모아 모아 더 시급 more 시급 more more 더 일 월 화 수 목 금 토 Gotta Work man Gotta Work man Gotta Work man 일이 없는 거보다는 나아 처음이면 대가리 박아 일이 적은 거보다는 많은 게 더 좋아 I want more 말보다 똑똑한 action 일하고 인생이란 책 펴 내일이란 또 새로운 챕터 Work again again again again 아침부터 저녁까지 매일 똑같애 또 다음 날만 생각하면 I don’t know 막 다를 것만 같은 내일 다를 거란 걸 나는 알아 Yeah What you want? 나도 원한다고 휴식 일 지긋 지긋해 뒤숭숭해 맘이 Can you see my face 피 땀 뻘뻘 that’s what I do 녹아버릴거같애 피 땀 뻘뻘 찝찝하게 But today I don’t wanna work 티끌 more 티끌 모아 모아 더 시급 more 시급 more more 더 일 월 화 수 목 금 토 Gotta Work man Gotta Work man Gotta Work man Work Work Work Work Work Work Work Work Work Work Work Work Work Work Work Work</text:p>
          </table:table-cell>
          <table:table-cell office:value-type="string" table:style-name="ce1">
            <text:p>남</text:p>
          </table:table-cell>
          <table:table-cell table:number-columns-repeated="16377"/>
        </table:table-row>
        <table:table-row table:style-name="ro1">
          <table:table-cell office:value-type="float" office:value="680" table:style-name="ce1">
            <text:p>680</text:p>
          </table:table-cell>
          <table:table-cell office:value-type="string" table:style-name="ce1">
            <text:p>H1GHR MUSIC</text:p>
          </table:table-cell>
          <table:table-cell office:value-type="string" table:style-name="ce1">
            <text:p>도착</text:p>
          </table:table-cell>
          <table:table-cell office:value-type="string" table:style-name="ce1">
            <text:p>2020.9.2</text:p>
          </table:table-cell>
          <table:table-cell office:value-type="string" table:style-name="ce1">
            <text:p>사계절</text:p>
          </table:table-cell>
          <table:table-cell office:value-type="string" table:style-name="ce1">
            <text:p>어이 이봐 거기 거북이 토끼들 멈춰 차피 난 안 쉬고 뛰어서 이기는 게 정말 쉬웠어 이미 집에 도착해서 다 씻었어 자식아 반전은 없어 반전이 없는 게 반전이야 몇 년째 똑같애 발전이 없는 게 빵점이야 넌 나머지라고 H1GHR MUSIC We don’t fuck with the rest H1GHR MUSIC 아마 이미 The best 우린 자신 있지 인맥힙합 우리를 보고서 니네 팀을 봐 우린 뗄 생각을 못했어 옷 택 안 입어보고도 옷 태 대충 나 버려서 그냥 사버렸어 한 번 입을 건데 뭐 어때 더 많은 돈 위에 More tax 가족이 아님 내 돈에서 숟가락 잡은 네 손 떼 난 작업했어 너가 놀 때 계속 더 빠르게 가지 난 고장난 Rolex 시계는 걍 하는 악세사리지 손목에 I feel like Real Life uh Breaking Bad Walter White uh 조용히 돈을 벌다 보니 또 늘어나지 수요가 I’m finna make dough uh Call me a baker uh 구세군처럼 종이 넘쳐나지 A whole lotta paper 솔직히 요즘엔 작게 느껴지네 무대 현수막 위 얼굴 마치 현상 수배 하기 싫은 공연은 걍 페이 불러 두 배 H1GHR gang 안 부르면 네 손해 다시 또 공항에 LAX I'm flying business, so relaxed 도착하면 나는 포위돼 도착하면 나는 호위돼 너가 도착한 곳에 내 발자국 도장 꽉 그저께 박았구 지나간 도시는 전부 다 Bermuda 사라져 내가 다 Burn it up Pompeii 화생방 Hotel Hop in the rocket Don Quixote 차려진 도시 마치 여긴 Buffet I fuck it up the FL1P 이젠 깨달아버렸지 형이 세 번째 도시쯤 기억을 잃게 된 이유를 Life is drip or trip 도착 전까지는 몰라 공연 뒤에 골라 Hot chick N dinner with no guitar Rock star shit I thought I was the Queen 빡대가리 But I do it for my team Gochild 도착 H1GHR MUSIC We don’t fuck with domestic Rapper 흉내를 내는 새끼들은 전부 Pussy &amp; thottie 왜 난 rapper 흉내를 내도 티가 안 나서 Bougee as hottie Yeah I’m papi 새끼들 여전히 짜침 H1GHR gang 이미 도착 겁쟁이들은 Log-out 멍청이 가사를 Drop Oh you know we’ll gonna rock 멈춰있기나 해 다 우리 형들이나 봐 Oh they be walkin so rocky Cardi B 처럼 다 Cocky 끼리끼리 물고 뜯어라 그 시간에 우린 움직여 바삐 Papillon flow so mystery like Babylon Alien, Macaulay Culkin I’m so Home Alone Post Malone, I don’t wanna die too young But 발은 악셀로 We takin over 휴식 없이 나는 도착해 저기 래퍼들은 안 착해 H1GHR MUSIC 위에 안착했지 유치한 라이밍 적어 누나들은 괜찮대 근데 너 누군데 아는 척 해 난 폭발하지 더 Puff puff pass 미안해 친구야 어떻게 하는지 모르겠다면 그냥 Look at this 내 팀 벌어 관세 따윈 생각 안 해 그냥 Paycheck You better watch out 도움 필요하면 전화 걸어 날 보고 배 아프다면은 배 째 Navi도 없이 가고 있잖아 눈 떠보니 여기 난 도착했지 친구들은 나에 대해 말하잖아 아 맞아 걔 나랑 친하고 착했지 래퍼가 랩을 안 해 난 쉬는 게 작업인데 말로만 하지 않네 내 앞에 붙여 한국 힙합의 인재 앞에도 말했지 이제 내 앨범이 나오면 너희는 Out 친구들에게 난 밉상 난 여기까지 Peace out 어느 단체를 속하든 어디를 끼든 난 빠지면 안 되는 존재 타고 난 거 없어 난 완벽히 노력충 병신들 샘 나서 욕해 They be like Huh? How does it do like huh? Got it covered from back to the front 알려주면 충격 먹어 like 헐 빡쳐서 존나 달려 말이 화나 like 떨 주춤해졌다 라고 하면 그건 누군가 조작한 썰 보통 래퍼 본토 래퍼랑 비교하지마 난 그들과는 또 다른 결 H1GHR gang We no joke Ball like I’m NBA never go broke 킬링벌스 봤지 난 God young Goat 선물을 베풀어 Ho ho ho Class of my own Ass on the thrown Crown on my head Pass me the phone</text:p>
          </table:table-cell>
          <table:table-cell office:value-type="string" table:style-name="ce1">
            <text:p>남</text:p>
          </table:table-cell>
          <table:table-cell table:number-columns-repeated="16377"/>
        </table:table-row>
        <table:table-row table:style-name="ro1">
          <table:table-cell office:value-type="float" office:value="681" table:style-name="ce1">
            <text:p>681</text:p>
          </table:table-cell>
          <table:table-cell office:value-type="string" table:style-name="ce1">
            <text:p>로이킴</text:p>
          </table:table-cell>
          <table:table-cell office:value-type="string" table:style-name="ce1">
            <text:p>서울 이곳은</text:p>
          </table:table-cell>
          <table:table-cell office:value-type="string" table:style-name="ce1">
            <text:p>2013.10.18</text:p>
          </table:table-cell>
          <table:table-cell office:value-type="string" table:style-name="ce1">
            <text:p>사계절</text:p>
          </table:table-cell>
          <table:table-cell office:value-type="string" table:style-name="ce1">
            <text:p>아무래도 난 돌아가야겠어. 이곳은 나에게 어울리지 않아 화려한 유혹 속에서 웃고 있지만 모든 것이 낯설기만 해 외로움에 길들여진 후로 차라리 혼자가 마음편한 것을 어쩌면 너는 아직도 이해 못하지 내가 너를 모르는 것처럼 언제나 선택이란 둘 중에 하나 연인 또는 타인뿐인걸 그 무엇도 될 수 없는 나의 슬픔을 무심하게 바라만 보는 너 처음으로 난 돌아가야겠어 힘든 건 모두가 다를 게 없지만 나에게 필요한 것은 휴식뿐이야 약한 모습 보여서 미안해 하지만 언젠가는 돌아올 거야 휴식이란 그런 거니까 내 마음이 넓어지고 자유로워져 너를 다시 만나면 좋을 거야 처음으로 난 돌아가야겠어 힘든 건 모두가 다를 게 없지만 나에게 필요한 것은 휴식뿐이야 약한 모습 보여서 미안해 약한 모습 보여서 미안해</text:p>
          </table:table-cell>
          <table:table-cell office:value-type="string" table:style-name="ce1">
            <text:p>남</text:p>
          </table:table-cell>
          <table:table-cell table:number-columns-repeated="16377"/>
        </table:table-row>
        <table:table-row table:style-name="ro1">
          <table:table-cell office:value-type="float" office:value="682" table:style-name="ce1">
            <text:p>682</text:p>
          </table:table-cell>
          <table:table-cell office:value-type="string" table:style-name="ce1">
            <text:p>성시경,?박효신,?이석훈,?서인국,?VIXX(빅스)</text:p>
          </table:table-cell>
          <table:table-cell office:value-type="string" table:style-name="ce1">
            <text:p>크리스마이니까</text:p>
          </table:table-cell>
          <table:table-cell office:value-type="string" table:style-name="ce1">
            <text:p>2012.12.6</text:p>
          </table:table-cell>
          <table:table-cell office:value-type="string" table:style-name="ce1">
            <text:p>겨울</text:p>
          </table:table-cell>
          <table:table-cell office:value-type="string" table:style-name="ce1">
            <text:p>오늘은 뭔가 좀 다른 기분 Feeling 이젠 때가 된 것 같은 느낌 Love U 하늘에선 마침 눈이 내려 Now It's Falling 뭔가 잘 될 것 같은 예감 하얀 거리마다 행복해 보이는 연인들 니 맘은 어떤지 내 맘과 같은지 우리 시작해볼까 * 오늘은 괜찮을까요 내 맘이 전해질까요 내리는 하얀 눈처럼 너에게 닿을까요 숨겨왔던 내 맘 전부 고백할게요 바로 오늘 크리스마스이니까 사실 그대도 조금은 기댈 했잖아요 못 이기는 척 웃는 너 그런 니가 사랑스러워 많은 사람들 속에 너만 내 눈에 보여 의상 좋고 머리도 괜찮고 얼굴 상태 나쁘지 않아 오늘만 기다렸단 말야 눈치껏 눈도 내린단 말야 또박또박 연습한 멘트 뚜벅뚜벅 걷는 발걸음이 벌써 네 앞에 도착했어 올해 크리스마스 선물은 나야 귀요미 루돌프 남 오늘이야 메리 크리스마스 조금만 더 용길 낼게 이 순간이 지나버리면 널 놓칠지 몰라 진심이 더 진심처럼 느껴지는 게 바로 오늘 크리스마스이니까 너와 나 영원히 Christmas Love</text:p>
          </table:table-cell>
          <table:table-cell office:value-type="string" table:style-name="ce1">
            <text:p>남</text:p>
          </table:table-cell>
          <table:table-cell table:number-columns-repeated="16377"/>
        </table:table-row>
        <table:table-row table:style-name="ro1">
          <table:table-cell office:value-type="float" office:value="683" table:style-name="ce1">
            <text:p>683</text:p>
          </table:table-cell>
          <table:table-cell office:value-type="string" table:style-name="ce1">
            <text:p>어반자카파</text:p>
          </table:table-cell>
          <table:table-cell office:value-type="string" table:style-name="ce1">
            <text:p>목요일 밤</text:p>
          </table:table-cell>
          <table:table-cell office:value-type="string" table:style-name="ce1">
            <text:p>2016.8.25</text:p>
          </table:table-cell>
          <table:table-cell office:value-type="string" table:style-name="ce1">
            <text:p>사계절</text:p>
          </table:table-cell>
          <table:table-cell office:value-type="string" table:style-name="ce1">
            <text:p>평범한 목요일 밤 널 데려 갈게 어디든 일주일 중에 네가 제일 지쳐 있을 오늘 Wanna drive? If you don’t mind? 둘이서 갈래 어디든 밤을 가득 채울 너와 나 그 곳을 향해 향해 Wherever you want 이리 저리 치이다 정해진 모든 걸 해내도 하나도 웃음 안 나고 또 올 내일이 두렵고 밤은 좀 남았는데 어떻게 써야할지 모르고 너와 함께 밤공기를 느끼고 파 지금 데리러 갈게 집에 가지 말고 있어줘 baby I’m on my way Maybe I’ll be there by 8 왜 너가 차빌 내야해 좋은 음악이 있는 오빠 차가 있잖아 물론 내일 일찍 일 나가야해 이런 실랑이 할 시간에 조금이라도 널 봐야해 난 호흡이 딸리는 목요일 밤 널 생각하면서 달려가 난 평범한 목요일 밤 널 데려 갈게 어디든 일주일 중에 네가 제일 지쳐 있을 오늘 Wanna drive? If you don’t mind? 둘이서 갈래 어디든 밤을 가득 채울 너와 나 그 곳을 향해 향해 Wherever you want 어디든 데려다 줄게 건반처럼 가로등을 가로지르며, 너의 하룰 들으며, “그랬어?” 그러면서 너를 괴롭혔던 바깥 세상의 밤 공기를 밀며 창 밖에 내던진 음악처럼 한강엔 별과 달이 시간과 똑같이 흐르고 있어 우린 느낄 수 있어 둘이서 앞으로 더 많은 목요일에 도착할 거란 걸 평범한 목요일 밤 널 데려갈게 어디든 (Wherever you want 어디가 됐건 Whatever you want 그 무엇이 됐건 Let’s go Let’s go) Wanna drive? If you don’t mind? 둘이서 갈래 어디든 (Wherever you want Wherever we want Wherever I want Wherever you want we’re going to yo) 바람을 더 느끼게 창문을 더 활짝 열어줘 (we’re going to yo we’re going to yo) 아무 말 필요 없어 그냥 나를 믿어 (Give it up Baby) Wanna drive? If you don’t mind? 둘이서 갈래 어디든 밤을 가득 채울 너와 나 그 곳을 향해 향해 Wherever you want (Wherever you want Wherever we want Wherever I want Wherever you want we’re going to yo) (Wherever you want Wherever we want Wherever I want Wherever you want we’re going to yo)</text:p>
          </table:table-cell>
          <table:table-cell office:value-type="string" table:style-name="ce1">
            <text:p>혼성</text:p>
          </table:table-cell>
          <table:table-cell table:number-columns-repeated="16377"/>
        </table:table-row>
        <table:table-row table:style-name="ro1">
          <table:table-cell office:value-type="float" office:value="684" table:style-name="ce1">
            <text:p>684</text:p>
          </table:table-cell>
          <table:table-cell office:value-type="string" table:style-name="ce1">
            <text:p>god</text:p>
          </table:table-cell>
          <table:table-cell office:value-type="string" table:style-name="ce1">
            <text:p>Friday Night</text:p>
          </table:table-cell>
          <table:table-cell office:value-type="string" table:style-name="ce1">
            <text:p>1999.11.25</text:p>
          </table:table-cell>
          <table:table-cell office:value-type="string" table:style-name="ce1">
            <text:p>사계절</text:p>
          </table:table-cell>
          <table:table-cell office:value-type="string" table:style-name="ce1">
            <text:p>맘 이맘 부풀어 오르는 이밤 right aright it’s friday night 감 예감 좋은 예감이 드는 이 밤 tonight’s the night oh friday night 금요일 밤 오늘 밤 오 오늘은 월급 탄 밤 기분이 삼삼한 밤 아침부터 왠지 좋은 예감 yeah it’s OK 자 기분 좋아 Yeay feel aright 자 어디든 가 우리 준이형 태우 호영 데니 다 모두 나갈준비 됐니 어두워진 거리를 미끄러져 가는 우리들 god 다섯 남자들 주머니 꽉찬 시계는 안봐 멋진 자동차 거리로 나가 지나가는 여인들~예~ 마주치는 시선들~오~ you want me l want you too then tell me i’ll come to you 맘 이맘 부풀러 오르는 이밤 right aright it’ friday night 드디어 도착한 클럽 앞에 들어가려고 기다리는 사람들의 줄이 늘어서고 서로 의식하고 저마다 자기들의 무게를 잡고 마음의 준빌 시작 한다 이제 곧 있으면 시작한다 오늘의 승자는 누구일까 Oh 또 어떠한 커플이 탄생할까 선수입장~~ 들어간다 자 들어간다 god가 나가신다 모두 모두 모두 모두 비켜나라 자 울려 퍼지는 음악소리 자 돌아가는 조명들이 금요일 밤이 온걸 알리네 자 어서 이밤을 즐기세 좋아~ 기분 좋아~ 오 그대와 나 오늘 멈추지마 음악~ 멋진 음악 흘러나와 and it’ll feel arighht pump it every body say tonight’s the night onight’s the night hey ho tonight’s thenight tonight’s the night pump it up every body say tonight’s the night tonight’s the nightho ho ho ho ho tonigh’s the night tonight the night 이제는 dane time come on stage 어디지 오 저기서 우릴 부르지 우리들을 향해서 손짓하지 자. 우리들의 무대다 모두 비켜라 남자들은 비키고 여자들은 남아라 그리고 보아라 you want me? baby you can have me 맘 이맘 부풀어 오르는 이 밤 right alright it’s friday night 감 예감 좋은 예감이 드는 이 밤 tonight’s the night oh Friday night~ 맘 이맘 부풀어 오르는 이 밤 right alright it’s friday night 감 예감 좋은 예감이 드는 이 밤 tonight’s the night oh Friday night~</text:p>
          </table:table-cell>
          <table:table-cell office:value-type="string" table:style-name="ce1">
            <text:p>남</text:p>
          </table:table-cell>
          <table:table-cell table:number-columns-repeated="16377"/>
        </table:table-row>
        <table:table-row table:style-name="ro1">
          <table:table-cell office:value-type="float" office:value="685" table:style-name="ce1">
            <text:p>685</text:p>
          </table:table-cell>
          <table:table-cell office:value-type="string" table:style-name="ce1">
            <text:p>황소윤</text:p>
          </table:table-cell>
          <table:table-cell office:value-type="string" table:style-name="ce1">
            <text:p>FNTSY</text:p>
          </table:table-cell>
          <table:table-cell office:value-type="string" table:style-name="ce1">
            <text:p>2019.5.21</text:p>
          </table:table-cell>
          <table:table-cell office:value-type="string" table:style-name="ce1">
            <text:p>사계절</text:p>
          </table:table-cell>
          <table:table-cell office:value-type="string" table:style-name="ce1">
            <text:p>Oh yeah this is hyperreal 발걸음 따라온 개척지 옷 빼 입고 밟는 galaxy 난 어느 별보다도 빛나지 우리에겐 더는 아냐 fantasy 우리에겐 더는 아냐 fantasy 이 땅은 우리 거 넌 뭘 겁내 어서 내 손을 잡아 걱정마 ma sis 걱정마 ma sister 걱정마 ma sister 걱정마 ma sis oh yeah 걱정마 ma sister 걱정마 ma sister 걱정마 ma sis oh yeah 걱정마 ma sister 걱정마 ma sister 걱정은 말라구 ma sis oh yeah 걱정마 ma sister 걱정마 ma sister 걱정마 ma sis oh yeah 방금 전 배웅했어 21세기 Tough old 아무도 이해못해 내 여자만 이해하지 전진한 초침 하나 뚜렷해지는 초점 변화는 불가피해 난 절대 안 봐 눈치 김치처럼 빨간 내 핏속 없어 royalty 속이지 못해 타고난 개돼지 같은 충성심 나도 똑같애 equality를 주장하기 위해 높여줘 네모창 밖 현실 속 내 삶의 quality 정의를 위한 정의가 넌 진정성이냐 이 좁아 터진 대륙은 어차피 반이 섬이야 언젠간 바다에 잠기고 우린 다른 땅으로 도약해 또 달 위로 결국 다른 행성으로 내 답은 그냥 이거 중지 펴 개썅마웨이로 shine my way I’m on my way to 방주에 올라탄 새로운 EVE 나에겐 그건 더는 아냐 fantasy 뭐든지 변하니 없다는 말이야 영원한 가치는 내 답은 그냥 이거 중지 펴 개썅마웨이로 shine my way I’m on my way to 방주에 올라탄 새로운 EVE 아님 내가 그 방주의 주인이 되는 거지 뭐라든지 결국에는 살아남는 놈이 이기는 거지 알 수 없는 사람들에게 붙잡혀 이상한 소리를 내는 기계를 타고 도착한 이곳엔 눈을 뜨니 이발소 모두가 제 맘대로 머리칼을 깎고 밖으로 나가보니 세상은 데자뷰 꿈에서 본 그대로 우린 웃고 있었고 아무도 우리를 지우지 않았네 누구도 우리를 분류하지 않았네 Oh yeah this is hyperreal 발걸음 따라온 개척지 옷 빼 입고 밟는 galaxy 난 어느 별보다도 빛나지 우리에겐 더는 아냐 fantasy 우리에겐 더는 아냐 fantasy 이 땅은 우리 거 넌 뭘 겁내 어서 내 손을 잡아 걱정마 ma sis 걱정마 ma sister 걱정마 ma sister 걱정마 ma sis oh yeah 걱정마 ma sister 걱정마 ma sister 걱정마 ma sis oh yeah 걱정마 ma sister 걱정마 ma sister 걱정은 말라구 ma sis oh yeah 걱정마 ma sister 걱정마 ma sister 걱정마 ma sis oh yeah</text:p>
          </table:table-cell>
          <table:table-cell office:value-type="string" table:style-name="ce1">
            <text:p>여</text:p>
          </table:table-cell>
          <table:table-cell table:number-columns-repeated="16377"/>
        </table:table-row>
        <table:table-row table:style-name="ro1">
          <table:table-cell office:value-type="float" office:value="686" table:style-name="ce1">
            <text:p>686</text:p>
          </table:table-cell>
          <table:table-cell office:value-type="string" table:style-name="ce1">
            <text:p>NCT DREAM</text:p>
          </table:table-cell>
          <table:table-cell office:value-type="string" table:style-name="ce1">
            <text:p>LaLaLove</text:p>
          </table:table-cell>
          <table:table-cell office:value-type="string" table:style-name="ce1">
            <text:p>2017.8.17</text:p>
          </table:table-cell>
          <table:table-cell office:value-type="string" table:style-name="ce1">
            <text:p>여름</text:p>
          </table:table-cell>
          <table:table-cell office:value-type="string" table:style-name="ce1">
            <text:p>Baby 스치는 바람을 따라 떠날래 아무도 모르게 하루 이틀 미뤘던 Bucket list 더 늦기 전에 Feel again 내 맘에 La la la light up my life 새롭게 La la la light up my love 설렌 맘이 날 데려가 도착한 곳에 바람 하늘 그리고 너 Hey girl 푸른 바다 위 뜨거워진 태양 속으로 Dive and dip 이 순간 가장 가장 하고 싶은 일 더욱 늦기 전 널 꼭 다시 만나고 싶어 내 맘에 La la la light up my life 새롭게 La la la light up my love 떨린 맘이 날 데려가 도착한 곳에 바람 하늘 그리고 너 날 비추는 저 햇살 살아 숨 쉬는 My heart 내가 원하는 단 하나 with you All the things you make me do you you yeah out of love out of love out of love 또 oh you make me 움직여 돌고 도는 것 같아 돌아가보면 너의 모습은 똑같아 군중 속에도 바로 찾아 볼 수 있지 뚜렷한 너밖에 없는 Glow 네가 서있던 곳에 내가 표시 해놓을게 지워지지 않게 너만이 La la la light up my life I need you La la la light up my love 내 맘을 비춰 You light up my life 숨길 수 없어 널 향한 My love (Give you my love give you my love oh my love I need your love) 끌린 맘이 날 데려가 도착한 곳에 바람 하늘 그리고 너 너만이 La la la light up my life I need you La la la light up my love</text:p>
          </table:table-cell>
          <table:table-cell office:value-type="string" table:style-name="ce1">
            <text:p>남</text:p>
          </table:table-cell>
          <table:table-cell table:number-columns-repeated="16377"/>
        </table:table-row>
        <table:table-row table:style-name="ro1">
          <table:table-cell office:value-type="float" office:value="687" table:style-name="ce1">
            <text:p>687</text:p>
          </table:table-cell>
          <table:table-cell office:value-type="string" table:style-name="ce1">
            <text:p>프로미스나인</text:p>
          </table:table-cell>
          <table:table-cell office:value-type="string" table:style-name="ce1">
            <text:p>유리구두</text:p>
          </table:table-cell>
          <table:table-cell office:value-type="string" table:style-name="ce1">
            <text:p>2017.11.30</text:p>
          </table:table-cell>
          <table:table-cell office:value-type="string" table:style-name="ce1">
            <text:p>사계절</text:p>
          </table:table-cell>
          <table:table-cell office:value-type="string" table:style-name="ce1">
            <text:p>빙글빙글 빙그르 빙그르 Toc Toc 빙글빙글 시계의 바늘이 Toc Toc 빙글빙글 빙그르 빙그르 Toc Toc 내 맘은 Up Up Up 설레임은 가득해도 어려운 건 사실이야 달빛 아래 서서 손을 잡아줄 그런 사람 찾는 일 혹시 있을지 수많은 별들 중에 말야 생각하는 찰나에 눈이 번쩍 너를 발견해 입을 틀어막죠 거짓말 못하겠어 나만의 소중한 마음을 모두 모두 모아서 너에게 용기로 모든 걸 보여주고 싶지만 시계바늘이 열두 시 향해 빠르게 도착하면 내 마음을 남기고서 갈게 꼭 찾아줘 우리의 미래에서 빙글빙글 빙그르 빙그르 Toc Toc 빙글빙글 시계의 바늘이 Toc Toc 빙글빙글 빙그르 빙그르 Toc Toc 내 맘은 Up Up Up 어릴 때 동화책에서는 유리구두 하나 남기고 가던데 아무것도 남기지 않아도 알아봐 줄 사람 있을지 그런 사람 찾는 일 혹시 있을지 수많은 별들 중에 말야 생각하는 찰나에 눈이 번쩍 너를 발견해 입을 틀어막죠 거짓말 못하겠어 나만의 소중한 마음을 모두 모두 모아서 너에게 용기로 모든 걸 보여주고 싶지만 시계바늘이 열두 시 향해 빠르게 도착하면 내 마음을 남기고서 갈게 꼭 찾아줘 우리의 미래에서 빙글빙글 빙그르 빙그르 Toc Toc 빙글빙글 시계의 바늘이 Toc Toc 빙글빙글 빙그르 빙그르 Toc Toc 내 맘은 Up Up Up 나는 종이 울려 돌아가야 해 달빛 노란 물든 이 시간에 매일 아침 창문 틈에 햇살이 드리울 때 항상 널 생각할게 널 기억할게 반짝이는 날 잊지 말고 날 찾아줘 지금부터 나를 가득 채운 너를 모두 모아서 그대가 날 찾을 수 있게 밝게 빛나 줄 거야 열두 시가 넘어 나는 다시 돌아가야만 해요 내 마음을 남기고서 갈게 꼭 만나자 우리의 미래에서 빙글빙글 빙그르 빙그르 Toc Toc 빙글빙글 시계의 바늘이 Toc Toc 빙글빙글 빙그르 빙그르 Toc Toc 내 맘은 너 너 너~~!</text:p>
          </table:table-cell>
          <table:table-cell office:value-type="string" table:style-name="ce1">
            <text:p>여</text:p>
          </table:table-cell>
          <table:table-cell table:number-columns-repeated="16377"/>
        </table:table-row>
        <table:table-row table:style-name="ro1">
          <table:table-cell office:value-type="float" office:value="688" table:style-name="ce1">
            <text:p>688</text:p>
          </table:table-cell>
          <table:table-cell office:value-type="string" table:style-name="ce1">
            <text:p>10CM</text:p>
          </table:table-cell>
          <table:table-cell office:value-type="string" table:style-name="ce1">
            <text:p>아프리카 청춘이다</text:p>
          </table:table-cell>
          <table:table-cell office:value-type="string" table:style-name="ce1">
            <text:p>2014.11.19</text:p>
          </table:table-cell>
          <table:table-cell office:value-type="string" table:style-name="ce1">
            <text:p>사계절</text:p>
          </table:table-cell>
          <table:table-cell office:value-type="string" table:style-name="ce1">
            <text:p>아프리카 나도 가고 싶으니까 코타키나발루 좋겠다 산토리니 근데 나는 뭐하고 있니 아마존의 눈물 슬프다 여행가고 싶다 여행가고 싶어 언제든 어디든 떠날 수 있어 도망가고 싶다 도망가고 싶어 언제든 어디든 떠날 수 있어 자메이카 진짜 가고 싶다니까 우즈베키스탄 예쁘다 사우디 아라비아 거긴 기름값 얼마야 브라질의 삼바 신 난다 가방 샀고 모자 샀고 자외선차단크림도 사고 캐리어 있고 카메라 있고 별의별 것들이 다 있다고 젊음도 있고 열정도 있고 꿈도 패기도 다 있다지만 여권이 없고 비자가 없고 돈 없다고 두 다리 두 팔이 멀쩡하면 뭐하나 청춘이 뜨거워 타오르면 뭐하나 국제선 비행기 한번 타보지도 못하고 눈물이 흐르네 아프리카 나도 가고 싶다니까 알래스카 연어 맛 좋다 산토리니 근데 나는 뭐하고 있니 사하라의 폭풍 뜨겁다 아프리카 나도 가고 싶다니까 진짜 가고 싶다니까 나도 보내 달라니까</text:p>
          </table:table-cell>
          <table:table-cell office:value-type="string" table:style-name="ce1">
            <text:p>남</text:p>
          </table:table-cell>
          <table:table-cell table:number-columns-repeated="16377"/>
        </table:table-row>
        <table:table-row table:style-name="ro1">
          <table:table-cell office:value-type="float" office:value="689" table:style-name="ce1">
            <text:p>689</text:p>
          </table:table-cell>
          <table:table-cell office:value-type="string" table:style-name="ce1">
            <text:p>라비</text:p>
          </table:table-cell>
          <table:table-cell office:value-type="string" table:style-name="ce1">
            <text:p>VACAY</text:p>
          </table:table-cell>
          <table:table-cell office:value-type="string" table:style-name="ce1">
            <text:p>2019.8.7</text:p>
          </table:table-cell>
          <table:table-cell office:value-type="string" table:style-name="ce1">
            <text:p>여름</text:p>
          </table:table-cell>
          <table:table-cell office:value-type="string" table:style-name="ce1">
            <text:p>나랑 떠날래 저 멀리 Cebu, bali, Kota Kinabalu Guam이나 da nang이나 Hawaii , Miami까지 어디든 골라 Baby where do you like it 너랑 간다면 난 다 All Good All Good Woo Tell me Kendall where do you like it 도시는 뜨겁기만 하고 예쁘게 안타니까 우리 태닝 오일을 챙겨 담아볼까 캐리어에 꽃 남방에다 밀짚모자 얹고 레이어드해 Girl I know what you like 너의 취향 파악 It’s ok 메뉴나 호텔 바닷물의 색과 모레 사장과 썬 베드의 생김새마저도 다 Ye it’s so perfect baby 걱정하지 마 수평선에 걸친 해가 달과 인사를 시키며 빠질 때 우린 칵테일 속에 Diving 해 둘이 손잡고 이 밤을 Driving 해 ye 나랑 떠날래 저 멀리 Cebu, bali, Kota Kinabalu Guam이나 da nang이나 Hawaii , Miami까지 어디든 골라 Baby where do you like it 너랑 간다면 난 다 All Good All Good Oh baby let’s go on vacay Oh baby let’s go on vacay Oh baby let’s go on vacay Oh baby let’s go on vacay Yellow Hawaiian shirts 또는 Swimming pants Rash guard 나 3X Large 목 늘어난 T-shirts Bikini 너 하고 싶은 건 다해 Babe 슥 고민하지 마 긁어버려 널 위한 내 카드 쇼핑 후엔 Photo shoot 당겨 Zoom 안겨 내 품 오늘의 숙제는 치열하게 Chillin’ 하며 두근 수평선에 걸친 해가 달과 인사를 시키며 빠질 때 우린 칵테일 속에 Diving 해 둘이 손잡고 이 밤을 Driving 해 ye 나랑 떠날래 저 멀리 Cebu, bali, Kota Kinabalu Guam이나 da nang이나 Hawaii , Miami까지 어디든 골라 Baby where do you like it 너랑 간다면 난 다 All Good All Good Oh baby let’s go on vacay Oh baby let’s go on vacay Oh baby let’s go on vacay Oh baby let’s go on vacay 자연을 거스를 수는 없어 우린 파도를 타고서 유연하게 물을 따라 더 깊이 수영해 조금 더 깊이 수영해 Now Everybody Say OH NANANANA OH NANANANANA (All Good All Good) OH NANANANA OH NANANANANA (All Good All Good) OH NANANANA OH NANANANANA (All Good All Good) OH NANANANA OH NANANANANA (All Good All Good)</text:p>
          </table:table-cell>
          <table:table-cell office:value-type="string" table:style-name="ce1">
            <text:p>남</text:p>
          </table:table-cell>
          <table:table-cell table:number-columns-repeated="16377"/>
        </table:table-row>
        <table:table-row table:style-name="ro1">
          <table:table-cell office:value-type="float" office:value="690" table:style-name="ce1">
            <text:p>690</text:p>
          </table:table-cell>
          <table:table-cell office:value-type="float" office:value="104" table:style-name="ce1">
            <text:p>104</text:p>
          </table:table-cell>
          <table:table-cell office:value-type="string" table:style-name="ce1">
            <text:p>JEJU</text:p>
          </table:table-cell>
          <table:table-cell office:value-type="string" table:style-name="ce1">
            <text:p>2020.9.17</text:p>
          </table:table-cell>
          <table:table-cell office:value-type="string" table:style-name="ce1">
            <text:p>사계절</text:p>
          </table:table-cell>
          <table:table-cell office:value-type="string" table:style-name="ce1">
            <text:p>ready, get summer time 날아가는 비행기를 봐 전혀 상상 못 한 놈들과 저녁 안까지 driving 톡 톡 튀는 my verse 밟아 더 속도 기분 높여서 knock knock 두드릴 시간에 와서 캐리어에 꾹 꾹 눌러 담아 bro 따라줘 카스 아 평근인 칵테일 얘들아 작업실은 너무 탁해 떠나자 밖에 왜 그리 야박해 핫식스 부어버려 full of cafain 끊었어 담밴 그만 생각해 난 진짜 i don't care yeyeye 끽하고 부릉 창밖에는 구름 날아가자 일기예보 제주날씨 완전 푸름 애월에서 맛집 투어 해 운전대 내가 잡을 테니까 다들 너네 하는 음악 하고 맘대로 막 하고 남들 음악 하고 비교하지 마 밤을 새우자고 완전 똑같은 색깔로 맞춰 가위바위보 떠날 땐 타이다이를 입고서 집에 가는 거야 어때 이제 bye bye bro I feel like sun blue 시원한 바람이 날 위로 위로 아무거나 입고 싶은 대로 다 pick up pick up pick up I feel like sun blue 시원한 바람이 날 위로 위로 아무거나 입고 싶은 대로 다 푸른 바다로 떠나자 lets surf, surf, surf, surf 노래를 부르자 더 크게 틀어줘 술을 따라 빨리 풀장 위로 diving 수다를 떨어 bla bla bla yee 간신히 얻어 탄 공항버스에 앉아 창밖을 바라보며 기대 중이야 한창 원래 더운 날일수록 뭉쳐야 해 제대로 논 적도 없는데 근처 여행 괜찮은데 찾아보다가 결국엔 깃발을 꽂으러 혼저옵서예 페이스북 timeline에 탐라를 해시태그하고 밤엔 stella &amp; gin 아까 구워 먹은 고기가 덜 익었는지 파티를 시작하기도 전에 다 탈 나있지 Whoo! 밤을 새우자고 완전, 노는 동안 다들 방전 되더라도 누워있을 생각하지 마 핸드폰은 매너 모드하고 집에 가서 봐 Ya 음악 하는 거 힘들지 세상에 쉬어 보이는 일이 하나 없더라고 Ya 매일 행복해 보이는 저들도 나름대로 고민거릴 안고 있더라고 우울한 게 어울리는 사람이 어딨겠어 얼른 떨쳐내 Boy, you can get throught this 괘씸하니 멀어지자고 서울시I feel like sun blue 시원한 바람이 날 위로 위로 아무거나 입고 싶은 대로 다 pick up pick up pick up I feel like sun blue 시원한 바람이 날 위로 위로 아무거나 입고 싶은 대로 다 푸른 바다로 떠나자 lets surf, surf, surf, surf 노래를 부르자 더 크게 틀어줘 술을 따라 빨리 풀장 위로 diving 수다를 떨어 bla bla bla yee</text:p>
          </table:table-cell>
          <table:table-cell office:value-type="string" table:style-name="ce1">
            <text:p>남</text:p>
          </table:table-cell>
          <table:table-cell table:number-columns-repeated="16377"/>
        </table:table-row>
        <table:table-row table:style-name="ro1">
          <table:table-cell office:value-type="float" office:value="691" table:style-name="ce1">
            <text:p>691</text:p>
          </table:table-cell>
          <table:table-cell office:value-type="string" table:style-name="ce1">
            <text:p>인투잇</text:p>
          </table:table-cell>
          <table:table-cell office:value-type="string" table:style-name="ce1">
            <text:p>It's U</text:p>
          </table:table-cell>
          <table:table-cell office:value-type="string" table:style-name="ce1">
            <text:p>2018.7.26</text:p>
          </table:table-cell>
          <table:table-cell office:value-type="string" table:style-name="ce1">
            <text:p>여름</text:p>
          </table:table-cell>
          <table:table-cell office:value-type="string" table:style-name="ce1">
            <text:p>기분 좋은 걸 oh oh 휘파람처럼 oh oh 상상해봐 you can do 새파랗게 펼쳐지는 수평선 눈부신 설렘 가득 넘친 바캉스 따분했던 일상 모두 던져보는 거야 하늬바람이 불어와 어느새 도착한 여기 가벼워진 걸음 마치 구름 위 지루했던 어제 모두 잊어보는 거야 Humm de hala heya 콧노래가 나와 유후 (get em up get em up like) 유후 (get em up get em up like) 더 멀리 가보자 (hey) 어려울 건 없잖아 Alright Let the blue ocean and beach set you free Oh baby 어디든 떠나자 당장 Move 우리를 기다릴 Ocean view 내일은 잊은 채 지금 이 순간 눈부신 여름 속으로 수평선 너머로 떠오른 태양도 널 비춰 꿈이 아냐 네게 말해줄게 into U Yeah yeah yeah girl it’s only you 나와 함께라면 okay 내게 뭐든 말해 줄래 나와 함께라면 okay It’s cool ain’t it? 탁 트인 해변가에 앉아있음 Ah 절로 나와 감탄사가 Just let it fly 우린 꽉 막힌 도시를 떠나서 풀어놓지 캐리어 레몬아이스티 파라솔 이 세상은 네꺼 woo Humm de hala heya 콧노래가 나와 유후 (get em up get em up like) 유후 (get em up get em up like) 더 멀리 가보자 (hey) 어려울 건 없잖아 Alright Let the blue ocean and beach set you free Oh baby 어디든 떠나자 당장 Move 우리를 기다릴 Ocean view 내일은 잊은 채 지금 이 순간 눈부신 여름 속으로 수평선 너머로 떠오른 태양도 널 비춰 꿈이 아냐 네게 말해줄게 into U Yeah yeah yeah girl it’s only you 나와 함께라면 okay 내게 뭐든 말해 줄래 나와 함께라면 okay 푸른 바다 노을 진 하늘을 봐 The sun goes down 시간이 멈췄으면 해 기적처럼 찾아온 너라는 세상 쏟아진 행운 같은 넌 Baby 여름날의 꿈 Oh baby 어디든 떠나자 당장 Move (Ah) 우리를 기다릴 Ocean view 내일은 잊은 채 (Oh) 지금 이 순간 눈부신 여름 속으로 수평선 너머로 (너머로) 떠오른 태양도 널 비춰 (IN2U) 꿈이 아냐 네게 말해줄게 IN2U Yeah yeah yeah girl it’s only you 나와 함께라면 okay (Oh) 내게 뭐든 말해 줄래 (어서 말해줘) 나와 함께라면 okay 나와 함께 떠날래</text:p>
          </table:table-cell>
          <table:table-cell office:value-type="string" table:style-name="ce1">
            <text:p>남</text:p>
          </table:table-cell>
          <table:table-cell table:number-columns-repeated="16377"/>
        </table:table-row>
        <table:table-row table:style-name="ro1">
          <table:table-cell office:value-type="float" office:value="692" table:style-name="ce1">
            <text:p>692</text:p>
          </table:table-cell>
          <table:table-cell office:value-type="string" table:style-name="ce1">
            <text:p>박찬하</text:p>
          </table:table-cell>
          <table:table-cell office:value-type="string" table:style-name="ce1">
            <text:p>가자!</text:p>
          </table:table-cell>
          <table:table-cell office:value-type="string" table:style-name="ce1">
            <text:p>2019.6.5</text:p>
          </table:table-cell>
          <table:table-cell office:value-type="string" table:style-name="ce1">
            <text:p>사계절</text:p>
          </table:table-cell>
          <table:table-cell office:value-type="string" table:style-name="ce1">
            <text:p>Yeah 1 2 3 가자! 가자 가자 가자 가자 가자 가자 가자고! 손엔 돈 백만원 뿐이지만 난 무섭지 않아 하나도 내 삶이 예술이지 내가 그렇게 만든 거야 알아둬 난 그냥 미친놈이니까 너도 눈 딱 감고 바로 가자고 내 몇 백배는 되는 건물들이 너와 나를 둘러싸고 있어 근데 보물들이 힘껏 울부짖으니까 울려 아이폰이 할 일 싹 다 걍 제껴놓고 튈래 I’m sorry 근데 현수의 아이폰 또한 울렸나봐 태평양 건너편의 소리들이 들렸나봐 재웅이 덕에 받은 다섯 달치 주휴수당이 있으니까 저가 항공 티켓 끊어 당장 가자 가자 난 돈 없는 예술가가 맞아 현수도 그렇고 이걸 듣는 너도 마찬가지야 그 말인 즉슨 우린 모두 예술가인 건데 넌 왜 숨만 쉬어 예술은 매순간인 건데 가자 가자 나는 참을 수가 없었지 그 어떤 상식도 나를 가둘 수가 없었지 내가 미친놈이래서 미친놈이 됐고 미친걸 만들었더니 진짜 미친 삶이 됐어 너도 빨리 가자 가자 가자 가자 가자 가자 가자고! 손엔 돈 백만원 뿐이지만 난 무섭지 않아 하나도 내 삶이 예술이지 내가 그렇게 만든 거야 알아둬 난 그냥 미친놈이니까 너도 눈 딱 감고 바로 가자고 우린 어디든 가요 언제든 가요 우리는 가요 우린 어디든 가요 언제든 가요 우리는 가요 우린 어디든 가요 언제든 가요 우리는 가요 우린 어디든 가요 언제든 가요 우리는 가요 스물세 시간의 아주 기나긴 비행이 끝났고 잠에서 깰 때쯤 리마 위로 랜딩 uh 캐리어를 든 우리 피부색이 조금 이질감이 들어도 사랑을 줘 ladies 택시 잡고 켰지 에어비앤비 ‘no entiendo espanol’은 최고의 spanish uh 가방만큼 무거운 몸을 끌고 체크인 우린 자유로운 여행가니까 들지 않아 패키지 yeah 사막은 졸라 넓어 내셔널 지오그래픽 새끼들 카메라 좀 바꿔줘 해발 오천 미터 위에 올라서서 안데스 위에 쌓인 눈을 보면 잊게 되지 고산병도 가자가자 우리들은 어떤 곳이든 가고 만들어 지구에는 없던 거 That’s right I wonder all about 지금 여기서 할 수 있는 모든 것 yeah 가자 가자 가자 가자 가자 가자 가자고! 손엔 돈 백만원 뿐이지만 난 무섭지 않아 하나도 예 내 삶이 예술이지 내가 그렇게 만든 거야 알아둬 난 그냥 미친놈이니까 너도 눈 딱 감고 바로 가자고 우린 어디든 가요 언제든 가요 우리는 가요 우린 어디든 가요 언제든 가요 우리는 가요 우린 어디든 가요 언제든 가요 우리는 가요 우린 어디든 가요 언제든 가요 우리는 가요 잠깐 잠깐 가만 누워있기만 할 수 없지 Let's go outside 사막을 달리는 Buggy car Roller coaster 같아 경비행기를 타고 날아올랐지 발 밑엔 Nazca line Mystery circle보다 mystery한 우린 지금 Korea를 벗어나 있는 거니까 Never waste ma time 가자 가자 가자 가자 가자 가자 가자고 잔고가 다 떨어져가지만 우리는 절대 쫄지 않아요 우리 삶이 예술이지 그래서 이거 만든 거야 알아둬 우린 미친 놈들이야 부러우면 너도 따라하라고 우린 어디든 가요 언제든 가요 우리는 가요 안 만들어 가요 뭘 만들까요 일단 냅둬봐요 우린 어디든 가요 언제든 가요 우리는 가요 안 만들어 가요 뭘 만들까요 아가들이 나처럼 될 수도 있으니까 냅둬봐요</text:p>
          </table:table-cell>
          <table:table-cell office:value-type="string" table:style-name="ce1">
            <text:p>남</text:p>
          </table:table-cell>
          <table:table-cell table:number-columns-repeated="16377"/>
        </table:table-row>
        <table:table-row table:style-name="ro1">
          <table:table-cell office:value-type="float" office:value="693" table:style-name="ce1">
            <text:p>693</text:p>
          </table:table-cell>
          <table:table-cell office:value-type="string" table:style-name="ce1">
            <text:p>스피킹 트럼펫</text:p>
          </table:table-cell>
          <table:table-cell office:value-type="string" table:style-name="ce1">
            <text:p>Passport</text:p>
          </table:table-cell>
          <table:table-cell office:value-type="string" table:style-name="ce1">
            <text:p>2015.6.29</text:p>
          </table:table-cell>
          <table:table-cell office:value-type="string" table:style-name="ce1">
            <text:p>사계절</text:p>
          </table:table-cell>
          <table:table-cell office:value-type="string" table:style-name="ce1">
            <text:p>날개를 다는 중이지 지금 이 가사에다 행선지는 바다 건너 도쿄, 하네다 내 목표는 범세계적 포교 음악에 담은 메세지를 통해서 Lyrical phenomenon 막 국경을 넘은 내 플로우, 뻗어 감당해낼 수 있을까? 가짜는 곧 뻗어 I don't need Passport bitch check my profile Where's my fuckin' escort? you'd better use hot-line 출발은 S.SOUL CITY 흐름은 어디로 가는가? Just landing 동경의 밤거리 달을 봐 더 짜릿한 걸 찾지 다들 But organic 한 Flow를 타지 난 늘 바람을 타고 나는 이글 바라봐, 내가 뿌린 씨들 꽃핀 색은 Black 이파리 색은 Pink That's my freakin' ego 매일매일이 다른 이 거리도 멈출 수는 없지 손을 심장 위로 시간이 지날수록 늘어가는 Seoul pride YG, Kendrick의 West coast shout out 누구도 볼 수 없는 Hiphop의 척박한 도시 위에 뿌려놓은 씨앗들을 다 조합한 Mc's out there Rap puppet 말고 홍대를 알리는 건 Rhyme 장인들의 작품 전세계로 팔리지 빛나 마치 Rolex 느낌이 없다면 너는 건너 들은 Phone sex We in everywhere 울려퍼지는 나팔소리 언어의 벽을 넘어 낯선 도시에 새기는 Story 모음과 자음의 모임이 아닌 덩어리 그 자체인 우리 구분이 무의미한 꼬리와 머리 바다를 건너온 소리가 날 바다 건너로 옮겨 내가 그들을 닮아가듯 날 닮아갈 너가 보여 Speaking Trumpet 열두 명의 월터 미티 나팔을 닮은 목청 쉼없이 Speakin' and speakin' 오늘도 난 드럼과 드럼 사이를 헤집고 다녀 영감을 곁에 두고 자연스레 건네주고 가려 해 랩을 재주 껏하는 애들과는 꽤 급이 다른 헤비급 라이밍 이리 와봐, 세상이 메스껍다면 배움이 필요한 애들에겐 내 랩이 곧 강연 폼 내기 원하면 이건 삶의 재미이고 양념 너를 데리고 갈 거야 저기 메소포타미아 문명 정도쯤 숨을 덴 없어 Ready or not yo 이건 사랑 아닌 집착 맹목적인 믿음, 십자가 식 없는 웨딩마 입장 없는 혼인 서약 38선이 길고 길어도 막지 못해 지금 손을 잡아 하얀 턱시도의 신사 이 신혼 여행 지침서는 여기 쓰여진 문자 경계 없이 가슴팍에 가득 스며든 문장 대륙에 배어든 조선 팔도의 품바 명창의 소리에 귀 기울여 이건 문학이자 음악 던져넣었지 캐리어 Play the radio 입에 문 담배는 Better than Evian Ready or not 넌 개미허리 주제에 날 흔들어 놓을 거야 여행의 기억 날개를 단 세치 혀 투박한 내 표현에 누가 비기니? 총맞은 백지영 그들에게 받은 Vibe 돌려줘 최민호, 손에 쥔 티켓 Break of dawn Notorious biggie Ol'dirty, 2Pac 언젠가는 내 목소리도 천상에 닿을까? 저 별이 되기보다 탑을 쌓지 나만의 Rhyme 꿈으로 가는 계단을 걸어가는 발걸음이 모여 위대함이 돼 지금 걸어가는 이 걸음도 누군가를 위한 계단이 돼 나날이 꿈에 가까이 가는 우리는 시간이 갈수록 진가를 발휘해 음악은 돌고 돌아 지구 어디건 태양빛처럼 소원 모아 어두운 곳을 비춰줘 국경없는 의사들의 청진기처럼 대가 없이도 미운 마음 치유하는 길 열어 때론 해적기를 걸어 희망이란 보석을 약탈 케이스에 넣어 비밀번호로 잠그고 모셔둔 다음 그 위에 휘갈기지 너 혼자 되기 전엔 날 꺼내지 마 기다려, 발견의 시간 だれにも、きれないおれらのきずな スモ?ルボ?ルだけど すべてのりきって goal 同盟誰より?もストロングな武器 俺らが作るシナリオ movie star 星がでた、いま目を?ませ 昨日より今日もう一?を踏み出せ 信じて目を閉じてここで感じて 俺らをひとつにつなげるラインマジで</text:p>
          </table:table-cell>
          <table:table-cell office:value-type="string" table:style-name="ce1">
            <text:p>남</text:p>
          </table:table-cell>
          <table:table-cell table:number-columns-repeated="16377"/>
        </table:table-row>
        <table:table-row table:style-name="ro1">
          <table:table-cell office:value-type="float" office:value="694" table:style-name="ce1">
            <text:p>694</text:p>
          </table:table-cell>
          <table:table-cell office:value-type="string" table:style-name="ce1">
            <text:p>Jack Jack</text:p>
          </table:table-cell>
          <table:table-cell office:value-type="string" table:style-name="ce1">
            <text:p>You &amp; Me</text:p>
          </table:table-cell>
          <table:table-cell office:value-type="string" table:style-name="ce1">
            <text:p>2020.8.21</text:p>
          </table:table-cell>
          <table:table-cell office:value-type="string" table:style-name="ce1">
            <text:p>여름</text:p>
          </table:table-cell>
          <table:table-cell office:value-type="string" table:style-name="ce1">
            <text:p>지금 바로 you me 우리 같이 나랑 떠나는거야 이 세상 어디든지 feel breath then you can see 말로 지금 이 기분을 표현할수없지 you me 우리 같이 나랑 떠나는거야 이 세상 어디든지 feel breath then you can see 말로 지금 이 기분을 표현할수없지 떠나자고 말했잖아 just you &amp; me 지금 우릴봐 현재 진행 ing 넘어지고 깨지고 까였지만 비가 오던 날들은 결국 다 지나 비가 오던 날들은 결국 다 지나 그래서 포기못해 난 언제 까지나 자신을 믿고 자신있게 말해 날 믿나 그렇다면 못할게 없지 우린 빛나 맑은 하늘 높은 태양 지금이야 떠날때야 종이비행기를 띄울테야 내 차례야 그리워 나의 고향은 얼음이란 도시 돌아와 반드시 어디든 그곳이 지금 바로 you me 우리 같이 나랑 떠나는거야 이 세상 어디든지 feel breath then you can see 말로 지금 이 기분을 표현할수없지 you me 우리 같이 나랑 떠나는거야 이 세상 어디든지 feel breath then you can see 말로 지금 이 기분을 표현할수없지 이번 여름엔 사람들이 뜨거워서 아무 데도 못 갔잖아 너도 많이 아쉬웠지 기대까지 담아뒀던 캐리어는 쓸 일이 없어졌고 작업실 구석에다 박아뒀지 우리 그냥 떠나자 어디 섬으로 비행기를 타고 서울까지 점으로 가는 길이 멀어 중간에 해까지 저물어도 빛이 나는 너가 있어 아침까지 안 부러워 부럽지 않아 그래 너와 있으면 내 차에 올라타 기분 비가 내리면 울리는 phone은 뒤집어 둘게 너는 신경 쓰지 않아도 돼 그러니까 우리 어딘가로 떠나자 yeah follow my way follow my concept yeah all of my day your gonna love it 오늘 먼저 퇴근하는 사람이 범인 해가 지고 다시 해가 뜰때까지 running yeah follow my way follow my concept yeah all of my day your gonna love it 오늘 먼저 퇴근하는 사람이 범인 해가 지고 다시 해가 뜰때까지 running 지금 바로 you me 우리 같이 나랑 떠나는거야 이 세상 어디든지 feel breath then you can see 말로 지금 이 기분을 표현할수없지 you me 우리 같이 나랑 떠나는거야 이 세상 어디든지 feel breath then you can see 말로 지금 이 기분을 표현할수없지</text:p>
          </table:table-cell>
          <table:table-cell office:value-type="string" table:style-name="ce1">
            <text:p>남</text:p>
          </table:table-cell>
          <table:table-cell table:number-columns-repeated="16377"/>
        </table:table-row>
        <table:table-row table:style-name="ro1">
          <table:table-cell office:value-type="float" office:value="695" table:style-name="ce1">
            <text:p>695</text:p>
          </table:table-cell>
          <table:table-cell office:value-type="string" table:style-name="ce1">
            <text:p>정태춘</text:p>
          </table:table-cell>
          <table:table-cell office:value-type="string" table:style-name="ce1">
            <text:p>연남, 봄 날</text:p>
          </table:table-cell>
          <table:table-cell office:value-type="string" table:style-name="ce1">
            <text:p>2019.4.30</text:p>
          </table:table-cell>
          <table:table-cell office:value-type="string" table:style-name="ce1">
            <text:p>봄</text:p>
          </table:table-cell>
          <table:table-cell office:value-type="string" table:style-name="ce1">
            <text:p>그 언제부터 기다려왔나 이 새파란 봄 날 거리엔 꽃비 흩날리고 카페마다 커피 향, 어디 멀리서 온 젊은 사람들 캐리어 경쾌한 바퀴 소리 철길 공원 길엔 햇살이 말갛게 쏟아지네 그 얼마나 오래 기다려왔나 이 따스한 봄 날 개나리 철쭉 꽃 손님들 누가 모셔왔나, 오후 노란 유치원 버스 다녀가고 애기들 창 밖으로 손 흔들고 성미산 지나온 봄 바람이 횡단보도 위로 살랑대네 그 얼마나 오래 기다려왔나 이 찬란한 봄 날 이제 무얼 잊고 또 버릴까 그 어두운 기억들, 초록 잎 어린 담쟁이 벽을 타고 힘껏 오르는 이 해사한 봄 날, 동네 수퍼 주차장에 햇살이 가득히 쏟아지네<text:s/></text:p>
          </table:table-cell>
          <table:table-cell office:value-type="string" table:style-name="ce1">
            <text:p>남</text:p>
          </table:table-cell>
          <table:table-cell table:number-columns-repeated="16377"/>
        </table:table-row>
        <table:table-row table:style-name="ro1">
          <table:table-cell office:value-type="float" office:value="696" table:style-name="ce1">
            <text:p>696</text:p>
          </table:table-cell>
          <table:table-cell office:value-type="string" table:style-name="ce1">
            <text:p>프로젝트 A</text:p>
          </table:table-cell>
          <table:table-cell office:value-type="string" table:style-name="ce1">
            <text:p>여름꿈</text:p>
          </table:table-cell>
          <table:table-cell office:value-type="string" table:style-name="ce1">
            <text:p>2019.8.6</text:p>
          </table:table-cell>
          <table:table-cell office:value-type="string" table:style-name="ce1">
            <text:p>여름</text:p>
          </table:table-cell>
          <table:table-cell office:value-type="string" table:style-name="ce1">
            <text:p>라라라라라라 A A 아침부터 울려대는 알람 소리 정신없이 캐리어에 짐을 주워 담아 계획 없이 올라 타버린 고속 열차 자 떠나가 볼까 lego lego 몰라 몰라 어딘지 몰라 아무 생각도 없으니까 달려 달려 어디든 달려 여름은 기다려 주지 않으니까 I think no no no no 생각할 수 있지만 단순하게 쉽게 쉽게 흔들리는 마음 날려버려 적당한 쉼은 필요해 그래 오래 참아왔잖아 (참을 수가 없는데) 착해 착해 나를 위해 준비한 선물 하늘색 옷을 입은 저 바닷가 여기저기 들려오는 웃음들 기억나 기억나 그해 여름이 생각나 기분 좋은 장면들이 떠올라 따라 하게 돼 어쩌면 기적같이 마법같이 생각대로 다 이뤄질지 몰라 Uh uh uh 너와나 떨어질 수 없나 봐 오랜만여도 넌 변하지가 않나 봐 what's up baby What's up baby 넘 매력있어 날 부름 부름 매일매일 예쁜 옷을 입고서 멋진 멋진 모델 같은 포즈 ha 내가 찍은 모든 걸 다 자랑할 거야 별스타그램 셀피그램 OOTD I think no no no no 생각할 수 있지만 단순하게 쉽게 쉽게 흔들리는 마음 날려버려 적당한 쉼은 필요해 그래 오래 참아왔잖아 (참을 수가 없는데) 착해 착해 나를 위해 준비한 선물 하늘색 옷을 입은 저 바닷가 여기저기 들려오는 웃음들 기억나 기억나 그해 여름이 생각나 기분 좋은 장면들이 떠올라 따라 하게 돼 어쩌면 기적같이 마법같이 생각대로 다 이뤄질지 몰라 구름이 만들어준 그늘 아래 그곳엔 달콤한 속삭임과 간지러운 love story 궁금한 게 있어 어쩌면 마음만은 같을 것 같아 여름이 가는 게 싫어 잡아두고 싶은 걸 하늘색 옷을 입은 저 바닷가 여기저기 들려오는 웃음들 기억나 기억나 그해 여름이 생각나 기분 좋은 장면들이 떠올라 따라 하게 돼 어쩌면 기적같이 마법같이 생각대로 다 이뤄질지 몰라 라라라라라라 A A</text:p>
          </table:table-cell>
          <table:table-cell office:value-type="string" table:style-name="ce1">
            <text:p>여</text:p>
          </table:table-cell>
          <table:table-cell table:number-columns-repeated="16377"/>
        </table:table-row>
        <table:table-row table:style-name="ro1">
          <table:table-cell office:value-type="float" office:value="697" table:style-name="ce1">
            <text:p>697</text:p>
          </table:table-cell>
          <table:table-cell office:value-type="string" table:style-name="ce1">
            <text:p>투어리스트</text:p>
          </table:table-cell>
          <table:table-cell office:value-type="string" table:style-name="ce1">
            <text:p>요코하마에서</text:p>
          </table:table-cell>
          <table:table-cell office:value-type="string" table:style-name="ce1">
            <text:p>2013.6.3</text:p>
          </table:table-cell>
          <table:table-cell office:value-type="string" table:style-name="ce1">
            <text:p>사계절</text:p>
          </table:table-cell>
          <table:table-cell office:value-type="string" table:style-name="ce1">
            <text:p>달달한 올리고 팬케익, 부드런 모닝티 두 잔에. 이국적인 Saturday Brunch. 너와 맞는 낯선 아침. 커다란 캐리어 빈곳에 널 위한 선물이 한가득. 사랑스런 웃음들이 거리에 휘날리는, Fly to Yokohama, Beautiful Yokohama. 왠지 기분 좋은 날, 하루 종일 난 너만 바라볼 것만 같아. Fly to Yokohama, Beautiful Yokohama. 왠지 이러다가 나, 어쩌다 난, 니가 좋아질 것만 같아. 햇살, 바람 가득한 Beautiful Yokohama. 밤하늘 맞닿은 옥상에 내 맘을 녹이는 아시유. 두근대는 Saturday Night. 너와 맞는 바닷 바람. 지친 날 웃음짓게 하는 분홍빛 꽃그림 유카타. 너와 빌던 소원들이 하늘에 휘날리는. 내 맘이 들리니. 나의 맘이 들리니. 너만 바라보는 날, 너와 보낸 날 이런 내 맘 아직도 몰라. 내 맘이 들리니. 나의 맘이 들리니. 왠지 오늘이 가면, 오늘 어쩜, 네게 고백할 지도 몰라. 예쁜 웃음 가득한 그댄 나의 봄이야.</text:p>
          </table:table-cell>
          <table:table-cell office:value-type="string" table:style-name="ce1">
            <text:p>혼성</text:p>
          </table:table-cell>
          <table:table-cell table:number-columns-repeated="16377"/>
        </table:table-row>
        <table:table-row table:style-name="ro1">
          <table:table-cell office:value-type="float" office:value="698" table:style-name="ce1">
            <text:p>698</text:p>
          </table:table-cell>
          <table:table-cell office:value-type="string" table:style-name="ce1">
            <text:p>에이트레인</text:p>
          </table:table-cell>
          <table:table-cell office:value-type="string" table:style-name="ce1">
            <text:p>CARRIER</text:p>
          </table:table-cell>
          <table:table-cell office:value-type="string" table:style-name="ce1">
            <text:p>2020.10.28</text:p>
          </table:table-cell>
          <table:table-cell office:value-type="string" table:style-name="ce1">
            <text:p>사계절</text:p>
          </table:table-cell>
          <table:table-cell office:value-type="string" table:style-name="ce1">
            <text:p>바다가 되고 싶어했던 그녀의 별자린 물고기 어항에 가둬두려 했던 내가 어찌나 우습던지 그걸 이제 알아 너에겐 모든게 그저 스쳐 지나기 때문에 커다란 캐리어가 놓여져 있었지 늘 현관 앞에 어느 날 문득 너 사라져도 이상할 것도 없어 조금도 지금은 내 옆에 머무르는 널 바라볼수밖에 난 없지만 너의 캐리어엔 내가 없네 너의 캐리어엔 내가 없네 너의 캐리어엔 내가 없네 너의 캐리어엔 내가 없네 Love is just pretending 난 괜찮아 Though it is pretty ending 너에겐 모든게 그저 스쳐 지나기 때문에 커다란 캐리어가 놓여져 있었지 늘 현관 앞에 어느 날 문득 네가 사라져도 놀라지 않게 어느 정도 준비를 하고서 이미 널 배웅하고 있지만 너의 캐리어엔 내가 없네 너의 캐리어엔 내가 없네 너의 캐리어엔 내가 없네 너의 캐리어엔 내가 없네 바다가 되고 싶어했던 그녀의 별자린 물고기 언제나 목말라 했던 그녀의 별자린 물고기</text:p>
          </table:table-cell>
          <table:table-cell office:value-type="string" table:style-name="ce1">
            <text:p>남</text:p>
          </table:table-cell>
          <table:table-cell table:number-columns-repeated="16377"/>
        </table:table-row>
        <table:table-row table:style-name="ro1">
          <table:table-cell office:value-type="float" office:value="699" table:style-name="ce1">
            <text:p>699</text:p>
          </table:table-cell>
          <table:table-cell office:value-type="string" table:style-name="ce1">
            <text:p>빨간머리앤</text:p>
          </table:table-cell>
          <table:table-cell office:value-type="string" table:style-name="ce1">
            <text:p>10월의 스페인은 어떨까</text:p>
          </table:table-cell>
          <table:table-cell office:value-type="string" table:style-name="ce1">
            <text:p>2015.10.28</text:p>
          </table:table-cell>
          <table:table-cell office:value-type="string" table:style-name="ce1">
            <text:p>가을</text:p>
          </table:table-cell>
          <table:table-cell office:value-type="string" table:style-name="ce1">
            <text:p>겁이 많아 혼자 떠날 생각조차 난 하지 못했어 우연히 내게 다가와 가볍게 건 낸 말에 들뜬 내 맘 나도 가볼까 몇 개월 전에 비행기를 예약하고 서점에 들러 책도 읽어보고 TV에 그 나라가 나오면 몇 번이나 봤는지 몰라 캐리어에 뭐를 담아갈까 가서 어떤 옷을 입어야 사진이 예쁘게 나올까? 가기 전 준비할게 너무 많아 즐겁기만 한걸 10월의 스페인은 어떨까 어떤 친구를 만날까 어떤 이야길 해줄까 우리나라와는 다른 그 어떤 풍경이 반길까 이 참에 썬글라스도 하나 장만할까 내 맘이 왠지 그렇고 싶은걸 풍요로운 햇살을 꿈꾸며 난 날아가고 싶어 10월의 스페인은 어떨까 어떤 친구를 만날까 어떤 이야길 해줄까 우리나라와는 다른 그 어떤 풍경이 반길까 사실 널 잊기 위한 여행이야 스페인에 다 내려놓고 다시 시작 하려고 나도 나를 많이 사랑하려고 10월의 스페인은 어떨까 위로 받을 수 있을까 용기 얻을 수 있을까 널 잊고 돌아올 수 있을까</text:p>
          </table:table-cell>
          <table:table-cell office:value-type="string" table:style-name="ce1">
            <text:p>여</text:p>
          </table:table-cell>
          <table:table-cell table:number-columns-repeated="16377"/>
        </table:table-row>
        <table:table-row table:style-name="ro1">
          <table:table-cell office:value-type="float" office:value="700" table:style-name="ce1">
            <text:p>700</text:p>
          </table:table-cell>
          <table:table-cell office:value-type="string" table:style-name="ce1">
            <text:p>말뚝(MalDDuG),?Paletter,?Quickly K</text:p>
          </table:table-cell>
          <table:table-cell office:value-type="string" table:style-name="ce1">
            <text:p>Vacation</text:p>
          </table:table-cell>
          <table:table-cell office:value-type="string" table:style-name="ce1">
            <text:p>2019.6.28</text:p>
          </table:table-cell>
          <table:table-cell office:value-type="string" table:style-name="ce1">
            <text:p>여름</text:p>
          </table:table-cell>
          <table:table-cell office:value-type="string" table:style-name="ce1">
            <text:p>난 내일 떠날게 몇 시간 뒤면 두 발 아래 눈 부신 태양과 파란 하늘을 맞이하겠지 편하게 잘 챙겨둬 비행기 티켓 따분한 일상은 잠시 접어둬 이건 포기 못 해 둘 만의 시간 프라이빗 비치 피나콜라다 붉은 태양은 바다에 떨어져 야자수 배경 아래 우린 지쳤지만 눕지 않아 밤새고 수영을 해 나의 팔은 배게가 되 편안하게 즐겨줘 전부 이건 우리 삶을 위한 소확행이야 전부 즐길 준비가 됐다면 hang out That's alright 모든것이 준비되있어 우리 둘이 떠나 지금 Vacation 하늘 위에 태양은 훨씬 눈부셔 파도 위 모래성을 만들고 다 부셔버려 스트레스 무너트려 마치 볼링 눈치보지 말고 떠나 어서 멀리 오랜만야 이런 기분좋은 떨림 캐리어 끌고 인천공항으로 Let's boarding Vacation 우리 둘이서 어디든지 바로 떠나보자고 준비되있어 네비게이션 그냥 나를 믿고 따라오라고 너와 지금 단둘이 떠나고파 내 텐션 너무 높아 저기 저 하늘보다 Take out the money 오늘 너와 떠나기 위해서 준비해둘 건 무거웠던 일상을 뒤집어줄 우리의 가벼운 감정 뒤에서 널 지켜봤던 건 잘 알지 너도 오늘은 옆에 있을테니 Don't be alone 넌 채울 수가 없지 그 어떤걸로도 대체 못하니까 함께 떠나줘 나 면허 땄어 1종 보통 나 면허 땄어 1종 보통 Homebody들은 내게 복통 우리가 함께 할건 소통 yeah ay Drivin ridin 뭐든지 with me Wing wing vroom vroom 엔진 소리와 결합되는 kicking 가는 곳마다 명장면을 찍지 딴 놈들은 비키길 Sensation 우리 둘이서 뭐든지 만들어보자고 준비되있어 우리 passion 열정은 넘치고 사랑 노랠 불러 너와 나 지금 단 둘이 떠나고파 지금 내 텐션 너무 높아 저기 저 하늘보다</text:p>
          </table:table-cell>
          <table:table-cell office:value-type="string" table:style-name="ce1">
            <text:p>남</text:p>
          </table:table-cell>
          <table:table-cell table:number-columns-repeated="16377"/>
        </table:table-row>
        <table:table-row table:style-name="ro1">
          <table:table-cell office:value-type="float" office:value="701" table:style-name="ce1">
            <text:p>701</text:p>
          </table:table-cell>
          <table:table-cell office:value-type="string" table:style-name="ce1">
            <text:p>장범준</text:p>
          </table:table-cell>
          <table:table-cell office:value-type="string" table:style-name="ce1">
            <text:p>왜</text:p>
          </table:table-cell>
          <table:table-cell office:value-type="string" table:style-name="ce1">
            <text:p>2019.3.21</text:p>
          </table:table-cell>
          <table:table-cell office:value-type="string" table:style-name="ce1">
            <text:p>사계절</text:p>
          </table:table-cell>
          <table:table-cell office:value-type="string" table:style-name="ce1">
            <text:p>그녀와 난 서롤 바라보며 눈을 맞췄지 난 그대로 제주도 같은 곳을 향했지 말도 안되게 좁은 길들을 빠져나가 숙소 비슷한 곳에 다다랐을 때 심하게 기울어진 건물들이 보이고 뭔가 이상하단걸 깨달았을때 나 왜 이러는지 몰라 혼자 이런 밤 그녀의 꿈을 꾸는게 어쩌면 나는 아쉬움에 오오 난 그리움에 억지로 눈감고 잠이 들지도 몰라 그녀와 난 서롤 바라봤던 때가 있었지 난 그대로 또 눈을 감고 그녈 만났지 아직까지 그녀는 여전히 아름다워 조심히 그녀에게 다가갔을때 갑자기 눈이 떠지고 억지로 눈을 감을때 그대로 어두움만 남아버렸네 나 왜 이러는지 몰라 혼자 이런 밤 그녀의 생각 나는게 어쩌면 나는 그리움에 오오 난 아쉬움에 오늘밤 이대로 잠못들지도 몰라 널 사랑할지도 몰라 혼자 이런 밤 그녀의 꿈을 꾸는게 아직난 그리움에 오오 난 아쉬움에 혼자서 눈감고 잠못 들지도 몰라</text:p>
          </table:table-cell>
          <table:table-cell office:value-type="string" table:style-name="ce1">
            <text:p>남</text:p>
          </table:table-cell>
          <table:table-cell table:number-columns-repeated="16377"/>
        </table:table-row>
        <table:table-row table:style-name="ro1">
          <table:table-cell office:value-type="float" office:value="702" table:style-name="ce1">
            <text:p>702</text:p>
          </table:table-cell>
          <table:table-cell office:value-type="string" table:style-name="ce1">
            <text:p>마마무</text:p>
          </table:table-cell>
          <table:table-cell office:value-type="string" table:style-name="ce1">
            <text:p>아재개그</text:p>
          </table:table-cell>
          <table:table-cell office:value-type="string" table:style-name="ce1">
            <text:p>2017.6.22</text:p>
          </table:table-cell>
          <table:table-cell office:value-type="string" table:style-name="ce1">
            <text:p>사계절</text:p>
          </table:table-cell>
          <table:table-cell office:value-type="string" table:style-name="ce1">
            <text:p>어떡해 오늘 나 또 지각이야 아 미치겠네 미치지 말고 솔을 쳐봐 뭔 소리야 이게 웃긴 얘기야 참 어이없게 집 갈 때 생각나 바나나 먹으면 나한테 반하나 지금 너 불만 있냐 아니 물도 있어 너 어디야 지금 제주도야 내 맘을 흔든 너 재주도 좋아 Yo! A.Z.E! 아재의 꿈은 커다래 너의 센스 존중해 Respect 아주 어마 무시 무시 무시무시해 천방지축 어린 아이 같아 후! I think 말장난 신선한 발상 척척박사 아무도 못 말려 크게 웃어 줘요 활짝 아재개그 아저씨군 삐뚤빼뚤 지그재그 쟤쟤쟤 쟤 봐라 엄머머 쟤 좀 봐라 아 아저씨 아저씨 아저씨군 아재개그 아저씨군 삐뚤빼뚤 다같이 Stop 왼손은 허리위로 오른손은 머리위로 잘생긴 부처님 다같이 부처핸섬 오 아재 소금이 죽었소 맞춰봐 소금이 죽으면 죽염이 되오 죽염 엊그제 어떤 아재한테 이 가사 쓰려고 몇 개 좀 배워왔소 Let’s Go 결혼한 복숭아는 웨딩 피치 만인의 파이는 Wifi 소시는 옷 가게에서 티파니 소가 위로 올라간다 소오오름 너무해 너무해 그래 너는 무해 잘못 봤다간 멘탈 다 나갈 수 있어 아재개그 아저씨군 삐뚤빼뚤 지그재그 쟤쟤쟤 쟤 봐라 엄머머 쟤 좀 봐라 아 아저씨 아저씨 아저씨군 아재개그 아저씨군 삐뚤빼뚤 다같이 얼음! 땡 왼손은 허리위로 오른손은 머리위로 잘생긴 부처님 다같이 부처핸섬 뛰어! 아재개그 Oh 지끈지끈 아 죄송! 아재개그 아저씨군 삐뚤빼뚤 지그재그 쟤쟤쟤 쟤 봐라 엄머머 쟤 좀 봐라 아 아저씨 아저씨 아저씨군 아재개그 아저씨군 삐뚤빼뚤 열중 쉬어! 왼손은 허리위로 오른손은 머리위로 잘생긴 부처님 다같이 부처핸섬 뛰어! 아재개그 Oh 지끈지끈 AZE 쉿</text:p>
          </table:table-cell>
          <table:table-cell office:value-type="string" table:style-name="ce1">
            <text:p>여</text:p>
          </table:table-cell>
          <table:table-cell table:number-columns-repeated="16377"/>
        </table:table-row>
        <table:table-row table:style-name="ro1">
          <table:table-cell office:value-type="float" office:value="703" table:style-name="ce1">
            <text:p>703</text:p>
          </table:table-cell>
          <table:table-cell office:value-type="string" table:style-name="ce1">
            <text:p>재주소년</text:p>
          </table:table-cell>
          <table:table-cell office:value-type="string" table:style-name="ce1">
            <text:p>혜은이</text:p>
          </table:table-cell>
          <table:table-cell office:value-type="string" table:style-name="ce1">
            <text:p>2020.6.29</text:p>
          </table:table-cell>
          <table:table-cell office:value-type="string" table:style-name="ce1">
            <text:p>사계절</text:p>
          </table:table-cell>
          <table:table-cell office:value-type="string" table:style-name="ce1">
            <text:p>저 화면 속에서 노래를 하는 아름다운 이 소녀가 나를 제주도 바다 저 언덕 너머 데려가는데 그댄 흔들리지 않지 제3 한강교 건널 때마다 당신을 생각해요 만나서 차 마시는 그런 사이는 아니지만 보고 있으면 눈물이 나요 닿을 것 같아 우리가 보낸 세월이 산업혁명 민주 항쟁 경부고속도로 뚫리던 날 당신과 나의 꿈을 싣고 달린 노래는 쉬지 않고 파란 나라를 보았니 눈가에 눈물이 오래 잊었던 기억들이 당신 때문에 노래 때문에</text:p>
          </table:table-cell>
          <table:table-cell office:value-type="string" table:style-name="ce1">
            <text:p>남</text:p>
          </table:table-cell>
          <table:table-cell table:number-columns-repeated="16377"/>
        </table:table-row>
        <table:table-row table:style-name="ro1">
          <table:table-cell office:value-type="float" office:value="704" table:style-name="ce1">
            <text:p>704</text:p>
          </table:table-cell>
          <table:table-cell office:value-type="string" table:style-name="ce1">
            <text:p>그냥노창,?스윙스(Swings),?기리보이,?C JAMM</text:p>
          </table:table-cell>
          <table:table-cell office:value-type="string" table:style-name="ce1">
            <text:p>Rain Showers Remix</text:p>
          </table:table-cell>
          <table:table-cell office:value-type="string" table:style-name="ce1">
            <text:p>2014.6.13</text:p>
          </table:table-cell>
          <table:table-cell office:value-type="string" table:style-name="ce1">
            <text:p>사계절</text:p>
          </table:table-cell>
          <table:table-cell office:value-type="string" table:style-name="ce1">
            <text:p>크리스마스백 니 외로움이 아물때쯤 나는 악몽이 돼 너의 꿈을 가늠해 쫄 필요 없어 평소대로 편하게 발음해 난 밑을 내려 봐 팬들 사이 팔짱 낀 평론가 이게 우리 지정석 넌 맨발 난 조던 NO.5 평화로운 땅 갑자기 내리는비 우리가 없는 동안 꿀 빨던 랩퍼들 전부 BEE 니 머리통은 벌집 총알이 필요없는 샷건 학생들은 난리가났지 교실로 들어온 말벌 예 그래 말벌 너를향해서 나의 독 침을 겨눠 자각몽 내가 꿈에서 깨기전에 니가 원하는 현실은 없어 절실이 없어 넌 그냥 할뿐 난 정신이 없어 잠을 할부 사라져 가는 가뭄 나는 소나기 넌 한때 타오르던 소나무 나는 RAIN 수비해 넌 눈물 이 비에 숨기네 내 여잔 RAIN 그럼 우비를 벗어 숨지네 니 손은 너무 바빠 항상 여기 불 위에 난 힘 안들이고 즐겨 깔려 그녀 BOOTY 에 한편 밖엔 내가 몰고온 소나기에 홀딱 젖은 숙녀들이 뛰노네 사내놈들 꿈인지 생신지 내게 물어대 임마, 이건 미래야 밖에 비온다 주륵주륵 밖에 비온다 주륵주륵 밖에 비온다 주륵주륵 밖에 비온다 주륵주륵 ah. i'm ready to go 이제 내게 맡겨 둬 대리운전 아니 사실 이건 강탈 넌 내려요 fucker 폭력을 사랑해, 골 때리는 놈 분위기는 혼혈 아님 재미교포 바다 딱 한번 건너봐 제주도로 내 영감들은 세계 일주 중 어떤 나라서 검열해도 십구금 ah 쏟아져 전부 토 해내고다시 또 마셔 약속 파토내고 내 공연놀러와요 니 여친은 발견돼 반쯤 녹아서 섹시하고 너무 나빠서 밤 에얘기할땐 내 이름이 안 빠져 난 맞는건 인정하지 맞다고 but 체계에 가두려하지마 난 고라파덕 ah 보이는 것만 보는 넌 사팔 난 만화책에서 끄집어내 내 야망 내 rolemodel 몽키디루피 넌 웃기지그치 그게 니 그릇의 크기 래퍼들은 내 가사 를연구해 난 그냥 한것 밖에 한게 없는데 이젠 역사에 내 이름크게 적을게 c to j to the a doublem ah 인정해 난 아직꼬맹이 경력이 nothing right 그럼 난보여줄테니 show me the money 난 shout out 해 인천 넌 represent이란 말을 쓰지마 힙합이 대한민국이라고치면 니가 represent 하는곳은 쓰시마 한편 밖엔 내가 몰고온 소나기에 홀딱 젖은 숙녀들이 뛰노네 사내놈들 꿈인지 생신지 내게 물어대 임마, 이건 미래야 밖에 비온다 주륵주륵 밖에 비온다 주륵주륵 밖에 비온다 주륵주륵 밖에 비온다 주륵주륵 싹수는 노래 마치 bumble bee halo 없어 그래 벙거지 모자도 안 써 난 헝그리 그녀의 상첸 dynamic. double d's 내 flow and sausage: so hard 날카로와. like my mo hawk 난 안 놀아 yea I'm so sharp she need to work. blow jobs 부정적인 에너지 꺼져라 너 싫어 빨리 나는 가요계 점령하고 싶어 아이돌 girls 언제 봐도 너무 이뻐 대신 실력없이 돈벌겠다는 사람은 미워 다시 태어났어 이건 착수 가볍게 살기엔 좀 바쁨 근데 술이 좋아. tom cruise 내 성격이 별로? 안물 내 기준에선 넌 띠꺼워, 미안하다 나를 지켜서 근데 한대 맞으면 4대 갚는게 진짜 맞구나 싶거든 넌 나를 몰라 본 적 있어도 심지어 내 본적 있어도 난 특이해 네잎 clover 니 동생 좀 말려 얜 찢겨져 사고 강박증? 사람 돌아버리게 해 있었다면 아마 나는 총을 머리에 댔어 겨우 이겨냈어, 근데 돌아오더라고 제발 내게 묻지 마 공감 못 얻냐고 악몽도 꿈이면 난 지리는 중 잘 되어간다는 건 안 될 때보다 더 괴롭군</text:p>
          </table:table-cell>
          <table:table-cell table:number-columns-repeated="16378" table:style-name="ce1"/>
        </table:table-row>
        <table:table-row table:style-name="ro1">
          <table:table-cell office:value-type="float" office:value="705" table:style-name="ce1">
            <text:p>705</text:p>
          </table:table-cell>
          <table:table-cell office:value-type="string" table:style-name="ce1">
            <text:p>Cosmic Boy</text:p>
          </table:table-cell>
          <table:table-cell office:value-type="string" table:style-name="ce1">
            <text:p>About Time</text:p>
          </table:table-cell>
          <table:table-cell office:value-type="string" table:style-name="ce1">
            <text:p>2019.2.18</text:p>
          </table:table-cell>
          <table:table-cell office:value-type="string" table:style-name="ce1">
            <text:p>사계절</text:p>
          </table:table-cell>
          <table:table-cell office:value-type="string" table:style-name="ce1">
            <text:p>우연히 이어폰을 꼽고 산책하는 중에 생각지도 못한 너와 마주친 순간 옛 기억이 oh 요즘 시간처럼 지나가 궁금했었단 말이야 I never had a chance to call you sometimes 거기 그대로 사니 지하철보다 버스를 아직도 고집하니 어딘지 기억은 잘 안 나지만 가끔씩 생각나 자주 간 식당 잘 지내는 것 같아 마치 날씨가 말해주듯 시간이 참 빨리 가 우린 어느새 또 하늘 아래서 모두 다 번져가 그렇게 번져가 약속 땜에 먼저 가 먼저 가 번져가 그렇게 번져가 약속 땜에 먼저 가 먼저 가 시간의 개념이 없어진지가 오래야 작년은 금세 지나가고 벌써 올해야 가사들을 읊고 있어 여기는 노래방 나 혼자 오해 마 약속 땜에 먼저가 약속 땜에 혼자야 약속 땜에 혼저옵세 예 what 예 what 예 제주도에 와서 먹어 fresh한걸로 이슬 처음처럼 섞어 우리 옛날 몸처럼 난 지금 살이 조금 쪘고 그것 때문에 얼굴 많이 부었어 살이 쪄서 먼저 가 얼굴 부어서 먼저 가 숙취 땜에 먼저 가 죽기 전에 먼저 가 아니 약속 땜에 먼저 가 약속 땜에 먼저 가 눈물이 더 번져가 추억들이 번지기 전에 번져가 그렇게 번져가 약속 땜에 먼저 가 먼저 가 번져가 그렇게 번져가 약속 땜에 먼저 가 먼저 가 번져가 그렇게 번져가 약속 땜에 먼저 가 먼저 가 번져가 그렇게 번져가 약속 땜에 먼저 가 먼저 가</text:p>
          </table:table-cell>
          <table:table-cell office:value-type="string" table:style-name="ce1">
            <text:p>남</text:p>
          </table:table-cell>
          <table:table-cell table:number-columns-repeated="16377"/>
        </table:table-row>
        <table:table-row table:style-name="ro1">
          <table:table-cell office:value-type="float" office:value="706" table:style-name="ce1">
            <text:p>706</text:p>
          </table:table-cell>
          <table:table-cell office:value-type="string" table:style-name="ce1">
            <text:p>에피톤 프로젝트</text:p>
          </table:table-cell>
          <table:table-cell office:value-type="string" table:style-name="ce1">
            <text:p>유채꽃</text:p>
          </table:table-cell>
          <table:table-cell office:value-type="string" table:style-name="ce1">
            <text:p>2010.5.12</text:p>
          </table:table-cell>
          <table:table-cell office:value-type="string" table:style-name="ce1">
            <text:p>여름</text:p>
          </table:table-cell>
          <table:table-cell office:value-type="string" table:style-name="ce1">
            <text:p>푸른 바다 제주의 언덕 올레길마다 펼쳐져 있는 그리움을 따라 무얼 찾으러 이 곳에 온 걸까? 너는 혹시 알고 있니? 얼마나 더 걸어야 할까? 비, 바람 불고 모진 계절이 힘겨울 때마다 가만히 나를 안아주던 네게 다시 기대어도 되니? 사랑스런 노란 꽃들은 파도 소리와 바닷바람을 끌어안고서 다시 그들의 노래를 들려주려고 해 너도 같이 들었으면 해 나는 여기에 있을게</text:p>
          </table:table-cell>
          <table:table-cell office:value-type="string" table:style-name="ce1">
            <text:p>남</text:p>
          </table:table-cell>
          <table:table-cell table:number-columns-repeated="16377"/>
        </table:table-row>
        <table:table-row table:style-name="ro1">
          <table:table-cell office:value-type="float" office:value="707" table:style-name="ce1">
            <text:p>707</text:p>
          </table:table-cell>
          <table:table-cell office:value-type="string" table:style-name="ce1">
            <text:p>다이나믹 듀오</text:p>
          </table:table-cell>
          <table:table-cell office:value-type="string" table:style-name="ce1">
            <text:p>요즘어때?</text:p>
          </table:table-cell>
          <table:table-cell office:value-type="string" table:style-name="ce1">
            <text:p>2015.11.17</text:p>
          </table:table-cell>
          <table:table-cell office:value-type="string" table:style-name="ce1">
            <text:p>사계절</text:p>
          </table:table-cell>
          <table:table-cell office:value-type="string" table:style-name="ce1">
            <text:p>느껴지네 의자 밑에 구명조끼 tokyo new york 나성 불란서 날라 다녀 무대위도 마찬가지 sold out 콘서트 완전 불 났어 프로듀서들은 비트가 든 냉장고를 통째로 맡겨 난 김풍처럼 요리조리 해서 친절하게 떠 먹이지 원하면 전체공개 해 나의 레시피 시동을 걸어 예열 핸들 위에 삼지창 클래스 앞에 g 만루홈런 만들 때는 없었지 받아들였어 내게 드리운 그림자와 빛 어둠은 의식하되 눈은 밝은 쪽만 향하지 분기별로 차트에 자리 몇 개 분양 받은 다음 제주도 바다 위에서 cuban 시가 태우고 손엔 입질 nothin but smooth sailing 우리음악도 smooth sailing 내겐 매일이 blessing 믿기 힘든 일이 생겨 스튜디오 안에서 preemo와 chill 담 달엔 nba2k의 playlist에 NAS Jay Z 노래 옆에 AEAO shit 배고픈 거 보다 아픈 게 문제인 이 바닥이지만 난 정치인이 아니야 그저 영원히 내 삶이 사각팬티 안에 바람 같은 기분이길 바라 뭐 하러 빡빡하게 살아 요즘 어때? (좋다 나쁘다 하지 뭐) 별일 없고? (있다 없다 하지 뭐) 궁금하다면 썰 풀어볼게 if you don't know now you know 요즘 어때? (좋다 나쁘다 하지 뭐) 별일 없고? (있다 없다 하지 뭐) 궁금하다면 썰 풀어볼게 if you don't know 일년 반이란 시간도 지갑도 탈탈 털렸지 혹 붙은 뒤통수는 알딸딸 뼈저렸지 거 누구처럼 말발 하나로 판 뒤집는 재주는 없어서 술로 몸은 버렸어도 그 천성은 못 버려서 활달 바보처럼 깔깔 웃지 속으론 칼 갈어 확실히 선을 긋지 적과 동지를 나눠 여러 번 밑줄을 긋지 실패는 교과서 내 팔자는 기구해 때론 바닥을 기구 하지만 난 열 받을 수록 더 높이 나는 기구 이기구 지구 하길 계속하니 더 커지구 학교운동장처럼 점점 더 작아지는 지구 질투 더 커 보여 남의 떡 다들 내 실투만 기다려 상대팀 덕 아웃 같이 일등은 외로워 모두가 적 그래서 내 귓등의 가려움은 만성적인 지병 내 성치 않은 정신엔 성취가 보여주는 경치만이 잘 듣는 신경안정제 얄밉게 빈정거리는 말들 조차 농담으로 인정 잠시 신처럼 각성돼 다들 발정제 먹인 돼지 돈이면 질질 싸 TV쇼와의 케미 본질은 질식사 거의 매미처럼 빛보고 나면 빌빌 싸 여태 수태 봤지 질질 짜며 떠나는 실직자 요즘 어때? (좋다 나쁘다 하지 뭐) 별일 없고? (있다 없다 하지 뭐) 궁금하다면 썰 풀어볼게 if you don't know now you know 요즘 어때? (좋다 나쁘다 하지 뭐) 별일 없고? (있다 없다 하지 뭐) 궁금하다면 썰 풀어볼게 if you don't know now you know 요즘 어때? (좋다 나쁘다 하지 뭐) 별일 없고? (있다 없다가 하지 뭐) but I don't give a fuck 담담하게 그래왔던 듯 uh 어때 어때 it's unfair unfair and it's freaking me out but 뭐 어때 어때 it’s okay okay 또 안 그런 척 하곤 love this game I said I love this game love this pain so plz don't ask me that's all I know it's all I know</text:p>
          </table:table-cell>
          <table:table-cell office:value-type="string" table:style-name="ce1">
            <text:p>남</text:p>
          </table:table-cell>
          <table:table-cell table:number-columns-repeated="16377"/>
        </table:table-row>
        <table:table-row table:style-name="ro1">
          <table:table-cell office:value-type="float" office:value="708" table:style-name="ce1">
            <text:p>708</text:p>
          </table:table-cell>
          <table:table-cell office:value-type="string" table:style-name="ce1">
            <text:p>로다운 30 X MC 메타</text:p>
          </table:table-cell>
          <table:table-cell office:value-type="string" table:style-name="ce1">
            <text:p>소릴높여!</text:p>
          </table:table-cell>
          <table:table-cell office:value-type="string" table:style-name="ce1">
            <text:p>2020.11.9</text:p>
          </table:table-cell>
          <table:table-cell office:value-type="string" table:style-name="ce1">
            <text:p>사계절</text:p>
          </table:table-cell>
          <table:table-cell office:value-type="string" table:style-name="ce1">
            <text:p>또 문자가 날아왔어 내 폰에 확진자 2명, 동선을 공개 별 감정 없이 덤덤히 보네 그것보다 내 택배는 언제 보내? 다 썼다지 남김없이 정부 지원금 밥 사 먹고 병원 가니 다 털렸지 없어졌지 그래도 필요하지 먹고 살 돈 그저 바라는 건 딱 하나, 먹고사는 거 그게 다야 매일 나와 돌아다녀 마치 굶주린 짐승 같어 하지만, 어디 하나 먹을 거라고는 없지 경쟁만 치열하지 서로 물어뜯고 잡아먹어 똑같지, 정글이야 정글! 서로 살겠다고 소리를 높여 Pump up the volume Pump up the volume Pump up the volume 오랜만에 행사 섭외 전화가 왔어 박동 뛰네, 살아있다는 감정 서울 경기 지방 제주 다 되니까 결정만 하면 다 됩니다! 최소 페이 선을 긋고 네고를 시작 한껏 밝게 통화했지 비지니스니까 가리온이든 MC 메타든 상관없어 부르면 달려가거등? 근데, 날짜를 정하지 않았다며 어쩌구 저쩌구 뭔 말여? 쇼만 있고 돈은 없어, 뭐? 스폰서를 찾는 게 뭔 말이여, 허?? 순간 나도 모르게 욕 나올 뻔 전화기에 대고 말해 "네, 이 다음번..." 울고 싶은 내 마음 깊은 곳의 너... Pump up the volume Pump up the volume Pump up the volume 오늘도 휘청거리는 발걸음으로 낯선 이 거리를 돌아다녔어 늘 우울감은 날 가만두질 않지만 나는 노래나 부르다 사라질 거야 드럼과 베이스, 기타는 울지 로다운 30, 렉스의 스크래치 마이크 선을 풀고 난 무대로 올라서 사람들 없어도 소리를 높였어 pump up the volume Pump up the volume Pump up the volume</text:p>
          </table:table-cell>
          <table:table-cell office:value-type="string" table:style-name="ce1">
            <text:p>남</text:p>
          </table:table-cell>
          <table:table-cell table:number-columns-repeated="16377"/>
        </table:table-row>
        <table:table-row table:style-name="ro1">
          <table:table-cell office:value-type="float" office:value="709" table:style-name="ce1">
            <text:p>709</text:p>
          </table:table-cell>
          <table:table-cell office:value-type="string" table:style-name="ce1">
            <text:p>부가킹즈</text:p>
          </table:table-cell>
          <table:table-cell office:value-type="string" table:style-name="ce1">
            <text:p>여행길</text:p>
          </table:table-cell>
          <table:table-cell office:value-type="string" table:style-name="ce1">
            <text:p>2005.7.20</text:p>
          </table:table-cell>
          <table:table-cell office:value-type="string" table:style-name="ce1">
            <text:p>여름</text:p>
          </table:table-cell>
          <table:table-cell office:value-type="string" table:style-name="ce1">
            <text:p>CHORUS:윤도현) 끝 없이 이어진 저 철길 따라 Guitar를 메고 떠나는 여행길 나무 그늘 같은 나만의 Home Sweet Home 여유로운 저 바람을 타고 So let’s fly~ Verse 1:Bobby Kim a.k.a Rap 할아버지) 난 잠이 들려면 시끄러운 차 소리에 그 아름다운 밤은 망가지고 난 다시 깨고 누가 잘못 한건 없지만 단 내일이 시작하기 전에 머리 아파 난 Verse 2:Juvie Train) 시간에 쫓겨 내 생활이 없어 Stress 때문에 내 허릿살은 늘어 탁한 공기에 두통은 더 심해져 이래선 안돼 더 이상은 못 참어 Verse 3:Gan-D) 옷장을 열고 편한 옷으로 갈아 입고 편히 쉴 수 있는 곳으로 오후 햇살은 따뜻하고 날아가는 기쁜 맘으로 Let’s Go~ Bridge) 나를 찾아 떠나가리오 서울에서 제주까지요 산을 넘고 강을 건너가리요 한라산에서 백두산까지요 CHORUS:윤도현) Repeat Verse 4:Juvie Train) 낡은 기차 창가에 앉아 덜컹거림을 Rhythm으로 삼아 노래를 부르며 Guitar를 튕기면 어느새 달빛에 내가 물들어 Verse 5:Gan-D) 나는 아주 오랜만에 하늘을 봐 별들이 가득한 이 아늑한 밤 귀뚜라미 소리와 시원한 바람 난 지금 자연과 하나가 된다 Verse 6:Bobby Kim a.k.a Rap 할아버지) 바람아 바람아 혹시 여자인가? 담뱃불을 꺼뜨려도 난 니가 좋아 기차가 오지 않길 바래 그저 이대로 이곳에 머물래 Cuz I<text:s/></text:p>
          </table:table-cell>
          <table:table-cell office:value-type="string" table:style-name="ce1">
            <text:p>남</text:p>
          </table:table-cell>
          <table:table-cell table:number-columns-repeated="16377"/>
        </table:table-row>
        <table:table-row table:style-name="ro1">
          <table:table-cell office:value-type="float" office:value="710" table:style-name="ce1">
            <text:p>710</text:p>
          </table:table-cell>
          <table:table-cell office:value-type="string" table:style-name="ce1">
            <text:p>염따</text:p>
          </table:table-cell>
          <table:table-cell office:value-type="string" table:style-name="ce1">
            <text:p>sold out</text:p>
          </table:table-cell>
          <table:table-cell office:value-type="string" table:style-name="ce1">
            <text:p>2019.4.7</text:p>
          </table:table-cell>
          <table:table-cell office:value-type="string" table:style-name="ce1">
            <text:p>사계절</text:p>
          </table:table-cell>
          <table:table-cell office:value-type="string" table:style-name="ce1">
            <text:p>thursday morning 내 주말은 벌써 sold out 비행기를 타 타 계획은 없어 fuck all night 아래로 baby 더 아래로 너의 sugar daddy 내 돈을 받아줘 sold out 아프다고 거짓말해 제주 가서 돈을 쓰자 내 한화콘도 2박 3일 no condom 예 너가 점점 더 과감해져 가는 걸 바라보다 베개 사이로 스며 나오는 말 뒤로할까? fuck everbody 중요한 건 너지 하루 종일 너의 미래 꿈 이야기를 들어보고 싶어 멍든 무릎 사이에서 thursday morning 내 주말은 벌써 sold out 비행기를 타 타 계획은 없어 fuck all night 아래로 baby 더 아래로 너의 sugar daddy 내 돈을 받아줘 sold out 난 엄격한 집안에서 자랐지 너를 mama 처럼 대할 거야 제일 소중한 사람 그럴 거야 아마 9 to 5 넌 너무 열일 미래를 준비하지 마 써야 돼 허릴 전성기야 넌 평일에도 예뻐 h 라인 skirt 사무실에서 하고 싶어 fuck everbody 중요 한건 너지 하루 종일 너의 미래 꿈 이야기를 들어보고 싶어 멍든 무릎 사이에서 thursday morning 내 주말은 벌써 sold out 비행기를 타 타 계획은 없어 fuck all night 아래로 baby 더 아래로 너의 sugar daddy 내 돈을 받아줘 sold out f l e x thursday morning 내 주말은 벌써 sold out 비행기를 타 타 계획은 없어 fuck all night 아래로 baby 더 아래로 너의 sugar daddy 내 돈을 받아줘 sold out</text:p>
          </table:table-cell>
          <table:table-cell office:value-type="string" table:style-name="ce1">
            <text:p>남</text:p>
          </table:table-cell>
          <table:table-cell table:number-columns-repeated="16377"/>
        </table:table-row>
        <table:table-row table:style-name="ro1">
          <table:table-cell office:value-type="float" office:value="711" table:style-name="ce1">
            <text:p>711</text:p>
          </table:table-cell>
          <table:table-cell office:value-type="string" table:style-name="ce1">
            <text:p>방탄소년단</text:p>
          </table:table-cell>
          <table:table-cell office:value-type="string" table:style-name="ce1">
            <text:p>어디에서 왔는지</text:p>
          </table:table-cell>
          <table:table-cell office:value-type="string" table:style-name="ce1">
            <text:p>2014.2.12</text:p>
          </table:table-cell>
          <table:table-cell office:value-type="string" table:style-name="ce1">
            <text:p>사계절</text:p>
          </table:table-cell>
          <table:table-cell office:value-type="string" table:style-name="ce1">
            <text:p>가시나야 니는 어데서 왔노 까리뽕쌈하네 지금 어데로 가노 니는 몇살이고? 니가 내보다 누나야가? 아 아이라꼬? 그캄 내가 마 오빠야네 (작살나네) 얼굴이 조막디 해 까리하네 사라다같이 쌔그랍게 생기가꼬 쪼매 반반하네 밥 뭇나? 까대기 치는 거 아이다 커피나 한사바리 땡길까? 커피는 개안나? 예쁜 눈, 예쁜 코, 아따 겁나게 이뻐잉 바라만 보고 있어도 그냥 내가 다 기뻐잉 아 근디 넌 어디서 왔가니 이쁘장하게 생겨가꼬 큐피트 화살로 내 맘을 콕 찍어잉 아따, 무튼 곱다 고와 넌 어느 남정네들이 봐도 허뻐 질러브러, 고함 누가 낚아채기 전에 얼른 들이대 손 봐브러야제 콱 그냥 내가 먼저 깨물어브러야제 너 어디에서 왔는지 니 이름 알 수 있는지 난 너무나도 궁금해 나 정말 너무 궁금해 너 어디에서 왔는지 니 이름 알 수 있는지 Oh 난 너무나도 궁금해 나 정말 너무 궁금해 나는 부산에서 너는 광주에서 왔지만 똑같아 우리 여기 서울에도 저기 제주도에도 다 사랑을 하잖아 oh yeah 고마 쫌 팅기라, 궁디를 주차뿌기 전에 짱나게 하지 마라 쫌 내 맘 바꾸기 전에 점만 그냥 얼라다 니 금마 때매 이카나? 내 나뚜고 거따 조타카니까 내 안 씅나나 가스나야 장난 똥 때리나? 눈이 삣나 호석이같은 머스마는 천지 삐까리다, 쌔리삐다 아 쫌 금마는 지삐 모른다 내 맘, 다 이제 다 니 끼다 난 니삐 모른다 오메 오메 이 가시나 나한테 하는 짓 보소 지금 나한테 하는 짓들이 심상치 않어잉, 요고요고 너 자꾸 그러면 난 얼떨떨 심장이 벌벌 손이 덜덜 숨이 컥컥 시방 지금 날 좋아해, 거시기 거시기해? 지금 니 맘은 온통 다, 호시기 호시기해? 아따 그래도 전라도 남자가 끌리긴 한갑다 아 맞다, 근디 넌 어디서 왔다냐? 너 어디에서 왔는지 니 이름 알 수 있는지 난 너무나도 궁금해 나 정말 너무 궁금해 너 어디에서 왔는지 니 이름 알 수 있는지 Oh 난 너무나도 궁금해 나 정말 너무 궁금해 니가 달에서 아니면 별에서 왔다 해도 난 상관없어 넌 나와 같은 걸 넌 멋진 여자야 나도 꽤 멋진 남자야 사랑할 수밖에 없는 거잖아 Yeah I'm fallin in love 너 어디에서 왔는지 니 이름 알 수 있는지 난 너무나도 궁금해 나 정말 너무 궁금해 너 어디에서 왔는지 니 이름 알 수 있는지 Oh 난 너무나도 궁금해 나 정말 너무 궁금해 나는 부산에서 너는 광주에서 왔지만 똑같아 우리 여기 서울에도 저기 제주도에도 다 사랑을 하잖아 oh yeah</text:p>
          </table:table-cell>
          <table:table-cell office:value-type="string" table:style-name="ce1">
            <text:p>남</text:p>
          </table:table-cell>
          <table:table-cell table:number-columns-repeated="16377"/>
        </table:table-row>
        <table:table-row table:style-name="ro1">
          <table:table-cell office:value-type="float" office:value="712" table:style-name="ce1">
            <text:p>712</text:p>
          </table:table-cell>
          <table:table-cell office:value-type="string" table:style-name="ce1">
            <text:p>Ra.D</text:p>
          </table:table-cell>
          <table:table-cell office:value-type="string" table:style-name="ce1">
            <text:p>Drive Away 2</text:p>
          </table:table-cell>
          <table:table-cell office:value-type="string" table:style-name="ce1">
            <text:p>2017.8.10</text:p>
          </table:table-cell>
          <table:table-cell office:value-type="string" table:style-name="ce1">
            <text:p>여름</text:p>
          </table:table-cell>
          <table:table-cell office:value-type="string" table:style-name="ce1">
            <text:p>Oh, 오늘 기분이 좋아 날씨도 좋아 집에 있기는 힘들어 어딘가로 나가자 자리에서 일어나 나른해지기 전에 수많은 내 취미 중에 일등은 Driving (Drive Away) 그 다음은 Sky Diving (Fly Away) 맘 같아선 하늘을 날고 싶지만 오늘은 Let me just drive away Let me drive away baby 햇빛이 좋아 파도소리가 좋아 Let me drive away baby 비가와도 좋아 그냥 다 좋아 My baby G 타고 강원도로 왔지 길게 뻗은 도로 위에선 많은 것들이 떠올라 like, My name is Ra.D 부터 RealCollabo 까지 쉽진 않았지만 그리운 지난 날 수많은 내 친구 중에 시애나 디어 주영 치즈 나래 러비 and 브라더수 맘 같아선 모두들 보고 싶지만 오늘은 Let me just drive away Let me drive away baby 배기음이 좋아 바람소리가 좋아 Let me drive away baby 비가와도 좋아 그냥 다 좋아 살아온 날에 가끔 후회도 했었지만 아픔보단 기쁨이 더 많아 Thank got I found a real love 이런 기분에 Now let me just Let me just drive away 어디라도 좋아 (어디라도) Let me just drive away 가고 싶은 곳이 참 많아 Let me drive to 고성 Let me drive to 충청(yeah) Let me drive to 서울 부산 And let me drive to 호남 제주도는 한번 가봤지 아름다워 근데 너무 멀어 Let me fly to get there… Fly away (Fly away?) Uh, Let me fly away I wanna go all around the world</text:p>
          </table:table-cell>
          <table:table-cell office:value-type="string" table:style-name="ce1">
            <text:p>남</text:p>
          </table:table-cell>
          <table:table-cell table:number-columns-repeated="16377"/>
        </table:table-row>
        <table:table-row table:style-name="ro1">
          <table:table-cell office:value-type="float" office:value="713" table:style-name="ce1">
            <text:p>713</text:p>
          </table:table-cell>
          <table:table-cell office:value-type="string" table:style-name="ce1">
            <text:p>태연, 규현</text:p>
          </table:table-cell>
          <table:table-cell office:value-type="string" table:style-name="ce1">
            <text:p>삼다도 소식</text:p>
          </table:table-cell>
          <table:table-cell office:value-type="string" table:style-name="ce1">
            <text:p>2016.4.12</text:p>
          </table:table-cell>
          <table:table-cell office:value-type="string" table:style-name="ce1">
            <text:p>사계절</text:p>
          </table:table-cell>
          <table:table-cell office:value-type="string" table:style-name="ce1">
            <text:p>삼다도라 제주에는 아가씨도 많은데 바닷물에 씻은 살결 옥같이 귀엽구나 미역을 따오리까 소라를 딸까 비바리 하소연이 물결 속에 꺼져가네 아~ 물결에 꺼져가네 삼다도라 제주에는 돌멩이도 많은데 발뿌리에 걷어 채는 사랑은 없다드냐 달빛이 새어드는 연자 방앗간 밤새워 들려오는 콧노래가 구성지다 아~ 콧노래 구성지다</text:p>
          </table:table-cell>
          <table:table-cell office:value-type="string" table:style-name="ce1">
            <text:p>혼성</text:p>
          </table:table-cell>
          <table:table-cell table:number-columns-repeated="16377"/>
        </table:table-row>
        <table:table-row table:style-name="ro1">
          <table:table-cell office:value-type="float" office:value="714" table:style-name="ce1">
            <text:p>714</text:p>
          </table:table-cell>
          <table:table-cell office:value-type="string" table:style-name="ce1">
            <text:p>셀럽파이브</text:p>
          </table:table-cell>
          <table:table-cell office:value-type="string" table:style-name="ce1">
            <text:p>안 본 눈 삽니다</text:p>
          </table:table-cell>
          <table:table-cell office:value-type="string" table:style-name="ce1">
            <text:p>2019.8.19</text:p>
          </table:table-cell>
          <table:table-cell office:value-type="string" table:style-name="ce1">
            <text:p>사계절</text:p>
          </table:table-cell>
          <table:table-cell office:value-type="string" table:style-name="ce1">
            <text:p>너의 모든 걸 알고 싶어서 그랬나 봐 휴대폰 비밀번호 한번 생일로 한번 기념일로 한번 Oh 널 담고 싶었어 드디어 열린 너의 미지의 세계로 말이야 사진첩 속 치아를 보이며 웃는 그녀와 너 안 본 눈 삽니다 제주 애월에서 백허그 하는 모습 안 본 눈 삽니다 커플 잠옷 입고 케잌을 들고 있네 안 본 눈 삽니다 너무 슬프잖아 눈물이 날 것 같아 안 본 눈 삽니다 저장된 그녀의 이름 내 여봉봉 안 본 눈 안 본 눈 찾아요 내가 살게요 나는 아무렇지 않게 널 대할 순 없어 안 본 눈 안 본 눈 찾아요 내가 살게요 나는 아무렇지 않게 널 대할 순 없어 안 본 눈 안 본 눈 삽니다 Ha 안 본 눈 안 본 눈 삽니다 Ha 안 본 눈 안 본 눈 삽니다 Ha 안 본 눈 안 본 눈 삽니다 Ha 눈물은 보이지 않을래 화가 머리끝까지 났으니까 행복하란 얘긴 못하겠어 내가 더 행복해야 하니까 그리고... 내 돈 갚아...</text:p>
          </table:table-cell>
          <table:table-cell office:value-type="string" table:style-name="ce1">
            <text:p>여</text:p>
          </table:table-cell>
          <table:table-cell table:number-columns-repeated="16377"/>
        </table:table-row>
        <table:table-row table:style-name="ro1">
          <table:table-cell office:value-type="float" office:value="715" table:style-name="ce1">
            <text:p>715</text:p>
          </table:table-cell>
          <table:table-cell office:value-type="string" table:style-name="ce1">
            <text:p>강아솔</text:p>
          </table:table-cell>
          <table:table-cell office:value-type="string" table:style-name="ce1">
            <text:p>당신이 놓고 왔던 짧은 기억</text:p>
          </table:table-cell>
          <table:table-cell office:value-type="string" table:style-name="ce1">
            <text:p>2012.4.24</text:p>
          </table:table-cell>
          <table:table-cell office:value-type="string" table:style-name="ce1">
            <text:p>사계절</text:p>
          </table:table-cell>
          <table:table-cell office:value-type="string" table:style-name="ce1">
            <text:p>4년 전 5월 그때의 우리 제주도 푸른 바다에 기대어 서로의 꿈과 서로의 바람을 밀려오는 파도에 실어 보냈었지 깔깔대던 너의 웃음소리 뭐가 그리 즐거웠을까 지는 태양에 아쉬워 그 날을 꼭 붙잡고 싶었지만 시간이 흐르고 이젠 너의 목소리만 전화기 넘어 들려오는데 그리워 그때의 우리의 5월이 그리워 그때의 우리의 5월이</text:p>
          </table:table-cell>
          <table:table-cell office:value-type="string" table:style-name="ce1">
            <text:p>여</text:p>
          </table:table-cell>
          <table:table-cell table:number-columns-repeated="16377"/>
        </table:table-row>
        <table:table-row table:style-name="ro1">
          <table:table-cell office:value-type="float" office:value="716" table:style-name="ce1">
            <text:p>716</text:p>
          </table:table-cell>
          <table:table-cell office:value-type="string" table:style-name="ce1">
            <text:p>리짓군즈</text:p>
          </table:table-cell>
          <table:table-cell office:value-type="string" table:style-name="ce1">
            <text:p>야자수</text:p>
          </table:table-cell>
          <table:table-cell office:value-type="string" table:style-name="ce1">
            <text:p>2016.8.22</text:p>
          </table:table-cell>
          <table:table-cell office:value-type="string" table:style-name="ce1">
            <text:p>여름</text:p>
          </table:table-cell>
          <table:table-cell office:value-type="string" table:style-name="ce1">
            <text:p>야자수 하와이 아냐 관심무 다른 나라 카마수트라 책이 아냐 나는중 마리화나 보라색이 하늘색 나 제정신이 아닌 듯 쾌락쾌락하는 나는 올해 28 아등바등 시달릴 바엔 나는 바다 위로 다이빙 뭐 같은 애들과 엮일 바엔 나는 독고다이 naa mean yo 하루종일 아무것도 안 해도 느낌 괜찮아 제주사랑방엔 사랑이 넘쳐 they singing 위나나 (fling) 성산에서 해돋이 get it 월정리에서 서핑 get it 참이슬보단 한라 get it 물놀이 놀 땐 신내림 yeah 올 놈은 오고 갈 놈은 가 이쁜애들은 선착순이야 북치기 박치기 입술 부딪히듯이 우리 케미 절정이야 야자수 하와이 아냐 제주에어 아시아나 아냐 야자수 하와이 아냐 제주에서 아시아나 아냐 국산 하와이로 돈 몇푼 안들고 우린 날러 LEGIT GOONS 스타일로 너에게 멋과 엿을 날려 철딱서니 레이백 다 완전히 기분내 여긴 한국판 earth and wind and fire (work) u know what I’m saying 면세점의 귀족은 찐따로 치부해 난 멋을 아는 거지로 평생을 남을게 BLNK TIME 날 몰라도 돼 내 시간이 머무르길 기도하게 man 이 곳, 남쪽의 나라 탐라도가 우리 간지를 알아 샴페인 꺼져 우리 한라산 소주를 말아 팝팝 대신 탕탕 뱃사람 알어? 아저씨 돼도 내 배부른 몸에도 그때도 그게 있다면 제주에어 역시나 아시아나 아냐 야자수 하와이 아냐 제주에어 아시아나 아냐 야자수 하와이 아냐 제주에서 아시아나 아냐 마른 영감에 바다가 필요해 내 잔고엔 쉼표가 필요해 최저가를 검색하고 이륙해 국경을 넘기 전에 벨트를 풀었네 야자수가 하와이 아냐 메이드 인 국산 남쪽의 정열은 마치 북쪽 쿠바 우린 하루가 돌하루방 처럼 제자리길 바래 서울의 고민들은 한라 아래 좆만 해 렌트해 스쿠터 오른손목을 감아 미식가 블랭이 맛집 정보를 알아 보라카이 몰디브 피지 세부 또 어디야 그래 맞아 싸이판 거긴 도끼님 보냈으니까 우린 아낄라고 그래 잘가 아시아나 아녀도 날아 나쁘지 않아 우리나라 야자 파란 바다 말했잖아 하와이 아냐 야자수 하와이 아냐 제주에어 아시아나 아냐 야자수 하와이 아냐 제주에서 아시아나 아냐</text:p>
          </table:table-cell>
          <table:table-cell office:value-type="string" table:style-name="ce1">
            <text:p>남</text:p>
          </table:table-cell>
          <table:table-cell table:number-columns-repeated="16377"/>
        </table:table-row>
        <table:table-row table:style-name="ro1">
          <table:table-cell office:value-type="float" office:value="717" table:style-name="ce1">
            <text:p>717</text:p>
          </table:table-cell>
          <table:table-cell office:value-type="string" table:style-name="ce1">
            <text:p>써니사이드</text:p>
          </table:table-cell>
          <table:table-cell office:value-type="string" table:style-name="ce1">
            <text:p>고마워, 1월부터 12월</text:p>
          </table:table-cell>
          <table:table-cell office:value-type="string" table:style-name="ce1">
            <text:p>2019.12.28</text:p>
          </table:table-cell>
          <table:table-cell office:value-type="string" table:style-name="ce1">
            <text:p>사계절</text:p>
          </table:table-cell>
          <table:table-cell office:value-type="string" table:style-name="ce1">
            <text:p>이렇게 사랑스러운 노래 속에 내 맘 다 말하고 싶은데 한 줄 한 줄 고백해 oh- Baby I Think I Love U dear 내 하나뿐인 너에게 삐뚤빼뚤 전해지는 진심 매 순간 선물 같았던 날들이 이담엔 어떤 기억으로 남아있을까? 3월을 피운 햇살 닮았어 5월에 걸었던 향긋한 바람처럼 8월을 적셔 설레임 담아 둘만의 상자 속 네가 내 이름 부르면 웃음 짓게 돼 온종일 너 땜에 점점 따뜻해져만 가는 시간들 더 많이 널 많이 안아줄게 비 내리면 기울어진 우산이 되어줄게 너 하나 지킬 힘 있어 믿어볼래? 이 감정 not for sale 매일 조심스레 품어 내 Little Star 이렇게 사랑스러운 노래 속에 내 맘 다 말하고 싶은데 한 줄 한 줄 고백해 Oh- Baby I Think I Love U 생일 함께 보낸 9월 아침에 끓여 줬던 미역국 10월 둘째 주 전부다 지워 다퉈서 많이 속상하니까 귀여운 곰돌이 후드티 맞춰 입던 11월 12월 28일 절대 못 잊어 속 깊은 네 얘기와 제주 푸른 밤 저 창문 밖 흰 눈처럼 네가 내 이름 부르면 웃음 짓게 돼 온종일 너 땜에 점점 따뜻해져만 가는 시간들 더 많이 널 많이 안아줄게 백만 스물두 시간도 버틸 팔베개 꿀이 뚝뚝 떨어지는 사진첩 그대 더 반짝이는 순간 나의 행복 혹시 길 잃는데도 내 손 꼭 잡아 woo- I Fell in Love 이런 내 세상에 들어와준 너 it's you- (이 노래 잘 듣고 있어?) 오늘도 고마워 널 따뜻하게 하려고 쓴 노래가 오히려 날 따뜻하게 만들어 언제나 Feel good 그 누구보다 널 사랑하고 있어 동백 그 꽃말처럼 얼마나 소중한 사람인지 온전히 느껴질 수 있도록 더 잘해줄게 믿어도 돼 이 진심의 고백 From 널 운명이라 믿는 한 사람 예쁜 말 좋은 것만 다 주고 싶어 생각만 해도 설레는 너 한 줄 한 줄 웃게 돼 Oh- Baby I Think I Love U</text:p>
          </table:table-cell>
          <table:table-cell office:value-type="string" table:style-name="ce1">
            <text:p>남</text:p>
          </table:table-cell>
          <table:table-cell table:number-columns-repeated="16377"/>
        </table:table-row>
        <table:table-row table:style-name="ro1">
          <table:table-cell office:value-type="float" office:value="718" table:style-name="ce1">
            <text:p>718</text:p>
          </table:table-cell>
          <table:table-cell office:value-type="string" table:style-name="ce1">
            <text:p>다이나믹 듀오</text:p>
          </table:table-cell>
          <table:table-cell office:value-type="string" table:style-name="ce1">
            <text:p>Airplane Mode</text:p>
          </table:table-cell>
          <table:table-cell office:value-type="string" table:style-name="ce1">
            <text:p>2013.7.1</text:p>
          </table:table-cell>
          <table:table-cell office:value-type="string" table:style-name="ce1">
            <text:p>여름</text:p>
          </table:table-cell>
          <table:table-cell office:value-type="string" table:style-name="ce1">
            <text:p>from malibu to hollywood 탑 열고 달리고 눈부신 햇살은 선글라스로 가리고 venice beach drum circle 리듬에 맞춰 모래 위를 걷고 바지 끝은 물에 젖고 기분 긋 술에 젖고 클럽하면 유럽, 유럽하면 berlin 음식은 별로라 굶어도 밤새도록 못 멈춰 댄싱 못 참아 타파스 입으로 쑥쑥 슈링 like 리오넬 메씨 여긴 지금 바르셀로나 호날두 유니폼은 위험해 개 씨 모든 길은 통하지 어디로? 로마 같이 거닐어 좋아 분수에 동전을 하나씩 던지고 담에 또 와 피자와 파스타 대단해 이 사람들 요리하는 재주도 근데 난 요즘 그게 그리워 밤마다 밤바다 내가 사랑하는 제주도의 비행기안에다 들뜬 몸 싣고 느껴 엔진소리와 바람들의 심포니 flying high (에어플레인 모드 에어플레인 모드 도착 전까지 전화는 에어플레인 모드) 반가워 하늘과 구름 태양 저기요 부탁인데 잠 좀 잘 오게 와인 한잔만 (에어플레인 모드 에어플레인 모드 도착 전까지 전화는 에어플레인 모드) 제주도 돔베고기에 한라산은 기분 좋지 해안도로 따라서 부릉부릉 야자수 사이에 해돋이 자연의 목소리가 조용한 feel로 헬로우 그건 세계적인 닥터도 못해내는 해독 (detox) 다음엔 where to go 짐은 최대한 가볍게 홀쭉한 나의 rimowa 어딜 가도 빠지지 않는 그녀의 미모와 duty free spending money 걱정들은 다 비우고 와 신사임당 또는 벤자민 지갑에서 작별인사 하고 와 바람까지도 정열적인 사우스 비치 마이애미 음악과 춤 food swimming pool 우린 즐거운 이방인 she said 부족해 당신 여권엔 도장 찍을 곳이 베이비 담엔 우주야 hop into my spaceship coupe lady 눈뜨니 도착한 곳은 알마디나 i knew it was paradise 눈뜨니 도착한 곳은 몬테고베이 i thank god this is paradise that people in the sea they having love the people on the rest they having love let’s do the party like tequila party 오늘밤은 누구보다 화려하게 위스키 makes sleepy 눈꺼풀 무거워 입은 smoky &amp; rich 내 배 속 뜨거워 마침 옆에서 미친 듯 울던 애 뚝 그치고 좌석 뒤로 쭉 눕히고서 난 기분 좋게 눈 붙이고 자연과 문명은 잔인하다가 또 아늑해 내 낡은 신발엔 아직 호기심이 가득해 영원은 우리와 상관없으니 부지런하게 라면 잘 익었어요 고마워 잘 먹을게요</text:p>
          </table:table-cell>
          <table:table-cell office:value-type="string" table:style-name="ce1">
            <text:p>남</text:p>
          </table:table-cell>
          <table:table-cell table:number-columns-repeated="16377"/>
        </table:table-row>
        <table:table-row table:style-name="ro1">
          <table:table-cell office:value-type="float" office:value="719" table:style-name="ce1">
            <text:p>719</text:p>
          </table:table-cell>
          <table:table-cell office:value-type="string" table:style-name="ce1">
            <text:p>IMF KIDZ</text:p>
          </table:table-cell>
          <table:table-cell office:value-type="string" table:style-name="ce1">
            <text:p>SWIMMIN'</text:p>
          </table:table-cell>
          <table:table-cell office:value-type="string" table:style-name="ce1">
            <text:p>2020.1.29</text:p>
          </table:table-cell>
          <table:table-cell office:value-type="string" table:style-name="ce1">
            <text:p>여름</text:p>
          </table:table-cell>
          <table:table-cell office:value-type="string" table:style-name="ce1">
            <text:p>시원하게 swimming 간만에 놀지 다 접어둬 전화는 오지 뒤집어 놔 뒤집어 놔 근심을 전부들 다 내려놓지 시원하게 swimming 간만에 놀지 다 접어둬 전화는 오지 뒤집어 놔 뒤집어 놔 근심을 전부들 다 내려놓지 잘 들어서 날 내려놔줘 제발 좀 파도님아 다 물러서 난 무서워서 오금이 저리니까 잘 들어서 날 내려놔줘 제발 좀 파도님아 시원하게 swimming 재빨리 swerving 제대로 놀지 제대로 놀지 다낭 발리 아님 제주도 바로 떠나 다 제끼고 나도 몰라 발 닿는 곳 그냥 가는거야 잘 몰라도 너무 시끄럽지 이 도시는 원해 지금 바다 보이는 곳이라면 가보자고 어디든 mamacita 원한다고 너의 맘을 다 너무 힘이 들어 모든것이 요새 나의 맘을 채울 곳이 난 필요해 오늘 하나 만들었어 쩌는 노래 이걸 틀고 떠날거야 니네 몰래 시끄럽지 너무 나는 왔다갔다 와라가리 타지 아직까진 나의 맘이 안정감이 필요해서 나는 그냥 슝 하고 픽 떠나고 돌아올래 놀아 놀아 나는 젊어 지금 놀아볼래 팍이 둘이 여기 모여서 쩔어주니 전부 죽여줘 쟤네들은 지금 대피 중 우리 둘은 온도 뎁히구 now 떠나 southside 니넨 suicide 모인 우린 IMF KIDZ 니넨 다 알아봤지 시원하게 swimming 간만에 놀지 다 접어둬 전화는 오지 뒤집어 놔 뒤집어 놔 근심을 전부들 다 내려놓지 시원하게 swimming 간만에 놀지 다 접어둬 전화는 오지 뒤집어 놔 뒤집어 놔 근심을 전부들 다 내려놓지 잘 들어서 날 내려놔줘 제발 좀 파도님아 다 물러서 난 무서워서 오금이 저리니까 잘 들어서 날 내려놔줘 제발 좀 파도님아 시원하게 swimming 재빨리 swerving 제대로 놀지 제대로 놀지 날 믿어줘 책임을 질게 내가 말 많은 애들은 아니니까 우리들의 시간은 금보다 더 중요하다니까 다 따라 따라 원샷 왜 다 따로 따로 노냐 여자들 옆으로 밀착 느껴 내가 니 앞이니까 친구들 전화를 걸어 어디야 어디야 짐 싸자 싹 다 모여 술에 만땅 취하고 분위기 완전 죽이고 핸드폰 매너 모드로 스트레스를 싹 풀자고 숙취란 걱정을 접어두기 불고기처럼 술로 재워주니까 깐깐한 여자는 빠져줘 오늘은 모두의 아름다운 자유의 밤 빵빵한 궁댕이 내밀어봐 난 너에게 이끌려가 여기는 과연 어디인가 난 되고 싶어 흑기사가 시원하게 swimming 간만에 놀지 다 접어둬 전화는 오지 뒤집어 놔 뒤집어 놔 근심을 전부들 다 내려놓지 시원하게 swimming 간만에 놀지 다 접어둬 전화는 오지 뒤집어 놔 뒤집어 놔 근심을 전부들 다 내려놓지 잘 들어서 날 내려놔줘 제발 좀 파도님아 다 물러서 난 무서워서 오금이 저리니까 잘 들어서 날 내려놔줘 제발 좀 파도님아 시원하게 swimming 재빨리 swerving 제대로 놀지 제대로 놀지</text:p>
          </table:table-cell>
          <table:table-cell office:value-type="string" table:style-name="ce1">
            <text:p>남</text:p>
          </table:table-cell>
          <table:table-cell table:number-columns-repeated="16377"/>
        </table:table-row>
        <table:table-row table:style-name="ro1">
          <table:table-cell office:value-type="float" office:value="720" table:style-name="ce1">
            <text:p>720</text:p>
          </table:table-cell>
          <table:table-cell office:value-type="string" table:style-name="ce1">
            <text:p>러블리</text:p>
          </table:table-cell>
          <table:table-cell office:value-type="string" table:style-name="ce1">
            <text:p>안빈낙도의 삶</text:p>
          </table:table-cell>
          <table:table-cell office:value-type="string" table:style-name="ce1">
            <text:p>2019.6.4</text:p>
          </table:table-cell>
          <table:table-cell office:value-type="string" table:style-name="ce1">
            <text:p>사계절</text:p>
          </table:table-cell>
          <table:table-cell office:value-type="string" table:style-name="ce1">
            <text:p>많은 것이 있었지만 더 필요했던 도시에서의 삶과는 달리 제주에선 많은 것이 필요 없다. 휴일이 되면 바다를 향해 달린다. 당신이 제주 어느 곳에 살고 있던 내달리면 10분 거리에 바다가 펼쳐지는 이곳은 섬이다. 바다는 어떤 입장료도 요구하지 않은 채 그 넓고 깊은 모습을 보여준다. 네온사인으로 찬란하던 도시의 밤거리가 그립지 않은 건 그보다 눈부신 햇살이 있기 때문이고 북적북적한 사람들 틈에서 마셨던 술 한 잔보다 새소리 들으며 마시는 커피 한 잔은 더욱 달콤하다. 파란 바다, 시원한 바람, 맛있는 커피 그리고 당신과 함께라면 세상 그 누구도 부럽지 않다. 생각보다 어렵지 않다. 안빈낙도의 삶.</text:p>
          </table:table-cell>
          <table:table-cell office:value-type="string" table:style-name="ce1">
            <text:p>여</text:p>
          </table:table-cell>
          <table:table-cell table:number-columns-repeated="16377"/>
        </table:table-row>
        <table:table-row table:style-name="ro1">
          <table:table-cell office:value-type="float" office:value="721" table:style-name="ce1">
            <text:p>721</text:p>
          </table:table-cell>
          <table:table-cell office:value-type="string" table:style-name="ce1">
            <text:p>리쌍</text:p>
          </table:table-cell>
          <table:table-cell office:value-type="string" table:style-name="ce1">
            <text:p>Journey</text:p>
          </table:table-cell>
          <table:table-cell office:value-type="string" table:style-name="ce1">
            <text:p>2009.10.6</text:p>
          </table:table-cell>
          <table:table-cell office:value-type="string" table:style-name="ce1">
            <text:p>사계절</text:p>
          </table:table-cell>
          <table:table-cell office:value-type="string" table:style-name="ce1">
            <text:p>Verse 01] 거친 파돌 가르며 제주로 가는 배를 타고 바다를 본다 멀미를 참고 이 바다 속엔 추억이 많겠지 저만치 보이는 섬처럼 외로운 이가 던진 이별의 반지 젊은이의 다짐과 해변에서 밀려온 사랑의 낙서까지 그 많은 추억들을 벗 삼아 나는 여행을 떠나 Sub Hook] 미련 따윈 없기에 두려움도 없는 걸 남을 것도 없기에 모든 게 가벼워졌어 Oh! Ah! Oh! Ah! Oh! Ah! Hook] 바람이 나의 손을 잡고 함께 걸어가 어디에서든 난 외롭지 않아 추억은 지금 나의 맘에 물들고 있어 자 하나 둘 셋 따라와 Hook] 따분한 곳을 벗어나요 때로는 그녈 떠나봐요 바람을 따라 나는 가요 모든 걸 버리고 Oh! Oh! Oh! 따분한 곳을 벗어나요 때로는 그녈 떠나봐요 바람을 따라 나는 가요 Oh! Ah! Oh! Oh! Ah! Verse 02] 차들의 경적소리 사람들 걱정의 소리 결정을 해야 하는 중요한 순간들 탁한 공기 익숙한 것들의 지친 몸짓 나를 재촉하는 시계 초침과 욕망의 손짓 그 모든 것이여 잠시만 안녕 강렬한 태양과 바다를 따라 나는 간다 행복이 파도처럼 내게 밀려 온다 Sub Hook] 미련 따윈 없기에 두려움도 없는 걸 남을 것도 없기에 모든 게 가벼워졌어 Oh! Ah! Oh! Ah! Oh! Ah! Hook] 바람이 나의 손을 잡고 함께 걸어가 어디에서든 난 외롭지 않아 추억은 지금 나의 맘에 물들고 있어 자 하나 둘 셋 따라와(X2)</text:p>
          </table:table-cell>
          <table:table-cell office:value-type="string" table:style-name="ce1">
            <text:p>남</text:p>
          </table:table-cell>
          <table:table-cell table:number-columns-repeated="16377"/>
        </table:table-row>
        <table:table-row table:style-name="ro1">
          <table:table-cell office:value-type="float" office:value="722" table:style-name="ce1">
            <text:p>722</text:p>
          </table:table-cell>
          <table:table-cell office:value-type="string" table:style-name="ce1">
            <text:p>걸카인드</text:p>
          </table:table-cell>
          <table:table-cell office:value-type="string" table:style-name="ce1">
            <text:p>싸이코4U</text:p>
          </table:table-cell>
          <table:table-cell office:value-type="string" table:style-name="ce1">
            <text:p>2020.11.4</text:p>
          </table:table-cell>
          <table:table-cell office:value-type="string" table:style-name="ce1">
            <text:p>사계절</text:p>
          </table:table-cell>
          <table:table-cell office:value-type="string" table:style-name="ce1">
            <text:p>시속 220킬로 멀리 가자 Baby Ohh 모두 잊어 And get high Boy i’m down down down 아주 천천히 네가 나를 볼 땐 난 춤을 춰 더 천천히 And all control All the time time time 시간은 흘러 너는 더 예뻐 LA보다 날 안아줘 함께 떠나줘 When you hold me 혼자 있게 Leave me lonely 아니 다시 데려가 줘 빨리 Going fast Say you need me 같이 누워 우린 Happy 오늘부터 Now I’m ready 마지막 Hello 친구들 욕해 날 미워해 Psycho go psycho 4 U 엄마도 울지마 이런 나 Psycho I’m psycho 4 U I go psycho psycho 4 U psycho 4 U I go psycho psycho 4 U psycho 4 U Psycho let me go 어디 가나 몰라 계속 탈출하자 이 방 Tell me 어려운 건 pulled up 바람 불어 창문 열어 바다보러 갈까 This weekend 제주 비행기 가득 feelin’ Thinkin’ bout 내가 만든 노랠 불러 Thinkin’ bout to turn my heart into eyes When you hold me 혼자 있게 Leave me lonely 아니 다시 데려가 줘 빨리 Going fast Say you need me 노래 불러 우린 Happy 오늘부터 Now I’m ready 마지막 Goodbye 멈출 수 없었어 죽을 것 같아서 Go psycho 4 U 이제 나 어쩔 수 없나 봐 Psycho I’m psycho 4 U I go psycho psycho 4 U psycho 4 U I go psycho psycho 4 U psycho 4 U Every day party 미친 것 같아 나를 홀려 Boy 확 뺏은 My mind Think about 내일 함께 Sunny side 우린 Chillin’ 둘이 보는 영화 하늘 위에 Spa 아무도 모르게 What a great time 미친 듯 난 너만 보여 You just make me psycho 친구들 욕해 날 미워해 Psycho go psycho 4 U 엄마도 울지마 이런 나 Psycho I’m psycho 4 U 멈출 수 없었어 죽을 것 같아서 Go psycho 4 U 이제 나 어쩔 수 없나 봐 Psycho I’m psycho 4 U Psycho 4 U Psycho 4 U Psycho 4 U</text:p>
          </table:table-cell>
          <table:table-cell office:value-type="string" table:style-name="ce1">
            <text:p>여</text:p>
          </table:table-cell>
          <table:table-cell table:number-columns-repeated="16377"/>
        </table:table-row>
        <table:table-row table:style-name="ro1">
          <table:table-cell office:value-type="float" office:value="723" table:style-name="ce1">
            <text:p>723</text:p>
          </table:table-cell>
          <table:table-cell office:value-type="string" table:style-name="ce1">
            <text:p>어쿠스틱 콜라보</text:p>
          </table:table-cell>
          <table:table-cell office:value-type="string" table:style-name="ce1">
            <text:p>얘랑 있을 때 좋다</text:p>
          </table:table-cell>
          <table:table-cell office:value-type="string" table:style-name="ce1">
            <text:p>2020.11.3</text:p>
          </table:table-cell>
          <table:table-cell office:value-type="string" table:style-name="ce1">
            <text:p>사계절</text:p>
          </table:table-cell>
          <table:table-cell office:value-type="string" table:style-name="ce1">
            <text:p>블랙커피 위에 휩크림 네가 좋아하는 아인슈페너 말투만 봐도 다 알아 오늘은 뭐가 또 문젠데 집에 가는 길에 심심해 아님 어제 마셨던 게 속이 불편하니 들어가기 전에 전화해 이따 집 앞에 정류장에서 봐 너와 함께 걷는 거리 너 그 자주 가는 카페 니가 자주 듣는 음악 왜 이게 다 좋을까 너는 아무렇지 않은데 나만 혼자서 이러는 건지 궁금해 좋아하는 건 아니지만 왜 자꾸 날 신경 쓰이게 하는데 얘랑 있을 때가 좋다 맨날 티격태격하지만 얘랑 있을 때가 좋다 표현이 잘 되진 않지만 옆에 있을 때 먼저 다가가지 못해도 너랑 있을 때가 좋다 오늘따라 더 네가 예뻐 보인다 우린 그냥 친구인데 안 좋아한다 널 좋아한다 안 좋아한다 널 좋아한다 네 입술 위에 휩크림 너만 좋아하는 민트 초콜릿 짧은 단발이 잘 어울려 그 말에 왜 난 설레는데 나는 아무 일도 없을 때 딱히 전화할 사람 너 말곤 없는데 왜 들어가기 전에 잠깐 봐 오늘은 너네 집 앞에서 만나 너와 같이 먹는 브런치 너와 자주 가는 산책 니가 좋아하는 영화 왜 난 이게 다 좋을까 너는 아무렇지 않은데 나만 혼자서 이러는 건지 궁금해 좋아하는 건 아니지만 왜 자꾸 날 신경 쓰게 하는데 얘랑 있을 때가 좋다 맨날 티격태격하지만 얘랑 있을 때가 좋다 표현이 잘 되진 않지만 옆에 있을 땐 먼저 다가가지 못해도 너랑 있을 때가 좋다 미쳤나 봐 나 니가 신경 쓰인다 우린 그냥 친구인데 얘랑 있을 때가 좋다 맨날 티격태격하지만 얘랑 있을 때가 좋다 표현이 잘 되진 않지만 옆에 있을 땐 먼저 다가가지 못해도 너랑 있을 때가 좋다 오늘따라 더 니가 신경 쓰인다 우린 그냥 친구인데 안 좋아한다 널 좋아한다 안 좋아한다 널 좋아한다 안 좋아한다 널 좋아한다 안 좋아한다 널 좋아한다</text:p>
          </table:table-cell>
          <table:table-cell office:value-type="string" table:style-name="ce1">
            <text:p>혼성</text:p>
          </table:table-cell>
          <table:table-cell table:number-columns-repeated="16377"/>
        </table:table-row>
        <table:table-row table:style-name="ro1">
          <table:table-cell office:value-type="float" office:value="724" table:style-name="ce1">
            <text:p>724</text:p>
          </table:table-cell>
          <table:table-cell office:value-type="string" table:style-name="ce1">
            <text:p>하현우</text:p>
          </table:table-cell>
          <table:table-cell office:value-type="string" table:style-name="ce1">
            <text:p>일상으로의 초대</text:p>
          </table:table-cell>
          <table:table-cell office:value-type="string" table:style-name="ce1">
            <text:p>2016.6.5</text:p>
          </table:table-cell>
          <table:table-cell office:value-type="string" table:style-name="ce1">
            <text:p>사계절</text:p>
          </table:table-cell>
          <table:table-cell office:value-type="string" table:style-name="ce1">
            <text:p>산책을 하고 차를 마시고 책을 보고 생각에 잠길 때 요즘엔 뭔가 텅 빈 것 같아 지금의 난 누군가 필요한 것 같아 친굴 만나고 전화를 하고 밤새도록 깨어있을 때도 문득 자꾸만 네가 생각나 모든 시간 모든 곳에서 난 널 느껴 내게로 와 줘 내 생활 속으로 너와 같이 함께라면 모든게 새로울거야 매일 똑같은 일상이지만 너와 같이 함께라면 모든게 달라질거야 난 내가 말할 때 귀 기울이는 너의 표정이 좋아 내 말이라면 어떤 거짓 허풍도 믿을 것 같은 그런 진지한 얼굴 네가 날 볼 때마다 난 내 안에서 설명할 수 없는 기운이 느껴져 네가 날 믿는 동안엔 어떤 일도 해낼 수 있을 것 같은 기분이야 이런 날 이해하겠니 내게로 와 줘 내게로 와 줘 내 생활 속으로 너와 같이 함께라면 모든 게 새로울 거야 매일 똑같은 일상이지만 너와 같이 함께라면 모든 게 달라질 거야 내게로 와 줘 내 생활 속으로 너와 같이 함께라면 (너와 같이 함께라면) 모든 게 새로울 거야 매일 똑같은 (매일 똑같은) 일상이지만 (일상이지만) 너와 같이 함께라면 모든 게 달라질 거야 (모든 게 달라질 거야) 내게로 와 줘 내게로 와 줘 해가 저물면 둘이 나란히 지친 몸을 서로에 기대며 그 날의 일과 주변 일들을얘기하다 조용히 잠들고 싶어</text:p>
          </table:table-cell>
          <table:table-cell office:value-type="string" table:style-name="ce1">
            <text:p>남</text:p>
          </table:table-cell>
          <table:table-cell table:number-columns-repeated="16377"/>
        </table:table-row>
        <table:table-row table:style-name="ro1">
          <table:table-cell office:value-type="float" office:value="725" table:style-name="ce1">
            <text:p>725</text:p>
          </table:table-cell>
          <table:table-cell office:value-type="string" table:style-name="ce1">
            <text:p>스태리나잇뮤직</text:p>
          </table:table-cell>
          <table:table-cell office:value-type="string" table:style-name="ce1">
            <text:p>영화같아</text:p>
          </table:table-cell>
          <table:table-cell office:value-type="string" table:style-name="ce1">
            <text:p>2020.9.29</text:p>
          </table:table-cell>
          <table:table-cell office:value-type="string" table:style-name="ce1">
            <text:p>사계절</text:p>
          </table:table-cell>
          <table:table-cell office:value-type="string" table:style-name="ce1">
            <text:p>너와 있을 땐 너만 보여 왜 날 욕심 나게 해 더 안고 싶어져 눈을 뗄 수 없는 걸 저 밝은 조명도 다 빛을 잃어버릴 걸 우린 이 영화의 엔딩을 몰라 네모난 세상에 갇혀 너와 하루 종일 떠들고파 다음 이야기를 함께 그려보고파 넌 나의 모든 이유가 돼 또 나를 더 노래하게 해 우린 계속 지금 이대로 변치 말아줘 맑은 하늘 공원 벤치 우리 모습 영화 같아 깊은 대화 작별 인사 새벽 문자 영화 같아 회색 도시 넌 내 heroine 미세 먼지 속 넌 내 공기 흑백 화면 속 넌 내 rainbow girl i'm in love with you 회색 도시 넌 내 heroine 미세 먼지 속 넌 내 공기 흑백 화면 속 넌 내 rainbow girl i'm in love with you 너를 처음 봤을 때 내 심장은 멎었네 119를 눌러 전화해 긴장감 있는 영화 같애 다음이 궁금해 우리의 9 to 5 너랑 같은 공간 아무도 못 막아 일이 더 늘어나도 아무도 못 막아 올라가 행복감 일이 끝나면 딱 몰래 같이 나와 너와 산책을 하지 가로등 불 켜진 거리를 도로에선 차가 지나가고 우리의 시간은 느려져 어떡해 나 사랑에 빠진 것 같애 어떡해 완전 로맨스 영화 같애 맑은 하늘 공원 벤치 우리 모습 영화 같아 깊은 대화 작별 인사 새벽 문자 영화 같아 회색 도시 넌 내 heroine 미세 먼지 속 넌 내 공기 흑백 화면 속 넌 내 rainbow girl i'm in love with you 회색 도시 넌 내 heroine 미세 먼지 속 넌 내 공기 흑백 화면 속 넌 내 rainbow girl i'm in love with you Before Sunrise 눈뜨면 네가 가장 먼저 떠올라 하루가 기다려져 너무 늦었나 싶어 About Time 널 만나러 가야지 Now Is Good right 어서어서 날이 지기 전까지 Eternal Sunshine 시간 아깝지 않니 빨리 봤으면 좋겠어 If Only If Only When Willy Met Sally Begin Again Love Love Is Love Love Lovely 난 너를 보며 생각하지 멀리 Love Love Is Love Love Lovely 널 만날 때면 해야 하지 결심 500 Days Of Summer 너 때문에 참아 You Are My Music And Lyrics 나에게 항상 영감을 주지 내 매일 밤이 Midnight In Paris Love Actually</text:p>
          </table:table-cell>
          <table:table-cell office:value-type="string" table:style-name="ce1">
            <text:p>남</text:p>
          </table:table-cell>
          <table:table-cell table:number-columns-repeated="16377"/>
        </table:table-row>
        <table:table-row table:style-name="ro1">
          <table:table-cell office:value-type="float" office:value="726" table:style-name="ce1">
            <text:p>726</text:p>
          </table:table-cell>
          <table:table-cell office:value-type="string" table:style-name="ce1">
            <text:p>백예린</text:p>
          </table:table-cell>
          <table:table-cell office:value-type="string" table:style-name="ce1">
            <text:p>Mr.gloomy</text:p>
          </table:table-cell>
          <table:table-cell office:value-type="string" table:style-name="ce1">
            <text:p>2019.12.10</text:p>
          </table:table-cell>
          <table:table-cell office:value-type="string" table:style-name="ce1">
            <text:p>사계절</text:p>
          </table:table-cell>
          <table:table-cell office:value-type="string" table:style-name="ce1">
            <text:p>Dream of London bridge 런던 다리를 꿈꿔요 There’s no hot hot sunny day in the city 거긴 매우 쨍쨍한 날이 없던데 Clouds above the head 머리 위엔 구름이 있고 Everything seems so calm but 모든 게 차분해 보여요 Yes, we loved drizzly days, they were beautiful 우린 이슬비 내리는 날들을 좋아했고 아름다웠어요 They’re like you, so It’s beautiful 당신 같아요 그래서 아름답죠 I still feel you around me, right now 지금, 아직도 당신이 곁에 있는 기분이에요 That kiss under the bridge 다리 아래서의 입맞춤 Every lovers remind me of you 모든 연인들은 당신을 떠오르게 하죠 Oh, Mr. Gloomy 우울한 그대 My baby, you take blue back into me 내게 다시 우울함을 가져오네요 I, I, I, I, I’m just a girl like a cloudy day 난 그저 구름 낀 날 같은 사람이에요 I, I, I, I, I wanna be like fallen raindrop on your face 난 그저 당신 얼굴에 떨어진 빗방울이고 싶어요 Boy I, I, I, I don’t wanna be forgotten from your memory 난 당신의 기억에서 잊혀지고 싶지 않아요 I, I, I, I really loved you 난 당신을 정말 사랑했어요 Don’t you, didn’t you know it 모르나요, 알고 있지 않았나요 Dreamed of you and me 나와 당신을 꿈꿨어요 Every nights are rough for me, than I thought It’d be 생각했던 것 보다 내겐 매일 밤이 험난해요 I lean on my drinks, everything tastes a bit bitter 난 내 잔에 기대고, 모든 게 조금은 더 쓴 것 같아요 We loved to be drunk till we get excited 우린 신날 때까지 취하는 걸 좋아했는데 But now It’s just me alone, throwing up on everything you bought for me 지금은 나 혼자 당신이 내게 사준 것들에 토하고 있네요 A short walk on the bridge 다리위에서의 산책 and my dirty boots remind me of you 내 지저분한 부츠가 당신을 떠오르게 해요 Oh, Mr. gloomy 우울한 그대 My sweetie, don’t you hand blue back into me 내게 우울함을 전해주지 말아요 I, I, I, I, I’m just a girl like a cloudy day 난 그저 구름 낀 날 같은 사람이에요 I, I, I, I, I wanna be like fallen raindrop on your face 난 그저 당신 얼굴에 떨어진 빗방울이고 싶어요 Boy I, I, I, I don’t wanna be forgotten from your memory 난 당신의 기억에서 잊혀지고 싶지 않아요 I, I, I, I really loved you 난 당신을 정말 사랑했어요 Don’t you, didn’t you know it 모르나요, 알고 있지 않았나요</text:p>
          </table:table-cell>
          <table:table-cell office:value-type="string" table:style-name="ce1">
            <text:p>여</text:p>
          </table:table-cell>
          <table:table-cell table:number-columns-repeated="16377"/>
        </table:table-row>
        <table:table-row table:style-name="ro1">
          <table:table-cell office:value-type="float" office:value="727" table:style-name="ce1">
            <text:p>727</text:p>
          </table:table-cell>
          <table:table-cell office:value-type="string" table:style-name="ce1">
            <text:p>시즈더데이</text:p>
          </table:table-cell>
          <table:table-cell office:value-type="string" table:style-name="ce1">
            <text:p>산책</text:p>
          </table:table-cell>
          <table:table-cell office:value-type="string" table:style-name="ce1">
            <text:p>2020.10.12</text:p>
          </table:table-cell>
          <table:table-cell office:value-type="string" table:style-name="ce1">
            <text:p>사계절</text:p>
          </table:table-cell>
          <table:table-cell office:value-type="string" table:style-name="ce1">
            <text:p>밝은 햇살이 그대를 비추고 환하게 웃는 네 얼굴을 볼 때면 한겨울이 가고 봄을 만난듯해 이 추운 계절에도 내 맘에 꽃이 피고 따스한 바람이 불어 어둠이 내려도 넌 밝게 빛나는 별 내 맘 들킬까 봐서 꾹 참아 보려 해도 그게 잘 안돼 I wanna faillin love yeah 산책 같은 거라 생각해 가볍게 발을 맞추고선 다음 길을 다시 찾는 거야 내겐 너만 있으면 돼 이리 와서 걸어줄래 만들어줘 나의 sunday 아직 조금 어색해 네 눈을 바라볼 때 세상을 다 가진 기분을 넌 알까 소나기처럼 시원해 마른 내 맘 안에 내린 너란 빗속에 난 영원히 맞을래 너란 장마 속에 나 지금처럼만 한걸음 내게 다가가 두 눈을 마주 볼래 서로를 더 알아가게 넌 아직 모르겠지만 내 맘이 점점 너에게 가고 머지않아 우리 둘만의 Sunday yeah 만들어가면 돼 산책 같은 거라 생각해 가볍게 발을 맞추고선 다음 길을 다시 찾는 거야 내겐 너만 있으면 돼 이리 와서 걸어줄래 만들어줘 나의 sunday 하고 싶은 말은 너무 많지만 항상 곁에서 널 지켜줄게 내겐 너만 있으면 돼 이리 와서 걸어줄래 만들어줘 나의 sunday 다른 길이 나올 땐 손을 놓지 말아 줘 천천히 이렇게 발을 맞춰 가면 돼 너에게 약속할게 언제라도 네 곁에 서로 변하지 않게 say i love you everyday</text:p>
          </table:table-cell>
          <table:table-cell office:value-type="string" table:style-name="ce1">
            <text:p>남</text:p>
          </table:table-cell>
          <table:table-cell table:number-columns-repeated="16377"/>
        </table:table-row>
        <table:table-row table:style-name="ro1">
          <table:table-cell office:value-type="float" office:value="728" table:style-name="ce1">
            <text:p>728</text:p>
          </table:table-cell>
          <table:table-cell office:value-type="string" table:style-name="ce1">
            <text:p>박지훈</text:p>
          </table:table-cell>
          <table:table-cell office:value-type="string" table:style-name="ce1">
            <text:p>Rolling</text:p>
          </table:table-cell>
          <table:table-cell office:value-type="string" table:style-name="ce1">
            <text:p>2020.11.4</text:p>
          </table:table-cell>
          <table:table-cell office:value-type="string" table:style-name="ce1">
            <text:p>사계절</text:p>
          </table:table-cell>
          <table:table-cell office:value-type="string" table:style-name="ce1">
            <text:p>너란 바람이 불어 내 맘은 또 Rolling 아슬아슬하게 천천히 다가와 Slowly 너란 파도에 취해 내 맘은 또 Rolling 찰랑이던 너에게 다시 Fallin Say my name 다정히 불러줘 내 이름 잠시 너에게 기대 쉴 수 있게 휘청이지 않게 어깨를 내어줘 숨결의 떨림 진하게 진하게 느낄 수 있게 같은 요일 같은 시간 같은 곳에 있을 거란 두근거림이 내 발걸음을 서두르게 해 달콤한 네 목소리에 누워 스르륵 잠들고 싶은 이 밤 어느새 너를 향한 내 sign Call me sweetly 너란 바람이 불어 내 맘은 또 Rolling 아슬아슬하게 천천히 다가와 Slowly 너란 파도에 취해 내 맘은 또 Rolling 찰랑이던 너에게 다시 Fallin 누가 먼저랄 거 없이 가까이 너와 손 닿지 네 웃음소리에 현기증이 나 산책하러 가자 단둘이서 yeh 남자로 다가가 도 가끔 네 앞에 소년이 되어버리네 단둘이 그네 타듯 swing 이 기분은 달콤해 초코아이스크림처럼 같은 요일 같은 시간 같은 곳에 있을 거란 두근거림이 내 발걸음을 서두르게 해 달콤한 네 목소리에 누워 스르륵 잠들고 싶은 이 밤 어느새 너를 향한 내 sign Call me sweetly 너란 바람이 불어 내 맘은 또 Rolling 아슬아슬하게 천천히 다가와 Slowly 너란 파도에 취해 내 맘은 또 Rolling 찰랑이던 너에게 다시 Fallin 너에게 취한 밤 그려지는 별 바다 네 머릿결도 저 바람에 춤을 춰 마음 급하지 않게 떨리는 이 감정 너의 체온 내 몸에 스며들어 Oh baby Please rest on my laps 너란 바람이 불어 내 맘은 또 Rolling 아슬아슬하게 천천히 다가와 Slowly 너란 파도에 취해 내 맘은 또 Rolling 찰랑이던 너에게 다시 Fallin</text:p>
          </table:table-cell>
          <table:table-cell office:value-type="string" table:style-name="ce1">
            <text:p>남</text:p>
          </table:table-cell>
          <table:table-cell table:number-columns-repeated="16377"/>
        </table:table-row>
        <table:table-row table:style-name="ro1">
          <table:table-cell office:value-type="float" office:value="729" table:style-name="ce1">
            <text:p>729</text:p>
          </table:table-cell>
          <table:table-cell office:value-type="string" table:style-name="ce1">
            <text:p>프라이머리</text:p>
          </table:table-cell>
          <table:table-cell office:value-type="string" table:style-name="ce1">
            <text:p>멀어</text:p>
          </table:table-cell>
          <table:table-cell office:value-type="string" table:style-name="ce1">
            <text:p>2012.10.31</text:p>
          </table:table-cell>
          <table:table-cell office:value-type="string" table:style-name="ce1">
            <text:p>사계절</text:p>
          </table:table-cell>
          <table:table-cell office:value-type="string" table:style-name="ce1">
            <text:p>내 발걸음마저 너에게로 가는 길을 알아 내 이마에 땀방울이 너에게 가는 길을 알아 배가 고파서 집에서 나오는 길 늘 그렇듯 늘어선 가로등은 타오르지 마치 싸울듯이 엉켜있는 자동차들은 다 하나같이 서로 비킬 마음은 없지 비가 좀 온 탓인지는 몰라도 내 생각보다 덥지 않아 놀랐어 모처럼 목욕한 거리위를 걷다보니까 가려던 거리보다 훨씬 더 갔어 아슬 아슬한 신호등을 보며 얼룩말같은 횡단보도를 건너 저녁 노을이 앉아 있는 언덕을 넘어 가다보면 그녀의 기억들이 모여 널 바래다주느라 자주 왔던 길 널 기다리느라 시간이 남던 길 모든게 그대로인데 어느새 우리 둘만 싹 바뀌었지 마치 남인듯이 너의 집에 가까워졌어 너의 이름을 크게 불러봐도 너는 너무 멀어 멀어 아무의미 없어진 나의 산책 너가 묻은 길을 돌아보고 다시 길을 걸어 걸어 지금 내 기분은 밤보다 어둡고 혼자 떠있는 달보다도 서글퍼 이별이란게 이리 어려운거였으면 너가 뭘 원하든 간에 더 줄걸 다시 되 돌리고 파 너를 유턴처럼 허나 우리 사인 복잡해 뉴턴처럼 내겐 이 모든 상황을 동전처럼 엎어 버리는것 보다 더 좋은건 없어 배가 고파서 집에서 나왔던 길 그건 다 핑계였던걸 애초에 알았었지 하루종일 안 먹고 버텼던 밥보다 너가 내 머릿속에서 자꾸만 안떠나 하나도 변한것없는 너네 집 근처 내 마음은 이미 너네 집 입구에 있어 문을 두드리고 싶은걸 꾹 참아 난 그정도론 안 짓꿎어 너의 집에 가까워졌어 너의 이름을 크게 불러봐도 너는 너무 멀어 멀어 아무 의미 없어진 나의 산책 너가 묻은 길을 돌아보고 다시 길을 걸어 걸어 자연스럽게 너의 집을 지나 애초에 걷지 말아야했었던 길을 지나서 다시 집으로 돌아 오는 길 마치 뭔가 두고 온 듯해 노래 서너곡 쯤을 듣다가 보면 다 잊겠지 돌아오는 길에 금방 너의 집은 이리 가까운데 넌 너무 먼 듯해 너의 집에 가까워졌어 너의 이름을 크게 불러봐도 너는 너무 멀어 멀어 아무 의미 없어진 나의 산책 너가 묻은 길을 돌아보고 다시 길을 걸어 걸어 너의 집에 가까워졌어 너의 이름을 크게 불러봐도 너는 너무 멀어 멀어 아무 의미 없어진 나의 산책 너가 묻은 길을 돌아보고 다시 길을 걸어 걸어</text:p>
          </table:table-cell>
          <table:table-cell office:value-type="string" table:style-name="ce1">
            <text:p>남</text:p>
          </table:table-cell>
          <table:table-cell table:number-columns-repeated="16377"/>
        </table:table-row>
        <table:table-row table:style-name="ro1">
          <table:table-cell office:value-type="float" office:value="730" table:style-name="ce1">
            <text:p>730</text:p>
          </table:table-cell>
          <table:table-cell office:value-type="string" table:style-name="ce1">
            <text:p>케이윌, 매드클라운</text:p>
          </table:table-cell>
          <table:table-cell office:value-type="string" table:style-name="ce1">
            <text:p>그게 뭐라고</text:p>
          </table:table-cell>
          <table:table-cell office:value-type="string" table:style-name="ce1">
            <text:p>2016.9.23</text:p>
          </table:table-cell>
          <table:table-cell office:value-type="string" table:style-name="ce1">
            <text:p>사계절</text:p>
          </table:table-cell>
          <table:table-cell office:value-type="string" table:style-name="ce1">
            <text:p>하늘을 보고 누군가 그리워지면 가을이 온거고 그즈음 매년 손님이와 마치 똑똑 누군가? 두드리는데 알면서도 어쩔수없이 문을 열어놔 넌 늘 멋대로였어 헤어진후에도 몰래 왔다 가네 그리움만 둔채로 추억은 맴도는데 우리는 흔적이 없어 넌 내게 영원히 반복되는 계절이었어 니가 생각나 이맘때쯤에 웃고 있던 너와 내가 생각 나는데 니 무릎을 베고 하늘을 보며 먼 훗날 우리 얘길 했는데 사랑한다고 내 귓가에 말해주던 너의 목소리 그게 뭐라고 또 생각나 하나둘씩 떠오르지 함께한 추억들이 그리워지네 나쁜쪽이 누구인진 이제 더는 상관없어지고 우린 그저 어리고 미숙했다고 여기며 어쩔수 없는 일들에 대해 그래 그땐 어쩔수 없었지 라고 받아들이게돼 내마음이 아깝게 느껴질때가 있었어 미치도록 니가 미웠던때가 있었어 시간지나니 그냥 내 심술이더라 뱉는말마다 진심과 반대였더라고 게임 밤새 하지마 밥좀 챙겨먹어 별거아닌 잔소리가 사실 제일그리워 청승이야 청승 전화걸뻔했네 잠도 안와 맥주한캔 사러가야겠네 사랑한다고 내 귓가에 말해주던 너의 목소리 그게 뭐라고 또 생각나 하나둘씩 떠오르지 함께한 추억들이 그리워지네 그 누군가 내게 말을했지 세월이 곧 약일꺼라고 널 많이 사랑했나봐 그랬나봐 이젠 잊을 때도 됐는데 사랑한다고 좋아한다고 매일 같이 말해주던 네 목소리 잊지못하고 하나둘씩 떠오르지 함께한 추억들이 그리워지네 대책 없이 기억나 속 또 헤집어놓고 맘에 훅! 하고 들어왔어 그러면 나는 또 후 하고 숨을 쉬네 산책이나 나가야지 뭐 밤이 기네</text:p>
          </table:table-cell>
          <table:table-cell office:value-type="string" table:style-name="ce1">
            <text:p>남</text:p>
          </table:table-cell>
          <table:table-cell table:number-columns-repeated="16377"/>
        </table:table-row>
        <table:table-row table:style-name="ro1">
          <table:table-cell office:value-type="float" office:value="731" table:style-name="ce1">
            <text:p>731</text:p>
          </table:table-cell>
          <table:table-cell office:value-type="string" table:style-name="ce1">
            <text:p>박정현</text:p>
          </table:table-cell>
          <table:table-cell office:value-type="string" table:style-name="ce1">
            <text:p>미아</text:p>
          </table:table-cell>
          <table:table-cell office:value-type="string" table:style-name="ce1">
            <text:p>2005.2.3</text:p>
          </table:table-cell>
          <table:table-cell office:value-type="string" table:style-name="ce1">
            <text:p>사계절</text:p>
          </table:table-cell>
          <table:table-cell office:value-type="string" table:style-name="ce1">
            <text:p>또 다시 그 길을 만났어 한참을 걸어도 걸어도 익숙한 거리 추억투성이 미로 위의 내 산책 벗어나려 접어든 길에 기억이 없어서 좋지만 조금도 못 가 눈앞에 닿는 너의 손이 이끌었던 그때 그자리 길을 잃어버린 나 가도가도 끝없는 날 부르는 목소리 날 향해 뛰던 너의 모습이 살아오는 듯 돌아가야 하는 나 쉬운 길은 없어서 돌고 돌아가는 길 그 추억 다 피해 이제 다 와가는 듯 나의 집 저 멀리 보여서 발걸음 재촉하려 하다 너무 많았던 추억뿐인 곳 날 항상 바래다 주던 이 길뿐인데 우두커니 한참 바라보다가 어느새 길 한 가득 니 모습들 그 속을 지나려 내딛는 한걸음 천천히 두 눈을 감고서 길 은 어디에 길을 잃어버린 나 가도가도 끝없는 날 부르는 목소리 날 향해 뛰던 너의 모습이 살아오는 듯 돌아가야 하는 나 쉬운 길은 없어서 돌고 돌아가는 길 그 추억 다 피해 이제 도착한 듯해 이젠</text:p>
          </table:table-cell>
          <table:table-cell office:value-type="string" table:style-name="ce1">
            <text:p>여</text:p>
          </table:table-cell>
          <table:table-cell table:number-columns-repeated="16377"/>
        </table:table-row>
        <table:table-row table:style-name="ro1">
          <table:table-cell office:value-type="float" office:value="732" table:style-name="ce1">
            <text:p>732</text:p>
          </table:table-cell>
          <table:table-cell office:value-type="string" table:style-name="ce1">
            <text:p>사운드 팔레트</text:p>
          </table:table-cell>
          <table:table-cell office:value-type="string" table:style-name="ce1">
            <text:p>H.A.Y</text:p>
          </table:table-cell>
          <table:table-cell office:value-type="string" table:style-name="ce1">
            <text:p>2020.11.5</text:p>
          </table:table-cell>
          <table:table-cell office:value-type="string" table:style-name="ce1">
            <text:p>사계절</text:p>
          </table:table-cell>
          <table:table-cell office:value-type="string" table:style-name="ce1">
            <text:p>Ehyyyy! 아침은 생략해 자괴감 들어 어젯밤 취했네 너의 버릇처럼 아직도 밤 산책 니 동네만 돌아 그러다 나도 몰래 니 번호 눌러 눌러 난 그냥 그리워 너의 곁에 매일은 안 바라 가끔이면 돼 너 떠난 후에도 거릴 걷네 요즘 넌 어떨까 우리 그땐 골목길 휘저었지 통화도 하루종일 그래서 더 힘들지 어디든 남아있지 너와의 추억들이 말야 조각 퍼즐 같아 내가 이걸 만약 다 맞추면 너가 생각지도 못하게 짠 하고 등장 할까 이별을 log out 하고 기억 지워 새롭게 start 요즘은 눈이 쉽게 떠지지 않아 너의 아침 인사가 없으니까 나 모르는 사이에 커져가나봐 조그맣던 내 안에 니 자리가 그저 예전처럼만 I just wanna Hang Around You I just wanna Hang Around You You I just wanna Hang Around You I just wanna Hang Around You You Ehyyyy! 아침은 생략해 자괴감 들어 어젯밤 취했네 너의 버릇처럼 아직도 밤 산책 니 동네만 돌아 그러다 나도 몰래 니 번호 눌러 눌러 아침 해를 보기 싫어 눈을 감아 너가 없는 내 하늘은 밤이잖아 전부 다 맘에 안들어 무의미한 전화를 껐어 밤 마다 니 동네를 돌아다녀 혹시 널 마주칠까봐 서 니 번호를 썼다 지웠다 반복 그러다 다시 다시 자괴감 들어서 입에 물어 버릇처럼 어젯밤 취했어 너의 버릇처럼 난 잠에 들지 못 해 너와는 달리 편하지 못하는 나를 봐 이 자리에서 너를 기다리며 요즘은 눈이 쉽게 떠지지 않아 너의 아침 인사가 없으니까 나 모르는 사이에 커져가나봐 조그맣던 내 안에 니 자리가 그저 예전처럼만 I just wanna Hang Around You I just wanna Hang Around You You I just wanna Hang Around You I just wanna Hang Around You You 요즘은 눈이 쉽게 떠지지 않아 너의 아침 인사가 없으니까 나 모르는 사이에 커져가나봐 조그맣던 내 안에 니 자리가 그저 예전처럼만 I just wanna Hang Around You I just wanna Hang Around You You I just wanna Hang Around You I just wanna Hang Around You You</text:p>
          </table:table-cell>
          <table:table-cell office:value-type="string" table:style-name="ce1">
            <text:p>남</text:p>
          </table:table-cell>
          <table:table-cell table:number-columns-repeated="16377"/>
        </table:table-row>
        <table:table-row table:style-name="ro1">
          <table:table-cell office:value-type="float" office:value="733" table:style-name="ce1">
            <text:p>733</text:p>
          </table:table-cell>
          <table:table-cell office:value-type="string" table:style-name="ce1">
            <text:p>투모로우바이투게더</text:p>
          </table:table-cell>
          <table:table-cell office:value-type="string" table:style-name="ce1">
            <text:p>Cat &amp; Dog</text:p>
          </table:table-cell>
          <table:table-cell office:value-type="string" table:style-name="ce1">
            <text:p>2019.3.4</text:p>
          </table:table-cell>
          <table:table-cell office:value-type="string" table:style-name="ce1">
            <text:p>사계절</text:p>
          </table:table-cell>
          <table:table-cell office:value-type="string" table:style-name="ce1">
            <text:p>Feel like I’m your cat I’m your dog 내 두 눈엔 너밖에 안 보여 우리 사인 우연 아닌 묘연 나는 너만 있으면 purr purr purr I don’t wanna be just friends 떨어지기 싫어 너와 can I be a pet 24시간을 계속해서 네 옆에 비워 내 자리, 그래 네 옆에, 비워 내 자리 Yes okay okay 떨어지기 싫어 너와 can I be a pet Keep on grooming, keep 꾹꾹ing, 계속 네 옆에 비워 내 자리, 그래 네 옆에, 비워 내 자리 친구들은 말해, get your manner 절대 상상 못 하지, 내 애교 틱틱대고 무관심한 행동 내 까칠한 혀가 말하지, 내 태도 (But) oh my gawd, 이 마음은 뭘까 대체 널 만나면 난 강아지가 되지 지루한 이 집사 놀이 대신 너와 놀고 싶어 프리스비, 산책까지 매일 Oh oh oh oh 내 흑백 세상 속 넌 빨갛고 파랗게 빛이 나 Oh oh oh oh 나는 너만 있으면 purr purr purr I don’t wanna be just friends 떨어지기 싫어 너와 can I be a pet 24시간을 계속해서 네 옆에 비워 내 자리, 그래 네 옆에, 비워 내 자리 Yes okay okay 떨어지기 싫어 너와 can I be a pet Keep on grooming, keep 꾹꾹ing, 계속 네 옆에 비워 내 자리, 그래 네 옆에, 비워 내 자리 Feel like Cinderella 내가 변해 야옹이에서 turn into your own 진돗개 열두 시에 집에 들어가기 전엔 네 주위를 지키지, 으르렁해 개냥이, 맘에 들어 like it 싸가지, 네 앞에선 많지 영원히, 이런 나였으면 하지 Let’s play forever 무지개다리 건널 때까지 Oh oh oh oh 내 흑백 세상 속 넌 빨갛고 파랗게 빛이 나 Oh oh oh oh 나는 너만 있으면 purr purr purr I don’t wanna be just friends 떨어지기 싫어 너와 can I be a pet 24시간을 계속해서 네 옆에 비워 내 자리, 그래 네 옆에, 비워 내 자리 Yes okay okay 떨어지기 싫어 너와 can I be a pet Keep on grooming, keep 꾹꾹ing, 계속 네 옆에 비워 내 자리, 그래 네 옆에, 비워 내 자리 Let’s play forever I just wanna be your dog Oh oh oh oh oh oh oh oh I just wanna be your dog Oh oh oh oh Let’s play forever I just wanna be your dog Oh oh oh oh oh oh oh oh I just wanna be your dog Oh oh oh oh</text:p>
          </table:table-cell>
          <table:table-cell office:value-type="string" table:style-name="ce1">
            <text:p>남</text:p>
          </table:table-cell>
          <table:table-cell table:number-columns-repeated="16377"/>
        </table:table-row>
        <table:table-row table:style-name="ro1">
          <table:table-cell office:value-type="float" office:value="734" table:style-name="ce1">
            <text:p>734</text:p>
          </table:table-cell>
          <table:table-cell office:value-type="string" table:style-name="ce1">
            <text:p>그레이</text:p>
          </table:table-cell>
          <table:table-cell office:value-type="string" table:style-name="ce1">
            <text:p>TMI</text:p>
          </table:table-cell>
          <table:table-cell office:value-type="string" table:style-name="ce1">
            <text:p>2019.4.30</text:p>
          </table:table-cell>
          <table:table-cell office:value-type="string" table:style-name="ce1">
            <text:p>사계절</text:p>
          </table:table-cell>
          <table:table-cell office:value-type="string" table:style-name="ce1">
            <text:p>오늘은 왜인지 눈이 일찍 떠졌어 산책하고 싶어지네 대충 입고 잠깐 밖에 나가볼까 Nah 미세먼지 최악이야 날씨 완전 꽝이야 집이 역시 짱이야 아침 메뉸 계란 프라이 시리얼과 빵이야 난 다시 소파에 누워 Watchin’ Netflix 무슨 미드 볼까 예전엔 밤만 되면 기어나가 we party 하지만 요즘 아예 잘 나가질 않아 밖에 밖은 위험해 이불 밖은 위험해 유혹이 너무 많고 또 사람들은 좀 피곤해 내 성격에 좀 괴롭네 이러다 보니 외롭네 이런 생각 하다가 또 작업실 의자에 몸을 divin’ 어쨌든 고마워 내 얘길 들어줘서 Ayy even if it’s TMI 바뀐 내 밤낮 (시차) 필요해 암막 (커튼) 근데 사실 등만 붙이면 난 잘 자 (sleep well) 스케줄 없는 날이면 하루 종일 잠이야 낮엔 좀 자게 이따가 밤에 전화해 비냉보다 물냉 근데 오이는 빼 먹지 (피클은 먹어) 고양이보다 개 왜냐면 있어 알러지 (눈까지 빨개져) 라식수술 고민 중이야 나는 -7 (신검은 3급) 내 차는 G-WAGON 하얀색 예전엔 밤만 되면 기어나가 we party 하지만 요즘 아예 잘 나가질 않아 밖에 밖은 위험해 이불 밖은 위험해 유혹이 너무 많고 또 사람들은 좀 피곤해 내 성격에 좀 괴롭네 이러다 보니 외롭네 이런 생각 하다가 또 작업실 의자에 몸을 divin’ 어쨌든 고마워 내 얘길 들어줘서 Ayy even if it’s TMI TMI TMI TMI 어쩌면 너에겐 TMI TMI TMI</text:p>
          </table:table-cell>
          <table:table-cell office:value-type="string" table:style-name="ce1">
            <text:p>남</text:p>
          </table:table-cell>
          <table:table-cell table:number-columns-repeated="16377"/>
        </table:table-row>
        <table:table-row table:style-name="ro1">
          <table:table-cell office:value-type="float" office:value="735" table:style-name="ce1">
            <text:p>735</text:p>
          </table:table-cell>
          <table:table-cell office:value-type="string" table:style-name="ce1">
            <text:p>가을방학</text:p>
          </table:table-cell>
          <table:table-cell office:value-type="string" table:style-name="ce1">
            <text:p>속아도 꿈결</text:p>
          </table:table-cell>
          <table:table-cell office:value-type="string" table:style-name="ce1">
            <text:p>2010.10.7</text:p>
          </table:table-cell>
          <table:table-cell office:value-type="string" table:style-name="ce1">
            <text:p>가을</text:p>
          </table:table-cell>
          <table:table-cell office:value-type="string" table:style-name="ce1">
            <text:p>산책이라고 함은 정해진 목적 없이 얽매인 데 없이 발길 가는 대로 갈 것 누굴 만난다든지 어딜 들른다든지 별렀던 일 없이 줄을 끌러 놓고 가야만 하는 것 인생에 속은 채 인생을 속인 채 계절의 힘에 놀란 채 밤낮도 잊은 채 지갑도 잊은 채 짝 안 맞는 양말로 산책길을 떠남에 으뜸 가는 순간은 멋진 책을 읽다 맨 끝장을 덮는 그 때 인생에 속은 채 인생을 속인 채 계절의 힘에 놀란 채 밤낮도 잊은 채 지갑도 잊은 채 짝 안 맞는 양말로 산책길을 떠남에 으뜸 가는 순간은 멋진 책을 읽다 맨 끝장을 덮는 그 때 - 이를테면 &lt;봉별기&gt;의 마지막 장처럼 '속아도 꿈결 속여도 꿈결 굽이 굽이 뜨내기 世上 그늘진 心情에 불 질러 버려라' 속아도 꿈결 속여도 꿈결</text:p>
          </table:table-cell>
          <table:table-cell office:value-type="string" table:style-name="ce1">
            <text:p>혼성</text:p>
          </table:table-cell>
          <table:table-cell table:number-columns-repeated="16377"/>
        </table:table-row>
        <table:table-row table:style-name="ro1">
          <table:table-cell office:value-type="float" office:value="736" table:style-name="ce1">
            <text:p>736</text:p>
          </table:table-cell>
          <table:table-cell office:value-type="string" table:style-name="ce1">
            <text:p>요조, 김진표</text:p>
          </table:table-cell>
          <table:table-cell office:value-type="string" table:style-name="ce1">
            <text:p>좋아해</text:p>
          </table:table-cell>
          <table:table-cell office:value-type="string" table:style-name="ce1">
            <text:p>2009.5.15</text:p>
          </table:table-cell>
          <table:table-cell office:value-type="string" table:style-name="ce1">
            <text:p>여름</text:p>
          </table:table-cell>
          <table:table-cell office:value-type="string" table:style-name="ce1">
            <text:p>정말 좋아해 너무 달지 않은 라떼 비 갠 거리로 가볍게 나서는 산책 몇 번이나 본 로맨틱 코메디 또 보기 정말 좋아해 차가운 녹차맛 아이스크림 문득 떠나는 하루짜리 짧은 여행 햇살 좋은 날 무심코 들어선 미술관 (그리고 너의 곁) 어떻게 지낼까 정신없이 살다가도 거짓말처럼 막 보고싶고 그래 너의 곁에선 하루가 참 짧았었는데 기억하니 (언제나 둘이던) 그리운 시간들 돌아가고 싶은 한 때 떠올리다 보면 어느새 웃곤 해 좋은 일들만 너의 옆에 가득하기를 바랄게 여전히 널 좋아해 여전히 널 좋아해 (uh) 여전히 널 좋아해 (뭘) 여전히 널 좋아해 (uh) 정말 미안해 너를 지켜주지 못해 끝까지 널 사랑해주지도 못해 참 미안해 내 맘 나도 모르겠어 이제 끝난건데 대체 왜 아직도 내 가슴 이 안에 너가 가득한데 하지만 난 다시 돌아가는 것은 안돼 널 피하네 그게 진심은 아닌데 널 피하네 미안해 그래 나 아직 너를 좋아해 어떻게 지낼까 정신없이 살다가도 거짓말처럼 막 보고싶고 그래 너의 곁에선 하루가 참 짧았었는데 기억하니 (언제나 둘이던) 그리운 시간들 돌아가고 싶은 한 때 떠올리다 보면 어느새 웃곤 해 좋은 일들만 너의 옆에 가득하기를 바랄게 여전히 널 좋아해 한참이 지나도 변하지 않는 것이 있나봐 (함께한 시간들이 자꾸 생각나) 니가 알던 나는 여전히 여기 있나봐 (너의 목소리 날 흔들어 놓나봐) 자꾸만 코 끝이 찡해 오네 너를 기다리나봐 (아마도 그때부터 계속해 너가 돌아오길 기다리나봐) 어떻게 지낼까 정신없이 살다가도 거짓말처럼 막 보고싶고 그래 너의 곁에선 하루가 참 짧았었는데 (웃기만 했었는데) 기억하니 (두려울 게 없었는데) 그리운 시간들 돌아가고 싶은 한 때 떠올리다 보면 어느새 웃곤 해 좋은 일들만 너의 옆에 가득하기를 (언제나 행복하기를) 바랄게 (멋진 길을 걷기를) 여전히 널 좋아해</text:p>
          </table:table-cell>
          <table:table-cell office:value-type="string" table:style-name="ce1">
            <text:p>혼성</text:p>
          </table:table-cell>
          <table:table-cell table:number-columns-repeated="16377"/>
        </table:table-row>
        <table:table-row table:style-name="ro1">
          <table:table-cell office:value-type="float" office:value="737" table:style-name="ce1">
            <text:p>737</text:p>
          </table:table-cell>
          <table:table-cell office:value-type="string" table:style-name="ce1">
            <text:p>스텔라장</text:p>
          </table:table-cell>
          <table:table-cell office:value-type="string" table:style-name="ce1">
            <text:p>It's Raining</text:p>
          </table:table-cell>
          <table:table-cell office:value-type="string" table:style-name="ce1">
            <text:p>2016.10.6</text:p>
          </table:table-cell>
          <table:table-cell office:value-type="string" table:style-name="ce1">
            <text:p>사계절</text:p>
          </table:table-cell>
          <table:table-cell office:value-type="string" table:style-name="ce1">
            <text:p>It's raining outside the window it's raining just like the day you left me oh oh 그때 난 너무나 나약하고 겁이 많아서 널 보냈어 oh oh 나는 아직도 생각이 나 우산도 없이 비를 맞던 그 거리의 너와 나 언젠가 다시 우연이 널 만나게 한다면 그땐 말할게 내 안의 진심 It's raining 헤아려보니 어느덧 신기하게도 벌써 몇 개의 계절이 갔네 funny what time can do 우리 산책 후 비에 젖어 들어간 조그만 가게 거기 간판 색 자꾸 이상하게 쳐다보던 시선들까지 다 기억이 나 아주 오래전의 이야기야 그때의 난 겁이 많았나봐 서로의 숨결이 닿은 순간마다 고개를 돌려 먼 곳을 보려했지 너도 이제는 이해할까 날 it's raining outside now 비가 오니까 괜히 생각이 나 혹시 널 다시 보게 된다면 할 수 있을 것만 같아 그 말 나는 아직도 생각이 나 우산도 없이 비를 맞던 그 거리의 너와 나 언젠가 다시 우연이 널 만나게 한다면 그땐 말할게 고마웠다고 It's raining</text:p>
          </table:table-cell>
          <table:table-cell office:value-type="string" table:style-name="ce1">
            <text:p>여</text:p>
          </table:table-cell>
          <table:table-cell table:number-columns-repeated="16377"/>
        </table:table-row>
        <table:table-row table:style-name="ro1">
          <table:table-cell office:value-type="float" office:value="738" table:style-name="ce1">
            <text:p>738</text:p>
          </table:table-cell>
          <table:table-cell office:value-type="string" table:style-name="ce1">
            <text:p>그_냥</text:p>
          </table:table-cell>
          <table:table-cell office:value-type="string" table:style-name="ce1">
            <text:p>퇴근길</text:p>
          </table:table-cell>
          <table:table-cell office:value-type="string" table:style-name="ce1">
            <text:p>2019.6.10</text:p>
          </table:table-cell>
          <table:table-cell office:value-type="string" table:style-name="ce1">
            <text:p>사계절</text:p>
          </table:table-cell>
          <table:table-cell office:value-type="string" table:style-name="ce1">
            <text:p>퇴근하는 길인가요 오늘 하루 어땠나요 조금은 쳐진 목소리가 안쓰러워요 괜찮으면 이따 잠깐 집 앞으로 나와볼래요 날도 좋은데 좀 걸어요 우리 가끔은 이렇게 예쁜 야경과 함께 가벼운 산책도 괜찮을 거예요 오늘은 차가운 버스 창문 말고 내 어깨에 기대 보는 건 어때요 고생했어요 그대 이리 와서 내 품에 안긴 채로 그대의 오늘 하루 내게 나눠줘요 걱정 말아요 그대 오늘 밤은 나에게 안긴 채로 잠들어도 괜찮아요 사람들의 잔소리와 지긋한 야근 그대를 힘들게 하는 모든 것들 잠시만 내려놓아요 오늘은 따스한 내 팔 베고서 예쁜 말들만 듣기로 해요 고생했어요 그대 이리 와서 내 품에 안긴 채로 그대의 오늘 하루 내게 나눠줘요 걱정 말아요 그대 오늘 밤은 나에게 안긴 채로 잠들어도 괜찮아요 걱정 말아요 그대 오늘 밤이 지나도 난 그대 곁을 떠나지 않을 거예요 오늘 하루도 수고했어요 내 사랑</text:p>
          </table:table-cell>
          <table:table-cell office:value-type="string" table:style-name="ce1">
            <text:p>남</text:p>
          </table:table-cell>
          <table:table-cell table:number-columns-repeated="16377"/>
        </table:table-row>
        <table:table-row table:style-name="ro1">
          <table:table-cell office:value-type="float" office:value="739" table:style-name="ce1">
            <text:p>739</text:p>
          </table:table-cell>
          <table:table-cell office:value-type="string" table:style-name="ce1">
            <text:p>에이핑크</text:p>
          </table:table-cell>
          <table:table-cell office:value-type="string" table:style-name="ce1">
            <text:p>BUBIBU</text:p>
          </table:table-cell>
          <table:table-cell office:value-type="string" table:style-name="ce1">
            <text:p>2012.5.9</text:p>
          </table:table-cell>
          <table:table-cell office:value-type="string" table:style-name="ce1">
            <text:p>사계절</text:p>
          </table:table-cell>
          <table:table-cell office:value-type="string" table:style-name="ce1">
            <text:p>Dear boy, Your my angel let me show you a better day 오늘 어떤가요 내 모습 요즘 들어 내가 예뻐보인대 자꾸 자꾸 거울만 보네요 난 오늘 좀 괜찮은 여자 두근 두근 두근 떨려와 니 생각만 하면 떨려와 이런 날 어떡해요 oh oh 내가 바보같지만 이런 내가 부끄럽지만 용기내 말할래요 천천히 너의 두 볼에 BuBiBu 니 손 꼭 잡고 BuBiBu 너만 보면 나는 간지러 그댈 보면 나는 룰루랄라 이름만 들어도 좋아 목소리만 들어도 좋아 니가 너무 좋아 니가 너무 좋아 어떡해 조금씩 너의 입술에 BuBiBu 너는 내 전부 BuBiBu 너만 보면 난 기분 다 좋아요 이름만 들어도 좋아 목소릴 들어도 좋아 좋아 좋아 좋아 너무 좋아 좋아 어떡해 난 좋아 조금 무뚝뚝해보여도 내 눈엔 따뜻한 그런 남자죠 자꾸 니 얼굴만 보네요 하나뿐인 내 남자친구죠 자꾸 자꾸 자꾸 자꾸만 니 생각이 나요 자꾸만 이런 날 어떡해요 oh oh 산책도 갈래요 소풍도 가고싶죠 할 일이 너무 많죠 천천히 너의 두 볼에 BuBiBu 니 손 꼭 잡고 BuBiBu 너만 보면 나는 간지러 그댈 보면 나는 룰루랄라 이름만 들어도 좋아 목소리만 들어도 좋아 니가 너무 좋아 니가 너무 좋아 어떡해 조금씩 너의 입술에 BuBiBu 너는 내 전부 BuBiBu 너만 보면 난 기분 다 좋아요 이름만 들어도 좋아 목소릴 들어도 좋아 좋아 좋아 좋아 너무 좋아 좋아 어떡해 난 좋아 난 좋아 난 좋아 난 좋아 난 좋아 천천히 너의 두 볼에 BuBiBu 니 손 꼭 잡고 BuBiBu 너만 보면 나는 간지러 그댈 보면 나는 룰루랄라 이름만 들어도 좋아 목소리만 들어도 좋아 니가 너무 좋아 니가 너무 좋아 어떡해 조금씩 너의 입술에 BuBiBu 너는 내 전부 BuBiBu 너만 보면 난 기분 다 좋아요 이름만 들어도 좋아 목소릴 들어도 좋아 좋아 좋아 좋아 너무 좋아 좋아 어떡해 난 좋아</text:p>
          </table:table-cell>
          <table:table-cell office:value-type="string" table:style-name="ce1">
            <text:p>여</text:p>
          </table:table-cell>
          <table:table-cell table:number-columns-repeated="16377"/>
        </table:table-row>
        <table:table-row table:style-name="ro1">
          <table:table-cell office:value-type="float" office:value="740" table:style-name="ce1">
            <text:p>740</text:p>
          </table:table-cell>
          <table:table-cell office:value-type="string" table:style-name="ce1">
            <text:p>전소란과 유재석</text:p>
          </table:table-cell>
          <table:table-cell office:value-type="string" table:style-name="ce1">
            <text:p>이제 나와라 고백</text:p>
          </table:table-cell>
          <table:table-cell office:value-type="string" table:style-name="ce1">
            <text:p>2019.9.22</text:p>
          </table:table-cell>
          <table:table-cell office:value-type="string" table:style-name="ce1">
            <text:p>사계절</text:p>
          </table:table-cell>
          <table:table-cell office:value-type="string" table:style-name="ce1">
            <text:p>고백해줘 저질러줘 말 좀 해봐 미치겠네 뚫어져라 네 입술만 이제 나와라 고백 지금 뭐해 (나 집) 산책 할래 (글쎄) 최근 통화 기록에는 온통 너야 뭐 먹을래 (배안고파) 다 사다줄게 (괜찮은데) 너는 친구끼리도 이렇게 하니 아까부터 말도없이 걷기만 하는데 더는 못 참아 입술 뒀다 뭐해 말 못하면 뽀뽀라도 하든가 고백해줘 저질러줘 말 좀 해봐 미치겠네 입술만 떼면 될 것 같은데 (오케바리) 떠나가줘 관심 꺼줘 신경 쓰여서 미치겠어 이 노래가 끝나기 전에- 이제 나와라 고백 만나는 사람들마다 둘이 무슨 사이냐고 묻잖아 손은 뒀다 뭐해 애매하면 내가 먼저 잡을까 고백해줘 저질러줘 말 좀 해봐 미치겠네 입술만 떼면 될 것 같은데 (오케바리) 떠나가줘 관심 꺼줘 신경 쓰여서 미치겠어 이 노래가 끝나기 전에 쉿 오늘 고백하든가 아니면 사라지든가 오늘 고백하든가 차라리 뽀뽀하든가 오늘 고백하든가 아니면 사라지든가 오늘 고백하든가 차라리 그냥 뽀뽀하든가 아플 때 죽 사다주면 이건 누구라도 오해 하잖아 내가 좋아하는 과자까진 기억하지 말아야지 사실 그거 싫어해 고백해줘 저질러줘 말 좀 해봐 미치겠네 입술만 떼면 될 것 같은데 (오케바리!) 떠나가줘 관심 꺼줘 신경 쓰여서 미치겠어 이 노래가 끝나기 전에 이제 나와라 고백 워어어 워어어 워어어어 워어어 워어어 워어어어 Race Start!</text:p>
          </table:table-cell>
          <table:table-cell office:value-type="string" table:style-name="ce1">
            <text:p>혼성</text:p>
          </table:table-cell>
          <table:table-cell table:number-columns-repeated="16377"/>
        </table:table-row>
        <table:table-row table:style-name="ro1">
          <table:table-cell office:value-type="float" office:value="741" table:style-name="ce1">
            <text:p>741</text:p>
          </table:table-cell>
          <table:table-cell office:value-type="string" table:style-name="ce1">
            <text:p>이영지</text:p>
          </table:table-cell>
          <table:table-cell office:value-type="string" table:style-name="ce1">
            <text:p>따라와</text:p>
          </table:table-cell>
          <table:table-cell office:value-type="string" table:style-name="ce1">
            <text:p>2019.4.6</text:p>
          </table:table-cell>
          <table:table-cell office:value-type="string" table:style-name="ce1">
            <text:p>사계절</text:p>
          </table:table-cell>
          <table:table-cell office:value-type="string" table:style-name="ce1">
            <text:p>Yeah I need a sleep and music 변해버린 밤낮의 힐링 필요해 but we can't stop Can't stop 불 꺼진 방 안에서 보길 바래 Daylight, daylight 매일 밤 배게 밑 공허가 날 잡아먹진 않을까 겁나 but don't be scared 난 있잖아 내 음악과 많은 faith 변해 내 주변의 모든 암울한 vibe 난관이 두렵지 않아 이젠 조금 가벼워진 어깨 그러니 don't interrupt Me 별안간 찾아올 때도 있지만 What 분노가 사그라들지 않아 많이 걱정이 될 때면 yeah 틀어놔 my music 널 맘 한켠에 여유 자리 잡게 해 whut Uh uh, play the music and 뭐든 간에 일단은 신경 끌래 Nuh uh 조급해하지 마 그냥 기분 좋은 선율에게서 받아 positive vibe 맞아 이대로만 계속 가자 내가 바랐던 것들 내 앞에 있고 너도 나를 따라 내 음악 따라 가자 별이 가득한 여기 밤 밤거리 가슴이 마구 뛰어 여기 쿵 쿵 소리 모두 나를 봐 Q의 연결고리 목소릴 높여봐 별이 가득한 여기 밤 밤거리 가슴이 마구 뛰어 여기 쿵 쿵 소리 모두 나를 봐 Q의 연결고리 목소릴 높여봐 ? Wo ya do you wanna Go with me Wo ya do you wanna Go with me Wo ya do you wanna Go with me Wo ya do you wanna Go with me Wo ya do you wanna Go with me Wo ya do you wanna Go with me Wo ya do you wanna Go with me Wo ya do you wanna Go with me ?? 기분 좋은 날에 산책을 가 또 산뜻한 vibe 사이에 살아 내 친구들과 여유 있게 삶 악당들의 말 절대 듣지 않아 어두운 것보단 밝은 게 필요 Take a little time 시간이 치료 너무 급한 맘 갖지 않기로 어젠 울어도 오늘부터 웃기로 해 질투 시기보단 사랑을 권해 상처 대신 꽉 안아주길 원해 누군 말해 어차피 사람은 변해 변하는 게 아냐 멋지게 진전해 우리 기분 걸어 와이키키 사진을 찍어 손 v v 서로에 어깨 손 올리지 수능도 날 등급 못 매기지 I'm all the way up 어리다고 다 놀려 왜 더라도 난 계속 All the way up In the sky 휘저을래 우리 터져 케미 퍼져 멀리 근심 버려버리고 다 떠날 채비 매일 터져 케미 퍼져 멀리 근심 버려버리고 다 We gon’ get it 별이 가득한 여기 밤 밤거리 가슴이 마구 뛰어 여기 쿵 쿵 소리 모두 나를 봐 Q의 연결고리 목소릴 높여봐 별이 가득한 여기 밤 밤거리 가슴이 마구 뛰어 여기 쿵 쿵 소리 모두 나를 봐 Q의 연결고리 목소릴 높여봐 ? Wo ya do you wanna Go with me Wo ya do you wanna Go with me Wo ya do you wanna Go with me Wo ya do you wanna Go with me Wo ya do you wanna Go with me Wo ya do you wanna Go with me Wo ya do you wanna Go with me Wo ya do you wanna Go with me 어디든 떠나려해 날 따라와 right away 이 긍정의 에너지와 영지와 코쿤 music will guide your way 멈출 수 없어 우릴 누구도 Yea 올라가 이젠 결승으로 만약 우리 셋이 운이 드럽게 좋다면 다음주엔 날아가겠지 우승으로 ? Wo ya do you wanna Go with me Wo ya do you wanna Go with me Wo ya do you wanna Go with me Wo ya do you wanna Go with me Wo ya do you wanna Go with me Wo ya do you wanna Go with me Wo ya do you wanna Go with me Wo ya do you wanna Go with me</text:p>
          </table:table-cell>
          <table:table-cell office:value-type="string" table:style-name="ce1">
            <text:p>여</text:p>
          </table:table-cell>
          <table:table-cell table:number-columns-repeated="16377"/>
        </table:table-row>
        <table:table-row table:style-name="ro1">
          <table:table-cell office:value-type="float" office:value="742" table:style-name="ce1">
            <text:p>742</text:p>
          </table:table-cell>
          <table:table-cell office:value-type="string" table:style-name="ce1">
            <text:p>소히</text:p>
          </table:table-cell>
          <table:table-cell office:value-type="string" table:style-name="ce1">
            <text:p>산책</text:p>
          </table:table-cell>
          <table:table-cell office:value-type="string" table:style-name="ce1">
            <text:p>2010.3.11</text:p>
          </table:table-cell>
          <table:table-cell office:value-type="string" table:style-name="ce1">
            <text:p>사계절</text:p>
          </table:table-cell>
          <table:table-cell office:value-type="string" table:style-name="ce1">
            <text:p>한적한 밤 산책하다보면 어김없이 생각나는 얼굴 반짝이는 별을 모아 그리는 그런 사람 좁다란 길 향기를 채우는 가로등 빛 물든 진달래 꽃 이 향기를 그와 함께 맡으면 참 좋겠네 보고싶어라 그리운 그 얼굴 물로 그린 그림처럼 사라지네 보고싶어라 오늘도 그 사람을 떠올리려 산책을 하네 대기는 차갑게 감싸고 생생하게 생각나는 그 때 안타까운 빛나던 시절 뒤로하고 가던 보고싶어라 그리운 그 얼굴 물로 그린 그림처럼 사라지네 보고싶어라 오늘도 그 사람을 떠올리려 산책을 하네 따뜻한 손 그리고 그 감촉 내가 쏙 들어앉아 있던 그 눈동자 그 마음 아무것도 바라지 않고 사랑을 주던 그가 보고싶어지네<text:s/></text:p>
          </table:table-cell>
          <table:table-cell office:value-type="string" table:style-name="ce1">
            <text:p>여</text:p>
          </table:table-cell>
          <table:table-cell table:number-columns-repeated="16377"/>
        </table:table-row>
        <table:table-row table:style-name="ro1">
          <table:table-cell office:value-type="float" office:value="743" table:style-name="ce1">
            <text:p>743</text:p>
          </table:table-cell>
          <table:table-cell office:value-type="string" table:style-name="ce1">
            <text:p>짙은</text:p>
          </table:table-cell>
          <table:table-cell office:value-type="string" table:style-name="ce1">
            <text:p>해바라기</text:p>
          </table:table-cell>
          <table:table-cell office:value-type="string" table:style-name="ce1">
            <text:p>2014.3.19</text:p>
          </table:table-cell>
          <table:table-cell office:value-type="string" table:style-name="ce1">
            <text:p>겨울</text:p>
          </table:table-cell>
          <table:table-cell office:value-type="string" table:style-name="ce1">
            <text:p>어느새 하늘은 섧은 어둠으로 빛나고 뛰어 놀던 어린 친구들 하나둘 집으로 돌아가 공원엔 바람이 갈대숲을 산책하는데 어디로 난 고갤 숙여야 몸을 피할 수 있는 걸까 알아 너의 정원엔 그 어떤 꽃들도 자랄 수 없다는 것도 이젠 품어보지 못한 마음 그늘에 두고 떠나는 걸 하늘은 하늘로 그냥 머무르겠죠 구름은 어디로든 흘러가겠죠 난 어딜 봐야 하는지 아직 알지 못하는 해 지는 해바라기 하루에 몇 번을 너를 위해서 날 바꿔도 한순간도 머무르지는 못해 이 평안함이라는 건 알아 너의 책장엔 그 어떤 글귀도 남아있지 않다는 걸 이젠 물어보지 못한 마음 구석에 두고 떠나는 걸 하늘은 하늘로 그냥 머무르겠죠 구름은 어디로든 흘러가겠죠 난 어딜 봐야 하는지 아직 알지 못하는 해 지는 해바라기</text:p>
          </table:table-cell>
          <table:table-cell office:value-type="string" table:style-name="ce1">
            <text:p>남</text:p>
          </table:table-cell>
          <table:table-cell table:number-columns-repeated="16377"/>
        </table:table-row>
        <table:table-row table:style-name="ro1">
          <table:table-cell office:value-type="float" office:value="744" table:style-name="ce1">
            <text:p>744</text:p>
          </table:table-cell>
          <table:table-cell office:value-type="string" table:style-name="ce1">
            <text:p>폴킴</text:p>
          </table:table-cell>
          <table:table-cell office:value-type="string" table:style-name="ce1">
            <text:p>Ex</text:p>
          </table:table-cell>
          <table:table-cell office:value-type="string" table:style-name="ce1">
            <text:p>2014.6.11</text:p>
          </table:table-cell>
          <table:table-cell office:value-type="string" table:style-name="ce1">
            <text:p>사계절</text:p>
          </table:table-cell>
          <table:table-cell office:value-type="string" table:style-name="ce1">
            <text:p>짜증나는 오후 날씨도 좋은데 괜히 울적한 기분이 드는게 내가 이상해 노래나 들어 벛꽃이라도 피면 그대여 그대도 없는데 나만 또 설레 온 세상은 핑크빛으로 물들어가 산책이나 나갈까 그냥 그런 하루 새로 산 내 sunglass vintage old school brand new shoes 가고 싶은 대로 drive it my way 혼자 걷는 이 길이 오늘따라 더 외로워 Been thinkin about you hey girl 오랜만이야 잘 지냈니 사실 말야 자꾸 니가 내 꿈속에 나타나 아직 널 그리워 Hey girl 목소리 들으니 참 좋다 이제 연락 안할게 my love 너무 늦었지 미안해 들어가 어 안녕 짜증나는 요즘 이게 나른한 건지 피곤한 건지 내려야 되는데 지나버렸어 아침 출근길 아프니까 청춘 라고 누가 그랬어 어이가 없어 뭐하나 내 맘대로 되는 일이 없어 맘에 안들어 Been thinkin bout u hey girl 술이나 한잔 할까 하고 그게 말야 사실 니가 내전화 피하는 거 아는데 자꾸 Hey girl 옆에 그 사람 잘해주니 대답 없는 my love 너무 늦었지 미안해 들어가 어 안녕 새로한 내 머리까지도 너 생각에 한 건 아닌데 오 그저 문득 니가 생각이나 난 너라면 어떻게 했겠니 Been thinkin about you hey girl 오랜만이야 잘 지냈니 사실 말야 자꾸 니가 내 꿈속에 나타나 아직 널 그리워 Hey girl 목소리 들으니 참 좋다 이제 연락 안할게 my love 너무 늦었지 미안해 들어가 어 안녕</text:p>
          </table:table-cell>
          <table:table-cell office:value-type="string" table:style-name="ce1">
            <text:p>남</text:p>
          </table:table-cell>
          <table:table-cell table:number-columns-repeated="16377"/>
        </table:table-row>
        <table:table-row table:style-name="ro1">
          <table:table-cell office:value-type="float" office:value="745" table:style-name="ce1">
            <text:p>745</text:p>
          </table:table-cell>
          <table:table-cell office:value-type="string" table:style-name="ce1">
            <text:p>이소은</text:p>
          </table:table-cell>
          <table:table-cell office:value-type="string" table:style-name="ce1">
            <text:p>키친</text:p>
          </table:table-cell>
          <table:table-cell office:value-type="string" table:style-name="ce1">
            <text:p>2002.12.21</text:p>
          </table:table-cell>
          <table:table-cell office:value-type="string" table:style-name="ce1">
            <text:p>사계절</text:p>
          </table:table-cell>
          <table:table-cell office:value-type="string" table:style-name="ce1">
            <text:p>귀여운 에이프런 두르고서 니앞에 수줍게 말하지 오늘 널 위해 요리한다고 재료를 준비하는 내 손길은 바쁘고 마음만 급하고 너는 이런 날 귀엽다 하고 내 손으로 만든 저녁식탁을 선물하고 싶은걸 서투른 내 요리 솜씨에 실망 하지마 그래 나도 처음이야 누구도 아냐 바로 너야 혹시라도 우리 사이 멀어진다면 난 어떡해 그래 너를 갖고 싶어 누구도 줄 수 없단 말야 바로 너란 이유로 변했어 사랑하고 싶어 저녁엔 산책 삼아 오른쪽엔 바구니 왼쪽엔 너의 팔 양쪽에 끼고 수퍼에 들러 시장을 보는 거야 간식거릴 고르고 야채도 살피고 니가 좋아할 우유도 사고 내 손으로 만든 저녁식탁을 선물하고 싶은걸 서투른 내 요리 솜씨에 실망하지마 그래 나도 처음이야 누구도 아냐 바로 너야 혹시라도 우리 사이 멀어진다면 난 어떡해 그래 너를 갖고 싶어 누구도 줄 수 없단 말야 바로 너란 이유로 변했어 사랑하고 싶어 우리 언젠가 매일 아침 단 둘이서만 나눌 기쁨 그래 나도처음이야 누구도 아냐 바로 너야 혹시라도 우리 사이 멀어진다면 난 어떡해 그래 너를 갖고 싶어 누구도 줄 수 없단 말야 바로 너란 이유로 변했어 사랑하고 싶어 그렇게 우리는 달콤해 난 이대로 좋아</text:p>
          </table:table-cell>
          <table:table-cell office:value-type="string" table:style-name="ce1">
            <text:p>여</text:p>
          </table:table-cell>
          <table:table-cell table:number-columns-repeated="16377"/>
        </table:table-row>
        <table:table-row table:style-name="ro1">
          <table:table-cell office:value-type="float" office:value="746" table:style-name="ce1">
            <text:p>746</text:p>
          </table:table-cell>
          <table:table-cell office:value-type="string" table:style-name="ce1">
            <text:p>에픽하이</text:p>
          </table:table-cell>
          <table:table-cell office:value-type="string" table:style-name="ce1">
            <text:p>혼자라도</text:p>
          </table:table-cell>
          <table:table-cell office:value-type="string" table:style-name="ce1">
            <text:p>2004.7.26</text:p>
          </table:table-cell>
          <table:table-cell office:value-type="string" table:style-name="ce1">
            <text:p>여름</text:p>
          </table:table-cell>
          <table:table-cell office:value-type="string" table:style-name="ce1">
            <text:p>여보세요 미쓰라 모하니~ 나? 편지써 누구한테 있잖아 걔 야. 너 아직도 걔생각하냐? 잊어라 쫌 야 나와나와. 타블로는 뭐하냐? 아마.. 일촌파도타고 있을껄? 아.. 야 니 좋아하는 그 작가 전시회 한다는데 같이갈래? 에휴.. 오늘은 그냥 혼자 있을래.. [tablo] 태양의 손길이 구름의 커튼 치고 햇살이 휘날리는 붉은 머릿결을 빗고 세상의 창가에 기대 날 바라봐요... 비록 혼자라도 아무도 없는 커피숍에 아침내내 책 한권에 깊게 빠져있다 때마침 내게 반갑게 전화오는 고등학교 친구와 온세상을 둘만의 잡담에 담고 싶구나 해가 떠나가면서 달빛과 별의 집회를 바라보면서 어스름에 젖은 깃펜을 꼭 쥐고 저 먼 지평선의 오선지로 내 삶의 멜랑꼴리 멜로디 그려보네 둘이서 걷던 거리가 나눠진 후에도 혼자서 걷는 이 거리가 외롭지는 않죠... 비록 혼자라도... [Mithra 眞] 따스한 햇살과의 입맞춤에 여름 향기는 바람을 타고 나의 품에 와 안겨 나 긴밤꿈에 악몽을 털어내고야 긴 하품해 CDP 와 CD 와 디카 나 혼자만이 보는 색다른 시야 낡은 가방 속 이야기를 위한 이 여행 시와 나 하나되는 시간 지하철 2, 3 호선에 맡긴 몸 홍대와 신촌, 압구정, 인사동 그 어디라도 낡은 가방 나의 손 ma soul만 있다면 괜찮아 혼자라도 [코러스] 둘이서 걷던 거리가 나눠진 후에도 혼자서 걷는 이 거리가 외롭지는 않죠... 비록 혼자라도... [tablo] 혼자라도 everything's gonna be okay, van gogh와 나누는 밤의 까페 au lait [남 몰래] 콜트레인의 기차표 사볼래, [Hemingway] 따라 머나먼 바다로 떠나볼래 난 행복해... 외로움을 삼키네, 나만의 와인 빛깔의 자유속에 만취돼 하루 이틀 변함없이 연주하네 비틀 비틀거리는 고독의 안단테 [Mithra 眞] 한잔의 그린티 물결은 작게 원을 그리고 혼자라도 간만에 산책하네 고독과함께 벤치위에 나란히할때 노래해 자연과 도시 멜로디 먼 발치 네온사인 붉은 노을 빛 모두가 아름다워 나 혼자 보기는 아까와 그대와 함께 하고파 바다를 걷던 그림자 다 잊을 수가 있을까 ( 잊을 수 없을까? ) 파란 해바라기가 다시 웃을 수 있을까 ( 웃을 순 없을까? ) 둘이서 걷던 거리가 나눠진 후에도 혼자서 걷는 이 거리가 외롭지는 않죠... 비록 혼자라도... [tablo] 혼자라도 웃으며 말하고 아무도 모르게 오늘도 [Mithra眞] 나 혼자라도 웃으며 말하고 아무도 모르게 오늘도</text:p>
          </table:table-cell>
          <table:table-cell office:value-type="string" table:style-name="ce1">
            <text:p>남</text:p>
          </table:table-cell>
          <table:table-cell table:number-columns-repeated="16377"/>
        </table:table-row>
        <table:table-row table:style-name="ro1">
          <table:table-cell office:value-type="float" office:value="747" table:style-name="ce1">
            <text:p>747</text:p>
          </table:table-cell>
          <table:table-cell office:value-type="string" table:style-name="ce1">
            <text:p>호치키스</text:p>
          </table:table-cell>
          <table:table-cell office:value-type="string" table:style-name="ce1">
            <text:p>에어컨</text:p>
          </table:table-cell>
          <table:table-cell office:value-type="string" table:style-name="ce1">
            <text:p>2019.7.18</text:p>
          </table:table-cell>
          <table:table-cell office:value-type="string" table:style-name="ce1">
            <text:p>여름</text:p>
          </table:table-cell>
          <table:table-cell office:value-type="string" table:style-name="ce1">
            <text:p>너무나 더워서 녹아버렸어 (스크류바) 너무나 놀아서 더위 먹었어 (죠스바) 선풍기 바람은 부족해 엄마 몰래 틀어버렸어 전기세는 내가 벌어올게요 (이번 여름에는) 에어컨 (이번 여름에는) 에어컨 (이번 여름에는) 에어컨 (이번 여름에는) 에어컨 (이번 summer night) 에어컨 (이번 summer night) 에어컨 (이번 summer night) Ay 에어컨 (We gon be oh be alright) 날씨가 쨍쨍 방구석이 상책 강아진 댕댕 하고 싶어 산책 아이닏어 선글래스 예 아이닏어 선크림 한 손엔 아이스티 만반에 준비 끝에 넘 더워서 힙합씬의 여름 먹어야겠어 연두색 멜론을 빨대 꽂았어 딩고 에이드에 비트 뺐었어 기리보이 형의 생각 없이 써 이번 여름에는 엄마한테 혼났어 이번 여름에는 배가 불렀어 이번 여름에는 더우니까 은행 가서 정수기 먹자 너무나 더워서 녹아버렸어 (스크류바) 너무나 놀아서 더위 먹었어 (죠스바) 선풍기 바람은 부족해 엄마 몰래 틀어버렸어 전기세는 내가 벌어올게요 (이번 여름에는) 에어컨 (이번 여름에는) 에어컨 (이번 여름에는) 에어컨 (이번 여름에는) 에어컨 (이번 summer night) 에어컨 (이번 summer night) 에어컨 (이번 summer night) Ay 에어컨 (We gon be oh be alright) 에어컨 틀어 숙면 Whit ma homies 북적 대면서 여기 누워 키고 자면 안 돼 숨져 Shoutoutn swing형 에어컨에게 감사해 키워 빨리 강풍 17도 다 알지 전기 걱정 안 해 많이 많이 많이 많이 많이 많이 펑펑 써버려 눈 간지 Cool 해 물에 들어가 popping 쩌는 누나들이 살지 해운대는 넘 멀어 그냥 전기세 벌어 시원해 너무 개쩔어 feel like swerving water 바람 불어 지상 낙원 너무 돞해 돞해 플라스틱 가루 like a freakin coke ay 쪼다 man 너흰 튀어 빨리 손 떼 Hurry up 튀어 나는 터져 propane just 해 shippin puple summer night 우린 커플 너무 더워 여긴 필요해 에어컨 핫 써머 핫 핫 H O T T ok ok peace peace ok ok 너무나 더워서 녹아버렸어 (스크류바) 너무나 놀아서 더위 먹었어 (죠스바) 선풍기 바람은 부족해 엄마 몰래 틀어버렸어 전기세는 내가 벌어올게요 (이번 여름에는) 에어컨 (이번 여름에는) 에어컨 (이번 여름에는) 에어컨 (이번 여름에는) 에어컨 (이번 summer night) 에어컨 (이번 summer night) 에어컨 (이번 summer night) Ay 에어컨 (We gon be oh be alright)</text:p>
          </table:table-cell>
          <table:table-cell office:value-type="string" table:style-name="ce1">
            <text:p>남</text:p>
          </table:table-cell>
          <table:table-cell table:number-columns-repeated="16377"/>
        </table:table-row>
        <table:table-row table:style-name="ro1">
          <table:table-cell office:value-type="float" office:value="748" table:style-name="ce1">
            <text:p>748</text:p>
          </table:table-cell>
          <table:table-cell office:value-type="string" table:style-name="ce1">
            <text:p>Verandah Project</text:p>
          </table:table-cell>
          <table:table-cell office:value-type="string" table:style-name="ce1">
            <text:p>Bike Riding</text:p>
          </table:table-cell>
          <table:table-cell office:value-type="string" table:style-name="ce1">
            <text:p>2010.5.18</text:p>
          </table:table-cell>
          <table:table-cell office:value-type="string" table:style-name="ce1">
            <text:p>봄</text:p>
          </table:table-cell>
          <table:table-cell office:value-type="string" table:style-name="ce1">
            <text:p>아침 일곱시 오분 오늘도 자전거를 끌고 너를 만나러 간다 힘차게 패달을 밟고 으샤 언덕길 조금 더 힘을내 두 손 벌려 바람을 맞을까 오늘따라 날씨도 좋아 지나가는 아주머니 조심하세요 제가 조금 급하답니다. 늦었어요. 저기 다릴 건너서 공원을 가로지르며 저 멀리 반가운 노란 너의 자전거 웬 일인지 나는 네가 좋아 잠이 덜깬 모습도 좋아 앞서가는 뒷모습이 사랑스러워 때릉때릉 나의 마음을 전해보네 매일 지나도 늘 새로운 풍경들 싱그러운 봄바람이 좋아 구름위를 나는것 같아 나란히 네 손을 잡고 달리고 싶어 때릉때릉 나의 마음을 전해보네 웬 일인지 나는 네가 좋아 물마시는 모습도 좋아 처음 내게 길을 묻던 그 순간부터 매일매일 함께 달리는 아침산책</text:p>
          </table:table-cell>
          <table:table-cell office:value-type="string" table:style-name="ce1">
            <text:p>남</text:p>
          </table:table-cell>
          <table:table-cell table:number-columns-repeated="16377"/>
        </table:table-row>
        <table:table-row table:style-name="ro1">
          <table:table-cell office:value-type="float" office:value="749" table:style-name="ce1">
            <text:p>749</text:p>
          </table:table-cell>
          <table:table-cell office:value-type="string" table:style-name="ce1">
            <text:p>백아</text:p>
          </table:table-cell>
          <table:table-cell office:value-type="string" table:style-name="ce1">
            <text:p>시간을 되돌리면</text:p>
          </table:table-cell>
          <table:table-cell office:value-type="string" table:style-name="ce1">
            <text:p>2020.1.22</text:p>
          </table:table-cell>
          <table:table-cell office:value-type="string" table:style-name="ce1">
            <text:p>겨울</text:p>
          </table:table-cell>
          <table:table-cell office:value-type="string" table:style-name="ce1">
            <text:p>나의 기차는 갈 곳이 많은지 표도 많고 너무 빨라 놓치는게 많아요 가끔은 갈 수 없는 곳 그리움을 만나러 가야만 살아지는 날이 있다구요 아이보다 어린 어른의 떳떳하지 못한 숨바꼭질 닮아야 한다면 난 뒤쳐질게요 언젠가는 꿈꿔온 어른이 되어 투명한 위로를 건네는 사람이고 싶어 숨을 죽여 우는 아이의 슬픈 등을 재우리 사랑을 하고 널 사랑했으니 눈에 밟힌 아픈 구절 속 너의 얘기 들리우는 서글픈 하루 그대로 넘겨라 엄마도 아빠도 되돌아가서 다시 사랑을 하고 나를 또 만나요 모두 모여 하나 둘 셋 사진 찍구요 다 아는 얘기 모르는 척 무지개마을 우리 막내 산책시키고 푸른 하늘 펼쳐보며 아 숨이 차게 뛰어 노는 나의 그대 우리 동네 따다 주시던 꽃향기 그대로 추억속에 남은 하나뿐인 그대여 이제 놓아줍니다 부디 잘가요</text:p>
          </table:table-cell>
          <table:table-cell office:value-type="string" table:style-name="ce1">
            <text:p>여</text:p>
          </table:table-cell>
          <table:table-cell table:number-columns-repeated="16377"/>
        </table:table-row>
        <table:table-row table:style-name="ro1">
          <table:table-cell office:value-type="float" office:value="750" table:style-name="ce1">
            <text:p>750</text:p>
          </table:table-cell>
          <table:table-cell office:value-type="string" table:style-name="ce1">
            <text:p>위클리</text:p>
          </table:table-cell>
          <table:table-cell office:value-type="string" table:style-name="ce1">
            <text:p>Hello</text:p>
          </table:table-cell>
          <table:table-cell office:value-type="string" table:style-name="ce1">
            <text:p>2020.6.30</text:p>
          </table:table-cell>
          <table:table-cell office:value-type="string" table:style-name="ce1">
            <text:p>여름</text:p>
          </table:table-cell>
          <table:table-cell office:value-type="string" table:style-name="ce1">
            <text:p>R U Ready? 여기저기 모두 다 반가워 Hello! 여기저기 모두 다 반가워 Hello! 왠지 조금 긴장하고 있어도 (I feel so good) 기분 좋은 예감이 감도는 걸 (I feel so good) 평소랑은 다른 느낌이잖아 (I feel so good) 달력 안에 기다렸던 그 날이야 (I feel so good) 사람들이 보기엔 인사성 참 밝은 애 나도 모르겠어 그냥 다 반가워서 말을 걸고 싶고 그래 날 비추는 태양 날 스치는 바람 (Hello, there!) 오늘 더 많이 반가워 내 꿈을 위해 Hello-Hello-Hello 나에게 행운을 빌어-빌어-빌어줘 baby 길가에 핀 꽃과 길고양이 너도 (Hello, there!) 오늘 더 많이 반가워 내 꿈을 위해 Hello-Hello-Hello 나에게 행운을 빌어-빌어-빌어줘 baby Say hello, bye, then! 산책을 나왔나요 (그대도 Hello) 바쁜 일 있나 봐요 (그대도 Hello) 여기저기 모두 다 반가워 Hello! 너무 꾸민 티가 나면 어쩌나 (I feel so cool) 마지막엔 미소 하날 걸쳐놔 (I feel so cool) 난 준비해왔어 바로 오늘을 위해 날 있는 그대로 전부 보여주면 돼 저기 골목을 돌아서 좀만 더 가면 보일 걸 숨 크게 쉬고 눈 크게 떠 이제 정말 다 와가 사람들이 보기엔 인사성 참 밝은 애 나도 모르겠어 그냥 다 반가워서 말을 걸고 싶고 그래 날 비추는 태양 날 스치는 바람 (Hello, there!) 오늘 더 많이 반가워 내 꿈을 위해 Hello-Hello-Hello 나에게 행운을 빌어-빌어-빌어줘 baby 길가에 핀 꽃과 길고양이 너도 (Hello, there!) 오늘 더 많이 반가워 내 꿈을 위해 Hello-Hello-Hello 나에게 행운을 빌어-빌어-빌어 줘 baby Say hello, bye, then! 산책을 나왔나요 (그대도 Hello) 바쁜 일 있나 봐요 (그대도 Hello) 누구를 기다려요 (그대도 Hello) 좋은 일 있나 봐요 (그대도 Hello) 상상해왔던 나를 이제 만나러 가려 해 똑바로 걸어가서 힘차게 두드리고 멋지게 꼭 움켜쥘게 날 비추는 태양 날 스치는 바람 (Hello, there!) 오늘 더 많이 반가워 내 꿈을 위해 Hello-Hello-Hello 나에게 행운을 빌어-빌어-빌어줘 baby 길가에 핀 꽃과 길고양이 너도 (Hello, there!) 오늘 더 많이 반가워 내 꿈을 위해 Hello-Hello-Hello 나에게 행운을 빌어-빌어-빌어 줘 baby Say hello, bye, then! 산책을 나왔나요 (그대도 Hello) 바쁜 일 있나 봐요 (그대도 Hello) 중요한 날이에요 (그대도 Hello) 행운을 빌어 줘요 (그대도 Hello)</text:p>
          </table:table-cell>
          <table:table-cell office:value-type="string" table:style-name="ce1">
            <text:p>여</text:p>
          </table:table-cell>
          <table:table-cell table:number-columns-repeated="16377"/>
        </table:table-row>
        <table:table-row table:style-name="ro1">
          <table:table-cell office:value-type="float" office:value="751" table:style-name="ce1">
            <text:p>751</text:p>
          </table:table-cell>
          <table:table-cell office:value-type="string" table:style-name="ce1">
            <text:p>재주소년</text:p>
          </table:table-cell>
          <table:table-cell office:value-type="string" table:style-name="ce1">
            <text:p>왠지 너는</text:p>
          </table:table-cell>
          <table:table-cell office:value-type="string" table:style-name="ce1">
            <text:p>2020.4.27</text:p>
          </table:table-cell>
          <table:table-cell office:value-type="string" table:style-name="ce1">
            <text:p>사계절</text:p>
          </table:table-cell>
          <table:table-cell office:value-type="string" table:style-name="ce1">
            <text:p>왠지 너는 기분 좋게 그냥 그렇게 이불 속에 있을 것 같아 약속 없는 오늘 같은 그런 날 왠지 너는 나보다 더 맘 졸이진 않을 것 같아 문자에도 카톡에도 그저 시큰 둥 우우 우 ~ 웬일인지 난 웃음이 나 혼자 창밖을 보다가도 니가 띄운 이모티콘 때문일까 눈 감으면 자꾸 생각나 넌 웃었고 말이 없었지만 작은 끄덕임을 난 봤으니까 ? ? 왠지 너는 작은 공원 강아지랑 산책할 때 딴 남자가 말을 걸 것 같은데 왠지 너는 그 노래의 주인공처럼 편의점에서 우유를 사도 영화일 것 같은데 왠지 너는 ~ 널 데리러 가는 골목에 밤새 내린 비에 젖은 나무에게 마주치는 동네 사람들 모두에게 난 자랑을 하고 싶어져 세상에서 제일 행복한 남자라고 저기 다가오는 네 손을 잡고</text:p>
          </table:table-cell>
          <table:table-cell office:value-type="string" table:style-name="ce1">
            <text:p>남</text:p>
          </table:table-cell>
          <table:table-cell table:number-columns-repeated="16377"/>
        </table:table-row>
        <table:table-row table:style-name="ro1">
          <table:table-cell office:value-type="float" office:value="752" table:style-name="ce1">
            <text:p>752</text:p>
          </table:table-cell>
          <table:table-cell office:value-type="string" table:style-name="ce1">
            <text:p>케이윌</text:p>
          </table:table-cell>
          <table:table-cell office:value-type="string" table:style-name="ce1">
            <text:p>Bon Voyage</text:p>
          </table:table-cell>
          <table:table-cell office:value-type="string" table:style-name="ce1">
            <text:p>2013.4.4</text:p>
          </table:table-cell>
          <table:table-cell office:value-type="string" table:style-name="ce1">
            <text:p>여름</text:p>
          </table:table-cell>
          <table:table-cell office:value-type="string" table:style-name="ce1">
            <text:p>Where to go Where to go Where to go Fly away girl, bon voyage 무언가에 홀린 듯 너의 손을 붙잡고 난 자꾸만 널 귀찮게 해 오늘 무책임하게 할 일을 뒤로 한 채 나와 어디론가 도망갈래? 바로 지금 이 순간 투명한 내 방 창문 밖에 그림처럼 걸린 날씨는 말이 안돼 So baby let's go play outside 필요한 건 선글라스 한 개 오직 너와 나, 너와 나, 그리고 좋은 날씨 너와 나의 달콤한 holiday 오늘 하늘, 태양은 따뜻해 너와 나의 달콤한 holiday 너와 난 오늘 할일 가득해 느낌이 좋은 카페 앞을 지나려 할 때 은은한 커피 향이 코를 자극 내가 고른 건 latte My baby 넌 뭐로 할래? 색깔이 짙은 아메리카노 종이컵의 뜨뜻한 온도보다 높은 너의 손 잡고 길을 걸을 때면 내 미손 쏟아질 것 같애 So baby let's go play outside 필요한 건 take-out 커피 두 잔과 오직 너와 나, 너와 나, 그리고 좋은 날씨 너와 나의 달콤한 holiday 오늘 하늘, 태양은 따뜻해 너와 나의 달콤한 holiday 너와 난 오늘 할일 가득해 Where to go Where to go Where to go Fly away girl, bon voyage Rap) 카페 그 다음엔 백화점에서 shopping 오후 다섯 시엔 노을을 등지고 산책 밤이 되면 hot date, hot tub에서 hot bath 상상만해도 거칠게 심장이 hopping We can get along, 남의 시선 따윈 아무 의미 없어 난 널 제외한 나머질 내 시야에서 지웠어 baby 너도 이런 나와 같겠지 maybe 너와 나의 달콤한 holiday 오늘 하늘, 태양은 따뜻해 너와 나의 달콤한 holiday 너와 난 오늘 할일 가득해 Where to go Where to go Where to go Fly away girl, bon voyage</text:p>
          </table:table-cell>
          <table:table-cell office:value-type="string" table:style-name="ce1">
            <text:p>남</text:p>
          </table:table-cell>
          <table:table-cell table:number-columns-repeated="16377"/>
        </table:table-row>
        <table:table-row table:style-name="ro1">
          <table:table-cell office:value-type="float" office:value="753" table:style-name="ce1">
            <text:p>753</text:p>
          </table:table-cell>
          <table:table-cell office:value-type="string" table:style-name="ce1">
            <text:p>빌스텍스</text:p>
          </table:table-cell>
          <table:table-cell office:value-type="string" table:style-name="ce1">
            <text:p>첫느낌</text:p>
          </table:table-cell>
          <table:table-cell office:value-type="string" table:style-name="ce1">
            <text:p>2003.3.31</text:p>
          </table:table-cell>
          <table:table-cell office:value-type="string" table:style-name="ce1">
            <text:p>사계절</text:p>
          </table:table-cell>
          <table:table-cell office:value-type="string" table:style-name="ce1">
            <text:p>[verse1: 에시리] 모든것이 처음이었어 내 인생이 두 번 세 번 있진 않았어 23년이란 세월 안에 일어났던 그 모든것이 처음이었어 내 삶에 첫 느낌 내가 아직 어려 느낄 수 있는 건 활화산에 열기 같은 뜨거움 뿐 아무것도 모르니 두려움만 앞서 게으름에 축 쳐져 뜨거운 내 운명을 움켜 잡을 용기가 필요한걸 느껴 정답 찾지 못했어 태어난 그때부터 죽음을 향해 시간 위를 달려 진리라는 공식으로 풀어가는 삶에 정답은 그 끝에서 결정 그 전엔 알수 없어 답은 없어 정답은 내가 만들어 끝나지 않은 내 삶에 첫 느낌 [chorus x 2] 첫 느낌이란건.아직 순수하단것. 두 번째 느낌이란건. 여유로워 지는법. 세 번째 느낌이란건. 다시 처음의 관심. 작은 사랑이 그리운 거 [verse2: Vasco] it's da feeling. 다시 말해 느낌 그 중에 내가 말하잔 건 첫느낌 예를 들면 첫 눈에 반해 아름다운 말에 사랑에 빠져 버린다는 뻔한 drama의 어설픈 시나리오가 아닌 현실 i'm ready yo ah~ luck the rule if you can check on my flow go up and down whatever u feel. (i feel) u feel (ya)?? 내 느낌대로 flow 타는건 beat의 첫 느낌 play 버튼을 누르는 순간 나오는 첫 음이 전해주는 것은 전율임 넋업샨이 전해준 첫 느낌 그걸 이어 계속해 이어가 8마디 마다 나오는 변주로 이어 볼트릭스와 함께 싸비로 이어가 나와 함께 back to 첫 느낌 [chorus x 2] [verse 3: 구자구] 이밀라 굿거리 장단에겐 잠시 여유를 내 인생 무의미 하게 흘러간다고 느낄때에 처음 만난 우리 옛님, 내님 시작부터 이미 난 장님 첫 느낌부터 시작된 그녀와 난 이미 달콤한 꿈, 하얀 구름위를 산책하는 것과 같음 fantastic, romantic은 내 그녀 이름 넋을 빼앗긴 채 함께 나누고 부른 기쁨과 슬픈 가슴의 빛 또한 첫 느낌의 아름다움 it's da luv luv 놓치고 싶지 않은 그 미소 향기 다채로움이 다시 나를 생각의 광장으로 밀어넣어 그 때 그 느낌을 노래부르게 하네 언제나 나의 랩은 영원해 낭만을 가슴에 간직해 흔들리는 나무 같던 믿음을 잡아주오 형제들과 님의 노래 첫 느낌</text:p>
          </table:table-cell>
          <table:table-cell office:value-type="string" table:style-name="ce1">
            <text:p>남</text:p>
          </table:table-cell>
          <table:table-cell table:number-columns-repeated="16377"/>
        </table:table-row>
        <table:table-row table:style-name="ro1">
          <table:table-cell office:value-type="float" office:value="754" table:style-name="ce1">
            <text:p>754</text:p>
          </table:table-cell>
          <table:table-cell office:value-type="string" table:style-name="ce1">
            <text:p>수란</text:p>
          </table:table-cell>
          <table:table-cell office:value-type="string" table:style-name="ce1">
            <text:p>즐거운 식탁</text:p>
          </table:table-cell>
          <table:table-cell office:value-type="string" table:style-name="ce1">
            <text:p>2018.7.14</text:p>
          </table:table-cell>
          <table:table-cell office:value-type="string" table:style-name="ce1">
            <text:p>사계절</text:p>
          </table:table-cell>
          <table:table-cell office:value-type="string" table:style-name="ce1">
            <text:p>나의 식탁은 아무 일도 없는 내 하루를 빛나게 해 내가 원할 때마다 나를 찾아와 내 맘을 편하게 해 세상의 멋진 요리를 오늘 다 맛보고 싶은걸 수많은 쉐프의 솜씨를 그대로 소중한 너와 즐거운 식탁의 DJ인 나야 나 마음도 춤을 춰 (요기요) 원하는 음식을 1 and 2 and 3 and 4 맛있는 마음까지 (요기요) 해가 느긋하게 선 풀밭에 누워 강아지와 산책하며 만드는 추억 예쁜 추억도 지금 이 순간도 바로 여기로 즐거운 식탁의 DJ인 나야 나 마음도 춤을 춰 원하는 음식을 1 and 2 and 3 and 4 맛있는 마음까지 이런 게 나만의 즐거운 식탁이야 특별한 손님은 너야 너 즐거움 가득한 여기가 나만의 즐거운 식탁의 DJ인 나야 나 마음도 춤을 춰 원하는 음식을 1 and 2 and 3 and 4 맛있는 마음까지 즐거운 식탁의 마음도 춤을 춰 원하는 음식을 1 and 2 and 3 and 4 맛있는 마음까지</text:p>
          </table:table-cell>
          <table:table-cell office:value-type="string" table:style-name="ce1">
            <text:p>여</text:p>
          </table:table-cell>
          <table:table-cell table:number-columns-repeated="16377"/>
        </table:table-row>
        <table:table-row table:style-name="ro1">
          <table:table-cell office:value-type="float" office:value="755" table:style-name="ce1">
            <text:p>755</text:p>
          </table:table-cell>
          <table:table-cell office:value-type="string" table:style-name="ce1">
            <text:p>조규찬</text:p>
          </table:table-cell>
          <table:table-cell office:value-type="string" table:style-name="ce1">
            <text:p>Dream Coast</text:p>
          </table:table-cell>
          <table:table-cell office:value-type="string" table:style-name="ce1">
            <text:p>2020.1.22</text:p>
          </table:table-cell>
          <table:table-cell office:value-type="string" table:style-name="ce1">
            <text:p>여름</text:p>
          </table:table-cell>
          <table:table-cell office:value-type="string" table:style-name="ce1">
            <text:p>Dream Coast 바닐라 향기의 바다 천천히 나는 흰 새들 따뜻한 모래와 달콤한 칵테일 지친 날 안아줘 널 또 그리며 여기 서 있어 따사로운 햇살 아래로 해먹(hammock)에 드리운 시원한 그늘에 너와 함께 있다면 노을 오렌지 빛 하늘 널 데려와 주길 밤 산책도 좋겠어 널 처음 내 품에 안던 그 날 날 안아 주던 날 너와 함께 있다면 노을 오렌지 빛 하늘 널 데려와 주길 밤 산책도 좋겠어 널 처음 내 품에 안던 그 날 날 안아 주던 날 너와 함께 있다면 Dream Coast 바닐라 향기의 바다 천천히 나는 흰 새들 따뜻한 모래와 달콤한 칵테일 지친 날 안아줘 너와 함께 있다면 너와 함께 있다면</text:p>
          </table:table-cell>
          <table:table-cell office:value-type="string" table:style-name="ce1">
            <text:p>남</text:p>
          </table:table-cell>
          <table:table-cell table:number-columns-repeated="16377"/>
        </table:table-row>
        <table:table-row table:style-name="ro1">
          <table:table-cell office:value-type="float" office:value="756" table:style-name="ce1">
            <text:p>756</text:p>
          </table:table-cell>
          <table:table-cell office:value-type="string" table:style-name="ce1">
            <text:p>백아연</text:p>
          </table:table-cell>
          <table:table-cell office:value-type="string" table:style-name="ce1">
            <text:p>맘에 들어</text:p>
          </table:table-cell>
          <table:table-cell office:value-type="string" table:style-name="ce1">
            <text:p>2013.6.17</text:p>
          </table:table-cell>
          <table:table-cell office:value-type="string" table:style-name="ce1">
            <text:p>사계절</text:p>
          </table:table-cell>
          <table:table-cell office:value-type="string" table:style-name="ce1">
            <text:p>낮은 목소리부터 다 너무 맘에 들어 너를 떠올리다 웃어 숨길 수가 없어서 연락도 먼저해준 네가 너무 맘에 들어 우리 자연스럽게 친해지게 된 것도 맘에 들어 머리끝부터 발끝까지 다 다 내 맘에 들어 맘에 들어 널 알면 알수록 가지고 싶어 내 꺼 하고 싶어져 매너 좋은 남자라서 더 내 맘에 들어 집에 바래다 주는 길 너랑 같이 걷는 밤 바빠도 전화 해주는 네가 너무 좋아 아주 잠깐이라도 얼굴 보여 달란 말 맘에 들어 머리 끝부터 발끝까지 다 다 내 맘에 들어 맘에 들어 널 알면 알수록 가지고 싶어 내 꺼 하고 싶어져 가는 발목 잘빠진 하이힐 나를 보고 눈웃음 치더니 어느 샌가 나도 네가 맘에 들어 날씨도 좋아 오늘따라 멋진 예감이 들어 뭘 좋아하는지 날 좋아하는지 알고 싶어 자꾸 보호본능 자극 빨리 빼고 싶어 진도 말구 주머니 속에 감춘 손 산책하자 우리 손 잡구 너 갑자기 내 손 잡은 날 장난치듯 니 맘 말해주던 날 그 때부터 뛰기 시작했는데 나도 빠진 건가봐 사랑인가봐 더 예쁘게 보이고 싶어 요즘 저녁도 안 먹고 있는 걸 널 만날 땐 나 며칠 전부터 뭐를 입을까 혼자 고민하는 걸 맘에 들어 머리끝부터 발끝까지 다 다 내 맘에 들어 맘에 들어 널 알면 알수록 가지고 싶어 내 꺼 하고 싶어져 나 지금도 너만 생각하고 있어<text:s/></text:p>
          </table:table-cell>
          <table:table-cell office:value-type="string" table:style-name="ce1">
            <text:p>여</text:p>
          </table:table-cell>
          <table:table-cell table:number-columns-repeated="16377"/>
        </table:table-row>
        <table:table-row table:style-name="ro1">
          <table:table-cell office:value-type="float" office:value="757" table:style-name="ce1">
            <text:p>757</text:p>
          </table:table-cell>
          <table:table-cell office:value-type="string" table:style-name="ce1">
            <text:p>온유</text:p>
          </table:table-cell>
          <table:table-cell office:value-type="string" table:style-name="ce1">
            <text:p>산책</text:p>
          </table:table-cell>
          <table:table-cell office:value-type="string" table:style-name="ce1">
            <text:p>2010.2.19</text:p>
          </table:table-cell>
          <table:table-cell office:value-type="string" table:style-name="ce1">
            <text:p>사계절</text:p>
          </table:table-cell>
          <table:table-cell office:value-type="string" table:style-name="ce1">
            <text:p>들어봐 매일 밤 산책을 하고 살며시 눈을 맞추고 가만히 바라보다가 어느새 입을 맞추고 노을에 비친 그대가 수줍게 내게 기대어 키작은 속삭임의 너를 매일 밤 산책을 하고 살며시 눈을 맞추고 가만히 바라보다가 어느새 입을 맞추고 노을에 비친 그대가 수줍게 내게 기대온 키작은 속삭임에 너를 사랑해 이런 기분은 뭐라 할까 더 빨게 지고 웃음만 나는 이런 느낌은 아마 평생을 잊고 지냈을까 사랑 그 것 내게 결코 다가오지 (않을 줄) 알았는데 매일 밤 산책을 하고 살며시 눈을 맞추고 가만히 바라보다가 어느새 입을 맞추고 노을에 비친 그대가 수줍게 내게 기대온 키작은 속삭임에 너를 사랑해 매일 밤 산책을 하고 살며시 눈을 맞추고 가만히 바라보다가 어느새 입을 맞추고 노을에 비친 그대가 수줍게 내게 기대온 키작은 속삭임에 너를 사랑해 매일 밤 산책을 하고 살며시 눈을 맞추고 가만히 바라보다가 어느새 입을 맞추고 노을에 비친 그대가 수줍게 내게 기대온 키작은 속삭임에 너를 사랑해 널 사랑해 산책을 하고 살며시 눈을 맞추고 가만히 바라보다가 어느새 입을 맞추고...</text:p>
          </table:table-cell>
          <table:table-cell office:value-type="string" table:style-name="ce1">
            <text:p>남</text:p>
          </table:table-cell>
          <table:table-cell table:number-columns-repeated="16377"/>
        </table:table-row>
        <table:table-row table:style-name="ro1">
          <table:table-cell office:value-type="float" office:value="758" table:style-name="ce1">
            <text:p>758</text:p>
          </table:table-cell>
          <table:table-cell office:value-type="string" table:style-name="ce1">
            <text:p>유정목</text:p>
          </table:table-cell>
          <table:table-cell office:value-type="string" table:style-name="ce1">
            <text:p>커피를 물처럼 마시는 아이</text:p>
          </table:table-cell>
          <table:table-cell office:value-type="string" table:style-name="ce1">
            <text:p>2020.3.9</text:p>
          </table:table-cell>
          <table:table-cell office:value-type="string" table:style-name="ce1">
            <text:p>사계절</text:p>
          </table:table-cell>
          <table:table-cell office:value-type="string" table:style-name="ce1">
            <text:p>자야 하는데 잠이 안 온다는 너의 말을 들었을 때 내가 하고 싶던 말은 "나도 그래" 난 커피를 물처럼 마시는 사람이니까 하루에 세 잔 이상 마시지 말라던 너의 말을 들었을 때 왜 묘한 미소를 지으냐며 내게 물었지 난 커피를 물처럼 마시는 사람이라서 책을 보고 TV보고 산책을 하고 친구를 만나고 음악을 듣고 기타를 치며 눈을 감아도 너는 내 앞에 있는데 나는 그게 너무 좋은 걸 잃고 싶지 않아 자꾸만 보고 싶어 잠을 잘 수 없어 커피를 마시네 잊고 살 수 없어 조금도 버릴 순 없어 잠든 사이 못 보는 그 시간도 싫어 우리 처음 만난 그 날 내가 어땠는지 몰랐을 거야 뜨거운 심장 박동에 타버리던 나의 목 옆에 있던 커피를 물처럼 벌컥 마셨지 술을 마시며 종일 놀고 밤을 새어봐도 누워 양을 세봐도 영화를 보고 운동을 하고 눈을 감아도 잠이 올 생각을 안 해 근데 난 그게 너무 좋은 걸 잃고 싶지 않아 자꾸만 보고 싶어 잠을 잘 수 없어 커피를 마시네 잊고 살 수 없어 조금도 버릴 순 없어 잠든 사이 못 보는 그 시간도 싫어 잃고 싶지 않아 자꾸만 보고 싶어 잠을 잘 수 없어 커피를 마시네 잊고 살 수 없어 조금도 버릴 순 없어 잠든 사이 못 보는 그 시간도 싫어 오늘도 난 커피를 물처럼 마신다</text:p>
          </table:table-cell>
          <table:table-cell office:value-type="string" table:style-name="ce1">
            <text:p>남</text:p>
          </table:table-cell>
          <table:table-cell table:number-columns-repeated="16377"/>
        </table:table-row>
        <table:table-row table:style-name="ro1">
          <table:table-cell office:value-type="float" office:value="759" table:style-name="ce1">
            <text:p>759</text:p>
          </table:table-cell>
          <table:table-cell office:value-type="string" table:style-name="ce1">
            <text:p>KozyPop</text:p>
          </table:table-cell>
          <table:table-cell office:value-type="string" table:style-name="ce1">
            <text:p>Alarm</text:p>
          </table:table-cell>
          <table:table-cell office:value-type="string" table:style-name="ce1">
            <text:p>2019.2.28</text:p>
          </table:table-cell>
          <table:table-cell office:value-type="string" table:style-name="ce1">
            <text:p>사계절</text:p>
          </table:table-cell>
          <table:table-cell office:value-type="string" table:style-name="ce1">
            <text:p>I wake up early in the morning 지옥이 따로 없는 매일 아침 yea 알람 소리는 날 괴롭혀 yea 어젯밤엔 기절하듯 잠에 들었나 봐 ya 벌떡 일어나는 순간 느낌이 싸해 시계를 봐 언제 또 잠에 든 건지 오늘도 어김없이 to be late for school yea 정신없이 뛰쳐나가 yea 책가방 필요 없어 yea 신발은 꺾어 신고 달려 버스는 왜 이리 사람이 많은지 매일 것는 길이 산책로가 되어주었으면 해 yeah 오늘은 기분이 좀 아냐 건들지 말아 줘 날 평소에 치던 장난도 오늘은 화를 낼지도 몰라 이해해줘 정신없고 머리 아파서 그래 yeah yeah ay 성가신 잔소리 모두 날 위한 거라지만 듣기 싫어 전부 다 지루했던 일상들을 전부 날려버려 yeah 모두 날 나무라지만 난 숲이 돼가는 중 Let's get it Ring Ring 오늘도 넌 나를 괴롭혀 Hey Ben 잠깐 시간을 멈춰줘 Like Cashback 날 좀 내버려 둬 제발 Leave me alone Leave me Leave me alone yeah yeah Ring Ring 오늘도 넌 나를 괴롭혀 Hey Ben 잠깐 시간을 멈춰줘 Like Cashback 날 좀 내버려 둬 제발 Leave me alone Leave me Leave me alone yeah yeah yeah 오늘도 나를 괴롭혀 넌 오늘도 나를 괴롭혀 넌 시간을 잠시 멈춰줘 yap yap yap 그만 날 괴롭혀줘 아침이 찾아와 나 아직도 이불 안 알람이 울려 눈 떠 누워 뒤척 뒤척 거려 잠깐 좀 더 잠을 잘 수 있게 해줘 24시간의 반의 반의 반은 돈을 벌어 남은 반의 반은 땀을 팔아 꿈을 벌어 남은 반은 여유 Tea Time 또 그 시간을 쪼개 술에 취해 비틀거려 Ring Ring 알람이 울려 나 오늘도 또 잠을 못 이루지 화풀이해버려 엉켜버렸어 소파에 널브러진 내 이불이 ay 나 또 내 잠을 잃어버린 채로 일어나 내 손에 굳은살만큼 쌓인 피곤함 덕에 내 마음과 달리 내 몸은 기어 다녀 눈이 반쯤 감긴 체 알람 좀 꺼줘 Ring Ring 오늘도 넌 나를 괴롭혀 Hey Ben 잠깐 시간을 멈춰줘 Like Cashback 날 좀 내버려 둬 제발 Leave me alone Leave me Leave me alone yeah yeah Ring Ring 오늘도 넌 나를 괴롭혀 Hey Ben 잠깐 시간을 멈춰줘 Like Cashback 날 좀 내버려 둬 제발 Leave me alone Leave me Leave me alone yeah yeah yeah Ring Ring 오늘도 넌 나를 괴롭혀 Hey Ben 잠깐 시간을 멈춰줘 Like Cashback 날 좀 내버려 둬 제발 Leave me alone Leave me Leave me alone yeah yeah Ring Ring 오늘도 넌 나를 괴롭혀 Hey Ben 잠깐 시간을 멈춰줘 Like Cashback 날 좀 내버려 둬 제발 Leave me alone Leave me Leave me alone I wake up early in the morning 지옥이 따로 없는 매일 아침 yea 알람 소리는 날 괴롭혀 yea 어젯밤엔 기절하듯 잠에 들었나 봐 ya</text:p>
          </table:table-cell>
          <table:table-cell office:value-type="string" table:style-name="ce1">
            <text:p>남</text:p>
          </table:table-cell>
          <table:table-cell table:number-columns-repeated="16377"/>
        </table:table-row>
        <table:table-row table:style-name="ro1">
          <table:table-cell office:value-type="float" office:value="760" table:style-name="ce1">
            <text:p>760</text:p>
          </table:table-cell>
          <table:table-cell office:value-type="string" table:style-name="ce1">
            <text:p>SG워너비</text:p>
          </table:table-cell>
          <table:table-cell office:value-type="string" table:style-name="ce1">
            <text:p>만나자</text:p>
          </table:table-cell>
          <table:table-cell office:value-type="string" table:style-name="ce1">
            <text:p>2018.9.6</text:p>
          </table:table-cell>
          <table:table-cell office:value-type="string" table:style-name="ce1">
            <text:p>사계절</text:p>
          </table:table-cell>
          <table:table-cell office:value-type="string" table:style-name="ce1">
            <text:p>따뜻해 신기해 너를 보고 있으면 아련한 강아지의 눈이 돼 이상해 진지해 너를 보고 있으면 궁금한 고양이의 눈이 돼 한강 저녁 8시 강아지와 산책을 핑계 삼아 나왔던 이유도 인스타에 올려놓은 수많은 사진들은 외로움의 크기 같아 우리 지금 만나자 피곤한 하루 속에 너의 작은 웃음 되고 싶어 그래 지금 만나자 꾸미지 않아도 좋아 너의 편한 옷차림도 드레스 같은 걸 나 혼자 산다보단 효리 누나네 갈래 너 혼자만 두고 싶지 않아 너의 얘길 듣는 게 너의 눈을 보는 게 티비보다 더 즐거워 우리 지금 만나자 피곤한 하루 속에 너의 작은 웃음 되고 싶어 그래 지금 만나자 꾸미지 않아도 좋아 너의 편한 옷차림도 드레스 같은 걸 그래 지금 만나자 아름다운 이 거리에 너와 내가 걸어왔던 오늘을 지금을 노래해 만나자</text:p>
          </table:table-cell>
          <table:table-cell office:value-type="string" table:style-name="ce1">
            <text:p>남</text:p>
          </table:table-cell>
          <table:table-cell table:number-columns-repeated="16377"/>
        </table:table-row>
        <table:table-row table:style-name="ro1">
          <table:table-cell office:value-type="float" office:value="761" table:style-name="ce1">
            <text:p>761</text:p>
          </table:table-cell>
          <table:table-cell office:value-type="string" table:style-name="ce1">
            <text:p>매드클라운, 요조</text:p>
          </table:table-cell>
          <table:table-cell office:value-type="string" table:style-name="ce1">
            <text:p>쇼콜라 체리밤</text:p>
          </table:table-cell>
          <table:table-cell office:value-type="string" table:style-name="ce1">
            <text:p>2014.8.22</text:p>
          </table:table-cell>
          <table:table-cell office:value-type="string" table:style-name="ce1">
            <text:p>여름</text:p>
          </table:table-cell>
          <table:table-cell office:value-type="string" table:style-name="ce1">
            <text:p>Friday feeling deep inside you 왠지 색다르게 느껴져 니가 달콤한 체리밤 쇼콜라 케미컬 하늘 위를 날아다녀 내가 만약 널 세시에 보기로 했다쳐 난 그럼 최소 열시부터 설레일거야 연애에 다소 계산적이거나 밀당 그런 거 절대 못해 바람은 딱 좋을 만큼 선선해 넌 오늘따라 더 예쁘네 둘이 바라본 풍경은 혼자일 때완 달라 산책이나 갈까 앗싸 호랑나비 하루 이틀 나흘 니 생각에 가슴 흔들흔들 두근두근 고요한 내 마음에 날아와 나비처럼 사랑을 심어줘 Friday feeling deep inside you 왠지 색다르게 느껴져 니가 달콤한 체리밤 쇼콜라 케미컬 하늘 위를 날아다녀 l, u ,c ,k ,y , me oh ah 넌 나만의 꿀단지 좋아 어제보고 또 오늘 보고 내일도 볼 거지? 그럼 모레도 봐 깍지 끼고 싶어 지금 너와 손 맞잡고 싶어 기분 좋은 집착 온종일 니 생각 가끔은 꿈이 아닌가 싶어 Friday feeling deep inside you 왠지 색다르게 느껴져 니가 달콤한 체리밤 쇼콜라 케미컬 하늘 위를 날아다녀 아직 거기 있다면 나를 기다린다면 다시 만나면 돼 금요일 밤 음~ (밤새) 속삭여줘 돌고 돌아와 다시 돌아와 그대 사랑을 심어줘 Friday feeling deep inside you 왠지 색다르게 느껴져 니가 달콤한 체리밤 쇼콜라 케미컬 하늘 위를 날아다녀 쇼콜라 파티 투나잇 쇼콜라 파티 투나잇 l, u ,c ,k ,y , me oh ah 넌 나만의 꿀딴지 좋아 어제보고 또 오늘 보고 내일도 볼 거지? 그럼 모레도 봐 깍지 끼고 싶어 지금 너와 손 맞잡고 싶어 기분 좋은 집착 온종일 니 생각 가끔은 꿈이 아닌가 싶어</text:p>
          </table:table-cell>
          <table:table-cell office:value-type="string" table:style-name="ce1">
            <text:p>혼성</text:p>
          </table:table-cell>
          <table:table-cell table:number-columns-repeated="16377"/>
        </table:table-row>
        <table:table-row table:style-name="ro1">
          <table:table-cell office:value-type="float" office:value="762" table:style-name="ce1">
            <text:p>762</text:p>
          </table:table-cell>
          <table:table-cell office:value-type="string" table:style-name="ce1">
            <text:p>015B, 별</text:p>
          </table:table-cell>
          <table:table-cell office:value-type="string" table:style-name="ce1">
            <text:p>스물둘</text:p>
          </table:table-cell>
          <table:table-cell office:value-type="string" table:style-name="ce1">
            <text:p>2020.1.15</text:p>
          </table:table-cell>
          <table:table-cell office:value-type="string" table:style-name="ce1">
            <text:p>사계절</text:p>
          </table:table-cell>
          <table:table-cell office:value-type="string" table:style-name="ce1">
            <text:p>이별이란 건 첨엔 그냥 산책 같았어 조금 가다가 힘들면 그냥 돌아가면 돼 쉽게 생각했어 어느 날 문득 뒤돌아보니 이미 넌 거기에 없어 서로 너무 먼 길을 간 거야 정말 헤어진 거야 요즘도 가끔 울컥해질 때가 있어 지금 어디 살고 있을까 흔하디흔한 SNS 하나 없는 너 너무 많은 시간이 흘러 우연히 마주치면 서로 지나쳐 울겠지 우리가 처음 만난 그날은 나에겐 기념일 같아 혼자 찾은 연남동 철길엔 여전히 많은 사람 서로만 보던 그때 우리의 모습이 지금 어디 살고 있을까 흔하디흔한 SNS 하나 없는 너 너무 많은 시간이 흘러 우연히 마주치면 서로 쑥쓰러 웃겠지 지금 어디 살고 있을까 흔하디흔한 SNS 하나 없는 너 너무 많은 시간이 흘러 우연히 마주치면 서로 지나쳐 울겠지 서로 모른 척하겠지</text:p>
          </table:table-cell>
          <table:table-cell office:value-type="string" table:style-name="ce1">
            <text:p>혼성</text:p>
          </table:table-cell>
          <table:table-cell table:number-columns-repeated="16377"/>
        </table:table-row>
        <table:table-row table:style-name="ro1">
          <table:table-cell office:value-type="float" office:value="763" table:style-name="ce1">
            <text:p>763</text:p>
          </table:table-cell>
          <table:table-cell office:value-type="string" table:style-name="ce1">
            <text:p>오지은</text:p>
          </table:table-cell>
          <table:table-cell office:value-type="string" table:style-name="ce1">
            <text:p>오늘은 하늘에 별이 참 많다</text:p>
          </table:table-cell>
          <table:table-cell office:value-type="string" table:style-name="ce1">
            <text:p>2019.4.26</text:p>
          </table:table-cell>
          <table:table-cell office:value-type="string" table:style-name="ce1">
            <text:p>사계절</text:p>
          </table:table-cell>
          <table:table-cell office:value-type="string" table:style-name="ce1">
            <text:p>오늘은 조금 돌아가도 지하철 말고서 버스를 타고 창밖엔 비친 멍한 얼굴 귓가엔 멜로디 어둑한 저녁 한 정거장 일찍이 버스에서 내리고선 타박 발걸음 내디며 조용한 밤 산책 날씨가 많이 쌀쌀해졌구나 오늘 하늘에 별이 참 많구나 혼자라는 생각이 안 드는 건 이상하지 내일은 어디로 가볼까 또 지각하면은 안 되는데 집으로 올라가는 언덕 가까워질수록 한 템포 다운 저녁거릴 걱정하다 내 일거리 걱정하다 조금 내 사랑 걱정하다 내 인생 걱정하다 나도 모르게 웃음이 번져와 아무 일도 없는 소소한 일상 새삼 말하기도 민망하지만 이대로 좋구나</text:p>
          </table:table-cell>
          <table:table-cell office:value-type="string" table:style-name="ce1">
            <text:p>여</text:p>
          </table:table-cell>
          <table:table-cell table:number-columns-repeated="16377"/>
        </table:table-row>
        <table:table-row table:style-name="ro1">
          <table:table-cell office:value-type="float" office:value="764" table:style-name="ce1">
            <text:p>764</text:p>
          </table:table-cell>
          <table:table-cell office:value-type="string" table:style-name="ce1">
            <text:p>티키틱</text:p>
          </table:table-cell>
          <table:table-cell office:value-type="string" table:style-name="ce1">
            <text:p>집에 있자</text:p>
          </table:table-cell>
          <table:table-cell office:value-type="string" table:style-name="ce1">
            <text:p>2019.2.11</text:p>
          </table:table-cell>
          <table:table-cell office:value-type="string" table:style-name="ce1">
            <text:p>겨울</text:p>
          </table:table-cell>
          <table:table-cell office:value-type="string" table:style-name="ce1">
            <text:p>인적이 드문 겨울 바다의 파도소리 하얀 입김 내쉬며 걷는 한강의 밤산책 조용한 숲길 우연히 들어선 낯선 골목길 북적이는 휴게소의 풍경 가볍게 대충 싸매입고 문을 열면 집에 있자 밖에 추우니까 집에 있자 그냥 차표 살 돈으로 보일러 틀고 바닥에 누워있자 생각해 보면 이불 속에서도 먹고 자고 나름 잘 놀고 있었네 기차에서 내려와 핫팩으로 몸을 녹이면서 어렵게 맛집에 찾아가면 힘드니까 치킨이나 시켜먹자 작은 텐트 안에서 해 지는 걸 보면 입 돌아가 그냥 여기 있자 동남아로 갈 거 아니면 남들 다 하는 추억을 쌓기엔 뼛속까지 너무 시린 체질인걸 밖에 추우니까 집에 있자 그냥 차표 살 돈으로 보일러 틀고 바닥에 누워있자 생각해 보면 이불 속에서도 먹고 자고 나름 잘 놀고 있었으니까 날 좀 풀리면 다시 생각해보자</text:p>
          </table:table-cell>
          <table:table-cell office:value-type="string" table:style-name="ce1">
            <text:p>남</text:p>
          </table:table-cell>
          <table:table-cell table:number-columns-repeated="16377"/>
        </table:table-row>
        <table:table-row table:style-name="ro1">
          <table:table-cell office:value-type="float" office:value="765" table:style-name="ce1">
            <text:p>765</text:p>
          </table:table-cell>
          <table:table-cell office:value-type="string" table:style-name="ce1">
            <text:p>소란</text:p>
          </table:table-cell>
          <table:table-cell office:value-type="string" table:style-name="ce1">
            <text:p>작은 청혼</text:p>
          </table:table-cell>
          <table:table-cell office:value-type="string" table:style-name="ce1">
            <text:p>2013.10.22</text:p>
          </table:table-cell>
          <table:table-cell office:value-type="string" table:style-name="ce1">
            <text:p>사계절</text:p>
          </table:table-cell>
          <table:table-cell office:value-type="string" table:style-name="ce1">
            <text:p>난 이제 더는 못하겠어 널 집에 바래다주는 일은 해맑게 웃는 얼굴을 보며 도저히 너를 두고 돌아설 수 없잖아 저녁엔 같은 집에 퇴근하고 (늦었네) 피곤한 널 위해 요리를 하고 TV를 보며 웃고 좋았던 얘기를 하고 둘이 잠들고 싶어 난 이제 더는 못하겠어 밤늦게까지 통화하는 건 끊을게 잘자 인사를 하는 너의 목소리 계속 듣고 싶은 내 맘 어떡해 소파에 앉아 주스를 마시고 (주말엔) 집 근처에 나와 산책을 하고 저녁거릴 장보고 넌 빨래 난 청소하고 둘이 잠들고 싶어 또 아무리 피곤해도 잠들기 전에는 입맞춤 저녁엔 같은 집에 퇴근하고 (늦었네) 피곤할 널 위해 요리를 하고 TV를 보며 웃고 좋았던 얘기를 하고 둘이 잠들고 싶어</text:p>
          </table:table-cell>
          <table:table-cell office:value-type="string" table:style-name="ce1">
            <text:p>남</text:p>
          </table:table-cell>
          <table:table-cell table:number-columns-repeated="16377"/>
        </table:table-row>
        <table:table-row table:style-name="ro1">
          <table:table-cell office:value-type="float" office:value="766" table:style-name="ce1">
            <text:p>766</text:p>
          </table:table-cell>
          <table:table-cell office:value-type="string" table:style-name="ce1">
            <text:p>김보경</text:p>
          </table:table-cell>
          <table:table-cell office:value-type="string" table:style-name="ce1">
            <text:p>에필로그</text:p>
          </table:table-cell>
          <table:table-cell office:value-type="string" table:style-name="ce1">
            <text:p>2014.9.18</text:p>
          </table:table-cell>
          <table:table-cell office:value-type="string" table:style-name="ce1">
            <text:p>사계절</text:p>
          </table:table-cell>
          <table:table-cell office:value-type="string" table:style-name="ce1">
            <text:p>이제는 꿈처럼 아득한 일 많은 세월이 흘렀어 지중해 보이는 작은 호텔 우리의 보금자리 바람을 타고 라일락 향기 실려올 땐 산책을 파도가 부른 바다 노래엔 가만히 귀 기울여 어젯밤 꿈 속 맨덜리 어둠 속의 추억 그립지만 아픈 상처 그 속에 꽃핀 사랑 서로를 믿는 사람들에겐 두려울 일은 없어 벼랑 끝에도 다리를 놓지 환한 빛의 다리를 거센 불길을 헤치고 절망 끝에 온 희망 어젯밤 꿈 속 맨덜리 자유를 꿈 꾼 사랑!</text:p>
          </table:table-cell>
          <table:table-cell office:value-type="string" table:style-name="ce1">
            <text:p>여</text:p>
          </table:table-cell>
          <table:table-cell table:number-columns-repeated="16377"/>
        </table:table-row>
        <table:table-row table:style-name="ro1">
          <table:table-cell office:value-type="float" office:value="767" table:style-name="ce1">
            <text:p>767</text:p>
          </table:table-cell>
          <table:table-cell office:value-type="string" table:style-name="ce1">
            <text:p>015B,?FIL</text:p>
          </table:table-cell>
          <table:table-cell office:value-type="string" table:style-name="ce1">
            <text:p>딱 5분만</text:p>
          </table:table-cell>
          <table:table-cell office:value-type="string" table:style-name="ce1">
            <text:p>2020.4.14</text:p>
          </table:table-cell>
          <table:table-cell office:value-type="string" table:style-name="ce1">
            <text:p>사계절</text:p>
          </table:table-cell>
          <table:table-cell office:value-type="string" table:style-name="ce1">
            <text:p>지금 내게 딱 5분만 주겠니 갑자기 널 찾아와서 미안해 통화만으로 끝내기엔 함께한 시간이 많잖아 얼굴 보고 인사만 할 게 내 멋대로 군거 정말 미안해 우릴 위해 했던 모든 것 사실 나만 위한 이기적인 맘이었어 니가 받아주면 줄수록 그게 사랑이라 여겼었나 봐 모두 좋은 기억으로만 남아있길 바라진 않아 나란 사람 있었던 정돈 기억해줘 날 미워하는 맘조차 잊어가게 될 때면 연락 한 번쯤은 해줘 지금 내 모습 많이 망가졌지 그래도 내 속은 많이 후련해 우리 샤샤 한번 보고만 갈게 이젠 산책 혼자 시켜줘 너무 집에 내버려 두지 말고 모두 좋은 기억으로만 남아있길 바라진 않아 다음번엔 나 같은 사람 만나지 마 가끔 생각나면 그냥 웃어주면 좋겠어 그랬으면 참 좋겠어 우리 만난 그 시간만큼 그만큼만 아프면 좋겠어 아마 죽을 때까지 난 슬플 거야 니 눈빛 니 목소리 하나도 잊지 않도록 담을게 좋은 기억으로만 남길 바라지 않아 나란 사람 있었단 정도만 기억해 날 미워하는 맘조차 잊어가게 될 때면 연락 한 번쯤 해줘 모두 좋은 기억으로만 남아있길 바라진 않아 다음번엔 나 같은 사람 만나지 마 가끔 생각나면 그냥 웃어주면 좋겠어 얘기 들어줘 고마워 미안해 나 이제 가볼게</text:p>
          </table:table-cell>
          <table:table-cell office:value-type="string" table:style-name="ce1">
            <text:p>남</text:p>
          </table:table-cell>
          <table:table-cell table:number-columns-repeated="16377"/>
        </table:table-row>
        <table:table-row table:style-name="ro1">
          <table:table-cell office:value-type="float" office:value="768" table:style-name="ce1">
            <text:p>768</text:p>
          </table:table-cell>
          <table:table-cell office:value-type="string" table:style-name="ce1">
            <text:p>장필순</text:p>
          </table:table-cell>
          <table:table-cell office:value-type="string" table:style-name="ce1">
            <text:p>애월낙조</text:p>
          </table:table-cell>
          <table:table-cell office:value-type="string" table:style-name="ce1">
            <text:p>2014.12.26</text:p>
          </table:table-cell>
          <table:table-cell office:value-type="string" table:style-name="ce1">
            <text:p>사계절</text:p>
          </table:table-cell>
          <table:table-cell office:value-type="string" table:style-name="ce1">
            <text:p>언제부터 넌 말했지 노을을 보러 가고 싶다고 나도 거길 기억해 그때 보았던 그 노을 진 주홍빛 구름들로 덮여 버렸던 하늘과 바다 믿을 수 없이 컸던 붉은 태양이 잠기던 누군가가 말했다지 슬픔은 노을을 좋아해 하지만 우리들은 아직 기억해 그 평화 이순간 감사해 내 옆에, 너를 노을이 물든 너를 이순간 감사해 내 옆에, 너를 노을이 물든 너를 조용히 다가온 푸른 밤하늘, 어느새 초저녁 별이 바람 부는 애월포구, 작은 산책로 벤치에 앉아 할말도 모두 잊고, 애월낙조에 물들어</text:p>
          </table:table-cell>
          <table:table-cell office:value-type="string" table:style-name="ce1">
            <text:p>여</text:p>
          </table:table-cell>
          <table:table-cell table:number-columns-repeated="16377"/>
        </table:table-row>
        <table:table-row table:style-name="ro1">
          <table:table-cell office:value-type="float" office:value="769" table:style-name="ce1">
            <text:p>769</text:p>
          </table:table-cell>
          <table:table-cell office:value-type="string" table:style-name="ce1">
            <text:p>이한철</text:p>
          </table:table-cell>
          <table:table-cell office:value-type="string" table:style-name="ce1">
            <text:p>산책</text:p>
          </table:table-cell>
          <table:table-cell office:value-type="string" table:style-name="ce1">
            <text:p>2016.11.16</text:p>
          </table:table-cell>
          <table:table-cell office:value-type="string" table:style-name="ce1">
            <text:p>사계절</text:p>
          </table:table-cell>
          <table:table-cell office:value-type="string" table:style-name="ce1">
            <text:p>한적한 밤 산책하다 보면 어김없이 생각나는 얼굴 반짝이는 별을 모아 그리는 그런 사람 좁다란 길 향기를 채우는 가로등 빛 물든 진달래 꽃 이 향기를 그와 함께 맡으면 참 좋겠네 보고 싶어라 그리운 그 얼굴 물로 그린 그림처럼 사라지네 보고 싶어라 오늘도 그 사람을 떠올리려 산책을 하네 대기는 차갑게 감싸고 생생하게 생각나는 그 때 안타까운 빛나던 시절 뒤로하고 가던 보고 싶어라 그리운 그 얼굴 물로 그린 그림처럼 사라지네 보고 싶어라 오늘도 그 사람을 떠올리려 산책을 하네 따뜻한 손 그리고 그 감촉 내가 쏙 들어앉아 있던 그 눈동자 그 마음 아무 것도 바라지 않고 사랑을 주던 그가 보고 싶어지네 그리운 그 얼굴 물로 그린 그림처럼 사라지네 보고 싶어라 오늘도 그 사람을 떠올리려 산책을 하네 오늘도 산책을 하네 오늘도 산책을 하네</text:p>
          </table:table-cell>
          <table:table-cell office:value-type="string" table:style-name="ce1">
            <text:p>남</text:p>
          </table:table-cell>
          <table:table-cell table:number-columns-repeated="16377"/>
        </table:table-row>
        <table:table-row table:style-name="ro1">
          <table:table-cell office:value-type="float" office:value="770" table:style-name="ce1">
            <text:p>770</text:p>
          </table:table-cell>
          <table:table-cell office:value-type="string" table:style-name="ce1">
            <text:p>도넛맨</text:p>
          </table:table-cell>
          <table:table-cell office:value-type="string" table:style-name="ce1">
            <text:p>Coffee 2</text:p>
          </table:table-cell>
          <table:table-cell office:value-type="string" table:style-name="ce1">
            <text:p>2020.5.15</text:p>
          </table:table-cell>
          <table:table-cell office:value-type="string" table:style-name="ce1">
            <text:p>사계절</text:p>
          </table:table-cell>
          <table:table-cell office:value-type="string" table:style-name="ce1">
            <text:p>girl 난 사랑에 목이 말라 사줄래 커피 한잔 햇살좋은 카페에 앉아서 대활 나누고파 너와 거짓말 아냐 I'm just being real 딴 건 바라는 거 없지 just chill stay next to me just chill stay next to me would you buy me a coffee would you buy me a coffee would you buy me a coffee ice or hot with some cake bit sweeter 다른 마음 품은 거 없어 I just wanna chill 혼자서 집에 있긴 너무 좋은 날씨 너에게 바로 전활 걸어 where you at 준비하는데 얼마나 걸려 아이스커피 한잔 주문하고 기다려 mmm mmm 에어팟 에서 흘러나오는 신곡 mmm mmm 맘에 들어서 가사를 훑어보다가 폰에 뜬 니 이름 너에게 걸려왔지 전화가 거의 다 왔대 어디서 내리면 돼 오랜만에 듣는 니 목소리에 맘이 설레 바로 앞인데 어딘지 잘 못 찾겠대 잠깐 거기서 기다려 내가 나갈게 전화를 끊고 찰나의 순간 무슨 말을 할지 난 고민해 네게 첫마디 잘 지냈어 예뻐보이네 바뀐 hair color 오랜만야 나도 니가 보고싶었어 girl 난 사랑에 목이 말라 사줄래 커피 한잔 햇살좋은 카페에 앉아서 대활 나누고파 너와 거짓말 아냐 I'm just being real 딴 건 바라는 거 없지 just chill stay next to me just chill stay next to me would you buy me a coffee would you buy me a coffee would you buy me a coffee ice or hot with some cake bit sweeter 여기로 와 내게로 와 사올게 얼음컵 카누는 샀고 원하는 간식 톡에 적어줘 커피를 타 생각보다 꽤나 전문적 너는 골라줄래 netflix 카페 가는 일은 오늘 조금 귀찮 사회적 거리두기 실천해야하니까 오늘 나는 너의 멋진 바리스타 근데 우리 둘은 거릴 좁히자 잠이 달아나야 해 사랑을 나눠야 해 till the morning till the sunrise till the morning till the sunrise 우리 눈을 맞춰 커피 끝 맛이 씁쓸한 건 달콤함을 더 크게 느낄 수 있게 우릴 위한 커피의 배려잖아 이제 여기로 와 내게로 와 mmm mmm hmm 난방이나 이불은 다 필요없어 너를 위해 뎁혀놨어 나의 품 오직 너 하나만 안길 수 있는 uh 너랑 나는 대체 어떻게 이리 잘 맞을 수 있는데 내일 아침엔 우리 산책해 메모돼있어 한남동에 good place would you buy me a coffee would you buy me a coffee would you buy me a coffee ice or hot with some cake bit sweeter would you buy me a coffee would you buy me a coffee would you buy me a coffee ice or hot with some cake bit sweeter</text:p>
          </table:table-cell>
          <table:table-cell office:value-type="string" table:style-name="ce1">
            <text:p>남</text:p>
          </table:table-cell>
          <table:table-cell table:number-columns-repeated="16377"/>
        </table:table-row>
        <table:table-row table:style-name="ro1">
          <table:table-cell office:value-type="float" office:value="771" table:style-name="ce1">
            <text:p>771</text:p>
          </table:table-cell>
          <table:table-cell office:value-type="string" table:style-name="ce1">
            <text:p>재주소년</text:p>
          </table:table-cell>
          <table:table-cell office:value-type="string" table:style-name="ce1">
            <text:p>하교길</text:p>
          </table:table-cell>
          <table:table-cell office:value-type="string" table:style-name="ce1">
            <text:p>2017.6.22</text:p>
          </table:table-cell>
          <table:table-cell office:value-type="string" table:style-name="ce1">
            <text:p>봄</text:p>
          </table:table-cell>
          <table:table-cell office:value-type="string" table:style-name="ce1">
            <text:p>포근한 오후 나른해질 시간 누군가 내게 이야기를 들려줄 때 가만히 귀 기울여 좀 더 듣고 싶어. 음... 나른한 햇살 오랜만에 산책 추웠던 겨울 모두 지나간 것 같아 한동안 미뤄뒀던 일들을 해볼까 동네를 한 바퀴 돌며 봄을 알려주는 아이들이 교문 앞에 재잘거릴 때 얼마 전까지 너희와 함께던 내 모습이 떠오르는 하교길 난 어느샌가 그 속에서 걷지 누구도 나를 쳐다보진 않지만 어쩐지 어색해서 이어폰을 낀 채 동네를 서성거리네 길을 헤매이다 마주한 골목엔 잊고 있었던 내 어린 시절이 나무 위 보도블럭 작은 틈 새 다 그대로인데 집으로 가는 길을 함께 했던 친구들 모두 잘 지내고 있는지 가끔은 너희들을 잊고 지내지만 우리가 떠들던 소리가 들려와</text:p>
          </table:table-cell>
          <table:table-cell office:value-type="string" table:style-name="ce1">
            <text:p>남</text:p>
          </table:table-cell>
          <table:table-cell table:number-columns-repeated="16377"/>
        </table:table-row>
        <table:table-row table:style-name="ro1">
          <table:table-cell office:value-type="float" office:value="772" table:style-name="ce1">
            <text:p>772</text:p>
          </table:table-cell>
          <table:table-cell office:value-type="string" table:style-name="ce1">
            <text:p>그네</text:p>
          </table:table-cell>
          <table:table-cell office:value-type="string" table:style-name="ce1">
            <text:p>샤프를 두고 온 것 같아서요</text:p>
          </table:table-cell>
          <table:table-cell office:value-type="string" table:style-name="ce1">
            <text:p>2020.8.9</text:p>
          </table:table-cell>
          <table:table-cell office:value-type="string" table:style-name="ce1">
            <text:p>여름</text:p>
          </table:table-cell>
          <table:table-cell office:value-type="string" table:style-name="ce1">
            <text:p>샤프를 두고 온 것 같아서요 대단한 물건은 아닌데 선물 받은 거라 혹시 거기 있나요 아 거기 없나요 그렇군요 그러면 혹시 지금은 뭐해요 맞아요 오늘은 수요일 회사겠네요 그럼 혹시 저녁은 이번주 주말은 뭐 하는지 알고 싶어요 다른 건 아니고 지난번에 갔던 카페가 꽤나 예쁘더라고요 좋아할 것 같아서 기억해뒀는데 한번 가보지 않을래요? 이번 주 날씨가 또 그렇게 좋다던데 좋은 날 산책하는 건 어때요? 걷다가 갈증 나면 커피 한잔 아니 다섯 잔도 사줄 수 있는데 다른 건 아니고 지난번에 갔던 식당이 꽤나 맛있더라고요 좋아할 것 같아서 기억해뒀는데 한번 가보지 않을래요? 이번 주 날씨가 또 그렇게 좋다던데 좋은 날 산책하는 건 어때요? 괜찮은 영화표가 두 장 생겼는데 같이 보러 가는 거 어때요 눈치 꽤나 없는 편인 나인데 그런 내게도 느껴지는 게 있어요 그대도 분명 나와 보낼 주말을 원하고 있잖아요 아닌가요 마음을 두고 온 것 같아서요 이름을 불렀는데 그대가 돌아봤을 때 아마 그때일 거에요 내가 그쪽을 좋아하기 시작한 거 마음을 보여주고 싶어서요 그날엔 기분 좋은 바람과 함께 알맞은 햇살이 우리 비춰줄 거에요 그럼 전 그때 말할게요</text:p>
          </table:table-cell>
          <table:table-cell office:value-type="string" table:style-name="ce1">
            <text:p>남</text:p>
          </table:table-cell>
          <table:table-cell table:number-columns-repeated="16377"/>
        </table:table-row>
        <table:table-row table:style-name="ro1">
          <table:table-cell office:value-type="float" office:value="773" table:style-name="ce1">
            <text:p>773</text:p>
          </table:table-cell>
          <table:table-cell office:value-type="string" table:style-name="ce1">
            <text:p>펜타곤</text:p>
          </table:table-cell>
          <table:table-cell office:value-type="string" table:style-name="ce1">
            <text:p>Round 1</text:p>
          </table:table-cell>
          <table:table-cell office:value-type="string" table:style-name="ce1">
            <text:p>2019.3.27</text:p>
          </table:table-cell>
          <table:table-cell office:value-type="string" table:style-name="ce1">
            <text:p>사계절</text:p>
          </table:table-cell>
          <table:table-cell office:value-type="string" table:style-name="ce1">
            <text:p>누가 누가 잘하는지 보자 우리 뒤끝 갖지 말고 그냥 놀자 결국 도토리 키 재기 우거지 아님 시래기 도토리 키 재기 돌려 돌려 돌림판 Who's next? 오늘의 내 상대는 유토다 무서운 영화 볼 때 손가락 사이로 간신히 보는 유토다 겁쟁이 유토다 새가슴 유토다 문고리 브레이커 유토다 너 등에 귀신 붙었다 키 키오츠케떼 작업실에 먼지가 많아 후이형 좀 그러지 마라 몸에 하나도 좋지 않아 왜 노래를 쓰는 거야 밖에나 나가서 햇빛 받아 형의 강아지 해피잖아 산책해야지 같이 나가 누가 누가 잘하는지 보자 우리 뒤끝 갖지 말고 그냥 놀자 결국 도토리 키 재기 우거지 아님 시래기 도토리 키 재기 돌려 돌려 돌림판 Who's next? 케히노베션 어 봐오렛 형구박구박 형 구박하는 건 Only 1보다 No.1 형구밖에 없지 (형구의 고백) 그래도 우리 형구 착한 녀석 ㅎㅁㅎ 그래서 엊그제에 아 이건 말하면 안 되겠다 형님 침대 밑에 숨어있는 코딱지 (코딱지!) 그래 그래 이제야 고딱지 방답지 (반갑지) 작업실마저 더러워지니 후이형이 화났지 겁 많지 철없지 코 파지 형 입맛도 지지 이십대 중반 될 때까지 Woah 누가 누가 잘하는지 보자 우리 뒤끝 갖지 말고 그냥 놀자 결국 도토리 키 재기 우거지 아님 시래기 도토리 키 재기 돌려 돌려 돌림판 Who's next? 어 옌안이는 그랬지 (그랬지) 어 한국 처음 왔을 때 나쁜 사람 기준 있었지 (있었지) 어 귀걸이 한 사람은 나쁜 나쁜 사람 (나빠) 근데 지금 옌안 옌안 옌안이 귀에 귀걸 귀걸 귀걸이 발냄새 밀리터리 몸빼바지 (야 그래도 방 같이 쓰는데) 화장실 물 내려야지 이것만 고치면 너는 내 최고의 친구야 창구야 놀자 누가 누가 잘하는지 보자 우리 뒤끝 갖지 말고 그냥 놀자 결국 도토리 키 재기 우거지 아님 시래기 도토리 키 재기 돌려 돌려 돌림판 Who's next? 우리의 피와 살은 가져갈 수 있어도 우리의 깃발은 가져갈 수 없다 (우와) 머리카락만큼 짧고 굵은 사나이 군부심 다나까 (충성) 또 자서 맨날 눈부심 얘 어딨어 또 홍석 자나 봐 (Zzz) 나 이거 한입만 (네) 나 이거 한입만 (네?) 나 이거 한입만 (또요??) 아니 형이 무슨 맛있는 녀석들이에요? 아 이렇게 말하면 진호형은 또 (에이 그래도 형인데) A 진호형 혈액형? A 그래도 형인데 삐지지마 누가 누가 잘하는지 보자 우리 뒤끝 갖지 말고 그냥 놀자 결국 도토리 키 재기 우거지 아님 시래기 도토리 키 재기 돌려 돌려 돌림판 Who's next? 키가 나이면 내가 제일 형 펜타곤이여 모두 허리 좀 펴 자 차렷 열중쉬어 홍석이형 목에 힘 좀 빼요 장난이지 막내 아니에요 우리 진짜 친하니까 이럴 수 있는 거 아니에요 누가 누가 잘하는지 보자 우리 뒤끝 갖지 말고 그냥 놀자 결국 도토리 키 재기 우거지 아님 시래기 도토리 키 재기 우리는 모두 도토리</text:p>
          </table:table-cell>
          <table:table-cell office:value-type="string" table:style-name="ce1">
            <text:p>남</text:p>
          </table:table-cell>
          <table:table-cell table:number-columns-repeated="16377"/>
        </table:table-row>
        <table:table-row table:style-name="ro1">
          <table:table-cell office:value-type="float" office:value="774" table:style-name="ce1">
            <text:p>774</text:p>
          </table:table-cell>
          <table:table-cell office:value-type="string" table:style-name="ce1">
            <text:p>램씨</text:p>
          </table:table-cell>
          <table:table-cell office:value-type="string" table:style-name="ce1">
            <text:p>Love Like That</text:p>
          </table:table-cell>
          <table:table-cell office:value-type="string" table:style-name="ce1">
            <text:p>2017.3.7</text:p>
          </table:table-cell>
          <table:table-cell office:value-type="string" table:style-name="ce1">
            <text:p>사계절</text:p>
          </table:table-cell>
          <table:table-cell office:value-type="string" table:style-name="ce1">
            <text:p>오늘 하루는 어땠었나요 내일 별일 없으면 영화나 볼까요 집에서 뒹굴뒹굴 놀까요 날도 좋은데 산책할까요 이 사랑노래 유치할까요 근데 난 맘에 너무 드네요 이젠 더 말해줄게요 Baby 너 하나면 충분해 Love like that 옆자리만 지켜줘 Love like this 세상을 다 줄게요 Love like that 뭐든 다 해줄게요 Love like this 널 더 알아갈수록 넌 너무해 어떻게 이렇게 완벽해 사랑이라고 너라고 말할게 담아두지 않을게 yeah 널 더 만나볼수록 넌 이쁘네 어떻게 이렇게 섹시해 사랑이라고 너라고 말할게 아껴두지 않을게 yeah (Jamie Piano Solo) 너 하나면 충분해 Love like that 옆자리만 지켜줘 Love like this 세상을 다 줄게요 Love like that 뭐든 다 해줄게요 Love like this 널 더 알아갈수록 넌 너무해 어떻게 이렇게 완벽해 사랑이라고 너라고 말할게 담아두지 않을께 yeah 널 더 만나볼수록 넌 이쁘네 어떻게 이렇게 섹시해 사랑이라고 너라고 말할게 아껴두지 않을께 yeah</text:p>
          </table:table-cell>
          <table:table-cell office:value-type="string" table:style-name="ce1">
            <text:p>남</text:p>
          </table:table-cell>
          <table:table-cell table:number-columns-repeated="16377"/>
        </table:table-row>
        <table:table-row table:style-name="ro1">
          <table:table-cell office:value-type="float" office:value="775" table:style-name="ce1">
            <text:p>775</text:p>
          </table:table-cell>
          <table:table-cell office:value-type="string" table:style-name="ce1">
            <text:p>버벌진트</text:p>
          </table:table-cell>
          <table:table-cell office:value-type="string" table:style-name="ce1">
            <text:p>긍정의 힘</text:p>
          </table:table-cell>
          <table:table-cell office:value-type="string" table:style-name="ce1">
            <text:p>2011.8.31</text:p>
          </table:table-cell>
          <table:table-cell office:value-type="string" table:style-name="ce1">
            <text:p>사계절</text:p>
          </table:table-cell>
          <table:table-cell office:value-type="string" table:style-name="ce1">
            <text:p>어젯밤 이 세상이 다 끝난 듯 술 잔을 꺾던 내가 오늘은 친구의 문자 하나에 최상급 기분으로 잠에서 깼어 친군 언제나 편안함이란 건 이런 거다 보여주는 거 같아 피곤에 쩐 내가 늘어놓는 요점 없는 잡담들 전부 다 들어주고 맞장구까지 쳐줘 막 오늘의 날씨 비 온다더니 대체 왜이리 맑아 기상청이 하는 일이 뭐야 어쨌든 햇살이 예술 침대를 빠져나와 대충 고양이 세수 감지 않아 부시시한 머리로 신발을 끌고 나와 엘레베이터에 타는데 강아지 산책을 마치고 돌아오는 옆집 girl 안녕하세요 어떡해 이도 안 닦았는데 positivity 아이들 웃는 소리가 들리니 positivity 사소한 것들 안의 큰 의미 positivity 긍정에 담긴 힘을 믿니 네 마음의 소리에 귀 기울여봐 it says everything's gonna be alright 오늘 따라 커피보다는 ice cream 생각나 아찔하게 달콤한 거 자동차 나오는 거 기다릴 사이 찌뿌둥한 몸을 strech 아 지난 번 가벼운 접촉사고 그냥 지나가준 천사같은 아저씨 생각을 하고 바보같이 웃는 사이 the car is ready 어디로 가야 되지 이럴 땐 어린 애지 ice cream 하나 먹으러 강 반대편까지 가 버거 하나도 동네마다 맛이 다 다르단 걸 아니까 기름값이 아깝다 하겠지 사람들은 시원하게 확 뚫린 성수대교를 지나 남쪽으로 달려가는 중 뭔가 허전한 느낌이야 집에 놓고 왔나봐 내 지갑 it's all good though 유턴하면 되지 뭐 일요일은 기니까 positivity 아이들 웃는 소리가 들리니 positivity 사소한 것들 안의 큰 의미 positivity 긍정에 담긴 힘을 믿니 네 마음의 소리에 귀 기울여봐 it says everything's gonna be alright oh yeah, I like the life I live 'cause I went from negative to positive 어두운 날 물론 있지 가끔 씩 하지만 세상 탓 바보같은 짓 oh yeah I like the life I live 'cause I went from negative to positive 어두운 날 물론 있지 가끔 씩 하지만 세상 탓 바보같은 짓 positivity 아이들 웃는 소리가 들리니 positivity 사소한 것들 안의 큰 의미 positivity 긍정에 담긴 힘을 믿니 네 마음의 소리에 귀 기울여봐 it says everything's gonna be alright</text:p>
          </table:table-cell>
          <table:table-cell office:value-type="string" table:style-name="ce1">
            <text:p>남</text:p>
          </table:table-cell>
          <table:table-cell table:number-columns-repeated="16377"/>
        </table:table-row>
        <table:table-row table:style-name="ro1">
          <table:table-cell office:value-type="float" office:value="776" table:style-name="ce1">
            <text:p>776</text:p>
          </table:table-cell>
          <table:table-cell office:value-type="string" table:style-name="ce1">
            <text:p>제시</text:p>
          </table:table-cell>
          <table:table-cell office:value-type="string" table:style-name="ce1">
            <text:p>걸음걸이</text:p>
          </table:table-cell>
          <table:table-cell office:value-type="string" table:style-name="ce1">
            <text:p>2017.7.13</text:p>
          </table:table-cell>
          <table:table-cell office:value-type="string" table:style-name="ce1">
            <text:p>사계절</text:p>
          </table:table-cell>
          <table:table-cell office:value-type="string" table:style-name="ce1">
            <text:p>어디로 가는지 나도 잘 몰라 이대로 괜찮아 몰라도 좋아 평소완 조금 다르대 왜 자꾸 걸음이 이상하대 비틀비틀 걷는게 조금 어때서 아무도 나를 걱정 안해 모두 못됐어 너가 날 피해서 가길 바래 알아서 지나가는게 편해 오 어디로 가는지 나도 잘 몰라 이대로 괜찮아 몰라도 좋아 가고 싶은 곳은 같은데 왜 자꾸 걸음이 이상하대 내 걸음걸이가 우습지 않게 그저 그런 말이 들리지 않게 난 더, 난 더 It's been a long road. Still not at the top yet. Nah not yet. Still lots to accomplish. It's been a little bit more than a 산책. We did it the way that we wanted and disregarded what the signs said. I don't know where this path leads But I just, know that, this is, me. So put this on repeat. And get lost in ya thoughts. And remember the road to ur dreams, is never a walk in the park. 오 어디로 가는지 나도 잘 몰라 이대로 괜찮아 몰라도 좋아 가고 싶은 곳은 같은데 왜 자꾸 걸음이 이상하대 내 걸음걸이가 우습지 않게 그저 그런 말이 들리지 않게 난 더, 난 더 remember when this wasn’t real? when we were just dreaming it still? imaginary concerts with the comb as the mic just to see how it feel? living my life as a thrill there is no stopping me now. what are you talking about? it’s hard to hear you when i’m walking it out. damn they don’t know me at all It’s not their fault though but check the outro they just me winning, they just see me get it. they just see the image, they don’t really get it. I don’t need a critic talking about my bidness they don’t know my struggle or the way i did it 내 걸음걸이가 우습지 않게 그저 그런 말이 들리지 않게 난 더, 난 더 Yeah, 우습지 않게 내 걸음걸이가, 내 걸음걸이가</text:p>
          </table:table-cell>
          <table:table-cell office:value-type="string" table:style-name="ce1">
            <text:p>여</text:p>
          </table:table-cell>
          <table:table-cell table:number-columns-repeated="16377"/>
        </table:table-row>
        <table:table-row table:style-name="ro1">
          <table:table-cell office:value-type="float" office:value="777" table:style-name="ce1">
            <text:p>777</text:p>
          </table:table-cell>
          <table:table-cell office:value-type="string" table:style-name="ce1">
            <text:p>진보</text:p>
          </table:table-cell>
          <table:table-cell office:value-type="string" table:style-name="ce1">
            <text:p>FANTASY</text:p>
          </table:table-cell>
          <table:table-cell office:value-type="string" table:style-name="ce1">
            <text:p>2013.3.11</text:p>
          </table:table-cell>
          <table:table-cell office:value-type="string" table:style-name="ce1">
            <text:p>사계절</text:p>
          </table:table-cell>
          <table:table-cell office:value-type="string" table:style-name="ce1">
            <text:p>Your love smells good, wish I could get it on like ahh 오늘밤 이순간 어쩌면 예정되어 있던 너와 나의 ahh 말 안해도 알지 내가 뭘 원하는지 너와 모두 다 어른이잖아 이 밤을 꽉 잡아 Finally you and me 거릴 좁혀가지 It's all my fantasy 밖으로 나갈까 산책하러 Come home with me Fantasy in my mind Galaxy in my mind Fantasy in my mind Galaxy you are mine are mine X4 Put it on me put it on come on put it on and on and on X4 Finally you and me 거릴 좁혀가지 It's all my fantasy 밖으로 나갈까 산책하러 Come home with me Fantasy in my mind Galaxy in my mind Fantasy in my mind Galaxy you are mine are mine X4 다리를 좀만 들어봐 각도를 조금만 바꿔봐 머리를, 그 끈을 풀어봐 불을 끈 채 서로를 배워가 Fantasy in my mind Galaxy in my mind Fantasy in my mind Galaxy you are mine Finally you and me It's all my fantasy are mine X4 you're my sunshine Green sunshine</text:p>
          </table:table-cell>
          <table:table-cell office:value-type="string" table:style-name="ce1">
            <text:p>남</text:p>
          </table:table-cell>
          <table:table-cell table:number-columns-repeated="16377"/>
        </table:table-row>
        <table:table-row table:style-name="ro1">
          <table:table-cell office:value-type="float" office:value="778" table:style-name="ce1">
            <text:p>778</text:p>
          </table:table-cell>
          <table:table-cell office:value-type="string" table:style-name="ce1">
            <text:p>정밀아</text:p>
          </table:table-cell>
          <table:table-cell office:value-type="string" table:style-name="ce1">
            <text:p>낭만의 밤</text:p>
          </table:table-cell>
          <table:table-cell office:value-type="string" table:style-name="ce1">
            <text:p>2014.10.30</text:p>
          </table:table-cell>
          <table:table-cell office:value-type="string" table:style-name="ce1">
            <text:p>겨울</text:p>
          </table:table-cell>
          <table:table-cell office:value-type="string" table:style-name="ce1">
            <text:p>지겹지 않나 이 도시의 색깔들이 번쩍번쩍거리는 불빛도 마찬가지 나를 구원할 그곳은 어디려나 내 사랑하는 이여, 우리 바다에 가자 한참을 달려 다다른 바닷가 작은 마을 모퉁이 돌아 드디어 저기 저 바다 좀 봐! 걷다가 뛰었다가 다시 또 타박타박 발걸음 소리가 나란하니 그것도 너무 좋아 거칠은 저 파도도 오늘은 잠잠하니 낭만의 밤이란 이런거지 유월의 바다산책 구름 걷힌 하늘엔 별들이 총총이고 달빛은 일렁거리는 바다에 누웠구나 그대 웃는 소리에 나도 웃음이 나요 내 사랑하는 이여, 이건 좀 영화같아 변치 않는 건 없다고 돌아선 마음인데 이렇게 좋은 순간이 영원하길 바라오 둥근 달 높이 떠서 우리를 비추나니 그림자 두 개가 따라오다 하나가 되었구나 짠 내 배인 바람이 우리를 감싸도는 낭만의 밤이란 이런거지 유월의 바다산책 눈 오는 겨울에 다시 올까? 낭만의 이 바다로.</text:p>
          </table:table-cell>
          <table:table-cell office:value-type="string" table:style-name="ce1">
            <text:p>여</text:p>
          </table:table-cell>
          <table:table-cell table:number-columns-repeated="16377"/>
        </table:table-row>
        <table:table-row table:style-name="ro1">
          <table:table-cell office:value-type="float" office:value="779" table:style-name="ce1">
            <text:p>779</text:p>
          </table:table-cell>
          <table:table-cell office:value-type="string" table:style-name="ce1">
            <text:p>강아솔</text:p>
          </table:table-cell>
          <table:table-cell office:value-type="string" table:style-name="ce1">
            <text:p>연홍</text:p>
          </table:table-cell>
          <table:table-cell office:value-type="string" table:style-name="ce1">
            <text:p>2018.2.8</text:p>
          </table:table-cell>
          <table:table-cell office:value-type="string" table:style-name="ce1">
            <text:p>봄</text:p>
          </table:table-cell>
          <table:table-cell office:value-type="string" table:style-name="ce1">
            <text:p>장롱 속 제일 고운 옷 꺼내 입고 전농로 벚꽃 거리로 산책을 나갔지 내게 찾아오는 매해 봄과 함께 피어나는 당신으로 간직된 나만의 봄이 있지 우리 머리 위로 서로의 맞닿은 어깨 위로 조용히 떨어지던 벚꽃잎에 그대 웃으며 내게 말했지 꽃잎 쓸지 말고 그대로 남겨 두자고</text:p>
          </table:table-cell>
          <table:table-cell office:value-type="string" table:style-name="ce1">
            <text:p>여</text:p>
          </table:table-cell>
          <table:table-cell table:number-columns-repeated="16377"/>
        </table:table-row>
        <table:table-row table:style-name="ro1">
          <table:table-cell office:value-type="float" office:value="780" table:style-name="ce1">
            <text:p>780</text:p>
          </table:table-cell>
          <table:table-cell office:value-type="string" table:style-name="ce1">
            <text:p>이그나이트</text:p>
          </table:table-cell>
          <table:table-cell office:value-type="string" table:style-name="ce1">
            <text:p>사랑은 왜 언제나</text:p>
          </table:table-cell>
          <table:table-cell office:value-type="string" table:style-name="ce1">
            <text:p>2009.6.16</text:p>
          </table:table-cell>
          <table:table-cell office:value-type="string" table:style-name="ce1">
            <text:p>사계절</text:p>
          </table:table-cell>
          <table:table-cell office:value-type="string" table:style-name="ce1">
            <text:p>사랑의 시작이란 언제나 절대 깨지지 않을 것처럼 헤어지는 그 순간부터 숨도 쉬지 못할 것처럼 그렇게 우린 믿곤 했지만 우습게도 어느새 이렇게 사랑한 시간은 지나가고 눈물조차 나지 않는 걸 너무 쉽게 널 잊어가는 내가 이상해 웃음만 나오네 이젠 니 얼굴도 생각이 안나 그래 나도 그러기를 바랬어 하지만 아직 널 붙잡고 있어 돌아보면 아픔에 이렇게 쓰려오는데 얼마간은 널 잊고 살아가 혼자 보내는 시간 속에서 예전엔 느낄 수 없었던 자유로운 기분에 차라리 잘 된 거라 생각했었지만 이젠 니 목소리 들리지 않아 그래 나도 그러기를 바랬어 하지만 아직 널 붙잡은 채로 기억 속을 서성여 자꾸만 눈물이 나와 눈물로 너를 보내고 가슴을 움켜잡아 미련을 떨쳐 버리고 추억을 쓸어 담아 가슴에 묻어버리고 인연의 끈을 잘라 괜시리 허세 부리고 무언가를 바라고 나만 바라보라고 말하고 싶진 않아 나란 놈 땜에 남자란 단어 자체를 못 믿게 돼버린 너 그리기만 하면 매번 눈물이 나서 달려가 모든 것 다 잊게 꽉 안아주고 싶어도 텅 빈 너의 집은 아무 대답 없어 두 손 잡고 산책했던 공원에서 망설이면서 고백했던 벤치에서 앉아 울적한 이 기분이 다 떨어져 나갈 때까지 울어버리고 마지막 남은 사진을 태워 대체 왜 넌 내게 다가왔는지 결국 이렇게 끝날 얘기 속에 나를 들여놓고 불행하게 해 너무 미워지지만 아직은 사랑하는 걸 사랑의 마지막은 언제나 아무 희망도 허락지 않아 마음먹으면 닿을 수도 있는 곳에 있지만 다신 볼 수 없단 걸 잘 알고 있어</text:p>
          </table:table-cell>
          <table:table-cell office:value-type="string" table:style-name="ce1">
            <text:p>남</text:p>
          </table:table-cell>
          <table:table-cell table:number-columns-repeated="16377"/>
        </table:table-row>
        <table:table-row table:style-name="ro1">
          <table:table-cell office:value-type="float" office:value="781" table:style-name="ce1">
            <text:p>781</text:p>
          </table:table-cell>
          <table:table-cell office:value-type="string" table:style-name="ce1">
            <text:p>남동현</text:p>
          </table:table-cell>
          <table:table-cell office:value-type="string" table:style-name="ce1">
            <text:p>레트로러브</text:p>
          </table:table-cell>
          <table:table-cell office:value-type="string" table:style-name="ce1">
            <text:p>2020.7.26</text:p>
          </table:table-cell>
          <table:table-cell office:value-type="string" table:style-name="ce1">
            <text:p>겨울</text:p>
          </table:table-cell>
          <table:table-cell office:value-type="string" table:style-name="ce1">
            <text:p>넌 그렇게 그렇게 넌 그저께 날 그저 그렇게 봐 난 외롭게 외롭게 넌 왜 없게 넌 그저 그러니까 어제는 조금 취했었나 봐 미안해 네가 뭐라든 간에 하늘도 파란데 홀로 가야지 산책 넌 나를 친구로만 생각하네 너 마음대로 하도록 하세요 Rock and Rock and Roll baby Rock and Rock and Roll baby 다 끝났으니 그대여 살펴가시오 Rock and Rock and Roll baby Rock and Rock and Roll baby 밖은 아직도 추운 겨울일 텐데 Are you okay? 추운 겨울일 텐데 파랗게 파랗게 새파란 네 가식적인 모습이 나를 또 나를 또 헷갈리게 해 모르겠다 다 때려 쳐 I got a nervous I’ll Retro Love you 하늘도 검은데 홀로 자야지 선잠 꿈에서도 너와 나 친구 사이 너 마음대로 하도록 하세요 Rock and Rock and Roll baby Rock and Rock and Roll baby 다 끝났으니 그대여 살펴가시오 Rock and Rock and Roll baby Rock and Rock and Roll baby 밖은 아직도 추운 겨울일 텐데 Are you okay? 추운 겨울일 텐데 Rock and Rock and Roll baby Rock and Rock and Roll baby 다 끝났으니 그대여 살펴가시오 Rock and Rock and Roll baby Rock and Rock and Roll baby 밖은 아직도 추운 겨울일 텐데 Are you okay? 추운 겨울일 텐데<text:s/></text:p>
          </table:table-cell>
          <table:table-cell office:value-type="string" table:style-name="ce1">
            <text:p>남</text:p>
          </table:table-cell>
          <table:table-cell table:number-columns-repeated="16377"/>
        </table:table-row>
        <table:table-row table:style-name="ro1">
          <table:table-cell office:value-type="float" office:value="782" table:style-name="ce1">
            <text:p>782</text:p>
          </table:table-cell>
          <table:table-cell office:value-type="string" table:style-name="ce1">
            <text:p>박소은</text:p>
          </table:table-cell>
          <table:table-cell office:value-type="string" table:style-name="ce1">
            <text:p>왠지</text:p>
          </table:table-cell>
          <table:table-cell office:value-type="string" table:style-name="ce1">
            <text:p>2020.3.26</text:p>
          </table:table-cell>
          <table:table-cell office:value-type="string" table:style-name="ce1">
            <text:p>사계절</text:p>
          </table:table-cell>
          <table:table-cell office:value-type="string" table:style-name="ce1">
            <text:p>왠지 너와 만난 오랜 시간들 사이 나는 뭐든 처음 해 보는 것처럼 눈물이 많았어 편지 여행 산책 숱한 밤들 그 사이 나는 정말 처음 해 보는 것처럼 고민이 많았어 잊지 못할 사랑은 살면서 한번 한대 있지 나는 너랑 그런 사랑을 한 거야 그거면 됐어 난 그거면 돼 그걸로 됐어 난 그걸로 돼 그거면 됐어 난 그거면 돼 그걸로 됐어 난 그걸로 돼 왠지 함께 했던 모든 순간들 사이 나는 자꾸 좋은 것들만 기억하려 애를 썼어 사실 우린 눈물을 바다만큼 많이 흘렸고 허공엔 상처만 둥둥 떠다녔어 잊지 못할 사랑은 살면서 한번 한 대 있지 나는 너랑 그런 사랑을 한 거야 그거면 됐어 난 그거면 돼 그걸로 됐어 난 그걸로 돼 그거면 됐어 난 그거면 돼 그걸로 됐어 난 그걸로 돼 정말 그거면 됐어 난 그거면 돼 그걸로 됐어 난 그걸로 돼 그거면 됐어 난 그거면 돼 그걸로 됐어 난 그걸로 돼 그거면 됐어 난 그거면 돼</text:p>
          </table:table-cell>
          <table:table-cell office:value-type="string" table:style-name="ce1">
            <text:p>여</text:p>
          </table:table-cell>
          <table:table-cell table:number-columns-repeated="16377"/>
        </table:table-row>
        <table:table-row table:style-name="ro1">
          <table:table-cell office:value-type="float" office:value="783" table:style-name="ce1">
            <text:p>783</text:p>
          </table:table-cell>
          <table:table-cell office:value-type="string" table:style-name="ce1">
            <text:p>담소네공방</text:p>
          </table:table-cell>
          <table:table-cell office:value-type="string" table:style-name="ce1">
            <text:p>산책</text:p>
          </table:table-cell>
          <table:table-cell office:value-type="string" table:style-name="ce1">
            <text:p>2017.9.14</text:p>
          </table:table-cell>
          <table:table-cell office:value-type="string" table:style-name="ce1">
            <text:p>사계절</text:p>
          </table:table-cell>
          <table:table-cell office:value-type="string" table:style-name="ce1">
            <text:p>하늘은 맑고 내 맘은 흐리고 생각은 많고 정답은 없고 마음이 어렵고 티 내긴 싫고 나 요즘 왜 이럴까 하루가 길고 재미는 없고 할 일은 많은데 내키질 않고 이렇게 살면 무엇이 될까 나는 도무지 알 수 없네 밖으로 나가 산책을 할 거야 자꾸 작아져 사라질 것 같아 나의 용기는 어디로 갔는지 한숨도 안 나오네 세상은 넓고 내 맘은 좁고 별일도 아닌데 신경질 나고 이렇게 살면 무엇이 될까 나는 도무지 알 수 없네 밖으로 나가 산책을 할 거야 자꾸 작아져 사라질 것 같아 나의 용기는 어디로 갔는지 밖으로 나가 산책을 할 거야 자꾸 작아져 사라질 것 같아 나의 용기는 어디로 갔는지 한숨도 안 나오네</text:p>
          </table:table-cell>
          <table:table-cell office:value-type="string" table:style-name="ce1">
            <text:p>여</text:p>
          </table:table-cell>
          <table:table-cell table:number-columns-repeated="16377"/>
        </table:table-row>
        <table:table-row table:style-name="ro1">
          <table:table-cell office:value-type="float" office:value="784" table:style-name="ce1">
            <text:p>784</text:p>
          </table:table-cell>
          <table:table-cell office:value-type="string" table:style-name="ce1">
            <text:p>가을방학</text:p>
          </table:table-cell>
          <table:table-cell office:value-type="string" table:style-name="ce1">
            <text:p>헛것</text:p>
          </table:table-cell>
          <table:table-cell office:value-type="string" table:style-name="ce1">
            <text:p>2013.4.8</text:p>
          </table:table-cell>
          <table:table-cell office:value-type="string" table:style-name="ce1">
            <text:p>사계절</text:p>
          </table:table-cell>
          <table:table-cell office:value-type="string" table:style-name="ce1">
            <text:p>'졸립다'던 너의 혼잣말을 '외롭다'로 잘못 알아듣던 내 귀는 평소에도 헛것을 종종 듣곤 해 어쩐지 뒤에 선 네 눈길이 느껴져 자꾸만 돌아보는 내 눈엔 평소에도 헛것이 종종 나타나 꿈속과 현실은 정반대란 얘긴 싫어 나는 방금 행복한 꿈을 꿨는걸 허기엔 익숙해 식탐도 많진 않아 약간의 애정결핍이 있을 순 있지만 사랑을 약속해 안긴 적 없는 네게 이렇게 쉽게 웃고 우는데 다른 뜻이 있겠니 오늘도 알쏭달쏭한 너의 무표정 멋대로 두근대는 내 심장 쓸쓸하지 않다면 거짓말이겠지만 헛디딘 한 발짝만큼 난 네 곁에 가고 헛걸음은 내겐 산책과 같아 허기엔 익숙해 식탐도 많진 않아 약간의 애정결핍이 있을 순 있지만 사랑을 약속해 안긴 적 없는 네게 이렇게 쉽게 웃고 우는데 다른 뜻이 있겠니</text:p>
          </table:table-cell>
          <table:table-cell office:value-type="string" table:style-name="ce1">
            <text:p>혼성</text:p>
          </table:table-cell>
          <table:table-cell table:number-columns-repeated="16377"/>
        </table:table-row>
        <table:table-row table:style-name="ro1">
          <table:table-cell office:value-type="float" office:value="785" table:style-name="ce1">
            <text:p>785</text:p>
          </table:table-cell>
          <table:table-cell office:value-type="string" table:style-name="ce1">
            <text:p>Ja Mezz</text:p>
          </table:table-cell>
          <table:table-cell office:value-type="string" table:style-name="ce1">
            <text:p>한강이 바다라면</text:p>
          </table:table-cell>
          <table:table-cell office:value-type="string" table:style-name="ce1">
            <text:p>2017.6.13</text:p>
          </table:table-cell>
          <table:table-cell office:value-type="string" table:style-name="ce1">
            <text:p>사계절</text:p>
          </table:table-cell>
          <table:table-cell office:value-type="string" table:style-name="ce1">
            <text:p>한강이 바다라면 널 품에 안을 텐데 한강이 바다라면 널 품에 안을 텐데 이 도시는 너무 좁아 서울 서울 서울 이 도시는 너무 좁아 서울 서울 서울 이 도시는 너무 좁아 서울 서울 서울 이 도시는 너무 좁아 서울 everybody busy actin like a businessman in the city 주는 만큼 받고 받은 만큼 주는 이치 내 전공이 경영인 게 싫을 때가 있지 가끔 내가 진짜 사랑 하고 있나 싶지 여기 서울에서 내가 돈을 버는게 절대 돈을 쫓는게 되지 않기를 빌어 get a boarding pass imma get me on a plane 여길 떠 버릴래 잊어 버릴께 내 직업 잘나가는 외제찰 사서 그 옆자리에 너를 태워줄께 잘나가는 랩퍼가 될테니 넌 9급공무원이 되어줄래 god damn this city turned me into a savage but I'm still in love with you baby baby 니 앞에선 계산 안 때려 I'm jus hella busy getting mo chedda you know that pilot 을 꿈꾸던 꼬마한테는 이 도시가 너무 좁아 boy on the come up 쉴 시간 없어 숨 돌림 틈 no comma 우리 좋아하던 산책 영화 drive 맥주 chillin 이젠 못할꺼야 절대로 싫어 진 게 아닌데 너가 내 미래 청사진을 너만 왜 못 봐 한강이 바다라면 널 품에 안을 텐데 한강이 바다라면 널 품에 안을 텐데 이 도시는 너무 좁아 서울 서울 서울 이 도시는 너무 좁아 서울 서울 서울 이 도시는 너무 좁아 서울 서울 서울 이 도시는 너무 좁아 서울 이 도시는 너무 좁아 서울 I can't get enough of it 이 도시는 너무 좁아 서울 I can't get enough of it 이 도시는 너무 좁아 서울 I can't get enough of it 이 도시는 너무 좁아 서울 I can't get enough of it sik-k) 넌 이핼 못해 cuz I'm spendin all on you maybe you can understand me baby wanna ride for ya but times tick tockin 몇 명 빼곤 대부분이 식상해 늦기 전에 뛰어야 해 너를 위해서 pull up 옆에 있는 널 멀리 해서라도 gotta go 이 도시는 너무 빡빡해서 나는 너무 지루해 아주 많이 좁아 아마도 내 손가락이 필요해 하루 빨리 억만장자가 되어 전부 한강에 기부해 책상 밑에 떨어진 지우개로 서울특별시를 문지를래 전부다 원해 5 star hotel black armani 빼입은 나의 옆엔 bikini 차림 잘빠진 hot models 터지는 함성과 폭죽과 샴페인 oh what a dream live like a king 아니 신처럼 살어 if you ride with me 아름답지 만은 않아 위로 가는 길 영웅에겐 사사로운 감정따윈 없지 now I'm on my way I'm surfin on a new wave 한강이 바다라도 난 태평양 위를 지나가는 배 나의 꿈 나의 성공은 너무 커서 타이타닉 우리 사랑은 빙산 잠시 잠시 내 품에 부딪히지마 너는 카미카제 워 떨어져 난 내 갈길 가야돼 uh 한강이 바다라면 널 품에 안을 텐데 한강이 바다라면 널 품에 안을 텐데 이 도시는 너무 좁아 서울 서울 서울 이 도시는 너무 좁아 서울 서울 서울 이 도시는 너무 좁아 서울 서울 서울 이 도시는 너무 좁아 서울 이 도시는 너무 좁아 서울 I can't get enough of it 이 도시는 너무 좁아 서울 I can't get enough of it 이 도시는 너무 좁아 서울 I can't get enough of it 이 도시는 너무 좁아 서울 I can't get enough of it baby I'm in love 이 도시는 알어 내가 alcoholic 인 것도 알어 내가 heavy smoker 인 것도 알어 내가 왜 여기 머무르는지 넌 알어</text:p>
          </table:table-cell>
          <table:table-cell office:value-type="string" table:style-name="ce1">
            <text:p>남</text:p>
          </table:table-cell>
          <table:table-cell table:number-columns-repeated="16377"/>
        </table:table-row>
        <table:table-row table:style-name="ro1">
          <table:table-cell office:value-type="float" office:value="786" table:style-name="ce1">
            <text:p>786</text:p>
          </table:table-cell>
          <table:table-cell office:value-type="string" table:style-name="ce1">
            <text:p>히피는 집시였다</text:p>
          </table:table-cell>
          <table:table-cell office:value-type="string" table:style-name="ce1">
            <text:p>땅거미</text:p>
          </table:table-cell>
          <table:table-cell office:value-type="string" table:style-name="ce1">
            <text:p>2019.11.18</text:p>
          </table:table-cell>
          <table:table-cell office:value-type="string" table:style-name="ce1">
            <text:p>사계절</text:p>
          </table:table-cell>
          <table:table-cell office:value-type="string" table:style-name="ce1">
            <text:p>주름이 져버리나 봐 땅이 너무 눈이 부신가 봐 드리워지는 그림자로 도망가도 구름이 넘어지나 봐 비틀거리듯 지나가잖아 젖어버리듯 내려앉잖아 그리고 이젠 어둡네 티를 안 내도 땅거미는 아래로 어스레하게 번지네 붉은 안개로 변해가고 위로 그늘이 되어준다 티를 안 내도 땅거미는 아래로 어스레하게 번지네 붉은 안개로 변해가고 위로 그늘이 되어준다 Ye no more chance 기회만 줬음 돼 Ye now I’m changed 이젠 잘 못 끝내 Ye I talk with yale 성경에 적힌 대로 난 행동 못해 비틀거리네요 모두 질투 뒤돌아 욕했던 건 네 실수 믿을 거 하나 없네 나 포함해서 급해서 못 챙긴 건 하나 기품 돈 벌다 보니 돈이 다야 돈 벌다 보니 돈이 다야 돈 벌다 보니 돈이 마약 더 멀리 보는 법은 뭐야 나는 산책 중 어디로 가는 건데 내가 한 많은 선택 중 개뿔 한 열 개쯤 옳으면 다행 기대하고 또 실망하고 또 지랄하다가 이만이요 그럴 싼 비유 아픈 건 치유 뭐 모르는 소리 좀 하지 마세요 하지 마세요 하지 마세요 맘에도 없는 말 하지 마세요 고래 말장난에 등 터진 새우 불쌍해 근데 막 또 가지 마세요 가지 마세요 가지 마세요 혹시 저 노래 아세요 나는 알아서 따라 불렀는데 혹시 그거 아세요</text:p>
          </table:table-cell>
          <table:table-cell office:value-type="string" table:style-name="ce1">
            <text:p>남</text:p>
          </table:table-cell>
          <table:table-cell table:number-columns-repeated="16377"/>
        </table:table-row>
        <table:table-row table:style-name="ro1">
          <table:table-cell office:value-type="float" office:value="787" table:style-name="ce1">
            <text:p>787</text:p>
          </table:table-cell>
          <table:table-cell office:value-type="string" table:style-name="ce1">
            <text:p>수퍼비, 트웰브</text:p>
          </table:table-cell>
          <table:table-cell office:value-type="string" table:style-name="ce1">
            <text:p>여자들은 강아지를 좋아해</text:p>
          </table:table-cell>
          <table:table-cell office:value-type="string" table:style-name="ce1">
            <text:p>2018.6.1</text:p>
          </table:table-cell>
          <table:table-cell office:value-type="string" table:style-name="ce1">
            <text:p>사계절</text:p>
          </table:table-cell>
          <table:table-cell office:value-type="string" table:style-name="ce1">
            <text:p>여자들은 강아지를 좋아해 yeah 여자들은 강아지를 좋아해 yeah 우리 집에 한번 놀러 올래 yeah 여자들은 강아지를 좋아해 yeah 여자들은 강아지를 좋아해 우리 집에 많은 여자 머리카락들은 에이샙의 팬 차, 시계, 목걸이, 집의 야경 보여줘도 강아지만 찾아, 그렇게 난 널 꼬시지 (성공) 오늘 밤 너와 난 에이샙 목욕 시키지 그러다 눈 맞으면 난 너도 씻기지 한마리 더, 두마리 더, 세마리 더 네마리 더 키울수도 있어 너를 위해서 대신 우리집에 놀러와 내일도 (띵동) 포메, 웰시코기, 시츄는 어때? 푸들, 말티즈, 비숑, 불테리어 똑똑한 보더콜리 교감할 수 있는 리트리버 이름은 너가 지어줘도 돼 산책가 여의도 공원에 우리 집에 같이 가줄래? 댕댕이들한테 밥주게 여자들은 강아지를 좋아해 yeah 여자들은 강아지를 좋아해 yeah 우리 집에 한번 놀러 올래 yeah 여자들은 강아지를 좋아해 yeah 멍뭉아 저 산책하고 있는 누나 봐 맛있는 수제 간식을 줄게, 애교 좀 부려봐 (간식?) 오 이 녀석, 옷을 뜯다니 번호를 여쭤봐야겠어, 수선비는 드리는게 매너지 (에티켓) ay, 여자들은 왜이리 강아지면 다들 왜 인지 안 좋은 기분도 풀리는 것 같애 yeah, hey! 그건 나도지 니 덕에 아리따운 그녀들이 내게 말 걸어줘, 니 이름을 묻지 (난 말해 “안 아르켜 주지~잉") 그렇게 난 가졌어 많은 number I got a lot of love 알아 니 맘을 여는 법 ay ay 어쩌다 보니까 넌 나의 큐피트 with no arrow 난 월레스 넌 그로밋같아 널 사랑해 줄거야 배로 여자들은 강아지를 좋아해 물론 나쁜 놈한테도 강아지라 하겠지 난 너한테 어떤 개가 될지 모르겠지만 일단 느껴야 해 필요한 건 교감이지 누가 위에 있는 건 중요치 않아 넌 알겠지 둘이 있을 때는 애교 낮엔 보여줄게 배려와 매너 밤엔 상황 따라서 짐승 같을 때도 넌 왜 나를 좋아해 yeah 이윤 됐어 오늘 우리 감성은 될 테니 개로 여자들은 강아지를 좋아해 yeah 여자들은 강아지를 좋아해 yeah 우리 집에 한번 놀러 올래 yeah 여자들은 강아지를 좋아해 yeah</text:p>
          </table:table-cell>
          <table:table-cell office:value-type="string" table:style-name="ce1">
            <text:p>남</text:p>
          </table:table-cell>
          <table:table-cell table:number-columns-repeated="16377"/>
        </table:table-row>
        <table:table-row table:style-name="ro1">
          <table:table-cell office:value-type="float" office:value="788" table:style-name="ce1">
            <text:p>788</text:p>
          </table:table-cell>
          <table:table-cell office:value-type="string" table:style-name="ce1">
            <text:p>구만</text:p>
          </table:table-cell>
          <table:table-cell office:value-type="string" table:style-name="ce1">
            <text:p>그대의 것</text:p>
          </table:table-cell>
          <table:table-cell office:value-type="string" table:style-name="ce1">
            <text:p>2019.9.19</text:p>
          </table:table-cell>
          <table:table-cell office:value-type="string" table:style-name="ce1">
            <text:p>봄</text:p>
          </table:table-cell>
          <table:table-cell office:value-type="string" table:style-name="ce1">
            <text:p>빛나는 눈에 잠깐 들어가 볼 수는 없을까 네 맘을 잠시 들여다 보면 얼마나 좋을까 당신, 밝은 빛을 비춰주는 무엇 Sunday, 주말같이 기대하는 마음 사랑이란 건 모든 것을 줘도 닫힌 마음은 그대의 것 이라 버려진 마음에 미련은 거두고 내일 또 다시 두드리겠소 마음이 있기에 숨었던 용긴 되 살아 났고 꿈을 꾸기에 봄에 너랑 걷는 상상을 했지 달님, 그대 마음을 제게 보여줘요 Sunshine, 맑은 날에 산책하는 기분 사랑이란 건 모든 것을 줘도 닫힌 마음은 그대의 것이라 무너진 마음에 다시 상처가 아물면 내일 또 난 두드리겠소 One sided love 그대 마음엔 못 들겠지만 One sided love 마지막으로 두드리겠소 나의 마음에 다시 어둠이 온대도 내일 또 다시 두드리겠소</text:p>
          </table:table-cell>
          <table:table-cell office:value-type="string" table:style-name="ce1">
            <text:p>남</text:p>
          </table:table-cell>
          <table:table-cell table:number-columns-repeated="16377"/>
        </table:table-row>
        <table:table-row table:style-name="ro1">
          <table:table-cell office:value-type="float" office:value="789" table:style-name="ce1">
            <text:p>789</text:p>
          </table:table-cell>
          <table:table-cell office:value-type="string" table:style-name="ce1">
            <text:p>HAD</text:p>
          </table:table-cell>
          <table:table-cell office:value-type="string" table:style-name="ce1">
            <text:p>산책</text:p>
          </table:table-cell>
          <table:table-cell office:value-type="string" table:style-name="ce1">
            <text:p>2020.8.26</text:p>
          </table:table-cell>
          <table:table-cell office:value-type="string" table:style-name="ce1">
            <text:p>사계절</text:p>
          </table:table-cell>
          <table:table-cell office:value-type="string" table:style-name="ce1">
            <text:p>산책하기 좋은 날이야 오늘 날이 생각하기보다는 밖을 걸을까 우린 해를 봐야만 해 달이 뜰 때까지는 걸어도 돼 오늘따라 몸이 너무 가벼워서 다리 아픈 줄도 모르고 우린 걸어 계속 걸어 그냥 해가 너무 예쁜데 누구 멋대로 맑은 저 하늘도 힘들 때는 조금 쉬었다가 가 옷이 더우면 벗고 걸어 옆에 강아지도 나를 바라봐 집에서 나오기 잘한 것 같은데 baby what do you think about our 산책 baby what do you think about our 산책 닿을듯한 저 하늘 구름 위엔 뭐가 있을까 말을 하지 않아도 너와 같은 것을 꿈꾸네 사는 건 원래 산책 같은 것 baby what do you think about our 산책 baby what do you think about our 산책</text:p>
          </table:table-cell>
          <table:table-cell office:value-type="string" table:style-name="ce1">
            <text:p>남</text:p>
          </table:table-cell>
          <table:table-cell table:number-columns-repeated="16377"/>
        </table:table-row>
        <table:table-row table:style-name="ro1">
          <table:table-cell office:value-type="float" office:value="790" table:style-name="ce1">
            <text:p>790</text:p>
          </table:table-cell>
          <table:table-cell office:value-type="string" table:style-name="ce1">
            <text:p>현규</text:p>
          </table:table-cell>
          <table:table-cell office:value-type="string" table:style-name="ce1">
            <text:p>지루해</text:p>
          </table:table-cell>
          <table:table-cell office:value-type="string" table:style-name="ce1">
            <text:p>2017.9.7</text:p>
          </table:table-cell>
          <table:table-cell office:value-type="string" table:style-name="ce1">
            <text:p>사계절</text:p>
          </table:table-cell>
          <table:table-cell office:value-type="string" table:style-name="ce1">
            <text:p>매일 반복되는 똑같은 하루 뭔가 재미난 일 없나 이리저리 둘러봐도 다 똑같아 지루해 이런 적 한 번도 없었는데 나도 계절을 타나 봐 다들 봄 가을에 그러는데 난 왜 (여름에 이래) 예쁜 여자를 봐도 맛있는 걸 먹어도 그냥 별로야 그냥 그래 I don’t know what to do 다들 뭐가 그리 재미있는지 하하 호호 웃으며 지내는데 왜 나만 재미없는지 지겹게 울려대는 핸드폰 오늘따라 괜히 받기 싫어 그다지 반가운 전화는 아니야 오늘은 혼자 있을래 웃긴 영화를 봐도 산책을 나가도 그냥 별로야 그냥 그래 I don’t know what to do 다들 뭐가 그리 재미있는지 하하 호호 웃으며 지내는데 왜 나만 재미없는지 할건 많은데 무기력해 정말 왜 이러는지 모르겠어 할 일은 많은데 손에 안 잡혀 이러다 정말 망하겠어 I feel boring all day 다들 뭐가 그리 재미있는지 하하 호호 웃으며 지내는데 왜 나만 재미없는지</text:p>
          </table:table-cell>
          <table:table-cell office:value-type="string" table:style-name="ce1">
            <text:p>남</text:p>
          </table:table-cell>
          <table:table-cell table:number-columns-repeated="16377"/>
        </table:table-row>
        <table:table-row table:style-name="ro1">
          <table:table-cell office:value-type="float" office:value="791" table:style-name="ce1">
            <text:p>791</text:p>
          </table:table-cell>
          <table:table-cell office:value-type="string" table:style-name="ce1">
            <text:p>려욱, 베이지</text:p>
          </table:table-cell>
          <table:table-cell office:value-type="string" table:style-name="ce1">
            <text:p>친구와 사랑에 빠질 때</text:p>
          </table:table-cell>
          <table:table-cell office:value-type="string" table:style-name="ce1">
            <text:p>2010.9.30</text:p>
          </table:table-cell>
          <table:table-cell office:value-type="string" table:style-name="ce1">
            <text:p>사계절</text:p>
          </table:table-cell>
          <table:table-cell office:value-type="string" table:style-name="ce1">
            <text:p>친구인 건지 사귀는 건지 나 요즘엔 니가 더 헷갈려 내가 영화도 보고 산책도 하고 속 깊은 비밀 너에게 말하고 woo woo 우린 연인보다 가까운 그런 친구 사이 근데 어떡하지 나 니가 좋아져 baby 어느샌가 너의 모든게 좋아졌어 너의 모든게 살며시 더 살며시 내가 다가갈거야 니가 다 좋아 모두 다 좋아 사랑한단 말은 안해도 이렇게 머물러줘 내게 약속해줘 영원히 간 주 중 ♪ 남자답게 내 맘 모두 다 고백하고 싶어 내 맘 들킬까봐 내 마음 알까봐 baby 어느샌가 너의 모든게 좋아졌어 너의 모든게 살며시 더 살며시 내가 다가갈거야 니가 다 좋아 모두 다 좋아 사랑한단 말은 안해도 이렇게 머물러줘 내게 약속해줘 영원히 남녀사이 친구란 없다고 그땐 믿지 않았어 아냐 우리 연인이 된데도 계속 좋은 친구처럼 더 너의 얘길 들어줄게 사랑한단 말 보단 우린 아직 우린 달콤한 기분 조금씩 더 조금씩 오늘부터 시작해 니가 다 좋아 모두 다 좋아 잡은 손을 놓지 않을께 사랑해 그 말 대신 곁에 있을거야 영원히</text:p>
          </table:table-cell>
          <table:table-cell office:value-type="string" table:style-name="ce1">
            <text:p>혼성</text:p>
          </table:table-cell>
          <table:table-cell table:number-columns-repeated="16377"/>
        </table:table-row>
        <table:table-row table:style-name="ro1">
          <table:table-cell office:value-type="float" office:value="792" table:style-name="ce1">
            <text:p>792</text:p>
          </table:table-cell>
          <table:table-cell office:value-type="string" table:style-name="ce1">
            <text:p>이준영, 소연</text:p>
          </table:table-cell>
          <table:table-cell office:value-type="string" table:style-name="ce1">
            <text:p>사랑하자</text:p>
          </table:table-cell>
          <table:table-cell office:value-type="string" table:style-name="ce1">
            <text:p>2020.5.18</text:p>
          </table:table-cell>
          <table:table-cell office:value-type="string" table:style-name="ce1">
            <text:p>사계절</text:p>
          </table:table-cell>
          <table:table-cell office:value-type="string" table:style-name="ce1">
            <text:p>제일 하고 싶은 말 보고 싶다는 그 말 가슴 깊이 우러나오는 말 너무 듣고 싶은 말 사랑한다는 그 말 너무 쉽게 내뱉어 걱정되지만 숨길 수가 없어 이 맘 다 들통 났네 헤퍼 보일까 쉽게 생각할까 기다릴 수 없어 그만 내가 먼저 고백해볼까 사랑하자 사랑하자 달달하게 서로 뜨겁게 사랑하자 세상 제일 소중한 너와 짧은 여행을 갈까 공원 산책을 할까 무얼 할지 생각에 행복해 예쁜 옷을 고르고 안 한 듯 화장을 하고 어떻게든 잘 보일 고민 고민해 숨길 수가 없어 내 맘 다 들통 났네 감춰지질 않아 널 향한 마음이 기다릴 수 없어 그냥 내가 먼저 고백해볼까 사랑하자 사랑하자 달달하게 서로 뜨겁게 사랑하자 내가 항상 웃게 해줄게 세상에 좋은 사람 많지만 어떻게 너와 비교를 하겠어 하루하루 지날수록 진해지는 내 사랑아 안아줘요 키스해 줘요 평생 내 맘 떠나지 못하게 사랑해요 평생 동안 지켜줄게요 사랑하자 사랑하자 달달하게 서로 뜨겁게 사랑하자 세상 제일 소중한 너와</text:p>
          </table:table-cell>
          <table:table-cell office:value-type="string" table:style-name="ce1">
            <text:p>혼성</text:p>
          </table:table-cell>
          <table:table-cell table:number-columns-repeated="16377"/>
        </table:table-row>
        <table:table-row table:style-name="ro1">
          <table:table-cell office:value-type="float" office:value="793" table:style-name="ce1">
            <text:p>793</text:p>
          </table:table-cell>
          <table:table-cell office:value-type="string" table:style-name="ce1">
            <text:p>공중그늘</text:p>
          </table:table-cell>
          <table:table-cell office:value-type="string" table:style-name="ce1">
            <text:p>산책</text:p>
          </table:table-cell>
          <table:table-cell office:value-type="string" table:style-name="ce1">
            <text:p>2018.11.11</text:p>
          </table:table-cell>
          <table:table-cell office:value-type="string" table:style-name="ce1">
            <text:p>사계절</text:p>
          </table:table-cell>
          <table:table-cell office:value-type="string" table:style-name="ce1">
            <text:p>우리는 길을 잃었지만 산책이라 부르지 불안한 매듭을 바라보며 새삼스레 걸어가 우리는 길을 잃었지만 산책이라 부르지 불안한 매듭을 바라보며 새삼스레 걸어가</text:p>
          </table:table-cell>
          <table:table-cell office:value-type="string" table:style-name="ce1">
            <text:p>남</text:p>
          </table:table-cell>
          <table:table-cell table:number-columns-repeated="16377"/>
        </table:table-row>
        <table:table-row table:style-name="ro1">
          <table:table-cell office:value-type="float" office:value="794" table:style-name="ce1">
            <text:p>794</text:p>
          </table:table-cell>
          <table:table-cell office:value-type="string" table:style-name="ce1">
            <text:p>권순관</text:p>
          </table:table-cell>
          <table:table-cell office:value-type="string" table:style-name="ce1">
            <text:p>Home Again</text:p>
          </table:table-cell>
          <table:table-cell office:value-type="string" table:style-name="ce1">
            <text:p>2013.4.11</text:p>
          </table:table-cell>
          <table:table-cell office:value-type="string" table:style-name="ce1">
            <text:p>사계절</text:p>
          </table:table-cell>
          <table:table-cell office:value-type="string" table:style-name="ce1">
            <text:p>잊었던 서울 하늘 잊고 지낸 사람들 햇살이 오랜만에 느껴져 숨쉬듯 아프던 시간은 지났나봐 변함없이 할 일을 하고 외로움은 익숙해져 가 너 없이 몇 번의 눈물이 마르고 잠잠해 질 때쯤 견디지 못할 것 같았던 그리움도 이젠 제자리로 돌아오나봐 너무도 아름다웠던 만큼 무엇도 위로하지 못한 긴 시간을 밤늦은 산책에 떨구고 친구들 얘기에 웃으며 조금씩 몇 번의 눈물이 마르고 잠잠해 질 때쯤 견디지 못할 것 같았던 그리움도 이젠 제자리로 또 한차례 사랑이 떠나고 변함없이 강물이 흐르네 잊었던 서울 하늘 잊고 지낸 사람들</text:p>
          </table:table-cell>
          <table:table-cell office:value-type="string" table:style-name="ce1">
            <text:p>남</text:p>
          </table:table-cell>
          <table:table-cell table:number-columns-repeated="16377"/>
        </table:table-row>
        <table:table-row table:style-name="ro1">
          <table:table-cell office:value-type="float" office:value="795" table:style-name="ce1">
            <text:p>795</text:p>
          </table:table-cell>
          <table:table-cell office:value-type="string" table:style-name="ce1">
            <text:p>염따</text:p>
          </table:table-cell>
          <table:table-cell office:value-type="string" table:style-name="ce1">
            <text:p>이렇게 좋은날</text:p>
          </table:table-cell>
          <table:table-cell office:value-type="string" table:style-name="ce1">
            <text:p>2017.7.6</text:p>
          </table:table-cell>
          <table:table-cell office:value-type="string" table:style-name="ce1">
            <text:p>사계절</text:p>
          </table:table-cell>
          <table:table-cell office:value-type="string" table:style-name="ce1">
            <text:p>저기 멀리 서있는 너가 보여 새하얀 운동화를 신고서 나를 바라보며 손을 흔들어 가자 어디든 오늘은 기분 높히 높히 올리자 힘든건 조금씩 조금씩 괜찮아 질테니 이렇게 좋은날 멀지 않아도 이렇게 좋은날 서울을 떠나서 이렇게 좋은날 별거 없어도 뭐 어때 이렇게 좋은날 우리 함께라면 캄캄한 영화관 보다는 어떨까 산책 시원한 바람이 있는곳에 초록과 노랑 갈색과 파랑 그안에 우리 둘 오래된 나무벤치에 앉아 어제는 무슨일이 있었는지 다 말해줄래 내가 같이 끌어 안을게 이렇게 좋은날 멀지 않아도 이렇게 좋은날 서울을 떠나서 이렇게 좋은날 별거 없어도 뭐 어때 이렇게 좋은날 우리 함께라면 아무도 우리 기분을 떨어뜨리지 못해 너무 높아 우린 저 하늘 처럼 (이렇게 있을래) 너에 옆에 이렇게 조금만 더 있을래 이렇게 좋은날 멀지 않아도 이렇게 좋은날 서울을 떠나서 이렇게 좋은날 별거 없어도 뭐 어때 이렇게 좋은날 우리 함께라면 이렇게 좋은날 멀지 않아도 이렇게 좋은날 서울을 떠나서 이렇게 좋은날 별거 없어도 뭐 어때 이렇게 좋은날 우리 함께라면</text:p>
          </table:table-cell>
          <table:table-cell office:value-type="string" table:style-name="ce1">
            <text:p>남</text:p>
          </table:table-cell>
          <table:table-cell table:number-columns-repeated="16377"/>
        </table:table-row>
        <table:table-row table:style-name="ro1">
          <table:table-cell office:value-type="float" office:value="796" table:style-name="ce1">
            <text:p>796</text:p>
          </table:table-cell>
          <table:table-cell office:value-type="string" table:style-name="ce1">
            <text:p>August</text:p>
          </table:table-cell>
          <table:table-cell office:value-type="string" table:style-name="ce1">
            <text:p>Joggin' On</text:p>
          </table:table-cell>
          <table:table-cell office:value-type="string" table:style-name="ce1">
            <text:p>2020.5.10</text:p>
          </table:table-cell>
          <table:table-cell office:value-type="string" table:style-name="ce1">
            <text:p>사계절</text:p>
          </table:table-cell>
          <table:table-cell office:value-type="string" table:style-name="ce1">
            <text:p>대충 머리를 정리하고 신발 끈도 꽉 묶어야 해 덜 뗀 눈곱도 다시 한번 확인하고 시원한 바람 기다리다가 좋아 이제 가볍게 뛰어 지나는 사람들과 산책하는 강아지들 기분 좋은 바람 느끼면서 우리 함께 발맞춰 우리 함께 Let's Joggin Joggin Joggin' On Joggin Joggin Let's Joggin Joggin Joggin' On Joggin Joggin Joggin' On 아침에 일어나 저기 보이는 한강을 향해 달려 땀에 흠뻑 젖은 채 마시는 물은 that's real sweet thing 간만에 나온 산책 널 데리러 갈 때처럼 가슴이 설레 Now 뛰어가네 I'm joggin Hey Siri 오늘 날씨는 어때 난 맘에 들어 적당히 더운 날씨에 불어오는 강 바람 네 목소리가 살랑 불어오는 것 같아 기분 좋아 I'm joggin Let's Joggin Joggin Joggin' On Joggin Joggin Let's Joggin Joggin Joggin' On Joggin Joggin Let's Joggin Joggin Joggin' On Joggin Joggin Let's Joggin Joggin Joggin' On Joggin Joggin Let's Joggin Joggin Joggin' On Joggin Joggin Let's Joggin Joggin Joggin' On Joggin Joggin Joggin</text:p>
          </table:table-cell>
          <table:table-cell office:value-type="string" table:style-name="ce1">
            <text:p>남</text:p>
          </table:table-cell>
          <table:table-cell table:number-columns-repeated="16377"/>
        </table:table-row>
        <table:table-row table:style-name="ro1">
          <table:table-cell office:value-type="float" office:value="797" table:style-name="ce1">
            <text:p>797</text:p>
          </table:table-cell>
          <table:table-cell office:value-type="string" table:style-name="ce1">
            <text:p>개코</text:p>
          </table:table-cell>
          <table:table-cell office:value-type="string" table:style-name="ce1">
            <text:p>세상에</text:p>
          </table:table-cell>
          <table:table-cell office:value-type="string" table:style-name="ce1">
            <text:p>2014.10.16</text:p>
          </table:table-cell>
          <table:table-cell office:value-type="string" table:style-name="ce1">
            <text:p>사계절</text:p>
          </table:table-cell>
          <table:table-cell office:value-type="string" table:style-name="ce1">
            <text:p>밤새 웅크린 잠 덕에 좀 쑤시네 뻐근한 관자놀이 과음 덕에 속 쓰리네 버거운 쉼 호흡 피로를 콧구멍 밖으로 겨우 게워내 좀 상쾌해질 거라는 기대로 주문했어 레모네이드 (레모네이드 나오셨습니다) 반쯤 넋이 나간 채로 도시산책 거리는 멀쩡한걸 자꾸 뜯어고쳐 짜증나게 그때 박성기도 놀랄 만한 숨막히는 뒷태 확성기 어디 없나 놀라서 한번 돌아보게 걸음이 좀 빨라졌어 본능적으로 누가 봤으면 나이 값 좀 하라고 했을걸 그냥 컨닝하듯 쓱 돌아보고 지나 가야지란 마음에 계획적으로 눈동자에 핸들을 틀었는데 부딪혔어 그녀의 눈과의 접촉사고 난 당황한 반면에 그녀는 반가워했다고 뭐지 익숙한 미소 누군 거지? 그때서야 빠르게 운동하는 나의 뇌조직? 내 이름까지 알고 막 호들갑을 떠는데 도저히 모르겠어 패닉 내 기억의 서랍장은 난장판 제길 대충 말을 막 던져보지만 맘속으로 몰래 걷는 스무고개길 그녀의 익숙한 목소리 부족한 그 단서 하나로 불현듯 찾아낸 파일 알겠다 right? 퍼즐이 완성된 순간 난 poker face 충격을 감춘 상태로 태연히 던진 인사말 hey 세상에 니가 그때 걔야 변했네 몰라봐서 미안 세상에 니가 그때 걔야 변했네 몰라봐서 미안 예뻐졌다 말 못해서 한번 더 미안 우린 을지병원 사거리부터 압구역까지 인사가 길어졌지 잘라내기 힘든 말 꼬리 가까운 카페 앉아 따뜻한 라떼와 함께 시작된 대화 이별을 겪었고 잘 안 풀리는 사회생활 우울증 아름다움에 대한 집착 다음엔 시술과 수술 말로 관심을 구워삶는 솜씨가 흡사 5성급 요리사 그녀의 삶 그 시놉시스의 몰입감에 나의 표정은 이야기 흐름에 따라 자연스럽게 시시각각 변했지만 그녀의 미간은 부자연스러웠지 문득 스쳤지 과거의 그녀의 수수하고 인간적인 비대칭 산전 수전 겪은 탓일까 유연한 인격에 난 감탄하는 동시에 짠함을 느끼는 순간에 카페 안 거울에 비친 나의 얼굴에 깜짝 놀랐어 누구를 동정할 때가 아니야 이 병신아 대화 중 내가 하는 꼴사나운 짓 겸손한 척 성공담을 과시하는 짓 시선은 엘리베이터 위아래로 훑어보는 짓에다 자동차 키 테이블 위에 올려놓는 짓 우린 나왔고 그녀는 매력이 넘쳤어 적응이 되더라고 불룩 튀어나온 이마 당당한 듯 쓸쓸해 보여 복잡한 인상 긍정도 부정도 아닌 내 이중적인 판단 그녀는 떠났고 난 다시 도시산책 거리는 멀쩡한걸 자꾸 뜯어고쳐 짜증나게 그때 박성기도 놀랄만한 숨막히는 뒷태 확성기 어디 없나 놀라서 한번 돌아보게 개. 개. 개. 세상에 니가 그때 걔야 변했네 몰라봐서 미안 세상에 니가 그때 걔야 변했네 몰라봐서 미안 예뻐졌다 말 못해서 한번 더 미안</text:p>
          </table:table-cell>
          <table:table-cell office:value-type="string" table:style-name="ce1">
            <text:p>남</text:p>
          </table:table-cell>
          <table:table-cell table:number-columns-repeated="16377"/>
        </table:table-row>
        <table:table-row table:style-name="ro1">
          <table:table-cell office:value-type="float" office:value="798" table:style-name="ce1">
            <text:p>798</text:p>
          </table:table-cell>
          <table:table-cell office:value-type="string" table:style-name="ce1">
            <text:p>최엘비</text:p>
          </table:table-cell>
          <table:table-cell office:value-type="string" table:style-name="ce1">
            <text:p>산책</text:p>
          </table:table-cell>
          <table:table-cell office:value-type="string" table:style-name="ce1">
            <text:p>2019.6.7</text:p>
          </table:table-cell>
          <table:table-cell office:value-type="string" table:style-name="ce1">
            <text:p>사계절</text:p>
          </table:table-cell>
          <table:table-cell office:value-type="string" table:style-name="ce1">
            <text:p>내 음악은 똑바로 걸어 가끔은 냄새 맡고 쉬도싸고 볼 일 봐도 우리 집 강아지 율무처럼 좀 느려터져도 어쨌든 목적지에 도착하잖아 인생이 잠깐 왔다가는 산책이라면 내 흔적은 남기고 떠날래 누군가가 내 흔적을 따라 밟게 마치 우리 강아지와 같이 길을 갈 때처럼 이런 갈대 자식들은 풀냄새만 쫓아 나는 더 많은 걸 담고 싶어 나의 코에다 아, 물론 풀도 좋아 근데 강아지는 잡식 내 음악을 먹고 자란 풀로 사지 간식 내 삶이 어쩌구 저쩌구 하는 사람들하곤 말을 안 섞어 어쩌면 나는 쓰나 보다 강아지의 언어 난 그냥 내가 가고 싶은 길을 따라 걸어 산책해 산책해 내가 가고 싶은 길로 산책해 산책해 산책해 내가 사랑하는 사람들과 함께 Get out of my way ! 나는 안착해 내가 원하던 나에 안착해 계속 산책해 갑자기 기억나네 나의 어렸을 때가 최엘비는 맨날 학교 지각했지 왜냐 재밌는 게 너무 많았거든 나의 세상 개미 지나다니는 걸 한 시간째 봐 선생님은 엄마한테 전화했어 쨋든 학교엔 도착했잖아 그럼 됐어 엄마는 나의 산책을 존중해 줬고 그때의 나는 지금 내 음악에 도착했어<text:s/></text:p>
          </table:table-cell>
          <table:table-cell office:value-type="string" table:style-name="ce1">
            <text:p>남</text:p>
          </table:table-cell>
          <table:table-cell table:number-columns-repeated="16377"/>
        </table:table-row>
        <table:table-row table:style-name="ro1">
          <table:table-cell office:value-type="float" office:value="799" table:style-name="ce1">
            <text:p>799</text:p>
          </table:table-cell>
          <table:table-cell office:value-type="string" table:style-name="ce1">
            <text:p>재달</text:p>
          </table:table-cell>
          <table:table-cell office:value-type="string" table:style-name="ce1">
            <text:p>Stay</text:p>
          </table:table-cell>
          <table:table-cell office:value-type="string" table:style-name="ce1">
            <text:p>2018.9.14</text:p>
          </table:table-cell>
          <table:table-cell office:value-type="string" table:style-name="ce1">
            <text:p>사계절</text:p>
          </table:table-cell>
          <table:table-cell office:value-type="string" table:style-name="ce1">
            <text:p>말같지도 않았던 겨울밤이 지나갔고 이젠 난 자켓 하나면 달을 재울 수도 있어 무겁던 베낭 안에서 묵혀뒀던 와인 꺼내서 불을 피워놓고 너를 기다리고 있어 나 오늘 하룰 듣고싶어 여태 거릴 누비며 너의 귀를 드나들었던 자극적인 목소리는 너를 귀찮게만하고 너는 피곤에 지쳤어 콧대 높은 너에게 반짝이는 간판들은 땡 멀리 멀리 도시로부터 난 멀어졌지만 너는 내게 올 수 있어 반짝하길 원하니 나는 산책하길 원하지 우리는 보고 듣고 느끼는게 아직 너무나도 많이 다르지 화려한 밤은 끝나지 너를 데려다줄 노랜 누구니 내가 원하는건 애초에 매콤한게 아냐 너의 커피향이 되길 원하지 우릴 방해하는 것들은 너의 마음을 들뜨게 하고 난 그냥 여기에 있어 입을 다문채로 서있어 우릴 방해하는 것들은 너의 영혼을 슬프게 하고 난 그냥 여기에 있어 이자리에 홀로 서있어 어디로든 움직이자 나와 함께라면 지루하진 않을꺼야 나와 함께라면 거품 가득한 욕조 대신에 바닷바람 맞겠지만 너무 기쁠거야 너와 함께라면 슬플 때도 있겠지 때론 나의 좌절이 거울 되서 너의 밤을 갖겠지 내 목소리가 먹구름에 실려 귓가에 흐를때면 너의 하얀 배갯잇이 젖겠지만 그게 다가 아냐 너를 움직이길 원해 난 되뇌이는 물음과 흔들리는 눈동자 바보들이 너의 날개를 피려하는동안 나는 너의 둥지를 만들거야 숨 쉬어봐 깊디깊은 숲에서 이노랠 만들었어 오로지 널 위해서 쉴 준비 됐다면 읽어줘 나란 소설에 어울리는 독자는 바로 너인걸 반짝하길 원하니 나는 산책하길 원하지 우리는 보고 듣고 느끼는게 아직 너무나도 많이 다르지 화려한 밤은 끝나지 너를 데려다줄 노랜 누구니 내가 원하는건 애초에 매콤한게 아냐 너의 커피향이 되길 원하지 우릴 방해하는 것들은 너의 마음을 들뜨게 하고 난 그냥 여기에 있어 입을 다문채로 서있어 우릴 방해하는 것들은 너의 영혼을 슬프게 하고 난 그냥 여기에 있어 이자리에 홀로 서있어</text:p>
          </table:table-cell>
          <table:table-cell office:value-type="string" table:style-name="ce1">
            <text:p>남</text:p>
          </table:table-cell>
          <table:table-cell table:number-columns-repeated="16377"/>
        </table:table-row>
        <table:table-row table:style-name="ro1">
          <table:table-cell office:value-type="float" office:value="800" table:style-name="ce1">
            <text:p>800</text:p>
          </table:table-cell>
          <table:table-cell office:value-type="string" table:style-name="ce1">
            <text:p>pH-1</text:p>
          </table:table-cell>
          <table:table-cell office:value-type="string" table:style-name="ce1">
            <text:p>Nerdy Love</text:p>
          </table:table-cell>
          <table:table-cell office:value-type="string" table:style-name="ce1">
            <text:p>2020.1.9</text:p>
          </table:table-cell>
          <table:table-cell office:value-type="string" table:style-name="ce1">
            <text:p>사계절</text:p>
          </table:table-cell>
          <table:table-cell office:value-type="string" table:style-name="ce1">
            <text:p>알람 우는 소리에 난 wake up 비가 오고 난 후 날이 개어있어 어제 골라 놓은 옷을 dress up 그냥 단정해 잘 몰라 메이커 난 지금 서둘러 너를 데리러 좋아한다며 노란 해질녘 되어주고 싶어 멋진 연인 but i can’t stop being so damn nerdy 지난 주 같이 둘이서 본 드라마 속 주인공 처럼 뜨겁고 불이 올라 타오르는 그런 love 보여주고 싶어 but 가진 게 난 없고 남자답지 않아 아주 가끔 너도 멋진 real man 때론 원할 텐데 사랑은 그런 게 아냐 바보야 if you can't stop being you i'll just be a nerd for you too 이런 널 보며 행복할 나를 알잖아 if you can't stop being you i'll just be a nerd for you too it's not nerdy boy it's you just sweet babe (can you love me love me love me love me baby) 그냥 너라서 나는 행복해 그래 너도 비교될 거 알아 친구의 남자친구 덩치도 좋아 등에도 업히고 그런 사진에 좋아요 누른 널 보며 나는 또 내 어깰 못 피고 사람 많은 지하철 안에서 너를 끌어안은 적도 머리 하얘질 정도로 키스하는 법도 i don’t really know baby i’ve been feeling like a huge nerd lately 이런 내 멋없는 모습에 너는 왜 그렇게 날 보며 웃는지 환하게 i wish i really could change for the better 어쩌면 너의 매일은 한심한 나를 향한 배려 가진 게 난 없고 남자답지 않아 아주 가끔 너도 멋진 real man 때론 원할 텐데 사랑은 그런 게 아냐 바보야 if you can't stop being you i'll just be a nerd for you too 이런 널 보며 행복할 나를 알잖아 if you can't stop being you i'll just be a nerd for you too it's not nerdy boy it's you just sweet babe (can you love me love me love me love me baby) 그냥 너라서 나는 행복해 i’m a nice guy i hate being a nice guy 이해 못해 대체 왜일까? 잠을 설쳐 요즘 매일 밤 i’ve been losing sleep for you my feelings are free for you 하지 않길 바랄 뿐 후회만 우린 특별하거든 you and i can’t stop being so damn nerdy tell me why am i so damn nerdy</text:p>
          </table:table-cell>
          <table:table-cell office:value-type="string" table:style-name="ce1">
            <text:p>남</text:p>
          </table:table-cell>
          <table:table-cell table:number-columns-repeated="16377"/>
        </table:table-row>
        <table:table-row table:style-name="ro1">
          <table:table-cell office:value-type="float" office:value="801" table:style-name="ce1">
            <text:p>801</text:p>
          </table:table-cell>
          <table:table-cell office:value-type="string" table:style-name="ce1">
            <text:p>윤하</text:p>
          </table:table-cell>
          <table:table-cell office:value-type="string" table:style-name="ce1">
            <text:p>Parade</text:p>
          </table:table-cell>
          <table:table-cell office:value-type="string" table:style-name="ce1">
            <text:p>2017.12.27</text:p>
          </table:table-cell>
          <table:table-cell office:value-type="string" table:style-name="ce1">
            <text:p>사계절</text:p>
          </table:table-cell>
          <table:table-cell office:value-type="string" table:style-name="ce1">
            <text:p>진짜 놀란 게 뭔지 아니 알람이 다정한 거 설레는 거 유난히 무겁던 눈꺼풀이 번쩍 떠지는 거 가벼운 거 어딘가 전부 다 낯선 이 기분 침대와 벽지 창 밖도 다 어딘가 멀리 난 떠나온 기분 딱 그 느낌이야 네가 내게 온 그 날 후로 부쩍 친절한 이 도시가 날 반겨주는 걸 it's like dururururu 좋은 일이 생길 것 같아 참 걷고 싶은 날이야 다 손을 흔들며 it's like dururururu Parade parade parade parade 티파니에서 아침을 맞이한 기분 주인공 같은 이런 착각도 뭐 한번쯤 눈에 보이는 거 귀에 들리는 거 전부 아름다워 지금 다 이게 단 한 사람 때문에 벌어진 일이야 네가 내게 온 그 날 후로 부쩍 친절한 이 도시가 날 반겨주는 걸 it's like dururururu 좋은 일이 생길 것 같아 참 걷고 싶은 날이야 다 손을 흔들며 it's like dururururu Parade parade parade parade 사랑이란 한 순간 나를 낯선 곳에 데려와 정말 사랑이란 한 순간 나를 낯선 곳에 데려와 Parade parade parade parade</text:p>
          </table:table-cell>
          <table:table-cell office:value-type="string" table:style-name="ce1">
            <text:p>여</text:p>
          </table:table-cell>
          <table:table-cell table:number-columns-repeated="16377"/>
        </table:table-row>
        <table:table-row table:style-name="ro1">
          <table:table-cell office:value-type="float" office:value="802" table:style-name="ce1">
            <text:p>802</text:p>
          </table:table-cell>
          <table:table-cell office:value-type="string" table:style-name="ce1">
            <text:p>세븐틴</text:p>
          </table:table-cell>
          <table:table-cell office:value-type="string" table:style-name="ce1">
            <text:p>9-TEEN</text:p>
          </table:table-cell>
          <table:table-cell office:value-type="string" table:style-name="ce1">
            <text:p>2019.5.19</text:p>
          </table:table-cell>
          <table:table-cell office:value-type="string" table:style-name="ce1">
            <text:p>여름</text:p>
          </table:table-cell>
          <table:table-cell office:value-type="string" table:style-name="ce1">
            <text:p>Youth 우리 함께 걷는 우리의 발걸음 소중한 시간 너와 함께라 용기를 낼 수 있어 알람이 울리네 등 뒤를 밀어 하룰 시작하라 떠미네 눈 비비고 첫 느낌은 아직도 꿈인데 입꼬리 씰룩거려 롤러코스터 타는데 올라가는데 어리고 어려도 내 꿈은 변하지 않아 우리 둘이라면 어디든지 갈 수 있어 있어 오늘의 선택 후회 없게 이 순간에 널 믿어봐 내가 네 옆에 있을게 한 번뿐인 열아홉 끝에서 9 9 9teen 9 9 9teen u eh o 겁이 나더라도 틀린 것은 없어 My 9teen You 너와 함께 있어 지금 너의 맘을 알 수 있어 손을 내밀어 내가 너의 손 잡을게 종이 울리네 눈 깜빡하면 집에 갈 시간인데 남은 오늘 하루 너와 있고 싶은데 무슨 좋은 핑계 있나 없나 고민해 고민 고민해 어리고 어려도 내 꿈은 변하지 않아 우리 둘이라면 어디든지 갈 수 있어 있어 오늘의 선택 후회 없게 이 순간에 널 믿어봐 내가 네 옆에 있을게 한 번뿐인 열아홉 끝에서 9 9 9teen 9 9 9teen u eh o 겁이 나더라도 틀린 것은 없어 My 9teen My 9teen 널 위해 노랠 불러줄게 이 순간이 지나가도 내가 네 옆에 있을게 우리가 우리에게 있는 9 9 9teen 9 9 9teen u eh o 겁이 나더라도 틀린 것은 없어 My 9teen 9teen 돌아오지 않을 이 순간을 너를 널 위해 이거 알지 9teen 돌아오지 않을 이 순간을 너를 널 위해 My 9teen</text:p>
          </table:table-cell>
          <table:table-cell office:value-type="string" table:style-name="ce1">
            <text:p>남</text:p>
          </table:table-cell>
          <table:table-cell table:number-columns-repeated="16377"/>
        </table:table-row>
        <table:table-row table:style-name="ro1">
          <table:table-cell office:value-type="float" office:value="803" table:style-name="ce1">
            <text:p>803</text:p>
          </table:table-cell>
          <table:table-cell office:value-type="string" table:style-name="ce1">
            <text:p>마크툽, 이라온</text:p>
          </table:table-cell>
          <table:table-cell office:value-type="string" table:style-name="ce1">
            <text:p>오늘도 빛나는 너에게</text:p>
          </table:table-cell>
          <table:table-cell office:value-type="string" table:style-name="ce1">
            <text:p>2019.6.9</text:p>
          </table:table-cell>
          <table:table-cell office:value-type="string" table:style-name="ce1">
            <text:p>사계절</text:p>
          </table:table-cell>
          <table:table-cell office:value-type="string" table:style-name="ce1">
            <text:p>별빛이 내린 밤 그 풍경 속 너와 나 날 새롭게 하는 따뜻하게 만드는 니 눈빛 니 미소 영원히 담아둘게 너로 가득한 맘 널 닮아가는 나 날 위한 선물 꿈보다 더 아름다운 서로의 품에서 끝 없는 밤을 걷자 나의 모든 날들을 다 주고싶어 내 이 맘을 모두 전하고 싶어 잠들지 못한 푸른 바람들 이렇게 밝게 이 밤을 비춰 너와 작은 일상을 함께 하는게 내 가장 큰 기쁨인걸 넌 알까 내 세상 속에 넌 빛이 되어 지금 모습 그대로 내 곁에만 행복이 짙은 날 어둠이 없는 밤 같은 맘 속에 같은 꿈이 피어난 건 우리의 정해진 운명이 맞닿은거야 나의 모든 날들을 다 주고싶어 내 이 맘을 모두 전하고 싶어 잠들지 못한 푸른 바람들 이렇게 밝게 이 밤을 비춰 너와 작은 일상을 함께 하는게 내 가장 큰 기쁨인걸 넌 알까 내 세상 속에 넌 빛이 되어 지금 모습 그대로 내 곁에만 내게 온 너란 빛이 눈 부셔도 네 앞에서 한 순간도 눈 감지 않아 다가올 시간도 계절의 바람도 널 데려가지 못하게 내가 더 좋은 사람이 되고 싶어 더 아름답게 널 안을 수 있게 잠들지 못한 잠들 수 없는 바람들이 널 부르고 있어 언제까지나 너와 함께 할거야 내 마지막 숨결도 너일거야 내 세상 속에 넌 빛이 되어 지금 모습 그대로 내 곁에만 이렇게 밝게 이 밤을 비춰</text:p>
          </table:table-cell>
          <table:table-cell office:value-type="string" table:style-name="ce1">
            <text:p>남</text:p>
          </table:table-cell>
          <table:table-cell table:number-columns-repeated="16377"/>
        </table:table-row>
        <table:table-row table:style-name="ro1">
          <table:table-cell office:value-type="float" office:value="804" table:style-name="ce1">
            <text:p>804</text:p>
          </table:table-cell>
          <table:table-cell office:value-type="string" table:style-name="ce1">
            <text:p>멜로망스</text:p>
          </table:table-cell>
          <table:table-cell office:value-type="string" table:style-name="ce1">
            <text:p>선물</text:p>
          </table:table-cell>
          <table:table-cell office:value-type="string" table:style-name="ce1">
            <text:p>2017.7.10</text:p>
          </table:table-cell>
          <table:table-cell office:value-type="string" table:style-name="ce1">
            <text:p>사계절</text:p>
          </table:table-cell>
          <table:table-cell office:value-type="string" table:style-name="ce1">
            <text:p>빛이 들어오면 자연스레 뜨던 눈 그렇게 너의 눈빛을 보곤 사랑에 눈을 떴어 항상 알고 있던 것들도 어딘가 새롭게 바뀐 것 같아 남의 얘기 같던 설레는 일들이 내게 일어나고 있어 나에게만 준비된 선물 같아 자그마한 모든 게 커져만 가 항상 평범했던 일상도 특별해지는 이 순간 별생각 없이 지나치던 것들이 이제는 마냥 내겐 예뻐 보이고 내 맘을 설레게 해 항상 어두웠던 것들도 어딘가 빛나고 있는 것 같아 남의 얘기 같던 설레는 일들이 내게 일어나고 있어 나에게만 준비된 선물 같아 자그마한 모든 게 커져만 가 항상 평범했던 일상도 특별해지는 이 순간 너를 알게 된 뒤 보이는 모든 것들이 너무 예뻐 보여 그렇게 신난 아이처럼 순수한 사람이 된 것 같아 나에게만 준비된 선물 같아 자그마한 모든 게 커져만 가 항상 평범했던 일상도 특별해지는 이 순간 깊은 사랑에 빠진 순간</text:p>
          </table:table-cell>
          <table:table-cell office:value-type="string" table:style-name="ce1">
            <text:p>남</text:p>
          </table:table-cell>
          <table:table-cell table:number-columns-repeated="16377"/>
        </table:table-row>
        <table:table-row table:style-name="ro1">
          <table:table-cell office:value-type="float" office:value="805" table:style-name="ce1">
            <text:p>805</text:p>
          </table:table-cell>
          <table:table-cell office:value-type="string" table:style-name="ce1">
            <text:p>비투비</text:p>
          </table:table-cell>
          <table:table-cell office:value-type="string" table:style-name="ce1">
            <text:p>그리워하다</text:p>
          </table:table-cell>
          <table:table-cell office:value-type="string" table:style-name="ce1">
            <text:p>2017.10.16</text:p>
          </table:table-cell>
          <table:table-cell office:value-type="string" table:style-name="ce1">
            <text:p>사계절</text:p>
          </table:table-cell>
          <table:table-cell office:value-type="string" table:style-name="ce1">
            <text:p>My life is incomplete It’s Missing you 오늘도 하루를 보내 다를 게 없이 하나도 안 어색해 혼자 있는 게 너 없인 안될 것 같던 내가 이렇게 살아 근데 좀 허전해 난 여전히 거기 있나 봐 후련하게 다 털어내 다 다 지난 일에 마음 쓰는 게 It’s alright 답이 잘 보이는가 싶다가도 어느새 날 가두는 감옥이 돼 시간은 앞으로만 가는 걸 어째 그동안 난 아무것도 이룬 것이 없네 아직도 내 마음속엔 너 Oh oh 너를 그리워하다 하루가 다 지났어 너를 그리워하다 일 년이 가버렸어 난 그냥 그렇게 살아 너를 그리워하다 그리워하다 다 괜찮을 거라 되뇌어 봐도 내 하루에 끝엔 또 너로 남아 너 없인 안될 것 같던 내가 이렇게 살아 사실 좀 허전해 넌 여전히 여기 있나 봐 내 마음은 여전해 아직 너를 원해 몇 년이 지나도 난 아직 널 그리워해 난 아직 기억해 우리 처음 봤을 때 네 옷차림과 머리 스타일도 다 정확하게 I pray for you every night and day I hope that someday soon I can see you once again 아직도 내 마음속엔 너 Oh oh 너를 그리워하다 하루가 다 지났어 너를 그리워하다 일 년이 가버렸어 난 그냥 그렇게 살아 너를 그리워하다 그리워하다 잠에서 깨어 헝클어진 머리처럼 내 일상도 꽤나 엉망이 돼버렸어 책임져 아무렇지 않은 척 드리워진 표정도 내 모든 곳에 스며든 네 흔적도 다 책임져 아직도 난 잊을 수 없나 봐 다시 돌아와 줘 또다시 같은 엔딩이라 해도 너 너를 그리워하다 하루가 다 지났어 너를 그리워하다 일 년이 가버렸어 너를 잊으려 하다 하루가 지나가도 너를 지우려 하다 일 년이 가버려도 난 그냥 그렇게 살아 너를 그리워하다 그리워하다 그리워하다 그리워하다</text:p>
          </table:table-cell>
          <table:table-cell office:value-type="string" table:style-name="ce1">
            <text:p>남</text:p>
          </table:table-cell>
          <table:table-cell table:number-columns-repeated="16377"/>
        </table:table-row>
        <table:table-row table:style-name="ro1">
          <table:table-cell office:value-type="float" office:value="806" table:style-name="ce1">
            <text:p>806</text:p>
          </table:table-cell>
          <table:table-cell office:value-type="string" table:style-name="ce1">
            <text:p>볼빨간 사춘기</text:p>
          </table:table-cell>
          <table:table-cell office:value-type="string" table:style-name="ce1">
            <text:p>워커홀릭</text:p>
          </table:table-cell>
          <table:table-cell office:value-type="string" table:style-name="ce1">
            <text:p>2019.9.10</text:p>
          </table:table-cell>
          <table:table-cell office:value-type="string" table:style-name="ce1">
            <text:p>사계절</text:p>
          </table:table-cell>
          <table:table-cell office:value-type="string" table:style-name="ce1">
            <text:p>머릴 질끈 묶고 안경을 벗어던져 난 지금 화가 났음 짜증이 났음 답장을 해주고 싶다가도 쏘아대는 말투들이 전혀 사랑스럽지 않아 시원한 맥주를 한 캔 마시다 yeah 문득 스쳐 지나가는 어제의 기억 지금 생각해 보니까 내가 왜 때려치웠어야 했는데 모두 손을 들어 Beer Cheers 우 아쉽지 않은 청춘답게 Face it 웃음밖에 나오지 않는 모든 상황에 눈 떠보니 벌써 아침이 왔음 우우우우우우우우우우 우우우우우우우우우우 Everyday working 이러다가 죽겠네 But I love this right? 이건 내게 맞지? 바라기만 했던 Up all night 머리 아픈 일들만 가득해 난 지금 과부하가 왔음 시원한 맥주를 한 캔 마시다 yeah 문득 스쳐 지나가는 어제의 기억 지금 생각해 보니까 내가 왜 때려치웠어야 했는데 모두 손을 들어 Beer Cheers 우 아쉽지 않은 청춘답게 Face it 웃음밖에 나오지 않는 모든 상황에 눈 떠보니 벌써 아침이 왔음 지겹도록 같은 일상 속에 오늘만 살아가고 싶어져 겁먹지 마 Just face what you are doing yeah 시간이 없음 모두 소릴 질러 Feel this yeah 두렵지 않은 청춘답게 Face it 웃음조차 나오지 않는 모든 상황에 눈 떠보니 벌써 모두 손을 들어 Beer Cheers 우 아쉽지 않은 청춘답게 Face it 웃음밖에 나오지 않는 모든 상황에 눈 떠보니 벌써 아침이 왔음 우우우우우우우우우우 우우우우우우우우우우 아침이 왔음</text:p>
          </table:table-cell>
          <table:table-cell office:value-type="string" table:style-name="ce1">
            <text:p>여</text:p>
          </table:table-cell>
          <table:table-cell table:number-columns-repeated="16377"/>
        </table:table-row>
        <table:table-row table:style-name="ro1">
          <table:table-cell office:value-type="float" office:value="807" table:style-name="ce1">
            <text:p>807</text:p>
          </table:table-cell>
          <table:table-cell office:value-type="string" table:style-name="ce1">
            <text:p>#안녕</text:p>
          </table:table-cell>
          <table:table-cell office:value-type="string" table:style-name="ce1">
            <text:p>너의 번호를 누르고</text:p>
          </table:table-cell>
          <table:table-cell office:value-type="string" table:style-name="ce1">
            <text:p>2019.11.30</text:p>
          </table:table-cell>
          <table:table-cell office:value-type="string" table:style-name="ce1">
            <text:p>사계절</text:p>
          </table:table-cell>
          <table:table-cell office:value-type="string" table:style-name="ce1">
            <text:p>우연히 너를 만나서 너의 옆자리에 앉아 그렇게 우린 친해졌어 짧은 시간에 그렇게 가까워질 수 있다는게 그게 참 신기했어 소소한 일상부터 어린 시절 얘기 까지도 그리 똑같진 않아도 말이 참 잘 통해서 더 짧았던 거야 너의 번호를 누르고 설레임을 가득 채우다 너의 번호를 지우며 좋았던 시간을 덜어내 그때 난 왜 몰랐을까 이뤄질 수 없는 짧은 시간속의 우린 여기 까지인 가봐 어쩌다 먼 훗날에 그때 우리 약속 기억 날까 아쉬움만 가득했던 그때 난 왜 그랬을까 너의 번호를 누르고 설레임을 가득 채우다 너의 번호를 지우며 좋았던 시간을 덜어내 그때 난 왜 몰랐을까 이뤄질 수 없는 짧은 시간속의 우린 여기까지인 가봐 아무일 없이 살다보면 모두 잊혀질거라 또 맘을 속이고 달래도 자꾸만 그 때 니가 생각나 또 너를 부르게 돼 너의 번호를 누르고 설레임을 가득 채우다 너의 번호를 지우며 좋았던 시간을 덜어내 그때 난 왜 몰랐을까 이뤄질 수 없는 짧은 시간속의 스쳐가버린 그 때 그 시절 속의 우린 여기까지인 가봐</text:p>
          </table:table-cell>
          <table:table-cell office:value-type="string" table:style-name="ce1">
            <text:p>남</text:p>
          </table:table-cell>
          <table:table-cell table:number-columns-repeated="16377"/>
        </table:table-row>
        <table:table-row table:style-name="ro1">
          <table:table-cell office:value-type="float" office:value="808" table:style-name="ce1">
            <text:p>808</text:p>
          </table:table-cell>
          <table:table-cell office:value-type="string" table:style-name="ce1">
            <text:p>노을</text:p>
          </table:table-cell>
          <table:table-cell office:value-type="string" table:style-name="ce1">
            <text:p>너는 어땠을까</text:p>
          </table:table-cell>
          <table:table-cell office:value-type="string" table:style-name="ce1">
            <text:p>2018.11.5</text:p>
          </table:table-cell>
          <table:table-cell office:value-type="string" table:style-name="ce1">
            <text:p>사계절</text:p>
          </table:table-cell>
          <table:table-cell office:value-type="string" table:style-name="ce1">
            <text:p>언제부터인지 습관처럼 연락하고 마주한 시간이 더는 설레질 않아 하루 종일 반복되는 다툼까지도 사소하게 쌓인 오해마저 어떤 말로 풀어야 하는지 익숙한 탓인지 조금은 지겹기도 해 혼자인 시간이 가끔은 그립기도 해 하루 종일 궁금하던 너의 안부도 더는 쉽게 물어볼 수 없는 그런 감정에 하루를 살아 넌 어떻게 지내는 건지 혹시 나와 같은 지 바쁜 일상 속에 내 생각 같은 건 하지 않는지 날 만나 사랑했던 걸 후회하진 않는지 끝이라는 게 생각보다 쉬운 일인 건 아닌지 쉬울 줄 알았어 널 마주하기 전에는 마음과는 달랐어 왜 이렇게 아픈 건지 생각보다 너무 쉽게 잊혀질 걸 알면서 왜 함께한 날들이 떠오르는지 넌 어떻게 지내는 건지 혹시 나와 같은 지 바쁜 일상 속에 내 생각 같은 건 하지 않는지 날 만나 사랑했던 걸 후회하진 않는지 끝이라는 게 생각보다 쉬운 일인 건 아닌지 사실 잠시뿐인 걸 알고는 있지만 어떤 말로 우리를 끝내 보내야 하는지 널 다시 만날 수 있을까 함께 나눈 그 많은 말들과 온기가 거짓말처럼 지워질까 어떤 말도 할 수 없는 마지막을 건네는 너의 표정이 돌아선 지금도 지워지지를 않아 그때의 너는 어떤 마음이었을까</text:p>
          </table:table-cell>
          <table:table-cell office:value-type="string" table:style-name="ce1">
            <text:p>남</text:p>
          </table:table-cell>
          <table:table-cell table:number-columns-repeated="16377"/>
        </table:table-row>
        <table:table-row table:style-name="ro1">
          <table:table-cell office:value-type="float" office:value="809" table:style-name="ce1">
            <text:p>809</text:p>
          </table:table-cell>
          <table:table-cell office:value-type="string" table:style-name="ce1">
            <text:p>태연</text:p>
          </table:table-cell>
          <table:table-cell office:value-type="string" table:style-name="ce1">
            <text:p>Fine</text:p>
          </table:table-cell>
          <table:table-cell office:value-type="string" table:style-name="ce1">
            <text:p>2017.2.28</text:p>
          </table:table-cell>
          <table:table-cell office:value-type="string" table:style-name="ce1">
            <text:p>사계절</text:p>
          </table:table-cell>
          <table:table-cell office:value-type="string" table:style-name="ce1">
            <text:p>찢어진 종잇조각에 담아낸 나의 진심에 선명해져 somethin' bout you Yeah 나를 많이 닮은 듯 다른 넌 혹시 나와 같을까 지금 괜한 기대를 해 하루 한 달 일 년쯤 되면 서로 다른 일상을 살아가 나는 아니야 쉽지 않을 것 같아 여전하게도 넌 내 하루하루를 채우고 아직은 아니야 바보처럼 되뇌는 나 입가에 맴도는 말을 삼킬 수 없어 It’s not fine Ah- Ah- Ah- Ah- It’s not fine 머릴 질끈 묶은 채 어지러운 방을 정리해 찾고 있어 somethin' new 가끔 이렇게 감당할 수 없는 뭐라도 해야 할 것만 같은 기분에 괜히 움직이곤 해 하루 한 달 일 년 그쯤이면 웃으며 추억할 거라 했지만 나는 아니야 쉽지 않을 것 같아 여전하게도 넌 내 하루하루를 채우고 아직은 아니야 바보처럼 되뇌는 나 입가에 맴도는 말을 삼킬 수 없어 It’s not fine Ah- Ah- Ah- Ah- It’s not fine 의미 없는 농담, 주고받는 대화 사람들 틈에 난 아무렇지 않아 보여 무딘 척 웃음을 지어 보이며 너란 그늘을 애써 외면해보지만 우리 마지막 그 순간이 자꾸 떠올라 잘 지내란 말이 전부였던 담담한 이별 아직은 아니야 바보처럼 되뇌는 그 말 입가에 맴도는 말을 삼킬 수 없어 It’s not fine Ah- Ah- Ah- It’s not fine Oh- Ah- Ah- Ah- It’s not fine</text:p>
          </table:table-cell>
          <table:table-cell office:value-type="string" table:style-name="ce1">
            <text:p>여</text:p>
          </table:table-cell>
          <table:table-cell table:number-columns-repeated="16377"/>
        </table:table-row>
        <table:table-row table:style-name="ro1">
          <table:table-cell office:value-type="float" office:value="810" table:style-name="ce1">
            <text:p>810</text:p>
          </table:table-cell>
          <table:table-cell office:value-type="string" table:style-name="ce1">
            <text:p>방탄소년단</text:p>
          </table:table-cell>
          <table:table-cell office:value-type="string" table:style-name="ce1">
            <text:p>잠시</text:p>
          </table:table-cell>
          <table:table-cell office:value-type="string" table:style-name="ce1">
            <text:p>2020.11.20</text:p>
          </table:table-cell>
          <table:table-cell office:value-type="string" table:style-name="ce1">
            <text:p>사계절</text:p>
          </table:table-cell>
          <table:table-cell office:value-type="string" table:style-name="ce1">
            <text:p>매번 같은 하루들 중에 너를 만날 때 가장 난 행복해 매번 다른 일상들 속에 너란 사람은 내게 가장 특별해 별일은 없지 아픈 곳은 없겠지 난 요즘에 글쎄 붕 떠 버린 것 같아 많은 시간 덕에 이런 노랠 쓰네 이건 너를 위한 노래 Yeah 노래 yeah 노래 자 떠나자 푸른 바다로 우리가 함께 뛰어놀던 저 푸른 바다로 괜한 걱정들은 잠시 내려놓은 채로 잠시 우리끼리 즐겨보자 함께 추억하는 푸른 바다 한가운데 작은 섬 비록 지금은 멀어졌어도 우리 마음만은 똑같잖아 내 곁에 네가 없어도 yeah 네 곁에 내가 없어도 yeah 우린 함께인 걸 다 알잖아 매번 같은 하루들 중에 너를 만날 때 가장 난 행복해 매번 다른 일상들 속에 너란 사람은 내게 가장 특별해 아침 들풀처럼 일어나 거울처럼 난 너를 확인 눈꼽 대신 너만 묻었다 잔뜩 또 무겁다 멍 많은 무르팍이 거릴 거닐며 생각해 이 별이 허락해 주는 우리의 거리 Oh can I be your Bibilly Hills Like you did the same to me (Baby) 너무 빠른 건 조금 위험해 너무 느린 건 조금 지루해 너무 빠르지도 않게 또는 느리지도 않게 우리의 속도에 맞춰 가보자고 이건 꽤나 긴 즐거운 롤러코스터 비록 지금은 멀어졌어도 우리 마음만은 똑같잖아 내 곁에 네가 없어도 yeah 네 곁에 내가 없어도 yeah 우린 함께인 걸 다 알잖아 매번 같은 하루들 중에 너를 만날 때 가장 난 행복해 매번 다른 일상들 속에 너란 사람은 내게 가장 특별해</text:p>
          </table:table-cell>
          <table:table-cell office:value-type="string" table:style-name="ce1">
            <text:p>남</text:p>
          </table:table-cell>
          <table:table-cell table:number-columns-repeated="16377"/>
        </table:table-row>
        <table:table-row table:style-name="ro1">
          <table:table-cell office:value-type="float" office:value="811" table:style-name="ce1">
            <text:p>811</text:p>
          </table:table-cell>
          <table:table-cell office:value-type="string" table:style-name="ce1">
            <text:p>에픽하이</text:p>
          </table:table-cell>
          <table:table-cell office:value-type="string" table:style-name="ce1">
            <text:p>술이 달다</text:p>
          </table:table-cell>
          <table:table-cell office:value-type="string" table:style-name="ce1">
            <text:p>2019.3.11</text:p>
          </table:table-cell>
          <table:table-cell office:value-type="string" table:style-name="ce1">
            <text:p>사계절</text:p>
          </table:table-cell>
          <table:table-cell office:value-type="string" table:style-name="ce1">
            <text:p>흔들 흔들거리는 다리와 빙글빙글 도는 내 머리가 널… 널 지우는 중. 울렁 울렁거리는 가슴과 쿵쿵 쿵쿵거리는 심장이 널… 널 지우는 중. 애써 애써. 너를 지우려고 해. 바보처럼 이렇게 전부 망가지는데. 애써 애써. 너를 잊으려고 해. 바보처럼 이렇게. I will never be okay. 어쩌면 너를… 널 지우다 내가 지워질 것 같아. 달은 차갑고 오늘따라 술이 달다. 이럼 안 되는데 널 지우려해. 이건 망가지는게 아니야. 너만 알던 몸과 마음이 새 살 돋게 하려고 행하는 초기화. 계절이 바뀌어 하는 탈바꿈일 뿐. 널 벗고 알몸이 돼 상처 입고 애를 쓰는 중. 술에 술을 섞듯 독에 독을 섞어 해독이 되길 바라는게 뭐가 새롭지? 해롭지만 so is love. 꽃길의 흔적이 가시밭길인 건 안 보이는 법. 줄담배 안개가 갤 때쯤 I'll wake up. 추락해 밑바닥 칠 때쯤 I’ll wake up. 못 살리는 건 고이 재워주는것이 break up. 네가 눈앞에 헛것이라도 되게 Imma drink up. 이렇게 애써 애써 너를 지우려고 해. 바보처럼 이렇게 전부 망가지는데. 어쩌면 너를… 널 지우다 내가 지워질 것 같아. 달은 차갑고 오늘따라 술이 달다. 이럼 안 되는데 널 지우려해. 흔들 흔들거리는 다리와 빙글빙글 도는 내 머리가 널… 널 지우는 중. 습관이 됐나? 술로 소독하지 매일 밤 아물만 하면 bleed 하는 베인 마음. 필름 끊어져야 잠이 들고 깨면 되감겨 반복되는 엔딩 장면들이 내 일상. 서울 하늘에 저 달이 홀로 떠있듯이 나 홀로 지키네 어둠만 남은 거실을. 네가 남긴 흔적은 집안 곳곳에서 지웠지만 미련은 아직 내 손 못 놓네. 어쩌면 영원보다 질긴 정을 떼고나니 주정만 남았나봐. 술 한잔에 눈물 쏟다가 미친놈처럼 웃지. 어서 그 독을 잔 넘치게 따라봐. 내가 이렇게 애써 애써 너를 지우려고 해. 바보처럼 이렇게 전부 망가지는데. 어쩌면 너를… 잠이 안 와. 네 생각이나. 이별은 쓰고 술은 너무 달다. I’ve been tryin’ to erase ya. I’ve been tryin’ to erase ya. 이렇게 애써 널 지우려 해. 애써 널 널 지우다 내가 지워질 것 같아. 달은 차갑고 오늘따라 술이 달다. 이럼 안 되는데 널 지우려해. 흔들 흔들거리는 다리와 빙글빙글 도는 내 머리가 널…. 널 지우는 중. 울렁 울렁거리는 가슴과 쿵쿵 쿵쿵거리는 심장이 널.</text:p>
          </table:table-cell>
          <table:table-cell office:value-type="string" table:style-name="ce1">
            <text:p>남</text:p>
          </table:table-cell>
          <table:table-cell table:number-columns-repeated="16377"/>
        </table:table-row>
        <table:table-row table:style-name="ro1">
          <table:table-cell office:value-type="float" office:value="812" table:style-name="ce1">
            <text:p>812</text:p>
          </table:table-cell>
          <table:table-cell office:value-type="string" table:style-name="ce1">
            <text:p>김필</text:p>
          </table:table-cell>
          <table:table-cell office:value-type="string" table:style-name="ce1">
            <text:p>사랑 둘</text:p>
          </table:table-cell>
          <table:table-cell office:value-type="string" table:style-name="ce1">
            <text:p>2019.10.10</text:p>
          </table:table-cell>
          <table:table-cell office:value-type="string" table:style-name="ce1">
            <text:p>사계절</text:p>
          </table:table-cell>
          <table:table-cell office:value-type="string" table:style-name="ce1">
            <text:p>응 잘 지내는거 같아 난. 네게서 아주 조금씩 나를 비워내고 있으니, 뭐 가끔은 네가 그리워. 유난히 오늘 밤처럼 잠이 쉽게 들지 않는 날에는 늘 다퉜었고 늘 욕심내던 그런 아픈 일들만 생각나다가 왜 오늘따라 좋았던 일만 떠오르는지 사랑 참 못참았던 사랑 참 바보같던 사랑 네가 아니어도 될줄 알았던 사랑 사랑 뭐 더 달라진건 없어 난 늘 혼자라는 일상이 조금 낯설어진 것 밖에 뭐 가끔은 네가 그리워 전보다는 나은 날들에 점점 익숙해져 가는 날 보면 참 어렸었고 늘 부족해서 빨리 어른이 되길 난 바랬는데 왜 오늘따라 그때의 내가 참 그리운지. 사랑 참 못참았던 사랑 참 바보같던 사랑 네가 아니어도 될줄 알았던 사랑 사랑 사랑 참 못참았던 사랑 참 바보같던 사랑 네가 아니어도 될줄 알았던 사랑 사랑</text:p>
          </table:table-cell>
          <table:table-cell office:value-type="string" table:style-name="ce1">
            <text:p>남</text:p>
          </table:table-cell>
          <table:table-cell table:number-columns-repeated="16377"/>
        </table:table-row>
        <table:table-row table:style-name="ro1">
          <table:table-cell office:value-type="float" office:value="813" table:style-name="ce1">
            <text:p>813</text:p>
          </table:table-cell>
          <table:table-cell office:value-type="string" table:style-name="ce1">
            <text:p>디오</text:p>
          </table:table-cell>
          <table:table-cell office:value-type="string" table:style-name="ce1">
            <text:p>괜찮아도 괜찮아</text:p>
          </table:table-cell>
          <table:table-cell office:value-type="string" table:style-name="ce1">
            <text:p>2019.7.1</text:p>
          </table:table-cell>
          <table:table-cell office:value-type="string" table:style-name="ce1">
            <text:p>사계절</text:p>
          </table:table-cell>
          <table:table-cell office:value-type="string" table:style-name="ce1">
            <text:p>숱하게 스쳐간 감정들에 무뎌지는 감각 언제부턴가 익숙해져버린 마음을 숨기는 법들 난 어디쯤에 와 있나 앞만 보고 달려오기만 했던 돌아보는 것도 왠지 겁이 나 미뤄둔 얘기들 시간이 가듯 내 안엔 행복했었던 때론 가슴이 저릴 만큼 눈물겨운 날도 매일 같이 뜨고 지는 태양과 저 달처럼 자연스레 보내 때론 울고 때론 웃고 기대하고 아파하지 다시 설레고 무뎌지고 마음이 가는 대로 있는 그대로 수많은 별이 그랬듯이 언제나 같은 자리 제 몫의 빛으로 환하게 비출 테니 숨기지 말고 너를 보여줄래 편히 네 모습 그대로 그래 괜찮아 괜찮아도 오늘 난 처음으로 솔직한 내 마음을 마주해 거울 앞에 서는 것도 머뭇대 이 표정은 또 왜 이리도 어색해 아름다운 건 늘 소중하고 잠시 머물다 아득히 멀어져도 늘 마주 보듯 평범한 일상을 채울 마음의 눈 그 안에 감춰둔 외로움도 잠시 머물 수 있게 해 그저 바라봐 부드러운 바람이 불면 마음을 열어 지나갈 하루야 때론 울고 때론 웃고 기대하고 아파하지 다시 설레고 무뎌지고 마음이 가는 대로 있는 그대로 수많은 별이 그랬듯이 언제나 같은 자리 제 몫의 빛으로 환하게 비출 테니 숨기지 말고 너를 보여줄래 편히 네 모습 그대로 그래 괜찮아 괜찮아도 두 손에 가득 채워질 추억들은 소중한 우리 이야기 진심이 담긴 마음이 시간이 지나 다시 기억할 수 있다면 말할 수 있을까 너도 행복했다고 너와 울고 같이 웃고 기대하고 아파했지 모든 걸 쏟고 사랑하고 마음이 가는 대로 있는 그대로 말하지 못할 고민거리 깊게 상처 난 자리 늘 같은 속도로 흘러가는 시간이 언제나 그랬듯이 씻어내줄 테니 흐르듯 살아도 그냥 괜찮아 괜찮아도</text:p>
          </table:table-cell>
          <table:table-cell office:value-type="string" table:style-name="ce1">
            <text:p>남</text:p>
          </table:table-cell>
          <table:table-cell table:number-columns-repeated="16377"/>
        </table:table-row>
        <table:table-row table:style-name="ro1">
          <table:table-cell office:value-type="float" office:value="814" table:style-name="ce1">
            <text:p>814</text:p>
          </table:table-cell>
          <table:table-cell office:value-type="string" table:style-name="ce1">
            <text:p>윤종신</text:p>
          </table:table-cell>
          <table:table-cell office:value-type="string" table:style-name="ce1">
            <text:p>오래전 그날</text:p>
          </table:table-cell>
          <table:table-cell office:value-type="float" office:value="1993.11" table:style-name="ce1">
            <text:p>1993.11</text:p>
          </table:table-cell>
          <table:table-cell office:value-type="string" table:style-name="ce1">
            <text:p>사계절</text:p>
          </table:table-cell>
          <table:table-cell office:value-type="string" table:style-name="ce1">
            <text:p>교복을 벗고 처음으로 만났던 너 그 때가 너도 가끔 생각나니 뭐가 그렇게도 좋았었는지 우리들만 있으면 너의 집 데려다주던 길을 걸으며 수줍게 나눴던 많은 꿈 너를 지켜주겠다던 다짐 속에 그렇게 몇해는 지나 너의 새 남자친구 얘길 들었지 나 제대하기 얼마 전 이해했던 만큼 미움도 커졌었지만 오늘 난 감사드렸어 몇 해 지나 얼핏 너를 봤을 때 누군가 널 그토록 아름답게 지켜주고 있었음을 그리고 지금 내 곁엔 나만을 믿고 있는 한 여자와 잠 못 드는 나를 달래는 오래전 그 노래만이 새 학기가 시작되는 학교에는 그 옛날 우리의 모습이 있지 뭔가 분주하게 약속이 많은 스무살의 설레임 너의 학교 그 앞을 난 가끔 거닐지 일상에 찌들어 갈 때면 우리 슬픈 계산은 없었던 시절 난 만날 수 있을 테니 너의 새 남자친구 얘길 들었지 나 제대하기 얼마 전 이해했던 만큼 미움도 커졌었지만 오늘 난 감사드렸어 몇 해 지나 얼핏 너를 봤을 때 누군가 널 그토록 아름답게 지켜주고 있었음을 그리고 지금 내 곁엔 나만을 믿고 있는 한 여자와 잠 못 드는 나를 달래는 오래전 그 노래만이</text:p>
          </table:table-cell>
          <table:table-cell office:value-type="string" table:style-name="ce1">
            <text:p>남</text:p>
          </table:table-cell>
          <table:table-cell table:number-columns-repeated="16377"/>
        </table:table-row>
        <table:table-row table:style-name="ro1">
          <table:table-cell office:value-type="float" office:value="815" table:style-name="ce1">
            <text:p>815</text:p>
          </table:table-cell>
          <table:table-cell office:value-type="string" table:style-name="ce1">
            <text:p>죠지</text:p>
          </table:table-cell>
          <table:table-cell office:value-type="string" table:style-name="ce1">
            <text:p>바라봐줘요</text:p>
          </table:table-cell>
          <table:table-cell office:value-type="string" table:style-name="ce1">
            <text:p>2019.2.21</text:p>
          </table:table-cell>
          <table:table-cell office:value-type="string" table:style-name="ce1">
            <text:p>사계절</text:p>
          </table:table-cell>
          <table:table-cell office:value-type="string" table:style-name="ce1">
            <text:p>그대를 다시 볼 수 있다는 생각을 해요 아마도 우린 끝없이 멀리 돌아만 왔죠 엊그제부터 또 생각이 나서 이제 더는 안될 것 같아 그대에게 말해요 아무런 의미 없는 일상에 들어와줘요 그대와 함께하고 싶은 게 참 많은걸요 익숙해질 즘 그댈 기다리는 게 왠지 마주칠 것만 같아 마음이 떨려요 I’m the one who found your love 그대 안에 내가 번져서 그간에 맘들이 모두 녹아내리면 내가 꿈꿔왔던 것처럼 그렇게 나를 바라봐줘요 혼자서 잠 못 이루고 널 떠올렸던 밤 별들이 반짝이던 그날에 기도했었죠 그대를 다시 다시 볼 수 있다면 어디에 있건 당장이라도 달려갈 텐데 I’m the one who found your love 그대 안에 내가 번져서 그간에 맘들이 모두 녹아내리면 내가 꿈꿔왔던 것처럼 그렇게 나를 바라봐줘요</text:p>
          </table:table-cell>
          <table:table-cell office:value-type="string" table:style-name="ce1">
            <text:p>남</text:p>
          </table:table-cell>
          <table:table-cell table:number-columns-repeated="16377"/>
        </table:table-row>
        <table:table-row table:style-name="ro1">
          <table:table-cell office:value-type="float" office:value="816" table:style-name="ce1">
            <text:p>816</text:p>
          </table:table-cell>
          <table:table-cell office:value-type="string" table:style-name="ce1">
            <text:p>V.O.S</text:p>
          </table:table-cell>
          <table:table-cell office:value-type="string" table:style-name="ce1">
            <text:p>잘 지내고 있는지 궁금해</text:p>
          </table:table-cell>
          <table:table-cell office:value-type="string" table:style-name="ce1">
            <text:p>2020.2.9</text:p>
          </table:table-cell>
          <table:table-cell office:value-type="string" table:style-name="ce1">
            <text:p>겨울</text:p>
          </table:table-cell>
          <table:table-cell office:value-type="string" table:style-name="ce1">
            <text:p>제법 쓸쓸해진 아침 바람 꽤나 외로워진 새벽 공기 추억이란 뭐 그리 대단한지 아주 잠시 떠오르곤 해 별다른 게 없는 일상 속에 우린 특별하지 않단 걸 알아서 아쉬웠던 사랑은 애써 뒤로할게 서롤 초라하게 했었으니 잘 지내고 있는지 나 괜히 궁금해 다시 사랑하고 싶은 간절함은 아닌데 내가 기억하는 너의 하루들로 예전 그대로의 삶을 살고 있는지 같은 이유로 반복된 우리 몇 번의 이별도 그냥 가끔씩은 이렇게 괜히 생각나는 걸 묻고 싶은 너의 작은 안부조차 스쳐가도록 남겨 둘게 네가 없는 나의 시간들이 때론 편안하게 느껴졌어 손에 쥐고 놓아 주지 못했던 우린 그래서 더 아파했었으니 잘 지내고 있는지 나 괜히 궁금해 다시 사랑하고 싶은 간절함은 아닌데 내가 기억하는 너의 하루들로 예전 그대로의 삶을 살고 있는지 같은 이유로 반복된 우리 몇 번의 이별도 그냥 가끔씩은 이렇게 괜히 생각나는 걸 묻고 싶은 너의 작은 안부조차 스쳐가도록 남겨둘게 허탈했던 네 목소리가 지나갈 때면 잘 지내고 있는지 나 정말 궁금해 다시 돌아가고 싶은 나의 미련인 건지 하고 싶던 말이 여태 남았는지 혼자 남아 버린 내가 두려운 건지 그땐 영원할 거라던 너의 뻔한 거짓말도 오늘따라 자꾸 이렇게 많이 생각 나는 걸 듣고 싶은 너의 작은 안부조차 지나가도록 남겨둘게</text:p>
          </table:table-cell>
          <table:table-cell office:value-type="string" table:style-name="ce1">
            <text:p>남</text:p>
          </table:table-cell>
          <table:table-cell table:number-columns-repeated="16377"/>
        </table:table-row>
        <table:table-row table:style-name="ro1">
          <table:table-cell office:value-type="float" office:value="817" table:style-name="ce1">
            <text:p>817</text:p>
          </table:table-cell>
          <table:table-cell office:value-type="string" table:style-name="ce1">
            <text:p>코드쿤스트</text:p>
          </table:table-cell>
          <table:table-cell office:value-type="string" table:style-name="ce1">
            <text:p>O</text:p>
          </table:table-cell>
          <table:table-cell office:value-type="string" table:style-name="ce1">
            <text:p>2020.4.2</text:p>
          </table:table-cell>
          <table:table-cell office:value-type="string" table:style-name="ce1">
            <text:p>사계절</text:p>
          </table:table-cell>
          <table:table-cell office:value-type="string" table:style-name="ce1">
            <text:p>스쳐 지나간 애들과는 다르게 정착하는 법을 알려주네 왜 이렇게 간단한 것들로 고민했나 내가 봐도 바보같이 느껴지게 만드네 내 일상에 배어든 너의 향기에 한 모금 취해 난 오늘 하루도 버티네 버겁던 모든 일들도 가볍게 느껴지고 못 들던 잠도 쉽게 들게 만드네 넌 Drunk drugs I don’t need that Praying god I don’t need that 더 좋은 게 있는데 왜 I got the love cus I got this real real love Drunk drugs I don’t need that Praying god yeah I need that sometime 더 좋은 게 있는데 yeah I got the love cus I got this real real love Yeah I got this real real love 나만 알 수 있게 해줘 너의 단점들도 가뭄에 단비처럼 목마른 나에게 내려줘 O 조금 더 간절하게 O 좀 더 난 필요해 O real love PEOPLE talk about us Baby you and me They don't know I don't care about them What What it is 무심한 표정과 다른 섬세한 마음 넌 개중에 한 번 더 본적 없는 특별함 유일하게 내 심금을 울리네 그리곤 you said you said you said 넌 Drunk drugs I don’t need that Praying god I don’t need that (don't need it) 더 좋은 게 있는데 왜 I got the love cus I got this real real love Drunk drugs I don’t need that Praying god yeah I need that sometime 더 좋은 게 있는데 yeah I got the love cus I got this real real love 나만 알 수 있게 해줘 너의 단점들도 가뭄에 단비처럼 목마른 나에게 내려줘 O 조금 더 간절하게 O 좀 더 난 필요해 O real love Yeah I got this real real love You don’t know about what it is Cus I got this real real love You don’t know about what it is Yeah I got this real real love You don’t know about what it is Cus I got this real real love Cus we got this real real love</text:p>
          </table:table-cell>
          <table:table-cell office:value-type="string" table:style-name="ce1">
            <text:p>남</text:p>
          </table:table-cell>
          <table:table-cell table:number-columns-repeated="16377"/>
        </table:table-row>
        <table:table-row table:style-name="ro1">
          <table:table-cell office:value-type="float" office:value="818" table:style-name="ce1">
            <text:p>818</text:p>
          </table:table-cell>
          <table:table-cell office:value-type="string" table:style-name="ce1">
            <text:p>태민</text:p>
          </table:table-cell>
          <table:table-cell office:value-type="string" table:style-name="ce1">
            <text:p>Pansy</text:p>
          </table:table-cell>
          <table:table-cell office:value-type="string" table:style-name="ce1">
            <text:p>2020.11.9</text:p>
          </table:table-cell>
          <table:table-cell office:value-type="string" table:style-name="ce1">
            <text:p>겨울</text:p>
          </table:table-cell>
          <table:table-cell office:value-type="string" table:style-name="ce1">
            <text:p>설핏 스며든 체온 누군가 곁에 있다는 안도 네가 선물해 준 세상 매일 난 익숙한 낯섦 너라는 날을 시작하겠지 문득 모든 게 괜찮아 내 삶이 그동안 방황하듯 찾은 지금 내 존재의 이유는 너란 그 믿음 네 사랑은 하늘보다 기분 좋은 바람을 몰고 왔었고 네 사랑은 바다보다 너그럽게 내 맘을 이해했었어 How lucky am I am I am I am I am I? How lucky am I am I am I am I am I? 항상 떠올린 사람 일상에 있어 힘이 된 사랑 오래 그려왔던 휴식처 나와 닮은 숨소리 서로 맞춰 잠이 드는 순간 영원이 어떤 건지 느껴져 지쳤던 내 맘이 조율하듯 맞춘 두 눈 넌 그렇게 매일 날 치유해 준 꿈 네 사랑은 하늘보다 기분 좋은 바람을 몰고 왔었고 네 사랑은 바다보다 너그럽게 내 맘을 이해했었어 How lucky am I am I am I am I am I? How lucky am I am I am I am I am I? 지금까지 날 사랑해줘서 또 아껴줘서 널 만나서 난 행운이었어 참 고마웠어 네 사랑은 하늘보다 기분 좋은 바람을 몰고 왔었고 네 사랑은 바다보다 너그럽게 내 맘을 이해했었어 How lucky am I am I am I am I am I? How lucky am I am I am I am I am I? How lucky am I am I am I am I am I? How lucky am I am I am I am I am I? How lucky am I</text:p>
          </table:table-cell>
          <table:table-cell office:value-type="string" table:style-name="ce1">
            <text:p>남</text:p>
          </table:table-cell>
          <table:table-cell table:number-columns-repeated="16377"/>
        </table:table-row>
        <table:table-row table:style-name="ro1">
          <table:table-cell office:value-type="float" office:value="819" table:style-name="ce1">
            <text:p>819</text:p>
          </table:table-cell>
          <table:table-cell office:value-type="string" table:style-name="ce1">
            <text:p>방탄소년단</text:p>
          </table:table-cell>
          <table:table-cell office:value-type="string" table:style-name="ce1">
            <text:p>Magic Shop</text:p>
          </table:table-cell>
          <table:table-cell office:value-type="string" table:style-name="ce1">
            <text:p>2018.5.18</text:p>
          </table:table-cell>
          <table:table-cell office:value-type="string" table:style-name="ce1">
            <text:p>사계절</text:p>
          </table:table-cell>
          <table:table-cell office:value-type="string" table:style-name="ce1">
            <text:p>망설인다는 걸 알아 진심을 말해도 결국 다 흉터들로 돌아오니까 힘을 내란 뻔한 말은 하지 않을 거야 난 내 얘길 들려줄게 들려줄게 내가 뭐랬어 이길 거랬잖아 믿지 못했어 (정말) 이길 수 있을까 이 기적 아닌 기적을 우리가 만든 걸까 (No) 난 여기 있었고 니가 내게 다가와준 거야 I do believe your galaxy 듣고 싶어 너의 멜로디 너의 은하수의 별들은 너의 하늘을 과연 어떻게 수놓을지 나의 절망 끝에 결국 내가 널 찾았음을 잊지마 넌 절벽 끝에 서 있던 내 마지막 이유야 Live. 내가 나인 게 싫은 날 영영 사라지고 싶은 날 문을 하나 만들자 너의 맘 속에다 그 문을 열고 들어가면 이 곳이 기다릴 거야 믿어도 괜찮아 널 위로해줄 Magic Shop 따뜻한 차 한 잔을 마시며 저 은하수를 올려다보며 넌 괜찮을 거야 oh 여긴 Magic Shop So show me (I'll show you) So show me (I'll show you) So show me (I'll show you) Show you show you 필 땐 장미꽃처럼 흩날릴 땐 벚꽃처럼 질 땐 나팔꽃처럼 아름다운 그 순간처럼 항상 최고가 되고 싶어 그래서 조급했고 늘 초조했어 남들과 비교는 일상이 돼버렸고 무기였던 내 욕심은 되려 날 옥죄고 또 목줄이 됐어 그런데 말야 돌이켜보니 사실은 말야 나 최고가 되고 싶었던 것이 아닌 것만 같아 위로와 감동이 되고 싶었었던 나 그대의 슬픔, 아픔 거둬가고 싶어 나 내가 나인 게 싫은 날 영영 사라지고 싶은 날 문을 하나 만들자 너의 맘 속에다 그 문을 열고 들어가면 이 곳이 기다릴 거야 믿어도 괜찮아 널 위로해줄 Magic Shop 따뜻한 차 한 잔을 마시며 저 은하수를 올려다보며 넌 괜찮을 거야 oh 여긴 Magic shop So show me (I'll show you) So show me (I'll show you) So show me (I'll show you) Show you show you 나도 모든 게 다 두려웠다면 믿어줄래 모든 진심들이 남은 시간들이 너의 모든 해답은 니가 찾아낸 이 곳에 너의 은하수에 너의 마음 속에 You gave me the best of me So you'll give you the best of you 날 찾아냈잖아 날 알아줬잖아 You gave me the best of me So you'll give you the best of you 넌 찾아낼 거야 네 안에 있는 galaxy So show me (I'll show you) So show me (I'll show you) So show me (I'll show you) Show you show you</text:p>
          </table:table-cell>
          <table:table-cell office:value-type="string" table:style-name="ce1">
            <text:p>남</text:p>
          </table:table-cell>
          <table:table-cell table:number-columns-repeated="16377"/>
        </table:table-row>
        <table:table-row table:style-name="ro1">
          <table:table-cell office:value-type="float" office:value="820" table:style-name="ce1">
            <text:p>820</text:p>
          </table:table-cell>
          <table:table-cell office:value-type="string" table:style-name="ce1">
            <text:p>조광일</text:p>
          </table:table-cell>
          <table:table-cell office:value-type="string" table:style-name="ce1">
            <text:p>회상록</text:p>
          </table:table-cell>
          <table:table-cell office:value-type="string" table:style-name="ce1">
            <text:p>2020.10.16</text:p>
          </table:table-cell>
          <table:table-cell office:value-type="string" table:style-name="ce1">
            <text:p>사계절</text:p>
          </table:table-cell>
          <table:table-cell office:value-type="string" table:style-name="ce1">
            <text:p>100명 정도의 관객들 앞에 공연이 끝나고 뒤풀이로 가는 기분들은 홀가분하지 난 라인업에 한자리로써 저 게스트들과의 술자리는 내겐 너무 과분하지 그게 아마 5년 전 난 부러웠고 그들만의 리그 겉에 술잔 들어 기다리기 바빴어 그 팬덤 앞에 이빨 드러내면 좆 되는 걸 알아서 아니 사실 그 명성 아우라가 부러워서 난 밉보이는 행동부터 똥꼬까지 빨며 목줄 묶인 개 마냥 간식만을 주길 기다려 내가 바라봤던 래퍼들은 팬덤 인기에 취해 사진 찍는 뒷모습이 래퍼의 일상인 듯했어 근데 내가 봤던 걔넨 래퍼들이 아니지 근데 걔들을 닮아 가고 있던 것을 알았지 내가 걔 좆같단 짓거리를 욕하면서 결국 내가 걔들을 닮아가고 있단 거를 알았지 다 좆까고 깨달았던 내가 선택한 건 기본부터 갖춰 여기 이름 걸어 조광일의 랩은 존나게 리얼해야지 그게 야망이자 내가 여태 계속 걷는 걸음 그렇게 5년 뒤인 지금 내가 보는 너는 엉망이 되어있었고 내 성과를 부러워해 나랑 같이 재미있게 음악 했었다는 너의 말을 친구 통해 들었는데 맞아 그런데 너는 말야 기억할지 모르겠네 너는 한 손 난 두 손으로 따르던 술잔 받아먹던 넌 말해 "야 요즘 사회는 큰돈 벌어야 되고 너 같은 얘는 죽다 살아나도 성공할 수가 없어" 고맙다고 말해주고 싶어 너에게 진짜 시궁창에 있던 나를 꺼내줘서 말야 잘 봐 이제 내가 어디까지 가는지 기억 너머에 있던 기억들을 꺼내놓고 말하지 “악몽 그리고 지금까지에 나를 만든 회상록” 빌어먹을 대기실엔 너네 짐만 가득했고 그 안에는 게스트에 화담 나는 서 있어 "형 이번에 올린 곡 진짜 좆 되던데 저랑 같이 곡해요" 나는 보였어 진짜 구리던데? 진짜 구리던데? 근데 걔네 무리한테 잘못 찍히면은 앞으로의 판은 불리한 게임 어느 순간부터 알게 됐지 내가 돈 벌려고 합리화를 하고 있었다고 시발 처음으로 돌아가서 다시 시작해 이미 내 음악은 그들의 DNA가 베여 있었지만 전부 제거하고 멈춘 태엽 다시 돌려 진짜 되고 싶어 했어 진짜 래퍼 3년간에 대학 그 안에서 만든 발판 나를 개무시하던 교수 견뎌내며 다음 칸 졸업 후에 올라왔던 서울 들어간 4평 방 진짜 죽을 만큼 했고 "Grow Back"을 만들어 발매 그 다음 판 이걸로는 부족해 니가 내게 줬던 영감 담아 곡예사를 창작 전부 안될 거라고 했고 난 프로듀서에게 말했어 제발 한번 믿으라고 그렇게 발매됐고 결과는 대박 아직 만족하지 못해 티거형과 회사 설립 8년 밑거름이었던 과거 오늘로서 꽃을 피웠지 그리고 발매됐던 한국마저 역시 훌륭했고 길을 트니 따라오는 돈 봤던 정산표 그래 예상치도 못한 숫자에 우린 눈물 흘려 "여태까지 진짜 잘했어" 거쳐 갔던 100명 정도의 사람들 수많은 와해 우리 둘만 남았었고 걸어갔지 함께 니가 말한 결과? 우린 돌고 돌아 병신 같은 놈 다 버리고 이제 정착 아직 갈 길이 멀어 난 바닥부터 걸어왔고 입고 있던 그 허름한 옷들 벗어 전부 다 이제부터 기억 너머에 있던 기억들은 지워버리고 걸어가지 행복 그리고 앞으로의 날 만들 회상록</text:p>
          </table:table-cell>
          <table:table-cell office:value-type="string" table:style-name="ce1">
            <text:p>남</text:p>
          </table:table-cell>
          <table:table-cell table:number-columns-repeated="16377"/>
        </table:table-row>
        <table:table-row table:style-name="ro1">
          <table:table-cell office:value-type="float" office:value="821" table:style-name="ce1">
            <text:p>821</text:p>
          </table:table-cell>
          <table:table-cell office:value-type="string" table:style-name="ce1">
            <text:p>스텔라장, 이민혁</text:p>
          </table:table-cell>
          <table:table-cell office:value-type="string" table:style-name="ce1">
            <text:p>인생 봄날</text:p>
          </table:table-cell>
          <table:table-cell office:value-type="string" table:style-name="ce1">
            <text:p>2020.5.18</text:p>
          </table:table-cell>
          <table:table-cell office:value-type="string" table:style-name="ce1">
            <text:p>봄</text:p>
          </table:table-cell>
          <table:table-cell office:value-type="string" table:style-name="ce1">
            <text:p>살랑 불어오는 바람이 좋아 활짝 미소 짓는 너도 좋은걸 봄이 지나는 길을 따라서 가벼워진 발걸음 지쳤던 일상들을 멀리 떠나도 좋아 우리가 찾던 완벽한 하루가 바로 여기에 있을 것 같아 나의 마음속에 네가 가득한 오늘 맑은 하늘 아래 들려온 노랫소리 우리 함께 부르는 멜로디 봄을 가득 채운 you’re my everything 손으로 만든 그늘이 정말 귀여워 잔디밭에 앉아 뭐 좀 마실까 봄이 머무는 곳 네 곁에서 커져가는 설레임 속상한 마음들을 멀리 떠나도 좋아 한걸음 다가와준 너를 위해 사랑을 준비했으니까 나의 마음속에 네가 가득한 오늘 따스한 바람에 실려온 노랫소리 우리 함께 부르는 멜로디 봄을 가득 채운 you’re my everything 꿈처럼 오늘 지나가도 함께 눈 맞추던 순간은 영원히 사라지지 않아 우리 마음속에 설렘 가득한 오늘 따스한 바람에 실려온 노랫소리 우리 함께 부르는 멜로디 봄을 가득 채운 you’re my everything you’re my everything you’re my everything you’re my everything</text:p>
          </table:table-cell>
          <table:table-cell office:value-type="string" table:style-name="ce1">
            <text:p>혼성</text:p>
          </table:table-cell>
          <table:table-cell table:number-columns-repeated="16377"/>
        </table:table-row>
        <table:table-row table:style-name="ro1">
          <table:table-cell office:value-type="float" office:value="822" table:style-name="ce1">
            <text:p>822</text:p>
          </table:table-cell>
          <table:table-cell office:value-type="string" table:style-name="ce1">
            <text:p>폴킴</text:p>
          </table:table-cell>
          <table:table-cell office:value-type="string" table:style-name="ce1">
            <text:p>집돌이</text:p>
          </table:table-cell>
          <table:table-cell office:value-type="string" table:style-name="ce1">
            <text:p>2020.7.9</text:p>
          </table:table-cell>
          <table:table-cell office:value-type="string" table:style-name="ce1">
            <text:p>사계절</text:p>
          </table:table-cell>
          <table:table-cell office:value-type="string" table:style-name="ce1">
            <text:p>하루 종일 집에 갇혀 있다 보니 하고 싶은 것들만 늘어나 할 수 있는 건 그리 많진 않지만 뭐라도 해야 살 것 같으니깐 운동이라 생각하고 만든 달고나 커피 어릴 적 그리도 잘했던 공기까지 Oh 나 이렇게도 쓸모 있는 집돌이가 되어가네 너와 걷는 거리 저녁 하늘 노을도 침 튀기며 떠들던 날들 그 모두 다 가장 그리운 게 뭐야 babe 지겹도록 흔한 일 말이야 너무 평범해서 이리도 그리울 줄 몰랐던 내 일상 말이야 새로 나온 영화 Summer Festival 싫어하던 사람 많은 거리도 내 인생 다 바쳐 서고 싶었던 무대 날 바라보는 관객들까지 가장 그리운 게 뭐야 babe 지겹도록 흔한 일 말이야 너무 평범해서 이리도 그리울 줄 몰랐던 내 일상 말이야 가장 그리운 건 너야 babe 미치도록 보고 싶은 날이야 너무 당연해서 이리도 그리울 줄 몰랐던 내 일상 말이야 쓸모 있는 집돌이가 쓸모 있는 집돌이가 세상에 내가 쓸모 있는 집돌이라니 쓸모 있는 집돌이가 쓸모 있는 집돌이가 세상에 내가 쓸모 있는 집돌이라니</text:p>
          </table:table-cell>
          <table:table-cell office:value-type="string" table:style-name="ce1">
            <text:p>남</text:p>
          </table:table-cell>
          <table:table-cell table:number-columns-repeated="16377"/>
        </table:table-row>
        <table:table-row table:style-name="ro1">
          <table:table-cell office:value-type="float" office:value="823" table:style-name="ce1">
            <text:p>823</text:p>
          </table:table-cell>
          <table:table-cell office:value-type="string" table:style-name="ce1">
            <text:p>숀</text:p>
          </table:table-cell>
          <table:table-cell office:value-type="string" table:style-name="ce1">
            <text:p>사랑한다는 말로는</text:p>
          </table:table-cell>
          <table:table-cell office:value-type="string" table:style-name="ce1">
            <text:p>2020.6.9</text:p>
          </table:table-cell>
          <table:table-cell office:value-type="string" table:style-name="ce1">
            <text:p>사계절</text:p>
          </table:table-cell>
          <table:table-cell office:value-type="string" table:style-name="ce1">
            <text:p>나를 바라볼 땐 살짝 웃는 익숙해 질 수 없는 그런 설렘 아무렇지도 않은 내 일상 속에 스며들어 날 살아가게 한 사람 같이 걷는 걸로도 같이 있는 걸로도 매 순간이 너무 벅차올라 같이 손을 잡고선 같이 눈을 맞출 땐 너를 사랑한단 말 밖엔 난 사실 사랑한단 말론 부족해 이런 말은 너무 다들 하잖아 너에게 사랑한단 말을 하지만 내 마음을 다 담진 못한다고 너를 만난 후부턴 자꾸 웃음이 많아 주변 사람들은 변했다 해 아까 헤어졌는데 벌써 보고 싶잖아 우리 사랑은 좀 특별해 난 사실 사랑한단 말론 부족해 이런 말은 너무 다들 하잖아 너에게 사랑한단 말을 하지만 내 마음을 다 담진 못한다고 저 멀리서 나를 보고 웃는 널 보며 너무 행복해서 괜시리 두 눈가에 눈물이 날까 니가 모르게 감췄어 난 사실 사랑한단 말론 부족해 이런 말은 너무 다들 하잖아 너에게 사랑한단 말을 하지만 내 마음을 다 담진 못한다고 그래도 사랑한다 정말 사랑해 이세상에서 널 가장 사랑해 너에게 사랑한단 말로 못 담은 내 마음을 진심으로 다 줄게 아이처럼 항상 웃게 해 줄게</text:p>
          </table:table-cell>
          <table:table-cell office:value-type="string" table:style-name="ce1">
            <text:p>남</text:p>
          </table:table-cell>
          <table:table-cell table:number-columns-repeated="16377"/>
        </table:table-row>
        <table:table-row table:style-name="ro1">
          <table:table-cell office:value-type="float" office:value="824" table:style-name="ce1">
            <text:p>824</text:p>
          </table:table-cell>
          <table:table-cell office:value-type="string" table:style-name="ce1">
            <text:p>수지</text:p>
          </table:table-cell>
          <table:table-cell office:value-type="string" table:style-name="ce1">
            <text:p>HOLIDAY</text:p>
          </table:table-cell>
          <table:table-cell office:value-type="string" table:style-name="ce1">
            <text:p>2018.1.29</text:p>
          </table:table-cell>
          <table:table-cell office:value-type="string" table:style-name="ce1">
            <text:p>사계절</text:p>
          </table:table-cell>
          <table:table-cell office:value-type="string" table:style-name="ce1">
            <text:p>오늘은 holiday 네 품에 안겨 있을래 온몸에 힘이 빠지네 넌 나의 유일한 쉼터가 돼 오늘은 all day 너에게 딱 붙어 있을래 이리와 For my sweetest holiday 하늘은 어제와 똑같아 but 오늘의 날씨는 더 맑아 내 기분 탓일까 Anyway 나 이대로 잠이 들 것 같아 또 좋은 꿈을 꿀 것 같아 네가 있어서일까 나른해 나 이대로 잠이 들 것 같아 또 좋은 꿈을 꿀 것 같아 네가 있어서일까 나른해 나 이대로 바빴던 지친 일상 안녕하고 잠시만 쉬렴 말해주는 너 마치 자장가처럼 따뜻한 햇살처럼 날 감싸줘 오늘은 holiday 네 품에 안겨 있을래 온몸에 힘이 빠지네 넌 나의 유일한 쉼터가 돼 오늘은 all day 너에게 딱 붙어 있을래 이리와 For my sweetest holiday Coming to you live lite cool 요즘은 (요즘은) 앨범작업 때문에 바빠 늘 (바빠 늘) 힘들면서 왜 안 해 내색은 (대체 왜) 마음에 안 들어 너 지금 데리러 갈 거니까 네가 좋아하는 걸로 그거 Yeah 딱 입고 있으면 30분 지나있을 거고 문을 열어 주면 내가 있을게 내게 안겨 it's okay Let my be your holiday 바빴던 지친 일상 안녕하고 잠시만 쉬렴 말해주는 너 마치 자장가처럼 따뜻한 햇살처럼 날 감싸줘 오늘은 holiday 네 품에 안겨 있을래 온몸에 힘이 빠지네 넌 나의 유일한 쉼터가 돼 오늘은 all day 너에게 딱 붙어 있을래 이리와 For my sweetest holiday</text:p>
          </table:table-cell>
          <table:table-cell office:value-type="string" table:style-name="ce1">
            <text:p>여</text:p>
          </table:table-cell>
          <table:table-cell table:number-columns-repeated="16377"/>
        </table:table-row>
        <table:table-row table:style-name="ro1">
          <table:table-cell office:value-type="float" office:value="825" table:style-name="ce1">
            <text:p>825</text:p>
          </table:table-cell>
          <table:table-cell office:value-type="string" table:style-name="ce1">
            <text:p>려욱</text:p>
          </table:table-cell>
          <table:table-cell office:value-type="string" table:style-name="ce1">
            <text:p>Calendar</text:p>
          </table:table-cell>
          <table:table-cell office:value-type="string" table:style-name="ce1">
            <text:p>2020.10.16</text:p>
          </table:table-cell>
          <table:table-cell office:value-type="string" table:style-name="ce1">
            <text:p>사계절</text:p>
          </table:table-cell>
          <table:table-cell office:value-type="string" table:style-name="ce1">
            <text:p>이룬 것 없이 시간만 흘러 오늘이 그저 어제 같을 때 Yeah 유난히 풀리지 않고 뜻대로 되지 않아 좀 지친 것 같아 스쳐 지난 그 수많은 날 중에 나 혼자만 간직했던 Memory 그 안에서 나 미처 알지 못했던 또 다른 내 모습 또 한참이 지나면 어느 순간 또 지금이 그리울지도 몰라 작은 빈 칸을 채워가 때론 비워 두어도 좋아 I don't wanna run away 긴 하루 끝에서 기억 하고픈 무언갈 적어두었던 기록들 그 어떤 날을 채웠던 긴 아쉬움과 설렘 또 시작될 내일 좋은 일만 가득 했음 좋겠어 낙서처럼 남겨 놓은 얘기엔, 하루 하루 또 써 내려가 오늘도 조그만 바람들 또 한참이 지나면 어느 순간 또 지금이 그리울지도 몰라 작은 빈 칸을 채워가 때론 비워 두어도 좋아 I don't wanna run away 다 버리지도 다 이루지도 다 못할 걸 뻔히 나 알면서도 다 끌어 안은 그 순간마다 Na-ah-ah- 또 잊혀질 셀 수 없는 날들과 잊지 못할 수많은 얘기들로 가득 한 칸을 채워 가 때론 비워 두어도 좋아 Whenever you are 또 한참이 지나면 어느 순간 또 지금이 그리울지도 몰라 작은 빈 칸을 채워가 때론 비워 두어도 좋아 I don't wanna run away 하루 이틀 지난 날들에 평범했던 일상 그 순간들 한 장 한 장 넘기고 나면 특별해질 거야 whenever you are</text:p>
          </table:table-cell>
          <table:table-cell office:value-type="string" table:style-name="ce1">
            <text:p>남</text:p>
          </table:table-cell>
          <table:table-cell table:number-columns-repeated="16377"/>
        </table:table-row>
        <table:table-row table:style-name="ro1">
          <table:table-cell office:value-type="float" office:value="826" table:style-name="ce1">
            <text:p>826</text:p>
          </table:table-cell>
          <table:table-cell office:value-type="string" table:style-name="ce1">
            <text:p>적재</text:p>
          </table:table-cell>
          <table:table-cell office:value-type="string" table:style-name="ce1">
            <text:p>풍경</text:p>
          </table:table-cell>
          <table:table-cell office:value-type="string" table:style-name="ce1">
            <text:p>2020.11.12</text:p>
          </table:table-cell>
          <table:table-cell office:value-type="string" table:style-name="ce1">
            <text:p>사계절</text:p>
          </table:table-cell>
          <table:table-cell office:value-type="string" table:style-name="ce1">
            <text:p>문득 그런 날이 있잖아 가만히 앉아있다 눈물이 날 것 같은 그런 날 전화기를 꺼내 들어 사랑한다 얘기를 해 지금이 아니면 안 될 것 같았어 빠르게 지나가 버렸던 따듯했던 그날의 햇살 그때로 다시 눈을 감아 하늘색 문을 열면 펼쳐지던 꿈속 풍경 아무도 믿지 않을까 얘기하지 못했던 그날의 기억들을 나는 알고 있었어 꿈이 아니라는 걸 이제는 말할 수 있어 그게 바로 너였어 문득 그런 날이 있잖아 평범한 하루 일상 속에 무언가 반짝이는 그런 날 꺼내든 전화기 속 가장 아끼던 음악을 틀어 이 순간 너와 꼭 듣고 싶었어 너무도 짧게 느껴졌던 아름답던 그날의 멜로디 그때로 그때로 다시 눈을 감아 하늘색 문을 열면 펼쳐지던 꿈속 풍경 아무도 믿지 않을까 얘기하지 못했던 그날의 기억들을 나는 알고 있었어 꿈이 아니라는 걸 이제는 말할 수 있어 그게 바로 너였어 다르게 걸어왔던 우리가 만나게 되고 모든 것을 나눴고 다시 돌아 걸었고 시간이 지났을 뿐인데 그날의 문을 열면 아직 그대로인 채 아무도 믿지 않아도 내겐 중요치 않았던 그날의 기억들을 나는 알고 있었어 꿈이 아니라는 걸 이제는 말할 수 있어 그게 바로 너였어 그게 바로 너였어 그게 바로 너였어 내 모든 것이 너였어</text:p>
          </table:table-cell>
          <table:table-cell office:value-type="string" table:style-name="ce1">
            <text:p>남</text:p>
          </table:table-cell>
          <table:table-cell table:number-columns-repeated="16377"/>
        </table:table-row>
        <table:table-row table:style-name="ro1">
          <table:table-cell office:value-type="float" office:value="827" table:style-name="ce1">
            <text:p>827</text:p>
          </table:table-cell>
          <table:table-cell office:value-type="string" table:style-name="ce1">
            <text:p>피아노맨</text:p>
          </table:table-cell>
          <table:table-cell office:value-type="string" table:style-name="ce1">
            <text:p>사랑한다는 말로는</text:p>
          </table:table-cell>
          <table:table-cell office:value-type="string" table:style-name="ce1">
            <text:p>2018.11.2</text:p>
          </table:table-cell>
          <table:table-cell office:value-type="string" table:style-name="ce1">
            <text:p>사계절</text:p>
          </table:table-cell>
          <table:table-cell office:value-type="string" table:style-name="ce1">
            <text:p>나를 바라볼 땐 살짝 웃는 익숙해 질 수 없는 그런 설렘 아무렇지도 않은 내 일상속에 스며들어 날 살아가게 한 사람 같이 걷는 걸로도 같이 있는 걸로도 매순간이 너무 벅차올라 같이 손을 잡고선 같이 눈을 맞출땐 너를 사랑한단 말 밖엔 난 사실 사랑한단 말론 부족해 이런 말은 너무 다들 하잖아 너에게 사랑한단 말을 하지만 내 마음을 다 담진 못한다고 너를 만난후부턴 자꾸 웃음이 많아 주위 사람들은 변했다해 아까 헤어졌는데 벌써 보고싶잖아 우리 사랑은 좀 특별해 난 사실 사랑한단 말론 부족해 이런 말은 너무 다들 하잖아 너에게 사랑한단 말을 하지만 내 마음을 다 담진 못한다고 저 멀리서 나를 보고 웃는 널 보며 너무 행복해서 괜시리 두 눈가에 눈물이 날까 니가 모르게 감췄어 난 사실 사랑한단 말론 부족해 이런 말은 너무 다들 하잖아 너에게 사랑한단 말을 하지만 내 마음을 다 담진 못한다고 그래도 사랑한다 정말 사랑해 이세상에서 널 가장 사랑해 너에게 사랑한단 말로 못담은 내 마음을 진심으로 다 줄께 아이처럼 항상 웃게 해줄께</text:p>
          </table:table-cell>
          <table:table-cell office:value-type="string" table:style-name="ce1">
            <text:p>남</text:p>
          </table:table-cell>
          <table:table-cell table:number-columns-repeated="16377"/>
        </table:table-row>
        <table:table-row table:style-name="ro1">
          <table:table-cell office:value-type="float" office:value="828" table:style-name="ce1">
            <text:p>828</text:p>
          </table:table-cell>
          <table:table-cell office:value-type="string" table:style-name="ce1">
            <text:p>C JAMM,?비와이</text:p>
          </table:table-cell>
          <table:table-cell office:value-type="string" table:style-name="ce1">
            <text:p>puzzle</text:p>
          </table:table-cell>
          <table:table-cell office:value-type="string" table:style-name="ce1">
            <text:p>2016.8.11</text:p>
          </table:table-cell>
          <table:table-cell office:value-type="string" table:style-name="ce1">
            <text:p>사계절</text:p>
          </table:table-cell>
          <table:table-cell office:value-type="string" table:style-name="ce1">
            <text:p>I’ll Take 1 I’ll take 2 이젠 대한민국의 Main deux 나보다 바쁜 내 매니져 폰엔 100통의 부재중 브랜드 평판 섭외 1순위 말 안 해도 대세인증 너의 두 눈이 확인했잖아 내가 나온 순간 다 게임 끝 고1 때 꿈꿨던 일들이 지금은 일상 방금 마치고 왔어 대기업 회장님과의 식사 상상했던 것이 딱 맞아 떨어지는 내 눈앞의 삶 내 이름으로 만드는 돈 어딜 가던 내 직장 오늘 뜬 인터넷 기사 제목은 비와이 열풍 끝인 줄 알았더니 이제부터 시작 니 쉐키들은 전부 열폭 내가 인기 땜에 잘됐대 그 인기는 어디서 왔지? 아마도 얼굴인듯해 이게 말이 되는 것 같니 내 성공을 연구하는 분이 늘어나 기도가 이뤄지는 느낌 어때 울엄마 새로운 흐름을 만들어가 선구자적인 superstar 비와이가 되고픈 애들은 물론 매니져 사칭도 생겨 피곤해도 감사한 삶이 아닐 수가 없어 할렐루야! All right 그린 대로 이뤄지는 life 이 밤을 새우기만 하면 all night All right 어제 원했던 건 이제 mine 더 많이 원해 더 더 더 I’m young n wild 척척 like doctor 척척 like doctor like doctor All right 그린 대로 이뤄지네 right 더 많이 원해 더 더 더 I’m young n wild 2016 내 main chick 난 될 것만 같아 Bieber 오늘 되고 싶지만 니 애인이 그럼 니 친구는 개 삐져 When I say I'm the best mofucka 니 여자친구도 믿어 이제 센 척 안 해 그건 유치해 잼잼이는 넘나 귀여 JM man (you know) $exy $treet도 이젠 알지 비와이 말 잘 들어 먼저 감사 하나님 난 회개해야해 알지 Good night man every night 놈팽이 내 payday엔 drink 지갑 잃어버릴 때까지 맨 위에 위로 eir city 매일 다녀 damn it 이제 외국인 숙녀들과도 hallo 매 촬영 타투 위에 붙여 테이프 어제 하나 더 했어 이태원 berith 내가 여유 부리는 게 재수없대 좀 심했다면 lady들께만 구해 용서를 명예와 여자 plus big money 내가 생각하는 대로 너무 잘 맞아 떨어져 like a puzzle 목요일 밤 난 내일 기다려 올라가지 내 team하고 멈춰 서는 건 구린 거래 근데 오늘 밤은 좋아 이대로 내가 되고 싶은 사람 살고 싶은 대로 사는 사람 난 내가 살고 싶은 대로 살면서 될 거야 내가 되고 싶은 사람 All right 그린 대로 이뤄지는 life 이 밤을 새우기만 하면 all night All right 어제 원했던 건 이제 mine 더 많이 원해 더 더 더 I’m young n wild 척척 like doctor 척척 like doctor like doctor All right 그린대로 이뤄지네 right 더 많이 원해 더 더 더 I’m young n wild hey lady 난 유명인이야 난 star의 star의 star의 star의 star 니가 지금 느끼는 건 feel이야 느껴봐 a lot a lot a lot a lot started from the bottom 이젠 어디 서울 대전 대구 이리저리 너무 올라와서 이제는 희미하게 보이지도 않는 래퍼들의 머리 so easy 용돈이 됐네 울 엄말 힘들게 했던 빚이 이젠 큰 것들만 골라 우리에게 맞는 걸로만 쟤넨 못 덤비지 All right 그린 대로 이뤄지는 life 이 밤을 새우기만 하면 all night All right 어제 원했던 건 이제 mine 더 많이 원해 더 더 더 I’m young n wild 척척 like doctor 척척 like doctor like doctor All right 그린 대로 이뤄지네 right 더 많이 원해 더 더 더 I’m young n wild</text:p>
          </table:table-cell>
          <table:table-cell office:value-type="string" table:style-name="ce1">
            <text:p>남</text:p>
          </table:table-cell>
          <table:table-cell table:number-columns-repeated="16377"/>
        </table:table-row>
        <table:table-row table:style-name="ro1">
          <table:table-cell office:value-type="float" office:value="829" table:style-name="ce1">
            <text:p>829</text:p>
          </table:table-cell>
          <table:table-cell office:value-type="string" table:style-name="ce1">
            <text:p>프라이머리, 오혁</text:p>
          </table:table-cell>
          <table:table-cell office:value-type="string" table:style-name="ce1">
            <text:p>Bawling</text:p>
          </table:table-cell>
          <table:table-cell office:value-type="string" table:style-name="ce1">
            <text:p>2015.3.24</text:p>
          </table:table-cell>
          <table:table-cell office:value-type="string" table:style-name="ce1">
            <text:p>사계절</text:p>
          </table:table-cell>
          <table:table-cell office:value-type="string" table:style-name="ce1">
            <text:p>쭉 뻗은 레일 그 위에 지난번처럼 너와 서있어 그 뒤엔 마른침을 넘기고 나서는 등 뒤에 차갑게 젖은 땀을 좀 식히고 just a little bit just a little bit 그래 이 때엔 네게 다가가 일상을 묻고 난 뒤에 뻔한 네 얘기에 귀 기울이고 널 위해 변했다는 사실을 알려줄 변명을 찾으려 and we play bowling bowling bowling bowling bowling game again that ball just running running running running running out again 다시 또 공을 줍고선 점수를 훑고선 그래 아 우린 슬픈 거야 sideway, we take 벗어난 길로 가던 너인데 난 왜 발맞추기 보단 눈을 맞출까 그 왜 있잖아 말보단 행동이잖아 there's a lot of pins you're the one of them 그래 이젠 네게 다가가 기회를 묻고 난 뒤에 답을 기다리는 정적 속에서 널 위해 변했다는 사실을 알려줄 변명만 찾으려 해 and we play bowling bowling bowling bowling bowling game again that ball just running running running running running out again 다시 또 공을 줍고선 점수를 훑고선 그래 아 우린 슬픈 거야 순수하지는 않아도 순진하긴 했었어 뭣도 몰랐던 나야 넋을 놓고 우린 아무것도 안 해서 아무것도 아닌 거야 뭣도 몰랐던 나야 넋을 놓고 우린 and we play bowling bowling bowling bowling bowling game again that ball just running running running running running out again 다시 또 공을 줍고선 점수를 훑고선 그래 아 우린 슬픈 거야 and we play</text:p>
          </table:table-cell>
          <table:table-cell office:value-type="string" table:style-name="ce1">
            <text:p>남</text:p>
          </table:table-cell>
          <table:table-cell table:number-columns-repeated="16377"/>
        </table:table-row>
        <table:table-row table:style-name="ro1">
          <table:table-cell office:value-type="float" office:value="830" table:style-name="ce1">
            <text:p>830</text:p>
          </table:table-cell>
          <table:table-cell office:value-type="string" table:style-name="ce1">
            <text:p>마마무</text:p>
          </table:table-cell>
          <table:table-cell office:value-type="string" table:style-name="ce1">
            <text:p>Travel</text:p>
          </table:table-cell>
          <table:table-cell office:value-type="string" table:style-name="ce1">
            <text:p>2020.11.3</text:p>
          </table:table-cell>
          <table:table-cell office:value-type="string" table:style-name="ce1">
            <text:p>사계절</text:p>
          </table:table-cell>
          <table:table-cell office:value-type="string" table:style-name="ce1">
            <text:p>몇 걸음 내딘 다음 Now where am I going Call on my friends Call on my friends 망설여 왔지만 내 가슴은 떨림 All of my friends 나와 같이 떠날래? 아무렇지 않은 척 어때? 왠지 몰라 겁이 나 uh 하루에도 가늠할 수 없어 오르락내리락하는 내 기분 괜찮아 보여 I’m not ok 목적지가 어디야 너 로켓 원해 answer It's not in my mind We’re gonna travel far away 일상을 깨고 나와 물속으로 풍덩 어디면 어때 get away 엔진 울리고 가자 파라다이스 먹고 놀자 파티 Oh oh oh oh Oh oh oh 체리 감귤 비치 워터멜론 망고 Oh oh oh oh Oh oh oh 파리 런던 도쿄 yeh 싱가폴 앤 뉴욕 I don't wanna be 외로움이 커져도 I don't wanna be 웃지 않아도 돼 발길이 닿는 그곳으로 널 데리러 가고 있어 닳고 닳은 시간이라도 담고 담을래 무거운 짐은 하늘만큼 덜어내 어릴 적 꿈꿨던 그림 그리듯 이 밤은 마치 영원할 것 같은데 내게 It's time to wake up We’re gonna travel far away 일상을 깨고 나와 물속으로 풍덩 어디면 어때 get away 엔진 울리고 가자 파라다이스 먹고 놀자 파티 Oh oh oh oh Oh oh oh 체리 감귤 비치 워터멜론 망고 Oh oh oh oh Oh oh oh 파리 런던 도쿄 yeh 싱가폴 앤 뉴욕 어디선가 들리는 이 노래를 흥얼거리네 추억을 만든 다음 같이 웃자 아쉬운 마음과 작별 인사 I'm in love it's all about you We’re gonna travel far away 일상을 깨고 나와 물속으로 풍덩 어디면 어때 get away 엔진 울리고 가자 파라다이스 먹고 놀자 파티 Oh oh oh oh Oh oh oh 체리 감귤 비치 워터멜론 망고 Oh oh oh oh Oh oh oh 파리 런던 도쿄 yeh 싱가폴 앤 뉴욕</text:p>
          </table:table-cell>
          <table:table-cell office:value-type="string" table:style-name="ce1">
            <text:p>여</text:p>
          </table:table-cell>
          <table:table-cell table:number-columns-repeated="16377"/>
        </table:table-row>
        <table:table-row table:style-name="ro1">
          <table:table-cell office:value-type="float" office:value="831" table:style-name="ce1">
            <text:p>831</text:p>
          </table:table-cell>
          <table:table-cell office:value-type="string" table:style-name="ce1">
            <text:p>비투비</text:p>
          </table:table-cell>
          <table:table-cell office:value-type="string" table:style-name="ce1">
            <text:p>괜찮아요</text:p>
          </table:table-cell>
          <table:table-cell office:value-type="string" table:style-name="ce1">
            <text:p>2015.6.29</text:p>
          </table:table-cell>
          <table:table-cell office:value-type="string" table:style-name="ce1">
            <text:p>사계절</text:p>
          </table:table-cell>
          <table:table-cell office:value-type="string" table:style-name="ce1">
            <text:p>어깨가 무겁나요 무거운 짐을 내려놓기가 참 쉽진 않죠 누군가 말했죠 내 꿈이 멀게만 느껴질 땐 잠시 쉬다 가세요 매일 같은 일상에 힘든가요 그건 누구를 위한 거죠 결국 또 쓰러질 텐데 힘들어 혼자라 느껴질 때 이 노랠 들어봐요 기대해 즐겨 듣던 그 멜로디 Woo woo 라디오에 흘러나올 그 목소리 Oh 내가 할 수 있는 건 노래 가사뿐이죠 힘들어도 괜찮아 괜찮아 괜찮아 잘 될 거예요 I believe in you 3년째지 어느 곳도 날 원하지 않는 삶이 이제 군대라도 가야 하나 싶었어 부모님께 말씀드렸더니 딱 한마디 했어 에휴 그래서 말 못했지 하던 알바도 잘렸다고 Well, 어제는 제대 직전인 친구가 휴가 나왔어 하는 말이 무섭대 대학서 배운 건 다 까먹었어 실업자 100만 시대 그런 건 잘 모르겠고 그 숫자가 차라리 통장 잔고였음 좋겠어 시끄러운 알람이 새벽부터 날 계속 재촉해 쫓기듯 나선 집 밖은 틈 없는 벼랑 끝 같아 뭘 하고 있지 아니 뭘 해야 하지 답이 없는 메아리 난 왜 밖에서 치이고 엄한 곳에다 화풀이해 좌표 없는 항해 위 방황하는 작은 종이배 억지로 눈물을 삼켜 어느새 한숨은 습관이 돼 알아 나도 바보 같은 거 남 앞에선 괜찮은 척 티 없이 해맑던 예전의 넌 지금 어딨니 기대해 즐겨 듣던 그 멜로디 Woo woo 라디오에 흘러나올 그 목소리 Oh 내가 할 수 있는 건 노래 가사뿐이죠 힘들어도 괜찮아 괜찮아 괜찮아 잘 될 거예요 I believe in you 사랑하는 가족들 가족 같은 친구들 얼굴 못 본 지가 밥 한번 먹자 한 뒤로 한 번쯤 여유를 가져도 나쁘진 않을 텐데 지금 내가 외롭진 않을 텐데 노랜 다 끝나가지만 아직 다 못한 말이 많아 모두가 나와 같은 맘이겠죠 기대해 즐겨 듣던 그 멜로디 멜로디 멜로디 라디오에 흘러나올 그 목소리 Oh 내가 할 수 있는 건 노래 가사뿐이죠 힘들어도 괜찮아 괜찮아 괜찮아 잘 될 거예요 I believe in you</text:p>
          </table:table-cell>
          <table:table-cell office:value-type="string" table:style-name="ce1">
            <text:p>남</text:p>
          </table:table-cell>
          <table:table-cell table:number-columns-repeated="16377"/>
        </table:table-row>
        <table:table-row table:style-name="ro1">
          <table:table-cell office:value-type="float" office:value="832" table:style-name="ce1">
            <text:p>832</text:p>
          </table:table-cell>
          <table:table-cell office:value-type="string" table:style-name="ce1">
            <text:p>NCT 127</text:p>
          </table:table-cell>
          <table:table-cell office:value-type="string" table:style-name="ce1">
            <text:p>Welcome To My Playground</text:p>
          </table:table-cell>
          <table:table-cell office:value-type="string" table:style-name="ce1">
            <text:p>2018.11.23</text:p>
          </table:table-cell>
          <table:table-cell office:value-type="string" table:style-name="ce1">
            <text:p>사계절</text:p>
          </table:table-cell>
          <table:table-cell office:value-type="string" table:style-name="ce1">
            <text:p>I don’t understand 어디서 누구랑 있니 라고 한번은 물어볼 것도 같은데 you said 멍하니 있다가 돌이켜 보면 반복되는 일상에 난 뭔가 더 필요해 *Keep me guessin’, keep me guessin’ Why you trippin’, why you trippin’ If you wanna play with me wanna stay with me You’d better come better come here Keep me guessin’, keep me guessin’ Why you trippin, why you trippin’ If you wanna play with me wanna stay with me You’d better come here now **널 만나고 이 도시는 눈부시게 빛나 어디든 나를 어린 아이처럼 만들어 또 마음껏 놀고 싶어 난 회색 빛의 기억을 알록달록하게 넌 물들여 나의 모든 순간 속에 놀러 와, see me now, sing it now Welcome to my playground ***Oh 너와 함께라면 어디든지 Follow, follow 언제까지라도 ****같은 곳을 바라봐 Eh Oh Eh Oh Eh Oh Ehy Eh Oh Eh Oh Eh Oh Ehy 이 노랠 같이 불러 Eh Oh Eh Oh Eh Oh Ehy Eh Oh Eh Oh Eh Oh Ehy I don’t get it now 어디서 뭐하고 있니 라고 한번은 물어 볼 것 만도 같은데 I can’t imagine life 너 없인 못산다고 말로만 하면 뭐해 이젠 보여줘 내게 *Repeat **Repeat ***Repeat ****Repeat 어떤 말로도 설명 할 수 없어 수많은 얘기들 and it’s all about us 난 정말 믿을 수 없어 I wanna do it all day 하다가 멈춘 얘기는 다음에 들려줄게 Shawty that’s you Welcome to my zone girl let me take your hand 끌어당겨 closer 내 앞에 너 밖에 시야 속엔 오직 너 나머지는 그저 frame 사뿐하게 걸어 spin twirl How about we dance Hey buddy Welcome to my Playground 빨리 와 모두 내게 줄을 서 N의 경계에 모두 멈춰서 Would you, would you pour one up 오늘의 바텐던 여기 snob 저기 snob들도 춤을 추게 해 dance<text:s/></text:p>
          </table:table-cell>
          <table:table-cell office:value-type="string" table:style-name="ce1">
            <text:p>남</text:p>
          </table:table-cell>
          <table:table-cell table:number-columns-repeated="16377"/>
        </table:table-row>
        <table:table-row table:style-name="ro1">
          <table:table-cell office:value-type="float" office:value="833" table:style-name="ce1">
            <text:p>833</text:p>
          </table:table-cell>
          <table:table-cell office:value-type="string" table:style-name="ce1">
            <text:p>EXO-CBX</text:p>
          </table:table-cell>
          <table:table-cell office:value-type="string" table:style-name="ce1">
            <text:p>花요일</text:p>
          </table:table-cell>
          <table:table-cell office:value-type="string" table:style-name="ce1">
            <text:p>2018.4.10</text:p>
          </table:table-cell>
          <table:table-cell office:value-type="string" table:style-name="ce1">
            <text:p>봄</text:p>
          </table:table-cell>
          <table:table-cell office:value-type="string" table:style-name="ce1">
            <text:p>Hey there, don’t move 내 눈에 너를 담아내는 중이야 싫지 않은 표정 that’s the key 내 지친 하루의 끝에 난 너만 보고 싶으니까 네 생각이 매일 움트다 작은 감정으로 돋아나 어느새 내 몸속 깊숙이 넌 자랐나 봐 바라보기에는 모자라 손이 닿아버린 그 순간 네가 내 맘속에 피어나 So baby, can I be your boyfriend, can I? 네가 알지 못한 세상 알려 주고 싶어 So baby, can I be your boyfriend, can I? 네가 원한다면 그걸 전부 주고 싶어 Oh baby oh baby 너의 향기가 내게 흠뻑 배일 수 있게 Oh baby oh baby 이제 대답해 줘 oh 오늘 기분은 blue 틀에 갇힌 일상에 늘 같은 mood 넌 나를 풀어내는 master key 황홀한 네 색깔이 내 하루를 바꾸지 yeah 네 생각이 매일 움트다 어떤 감정으로 돋아나 어느새 내 몸속 깊숙이 넌 자랐나 봐 너의 색에 나도 물들어 손이 닿아버린 그 순간 네가 내 하루에 피어나 So baby, can I be your boyfriend, can I? 네가 알지 못한 세상 알려 주고 싶어 So baby, can I be your boyfriend, can I? (All I need is love babe) 네가 원한다면 그걸 전부 주고 싶어 Oh baby oh baby 너의 향기가 내게 흠뻑 배일 수 있게 Oh baby oh baby 이제 대답해 줘 oh Ey oh 장난스런 너의 반응에 Say oh 머린 어질하고 아득해 K.O., girl you knock me out, you knock me out 날 oh baby 날 비추는 까만 두 눈이 또 내게 속삭이는 너의 새빨간 그 입술이 yeah alright 닿을 듯한 너의 두 손이 (모든 게) 너무 아름다워 넌 나를 숨 막히게 해 (Can I) Can I be your boyfriend, can I? 너의 하루 끝과 시작 내가 되어 줄게 So baby, can I be your boyfriend, can I? 네가 가장 아름답게 널 피울 수 있게 Oh baby oh baby 너의 향기가 내게 흠뻑 배일 수 있게 Oh baby oh baby 이제 대답해 줘 oh hey!</text:p>
          </table:table-cell>
          <table:table-cell office:value-type="string" table:style-name="ce1">
            <text:p>남</text:p>
          </table:table-cell>
          <table:table-cell table:number-columns-repeated="16377"/>
        </table:table-row>
        <table:table-row table:style-name="ro1">
          <table:table-cell office:value-type="float" office:value="834" table:style-name="ce1">
            <text:p>834</text:p>
          </table:table-cell>
          <table:table-cell office:value-type="string" table:style-name="ce1">
            <text:p>LUCY</text:p>
          </table:table-cell>
          <table:table-cell office:value-type="string" table:style-name="ce1">
            <text:p>조깅</text:p>
          </table:table-cell>
          <table:table-cell office:value-type="string" table:style-name="ce1">
            <text:p>2020.8.13</text:p>
          </table:table-cell>
          <table:table-cell office:value-type="string" table:style-name="ce1">
            <text:p>여름</text:p>
          </table:table-cell>
          <table:table-cell office:value-type="string" table:style-name="ce1">
            <text:p>그대 멀리 떠난다면 홀로 어딜 가고 싶은가요 그 한숨 돌릴 새도 없이 또 내 세상은 빙글빙글 돌아가 반대로 내가 가고 싶은 대로만 간다면 그저 틀린 길만 나올까 오늘도 우린 쉬지 않고 달렸잖아 마라톤 하듯이 그러다 머리 핑 돌아 가끔 한 번은 동네 한번 빙 돌아 마음 편하게 너는 빛보다 밝게 빛나 급하게 가지마 그렇게 머물러줘 푸른 바람처럼 그런 너이기를 몸은 괜히 뻐근하고 오늘따라 괜히 나른하죠 같은 일상 속에서 하루에 날 위한 시간은 얼마나 있을까 반대로 내가 가고 싶은 대로만 간다면 그저 틀린 길은 아닐 걸 오늘도 우린 쉬지 않고 달렸잖아 마라톤 하듯이 그러다 머리 핑 돌아 가끔 한 번은 동네 한번 빙 돌아 마음 편하게 너는 빛보다 밝게 빛나 급하게 가지마 그렇게 머물러줘 내일을 그리던 날 잃어버리고 있다면 그런 그댄 행복하다 할 수 있나요 지금까지 하고 싶은 것들 바래왔던 것들 전부 잊고 있던 너잖아 이제 너를 힘들게 하지마 더는 안가 정해진 길론 돌아가 넌 푸른빛을 따라 한 번 더 뛸 수 있다면 그땐 너의 맘이 닿는 곳까지 달려가고 있기를</text:p>
          </table:table-cell>
          <table:table-cell office:value-type="string" table:style-name="ce1">
            <text:p>여</text:p>
          </table:table-cell>
          <table:table-cell table:number-columns-repeated="16377"/>
        </table:table-row>
        <table:table-row table:style-name="ro1">
          <table:table-cell office:value-type="float" office:value="835" table:style-name="ce1">
            <text:p>835</text:p>
          </table:table-cell>
          <table:table-cell office:value-type="string" table:style-name="ce1">
            <text:p>카더가든</text:p>
          </table:table-cell>
          <table:table-cell office:value-type="string" table:style-name="ce1">
            <text:p>그날, 우리</text:p>
          </table:table-cell>
          <table:table-cell office:value-type="string" table:style-name="ce1">
            <text:p>2020.11.18</text:p>
          </table:table-cell>
          <table:table-cell office:value-type="string" table:style-name="ce1">
            <text:p>사계절</text:p>
          </table:table-cell>
          <table:table-cell office:value-type="string" table:style-name="ce1">
            <text:p>가끔 떠올리게 돼 유난히 어둡던 아무 말 없던 그 밤의 우리를 사라져 버린 침묵에 아니 사실 의도 했었던 마지막에, 넌 알고 있었어 혼자서 미뤄온 날들 이제 다 의미 없겠지 아주 멀리 떠나 가고 싶어 아무 발걸음도 닿지 않게 아주 멀리 떠나 가고 있어 너를 만났던 그 때 그대로 언제부터였을까 하루 하루 지나 더 깊은 곳에 가두려 했었지 외로운 내 일상 속에 조금 잊혀지길 바랬어 긴 한숨도 끝이길 바랬어 혼자서 참았던 날들 멀리서 지켜온 기억 이젠 다 의미 없나 봐 아주 멀리 떠나 가고 싶어 아무 발걸음도 닿지 않게 아주 멀리 떠나 가고 있어 너를 만났던 그 때 그대로 조금씩 무너지고 무너져만 가 아물은 상처 위로 스며든 위로 모든 게 흩어져 떠나갈 오늘이 믿기지 않아 네가 없어진 하루 너는 어땠는지 묻고 싶어 이런 내가 못나 보인대도 너는 아무렇지 않은 걸까 멀어져 가 버린 기억일까</text:p>
          </table:table-cell>
          <table:table-cell office:value-type="string" table:style-name="ce1">
            <text:p>남</text:p>
          </table:table-cell>
          <table:table-cell table:number-columns-repeated="16377"/>
        </table:table-row>
        <table:table-row table:style-name="ro1">
          <table:table-cell office:value-type="float" office:value="836" table:style-name="ce1">
            <text:p>836</text:p>
          </table:table-cell>
          <table:table-cell office:value-type="string" table:style-name="ce1">
            <text:p>세븐틴</text:p>
          </table:table-cell>
          <table:table-cell office:value-type="string" table:style-name="ce1">
            <text:p>Snap Shoot</text:p>
          </table:table-cell>
          <table:table-cell office:value-type="string" table:style-name="ce1">
            <text:p>2019.9.16</text:p>
          </table:table-cell>
          <table:table-cell office:value-type="string" table:style-name="ce1">
            <text:p>사계절</text:p>
          </table:table-cell>
          <table:table-cell office:value-type="string" table:style-name="ce1">
            <text:p>Yeh 지루한 일상의 속박 도망치자 우리 둘이서 So far 흔들어 우리 둘이 Dance dance 손바닥을 Clap clap 기분 좋은 날 기억하자 사진 속에 담아 너 IN 뷰파인더 초점을 네게로 맞추는 방법이 사랑의 Tutorial Ah 이렇게 하는 거구나 Ah 3. 2. 1. Shoot Snap shoot Camera lens pointing at you 너의 움직임 따라 찰칵대는 중 Everyday에 새로움을 이끌어 내 이 순간을 너의 빛으로 그려내 Snap shoot 너를 (Shooooot) Snap shoot 나를 (Shooooot) 네 옆엔 내가 있고 너는 내 옆에 있는 지금 이 순간을 담아 Snap shoot snap shoot (Chal-kak) Snap shoot snap shoot (Chal-kak) 네 옆엔 내가 있고 너는 내 옆에 있는 지금 이 순간에 Shoot 알잖아 어차피 쉬운 일은 없지만서도 난 네가 있어서 모두 다 괜찮아 사랑은 내게 다른 게 아니고 사진 속 우리의 웃음이 다야 너 IN 뷰파인더 초점은 Auto 자연스러운 움직임 따라 널 따라가 Ah 이런 기분이구나 Ah 3. 2. 1. Shoot Snap shoot 그 웃음 담아내고파 너의 모습 그대로 셔터 눌러 다시 필름을 감아 사진 속 그 어떤 멋을 내봐도 너의 미소 한 장에 내 인생을 그대로 슛 Snap shoot 너를 (Shooooot) Snap shoot 나를 (Shooooot) 네 옆엔 내가 있고 너는 내 옆에 있는 지금 이 순간을 담아 Snap shoot snap shoot (Chal-kak) Snap shoot snap shoot (Chal-kak) 네 옆엔 내가 있고 너는 내 옆에 있는 지금 이 순간에 Shoot Come on babe 넌 내게 babe 최고의 선물 Love love snap shoot Come on babe 넌 내게 babe 최고로 소중 Love love snap shoot 저녁 시간 배가 고플 때 나와 함께 밥을 먹어줄 All I need is you babe 완벽보다 완벽한 피사체 Snap shoot 너를 (Shooooot) Snap shoot 나를 (Shooooot) 네 옆엔 내가 있고 너는 내 옆에 있는 지금 이 순간을 담아 Snap shoot snap shoot (Chal-kak) Snap shoot snap shoot (Chal-kak) 네 옆엔 내가 있고 너는 내 옆에 있는 지금 이 순간에 Shoot<text:s/></text:p>
          </table:table-cell>
          <table:table-cell office:value-type="string" table:style-name="ce1">
            <text:p>남</text:p>
          </table:table-cell>
          <table:table-cell table:number-columns-repeated="16377"/>
        </table:table-row>
        <table:table-row table:style-name="ro1">
          <table:table-cell office:value-type="float" office:value="837" table:style-name="ce1">
            <text:p>837</text:p>
          </table:table-cell>
          <table:table-cell office:value-type="string" table:style-name="ce1">
            <text:p>태연</text:p>
          </table:table-cell>
          <table:table-cell office:value-type="string" table:style-name="ce1">
            <text:p>Time Lapse</text:p>
          </table:table-cell>
          <table:table-cell office:value-type="string" table:style-name="ce1">
            <text:p>2017.2.28</text:p>
          </table:table-cell>
          <table:table-cell office:value-type="string" table:style-name="ce1">
            <text:p>사계절</text:p>
          </table:table-cell>
          <table:table-cell office:value-type="string" table:style-name="ce1">
            <text:p>여전히 그대로죠 생일은 몇 번씩이나 지났고 분명 나 역시 조금 더 어른이 돼 있는 것 같은데 아직도 너의 그 이름을 떠올리면 눈물이 맺히고 잠시만 눈을 감으면 니 모습이 보이고 모든 게 변해가도 너만은 항상 같은 자리에서 똑같은 모습으로 계속 날 울려 여전히 그대로죠 계절은 몇 번씩이나 변했고 이젠 너 없는 일상에 조금은 익숙해질 법도 한데 아직도 너의 그 이름을 떠올리면 눈물이 맺히고 잠시만 눈을 감으면 니 모습이 보이고 모든 게 변해가도 너만은 항상 같은 자리에서 똑같은 모습으로 계속 날 울려 그래 이별이란 게 다 그런 거지 뭐 함께여서 행복했던 기억 모두 지워 가는 것 하지만 잊으려 하면 그럴 때면 눈물이 맺히고 (눈물이 맺혀) 맺혀진 그 눈물 위로 다시 니가 흐르고 시간은 멈춰지고 애써 숨겨왔던 나의 마음이 조용히 고갤 들고 애타는 목소리로 다시 널 불러 그래 사랑이란 게 다 그런 거지 뭐 항상 시작과 끝은 달라도 너무 다르고 그래 이별이란 게 늘 항상 그렇지 뭐 더 깊이 사랑한 마음을 찾아와 울려 그래 이별이란 게 계속 날 울려</text:p>
          </table:table-cell>
          <table:table-cell office:value-type="string" table:style-name="ce1">
            <text:p>여</text:p>
          </table:table-cell>
          <table:table-cell table:number-columns-repeated="16377"/>
        </table:table-row>
        <table:table-row table:style-name="ro1">
          <table:table-cell office:value-type="float" office:value="838" table:style-name="ce1">
            <text:p>838</text:p>
          </table:table-cell>
          <table:table-cell office:value-type="string" table:style-name="ce1">
            <text:p>방탄소년단</text:p>
          </table:table-cell>
          <table:table-cell office:value-type="float" office:value="134340" table:style-name="ce1">
            <text:p>134340</text:p>
          </table:table-cell>
          <table:table-cell office:value-type="string" table:style-name="ce1">
            <text:p>2018.5.18</text:p>
          </table:table-cell>
          <table:table-cell office:value-type="string" table:style-name="ce1">
            <text:p>여름</text:p>
          </table:table-cell>
          <table:table-cell office:value-type="string" table:style-name="ce1">
            <text:p>그럴 수만 있다면 물어보고 싶었어 그때 왜 그랬는지 왜 날 내쫓았는지 어떤 이름도 없이 여전히 널 맴도네 작별이 무색해 그 변함없는 색채 나에겐 이름이 없구나 나도 너의 별이었는데 넌 빛이라서 좋겠다 난 그런 널 받을 뿐인데 무너진 왕성에 남은 명이 뭔 의미가 있어 죽을 때까지 받겠지 니 무더운 시선 아직 난 널 돌고 변한 건 없지만 사랑에 이름이 없다면 모든 게 변한 거야 넌 정말로 Eris를 찾아낸 걸까 말해 내가 저 달보다 못한 게 뭐야 us는 u의 복수형일 뿐 어쩌면 거기 처음부터 난 없었던 거야 언젠가 너도 이 말을 이해하겠지 나의 계절은 언제나 너였어 내 차가운 심장은 영하 248도 니가 날 지운 그 날 멈췄어 Damn 난 맴돌고만 있어 (난 널 놓쳤어 난 널 잃었어) 난 헛돌고만 있어 (넌 날 지웠어 넌 날 잊었어) 한때는 태양의 세계에 속했던 (노랜 멈췄어 노랜 멎었어) 별의 심장엔 텁텁한 안개층뿐 (넌 날 지웠어 넌 날 잊었어) 어제와는 그리 다를 건 없네 ay 똑같은 일상 속에 딱 너만 없네 ay 분명 어제까지는 함께였는데 ay 무서울 정도로 똑같은 하루 속엔 딱 너만 없네 솔직히 말해 니가 없던 일년쯤 덤덤했지 흔히 말하는 미련도 없던 지난 날 이젠 깜빡 니 향기 따윈 기억도 안나 잠깐 근데 어디선가 맡아봤던 향순데 ay 기억이 어렴풋이 피어날 듯해 ay 저기 저기 고개를 돌려보니 환하게 웃으며 다가오는 니 옆엔 그... (안녕?) 안녕 어떻게 지내? 나는 뭐 잘 지내 왠지 터질듯한 내 심장과는 달리 이 순간 온도는 영하 248 난 맴돌고만 있어 (난 널 놓쳤어 난 널 잃었어) 난 헛돌고만 있어 (넌 날 지웠어 넌 날 잊었어) 한때는 태양의 세계에 속했던 (노랜 멈췄어 노랜 멎었어) 별의 심장엔 텁텁한 안개층뿐 (넌 날 지웠어 넌 날 잊었어) 난 맴돌고만 있어 (안개 너머의 여전히 미소 띤 널 지켜보지 의미도, 너도, 다 없는 불규칙 내 궤도의 현실) 난 헛돌고만 있어 (너에겐 기억하기 힘든 숫자와 어둠의 pluto 그래도 계속 난 너의 주위를 맴돌겠지 damn) 난 맴돌고만 있어 (난 널 놓쳤어 난 널 잃었어) 난 헛돌고만 있어 (넌 날 지웠어 넌 날 잊었어) 한때는 태양의 세계에 속했던 (노랜 멈췄어 노랜 멎었어) 별의 심장엔 텁텁한 안개층뿐 (넌 날 지웠어 넌 날 잊었어)</text:p>
          </table:table-cell>
          <table:table-cell office:value-type="string" table:style-name="ce1">
            <text:p>남</text:p>
          </table:table-cell>
          <table:table-cell table:number-columns-repeated="16377"/>
        </table:table-row>
        <table:table-row table:style-name="ro1">
          <table:table-cell office:value-type="float" office:value="839" table:style-name="ce1">
            <text:p>839</text:p>
          </table:table-cell>
          <table:table-cell office:value-type="string" table:style-name="ce1">
            <text:p>태연</text:p>
          </table:table-cell>
          <table:table-cell office:value-type="string" table:style-name="ce1">
            <text:p>Starlight</text:p>
          </table:table-cell>
          <table:table-cell office:value-type="string" table:style-name="ce1">
            <text:p>2016.6.28</text:p>
          </table:table-cell>
          <table:table-cell office:value-type="string" table:style-name="ce1">
            <text:p>여름</text:p>
          </table:table-cell>
          <table:table-cell office:value-type="string" table:style-name="ce1">
            <text:p>Love is amazing ah You are my starlight 내 맘을 비춰 함께 있으면 온종일 꿈꾸는 기분 You are my starlight 참 행복해져 선물 같아 너란 사랑 혼자가 익숙했던 회색 빛의 나의 하루에 사뿐히 다가와선 날 두드린 그 날을 기억해 빛처럼 날 비춰 어둠에서 나를 깨우곤 닫힌 맘의 창을 열어 줬어 내 눈에 비친 잔뜩 찡그린 Yeah 어색한 얼굴 뒤로 조금씩 웃어보던 너 사랑스러워 참을 수 없었지 Oh 기적처럼 발견한 넌 늘 미소 짓게 해 You are my starlight You are my starlight 내 맘을 비춰 함께 있으면 온종일 꿈꾸는 기분 You are my starlight 참 행복해져 선물 같아 너란 사랑 아무런 의미 없던 아주 사소한 일상들도 처음 본 세상처럼 새로운 느낌 난 매일 놀라 어느새 날 바꿔 텅 비어 있던 내 얼굴 위로 새로운 날 그려 줘 You are my starlight (You You You You You You) 내 맘을 비춰 함께 있으면 온종일 꿈꾸는 기분 (으면, 꿈꾸는 기분 You’re my Yeah) You are my starlight 참 행복해져 (Oh, No No No No) 선물 같아 (선물 같아) 너란 사랑 맘이 흐린 날에도 맑게 개어, 너를 본 순간 오직 너만으로 충분해 널 그저 바라만 봐도 입가에 번지는 기쁨 이토록 날 웃게 할 한 사람 너뿐이야 You are my starlight 감출 수 없어 함께 있으면 내 맘이 춤추는 기분 You are my starlight 참 감사해져 꿈만 같아 너란 사랑 You are my starlight My emotion, you feel me? 별처럼 빛나는 나를 봐 Oh 매일 깨달아 You are my starlight Yeah Oh (Oh Yeah) Yeah (My baby baby)</text:p>
          </table:table-cell>
          <table:table-cell office:value-type="string" table:style-name="ce1">
            <text:p>여</text:p>
          </table:table-cell>
          <table:table-cell table:number-columns-repeated="16377"/>
        </table:table-row>
        <table:table-row table:style-name="ro1">
          <table:table-cell office:value-type="float" office:value="840" table:style-name="ce1">
            <text:p>840</text:p>
          </table:table-cell>
          <table:table-cell office:value-type="string" table:style-name="ce1">
            <text:p>사운드 팔레트</text:p>
          </table:table-cell>
          <table:table-cell office:value-type="string" table:style-name="ce1">
            <text:p>또</text:p>
          </table:table-cell>
          <table:table-cell office:value-type="string" table:style-name="ce1">
            <text:p>2020.9.27</text:p>
          </table:table-cell>
          <table:table-cell office:value-type="string" table:style-name="ce1">
            <text:p>사계절</text:p>
          </table:table-cell>
          <table:table-cell office:value-type="string" table:style-name="ce1">
            <text:p>또다시 난 새로운 사랑에 빠져 또다시 난 같은 우울에 갇혀 또다시 난 또다시 난 너 이야기를 팔아서 가사를 쓰고 있네 또다시 난 새로운 사랑에 빠져 또다시 난 같은 우울함에 갇혀 또다시 난 또다시 난 너 이야기를 팔아서 가사를 쓰고 있네 I don’t wanna waste my time I don’t wanna waste my rhyme 문장 맨 앞에다가 더 이상을 붙여서 말이야 힘들 만큼 힘들었다고 친구들이 말하듯 이제 그만좀 하고 행복하자고 다짐해 봐도 행복해지는 방법을 몰라 아무리 재밌게 놀아봐도 또 혼자 남겨지잖아 모두가 떠난 뒤에 결국 또 난 책상 앞에 앉아 너의 흔적을 그리며 후회를 뿌리고 눈물을 흘리면 최악의 하루가 완성돼 yeah fuckin’ bad recipe 하루를 망치게 되네 어김없이 그게 내 일상이 됐어 그게 내 일 년이 됐어 그게 내 문장이 돼서 그게 내 음악이 됐어 그게 내 일상이 됐어 그렇게 일 년째가 됐어 그게 내 문장이 돼서 그게 이 음악이 됐어 또다시 난 새로운 사랑에 빠져 또다시 난 같은 우울에 갇혀 또다시 난 또다시 난 너 이야기를 팔아서 가사를 쓰고 있네 Spending my time with ma mind 이제야 정리가 되는 것 같아 쓰린 마음으로 널 떠올리면 그래도 잘 지냈으면 좋겠다고 그래그래 I don’t want a perfect ending 우린 이미 꽤나 상처 줬지 서로 알잖아 맞지 않아 우린, 그럼 이쯤에서 I’m sorry 알아 이제 다시 돌아가긴 힘들겠지 사랑했던 기억 대신 상처가 늘어 그 자릴 대신하기 전에 도망가야겠지 머릿속으로는 매일 다짐해도 다시 하나둘씩 떠올라 너무 쉽게 무너져 버려 나도 쉽지는 않았어 but 너도 이미 알다시피 This would be better for us You know and i know 좋은 기억들도 이제 지워보려 해 또다시 난 새로운 사랑에 빠져 또다시 난 같은 우울에 갇혀 또다시 난 또다시 난 너 이야기를 팔아서 가사를 쓰고 있네</text:p>
          </table:table-cell>
          <table:table-cell office:value-type="string" table:style-name="ce1">
            <text:p>남</text:p>
          </table:table-cell>
          <table:table-cell table:number-columns-repeated="16377"/>
        </table:table-row>
        <table:table-row table:style-name="ro1">
          <table:table-cell office:value-type="float" office:value="841" table:style-name="ce1">
            <text:p>841</text:p>
          </table:table-cell>
          <table:table-cell office:value-type="string" table:style-name="ce1">
            <text:p>로시</text:p>
          </table:table-cell>
          <table:table-cell office:value-type="string" table:style-name="ce1">
            <text:p>OCEAN VIEW</text:p>
          </table:table-cell>
          <table:table-cell office:value-type="string" table:style-name="ce1">
            <text:p>2020.8.13</text:p>
          </table:table-cell>
          <table:table-cell office:value-type="string" table:style-name="ce1">
            <text:p>여름</text:p>
          </table:table-cell>
          <table:table-cell office:value-type="string" table:style-name="ce1">
            <text:p>아직도 난 Feel like ocean view (ya ya) 잊혀지지 않아 Me and You (It was) 지나간 여름밤의 Driving (ooh) 난 망설이고 있었지만 내게 웃으며 다가온 너 아무렇지 않은척했지만 내 맘은 Singing like ooh ooh ooh ooh ooh Yeah I’m Singing like ooh ooh ooh ooh ooh 귀찮은 척 일단 grooving 난 귀척은 안해요 proving 아련하게 밀려오는 파도 여기 ocean view is good yeah 지금 분위기 cool yeah 아직 내 맘은 surfing surfing on you Searching where ocean view is good yeah 화려한 조명 pool like Last summer ocean ocean view Feel like ocean ocean view ooh 아직도 난 기억나 처음 만난 여름바다의 그 향기가 아무 말 없이 바라보다가 용기 내서 건넨 첫마디가 Let’s go Driving honestly 솔직히 난 아직 못 잊지 쉿 여름 지난밤이 그립지 쉿 갤러리 보는 짓 일상이 휙 지나가지 이미 열한시 oh 이제 와선 무리야 여름이 다 지나가고서야 우리가 Ocean view 하나 때문에 다시 보게 되는 Story는 되게 이상하지 요 앞에서 만나 요 앞에서 만나 지금 다 와가 난 여기 ocean view is good yeah 지금 분위기 cool yeah 아직 내 맘은 surfing surfing on you Searching where ocean view is good yeah 화려한 조명 pool like Last summer ocean ocean view Feel like ocean ocean view ooh 지난여름 ocean view 잊지 못해 me and you 지금 여긴 우리 둘 만의 party feel so good I like this ocean view yeah I like this ocean view yeah 여기 ocean view is good yeah 지금 분위기 cool yeah 아직 내 맘은 surfing surfing on you Searching where ocean view is good yeah 화려한 조명 pool like Last summer ocean ocean view Feel like ocean ocean view ooh</text:p>
          </table:table-cell>
          <table:table-cell office:value-type="string" table:style-name="ce1">
            <text:p>여</text:p>
          </table:table-cell>
          <table:table-cell table:number-columns-repeated="16377"/>
        </table:table-row>
        <table:table-row table:style-name="ro1">
          <table:table-cell office:value-type="float" office:value="842" table:style-name="ce1">
            <text:p>842</text:p>
          </table:table-cell>
          <table:table-cell office:value-type="string" table:style-name="ce1">
            <text:p>긱스</text:p>
          </table:table-cell>
          <table:table-cell office:value-type="string" table:style-name="ce1">
            <text:p>Wash Away</text:p>
          </table:table-cell>
          <table:table-cell office:value-type="string" table:style-name="ce1">
            <text:p>2013.4.29</text:p>
          </table:table-cell>
          <table:table-cell office:value-type="string" table:style-name="ce1">
            <text:p>사계절</text:p>
          </table:table-cell>
          <table:table-cell office:value-type="string" table:style-name="ce1">
            <text:p>내 마음을 적시는 듯이 떨어지는 빗소리마저 건조해 네가 했던 말이 거짓말이었더라도 여전히 난 널 원해 이런 내 마음을 모를 걸 넌 기억을 씻어 내 나는 오늘도 조금 흐림 그리고 비 우리 둘이 처음 만난 날 같이 약간은 변덕스럽지만 전혀 거슬릴 것 없었던 소나기 삐끗거리며 맞추어 가던 이 추억의 조각은 미완성 넌 떠났고 난 홀로 남아 고집부리다가 그걸 더 망쳐놨어 이젠 씻어내야 되는 거지 살짝 귀찮더라도 건조한 마음은 수분 없어 욕조에 담가 놓아도 뜨거울 정도로 내 마음을 데우던 넌 없는 거잖아 한기 가득한 내 마음을 채우던 물도 끈 거잖아 넌 아마 Wash away 너의 입술도 너의 이름도 끝내 지우고 워어 Wash away 너의 입술도 너의 이름도 씻을게 I‘m gonna wash away 오늘 날씬 맑음 그리고 구름은 가끔 끼어 사소한 기후 변화에도 장마 내리는 것처럼 다투던 그때에 비하면 많이 나아진 듯 보이지만 슬픔을 담은 하늘빛이 노래져 심장 박동 같던 노래도 이젠 새삼 나를 놀래켜 돌아가고 싶진 않아 never 날 내버려 두길 바랬던 이 전쟁마저 이젠 끝내고 싶어 forever 넌 soap opera 뗄 수 없을 만큼 익숙했기에 쉽지 않았어 미지근한 일상으로 널 씻어내는 게 hey Wash away 너의 입술도 너의 이름도 끝내 지우고 Wash away 너의 입술도 너의 이름도 씻을게 I‘m gonna wash away 아무 생각 없이 틀어놓은 따뜻한 물이 가득 찼네 욕조에 이렇게 덤벙거리기도 가끔 깜빡하는 것도 여전해 이런 내 마음을 모를 걸 넌 기억을 씻어 내 나는 오늘도 Wash away 너의 입술도 너의 이름도 끝내 지우고 Wash away 너의 입술도 너의 이름도 씻을게 너의 이름도</text:p>
          </table:table-cell>
          <table:table-cell office:value-type="string" table:style-name="ce1">
            <text:p>남</text:p>
          </table:table-cell>
          <table:table-cell table:number-columns-repeated="16377"/>
        </table:table-row>
        <table:table-row table:style-name="ro1">
          <table:table-cell office:value-type="float" office:value="843" table:style-name="ce1">
            <text:p>843</text:p>
          </table:table-cell>
          <table:table-cell office:value-type="string" table:style-name="ce1">
            <text:p>이지혜</text:p>
          </table:table-cell>
          <table:table-cell office:value-type="string" table:style-name="ce1">
            <text:p>Love Me Love Me</text:p>
          </table:table-cell>
          <table:table-cell office:value-type="string" table:style-name="ce1">
            <text:p>2014.11.21</text:p>
          </table:table-cell>
          <table:table-cell office:value-type="string" table:style-name="ce1">
            <text:p>여름</text:p>
          </table:table-cell>
          <table:table-cell office:value-type="string" table:style-name="ce1">
            <text:p>우린 너무 좋았잖아 서로 너무 잘 알잖아 그런 네가 애인보다 편했어 그러다 둘이 다 사랑 모두 끝나 버리고 기분 전환 삼아 떠난 여행길 ooh 칵테일이 과했는지 분위기에 취했는지 왜 그런지 내 맘 센치해졌어 그러다 살며시 네 품에 기댄 그 순간 나도 몰래 그만 입맞춘 거야 어쩜 어쩜 좋니 이 맘 이 맘 뭐니 왜 나 설레이니 나 이러면 안되잖아 oh 두근 두근 대니 혹시 눈치 챘니 이제 어떡하니 내 사랑이 시작돼 버렸어 거기까진 좋았는데 은근슬쩍 넘겼는데 너의 눈을 바로 보기 힘들어 그대로 모른 척 미소 짓던 그 때 그 순간 나도 몰래 그만 입맞춘 거야 어쩜 어쩜 좋니 이 맘 이 맘 뭐니 왜 나 설레이니 나 이러면 안되잖아 oh 두근 두근 대니 혹시 눈치 챘니 이제 어떡하니 내 사랑이 시작돼 버렸어 너 땜에 그랬나봐 사랑 한번 못했나봐 너무나 바보같아 나 이제야 알게 돼 이 사랑을 어떡해 hey Oh, Love me Love me Love me 이젠 나도 몰래 Love you Love you Love you 친구는 오늘로 끝이야</text:p>
          </table:table-cell>
          <table:table-cell office:value-type="string" table:style-name="ce1">
            <text:p>여</text:p>
          </table:table-cell>
          <table:table-cell table:number-columns-repeated="16377"/>
        </table:table-row>
        <table:table-row table:style-name="ro1">
          <table:table-cell office:value-type="float" office:value="844" table:style-name="ce1">
            <text:p>844</text:p>
          </table:table-cell>
          <table:table-cell office:value-type="string" table:style-name="ce1">
            <text:p>윤지온, 남영주</text:p>
          </table:table-cell>
          <table:table-cell office:value-type="string" table:style-name="ce1">
            <text:p>느린걸음</text:p>
          </table:table-cell>
          <table:table-cell office:value-type="string" table:style-name="ce1">
            <text:p>2019.9.28</text:p>
          </table:table-cell>
          <table:table-cell office:value-type="string" table:style-name="ce1">
            <text:p>사계절</text:p>
          </table:table-cell>
          <table:table-cell office:value-type="string" table:style-name="ce1">
            <text:p>많이도 울었어 지나온날에 혼자였던 외로웠던 마음이 누군가 말했어 인생은 마치 끊임없이 이어지는 여행길이라 힘이들면 쉬어가도 된다고 갈 곳 잃은 두 발은 조각난 맘을 맞춰보고 이해하려 지난날의 길을 걸어가 노을이 물든 아름다운 곳을 보며 어제보다 맑은 하늘을 보며 차가웠던 어두웠던 두 눈에 비가 아닌 꽃을 내려 마음 위로 갈 곳 잃은 두 발은 조각난 맘을 맞춰보고 이해하려 지난날의 길을 걸어가 노을이 물든 아름다운 곳을 보며 You ,re 느린 걸음 이라도 그 속을 걷는 사람들 중 하나 유일한 네 이름 그 마음 소중히 안아 지켜주길 바래 You ,re</text:p>
          </table:table-cell>
          <table:table-cell office:value-type="string" table:style-name="ce1">
            <text:p>혼성</text:p>
          </table:table-cell>
          <table:table-cell table:number-columns-repeated="16377"/>
        </table:table-row>
        <table:table-row table:style-name="ro1">
          <table:table-cell office:value-type="float" office:value="845" table:style-name="ce1">
            <text:p>845</text:p>
          </table:table-cell>
          <table:table-cell office:value-type="string" table:style-name="ce1">
            <text:p>장기하와 얼굴들</text:p>
          </table:table-cell>
          <table:table-cell office:value-type="string" table:style-name="ce1">
            <text:p>달이 차오른다, 가자</text:p>
          </table:table-cell>
          <table:table-cell office:value-type="string" table:style-name="ce1">
            <text:p>2009.2.27</text:p>
          </table:table-cell>
          <table:table-cell office:value-type="string" table:style-name="ce1">
            <text:p>사계절</text:p>
          </table:table-cell>
          <table:table-cell office:value-type="string" table:style-name="ce1">
            <text:p>달이 차오른다, 가자 달이 차오른다, 가자 달이 차오른다, 가자 달이 차오른다, 가자 달이 맨 처음 뜨기 시작할 때부터 준비했던 여행길을 매번 달이 차오를 때마다 포기했던 그 다짐을 달이 차오른다, 가자 달이 차오른다, 가자 워어어어어어 워어어어어어 워어어어어어 워어어어어어 말을 하면 아무도 못 알아들을지 몰라 지레 겁 먹고 벙어리가 된 소년은 모두 잠든 새벽 네시 반 쯤 홀로 일어나 창밖에 떠 있는 달을 보았네 하루밖에 남질 않았어 달은 내일이면 다 차올라 이번이 마지막 기회야 그걸 놓치면 영영 못 가 달이 차오른다, 가자 달이 차오른다, 가자 달이 차오른다, 가자 달이 차오른다, 가자 가자... 워어어어어 워어어어어 워어어어어 워어어어어 오 하 워 하 워 오 하 워 하 워 오 하 워 하 워 오 하 워 하 워 오 하 워 하 워 오 하 워 하 워 오 하 워 하 워 하 오늘도 여태껏처럼 그냥 잠 들어 버려서 못 갈지도 몰라 하지만 그러기엔 소년의 눈에는 저기 뜬 저 달이 너무나 떨리더라 아 아 아 달은 내일이면 다 차올라 아 아 아 그걸 놓치면 절대로 못 가 달이 차오른다, 가자 달이 차오른다, 가자 달이 차오른다, 가자 달이 차오른다, 가자 가자 ~ 워어어어어 워어어어어 워어어어어 워어어어어 워어어어어 워어어어어 워어어어어 워어어어어 워어어어어 워어어어어</text:p>
          </table:table-cell>
          <table:table-cell office:value-type="string" table:style-name="ce1">
            <text:p>남</text:p>
          </table:table-cell>
          <table:table-cell table:number-columns-repeated="16377"/>
        </table:table-row>
        <table:table-row table:style-name="ro1">
          <table:table-cell office:value-type="float" office:value="846" table:style-name="ce1">
            <text:p>846</text:p>
          </table:table-cell>
          <table:table-cell office:value-type="string" table:style-name="ce1">
            <text:p>짙은</text:p>
          </table:table-cell>
          <table:table-cell office:value-type="string" table:style-name="ce1">
            <text:p>TV Show</text:p>
          </table:table-cell>
          <table:table-cell office:value-type="string" table:style-name="ce1">
            <text:p>2010.6.15</text:p>
          </table:table-cell>
          <table:table-cell office:value-type="string" table:style-name="ce1">
            <text:p>사계절</text:p>
          </table:table-cell>
          <table:table-cell office:value-type="string" table:style-name="ce1">
            <text:p>오늘은 왠지 이상해 네가 없다는게 쓸쓸해 눈물이 날 것 같았지만 애써 울지는 않았어 네가 없는 늦은 오후에 오랜만에 티비를 켰어 마냥 웃고 있는 사람들 나도 모르게 웃었어 It's a beautiful life TV show 잊혀질 것 같은 Dear It's a beautiful life TV show tonight 애써 잊고 싶은 Dear 기억들은 버라이어티 남은 슬픔은 리얼리티 흐느끼며 우는 사람들 나보다 더 슬퍼보여 웃음으로 날 유혹하는 티비속에 사는 그녀들 멀리 떠나는 그 여행길 나도 데려가줄래 It's a beautiful life TV show 잊혀질 것 같은 Real It's a beautiful life TV show tonight 애써 잊고 싶은 Real 오, 쇼는 흘러가는데 오, 난 이대로 오, 쇼는 끝나가는데 오, 난 아직도 널 잊지 못해 미련을 버리지 못해 오늘 밤도 나는 TV show처럼 울다 웃다 잠이 들어 It's a beautiful life TV show 잊혀질 것 같은 Dear It's a beautiful life TV show tonight 애써 잊고 싶은 Dear</text:p>
          </table:table-cell>
          <table:table-cell office:value-type="string" table:style-name="ce1">
            <text:p>남</text:p>
          </table:table-cell>
          <table:table-cell table:number-columns-repeated="16377"/>
        </table:table-row>
        <table:table-row table:style-name="ro1">
          <table:table-cell office:value-type="float" office:value="847" table:style-name="ce1">
            <text:p>847</text:p>
          </table:table-cell>
          <table:table-cell office:value-type="string" table:style-name="ce1">
            <text:p>김광석</text:p>
          </table:table-cell>
          <table:table-cell office:value-type="string" table:style-name="ce1">
            <text:p>슬픈노래</text:p>
          </table:table-cell>
          <table:table-cell office:value-type="string" table:style-name="ce1">
            <text:p>2006.8.26</text:p>
          </table:table-cell>
          <table:table-cell office:value-type="string" table:style-name="ce1">
            <text:p>사계절</text:p>
          </table:table-cell>
          <table:table-cell office:value-type="string" table:style-name="ce1">
            <text:p>이룰 수 없는 이와 사랑에 빠졌을 때 너무나 사랑하여 이별을 예감할 때 아픔을 감추려고 허탈히 미소질 때 슬픈 노래를 불러요 슬픈 노래를 밤늦은 여행길에 낯선 길 지나갈 때 사랑은 떠났지만 추억이 살아날 때 길가에 안개 꽃이 너처럼 미소질 때 슬픈 노래를 불러요 슬픈 노래를 어린 아이에게서 어른의 모습을 볼 때 너무나 슬퍼서 눈물이 메마를 때 노인의 주름속에 인생을 바라볼 때 슬픈 노래를 불러요 슬픈 노래를 슬픈 노래를 불러요 슬픈 노래를</text:p>
          </table:table-cell>
          <table:table-cell office:value-type="string" table:style-name="ce1">
            <text:p>남</text:p>
          </table:table-cell>
          <table:table-cell table:number-columns-repeated="16377"/>
        </table:table-row>
        <table:table-row table:style-name="ro1">
          <table:table-cell office:value-type="float" office:value="848" table:style-name="ce1">
            <text:p>848</text:p>
          </table:table-cell>
          <table:table-cell office:value-type="string" table:style-name="ce1">
            <text:p>멜로망스</text:p>
          </table:table-cell>
          <table:table-cell office:value-type="string" table:style-name="ce1">
            <text:p>바람</text:p>
          </table:table-cell>
          <table:table-cell office:value-type="string" table:style-name="ce1">
            <text:p>2018.7.3</text:p>
          </table:table-cell>
          <table:table-cell office:value-type="string" table:style-name="ce1">
            <text:p>사계절</text:p>
          </table:table-cell>
          <table:table-cell office:value-type="string" table:style-name="ce1">
            <text:p>많이 지친 듯 보였던 너에게 떠나잔 말이 우릴 낯선 여행길에 데려다 놓아주었지 우릴 맞이한 풍경엔 어떤 아픔도 있지가 않아서 이곳 저곳에 지친 우리 맘을 놔둘 곳이 충분했어 가끔은 떠나도 될 것 같아 마음을 놓아봐도 될 것 같아 그땐 돌아갈 그곳에서도 웃을 수 있을 것 같아 바람이 불어올 때면 웃고 있는 널 보고서 갑자기 떠나는 일도 나쁘지 않다 싶었어 우릴 맞이한 풍경엔 그릴 수 있는 기쁨이 많아서 이곳 저곳에 지친 우리 맘을 조금은 버려둘 수 있게 해줬어 가끔은 떠나도 될 것 같아 마음을 놓아봐도 될 것 같아 그땐 돌아갈 그곳에서도 웃을 수 있을 것 같아 우릴 어둡게 했던 모든 일을 잠깐 뒤로 한 채 가끔은 떠나도 될 것 같아 마음을 놓아봐도 될 것 같아 그땐 돌아갈 그곳에서도 웃을 수 있을 것 같아 가끔은 쉬어도 될 것 같아 행복을 찾아봐도 될 것 같아 그땐 돌아갈 그곳에서도 웃을 수 있을 것 같아</text:p>
          </table:table-cell>
          <table:table-cell office:value-type="string" table:style-name="ce1">
            <text:p>남</text:p>
          </table:table-cell>
          <table:table-cell table:number-columns-repeated="16377"/>
        </table:table-row>
        <table:table-row table:style-name="ro1">
          <table:table-cell office:value-type="float" office:value="849" table:style-name="ce1">
            <text:p>849</text:p>
          </table:table-cell>
          <table:table-cell office:value-type="string" table:style-name="ce1">
            <text:p>다이나믹 듀오</text:p>
          </table:table-cell>
          <table:table-cell office:value-type="string" table:style-name="ce1">
            <text:p>서커스</text:p>
          </table:table-cell>
          <table:table-cell office:value-type="string" table:style-name="ce1">
            <text:p>2005.10.26</text:p>
          </table:table-cell>
          <table:table-cell office:value-type="string" table:style-name="ce1">
            <text:p>사계절</text:p>
          </table:table-cell>
          <table:table-cell office:value-type="string" table:style-name="ce1">
            <text:p>[verse 1] Gaeko) 첨엔 선배들은 우리를 골리곤 했지 거지 같은 우리 차림 마치 올리버 트위스트 우리는 성공의 노다지를 찾아 보따리를 싸 기나긴 여행길을 떠나 마치 걸리버 trip 급기야 탄생한 cbmass rookie of the year 최고의 기대주 mc over here 사탕발린 칭찬들에 취해 우린 막 나가는 ktx 사람들은 소근대 쟤들 너무 오버해 나태는 낙태보다 더 깊은 상처를 주더라 가사를 개발새발 쓰니 대중은 실망하더라 이 세계 니 생각보다 잔인해 널 생각해주는 척하는 뱀의 혀 놀림을 조심해 but give it up 제발 도끼 가져가 워키토키 힘들 때는 속히 콜미 형들이 참 걱정되니 you are lucky man 기회를 가졌으니 죽기 살기 끝까지 열정으로 투쟁해 do your thang [hook]x2 안 된다고 하는 길 나 좇아 여기까지 왔다 어린 나이에 나 못 볼 꼴 다 봤다. 갈 테면 가 너 어디든지 가 니 적들에게 말해 shut your mouth and 쉬~ [verse 2] Choiza) 이 바닥은 좀 위험해 유혹이 정치보다 많아 꼭 기억해 누구도 믿지 말아 달콤한 얘기로 널 녹이는 뱀 같은 사람 말은 무시해 자신의 실력에만 의지해 인기라는 것은 잡을 수 없는 무지개 끝없는 시도 연습 속에 rap생명은 유지돼 넌 아직 무지해 이 바닥에 대해 우습게 보고 덤비다가는 넌 반드시 패해 패배 했을 때는 준비해 pay back 승패는 반복돼 rap game엔 그래도 너무 힘에 부칠 땐 say me 시간이 나에게 가르쳐준 그 동안 겪은 경험들로 네게 도움이 될 테니 꽉 잡아 mic 리듬 타고 훨훨 날아라 새 같이 쓸 때 없는 싸움들은 피하는 게 슬기 끝으로 이 바닥은 좁으니까 뒷담화는 금지 [hook] x2 [verse 3] 도끼) 어려운 게 어디 있어요 man~ 오늘도 바쁠 텐데 이렇게 시간을 내 아직은 모든 것에 서툰 나를 걱정해 주는 건 I appreciate 아주 고맙게 느끼지만 어쩔 수가 없는 내 내 고집 때문에 땅 깊숙이 박혀버린 도끼처럼 이미 박혀져 버린 나의 맘이 나의 Style이 너무 hard해 안 어울린 단 말 내게 좀 그만해요 please stop. Now man I’m tired 언제나 gentle하게 최고라도 아니란 멘트 사람들 앞에서 날리는 건 hell no I can’t do that. ain’t cool 난 할래 난 갈래 형들 말 처럼 절대 안 된다고 하는 길 끝까지 갈래 That’s me 그게나 yeah ya’ know my steelo 도끼 a.k.a. gonzo I’m tha best 내가 최고 형들이 아무리 그래도 내 맘은 변함 없으니 그만 해도 돼요<text:s/></text:p>
          </table:table-cell>
          <table:table-cell office:value-type="string" table:style-name="ce1">
            <text:p>남</text:p>
          </table:table-cell>
          <table:table-cell table:number-columns-repeated="16377"/>
        </table:table-row>
        <table:table-row table:style-name="ro1">
          <table:table-cell office:value-type="float" office:value="850" table:style-name="ce1">
            <text:p>850</text:p>
          </table:table-cell>
          <table:table-cell office:value-type="string" table:style-name="ce1">
            <text:p>올티</text:p>
          </table:table-cell>
          <table:table-cell office:value-type="string" table:style-name="ce1">
            <text:p>PRESS START</text:p>
          </table:table-cell>
          <table:table-cell office:value-type="string" table:style-name="ce1">
            <text:p>2019.9.9</text:p>
          </table:table-cell>
          <table:table-cell office:value-type="string" table:style-name="ce1">
            <text:p>여름</text:p>
          </table:table-cell>
          <table:table-cell office:value-type="string" table:style-name="ce1">
            <text:p>자 이제 PRESS START 다시 한번 떠나는 여행 설레임에 Can't stop 발보다 가슴이 더 뛰려해 (항상 바라왔었던 이 순간) 높은 산, 깊은 바다와 땅 끝 어디든 갈 수 있게 꽉 매둬 신발끈 햇볕도 따듯해 마침 불어오는 바람도 산뜻해 저 구름을 향해 폴짝뛰면 금방이라도 머리가 닿을듯해 앞으로의 긴 여정도 즐거울 수 있게 볼륨을 키워줘 더 보물지도를 넣어 낡은 가방안에 제일 빛나는 곳으로 가봐야해 (가끔씩 한번쯤 넘어져도 상처에 혼자 괴로워도) 아무렇지 않은듯 툭 털어내 걸어온 것보다 걸어갈 길이 멀었기에 이미 난 방향을 갖췄거든 확신을 가지고 또 딛는 첫걸음 두 눈을 꼭 감았다 뜨면 어떤 마법에 빠진듯 두렵지 않은걸 너도 용기를 내. 팔 뻗어봐, 또 걸어봐. 망설이지마, just PRESS START 발을 재촉하게돼 자꾸 별다른 이유없이 또 들뜨네 저 서쪽 하늘은 맑고 부는 바람에 꽃들도 춤추네 (모두 나와 같은 기분일까) 대충 앉아 마시는 물 한잔 긴장이 풀리니 밀려 오는 잠 잠깐의 짧은 휴식을 마치고서 또 여행길 위로 별이라도 잡을듯이 손 뻗어 제일 높은 곳에 닿기로 앞으로 마주할 인연들과 또 어떤 일들이 생길지 이 여행에서 난 무엇을 얻을까 기대감으로 쭉 쓰는 일지 아직은 멀기만한 꿈이어도 닿지 못할 신기루라해도 뒤돌아 볼 생각은 없어 난 한걸음 더 첫걸음을 뗀 그대로 두 눈을 꼭 감았다 뜨면 어떤 마법에 빠진듯 두렵지 않은걸 너도 용기를 내. 팔 뻗어봐, 또 걸어봐. 망설이지마, just PRESS START 물론 쉽지만은 않을걸 알아 모든 과정엔 시련이 잇따라 심지어 내가 가는 곳마다 감정의 온도도 저마다 달라 작열하는 메마른 사막에서는 흘릴 눈물조차 말라 혹독한 히말라야 같은 곳에서 열정만으로 몸을 녹이기엔 모잘라 그렇지만 난 스타트 버튼을 꾹 시작도 안한다면 못보는 꿈의 끝 어떤 길을 걷든 잃을 건 없지 모든 것이 성장을 위한 경험치 너도 이제 눌러봐 용기가 없다면 나를 불러봐 함께하는 여행이라면 매일이 Fiesta 너도 같은 마음이라면 just PRESS START</text:p>
          </table:table-cell>
          <table:table-cell office:value-type="string" table:style-name="ce1">
            <text:p>남</text:p>
          </table:table-cell>
          <table:table-cell table:number-columns-repeated="16377"/>
        </table:table-row>
        <table:table-row table:style-name="ro1">
          <table:table-cell office:value-type="float" office:value="851" table:style-name="ce1">
            <text:p>851</text:p>
          </table:table-cell>
          <table:table-cell office:value-type="string" table:style-name="ce1">
            <text:p>데프콘</text:p>
          </table:table-cell>
          <table:table-cell office:value-type="string" table:style-name="ce1">
            <text:p>동창회</text:p>
          </table:table-cell>
          <table:table-cell office:value-type="string" table:style-name="ce1">
            <text:p>2004.11.23</text:p>
          </table:table-cell>
          <table:table-cell office:value-type="string" table:style-name="ce1">
            <text:p>사계절</text:p>
          </table:table-cell>
          <table:table-cell office:value-type="string" table:style-name="ce1">
            <text:p>Verse 1:Defconn) 아직 기억하네 12년 전 여름 방학 급한 맘으로 먼저 다가갔었던 사람 늘 환한 모습이 보기 좋았었던... 매일같이 너를 달라 졸랐었어 친구 몰래 너를 기다려야 했고 내 맘속 깊은 곳엔 갈등이 계속 서로를 원하는 갈증이 애써 참는다고 나아질까? 허... 날 무시했어 어느새 너의 입술엔 내 입술이, 부드러운 살결에 내 감정 거친 숨이 전해지며 느끼는 그녀와 지금이 내 인생 최고의 솔직한 순간이라 믿었지 길어진 꿈의 여행길 커다란 기념일 유난히 아름다운 해질녘 지평선이 이어진 우리의 사랑을 말하는 건지 (넌 지금 어디에 있는거니?) 아니란 말이 어렵게 나왓지만 마지막 뒷모습 아쉬움과 참 진한 향기를 전해준 그사람이 아직까지도 깊숙히 자리한 이곳 파란 바닷가 말랑한 바람~ 잘 살고 있겠지 너도 나처럼 간간히 생각은 하겠지 옛사랑의 기억 조각처럼 하나씩 모아 모아서 놔뒀길... 어쨋건 널 만나러 다시 간거니... CHORUS:윤종신) 숨막히는 오후 이젠 잊을 만한데 문득 회상에 잠기곤 해 그날 이후로 저 태양은 후미진 골목 내 창가를 비추지 않았지. Verse 2:Verbal Jint) 세월은 화살처럼 흘러가고 내 목이 쉬도록 끝없이 불러봐도 돌아올 수 없는 추억 속의 소녀 부끄럽지만 난 실은 지금도 널 떠올릴 때마다 가슴 한 구석이 시려오는걸, 그 때 일기장에다 끄적인 들어줄 사람 없는 고백들 네가 먼 곳으로 전학 갈 때쯤 듣게 되었지 너도 날 좋아했단 말 근데 왜 그때 넌 내가 아닌 그 남잘 곁에 두었니? 벌써 8년 전 얘기지만 이렇게 널 보니 괜시리 난 옛날 생각이 나. Cool하지 못하게 괜히 왔다싶기도, 고등학교 동창회 약혼했단 얘긴 들었지 내가 화나있냐고? 아니 그렇지 않아, 실은 나도 몇 번의 만남 그리고 이별 후에 잠시 홀로 선 것 뿐인걸, 근데 나의 인연을 찾는다는게 사 람들 말처럼 쉽지만은 않은게 따스함보단 상처받는 게 두려워 다가오는 사랑에 자꾸 움츠려져 우울해지는데 이런 얘기 그만하자 네 남편될 그 사람이 기다리잖아 Bridge) 한 아이의 엄마가 되었단 얘기는 들었어 그래도 어쩔수 없는 마음에 그렸던 남아있는 내 감정의 실패 곧 동창회 이런건 다 핑계고..</text:p>
          </table:table-cell>
          <table:table-cell office:value-type="string" table:style-name="ce1">
            <text:p>남</text:p>
          </table:table-cell>
          <table:table-cell table:number-columns-repeated="16377"/>
        </table:table-row>
        <table:table-row table:style-name="ro1">
          <table:table-cell office:value-type="float" office:value="852" table:style-name="ce1">
            <text:p>852</text:p>
          </table:table-cell>
          <table:table-cell office:value-type="string" table:style-name="ce1">
            <text:p>소유</text:p>
          </table:table-cell>
          <table:table-cell office:value-type="string" table:style-name="ce1">
            <text:p>Before Sunrise</text:p>
          </table:table-cell>
          <table:table-cell office:value-type="string" table:style-name="ce1">
            <text:p>2020.2.29</text:p>
          </table:table-cell>
          <table:table-cell office:value-type="string" table:style-name="ce1">
            <text:p>사계절</text:p>
          </table:table-cell>
          <table:table-cell office:value-type="string" table:style-name="ce1">
            <text:p>새벽빛 날 비춰오면은 또 시작되는 나의 여행길 모든 것이 새로워져 빛으로 번진 도시 색으로 물든 거리 너와 함께 나누고 싶어 Before Sunrise 흩어지는 바람을 따라 또 걷다가 보면 너란 계절이 내게 불어 올 것 같아 Before Sunrise 이어지는 저 길을 따라 내딛는 순간 떠올라 yeah 나 꿈꿔왔던 자유로움과 새로운 태양 Before Sunrise 어느새 내 가슴 깊숙이 두드리는 낯선 풍경에 맘이 활짝 열려와 yeah 투명한 물빛 같이 새하얀 구름 같이 조금 느리게 걷고 싶은걸 Before Sunrise 흩어지는 바람을 따라 또 걷다가 보면 너란 계절이 내게 불어 올 것 같아 Before Sunrise 이어지는 저 길을 따라 내딛는 순간 떠올라 yeah 나 꿈꿔왔던 자유로움과 새로운 태양 다시 멀리 떠난다 해도 변하지 않아 남겨진 모든 기억은 맘속에 Before Sunrise 지나가는 구름을 따라 또 걷다가 보면 멀리 펼쳐진 세상이 다 내 것 같아 Before Sunrise 눈 부시는 시간을 만나 더 날아올라 그 순간 yeah 처음 느껴보는 아름다움과 또 다른 세상 Before Sunrise Before this Sunrise</text:p>
          </table:table-cell>
          <table:table-cell office:value-type="string" table:style-name="ce1">
            <text:p>여</text:p>
          </table:table-cell>
          <table:table-cell table:number-columns-repeated="16377"/>
        </table:table-row>
        <table:table-row table:style-name="ro1">
          <table:table-cell office:value-type="float" office:value="853" table:style-name="ce1">
            <text:p>853</text:p>
          </table:table-cell>
          <table:table-cell office:value-type="string" table:style-name="ce1">
            <text:p>김윤아</text:p>
          </table:table-cell>
          <table:table-cell office:value-type="string" table:style-name="ce1">
            <text:p>이상한 세상의 릴리스</text:p>
          </table:table-cell>
          <table:table-cell office:value-type="string" table:style-name="ce1">
            <text:p>2010.4.26</text:p>
          </table:table-cell>
          <table:table-cell office:value-type="string" table:style-name="ce1">
            <text:p>사계절</text:p>
          </table:table-cell>
          <table:table-cell office:value-type="string" table:style-name="ce1">
            <text:p>이상한 세상에서 나는 행복을 찾아 이상한 여행길에 올랐지. 검은 새 하나 나를 따라 날갯짓하며 내 그림자 속을 날아들지. 라라라라라라라라 난 노래를 하고. 라라라라라라라라 난 사랑을 하고. 이상한 세상에서 나는 행복을 찾아 이상한 여행길에 올랐지. 검은 안개 피어올라 내 길을 막으며 쉬었다 가라 유혹하네. 라라라라라라라 눈물이 쏟아져도 라라라라라라라라 웃음을 지으며. 이상한 세상에서 내 손 잡아 주는 건 이상하게 어두운 친구들. 외로움과 허무, 끝없는 의문과 불안, 우울한 내 친구들의 이름. 아무 말 없이 그저 함께 걸어갈 뿐. 그래도 혼자는 아니니까. 라라라라라라라라 난 노래를 하고. 라라라라라라라라 난 사랑을 하고. 라라라라라라라라 난 노래를 하고. 라라라라라라라라 난 사랑을 하고. 이상한 세상에서 나는 행복을 찾아 이상한 여행길에 올랐지.</text:p>
          </table:table-cell>
          <table:table-cell office:value-type="string" table:style-name="ce1">
            <text:p>여</text:p>
          </table:table-cell>
          <table:table-cell table:number-columns-repeated="16377"/>
        </table:table-row>
        <table:table-row table:style-name="ro1">
          <table:table-cell office:value-type="float" office:value="854" table:style-name="ce1">
            <text:p>854</text:p>
          </table:table-cell>
          <table:table-cell office:value-type="string" table:style-name="ce1">
            <text:p>빅스</text:p>
          </table:table-cell>
          <table:table-cell office:value-type="string" table:style-name="ce1">
            <text:p>닮아</text:p>
          </table:table-cell>
          <table:table-cell office:value-type="string" table:style-name="ce1">
            <text:p>2018.4.17</text:p>
          </table:table-cell>
          <table:table-cell office:value-type="string" table:style-name="ce1">
            <text:p>사계절</text:p>
          </table:table-cell>
          <table:table-cell office:value-type="string" table:style-name="ce1">
            <text:p>집으로 가는 길 너와 걸을 때마다 네 얘기에 자꾸 웃음만 나와 쓸쓸한 날도 외로운 날도 한결같은 건 너와 나눈 이야기뿐 아득한 수많은 사람들 중 너와 나 그렇게 오랜 시간 지나온 깊은 밤 아무 말도 하지 않는다 해도 담담한 그 많은 사람들 중 널 만나 다르게 하룰 살아가며 나는 점점 널 닮아 *하루의 끝에서 돌아본 너와의 여행길 다른 시간에서 서로를 찾아가 추억의 끝에선 마지막 한 발자국까지 너에게로 걸어가는 길 저 하늘에 모든 것들은 전부 다 각기 다른 이름들로 불린대 ay 이상해 분명 내 눈엔 저 떠다니는 게 네 얼굴과 닮아 보이는데 ye 이 세상 모든 것에 우리 대화가 붙어있는 듯 널 만나면 만나서 안 만나면 안 만나서 그리워 테잎 감아 나는 너만 담아 이제 내가 난지 너인지도 구분이 안가 아득한 수많은 사람들 중 너와 나 그렇게 오랜 시간 지나온 깊은 밤 아무 말도 하지 않는다 해도 담담한 낯선 길목에서 널 만나 그렇게 다른 길을 걸어가도 점점 널 닮아 *Repeat 너무 걱정 말아 우리 지난 하루 그저 지나왔던 길 다시 걸어가면 돼 하루의 끝까지 너에게 기대온 추억들 같은 시간 속에 서로를 마주해 추억의 끝에선 처음 그 한 걸음마저 조금씩 더 점점 널 닮아</text:p>
          </table:table-cell>
          <table:table-cell office:value-type="string" table:style-name="ce1">
            <text:p>남</text:p>
          </table:table-cell>
          <table:table-cell table:number-columns-repeated="16377"/>
        </table:table-row>
        <table:table-row table:style-name="ro1">
          <table:table-cell office:value-type="float" office:value="855" table:style-name="ce1">
            <text:p>855</text:p>
          </table:table-cell>
          <table:table-cell office:value-type="string" table:style-name="ce1">
            <text:p>리쌍</text:p>
          </table:table-cell>
          <table:table-cell office:value-type="string" table:style-name="ce1">
            <text:p>출사표</text:p>
          </table:table-cell>
          <table:table-cell office:value-type="string" table:style-name="ce1">
            <text:p>2004.3.5</text:p>
          </table:table-cell>
          <table:table-cell office:value-type="string" table:style-name="ce1">
            <text:p>사계절</text:p>
          </table:table-cell>
          <table:table-cell office:value-type="string" table:style-name="ce1">
            <text:p>창밖에 참새가 날아가네 무거운 상처를 들고 떠나가네 하늘 나라로 1,2,3,4 기쁜 맘으로 이유는 모르고 참새 그대의 만남을 바래 나도 역시 no want no problem 워요 here we go 이제 자신있게 밝은 세계로 산다는 건 언제나 이별을 준비하는 것 짹각짹각 흘러 가는 시간과 지는 노을처럼 떠나보내야 하는 법 지난 모든 걸 아쉬워 해봤자 아픔만 더해 갈 뿐 남는 건 추억일 뿐 하!하! 하룻밤 여인처럼 잊으면 그만인걸 아쉬울 것도 더 바랄 것도 없는 인생살이 그 고독한 여행길 난 눈물 따윈 흘리지 않으리 아무리 커다란 고통의 바늘이 내 목을 걸어 날 잡아당겨 온 몸이 피로 물들고 숨이 막혀도 난 주먹을 더 꽉 쥐어~! 아픔은 버려 다시 떠오를 태양과 함께 난 나아가 꺾인 내 팔과 다리 흐려지는 내 머리 저멀리 울려 퍼지는 새벽 파도의 잔잔한 울음의 소리 그 소리에 감기는 내 두 눈 모든 시간은 멈춰있고 내 두 눈은 빛을 잃고 난 곧 나를 잃고 그러기에 내 가치는 무거워 지난일은 그렇게 시간에 묻혀 이젠 모든 게 처음같아 시간은 나에게 새로운 힘을 불어 넣어 다 우스울 뿐이야 두렵지 않아 슬픔은 곧 잊혀질거야 또 다른 기쁨이 내게로 오잖아 툭 툭 털고 일어나 수많은 아픔의 조각들이 내 몸에 박혀 깊은 슬픔 속에 빠져 있어도 언제나 보이는 빛이 있어 say 문제는 삼키고 go with the flow 저위로 위로내 feel my my soul 위로 위로 위로 과거의 기억은 이제 모두 뒤로 시간이 상처를 해결해 줄 테니 my Bobby 아픔은 사라지네 내 가슴속에 상처를 남겨둔 채 but i will be your frenz 울지마오 흐르는건 눈물이 아니라오 마음의 보석이 라오 언젠간 또 다시 찾아올 슬픔을 두려워 말고 하늘위로 떠가는 구름위로 그 슬픔을 걸로 넌 다시 자유로</text:p>
          </table:table-cell>
          <table:table-cell office:value-type="string" table:style-name="ce1">
            <text:p>남</text:p>
          </table:table-cell>
          <table:table-cell table:number-columns-repeated="16377"/>
        </table:table-row>
        <table:table-row table:style-name="ro1">
          <table:table-cell office:value-type="float" office:value="856" table:style-name="ce1">
            <text:p>856</text:p>
          </table:table-cell>
          <table:table-cell office:value-type="string" table:style-name="ce1">
            <text:p>김희재</text:p>
          </table:table-cell>
          <table:table-cell office:value-type="string" table:style-name="ce1">
            <text:p>사랑여행</text:p>
          </table:table-cell>
          <table:table-cell office:value-type="string" table:style-name="ce1">
            <text:p>2020.10.16</text:p>
          </table:table-cell>
          <table:table-cell office:value-type="string" table:style-name="ce1">
            <text:p>사계절</text:p>
          </table:table-cell>
          <table:table-cell office:value-type="string" table:style-name="ce1">
            <text:p>험난한 가시밭길 그대와 함께라면 아무리 멀다고 해도 그 길은 분명 꽃 길 진정한 사랑 진정한 행복 둘이서 만들어 가요 이렇게 많은 저 별들 중에 우린 인연이잖아 너와 나 손 마주잡고 여행길을 떠나요 험난한 가시밭길 그대와 함께라면 아무리 멀다고 해도 그 길은 분명 꽃 길 진정한 사랑 진정한 행복 둘이서 만들어 가요 이렇게 많은 저 별들 중에 우린 인연이잖아 너와 나 손 마주잡고 여행길을 떠나요 너와 나 손 마주잡고 여행길을 떠나요</text:p>
          </table:table-cell>
          <table:table-cell office:value-type="string" table:style-name="ce1">
            <text:p>남</text:p>
          </table:table-cell>
          <table:table-cell table:number-columns-repeated="16377"/>
        </table:table-row>
        <table:table-row table:style-name="ro1">
          <table:table-cell office:value-type="float" office:value="857" table:style-name="ce1">
            <text:p>857</text:p>
          </table:table-cell>
          <table:table-cell office:value-type="string" table:style-name="ce1">
            <text:p>오왼</text:p>
          </table:table-cell>
          <table:table-cell office:value-type="string" table:style-name="ce1">
            <text:p>시간여행</text:p>
          </table:table-cell>
          <table:table-cell office:value-type="string" table:style-name="ce1">
            <text:p>2020.7.14</text:p>
          </table:table-cell>
          <table:table-cell office:value-type="string" table:style-name="ce1">
            <text:p>사계절</text:p>
          </table:table-cell>
          <table:table-cell office:value-type="string" table:style-name="ce1">
            <text:p>Yeah yeah yeah yeah Okay yeah 목적지는 부산 여행길 에어 비앤비로 check in Cus I don't want no problems 도시를 피해서 달려 My track dope like stallion 계속 넘어가는 달력 잘 아물지 않는 상처 청사진에 빼곡한 낙서 Now watch me glistening you'd be listening All the lectures that I give 난 노는 게 음악 음악이 내 힘이고 그 힘으로 다시 해 일 bitch I'm lit I wanna live up to see Asian President 열심히 저금 dead president Want me to feature? you better send Money first money go make a man Everybody tryna be- Come a star Nowadays I can't breathe E e e e 다들 나 보고 항상 조심하래 Why can't you Live free live free Count that money while you still Got the time 지나간 시간은 돌아오지 않아 Fuck them phonies keep on grinding Write that rhymes 지나간 시간은 잊어도 괜찮아 Working hard like I'm suppose to My life, gotta pose to Show them the way I move 내 삶의 막은 챕터 2 인생은 시작이 ‘지금’, 말보단 행동이 시급, 수요에 공급을 지급 청취자에 심어줘 믿음 Flow flamethrower 음악 내 기름 나이가 들수록 비워낸 머리 걱정이 원인 생각은 멀리 스스로 질문을 던짐 거닐던 거리에 남은 게 뭔지 수많은 착오와 시행 불투명한 미래 주변 사람 기대 초점 잃은 시계 내려 놓아지게 작업과 지갑은 비례 난 스튜디오 마이크와 친해 Everybody tryna be- Come a star Nowadays I can't breathe E e e e 다들 나 보고 항상 조심하래 Why can't you Live free live free Count that money while you still Got the time 지나간 시간은 돌아오지 않아 Fuck them phonies keep on grinding Write that rhymes 지나간 시간은 잊어도 괜찮아</text:p>
          </table:table-cell>
          <table:table-cell office:value-type="string" table:style-name="ce1">
            <text:p>남</text:p>
          </table:table-cell>
          <table:table-cell table:number-columns-repeated="16377"/>
        </table:table-row>
        <table:table-row table:style-name="ro1">
          <table:table-cell office:value-type="float" office:value="858" table:style-name="ce1">
            <text:p>858</text:p>
          </table:table-cell>
          <table:table-cell office:value-type="string" table:style-name="ce1">
            <text:p>이석훈</text:p>
          </table:table-cell>
          <table:table-cell office:value-type="string" table:style-name="ce1">
            <text:p>괜찮아</text:p>
          </table:table-cell>
          <table:table-cell office:value-type="string" table:style-name="ce1">
            <text:p>2018.6.12</text:p>
          </table:table-cell>
          <table:table-cell office:value-type="string" table:style-name="ce1">
            <text:p>사계절</text:p>
          </table:table-cell>
          <table:table-cell office:value-type="string" table:style-name="ce1">
            <text:p>너는지금 어떤 여행을 하니 바람불고 거친비 드리워 잠시라도 니가 쉴곳을 찾아서 다가오는 내일을 그리니 너에모든걸 감싸줄 그런곳은 어딜까 차분하게 너의마음 보다듬을 햇살이 멀지않음을 아름다운 시절을 추억해 힘겨운날 머무르지않아 널 안아줄 햇살이 네게로 지친너의여행길 비춰줄거야 먼곳으로 홀로 걸어가는길 외로움과 두려움 다가와 눈을감고 잠시 어깨에 기대어 쉴수있는 사람을 그리니 괜찮아라고 말해줄 그런곳은 어딜까 잔잔하게 니마음을 어루만져줄 숨결 멀지않은걸 아름다운 시절을 추억해 힘겨운날 머무르지않아 널 안아줄 햇살이 네게로 지친너의여행길 비춰줄거야 너는지금 외로이 여행을 하니 언제라도 니가 힘들면 내손을잡아</text:p>
          </table:table-cell>
          <table:table-cell office:value-type="string" table:style-name="ce1">
            <text:p>남</text:p>
          </table:table-cell>
          <table:table-cell table:number-columns-repeated="16377"/>
        </table:table-row>
        <table:table-row table:style-name="ro1">
          <table:table-cell office:value-type="float" office:value="859" table:style-name="ce1">
            <text:p>859</text:p>
          </table:table-cell>
          <table:table-cell office:value-type="string" table:style-name="ce1">
            <text:p>더블케이, 도끼</text:p>
          </table:table-cell>
          <table:table-cell office:value-type="string" table:style-name="ce1">
            <text:p>21세기형 나그네</text:p>
          </table:table-cell>
          <table:table-cell office:value-type="string" table:style-name="ce1">
            <text:p>2011.1.25</text:p>
          </table:table-cell>
          <table:table-cell office:value-type="string" table:style-name="ce1">
            <text:p>사계절</text:p>
          </table:table-cell>
          <table:table-cell office:value-type="string" table:style-name="ce1">
            <text:p>who who who who who that who who who who who that who who who who who that who who who Here I go here I go 한걸음 더 빠르게 여기로 또 저기로 어디론가 떠나는데 비와도 눈이와도 난 내 갈길을 가는 애 내가 바로 이 시대 21세기형 나그네 힙합은 나의 길 내 발걸음은 라임질 비트는 나의 wind 난 그걸 타고 달리지 내 삿갓은 뉴에라 내 고무신은 나이키 내 쉼터는 무대란 저 그늘이 진 바위지 떠돌이 떠블이 혀꼬인 내 랩타령 헛소리처럼 들려도 I know what I'm sayin' brother 세월아 네월아 어느덧 나도 배터랑 내 나름데로의 철학 이 가슴으로 뱉어 난 진리를 찾아 또 길을 나서는 현대 시인 인생은 내 발자국이 쓰는 한편의 시 구름 흐르듯 흐르는 머나먼 여행길 날 스치는 모든 것들에게 다 love &amp; peace who who who who who that who who who who who that who who who who who that who who who air jordan은 내 짚신 마이크는 내 지팡이 힙합이란 짐을 짊어지고 사는 이방인 이 밤이 날 반기면 비틀거리며 춤을춰 flow dance 이 비트위에서 꿈을 꿔 음악은 내 막걸리 오늘도 난 술을 퍼 drunken but i'm sober 똑바로 늘 숨을셔 비틀대도 쓰러지진않아 눈을 부릅떠 내 택견 rhymin에 적들은 다 무릎꿇어 내 전적은 그 누구도 깰수없는 도자기 내 LV duffle bag 이건 내 보자기 호랑이 담배 피던 시절부터 피운 고집 수근덕 수근덕대도 난 언제나 오직 한길을 가 난 펜이란 붓으로 글을써 이건 훗날 명품이 될 글들 so 영혼팔아 절대 살수없어 바람처럼 왔다 이슬처럼 갈수없어 you know who who who who who that who who who who who that who who who who who that who who who 난 아마 이땅에 바람처럼 왔다갈 사람 아니 난 아마도 사람처럼 왔다갈 바람 이 땅아 그 바람 중 폭풍이될 날 잘봐라 그 폭풍이 남길 흔적의 발자국을 따라 난 아마 이땅에 바람처럼 왔다갈 사람 아니 난 아마도 사람처럼 왔다갈 바람 이 땅아 그 바람 중 폭풍이될 날 잘봐라 그 폭풍이 남길 흔적의 발자국을 따라 who am i 나는 정착않는 21세기형 나그네 so who am i 난 내 길을 가는 21세기형 나그네 who am i 나는 나를 찾는 21세기형 나그네 so who am i 난 내 꿈을 사는 21세기형 나그네 let's go 난 마치 흐르는 시간처럼 뒤돌아보지 않아 i'm just a traveler 맘편한곳이 하나도 없지만 구름에 달 가듯 걸어 가는 나그네 다르면 다른대로 사는게지 뭐 난 그래 누가 안그래 mi nombre es gonzo 보란듯이 다 보여줄테니 잘 보쇼 yeah that's fo'sho i'm here i'm there i'm everywhere 맘대로 해도 난 항상 제대로해 난 날아가는 새처럼 뒤돌아보지 않아 지금 이 순간을 살아가 내 심장 소릴 따라 되돌아갈 힘 따위는 난 남겨두질 않아 내 운명과 한계에 날 절대 가둬두지 않아 난 이땅에 traveler 내 모든걸 건 gambler 이 길에서 내게 실패란 또다른 lesson learned 난 오늘도 내 자신과 싸우는 wrestler 난 대들어 쓰러져도 끝까지 and that's love who who who who who that who who who who who that who who who who who that who who who 난 아마 이땅에 바람처럼 왔다갈 사람 아니 난 아마도 사람처럼 왔다갈 바람 이 땅아 그 바람 중 폭풍이될 날 잘봐라 그 폭풍이 남길 흔적의 발자국을 따라 난 아마 이땅에 바람처럼 왔다갈 사람 아니 난 아마도 사람처럼 왔다갈 바람 이 땅아 그 바람 중 폭풍이될 날 잘봐라 그 폭풍이 남길 흔적의 발자국을 따라 who am i 나는 정착않는 21세기형 나그네 so who am i 난 내 길을 가는 21세기형 나그네 who am i 나는 나를 찾는 21세기형 나그네 so who am i 난 내 꿈을 사는 21세기형 나그네 let's go</text:p>
          </table:table-cell>
          <table:table-cell office:value-type="string" table:style-name="ce1">
            <text:p>남</text:p>
          </table:table-cell>
          <table:table-cell table:number-columns-repeated="16377"/>
        </table:table-row>
        <table:table-row table:style-name="ro1">
          <table:table-cell office:value-type="float" office:value="860" table:style-name="ce1">
            <text:p>860</text:p>
          </table:table-cell>
          <table:table-cell office:value-type="string" table:style-name="ce1">
            <text:p>남승민</text:p>
          </table:table-cell>
          <table:table-cell office:value-type="string" table:style-name="ce1">
            <text:p>걷다 보면</text:p>
          </table:table-cell>
          <table:table-cell office:value-type="string" table:style-name="ce1">
            <text:p>2020.11.11</text:p>
          </table:table-cell>
          <table:table-cell office:value-type="string" table:style-name="ce1">
            <text:p>사계절</text:p>
          </table:table-cell>
          <table:table-cell office:value-type="string" table:style-name="ce1">
            <text:p>창틈 새로 속삭이는 살랑살랑 바람 소리 잠든 나를 깨우며 내 마음 흩뜨려 놓네 저 하늘 위로 떠가는 구름 나도 똑같은 걸 정처 없이 사라져도 잡지 못할 뿐인 걸 한발 두발 걷다 보면 내 시간의 저 끝인데 어느새 지나버린 세월 뒤로 한 채 한 번 두 번 넘어져도 내 심장은 더 뛰는데 먼 훗날 후회 없이 웃을 수 있게 시작조차 아득했던 길고 또 긴 내 여행길 품어 왔던 내 꿈들 언제쯤 이뤄지나 저 언덕 너머 희미한 연기 나도 똑같은 걸 소리 없이 사라져도 잡지 못할 뿐인 걸 한발 두발 걷다 보면 내 시간의 저 끝인데 어느새 지나버린 세월 뒤로 한 채 한 번 두 번 넘어져도 내 심장은 더 뛰는데 먼 훗날 후회 없이 웃을 수 있게 이젠 멈출 수 없는데 돌아갈 수도 없는데 아직 까마득한 저 외길이 펼쳐져 있는 걸 나에게 한발 두발 걷다 보면 내 시간의 저 끝인데 어느새 지나버린 세월 뒤로 한 채 한 번 두 번 넘어져도 내 심장은 더 뛰는데 먼 훗날 후회 없이 웃을 수 있게 웃을 수 있게</text:p>
          </table:table-cell>
          <table:table-cell office:value-type="string" table:style-name="ce1">
            <text:p>남</text:p>
          </table:table-cell>
          <table:table-cell table:number-columns-repeated="16377"/>
        </table:table-row>
        <table:table-row table:style-name="ro1">
          <table:table-cell office:value-type="float" office:value="861" table:style-name="ce1">
            <text:p>861</text:p>
          </table:table-cell>
          <table:table-cell office:value-type="string" table:style-name="ce1">
            <text:p>윤종신</text:p>
          </table:table-cell>
          <table:table-cell office:value-type="string" table:style-name="ce1">
            <text:p>벗어나기</text:p>
          </table:table-cell>
          <table:table-cell office:value-type="string" table:style-name="ce1">
            <text:p>2008.11.25</text:p>
          </table:table-cell>
          <table:table-cell office:value-type="string" table:style-name="ce1">
            <text:p>사계절</text:p>
          </table:table-cell>
          <table:table-cell office:value-type="string" table:style-name="ce1">
            <text:p>미련 없이 벗어나보자 예민해진 나의 도시를 이정표 따라 조금만 달려보면 성격 좋은 작은 마을 하나 둘 보일거야 하얀 차선 내게로 온다 창 틈 새 요란한 바람과 이 길에선 모든 게 날 반기듯이 달려 온다 뭐가 그렇게도 힘들었냐고 핸들 움켜쥔 손 어느 새 편안해지고 찌푸렸던 기억들도 다 잊어줄게 창문 열고 단 한번만 시원하게 소리치면 그 후론 뒷말 없기 사랑해 내 사람들 내 모든 추억들 여기 벗어나서보니 그냥 사는 얘기들 미처 보이지 않던 나의 옹졸했던 고민도 보이네 사랑해 가야할 길 느긋이 가려해 이리저리 둘러보며 가는 남은 여행길 돌아올 땐 도시가 후덕한 식당 주인아저씨처럼 날 반겼으면 볼륨 올려보면 추억 속 멜로디들과 흐뭇했던 기억들이 다 살아나네 창 닫고 목 가다듬고 그 때처럼 불러보면 때마침 빗방울이 사랑해 내 사람들 내 모든 추억들 여기 벗어나서보니 그냥 사는 얘기들 미처 보이지 않던 나의 옹졸했던 고민도 보이네 사랑해 가야할 길 느긋이 가려해 이리저리 둘러보며 가는 남은 여행길 돌아올 땐 도시가 후덕한 식당 주인아저씨처럼 날 반겼으면 날 반겼으면 날 반겼으면</text:p>
          </table:table-cell>
          <table:table-cell office:value-type="string" table:style-name="ce1">
            <text:p>남</text:p>
          </table:table-cell>
          <table:table-cell table:number-columns-repeated="16377"/>
        </table:table-row>
        <table:table-row table:style-name="ro1">
          <table:table-cell office:value-type="float" office:value="862" table:style-name="ce1">
            <text:p>862</text:p>
          </table:table-cell>
          <table:table-cell office:value-type="string" table:style-name="ce1">
            <text:p>레이지본</text:p>
          </table:table-cell>
          <table:table-cell office:value-type="string" table:style-name="ce1">
            <text:p>알바트로스의 노래</text:p>
          </table:table-cell>
          <table:table-cell office:value-type="string" table:style-name="ce1">
            <text:p>2016.8.1</text:p>
          </table:table-cell>
          <table:table-cell office:value-type="string" table:style-name="ce1">
            <text:p>사계절</text:p>
          </table:table-cell>
          <table:table-cell office:value-type="string" table:style-name="ce1">
            <text:p>이게 무슨 소리야 이건 무슨 냄새야 저기 무슨 일있나 궁금해 미치겠네 아무런 계획없이 모험처럼 떠난 여행길 낯설기만한 신나는 느낌 내 머리는 말했지 지금은 아니라고 하지만 내 가슴은 그냥 출발 하라고 가지 말라는 사람 오지 말란 사람 없는데 그냥 따라와 아이쿠 머리야 반복되는 일상이여 날 찾지마 떠나가지 않으면 어디도 갈수 없다네 더 이상 새로울 것 없이 항상 같은 페이지만 멈춰있던 일기장 새롭게 채워지네 처음으로 보는 하늘색 또 처음 만나보는 바다새 상상했던 것과는 다른 순간들이 내게 펼쳐지네 내일을 위해서만 살았던 또 오늘속엔 내가 없었던 멈춰 있던 나의 심장이 아이처럼 춤을 춘다 날개짓을 멈추면 죽는다는 새처럼 나의 두근 거림은 오래전에 멈췄지 어린 시절 어디에 두고 온줄 알았었는데 지금 이순간 미친듯이 춤을 춘다</text:p>
          </table:table-cell>
          <table:table-cell office:value-type="string" table:style-name="ce1">
            <text:p>남</text:p>
          </table:table-cell>
          <table:table-cell table:number-columns-repeated="16377"/>
        </table:table-row>
        <table:table-row table:style-name="ro1">
          <table:table-cell office:value-type="float" office:value="863" table:style-name="ce1">
            <text:p>863</text:p>
          </table:table-cell>
          <table:table-cell office:value-type="string" table:style-name="ce1">
            <text:p>징검다리</text:p>
          </table:table-cell>
          <table:table-cell office:value-type="string" table:style-name="ce1">
            <text:p>여름</text:p>
          </table:table-cell>
          <table:table-cell office:value-type="string" table:style-name="ce1">
            <text:p>2013.3.18</text:p>
          </table:table-cell>
          <table:table-cell office:value-type="string" table:style-name="ce1">
            <text:p>여름</text:p>
          </table:table-cell>
          <table:table-cell office:value-type="string" table:style-name="ce1">
            <text:p>흥에 겨워 여름이 오면 가슴을 활짝 열어요 넝쿨장미 그늘속에도 젊음이 넘쳐흐르네 산도 좋고 물도 좋아라 떠나는 여행길에서 마주치는 사람들마다 사랑이 오고가네요 여름은 젊음의 계절 여름은 사랑의 계절 갈숲사이 바람이 불어 한낮의 더위를 씻고 밤이 오면 모닥불가에 우리의 꿈이 익어요 여름은 젊음의 계절 여름은 사랑의 계절 갈숲사이 바람이 불어 한낮의 더위를 씻고 밤이 오면 모닥불가에 우리의 꿈이 익어요 여름은 젊음의 계절 여름은 사랑의 계절 여름은 젊음의 계절 여름은 사랑의 계절</text:p>
          </table:table-cell>
          <table:table-cell office:value-type="string" table:style-name="ce1">
            <text:p>남</text:p>
          </table:table-cell>
          <table:table-cell table:number-columns-repeated="16377"/>
        </table:table-row>
        <table:table-row table:style-name="ro1">
          <table:table-cell office:value-type="float" office:value="864" table:style-name="ce1">
            <text:p>864</text:p>
          </table:table-cell>
          <table:table-cell office:value-type="string" table:style-name="ce1">
            <text:p>몽니</text:p>
          </table:table-cell>
          <table:table-cell office:value-type="string" table:style-name="ce1">
            <text:p>노인</text:p>
          </table:table-cell>
          <table:table-cell office:value-type="string" table:style-name="ce1">
            <text:p>2013.6.12</text:p>
          </table:table-cell>
          <table:table-cell office:value-type="string" table:style-name="ce1">
            <text:p>사계절</text:p>
          </table:table-cell>
          <table:table-cell office:value-type="string" table:style-name="ce1">
            <text:p>긴 여행길에서 이곳에 도착했고 짐을 풀으려 하네 시들어가는 나의 얼굴에는 수많은 추억이 녹아있고 바래져 가는 사진 속에 나를 오늘도 하루 종일 바라보네 난 많이 지쳐버렸고 더는 갈수도 없고 잠시 쉬어 가려 해 시들어가는 나의 얼굴에는 수많은 추억이 녹아있고 바래져 가는 사진 속에 나를 오늘도 하루 종일 바라보네 난 누구보다 뜨거웠고 후회 없이 살아왔고 난 널 아직까지 기억하네 시들어가는 나의 얼굴에는 수많은 아픔이 녹아있고 바래져 가는 사진 속에 너를 나는 사랑했고 저물어가는 나의 하루는 수많은 눈물이 녹아있고 당신을 기억해 당신을 기억해 당신을 기억해</text:p>
          </table:table-cell>
          <table:table-cell office:value-type="string" table:style-name="ce1">
            <text:p>남</text:p>
          </table:table-cell>
          <table:table-cell table:number-columns-repeated="16377"/>
        </table:table-row>
        <table:table-row table:style-name="ro1">
          <table:table-cell office:value-type="float" office:value="865" table:style-name="ce1">
            <text:p>865</text:p>
          </table:table-cell>
          <table:table-cell office:value-type="string" table:style-name="ce1">
            <text:p>안녕바다</text:p>
          </table:table-cell>
          <table:table-cell office:value-type="string" table:style-name="ce1">
            <text:p>LOVE CALL</text:p>
          </table:table-cell>
          <table:table-cell office:value-type="string" table:style-name="ce1">
            <text:p>2018.4.17</text:p>
          </table:table-cell>
          <table:table-cell office:value-type="string" table:style-name="ce1">
            <text:p>사계절</text:p>
          </table:table-cell>
          <table:table-cell office:value-type="string" table:style-name="ce1">
            <text:p>내 손을 잡고 걸어줄래 내 품에 안겨 웃어줘 나를 사랑한단 너의 마음이 모두 다 전해질 수 있도록 "상처받아 아파 세상을 너무 알았어" 그럴때마다 널 바라보며 하는 말 언제나 call call call 널 위한 song song song 해맑은 smile smile smile 날 바라봐 씨익 웃어줘 시작이 희미할 정도로 오랜 시간을 함께해 내가 알고 있는 너란 사람 그래 줄 수 있을 것만 같아 함께 떠났던 여행길 잠들 수 없던 새벽달 까만 밤보다 까맣던 눈동자가 설레이던 밤 언제나 call call call 널 위한 song song song 해맑은 smile smile smile 날 바라봐 씨익 웃어줘 언제나 call call call 너만을 사랑해 내 품에 안겨 잠들어 오늘 밤 언제나 call call call 너만을 사랑해 내 품에 안겨 잠들어 오늘 밤 날 붙잡아줘 한순간도 놓치지 마 길을 잃을지도 몰라 날 사랑한다 말해줘 오늘 밤</text:p>
          </table:table-cell>
          <table:table-cell office:value-type="string" table:style-name="ce1">
            <text:p>남</text:p>
          </table:table-cell>
          <table:table-cell table:number-columns-repeated="16377"/>
        </table:table-row>
        <table:table-row table:style-name="ro1">
          <table:table-cell office:value-type="float" office:value="866" table:style-name="ce1">
            <text:p>866</text:p>
          </table:table-cell>
          <table:table-cell office:value-type="string" table:style-name="ce1">
            <text:p>김광진, 유희열, 하림</text:p>
          </table:table-cell>
          <table:table-cell office:value-type="string" table:style-name="ce1">
            <text:p>서울역</text:p>
          </table:table-cell>
          <table:table-cell office:value-type="string" table:style-name="ce1">
            <text:p>2015.1.23</text:p>
          </table:table-cell>
          <table:table-cell office:value-type="string" table:style-name="ce1">
            <text:p>사계절</text:p>
          </table:table-cell>
          <table:table-cell office:value-type="string" table:style-name="ce1">
            <text:p>얽혀있는 레일에 얹혀있는 열차들은 다 신기하게 빠져나가네 잡지 사는 아저씨 분홍 보따리 할머니 떠나가는지 돌아가는지 내겐 설레는 여행길 또 누구에겐 퇴근길 또 누구에겐 정든 고향길 오랜만에 온 서울역 여전히 북적이는 역 맥주에 오징어 꼭 땅콩을 사야 해 오랜만에 벗어나요 가쁘게 숨 쉬는 서울 돌아올 땐 또 반가운 회색빛 어디 어디에 서는지 천안역엔 호도과자 대전역 우동은 여전한지 열차의 리듬에 맞춰 나의 휴식을 시작해 변하지 않은 칙칙 폭폭폭 오랜만에 온 서울역 여전히 북적이는 역 맥주에 오징어 꼭 땅콩을 사야 해 오랜만에 벗어나요 가쁘게 숨 쉬는 서울 돌아올 땐 또 반가운 회색빛 오랜만에 온 서울역 여전히 북적이는 역 맥주에 오징어 꼭 땅콩을 사야해 오랜만에 벗어나요 가쁘게 숨 쉬는 서울 돌아올 땐 또 반가운 회색빛</text:p>
          </table:table-cell>
          <table:table-cell office:value-type="string" table:style-name="ce1">
            <text:p>남</text:p>
          </table:table-cell>
          <table:table-cell table:number-columns-repeated="16377"/>
        </table:table-row>
        <table:table-row table:style-name="ro1">
          <table:table-cell office:value-type="float" office:value="867" table:style-name="ce1">
            <text:p>867</text:p>
          </table:table-cell>
          <table:table-cell office:value-type="string" table:style-name="ce1">
            <text:p>헤르쯔 아날로그</text:p>
          </table:table-cell>
          <table:table-cell office:value-type="string" table:style-name="ce1">
            <text:p>TV Show</text:p>
          </table:table-cell>
          <table:table-cell office:value-type="string" table:style-name="ce1">
            <text:p>2017.3.28</text:p>
          </table:table-cell>
          <table:table-cell office:value-type="string" table:style-name="ce1">
            <text:p>사계절</text:p>
          </table:table-cell>
          <table:table-cell office:value-type="string" table:style-name="ce1">
            <text:p>오늘은 왠지 이상해 네가 없다는게 쓸쓸해 눈물이 날 것 같았지만 애써 울지는 않았어 네가 없는 늦은 오후에 오랜만에 티비를 켰어 마냥 웃고 있는 사람들 나도 모르게 웃었어 It's a beautiful life TV show 잊혀질 것 같은 Dear It's a beautiful life TV show tonight 애써 잊고 싶은 Dear 웃음으로 날 유혹하는 TV 속에 사는 그녀들 멀리 떠나는 그 여행길 나도 데려가 줄래 It's a beautiful life TV show 잊혀질 것 같은 Real It's a beautiful life TV show tonight 애써 잊고 싶은 Real</text:p>
          </table:table-cell>
          <table:table-cell office:value-type="string" table:style-name="ce1">
            <text:p>남</text:p>
          </table:table-cell>
          <table:table-cell table:number-columns-repeated="16377"/>
        </table:table-row>
        <table:table-row table:style-name="ro1">
          <table:table-cell office:value-type="float" office:value="868" table:style-name="ce1">
            <text:p>868</text:p>
          </table:table-cell>
          <table:table-cell office:value-type="string" table:style-name="ce1">
            <text:p>랄라스윗</text:p>
          </table:table-cell>
          <table:table-cell office:value-type="string" table:style-name="ce1">
            <text:p>시간열차</text:p>
          </table:table-cell>
          <table:table-cell office:value-type="string" table:style-name="ce1">
            <text:p>2015.10.28</text:p>
          </table:table-cell>
          <table:table-cell office:value-type="string" table:style-name="ce1">
            <text:p>가을</text:p>
          </table:table-cell>
          <table:table-cell office:value-type="string" table:style-name="ce1">
            <text:p>저 멀리 차창 너머로 스치듯 사라지는 풍경들처럼 손을 뻗어 잡아보려 해도 어느새 저만큼 멀어지는 나의 젊은날 잠들지 못한 청춘의 눈이 시린 아침에도 조금의 예외도 없는 매정한 속도 어디쯤일까 나의 열차는 어디에도 머무르지 않고 한없이 달려가네 무정한 가을바람처럼 낯설은 길의 위에서 부르는 반짝 빛나는 나의 푸른 여름날 알지도 못한 채 시작되버린 나의 여행길 뒤를 돌아본다 해도 멈출 수 없어 어디쯤일까 나의 열차는 어디에도 머무르지 않고 한없이 달려가네 무정한 가을바람처럼 끝도 없는 철길 위에 흔들리는 작은 몸을 싣고 지나봐야 알게 되는 보석 같은 날들 뒤로한 채 달리네 나의 열차여</text:p>
          </table:table-cell>
          <table:table-cell office:value-type="string" table:style-name="ce1">
            <text:p>여</text:p>
          </table:table-cell>
          <table:table-cell table:number-columns-repeated="16377"/>
        </table:table-row>
        <table:table-row table:style-name="ro1">
          <table:table-cell office:value-type="float" office:value="869" table:style-name="ce1">
            <text:p>869</text:p>
          </table:table-cell>
          <table:table-cell office:value-type="string" table:style-name="ce1">
            <text:p>장필순</text:p>
          </table:table-cell>
          <table:table-cell office:value-type="string" table:style-name="ce1">
            <text:p>풍선</text:p>
          </table:table-cell>
          <table:table-cell office:value-type="string" table:style-name="ce1">
            <text:p>1997.7.1</text:p>
          </table:table-cell>
          <table:table-cell office:value-type="string" table:style-name="ce1">
            <text:p>사계절</text:p>
          </table:table-cell>
          <table:table-cell office:value-type="string" table:style-name="ce1">
            <text:p>풍선을 불어보자 빨간색 노란색 하얀색 아무에게도 얘기 못했던 슬픔 그 슬픔도 함께 풍선을 날려보자 외로운 하늘 가득히 한번도 고백하지 못했던 사랑 그 사랑도 함께 밑빠진 물독에 땀 흘려 물을 채우던 그 허무한 날들 생각하지 말아요 험한 이 여행길 하나뿐인 그대 지팡이가 부러졌을 땐 그냥 거기에 앉아 풍선을 불어보자 빨간색 노란색 하얀색 아무에게도 보일 수 없었던 눈물 그 눈물도 함께 풍선을 날려보자 외로운 하늘 가득히 그대의 아름다웠던 추억 그 추억도 함께</text:p>
          </table:table-cell>
          <table:table-cell office:value-type="string" table:style-name="ce1">
            <text:p>여</text:p>
          </table:table-cell>
          <table:table-cell table:number-columns-repeated="16377"/>
        </table:table-row>
        <table:table-row table:style-name="ro1">
          <table:table-cell office:value-type="float" office:value="870" table:style-name="ce1">
            <text:p>870</text:p>
          </table:table-cell>
          <table:table-cell office:value-type="string" table:style-name="ce1">
            <text:p>레이지본</text:p>
          </table:table-cell>
          <table:table-cell office:value-type="string" table:style-name="ce1">
            <text:p>Blue In Green</text:p>
          </table:table-cell>
          <table:table-cell office:value-type="string" table:style-name="ce1">
            <text:p>2005.4.27</text:p>
          </table:table-cell>
          <table:table-cell office:value-type="string" table:style-name="ce1">
            <text:p>사계절</text:p>
          </table:table-cell>
          <table:table-cell office:value-type="string" table:style-name="ce1">
            <text:p>회색 빛 안개 속을 헤쳐 기약이라고 전혀 없던 길다면 길었었던 여행길 이 안개 끝엔 무엇이 밑도 끝도 없는 낭떠러지에서 헐레벌떡 놀라 주윌 둘러보니눈 앞에 펼쳐진 세상은 너무도 넓구도 넓구나 내가 오른 산은 작은 정상 높은 산은 다시 눈앞에 있구나 오르려면 다시 내려가야겠구나 다시 한번 안개 속을 헤매겠지 허겁지겁 앞을 보면 나가겠지 난 지치겠지 지쳤을 땐 부담 없는 여행을 떠나는 거야 더 이상은 울지 말고 짐을 싸는 거야 권선징악 고진감래 멋진 세상 찾아 권모술수 아전인수 여길 떠날 거야 고군분투 모험 속에 때론 설상가상 구사일생 찾아가자 나의 무릉도원 우리 같이 떠나가자 나의 죽마고우 토사구팽 세상 떠나 이제 희희낙락 무지개 끝을 찾아가자 우리 당장 언제나 그곳에 가면 있는 저 바다를 만나 물어봐 나에게 바다는 대답 없지 그것이 답이겠지 가슴에 쌓인 눈물 바다에 안겨 찢어버려 파도는 나의 울음 소리를 감춰주겠지 멀고 멀었던 나의 여행길 너무나 많았던 갈래길 앞이 보이지 않았던 길 내가 걸어가야 할 길 그 높은 산에 겨우 올라 눈 앞에 펼쳐진 세상 이곳은 또 다르구나 더 넓고 넓은 세상이 있구나 밑도 끝도 없임뻗어 있는 바다 끝도 없이 올라가는 구름들아 내가 보일래나 나는 이제 지칠 대로 지쳤구나 내려가는 길은 너무 까마득하구나 새로 가야 할 길 끝도 없이 생겼는데 날아갈 수 없는 내 인생이 슬프구나 다시 한 번 안개 속을 헤매겠지 허겁지겁 앞을 보며 나가겠지 난 지치겠지 지쳤을 땐 부담 없는 여행을 떠나는 거야 더 이상은 울지 말고 짐을 싸는 거야 권선징악 고진감래 멋진 세상 찾아 권모술수 아전인수 여길 떠날 거야 고군분투 모험 속에 때론 설상가상 구사일생 찾아가자 나의 무릉도원 우리 같이 떠나가자 나의 죽마고우 토사구팽 세상 떠나 이제 희희낙락 무지개 끝을 찾아가자 우리 당장 언제나 그곳에 가면 있는 저 바다를 만나 물어봐 나에게 바다는 대답 없지 그것이 답이겠지 가슴에 쌓인 눈물 바다에 안겨 찢어버려 파도는 나의 울음 소리를 감춰주겠지 멀고 멀었던 나의 여행길 너무나 많았던 갈래길 앞이 보이지 않았던 길 내가 걸어가야 할 길 멀고 멀었던 나의 여행길 너무나 많았던 갈래길 앞이 보이지 않았던 길 내가 걸어가야 할 길</text:p>
          </table:table-cell>
          <table:table-cell office:value-type="string" table:style-name="ce1">
            <text:p>남</text:p>
          </table:table-cell>
          <table:table-cell table:number-columns-repeated="16377"/>
        </table:table-row>
        <table:table-row table:style-name="ro1">
          <table:table-cell office:value-type="float" office:value="871" table:style-name="ce1">
            <text:p>871</text:p>
          </table:table-cell>
          <table:table-cell office:value-type="string" table:style-name="ce1">
            <text:p>라즈베리필드</text:p>
          </table:table-cell>
          <table:table-cell office:value-type="string" table:style-name="ce1">
            <text:p>청춘열차</text:p>
          </table:table-cell>
          <table:table-cell office:value-type="string" table:style-name="ce1">
            <text:p>2015.4.24</text:p>
          </table:table-cell>
          <table:table-cell office:value-type="string" table:style-name="ce1">
            <text:p>사계절</text:p>
          </table:table-cell>
          <table:table-cell office:value-type="string" table:style-name="ce1">
            <text:p>혼자라도 왠지 기분이 좋은 여행길 설렘 가득 안고 달려가고 있어 낡은 철길위로 맑은 하늘 바라보네 내 마음은 바람소리에 맞춰 춤을 춰 아아아 이 길의 끝에 니가 있어 줬으면 해 아아아 돌아온 내게 어서와 인사해 줄 널 기대해 How Do You Do 이름없는 역에 내려 낙서를 보다가 떠올랐어 문득 우리들의 모습 어때 요즘 너는 어때 이렇게도 그리운데 우린 왜 쉽게 만나지지 않았을까 아아아 이 길의 끝에 니가 있어줬으면 해 아아아 돌아온 내게 어서와 인사해 줄 널 기대해 How Do You Do 수많은 교차로 속에서 너와나 모른 채 스쳐간 것은 아닌 걸까 낯선 역 앞에서 날 먼저 본다면 단숨에 달려와 아아아 지금 이곳에 웃으며 반기는 네게 아아아 잘 지냈냐고 얘기해줄래 아아아 이 길의 끝에 니가 있어줬으면 해 아아아 돌아온 내게 어서와 인사해 줄 널 기대해 How Do You Do</text:p>
          </table:table-cell>
          <table:table-cell office:value-type="string" table:style-name="ce1">
            <text:p>여</text:p>
          </table:table-cell>
          <table:table-cell table:number-columns-repeated="16377"/>
        </table:table-row>
        <table:table-row table:style-name="ro1">
          <table:table-cell office:value-type="float" office:value="872" table:style-name="ce1">
            <text:p>872</text:p>
          </table:table-cell>
          <table:table-cell office:value-type="string" table:style-name="ce1">
            <text:p>소윤</text:p>
          </table:table-cell>
          <table:table-cell office:value-type="string" table:style-name="ce1">
            <text:p>안녕, 안녕</text:p>
          </table:table-cell>
          <table:table-cell office:value-type="string" table:style-name="ce1">
            <text:p>2014.3.28</text:p>
          </table:table-cell>
          <table:table-cell office:value-type="string" table:style-name="ce1">
            <text:p>겨울</text:p>
          </table:table-cell>
          <table:table-cell office:value-type="string" table:style-name="ce1">
            <text:p>일렁이던 밤들이 잠시라도 사라질까 자꾸만 머릿속에 맴돌아 시간은 파도처럼 내게서 점점 더 멀어져가 바닥만 보이는 황량한 썰물 같은 겨울 냄새 코끝에 남아 시린 내 손 안에 담긴 널 붙잡아 저만치 멀리 가는데 차갑게 식어갈 너의 온기와 웃음과 모습을 하루를 깊숙이 들이켜 이젠 정말 안녕, 안녕 같이 걷던 그 길에 남겨져 있던 시간들이 아쉬워 질 때쯤에 이곳에서 널 그리며 모아둔 너의 흔적들을 차례대로 꺼내겠지 겨울 냄새 코끝에 남아 시린 내 손 안에 담긴 널 붙잡아 저만치 멀리 가는데 차갑게 식어갈 너의 온기와 웃음과 모습을 하루를 깊숙이 들이켜 이젠 정말 안녕, 안녕 시간은 점점 밀려와 내게서 멀어져가 내 앞에 무뎌져간 앞서간 날들이 그리워 너의 여행길 앞에 내가 기억 됐으면 해 잊지 않을 기억들이 스며 얼룩져가 이젠 정말 안녕, 안녕</text:p>
          </table:table-cell>
          <table:table-cell office:value-type="string" table:style-name="ce1">
            <text:p>여</text:p>
          </table:table-cell>
          <table:table-cell table:number-columns-repeated="16377"/>
        </table:table-row>
        <table:table-row table:style-name="ro1">
          <table:table-cell office:value-type="float" office:value="873" table:style-name="ce1">
            <text:p>873</text:p>
          </table:table-cell>
          <table:table-cell office:value-type="string" table:style-name="ce1">
            <text:p>유영선＆The Connexion</text:p>
          </table:table-cell>
          <table:table-cell office:value-type="string" table:style-name="ce1">
            <text:p>인생</text:p>
          </table:table-cell>
          <table:table-cell office:value-type="string" table:style-name="ce1">
            <text:p>1992.1.1</text:p>
          </table:table-cell>
          <table:table-cell office:value-type="string" table:style-name="ce1">
            <text:p>사계절</text:p>
          </table:table-cell>
          <table:table-cell office:value-type="string" table:style-name="ce1">
            <text:p>어둠 속에서 지내온 내 모든 아픈 기억들 지울 수는 없지만 그래 모든게 때로는 그댈 찾아서 먼 여행길을 떠나네 바람이 내 어깨를 차고 떠났네 아름다운 세상을 찾아서 달이 뜨는 언덕 위에 하늘과 가장 가까운 곳에 내가 쉴 곳을 만들어 저 아름다운 세상에 그대의 꿈으로 남아 나는 작은 빛이 되리라 또 얼마간에 세월이 내 머리결을 스치고 남은건 아무것도 없지 이젠 사람들모두 비웃지 초라한 나의 모습을 하지만 그모든건 문제가 안돼 나에게는 사랑이 있기에 달이 뜨는 언덕위에 하늘과 가장 가까운곳에 내가 쉴곳을 만들어 저 아름다운 세상에 그대의 꿈으로 남아 나는 작은 빛이 되리라 달이 뜨는 언덕위에 하늘과 가장 가까운곳에 내가 쉴곳을 만들어 저 아름다운 세상에 그대의 꿈으로 남아 나는 작은 빛이 되리라</text:p>
          </table:table-cell>
          <table:table-cell office:value-type="string" table:style-name="ce1">
            <text:p>남</text:p>
          </table:table-cell>
          <table:table-cell table:number-columns-repeated="16377"/>
        </table:table-row>
        <table:table-row table:style-name="ro1">
          <table:table-cell office:value-type="float" office:value="874" table:style-name="ce1">
            <text:p>874</text:p>
          </table:table-cell>
          <table:table-cell office:value-type="string" table:style-name="ce1">
            <text:p>R.ef</text:p>
          </table:table-cell>
          <table:table-cell office:value-type="string" table:style-name="ce1">
            <text:p>친구잖아</text:p>
          </table:table-cell>
          <table:table-cell office:value-type="string" table:style-name="ce1">
            <text:p>1995.3.1</text:p>
          </table:table-cell>
          <table:table-cell office:value-type="string" table:style-name="ce1">
            <text:p>사계절</text:p>
          </table:table-cell>
          <table:table-cell office:value-type="string" table:style-name="ce1">
            <text:p>알고 있잖니 난 친구라는 걸 니가 힘들때면 먼저 나에게 말을 하면 돼 그래 번번히 난 지쳐버렸어 혼자라는 생각속에 마음만 무거워졌고 누구든 한번은 슬픈벽에 부딪혀 쓰 러져 버리지 아무도 그 손을 잡아 주지는 않아 그럴때 네 옆을 둘러보면 친구가 웃고 있잖아 더 이상 방황은 필요없어 *바다의 저 끝까지라도 같이 가줄거라고 믿어도 돼 그 순간이 거짓처럼 사라져 버려도 힘들때 특별한 해답은 없냐고 내게 물어오면 그건 나도 모르지 널 지켜주고픈 그냥 넌 내 친구잖아 **멀고 먼 여행길에서 혼자가 돼버린 이 공간 너는 어디에서 또 다시 무엇을 생각하나</text:p>
          </table:table-cell>
          <table:table-cell office:value-type="string" table:style-name="ce1">
            <text:p>남</text:p>
          </table:table-cell>
          <table:table-cell table:number-columns-repeated="16377"/>
        </table:table-row>
        <table:table-row table:style-name="ro1">
          <table:table-cell office:value-type="float" office:value="875" table:style-name="ce1">
            <text:p>875</text:p>
          </table:table-cell>
          <table:table-cell office:value-type="string" table:style-name="ce1">
            <text:p>메이커슬</text:p>
          </table:table-cell>
          <table:table-cell office:value-type="string" table:style-name="ce1">
            <text:p>모노레일</text:p>
          </table:table-cell>
          <table:table-cell office:value-type="string" table:style-name="ce1">
            <text:p>2007.4.26</text:p>
          </table:table-cell>
          <table:table-cell office:value-type="string" table:style-name="ce1">
            <text:p>사계절</text:p>
          </table:table-cell>
          <table:table-cell office:value-type="string" table:style-name="ce1">
            <text:p>어차피 혼자 떠나는 여행 길 (Chrous) I think I'll get out of here 돌아서는 너 내게 말 안해도 다 알고 있었어 너의 맘이 말하고 있었는데 돌아서는 너의 뒷 모습이 나를 자꾸 밀어내는 너를 잊지못해 (Verse1) 인생 어차피 홀로가는 모노레일 오랜만에 느껴보는 설레임 너와 떠나는 마지막 혼자만의 여행길 어둠의 터널같은 이 무거움을 떨치려고 무작정 기차에 내 몸을 실어 나를 감싸는 굴레를 벗어나 누구든지 환영해 받아주는 동해안 나를 달래주는 편안함 우리 오랫동안 사랑한만큼 정비례하기 힘들어 알아 어쩜 그래? 비난도 좋아 허나 이렇게는 안되겠어 너의 사진을 이 바람에 날려 너의 흔적을 이 바다에 남겨 툭툭털고 나 일어날래 (Chrous) I think I'll get out of here 돌아서는 너 내게 말 안해도 다 알고 있었어 너의 맘이 말하고 있었는데 돌아서는 너의 뒷 모습이 나를 자꾸 밀어내는 너를 잊지못해 (Verse 2) 천일이 넘도록 사랑한 그 모든 날들이 진심이야 천일이 넘도록 이상한 너의 모든 말들이 거짓이야 계속 쌓여가던 불신 이를 밀어낸 내 마음의 불씨 허탈한 마음은 잠시 시간은 지나면 추억거리 (난 이제 너를) 이 바다에 남기고 떠나려해 (난 이제 너를) 이 바람에 날리고 잊으려해 (넌 이제 나를) 길을 걷다 만나도 모른척해 (넌 이제 나를) 추억속에 묻고 돌아서면 돼 그래 너를 만나며 얻은 것도 많아 그 반대로 잃은 것도 많아 이미 건너기 힘든 강을 넘어 너와 나 사이에 벽이 가려 천일이 넘도록 사랑한 그 모든 날들이 진심이야 천일이 넘도록 이상한 너의 모든 말들이 거짓이야 가슴과 마음으로 사랑해 (Chrous) I think I'll get out of here 돌아서는 너 내게 말 안해도 다 알고 있었어 너의 맘이 말하고 있었는데 돌아서는 너의 뒷 모습이 나를 자꾸 밀어내는 너를 잊지못해 내게 말 안해도 다 알고 있었어 너의 맘이 말하고 있었는데 돌아서는 너의 뒷 모습이 나를 자꾸 밀어내는 너를 잊지못해</text:p>
          </table:table-cell>
          <table:table-cell office:value-type="string" table:style-name="ce1">
            <text:p>남</text:p>
          </table:table-cell>
          <table:table-cell table:number-columns-repeated="16377"/>
        </table:table-row>
        <table:table-row table:style-name="ro1">
          <table:table-cell office:value-type="float" office:value="876" table:style-name="ce1">
            <text:p>876</text:p>
          </table:table-cell>
          <table:table-cell office:value-type="string" table:style-name="ce1">
            <text:p>우쿨렐레 피크닉</text:p>
          </table:table-cell>
          <table:table-cell office:value-type="string" table:style-name="ce1">
            <text:p>거북이 달린다</text:p>
          </table:table-cell>
          <table:table-cell office:value-type="string" table:style-name="ce1">
            <text:p>2016.7.4</text:p>
          </table:table-cell>
          <table:table-cell office:value-type="string" table:style-name="ce1">
            <text:p>사계절</text:p>
          </table:table-cell>
          <table:table-cell office:value-type="string" table:style-name="ce1">
            <text:p>벤치 위에 누워 하늘 바라보기 사람들의 표정 관찰해보기 바쁜 걸음 멈춰보고 정신 없는 책상 위를 정리해 봐 기분 좋아질 거야 조금 늦게 맞춰놓은 시계바늘 계획 없이 떠나보는 여행길 내가 사는 이 세상에 어떤 꿈이 떠다닐까 궁금해져 가끔은 이렇게 마음을 돌아봐 가끔씩 한번쯤 너무 가쁜 숨이 버거우면 잠시 멈춰서서 크게 숨고르기 젖은 이마에 흐르는 땀을 느껴봐 오늘도 달린다 가슴 뜨겁도록 달린다 영원히 식지 않을 심장을 갖고 부딪쳐오는 거친 바람 속을 난 달린다 마음 속에 날개를 펴고 조금은 내 모습이 모자란대도 아직은 내 모든 게 느린 듯 해도 오늘도 난 달린다 남들 눈엔 느리게만 보인대도 모든 사람이 같을 순 없는 걸 있는 그대로 언제나 나다운 내 모습으로 사는 거야 당당하게 나가 내 꿈을 향해서 가끔씩 한번쯤 너무 가쁜 숨이 버거우면 잠시 멈춰서서 크게 숨고르기 젖은 이마에 흐르는 땀을 느껴봐 오늘도 달린다 가슴 뜨겁도록 달린다 영원히 식지 않을 심장을 갖고 부딪쳐오는 거친 바람 속을 난 달린다 마음 속에 날개를 펴고 조금은 내 모습이 모자란대도 아직은 내 모든 게 느린 듯 해도 오늘도 난 달린다 힘차게 달린다 숨이 터지도록 달린다 내 앞을 가로막는 모두를 향해 묵묵히 나의 길을 달려가자 난 믿는다 내가 나아가는 이 길을 조금은 내 모습이 어린 듯 해도 여전히 내 모든 게 느린 듯 해도 오늘도 난 달린다</text:p>
          </table:table-cell>
          <table:table-cell office:value-type="string" table:style-name="ce1">
            <text:p>여</text:p>
          </table:table-cell>
          <table:table-cell table:number-columns-repeated="16377"/>
        </table:table-row>
        <table:table-row table:style-name="ro1">
          <table:table-cell office:value-type="float" office:value="877" table:style-name="ce1">
            <text:p>877</text:p>
          </table:table-cell>
          <table:table-cell office:value-type="string" table:style-name="ce1">
            <text:p>인피닛플로우</text:p>
          </table:table-cell>
          <table:table-cell office:value-type="string" table:style-name="ce1">
            <text:p>Dialogue Part 2</text:p>
          </table:table-cell>
          <table:table-cell office:value-type="string" table:style-name="ce1">
            <text:p>2005.6.7</text:p>
          </table:table-cell>
          <table:table-cell office:value-type="string" table:style-name="ce1">
            <text:p>여름</text:p>
          </table:table-cell>
          <table:table-cell office:value-type="string" table:style-name="ce1">
            <text:p>자 이 지긋지긋한 도시를 벗어나 볼까나? 자동차나 전화기는 집에 두고 말야 Yeah 우리만의 세계 일주 맘은 이미 전력 질주 I.F CD는 필수 (다 놓고 떠나자니까) '아차 실수~' 저기 저기 봐 마음이 탁 트이는 하늘과 바람에 날리는 구름을 본 적 있었나? 음 글쎄 있었나? 일에 치어 사람에 치어 하늘 보길 잊었던 나 색깔조차 기억 안 나 그렇다니까? 우린 돈에 살고 죽었잖아 주머니에 돈이 없다면 우리는 행복할까? Hey 여행가면서도 그런 얘길 해야 하냐? 지금은 다 잊고 신나게 떠나자 너와 나 Relax ur mind Let ur soul be free 우릴 따라해 1 2 3 Breathe Relax ur mind Let ur soul be free 우릴 따라해 1 2 3 Breathe 오늘 난 이 곳을 떠나 내 지친 영혼을 위해 바람에 기대서 쉴래 스치듯 지났던 풍경 오늘은 새로워 보여 예전 어느 봄날처럼 일상에 찌든 수 만가지 Stress 기지개를 키며 온 몸을 Stretch 긍정적인 태도 대답은 Yes 인생의 Test 제발 오늘만은 Pass 일상에 찌든 수 만가지 Stress 기지개를 키며 온 몸을 Stretch 긍정적인 태도 대답은 Yes 인생의 Test 제발 오늘만은 Pass 우리의 여행길 This is what is real 고민도 No more big deal 넋업샨 How u feel? 꽤 괜찮아 우리 뒤로 보였던 저 도시 보다 자유로워 좋아 그래 바로 이 곳이 때론 화가 나 내 삶의 무료함이 무섭게 다가와 그럴 땐 어떡하니? 차디찬 일상에 외로운 빈 잔에 채울 건 술보다 함께한 친구를 보라 Oh I forgot But now I got something 여행 떠나기 전 잃어버렸었던 One Thing 씨앗을 가졌으니 이제 경적소리 넘치는 저 도시 햇빛에 꽃이 바로 필 때 Relax ur mind Let ur soul be free 우릴 따라해 1 2 3 Breathe Relax ur mind Let ur soul be free 우릴 따라해 1 2 3 Breathe 오늘 난 이 곳을 떠나 내 지친 영혼을 위해 바람에 기대서 쉴래 스치듯 지났던 풍경 오늘은 새로워 보여 예전 어느 봄날처럼</text:p>
          </table:table-cell>
          <table:table-cell office:value-type="string" table:style-name="ce1">
            <text:p>남</text:p>
          </table:table-cell>
          <table:table-cell table:number-columns-repeated="16377"/>
        </table:table-row>
        <table:table-row table:style-name="ro1">
          <table:table-cell office:value-type="float" office:value="878" table:style-name="ce1">
            <text:p>878</text:p>
          </table:table-cell>
          <table:table-cell office:value-type="string" table:style-name="ce1">
            <text:p>두번째 달</text:p>
          </table:table-cell>
          <table:table-cell office:value-type="string" table:style-name="ce1">
            <text:p>여름</text:p>
          </table:table-cell>
          <table:table-cell office:value-type="string" table:style-name="ce1">
            <text:p>2016.8.13</text:p>
          </table:table-cell>
          <table:table-cell office:value-type="string" table:style-name="ce1">
            <text:p>여름</text:p>
          </table:table-cell>
          <table:table-cell office:value-type="string" table:style-name="ce1">
            <text:p>흥에 겨워 여름이 오면 가슴을 활짝 열어요 넝쿨장미 그늘 속에도 젊음이 넘쳐 흐르네 산도 좋아 물도 좋아라 떠나는 여행길에서 마주치는 사람들마다 사랑이 오고 가네요 여름은 젊음의 계절 여름은 사랑의 계절 갈숲 사이 바람이 불어 한낮의 더위를 씻고 밤이 오면 모닥불가에 우리의 꿈이 익어요 이애 방자야 이애 춘향아 도련님이 너를 어서 불러오라고 하니 어서 건너가자 아니 엊그저께 내려오신 도련님이 나를 어찌 알고 부른단 말이냐 네가 도련님 턱밑에 앉아서 춘향이니 난향이니 기생이니 비생이니 종지리새 열씨까듯 쇠양쥐 쉬나락 까듯 똑 똑 까 바쳤지? 어허 춘향아 남편을 얻으랴며는 우리 도련님같은 서울 양반을 얻지 시골 무지랭이를 얻으랴는가? 남편도 시골 서울이 다르단 말이냐? 그렇지야. 사람이라 하는 것은 산 고을 산 지형대로 태어나는 법이니, 내 산세타령을 해볼 터이니 너 한 번 들어 보아라 산세를 이를께 니들어라 산세를 이를께 니들어 경상도 산세는 산이 웅장허기로 사람이 나면 정직하고 전라도 산세는 산이 촉허기로 사람이 나면 재주 있고 충청도 산세는 산이 순순허기로 사람이 나면 인정 있고 경기도로 올라 한양 터를 보면 절운동 높고 백운대 떴다 삼각산 세 가지 북주가 되고 인왕산이 주산이요 동작이 수구를 막었기로 사람이 나면 선할 때 선하고 악하기로 들면 별악지상이라 양반 근본을 이를진대 병조 판서가 동성삼촌이요 부원군 대감이 당신 외삼촌이요 신인남원부사가 당신 어르신이라 너를 불러 아니 가면 내일 아침 조사 끝에 너의 노모를 잡어다가 책방단장 앞에 난장 형벌에 주릿대 방맹이 굵은 뼈 끊어지고 잔뼈 으스러져 얼개미 챙궁기 징가리 새 듯 그저 살살 샐테니 올테거든 오고 말테면은 마라 떨떨거리고 나는 간다 이애 방자야 꽃이 어찌 나비를 찾는단 말이냐 네가 어서 건너가 도련님 불러 오너라 여름은 젊음의 계절 여름은 사랑의 계절 여름은 젊음의 계절 여름은 사랑의 계절 산세를 이를께 니들어라 산세를 이를께 니들어 경상도 산세는 산이 웅장허기로 사람이 나면 인정있고 산세를 이를께 니들어 전라도 산세는 산이 촉허기로 사람이 나면 재주있고 산세를 이를께 니들어라 산세를 이를께 니들어 산세를 이를께 니들어라 산세를 이를께 니들어 올테면은 오고 말테면 말어라 떨떨 거리고 나는 간다</text:p>
          </table:table-cell>
          <table:table-cell office:value-type="string" table:style-name="ce1">
            <text:p>남</text:p>
          </table:table-cell>
          <table:table-cell table:number-columns-repeated="16377"/>
        </table:table-row>
        <table:table-row table:style-name="ro1">
          <table:table-cell office:value-type="float" office:value="879" table:style-name="ce1">
            <text:p>879</text:p>
          </table:table-cell>
          <table:table-cell office:value-type="string" table:style-name="ce1">
            <text:p>7공주</text:p>
          </table:table-cell>
          <table:table-cell office:value-type="string" table:style-name="ce1">
            <text:p>혼자만의 여행</text:p>
          </table:table-cell>
          <table:table-cell office:value-type="string" table:style-name="ce1">
            <text:p>2005.12.6</text:p>
          </table:table-cell>
          <table:table-cell office:value-type="string" table:style-name="ce1">
            <text:p>사계절</text:p>
          </table:table-cell>
          <table:table-cell office:value-type="string" table:style-name="ce1">
            <text:p>산들산들 바람을 타고 꽃잎들의 향길 맡으며 혼자 여행 떠나가 볼까 Fine sunshine Look in my eyes 내 마음에 날아온 작은 설레임 살랑살랑 구름을 타고 푸른 하늘 햇살 맞으며 용기 내어 떠나가 볼까 Fly in the sky Dream in my mind 내 가슴에 새기는 멋진 여행 시작해 처음 나 혼자만의 여행길 조금 외롭다 해도 나 두려움은 없어 내겐 더 아름다운 추억의 선물을 가득 안겨와 내 기억 속에 물들여 소근소근 속삭여주는 풀잎들의 얘길 들으며 오렌지 빛 차를 마실까 Fine sunshine Look in my eyes 미소 가득 머금은 새론 설레임 사뿐사뿐 나란히 걷는 은빛호수 이슬 맞으며 새들에게 인사해볼까 Fly in the sky Dream in my mind 자유로운 걸음에 콧노래도 불러봐 처음 나 혼자만의 여행길 조금 외롭다 해도 나 두려움은 없어 내겐 더 아름다운 추억의 선물을 가득 안겨와 내 기억 속에 물들여 처음 나 혼자만의 여행길 조금 외롭다 해도 나 두려움은 없어 내겐 더 아름다운 추억의 선물을 가득 안겨와 내 기억 속에 물들여</text:p>
          </table:table-cell>
          <table:table-cell office:value-type="string" table:style-name="ce1">
            <text:p>여</text:p>
          </table:table-cell>
          <table:table-cell table:number-columns-repeated="16377"/>
        </table:table-row>
        <table:table-row table:style-name="ro1">
          <table:table-cell office:value-type="float" office:value="880" table:style-name="ce1">
            <text:p>880</text:p>
          </table:table-cell>
          <table:table-cell office:value-type="string" table:style-name="ce1">
            <text:p>김현철</text:p>
          </table:table-cell>
          <table:table-cell office:value-type="string" table:style-name="ce1">
            <text:p>나나나</text:p>
          </table:table-cell>
          <table:table-cell office:value-type="string" table:style-name="ce1">
            <text:p>1991.11.30</text:p>
          </table:table-cell>
          <table:table-cell office:value-type="string" table:style-name="ce1">
            <text:p>사계절</text:p>
          </table:table-cell>
          <table:table-cell office:value-type="string" table:style-name="ce1">
            <text:p>느낄 수 없어 내 작은 생각만으론 끝없던 나의 꿈이 다가오고 있는 걸까 왜 그래 넌 너무 지쳐있어 무사히 다 지나간 후 넌 한숨을 쉬겠지 좀 더 많이 생각해야 해 다 논 뒤의 고요함처럼 이 순간 우리의 자라남을 기억하고 싶어 어쩔 수 없어 내 작은 마음만으론 부담없는 너의 꿈을 나도 한번 갖고 싶어 왜 그래 난 알아 형의 그 모습 다른 곳에선 볼 수 없는 기다림을 갖고 있지 좀더 많이 느껴봐야 해 떠나가는 여행길처럼 이순간 우리의 자라남을 기억하고 싶어 내가 알기 원했던 내가 찾기 원했던 그렇게도 힘들게 그렇게도</text:p>
          </table:table-cell>
          <table:table-cell office:value-type="string" table:style-name="ce1">
            <text:p>남</text:p>
          </table:table-cell>
          <table:table-cell table:number-columns-repeated="16377"/>
        </table:table-row>
        <table:table-row table:style-name="ro1">
          <table:table-cell office:value-type="float" office:value="881" table:style-name="ce1">
            <text:p>881</text:p>
          </table:table-cell>
          <table:table-cell office:value-type="string" table:style-name="ce1">
            <text:p>운디드 플라이</text:p>
          </table:table-cell>
          <table:table-cell office:value-type="string" table:style-name="ce1">
            <text:p>별</text:p>
          </table:table-cell>
          <table:table-cell office:value-type="string" table:style-name="ce1">
            <text:p>2009.10.5</text:p>
          </table:table-cell>
          <table:table-cell office:value-type="string" table:style-name="ce1">
            <text:p>사계절</text:p>
          </table:table-cell>
          <table:table-cell office:value-type="string" table:style-name="ce1">
            <text:p>너의 별에 잠시 들려 몰래 훔친 작은 우산 그 우산을 손에 걸고 혼자 떠난 외로운 여행길 너의 숲에 잠시 들려 몰래 훔친 예쁜 꽃말 그 꽃말을 목에 걸고 혼자 떠난 외로운 여행길 &lt;간주중&gt; 미안 하단 마음 조차 내겐 섣부른 생각 인가요? 너무해 그대 사랑한단 마음 조차 내겐 나만의 오해 인가요? 사랑해 그대 날 사랑해 이런 맘 어쩜 좋아 이런 맘 그대 미안 하단 마음 조차 내겐 섣부른 생각 인가요? 너무해 그대 사랑한단 마음 조차 내겐 나만의 오해 인가요? 사랑해 그대 날 사랑해 날 사랑해</text:p>
          </table:table-cell>
          <table:table-cell office:value-type="string" table:style-name="ce1">
            <text:p>남</text:p>
          </table:table-cell>
          <table:table-cell table:number-columns-repeated="16377"/>
        </table:table-row>
        <table:table-row table:style-name="ro1">
          <table:table-cell office:value-type="float" office:value="882" table:style-name="ce1">
            <text:p>882</text:p>
          </table:table-cell>
          <table:table-cell office:value-type="string" table:style-name="ce1">
            <text:p>조규찬</text:p>
          </table:table-cell>
          <table:table-cell office:value-type="string" table:style-name="ce1">
            <text:p>자전거 산책</text:p>
          </table:table-cell>
          <table:table-cell office:value-type="string" table:style-name="ce1">
            <text:p>2018.9.5</text:p>
          </table:table-cell>
          <table:table-cell office:value-type="string" table:style-name="ce1">
            <text:p>사계절</text:p>
          </table:table-cell>
          <table:table-cell office:value-type="string" table:style-name="ce1">
            <text:p>두 뺨을 스치는 부드러운 바람 나뭇잎 사이 부서지는 햇살 페달에 내려놓은 파란 운동화 널 향하는 내 마음은 랄랄라 설레 와 잠 못 이룬 긴 밤은 다 지나고 상큼한 아침이 여기 내 앞에 숨 돌릴 때도 됐어 재미없이 정신 없이 마음만 바빴어 너를 꼭 안아 주겠어 먼 여행길은 비록 아니지만 까짓 것 자전거에 올라타 엔니오 모리꼬네 로맨틱 오케스트라 이어폰 안에 흐르면 풍경이 영화에요 잠 못 이룬 긴 밤은 다 지나고 상큼한 아침이 여기 내 앞에 한 번 쉴 때도 됐어 재미없이 정신 없이 마음만 바빴어 너를 꼭 안아 주겠어 괜히 사는 게 서글퍼지려 했어 요즘 그랬어 괜찮은 척 했지만 혼자 있으면 사실 그랬어 너네 집 앞 커피숍에서 모닝커피 한 잔 할까 연락 없이 매너 없이 (매너도 없이) 너에게 달려가 (I run to you) 하지만 널 꼭 보고파 라라라라라 라라라라라 라라라 라라라<text:s/></text:p>
          </table:table-cell>
          <table:table-cell office:value-type="string" table:style-name="ce1">
            <text:p>남</text:p>
          </table:table-cell>
          <table:table-cell table:number-columns-repeated="16377"/>
        </table:table-row>
        <table:table-row table:style-name="ro1">
          <table:table-cell office:value-type="float" office:value="883" table:style-name="ce1">
            <text:p>883</text:p>
          </table:table-cell>
          <table:table-cell office:value-type="string" table:style-name="ce1">
            <text:p>어떤날</text:p>
          </table:table-cell>
          <table:table-cell office:value-type="string" table:style-name="ce1">
            <text:p>너무 아쉬워 하지마</text:p>
          </table:table-cell>
          <table:table-cell office:value-type="string" table:style-name="ce1">
            <text:p>2001.10.31</text:p>
          </table:table-cell>
          <table:table-cell office:value-type="string" table:style-name="ce1">
            <text:p>사계절</text:p>
          </table:table-cell>
          <table:table-cell office:value-type="string" table:style-name="ce1">
            <text:p>너무 아쉬워 하지마 기억속에 희미해진 많은 꿈 우리의 지친 마음으론 그 전부를 잡을순 없잖아 없잖아 너무 슬퍼 하지마 니 곁에서 떠나간 모든걸 우리의 어두운 마음으론 그 모두를 사랑할순 없잖아 없잖아 길 모퉁이 조그만 화랑에 걸려있던 그 그림처럼 여행길에 차창밖에 스치던 풍경처럼 그 모습들은 우리의 기억속에 그냥 그대로 남아있게 너무 아쉬워 하지마</text:p>
          </table:table-cell>
          <table:table-cell office:value-type="string" table:style-name="ce1">
            <text:p>남</text:p>
          </table:table-cell>
          <table:table-cell table:number-columns-repeated="16377"/>
        </table:table-row>
        <table:table-row table:style-name="ro1">
          <table:table-cell office:value-type="float" office:value="884" table:style-name="ce1">
            <text:p>884</text:p>
          </table:table-cell>
          <table:table-cell office:value-type="string" table:style-name="ce1">
            <text:p>김동준</text:p>
          </table:table-cell>
          <table:table-cell office:value-type="string" table:style-name="ce1">
            <text:p>아름다운 세상을 찾아서</text:p>
          </table:table-cell>
          <table:table-cell office:value-type="string" table:style-name="ce1">
            <text:p>2006.11.30</text:p>
          </table:table-cell>
          <table:table-cell office:value-type="string" table:style-name="ce1">
            <text:p>사계절</text:p>
          </table:table-cell>
          <table:table-cell office:value-type="string" table:style-name="ce1">
            <text:p>어둠속에서 지내온 내 모든 아픈 기억들 지울 수는 없지만 그래 모든게 때로는 그대 찾아서 먼 여행길을 떠나네 바람이 내 어깨를 차고 떠나네 아름다운 세상을 찾아서 달이뜨는 언덕위에 하늘과 가장 가까운 곳에 내가 쉴곳을 만들어 워어~ 저 아름다은 세상에 그대의 꿈으로 남아 나는 작은 빛이 되리라 또 얼마간의 세월이 내 머릿결을 스치고 남은건 아무것도 없지 이젠 사람들 모두 비웃지 초라한 나의 모습을 하지만 그 모든 건 문제가 안돼 나에게는 사랑이 있기에 &lt;&lt; * 반복 &gt;&gt; * 달이뜨는 언덕위에 하늘과 가장 가까운곳에 내가 쉴곳을 만들어 워어~ 저 아름다운 세상에 그대의 꿈으로 남아 나는 작은 빛이 되리라 *</text:p>
          </table:table-cell>
          <table:table-cell office:value-type="string" table:style-name="ce1">
            <text:p>남</text:p>
          </table:table-cell>
          <table:table-cell table:number-columns-repeated="16377"/>
        </table:table-row>
        <table:table-row table:style-name="ro1">
          <table:table-cell office:value-type="float" office:value="885" table:style-name="ce1">
            <text:p>885</text:p>
          </table:table-cell>
          <table:table-cell office:value-type="string" table:style-name="ce1">
            <text:p>다 크루</text:p>
          </table:table-cell>
          <table:table-cell office:value-type="string" table:style-name="ce1">
            <text:p>파수꾼</text:p>
          </table:table-cell>
          <table:table-cell office:value-type="string" table:style-name="ce1">
            <text:p>2000.11.30</text:p>
          </table:table-cell>
          <table:table-cell office:value-type="string" table:style-name="ce1">
            <text:p>사계절</text:p>
          </table:table-cell>
          <table:table-cell office:value-type="string" table:style-name="ce1">
            <text:p>파수꾼 - SEAN 2 다시 돌아올 수 없는 길 돌아갈 수 없는 길 멈출 세 없이 바쁜 시간의 여행길 내 그 동안 살아왔던 짧은 20여년과 함께한 끝없는 여행길 나보다 더 젊은 너보다 더 늙은이들이 지내왔던 그 어떤 시간들 어떤 이라도 다시 돌아갈 수 없겠지 그 고향의 향수를 다만 노래하시지 우리가 꿋꿋이 지켜야 할 것 그래서 당당히 맞서야 할 것 이 미천한 내 목숨 내걸고 맹세할 것들 그리고 버려야 할 것 냉철하고 차디찬 판단과 비판을 감수하면서 악순환 악습들 내가 말하지 여기 나를 포함한 그 모든 중생들 100년도 못살지 내일을 걱정하는 이 내가 용기를 내리 정신 똑바로 차리고 말하리 드디어 이렇게 밝히리 극단적 흑백논리주의자와 존재할 수 없는 회색분자들 단순히 내편 아니면 반대편 무조건 나쁜 놈이지 깨끗한 청빈과 청부는 찾아볼 수도 없고 더러운 탁부와 적빈만 판을 친다지 엉터리 공무원 마구리 행정원 또라이 웃대가리들 그 모든 대가리에 감긴 모든 구호들 외우고 외치고 끝없이 왕성한 데모의 천국 내 간담을 싸늘히 식혀버리는 남대문 주위의 모든 고층 건물들 동대문 지하의 미친 지하철 못생긴 꼬라지 우리의 꼬라지 바라지 않았지 냄새나게 썩어빠진 권위와 허풍에 돌은 또라이 쫄장부 꼬라지 아무도 바라지 않았지 아무도 들추며 얘기하지 않았지 그 따윈 버리리 파수꾼 잊어야 할 것 잊지 말아야 할 것 (x3) 잊어야 할 것 절대로 잊지 말아야 할 것 파수막이 펼쳐지고 경계선을 넘어온 지금 다시금 되돌아보는 우리의 믿음 가난의 씨와 부의 뿌리가 깊이 박힌 사회 페스트 같은 적응력을 타고난 인간과 그들의 욕심 속에 퍼진 병균 암같이 검게 물들고 외부의 세력에 맞서지 못하고 빼앗겨버린 우리의 존재적 가치까지 마치 시들어 버린 힘없고 가난한 노래의 씨를 뿌리는 우리의 백혈구와 적혈구의 운동력이 쇠퇴되며 산소의 공급이 중단되며 우리의 뇌는 의식을 잃어가지 판단력이 둔해진 지금 옳든 나쁘든 둘다 옳은 거지 하수구에 빠져 앞뒤좌우 헤메가며 결백증세가 시작되지 허명과 허접쓰레기 같은 자존심은 자아도취에 빠져있지 잠시의 부와 명예를 위해 본질을 버린 너는 자해 자폐 보잘것없는 너의 마음은 자태 자체 나체 여리다 여려 우유부단 사탕같이 녹아 가는 너의 인생 패배 늦은 지금 현실을 부각하지 눈을 크게 뜨고 생각하지 가치를 따지기 시작하지 세상 모든 사물을 원하고 바라고 겉모습만 치장한 의사 불능 의태행동 Yo!! N.X개성세대 386 기성세대 고유의 문화의 의식 지식 없지 상관없지 관심 없지 행동개시 모든지 상품화하는 계략이 펼쳐지지 적의 존재는 희미하고 자신의 존재는 막연하지 이런 우리와 우리의 것을 지킬 파수막이 펼쳐지고 파수꾼이 파견되지 이론과 논리 앞에 무의미한 깊은 한의 미 타고나는 것과 만들어지는 아름다움을 곁들인 진의 피 내 동쪽 바다 수평선 위로 태양빛 용솟음 치며 토함산 기슭을 한숨에 달려 오르지 석굴암 사이를 뚫고 부처의 미간을 뚫고 영롱한 빛이 내게 반사되면서 부터지 무대 위에 오르지 내 반가사유상 끝없는 사유와 사색에 질문을 하리 내가 알고 있는건 안다는 게 없다는 거지 생로병사의 경계를 넘어선 듯한 얼빠진 얼굴로 당신들 생각케 하리 잊어야 할 것 절대로 잊지 말아야 할 것 치욕의 일제 36년 이제 2000년 나 75년서 살아온 25년 나도 절대로 잊지는 않으리 용서란 참다운 보복을 택하리 내 진정한 조상의 얼과 혼이 담긴 길을 따라 걸어 왔으니 그대로 파수의 진수를 보여주리라 그렇게 나의 모든 걸 자극하는 한 맺힌 핏물과 조상의 한 맺힌 미소들 내 혈관을 타고 소용돌이치며 흐르리 겨레의 한 맺힌 미소를 지키리 그 모든 국난의 형국을 통째로 바꿔 버리리 우리 민족을 빛내리 끝없는 장단과 가락에 맞춰 흐르리 잊어야 할 것 잊지 말아야 할 것 (x3) 버릴 건 버리리 진정한 파수꾼 잊어야 할 것 잊지 말아야 할 것 (x3) 지킬 건 지키리 진정한 파수꾼</text:p>
          </table:table-cell>
          <table:table-cell office:value-type="string" table:style-name="ce1">
            <text:p>남</text:p>
          </table:table-cell>
          <table:table-cell table:number-columns-repeated="16377"/>
        </table:table-row>
        <table:table-row table:style-name="ro1">
          <table:table-cell office:value-type="float" office:value="886" table:style-name="ce1">
            <text:p>886</text:p>
          </table:table-cell>
          <table:table-cell office:value-type="string" table:style-name="ce1">
            <text:p>주낸드</text:p>
          </table:table-cell>
          <table:table-cell office:value-type="string" table:style-name="ce1">
            <text:p>연애를 다녀온 후</text:p>
          </table:table-cell>
          <table:table-cell office:value-type="string" table:style-name="ce1">
            <text:p>2017.6.19</text:p>
          </table:table-cell>
          <table:table-cell office:value-type="string" table:style-name="ce1">
            <text:p>사계절</text:p>
          </table:table-cell>
          <table:table-cell office:value-type="string" table:style-name="ce1">
            <text:p>다시 일상으로 얼마만의 복귀인지 여행이 끝날 때의 그 아쉬움으로 이별을 하지 추억이 남는다는거 사진을 찍는다는거 어딜 가지 않아도 함께했던 여행이라는거 좋은 경험이었어 길고짧음재기보단 좋았었던 그 때 우리 둘에게 지금 남은 건 둘만의 추억들 남은 사진들로 내겐 아쉬움이 큰 여행이라 생각해 그땐 정말 웃음꽃이 활짝 핀 여행길 다시 생각해봐도 웃고 떠드느라 정신없던 우리 둘의 모습 널 만났던 순간들이 내게는 여행길 멀리 다녀오지 않아도 널 만났던 이유로 긴 여행을 다녀온 것 같아 한 껏 설레였지 힘들 때도 있었지만 좋았었던 그때 우리 둘에게 지금 남은 건 그때의 기억과 사소한 일들조차 이젠 아쉬움이 큰 여행이라 생각해 그땐 정말 웃음꽃이 활짝 핀 여행길 지금 떠올려봐도 웃고 떠드느라 정신없던 우리 둘의 모습 함께 했던 순간들이 내게는 여행길 멀리 다녀오지 않아도 널 만났다는 이유로 긴 여행을 다녀온 거 같아 그땐 돌아오지 않을 끝 없는 여행일 줄 알았어 너란 여행을 다녀온 거 같아</text:p>
          </table:table-cell>
          <table:table-cell office:value-type="string" table:style-name="ce1">
            <text:p>남</text:p>
          </table:table-cell>
          <table:table-cell table:number-columns-repeated="16377"/>
        </table:table-row>
        <table:table-row table:style-name="ro1">
          <table:table-cell office:value-type="float" office:value="887" table:style-name="ce1">
            <text:p>887</text:p>
          </table:table-cell>
          <table:table-cell office:value-type="string" table:style-name="ce1">
            <text:p>카피머신</text:p>
          </table:table-cell>
          <table:table-cell office:value-type="string" table:style-name="ce1">
            <text:p>파라다이스</text:p>
          </table:table-cell>
          <table:table-cell office:value-type="string" table:style-name="ce1">
            <text:p>2007.6.1</text:p>
          </table:table-cell>
          <table:table-cell office:value-type="string" table:style-name="ce1">
            <text:p>여름</text:p>
          </table:table-cell>
          <table:table-cell office:value-type="string" table:style-name="ce1">
            <text:p>숨이 막힐것같아 떠나버린 여행길 해와 달이 얼마나 바뀐지 몰라 내가 찾고자 한것들은 아주 특별한 오아시스 기억상실증과 멋진 음악이있는곳 달려가자 마구 소릴질러대면서 절대로 신기루가 아냐 웰 컴 투더 페러다이스 잊어버려요 현실 왜냐하면 파티니까 그래도 되니까 양복을 입은채로 물에 뛰어들어요 넥타이는 모닥불속에 던져요 구두따위는 벗고 맨발로 춤을춰요 규칙따윈 없어 멈추지 말아요 달려가자 마구 소릴질러대면서 절대로 신기루가 아냐 웰 컴 투더 페러다이스 잊어버려요 현실 왜냐하면 파티니까 그래도 되니까 왜냐하면 파티니까 그래도 되니까</text:p>
          </table:table-cell>
          <table:table-cell office:value-type="string" table:style-name="ce1">
            <text:p>남</text:p>
          </table:table-cell>
          <table:table-cell table:number-columns-repeated="16377"/>
        </table:table-row>
        <table:table-row table:style-name="ro1">
          <table:table-cell office:value-type="float" office:value="888" table:style-name="ce1">
            <text:p>888</text:p>
          </table:table-cell>
          <table:table-cell office:value-type="string" table:style-name="ce1">
            <text:p>로만티코</text:p>
          </table:table-cell>
          <table:table-cell office:value-type="string" table:style-name="ce1">
            <text:p>쉼표</text:p>
          </table:table-cell>
          <table:table-cell office:value-type="string" table:style-name="ce1">
            <text:p>2018.12.24</text:p>
          </table:table-cell>
          <table:table-cell office:value-type="string" table:style-name="ce1">
            <text:p>사계절</text:p>
          </table:table-cell>
          <table:table-cell office:value-type="string" table:style-name="ce1">
            <text:p>여기서 잠깐 아주 잠깐 조금 쉬었다 갈까 너무 열심히 달려왔으니 잠깐은 숨 좀 돌리게 쉬었다 갈까 앞에선 점점 멀어지고 뒤는 가까워지고 조금 불안한 조금 초조한 내 모습은 너무 못나 보이네 끝나지 않은 나의 꿈을 위해 (꿈을 위해) 다시 시작할 나의 시간을 위해 (시간을 위해) 조금은 쉬었다 가도 될 것 같아 하지만 못내 불안한 마음이 나의 시간은 계속 흘러가고 나의 불안은 나를 조여오고 주위를 둘러볼 여유를 가지고 나의 시간 달콤한 휴식을 주윌 둘러봐 하늘을 봐 가끔은 괜찮겠지 앞서 나가는 너의 모습이 날 작게 해 부러움만 커지네 끝나지 않은 나의 여행길은 (여행길은) 아직 한참을 더 가야 하겠지만 (더 가야겠지만) 조금은 쉬었다 가도 될 것 같아 하지만 못내 불안한 마음이 나의 시간은 계속 흘러가고 나의 불안은 나를 조여오고 주위를 둘러볼 여유를 가지고 나의 시간 달콤한 휴식을 나의 여행은 조금씩 계속되고 험난한 길을 헤치며 나아가고 주위를 둘러볼 여유를 가지고 나의 시간 달콤한 휴식을 잠깐 쉼표</text:p>
          </table:table-cell>
          <table:table-cell office:value-type="string" table:style-name="ce1">
            <text:p>남</text:p>
          </table:table-cell>
          <table:table-cell table:number-columns-repeated="16377"/>
        </table:table-row>
        <table:table-row table:style-name="ro1">
          <table:table-cell office:value-type="float" office:value="889" table:style-name="ce1">
            <text:p>889</text:p>
          </table:table-cell>
          <table:table-cell office:value-type="string" table:style-name="ce1">
            <text:p>투어리스트</text:p>
          </table:table-cell>
          <table:table-cell office:value-type="string" table:style-name="ce1">
            <text:p>A Letter From Paris</text:p>
          </table:table-cell>
          <table:table-cell office:value-type="string" table:style-name="ce1">
            <text:p>2012.11.14</text:p>
          </table:table-cell>
          <table:table-cell office:value-type="string" table:style-name="ce1">
            <text:p>사계절</text:p>
          </table:table-cell>
          <table:table-cell office:value-type="string" table:style-name="ce1">
            <text:p>비가 내리던 그 마카롱 가게, 한참이나 고민한 낯선 메뉴. 어눌한 말투, 떨리는 손짓들, 모든게 서툴렀던 날처럼. 꿈처럼 보낸 한 여름밤의 우리 첫 사랑 얘기는 갈 길을 몰라 멍하니 헤매던 지도 없는 여행길. 잘 지내고 있니. 내가 가끔 편지할께. 너와 가르던 그 하늘 아래서. 그림같은 밤거리도 그대론데, 향긋한 와인들도 여전한데, 너만 떠난 걸, 너만 떠나 버린 걸. 매일처럼 걷던 길을 헤매고, 너가 없는 풍경에 눈물나도, 우리 눈부신 기억만 담아올께. 너가 부르던 그 노랫말들이 비따라 흐르던 날엔 바람이 불고 온 몸이 젖어도 아련한 낭만 여행. 어떻게 지내니. 기다리고 있진 않니. 나와 헤어진 그 거리에서. 하루종일 헤맨대도 괜찮았어. 한참을 돌아가도 즐거웠어. 너와 보냈던, 너와 보낸 날 동안, 바람부는 몽마르트 언덕길, 사랑한다 내 이름을 부르던, 우리 눈부신 기억만 가득했던, 깊은 꿈 속을 헤매던 한 여름 밤.</text:p>
          </table:table-cell>
          <table:table-cell office:value-type="string" table:style-name="ce1">
            <text:p>혼성</text:p>
          </table:table-cell>
          <table:table-cell table:number-columns-repeated="16377"/>
        </table:table-row>
        <table:table-row table:style-name="ro1">
          <table:table-cell office:value-type="float" office:value="890" table:style-name="ce1">
            <text:p>890</text:p>
          </table:table-cell>
          <table:table-cell office:value-type="string" table:style-name="ce1">
            <text:p>강산에</text:p>
          </table:table-cell>
          <table:table-cell office:value-type="string" table:style-name="ce1">
            <text:p>화초</text:p>
          </table:table-cell>
          <table:table-cell office:value-type="string" table:style-name="ce1">
            <text:p>1996.6.30</text:p>
          </table:table-cell>
          <table:table-cell office:value-type="string" table:style-name="ce1">
            <text:p>사계절</text:p>
          </table:table-cell>
          <table:table-cell office:value-type="string" table:style-name="ce1">
            <text:p>사막의 여행길이다 너무나 목이 말라 쉬어갈수도없는 어쩔수 없는 여행길 타는 목마름에 물이 간절함은 베란다 구석 한 모퉁이 버려진 모습처럼 시들어 가는 화초가 되어 버린 내겐 물이 필요해 내 온몸 적실수 있는 니가 물이 되어다오 니가 물이 되어다오 내겐 바로 그 누구보다 니가 물이 되어다오 니가 물이 되어다오 시든 온몸을 적셔다오 너무나 니가 필요해</text:p>
          </table:table-cell>
          <table:table-cell office:value-type="string" table:style-name="ce1">
            <text:p>남</text:p>
          </table:table-cell>
          <table:table-cell table:number-columns-repeated="16377"/>
        </table:table-row>
        <table:table-row table:style-name="ro1">
          <table:table-cell office:value-type="float" office:value="891" table:style-name="ce1">
            <text:p>891</text:p>
          </table:table-cell>
          <table:table-cell office:value-type="string" table:style-name="ce1">
            <text:p>정재욱</text:p>
          </table:table-cell>
          <table:table-cell office:value-type="string" table:style-name="ce1">
            <text:p>By Your True Love</text:p>
          </table:table-cell>
          <table:table-cell office:value-type="string" table:style-name="ce1">
            <text:p>2003.11.19</text:p>
          </table:table-cell>
          <table:table-cell office:value-type="string" table:style-name="ce1">
            <text:p>사계절</text:p>
          </table:table-cell>
          <table:table-cell office:value-type="string" table:style-name="ce1">
            <text:p>1.오랜만에 무작정 떠나온 여행길~맑은 공기 가슴을 적시고~ 끝없이 파란 하늘 새로운 꿈~ 설레임 가득한 시간~ 오랫동안 바쁘게 지내온 일상과~매일아침 답답한 소식들~ 조금은 다른 삶을 살고 싶어~쉽지많은 않겠지만 그렇게~ *please take me by your true love~ 아름다운 세상 속에서 내가 만나게 될 사람들과사랑하며 살도록 please take me by your true love~ 나의 삶이 다할때까지 기쁨가득한 노래들 함께 나누게 By Youe True Love~ 2.오랫동안 내 주윌 지켜줄 사람들 모두에게 사랑을 전하고 조금더 좋은 모습~보여주면~영원히 함께 할꺼야~그렇게 *오랜 시간 지나고 먼 훗날에 다가올 세대에는 좀 더 멋진 세상 되었으면 해~ ^^</text:p>
          </table:table-cell>
          <table:table-cell office:value-type="string" table:style-name="ce1">
            <text:p>남</text:p>
          </table:table-cell>
          <table:table-cell table:number-columns-repeated="16377"/>
        </table:table-row>
        <table:table-row table:style-name="ro1">
          <table:table-cell office:value-type="float" office:value="892" table:style-name="ce1">
            <text:p>892</text:p>
          </table:table-cell>
          <table:table-cell office:value-type="string" table:style-name="ce1">
            <text:p>니어바이</text:p>
          </table:table-cell>
          <table:table-cell office:value-type="string" table:style-name="ce1">
            <text:p>여행</text:p>
          </table:table-cell>
          <table:table-cell office:value-type="string" table:style-name="ce1">
            <text:p>2019.12.1</text:p>
          </table:table-cell>
          <table:table-cell office:value-type="string" table:style-name="ce1">
            <text:p>사계절</text:p>
          </table:table-cell>
          <table:table-cell office:value-type="string" table:style-name="ce1">
            <text:p>얼마나 지났을까 멀리도 가버린 그대를 생각하지않으려 다짐한지 얼마나 너무 긴 여행이라 기다릴 힘조차 없어서 잊혀질줄알았던 아름다운 날들 바쁘게 떠나 잊어버린게 분명 많을 사람인데 왜 그렇게 도망가듯 가버렸나 그대 누구나 갈 길 먼저 가버린 그대가 떠오르면 잊혀진줄 알았던 지난 날들이 떠올라 얼마나 지났을까 어디쯤 지나고있을까 기나긴 여행길이 고단하진 않을까 그대, 그대..</text:p>
          </table:table-cell>
          <table:table-cell office:value-type="string" table:style-name="ce1">
            <text:p>여</text:p>
          </table:table-cell>
          <table:table-cell table:number-columns-repeated="16377"/>
        </table:table-row>
        <table:table-row table:style-name="ro1">
          <table:table-cell office:value-type="float" office:value="893" table:style-name="ce1">
            <text:p>893</text:p>
          </table:table-cell>
          <table:table-cell office:value-type="string" table:style-name="ce1">
            <text:p>블락비</text:p>
          </table:table-cell>
          <table:table-cell office:value-type="time" office:time-value="PT11H30M0.000S" table:style-name="ce3">
            <text:p>11:30</text:p>
          </table:table-cell>
          <table:table-cell office:value-type="string" table:style-name="ce1">
            <text:p>2012.10.17</text:p>
          </table:table-cell>
          <table:table-cell office:value-type="string" table:style-name="ce1">
            <text:p>사계절</text:p>
          </table:table-cell>
          <table:table-cell office:value-type="string" table:style-name="ce1">
            <text:p>잠에서 깨보니 날이 좋아 시원하게 물 한 모금 때마침 걸려오는 전화 만나자는 너의 호출 (뭐 이것 저것) 입어봐 네 맘에 들까 안들까 (멋이 없어도) 너라면 멋있다고 내게 말해주지 않을까 (How to do it) 괜히 들떠지는 걸 oh (Do you want it) 너도 나 같은 생각을 한다면 Baby I 앞에 도착했어 Girl I need you Ah 함께라 고마워 You want me too A you a-ou a-ou a-ou a-ou A you a-ou a-ou a-ou a-ou A you a-ou a-ou a-ou a-ou 기다릴게 Girl I need you now Nice weather 바람이 적당히 불어와 감수성 충만해져 밝은 색상의 햇볕이 내게 조명이 돼줘 자신감 생겨 Let me holla at ya 널 불러 전망 좋은 곳으로 “기분이다” 크림 가득 발라 면도 거울에 대고 아주 저렴한 멘트 몇 번 음~ Girl I do I do I do adore 미리 말하지만 몹쓸 수작은 아니야 난 함께하는 1초가 런던의 펜싱 같았음 하니까 낯가림 쩔던 내가 너 덕분에 패기 넘쳐 너무도 손쉽게 절도 당한 내 emotion, Here is the evidence huh? (How to do it) 괜히 들떠 지는 걸 oh (Do you want it) 너도 나 같은 생각을 한다면 Baby I 앞에 도착했어 Girl I need you Ah 함께라 고마워 You want me too A you a-ou a-ou a-ou a-ou A you a-ou a-ou a-ou a-ou A you a-ou a-ou a-ou a-ou 기다릴게 Girl I need you now 널 만나기 시작하면서 10년은 더 어려져서 우는 어린애 앞에 Candy shop 꿈과 현실을 구분 못 지어 머리 속이 하얘졌어 너란 판타지 속의 캐릭터 네게 가는 길엔 바람도 시원하고 햇빛조차도 날 반겨 주는 듯 한데 왜 이리 길이 막혀..no 거의 다 왔어 너희 집 앞 빨리 나와 반겨줘 너에게 다가가기만 하는 날 밀고 당겨줘 Baby I 앞에 도착했어 Girl I need you Ah 함께라 고마워 You want me too A you a-ou a-ou a-ou a-ou A you a-ou a-ou a-ou a-ou A you a-ou a-ou a-ou a-ou 기다릴게 Girl I need you now</text:p>
          </table:table-cell>
          <table:table-cell office:value-type="string" table:style-name="ce1">
            <text:p>남</text:p>
          </table:table-cell>
          <table:table-cell table:number-columns-repeated="16377"/>
        </table:table-row>
        <table:table-row table:style-name="ro1">
          <table:table-cell office:value-type="float" office:value="894" table:style-name="ce1">
            <text:p>894</text:p>
          </table:table-cell>
          <table:table-cell office:value-type="string" table:style-name="ce1">
            <text:p>송민호</text:p>
          </table:table-cell>
          <table:table-cell office:value-type="string" table:style-name="ce1">
            <text:p>Victim + 위하여</text:p>
          </table:table-cell>
          <table:table-cell office:value-type="string" table:style-name="ce1">
            <text:p>2015.8.29</text:p>
          </table:table-cell>
          <table:table-cell office:value-type="string" table:style-name="ce1">
            <text:p>사계절</text:p>
          </table:table-cell>
          <table:table-cell office:value-type="string" table:style-name="ce1">
            <text:p>누가 남았는지봐 베이식 과 미노 단둘이야 초반부터 거론된 우승후보들 내가 다 drop it like is hot 이제 내가 들을 소리는 뻔해 if i win again but I don't care 너희들의 워너비 MC들이 내 변호샤야 man 날 씹기 바쁘지 그건 내가 위로 가야하기 때문이지 날 부정 하지마 네 빼고 네 친구들 다 내 무대얘기를 하고있지 내 이름석자와 내 팀이름 그리고 가사 한마디 꼭 외워두길바래 그럼 편해질꺼야 너의 사회생활이 이건 파이널 배틀 2주안에 2곡을 하라네 버릇없는 쇼미더머니 참 기본이 안됐네 물론 i luv basick 하지만 우승은 내가할게 철주형 동생이 미안해 방청소는 소홀해도 이곳을 다 정리하고 가네 플래너의 모든칸을 채워 비가왔네 this is how we chill from 93 'til 난 서둘러 지폐에 얼굴을 새기러 가네 I keep drivin' 인크레더블 새차 끌고와 이리로 내가 오늘 배틀에서 지고 돌아가게 돼도 어차피 난 위너 (어차피 난 위너) 어차피 난 위너 트로피 갖고 와 집에 갈땐 다들 대리불러 차가 끊길테니 택시로 미워해도 내비둬 우린 흥이나지 제일로 집에 갈때 다들 대리불러 차가 끊길테니 택시로 미워해도 내비둬 우린 흥이나지 제일로 왠지 다들 멋져 보이네 볼때 마다 아디다스였는데 경쟁의식은 집에 놓고와 man 잔을 들자고 이제 끝났는데 오직 이 한시간 반짜리 방송만을 위해서 같이 밤새며 땀 흘렸던 제작진 thank u all '내가 다신 하나 봐라' 했던 누나도 이젠 울일 없으니 반갑게 만나요 꼭 Bottoms up, bottoms up, throw ya hands up 상수형이 오기 전에 빨리 잔을 비워 국장님 가득 따라드려 먼저 보내버리자 스눕은 부르지마 오늘 취해서 좀비 되니까 우리는 고생했지 보상받을만하지 대중은 모르겠지만 서운할 필요는 없지 진표형의 혀가 꼬일 때까지 들이부어 우리가 했던 긴장보다 넘치게 따러 봐 집에 갈 땐 다들 대리 불러 차가 끊길 테니 택시로 미워해도 내비 둬 우린 흥이 나지 제일로 집에 갈 땐 다들 대리 불러 차가 끊길 테니 택시로 미워해도 내비 둬 우린 흥이 나지 제일로 소문났지 소문났지 서울에서 부터 런던? 나는 모든 것에 최선 다해 you know that i be hustlin 나를 강하게 키워주신 아버지께 감사 나에게 욕을 하는 사람들에게는 반사? for my team ?우리 엄마 나의 아름다운 와이프 우리 미래 너무 밝아 boy you know my life so bright 원하는 거 다 골라 다 담아놔 내가 꼭 사줄게 후진 없어 앞으로 만 가지 마치 mega men 달려 달려 달려 카와사키? 카와사키? 30살이 넘었는데 엉덩이에 바지 걸친 채로 친구들과 pay day 파티 가지 우린 vip 상대는 상관없지 우리는 다 이기지 집에 갈 땐 다들 대리 불러 차가 끊길 테니 택시로 미워해도 내비 둬 우린 흥이 나지 제일로 집에 갈 땐 다들 대리 불러 차가 끊길 테니 택시로 미워해도 내비 둬 우린 흥이 나지 제일로 공연의 마무리까지 정신을 놓을 수 없지 아직 까진 실감이 안 나지 나아닌 모두가 마찬가지 but 분위긴 신나지 ya'll know we did it 지팔 rockin' 그리고 모두가 만든 잔치 쇼미더머니 넌 그냥 즐기면 돼 can you feel me? 그냥 웃고 넘기라고 just cillin' 심각한척은 우리가 했으니 yeah 공연이 끝나면 나는 집에 사람들의 기대 충족을 위해 huh 이제 막을 내려 내 fan 들과 참가자 프로듀서 제작진 모두 재밌었네 다음에 만날 땐 밝게 웃어주길 여기까지 집에 갈 땐 다들 대리 불러 차가 끊길 테니 택시로 미워해도 내비 둬 우린 흥이 나지 제일로 집에 갈 땐 다들 대리 불러 차가 끊길 테니 택시로 미워해도 내비 둬 우린 흥이 나지 제일로</text:p>
          </table:table-cell>
          <table:table-cell office:value-type="string" table:style-name="ce1">
            <text:p>남</text:p>
          </table:table-cell>
          <table:table-cell table:number-columns-repeated="16377"/>
        </table:table-row>
        <table:table-row table:style-name="ro1">
          <table:table-cell office:value-type="float" office:value="895" table:style-name="ce1">
            <text:p>895</text:p>
          </table:table-cell>
          <table:table-cell office:value-type="string" table:style-name="ce1">
            <text:p>준호</text:p>
          </table:table-cell>
          <table:table-cell office:value-type="string" table:style-name="ce1">
            <text:p>Ride up</text:p>
          </table:table-cell>
          <table:table-cell office:value-type="string" table:style-name="ce1">
            <text:p>2019.1.25</text:p>
          </table:table-cell>
          <table:table-cell office:value-type="string" table:style-name="ce1">
            <text:p>사계절</text:p>
          </table:table-cell>
          <table:table-cell office:value-type="string" table:style-name="ce1">
            <text:p>날씨도 좋은데 넌 뭐해 Come on babe 이젠 집에서 좀 나와 I want you 가만히 있으면 버리는 건 시간 Please don't waste your time 다 알아 니 일상 따분해 똑같아 기계 같은 사람은 싫은 걸 싫은 걸 알아 그러니 당장 Let's ride I don’t know who you are 빈말해 뭐 해 I don’t know what you want 솔직하게 Ride up X 5 목적지 없이 그냥 Go out 신경 쓰지 말고 놀아 All day 눈치 보지 말고 춤춰 All night 열심히 일한 네게 주는 Prize 현실에 갇힌 너 이젠 Goodbye Ride up X 5 목적지 없이 그냥 Go out 지난 과거는 왜 신경 써 Come on babe 이제 그만 너를 놔줘 Let you go 널 괴롭히는 모든 것은 버려 Please don't waste your time 다 알아 니 기분 짜증 나 똑같아 반복되는 일상은 싫은 걸 싫은 걸 알아 그러니 당장 let's ride I don’t know who you are 빈말해 뭐 해 I don’t know what you want 솔직하게 Ride up X 5 목적지 없이 그냥 Go out 신경 쓰지 말고 놀아 All day 눈치 보지 말고 춤춰 All night 열심히 일한 네게 주는 Prize 현실에 갇힌 너 이젠 Goodbye Ride up X 5 목적지 없이 그냥 Go out 다 알아 니 일상 따분해 똑같아 기계 같은 사람은 싫은 걸 싫은 걸 알아 그러니 당장 Uh 어딜 가고 싶다 말해봐 서울 도쿄 홍콩 뉴욕 파리 런던 방콕 마닐라 하와이 어딜 가고 싶다 말해봐 서울 도쿄 홍콩 뉴욕 파리 런던 방콕 마닐라 하와이 신경 쓰지 말고 놀아 All day 눈치 보지 말고 춤춰 All night 열심히 일한 네게 주는 Prize 현실에 갇힌 너 이젠 Goodbye Ride up X 5 목적지 없이 그냥 Go out 목적지 없이 그냥 Go out</text:p>
          </table:table-cell>
          <table:table-cell office:value-type="string" table:style-name="ce1">
            <text:p>남</text:p>
          </table:table-cell>
          <table:table-cell table:number-columns-repeated="16377"/>
        </table:table-row>
        <table:table-row table:style-name="ro1">
          <table:table-cell office:value-type="float" office:value="896" table:style-name="ce1">
            <text:p>896</text:p>
          </table:table-cell>
          <table:table-cell office:value-type="string" table:style-name="ce1">
            <text:p>브라운아이드걸스</text:p>
          </table:table-cell>
          <table:table-cell office:value-type="string" table:style-name="ce1">
            <text:p>오아시스</text:p>
          </table:table-cell>
          <table:table-cell office:value-type="string" table:style-name="ce1">
            <text:p>2014.8.8</text:p>
          </table:table-cell>
          <table:table-cell office:value-type="string" table:style-name="ce1">
            <text:p>여름</text:p>
          </table:table-cell>
          <table:table-cell office:value-type="string" table:style-name="ce1">
            <text:p>와 여름이다 하 막이래 슈 슈 슈비룹빠빠 슈 슈 슈비룹빠빠 슈 슈 슈비룹빠빠 슈 슈 슈비룹빠빠 우 하이야 우 Here we go now 어떡해 올 여름 난 너무 바쁜데 그 어디라도 꼼짝하지 못할 것 같아 수평선 하늘 닿은 푸른 바다가 너와 날 부르고 있는데 oh 난 정말 괜찮아 이 도시라 해도 저 높은 빌딩 아래라도 너만 있다면 시원한 팥빙수를 함께 나눌 수 있다면 그걸로 충분해 가로수 그늘 아래 너와 함께 거닐면 그 어떤 해변가도 부럽지 않아 넌 나의 바다야 넌 나의 파도야 니 품에 안기면 내 안에 파도소리가 들려 무더운 이 여름을 복잡한 세상일을 잠시 다 잊을 수도 있을 것 같아 넌 나의 숲이야 넌 나의 나무야 니 곁에 있으면 시원한 바람이 느껴져 모두가 떠나가 버린 한적한 도시에 남아 너와 나 사랑을 나눠 넌 내 젊음의 활력소 너와 난 우리 둘이 움씨꿈쓰 널 두고 떠나갈 리 없소 아무리 세계일주라도 그대 없인 의미 없소 오직 너만 있으면 돼 난 여기 여기 너가 있어줌에 난 오지 앙 한 복판 가운데에다 뚝하고 떨어져 있어도 다 괜찮아 어느새 이 도시에 밤이 내리면 난 너의 곁에 한 손 가득 팝콘을 들고 무서운 영화 한편 함께 즐길 수 있다면 행복한 밤이야 놀란 척 니 어깨에 얼굴을 꼭 묻으면 이 밤은 천국보다 아름다운 걸 넌 나의 바다야 넌 나의 파도야 니 품에 안기면 내 안에 파도소리가 들려 무더운 이 여름을 복잡한 세상일을 잠시 다 잊을 수도 있을 것 같아 넌 나의 숲이야 넌 나의 나무야 니 곁에 있으면 시원한 바람이 느껴져 모두가 떠나가 버린 한적한 도시에 남아 너와 나 사랑을 나눠 영원히 가슴이 벅차올라 난 날아 올라 어쩔 줄 몰라 오직 그 대만 나의 곁에 이대로 너만 내 곁에 있어준다면 어디든 난 행복할거야 파리 로마 런던 아녀도 좋아 어디든 I love you</text:p>
          </table:table-cell>
          <table:table-cell office:value-type="string" table:style-name="ce1">
            <text:p>여</text:p>
          </table:table-cell>
          <table:table-cell table:number-columns-repeated="16377"/>
        </table:table-row>
        <table:table-row table:style-name="ro1">
          <table:table-cell office:value-type="float" office:value="897" table:style-name="ce1">
            <text:p>897</text:p>
          </table:table-cell>
          <table:table-cell office:value-type="string" table:style-name="ce1">
            <text:p>마이티마우스</text:p>
          </table:table-cell>
          <table:table-cell office:value-type="string" table:style-name="ce1">
            <text:p>All 4 U</text:p>
          </table:table-cell>
          <table:table-cell office:value-type="string" table:style-name="ce1">
            <text:p>2008.6.16</text:p>
          </table:table-cell>
          <table:table-cell office:value-type="string" table:style-name="ce1">
            <text:p>사계절</text:p>
          </table:table-cell>
          <table:table-cell office:value-type="string" table:style-name="ce1">
            <text:p>All for u 두 눈에 너만 담을래 그 어떤 노래보다 듣기 좋아 귀기울여 너만 들을래 All for u 영원히 내 입술에 오직 너의 달콤한 이름 내 가슴에 너와의 사랑만이 가득해 잠깐만 들어줄래 너를위한 love song 흘러간 시간속의 많은 인연속 운명 틀림없는 내 운명 그 누구도 대신할 순 없는 나만의 영화속 주연 사실 널 만나기 전 이리저리 방황중인 그래 사람들이 흔히 말하는 바람둥이 그런 내가 오직 너 너 하나뿐인 나로 다시 태어나 사랑을 배워가 니 과거따윈 난 상관없어 니 배경따윈 난 관심없어 Don′t stop loving you Can′t stop loving you 난 너만의 열혈팬 내 마음은 ** All for u 두 눈에 너만 담을래 그 어떤 노래보다 듣기 좋아 귀기울여 너만 들을래 All for u 영원히 내 입술에 오직 너의 달콤한 이름 내 가슴에 너와의 사랑만이 가득해 All for u All for u 오래 오래 너와 영원하길 바라는 노래노래 everybody sing this 난 바보 오로지 너만 생각하는 나는 바보 날 부르면 언제든지 달려간다고 난 마치 람보 난 이미 각오가 되어있어 Look at me 키도 작고 눈도 작고 내세울 것 없는 내 손잡고 항상 밝게웃는 니가 너무좋아 내 마지막 소망 그대와의 사랑이 저 하늘 높이 솟아 We are together forever We are together forever 철없는 사고만 치는 개구쟁이 사고뭉치 나도 그대 하나만으로 똘똘뭉친 ** All for u 두 눈에 너만 담을래 그 어떤 노래보다 듣기 좋아 귀기울여 너만 들을래 All for u 영원히 내 입술에 오직 너의 달콤한 이름 내 가슴에 너와의 사랑만이 가득해 All for u All for u 오래 오래 너와 영원하길 바라는 노래노래 everybody sing this 서울 대전 대구 부산 찍고 뉴욕 파리 도쿄 런던 홍콩 너만 있다면 어디든 간다고 너와 나 둘이라면 이 세상 끝까지 서울 대전 대구 부산 찍고 뉴욕 파리 도쿄 런던 홍콩 어디서라도 난 니가 부르면 단 한걸음에 달려갈께! All for u ** All for u 널 사랑하는 나니까 우리의 행복한날 위해 나는 몸도 맘도 건강해질께 All for u 가끔은 숨이 차도 항상 너와 발을 맞출께 사랑이란 언제나 함께 하는 거니까 ** All for u 두 눈에 너만 담을래 그 어떤 노래보다 듣기 좋아 귀기울여 너만 들을래 All for u 영원히 내 입술에 오직 너의 달콤한 이름 내 가슴에 너와의 사랑만이 가득해</text:p>
          </table:table-cell>
          <table:table-cell office:value-type="string" table:style-name="ce1">
            <text:p>남</text:p>
          </table:table-cell>
          <table:table-cell table:number-columns-repeated="16377"/>
        </table:table-row>
        <table:table-row table:style-name="ro1">
          <table:table-cell office:value-type="float" office:value="898" table:style-name="ce1">
            <text:p>898</text:p>
          </table:table-cell>
          <table:table-cell office:value-type="string" table:style-name="ce1">
            <text:p>스윗소로우</text:p>
          </table:table-cell>
          <table:table-cell office:value-type="string" table:style-name="ce1">
            <text:p>My Cinema</text:p>
          </table:table-cell>
          <table:table-cell office:value-type="string" table:style-name="ce1">
            <text:p>2019.11.15</text:p>
          </table:table-cell>
          <table:table-cell office:value-type="string" table:style-name="ce1">
            <text:p>사계절</text:p>
          </table:table-cell>
          <table:table-cell office:value-type="string" table:style-name="ce1">
            <text:p>You make me smile and make me excited Lights, sounds and stars Always on my mind 자 불이 꺼지고 나면 시작이야 익숙한 시그널이 들려오면 오늘은 어떤 기분이 될까 훌쩍 데려다주렴 멋진 여행처럼 어느 날 밤 파리에서 놀라운 비밀을 만들고 다시 꿈을 꾸게 될 거야 너와 함께 나의 사랑 나의 기쁨 내 오랜 친구 울고 웃었던 다른 듯 닮은 삶의 이야기 Paradise 반짝거리던 토토의 그 눈빛처럼 언제나 날 설레게 해줘 우산을 들면 난 진 켈리 아님 킹스맨 그대 눈동자에 건배를 마티니는 언제나 젓지 말고 흔들어서 로마에 가면 베스파를 타고 오 그녀를 만나면 Buon Giorno Principessa! 내 고백은 스케치북 만일 모든 게 꿈이었다면 빨간약 파란약 팽이를 돌려볼까 spin spin spin spin ... Cut I’ll be back 런던 골목 작은 서점에 커다란 미소의 그녀가 공원 벤치에 내 무릎을 베고 나의 사랑 나의 기쁨 내 오랜 친구 울고 웃었던 다른 듯 닮은 삶의 이야기 Paradise 반짝거리던 토토의 그 눈빛처럼 언제나 날 설레게 언제나 네가 필요해 언제나 날 꿈꾸게 해줘 Paradise 인생은 초콜릿 박스 Paradise Life is an orange that’s right</text:p>
          </table:table-cell>
          <table:table-cell office:value-type="string" table:style-name="ce1">
            <text:p>남</text:p>
          </table:table-cell>
          <table:table-cell table:number-columns-repeated="16377"/>
        </table:table-row>
        <table:table-row table:style-name="ro1">
          <table:table-cell office:value-type="float" office:value="899" table:style-name="ce1">
            <text:p>899</text:p>
          </table:table-cell>
          <table:table-cell office:value-type="string" table:style-name="ce1">
            <text:p>HUS</text:p>
          </table:table-cell>
          <table:table-cell office:value-type="string" table:style-name="ce1">
            <text:p>GAME OVER</text:p>
          </table:table-cell>
          <table:table-cell office:value-type="string" table:style-name="ce1">
            <text:p>2018.9.13</text:p>
          </table:table-cell>
          <table:table-cell office:value-type="string" table:style-name="ce1">
            <text:p>사계절</text:p>
          </table:table-cell>
          <table:table-cell office:value-type="string" table:style-name="ce1">
            <text:p>서울 파리 베른 도쿄 런던 로마 뉴욕 타이베이 하와이 베이징 부에노스아이레스 카이로 코펜하겐 스톡홀름 아테네 오타와 시드니 마드리드 싱가포르 마닐라 제주 부산 나의 말은 빨간색 너의 입술 같은 빨간색 빨간색 너의 말은 까만색 날 태운 것 같은 까만색 아픈 까만색 이런 게 눈에 들어오겠어 너를 너무너무 좋아하는데 Rule도 모르는 나를 기어코 무참히 무너뜨려 버리네 날 버리네 날 울리네 Game Over 서울 파리 베른 도쿄 런던 로마 뉴욕 타이베이 하와이 베이징 부에노스아이레스 카이로 코펜하겐 스톡홀름 아테네 오타와 시드니 마드리드 싱가포르 마닐라 제주 부산 황금열쇠 열어서 너란 우대권이 있으면 있다면 얼마면 돼 무인도에 갇혀서 너랑 단둘이만 산다면 우주여행 필요 없는데 이런 게 눈에 들어오겠어 너는 그녈 너무 좋아하는데 너만 보이던 나를 기어코 무참히 쓰러뜨려 버리네 날 버리네 날 울리네 Game Over</text:p>
          </table:table-cell>
          <table:table-cell office:value-type="string" table:style-name="ce1">
            <text:p>남</text:p>
          </table:table-cell>
          <table:table-cell table:number-columns-repeated="16377"/>
        </table:table-row>
        <table:table-row table:style-name="ro1">
          <table:table-cell office:value-type="float" office:value="900" table:style-name="ce1">
            <text:p>900</text:p>
          </table:table-cell>
          <table:table-cell office:value-type="string" table:style-name="ce1">
            <text:p>5sowonder</text:p>
          </table:table-cell>
          <table:table-cell office:value-type="string" table:style-name="ce1">
            <text:p>Paris</text:p>
          </table:table-cell>
          <table:table-cell office:value-type="string" table:style-name="ce1">
            <text:p>2018.8.20</text:p>
          </table:table-cell>
          <table:table-cell office:value-type="string" table:style-name="ce1">
            <text:p>사계절</text:p>
          </table:table-cell>
          <table:table-cell office:value-type="string" table:style-name="ce1">
            <text:p>우리 갈까 paris 아니 일단 제주도 아니 일단 부산부터 아냐 서울부터 곳곳을 둘러보는게 좋은것같애 일단 너를 보는게 좋은것같애 일단 너와 만나는게 좋은것같애 일단 너의 손 잡는게 좋은것같애 일단 너와 손 잡는게 eh eh 어디든 같이 가자 주말로는 시간이 모자란듯해 일이 끝나면 너희 동네 caf? 아니면 서울숲 공원에 산책 너가 하고 싶은대로 다 해 난 그냥 지하철 타고서 갈게 집 앞으로 좀만 기다려 hmm hmm 전화 받아 목소리 기억이 나질 않어 핑계지 뭐 이런 걸로 삐지면 내가 더 상처 받어 하고 싶었던 말은 좀 더 간단한데 말야 우린 항상 돌아가지 한 두 세시간쯤 말야 너의 소식은 들을때마다 궁금해 했던 얘기도 너의 톤 덕에 처음 들은듯해 cause you make me so, you make me so stupid 왜 그 목소리는 내 머리 속 나살 빠지게하는건지 woo 서울 어디? 요번엔 어디로 가볼래? 티비에서 나온 맛집 umm 거기 좋은듯해 솔직히 너랑 뭘 먹을때마다 무슨 맛인지가 신경쓰이지 않아 우리 갈까 praha (아님 런던) 아니 일단 대구도 (푸켓도) 아니 일단 대전부터 (기차 타자고) 아냐 서울부터 곳곳을 둘러보는게 좋은것같애 we ride, we ride we ride we ride x3 We are stay where you are 내 앞이나 뒤에나 내 옆에 (있어줘 있어줘 있어줘) 모든게 새로워 wooo i ain't ever met nobody like you oooo 난 널 보면 웃음이 나와 Every night every time 너랑 밤새 놀고 싶어 난 너랑 자전거를 탈거야 (달리는 기분이야) 난 너랑 같이 노랠 할거야 너랑 대놓고 손잡고 걸어다니고 싶어 너랑 못봤던 최신영활 보러가고 싶어 혼자가던 동물원도 너랑 가보고 싶어 Let's ride Let's drive 너랑 달리고 싶어 밤새 까페 가서 얘기하자 당장 어디로 갈지 with 아아 바다가 보러가고싶은 기분야 빨리 타 오빠 car 내 차는 아니지만 오늘 하루종일 빌렸어 우리꺼야 그러니까 막차 버스 지하철 걱정은 no no 데려다줄꺼야 우린 밤새 같이 있진 못하지 그치만 남들의 하루만치 좋은 아침 낮 저녁 너무 좋음 밤까지 나중에 타자 비행기는 첫 여행은 일등석 일단은 지금이 너무 행복해 우리 갈까 서울 tour we ride, we ride we ride we ride x3 We are 우리 갈까 paris 아니 일단 제주도 아니 일단 부산부터 아냐 서울부터 곳곳을 둘러보는게 좋은것같애</text:p>
          </table:table-cell>
          <table:table-cell office:value-type="string" table:style-name="ce1">
            <text:p>남</text:p>
          </table:table-cell>
          <table:table-cell table:number-columns-repeated="16377"/>
        </table:table-row>
        <table:table-row table:style-name="ro1">
          <table:table-cell office:value-type="float" office:value="901" table:style-name="ce1">
            <text:p>901</text:p>
          </table:table-cell>
          <table:table-cell office:value-type="string" table:style-name="ce1">
            <text:p>던밀스</text:p>
          </table:table-cell>
          <table:table-cell office:value-type="string" table:style-name="ce1">
            <text:p>안겨줘</text:p>
          </table:table-cell>
          <table:table-cell office:value-type="string" table:style-name="ce1">
            <text:p>2016.7.8</text:p>
          </table:table-cell>
          <table:table-cell office:value-type="string" table:style-name="ce1">
            <text:p>사계절</text:p>
          </table:table-cell>
          <table:table-cell office:value-type="string" table:style-name="ce1">
            <text:p>우 나에게 안겨줘 내가 여기 있는 걸 알아줘 나에겐 너무나도 많은 게 있어 니가 상상하는 것보다 더 우 나에게 안겨줘 내가 여기 있는 걸 알아줘 나에겐 너무나도 많은 게 있어 니가 상상하는 것보다 더 예전과는 많이 달라진 것 같은 나의 상태 어쩜 한 바퀴를 돌아 예전 나와 아예 같아 그럴 수도 있어 너 그럴 수도 있지 너 그렇게 생각해 널 도와줄 수 있으니까 아마 카드에 달린 검정색 줄이 다 달아 없어질 때까지 긁어 버림 선심 쓰듯 행동해도 따분하긴 한 건 어쩔 수 없어 난 알아 아무것도 못했던 나야 지금은 아냐 이젠 세 번째 손가락 피지도 않아 난 내 관리도 잘해서 피지도 안 나 난 썩은 동아줄 잡아도 돼 왜냐고 물어봐 줘 내게 대답하게 네게 넌 나를 처음 봤지 오늘 매일 보겠지 너를 느낌이 좋아 니가 내게 느낀 느낌 말야 내 팔은 길쭉해 긴 말 안 하지 우 나에게 안겨줘 내가 여기 있는걸 알아줘 나에겐 너무나도 많은 게 있어 니가 상상하는 것보다 더 우 나에게 안겨줘 내가 여기 있는걸 알아줘 나에겐 너무나도 많은 게 있어 니가 상상하는 것보다 더 너 봤지 나의 사치? 반지는 versace 동네 또래에 이런 애가 어딨어 나 살거야 Maserati 그 다음엔 bugatti 그전엔 니 다리 아 미안 내 말투가 원래 이래 허나 난 젠, 젠, 젠틀하지 방금 런던에서 온 것 같지만 난 리민 난 벌어 계속 그리고 크지 ambition 너는 못해 헛기침 신경이 쓰이지 그런 자식이지 아 니가 삐칠 땐 이루마 노랠 치고 풀을테야 그런 놈이지 그대 아름다워 그대 난이도는 not easy money nah you on my mind lady 덕소 GD yes sir one of a kind, lady 나의 VIP 허락해준다 lady 5 X 5 babe 내 머리 위 캥거루 베레 느낌이 체 게바라 내 수법은 게릴라 그대가 홍대에 있을 때 뜬금포로 나와 그대 마음 뺏어 배릴 아이 다이아몬드 캐럿 샤넬백을 사줄 수가 있어 빌의 힐러리가 되믄 기억해 이 베레 그리고 돈 벌어 안겨 내게 홍대 가자 밀스형을 뵈러 우 나에게 안겨줘 내가 여기 있는 걸 알아줘 나에겐 너무나도 많은 게 있어 니가 상상하는 것보다 더 우 나에게 안겨줘 내가 여기 있는 걸 알아줘 나에겐 너무나도 많은 게 있어 니가 상상하는 것보다 더</text:p>
          </table:table-cell>
          <table:table-cell office:value-type="string" table:style-name="ce1">
            <text:p>남</text:p>
          </table:table-cell>
          <table:table-cell table:number-columns-repeated="16377"/>
        </table:table-row>
        <table:table-row table:style-name="ro1">
          <table:table-cell office:value-type="float" office:value="902" table:style-name="ce1">
            <text:p>902</text:p>
          </table:table-cell>
          <table:table-cell office:value-type="string" table:style-name="ce1">
            <text:p>야광토끼</text:p>
          </table:table-cell>
          <table:table-cell office:value-type="string" table:style-name="ce1">
            <text:p>서울하늘</text:p>
          </table:table-cell>
          <table:table-cell office:value-type="string" table:style-name="ce1">
            <text:p>2016.7.13</text:p>
          </table:table-cell>
          <table:table-cell office:value-type="string" table:style-name="ce1">
            <text:p>사계절</text:p>
          </table:table-cell>
          <table:table-cell office:value-type="string" table:style-name="ce1">
            <text:p>어제는 달에서 오늘은 화성으로 그리고 내일은 목성으로 날 데려가 줘요 회색 빌딩을 지나 찰랑이는 한강 넘어 노을이 붉게 물 들 때까지 날 기다려 줘요 내게는 둥근 달이 아니어도 붉게 타는 화성이 아니어도 그 크다는 목성이 아니어도 나는 너와 내가 만난 서울 하늘이 좋아요 어제는 도쿄에서 오늘은 런던으로 그리고 내일은 뉴욕으로 날 데려가 줘요 익숙했던 이 길도 우리는 처음 오니 우리에게는 모두 새로운 길들이죠 내게는 멀지 않은 도쿄도 화려하다는 런던이 아니어도 높은 빌딩의 뉴욕이 아니어도 나는 너와내가 만난 서울 하늘이 좋아요. 나는 너와 내가 만난 서울 하늘이 좋아요</text:p>
          </table:table-cell>
          <table:table-cell office:value-type="string" table:style-name="ce1">
            <text:p>여</text:p>
          </table:table-cell>
          <table:table-cell table:number-columns-repeated="16377"/>
        </table:table-row>
        <table:table-row table:style-name="ro1">
          <table:table-cell office:value-type="float" office:value="903" table:style-name="ce1">
            <text:p>903</text:p>
          </table:table-cell>
          <table:table-cell office:value-type="string" table:style-name="ce1">
            <text:p>토마스</text:p>
          </table:table-cell>
          <table:table-cell office:value-type="string" table:style-name="ce1">
            <text:p>Jinnie In A Bottle</text:p>
          </table:table-cell>
          <table:table-cell office:value-type="string" table:style-name="ce1">
            <text:p>2019.10.4</text:p>
          </table:table-cell>
          <table:table-cell office:value-type="string" table:style-name="ce1">
            <text:p>사계절</text:p>
          </table:table-cell>
          <table:table-cell office:value-type="string" table:style-name="ce1">
            <text:p>서로 다른 스케쥴 어긋 나는 plan들 난 너만있음돼 i dont need anything else 다른 일은 모두 cancel 왼손에 잡은 핸들 car rockin like a cradle lets ride till we see the sun rise in the morning my Jinnie in a bottle takin flights from the airport we up in the air getting stamps on our passport we be everywhere press the play button on the screen in front of me so we could watch the same movie in the count of three youll be the only person sittin on my passenger side im not the captain of this flight but enjoy the ride this moment is the only reason ive be waiting for this season 너와 함께라면 8평짜리 방도 four seasons 서로 다른 스케쥴 어긋 나는 plan들 난 너만있음돼 i dont need anything else 다른 일은 모두 cancel 왼손에 잡은 핸들 car rockin like a cradle lets ride till we see the sun rise in the morning my Jinnie in a bottle 우린 더 높은 하늘위에서 crusin’ 하게 될꺼야 또 다른 도시로 날아가 밤하늘의 별을 보게 될꺼야 Everyday’s your birthday or 우리 둘만의 기념일 We can get it poppin ain’t no body gon be stopping 서울에서 런던까지 밀라노 그리고 paris W 호텔의 수영장에서의 chill 넌 1도 관심없다 했지만 난 99프로 life is a bitch but u my lady im under control my day could be a mess with all this bullshit in my head but got me smilin’ everytime I’m counting blessings that I have I need you in my life (life) more than you need me in yours So step into my life (life) tell me you need me in yours im sick of droppin u off so lets live together crib by the ocean or apartment in the city or wherever my lady my baby would u wanna hear my wish my lady my baby would u wanna hear my wish rubbin on your body like this rubbin on your body like this rubbin on your body like this rubbin on your body like this 서로 다른 스케쥴 어긋 나는 plan들 난 너만있음돼 i dont need anything else 다른 일은 모두 cancel 왼손에 잡은 핸들 car rockin like a cradle lets ride till we see the sun rise in the morning my Jinnie in a bottle<text:s/></text:p>
          </table:table-cell>
          <table:table-cell office:value-type="string" table:style-name="ce1">
            <text:p>남</text:p>
          </table:table-cell>
          <table:table-cell table:number-columns-repeated="16377"/>
        </table:table-row>
        <table:table-row table:style-name="ro1">
          <table:table-cell office:value-type="float" office:value="904" table:style-name="ce1">
            <text:p>904</text:p>
          </table:table-cell>
          <table:table-cell office:value-type="string" table:style-name="ce1">
            <text:p>스토니스컹크</text:p>
          </table:table-cell>
          <table:table-cell office:value-type="string" table:style-name="ce1">
            <text:p>Time Has Come</text:p>
          </table:table-cell>
          <table:table-cell office:value-type="string" table:style-name="ce1">
            <text:p>2005.6.1</text:p>
          </table:table-cell>
          <table:table-cell office:value-type="string" table:style-name="ce1">
            <text:p>여름</text:p>
          </table:table-cell>
          <table:table-cell office:value-type="string" table:style-name="ce1">
            <text:p>Skull) 사람들은 궁금해 해 Stony 누군지 (누군지) 더 많은 이가 궁금해 해 Skunk의 의미 몇몇이는 물어 보네 그걸 어디서 얻는지 결국 모든 이의 지갑을 터네 Stony Music Skull) 우리 너무나 오랜 시간 기다려 왔다 담배만 안 피는 Style 나 바로 Rasta No No No No No No Chemical 숲이 있는 그 곳에 녹색 Masta S-Kush) 고민 하지도 판단 하지도 신경 쓰지도 마 그저 그렇게 그냥 모른 체 살아 가는 게 나야 Raggae Music Skunk 그게 우린 다야 들려주는 이야기도 마지막 꼬마야 Skull S-Kush) 독특한 음악 원하면 Ye- Ye- Ye- 좋은 물건을 원하면 Ye- Ye- Ye- 나 또한 그댈 진정 원해요 Alwayz 독특한 음악 원하면 Ye- Ye- Ye- 좋은 물건을 원하면 Ye- Ye- Ye- 나 또한 책을 매일 보죠 Alwayz Skull) 뉴델리는 궁금해 해 Stony 누군지 시부야도 궁금해 해 Skunk의 의미 베이징은 물어보네 그걸 어디서 얻는지 결국 전 세계의 지갑을 터는 Stony Music S-Kush) 이 연기 속에 내 미랠 쏠께 바짝 따라와야 야야야 두 눈을 가리고 수풀 사이로 High 야야야야 이 연기 속에 내 미랠 쏠께 바짝 따라와야 야야야 너무나 멀고 먼 그 곳으로 인도 High 야야야야 Skull S-Kush) 독특한 음악 원하면 Ye- Ye- Ye- 좋은 물건을 원하면 Ye- Ye- Ye- 나 또한 책을 매일 보죠 Alwayz 독특한 음악 원하면 Ye- Ye- Ye- 좋은 물건을 원하면 Ye- Ye- Ye- 나 또한 책을 매일 보죠 Alwayz Skull) 바다 건너 캘리 Stony 누구지 방콕 베이징 Stony의 Music 더블린 런던 Stony 누구지 우리 Korean Raggae Dancehall Checker No.1 Heavy 모스크바 프라하 Stony 누구지 베를린 암스테르담 Stony의 Music Kingston Jamaica까지 우리 둘이 우리 Korean Raggae Dancehall Checker No.1 Heavy Skull S-Kush) 이 연기속에 내 미랠 쏠께 야야야야 야야야야 이 연기속에 내 미랠 쏠께 야야야야 야야야야 야야야야 야야야야 야야야야 야야야야 야야야야 야야야야 야야야야 야야예요-</text:p>
          </table:table-cell>
          <table:table-cell office:value-type="string" table:style-name="ce1">
            <text:p>남</text:p>
          </table:table-cell>
          <table:table-cell table:number-columns-repeated="16377"/>
        </table:table-row>
        <table:table-row table:style-name="ro1">
          <table:table-cell office:value-type="float" office:value="905" table:style-name="ce1">
            <text:p>905</text:p>
          </table:table-cell>
          <table:table-cell office:value-type="string" table:style-name="ce1">
            <text:p>아티션(ARTISEAN),?Cossoff</text:p>
          </table:table-cell>
          <table:table-cell office:value-type="string" table:style-name="ce1">
            <text:p>떠나자 우리 고생했으니까</text:p>
          </table:table-cell>
          <table:table-cell office:value-type="string" table:style-name="ce1">
            <text:p>2019.10.7</text:p>
          </table:table-cell>
          <table:table-cell office:value-type="string" table:style-name="ce1">
            <text:p>사계절</text:p>
          </table:table-cell>
          <table:table-cell office:value-type="string" table:style-name="ce1">
            <text:p>떠나자 우리 고생했으니까 드넓은 바닷가가 우릴 기다리니까 좀 편하자 이제 수고했으니까 수많은 과제 시험 전부 끝났으니까 티켓 2장과 짐가방 멋진 옷과 신발까지 준비는 내가 도맡아 할 테니까 넌 몸만 와 어디 갈까 넌 말만 해 비행 숙박 식사까지 검색왕 내가 할게 넌 나만 따라와 ICN to JFK LAX to LHR 뉴욕 LA 런던 어디던 너와면 난 좋아 떠나 다 가자 니가 원하던 곳 좋아 떠나 다 사자 니가 바라던 것 Air plane mode 이제 비행기는 이륙해 Air plane mode 창 밖 동영상 찍을래 Air plane mode 어떤 기내식 먹을래 Air plane mode 안전벨트 해 곧 내린대 떠나자 우리 고생했으니까 드넓은 바닷가가 우릴 기다리니까 좀 편하자 이제 수고했으니까 수많은 과제 시험 전부 끝났으니까 빌딩 숲에서 벗어나 좀 쉬어가자구 호텔 룸 오션뷰 우리 둘만의 랑데부 뭘 먹을까 룸서비스 아님 스트릿푸드 아님 멋진 레스토랑 원하는건 전부 다 먹으러 가 ICN to JFK LAX to LHR 뉴욕 LA 런던 어디던 너와면 난 좋아 떠나 다 가자 니가 원하던 곳 좋아 떠나 다 사자 니가 바라던 것 Air plane mode 이제 비행기는 이륙해 Air plane mode 창 밖 동영상 찍을래 Air plane mode 어떤 기내식 먹을래 Air plane mode 안전벨트 해 곧 내린대 수고했어 지금까지 기다리고 기다리던 이 시간을 즐겼으면 해 힘들던 순간만큼 이제 만끽해 Don’t be afraid Just enjoy it<text:s/></text:p>
          </table:table-cell>
          <table:table-cell office:value-type="string" table:style-name="ce1">
            <text:p>남</text:p>
          </table:table-cell>
          <table:table-cell table:number-columns-repeated="16377"/>
        </table:table-row>
        <table:table-row table:style-name="ro1">
          <table:table-cell office:value-type="float" office:value="906" table:style-name="ce1">
            <text:p>906</text:p>
          </table:table-cell>
          <table:table-cell office:value-type="string" table:style-name="ce1">
            <text:p>Keizi(케이지),?YoungKIP</text:p>
          </table:table-cell>
          <table:table-cell office:value-type="string" table:style-name="ce1">
            <text:p>호캉스</text:p>
          </table:table-cell>
          <table:table-cell office:value-type="string" table:style-name="ce1">
            <text:p>2019.9.20</text:p>
          </table:table-cell>
          <table:table-cell office:value-type="string" table:style-name="ce1">
            <text:p>여름</text:p>
          </table:table-cell>
          <table:table-cell office:value-type="string" table:style-name="ce1">
            <text:p>요즘 여자들 더운건 참 질색해 오늘 날씨를 피해 화장을 덧칠해 같이 떠날래~ 어디로? 유럽 런던 파리 가치 더할래~ 우리로? 너와 나의 party 굳이 멀리 갈 필요없잖아 이태원 burning 둘이 풀이 다 죽어 지칠때 까지 조식은 건너뛰어 퀸침대에서 뛰어 춤춰 베게를 적셔 가운 집어던져 흔들어 샴페인 터쳐 pow pow! 해외까지는 무리야 hey 너 내 벌이 알잖아 hey 호텔로 가자 풀파티 풀장딸린 인스타 업로드 마음껏 하자 챙겼어 삼각대 널 위해 꿇어줄 무릎 준비 돼 있어 Oh! 나랑 같이 떠날래 (호캉스) Oh! 시원한 풀에서 밤새 (호캉스 캉스) 준비는 따로 하지 않아도 (호캉스 캉스) 넌 비키니만 준비해 girl eyes contact 넌 백 점 푸른 water 위에 너의 분위기는 그저 백조 무더운 여름 햇살 위 녹아가는 ICE pack 좋아 높이 올라가자 빌딩 위 풀장으로 웬 브르스 리 감탄이 절로 나와 그녀의 곡선에 Body가 hot Body 그저 따끈따끈한 핫바 지 달이 뜨지 않아도 난 텐트를 쳐 곤란해 곤란해 예쁜 여자와 눈 마주치면 난 곤란해 볼만해 볼만해 저기 가는 섹시 girl 내 동공은 초속 180번 이동 시력은 굶주린 매같이 너와 난 눈떠 매일같이 틀어놓은 Beat와 어울리는 이곳으로 Don't be shy. Come on Beach 해외까지는 무리야 hey 너 내 벌이 알잖아 hey 호텔로 가자 풀파티 풀장딸린 인스타 업로드 마음껏 하자 챙겼어 삼각대 널 위해 꿇어줄 무릎 준비 돼 있어 Oh! 나랑 같이 떠날래 (호캉스) Oh! 시원한 풀에서 밤새 (호캉스 캉스) 준비는 따로 하지 않아도 (호캉스 캉스) 넌 비키니만 준비해 girl 꼭꼭 숨긴 너의 Body come true 마이크를 내려놓고 너의 곁으루 물에 젖은 몸은 이리로 follow me 빨리 come on parking beach ya! 놀아봐 음 또는 synchronized 시간이 많지 않아 오늘은 Swimming Pool 을 비추는 해 가지는 듯 Oh! 나랑 같이 떠날래 (호캉스) Oh! 시원한 풀에서 밤새 (호캉스 캉스) 준비는 따로 하지 않아도 (호캉스 캉스) 넌 비키니만 준비해 girl Oh! 나랑 같이 떠날래 (호캉스) Oh! 시원한 풀에서 밤새 (호캉스 캉스) 준비는 따로 하지 않아도 (호캉스 캉스) 넌 비키니만 준비해 girl</text:p>
          </table:table-cell>
          <table:table-cell office:value-type="string" table:style-name="ce1">
            <text:p>남</text:p>
          </table:table-cell>
          <table:table-cell table:number-columns-repeated="16377"/>
        </table:table-row>
        <table:table-row table:style-name="ro1">
          <table:table-cell office:value-type="float" office:value="907" table:style-name="ce1">
            <text:p>907</text:p>
          </table:table-cell>
          <table:table-cell office:value-type="string" table:style-name="ce1">
            <text:p>다이나믹 듀오</text:p>
          </table:table-cell>
          <table:table-cell office:value-type="string" table:style-name="ce1">
            <text:p>고백</text:p>
          </table:table-cell>
          <table:table-cell office:value-type="string" table:style-name="ce1">
            <text:p>2005.10.26</text:p>
          </table:table-cell>
          <table:table-cell office:value-type="string" table:style-name="ce1">
            <text:p>사계절</text:p>
          </table:table-cell>
          <table:table-cell office:value-type="string" table:style-name="ce1">
            <text:p>이건 슬픈 자기소개서 친구들아 sing it together 돌아와 줘 뜨거운 summer alright alright it's so wonderful world 난 핸들이 고장 난 8(eight)톤 트럭 내 인생은 언제나 삐딱선 세상이란 학교에 입학 전 나는 꿈이라는 보물 찾아 유랑하는 해적선 sun like one piece sun comes up &amp;down 일출몰의 반복이 서둘러 내 방에 달력을 넘긴다 억지로 26번째 미역국을 삼킨다 oh no!! 벌써 넓어지는 이마 왜 이리 크냐 어린 꼬마들의 키가 때론 명예 돈 욕심도 조금 납니다 제발 떠나가지 마라 내 님아 하루를 밤을 새면 이틀은 죽어 이틀을 밤새면 나는 반 죽어 위통약은 내 생활 필수품 위통약은 내 생활 필수품 oh 나의 늦은 20대 고백 고백 변해버린 모습 그대로 ok 다 커버린 원숭이들의 고백 oh 나의 늦은 20대 고백 고백 변해버린 모습 그대로 ok 다 커버린 원숭이들의 고백 난 수염 난 피터팬 With my 팅커벨 음악 숲에 숨어 모험을 하는 내 삶이 네버랜드라고 생각 했던 것도 잠시 세월이란 독약을 마신 후 세상을 보는 내 눈이 바뀌어 내 look도 바뀌어 욕심도 살쪄 오토바이를 팔고 자동차를 사고파 시끄러운 클럽 보단 산에 가고파 세 들어 사는 것도 지겨워 집을 사고파 나 자리 잡고파 이제 출세 하고파 하나 둘 나이가 먹어 가니까 이상하게 시간이 점점 빨리 가 나도 이제 어른이야 군대 갔다 오면 곧 서른이야 oh 나의 늦은 20대 고백 고백 변해버린 모습 그대로 ok 다 커버린 원숭이들의 고백 oh 나의 늦은 20대 고백 고백 변해버린 모습 그대로 ok 다 커버린 원숭이들의 고백 이제는 다 커버린 나의 고백 철 없던 때로 I wanna go back 이건 내 이야기 내 노래 It's alright 내 고백 It's alright 내 노래 이제는 다 커버린 나의 고백 철 없던 때로 I wanna go back 이건 내 이야기 나의 노래 It's alright 내 고백 It's alright 내 노래 oh 나의 늦은 20대 고백 고백 변해버린 모습 그대로 ok 다 커버린 원숭이들의 고백 oh 나의 늦은 20대 고백 고백 변해버린 모습 그대로 ok 다 커버린 원숭이들의 고백 I wanna go back 이건 내 노래 다 커버린 원숭이가 부르는 노래 I wanna go back 이건 내 노래 다 커버린 원숭이가 부르는 노래 D D Double Dynamite 사람들은 변하나 봐 D D Double Dynamite 우리들도 변했잖아 D D Double Dynamite 사람들은 변하나 봐 D D Double Dynamite 우리들도 변했잖아 Good night!</text:p>
          </table:table-cell>
          <table:table-cell office:value-type="string" table:style-name="ce1">
            <text:p>남</text:p>
          </table:table-cell>
          <table:table-cell table:number-columns-repeated="16377"/>
        </table:table-row>
        <table:table-row table:style-name="ro1">
          <table:table-cell office:value-type="float" office:value="908" table:style-name="ce1">
            <text:p>908</text:p>
          </table:table-cell>
          <table:table-cell office:value-type="string" table:style-name="ce1">
            <text:p>레드벨벳</text:p>
          </table:table-cell>
          <table:table-cell office:value-type="string" table:style-name="ce1">
            <text:p>행복</text:p>
          </table:table-cell>
          <table:table-cell office:value-type="string" table:style-name="ce1">
            <text:p>2014.8.4</text:p>
          </table:table-cell>
          <table:table-cell office:value-type="string" table:style-name="ce1">
            <text:p>여름</text:p>
          </table:table-cell>
          <table:table-cell office:value-type="string" table:style-name="ce1">
            <text:p>Sometimes, You Gotta Be bold! Just Rock The World! Boo-Ya! La La La La La La La La La La Happiness! La La La La La La La La La La (Are You Happy? Uh?) 고민은 Blow Up 꿀꿀한 기분 Change Up 힘을 내려고 이제 Windup 한 방에 멋진 일이 가득 Straight Up 난 매일 더 Style Up 기분 Up 되는 일에 집중! 내가 행복하게 사는 비결을 좀 말해볼까? 아침에 난 잠을 깨 엄마께 사랑한다고 말해 (어휴 착한 내 딸아) 졸졸 나를 따라온 Happy가 너무 귀여워서 행복해 (Uh, 얘가 말한대!) 이런 Money 저런 Power 그것만 따, 따, 따, 따라가다 어른들이 짠해 보여 그들은 정말 행복하지 않아 기쁜 일이 멋진 일이 세계는 참, 참, 참 많은 데라 그런 Money 그런 Power 우리는 관심도 끊어버린지 오래 달라 달라 나는 좀 해보고 싶음 그냥 하고 말지 고민 고민 하다가 어른이 되면 후회 많을텐데 어제 오늘 내일도 행복을 찾는 나의 모험일기 달라 달라 나는 좀 긍정의 힘을 나는 믿고 있지 La La La La La La La La La La Happiness! La La La La La La La La La La 난 원해! La La La La La La La La La La 꿈 꾸자! La La La La La La La La La La (Uh, Are You Happy? Uh?) 학교 가는 길에 만난 친구 내게 달려와서 팔짱 끼고 웃어주니 좋고! 끼리끼리 모여 장난치던 남자애들 내가 지나가니 의식해서 좋고! 잔소리 하지만 세상에서 내가 제일 좋단 엄마 Hey? Hey? TV속에 싸움밖에 모르는 어른들 빼! 점점 더 좋은걸 난 나라서 행복해 더 기분 좋은 건 내 곁에 너 있단 거 (Uh, What You Wanna Be?) 이런 Money 저런 Power 그것만 따, 따, 따, 따라가다 어른들이 짠해 보여 그들은 정말 행복하지 않아 기쁜 일이 멋진 일이 세계는 참, 참, 참 많은 데라 그런 Money 그런 Power 우리는 관심도 끊어버린지 오래 달라 달라 나는 좀 해보고 싶음 그냥 하고 말지 (오래, 오래, 오래, 오래) 고민 고민 하다가 어른이 되면 후회 많을텐데 (오래, 오래, 오래, 오래) 어제 오늘 내일도 행복을 찾는 나의 모험일기 (점점 더 좋은걸) 달라 달라 나는 좀 긍정의 힘을 나는 믿고 있지 (난 나라서 행복해) La La La La La La La La La La Happiness! La La La La La La La La La La 난 원해! La La La La La La La La La La 꿈 꾸자! La La La La La La La La La La (Uh, Are You Happy? Uh?) Shine On Me Let It Shine On Me Yeah 내 품에 Let It Shine Shine On Me Let It Shine On Me Yeah 내 두 팔에 Let It Shine La La La La La La La La La La Happiness! La La La La La La La La La La 난 원해! La La La La La La La La La La 꿈 꾸자! La La La La La La La La La La Happiness!</text:p>
          </table:table-cell>
          <table:table-cell office:value-type="string" table:style-name="ce1">
            <text:p>여</text:p>
          </table:table-cell>
          <table:table-cell table:number-columns-repeated="16377"/>
        </table:table-row>
        <table:table-row table:style-name="ro1">
          <table:table-cell office:value-type="float" office:value="909" table:style-name="ce1">
            <text:p>909</text:p>
          </table:table-cell>
          <table:table-cell office:value-type="string" table:style-name="ce1">
            <text:p>마미손</text:p>
          </table:table-cell>
          <table:table-cell office:value-type="string" table:style-name="ce1">
            <text:p>소년점프</text:p>
          </table:table-cell>
          <table:table-cell office:value-type="string" table:style-name="ce1">
            <text:p>2018.11.10</text:p>
          </table:table-cell>
          <table:table-cell office:value-type="string" table:style-name="ce1">
            <text:p>여름</text:p>
          </table:table-cell>
          <table:table-cell office:value-type="string" table:style-name="ce1">
            <text:p>폭염에 복면 쓰고 불구덩이에 처박힌 내 기분을 니들이 알아? 스윙스 기리 팔로 코쿤 악당들아 기다려라 이 만화에서 주인공은 절대 죽지 않아 계획대로 되고 있어 Ok 계획대로 되고 있어 소년점프 소년점프 와다다다다다다 와 나 시발 이거 완전히 좆됐네 제대로 빡세게 대가리 깸 But 아 필 라잌 소년 점프 실 그림 이거 완전 클래식 클리셰 주인공 초반에 고통 받고 각 잘 재고 무릎 팍 바닥 쳐 박고 야 병신새꺄 사실 다 추진력을 얻기 위함이라고 계획대로 돼가고 있어 청춘 만화 빡세게 찍듯 마미손 풋내기 슛부터 시작 산왕전 머리 위 슬램덩크 Click- Clack- 부릅 부릅 부릅 Yeah 음 ya 이게 요즘 유행이라며 한국힙합 망해라 내가 여기서 쓰러 질 거 같냐 새끼들아 넘어져도 쓰리고 인생은 길고 내 음악도 길어 모험은 시작됐어 마미손 가자 렛츠고! 도넛맨 미안해 마이크 못 줘서 미안해 딥 넉살 더콰 창모 악당들아 기다려라 이 만화에서 주인공은 절대 죽지 않아 계획대로 되고 있어 Ok 계획대로 되고 있어 소년점프 소년점프 와다다다다다다 마미손 내 인생 존나 뻥 yeah 손 쉬운 성공 꼴렸어 yeah 몰랐어 실패는 졸라 써 쉬운 성공은 화장빨 졸라 뽀얘 그니까 폴라폰 포도 폴라포 냉장고 꺼내서 급하게 삼킴 뒷골 아퍼 yeah 어 마미손 내 인생 존나 뻥 yeah yeah 우주는 겁나게 크고 난 우주의 조빱 (조빱) 날 떨어뜨린 심사위원님들 나빠 (나빠) 돌 맞은 개구리처럼 난 지금 아파 하나님 빌어요 내 맘의 사랑과 평화 평화 평화 내가 여기서 쓰러 질 거 같냐 새끼들아 넘어져도 쓰리고 인생은 길고 내 음악도 길어 모험은 시작됐어 마미손 가자 렛츠고! 도넛맨 미안해 마이크 못 줘서 미안해 스윙스 기리 팔로 코쿤 악당들아 기다려라 이 만화에서 주인공은 절대 죽지 않아 계획대로 되고 있어 Ok 계획대로 되고 있어 하 하 하 하 하 하 딥 넉살 더콰 창모 악당들아 기다려라 이 만화에서 주인공은 절대 죽지 않아 계획대로 되고 있어 Ok 계획대로 되고 있어 소년 점프 소년 점프 가자 폭염에 복면 쓰고 처박힌 불구덩이 기분을 니들이 알아?</text:p>
          </table:table-cell>
          <table:table-cell office:value-type="string" table:style-name="ce1">
            <text:p>남</text:p>
          </table:table-cell>
          <table:table-cell table:number-columns-repeated="16377"/>
        </table:table-row>
        <table:table-row table:style-name="ro1">
          <table:table-cell office:value-type="float" office:value="910" table:style-name="ce1">
            <text:p>910</text:p>
          </table:table-cell>
          <table:table-cell office:value-type="string" table:style-name="ce1">
            <text:p>태연</text:p>
          </table:table-cell>
          <table:table-cell office:value-type="string" table:style-name="ce1">
            <text:p>숨겨진 세상</text:p>
          </table:table-cell>
          <table:table-cell office:value-type="string" table:style-name="ce1">
            <text:p>2019.11.14</text:p>
          </table:table-cell>
          <table:table-cell office:value-type="string" table:style-name="ce1">
            <text:p>겨울</text:p>
          </table:table-cell>
          <table:table-cell office:value-type="string" table:style-name="ce1">
            <text:p>아-아-아-아 아-아-아-아-아-아 Into the unknown… Into the unknown… Into the unknown! 아-아-아-아 듣기 싫어 저리 가 제발 좀 나를 내버려 둬 지금 이 행복을 잃고 싶지 않은데 자꾸 왜 맴돌며 나를 데려가려 해 오-오 오-오 귀를 막겠어 스쳐갈 바람일 뿐이야 뭐라 말해도 (그만해) 못 들은척 할래 소중한 내 사람들을 떠날 수 없어 저 불안한 세상에 날 떠밀지 말아 줘 저 두렵고 낯선 위험한 모험들 비바람 몰아치듯 저 멀리서 날 불러 Into the unknown… Into the unknown… Into the unknown! 아-아-아-아 아-아-아-아-아-아 뭘 원해 넌 왜 자꾸 나를 부르니 내가 위험해지는 거 그걸 바라는 거니 어쩌면 알고 있니 마법 같은 내 비밀 여긴 내가 있을 곳이 아닌걸 견디기에 버거워져 힘이 강해질수록 잠들었던 내 마음이 깨어나 Into the unknown Into the unknown! Into the unknown!! 아-아-아-아 아-아-아-아 오-오-오 어디 있니? 내가 보이니? 느낀다면 보여줘 널 아-아-아-아! 아-아-아-아 아-아-아-아! 아-아-아-아 아-아-아-아 아-아-아-아 아-아-아-아! 아-아-아-아! 어둡고 험한 먼 길이라도 그곳에 가겠어 Into the unknown!</text:p>
          </table:table-cell>
          <table:table-cell office:value-type="string" table:style-name="ce1">
            <text:p>여</text:p>
          </table:table-cell>
          <table:table-cell table:number-columns-repeated="16377"/>
        </table:table-row>
        <table:table-row table:style-name="ro1">
          <table:table-cell office:value-type="float" office:value="911" table:style-name="ce1">
            <text:p>911</text:p>
          </table:table-cell>
          <table:table-cell office:value-type="string" table:style-name="ce1">
            <text:p>이승환</text:p>
          </table:table-cell>
          <table:table-cell office:value-type="string" table:style-name="ce1">
            <text:p>슈퍼히어로</text:p>
          </table:table-cell>
          <table:table-cell office:value-type="string" table:style-name="ce1">
            <text:p>2019.7.31</text:p>
          </table:table-cell>
          <table:table-cell office:value-type="string" table:style-name="ce1">
            <text:p>사계절</text:p>
          </table:table-cell>
          <table:table-cell office:value-type="string" table:style-name="ce1">
            <text:p>일상의 고단함이 정지된 시간 Super Hero 내 어린 날의 새벽을 살며시 깨워내 지구를 구해내는 영웅도 되고 Super Hero 달나라에도 가겠지 날 당할 자 그 누구던가 I'm a Super Hero 일생일대의 사건 내 영혼을 송두리째 뒤흔들어버린 충격 누구에게나 그들만의 기회가 깊숙이 잠재되어 있는 무한한 능력들 oh, oh oh oh oh oh oh oh, oh oh oh oh oh oh 멋지게 몸을 날려 그녀를 구하고 Super Hero 아무 말 없이 싱긋 웃어주겠어 모험과 꿈이 있는 미지의 세계 Super Hero 보물을 찾아 떠나지 진정 원한다면 얻을 수 있어 I'm a Super Hero 일생일대의 사건 내 영혼을 송두리째 뒤흔들어버린 충격 누구에게나 그들만의 기회가 깊숙이 잠재되어 있는 무한한 능력들 따따따 따따 따 따따따 따따따 따따 따 따따따 oh, oh oh oh oh oh oh I'm a Super Hero 일생일대의 사건 내 영혼을 송두리째 뒤흔들어버린 충격 발사! Super Power!! 그들만의 필살기 깊숙이 잠재되어 있는 무한한 능력들 oh, oh oh oh oh oh oh oh, oh oh oh oh oh oh oh, oh oh oh oh oh oh oh, oh oh oh oh oh oh Super Hero.<text:s/></text:p>
          </table:table-cell>
          <table:table-cell office:value-type="string" table:style-name="ce1">
            <text:p>남</text:p>
          </table:table-cell>
          <table:table-cell table:number-columns-repeated="16377"/>
        </table:table-row>
        <table:table-row table:style-name="ro1">
          <table:table-cell office:value-type="float" office:value="912" table:style-name="ce1">
            <text:p>912</text:p>
          </table:table-cell>
          <table:table-cell office:value-type="string" table:style-name="ce1">
            <text:p>래원</text:p>
          </table:table-cell>
          <table:table-cell office:value-type="string" table:style-name="ce1">
            <text:p>느린 심장 박동</text:p>
          </table:table-cell>
          <table:table-cell office:value-type="string" table:style-name="ce1">
            <text:p>2019.11.20</text:p>
          </table:table-cell>
          <table:table-cell office:value-type="string" table:style-name="ce1">
            <text:p>사계절</text:p>
          </table:table-cell>
          <table:table-cell office:value-type="string" table:style-name="ce1">
            <text:p>느린 심장 박동 너네 진지한 말도 너무 거대한 파도 날 이제 놔줘 다 가져 가 싸가지 없게 다 바가지 박아 목요일 밤엔 복을 받아 어반자카파 심장 박동 친자 판독해 아빠 잠깐만 힙합 팔던 시장 바닥 까무잡잡하지 으으으 하고 넘어졌다가 우우우 너가 너무 좋다 누가 음주 단속 똥줄 타 훅 끝나고 바로 벌스 힐끔 바라보고 널 후끈 달아오를 거야 허구한 날을 바라봤던 허클베리핀의 모험 Very Very Good 테레비를 보고 난 내 미래를 봤어 랩 하지 말아 달라고 방금 왜 아줌마 아들내미를 감금해 백화점에서 산 아들 가방 끈 대신 집을 여러 개 사시는 게 like 바둑 느린 심장 박동 느린 박동 너네 집 다 왔어 내리실 문은 왼쪽입니다 느린 심장 박동 느린 박동 너네 집 다 왔어 내리실 문은 왼쪽입니다 랩퍼란 타이틀 떼고 랩 한지가 더 빼곡 우레탄 트랙 같애 이거 납득이 돼 I do that 널 또 기대하게 해 나 어떻게 대학에 패스 나 어떻게 대학에 패스 납득이 돼 돼 돼 돼 버퍼링 대학교 어떻게 pass 시간은 빠르게 pass 고민해 봤자야 그러니 친구야 빠르게 puff puff pass 난 오히려 느리게 걸음 걸이 groovy해 생각은 많이 안 해 행동을 빨리 하네 인생은 balance 대학교 자퇴 해 버리고 예술가가 되어 버리고 뭘 버리고 뭘 얻었게 뭘 더 어떻게 하면 돼 요즘엔 가사에 내용이 없는 게 의식의 흐름이 좋은데 대부분 의식도 없는데 근데 또 내가 아는 게 다가 아니 라는 게 사실인건 다 아는데 다 아는 사실 나는 왜 또 나 혼자만 다르게 생각을 하는 게 아마 난 천재 아마 난 바보 아마겟돈 아마 우리 고민은 돈이 다 해결해주겠지 돈이 많으면 웃겠지 돈이 많아도 시간은 빠르겠지 심장 박동 느려지고 죽겠지 느린 심장 박동 느린 박동 너네 집 다 왔어 내리실 문은 왼쪽입니다 느린 심장 박동 느린 박동 너네 집 다 왔어 내리실 문은 왼쪽입니다</text:p>
          </table:table-cell>
          <table:table-cell office:value-type="string" table:style-name="ce1">
            <text:p>남</text:p>
          </table:table-cell>
          <table:table-cell table:number-columns-repeated="16377"/>
        </table:table-row>
        <table:table-row table:style-name="ro1">
          <table:table-cell office:value-type="float" office:value="913" table:style-name="ce1">
            <text:p>913</text:p>
          </table:table-cell>
          <table:table-cell office:value-type="string" table:style-name="ce1">
            <text:p>위키미키</text:p>
          </table:table-cell>
          <table:table-cell office:value-type="string" table:style-name="ce1">
            <text:p>DAZZLE DAZZLE</text:p>
          </table:table-cell>
          <table:table-cell office:value-type="string" table:style-name="ce1">
            <text:p>2020.2.20</text:p>
          </table:table-cell>
          <table:table-cell office:value-type="string" table:style-name="ce1">
            <text:p>사계절</text:p>
          </table:table-cell>
          <table:table-cell office:value-type="string" table:style-name="ce1">
            <text:p>Come on Show me what you got yeah Ha, Dazzle Dazzle Dazzle me 뻔하게 평범한 거 말고 (그저 그런 거 말고) 어디서 들어본 거 말고 (없었던 거 말야) 헉! 할 수 있게 내 입을 틀어막을 정도로 놀래켜 봐 누구나 쉽게 떠올릴 장미 갖곤 안 될걸 (No way) 상상을 좀 더 깨워봐 Ring Ring, on your mind 무료한 머릿속에다 불꽃들을 팡팡 그 정돈돼야 할 거야 Dazzle Dazzle Ha 놀라게 해 더 Oh I want it more Yeah, Dazzle me Dazzle me boy 감동시켜 더 Cuz I want it more Yeah, Dazzle me Dazzle me boy Yeah, Bebe come on Dazzle me 자신 있다면 Show me now what you got 지금이 좋아 Dazzle Dazzle Dazzle me 해볼 거라면 안전한 것보단 모험이 좋아 Dazzle Dazzle Dazzle me Ooh la la la la la la yeah 미스테리했던 버뮤다나 까다롭다는 나나 풀리게 되어있어 Baby 그래서 넌 날 감당할 준빈 됐어? Breaking the rules, come to me now 1 percent 더, 한 끗을 채워 뻔하게 평범한 거 말고 (그저 그런 거 말고) 어디서 들어본 거 말고 Oh 놀라게 해 더 Oh I want it more Yeah, Dazzle me Dazzle me boy 감동시켜 더 Cuz I want it more Yeah, Dazzle me Dazzle me boy Yeah, Bebe come on Dazzle me 참기도 힘들어 심장이 간지러 Oh 생각해볼수록 놀라운 그런 거 시작했으면 끝내 Yeah Come on now Dazzle Dazzle Dazzle me 자신 있다면 Show me now what you got 지금이 좋아 I know you want it 놀라게 해 더 Oh I want it more Yeah, Dazzle me Dazzle me boy 감동시켜 더 Cuz I want it more Yeah, Dazzle me Dazzle me boy Yeah, Bebe come on Dazzle me 해볼 거라면 적당한 건 싫어 제대로 해봐 Dazzle Dazzle Dazzle me 골라보자면 모자란 것보단 넘친 게 좋아 Dazzle Dazzle Dazzle me</text:p>
          </table:table-cell>
          <table:table-cell office:value-type="string" table:style-name="ce1">
            <text:p>여</text:p>
          </table:table-cell>
          <table:table-cell table:number-columns-repeated="16377"/>
        </table:table-row>
        <table:table-row table:style-name="ro1">
          <table:table-cell office:value-type="float" office:value="914" table:style-name="ce1">
            <text:p>914</text:p>
          </table:table-cell>
          <table:table-cell office:value-type="string" table:style-name="ce1">
            <text:p>스트레이키즈</text:p>
          </table:table-cell>
          <table:table-cell office:value-type="string" table:style-name="ce1">
            <text:p>MIROH</text:p>
          </table:table-cell>
          <table:table-cell office:value-type="string" table:style-name="ce1">
            <text:p>2019.3.25</text:p>
          </table:table-cell>
          <table:table-cell office:value-type="string" table:style-name="ce1">
            <text:p>사계절</text:p>
          </table:table-cell>
          <table:table-cell office:value-type="string" table:style-name="ce1">
            <text:p>산을 넘어 산 넘어 강을 넘어 강 넘어 산을 넘어 산맥 강을 넘어 바다 다 넘어가 또 다음 힘들지 않아 거친 정글 속에 뛰어든 건 나니까 I'm okay We goin’ higher 다음 도시 속에 빌딩들 내려보며 Fly all day 워어오 워어오 워오 Higher 저 위로 갈래 워어오 워어오 워오 Higher 더 높이 날래 워어오 워어오 워오 Higher 저 위로 갈래 워어오 워어오 워오 Higher 더 높이 날래 처음이라서 방법이 없어 처음이라서 당돌해 봤어 처음이란 게 무기가 됐어 처음이라서 다 처음이라서 다 독, 덫, 독버섯 어디 한번 깔아 봐라 결국에 난 살아남아 어떻게든 살아남아 나는 알아 함정 따위 깔아 봤자 난 더 세게 밟아 답은 하나 뭐든 까고 보면 돼 많은 가시덩굴 다친 곳을 잡고 잠시 쉴 시간 없네 난 괜찮아 참고 계속해서 내 앞을 바라보며 뛰면 돼 Run through the 미로 Like a beast 다 비슷한 길은 다 피해가 미숙하지만 새로운 도전 Imma Bear Grylls 내 꿈을 막는 것들은 모두 먹어 치워 난 달려 내 꿈을 향하는 모험</text:p>
          </table:table-cell>
          <table:table-cell office:value-type="string" table:style-name="ce1">
            <text:p>남</text:p>
          </table:table-cell>
          <table:table-cell table:number-columns-repeated="16377"/>
        </table:table-row>
        <table:table-row table:style-name="ro1">
          <table:table-cell office:value-type="float" office:value="915" table:style-name="ce1">
            <text:p>915</text:p>
          </table:table-cell>
          <table:table-cell office:value-type="string" table:style-name="ce1">
            <text:p>방탄소년단</text:p>
          </table:table-cell>
          <table:table-cell office:value-type="string" table:style-name="ce1">
            <text:p>하루만</text:p>
          </table:table-cell>
          <table:table-cell office:value-type="string" table:style-name="ce1">
            <text:p>2014.2.12</text:p>
          </table:table-cell>
          <table:table-cell office:value-type="string" table:style-name="ce1">
            <text:p>사계절</text:p>
          </table:table-cell>
          <table:table-cell office:value-type="string" table:style-name="ce1">
            <text:p>하루만 내게 시간이 있다면 달콤한 니 향기에 취해서 곤히 난 잠들고파 빡빡한 스케줄 사이에 기회가 있다면 따스하고 깊은 눈 안에 몸 담그고파 I like that, 너의 그 길고 긴 생머리 올려 묶을 때의 아찔한 목선과 흘러내린 잔머리 서로 같이 어딜 가든 내 핸드백은 니 허리 Yo ma honey 볼 때마다 숨이 막혀 명동 거리처럼 우리의 bgm은 숨소리 내 이름을 불러줄 때의 니 목소리에 잠겨서 난 수영하고파 너를 좀 더 알고파 너란 미지의 숲을 깊이 모험하는 탐험가 너란 작품에 대해 감상을 해, 너란 존재가 예술이니까 이렇게 매일 난 밤새도록 상상을 해, 어차피 내게는 무의미한 꿈이니까 하루만 너와 내가 함께할 수 있다면 하루만 너와 내가 손잡을 수 있다면 하루만 너와 내가 함께할 수 있다면 하루만 (하루만) 너와 내가 함께할 수 있다면 (Do It Do It Do It) 너와 하루만 있기를 바래 바래 (Do It Do It Do It) 너와 단둘이 보내는 party party (Do It Do It Do It) 너와 하루만 있기를 바래 바래 (Do It Do It Do It) 너와 단둘이 보내는 party party 그럴 수 있다면 얼마나 좋을까 아무데나 가서 밥 먹고 영화 한 편만 볼 수만 있다면 나란 애 정말 뭔 짓이라도 할 텐데 girl I'm sorry, 내 머리가 넘 이성적 인가 봐 그래도 언젠가 보면 웃어줘 조금은, 아니 어쩌면 많이 날 원망하겠지 알아 내 꿈 때문에 널 더 바라보지 못해서 그럼 내게 하루만 줘, 꿈 속이라도 하루만 현실을 핑계 대며 삼켜야 했던 그 수많은 말 중에서 딱 한 마디만 제대로 할 수 있게 그래 나팔꽃이 필 때 만나 헤어지자 꽃이 질 때 쉽게 잊혀질 거라 생각 안 했지만 너에게 난 그랬음 좋겠다면 이기적일까 널 위해서라며 아직 난 거짓말하고 있어 넌 내 한가운데 서 있어 하루만 너와 내가 함께할 수 있다면 하루만 너와 내가 손잡을 수 있다면 하루만 너와 내가 함께할 수 있다면 하루만 (하루만) 너와 내가 함께 하고 있다면, let's go time 24 hours 너와 단둘이 있다면 아침부터 입맞춤해 빠질 수 없는 브런치도 한 입 해 손잡고 너와 햇빛에 몸 담그네 안 끝내, 아름다운 밤중에 너에게 고백해 조명은 달로 해 이 수많은 일들이 내게 말을 해 "단 하루만 있으면 가능해" 하루만 너와 내가 함께할 수 있다면 하루만 너와 내가 손잡을 수 있다면 하루만 너와 내가 함께할 수 있다면 하루만 (하루만) 너와 내가 함께할 수 있다면 (Do It Do It Do It) 너와 하루만 있기를 바래 바래 (Do It Do It Do It) 너와 단둘이 보내는 party party (Do It Do It Do It) 너와 하루만 있기를 바래 바래 (Do It Do It Do It) 너와 단둘이 보내는 party party 하루만 너와 내가 함께할 수 있다면 하루만 너와 내가 손잡을 수 있다면 하루만 너와 내가 함께할 수 있다면 하루만 (하루만) 너와 내가 함께할 수 있다면 Can you please stay with me?</text:p>
          </table:table-cell>
          <table:table-cell office:value-type="string" table:style-name="ce1">
            <text:p>남</text:p>
          </table:table-cell>
          <table:table-cell table:number-columns-repeated="16377"/>
        </table:table-row>
        <table:table-row table:style-name="ro1">
          <table:table-cell office:value-type="float" office:value="916" table:style-name="ce1">
            <text:p>916</text:p>
          </table:table-cell>
          <table:table-cell office:value-type="string" table:style-name="ce1">
            <text:p>유아</text:p>
          </table:table-cell>
          <table:table-cell office:value-type="string" table:style-name="ce1">
            <text:p>End Of Story</text:p>
          </table:table-cell>
          <table:table-cell office:value-type="string" table:style-name="ce1">
            <text:p>2020.9.7</text:p>
          </table:table-cell>
          <table:table-cell office:value-type="string" table:style-name="ce1">
            <text:p>여름</text:p>
          </table:table-cell>
          <table:table-cell office:value-type="string" table:style-name="ce1">
            <text:p>멀리서 별 하나가 지는 밤 더 멋진 곳을 찾아 날아가고 있나 봐 짙어진 풀벌레들 소리 가만히 내게 속삭여 헤어짐이라는 건 슬픈 것만은 아니라고 새하얀 달이 얼굴을 지운 밤 저 액자에다 그리운 것들을 띄워 난 everything 한때 사랑했던 건 마음에 새겨져 있어 어두움 속에도 쉬이 길을 찾을 수 있어 언젠가 좋은 날에 꼭 만나기로 해 때마침 모든 것이 완벽한 날에 it’s you it’s you 멀리서도 단번에 너를 알아볼게 it’s you it’s you 내 분주했던 걸음이 멈추는 곳 it’s you 가리킨 건 it’s you 작은 모닥불이 타는 밤 저 불꽃을 난 하염없이 바라봐 바람의 부드러운 손끝이 머리를 쓸어내리면 널 생각하며 쉬이 잠이 들 수가 있어 언젠가 좋은 날에 꼭 만나기로 해 때마침 모든 것이 완벽한 날에 it’s you it’s you 멀리서도 단번에 너를 알아볼 게 it’s you it’s you 내 분주했던 걸음이 멈춘 자리엔 it’s you 온 세상을 돌아서 하나도 빠짐없이 얘기해줄게 너의 반짝이는 두 눈에 해맑게 눈을 맞춘 채 let me telling you 이 아름다운 모험의 마지막은 너란 걸 너였단 걸 언젠가 좋은 날에 꼭 만나기로 해 때마침 모든 것이 완벽한 날에 it’s you it’s you 멀리서도 단번에 너를 알아볼 게 it’s you it’s you 내 분주했던 걸음이 멈추는 곳 it’s you 가리킨 건 it’s you</text:p>
          </table:table-cell>
          <table:table-cell office:value-type="string" table:style-name="ce1">
            <text:p>여</text:p>
          </table:table-cell>
          <table:table-cell table:number-columns-repeated="16377"/>
        </table:table-row>
        <table:table-row table:style-name="ro1">
          <table:table-cell office:value-type="float" office:value="917" table:style-name="ce1">
            <text:p>917</text:p>
          </table:table-cell>
          <table:table-cell office:value-type="string" table:style-name="ce1">
            <text:p>뉴이스트</text:p>
          </table:table-cell>
          <table:table-cell office:value-type="string" table:style-name="ce1">
            <text:p>Segno</text:p>
          </table:table-cell>
          <table:table-cell office:value-type="string" table:style-name="ce1">
            <text:p>2019.4.29</text:p>
          </table:table-cell>
          <table:table-cell office:value-type="string" table:style-name="ce1">
            <text:p>사계절</text:p>
          </table:table-cell>
          <table:table-cell office:value-type="string" table:style-name="ce1">
            <text:p>낡은 소파 한 켠 기대어 보면 따듯한 온기가 남아있는 숲 딱 한 가지 내 소원은 여기 그대로 서있는 Baby don’t forget my mind Baby don’t forget my heart 널 찾으려 떠나왔던 머나먼 모험엔 넌 언제나 내 맘에 있었어 (Oh baby don’t go) 이제 난 여행을 (Oh baby don’t go) 끝내고 제자리로 난 돌아가 보려 해 I’m turning back to you I’m turning back to you 나에게 남은 건 Zero to 99 완벽한 건 없어 너 말고 난 못한 말이 남아서 그래서 내 발걸음은 Baby don’t forget my mind Baby don’t forget my heart 널 찾으려 떠나왔던 머나먼 모험엔 넌 언제나 내 맘에 있었어 (You) (Oh baby don’t go) 이제 난 여행을 (Oh baby don’t go) 멈추고 제자리로 난 돌아가 보려 해 I’m turning back to you I’m turning back to you 돌고 돌아 그 자리로 내 이유가 돼준 곳 돌고 돌아 그 자리로 내 시작이 돼준 곳 돌고 돌아 내 곁으로 우리가 숨쉬던 곳 돌고 돌아 내 곁으로 I’m turning back to you I’m turning back to you</text:p>
          </table:table-cell>
          <table:table-cell office:value-type="string" table:style-name="ce1">
            <text:p>남</text:p>
          </table:table-cell>
          <table:table-cell table:number-columns-repeated="16377"/>
        </table:table-row>
        <table:table-row table:style-name="ro1">
          <table:table-cell office:value-type="float" office:value="918" table:style-name="ce1">
            <text:p>918</text:p>
          </table:table-cell>
          <table:table-cell office:value-type="string" table:style-name="ce1">
            <text:p>프리스틴</text:p>
          </table:table-cell>
          <table:table-cell office:value-type="string" table:style-name="ce1">
            <text:p>WEE WOO</text:p>
          </table:table-cell>
          <table:table-cell office:value-type="string" table:style-name="ce1">
            <text:p>2017.3.21</text:p>
          </table:table-cell>
          <table:table-cell office:value-type="string" table:style-name="ce1">
            <text:p>사계절</text:p>
          </table:table-cell>
          <table:table-cell office:value-type="string" table:style-name="ce1">
            <text:p>Wee woo Wee woo Wee We are Pristin 안녕 나는 우리 집의 Princess (아야야야) 모험을 좋아해 (아야야야 후) 너라는 풍선을 불어보고 싶어 (아야야야) 팡! 터트려보면 뭐가 있을까? 나 좋단 애들 줄을 섰는데 (Oh 왜 왜) 그 줄에 넌 왜 안 서 있는 건데 (Oh 왜 왜) 아 눈부셔, 내 맘 부셔 You’re my super super hero 아 눈부셔, 내 맘 부셔 You’re my super hero Ring ring 여보세요 지금 앰뷸런스 한 대 보내주세요 너와 눈 마주치면 띵 어지러워 좋아해 널 좋아해 BUBU 두근두근 뛰는 내 심장이 두근 좋아해 아주 많이 BUBU 너를 볼 때 내 마음 Wee woo Wee woo Wee Wee woo Wee woo Wee 위험 위험해 Wee woo Wee woo Wee 기다리고 있어 너를 보니 미쳐 내 마음은 시속 100Km 나는 맘 먹었어 너를 갖고 싶어 지금 지금 딱 거기 있어 나 좋단 애들 줄을 섰는데 Oh 왜 왜 그 줄에 넌 왜 안 서 있는 건데 Oh 왜 왜 아 눈부셔, 내 맘 부셔 You’re my super super hero 아 눈부셔, 내 맘 부셔 You’re my super hero Ring ring 여보세요 지금 앰뷸런스 한 대 보내주세요 너와 눈 마주치면 띵 어지러워 좋아해 널 좋아해 BUBU 두근두근 뛰는 내 심장이 두근 좋아해 아주 많이 BUBU 너를 볼 때 내 마음 Wee woo Wee woo Wee Wee woo Wee woo Wee 위험 위험해 Wee woo Wee woo Wee 요술 램프 베베 문질러 너를 이뤄달라고 주문을 걸어 해님 달님 별님 모두에게 주문을 건다 주문이 걸렸나 확인해 보자 좋아해 널 좋아해 BUBU 두근두근 뛰는 내 심장이 두근 좋아해 아주 많이 BUBU 너를 볼 때 내 마음 쏟아지고 있어 Wee woo Wee woo Wee 위험 위험해 Wee woo Wee woo Wee</text:p>
          </table:table-cell>
          <table:table-cell office:value-type="string" table:style-name="ce1">
            <text:p>여</text:p>
          </table:table-cell>
          <table:table-cell table:number-columns-repeated="16377"/>
        </table:table-row>
        <table:table-row table:style-name="ro1">
          <table:table-cell office:value-type="float" office:value="919" table:style-name="ce1">
            <text:p>919</text:p>
          </table:table-cell>
          <table:table-cell office:value-type="string" table:style-name="ce1">
            <text:p>공기남</text:p>
          </table:table-cell>
          <table:table-cell office:value-type="string" table:style-name="ce1">
            <text:p>파란섬</text:p>
          </table:table-cell>
          <table:table-cell office:value-type="string" table:style-name="ce1">
            <text:p>2019.8.8</text:p>
          </table:table-cell>
          <table:table-cell office:value-type="string" table:style-name="ce1">
            <text:p>여름</text:p>
          </table:table-cell>
          <table:table-cell office:value-type="string" table:style-name="ce1">
            <text:p>날씨가 좋아요 함께 떠날까요 별을 보며 설레는 대화를 해볼까요 좀 더 다가와 줘요 포근한 어깨에 기대 둘만의 Tonight 저 바다를 건너 푸른 섬을 향해 한 배를 타고 한 곳을 바라봐 둘 만의 모험 걱정은 하지 마 우리 함께 가면 되는 걸 두려워 하지 마 너만 있으면 돼 푸른 하늘 끝 그 어딘가 함께해 저 파란 별 끝에 밧줄을 묶고 우리 같이 함께 올라가 볼까 너와 내 앞에 끝없이 펼쳐진 은하수 안에서 헤엄쳐 볼래 그 곳은 어떨지 상상은 안가 네가 있어서 갈 수 있어 기분이 좋아요 함께 떠날래요 달을 보며 꿈같은 대화를 해볼까요 좀 더 다가와 줘요 포근한 어깨에 기대 둘만의 Tonight I don’t wanna be without you I don’t wanna be except you Please hold my hand And we can find the blue moon in your eyes Hold me Please hold me 지금 우리 함께 걷는 이 길의 끝엔 햇살이 기다려 I`m with you Let me with you Can’t be without you 바람을 타고 무지개를 건너 그 길 위의 햇살을 느껴봐 날씨가 좋아요 함께 떠날래요 별을 보며 설레는 대화를 해볼까요 좀 더 다가와 줘요 포근한 어깨에 기대 둘만의 Tonight 기분이 좋아요 함께 떠날래요 달을 보며 꿈같은 대화를 해볼까요 좀 더 다가와 줘요 포근한 어깨에 기대 둘만의 Tonight I don’t wanna be without you I don’t wanna be except you I don’t wanna be without you I don’t wanna be except you</text:p>
          </table:table-cell>
          <table:table-cell office:value-type="string" table:style-name="ce1">
            <text:p>남</text:p>
          </table:table-cell>
          <table:table-cell table:number-columns-repeated="16377"/>
        </table:table-row>
        <table:table-row table:style-name="ro1">
          <table:table-cell office:value-type="float" office:value="920" table:style-name="ce1">
            <text:p>920</text:p>
          </table:table-cell>
          <table:table-cell office:value-type="string" table:style-name="ce1">
            <text:p>EXO</text:p>
          </table:table-cell>
          <table:table-cell office:value-type="string" table:style-name="ce1">
            <text:p>EL DORADO</text:p>
          </table:table-cell>
          <table:table-cell office:value-type="string" table:style-name="ce1">
            <text:p>2015.3.30</text:p>
          </table:table-cell>
          <table:table-cell office:value-type="string" table:style-name="ce1">
            <text:p>사계절</text:p>
          </table:table-cell>
          <table:table-cell office:value-type="string" table:style-name="ce1">
            <text:p>또 같은 꿈을 꿨어 끝없는 사막 끝에 눈부신 도시는 항상 닿기도 전에 사라져버려 내가 가야 할 그 곳을 향해서 멀고도 험난한 여정을 하겠어 아무것도 확신 할 수도 기약조차 할 수 없어도 Find the El Dorado 난 지금 떠나려해 더 큰 모험엔 언제나 위험이 따르는 법 우리 앞에 펼쳐진 저 빛 속으로 그 누구도 모르는 미래를 향해 먼 훗날에 전설이 될 걸음 The El dorado 어떤 날엔 폭풍 속에 있다 해도 함께라면 두렵지 않아 oh El Dorado rado 낙원을 찾아 Sail sail sail, gotta gotta go go, gotta find the El Dorado El Dorado do Sail sail sail, gotta gotta go go, gotta find the El Dorado El Dorado 고요한 바람 소리가 난 들려 어디서 불어왔을까 금빛 노래 두 눈을 감아보니 조금 더 선명해진 그 곳이 아른거려 저 끝을 알 수 없어도 또 돌아갈 순 없어도 Find the El Dorado 그 곳이 나를 부를 때 같은 자리에 난 멈춰있진 않겠어 저 멀리 모래로 된 높은 파도 또 몰아쳐 와도 내가 만날 운명 그건 El Dorado Sail sail sail, gotta gotta go go, gotta find the El Dorado El Dorado 험난한 여정 장애물 이어져 하나된 우린 모든걸 넘어 저 빛은 커져 No pain No gain 이곳은 미지의 세계 열손가락 모두 더해 위에 원을 We are one Now we're here 수많은 시간들이 우리를 스치고 더 펼쳐진 날들이 난 더욱 기대가 돼 날 믿어준 그들에게 옳았다고 증명해 보일거야 같은 하늘 같은 이름 아래 우린 하나기에 서로를 믿어 oh El Dorado rado (I know it’s there) 저 멀리 모래로 된 높은 파도 또 몰아쳐 와도 우린 다시 맞서 결국 El dorado Sail sail sail, gotta gotta go go, gotta find the El Dorado El Dorado</text:p>
          </table:table-cell>
          <table:table-cell office:value-type="string" table:style-name="ce1">
            <text:p>남</text:p>
          </table:table-cell>
          <table:table-cell table:number-columns-repeated="16377"/>
        </table:table-row>
        <table:table-row table:style-name="ro1">
          <table:table-cell office:value-type="float" office:value="921" table:style-name="ce1">
            <text:p>921</text:p>
          </table:table-cell>
          <table:table-cell office:value-type="string" table:style-name="ce1">
            <text:p>빈지노</text:p>
          </table:table-cell>
          <table:table-cell office:value-type="string" table:style-name="ce1">
            <text:p>Life In Color</text:p>
          </table:table-cell>
          <table:table-cell office:value-type="string" table:style-name="ce1">
            <text:p>2016.5.20</text:p>
          </table:table-cell>
          <table:table-cell office:value-type="string" table:style-name="ce1">
            <text:p>사계절</text:p>
          </table:table-cell>
          <table:table-cell office:value-type="string" table:style-name="ce1">
            <text:p>색깔 없는 과일 누가 먹겠니 모양이 같은 게 수백 개면 널 찾겠니 다들 똑같앴지 다 생각이 굳어있었지 딱딱딱 딱 하나 있는 똑똑한 외계인 너였어 그런 너라면 뭔들, 너랑 이면 뭐든 할래 너의 우주선이 위험해 보여도 난 탈래 난 모험심 많은 risk taker with a palette so i'll fly with you 너가 우주선을 타면 내가 튜닝해줄게 너에게 초능력이 있어 나를 사로잡았다면 나는 물감이 많아 i'll color you i'll make u colorful 너가 옷이 필요하다면 baby i can style you 어느 누구도 본 적 없는 외계인과 예술가 우린 조합이 좋아요 i just wanna get inspired 근데 지구인들은 색깔이 다 비슷해 근데 today i found you baby i feel something different because of you 내 인생에 들어와요 my lifes in color 나는 틀을 늘 깨 너랑 함께 있을 때면 난 i feel something different because of you 색깔없는 과일 누가 먹겠니 모양이 같은게 수백개면 널 찾겠니 다들 똑같앴지 다 생각이 굳어있었지 딱딱딱 딱 하나있는 똑똑한 외계인 너였어 그런 너라면 뭔들, 너랑이면 뭐든 할래 너의 우주선이 위험해 보여도 난 탈래 난 모험심 많은 risk taker with a palette so i'll fly with you baby i'll fly with you 난 재채기를 하면 그게 무지개가 돼 i 아츄 너랑 있을 땐 바다같이 내 맘 깊어 like blue baby i got blue 캔버스 같은 달력 위에 어떤 그림을 그릴까 생각을 한다면 너가 없이는 나는 아무것도 안 떠올라 머릿속이 하얗죠 i just wanna get inspired 근데 지구인들은 색깔이 다 거기서 거기 초록 색깔만을 원하지 because that means money there is no variety 그래서 난 널 원하지 나의 삶은 야망만이 필요했던 게 아녔지 난 너와 함께 있을 때면 i get something different because of you 색깔 없는 과일 누가 먹겠니 모양이 같은 게 수백 개면 널 찾겠니 다들 똑같앴지 다 생각이 굳어있었지 딱딱딱 딱 하나 있는 똑똑한 외계인 너였어 그런 너라면 뭔들, 너랑 이면 뭐든 할래 너의 우주선이 위험해 보여도 난 탈래 난 모험심 많은 risk taker with a palette so i'll fly with you baby I'll fly with you i can fly with you baby i will fly with you 너가 누구여도 나는 always baby I'll fly with you I can fly with you baby i wil fly with you 난 너와 함께라면 fly with you fly with you baby ill fly with you</text:p>
          </table:table-cell>
          <table:table-cell office:value-type="string" table:style-name="ce1">
            <text:p>남</text:p>
          </table:table-cell>
          <table:table-cell table:number-columns-repeated="16377"/>
        </table:table-row>
        <table:table-row table:style-name="ro1">
          <table:table-cell office:value-type="float" office:value="922" table:style-name="ce1">
            <text:p>922</text:p>
          </table:table-cell>
          <table:table-cell office:value-type="string" table:style-name="ce1">
            <text:p>오마이걸</text:p>
          </table:table-cell>
          <table:table-cell office:value-type="string" table:style-name="ce1">
            <text:p>메아리</text:p>
          </table:table-cell>
          <table:table-cell office:value-type="string" table:style-name="ce1">
            <text:p>2018.9.10</text:p>
          </table:table-cell>
          <table:table-cell office:value-type="string" table:style-name="ce1">
            <text:p>여름</text:p>
          </table:table-cell>
          <table:table-cell office:value-type="string" table:style-name="ce1">
            <text:p>이 느낌 난 왠지 꿈에서 본 적 있었는지 왜 낯설지가 않니 정글 숲 야자나무 나에겐 설렘이란 사실 초록빛에 가깝지 온종일 오르락내리락 이런 맘을 너는 알긴 할까 그래 거기 안녕 좋은 아침 난 말야 아무도 못 가본 멀리까지 더 가볼 거야 사랑이란 모험이야 내 맘이 이 두 발이 갑자기 좀 더 빨리 이런 달리기 있잖아 솔직히 오랜만인 것 같애 머리카락을 바짝 올려 묶고서 달려가 내가 전하고 싶은 건 내 맘속의 메아리 소리 태양 아래서 살짝 그을린 두 볼이 뜨거워 느껴져 내 진심이 좋아해 널 꽤 아주 많이 보이니 들리니 확신에 찬 내 걸음걸이 당찬 목소리 부스럭 인기척 서로의 마음 한가운데 들어와 있는 거지 날마다 땀이 나 목이 타 머리에선 김이 날 것 같아 때마침 날 적시던 소나기 난 말야 아무도 못 가본 높이까지 더 오를 거야 사랑이란 모험이야 네 말이 마른하늘이 몸이 빨리 날아오르는 느낌 기분이 좋은지 떨리는 두 손이 멋대로 어깨에 툭 머리카락을 바짝 올려 묶고서 달려가 내가 전하고 싶은 건 내 맘속의 메아리 소리 태양 아래서 살짝 그을린 두 볼이 뜨거워 느껴져 내 진심이 좋아해 널 꽤 아주 많이 메아리 소리 좋아해 많이 메아리 소리 좋아해 많이 메아리 소리 좋아해 많이 메아리 소리 좋아해 많이 머리카락을 바짝 올려 묶고서 달려가 내가 전하고 싶은 건 내 맘속의 메아리 소리 태양 아래서 살짝 그을린 두 볼이 뜨거워 느껴져 내 진심이 좋아해 널 꽤 아주 많이 lalalalala lalalalalalala lalalalala 내 맘속의 메아리 소리 lalalalala lalalalalalala lalalalala 좋아해 널 꽤 아주 많이</text:p>
          </table:table-cell>
          <table:table-cell office:value-type="string" table:style-name="ce1">
            <text:p>여</text:p>
          </table:table-cell>
          <table:table-cell table:number-columns-repeated="16377"/>
        </table:table-row>
        <table:table-row table:style-name="ro1">
          <table:table-cell office:value-type="float" office:value="923" table:style-name="ce1">
            <text:p>923</text:p>
          </table:table-cell>
          <table:table-cell office:value-type="string" table:style-name="ce1">
            <text:p>폴킴</text:p>
          </table:table-cell>
          <table:table-cell office:value-type="string" table:style-name="ce1">
            <text:p>만나볼래요</text:p>
          </table:table-cell>
          <table:table-cell office:value-type="string" table:style-name="ce1">
            <text:p>2019.10.7</text:p>
          </table:table-cell>
          <table:table-cell office:value-type="string" table:style-name="ce1">
            <text:p>여름</text:p>
          </table:table-cell>
          <table:table-cell office:value-type="string" table:style-name="ce1">
            <text:p>첨엔 혼자인 게 너무나 좋았어 그래 너도 내가 없으니 좋았지 우린 오래 함께였고 서로의 시간을 찾아 머나먼 모험을 한 거야 따사로운 햇살 새들의 속삭임과 끝없이 펼쳐진 푸른 바다 향기도 숨을 쉬면 느껴지는 자유가 너를 더 너를 더 떠오르게 해 두밥바 두밥바 다시 만나볼래요 두밥바 두밥바 내 손 잡아 줄래요 손에 물 한 방울 안 묻힐 순 없겠지만 후회하게는 안 할게요 첨엔 나도 이게 좋을 줄 알았어 그래 너도 내가 없으니 편하지 서로 바쁘단 핑계로 소홀해진 거야 다시 새로운 시작을 할 거야 오늘따라 날씬 왜 이리 구린 거야 미세먼지 나쁨 그 정도야 익숙해 뭐 하나 뜻대로 되는 게 없어 너를 더 너를 더 떠오르게 해 두밥바 두밥바 다시 만나볼래요 두밥바 두밥바 내 손 잡아 줄래요 적절한 집착 특유의 유머러스함으로 실망시키진 않을게요 하나론 외롭고 함께면 힘들다며 허구한 날 세상 탓만 할 순 없잖아 웃을 때 번지는 눈가의 미소가 너를 더 너를 더 떠오르게 해 두밥바 두밥바 다시 만나볼래요 두밥바 두밥바 내 손 잡아 줄래요 싸우다 지쳐서 잠들 날도 많겠지만 내가 더 많이 노력할게요 후회하게는 안 할게요 그대를 그대만 그대와 그대의 그대여 나와 만나볼래요</text:p>
          </table:table-cell>
          <table:table-cell office:value-type="string" table:style-name="ce1">
            <text:p>남</text:p>
          </table:table-cell>
          <table:table-cell table:number-columns-repeated="16377"/>
        </table:table-row>
        <table:table-row table:style-name="ro1">
          <table:table-cell office:value-type="float" office:value="924" table:style-name="ce1">
            <text:p>924</text:p>
          </table:table-cell>
          <table:table-cell office:value-type="string" table:style-name="ce1">
            <text:p>이진아</text:p>
          </table:table-cell>
          <table:table-cell office:value-type="string" table:style-name="ce1">
            <text:p>따뜻한 힘</text:p>
          </table:table-cell>
          <table:table-cell office:value-type="string" table:style-name="ce1">
            <text:p>2019.11.30</text:p>
          </table:table-cell>
          <table:table-cell office:value-type="string" table:style-name="ce1">
            <text:p>사계절</text:p>
          </table:table-cell>
          <table:table-cell office:value-type="string" table:style-name="ce1">
            <text:p>안녕 만나서 반가워 사랑스러운 내 친구 매일매일 너와 같이 시간 보내고 싶어 함께란 건 소중해 기쁨 슬픔 나눌 수 있어 슬퍼하지 마 멋진 자동차 타고서 한번 달려보는 거야 모험을 떠날 거야 넘어져도 괜찮아 괜찮아 나는 나는 인형인 걸 따뜻한 힘 모을 거야 사랑의 소리 들려줘 너에게 힘 전해줄 거야 웃을 수 있게 행복한 매일 될 수 있도록 별처럼 따뜻한 마음을 사랑을 가득 담아서</text:p>
          </table:table-cell>
          <table:table-cell office:value-type="string" table:style-name="ce1">
            <text:p>여</text:p>
          </table:table-cell>
          <table:table-cell table:number-columns-repeated="16377"/>
        </table:table-row>
        <table:table-row table:style-name="ro1">
          <table:table-cell office:value-type="float" office:value="935" table:style-name="ce1">
            <text:p>935</text:p>
          </table:table-cell>
          <table:table-cell office:value-type="string" table:style-name="ce1">
            <text:p>구구단</text:p>
          </table:table-cell>
          <table:table-cell office:value-type="string" table:style-name="ce1">
            <text:p>Wonderland</text:p>
          </table:table-cell>
          <table:table-cell office:value-type="string" table:style-name="ce1">
            <text:p>2016.6.28</text:p>
          </table:table-cell>
          <table:table-cell office:value-type="string" table:style-name="ce1">
            <text:p>사계절</text:p>
          </table:table-cell>
          <table:table-cell office:value-type="string" table:style-name="ce1">
            <text:p>어쩌지 내 맘이 어쩔 줄을 몰라 해 도대체 왜야 왜 처음으로 느끼는 뭔가 다른 세상에 살며시 몰래 따라가 두근두근 떨리는 내 마음을 어째 한발 한발 다가가 볼까 불어오는 바람에 몸을 맡기고 날아가볼까 머리부터 발끝까지 모든 걸 나의 모든 걸 난 찾고 싶어 하나하나 눈에 담고 싶은 걸 작은 것까지 난 알고 싶어 baby 날 따라다니는 머리 속에 물음표 거긴 대체 어때 물방울처럼 톡 터지는 이 궁금증 모험은 시작된 거야 반짝반짝 빛나는 숲 속 길을 따라 한발 한발 조심스럽게 구름 위로 살며시 몸을 맡기고 날아가볼까 머리부터 발끝까지 모든 걸 나의 모든 걸 난 찾고 싶어 하나하나 눈에 담고 싶은 걸 작은 것까지 난 알고 싶어 baby Tell Me Now 조금씩 다가가 볼 거야 아이쿠! 이걸! 어째! 내 손 잡아 줄래 같이 갈래 파란 하늘로 하나부터 열까지 난 궁금해 저기 먼 곳에 새로운 세계 하나하나 시작해 내 첫걸음 지금부터 난 시작할 거야 baby 머리부터 발끝까지 모든 걸 나의 모든 걸 난 찾고 싶어 하나하나 눈에 담고 싶은 걸 작은 것까지 난 알고 싶어 baby 라랄라랄 라라 라랄라랄 라라 라랄라랄 라랄 랄라 라랄라랄 라라 라랄라랄 라라 라랄라랄 라랄 랄라 라랄라랄 라라</text:p>
          </table:table-cell>
          <table:table-cell office:value-type="string" table:style-name="ce1">
            <text:p>여</text:p>
          </table:table-cell>
          <table:table-cell table:number-columns-repeated="16377"/>
        </table:table-row>
        <table:table-row table:style-name="ro1">
          <table:table-cell office:value-type="float" office:value="926" table:style-name="ce1">
            <text:p>926</text:p>
          </table:table-cell>
          <table:table-cell office:value-type="string" table:style-name="ce1">
            <text:p>권영훈, 최진호</text:p>
          </table:table-cell>
          <table:table-cell office:value-type="string" table:style-name="ce1">
            <text:p>갈매기의 꿈</text:p>
          </table:table-cell>
          <table:table-cell office:value-type="string" table:style-name="ce1">
            <text:p>2019.3.16</text:p>
          </table:table-cell>
          <table:table-cell office:value-type="string" table:style-name="ce1">
            <text:p>여름</text:p>
          </table:table-cell>
          <table:table-cell office:value-type="string" table:style-name="ce1">
            <text:p>sea mew, 비행하지 바다 위 비행하지 갈매기 날개 끝에는 고민을 담아 날리지 멀리 보내게 (항구에 앉아 파도 따라) 나는 소리는 swerve (나는 소리 swerve) 갈매기는 what (갈매기) 기리보이는 G.R. 난 원해 숨을 쉬는 거 꿈을 꾸는 거 표현하는 것뿐에 다른 추억에 다른 모습에 힘을 쓰는 건 추해 난 앞이 보일 때까지만 날아가야겠어 옆에 날개 접은 갈매기가 보여 계속 날개를 윙윙 비행기보다 (위에 위에) 비행기들 다 피해 내 날개에 적힌 건 (블링 블링) 새가 난 참 부러워 야 난 날개 달면 바로 fly 맛을 볼 걸 구름 정말 구름은 아무 맛도 없나? 누구도 몰라 I was trying to perfect flying 내가 갈매기야 말이 안 되나 우린 계속 다른 말에 휩쓸리며 살아야 해? 방황하면서? 아님 내게 집중해야 해? 나는 계속 살아남아야 해? 앞만 보며 날아야 해? 나는 계속 직진해야 해? 그저 흘러가는 대로 살지 말길 그저 흘러가는 대로 사는 게 맞지 기억해줘 우린 아직 (젊고 쩔어) 빛나고 있어 바다의 그 (풍경처럼) 저 너머를 보려면 가장 높게 날아야지 한 마리의 갈매기가 되어 도약, 항구에서부터 자유로이 Fly 날아가자 Fly 날개를 윙윙 윙윙 날개를 윙윙 윙윙 날개를 윙윙 윙윙 날개를 윙윙 윙윙 항구에 앉아 파도 따라 너머를 보기 위해 날갯짓을 했네 훨훨 너머를 보게 될 때 내가 실망할지 몰라도 내 눈은 보길 원했지 sea, forest, universe 그러면 마냥 힘들지는 않을 걸 모험이 그럼 나는 갈게 훨훨 모험하는 삶을 살길 바라 네가 원하는 걸 얻어 내야 하지 네가 바라는 게 뭐든 간에 나도 움직이며 걸어가야 하지 며칠 뒤엔 착륙하고 앞에 많은 사람들이 외쳐 Oh god bless man wait 갈매기가 추락하네 피해 Oh god bless man wait 갈매기가 일어났어 날아가게 도와줘야 해 내가 어디에서 걸어가든 저기 다른 곳에 가든 내 모습 지켜낼 수 있다면 뭐 있어 모험하는 삶 계속 외칠 수 있다면 그거 하나 건진다면 계속 날아가지 뭐 난 갈매기가 아니어도 등에 날개가 없대도 윙 난 갈매기가 아니어도 등에 날개가 없대도 윙윙 그저 흘러가는 대로 살지 않게 그저 흘러가는 대로 살아 볼게 아냐 흘러가는 것은 흘러가는 대로 현재의 우리도 멋있는 모습 이 무대 뒤로 무릎 꿇어도 그 모습마저 멋있어지게 만들어야 하니 현재의 속도로 we gone get it fly Fly 날아가자 Fly 날개를 윙윙 윙윙 날개를 윙윙 윙윙 날개를 윙윙 윙윙 날개를 윙윙 윙윙 항구에 앉아 파도 따라</text:p>
          </table:table-cell>
          <table:table-cell office:value-type="string" table:style-name="ce1">
            <text:p>남</text:p>
          </table:table-cell>
          <table:table-cell table:number-columns-repeated="16377"/>
        </table:table-row>
        <table:table-row table:style-name="ro1">
          <table:table-cell office:value-type="float" office:value="927" table:style-name="ce1">
            <text:p>927</text:p>
          </table:table-cell>
          <table:table-cell office:value-type="string" table:style-name="ce1">
            <text:p>팔로알토</text:p>
          </table:table-cell>
          <table:table-cell office:value-type="string" table:style-name="ce1">
            <text:p>Let the Story Begin</text:p>
          </table:table-cell>
          <table:table-cell office:value-type="string" table:style-name="ce1">
            <text:p>2020.8.30</text:p>
          </table:table-cell>
          <table:table-cell office:value-type="string" table:style-name="ce1">
            <text:p>사계절</text:p>
          </table:table-cell>
          <table:table-cell office:value-type="string" table:style-name="ce1">
            <text:p>난 과거이자 현재고, 미래를 안 겁내 또 새 길이 열렸네, 모험을 떠날 채비를 해 겪었던 문제들로 선명히 보여, 이젠 10년째 지킨 자릴 내려놓기 좋은 엔딩이네 마음 편히 웃을 때도 한켠엔 긴장감이 때론 무엇을 지키려고 했던 걸까를 까먹지 많은 것들이 바뀌었지, 사람도, 상황도 다 그렇지 차가운 내 감정이 소름 돋고 안타까웠지 긴 시간 내 사업과 내 가정과 내 만족과 내 자존감 다 지키려고 하던 나의 모습 뒤엔 좌절감 성공과 내 업적과 내 통장 안에 돈들이 사랑하는 사람을 상처받게 하기도 해, 그게 나의 재산 나에 대한 평판은 다수의 여론이 결정해 때론 그게 더러워도 보여줘야만 했지, 어떤 게 나인지를, 어디로 가는지를, 선택한 나의 길은 다음의 누군가의 미래를 밝힐 지도일지도 이런 입장 겪어보기 전엔 몰라, 나를 둘러싼 논란 타인에겐 가십거리, 극복해야만 해, 혼자 위로는 잠시뿐, 실적을 내지 않는다면 난 그냥 무능한 장사꾼, 우정은 밥 안 먹여줘 조건으로 맺어진 종이 몇 장에 서명했으니 난 책임 다 해야 하고 약속한 대로 해내야지 뭔가의 성과를 위해 좀 더 목소릴 키웠던 게 너와 내 관계를 불편하게 해도 성숙히 견뎌내 여긴 회사고 넌 더 나은 곳을 갈 수도 강요할 순 없지, 함께 우리 끝까지 가는 걸 서로가 할 수 있는 최선을 다해서 한대도 만족이 안 되면 결국 우린 다른 길 갈 거고 이런 얘긴 차가운 게 아냐, reality 이 업종에 많은 사람들이 가진 fantasy 늘 줄다리기를 했던 창작 생활과 생존이 날 더 성장시켰으니 그걸로 배운 거지 터뜨린 샴페인 병, 오고 간 계약서와 영수증 사람들이 매긴 점수, 예상 못 한 많은 변수 10년간 이건 내 전부였고 도전들의 연속 너그럽지 않은 게임에서 난 견뎌냈으니 연승 긴 시간 이런 삶에 익숙해졌지만 미련 따윈 버려야 해, 미뤄뒀던 마음의 방을 비워볼 타이밍 수익을 만든 grind, 내가 있는 곳엔 사랑이 Why you wanna try me? 숱한 싸움에 아파오네, 마음이 때론 난 과몰입해, 어쩌면 그게 날 여기에 있게 한 거지 여러 결정이 나란 존재를 만들었네 숫자를 세, 하나둘셋, 마치 긴 꿈에서 깨어나듯 시작의 끝은 새로운 시작, 비운 잔을 채워가듯 함께한 이들은 기억하지 사랑해온 이들은 기억하지 함께한 이들은 기억하니 새로운 다음을 기약하지</text:p>
          </table:table-cell>
          <table:table-cell office:value-type="string" table:style-name="ce1">
            <text:p>남</text:p>
          </table:table-cell>
          <table:table-cell table:number-columns-repeated="16377"/>
        </table:table-row>
        <table:table-row table:style-name="ro1">
          <table:table-cell office:value-type="float" office:value="928" table:style-name="ce1">
            <text:p>928</text:p>
          </table:table-cell>
          <table:table-cell office:value-type="string" table:style-name="ce1">
            <text:p>스트레이키즈</text:p>
          </table:table-cell>
          <table:table-cell office:value-type="string" table:style-name="ce1">
            <text:p>Astronaut</text:p>
          </table:table-cell>
          <table:table-cell office:value-type="string" table:style-name="ce1">
            <text:p>2019.12.9</text:p>
          </table:table-cell>
          <table:table-cell office:value-type="string" table:style-name="ce1">
            <text:p>사계절</text:p>
          </table:table-cell>
          <table:table-cell office:value-type="string" table:style-name="ce1">
            <text:p>탐험을 떠나갈 거야 Right now Young and free 두려울 건 없잖아 어디든 아지트가 될 거야 우주로 가자 Like an astronaut 난 준비돼있어 이미 가방을 다 쌌고 I stayed up all night 설레서 잠도 못 잤어 I’m brave, I’m great 다 돼 내가 뭐를 하든 Okay 준비 Ready steady 이제 가자고 Anywhere 지도 따윈 내 맘이 가는 대로 그려 필요 없네 내 발이 닿는 대로 밟아 그래 모험해 내 우주선에 타 Like an astronaut 저기 별은 내 두 손에 닿을 듯이 점점 다가오네 코앞에 다가오면 그저 잡으면 돼 어디든 가면 되니까 어디든 가면 돼 어디든 가면 돼 내 우주선에 타면 돼 별 찾으러 떠나 뭘 모르고 Fly tonight (hey) 우주로 가자 Like an astronaut 이상한 나라에 도착해도 찾아 나서지 않을 거야 출구 (Hey) 무섭지 않아 어디도 방에 불 켜고 자는 나이는 벌써 지났다구 (Ey) 나를 막는 게 있다면 넘지 않고 빠샤 빠샤 갑자기 뭔가가 튀어나와도 난 빵야 빵야 지도 따윈 내 맘이 가는 대로 그려 필요 없네 내 발이 닿는 대로 밟아 그래 모험해 내 우주선에 타 Like an astronaut 저기 별은 내 두 손에 닿을 듯이 점점 다가오네 코앞에 다가오면 그저 잡으면 돼 어디든 가면 되니까 어디든 가면 돼 어디든 가면 돼 내 우주선에 타면 돼 탐험을 떠나갈 거야 Right now Young and free 두려울 건 없잖아 어디든 아지트가 될 거야 우주로 가자 Like an astronaut Take off 별 찾으러 떠나 뭘 모르고 Fly tonight (hey) 우주로 가자 Like an astronaut Backpack 준비해놔 ey 당장 별을 찾아 Ey 빨랑 다녀올게 좀만 기다려봐 (Hey hey) Pitch black 해도 난 가 ey 당장 달을 찾아 Ey 빨랑 다녀올게 좀만 기다려봐 (Hey hey) 탐험을 떠나갈 거야 Right now Young and free 두려울 건 없잖아 어디든 아지트가 될 거야 우주로 가자 3, 2, 1, Take off 별 찾으러 떠나 뭘 모르고 Fly tonight (hey) 우주로 가자 Like an astronaut</text:p>
          </table:table-cell>
          <table:table-cell office:value-type="string" table:style-name="ce1">
            <text:p>남</text:p>
          </table:table-cell>
          <table:table-cell table:number-columns-repeated="16377"/>
        </table:table-row>
        <table:table-row table:style-name="ro1">
          <table:table-cell office:value-type="float" office:value="929" table:style-name="ce1">
            <text:p>929</text:p>
          </table:table-cell>
          <table:table-cell office:value-type="string" table:style-name="ce1">
            <text:p>뉴이스트</text:p>
          </table:table-cell>
          <table:table-cell office:value-type="string" table:style-name="ce1">
            <text:p>나의 천국</text:p>
          </table:table-cell>
          <table:table-cell office:value-type="string" table:style-name="ce1">
            <text:p>2016.2.17</text:p>
          </table:table-cell>
          <table:table-cell office:value-type="string" table:style-name="ce1">
            <text:p>사계절</text:p>
          </table:table-cell>
          <table:table-cell office:value-type="string" table:style-name="ce1">
            <text:p>샘물을 찾아 헤매도 어디도 없는 세상 결국엔 그런 건 없었던가 갈 길을 잃은 나 oh 끝이 보이질 않아 빛이 보이질 않아 두렵고 무서워 모든 게 겁나서 숨고만 싶었던 나 용길 내서 한걸음 뗐을 때 눈앞에 나타난 모험에 끝에 찾은 이 곳은 길을 헤매다 도착한 곳은 나만의 낙원 Is You Is You 내가 찾던 Oasis Sis 불안한 내 걱정을 재워줄 공허한 내 마음을 채워줄 나만의 천국 Is You Is You 세상이 온통 너로 가득 차길 바래 건조한 사막 주사위를 던지고 공허한 내 맘 방향을 잃어도 우연히 찾은 넌 마르지 않을 너 오아시스 IS U 나의 천국 IS U 찾기도 전에 난 겁부터 먹어 상상 속 그곳이 아니면 어쩌나 용기를 내서 내디뎠을 때 눈앞에 나타난 모험에 끝에 찾은 이 곳은 길을 헤매다 도착한 곳은 나만의 낙원 Is You Is You 내가 찾던 Oasis Sis 불안한 내 걱정을 재워줄 공허한 내 마음을 채워줄 나만의 천국 Is You Is You 세상이 온통 너로 가득 차길 바래 다 시든 꽃이 다시 피고 말랐던 샘에 물이 솟는 유일한 답은 너라는 걸 알고 있어 절망에 끝에 찾은 이 곳은 나를 숨쉬게 해주는 곳은 나만의 낙원 Is You Is You 내가 찾던 Oasis Sis 모든걸 걸고 널 지켜줄게 모든 게 변해도 변하지 않을 나만의 천국 Is You Is You 세상이 온통 너로 가득 차길 바래</text:p>
          </table:table-cell>
          <table:table-cell office:value-type="string" table:style-name="ce1">
            <text:p>남</text:p>
          </table:table-cell>
          <table:table-cell table:number-columns-repeated="16377"/>
        </table:table-row>
        <table:table-row table:style-name="ro1">
          <table:table-cell office:value-type="float" office:value="930" table:style-name="ce1">
            <text:p>930</text:p>
          </table:table-cell>
          <table:table-cell office:value-type="string" table:style-name="ce1">
            <text:p>자우림</text:p>
          </table:table-cell>
          <table:table-cell office:value-type="string" table:style-name="ce1">
            <text:p>피터의 노래</text:p>
          </table:table-cell>
          <table:table-cell office:value-type="string" table:style-name="ce1">
            <text:p>2011.8.18</text:p>
          </table:table-cell>
          <table:table-cell office:value-type="string" table:style-name="ce1">
            <text:p>사계절</text:p>
          </table:table-cell>
          <table:table-cell office:value-type="string" table:style-name="ce1">
            <text:p>어느 새 우리들의 모험은 끝이 나 버렸네. 어디라도 갈 수 있었지, 자유로운 새처럼. 시간은 우리들에게 아무것도 아닐 줄 알았었네. 세상 따위, 언제라도 버릴 수 있다 생각했네. 라라라라 라라라라 어린 날의 치기와 라라라라 라라라라 살아 갈 많은 날들. 때로는 살아가는 것이 죽기보다 힘들고 지켜내야 할 많은 것이 이 어깨를 눌러도 시간이 우리들에게 무언가 가르쳐주지 않았다면 여전히 우리는 아이인 채 세상을 비웃고만 있겠지. 라라라라 라라라라라 행복의 파랑새와 라라라라 라라라라라 우리가 버린 것들. 때로는 나를 버리려 했고 때로는 세상을 버리려 했고 때로 나 혼자만 그런 줄 알았고. 가지고 있는 줄도 모르는 채 잃어버리는 줄도 모르는 채 아직도 많이 남아 있는 줄 모른 채. 라라라라 라라라라라 어린 나의 치기와 라라라라 라라라라라 살아갈 많은 날들 라라라라 라라라라라 행복의 파랑새야 라라라라 라라라라라 제발 머물러다오.</text:p>
          </table:table-cell>
          <table:table-cell office:value-type="string" table:style-name="ce1">
            <text:p>혼성</text:p>
          </table:table-cell>
          <table:table-cell table:number-columns-repeated="16377"/>
        </table:table-row>
        <table:table-row table:style-name="ro1">
          <table:table-cell office:value-type="float" office:value="931" table:style-name="ce1">
            <text:p>931</text:p>
          </table:table-cell>
          <table:table-cell office:value-type="string" table:style-name="ce1">
            <text:p>원더걸스</text:p>
          </table:table-cell>
          <table:table-cell office:value-type="string" table:style-name="ce1">
            <text:p>Anybody</text:p>
          </table:table-cell>
          <table:table-cell office:value-type="string" table:style-name="ce1">
            <text:p>2008.11.18</text:p>
          </table:table-cell>
          <table:table-cell office:value-type="string" table:style-name="ce1">
            <text:p>사계절</text:p>
          </table:table-cell>
          <table:table-cell office:value-type="string" table:style-name="ce1">
            <text:p>이별이 아니면 안됐어 너 울었어 내 강제성 때문에 넌 나만 아니면돼 Let's go HooK - 원더걸스&gt; I want nobody nobody but you (Anybody Anybody but me) I want nobody nobody but you (Anybody Anybody but me) 난 다른사람은 싫어 니가 아니면 싫어 I want nobody nobody nobody nobody Rap1 - 개코&gt; 나이값 못하고 저렴하게 구는 내가 모험같은 사랑에 대범하지 못한 내가 너무 미워 매몰차게 아주 일방적으로 너를 쫓아낸후에 내 맘은 인적없는 폐가 나 홀로 그리움이란 벗과 술을 짜냈어 자꾸 초라해진 나란 존재 앞에서 널 사랑할 자격없는 놈이라며 울었어 이 비참하고 나약한 내 자격지심 앞에서 나 이를 꽉 물어 잘나가겠다며 당당하게 니앞에 꼭 나타나겠다며 궁상을 떨면서 힘없이 뻣뻣하게 웃어 근데 현실은 안그래 난 또 눈썹 사이를 구겨 uh 심장이 뻥 뚫려서 넘쳐나는 외로움들이 질질새 근데 얇은 내 지갑은 거꾸로 서도 동전하나 새질않아 난 또 빌빌대 HooK - 원더걸스&gt; I want nobody nobody but you (Anybody Anybody but me) I want nobody nobody but you (Anybody Anybody but me) 난 다른사람은 싫어 니가 아니면 싫어 I want nobody nobody nobody nobody Rap2 - 최자&gt; 뒤도 돌아보지말고 제발 나를 떠나 그리고 당분간은 전화기를 꺼놔 아니 차라리 전화번호를 바꿔놔 그래그게 났겠다 절대 나를 찾거나 하지 말아줘 현실에 눈을 떠 더 늦기전에 우리 사랑이란 불을 꺼 우리좋은 추억마저 다 태워버릴까봐 겁이나 그만해 아쉽지만 너 울먹이며 말해 너 없이 난 안돼 착각하지마 내가 없어야 넌 잘돼 너 똑똑하잖아 한번더 생각해봐 너 꼼꼼하잖아 한번더 계산해봐 너무 불리해 사랑이란 도박은 불보듯 뻔해 그때 피눈물만 흘리게 너무 분해 내게 줄께 이별뿐이라는게 곁에 있어봤자 내게 시련뿐이라는게 HooK - 원더걸스&gt; I want nobody nobody but you (Anybody Anybody but me) I want nobody nobody but you (Anybody Anybody but me) 난 다른사람은 싫어 니가 아니면 싫어 I want nobody nobody nobody nobody Verse - JYP&gt; 내말 잘들어 nobody 난 아니 라는게 너무나도 뻔한데 왜 이러고 있니 nobody 뭐하니 돌아서 떠나라는데 왜 계속 거기 서있니 nobody 내말이 맞는 말이잖아 너도 알고있잖아 nobody Anybody but me Rap3 - San E&gt; uh 갖고싶었어 널 처음봤을때 얼른 안고싶었어 생각도 않은채 용서해 나 왜 이렇게 못났나 싶어 너 울던순간 심장을 꺼내 태우고싶어 잘가 가지마 GOD거짓말(싫어싫어) 겉은 가라지만 속은 날 떠나지마 몇번이나 목까지 올라왔지만 마른침과 힘겹게 삼켜가며 독하게 나 다짐해 추억이면 충분타며 여기까지가 끝 우리 사랑의 달력 니 이름이 습관처럼 몸에 베 술취해 미안하다며 혹시 부르게 되 또 그냥 가면 되 Anybody but me 선택하면 되 이것만 알면되 너만이 날 완전케 했던걸 아니 왜냐면 난 빼기 너는 equal nobody HooK - 원더걸스&gt; I want nobody nobody but you (Anybody Anybody but me) I want nobody nobody but you (Anybody Anybody but me) 난 다른사람은 싫어 니가 아니면 싫어 I want nobody nobody nobody nobody</text:p>
          </table:table-cell>
          <table:table-cell office:value-type="string" table:style-name="ce1">
            <text:p>여</text:p>
          </table:table-cell>
          <table:table-cell table:number-columns-repeated="16377"/>
        </table:table-row>
        <table:table-row table:style-name="ro1">
          <table:table-cell office:value-type="float" office:value="932" table:style-name="ce1">
            <text:p>932</text:p>
          </table:table-cell>
          <table:table-cell office:value-type="string" table:style-name="ce1">
            <text:p>소수빈</text:p>
          </table:table-cell>
          <table:table-cell office:value-type="string" table:style-name="ce1">
            <text:p>얼마나 더</text:p>
          </table:table-cell>
          <table:table-cell office:value-type="string" table:style-name="ce1">
            <text:p>2019.12.6</text:p>
          </table:table-cell>
          <table:table-cell office:value-type="string" table:style-name="ce1">
            <text:p>사계절</text:p>
          </table:table-cell>
          <table:table-cell office:value-type="string" table:style-name="ce1">
            <text:p>너의 앞에 있을 때 난 자꾸만 웃음이 나오게 돼 너는 어떤 생각을 하고 있어 나는 그래 똑똑하지 않아 혼자서 해낼 자신이 없어 나는 너의 대답을 듣고 싶어 우린 어떠한 작고 위험한 모험을 하고 있어 저기 멀리 부터 나를 향해 불어오는 너 네게 기대 얘기하고 싶어 난 얼마나 더 나를 보고 싶었나요 희미해진 볕이 얼굴을 뒤덮네요 그대 얼마나 믿나요 나를 바라봐 줄래요 어두워진 밤에 유독 빛나고 있어 그대의 맘에 드리운 채로 영원하게 된다면 나의 욕심들이여 안녕 네게 기대 편히 잠들고 싶어 얼마나 더 나를 보고 싶었나요 희미해진 볕이 얼굴을 뒤덮네요 그대 얼마나 믿나요 나를 바라봐 줄래요 어두워진 밤에 유독 빛나고 있어 그대에게만 줄래요 나를 바라봐 줄래요 어두워진 밤에 유독 빛나고 있어</text:p>
          </table:table-cell>
          <table:table-cell office:value-type="string" table:style-name="ce1">
            <text:p>남</text:p>
          </table:table-cell>
          <table:table-cell table:number-columns-repeated="16377"/>
        </table:table-row>
        <table:table-row table:style-name="ro1">
          <table:table-cell office:value-type="float" office:value="933" table:style-name="ce1">
            <text:p>933</text:p>
          </table:table-cell>
          <table:table-cell office:value-type="string" table:style-name="ce1">
            <text:p>MC스나이퍼</text:p>
          </table:table-cell>
          <table:table-cell office:value-type="string" table:style-name="ce1">
            <text:p>대화</text:p>
          </table:table-cell>
          <table:table-cell office:value-type="string" table:style-name="ce1">
            <text:p>2004.3.18</text:p>
          </table:table-cell>
          <table:table-cell office:value-type="string" table:style-name="ce1">
            <text:p>사계절</text:p>
          </table:table-cell>
          <table:table-cell office:value-type="string" table:style-name="ce1">
            <text:p>대화만이 문화의 불화를 아주 빠르게 변화시키지 모험엔 언제나 위험이 따라 두려운 경험을 몸소 체험 거리로 힙합 문화의 문제점을 문책함에도 거침이 없는 충신의 증언을 충분히 고려해 싸우네 배고픈 MC 삶의 철학은 어머니의 회초리보다 더 매섭지 굳은 내 심지와 패기 의식 속의 의지는 의식주의 의미를 잊고 산지가 오래니 본질을 잃은 MC를 견제 절대 까불게 나두질 못해 콧대와 기세를 남김없이 꺾네 아! 투쟁과 논쟁 병권을 잃은 그대를 주제로 제대로 사실적 시제로 오해가 없는 이해와 화해로 시대를 인도 힙합이라는 거리 문화를 승화 시킴이 필요한 요소는 산소와 같은 MC들의 평화 클럽이 사라져 생업이 사라져 의식이 어린 여린 MC는 실업에 무너져 좌절에 자빠져 아무도 모르게 스스로 사라져 그래봐 디지의 디스는 튼튼한 정신과 육신을 지닌 외침이 아닌 혼자 살고자 발목을 잡은 처신 배신을 낳는 힙합씬의 희생양이자 지는 석양 너의 태양은 빛을 잃었다 열정을 태우지 않기에 디지와 같은 엇갈린 경로를 바로 잡는건 오직 화합 힙합문화는 팬을 잡은 MC의 손에 달렸다 내게 포함된 그대는 누구냐? 배치기의 탁탁입니다. 내가 이끄는 대원이 누구야? Buddha Baby 입니다. 힙합의 대안은 누가 제안해? 스나이퍼 당신 입니다. 붓다베이비의 대가리는 스나이퍼즈 한명뿐 TakTak36&gt; Lord have mercy love &amp; peace 문턱에서만 늘 꿈꿔 그저 매번 단물 쏙 빼먹고 이씬을 거느리겠다고 너는 머릴 써 걸음걸이서 부터가 알아봐야 했다 빨리 막 했어야 했는데 내가 Yo! 서로 다툼 이래갖곤 안된다고 누누히 씬을 갖고 놀고 있어 발전이라곤 no! no! 어림반푼어치 없고 입터진 리스너들의 거친말은 누구 책임인지 서로 등돌리고 있고 대신 가까스로 건넨 말 한마디가 오해로 되고 섣부른 판단에 토네이도처럼 휩쓸어간 먼지가 큰 계곡들을 만들어 너와 내 길을 막아 박차를 가하기엔 벽들이 얼마나 how high 피로 물든 저녁 지쳐 있는 바닥에 대화를 물을 줘야 해 곧 손에쥔 난해한 문제는 한 순간에 사라져가 조금씩 누그러져가 누구부턴가? 펜을 잡은 나부터라는걸 알아둬 Gotta going on 내게 포함된 그대는 누구냐? 배치기의 탁탁입니다. 내가 이끄는 대원이 누구야? Buddha Baby 입니다. 힙합의 대안은 누가 제안해? 스나이퍼 당신 입니다. 붓다베이비의 대가리는 스나이퍼즈 한명뿐 내게 포함된 그대는 누구냐? 배치기의 탁탁입니다. 내가 이끄는 대원이 누구야? Buddha Baby 입니다. 힙합의 대안은 누가 제안해? 스나이퍼 당신 입니다. 붓다베이비의 대가리는 스나이퍼즈 한명뿐 MC Sniper&gt; 전쟁과 디스는 별개의 문제 내가 묻겠다 리얼에 대해 살아있는 자들의 목소리 내가 내뱉는 의식의 소재 명분을 잃은 MC는 하늘을 잃은 정승같아 내가 생각한 MC의 조건을 거침없이 토해라 MC라면 종이와 팬을 항상 지니고 다니며 MC라면 디제이의 충언을 항상 귀담아 들으며 MC라면 거리의 미술을 항상 마음에 그리며 MC라면 언더그라운드에 존경을 표할 것이다 MC라면 거리의 언어를 책으로 여길 것이며 MC라면 춤추는 이들을 무대로 부를 것이며 MC라면 형제의 상처를 내 것으로 여길 것이며 MC라면 무대에 올라 무대에서 죽을 것이다 고향을 떠나온 나의 마음은 언더그라운드 나의 정신과 육신의 존경은 언더그라운드 내게 포함된 그대는 누구냐? 배치기의 탁탁입니다. 내가 이끄는 대원이 누구야? Buddha Baby 입니다. 힙합의 대안은 누가 제안해? 스나이퍼 당신 입니다. 붓다베이비의 대가리는 스나이퍼즈 한명뿐 * 4</text:p>
          </table:table-cell>
          <table:table-cell office:value-type="string" table:style-name="ce1">
            <text:p>남</text:p>
          </table:table-cell>
          <table:table-cell table:number-columns-repeated="16377"/>
        </table:table-row>
        <table:table-row table:style-name="ro1">
          <table:table-cell office:value-type="float" office:value="934" table:style-name="ce1">
            <text:p>934</text:p>
          </table:table-cell>
          <table:table-cell office:value-type="string" table:style-name="ce1">
            <text:p>마마무</text:p>
          </table:table-cell>
          <table:table-cell office:value-type="string" table:style-name="ce1">
            <text:p>DAB DAB</text:p>
          </table:table-cell>
          <table:table-cell office:value-type="string" table:style-name="ce1">
            <text:p>2016.8.31</text:p>
          </table:table-cell>
          <table:table-cell office:value-type="string" table:style-name="ce1">
            <text:p>사계절</text:p>
          </table:table-cell>
          <table:table-cell office:value-type="string" table:style-name="ce1">
            <text:p>답답해 어설픈 Attitude 내 마음 뺏어가긴 애매해 요즘 누가 그런 센척하니 관심 없는 모험담 지루해 좀 더 신선하게 날 당황시켜줘 많은 사람들 시선 부담스러워도 No Problem 안 들려 Blah Blah 가까이 좀 오라고 망설이지 말고 Come on over 답답하게 굴지 말라고 That’s No That’s No 다시 오지 않아 This time and moment 짐승같이 나를 안아줘 화사 문스타 Everybody put your hands up 내 마음대로 할거야 나만 믿고 따라와 답답해 뭐라고 속삭이니 여기 와서 기도해 기도해 어색해도 찔러봐 괜히 집에 가서 후회돼 후회될걸 아마 넌 내가 다가가길 원할걸 하지만 오늘 가진 않을 거야 엇비슷한 나이 딱 너 같은 타입 맘에 들긴 해 망설이지 말고 Come on over 답답하게 굴지 말라고 That’s No That’s No 다시 오지 않아 This time and moment 짐승같이 나를 안아줘 화사 문스타 Everybody put your hands up 내 마음대로 할거야 나만 믿고 따라와 화사 문스타 Everybody put your hands up 내 마음대로 할거야 나만 믿고 따라와 어느새 넌 나를 향해 걷고 있잖아 코 앞까지 와놓고 망설이지 말고 Come on over 답답하게 굴지 말라고 다시 오지 않아 This time and moment 짐승같이 나를 안아줘 망설이지 말고 Come on over 답답하게 굴지 말라고 다시 오지 않아 This time and moment 짐승같이 나를 안아줘</text:p>
          </table:table-cell>
          <table:table-cell office:value-type="string" table:style-name="ce1">
            <text:p>여</text:p>
          </table:table-cell>
          <table:table-cell table:number-columns-repeated="16377"/>
        </table:table-row>
        <table:table-row table:style-name="ro1">
          <table:table-cell office:value-type="float" office:value="935" table:style-name="ce1">
            <text:p>935</text:p>
          </table:table-cell>
          <table:table-cell office:value-type="string" table:style-name="ce1">
            <text:p>트와이스</text:p>
          </table:table-cell>
          <table:table-cell office:value-type="string" table:style-name="ce1">
            <text:p>PONYTAIL</text:p>
          </table:table-cell>
          <table:table-cell office:value-type="string" table:style-name="ce1">
            <text:p>2016.10.24</text:p>
          </table:table-cell>
          <table:table-cell office:value-type="string" table:style-name="ce1">
            <text:p>사계절</text:p>
          </table:table-cell>
          <table:table-cell office:value-type="string" table:style-name="ce1">
            <text:p>축 쳐진 어깨 자신 없는 표정 시작도 전에 너무 많은 걱정 Somebody say nobody cares 어두웠던 내 맘의 sunshine 감춰왔던 네 안의 hurricane 모두 다 반할 face Yeah ponytail 달려가 멈췄던 모험을 다시 시작해봐 자신 있게 고개를 들어 이젠 소심했던 걱정 따윈 날리고 Fairytale 동화 속의 주인공들처럼 순수했던 마음 그대로 널 보여줘 ponytail Po-po-ponytail 겁 먹지마 마음먹은 대로 do it I wanna know I I I wanna know ya 짧은 치마보다 hot한 너의 magic We gotta know we we we gotta know yeah Somebody say nobody cares 어두웠던 내 맘의 sunshine 날 믿어주는 그대 있다면 어디든 갈래 나를 깨워 너만이 ponytail 달려가 멈췄던 모험을 다시 시작해봐 자신 있게 고개를 들어 이젠 소심했던 걱정 따윈 날리고 Fairytale 동화 속의 주인공들처럼 순수했던 마음 그대로 널 보여줘 ponytail Po-po-ponytail 멀지 않은 곳에 있었던 기적 이젠 나를 지켜봐 주길 Higher louder 그대 품에 안겨 외칠 거야 Hold on baby tight 쉽지 않더라도 make it smile Be all right be okay everything’s gonna be all right Come baby try 실패 하더라도 getting twice Be all right be okay yes Ponytail 괜찮아 때론 실수하고 넘어져도 좋아 예쁜 얼굴 가리지 말고 이젠 소심했던 걱정 따윈 날리고 Fairytale 동화 속의 주인공들처럼 순수했던 마음 그대로 널 보여줘 ponytail Oh 너의 맘속에 귀 기울여 봐 Ooh 지금 너의 모습 그대로 널 보여줘 ponytail Po-po-ponytail 보여줘 ponytail Po-po-ponytail 보여줘 ponytail</text:p>
          </table:table-cell>
          <table:table-cell office:value-type="string" table:style-name="ce1">
            <text:p>여</text:p>
          </table:table-cell>
          <table:table-cell table:number-columns-repeated="16377"/>
        </table:table-row>
        <table:table-row table:style-name="ro1">
          <table:table-cell office:value-type="float" office:value="936" table:style-name="ce1">
            <text:p>936</text:p>
          </table:table-cell>
          <table:table-cell office:value-type="string" table:style-name="ce1">
            <text:p>페퍼톤스</text:p>
          </table:table-cell>
          <table:table-cell office:value-type="string" table:style-name="ce1">
            <text:p>세계정복</text:p>
          </table:table-cell>
          <table:table-cell office:value-type="string" table:style-name="ce1">
            <text:p>2005.12.16</text:p>
          </table:table-cell>
          <table:table-cell office:value-type="string" table:style-name="ce1">
            <text:p>여름</text:p>
          </table:table-cell>
          <table:table-cell office:value-type="string" table:style-name="ce1">
            <text:p>그곳은 해질무렵의 어두워진 거리 그저 어디론가 떠나고싶어 그 어떤 새로운 일도 없을거란건 누구보다 잘 알고있었어 하지만 유난히 고요하던 바로 그 날 어느 모퉁이의 초라한 가게, 우연히 먼지 쌓인채 벽에 걸린 낡은 지도를 두 손에 쥐었어 그것은 이 저주받은 모든것의 시작 저기 태양을 향해 날아가는 작고 낡은 우리들의 비행선, 언젠가 어둡고 차가운 폭풍과 끝없는 새벽을 지나 구름속에 숨겨진 빛을 찾아 두팔 가득히 쏟아지는 햇살 눈을 감아도 펼쳐지는 하늘, 끝없이 태양을 바라본 순간 그 어떤 망설임도 없이 떠나온 이 길의 마지막은 부디 웃을수 있기를 그렇게 어둠속에서 시간이 흘러도 무언가를 찾아 헤메이고있어 손에서 놓을 수 없는 모든 꿈들을 언제라도 기억하고 있어 이제는 바로 어제까지 머물던 거리도 모든것이 아주 작게만 보여 고요한 구름의 바다 그 무엇도 잊혀지는 소원따위는 없어 검은 구름사이로 새어나온 가장 찬란한 한줄기의 섬광 그곳에서 붉은 태양은 언제라도 빛나고있었어 저기 태양을 향해 날아가는 작고 낡은 우리들의 비행선, 언젠가 어둡고 차가운 폭풍과 끝없는 새벽을 지나 구름속에 숨겨진 빛을 찾아 텅빈 창공을 향해 나는 새들 거친 바람을 타고 날아올라 끝없이 그 어떤 누구도 멈출수없는 우리들의 모험 언젠가는 기나긴 이 길의 끝에서 웃을수 있기를</text:p>
          </table:table-cell>
          <table:table-cell office:value-type="string" table:style-name="ce1">
            <text:p>남</text:p>
          </table:table-cell>
          <table:table-cell table:number-columns-repeated="16377"/>
        </table:table-row>
        <table:table-row table:style-name="ro1">
          <table:table-cell office:value-type="float" office:value="937" table:style-name="ce1">
            <text:p>937</text:p>
          </table:table-cell>
          <table:table-cell office:value-type="string" table:style-name="ce1">
            <text:p>구구단 세미나</text:p>
          </table:table-cell>
          <table:table-cell office:value-type="string" table:style-name="ce1">
            <text:p>샘이나</text:p>
          </table:table-cell>
          <table:table-cell office:value-type="string" table:style-name="ce1">
            <text:p>2018.7.10</text:p>
          </table:table-cell>
          <table:table-cell office:value-type="string" table:style-name="ce1">
            <text:p>사계절</text:p>
          </table:table-cell>
          <table:table-cell office:value-type="string" table:style-name="ce1">
            <text:p>너는 질투 유발자 너 자꾸 그래봤자 그럴수록 네 마음은 다 들키는 거야 날 좋아하잖아 좋아하잖아 난 네 맘의 파일럿 좋은 말로 타일러 결국 네가 도착할 곳은 난 걸 알아 날 빙빙 돌지 마 빙빙 돌지 마 Day day Thinking love, 난 네 맘속 Ranking one Mayday 날 봐줘, 신호를 보내는 너 넌 내게 오잖아 내게 오잖아 Plz, Don't make me jealous 샘이나 샘이나 (No no no) 웃잖아 웃잖아 (왜 왜 왜) 딴 곳을 보는 너잖아 질투가 나잖아 그래봐 그래봐 예쁜 날 놓칠걸 (I'm so jealous) 숨 가빠, 너 나빠, 이런 장난하지 마 오지 마, 아니 와 헷갈려 나 네게 자꾸 끌리는 나는 뭘까 내게 뭘 한 거야, 넌 뭘 한 거야? Hey stop 항복해 오직 넌 나만의 target 어서 빨리 time to pick it up 한 눈 팔다간 놓칠걸 또 빗나가잖아 빗나가잖아 Freeze, Don't move, I got you~~! 샘이나 샘이나 (No no no) 웃잖아 웃잖아 (왜 왜 왜) 딴 곳을 보는 너잖아 질투가 나잖아 그래봐 그래봐 너 그러다 그러다 너 탐이 나 탐이 나 (너 너 너) 날 밀고 당기는 너 Woo yeah 그러다 예쁜 날 놓칠걸 그 눈빛은 뭐야 뭐 그리 복잡해 Love is complex, Love is complex 사랑은 늘 그래 정답이 없는 미로 속의 낯선 모험일까 샘이나 샘이나 (No no no) 안달 나 안달 나 (왜 왜 왜) 이런 기분이 색달라 더 갖고 싶게 해 이러다 이러다 나 넘어가 넘어가 난 탐이 나 탐이 나 현기증이 나는 너 oh 너 이미 넌 내게 온 거잖아 결국 너는 내게 올 거잖아<text:s/></text:p>
          </table:table-cell>
          <table:table-cell office:value-type="string" table:style-name="ce1">
            <text:p>여</text:p>
          </table:table-cell>
          <table:table-cell table:number-columns-repeated="16377"/>
        </table:table-row>
        <table:table-row table:style-name="ro1">
          <table:table-cell office:value-type="float" office:value="938" table:style-name="ce1">
            <text:p>938</text:p>
          </table:table-cell>
          <table:table-cell office:value-type="string" table:style-name="ce1">
            <text:p>버즈</text:p>
          </table:table-cell>
          <table:table-cell office:value-type="string" table:style-name="ce1">
            <text:p>돈키호테</text:p>
          </table:table-cell>
          <table:table-cell office:value-type="string" table:style-name="ce1">
            <text:p>2018.12.14</text:p>
          </table:table-cell>
          <table:table-cell office:value-type="string" table:style-name="ce1">
            <text:p>사계절</text:p>
          </table:table-cell>
          <table:table-cell office:value-type="string" table:style-name="ce1">
            <text:p>모두 다 날 미쳤다 해도 가던 그대로 걸어갈 거야 모험은 지나야 알게 되는 법 아직은 누구도 나를 몰라 시간을 따르다간 지나가 언젠가 그때 날 뛰게 했던 환상 손안에 넣을 수 없다 해도 한 번쯤 쫓아가 돌아보며 후회하긴 싫어 앞으로 가 멈추는 건 없어 잊지 못한 떨림을 찾고 싶은 내 꿈을 가슴에 품고 달린다 어떤 길을 간다 해도 난 괜찮다 난 괜찮다 결국에 다다르는 그곳은 나만의 꿈 닿을 수 있는 라만차(La Mancha) 마지막 그날의 날 위해 오늘도 나는 간다 모두 다 날 말린다 해도 그건 그대로 재밌을 거야 내 발은 고장이 난 로시난테 Oh 뭘 더 바라겠어 난 좋아 절대로 잡을 수 없다 해도 한 번 더 쫓아가 지나가고 후회하기는 싫어 잊지 못한 떨림을 찾고 싶은 내 꿈을 가슴에 품고 달린다 어떤 길을 간다 해도 난 괜찮다 난 괜찮다 길이 아닌 길을 걸어가 혹 바보 같아도 이대로 달려가 잊지 못한 떨림을 찾고 싶은 내 꿈을 가슴에 품고 달린다 어떤 길을 간다 해도 난 괜찮다 난 괜찮다 난 Don Quixote</text:p>
          </table:table-cell>
          <table:table-cell office:value-type="string" table:style-name="ce1">
            <text:p>남</text:p>
          </table:table-cell>
          <table:table-cell table:number-columns-repeated="16377"/>
        </table:table-row>
        <table:table-row table:style-name="ro1">
          <table:table-cell office:value-type="float" office:value="939" table:style-name="ce1">
            <text:p>939</text:p>
          </table:table-cell>
          <table:table-cell office:value-type="string" table:style-name="ce1">
            <text:p>MC몽</text:p>
          </table:table-cell>
          <table:table-cell office:value-type="string" table:style-name="ce1">
            <text:p>새벽에 띠리링</text:p>
          </table:table-cell>
          <table:table-cell office:value-type="string" table:style-name="ce1">
            <text:p>2016.11.2</text:p>
          </table:table-cell>
          <table:table-cell office:value-type="string" table:style-name="ce1">
            <text:p>사계절</text:p>
          </table:table-cell>
          <table:table-cell office:value-type="string" table:style-name="ce1">
            <text:p>지지리 궁상 떨지 말고 어서 나와줘 밥이라도 먹자 어서 기분 풀러 나와줘 오 밤이 추워 히타를 틀어 야밤에 추억 나홀로 쌩쇼 끙끙 앓고 있잖아 찌질해 아 찌질해 그래 내 가슴 한구석에 가둬둔 너 I don’t know bout that but I do love 내일 다시 올게 얼굴보러 무심코 입은 옷이 커플티 일 때 화장실 칫솔 하나가 더 보일 때 사촌 언니의 언니의 아기를 볼 때 버스 안에서 너의 집을 지나갈 때 새벽에 띠리링 문자를 보고싶어 보고싶어 보고싶어 새벽에 띠리링 답장을 보고싶어 보고싶어 보고싶어 난 아직 소녀 인가봐 날 가지고 날 데리고 놀아줘 난 아직 소녀 인가봐 매일 하트를 눌러줘 넌 쌈을 싸먹고 난 고기를 구워 니가 바라고 좋아하는 단어를 외워 너에게 봄을 주고 난 겨울을 걸어 자꾸 모험 같은 사랑에 시동을 걸어 Like 4 like 너는 감사를 몰라 내가 준 은혜를 좀 알았으면 해 넌 I don’t know bout that but I do love 인스타 그만 하고 나를 불러 무심코 입은 옷이 커플티 일 때 화장실 칫솔 하나가 더 보일 때 사촌 언니의 언니의 아기를 볼 때 버스 안에서 너의 집을 지나갈 때 새벽에 띠리링 문자를 보고싶어 보고싶어 보고싶어 새벽에 띠리링 답장을 보고싶어 보고싶어 보고싶어 난 아직 소녀 인가봐 날 가지고 날 데리고 놀아줘 난 아직 소녀 인가봐 매일 하트를 눌러줘 같은 자리를 빙빙 돌면서 너를 꺼내곤 해 서로가 서로에게 할퀸 상처와 질투를 지우려해 영원할 리 없다는 사람들의 말들 영원할 리 없다는 사람들의 고백 듣지 않기로 해 I don’t know bout that but I do love I don’t know bout that but I do love 새벽에 띠리링 문자를 보고싶어 보고싶어 보고싶어 새벽에 띠리링 답장을 보고싶어 보고싶어 보고싶어 난 아직 소녀 인가봐 날 가지고 날 데리고 놀아줘 난 아직 소녀 인가봐 매일 하트를 눌러줘 눈만 오면 크리스마스 생각 나듯이 나 자꾸 뒤를 봐요 그대 오는지 새벽이 오면 닭이 울 듯이 당연한 듯 그대 추억을 억지로 꺼내요 눈만 오면 크리스마스 생각 나듯이 나 자꾸 뒤를 봐요 그대 오는지 새벽이 오면 닭이 울 듯이 당연한 듯 그대 추억을 억지로 꺼내요</text:p>
          </table:table-cell>
          <table:table-cell office:value-type="string" table:style-name="ce1">
            <text:p>남</text:p>
          </table:table-cell>
          <table:table-cell table:number-columns-repeated="16377"/>
        </table:table-row>
        <table:table-row table:style-name="ro1">
          <table:table-cell office:value-type="float" office:value="940" table:style-name="ce1">
            <text:p>940</text:p>
          </table:table-cell>
          <table:table-cell office:value-type="string" table:style-name="ce1">
            <text:p>XIA</text:p>
          </table:table-cell>
          <table:table-cell office:value-type="string" table:style-name="ce1">
            <text:p>FUN드라이브</text:p>
          </table:table-cell>
          <table:table-cell office:value-type="string" table:style-name="ce1">
            <text:p>2016.5.30</text:p>
          </table:table-cell>
          <table:table-cell office:value-type="string" table:style-name="ce1">
            <text:p>사계절</text:p>
          </table:table-cell>
          <table:table-cell office:value-type="string" table:style-name="ce1">
            <text:p>아무 약속 없는 날 날씬 너무 좋은 날 갈 곳 정한 데 없어 그냥 차에 나 올라 타 혼자만의 Fun 드라이브 오늘 같은 날은 지붕을 내리고 바람이 나를 이끄는 곳으로 let it flow all right 마침 나오는 노래도 좋아 누가 나를 보든 말든 리듬을 타 yeah I'm leavin' 떠나고 싶은 맘은 다 비슷해 잠시만 모든 걸 내려놓고 시간 있을 때 이렇게 나를 풀어주네 모험 같아서 괜스레 나 흥분돼 Uh 강남대로를 달리다 신호에 걸려서 옆에 서 있는 차에 드라이버와 눈을 맞혀 그래 당신 차도 그대를 태우고 좋은 곳으로 안내할 거야 아무 약속 없는 날 날씬 너무 좋은 날 갈 곳 정한 데 없어 그냥 차에 나 올라 타 혼자만의 Fun 드라이브 한강 아니면 숲에 가볼까 여의도 아님 선유도 공원도 좋아 옆자리에는 아무도 안 탔지만 괜찮아 호기심이 오늘 나의 나침반 날씨는 따뜻해 딱 좋은 온도 두 손 꼭 잡은 커플들 사일 홀로 달리고 있지만 딱히 외롭지는 않아 평소엔 보지 못한 풍경이 보이잖아 옆자린 비어 있지만 오늘은 아무도 안 태워 앞을 보고 있지만 어디를 갈지 생각 안 해 그냥 좋아 살짝 부는 바람도 혼자 듣는 내 노래들도 아무 약속 없는 날 날씬 너무 좋은 날 갈 곳 정한 데 없어 그냥 차에 나 올라 타 혼자만의 Fun 드라이브 차가 막혀도 괜찮아 옆 찬 건드려도 그냥 즐기고 있는 이 시간들이 좋아 어딜 가든 언제 도착할지를 생각할 필요 없잖아 아무 약속 없는 날 날씬 너무 좋은 날 갈 곳 정한 데 없어 그냥 차에 나 올라 타 I Love Driving Alone 랄라 랄라라 랄라 랄라라 랄라 랄라라 랄라 랄라라</text:p>
          </table:table-cell>
          <table:table-cell office:value-type="string" table:style-name="ce1">
            <text:p>남</text:p>
          </table:table-cell>
          <table:table-cell table:number-columns-repeated="16377"/>
        </table:table-row>
        <table:table-row table:style-name="ro1">
          <table:table-cell office:value-type="float" office:value="941" table:style-name="ce1">
            <text:p>941</text:p>
          </table:table-cell>
          <table:table-cell office:value-type="string" table:style-name="ce1">
            <text:p>빅스LR</text:p>
          </table:table-cell>
          <table:table-cell office:value-type="string" table:style-name="ce1">
            <text:p>아름다운 밤에</text:p>
          </table:table-cell>
          <table:table-cell office:value-type="string" table:style-name="ce1">
            <text:p>2017.8.28</text:p>
          </table:table-cell>
          <table:table-cell office:value-type="string" table:style-name="ce1">
            <text:p>사계절</text:p>
          </table:table-cell>
          <table:table-cell office:value-type="string" table:style-name="ce1">
            <text:p>오늘은 뭔가 좀 특별한 게 필요해 급할 건 없어 천천히 채워줘도 돼 리듬은 좀 더 짙게 깊게 movin’ on 너에게 스며 들어 그래 Show how it feels Umm How you feel how u feel woo 독일 엔진이 달린 듯 내 심장이 brrr 저 달님도 보채는 둘 술 치워 일부분만 기억하기 싫어 전첼 또렷이 기억하고 묵음 처리할래 둘만의 비밀이어야 해 우리만의 비밀 We need a secret I fly to you everyday *아름다운 밤에 이유는 없어 오늘 밤은 하고 싶은 대로 널 느껴 yeah 분위기에 취해 너에 취해 Lost your mind Feel this moment Feel this moment **I’m feelin’ like woo New wave New wave I’m feelin’ like woo New wave New wave I’m feelin’ like woo 내일보다는 오늘에 좀 더 충실해 이성보다는 본능에 좀 더 가까이 벗어나 짜여진 틀에서 모든 걸 너로 인해 시작해 책이라도 펼쳐낸 듯한 다채로워진 표현 판타지는 현실이 되고 현실이 판타지가 된 모험 맘대로 담아도 되고 상상들을 펼쳐도 변명 안 해도 돼 곡예를 선보이듯 아슬한 전개 속에 구체적으로 흘러가는 우리의 노래 가사는 안 붙여도 돼 이 리듬 속엔 분위기와 느낌 그리고 너와 나 이것만으로 충분해 아름다운 밤에 이유는 없어 오늘 밤은 하고 싶은 대로 널 느껴 yeah 분위기에 취해 너에 취해 Lost your mind Feel this moment Feel this moment 혼자가 아냐 고개 들어서 나를 봐 사랑이란 단어로 우리 둘을 가늠할 수 없어 느낌의 한계를 벗어버려 우리 둘의 교감 그 속 안의 널 완전히 열어 비워진 맘속에 잔을 채워 그 누구보다 크게 소리쳐 Until the end 아름다운 밤에 주인은 없어 돌아오지 않을 이 순간에 널 맡겨 yeah 아주 깊이 취해 너에 취해 Lost your mind Feel this moment Feel this moment I’m feelin’ like woo New wave New wave I’m feelin’ like woo New wave New wave I’m feelin’ like woo</text:p>
          </table:table-cell>
          <table:table-cell office:value-type="string" table:style-name="ce1">
            <text:p>남</text:p>
          </table:table-cell>
          <table:table-cell table:number-columns-repeated="16377"/>
        </table:table-row>
        <table:table-row table:style-name="ro1">
          <table:table-cell office:value-type="float" office:value="942" table:style-name="ce1">
            <text:p>942</text:p>
          </table:table-cell>
          <table:table-cell office:value-type="string" table:style-name="ce1">
            <text:p>장범준</text:p>
          </table:table-cell>
          <table:table-cell office:value-type="string" table:style-name="ce1">
            <text:p>잠이 오질 않네요</text:p>
          </table:table-cell>
          <table:table-cell office:value-type="string" table:style-name="ce1">
            <text:p>2020.10.24</text:p>
          </table:table-cell>
          <table:table-cell office:value-type="string" table:style-name="ce1">
            <text:p>사계절</text:p>
          </table:table-cell>
          <table:table-cell office:value-type="string" table:style-name="ce1">
            <text:p>당신은 날 설레게 만들어 조용한 내 마음 자꾸만 춤추게 해 얼마나 얼마나 날 떨리게 하는지 당신이 이 밤을 항상 잠 못 들게 해 매일 같은 밤 너를 생각하면서 유치한 노랠 들으며 심장이 춤을 추면서 오오 난 너를 기다리면서 유치한 노랠 부르며 심장이 춤을 추면서 워 나를 떨리게 하나요 그대 왜 나를 설레게 하나요 자꾸만 오늘도 잠 못 이루는 이 밤 아름다운 그대 나를 아프게 하나요 웃는 그대 왜 자꾸 설레게 하나요 하염없이 오늘 밤 잠이 오질 않네요 보고 싶은 그대여 당신이 날 힘들게 만들어 갑자기 내 마음 자꾸만 멍들게 해 얼마나 얼마나 잠 못 들게 하는지 고요한 내 마음 항상 시끄럽게 해 매일 같은 밤 너를 생각하면서 유치한 노랠 들으며 심장이 춤을 추면서 워 난 너를 기다리면서 유치한 노랠 부르며 심장이 춤을 추면서 워 나를 떨리게 하나요 그대 왜 나를 설레게 하나요 자꾸만 오늘도 잠 못 이루는 이 밤 아름다운 그대 나를 아프게 하나요 웃는 그대 왜 자꾸 설레게 하나요 하염없이 오늘 밤 잠이 오질 않네요 보고 싶은 그대여 매일 밤 너를 생각하면서 유치한 노랠 들으며 심장이 춤을 추면서 워오 난 너를 기다리면서 유치한 노랠 부르며 심장이 춤을 추면서 워 나를 떨리게 하나요 그대 왜 나를 설레게 하나요 자꾸만 오늘도 잠 못 이루는 이 밤 아름다운 그대여 나를 아프게 하나요 웃는 그대 왜 자꾸 설레게 하나요 하염없이 오늘 밤 잠이 오질 않네요 보고 싶은 그대여</text:p>
          </table:table-cell>
          <table:table-cell office:value-type="string" table:style-name="ce1">
            <text:p>남</text:p>
          </table:table-cell>
          <table:table-cell table:number-columns-repeated="16377"/>
        </table:table-row>
        <table:table-row table:style-name="ro1">
          <table:table-cell office:value-type="float" office:value="943" table:style-name="ce1">
            <text:p>943</text:p>
          </table:table-cell>
          <table:table-cell office:value-type="string" table:style-name="ce1">
            <text:p>임영웅</text:p>
          </table:table-cell>
          <table:table-cell office:value-type="string" table:style-name="ce1">
            <text:p>계단말고 엘리베이터</text:p>
          </table:table-cell>
          <table:table-cell office:value-type="string" table:style-name="ce1">
            <text:p>2018.8.20</text:p>
          </table:table-cell>
          <table:table-cell office:value-type="string" table:style-name="ce1">
            <text:p>사계절</text:p>
          </table:table-cell>
          <table:table-cell office:value-type="string" table:style-name="ce1">
            <text:p>터벅터벅 그 걸음으로 어느 세월에 내게 오나요 저 푸른 하늘 새들처럼 날개를 달고 와야죠 이리저리 돌아보면서 어느 천년에 내게 오나요 더 늦기 전에 돌아와요 빨리빨리 오세요 사랑아 멀어진 나의 사랑아 내 님아 보고픈 나의 사람아 어~허야 내가 내가 간다 그리운 내 님 곁으로 늦기 전에 더 늦기 전에 계단 말고 엘리베이터 터벅터벅 그 걸음으로 어느 세월에 내게 오나요 저 푸른 하늘 새들처럼 날개를 달고 와야죠 이리저리 돌아보면서 어느 천년에 내게 오나요 더 늦기 전에 돌아와요 빨리빨리 오세요 사랑아 멀어진 나의 사랑아 내 님아 보고픈 나의 사람아 어~허야 내가 내가 간다 그리운 내 님 곁으로 늦기 전에 더 늦기 전에 계단 말고 엘리베이터 계단 말고 엘리베이터</text:p>
          </table:table-cell>
          <table:table-cell office:value-type="string" table:style-name="ce1">
            <text:p>남</text:p>
          </table:table-cell>
          <table:table-cell table:number-columns-repeated="16377"/>
        </table:table-row>
        <table:table-row table:style-name="ro1">
          <table:table-cell office:value-type="float" office:value="944" table:style-name="ce1">
            <text:p>944</text:p>
          </table:table-cell>
          <table:table-cell office:value-type="string" table:style-name="ce1">
            <text:p>씨스타</text:p>
          </table:table-cell>
          <table:table-cell office:value-type="string" table:style-name="ce1">
            <text:p>Touch my body</text:p>
          </table:table-cell>
          <table:table-cell office:value-type="string" table:style-name="ce1">
            <text:p>2014.7.21</text:p>
          </table:table-cell>
          <table:table-cell office:value-type="string" table:style-name="ce1">
            <text:p>여름</text:p>
          </table:table-cell>
          <table:table-cell office:value-type="string" table:style-name="ce1">
            <text:p>Touch my body Body Touch my body Body Touch my body Body Touch my body I know you want it 넌 내 곁으로 와 내가 준비한 wine 달콤한 chocolate chocolate 좀 부드럽고 때론 뜨거워지는 너만을 위한 my pool na na na na na na 빨개진 너의 두 눈에 비친 내 모습 운전은 니가 해 그저 내 두 손은 하늘위로 Yeh baby dancing with me you're my star Touch my body 우린 조금씩 빠르게 Oh everybody 푸른 하늘 보다 높이 지금 이 리듬이 좋아 뜨거운 태양아래 너와나 My body body Touch ma body Baby so good 지금 기분은 paradise Baby so nice 우리 둘만의 summer night 조금씩 one step two step 달빛 아래 너와나 My body body Touch ma body Touch my body Body Touch my body Body Touch my body Body Touch my body 하나 둘씩 밝혀지는 니 맘 속안에 촛불 힘이 들 땐 조금 쉬었다가요 여기 red pool 내 입술이 좋아 아님 내 body가 좋아 솔직히 말해 여기 여기 여기 아님 저기 저기 저기 나밖에 없다고 지금 내게 말해줘 부끄럽게 자꾸 보지 말고 계속 날 안아줘 날 사랑한다 말해줘 Touch my body 우린 조금씩 빠르게 Oh everybody 푸른 하늘 보다 높이 지금 이 리듬이 좋아 뜨거운 태양아래 너와나 My body body Touch ma body Baby so good 지금 기분은 paradise Baby so nice 우리 둘만의 summer night 조금씩 one step two step 달빛 아래 너와나 My body body Touch ma body Touch my body my body my body my body my body 너와 함께 있는 지금 Tonight 둘이 함께 보는 저 별들 어느 누구보다 행복해 너와 함께 있는 지금 Tonight 둘이 함께 보는 저 별들 어느 누구보다 행복해 Touch ma body</text:p>
          </table:table-cell>
          <table:table-cell office:value-type="string" table:style-name="ce1">
            <text:p>여</text:p>
          </table:table-cell>
          <table:table-cell table:number-columns-repeated="16377"/>
        </table:table-row>
        <table:table-row table:style-name="ro1">
          <table:table-cell office:value-type="float" office:value="945" table:style-name="ce1">
            <text:p>945</text:p>
          </table:table-cell>
          <table:table-cell office:value-type="string" table:style-name="ce1">
            <text:p>길구봉구</text:p>
          </table:table-cell>
          <table:table-cell office:value-type="string" table:style-name="ce1">
            <text:p>은하수</text:p>
          </table:table-cell>
          <table:table-cell office:value-type="string" table:style-name="ce1">
            <text:p>2020.5.5</text:p>
          </table:table-cell>
          <table:table-cell office:value-type="string" table:style-name="ce1">
            <text:p>사계절</text:p>
          </table:table-cell>
          <table:table-cell office:value-type="string" table:style-name="ce1">
            <text:p>내 안에 단 한 사람이 있다면 내 모든 걸 다 주고 싶은 사람 오직 너뿐인 걸 이렇게 쉽게 말해도 어딜 가도 너만이 보여 천천히 걸어와요 너를 바라보면 아무 말 안 해도 두 눈이 내게 수많은 얘기를 해줘 반짝이는 저 은하수 너머로 한없이 아름다운 그대가 보여요 푸른 밤바다 보다 별빛 보다 그보다 빛나는 너를 나 어떻게 사랑하지 않을 수 있을까 나 어느새 널 닮아가는 걸까 너의 표정 그 아이처럼 웃는 매일이 새로워 다가올 날들이 기뻐 깜깜한 밤 빛을 켜준 넌 수많은 얘기를 해줘 반짝이는 저 은하수 너머로 한없이 아름다운 그대가 보여요 푸른 밤바다 보다 별빛 보다 그보다 빛나는 너를 나 어떻게 사랑하지 않을 수 있을까 내가 받은 사랑 중에 넌 과분한 선물 같았어 이렇게 소중한 너만을 영원히 지켜줄게 반짝이는 저 은하수 너머로 한없이 아름다운 그대가 보여요 푸른 밤바다 보다 별빛 보다 그보다 빛나는 너를 나 어떻게 사랑하지 않을 수 있을까</text:p>
          </table:table-cell>
          <table:table-cell office:value-type="string" table:style-name="ce1">
            <text:p>남</text:p>
          </table:table-cell>
          <table:table-cell table:number-columns-repeated="16377"/>
        </table:table-row>
        <table:table-row table:style-name="ro1">
          <table:table-cell office:value-type="float" office:value="946" table:style-name="ce1">
            <text:p>946</text:p>
          </table:table-cell>
          <table:table-cell office:value-type="string" table:style-name="ce1">
            <text:p>피엘</text:p>
          </table:table-cell>
          <table:table-cell office:value-type="string" table:style-name="ce1">
            <text:p>Umbrella</text:p>
          </table:table-cell>
          <table:table-cell office:value-type="string" table:style-name="ce1">
            <text:p>2020.9.3</text:p>
          </table:table-cell>
          <table:table-cell office:value-type="string" table:style-name="ce1">
            <text:p>사계절</text:p>
          </table:table-cell>
          <table:table-cell office:value-type="string" table:style-name="ce1">
            <text:p>2 a.m. in the dark 길을 잃어버린 듯한 너의 지친 모습 빗물이 잠긴 너의 방 too many ups and downs 아주 잠깐일지 몰라 먹구름은 잠시 너의 방에 머물겠지만 비가 내린 너의 맘에 푸른 밤을 펼쳐줄게 따스한 구름 덮인 그곳으로 you better give me a call right now you know I’m just one call away 널 지켜줄게 night and day (when you alone in the rain) 불러줘 calling my name 되어줄게 너의 umbrella and you got nothing more to say 널 감싸줄게 I'll be there (when you alone in the rain) 불러줘 calling my name 되어줄게 너의 umbrella 잊지마 baby you're not alone I can take you where you belong 니가 언제 어디에 있건 just let me know 비가 내린 너의 맘에 푸른 밤을 펼쳐줄게 따스한 구름 덮인 그곳으로 you better give me a call right now you know I’m just one call away 널 지켜줄게 night and day (when you alone in the rain) 불러줘 calling my name 되어줄게 너의 umbrella and you got nothing more to say 널 감싸줄게 I'll be there (when you alone in the rain) 불러줘 calling my name 되어줄게 너의 umbrella 너의 빗소리를 쫓아가 흐린 마음 위로 올라가 펼친 우산 위로 pouring down Girl, i won't let you down you know I’m just one call away 널 지켜줄게 night and day (when you alone in the rain) 불러줘 calling my name 되어줄게 너의 umbrella and you got nothing more to say 널 감싸줄게 I'll be there (when you alone in the rain) 불러줘 calling my name 되어줄게 너의 umbrella</text:p>
          </table:table-cell>
          <table:table-cell office:value-type="string" table:style-name="ce1">
            <text:p>남</text:p>
          </table:table-cell>
          <table:table-cell table:number-columns-repeated="16377"/>
        </table:table-row>
        <table:table-row table:style-name="ro1">
          <table:table-cell office:value-type="float" office:value="947" table:style-name="ce1">
            <text:p>947</text:p>
          </table:table-cell>
          <table:table-cell office:value-type="string" table:style-name="ce1">
            <text:p>달에닿아</text:p>
          </table:table-cell>
          <table:table-cell office:value-type="string" table:style-name="ce1">
            <text:p>달빛</text:p>
          </table:table-cell>
          <table:table-cell office:value-type="string" table:style-name="ce1">
            <text:p>2019.6.4</text:p>
          </table:table-cell>
          <table:table-cell office:value-type="string" table:style-name="ce1">
            <text:p>사계절</text:p>
          </table:table-cell>
          <table:table-cell office:value-type="string" table:style-name="ce1">
            <text:p>너와 단둘이 바라봤던 밤하늘을 기억해 아름다웠던 달이 있었지 아주 먼 곳에 고요하게 반짝이던 그 빛을 오래오래 바라보았지 너와 단둘이 우우우 나란히 선 모습이 좋아 길 위에 새겨진 두 사람이 예쁜 것 같아 오래도록 이 길을 걷자 너와 단둘이 우우우 걸어온 길을 돌아보니 우리를 따르는 발자국이 예쁜 것 같아 오래도록 이 길을 걷자 너와 단둘이 우우우 너와 단둘이 우우 너와 단둘이 우우 오래도록 이 길을 너와 함께 끝나지 않을 이 아름다운 푸른 밤을 우리 둘이 오래오래</text:p>
          </table:table-cell>
          <table:table-cell office:value-type="string" table:style-name="ce1">
            <text:p>여</text:p>
          </table:table-cell>
          <table:table-cell table:number-columns-repeated="16377"/>
        </table:table-row>
        <table:table-row table:style-name="ro1">
          <table:table-cell office:value-type="float" office:value="948" table:style-name="ce1">
            <text:p>948</text:p>
          </table:table-cell>
          <table:table-cell office:value-type="string" table:style-name="ce1">
            <text:p>B1A4</text:p>
          </table:table-cell>
          <table:table-cell office:value-type="string" table:style-name="ce1">
            <text:p>더 뜨겁게 사랑할 여름에 만나요</text:p>
          </table:table-cell>
          <table:table-cell office:value-type="string" table:style-name="ce1">
            <text:p>2020.10.19</text:p>
          </table:table-cell>
          <table:table-cell office:value-type="string" table:style-name="ce1">
            <text:p>여름</text:p>
          </table:table-cell>
          <table:table-cell office:value-type="string" table:style-name="ce1">
            <text:p>나른한 오후 저무는 노을 시원한 바람 어느덧 우리가 약속했던 그 계절이 와 그날의 우리 둘은 아쉬운 마음 감추고 따스한 미소로 서로를 토닥였죠 하늘의 별을 하나둘 세며 간절히 바랐던 오랜 밤을 지나 우리 만나면 그댈 품에 안고서 푸른 밤을 함께 날아서 이 노래를 그대에게 다 줄게요 찬 바람이 불어오는 그 계절이 그대 맘 얼어붙게 만들어도 기다려 줄래요 그댈 향한 내 마음은 항상 따스할 테니까 더 뜨겁게 사랑할 여름에 만나요 우리 함께 했던 모든 시간들이 나에겐 가장 큰 힘이 되었어요 그대 맘도 나와 같을 거라 믿고 있어요 사랑이죠 이건 사랑인 거죠 찬 바람이 불어오는 그 계절이 그대 맘 얼어붙게 만들어도 기다려 줄래요 그댈 향한 내 마음은 항상 따스할 테니까 더 뜨겁게 사랑할 여름에 만나요 내 곁에 머물러준 너에게 이 노랠 빌려 하고픈 말이 있어 내 생에 가장 빛나는 순간은 바로 너야 이제는 내가 너의 곁에 있을 거야 언제나 나의 곁을 지켜준 그대여 더 뜨겁게 더 뜨겁게 사랑할 여름에 만나요</text:p>
          </table:table-cell>
          <table:table-cell office:value-type="string" table:style-name="ce1">
            <text:p>남</text:p>
          </table:table-cell>
          <table:table-cell table:number-columns-repeated="16377"/>
        </table:table-row>
        <table:table-row table:style-name="ro1">
          <table:table-cell office:value-type="float" office:value="949" table:style-name="ce1">
            <text:p>949</text:p>
          </table:table-cell>
          <table:table-cell office:value-type="string" table:style-name="ce1">
            <text:p>위키미키</text:p>
          </table:table-cell>
          <table:table-cell office:value-type="string" table:style-name="ce1">
            <text:p>Sweet Dreams</text:p>
          </table:table-cell>
          <table:table-cell office:value-type="string" table:style-name="ce1">
            <text:p>2020.10.8</text:p>
          </table:table-cell>
          <table:table-cell office:value-type="string" table:style-name="ce1">
            <text:p>사계절</text:p>
          </table:table-cell>
          <table:table-cell office:value-type="string" table:style-name="ce1">
            <text:p>Please 넌 내게 살짝 속삭이면 돼 Yes 난 네게 몰래 스민 채 Inside out 어서 날 만나러 와 Close your eyes Tic-tak-tic-tak Good good night Sweet Potent 폭죽을 가득 터트려 You’re wannabe 난 뭐든 다 이뤄 줄 테니 Good good night 천천히 힘이 빠지지 Good good night 스르륵 눈이 감기지 Good night Fallin fallin fallin deep Drip night Fallin fallin fallin sweet Dreaming Fallin fallin fallin in my eyes 좀 더 깊이 잠들 때까지 Waiting waiting Come baby come 머리 위로 쌓여 가 아무도 모를 Sweet Dreams 난 데려가 하얀 달이 가득한 I will be in your sweet Fly 날아 봐 오묘한 색의 Sky 널 지금 막 포근하게 둘러싸 Come baby come 구름 위로 쌓여 갈 I will be in your Sweet Dreams 가슴이 왜 자꾸 아픈 건데 간절히 뭘 갖고 싶은 건데 가득 채워 줄게 Sweet wonderland Show ya yeah show ya 다 보여줄게 기쁨 슬픔 모두 다 남김없이 털어놔 봐 그 누구보다 더 행복 할 니 꿈의 저편 You and I 느껴 봐 더 느껴 봐 넌 Only to-n-n-n-n-night 나는 곧 너 너는 곧 나 Only tonight 눈 감으면 난 (Hush you baby) 밤 새 오직 너를 위해 펼쳐지는 Paradise (Don’t you afraid) 네 맘 가장 깊은 곳을 자극하는 Sweet Dreams Good night Fallin fallin fallin deep Drip night Fallin fallin fallin sweet Dreaming Fallin fallin fallin in my eyes 좀 더 깊이 잠들 때까지 Waiting waiting Come baby come 머리 위로 쌓여 가 아무도 모를 Sweet Dreams 난 데려가 하얀 달이 가득한 I will be in your sweet Fly 날아 봐 오묘한 색의 Sky 널 지금 막 포근하게 둘러싸 Come baby come 구름 위로 쌓여 갈 I will be in your Sweet Dreams I will be in your I will be in your Sweet Dreams 남몰래 뭘 하고 싶은 건데 누구를 또 갖고 싶은 건데 다 니가 결정 해 Sweet neverland Tell ya a tell ya 다 이뤄줄게 Good night Fallin fallin fallin deep Drip night Fallin fallin fallin sweet Dreaming Fallin fallin fallin in my eyes 내 품에 널 가둬둘 테니 Nighty nighty Sweet Dreams Come baby come 너를 사로잡아 갈 아찔한 순간 Sweet Dreams 날 찾아봐 매력적인 푸른 밤 I will be in your sweet Kiss 짜릿한 순간을 노린 Shine 널 조금 더 가슴 뛰게 몰아 가 Come baby come 구름 위로 쌓여 가 I will be in your Sweet Dreams</text:p>
          </table:table-cell>
          <table:table-cell office:value-type="string" table:style-name="ce1">
            <text:p>여</text:p>
          </table:table-cell>
          <table:table-cell table:number-columns-repeated="16377"/>
        </table:table-row>
        <table:table-row table:style-name="ro1">
          <table:table-cell office:value-type="float" office:value="950" table:style-name="ce1">
            <text:p>950</text:p>
          </table:table-cell>
          <table:table-cell office:value-type="string" table:style-name="ce1">
            <text:p>온유</text:p>
          </table:table-cell>
          <table:table-cell office:value-type="string" table:style-name="ce1">
            <text:p>Blue</text:p>
          </table:table-cell>
          <table:table-cell office:value-type="string" table:style-name="ce1">
            <text:p>2018.12.5</text:p>
          </table:table-cell>
          <table:table-cell office:value-type="string" table:style-name="ce1">
            <text:p>사계절</text:p>
          </table:table-cell>
          <table:table-cell office:value-type="string" table:style-name="ce1">
            <text:p>푸른 빛, 너는 나를 닮아서 물결처럼 늘 일렁이고 네 안의 끝 바닥에 발 닿으면 숨 내뱉고 다시 떠올라 *고요한 이 순간 내 모든 것을 느껴 고독의 기쁨을 알겠어 푸른 밤, 멀리 나를 부르는 것은 빛인가 어둠인가 오늘 낮 반짝이던 바다는 이 밤 칠흑처럼 어둡고 하지만 내 갈 길 알고 있다면 두려워할 것은 없으니 *Repeat 젊음의 아픔과 그 침묵들을 사랑해 다시 피어나기에 고요한 이 순간 내 모든 것을 느껴 고독의 기쁨을 알겠어 푸른 밤, 야윈 손에 잡혀온 것은 빛인가 어둠인가</text:p>
          </table:table-cell>
          <table:table-cell office:value-type="string" table:style-name="ce1">
            <text:p>남</text:p>
          </table:table-cell>
          <table:table-cell table:number-columns-repeated="16377"/>
        </table:table-row>
        <table:table-row table:style-name="ro1">
          <table:table-cell office:value-type="float" office:value="951" table:style-name="ce1">
            <text:p>951</text:p>
          </table:table-cell>
          <table:table-cell office:value-type="string" table:style-name="ce1">
            <text:p>윤원</text:p>
          </table:table-cell>
          <table:table-cell office:value-type="string" table:style-name="ce1">
            <text:p>너를 내가 아직</text:p>
          </table:table-cell>
          <table:table-cell office:value-type="string" table:style-name="ce1">
            <text:p>2020.8.27</text:p>
          </table:table-cell>
          <table:table-cell office:value-type="string" table:style-name="ce1">
            <text:p>사계절</text:p>
          </table:table-cell>
          <table:table-cell office:value-type="string" table:style-name="ce1">
            <text:p>왠지 그런 날 있잖아 무엇 하나 제대로 되지 않아서 속상하던 날 괜히 아무것도 아닌 일에 예민해져 갈 때 항상 내 곁에 있던 너 그래 그랬었던 것 같아 너랑 있으면 맘이 편했어 마치 이 순간이 우리 둘을 위해 멈춘 것처럼 근데 생각과는 좀 달랐어 끝이 정해진 영화들처럼 그 순간들은 다 지나갔지만 너를 내가 아직 사랑하기 때문에 그렇게 많은 시간 흘러도 너와의 푸른 밤을 다시 기다리나 봐 다른 듯 닮아있던 우리 모습 네게서 배웠던 모든 게 닮아 있어 woo 아마 나는 그래 그랬었던 것 같아 너랑 있으면 맘이 편했어 마치 이 순간이 우리 둘을 위해 멈춘 것처럼 근데 생각과는 좀 달랐어 끝이 정해진 영화들처럼 그 순간들은 다 지나갔지만 너를 내가 아직 사랑하기 때문에 그렇게 많은 시간 흘러도 너와의 푸른 밤을 다시 기다리나 봐 다른 듯 닮아있던 우리 모습 네게서 배웠던 모든 게 닮아 있어 처음 눈을 마주 봤던 날 처음 손을 잡아 줬던 날 둘이라 당연했던 사랑했던 날들이 너를 내가 아직 사랑하기 때문에 그렇게 많은 시간 흘러도 나는 여전히 그 시절에 멈춰있나 봐 다른 듯 닮아있던 우리 모습 네게서 배웠던 너의 모든 게 닮아 있어 모든 게 너로 있어</text:p>
          </table:table-cell>
          <table:table-cell office:value-type="string" table:style-name="ce1">
            <text:p>남</text:p>
          </table:table-cell>
          <table:table-cell table:number-columns-repeated="16377"/>
        </table:table-row>
        <table:table-row table:style-name="ro1">
          <table:table-cell office:value-type="float" office:value="952" table:style-name="ce1">
            <text:p>952</text:p>
          </table:table-cell>
          <table:table-cell office:value-type="string" table:style-name="ce1">
            <text:p>새봄</text:p>
          </table:table-cell>
          <table:table-cell office:value-type="string" table:style-name="ce1">
            <text:p>오지 않을 너에게</text:p>
          </table:table-cell>
          <table:table-cell office:value-type="string" table:style-name="ce1">
            <text:p>2018.1.6</text:p>
          </table:table-cell>
          <table:table-cell office:value-type="string" table:style-name="ce1">
            <text:p>사계절</text:p>
          </table:table-cell>
          <table:table-cell office:value-type="string" table:style-name="ce1">
            <text:p>안녕 여린 나의 그대야 나는 너무 길고 긴 나쁜 꿈을 꾸고 있는 걸까 안녕 어린 나의 사랑아 언제부터 너는 이 아픈 이별을 준비해왔을까 나 아침이 오면 눈물을 그칠게 오늘만 딱 하루만 더 울고 너를 놓아볼게 대신 약속해줘 가끔 아주 가끔 그 모습 그대로 내 꿈에 나타나줄래 또 내일이 되면 밥도 먹어볼게 끼니 대충 때우면 너 많이 걱정했으니깐 대신 약속해줘 훗날 먼 훗날에 그 모습 그대로 내 품에 꼭 안겨줄래 잊지 않을게 우리 함께했던 시간 매 순간마다 별들이 반짝이던 은하수 속 우릴 깊어질수록 불안해하던 나를 안아준 너에게 나는 고맙다고 소중했었다고 잊지 않을게 너를 유영하던 시간 매 순간마다 달빛이 감싸 안던 푸른 밤 속 우릴 사랑할수록 사랑할 줄 몰랐던 난 오지 않을 너에게 나는 이제서야 미안했었다고 오지 못할 너에게 나는 이제서야 사랑했었다고</text:p>
          </table:table-cell>
          <table:table-cell office:value-type="string" table:style-name="ce1">
            <text:p>여</text:p>
          </table:table-cell>
          <table:table-cell table:number-columns-repeated="16377"/>
        </table:table-row>
        <table:table-row table:style-name="ro1">
          <table:table-cell office:value-type="float" office:value="953" table:style-name="ce1">
            <text:p>953</text:p>
          </table:table-cell>
          <table:table-cell office:value-type="string" table:style-name="ce1">
            <text:p>이민혁</text:p>
          </table:table-cell>
          <table:table-cell office:value-type="string" table:style-name="ce1">
            <text:p>기적</text:p>
          </table:table-cell>
          <table:table-cell office:value-type="string" table:style-name="ce1">
            <text:p>2019.4.14</text:p>
          </table:table-cell>
          <table:table-cell office:value-type="string" table:style-name="ce1">
            <text:p>봄</text:p>
          </table:table-cell>
          <table:table-cell office:value-type="string" table:style-name="ce1">
            <text:p>까만 하늘에 달 구름 걸리던 어떤 말들은 오롯이 널 의미하던 꼭 너를 닮은 작은 별 하나 꼭 깊어가던 푸른 밤 우리 나의 노래는 뒤척이는 새벽 이른 잠을 부르는 아주 작은 바람이죠 그대가 바라면 하늘의 별 달도 따다 줄게요 매일 잔잔히 물들어갈게요 내 좁은 세상은 작고 초라해서 너의 커다란 맘을 담기 위해 여태 돌아왔는지 나의 노래는 뒤척이는 새벽 이른 잠을 부르는 아주 작은 바람이죠 그대가 바라면 하늘의 별 달도 따다 줄게요 매일 잔잔히 물들어갈게요 사랑을 노래하던 어린 소년의 꿈 그 아주 오래된 흑백영화의 한 장면처럼 혹 영원의 기적이 있다면 나의 사랑은 초록빛을 품고 지친 그댈 안아 줄 푸른 봄을 준비하죠 많이 고마워요 이토록 불안한 날 견뎌줘서 까만 밤 하늘에 깊어가는 우리</text:p>
          </table:table-cell>
          <table:table-cell office:value-type="string" table:style-name="ce1">
            <text:p>남</text:p>
          </table:table-cell>
          <table:table-cell table:number-columns-repeated="16377"/>
        </table:table-row>
        <table:table-row table:style-name="ro1">
          <table:table-cell office:value-type="float" office:value="954" table:style-name="ce1">
            <text:p>954</text:p>
          </table:table-cell>
          <table:table-cell office:value-type="string" table:style-name="ce1">
            <text:p>다비치</text:p>
          </table:table-cell>
          <table:table-cell office:value-type="string" table:style-name="ce1">
            <text:p>팔베개</text:p>
          </table:table-cell>
          <table:table-cell office:value-type="string" table:style-name="ce1">
            <text:p>2014.6.19</text:p>
          </table:table-cell>
          <table:table-cell office:value-type="string" table:style-name="ce1">
            <text:p>여름</text:p>
          </table:table-cell>
          <table:table-cell office:value-type="string" table:style-name="ce1">
            <text:p>다시 이렇게 이렇게 잔인한 그 계절이 멈춰 버린 듯 또 스쳐가듯 길 잃은 그 계절이 내게로 와요 내게로 와요 아프게 아프게 약해빠진 내 마음은 그때 기억 속으로 잔인한 계절은 또 나를 빗겨가질 않네 자꾸만 좋았던 기억도 생각나게 해주질 않네 팔베개 하고 누워 뒹구르던 우리 그 철없던 날 그 밤은 다시 저 만큼 저 만큼 멀어지네 밤은 깊어져 더 푸르고 누군가 노래해요 너무 어렸던 우리들만의 깊고 푸른 밤처럼 또렷해져요 또렷해져요 밤의 색깔처럼 약해빠진 내 마음은 그때 기억 속으로 잔인한 계절은 또 나를 비껴가질 않네 자꾸만 좋았던 기억도 생각나게 해주질 않네 팔베개 하고 누워 뒹구르던 우리 그 철없던 날 그 밤은 다시 저 만큼 저 만큼 멀어지네 Woo 이렇게 La La La La La La La La 머나먼 계절은 마치 엊그제 같아 슬퍼 손 내밀면 잡힐 것만 같아 그래 그게 날 울려 팔베개 하고 누워 뒹구르던 우리 그 철없던 날 그 밤 다시 이렇게 이렇게 멀어지네 멀어지네</text:p>
          </table:table-cell>
          <table:table-cell office:value-type="string" table:style-name="ce1">
            <text:p>여</text:p>
          </table:table-cell>
          <table:table-cell table:number-columns-repeated="16377"/>
        </table:table-row>
        <table:table-row table:style-name="ro1">
          <table:table-cell office:value-type="float" office:value="955" table:style-name="ce1">
            <text:p>955</text:p>
          </table:table-cell>
          <table:table-cell office:value-type="string" table:style-name="ce1">
            <text:p>러블리즈</text:p>
          </table:table-cell>
          <table:table-cell office:value-type="string" table:style-name="ce1">
            <text:p>새벽별</text:p>
          </table:table-cell>
          <table:table-cell office:value-type="string" table:style-name="ce1">
            <text:p>2017.2.26</text:p>
          </table:table-cell>
          <table:table-cell office:value-type="string" table:style-name="ce1">
            <text:p>사계절</text:p>
          </table:table-cell>
          <table:table-cell office:value-type="string" table:style-name="ce1">
            <text:p>잠들 수 없는 밤 창문가에 앉아 하늘을 보아요 찬 두 볼에 닿아오는 푸른 밤 향기 밤 하늘 가운데 매일 떠오르는 새하얀 새벽별 꼭 그대를 기다리는 내 맘 같아 두 손에 담아요 여기가 내자리 인걸요 나는 조금도 변하지 않아요 매일 제자릴 지키는 저 별처럼 난 혹시 날 잊어버릴까 봐 가장 환히 빛나는 걸 늘 그댈 향해있는 흰 별 하나 아침이면 잠시 투명하게 가려져도 절대 멀어진 적은 없는걸요 처음 내 마음처럼 여기가 내자리 인걸요 나는 조금도 변하지 않아요 매일 제자릴 지키는 저 별처럼 난 혹시 날 잊어버릴까 봐 더 애를 써 빛나는 걸 잊지 말아요 늘 내가 여기 있다는 걸 이별이 내린 자리 어두운 슬픔을 다 이겨낸 거죠 기다림으로 더 빛나고 있어요 난 여기가 그대 자리예요 고갤 들어 바라봐요 오늘도 그댈 보는 흰 별 하나</text:p>
          </table:table-cell>
          <table:table-cell office:value-type="string" table:style-name="ce1">
            <text:p>여</text:p>
          </table:table-cell>
          <table:table-cell table:number-columns-repeated="16377"/>
        </table:table-row>
        <table:table-row table:style-name="ro1">
          <table:table-cell office:value-type="float" office:value="956" table:style-name="ce1">
            <text:p>956</text:p>
          </table:table-cell>
          <table:table-cell office:value-type="string" table:style-name="ce1">
            <text:p>윌콕스</text:p>
          </table:table-cell>
          <table:table-cell office:value-type="string" table:style-name="ce1">
            <text:p>Le Grand Bleu</text:p>
          </table:table-cell>
          <table:table-cell office:value-type="string" table:style-name="ce1">
            <text:p>2016.8.17</text:p>
          </table:table-cell>
          <table:table-cell office:value-type="string" table:style-name="ce1">
            <text:p>사계절</text:p>
          </table:table-cell>
          <table:table-cell office:value-type="string" table:style-name="ce1">
            <text:p>모니터 앞 불나방 되겠어 (Talk About Me) 가짜 친군 연락해봤자 100에 10 (Nobody) 간만에 자전거를 꺼내들어 페달을 밟아 집 앞에서 날씨가 덜 풀렸나 봐 너무 추워 (UGH) 한강을 지날 땐 마치 배고픈 내 감성을 위해 준비된 무료급식 아니 고급진 표현해 뷔페 메모장 위로 트림해 어차피 잠도 없어 갖다 버려 잠옷 베개 I Feel Like Bahamas Breeze (Summer Night) 본 적 없지 자랑하려고 양키 캔들 See That? 63빌딩 위를 덮어주는 밤 초저녁같은 기분 그랑블루 State Of Mind 이어폰 속엔 어제 작업하다만 음악 Talk About You Just Talk About Me 내 음악은 그랑블루 색깔 노래하네 Talk About You (Lonely Lonely Lonely Lonely Night) Just Talk About Me 내 음악은 그랑블루 색깔 노래하네 (Lonely Lonely Lonely Lonely Night Lonely Lonely Night) 메말라버렸나 봐 생각이 안 나 일단 모니터는 Off 좋은 노래 Turn On 야 남산공원 걸을래? 아님 그네도 좋아. 나와 너랑 자주 걸었던 이 길 위에서 널 찾고 있지 준비된 외장하드 아니, 고급진 표현해 비밀 메모장 위로 이식 어차피 잠도 없어 갖다 버려 I Am Busy I Love This (Summer Night) 여기쯤 오면 나는 냄새(냄새) 집 앞보단 선선해 I Feelin' High 푸른 밤에 보름달 그랑블루빛 영감 Good Vibes 여름밤에 단내 마치 허니버터 꿀 옛 동네 골목엔 오렌지색 가로등 불 I Feelin' High 푸른 밤에 보름달 그랑블루빛 영감 Good Vibes 여름밤에 단내 마치 허니버터 꿀 옛 동네 골목엔 오렌지색 가로등 불 I Feelin' High 푸른 밤에 보름달 그랑블루빛 영감 Good Vibes Talk About You Just Talk About Me 내 음악은 그랑블루 색깔 노래하네 Talk About You (Lonely Lonely Lonely Lonely Night) Just Talk About Me 내 음악은 그랑블루 색깔 노래하네 Lonely Lonely Lonely Lonely Night Lonely Lonely Lonely Lonely Night Lonely Lonely Lonely Lonely Night Lonely Lonely Lonely Lonely Night Lonely Lonely Lonely Lonely Night</text:p>
          </table:table-cell>
          <table:table-cell office:value-type="string" table:style-name="ce1">
            <text:p>남</text:p>
          </table:table-cell>
          <table:table-cell table:number-columns-repeated="16377"/>
        </table:table-row>
        <table:table-row table:style-name="ro1">
          <table:table-cell office:value-type="float" office:value="957" table:style-name="ce1">
            <text:p>957</text:p>
          </table:table-cell>
          <table:table-cell office:value-type="string" table:style-name="ce1">
            <text:p>백아연</text:p>
          </table:table-cell>
          <table:table-cell office:value-type="string" table:style-name="ce1">
            <text:p>마법소녀</text:p>
          </table:table-cell>
          <table:table-cell office:value-type="string" table:style-name="ce1">
            <text:p>2017.5.29</text:p>
          </table:table-cell>
          <table:table-cell office:value-type="string" table:style-name="ce1">
            <text:p>사계절</text:p>
          </table:table-cell>
          <table:table-cell office:value-type="string" table:style-name="ce1">
            <text:p>지친 오늘의 끝에서 눈을 뜨자 조용하게 마지막 버스에 타고서 돌아가자 처음으로 화려한 불빛 속에선 춤을 추자 바람처럼 잔뜩 토라진 표정으로 노래하자 마법처럼 자꾸자꾸 너를 향해 깊은 밤의 꿈 하루의 끝 날 부르는 널 기다려 멈출 수 없는 이 시간의 끝 아픈 내 맘을 꼭 안아줘 푸른 밤 새벽을 넘어 나의 모든 걸 잊을 때까지 아주 오래된 해변에 찾아보자 우리의 이름 차가운 샌드위치를 먹고 떠나가자 더 멀리멀리 매일매일 너를 향해 울다 지친 채 깨어난 밤 다시 한번 날 안아줘 만날 수 없는 이 꿈의 엔딩 딱 한 번만 내게 보여줘 나를 데려가 줘 손끝의 온기처럼 사라진 기억 노래하며 춤을 추며 하나 둘 셋. 자, 눈을 뜨면 깊은 밤의 꿈 하루의 끝 날 부르는 널 기다려 멈출 수 없는 이 시간의 끝 아픈 내 마음을 꼭 안아줘 나의 이름은 마법소녀 아직까지 난 널 기다려 아주 오래된 스토리의 끝 딱 한 번만 내게 보여줘 나를 데려가 줘 너에게로</text:p>
          </table:table-cell>
          <table:table-cell office:value-type="string" table:style-name="ce1">
            <text:p>여</text:p>
          </table:table-cell>
          <table:table-cell table:number-columns-repeated="16377"/>
        </table:table-row>
        <table:table-row table:style-name="ro1">
          <table:table-cell office:value-type="float" office:value="958" table:style-name="ce1">
            <text:p>958</text:p>
          </table:table-cell>
          <table:table-cell office:value-type="string" table:style-name="ce1">
            <text:p>유용호</text:p>
          </table:table-cell>
          <table:table-cell office:value-type="string" table:style-name="ce1">
            <text:p>푸른 밤의 고백</text:p>
          </table:table-cell>
          <table:table-cell office:value-type="string" table:style-name="ce1">
            <text:p>2020.8.29</text:p>
          </table:table-cell>
          <table:table-cell office:value-type="string" table:style-name="ce1">
            <text:p>사계절</text:p>
          </table:table-cell>
          <table:table-cell office:value-type="string" table:style-name="ce1">
            <text:p>네가 좋아진 건 언제쯤이었을까 소란한 하루가 저물던 날 문득 알게 되었지 나도 모르겠던 진짜 나의 마음을 노을 지는 파란 그 순간 빛나던 너의 눈 물끄러미 나 보다가 너를 좋아하나 봐 네가 있어야 하나 봐 돌아보면 너로 인해 많이 웃을 수 있던 것 같아 달이 차오르는 지금 바람 잔잔한 이 순간 나도 모르게 말해버린다 점점 밤은 우릴 따라 깊어져가고 말없이 어둠을 더듬어 내 손을 꼭 잡고서 물끄러미 날 보는 너 너를 좋아하나 봐 네가 있어야 하나 봐 돌아보면 너로 인해 많이 웃을 수 있던 것 같아 달이 차오르는 지금 바람 잔잔한 이 순간 나도 모르게 말해버린다 그래 이 순간 모든 게 멈춰버리고 영원할 수만 있다면 이 푸른 밤 너와 함께 잠들 텐데 너를 좋아하니까 내가 좀 더 다가갈게 너를 비추는 이 모든 별들만큼 좋아한다 고백할게 유난히 푸르른 이 밤 너로 가득한 이 순간 깊게 잠겨가는 우리의 밤</text:p>
          </table:table-cell>
          <table:table-cell office:value-type="string" table:style-name="ce1">
            <text:p>남</text:p>
          </table:table-cell>
          <table:table-cell table:number-columns-repeated="16377"/>
        </table:table-row>
        <table:table-row table:style-name="ro1">
          <table:table-cell office:value-type="float" office:value="959" table:style-name="ce1">
            <text:p>959</text:p>
          </table:table-cell>
          <table:table-cell office:value-type="string" table:style-name="ce1">
            <text:p>라붐</text:p>
          </table:table-cell>
          <table:table-cell office:value-type="string" table:style-name="ce1">
            <text:p>Satellite</text:p>
          </table:table-cell>
          <table:table-cell office:value-type="string" table:style-name="ce1">
            <text:p>2019.9.19</text:p>
          </table:table-cell>
          <table:table-cell office:value-type="string" table:style-name="ce1">
            <text:p>사계절</text:p>
          </table:table-cell>
          <table:table-cell office:value-type="string" table:style-name="ce1">
            <text:p>마치 꿈에서 본 듯한 내가 바래왔던 순간 네 눈빛이 내게 말을 걸어 오면 Paradise 푸른 밤 내려온 한 줌의 빛처럼 Oh 저 달을 잡아당겨 내 앞에 가져다 줘 우리 둘만 살 수 있는 섬을 만들어 줘 Stay with me 나란히 기대어 저 위를 바라보면 밤 하늘 가득 펼쳐질 우주 내 새벽을 비춰줄 Moonlight 다른 누구보다 빛나게 Take me to the stars Fly me to the moon 쏟아지는 달빛에 나를 비춰 멀리서도 날 볼 수 있게 아무리 어두운 밤이라 해도 나만은 너만을 위해 밝게 빛나고 있어 Oh babe I’ll be your satellite I’ll be your satellite 품 안에 가득히 나를 안아줘 변하지 않을 우주 너의 위성이 될게 Why don’t u love me to the moon and back 주위를 도는 달처럼 내게 머물러줘 반짝이는 별들처럼 환하게 웃어줘 Shine on me 우리의 공간을 가득 채우는 Sky 별빛이 내린 찬란한 오늘 내 시간을 멈추는 Starlight 다른 무엇보다 널 원하는 맘 Take me to the stars Fly me to the moon 쏟아지는 달빛에 나를 비춰 멀리서도 날 볼 수 있게 아무리 어두운 밤이라 해도 나만은 너만을 위해 밝게 빛나고 있어 Oh babe I’ll be your satellite I’ll be your satellite 품 안에 가득히 나를 안아줘 변하지 않을 우주 너의 위성이 될게 Why don’t u love me to the moon and back You are my star And I’ll be your starlight 아무리 어두운 밤이라 해도 나만은 너만을 위해 밝게 빛나고 있어 Oh babe I’ll be your satellite (I will be the light I will be the light) I’ll be your satellite (I will be the light I will be the light) 너의 마음 속으로 끌어 당겨줘 떠나지 않을 너의 작은 위성이 될게 Why don’t u love me to the moon and back</text:p>
          </table:table-cell>
          <table:table-cell office:value-type="string" table:style-name="ce1">
            <text:p>여</text:p>
          </table:table-cell>
          <table:table-cell table:number-columns-repeated="16377"/>
        </table:table-row>
        <table:table-row table:style-name="ro1">
          <table:table-cell office:value-type="float" office:value="960" table:style-name="ce1">
            <text:p>960</text:p>
          </table:table-cell>
          <table:table-cell office:value-type="string" table:style-name="ce1">
            <text:p>JBJ</text:p>
          </table:table-cell>
          <table:table-cell office:value-type="string" table:style-name="ce1">
            <text:p>On My Mind</text:p>
          </table:table-cell>
          <table:table-cell office:value-type="string" table:style-name="ce1">
            <text:p>2018.1.17</text:p>
          </table:table-cell>
          <table:table-cell office:value-type="string" table:style-name="ce1">
            <text:p>사계절</text:p>
          </table:table-cell>
          <table:table-cell office:value-type="string" table:style-name="ce1">
            <text:p>On my mind On my mind On my mind baby 작은 별을 세어가 푸른 밤은 덥석 너도 모르게 널 에워싸 신발 끈이 헤질 때쯤에 난 걸음을 멈춰 너란 섬에 와 Baby you got me up all night Baby you got me up all night 난 혼자인 게 편했는데 너를 만난 후에 변한 게 수도 없이 많지 고장 났던 네비 길을 잃은 삶에서 날 나가지 못하게 하던 장애물을 깼지 난 걸어가려 해 너와 함께 갈 수 있는 시간 속으로 도착할 때쯤에 내가 믿어진다면 그때는 멋쩍게 손을 내밀 수 있겠지 We going on 너와 나만의 곳에 가자 Baby it's time to grind my mind We going on 새로운 얘길 시작하러 가자 해가 뜨기 전에 girl 이젠 그냥 쉬어도 돼 불어나는 걱정 불안 따윈 전부 내려놔 목마름이 더 해져 힘들 땐 걸음을 멈춰 내 옆으로 와 Baby you got me up all night Baby you got me up all night 나는 항상 웃고 있고 나는 항상 꽃을 피고 나는 항상 강아지가 돼 정말 이걸 바랬다면 난 다른 길을 가겠지 그래 잘 알아듣길 바라 네가 부끄럽지 않게 우린 사랑하잖아 아름다워질 거야 맞추면 돼 조금만 노력해줘 bae 시간이 금이라는 말이 계속 생각하게 돼 많이 우릴 밝게 비추게 해 We going on 너와 나만의 곳에 가자 Baby it's time to grind my mind We going on 새로운 얘길 시작하러 가자 해가 뜨기 전에 girl 넌 그대로 있어줘 지금 모습 그대로 모든 게 변해 가도 girl 난 너를 놓치지 않아 변함없길 바라 너와 나의 시간엔 마지막 인사는 없을 거야 넌 내 옆에만 있어 So right 난 믿어 널 지금 내 눈앞의 곳에 Nice place to play my love We going on 너와 나만의 곳에 가자 Baby it's time to grind my mind We going on 새로운 얘길 시작하러 가자 해가 뜨기 전에 girl On my mind On my mind On my mind baby On my mind On my mind On my mind baby</text:p>
          </table:table-cell>
          <table:table-cell office:value-type="string" table:style-name="ce1">
            <text:p>남</text:p>
          </table:table-cell>
          <table:table-cell table:number-columns-repeated="16377"/>
        </table:table-row>
        <table:table-row table:style-name="ro1">
          <table:table-cell office:value-type="float" office:value="961" table:style-name="ce1">
            <text:p>961</text:p>
          </table:table-cell>
          <table:table-cell office:value-type="string" table:style-name="ce1">
            <text:p>손예림</text:p>
          </table:table-cell>
          <table:table-cell office:value-type="string" table:style-name="ce1">
            <text:p>PALE BLUE</text:p>
          </table:table-cell>
          <table:table-cell office:value-type="string" table:style-name="ce1">
            <text:p>2020.1.5</text:p>
          </table:table-cell>
          <table:table-cell office:value-type="string" table:style-name="ce1">
            <text:p>사계절</text:p>
          </table:table-cell>
          <table:table-cell office:value-type="string" table:style-name="ce1">
            <text:p>늘어진 기타처럼 고장 난 태엽처럼 너와 나 그 누구라도 끝내면 끝날 것처럼 우린 아무 말없이 흐린 눈으로 빛 바랜 별 하날 문득 바라봤지 It’s not a star 저 별이 사라질 때쯤 It’s not our love 우리도 사라지겠지 Love is tired 네 맘도 내 맘과 같을지도 이 밤이 흐른 뒤엔 우린 없을지도 그 정도면 됐어 노력 했잖아 다 내 잘못이니까 처음 니 말대로 애매한 사이가 되진 말자 친구로도 서로가 서로에게 부담이었단 걸 추억을 사랑으로 알고 지냈단 걸 지금에 와서 알게 돼 지금에 와서 지금에 와서 흐린 달 푸른 밤 핀 꽃 한 송이 이젠 차가운 구름 뒤로 저문 별 우리가 사랑했던 시간들이 컴컴한 어둠 속으로 흩어져가 It’s not a star 저 별이 사라질 때쯤 It’s not our love 우리도 사라지겠지 Love is tired 네 맘도 내 맘과 같을지도 이 밤이 흐른 뒤엔 우린 없을지도 빛이 바랜 우리의 추억 가슴에 두고 꺼내지 말아요 이 밤이 지나면 잊기로 해 우리 사랑했던 기억 It’s not a star 저 별이 사라질 때쯤 It’s not our love 우리도 사라지겠지 Love is tired 네 맘도 내 맘과 같을지도 이 밤이 흐른 뒤엔 우린 없을지도</text:p>
          </table:table-cell>
          <table:table-cell office:value-type="string" table:style-name="ce1">
            <text:p>여</text:p>
          </table:table-cell>
          <table:table-cell table:number-columns-repeated="16377"/>
        </table:table-row>
        <table:table-row table:style-name="ro1">
          <table:table-cell office:value-type="float" office:value="962" table:style-name="ce1">
            <text:p>962</text:p>
          </table:table-cell>
          <table:table-cell office:value-type="string" table:style-name="ce1">
            <text:p>프롬</text:p>
          </table:table-cell>
          <table:table-cell office:value-type="string" table:style-name="ce1">
            <text:p>달, 말하다</text:p>
          </table:table-cell>
          <table:table-cell office:value-type="string" table:style-name="ce1">
            <text:p>2013.10.8</text:p>
          </table:table-cell>
          <table:table-cell office:value-type="string" table:style-name="ce1">
            <text:p>사계절</text:p>
          </table:table-cell>
          <table:table-cell office:value-type="string" table:style-name="ce1">
            <text:p>푸른밤 외로운 달빛의 노래 stay by my stay by my stay my side 하나둘씩 꺼져가는 창가의 불빛 시끄럽던 오늘 하루도 꺼져가네 푸른밤 외로운 달빛의 노래 stay by my stay by my stay my side 모든게 잠든 밤 그대도 단 꿈을 꿀 때 어둠에 저민 난 여기남아 널 노래해 그대 오늘은 잠들지 말고 내 곁을 지켜줘 여기저기 울려퍼지던 노래들도 변해가네 잦아드네 이렇게 나홀로 두고 모든게 잠든 밤 그대도 단 꿈을 꿀 때 어둠에 저민 난 여기남아 널 노래해 그대 오늘은 잠들지 말고 내 곁을 지켜줘 닿지 않는 시선을 쫓네 같은 자리에서 늘 보는 이런 날 잊어버리지 말고 stay by my stay by my stay my side 푸른밤 외로운 달빛의 노래 stay by my stay by my stay my side stay by my</text:p>
          </table:table-cell>
          <table:table-cell office:value-type="string" table:style-name="ce1">
            <text:p>여</text:p>
          </table:table-cell>
          <table:table-cell table:number-columns-repeated="16377"/>
        </table:table-row>
        <table:table-row table:style-name="ro1">
          <table:table-cell office:value-type="float" office:value="963" table:style-name="ce1">
            <text:p>963</text:p>
          </table:table-cell>
          <table:table-cell office:value-type="string" table:style-name="ce1">
            <text:p>조문근밴드</text:p>
          </table:table-cell>
          <table:table-cell office:value-type="string" table:style-name="ce1">
            <text:p>푸른밤 제주도</text:p>
          </table:table-cell>
          <table:table-cell office:value-type="string" table:style-name="ce1">
            <text:p>2020.9.3</text:p>
          </table:table-cell>
          <table:table-cell office:value-type="string" table:style-name="ce1">
            <text:p>여름</text:p>
          </table:table-cell>
          <table:table-cell office:value-type="string" table:style-name="ce1">
            <text:p>제주도 푸른밤 이 밤을 둘이 걷고있어 나른한 오늘밤 꿈에 젖어 걷고있어 적당히 부는 바람 파도소리와 함께 유채꽃밭 길을 걸어 새별오름에 올라 손을 꼭 잡고 바라보며 사랑해 말을 해 제주도 둘레길이 너무 좋아 느영나영 걸어서 좋아 저 한라산 눈꽃나무가 보이면 다시오자 제주도 푸른밤 이 밤을 둘이 걷고있어 아름다운 이 밤 사랑스런 너와 함께 동백꽃밭 길을 걸어 사라 오름에 올라 손을 꼭 잡고 바라보며 사랑해 말을 해 사려니 숲길을 걸어서 좋아 느영나영 걸어서 좋아 저 한라산 눈꽃나무가 보이면 다시오자 바다가 보이는 카페 달콤한 당근케익 웃음 가득한 너의 사진 푸른 밤하늘 제주도 이 밤을 둘이 걷고있어 밤하늘 수놓은 별처럼 반짝이는 이 느낌 달콤한 너의 향기가 좋아 간지러운 기분이 좋아 손을 꼭 잡고 바라보며 사랑해 영원히 제주도 푸른밤 이 밤을 둘이 걷고있어</text:p>
          </table:table-cell>
          <table:table-cell office:value-type="string" table:style-name="ce1">
            <text:p>남</text:p>
          </table:table-cell>
          <table:table-cell table:number-columns-repeated="16377"/>
        </table:table-row>
        <table:table-row table:style-name="ro1">
          <table:table-cell office:value-type="float" office:value="964" table:style-name="ce1">
            <text:p>964</text:p>
          </table:table-cell>
          <table:table-cell office:value-type="string" table:style-name="ce1">
            <text:p>TETE</text:p>
          </table:table-cell>
          <table:table-cell office:value-type="string" table:style-name="ce1">
            <text:p>여름 어딘가에</text:p>
          </table:table-cell>
          <table:table-cell office:value-type="string" table:style-name="ce1">
            <text:p>2018.6.30</text:p>
          </table:table-cell>
          <table:table-cell office:value-type="string" table:style-name="ce1">
            <text:p>여름</text:p>
          </table:table-cell>
          <table:table-cell office:value-type="string" table:style-name="ce1">
            <text:p>깊어가는 나의 마음 한여름 타오른 석양빛에 안겨 너라는 꿈속을 헤엄쳐 흐르며 눈부신 날들과 함께하네 널 처음 본 순간부터 나른한 그 눈빛 너무도 좋았어 너라는 세상과 여행을 시작하는 난 다시 꿈을 꾸네 언젠가 내가 말했던 그곳에 있는 우리 약속들 푸른 밤 쏟아지는 별빛을 맞으며 둘만의 노래를 부르자 깊어가는 너와 나 한여름 타오른 석양빛에 물든 서로의 마음으로 천천히 스며들어 또다시 꿈을 꾸네 언젠가 내가 말했던 그곳에 있는 우리 약속들 푸른 밤 쏟아지는 별빛을 맞으며 둘만의 노래를 부르자 언젠가 내가 말했던 그곳에 있는 우리 약속들 푸른 밤 쏟아지는 별빛을 맞으며 둘만의 노래를 부르자</text:p>
          </table:table-cell>
          <table:table-cell office:value-type="string" table:style-name="ce1">
            <text:p>남</text:p>
          </table:table-cell>
          <table:table-cell table:number-columns-repeated="16377"/>
        </table:table-row>
        <table:table-row table:style-name="ro1">
          <table:table-cell office:value-type="float" office:value="965" table:style-name="ce1">
            <text:p>965</text:p>
          </table:table-cell>
          <table:table-cell office:value-type="string" table:style-name="ce1">
            <text:p>제이멜로우(J Mellow),?나아람</text:p>
          </table:table-cell>
          <table:table-cell office:value-type="string" table:style-name="ce1">
            <text:p>꿈길</text:p>
          </table:table-cell>
          <table:table-cell office:value-type="string" table:style-name="ce1">
            <text:p>2018.4.26</text:p>
          </table:table-cell>
          <table:table-cell office:value-type="string" table:style-name="ce1">
            <text:p>사계절</text:p>
          </table:table-cell>
          <table:table-cell office:value-type="string" table:style-name="ce1">
            <text:p>별빛이 너무 아름다워요 매일 걷던 길이 달라보여요 조명 스친 저 담벼락이 원래 분홍빛이었나요 그래요 나 조금 반했나봐요 나도 모르게 미소가 걸려요 이 밤이 너무 아름다워서 아무 것도 생각나질 않아요 보고싶단 마음 말고 예쁘다는 생각 말곤 um 생각나질 않아서 Like a Dream &amp; Like a Stary night 예쁜 그림 속 드라마 속에 푸른 밤 Like a Sea &amp; Like a light moon 너라는 세상에 빠져들어 It's Amazing you It's Amazing you 그래요 나 조금 취했나 봐 나도 몰라 웃음이 나요 이 밤이 너무 아름다워서 아무 것도 생각나질 않아요 부드러운 눈빛 알아 예뻐해 준 마음 알아 um 그 모습만 생각나 Like a Dream &amp; Like a Stary night 예쁜 그림 속 드라마 속에 푸른 밤 Like a Sea &amp; Like a light moon 너라는 세상에 빠져들어 It's Amazing you It's Amazing you 오늘 밤 너와 나 woo- 말없이 바라보는 너 품에 안겨 꿈 속에 You &amp; I Like a Dream &amp; Like a Stary night 예쁜 그림 속 드라마 속에 푸른 밤 Like a Sea &amp; Like a light moon 너라는 세상에 빠져들어 It's Amazing you It's Amazing you</text:p>
          </table:table-cell>
          <table:table-cell office:value-type="string" table:style-name="ce1">
            <text:p>혼성</text:p>
          </table:table-cell>
          <table:table-cell table:number-columns-repeated="16377"/>
        </table:table-row>
        <table:table-row table:style-name="ro1">
          <table:table-cell office:value-type="float" office:value="966" table:style-name="ce1">
            <text:p>966</text:p>
          </table:table-cell>
          <table:table-cell office:value-type="string" table:style-name="ce1">
            <text:p>다브다</text:p>
          </table:table-cell>
          <table:table-cell office:value-type="string" table:style-name="ce1">
            <text:p>흔들흔들</text:p>
          </table:table-cell>
          <table:table-cell office:value-type="string" table:style-name="ce1">
            <text:p>2020.6.7</text:p>
          </table:table-cell>
          <table:table-cell office:value-type="string" table:style-name="ce1">
            <text:p>사계절</text:p>
          </table:table-cell>
          <table:table-cell office:value-type="string" table:style-name="ce1">
            <text:p>어디로 스르륵 내가 빨려 들어가네 마지못해 떠들어대었던 그 말들에 아 이런 초조함은 말로 다 설명할 수가 없구나 흔들흔들흔들흔들 빛나네 흔들흔들 흔들 난 끊임없이 흔들흔들 흔들흔들 빛나네 흔들흔들 끊임없이 설레이는 모든 것이 흔들흔들 빛나네 어릴 적 모습들이 영원히 푸른 밤으로 난 또 희망에 취해서 노래를 부르는데 아직은 어리석은 날이 더 많을 거야 설레이는 모든 것이 흔들흔들 빛나네 어릴 적 모습들이 영원히 푸른 밤으로 난 또 희망에 취해서 노래를 부르는데 아직은 어리석은 날이 더 많을 거야 흔들흔들흔들 흔들흔들 빛나네 흔들흔들 흔들 난 끊임없이 흔들흔들 흔들흔들 빛나네 흔들흔들 끊임없이 마침내 이해하길 멈추면 흔들리던 조각은 느리게 느리게 부서지고 어디로 스르륵 내가 빨려 들어가네 마지못해 떠들어대었던 그 말들에</text:p>
          </table:table-cell>
          <table:table-cell office:value-type="string" table:style-name="ce1">
            <text:p>여</text:p>
          </table:table-cell>
          <table:table-cell table:number-columns-repeated="16377"/>
        </table:table-row>
        <table:table-row table:style-name="ro1">
          <table:table-cell office:value-type="float" office:value="967" table:style-name="ce1">
            <text:p>967</text:p>
          </table:table-cell>
          <table:table-cell office:value-type="string" table:style-name="ce1">
            <text:p>백예린</text:p>
          </table:table-cell>
          <table:table-cell office:value-type="string" table:style-name="ce1">
            <text:p>Popo</text:p>
          </table:table-cell>
          <table:table-cell office:value-type="string" table:style-name="ce1">
            <text:p>2019.12.10</text:p>
          </table:table-cell>
          <table:table-cell office:value-type="string" table:style-name="ce1">
            <text:p>사계절</text:p>
          </table:table-cell>
          <table:table-cell office:value-type="string" table:style-name="ce1">
            <text:p>Get away from your own sorrow 슬픔에서 벗어나봐요 Let the sun come through your window 당신의 창문에 햇살이 들어오게 해봐요 You don’t have to open up wide 마음을 활짝 열 필요는 없지만 But I want to intimate 전 가까워지고 싶어요 You’ll never know how much your voice attracts me, boy 당신은 당신 목소리가 날 얼마나 끌리게 하는지 모를 거예요 It’s exceptional 정말 특별해요 Especially, when you’re playing the song for me 특히 날 위해 곡을 연주할 땐 I can’t take my eyes away 눈을 뗄 수 없어요 Can I walk with you? 당신과 걸을 수 있을까요 or have a tea with you 차를 마셔도 좋아요 Your scent makes me feel like I live in Paris 당신의 향기는 내가 마치 파리에 살고 있는 것처럼 느끼게 해요 Can I love you? 사랑해도 될까요? giving my all to you? 내 전부를 다 주는 것도요 you 당신에게요 Get away from their unkindness 그들의 불친절함에서 벗어나요 but this time we should run together 이번에는 우리 같이 떠나요 you don’t have to worry or hide 걱정하거나 숨기지 않아도 돼요 cause I get you, with my heart 난 진심으로 당신을 이해하거든요 Now you know, how much your eyes make me wonder bout’ How deep is our love 이제 당신도 알지만, 당신의 눈은 우리 사랑이 얼마나 깊은 지 궁금하게 만들어요 Especially, when you appreciate for me 특히 당신이 날 고마워할 때 I can’t help loving you more 당신을 더 사랑하지 않을 수 없어요 Can I walk with you? 당신과 걸을 수 있을까요 or have a tea with you 차를 마셔도 좋아요 Your scent makes me feel like I live in Paris 당신의 향기는 내가 마치 파리에 살고 있는 것처럼 느끼게 해요 Can I love you? 사랑해도 될까요? giving my all to you? 내 전부를 다 주는 것도요 you 당신에게요</text:p>
          </table:table-cell>
          <table:table-cell office:value-type="string" table:style-name="ce1">
            <text:p>여</text:p>
          </table:table-cell>
          <table:table-cell table:number-columns-repeated="16377"/>
        </table:table-row>
        <table:table-row table:style-name="ro1">
          <table:table-cell office:value-type="float" office:value="968" table:style-name="ce1">
            <text:p>968</text:p>
          </table:table-cell>
          <table:table-cell office:value-type="string" table:style-name="ce1">
            <text:p>기리보이</text:p>
          </table:table-cell>
          <table:table-cell office:value-type="string" table:style-name="ce1">
            <text:p>파티피플</text:p>
          </table:table-cell>
          <table:table-cell office:value-type="string" table:style-name="ce1">
            <text:p>2019.8.2</text:p>
          </table:table-cell>
          <table:table-cell office:value-type="string" table:style-name="ce1">
            <text:p>사계절</text:p>
          </table:table-cell>
          <table:table-cell office:value-type="string" table:style-name="ce1">
            <text:p>화려한 조명 아래 헵번 로마의 휴일 같아 예뻐 남자친구 있겠지 무조건 있겠지 있겠지 있겠지 설마 있겠지 당연히 있겠지 설마 했던 일이 벌어질 수도 있는 밤이야 너무 설레는 불독 같아 루저들과 마찰을 끝낸 후에 쟤네들과 담쌓아 번호 줘봐 당장 도메스틱 입은 여인들은 가와이해 래퍼 간지 다 버려 나는 쌈마이네 What yo what yo 나는 썅 마이웨이 회사 허락 안 받고 잡아 마잌 예 오늘 살고 오늘 죽어 나는 술을 들이켜 그냥 놀다 죽어 술을 술을 들이부어 어제 너무 작업 많이 했어 okay 돈을 벌었으니 쓰고 나서 죽어 okay 내 가방은 400 무지개 성공한 남자는 타 캐딜락 띠동갑이 유혹해 밤새 여자들은 원해 아저씨의 큰 총 큰돈 그락 그락 그락 다 뒤져 다 기절 Ay yeah 헤롱헤롱 무지개 돈 화분 레옹 돈 화분 레옹 돈 화분 레옹 나쁜 여자 로테이션 우리는 샤넬의 바다 돈 화분 레옹 When I pull up to the club all eyes on me 나는 여자 다섯 명을 끼고 놀지 아무도 신경 안 써 I’m a rock star You can’t tell me shit I’m a pop star Money way fuckin money way 나는 돈을 뿌려 홍대 클럽에 Everyday fuckin everyday 나는 이 짓거리를 걍 매일 해 루이비통 벨트 나의 허리에 아미리 청바지가 나의 다리에 여자들은 나랑 놀고 싶어 해 거짓말이 아냐 와서 확인해 니 여자친구 꿈에 내가 나왔대 니 남자한테 미안해서 어떡해 난 한 달 만에 몇천만 원 벌었네 근데 그거 명품에다 다 썼네 내 가방은 400 무지개 성공한 남자는 타 캐딜락 띠동갑이 유혹해 밤새 여자들은 원해 아저씨의 큰 총 큰돈 그락 그락 그락 다 뒤져 다 기절 Ay yeah 헤롱헤롱 무지개 돈 화분 레옹 돈 화분 레옹 돈 화분 레옹 나쁜 여자 로테이션 우리는 샤넬의 바다 돈 화분 레옹 돈 화분 레옹 넌 나의 마틸다 걱정들은 캐비넷에 맡기자 단발머리에 초커는 너무 옳지 너의 채널에 내 시계를 맡겨놓지 what 파리 피플 29 아저씨 파리 아닌 데서 마시는 술은 맛없지 경계를 풀어 풀어 풀어 목에 부어 부어 부어</text:p>
          </table:table-cell>
          <table:table-cell office:value-type="string" table:style-name="ce1">
            <text:p>남</text:p>
          </table:table-cell>
          <table:table-cell table:number-columns-repeated="16377"/>
        </table:table-row>
        <table:table-row table:style-name="ro1">
          <table:table-cell office:value-type="float" office:value="969" table:style-name="ce1">
            <text:p>969</text:p>
          </table:table-cell>
          <table:table-cell office:value-type="string" table:style-name="ce1">
            <text:p>악동뮤지션</text:p>
          </table:table-cell>
          <table:table-cell office:value-type="string" table:style-name="ce1">
            <text:p>콩떡빙수</text:p>
          </table:table-cell>
          <table:table-cell office:value-type="string" table:style-name="ce1">
            <text:p>2013.5.23</text:p>
          </table:table-cell>
          <table:table-cell office:value-type="string" table:style-name="ce1">
            <text:p>여름</text:p>
          </table:table-cell>
          <table:table-cell office:value-type="string" table:style-name="ce1">
            <text:p>악동 악동 악동 악동 악 오빠 빙수 먹으러 갈래? 콜! Let’s go! 빙수 떡빙수 콩떡빙수 너의 빈숟가락을 채울 빙수 컵빙수 콩떡빙수 너의 빈숟가락을 채울 한 입 딱 떠먹고 텁텁함은 다 까먹고 무더운 한 여름에도 시원한 아야야 콩떡콩떡한 날에 흠뻑젖은 얼음 Party 가 열리는 곳 파리바게뜨로 Follow Me! 어른 아이 남녀 노소 모두가 찾는 돌얼음 아이스크림으로 Getting Hotter해지는 여름 싹 다 날려버릴 Count 머리 싸매고 Ready 닉허이르고로 띵- 으메 차가와 달콤한 팥앙금 후식으로 방금 먹고 또 먹고싶은 쫄깃쫄깃 콩떡 달콤한 팥앙금 후식으로 방금 먹고 또 먹고싶은 쫄깃쫄깃 콩떡 ? 빙수 떡빙수 콩떡빙수 너의 빈숟가락을 채울 빙수 컵빙수 콩떡빙수 너의 빈숟가락을 채울 아야야~ 아야야~ 아야야~ 한 입 딱 떠먹고 텁텁함은 다 까먹고 무더운 한여름에도 시원한 아야야 콩떡콩떡한 날에 흠뻑젖은 얼음 Party 가 열리는 곳 파리바게뜨로 Follow Me! 달콤한 팥앙금 후식으로 방금 먹고 또 먹고싶은 쫄깃쫄깃 콩떡 달콤한 팥앙금 후식으로 방금 먹고 또 먹고싶은 쫄깃쫄깃 콩떡 빙수 컵빙수 콩떡빙수 너의 빈숟가락을, HEY! 빈숟가락을 채울 빙수 떡빙수 콩떡빙수 너의 빈숟가락을 채울 빙수 컵빙수 콩떡빙수 너의 빈숟가락을 채울</text:p>
          </table:table-cell>
          <table:table-cell office:value-type="string" table:style-name="ce1">
            <text:p>혼성</text:p>
          </table:table-cell>
          <table:table-cell table:number-columns-repeated="16377"/>
        </table:table-row>
        <table:table-row table:style-name="ro1">
          <table:table-cell office:value-type="float" office:value="970" table:style-name="ce1">
            <text:p>970</text:p>
          </table:table-cell>
          <table:table-cell office:value-type="string" table:style-name="ce1">
            <text:p>지코</text:p>
          </table:table-cell>
          <table:table-cell office:value-type="string" table:style-name="ce1">
            <text:p>말해 Yes Or No</text:p>
          </table:table-cell>
          <table:table-cell office:value-type="string" table:style-name="ce1">
            <text:p>2015.10.19</text:p>
          </table:table-cell>
          <table:table-cell office:value-type="string" table:style-name="ce1">
            <text:p>사계절</text:p>
          </table:table-cell>
          <table:table-cell office:value-type="string" table:style-name="ce1">
            <text:p>말해 yes or no 말해 yes or no 빨리 yes or no Do you love it thanks a lot 말해 yes or no 말해 yes or no 빨리 yes or no that's funny what the heck am i doing 요즘 누가 제일 핫해 요즘 누가 곡 잘써 요즘 누가 제일 스타일 있어 요즘 누가 페이 세게 받아 아주 좋은 질문이야 brother 답은 차트에 나와있어 뭐 마땅히 비유할 대상이 없어 난 요즘 펀치라인 안 써 get out of my way 뜨내기들 작곡에 손 떼 안무연습 마저 해 실력은 늘리는 수술이 없대 어쩌면 나의 증명이 어설픈 희망을 줬겠지 죄다 가면 쓰고 dancing 탈 아이돌을 잘못 해석했지 중고딩 때 말곤 중고거래 한 적 없어 네 연봉은 내 한 달치 생활 유지비 정도 난 예의상 내 차 키를 보이는 데 못 놔둬 고생 끝이다 동욱아 돈 버는 일만 남았어 negative 한 너의 시선에선 아마 내 호의호식은 허례허식이지 어린 놈이 싹수없이 다 해 처먹으니까 시기 받기 좋을 시기지 ya dick 어차피 관심 무야 나 바빠 스케줄 중이야 거의 타투 할 겨를도 안 생겨 등에 마리아님은 형체뿐이야 말해 yes or no 말해 yes or no 빨리 yes or no Do you love it thanks a lot 말해 yes or no 말해 yes or no 빨리 yes or no that's funny what the heck am i doing knock knock 거 누구 없나 knock knock 거 누구 없나 네가 뭔가 불만 있어도 있어도 네 엄마한테나 일러요 그 비계는 신경도 안 쓴다 이젠 키보드로 내 몸을 기스내 난 코로 방구뀌고 키스해 되려 바지 주머니만 두둑 장담해 이듬해 차트 상단 내 이름이 떡 하니 자리 하겠지 원해 money 안 원해 산와money 너네 코 묻은 money 안 더러워 더러워 더러워 너넨 그냥 다운 받아봐라 야동 네가 보는 슈퍼스타가 나야 아님 말을 말어 난 이런 것도 된다고 오지지? 난 고딩 때부터 입었어 bape bape 緊急事態 my mission 그래도 하나도 안 무셔 내 목적이 die die legend no 아니 living legend 무모한 나의 ambition 말해 yes or no 말해 yes or no 빨리 yes or no Do you love it thanks a lot 말해 yes or no 말해 yes or no 빨리 yes or no that's funny what the heck am i doing 내가 망할 거 같애 말해 yes or no 답은 안 변해 부정하려 애써도 1 Life 2 Live bitch I'm back for more 난 유명하지 도쿄 뉴욕 파리에서도 numero uno rhyme professional bitch I set a trend 물론 패션도 제일 많이 버는 놈 that's no question yo u know I got a lotta ice like an eskimo 30대 래퍼 but do it like 10대 철부지였던 20대부터 big money I get that 언제나 뱉지 난 sick rap ZICO와 PENOMECO 큰 돈을 벌어 우린 계속해서 Young fuckin hustlers let’s get it OH! 말해 yes or no 말해 yes or no 빨리 yes or no Do you love it thanks a lot 말해 yes or no 말해 yes or no 빨리 yes or no that's funny what the heck am i doing</text:p>
          </table:table-cell>
          <table:table-cell office:value-type="string" table:style-name="ce1">
            <text:p>남</text:p>
          </table:table-cell>
          <table:table-cell table:number-columns-repeated="16377"/>
        </table:table-row>
        <table:table-row table:style-name="ro1">
          <table:table-cell office:value-type="float" office:value="971" table:style-name="ce1">
            <text:p>971</text:p>
          </table:table-cell>
          <table:table-cell office:value-type="string" table:style-name="ce1">
            <text:p>에픽하이</text:p>
          </table:table-cell>
          <table:table-cell office:value-type="string" table:style-name="ce1">
            <text:p>평화의 날</text:p>
          </table:table-cell>
          <table:table-cell office:value-type="string" table:style-name="ce1">
            <text:p>2004.7.26</text:p>
          </table:table-cell>
          <table:table-cell office:value-type="string" table:style-name="ce1">
            <text:p>사계절</text:p>
          </table:table-cell>
          <table:table-cell office:value-type="string" table:style-name="ce1">
            <text:p>(오빠 좀 웃어봐) Epik high yeah 평화 high school with that new old school come on 선배가 네 여자 넘볼 때 만취된 널 맞서는 전봇대 전화기보다 비싼 요금제 멋대로 대기번호 뛰어 넘길 때 HEY okay 딱 하루 참아보세 평화의 날 달력에 적어보세 삶이란 갑 속에 이 순간은 돛대 party like it's your birthday 평화 어제 산 흰티에 물들 때 애써 지우려 발악하다 번질 때 버스에 목메다 택시 탈 때 꼭 바로 뒤에 따르는 버스 볼 때 바로 오늘의 인내가 인생 대 역전의 꿈의 티켓 다들 홧김에 일을 망치네 참아 오늘이 네 화를 삭힐 때 (쓸때 없는데) (성질을 죽일수가 없을때) (클럽에서 춤출 때) (몸치가 파리처럼) (달라붙을 때) (따분하고 온갖 짜증나도) (오늘 딱 하루만 참아줘) (바보같고 못난 짝사랑도) (오늘 딱 하루만) (사귀어줘) 딱 하루만 서로 돕자 딱 하루만 서로를 보자 온갖 오만 인상에 녹아 혹 누가 날 보나 움추린 꼴봐 우하하하 웃자 마음속에 미움을 묻자 품자 모두 사랑을 품자 평화의 바람에 춤추자 춤을 추자 화끈한 사랑을 나누자 사주와 팔자 버리고 사람을 받아주자 부자들아 베풀자 모두 다 부모님의 계좌번호 외워두자 여자들은 화장을 다 지워 남자는 몸 대신 사상을 키워 지워 식상함 집어치워 자 너와 내 맘과 술잔을 비워 (따분하고 온갖 짜증나도) (오늘 딱 하루만 참아줘) (바보같고 못난 짝사랑도) (오늘 딱 하루만) (사귀어줘) be boy be girl 나와 너와 오늘 딱 하루만의 작은 변화 너와 나 우린 하나 두 손가락을 위로 들고 평화 나와 너와 오늘 딱 하루만의 작은 변화 너와 나 우린 하나 두 손가락을 위로 들고 평화 (쓸데 없는데) (성질을 죽일수가 없을때) (클럽에서 춤출 때) (몸치가 파리처럼) (달라붙을 때) this is peace day (따분하고 온갖 짜증나도) (오늘 딱 하루만 참아줘) (바보같고 못난 짝사랑도) (오늘 딱 하루만) (사귀어줘) (따분하고 온갖 짜증나도) (오늘 딱 하루만 참아줘) (바보같고 못난 짝사랑도) (오늘 딱 하루만) (사귀어줘) ha ha ha 평화 peace</text:p>
          </table:table-cell>
          <table:table-cell office:value-type="string" table:style-name="ce1">
            <text:p>남</text:p>
          </table:table-cell>
          <table:table-cell table:number-columns-repeated="16377"/>
        </table:table-row>
        <table:table-row table:style-name="ro1">
          <table:table-cell office:value-type="float" office:value="972" table:style-name="ce1">
            <text:p>972</text:p>
          </table:table-cell>
          <table:table-cell office:value-type="string" table:style-name="ce1">
            <text:p>수퍼비</text:p>
          </table:table-cell>
          <table:table-cell office:value-type="string" table:style-name="ce1">
            <text:p>공중도덕 3</text:p>
          </table:table-cell>
          <table:table-cell office:value-type="string" table:style-name="ce1">
            <text:p>2017.7.1</text:p>
          </table:table-cell>
          <table:table-cell office:value-type="string" table:style-name="ce1">
            <text:p>사계절</text:p>
          </table:table-cell>
          <table:table-cell office:value-type="string" table:style-name="ce1">
            <text:p>Its the return of the 공중 도덕 이젠 면도 수퍼비 효은인 돈좀벌어 물이 올라 들어오면 우린 노를 저어 널 빡치게 만드는 일엔 항상 늘 도를 넘어 붐뱁에 붐 짜도 모르는 놈들 뜬 구름 잡지 굼 뜨는 랩 요즘 트랩 너무 뻔하다는 둥 뻔데기 앞에 주름 잡는 시늉하다 눈 뜨면 사라져 we aint got no oh room for u Whom u think u fuckin with 벌써 몇개 남지 않았네 내 bucket list Ilionaire ambition ghood life we fuckin lit 살아 숨을 쉬는 한 모든 룰은 다 어기지 오늘도 mic 앞에선 내 자센 반듯해 녹음을 너무 많이해 마이큰 또 고장 난듯해 Ooooh always spit fire with that hot shit Rest in peace prodigy mobb deep yeah yeah 1년만에 back again 이번엔 효은이형까지 합세해 더 세졌네 It's Air Do the Q 3 하늘 높이 나는 기분 If ya don't know me 혹여나 어디 가서 힙합 듣는다 하지마 귀 촌스러운 놈들이 내가 볼땐 반 이상 허구한날 취향은 무슨 취향 수준들이 떨어져 근데 그걸 취존해달라하네 하나도 멋없어 myunDo gon go and 베어 like 무사시 with my razor sharp flow 이건 수라의 길 내가 최고가 되기 전에는 안 끝나지 so I gotta get goin 하루빨리라도 you nah mean yeah we livin dat ghood life sky ain't our limit 더 높이 올라 위치로 말해 gimchis we invincible 키스는 커녕 발바닥조차 안 보일지도 I rep that +82 한국인 내 82ude 이제 팬티두 안 걸친 백지두 5000의 착장, Day-Date II 41mm, I'm as happy as can be Hip-Hop의 힘이 나 Don't believe me, Just watch my watch 체험해 파악해 의미 Ouu 이 나라 행복지수 높히는 애국자가 누구? hoo 전화기, 자동차는 Amumu처럼 울어 불나 brrrrr hhh huh? 넌 안그래? 난 더 더 원해 종일 펄펄끓어 야망은 불어 공중도덕 3번째 illy ambition &amp; two gHood Lifia 낮과 밤 안이나 밖이나 파티야 Hey 날 featuring 시키려거든 벌스 100번은 엎어 둬 안그럼 니 앨범은 내 차지야 Uhmmm 니 랩이 기계라면 PMP 난 iPhone 8, 해서 아무도 널 찾지 않어 연예인 못돼 넌 길거리 사진 봇이지? 다 띠벙이 쓋하고 있을 때 내 음악이나 더 내 기억을 그 때로 거슬러 난 지금 너무나도 컸어 근데 여전히 졸라 어려 내 꿈은 나를 무시하던 놈들에게 되 물음 배 부른 소릴 가끔씩 해 밉상 이미지 달고 졸라 시크해 누가 누가 우리처럼 돈을 벌어 쉽게 비싼 허리 졸라 매기 위해 산 구찌 벨트 쉬지않고 일을 해 잔고는 쌓여가고 결국 일을 내 도덕산 정상에서부터 illionaire ambtion ghood life 우릴 막어 누가 누가 되는 파리같은 자식들 그냥 내 삶의 관객으로 살기를 who's hot who's not 어서 확인을, 공중도덕 3 이게 마지막이 아님을 Flowsik 효은 면도 Superbee 카메라 앞에서 맺어진 super team 알잖아 이 현실에선 all we do is win TV 밖으로 나오자마자 무너진 래퍼들이 한둘이 아냐 내가 말했듯이 진짜 경쟁은 여기 있지 반드시 eyday i'm strugglin 자신과 싸우듯이 young winners in the house 문을 잠그지 young winners in the house money over bullshit 주차할 때 빼곤 우린 하지않아 후진 111% rap money 딴 거 할 필요없지 굳이 가는 곳 마다 0이 뒤에 붙지 ay shit is like all star weekend ay 다들 뱉고있지 쩌는 sixteen ay 꿈을 손에 잡으러 가 직진 team 도덕 we on motherfuckin' fire</text:p>
          </table:table-cell>
          <table:table-cell office:value-type="string" table:style-name="ce1">
            <text:p>남</text:p>
          </table:table-cell>
          <table:table-cell table:number-columns-repeated="16377"/>
        </table:table-row>
        <table:table-row table:style-name="ro1">
          <table:table-cell office:value-type="float" office:value="973" table:style-name="ce1">
            <text:p>973</text:p>
          </table:table-cell>
          <table:table-cell office:value-type="string" table:style-name="ce1">
            <text:p>f(x)</text:p>
          </table:table-cell>
          <table:table-cell office:value-type="string" table:style-name="ce1">
            <text:p>제트별</text:p>
          </table:table-cell>
          <table:table-cell office:value-type="string" table:style-name="ce1">
            <text:p>2012.6.10</text:p>
          </table:table-cell>
          <table:table-cell office:value-type="string" table:style-name="ce1">
            <text:p>여름</text:p>
          </table:table-cell>
          <table:table-cell office:value-type="string" table:style-name="ce1">
            <text:p>* Make U Lose Control X4 구름 속 헤치고 X2 썬더빔 속으로 X2 이제 넌 무시무시한 내 최면에 걸렸어 낚였어 로보트가 됐어 귀엽다 예쁘다 흠뻑 빠졌는데 사실 난 쉽지 않단 걸 알아야 돼 예쁘장한 나 귀여워? 통통한 다리 나 애기 같대 나는 서울 도쿄 파리 뉴욕 너무 바쁜 스케줄 여기 번쩍 저기 찰칵 Just Like A Butterfly! ** Let's Fly High! Fly! 별나라 갈래 파란 제트기를 타자 파일럿 Oh My God 맙소사 너에게 빠져들어 자꾸 빠져들어 나 Automatically Wow- 따라라라랄라라 따라라 라랄라랄라 Boy, We Fly Higher &amp; Faster This Only Gets Better 따라라라랄라라 따라라 라랄라랄라 Boy, We Fly Higher &amp; Faster This Gunna Be So Killa * REPEAT 이제 넌 무시무시한 내 최면에 걸렸어 낚였어 로보트가 됐어 뽀얗다 미쳤다 흠뻑 빠졌는데 사실 난 쉽지 않단 걸 알아야 돼 넌 약간 긴장 설레니? 내 핑크빛 볼 보다 빨개졌어 나는 서울 도쿄 파리 뉴욕 너무 바쁜 스케줄 여기 번쩍 저기 찰칵 Just Like A Butterfly! ** REPEAT 다 너무나 쉽게 사랑에 빠져들어가 나만의 그 느낌 너를 찾았어 이제야 ** REPEAT X2 Wow- 따라라라랄라라 따라라 라랄라랄라 X2 따라라라랄라라</text:p>
          </table:table-cell>
          <table:table-cell office:value-type="string" table:style-name="ce1">
            <text:p>여</text:p>
          </table:table-cell>
          <table:table-cell table:number-columns-repeated="16377"/>
        </table:table-row>
        <table:table-row table:style-name="ro1">
          <table:table-cell office:value-type="float" office:value="974" table:style-name="ce1">
            <text:p>974</text:p>
          </table:table-cell>
          <table:table-cell office:value-type="string" table:style-name="ce1">
            <text:p>김솔아</text:p>
          </table:table-cell>
          <table:table-cell office:value-type="string" table:style-name="ce1">
            <text:p>나는 왜 한국에서 태어났나</text:p>
          </table:table-cell>
          <table:table-cell office:value-type="string" table:style-name="ce1">
            <text:p>2019.11.27</text:p>
          </table:table-cell>
          <table:table-cell office:value-type="string" table:style-name="ce1">
            <text:p>사계절</text:p>
          </table:table-cell>
          <table:table-cell office:value-type="string" table:style-name="ce1">
            <text:p>가끔은 파리에서 태어났다면 얼마나 좋았을까 생각해 난 왜 저 낭만이 가득한 도시의 사람이 아닐까 왜 이리도 한도 많고 눈물도 많은 이야길 지닌 이곳에서 마저 남은 이야길 이어가는 자로 태어났는지 낭만이 밥 먹여 주는 것도 아닌데 난 밥보다 낭만이 좋고 난 저 공기 속에 반짝이는 별을 본 널 만나고 싶어 자신의 모양을 잊고 살아가는 저 수많은 발걸음 들은 이곳의 아픔이 아직 가시지 않은 메아리일까 음음음음 나는 왜 이 작은 땅에 태어나 무엇을 갈망하는지 이곳은 낭만을 모르는 땅이라 괜한 투정을 부리다가 괜스레 쌓인 눈물들에 나도 아파 다시 끌어안게 돼 가끔은 꿈속 세상을 가득히 나는 한없이 상상을 하다가 난 다시금 저 푸른 산을 쳐다보네 멀리 있는 건 언제나 그렇듯 흠 없이 아름다워 보이지만 난 지금의 아름다움을 놓지 않을래요 내가 이 작은 땅에서 원하는 것은 감춰진 우리의 동심이 저 푸른 산을 덮 듯 우릴 덮는 것 음</text:p>
          </table:table-cell>
          <table:table-cell office:value-type="string" table:style-name="ce1">
            <text:p>여</text:p>
          </table:table-cell>
          <table:table-cell table:number-columns-repeated="16377"/>
        </table:table-row>
        <table:table-row table:style-name="ro1">
          <table:table-cell office:value-type="float" office:value="975" table:style-name="ce1">
            <text:p>975</text:p>
          </table:table-cell>
          <table:table-cell office:value-type="string" table:style-name="ce1">
            <text:p>버벌진트</text:p>
          </table:table-cell>
          <table:table-cell office:value-type="string" table:style-name="ce1">
            <text:p>세상이 완벽했다면</text:p>
          </table:table-cell>
          <table:table-cell office:value-type="string" table:style-name="ce1">
            <text:p>2015.12.19</text:p>
          </table:table-cell>
          <table:table-cell office:value-type="string" table:style-name="ce1">
            <text:p>사계절</text:p>
          </table:table-cell>
          <table:table-cell office:value-type="string" table:style-name="ce1">
            <text:p>세상이 완벽한 곳이면 지금 나와 함께 있겠지 넌 그리고 힘이 없는 자들의 억울한 사연 다 생겨나지도 않았겠지 전부 I've been going through some pains 아무리 마시고 노래해 봐도 여기 맘 한구석엔 어두운 무언가 자리를 잡고 지워지질 않네 거리를 헤매이는 고양이들 같이 사람들을 피하고 싶고 듣기 버거워지네 힙합이 신문을 채운 소식도 날 우울하게 만들어 is this the human nature 긍정의 힘을 부른 나지만 늘 궁금한 게 있어 원치 않는 희생의 이유를 묻고 분노하는 게 언제부터 욕먹을 일이 되었는지 class 와 class 차이 따라 생명의 순서가 정해지는 거 경상 전라 여자 남자로 닿을 수 있는 곳 경계 짓는 거 얼마나 많은 diamond in the rough 찬란히 빛날 기회를 놓치고 있을까 누군가 내게 답해준다면 정말 좋겠다 왜 쌀국수집에선 고수를 안 줄까 세상이 완벽한 곳이면 지금 나와 함께 있겠지 넌 그리고 힘이 없는 자들의 억울한 사연 다 생겨나지도 않았겠지 전부 I could only pray I could only pray I could only pray I could only pray pray for a better world 세상이 완벽했다면 체벌이란 건 어린 아이들이 아닌 버르장머리 없는 성인들을 대상으로 논의되겠지 세상이 완벽했다면 SHOW ME THE MONEY 없이도 꾸준히 자신의 길을 가는 rapper 들이 잘 팔리고 돈이 되겠지 이곳이 완벽했다면 파리 날리던 거리를 살린 용감한 상인들이 건물주에게 가질 수 있겠지 더 큰 목소리 이곳이 완벽했다면 내 아버지께서 경제적 문제로 인해 사시를 포기하진 않았을걸 same old story 완벽하지 않은 나라서 이런 가사 써 you can call me 중2병 벌 만큼 벌었어 얼씬도 못해도 괜찮아 순위권 내가 완벽했다면 그녀를 잡았겠지 진작 하지만 돌이킬 수 없는 단계로 들어섰네 이미 난 세상이 완벽한 곳이면 지금 나와 함께 있겠지 넌 그리고 힘이 없는 자들의 억울한 사연 다 생겨나지도 않았겠지 전부 I could only pray I could only pray I could only pray I could only pray pray for a better world Oh if the world was a perfect place 얼굴 마주한 서로에게 혐오에 찬 삿대질 대신 서로가 다름으로 인해 아름다움을 인정하겠지 pray the world was a perfect place 기도를 담아 노래해 I'm prayin' and I know I'm not the only one I could only pray I could only pray I could only pray I could only pray pray for a better world pray pray pray pray pray pray</text:p>
          </table:table-cell>
          <table:table-cell office:value-type="string" table:style-name="ce1">
            <text:p>남</text:p>
          </table:table-cell>
          <table:table-cell table:number-columns-repeated="16377"/>
        </table:table-row>
        <table:table-row table:style-name="ro1">
          <table:table-cell office:value-type="float" office:value="976" table:style-name="ce1">
            <text:p>976</text:p>
          </table:table-cell>
          <table:table-cell office:value-type="string" table:style-name="ce1">
            <text:p>박소유</text:p>
          </table:table-cell>
          <table:table-cell office:value-type="string" table:style-name="ce1">
            <text:p>우리의 밤은 길지 않으니</text:p>
          </table:table-cell>
          <table:table-cell office:value-type="string" table:style-name="ce1">
            <text:p>2020.9.14</text:p>
          </table:table-cell>
          <table:table-cell office:value-type="string" table:style-name="ce1">
            <text:p>사계절</text:p>
          </table:table-cell>
          <table:table-cell office:value-type="string" table:style-name="ce1">
            <text:p>위태로워서 평화로운 우리는 식어버려서 슬프지 않은 우리는 똑같은 하루 똑같지 않은 마음으로 익숙한 하루 모든게 낯선 얼굴로 견디고 있네 견디고 있네 짧은 순간에 마치 처음 세상에 내린 눈송이처럼 곧 녹아버리겠지 우리의 밤은 길지 않으니 그래도 떠나겠지 처음 세상에 등돌린 아이처럼 저 붉은 꽃 한송이 피었다 지는지도 모르고 우린 견디고 있네 견디고 있네 아름다워서 멈출 수 없는 우리는 멈출 수 없어서 살아가는 우리는</text:p>
          </table:table-cell>
          <table:table-cell office:value-type="string" table:style-name="ce1">
            <text:p>여</text:p>
          </table:table-cell>
          <table:table-cell table:number-columns-repeated="16377"/>
        </table:table-row>
        <table:table-row table:style-name="ro1">
          <table:table-cell office:value-type="float" office:value="977" table:style-name="ce1">
            <text:p>977</text:p>
          </table:table-cell>
          <table:table-cell office:value-type="string" table:style-name="ce1">
            <text:p>펜타곤</text:p>
          </table:table-cell>
          <table:table-cell office:value-type="string" table:style-name="ce1">
            <text:p>봄눈</text:p>
          </table:table-cell>
          <table:table-cell office:value-type="string" table:style-name="ce1">
            <text:p>2019.3.27</text:p>
          </table:table-cell>
          <table:table-cell office:value-type="string" table:style-name="ce1">
            <text:p>봄</text:p>
          </table:table-cell>
          <table:table-cell office:value-type="string" table:style-name="ce1">
            <text:p>너와 함께 보냈던 지난 봄엔 이상하게 따뜻한 눈이 내려와 기분이 좋았죠 올해도 눈이 올까요 나 기대해봐도 되죠 느낌이 좋아 놓칠까 손 꼭 잡고 그게 그렇게 좋더라고 하늘이 말도 안 되게 예쁘더라 그 모든 순간에 널 떠올렸어 흐드러지게 피어난 눈꽃 밭에서 봄눈이 올까요 네가 좋아하는 봄에 또 눈이 올까요 사랑해도 될까요 행복했던 그때처럼 우리 춤출까요 I Love you I Love you I Love you I Love you 너에게 사랑한다 말할래 I Love you I Love you I Love you I Love you 봄눈이 올까요 나 역시 올해도 목 빠지게 기다렸지 이번 봄에도 어김없이 눈이 쌓였길 표현을 못 해 나는 그저 차가운 얼음투성이 날 감싸줄 넌 나의 봄이 되어주오 따뜻한 너의 앞에선 빙하도 녹아버려 시간이 야속하지만 별수 없어 이 봄이 끝나도 함께할 수 있다고 그렇게 하기로 난 맘을 먹어버렸어 그날 너 말도 안 되게 예쁘더라 시간이 멈추기만을 바랐어 흐드러지게 피어난 눈꽃 밭에서 봄눈이 올까요 네가 좋아하는 봄에 또 눈이 올까요 사랑해도 될까요 행복했던 그때처럼 우리 춤출까요 I Love you I Love you I Love you I Love you 너에게 사랑한다 말할래 I Love you I Love you I Love you I Love you 봄눈이 올까요 유토다 눈이 떨어지네 따뜻한 바람 속에 너의 미소와 향기가 시간을 멈추게 하네 올해 (올해) 그 눈송이가 내게 살포시 닿아 매일매일 기억해 그날의 너 하나 너 하나 그거면 돼 더는 바랄 게 없지 차가웠던 겨울의 끝자락 네가 있어 참 다행이야 봄눈이 올까요 네가 좋아하는 봄에 또 눈이 올까요 사랑해도 될까요 행복했던 그때처럼 우리 춤출까요 I Love you I Love you I Love you I Love you 너에게 사랑한다 말할래 I Love you I Love you I Love you I Love you 봄눈이 올까요</text:p>
          </table:table-cell>
          <table:table-cell office:value-type="string" table:style-name="ce1">
            <text:p>남</text:p>
          </table:table-cell>
          <table:table-cell table:number-columns-repeated="16377"/>
        </table:table-row>
        <table:table-row table:style-name="ro1">
          <table:table-cell office:value-type="float" office:value="978" table:style-name="ce1">
            <text:p>978</text:p>
          </table:table-cell>
          <table:table-cell office:value-type="string" table:style-name="ce1">
            <text:p>오반, 빈첸</text:p>
          </table:table-cell>
          <table:table-cell office:value-type="string" table:style-name="ce1">
            <text:p>눈송이</text:p>
          </table:table-cell>
          <table:table-cell office:value-type="string" table:style-name="ce1">
            <text:p>2019.1.23</text:p>
          </table:table-cell>
          <table:table-cell office:value-type="string" table:style-name="ce1">
            <text:p>겨울</text:p>
          </table:table-cell>
          <table:table-cell office:value-type="string" table:style-name="ce1">
            <text:p>너가 내린 눈송이는 녹아내리네 피부 닿기도 전에 언제 얼은 적이 있냔 듯이 따뜻하게 나를 감싸주네 나는 바보같이 겨울인 것도 까먹고 겉옷을 벗어 던지고 너의 두 손을 잡어 너무 따뜻해서 빨갛게 얼어버린 내 손도 모르고 벚꽃이 피면 우리 벚꽃 잎을 타고 만년설을 치우러 가자 혹여 남아있는 눈이 다시 날 집어삼키지 못하도록 가자 너가 내린 눈송이는 녹아내리네 피부 닿기도 전에 언제 얼은 적이 있냔 듯이 따뜻하게 나를 감싸주네 그대가 내린 눈송이는 잔뜩 쌓여 이젠 따듯하지 않네 웃으며 흘린 눈물도 다 얼어붙은 채 깨져버렸는데 그대는 내게 내린 눈송이가 정말 아름다웠나요 아님 혼자만 뜨거웠던 내 마음이 바보 같았었나요 왜 몰랐을까요 폭설이 왔는데 그 표정은 얼음장 같아요 근데 난 괜찮아요 더 듣고 싶은데 눈송이 같은 목소리 좋아요 너가 내린 눈송이는 녹아내리네 피부 닿기도 전에 언제 얼은 적이 있냔 듯이 따뜻하게 나를 감싸주네</text:p>
          </table:table-cell>
          <table:table-cell office:value-type="string" table:style-name="ce1">
            <text:p>남</text:p>
          </table:table-cell>
          <table:table-cell table:number-columns-repeated="16377"/>
        </table:table-row>
        <table:table-row table:style-name="ro1">
          <table:table-cell office:value-type="float" office:value="979" table:style-name="ce1">
            <text:p>979</text:p>
          </table:table-cell>
          <table:table-cell office:value-type="string" table:style-name="ce1">
            <text:p>조하문</text:p>
          </table:table-cell>
          <table:table-cell office:value-type="string" table:style-name="ce1">
            <text:p>눈 오는 밤</text:p>
          </table:table-cell>
          <table:table-cell office:value-type="string" table:style-name="ce1">
            <text:p>1987.8.15</text:p>
          </table:table-cell>
          <table:table-cell office:value-type="string" table:style-name="ce1">
            <text:p>겨울</text:p>
          </table:table-cell>
          <table:table-cell office:value-type="string" table:style-name="ce1">
            <text:p>우리들의 사랑이 담긴 조그만 집에 옹기종기 모여 정다운 이야기 서로의 즐거운 슬픔을 나누던 밤 지금도 잊을 수 없는 즐거운 시절 내 마음 속에 추억만 남아 오늘도 눈오는 밤 그날 생각하네 그 시절의 친구들은 어디에서 무엇할까? 우리들의 얘기할까? 누구를 만나든지 자랑하고 싶은 우리들의 친구 이야기들 세월이 흘러흘러가서 먼 훗날이라도 그때 그친구들 다시 만나겠지 오늘도 눈오는밤 그날 생각하네 어두운 밤하늘에 수놓듯이 하나하나오는 조그만 눈송이 우리의 마음 활짝 열어주네 세상은 변하고 변해 달라지지만 어린시절 그때 그 눈처럼 내 마음을 마냥 들뜨게 하네 그 시절에 친구들은 어디에서 무얼할까 우리들에 얘길할까 누구를 만나든지 자랑하고 싶은 우리들의 친구 이야기들 세월이 흘러흘러가서 먼훗날이라도 그때 그 친구들 다시 만나겠지 오늘도 눈오는 밤 그날 생각하네 오늘도 눈오는 밤 그날 생각하네</text:p>
          </table:table-cell>
          <table:table-cell office:value-type="string" table:style-name="ce1">
            <text:p>남</text:p>
          </table:table-cell>
          <table:table-cell table:number-columns-repeated="16377"/>
        </table:table-row>
        <table:table-row table:style-name="ro1">
          <table:table-cell office:value-type="float" office:value="980" table:style-name="ce1">
            <text:p>980</text:p>
          </table:table-cell>
          <table:table-cell office:value-type="string" table:style-name="ce1">
            <text:p>김종국</text:p>
          </table:table-cell>
          <table:table-cell office:value-type="string" table:style-name="ce1">
            <text:p>회상</text:p>
          </table:table-cell>
          <table:table-cell office:value-type="string" table:style-name="ce1">
            <text:p>2012.12.21</text:p>
          </table:table-cell>
          <table:table-cell office:value-type="string" table:style-name="ce1">
            <text:p>겨울</text:p>
          </table:table-cell>
          <table:table-cell office:value-type="string" table:style-name="ce1">
            <text:p>겨울 오면은 우리 둘이서 항상 왔었던 바닷가 찬바람에 떨고 있는 넌 Beautiful 귀여운 눈으로 날 바라봐 백사장에서 내려간 너와 나의 이름을 파도가 빼앗아가 겨울이 또 오고 내 옆에 넌 없고 나 홀로 저 바다를 바라봐 아무도 없는 겨울의 바닷가 너무나 슬퍼보인다고 우리가 바다 곁에서 친구가 되자고 내 등에 숨어 바람을 피할 때 네 작은 기도를 들었지 언제나 너의 곁에 우리 항상 함께 해 달라고 거친 파도가 나에게 물었지 왜 혼자만 온 거냐고 넌 어딜 갔냐고 보이지 않니 나의 뒤에 숨어서 바람을 피해 잠을 자고 있잖아 따뜻한 햇살 내려오면 깰 거야 조금만 기다려 다시는 너를 볼 수 없을 거라는 얘기를 차마 할 순 없었어 하지만 나도 몰래 흘린 눈물 들킨 거야 세월이 흐르고 우리 추억도 지워져 그렇게 아파왔던 내 마음도 비워져 하얗게 휘날리던 눈송이를 원망 더 나가 니 행복을 위해 원샷 부서지는 파도에 아직도 여전히 흐르는 내 눈물을 숨겨 태연한 척 애써도 내 심장 흘리는 눈물을 훔쳐 하얗게 내린 바다의 눈물로 니 모습 만들어 그 곁에서 누워 네 이름을 불러봤어 혹시 너 볼까봐 녹아버릴까 걱정이 됐나봐 햇살을 가린 구름 떠나지 않잖아 너 없는 바다 눈물로만 살겠지 거칠은 파도 나를 원망하면서 너 없이 혼자 찾아오지 말라고 널 데려오라고 니 모습 볼 수 없다 해도 난 알아 내볼에 닿은 하얀 함박눈 촉촉한 너의 입맞춤과 눈물이라는 걸</text:p>
          </table:table-cell>
          <table:table-cell office:value-type="string" table:style-name="ce1">
            <text:p>남</text:p>
          </table:table-cell>
          <table:table-cell table:number-columns-repeated="16377"/>
        </table:table-row>
        <table:table-row table:style-name="ro1">
          <table:table-cell office:value-type="float" office:value="981" table:style-name="ce1">
            <text:p>981</text:p>
          </table:table-cell>
          <table:table-cell office:value-type="string" table:style-name="ce1">
            <text:p>이선희</text:p>
          </table:table-cell>
          <table:table-cell office:value-type="string" table:style-name="ce1">
            <text:p>동백꽃</text:p>
          </table:table-cell>
          <table:table-cell office:value-type="string" table:style-name="ce1">
            <text:p>2020.6.15</text:p>
          </table:table-cell>
          <table:table-cell office:value-type="string" table:style-name="ce1">
            <text:p>겨울</text:p>
          </table:table-cell>
          <table:table-cell office:value-type="string" table:style-name="ce1">
            <text:p>연분홍 꽃잎이 바람에 날린다 계절은 여기 머문 듯 아 하얀 눈송이의 시절은 꿈처럼 눈부시다 동백이 꽃망울 피울 때 진홍 물들고 온통 다 꽃일 때 아아, 그래요 나에겐 사랑 뿐이예요 지금도 변함없는 누군가 말했다 꽃말을 그 사랑을 닮은 내 마음이 아프다 진분홍 잎새에 이슬이 내린다 계절이 한창 깊어져 아 하얀 눈 날리는 시절은 꿈처럼 아름답다 먼 훗날 꽃들이 졌을 때 진홍 물든 채 온통 다 졌을 때 아아, 그래도 나에겐 사랑 뿐이예요 지금도 변함없는 그렇게 피고 지는 동백의 그 사랑이 아파 내 가슴에 담는다 동백꽃 동백꽃 동백꽃 음 음 음 음 동백꽃</text:p>
          </table:table-cell>
          <table:table-cell office:value-type="string" table:style-name="ce1">
            <text:p>여</text:p>
          </table:table-cell>
          <table:table-cell table:number-columns-repeated="16377"/>
        </table:table-row>
        <table:table-row table:style-name="ro1">
          <table:table-cell office:value-type="float" office:value="982" table:style-name="ce1">
            <text:p>982</text:p>
          </table:table-cell>
          <table:table-cell office:value-type="string" table:style-name="ce1">
            <text:p>장기하와 얼굴들</text:p>
          </table:table-cell>
          <table:table-cell office:value-type="string" table:style-name="ce1">
            <text:p>마냥 걷는다</text:p>
          </table:table-cell>
          <table:table-cell office:value-type="string" table:style-name="ce1">
            <text:p>2011.6.9</text:p>
          </table:table-cell>
          <table:table-cell office:value-type="string" table:style-name="ce1">
            <text:p>겨울</text:p>
          </table:table-cell>
          <table:table-cell office:value-type="string" table:style-name="ce1">
            <text:p>눈송이마저 숨을 죽여 내리고 내 발소리 메아리 되어 돌아오네 바람만이 이따금씩 말을 건네고 난롯불에 녹였던 손끝이 벌써 다시 얼었고 언제부터 시작했는지는 몰라도 어디까지 가는 건지는 몰라도 쉬어갈 곳은 좀처럼 보이지를 않아도 예전에 보았던 웃음들이 기억에서 하나 둘 사라져도 마냥 걷는다 마냥 걷는다 좋았던 그 시절의 사진 한 장 품에 안고 마냥 걷는다 마냥 걷는다 좋았던 그 사람의 편지 한 장 손에 쥐고 마냥 걷는다 마냥 걷는다 얼어붙은 달밤을 혼자 걸어간다</text:p>
          </table:table-cell>
          <table:table-cell office:value-type="string" table:style-name="ce1">
            <text:p>남</text:p>
          </table:table-cell>
          <table:table-cell table:number-columns-repeated="16377"/>
        </table:table-row>
        <table:table-row table:style-name="ro1">
          <table:table-cell office:value-type="float" office:value="983" table:style-name="ce1">
            <text:p>983</text:p>
          </table:table-cell>
          <table:table-cell office:value-type="string" table:style-name="ce1">
            <text:p>터보</text:p>
          </table:table-cell>
          <table:table-cell office:value-type="string" table:style-name="ce1">
            <text:p>추억 만들기</text:p>
          </table:table-cell>
          <table:table-cell office:value-type="string" table:style-name="ce1">
            <text:p>1997.10.22</text:p>
          </table:table-cell>
          <table:table-cell office:value-type="string" table:style-name="ce1">
            <text:p>겨울</text:p>
          </table:table-cell>
          <table:table-cell office:value-type="string" table:style-name="ce1">
            <text:p>Rap 1. 따뜻한 사랑없는 하얀 겨울은 내겐 몹시 춥기만 해 작년 이맘때 쯤 너와 함께 지낸 아름다운 추억들이 떠오르네 우린 너무 추운 겨울에 만나 또 겨울에 헤어져서 더욱더 슬퍼 새 한얀 눈처럼 맑고 깨끗한 사랑을 해볼꺼야 이번 겨울엔 Song 1. 밤새 하얀 눈이 소복소복 내리고 있네 하얀 눈 꽃송이 너무너무 탐스러웠지 온통 세상들이 새하얗게 뒤덮여 있네 추억 만들기엔 아주 좋은 사랑의 계절 첫눈이 오는 날이면 하얀 눈 맞으며 눈싸움도 하면서 행복했었던 기억이 떠올라 # 만약에 이런 날에 혼자서 방황한다면 하얀 눈이 빨리 녹기전에 사랑을 할꺼야 하얀 눈송이처럼 순수한 사랑하기엔 잊혀지지 않을 아름다운 추억이 될꺼야 Rap 2. 사람들이 펑펑 내리고 있는 첫눈 때문에 들떠있네 새하얀 빌딩 새하얀 자동차 모든 것이 하얗게 변해 버렸네 하지만 내 맘은 꽁꽁 얼어버렸지. 진실한 사랑이 내겐 없으니 새봄을 기다리며 이 눈속에 모든 추억들을 묻어버릴래 Song 2. 앙상한 나뭇가지엔 차디찬 바람만 하얀 눈위에 너의 이름 새기며 추억에 젖어서 # 만약에 이런 날에 혼자서 방황한다면 하얀 눈이 빨리 녹기전에 사랑을 할꺼야 하얀 눈송이 처럼 순수한 사랑하기엔 잊혀지지 않을 아름다운 추억이 될꺼야 ## 계속 하얀 눈이 펑펑펑펑 내리고 있네 하얀 함박눈이 소복소복 쌓이고 있어 동네 꼬마들이 눈사람을 만들고 있네 하얀색칠을 한 그림같은 동화속 겨울</text:p>
          </table:table-cell>
          <table:table-cell office:value-type="string" table:style-name="ce1">
            <text:p>남</text:p>
          </table:table-cell>
          <table:table-cell table:number-columns-repeated="16377"/>
        </table:table-row>
        <table:table-row table:style-name="ro1">
          <table:table-cell office:value-type="float" office:value="984" table:style-name="ce1">
            <text:p>984</text:p>
          </table:table-cell>
          <table:table-cell office:value-type="string" table:style-name="ce1">
            <text:p>박혁진</text:p>
          </table:table-cell>
          <table:table-cell office:value-type="string" table:style-name="ce1">
            <text:p>넌 따뜻해</text:p>
          </table:table-cell>
          <table:table-cell office:value-type="string" table:style-name="ce1">
            <text:p>2020.5.15</text:p>
          </table:table-cell>
          <table:table-cell office:value-type="string" table:style-name="ce1">
            <text:p>가을</text:p>
          </table:table-cell>
          <table:table-cell office:value-type="string" table:style-name="ce1">
            <text:p>그냥 잊혀져도 돼 잠시 쉬어가도 돼 나는 그리움이고 네겐 추억이 되는 그런 사람일테니까 붉게 물든 하늘 위로 흩어지는 낙엽처럼 내 마음도 긴 한숨에 하늘로 퍼져 흩어져 흩어져 Here I'm 네 뒤에서 언제나 기다릴께 Promise 가끔 눈물이 나고 힘들면 내게 기대도 돼 괜찮아요 Please don't cry 난 너에게 좋아한단 말은 하지 못해도 항상 너의 뒤에서 미소로 너를 기다릴께 I'll wait for you Every day without you 함께 하고 싶어 난 이제 떠난다는 말 하지마</text:p>
          </table:table-cell>
          <table:table-cell office:value-type="string" table:style-name="ce1">
            <text:p>남</text:p>
          </table:table-cell>
          <table:table-cell table:number-columns-repeated="16377"/>
        </table:table-row>
        <table:table-row table:style-name="ro1">
          <table:table-cell office:value-type="float" office:value="985" table:style-name="ce1">
            <text:p>985</text:p>
          </table:table-cell>
          <table:table-cell office:value-type="string" table:style-name="ce1">
            <text:p>나윤권</text:p>
          </table:table-cell>
          <table:table-cell office:value-type="string" table:style-name="ce1">
            <text:p>나뭇잎</text:p>
          </table:table-cell>
          <table:table-cell office:value-type="string" table:style-name="ce1">
            <text:p>2020.6.1</text:p>
          </table:table-cell>
          <table:table-cell office:value-type="string" table:style-name="ce1">
            <text:p>가을</text:p>
          </table:table-cell>
          <table:table-cell office:value-type="string" table:style-name="ce1">
            <text:p>길고도 굽은 강물을 따라 오롯이 나를 맡겨버린 나뭇잎처럼 낙엽처럼 너를 향해 떠내려가고 있어 어디로 인지 나도 모른 채 오로지 너를 잡고 싶은 마음 하나로 희망으로 앞을 모를 물결에 실려 있어 우리 사랑 사라진다면 너의 사랑 끝나버리면 말라비틀어지는 걸 부서져 버리는 걸 알아 나의 마음은 어쩌면 아무 쓸모도 없어져 버려 부는 바람결에 스쳐 떨어져 버린 잎새처럼 거친 강가를 뒹굴고 있던 내 몸은 우리 사랑 사라진다면 너의 사랑 끝나버리면 말라비틀어지는 걸 부서져 버리는 걸 알아 나의 이 마음은 이젠 험한 물살 휩쓸려 같은 자리만 맴돌다 소용돌이치며 깊은 곳으로 떨어지나 우리 사랑 끝나버리면 말라비틀어지는 걸 부서져 버리는 걸 알아 그대 제발 Doo 길고도 굽은 강물을 따라 떠내려가</text:p>
          </table:table-cell>
          <table:table-cell office:value-type="string" table:style-name="ce1">
            <text:p>남</text:p>
          </table:table-cell>
          <table:table-cell table:number-columns-repeated="16377"/>
        </table:table-row>
        <table:table-row table:style-name="ro1">
          <table:table-cell office:value-type="float" office:value="986" table:style-name="ce1">
            <text:p>986</text:p>
          </table:table-cell>
          <table:table-cell office:value-type="string" table:style-name="ce1">
            <text:p>심규선</text:p>
          </table:table-cell>
          <table:table-cell office:value-type="string" table:style-name="ce1">
            <text:p>새겨진 나날들이</text:p>
          </table:table-cell>
          <table:table-cell office:value-type="string" table:style-name="ce1">
            <text:p>2020.9.10</text:p>
          </table:table-cell>
          <table:table-cell office:value-type="string" table:style-name="ce1">
            <text:p>가을</text:p>
          </table:table-cell>
          <table:table-cell office:value-type="string" table:style-name="ce1">
            <text:p>거리들 마다 새겨진 나날들이 어느덧 추억되어 나를 비추고 그때 좋았던 그 기억 어느새 다 흐려져가네 낙엽이 하나 둘 쌓여가면 같이 걷던 그 길이 보이지가 않고 멀리서 들려오는 종소리에 내 마음 울컥해 눈물속에 걸음을 떼죠 이젠 아름답던 이곳의 모든 것들이 작은 떨림조차 허락되지 않는 것 같아 거리들 마다 새겨진 나날들이 어느덧 추억되어 나를 비추고 그때 좋았던 그 기억 이제는 다 흐려져가네 바람이 불어오는 계절속에 향긋한 꽃내음 내마음을 감싸올 때면 그 시절 그 모든 게 내게로 올 것만 같아 잠시 멈춰 서서 나 그때로 빠져들어 혹시나 그 옆에 너의 모습 힘이 들어 보인대도 아파도 아파도 그저 바라만 볼게 거리들 마다 새겨진 나날들이 어느덧 추억되어 나를 비추고 그때 좋았던 기억에 어느새 내 눈물이 흘러 그때 좋았던 기억에 어느새 내 눈물이 흘러</text:p>
          </table:table-cell>
          <table:table-cell office:value-type="string" table:style-name="ce1">
            <text:p>여</text:p>
          </table:table-cell>
          <table:table-cell table:number-columns-repeated="16377"/>
        </table:table-row>
        <table:table-row table:style-name="ro1">
          <table:table-cell office:value-type="float" office:value="987" table:style-name="ce1">
            <text:p>987</text:p>
          </table:table-cell>
          <table:table-cell office:value-type="string" table:style-name="ce1">
            <text:p>별</text:p>
          </table:table-cell>
          <table:table-cell office:value-type="string" table:style-name="ce1">
            <text:p>12월 32일</text:p>
          </table:table-cell>
          <table:table-cell office:value-type="string" table:style-name="ce1">
            <text:p>2002.10.10</text:p>
          </table:table-cell>
          <table:table-cell office:value-type="string" table:style-name="ce1">
            <text:p>겨울</text:p>
          </table:table-cell>
          <table:table-cell office:value-type="string" table:style-name="ce1">
            <text:p>올해가 가기 전에 꼭 돌아온다고 걱정하지 말고 기다리면 된다고 기다렸던 만큼 우리 행복할거라고 조금 힘들어도 날 기다려 달라고 그래서 나는 웃으며 기다렸어 기다림은 오히려 즐겁게만 느껴졌어 달력을 한 장씩 넘길 때마다 너의 모습이 보이는 것 같아 하지만 올해가 다 가도록 마지막 달력을 넘기도록 너는 결국 오질 않고 새해만 밝아서 기뻐하는 사람들 속에서 나만 울었어 내게 1월1일은 없다고 내 달력은 끝이 아니라고 32일이라고 33일이라고 니가 올 때까지 나에겐 아직 12월이라고 힘들걸 알지만 쉽지 않을걸 알지만 나의 말을 믿고 기다려 줄 수 있냐고 기다려 준다면 나는 곧 돌아온다고 그리고 영원히 너와 함께 할거라고 떨어지는 낙엽을 바라보며 내 가슴은 조금씩 설레였고 첫눈이 아름답게 내리던 날 니가 올 때가 됐다 생각했어 하지만 올해가 다가도록 마지막 달력을 넘기도록 너는 결국 오질 않고 새해만 밝아서 기뻐하는 사람들 속에서 나만 울었어 내게1월1일은 없다고 내 달력은 끝이 아니라고 32일이라고 33일이라고 니가 올 때까지 나에겐 아직 12월이라고 12월이라고</text:p>
          </table:table-cell>
          <table:table-cell office:value-type="string" table:style-name="ce1">
            <text:p>여</text:p>
          </table:table-cell>
          <table:table-cell table:number-columns-repeated="16377"/>
        </table:table-row>
        <table:table-row table:style-name="ro1">
          <table:table-cell office:value-type="float" office:value="988" table:style-name="ce1">
            <text:p>988</text:p>
          </table:table-cell>
          <table:table-cell office:value-type="string" table:style-name="ce1">
            <text:p>해쉬스완</text:p>
          </table:table-cell>
          <table:table-cell office:value-type="string" table:style-name="ce1">
            <text:p>Airplane mode</text:p>
          </table:table-cell>
          <table:table-cell office:value-type="string" table:style-name="ce1">
            <text:p>2019.3.29</text:p>
          </table:table-cell>
          <table:table-cell office:value-type="string" table:style-name="ce1">
            <text:p>사계절</text:p>
          </table:table-cell>
          <table:table-cell office:value-type="string" table:style-name="ce1">
            <text:p>더운 겨울은 갔지 Yeah 추운 여름이 왔네 돌아갈 수는 없겠지 I know I’m tryin so wait plz I’m tryna runnin so wait plz But really sorry It goes on 모를 거야 이건 Cuz she’s on airplane mode 널 떠나 날아가는 중이야 너는 어디쯤이야 혹시 비행 중이야 널 떠나 날아가는 중이야 너는 어디쯤이야 혹시 비행 중이야 Airplane mode Airplane mode Airplane mode Airplane mode She’s on airplane mode 어쩌면 나 역시도 우리 소음에 땅바닥만 보던 그때 알 수 없는 언어의 영화 자막을 보는듯했지 떨어지네 낙엽이 조금 조급해 지나간 겨울이 호흡해 쇳덩어리 철도 위를 걸어 정해진 그곳으로 난 알고도 표를 끊었어 이제야 보이네 풍경 Run 널 떠나 날아가는 중이야 너는 어디쯤이야 혹시 비행 중이야 널 떠나 날아가는 중이야 너는 어디쯤이야 혹시 비행 중이야 Airplane mode Airplane mode Airplane mode Airplane mode 벚꽃은 잠깐이기에 더 아름답지 우린 그렇게 피어올랐어 그 색처럼 타올랐고 그처럼 흩날렸어 영원한 건 없단 너의 말 그럼 영원하지 않은 거잖아 너의 그 생각도 뭐 너무 멀리 왔으니 넌 airplane mode 아마도 아냐 어쩌면 내가 airplane mode 이렇게라도 있게 해줘 혹시 내가 아름답지 않았을까 봐 무서워 그래서 난 너가 하는 얘기를 못 들어 Run 널 떠나 날아가는 중이야 너는 어디쯤이야 혹시 비행 중이야 널 떠나 날아가는 중이야 너는 어디쯤이야 혹시 비행 중이야 Airplane mode Airplane mode Airplane mode Airplane mode 널 떠나 날아가는 중이야 너는 어디쯤이야 혹시 비행 중이야</text:p>
          </table:table-cell>
          <table:table-cell office:value-type="string" table:style-name="ce1">
            <text:p>남</text:p>
          </table:table-cell>
          <table:table-cell table:number-columns-repeated="16377"/>
        </table:table-row>
        <table:table-row table:style-name="ro1">
          <table:table-cell office:value-type="float" office:value="989" table:style-name="ce1">
            <text:p>989</text:p>
          </table:table-cell>
          <table:table-cell office:value-type="string" table:style-name="ce1">
            <text:p>엔플라잉</text:p>
          </table:table-cell>
          <table:table-cell office:value-type="string" table:style-name="ce1">
            <text:p>굿밤</text:p>
          </table:table-cell>
          <table:table-cell office:value-type="string" table:style-name="ce1">
            <text:p>2019.10.15</text:p>
          </table:table-cell>
          <table:table-cell office:value-type="string" table:style-name="ce1">
            <text:p>가을</text:p>
          </table:table-cell>
          <table:table-cell office:value-type="string" table:style-name="ce1">
            <text:p>가로등이 먼저 꺼진 밤 너무 건조하기 짝이 없게 굿밤 굿밤 굿밤 우리 밤은 너무 아름답고 그만큼 놓치기도 아쉬운데 굿밤 굿밤 굿밤 네모 네모 빌딩 사이 번져있는 별빛 같아 몽 몽글몽글 해지는 맘 이대로 눈떠버리면 어떡하나 싱 싱글벙글 껐다 켰다 해 해보다 밝아 보이는 달 원래 내 맘은 이런 게 아니었는데 너를 떠올린듯해 편히 자요 굿밤 어떻게 자 속마음은 한쪽 구석에 몰렸는데 깨워줘 Darling 너와 꿈속을 Driving 그런 말들보단 널 향해 Drive 일루와 일루와 하기를 바라는데 깨워줘 Darling 우리 내일이 없이 잘 자요 굿밤 Baby Don’t talk to me Good night 굿밤 난 너를 위한 이부자리 굿밤 Good night We like We love 잘 자요 굿밤 Baby Don’t talk to me Good night 굿밤 난 너를 위한 철없는 아이 굿밤 Good night We like We love 방해하지 마 너에게로 가니까 해는 여름에 조금 일찍 떠 그러니까 365일 중에 너와 반의반 이라도 소중해 치고 말 거야 암막 바깥세상과 단절하자 그냥 우리 둘이 이 새벽에 너에게로 도피 도피 꿈 뻑 토끼 토끼 천국을 찍자 높이 높이 왜 배려하는데 지금은 안돼라는 말은 핑계 그럴 필요 없어 싱 싱글벙글 껐다 켰다 해 해보다 밝아 보이는 달 원래 내 맘은 이런 게 아니었는데 너를 떠올린듯해 편히 자요 굿밤 어떻게 자 속마음은 한쪽 구석에 몰렸는데 깨워줘 Darling 너와 꿈속을 Driving 그런 말들보단 널 향해 Drive 일루와 일루와 하기를 바라는데 깨워줘 Darling 우리 내일이 없이 잘 자요 굿밤 Baby Don’t talk to me Good night 굿밤 난 너를 위한 이부자리 굿밤 Good night We like We love 잘 자요 굿밤 Baby Don’t talk to me Good night 굿밤 난 너를 위한 철없는 아이 굿밤 Good night We like We love 잠이 안 와도 절대 걱정하지 마 밖에 나가서 낙엽을 밟자 영화관에 단둘이 오손도손 꼭 잡고 아침까지 놓으면 안 돼 Will be fine 편히 자요 굿밤 어떻게 자 속마음은 한쪽 구석에 몰렸는데 깨워줘 Darling 너와 꿈속을 Driving 그런 말들보단 널 향해 Drive 일루와 일루와 하기를 바라는데 깨워줘 Darling 우리 내일이 없이 먼저 자 네게 가서 안아줄게 난 너를 위한 이부자리 굿밤 Good night We like We love 하루의 끝을 너와 해가 뜰 때까지 난 너를 위한 철없는 아이 굿밤 Good night We like We love</text:p>
          </table:table-cell>
          <table:table-cell office:value-type="string" table:style-name="ce1">
            <text:p>남</text:p>
          </table:table-cell>
          <table:table-cell table:number-columns-repeated="16377"/>
        </table:table-row>
        <table:table-row table:style-name="ro1">
          <table:table-cell office:value-type="float" office:value="990" table:style-name="ce1">
            <text:p>990</text:p>
          </table:table-cell>
          <table:table-cell office:value-type="string" table:style-name="ce1">
            <text:p>행주</text:p>
          </table:table-cell>
          <table:table-cell office:value-type="string" table:style-name="ce1">
            <text:p>Drive Thru</text:p>
          </table:table-cell>
          <table:table-cell office:value-type="string" table:style-name="ce1">
            <text:p>2018.10.2</text:p>
          </table:table-cell>
          <table:table-cell office:value-type="string" table:style-name="ce1">
            <text:p>사계절</text:p>
          </table:table-cell>
          <table:table-cell office:value-type="string" table:style-name="ce1">
            <text:p>드라이브하러 갈래 너랑 나둘이 드라이브하러 갈래 나랑 단둘이 드라이브하러 갈래 너랑 나둘이 단둘이 yeah 만들어줄게 넌 드라마 속 주인공이 될 거야 제목은 drive thru 자동차 극장 같은 거야 세상을 화면 삼아 어디든 가면 돼 넌 일등석에 앉았어 dj가 된 것 같이 노랠 틀어줘 날씨에 어울리는 걸로 같이 따라 부를 수 있게 baby girl 뭐든 말만 해 뭐든지 탁 트인 바다 백사장을 전세 내줄 테니 월화수목금토일 중 금토는 패스해 어디로 가볼까 넌 내 옆에 앉아서 네비가 돼줄래 니 친구 남친이 날 볼 때 재수 없대 내 대답은 don't care 사진 찍어 올려줘 네 피드에 모두 널 부러워할 수 있게 드라이브하러 갈래 너랑 나둘이 드라이브하러 갈래 나랑 단둘이 드라이브하러 갈래 너랑 나둘이 단둘이 yeah 가장 가까운 drive thru에서 two watermelon blended 고급유로 가득 채우고 나서 저 바다 앞에 landing 가장 가까운 drive thru에서 two watermelon blended 고급유로 가득 채우고 나서 저 바다 앞에 landing 뜨거운 여름을 등 뒤에 태우고 우린 달리고 있어 선선한 가을로 짧은 인사 몇 마디 못 나누고 아쉬움을 뒤로한 채 핸들을 꺾어 다음 채널로 돌리면 저 멀리서 날 마중 나와주는 추운 겨울 드라이브하러 갈래 너랑 나둘이 드라이브하러 갈래 나랑 단둘이 드라이브하러 갈래 너랑 나둘이 단둘이 너랑 나둘이 드라이브하러 갈래 너랑 나둘이 드라이브하러 갈래 나랑 단둘이 드라이브하러 갈래 너랑 나둘이 단둘이 yeah 가장 가까운 drive thru에서 two watermelon blended 고급유로 꽉 채우고 바다 앞에 landing 목적지는 판교 지나 부산까지 갈지도 춘천 지나 속초까지 갈지도 파주 지나 평양까지 갈지도 몰라</text:p>
          </table:table-cell>
          <table:table-cell office:value-type="string" table:style-name="ce1">
            <text:p>남</text:p>
          </table:table-cell>
          <table:table-cell table:number-columns-repeated="16377"/>
        </table:table-row>
        <table:table-row table:style-name="ro1">
          <table:table-cell office:value-type="float" office:value="991" table:style-name="ce1">
            <text:p>991</text:p>
          </table:table-cell>
          <table:table-cell office:value-type="string" table:style-name="ce1">
            <text:p>브라운티거</text:p>
          </table:table-cell>
          <table:table-cell office:value-type="string" table:style-name="ce1">
            <text:p>Best driver</text:p>
          </table:table-cell>
          <table:table-cell office:value-type="string" table:style-name="ce1">
            <text:p>2019.7.12</text:p>
          </table:table-cell>
          <table:table-cell office:value-type="string" table:style-name="ce1">
            <text:p>사계절</text:p>
          </table:table-cell>
          <table:table-cell office:value-type="string" table:style-name="ce1">
            <text:p>I'm Best driver I'm Best driver I'm Be eh eh est driver I'm Best driver 난 Best driver 야간 할증 taxi style로 고민없이 세게 밟어 Cuz I'm a Best driver swervin errday 신호가 없을 땐 여긴 나의 세계 너무 못됐지 면허가 없을 땐 이렇게는 못했지 Don't care about me now I'm the best I'm Best (driver) I'm Best (driver) I'm Best driver I'm Best driver I'm Be eh eh est driver I'm Best driver yeh 시속 백키로 이건 당연시가 되어버린 드라이브 내 오른발은 페달 위에 평행들이 되어 걷는듯이 밟어 해가 지는 석양들은 머리 위에 두르고 타이어 구르며 다리가 닿는 기분들은 구름보다 높아 아까 봤던 차들이 보이고 개네를 가뿐히 추월 내 배기음들은 바람에 닿아 자화상들을 그려 삐까뻔쩍 하던 수퍼카들을 제껴버리고 가르킨 목적지들은 거리가 멀어도 페달은 뗄 리가 없으니 도로 위 명찰은 내가 best driver 직진하지 하이패스로 삐뚤어진 채로 달리는 듯 해도 젠틀하지 다른 매너를 챙겨야 돼 "달려야 될 때인가?" 맞다면 이 끝에 남은 잔고들을 take out 배기음 on 오늘은 머리는 아프니까 오늘이 지나면 내일의 공들의 일들은 바쁘니까 깔끔히 차리고 친구들 부르고 시동을 걸어줘 배기음 Brrrr 오늘의 일정은 도로 위 차 키는 내게 줘 왜냐면 I'm Best driver I'm Best driver I'm Be eh eh est driver I'm Best driver I'm Best driver (high speed on the highway) I'm Best driver I'm Be eh eh est driver I'm Best driver</text:p>
          </table:table-cell>
          <table:table-cell office:value-type="string" table:style-name="ce1">
            <text:p>남</text:p>
          </table:table-cell>
          <table:table-cell table:number-columns-repeated="16377"/>
        </table:table-row>
        <table:table-row table:style-name="ro1">
          <table:table-cell office:value-type="float" office:value="992" table:style-name="ce1">
            <text:p>992</text:p>
          </table:table-cell>
          <table:table-cell office:value-type="string" table:style-name="ce1">
            <text:p>자이언트 핑크</text:p>
          </table:table-cell>
          <table:table-cell office:value-type="string" table:style-name="ce1">
            <text:p>월요일 보다는 화요일</text:p>
          </table:table-cell>
          <table:table-cell office:value-type="string" table:style-name="ce1">
            <text:p>2019.5.29</text:p>
          </table:table-cell>
          <table:table-cell office:value-type="string" table:style-name="ce1">
            <text:p>사계절</text:p>
          </table:table-cell>
          <table:table-cell office:value-type="string" table:style-name="ce1">
            <text:p>월요일 보다는 화요일 뭐든 하고 싶어 당연히 oh 너와 함께 한다면 그것보다 좋은 게 어디 있겠어 매일 난 기억해 Diary 반복하고 싶어 try again oh 나와 함께 해줄래 이 소중한 시간 한입 떼어줄게 Every day I think about you 요즘 난 언제부터였는지는 모르겠지만 일이 손에 잘 안 잡히더라고 퇴근 시간만 또 기다리는 건 나라고 하하! 부끄럽네 괜시리 너의 눈 너의 코 너의 입 앗! 이건 빼고 따사로운 너의 품의 포로 내가 이런 사랑 노래 따라 부르면서도 오늘은 연한 핑크 빛의 볼터치 uh 아주 살짝 꼬리 내린 나의 아이라인 말리지마 내 파우치에 don’t touch 부끄러우니까 긴말은 하지 말어 야야 uh 미간에 한껏 힘을 빡 주던 내가 웃음이 많아졌대 과연 누구 때문일까 너라는 영감이 줬던 멜로디가 이젠 네 귓가에 더 가까이가 월요일 보다는 화요일 뭐든 하고 싶어 당연히 oh 너와 함께 한다면 그것보다 좋은 게 어디 있겠어 매일 난 기억해 Diary 반복하고 싶어 try again oh 나와 함께 해줄래 이 소중한 시간 한입 떼어줄게 yeah 별 다를 거 없던 내일이 기대가 돼 바라만 보고 있어도 왜이리 벅차는데 wait 난 남 몰래 우리의 미랠 그리는 중 이제는 밤마다 널 그리며 잠에 드는 꿈 기분 좋은 날씨에 함께 드라이브 설레는 여행과 기대되는 건 sunrise oh yes 예전엔 그저 너였을 뿐인데 이제는 내가 어떻게 보일까 고민돼 날 감당 못해 말해 뭐해 내 SNS엔 너로 인테리어 #럽스타그램 uh 친구들에게 걸려온 전화는 잠수 중 미안한데 난 빠져있어 지쳐있는 월요일 쉬었다가 yeh 익숙해져 버린 uhh 너와의 시간 just feeling feeling 영원히 너랑 just chillin' chillin' 월요일 보다는 화요일 뭐든 하고 싶어 당연히 oh 너와 함께 한다면 그것보다 좋은 게 어디 있겠어 매일 난 기억해 Diary 반복하고 싶어 try again oh 나와 함께 해줄래 이 소중한 시간 한입 떼어줄게 불안하거나 무서울 때도 네가 있다는 것만으로도 나는 행복해 언제나 날 지켜줄래 이게 끝이 나지 않았으면 해 이대로 멈추길 바래 이게 끝이 나지 않았으면 해 이대로 멈추길 바래 월요일 보다는 화요일 뭐든 하고 싶어 당연히 oh 너와 함께 한다면 그것보다 좋은 게 어디 있겠어 매일 난 기억해 Diary 반복하고 싶어 try again oh 나와 함께 해줄래 이 소중한 시간 한입 월요일 보다는 화요일 뭐든 하고 싶어 당연히 oh 너와 함께 한다면 그것보다 좋은 게 어디 있겠어 매일 난 기억해 Diary 반복하고 싶어 try again oh 나와 함께 해줄래 이 소중한 시간 한입 떼어줄게</text:p>
          </table:table-cell>
          <table:table-cell office:value-type="string" table:style-name="ce1">
            <text:p>여</text:p>
          </table:table-cell>
          <table:table-cell table:number-columns-repeated="16377"/>
        </table:table-row>
        <table:table-row table:style-name="ro1">
          <table:table-cell office:value-type="float" office:value="993" table:style-name="ce1">
            <text:p>993</text:p>
          </table:table-cell>
          <table:table-cell office:value-type="string" table:style-name="ce1">
            <text:p>딥플로우</text:p>
          </table:table-cell>
          <table:table-cell office:value-type="string" table:style-name="ce1">
            <text:p>양화</text:p>
          </table:table-cell>
          <table:table-cell office:value-type="string" table:style-name="ce1">
            <text:p>2015.4.13</text:p>
          </table:table-cell>
          <table:table-cell office:value-type="string" table:style-name="ce1">
            <text:p>사계절</text:p>
          </table:table-cell>
          <table:table-cell office:value-type="string" table:style-name="ce1">
            <text:p>영등포 사거리를 지나서 노들길 저 멀리 보이는 여의도 빌딩 숲 불빛 흐느끼는 듯한 차들의 경적들이 느릿하게 들려 목적진 더 멀었지 붉은 가로등이 줄 서 내 눈앞에 'Welcome' 날 환영하는 레드카펫 그럼 난 손 흔들어줬지 '그래 나야, 나' 내 꿈을 이어주는 다리. 양화 한강을 가로지른 서른 줄의 땀 그 중 하나를 따라간 내 젊음의 반 환락의 밤, 또 누군가에게는 성공의 땅 내 처음 해본 섹스, 랩, 처음 본 우탄 다 여기서 시작됐지 10년 전에 그 형들처럼 난 겁 없이 결정해 나랑 비슷했던 친구들 중 몇몇은 TV에 나왔고 여길 떠나갔지 영영 다 같은 변명. 어른이 된 거라고? 넌 이제 낄 자격이 없어 여길 맴돌아도 난 거짓말을 했지. "다음에 한잔해" 역시 언제쯤 어디서 같은 건 안 정해 수백 번은 건너온 이 양화대교가 오늘도 한껏 취한 날 집으로 데려가 내 꿈에게 작별인사를 보낼 시간 Good night 홍대. 내일도 다시 만나 할 수 있다면 같은 그림 안에서 아름다운 점에서 선으로 화려하지만 않은 색으로 할 수 있다면 다른 공간 속에서 너에게서 내 맘으로 연결된 관으로 살 수 있게 검푸른 멍이든 새벽하늘의 도시 내 귀갓길 Scene의 제 역할을 해줬지 집에 도착한 다섯 시 누가 깰까 봐 난 숨죽여서 옷을 벗지 난 분명 잘못한 게 없어 아니 되려 쭉 잘해냈다고 근데 꼭 택시에서 내려 집 앞에 다와 현관문을 열 때면 갑자기 무너질듯한 죄책감이 내 뒤통수를 때려 '꿈에서 빨리 깨렴' 날 마주한 진짜 내 현실과의 대면 구역질 나는 취기가 올라와 가지런히 펴진 이불에 내 몸뚱일 포개며 난 눈을 감았지 다시 꿈을 꾸기 위해 영광의 무대에서 계속 춤을 추기 위해 좌표를 찍어 드라이브해. 양화대교 방면 그곳에는 모두 날 웃으며 반겨. 안녕 할 수 있다면 같은 그림 안에서 아름다운 점에서 선으로 화려하지만 않은 색으로 할 수 있다면 다른 공간 속에서 너에게서 내 맘으로 연결된 관으로 살 수 있게 늘 망각해 문득 거울을 보기 전에는 내 꿈속 안에 난 여전히 어리고 젊네 난 누군가의 형이자 또 누군가의 동생 내 가족의 가장이자 때로는 아들 내 본색은 흑과 백이 섞인 콘크리트 이 도시와 잘 어울려. 회색빛 공기 서울의 달처럼 '아무래도 난 돌아가야겠어.' 핸들을 꺾어 내 진짜 안식처를 향해서 영등포 사거리를 지나서 노들길 저 멀리 보이는 여의도 빌딩 숲 불빛 흐느끼는 듯한 차들의 경적들이 느릿하게 들려 목적지는 더 멀었지 붉은 가로등이 줄 서 내 눈앞에 'Welcome' 날 환영하는 레드카펫 그럼 난 손 흔들어줬지 '그래 나야, 나' 내 꿈을 이어주는 다리. 양화 할 수 있다면 같은 그림 안에서 아름다운 점에서 선으로 화려하지만 않은 색으로 할 수 있다면 다른 공간 속에서 너에게서 내 맘으로 연결된 관으로 살 수 있게</text:p>
          </table:table-cell>
          <table:table-cell office:value-type="string" table:style-name="ce1">
            <text:p>남</text:p>
          </table:table-cell>
          <table:table-cell table:number-columns-repeated="16377"/>
        </table:table-row>
        <table:table-row table:style-name="ro1">
          <table:table-cell office:value-type="float" office:value="994" table:style-name="ce1">
            <text:p>994</text:p>
          </table:table-cell>
          <table:table-cell office:value-type="string" table:style-name="ce1">
            <text:p>프리든</text:p>
          </table:table-cell>
          <table:table-cell office:value-type="string" table:style-name="ce1">
            <text:p>아무거나</text:p>
          </table:table-cell>
          <table:table-cell office:value-type="string" table:style-name="ce1">
            <text:p>2018.12.26</text:p>
          </table:table-cell>
          <table:table-cell office:value-type="string" table:style-name="ce1">
            <text:p>사계절</text:p>
          </table:table-cell>
          <table:table-cell office:value-type="string" table:style-name="ce1">
            <text:p>분명 네이버에서 여긴 진짜 JMT 맛집이라 했어 UHM 최선을 다해서 블로그 보고 어제 고른 데야 애써서 어제 톡으로 보냈던 곳이 여긴데 안 땡기면 다른 곳 많아 근처도 옆집도 진짜 괜찮은 데래 여기 사람들 봐 놀이공원처럼 줄 서있어 yeah 내가 좋아하는 회는 어때 yeah 못 먹으면 ah uhm잠깐 wait 원 플레이트 식당 있네 바로 옆에 별로면 집에 가자 장난 babe 정말 집에 가려 하면 어떻게 해 친해지고 싶은데 멋쩍게 일단 무난하게 피자 파스타를 먹자 디저트는 너가 좋아하는 조각케잌 니가 뭘 먹고 싶은지 내가 어떻게 알까 난 초능력 같은 건 없는데 ay 니가 뭘 하고 싶은지 내가 어떻게 알까 너는 아무거나 좋다는데 ay 영화는 어때 넌 음 난 아무거나 드라이브는 어때 넌 yeah 그냥 아무거나 쇼핑은 어때 넌 hey 그냥 아무거나 그럼 너희집은 어때 아 그건 미안 아니구나 장난 baby 배도 부른데 우리 어디 가서 둘이 산책이나 할까 날씨도 좋은데 바람 쐬러 가까운 한강이나 갈까 걷는 게 별로면 분위기 좋은 카페거리에서 얘기하며 음료 한잔 아님 나는 술도 좋은데 너 괜찮으면 치즈스틱에 맥주한잔 하러 갈래 소주는 안되니 잠깐만 내가 알아본 데가 여기인 것 같애 일단 들어가자 안주는 뭘로 할래 니가 먹고 싶은 걸로 골라봐 yeah 매운 거는 빼자 너 못 먹는다며 사실 내가 더 못 먹어 알아놔 yeah 다음 날짜는 언제야 다음엔 니가 좋아하는 것들로만 내가 찾아갈게 나는 너랑 있는 게 그냥 좋은데 넌 어때 나는 너랑 있는 게 아무거나 다 좋은데 너는 혹시 어때 넌 넌 니가 뭘 먹고 싶은지 내가 알면 좋겠다 나는 아직 많이 서투른데 ay 니가 뭘 하고 싶은지 전부 알면 좋겠다 나는 아무거나 다 좋은데 ay 너랑은 뭘 해도 다 좋아 난 아무거나 너랑은 뭘 먹어도 다 좋아 난 아무거나 너는 뭘 입어도 다 예뻐 그냥 아무거나 다음 주에 넌 뭐해 나랑 놀자 아무거나 진짜 baby</text:p>
          </table:table-cell>
          <table:table-cell office:value-type="string" table:style-name="ce1">
            <text:p>남</text:p>
          </table:table-cell>
          <table:table-cell table:number-columns-repeated="16377"/>
        </table:table-row>
        <table:table-row table:style-name="ro1">
          <table:table-cell office:value-type="float" office:value="995" table:style-name="ce1">
            <text:p>995</text:p>
          </table:table-cell>
          <table:table-cell office:value-type="string" table:style-name="ce1">
            <text:p>정바스</text:p>
          </table:table-cell>
          <table:table-cell office:value-type="string" table:style-name="ce1">
            <text:p>서울 드라이브</text:p>
          </table:table-cell>
          <table:table-cell office:value-type="string" table:style-name="ce1">
            <text:p>2019.7.7</text:p>
          </table:table-cell>
          <table:table-cell office:value-type="string" table:style-name="ce1">
            <text:p>사계절</text:p>
          </table:table-cell>
          <table:table-cell office:value-type="string" table:style-name="ce1">
            <text:p>빈둥빈둥빈둥 거리면서 지루하게 혼자서 뭐해 비틀비틀비틀 거리는 거 오늘 하루쯤이면 어때 딴 생각 말고 let's get in the car 가는 길 내내 수다나 떨어볼까 시원한 바람맞으며 기분전환 한번 해보는 거야 다리 위를 건너 여기 이곳을 벗어나 저 멀리 반짝이는 도시 아른거리는 한강의 불빛 완벽한 백그라운드 오늘은 해보자 서울 드라이브 오늘만큼 내가 소울 드라이버 가자 여기저기 이곳저곳 모두 달려볼 거야 오늘도 반복됐어 Survive 어디든 새롭게 보일 거야 그래 여기저기 이곳저곳 모두 떠나볼 거야 일단 올라타 baby 속도가 올라갈 땐 숨이 금방 넘어갈 듯해 또 날씨가 좋은 탓에 적막한 도시 속 baby 미안한데 잠시 끄자 핸드폰 배고파 hol' up 시원한 cola 메뉴를 정해 umm I don't need anything more 이대로 조금만 더 달려 그냥 시원한 바람 맞으면 돼 다리 위에 멈춰 여기 이곳을 둘러봐 저 멀리 반짝이는 도시 아른거리는 가로등 불빛 완벽한 백그라운드 오늘은 해보자 서울 드라이브 오늘만큼 내가 소울 드라이버 가자 여기저기 이곳저곳 모두 달려볼 거야 오늘도 반복됐어 Survive 어디든 새롭게 보일 거야 그래 여기저기 이곳저곳 모두 떠나볼 거야 오 밤이 멈춰 있길 바래 잠시 동안만 전부 잊어보는 거야 오 날이 밝아 오기 전에 조금 더 가자 속도를 올려봐 오늘은 해보자 서울 드라이브 오늘만큼 내가 소울 드라이버 가자 여기저기 이곳저곳 모두 달려볼 거야 오늘도 반복됐어 Survive 어디든 새롭게 보일 거야 그래 여기저기 이곳저곳 모두 떠나볼 거야<text:s/></text:p>
          </table:table-cell>
          <table:table-cell office:value-type="string" table:style-name="ce1">
            <text:p>남</text:p>
          </table:table-cell>
          <table:table-cell table:number-columns-repeated="16377"/>
        </table:table-row>
        <table:table-row table:style-name="ro1">
          <table:table-cell office:value-type="float" office:value="996" table:style-name="ce1">
            <text:p>996</text:p>
          </table:table-cell>
          <table:table-cell office:value-type="string" table:style-name="ce1">
            <text:p>공대생, 0PD</text:p>
          </table:table-cell>
          <table:table-cell office:value-type="string" table:style-name="ce1">
            <text:p>To 우리</text:p>
          </table:table-cell>
          <table:table-cell office:value-type="string" table:style-name="ce1">
            <text:p>2019.7.18</text:p>
          </table:table-cell>
          <table:table-cell office:value-type="string" table:style-name="ce1">
            <text:p>사계절</text:p>
          </table:table-cell>
          <table:table-cell office:value-type="string" table:style-name="ce1">
            <text:p>이건 그냥 내가 드라이브 할때 들으려고 만든 노래야 구리다면 나가도 돼 4분뒤엔 (oh i don’t care) 이건 그냥 너가 blue 할때 들려주려고 만든 노래야 구리다면 나가도 돼 4분뒤엔 (숨어 ills) We just write to 우리 ya ya We just write to 우리 ya ya U just say to 우리 ya ya Air pott 끼고 우리 둘이 ya ya We just write to 우리 ya ya We just write to 우리 ya ya U just say to 우리 ya ya Make a loud shawty 우리 둘이 ya ya 오늘 우리 둘은 술 없이도 취해 (어..콜라로 주세요) 이 밤이 주는 저 달빛에 취해 (have a crush on moon) 이 길을 따라 가다보면 저기넘어 보이는 언덕 그 위에 차를 세우고 우린 chillin all the night 운전은 너가해 면허 없어 난 주유빈 내가네 지갑 넣어 둬 시동을 vroom vroom vroom vroom vroom 심장이 bounce bounce bounce bounce 떠나자 달리자 저 바다 위 저 구름아래로 꽉잡아 오늘밤의 타킷 you shawty you don’t know 지금 내 기분 넘쳐나는 playlist 속 third wheel 떡하니 꼽사리 내 이름 Skecth 해둔 밑그림 한둘 fill up color Keep 해둔 맛도리 한둘 make come true Im on my way You’ll be on my way coming soon Sik-k 노래도 좋아 dpr 노래도 좋아 (action!) 로꼬 딘크뤄시 염따 언에듀키드 Jpark 노래도 좋아 하지만 오늘밤엔 내 차 안에서 내 노래소리가 퍼지길 하지만 오늘밤엔 니 차 안에서 내 목소리가 퍼지길 We just want to drive with my song We just want to drive with my voice We just want you were next to me With my song with my bady lady 이건 걍 내가 드라이브 할때 들으려고 만든 노래야 구리다면 나가도 돼 4분뒤엔 (oh i don’t care) 이건 걍 너가 blue 할때 들려주려고 만든 노래야 구리다면 나가도 돼 4분뒤엔 (숨어 ills) We just write to 우리 ya ya We just write to 우리 ya ya You just say to 우리 ya ya Air pott 끼고 우리 둘이 ya ya We just write to 우리 ya ya We just write to 우리 ya ya You just say to 우리 Make a loud shawty 우리 둘이 ya ya 꿈꿔왔어 매일 R=VD Shout out my song 저 샐럽 피드에 에이 Sitting on that bottle table 내 목소리에 사람들이 반응할때까지 밤에 지나가는 저 달을 잡아줘 내일이 오지않게 해를 막아줘 이 좋은밤이 가지 않게 hold off sunrise 이 비트는 우주선 어디든 갈수있어 Let's moving out 처음 가보는 beach 아무도 걷지않는 모래위에 발자국 꽉 내 발자국 꽉 찍고 걷다보니 도착해 높이는 high 참 멀리도 왔네 내려갈일 없으니 신발은 벗어던질래 We just want to drive 노틀 꽉 채운 가사가 We just want to drive 멜로딜 등에 업고서 We just want to drive 스피커를 뚫고 얍 얍 얍 With my voice 뚤고얍 with my 뚤고얍 이건 그냥 드라이브 할때 들으려고 만든노래 (들으려고 만든 노래) 이건 그냥 너가 블루 할때 들려주려고 만든노래 (들려주려고 만든 노래) 이건 그냥 드라이브 할때 들으려고 만든 노래래야 구리다면 나가도 돼 (지금)</text:p>
          </table:table-cell>
          <table:table-cell office:value-type="string" table:style-name="ce1">
            <text:p>남</text:p>
          </table:table-cell>
          <table:table-cell table:number-columns-repeated="16377"/>
        </table:table-row>
        <table:table-row table:style-name="ro1">
          <table:table-cell office:value-type="float" office:value="997" table:style-name="ce1">
            <text:p>997</text:p>
          </table:table-cell>
          <table:table-cell office:value-type="string" table:style-name="ce1">
            <text:p>바시티</text:p>
          </table:table-cell>
          <table:table-cell office:value-type="string" table:style-name="ce1">
            <text:p>지금 나올래?</text:p>
          </table:table-cell>
          <table:table-cell office:value-type="string" table:style-name="ce1">
            <text:p>2017.10.12</text:p>
          </table:table-cell>
          <table:table-cell office:value-type="string" table:style-name="ce1">
            <text:p>여름</text:p>
          </table:table-cell>
          <table:table-cell office:value-type="string" table:style-name="ce1">
            <text:p>hoo~~~~~~(let me say) hoo~~~~~~ baby baby 너무 더워 넌 뭐해 baby baby 잠이 안와 심심해 baby baby 우리 둘 사이 처럼 뜨거운 gauge (baby hot 뜨거 더는 못 참어) 지금 나와 시원한 드라이브 어때 cool한 바람을 선물할게 (baby 뭘 원해?) 오늘은 내가 책임질게 (내가 책임질게) baby 꾸미지 않아도 돼 너는 뭘 해도 예쁘니까 지금 뭐해? 내가 대릴러갈게 지금 나올래? (come on come on come on) 지금 나올래? (come on come on come on) 지금 나올래? 꽉 막힌 스트레스 따윈 모두 잊어 바람에 날려버려 저 높이 스트라이크 존을 향해 던져 지금 당장 나 와나와나와 뭐든지 말만 해 (tell me baby) 내가 다 들어줄게 (너만의 지니) my lady 널 위해서라면 별도 따줄 수 있어 음악은 내가 준비해 (hey) 모두 신나는 BPM (oh) 어울리지 않는 발라드는 빼 너는 그냥 나오기만 하면 돼 (고민 고민하지 마) (너를 위한 paradise) 신나는 music 널 위한 Party (cheers) 우리 둘이 랄랄랄랄라 cool한 바람을 선물할게 (baby 뭘 원해?) 오늘은 내가 책임질게 (내가 책임질게) baby 꾸미지 않아도 돼 너는 뭘 해도 예쁘니까 지금 뭐해? 내가 대릴러갈게 지금 나올래? (come on come on come on) 지금 나올래? (come on come on come on) 지금 나올래? 이렇게 밤은 깊은데 유난히 달은 밝은데 (네게 하고픈 얘기가 많아) (듣고 싶다면 어서 나와봐) 빨리 나와 나와 저 달빛 아래 너와 나 둘이 함께 (cheers) (come on come on come on) 지금 나올래? (come on come on come on) 지금 나올래?</text:p>
          </table:table-cell>
          <table:table-cell office:value-type="string" table:style-name="ce1">
            <text:p>남</text:p>
          </table:table-cell>
          <table:table-cell table:number-columns-repeated="16377"/>
        </table:table-row>
        <table:table-row table:style-name="ro1">
          <table:table-cell office:value-type="float" office:value="998" table:style-name="ce1">
            <text:p>998</text:p>
          </table:table-cell>
          <table:table-cell office:value-type="string" table:style-name="ce1">
            <text:p>비스윗</text:p>
          </table:table-cell>
          <table:table-cell office:value-type="string" table:style-name="ce1">
            <text:p>오빠가</text:p>
          </table:table-cell>
          <table:table-cell office:value-type="string" table:style-name="ce1">
            <text:p>2012.9.26</text:p>
          </table:table-cell>
          <table:table-cell office:value-type="string" table:style-name="ce1">
            <text:p>사계절</text:p>
          </table:table-cell>
          <table:table-cell office:value-type="string" table:style-name="ce1">
            <text:p>차창 밖에 차를 빤히 보는 너 아주 많이 미안해지는 이 기분 로맨틱한 말보다 좋단 드라이브 언제쯤에 할거냐 묻는 네게 오빠가 돈이 없어 차를 못 사주는 게 아냐 남들이 다하는 뻔한 데이트가 싫어 오빠는 맘에 없는 소리 안 하는 거 알지 우리는 우리 식대로만 사랑하자 "왠지 알고도 속아준단 느낌 내가 여자 하난 잘 골랐단 생각해" 도시녀의 상징 아메리카노 매일 그걸 마셔줘야 살 빠진대 너는 살 뺀다면서 케이크 막 시켜 결국에는 와플도 시킨 네게 오빠가 돈이 없어 케이크 안 사주는 거 아냐 여기는 맛있는 맛이 메뉴에는 없어 오빠는 맘에 없는 소리 안 하는 거 알지 우리는 우리 식대로만 사랑하자. "왠지 알고도 속아준단 느낌 내가 여자 하난 잘 골랐단 생각해 조금 실망한 기색도 없는 너 내가 여자 하난 잘 골랐단 생각해" 정말 미안한 맘 가득한 만남 행복하게 못 해줄 바엔 널 보낼게 "왠지 알고도 속아준단 느낌 내가 여자 하난 잘 골랐단 생각해 조금 실망한 기색도 없는 너 내가 정말 사랑할 만 하다 생각해"</text:p>
          </table:table-cell>
          <table:table-cell office:value-type="string" table:style-name="ce1">
            <text:p>남</text:p>
          </table:table-cell>
          <table:table-cell table:number-columns-repeated="16377"/>
        </table:table-row>
        <table:table-row table:style-name="ro1">
          <table:table-cell office:value-type="float" office:value="999" table:style-name="ce1">
            <text:p>999</text:p>
          </table:table-cell>
          <table:table-cell office:value-type="string" table:style-name="ce1">
            <text:p>Horim</text:p>
          </table:table-cell>
          <table:table-cell office:value-type="string" table:style-name="ce1">
            <text:p>Get off</text:p>
          </table:table-cell>
          <table:table-cell office:value-type="string" table:style-name="ce1">
            <text:p>2019.9.29</text:p>
          </table:table-cell>
          <table:table-cell office:value-type="string" table:style-name="ce1">
            <text:p>사계절</text:p>
          </table:table-cell>
          <table:table-cell office:value-type="string" table:style-name="ce1">
            <text:p>이쁜 너와 보내, 아이폰은 잠시 꺼둘래 Refresh,하러 막연히 Drive course 하나 정해, 밖은 아직 어둠에, 밝을 때까지 달리네, 가서 맞게 될 아침까지 나의 곁에 있어도 돼, you can fall asleep, I'll be there always 너와 아침 해, 같이 맞이해 언제든지 you can fall asleep, I'll be there always 너와 아침 해, 같이 맞이해 언제든지, um 하늘이 점점 붉게 물드네, 우리 둘 만을 축복해주네 계속 달리게 돼, 닿을 때까지, um (아무도 모르게, We just drive away) 옆에 너는 곤히 잠에 빠진 듯해 나는 지금 충분히 즐기는 듯해 거리 위엔 아무것도 없이 우리 둘의 비밀스런 드라이브를 지켜보고 있네, 부드러운 너의 손을 잡아 그저 기분에 따라 오늘하루를 살아 um, 나의 곁에 있는 아름다움을 다 알겠거든, one 계속 시원한 바람이 날 스쳐가네 아무도 무엇도 대신하지 못해 지금 이 순간의 우릴, 오직 너와 나 둘이, 흥얼거리는 노래가 돌고 또 도네, 아름답게, 하늘 아래 We just drive around, We just drive around we are driving of love, we are driving of love we are driving of love We just drive around, We just drive around we are driving of love, we are driving of love we are driving of love 시동 건 다음에 난 준비하지 lift off 필요없어 얼간이들 permission drive 놓고 선 기어 덜그덕 창을 반쯤 내린 다음에 끄덕끄덕 bumpin on d'angelo with the seoul city light 입어 보라색의 재킷 이건 flexxion life 날이 새기 전 반대편 도착점 도망자라도 나 된 듯 좌우로 눈을 켜 let me hit it up once again 조심해 위태로운대로 조금 비틀대면 돼 go with the flow 자꾸 답을 구하려고 해 yuck the math 숫자로부터 난 멀어져야겠어 so we need to get the energatic kiwi bomb 이러다 밤새며 시계 뒤로 도망가 till i die 거부해 초침의 톱니바퀴 get off 이게 유일한 내 상식 좀 더 밟아도 돼, 여긴 아무도 없기에, 우리 둘만이 남은 거리, 그 끝에 무엇 있는지, 벗어 나고 픈 곳에 아쉬움을 던져 놓네, 그 앞엔 점점 따듯한 빛 들어와</text:p>
          </table:table-cell>
          <table:table-cell office:value-type="string" table:style-name="ce1">
            <text:p>남</text:p>
          </table:table-cell>
          <table:table-cell table:number-columns-repeated="16377"/>
        </table:table-row>
        <table:table-row table:style-name="ro1">
          <table:table-cell office:value-type="float" office:value="1000" table:style-name="ce1">
            <text:p>1000</text:p>
          </table:table-cell>
          <table:table-cell office:value-type="string" table:style-name="ce1">
            <text:p>WINNER</text:p>
          </table:table-cell>
          <table:table-cell office:value-type="string" table:style-name="ce1">
            <text:p>EVERYDAY</text:p>
          </table:table-cell>
          <table:table-cell office:value-type="string" table:style-name="ce1">
            <text:p>2018.4.4</text:p>
          </table:table-cell>
          <table:table-cell office:value-type="string" table:style-name="ce1">
            <text:p>사계절</text:p>
          </table:table-cell>
          <table:table-cell office:value-type="string" table:style-name="ce1">
            <text:p>EVERYDAY 영화나 볼래 조조 너만 좋다면 난 고고 (고고씽) 대답해 그냥 ㅇㅇ (She says, “Yes”) 티켓 두 장은 로또 너 화장하지 마, 배불러 더 이뻐지면 난 앰뷸런스 Honeybee, honeybee 꼬여 꽃을 쥔 건 Only one That's you, you woo wee 넌 나의 종교, 일주일 매일 영접할 수 있다면 매일이 주일 Woo wee 도대체 넌 뭔데 빈틈이 없네 잘 웃다가도 토라지면 마음이 아파와 I want you to love me, oh till I die yeah 다 가져가 원한다면 내 모든 오늘을, Babe 넌 봐도, 봐도 끝이 안 보여 넌 파도, 파도 매일 새로워 월 화 수 목 금 토 일 가지곤 부족해 하루를 더 만들 지경 Everyday, day, every, everyday (With u, with u, with u) Everyday, day, every, everyday (With me, with me, with me) Everyday, day, every, everyday (일 주, 일 주, 일주일) Everyday, day, every, everyday (Everyday, yeah) 피자, 파스타는 So so (yum, yum) 네가 원함 난 ㄱㄱ (고고씽) 수업 마치고 톡톡 (톡톡) 만나면 반갑다고 뽀뽀 (chu) 미소 한방에 정신이 픽픽픽 전화긴 계속 링링링 여사친 이젠 다 ㅂㅂㅂ 정리하고 네게 올인인인 Everyday 기도해 365일 내 이름 대신 불러줘, My boy 주머니에 찔러 넣은 손 꺼내서 내 손잡아 줘 도대체 넌 뭔데 빈틈이 없네 잘 웃다가도 토라지면 마음이 아파와 I want you to love me, oh till I die yeah 다 가져가 원한다면 내 모든 오늘을, Babe 넌 봐도, 봐도 끝이 안 보여 넌 파도, 파도 매일 새로워 월 화 수 목 금 토 일 가지곤 부족해 하루를 더 만들 지경 Everyday, day, every, everyday (With u, with u, with u) Everyday, day, every, everyday (With me, with me, with me) Everyday, day, every, everyday (일 주, 일 주, 일주일) Everyday, day, every, everyday 잠이 뭐가 필요해 네가 필요해 난 너와의 시간이 다 약이라서 하나도 안 피곤해 아니 부족해 더 가까이 이리 와 널 원해, 원해, 원해, 더 Everyday, day, every, everyday (With u, with u, with u) Everyday, day, every, everyday (With me, with me, with me) Everyday, day, every, everyday (일 주, 일 주, 일주일) Everyday, day, every, everyday (Everyday, yeah)</text:p>
          </table:table-cell>
          <table:table-cell office:value-type="string" table:style-name="ce1">
            <text:p>남</text:p>
          </table:table-cell>
          <table:table-cell table:number-columns-repeated="16377"/>
        </table:table-row>
        <table:table-row table:style-name="ro1">
          <table:table-cell office:value-type="float" office:value="1001" table:style-name="ce1">
            <text:p>1001</text:p>
          </table:table-cell>
          <table:table-cell office:value-type="string" table:style-name="ce1">
            <text:p>딘딘</text:p>
          </table:table-cell>
          <table:table-cell office:value-type="string" table:style-name="ce1">
            <text:p>#드라이브</text:p>
          </table:table-cell>
          <table:table-cell office:value-type="string" table:style-name="ce1">
            <text:p>2017.8.16</text:p>
          </table:table-cell>
          <table:table-cell office:value-type="string" table:style-name="ce1">
            <text:p>여름</text:p>
          </table:table-cell>
          <table:table-cell office:value-type="string" table:style-name="ce1">
            <text:p>고민할 거 없어 I can take you everywhere 짐 쌀 필요 없어 넌 지갑도 빼도 돼요 난 너의 tourist 찍자 entourage 우리한텐 성수기나 비성수기나 똑같지 티켓은 one way Feel the wave Feel the wave 저기 파도가 우리를 반기네요 Postive Positive 현실은 제끼고 지금을 만끽해 널 괴롭혔던 감정들 저기 바다에 던져 swish 오늘은 걱정 없이 잠들 거야 바로 나의 옆에서 Boy, Let’s ride Boy, Let’s ride 우리 두 볼을 스쳐가는 바람을 느껴 Boy, Let’s ride Boy, Let’s ride 다신 오지 않을 오늘을 즐겨 Let’s ride with me, ride with me Let’s ride with me Let’s ride with me, ride with me 푸른 바다와 우리 둘 Let’s ride with me, ride with me Let’s ride with me Let’s ride 두 눈에 너를 담을래 현실 log out 꿈꾸는 중이야 우릴 스쳐가는 바람에 모든 걸 실어 보내도 돼 내 기분만큼 잔은 채워 가득 누가 우리에게 뭐라 하든 I don’t give a f about it 남이사 남이사 푸른 하늘 아래를 맘껏 달려 넓은 바다를 향해서 소리쳐 너와 내가 함께 하는 이 순간 I don’t need anything Boy, Let’s ride Boy, Let’s ride 우리 두 볼을 스쳐가는 바람을 느껴 Boy, Let’s ride Boy, Let’s ride 다신 오지 않을 오늘을 즐겨 말로 표현이 안돼 이 기분 우리 두발을 바닷속에 담가 이젠 너를 내 두 눈에 담아 지금 바랄 게 뭐가 더 있어 내 품 안에서 눈 감아 눈을 뜨고 일어나면 너를 안아 Boy, Let’s ride Boy, Let’s ride 우리 두 볼을 스쳐가는 바람을 느껴 Boy, Let’s ride Boy, Let’s ride 다신 오지 않을 오늘을 즐겨 Let’s ride with me, ride with me Let’s ride with me Let’s ride with me, ride with me 푸른 바다와 우리 둘 Let’s ride with me, ride with me Let’s ride with me Let’s ride 두 눈에 너를 담을래</text:p>
          </table:table-cell>
          <table:table-cell office:value-type="string" table:style-name="ce1">
            <text:p>남</text:p>
          </table:table-cell>
          <table:table-cell table:number-columns-repeated="16377"/>
        </table:table-row>
        <table:table-row table:style-name="ro1">
          <table:table-cell office:value-type="float" office:value="1002" table:style-name="ce1">
            <text:p>1002</text:p>
          </table:table-cell>
          <table:table-cell office:value-type="string" table:style-name="ce1">
            <text:p>니화, 마독스</text:p>
          </table:table-cell>
          <table:table-cell office:value-type="string" table:style-name="ce1">
            <text:p>Passport</text:p>
          </table:table-cell>
          <table:table-cell office:value-type="string" table:style-name="ce1">
            <text:p>2019.11.8</text:p>
          </table:table-cell>
          <table:table-cell office:value-type="string" table:style-name="ce1">
            <text:p>여름</text:p>
          </table:table-cell>
          <table:table-cell office:value-type="string" table:style-name="ce1">
            <text:p>지금 당장 챙겨 니 Passport 티켓은 이미 준비되어 있어 Wanna go to Malibu just with you Don’t worry, no deja vu, yeah it’s true 파란 파도에 몸을 던져 집에 가기 싫을 거야 Imma give u 20 준비해 baby All I need is your passport We’ll fly Touch the sky We’re going higher 손에 닿았어 벌써 쏟아지는 Palm trees 위를 걸어 떨어질 걸 생각 안 해도 될 걸 우린 자연스러워 더 Smooth 하게 Groove를 타줘 눈을 꼭 감아도 돼 멈추려 하지 마 Just know that I’ll go slower with you 아무것도 준비 안 했어 난 아무것도 필요 없어 몸만 챙겨 넌 넌 Don’t you know know 절대로 까먹지 말고 Passport 지금 당장 챙겨 니 Passport 티켓은 이미 준비되어 있어 Wanna go to Malibu just with you Don’t worry, no deja vu, yeah it’s true 파란 파도에 몸을 던져 집에 가기 싫을 거야 Imma give u 20 준비해 baby All I need is your passport We’ll fly Butterflies are flying 설레서 잠이 안 왔어 You’ve been on my mind 근데 넌 지금 내 옆에 Time will take us Sit back relax girl Enjoy the ocean view 이 순간을 시간으로 바꿔 멈추고 싶어 with you 아무것도 준비 안 했어 난 아무것도 필요 없어 몸만 챙겨 넌 넌 Don’t you know know 절대로 까먹지 말고 Passport 지금 당장 챙겨 니 Passport 티켓은 이미 준비되어 있어 Wanna go to Malibu just with you Don’t worry, no deja vu, yeah it’s true 파란 파도에 몸을 던져 집에 가기 싫을 거야 Imma give u 20 준비해 baby All I need is your passport 지금 당장 챙겨 니 Passport</text:p>
          </table:table-cell>
          <table:table-cell office:value-type="string" table:style-name="ce1">
            <text:p>남</text:p>
          </table:table-cell>
          <table:table-cell table:number-columns-repeated="16377"/>
        </table:table-row>
        <table:table-row table:number-rows-repeated="104757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맑은 고딕" svg:font-family="&quot;맑은 고딕&quot;"/>
  </office:font-face-decls>
  <office:styles>
    <number:number-style style:name="N0">
      <number:number number:min-integer-digits="1"/>
    </number:number-style>
    <number:percentage-style style:name="N13">
      <number:number number:decimal-places="0" number:min-integer-digits="1"/>
      <number:text>%</number:text>
    </number:percentage-style>
    <number:time-style style:name="N25">
      <number:hours/>
      <number:text>:</number:text>
      <number:minutes number:style="long"/>
    </number:time-style>
    <style:style style:name="_50_0_37__32_-_32__44053__51312__49353_1" style:display-name="20% - 강조색1" style:family="table-cell" style:data-style-name="N0">
      <style:table-cell-properties fo:background-color="#DCE6F1"/>
    </style:style>
    <style:style style:name="_50_0_37__32_-_32__44053__51312__49353_2" style:display-name="20% - 강조색2" style:family="table-cell" style:data-style-name="N0">
      <style:table-cell-properties fo:background-color="#F2DCDB"/>
    </style:style>
    <style:style style:name="_50_0_37__32_-_32__44053__51312__49353_3" style:display-name="20% - 강조색3" style:family="table-cell" style:data-style-name="N0">
      <style:table-cell-properties fo:background-color="#EBF1DE"/>
    </style:style>
    <style:style style:name="_50_0_37__32_-_32__44053__51312__49353_4" style:display-name="20% - 강조색4" style:family="table-cell" style:data-style-name="N0">
      <style:table-cell-properties fo:background-color="#E4DFEC"/>
    </style:style>
    <style:style style:name="_50_0_37__32_-_32__44053__51312__49353_5" style:display-name="20% - 강조색5" style:family="table-cell" style:data-style-name="N0">
      <style:table-cell-properties fo:background-color="#DAEEF3"/>
    </style:style>
    <style:style style:name="_50_0_37__32_-_32__44053__51312__49353_6" style:display-name="20% - 강조색6" style:family="table-cell" style:data-style-name="N0">
      <style:table-cell-properties fo:background-color="#FDE9D9"/>
    </style:style>
    <style:style style:name="_52_0_37__32_-_32__44053__51312__49353_1" style:display-name="40% - 강조색1" style:family="table-cell" style:data-style-name="N0">
      <style:table-cell-properties fo:background-color="#B8CCE4"/>
    </style:style>
    <style:style style:name="_52_0_37__32_-_32__44053__51312__49353_2" style:display-name="40% - 강조색2" style:family="table-cell" style:data-style-name="N0">
      <style:table-cell-properties fo:background-color="#E6B8B7"/>
    </style:style>
    <style:style style:name="_52_0_37__32_-_32__44053__51312__49353_3" style:display-name="40% - 강조색3" style:family="table-cell" style:data-style-name="N0">
      <style:table-cell-properties fo:background-color="#D8E4BC"/>
    </style:style>
    <style:style style:name="_52_0_37__32_-_32__44053__51312__49353_4" style:display-name="40% - 강조색4" style:family="table-cell" style:data-style-name="N0">
      <style:table-cell-properties fo:background-color="#CCC0DA"/>
    </style:style>
    <style:style style:name="_52_0_37__32_-_32__44053__51312__49353_5" style:display-name="40% - 강조색5" style:family="table-cell" style:data-style-name="N0">
      <style:table-cell-properties fo:background-color="#B7DEE8"/>
    </style:style>
    <style:style style:name="_52_0_37__32_-_32__44053__51312__49353_6" style:display-name="40% - 강조색6" style:family="table-cell" style:data-style-name="N0">
      <style:table-cell-properties fo:background-color="#FCD5B4"/>
    </style:style>
    <style:style style:name="_54_0_37__32_-_32__44053__51312__49353_1" style:display-name="60% - 강조색1" style:family="table-cell" style:data-style-name="N0">
      <style:table-cell-properties fo:background-color="#95B3D7"/>
      <style:text-properties fo:color="#FFFFFF"/>
    </style:style>
    <style:style style:name="_54_0_37__32_-_32__44053__51312__49353_2" style:display-name="60% - 강조색2" style:family="table-cell" style:data-style-name="N0">
      <style:table-cell-properties fo:background-color="#DA9694"/>
      <style:text-properties fo:color="#FFFFFF"/>
    </style:style>
    <style:style style:name="_54_0_37__32_-_32__44053__51312__49353_3" style:display-name="60% - 강조색3" style:family="table-cell" style:data-style-name="N0">
      <style:table-cell-properties fo:background-color="#C4D79B"/>
      <style:text-properties fo:color="#FFFFFF"/>
    </style:style>
    <style:style style:name="_54_0_37__32_-_32__44053__51312__49353_4" style:display-name="60% - 강조색4" style:family="table-cell" style:data-style-name="N0">
      <style:table-cell-properties fo:background-color="#B1A0C7"/>
      <style:text-properties fo:color="#FFFFFF"/>
    </style:style>
    <style:style style:name="_54_0_37__32_-_32__44053__51312__49353_5" style:display-name="60% - 강조색5" style:family="table-cell" style:data-style-name="N0">
      <style:table-cell-properties fo:background-color="#92CDDC"/>
      <style:text-properties fo:color="#FFFFFF"/>
    </style:style>
    <style:style style:name="_54_0_37__32_-_32__44053__51312__49353_6" style:display-name="60% - 강조색6" style:family="table-cell" style:data-style-name="N0">
      <style:table-cell-properties fo:background-color="#FABF8F"/>
      <style:text-properties fo:color="#FFFFFF"/>
    </style:style>
    <style:style style:name="_44053__51312__49353_1" style:display-name="강조색1" style:family="table-cell" style:data-style-name="N0">
      <style:table-cell-properties fo:background-color="#4F81BD"/>
      <style:text-properties fo:color="#FFFFFF"/>
    </style:style>
    <style:style style:name="_44053__51312__49353_2" style:display-name="강조색2" style:family="table-cell" style:data-style-name="N0">
      <style:table-cell-properties fo:background-color="#C0504D"/>
      <style:text-properties fo:color="#FFFFFF"/>
    </style:style>
    <style:style style:name="_44053__51312__49353_3" style:display-name="강조색3" style:family="table-cell" style:data-style-name="N0">
      <style:table-cell-properties fo:background-color="#9BBB59"/>
      <style:text-properties fo:color="#FFFFFF"/>
    </style:style>
    <style:style style:name="_44053__51312__49353_4" style:display-name="강조색4" style:family="table-cell" style:data-style-name="N0">
      <style:table-cell-properties fo:background-color="#8064A2"/>
      <style:text-properties fo:color="#FFFFFF"/>
    </style:style>
    <style:style style:name="_44053__51312__49353_5" style:display-name="강조색5" style:family="table-cell" style:data-style-name="N0">
      <style:table-cell-properties fo:background-color="#4BACC6"/>
      <style:text-properties fo:color="#FFFFFF"/>
    </style:style>
    <style:style style:name="_44053__51312__49353_6" style:display-name="강조색6" style:family="table-cell" style:data-style-name="N0">
      <style:table-cell-properties fo:background-color="#F79646"/>
      <style:text-properties fo:color="#FFFFFF"/>
    </style:style>
    <style:style style:name="_44221__44256__47928_" style:display-name="경고문" style:family="table-cell" style:data-style-name="N0">
      <style:text-properties fo:color="#FF0000"/>
    </style:style>
    <style:style style:name="_44228__49328_" style:display-name="계산" style:family="table-cell" style:data-style-name="N0">
      <style:table-cell-properties fo:border="thin solid #7F7F7F" fo:background-color="#F2F2F2"/>
      <style:text-properties fo:color="#FA7D00" fo:font-weight="bold" style:font-weight-asian="bold" style:font-weight-complex="bold"/>
    </style:style>
    <style:style style:name="_45208__49256_" style:display-name="나쁨" style:family="table-cell" style:data-style-name="N0">
      <style:table-cell-properties fo:background-color="#FFC7CE"/>
      <style:text-properties fo:color="#9C0006"/>
    </style:style>
    <style:style style:name="_47700__47784_" style:display-name="메모" style:family="table-cell" style:data-style-name="N0">
      <style:table-cell-properties fo:border="thin solid #B2B2B2" fo:background-color="#FFFFCC"/>
    </style:style>
    <style:style style:name="_48372__53685_" style:display-name="보통" style:family="table-cell" style:data-style-name="N0">
      <style:table-cell-properties fo:background-color="#FFEB9C"/>
      <style:text-properties fo:color="#9C6500"/>
    </style:style>
    <style:style style:name="_49444__47749__32__53581__49828__53944_" style:display-name="설명 텍스트" style:family="table-cell" style:data-style-name="N0">
      <style:text-properties fo:color="#7F7F7F" fo:font-style="italic" style:font-style-asian="italic" style:font-style-complex="italic"/>
    </style:style>
    <style:style style:name="_49472__32__54869__51064_" style:display-name="셀 확인" style:family="table-cell" style:data-style-name="N0">
      <style:table-cell-properties fo:border="thin double #3F3F3F" fo:background-color="#A5A5A5"/>
      <style:text-properties fo:color="#FFFFFF" fo:font-weight="bold" style:font-weight-asian="bold" style:font-weight-complex="bold"/>
    </style:style>
    <style:style style:name="_50672__44208__46108__32__49472_" style:display-name="연결된 셀" style:family="table-cell" style:data-style-name="N0">
      <style:table-cell-properties fo:border-top="none" fo:border-bottom="thin double #FF8001" fo:border-left="none" fo:border-right="none"/>
      <style:text-properties fo:color="#FA7D00"/>
    </style:style>
    <style:style style:name="_50836__50557_" style:display-name="요약"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_51077__47141_" style:display-name="입력" style:family="table-cell" style:data-style-name="N0">
      <style:table-cell-properties fo:border="thin solid #7F7F7F" fo:background-color="#FFCC99"/>
      <style:text-properties fo:color="#3F3F76"/>
    </style:style>
    <style:style style:name="_51228__47785_" style:display-name="제목" style:family="table-cell" style:data-style-name="N0">
      <style:text-properties fo:color="#1F497D" fo:font-size="18pt" style:font-size-asian="18pt" style:font-size-complex="18pt" fo:font-weight="bold" style:font-weight-asian="bold" style:font-weight-complex="bold"/>
    </style:style>
    <style:style style:name="_51228__47785__32_1" style:display-name="제목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_51228__47785__32_2" style:display-name="제목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_51228__47785__32_3" style:display-name="제목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_51228__47785__32_4" style:display-name="제목 4" style:family="table-cell" style:data-style-name="N0">
      <style:text-properties fo:color="#1F497D" fo:font-weight="bold" style:font-weight-asian="bold" style:font-weight-complex="bold"/>
    </style:style>
    <style:style style:name="_51339__51020_" style:display-name="좋음" style:family="table-cell" style:data-style-name="N0">
      <style:table-cell-properties fo:background-color="#C6EFCE"/>
      <style:text-properties fo:color="#006100"/>
    </style:style>
    <style:style style:name="_52636__47141_" style:display-name="출력" style:family="table-cell" style:data-style-name="N0">
      <style:table-cell-properties fo:border="thin solid #3F3F3F" fo:background-color="#F2F2F2"/>
      <style:text-properties fo:color="#3F3F3F" fo:font-weight="bold" style:font-weight-asian="bold" style:font-weight-complex="bold"/>
    </style:style>
    <style:style style:name="Default" style:family="table-cell" style:data-style-name="N0">
      <style:table-cell-properties style:vertical-align="middle" fo:background-color="transparent"/>
      <style:text-properties fo:color="#000000" style:font-name="맑은 고딕" style:font-name-asian="맑은 고딕" style:font-name-complex="맑은 고딕"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1011l</meta:initial-creator>
    <dc:creator>1011lhj@naver.com</dc:creator>
    <meta:creation-date>2020-11-24T14:05:17Z</meta:creation-date>
    <dc:date>2020-11-24T14:05:18Z</dc:date>
  </office:meta>
</office:document-meta>
</file>